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616161" style:text-align-source="fix" style:repeat-content="false" fo:border="0.74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12" style:family="table-cell" style:parent-style-name="Default" style:data-style-name="N49"/>
    <style:style style:name="ce13" style:family="table-cell" style:parent-style-name="Default" style:data-style-name="N100"/>
    <style:style style:name="ce2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 style:data-style-name="N61">
      <style:table-cell-properties fo:background-color="#e0f7fa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61">
      <style:table-cell-properties fo:background-color="#f3e5f5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9c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16161"/>
      <style:text-properties fo:color="#ffffff"/>
    </style:style>
    <style:style style:name="ce8" style:family="table-cell" style:parent-style-name="Default">
      <style:table-cell-properties fo:border="0.74pt solid #000000" style:vertical-align="middle"/>
    </style:style>
    <style:style style:name="ce25" style:family="table-cell" style:parent-style-name="Default">
      <style:table-cell-properties fo:background-color="#616161" style:text-align-source="fix" style:repeat-content="false" fo:border="0.74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 style:data-style-name="N61">
      <style:table-cell-properties fo:background-color="#e0f7fa" style:text-align-source="fix" style:repeat-content="false" fo:border="0.74pt solid #000000" style:vertical-align="middle"/>
      <style:paragraph-properties fo:text-align="center" fo:margin-left="0mm"/>
    </style:style>
    <style:style style:name="ce28" style:family="table-cell" style:parent-style-name="Default" style:data-style-name="N61">
      <style:table-cell-properties fo:background-color="#f3e5f5" style:text-align-source="fix" style:repeat-content="false" fo:border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f9c4" style:text-align-source="fix" style:repeat-content="false" fo:border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616161"/>
      <style:text-properties fo:color="#ffffff"/>
    </style:style>
    <style:style style:name="ce32" style:family="table-cell" style:parent-style-name="Default">
      <style:table-cell-properties fo:border="0.74pt solid #000000" style:vertical-align="middle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35" style:family="table-cell" style:parent-style-name="Default" style:data-style-name="N49"/>
    <style:style style:name="ce3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rth Frigid - Tromso" table:style-name="ta1">
        <office:forms form:automatic-focus="false" form:apply-design-mode="false"/>
        <table:table-column table:style-name="co1" table:default-cell-style-name="ce26"/>
        <table:table-column table:style-name="co1" table:number-columns-repeated="3" table:default-cell-style-name="ce27"/>
        <table:table-column table:style-name="co1" table:number-columns-repeated="3" table:default-cell-style-name="ce28"/>
        <table:table-column table:style-name="co1" table:number-columns-repeated="3" table:default-cell-style-name="ce29"/>
        <table:table-column table:style-name="co1" table:default-cell-style-name="ce30"/>
        <table:table-column table:style-name="co1" table:number-columns-repeated="2" table:default-cell-style-name="ce33"/>
        <table:table-column table:style-name="co1" table:default-cell-style-name="Default"/>
        <table:table-column table:style-name="co1" table:default-cell-style-name="ce35"/>
        <table:table-column table:style-name="co1" table:number-columns-repeated="4" table:default-cell-style-name="ce36"/>
        <table:table-row table:style-name="ro1">
          <table:table-cell table:style-name="ce25" office:value-type="string" calcext:value-type="string" table:number-columns-spanned="1" table:number-rows-spanned="2">
            <text:p>Date</text:p>
          </table:table-cell>
          <table:table-cell table:style-name="ce25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Go SAMPA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25"/>
          <table:table-cell/>
          <table:table-cell table:style-name="ce25" office:value-type="string" calcext:value-type="string" table:number-columns-spanned="1" table:number-rows-spanned="2">
            <text:p>Parameter</text:p>
          </table:table-cell>
          <table:table-cell table:style-name="ce25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5"/>
        </table:table-row>
        <table:table-row table:style-name="ro1">
          <table:covered-table-cell table:style-name="ce25"/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/>
          <table:covered-table-cell table:number-columns-repeated="2" table:style-name="ce31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table:number-columns-repeated="4"/>
          <table:table-cell office:value-type="time" office:time-value="PT11H47M45S" calcext:value-type="time">
            <text:p>11:47:45</text:p>
          </table:table-cell>
          <table:table-cell/>
          <table:table-cell table:formula="of:=IF(OR([.B3]=&quot;&quot;;[.E3]=&quot;&quot;);&quot;&quot;;ROUND(ABS([.B3]-[.E3])*86400))">
            <text:p/>
          </table:table-cell>
          <table:table-cell table:formula="of:=IF(OR([.C3]=&quot;&quot;;[.F3]=&quot;&quot;);&quot;&quot;;ROUND(ABS([.C3]-[.F3])*86400))">
            <text:p/>
          </table:table-cell>
          <table:table-cell table:formula="of:=IF(OR([.D3]=&quot;&quot;;[.G3]=&quot;&quot;);&quot;&quot;;ROUND(ABS([.D3]-[.G3])*86400))">
            <text:p/>
          </table:table-cell>
          <table:table-cell/>
          <table:table-cell table:style-name="ce32" office:value-type="string" calcext:value-type="string">
            <text:p>Latitude</text:p>
          </table:table-cell>
          <table:table-cell table:style-name="ce34" office:value-type="float" office:value="69.682778" calcext:value-type="float">
            <text:p>69.68277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table:number-columns-repeated="4"/>
          <table:table-cell office:value-type="time" office:time-value="PT11H48M13S" calcext:value-type="time">
            <text:p>11:48:13</text:p>
          </table:table-cell>
          <table:table-cell/>
          <table:table-cell table:formula="of:=IF(OR([.B4]=&quot;&quot;;[.E4]=&quot;&quot;);&quot;&quot;;ROUND(ABS([.B4]-[.E4])*86400))">
            <text:p/>
          </table:table-cell>
          <table:table-cell table:formula="of:=IF(OR([.C4]=&quot;&quot;;[.F4]=&quot;&quot;);&quot;&quot;;ROUND(ABS([.C4]-[.F4])*86400))">
            <text:p/>
          </table:table-cell>
          <table:table-cell table:formula="of:=IF(OR([.D4]=&quot;&quot;;[.G4]=&quot;&quot;);&quot;&quot;;ROUND(ABS([.D4]-[.G4])*86400))">
            <text:p/>
          </table:table-cell>
          <table:table-cell/>
          <table:table-cell table:style-name="ce32" office:value-type="string" calcext:value-type="string">
            <text:p>Longitude</text:p>
          </table:table-cell>
          <table:table-cell table:style-name="ce34" office:value-type="float" office:value="18.942778" calcext:value-type="float">
            <text:p>18.94277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table:number-columns-repeated="4"/>
          <table:table-cell office:value-type="time" office:time-value="PT11H48M41S" calcext:value-type="time">
            <text:p>11:48:41</text:p>
          </table:table-cell>
          <table:table-cell/>
          <table:table-cell table:formula="of:=IF(OR([.B5]=&quot;&quot;;[.E5]=&quot;&quot;);&quot;&quot;;ROUND(ABS([.B5]-[.E5])*86400))">
            <text:p/>
          </table:table-cell>
          <table:table-cell table:formula="of:=IF(OR([.C5]=&quot;&quot;;[.F5]=&quot;&quot;);&quot;&quot;;ROUND(ABS([.C5]-[.F5])*86400))">
            <text:p/>
          </table:table-cell>
          <table:table-cell table:formula="of:=IF(OR([.D5]=&quot;&quot;;[.G5]=&quot;&quot;);&quot;&quot;;ROUND(ABS([.D5]-[.G5])*86400))">
            <text:p/>
          </table:table-cell>
          <table:table-cell/>
          <table:table-cell table:style-name="ce32" office:value-type="string" calcext:value-type="string">
            <text:p>Elevation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table:number-columns-repeated="4"/>
          <table:table-cell office:value-type="time" office:time-value="PT11H49M08S" calcext:value-type="time">
            <text:p>11:49:08</text:p>
          </table:table-cell>
          <table:table-cell/>
          <table:table-cell table:formula="of:=IF(OR([.B6]=&quot;&quot;;[.E6]=&quot;&quot;);&quot;&quot;;ROUND(ABS([.B6]-[.E6])*86400))">
            <text:p/>
          </table:table-cell>
          <table:table-cell table:formula="of:=IF(OR([.C6]=&quot;&quot;;[.F6]=&quot;&quot;);&quot;&quot;;ROUND(ABS([.C6]-[.F6])*86400))">
            <text:p/>
          </table:table-cell>
          <table:table-cell table:formula="of:=IF(OR([.D6]=&quot;&quot;;[.G6]=&quot;&quot;);&quot;&quot;;ROUND(ABS([.D6]-[.G6])*86400))">
            <text:p/>
          </table:table-cell>
          <table:table-cell/>
          <table:table-cell table:style-name="ce32" office:value-type="string" calcext:value-type="string">
            <text:p>Timezone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table:number-columns-repeated="4"/>
          <table:table-cell office:value-type="time" office:time-value="PT11H49M35S" calcext:value-type="time">
            <text:p>11:49:35</text:p>
          </table:table-cell>
          <table:table-cell/>
          <table:table-cell table:formula="of:=IF(OR([.B7]=&quot;&quot;;[.E7]=&quot;&quot;);&quot;&quot;;ROUND(ABS([.B7]-[.E7])*86400))">
            <text:p/>
          </table:table-cell>
          <table:table-cell table:formula="of:=IF(OR([.C7]=&quot;&quot;;[.F7]=&quot;&quot;);&quot;&quot;;ROUND(ABS([.C7]-[.F7])*86400))">
            <text:p/>
          </table:table-cell>
          <table:table-cell table:formula="of:=IF(OR([.D7]=&quot;&quot;;[.G7]=&quot;&quot;);&quot;&quot;;ROUND(ABS([.D7]-[.G7])*86400))">
            <text:p/>
          </table:table-cell>
          <table:table-cell/>
          <table:table-cell table:style-name="ce32" office:value-type="string" calcext:value-type="string">
            <text:p>Temperature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table:number-columns-repeated="4"/>
          <table:table-cell office:value-type="time" office:time-value="PT11H50M02S" calcext:value-type="time">
            <text:p>11:50:02</text:p>
          </table:table-cell>
          <table:table-cell/>
          <table:table-cell table:formula="of:=IF(OR([.B8]=&quot;&quot;;[.E8]=&quot;&quot;);&quot;&quot;;ROUND(ABS([.B8]-[.E8])*86400))">
            <text:p/>
          </table:table-cell>
          <table:table-cell table:formula="of:=IF(OR([.C8]=&quot;&quot;;[.F8]=&quot;&quot;);&quot;&quot;;ROUND(ABS([.C8]-[.F8])*86400))">
            <text:p/>
          </table:table-cell>
          <table:table-cell table:formula="of:=IF(OR([.D8]=&quot;&quot;;[.G8]=&quot;&quot;);&quot;&quot;;ROUND(ABS([.D8]-[.G8])*86400))">
            <text:p/>
          </table:table-cell>
          <table:table-cell/>
          <table:table-cell table:style-name="ce32" office:value-type="string" calcext:value-type="string">
            <text:p>Pressure</text:p>
          </table:table-cell>
          <table:table-cell table:style-name="ce34" office:value-type="float" office:value="1010" calcext:value-type="float">
            <text:p>101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table:number-columns-repeated="4"/>
          <table:table-cell office:value-type="time" office:time-value="PT11H50M28S" calcext:value-type="time">
            <text:p>11:50:28</text:p>
          </table:table-cell>
          <table:table-cell/>
          <table:table-cell table:formula="of:=IF(OR([.B9]=&quot;&quot;;[.E9]=&quot;&quot;);&quot;&quot;;ROUND(ABS([.B9]-[.E9])*86400))">
            <text:p/>
          </table:table-cell>
          <table:table-cell table:formula="of:=IF(OR([.C9]=&quot;&quot;;[.F9]=&quot;&quot;);&quot;&quot;;ROUND(ABS([.C9]-[.F9])*86400))">
            <text:p/>
          </table:table-cell>
          <table:table-cell table:formula="of:=IF(OR([.D9]=&quot;&quot;;[.G9]=&quot;&quot;);&quot;&quot;;ROUND(ABS([.D9]-[.G9])*86400))">
            <text:p/>
          </table:table-cell>
          <table:table-cell/>
          <table:table-cell table:style-name="ce32" office:value-type="string" calcext:value-type="string">
            <text:p>Delta T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table:number-columns-repeated="4"/>
          <table:table-cell office:value-type="time" office:time-value="PT11H50M53S" calcext:value-type="time">
            <text:p>11:50:53</text:p>
          </table:table-cell>
          <table:table-cell/>
          <table:table-cell table:formula="of:=IF(OR([.B10]=&quot;&quot;;[.E10]=&quot;&quot;);&quot;&quot;;ROUND(ABS([.B10]-[.E10])*86400))">
            <text:p/>
          </table:table-cell>
          <table:table-cell table:formula="of:=IF(OR([.C10]=&quot;&quot;;[.F10]=&quot;&quot;);&quot;&quot;;ROUND(ABS([.C10]-[.F10])*86400))">
            <text:p/>
          </table:table-cell>
          <table:table-cell table:formula="of:=IF(OR([.D10]=&quot;&quot;;[.G10]=&quot;&quot;);&quot;&quot;;ROUND(ABS([.D10]-[.G10])*86400))">
            <text:p/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table:number-columns-repeated="4"/>
          <table:table-cell office:value-type="time" office:time-value="PT11H51M18S" calcext:value-type="time">
            <text:p>11:51:18</text:p>
          </table:table-cell>
          <table:table-cell/>
          <table:table-cell table:formula="of:=IF(OR([.B11]=&quot;&quot;;[.E11]=&quot;&quot;);&quot;&quot;;ROUND(ABS([.B11]-[.E11])*86400))">
            <text:p/>
          </table:table-cell>
          <table:table-cell table:formula="of:=IF(OR([.C11]=&quot;&quot;;[.F11]=&quot;&quot;);&quot;&quot;;ROUND(ABS([.C11]-[.F11])*86400))">
            <text:p/>
          </table:table-cell>
          <table:table-cell table:formula="of:=IF(OR([.D11]=&quot;&quot;;[.G11]=&quot;&quot;);&quot;&quot;;ROUND(ABS([.D11]-[.G11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table:number-columns-repeated="4"/>
          <table:table-cell office:value-type="time" office:time-value="PT11H51M43S" calcext:value-type="time">
            <text:p>11:51:43</text:p>
          </table:table-cell>
          <table:table-cell/>
          <table:table-cell table:formula="of:=IF(OR([.B12]=&quot;&quot;;[.E12]=&quot;&quot;);&quot;&quot;;ROUND(ABS([.B12]-[.E12])*86400))">
            <text:p/>
          </table:table-cell>
          <table:table-cell table:formula="of:=IF(OR([.C12]=&quot;&quot;;[.F12]=&quot;&quot;);&quot;&quot;;ROUND(ABS([.C12]-[.F12])*86400))">
            <text:p/>
          </table:table-cell>
          <table:table-cell table:formula="of:=IF(OR([.D12]=&quot;&quot;;[.G12]=&quot;&quot;);&quot;&quot;;ROUND(ABS([.D12]-[.G12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table:number-columns-repeated="4"/>
          <table:table-cell office:value-type="time" office:time-value="PT11H52M07S" calcext:value-type="time">
            <text:p>11:52:07</text:p>
          </table:table-cell>
          <table:table-cell/>
          <table:table-cell table:formula="of:=IF(OR([.B13]=&quot;&quot;;[.E13]=&quot;&quot;);&quot;&quot;;ROUND(ABS([.B13]-[.E13])*86400))">
            <text:p/>
          </table:table-cell>
          <table:table-cell table:formula="of:=IF(OR([.C13]=&quot;&quot;;[.F13]=&quot;&quot;);&quot;&quot;;ROUND(ABS([.C13]-[.F13])*86400))">
            <text:p/>
          </table:table-cell>
          <table:table-cell table:formula="of:=IF(OR([.D13]=&quot;&quot;;[.G13]=&quot;&quot;);&quot;&quot;;ROUND(ABS([.D13]-[.G13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table:number-columns-repeated="4"/>
          <table:table-cell office:value-type="time" office:time-value="PT11H52M30S" calcext:value-type="time">
            <text:p>11:52:30</text:p>
          </table:table-cell>
          <table:table-cell/>
          <table:table-cell table:formula="of:=IF(OR([.B14]=&quot;&quot;;[.E14]=&quot;&quot;);&quot;&quot;;ROUND(ABS([.B14]-[.E14])*86400))">
            <text:p/>
          </table:table-cell>
          <table:table-cell table:formula="of:=IF(OR([.C14]=&quot;&quot;;[.F14]=&quot;&quot;);&quot;&quot;;ROUND(ABS([.C14]-[.F14])*86400))">
            <text:p/>
          </table:table-cell>
          <table:table-cell table:formula="of:=IF(OR([.D14]=&quot;&quot;;[.G14]=&quot;&quot;);&quot;&quot;;ROUND(ABS([.D14]-[.G14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table:number-columns-repeated="4"/>
          <table:table-cell office:value-type="time" office:time-value="PT11H52M53S" calcext:value-type="time">
            <text:p>11:52:53</text:p>
          </table:table-cell>
          <table:table-cell/>
          <table:table-cell table:formula="of:=IF(OR([.B15]=&quot;&quot;;[.E15]=&quot;&quot;);&quot;&quot;;ROUND(ABS([.B15]-[.E15])*86400))">
            <text:p/>
          </table:table-cell>
          <table:table-cell table:formula="of:=IF(OR([.C15]=&quot;&quot;;[.F15]=&quot;&quot;);&quot;&quot;;ROUND(ABS([.C15]-[.F15])*86400))">
            <text:p/>
          </table:table-cell>
          <table:table-cell table:formula="of:=IF(OR([.D15]=&quot;&quot;;[.G15]=&quot;&quot;);&quot;&quot;;ROUND(ABS([.D15]-[.G15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table:number-columns-repeated="4"/>
          <table:table-cell office:value-type="time" office:time-value="PT11H53M15S" calcext:value-type="time">
            <text:p>11:53:15</text:p>
          </table:table-cell>
          <table:table-cell/>
          <table:table-cell table:formula="of:=IF(OR([.B16]=&quot;&quot;;[.E16]=&quot;&quot;);&quot;&quot;;ROUND(ABS([.B16]-[.E16])*86400))">
            <text:p/>
          </table:table-cell>
          <table:table-cell table:formula="of:=IF(OR([.C16]=&quot;&quot;;[.F16]=&quot;&quot;);&quot;&quot;;ROUND(ABS([.C16]-[.F16])*86400))">
            <text:p/>
          </table:table-cell>
          <table:table-cell table:formula="of:=IF(OR([.D16]=&quot;&quot;;[.G16]=&quot;&quot;);&quot;&quot;;ROUND(ABS([.D16]-[.G1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11H34M17S" calcext:value-type="time">
            <text:p>11:34:17</text:p>
          </table:table-cell>
          <table:table-cell office:value-type="time" office:time-value="PT11H53M36S" calcext:value-type="time">
            <text:p>11:53:36</text:p>
          </table:table-cell>
          <table:table-cell office:value-type="time" office:time-value="PT12H13M38S" calcext:value-type="time">
            <text:p>12:13:38</text:p>
          </table:table-cell>
          <table:table-cell/>
          <table:table-cell office:value-type="time" office:time-value="PT11H53M36S" calcext:value-type="time">
            <text:p>11:53:36</text:p>
          </table:table-cell>
          <table:table-cell/>
          <table:table-cell table:formula="of:=IF(OR([.B17]=&quot;&quot;;[.E17]=&quot;&quot;);&quot;&quot;;ROUND(ABS([.B17]-[.E17])*86400))">
            <text:p/>
          </table:table-cell>
          <table:table-cell table:formula="of:=IF(OR([.C17]=&quot;&quot;;[.F17]=&quot;&quot;);&quot;&quot;;ROUND(ABS([.C17]-[.F17])*86400))" office:value-type="float" office:value="0" calcext:value-type="float">
            <text:p>0</text:p>
          </table:table-cell>
          <table:table-cell table:formula="of:=IF(OR([.D17]=&quot;&quot;;[.G17]=&quot;&quot;);&quot;&quot;;ROUND(ABS([.D17]-[.G1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11H16M10S" calcext:value-type="time">
            <text:p>11:16:10</text:p>
          </table:table-cell>
          <table:table-cell office:value-type="time" office:time-value="PT11H53M56S" calcext:value-type="time">
            <text:p>11:53:56</text:p>
          </table:table-cell>
          <table:table-cell office:value-type="time" office:time-value="PT12H32M29S" calcext:value-type="time">
            <text:p>12:32:29</text:p>
          </table:table-cell>
          <table:table-cell office:value-type="time" office:time-value="PT11H16M12S" calcext:value-type="time">
            <text:p>11:16:12</text:p>
          </table:table-cell>
          <table:table-cell office:value-type="time" office:time-value="PT11H53M57S" calcext:value-type="time">
            <text:p>11:53:57</text:p>
          </table:table-cell>
          <table:table-cell office:value-type="time" office:time-value="PT12H32M26S" calcext:value-type="time">
            <text:p>12:32:26</text:p>
          </table:table-cell>
          <table:table-cell table:formula="of:=IF(OR([.B18]=&quot;&quot;;[.E18]=&quot;&quot;);&quot;&quot;;ROUND(ABS([.B18]-[.E18])*86400))" office:value-type="float" office:value="2" calcext:value-type="float">
            <text:p>2</text:p>
          </table:table-cell>
          <table:table-cell table:formula="of:=IF(OR([.C18]=&quot;&quot;;[.F18]=&quot;&quot;);&quot;&quot;;ROUND(ABS([.C18]-[.F18])*86400))" office:value-type="float" office:value="1" calcext:value-type="float">
            <text:p>1</text:p>
          </table:table-cell>
          <table:table-cell table:formula="of:=IF(OR([.D18]=&quot;&quot;;[.G18]=&quot;&quot;);&quot;&quot;;ROUND(ABS([.D18]-[.G1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11H04M02S" calcext:value-type="time">
            <text:p>11:04:02</text:p>
          </table:table-cell>
          <table:table-cell office:value-type="time" office:time-value="PT11H54M16S" calcext:value-type="time">
            <text:p>11:54:16</text:p>
          </table:table-cell>
          <table:table-cell office:value-type="time" office:time-value="PT12H45M18S" calcext:value-type="time">
            <text:p>12:45:18</text:p>
          </table:table-cell>
          <table:table-cell office:value-type="time" office:time-value="PT11H04M04S" calcext:value-type="time">
            <text:p>11:04:04</text:p>
          </table:table-cell>
          <table:table-cell office:value-type="time" office:time-value="PT11H54M17S" calcext:value-type="time">
            <text:p>11:54:17</text:p>
          </table:table-cell>
          <table:table-cell office:value-type="time" office:time-value="PT12H45M16S" calcext:value-type="time">
            <text:p>12:45:16</text:p>
          </table:table-cell>
          <table:table-cell table:formula="of:=IF(OR([.B19]=&quot;&quot;;[.E19]=&quot;&quot;);&quot;&quot;;ROUND(ABS([.B19]-[.E19])*86400))" office:value-type="float" office:value="2" calcext:value-type="float">
            <text:p>2</text:p>
          </table:table-cell>
          <table:table-cell table:formula="of:=IF(OR([.C19]=&quot;&quot;;[.F19]=&quot;&quot;);&quot;&quot;;ROUND(ABS([.C19]-[.F19])*86400))" office:value-type="float" office:value="1" calcext:value-type="float">
            <text:p>1</text:p>
          </table:table-cell>
          <table:table-cell table:formula="of:=IF(OR([.D19]=&quot;&quot;;[.G19]=&quot;&quot;);&quot;&quot;;ROUND(ABS([.D19]-[.G1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time" office:time-value="PT10H54M05S" calcext:value-type="time">
            <text:p>10:54:05</text:p>
          </table:table-cell>
          <table:table-cell office:value-type="time" office:time-value="PT11H54M36S" calcext:value-type="time">
            <text:p>11:54:36</text:p>
          </table:table-cell>
          <table:table-cell office:value-type="time" office:time-value="PT12H55M55S" calcext:value-type="time">
            <text:p>12:55:55</text:p>
          </table:table-cell>
          <table:table-cell office:value-type="time" office:time-value="PT10H54M07S" calcext:value-type="time">
            <text:p>10:54:07</text:p>
          </table:table-cell>
          <table:table-cell office:value-type="time" office:time-value="PT11H54M36S" calcext:value-type="time">
            <text:p>11:54:36</text:p>
          </table:table-cell>
          <table:table-cell office:value-type="time" office:time-value="PT12H55M53S" calcext:value-type="time">
            <text:p>12:55:53</text:p>
          </table:table-cell>
          <table:table-cell table:formula="of:=IF(OR([.B20]=&quot;&quot;;[.E20]=&quot;&quot;);&quot;&quot;;ROUND(ABS([.B20]-[.E20])*86400))" office:value-type="float" office:value="2" calcext:value-type="float">
            <text:p>2</text:p>
          </table:table-cell>
          <table:table-cell table:formula="of:=IF(OR([.C20]=&quot;&quot;;[.F20]=&quot;&quot;);&quot;&quot;;ROUND(ABS([.C20]-[.F20])*86400))" office:value-type="float" office:value="0" calcext:value-type="float">
            <text:p>0</text:p>
          </table:table-cell>
          <table:table-cell table:formula="of:=IF(OR([.D20]=&quot;&quot;;[.G20]=&quot;&quot;);&quot;&quot;;ROUND(ABS([.D20]-[.G2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10H45M22S" calcext:value-type="time">
            <text:p>10:45:22</text:p>
          </table:table-cell>
          <table:table-cell office:value-type="time" office:time-value="PT11H54M54S" calcext:value-type="time">
            <text:p>11:54:54</text:p>
          </table:table-cell>
          <table:table-cell office:value-type="time" office:time-value="PT13H05M17S" calcext:value-type="time">
            <text:p>13:05:17</text:p>
          </table:table-cell>
          <table:table-cell office:value-type="time" office:time-value="PT10H45M23S" calcext:value-type="time">
            <text:p>10:45:23</text:p>
          </table:table-cell>
          <table:table-cell office:value-type="time" office:time-value="PT11H54M54S" calcext:value-type="time">
            <text:p>11:54:54</text:p>
          </table:table-cell>
          <table:table-cell office:value-type="time" office:time-value="PT13H05M15S" calcext:value-type="time">
            <text:p>13:05:15</text:p>
          </table:table-cell>
          <table:table-cell table:formula="of:=IF(OR([.B21]=&quot;&quot;;[.E21]=&quot;&quot;);&quot;&quot;;ROUND(ABS([.B21]-[.E21])*86400))" office:value-type="float" office:value="1" calcext:value-type="float">
            <text:p>1</text:p>
          </table:table-cell>
          <table:table-cell table:formula="of:=IF(OR([.C21]=&quot;&quot;;[.F21]=&quot;&quot;);&quot;&quot;;ROUND(ABS([.C21]-[.F21])*86400))" office:value-type="float" office:value="0" calcext:value-type="float">
            <text:p>0</text:p>
          </table:table-cell>
          <table:table-cell table:formula="of:=IF(OR([.D21]=&quot;&quot;;[.G21]=&quot;&quot;);&quot;&quot;;ROUND(ABS([.D21]-[.G2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10H37M26S" calcext:value-type="time">
            <text:p>10:37:26</text:p>
          </table:table-cell>
          <table:table-cell office:value-type="time" office:time-value="PT11H55M12S" calcext:value-type="time">
            <text:p>11:55:12</text:p>
          </table:table-cell>
          <table:table-cell office:value-type="time" office:time-value="PT13H13M50S" calcext:value-type="time">
            <text:p>13:13:50</text:p>
          </table:table-cell>
          <table:table-cell office:value-type="time" office:time-value="PT10H37M27S" calcext:value-type="time">
            <text:p>10:37:27</text:p>
          </table:table-cell>
          <table:table-cell office:value-type="time" office:time-value="PT11H55M12S" calcext:value-type="time">
            <text:p>11:55:12</text:p>
          </table:table-cell>
          <table:table-cell office:value-type="time" office:time-value="PT13H13M49S" calcext:value-type="time">
            <text:p>13:13:49</text:p>
          </table:table-cell>
          <table:table-cell table:formula="of:=IF(OR([.B22]=&quot;&quot;;[.E22]=&quot;&quot;);&quot;&quot;;ROUND(ABS([.B22]-[.E22])*86400))" office:value-type="float" office:value="1" calcext:value-type="float">
            <text:p>1</text:p>
          </table:table-cell>
          <table:table-cell table:formula="of:=IF(OR([.C22]=&quot;&quot;;[.F22]=&quot;&quot;);&quot;&quot;;ROUND(ABS([.C22]-[.F22])*86400))" office:value-type="float" office:value="0" calcext:value-type="float">
            <text:p>0</text:p>
          </table:table-cell>
          <table:table-cell table:formula="of:=IF(OR([.D22]=&quot;&quot;;[.G22]=&quot;&quot;);&quot;&quot;;ROUND(ABS([.D22]-[.G2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10H30M04S" calcext:value-type="time">
            <text:p>10:30:04</text:p>
          </table:table-cell>
          <table:table-cell office:value-type="time" office:time-value="PT11H55M29S" calcext:value-type="time">
            <text:p>11:55:29</text:p>
          </table:table-cell>
          <table:table-cell office:value-type="time" office:time-value="PT13H21M48S" calcext:value-type="time">
            <text:p>13:21:48</text:p>
          </table:table-cell>
          <table:table-cell office:value-type="time" office:time-value="PT10H30M05S" calcext:value-type="time">
            <text:p>10:30:05</text:p>
          </table:table-cell>
          <table:table-cell office:value-type="time" office:time-value="PT11H55M29S" calcext:value-type="time">
            <text:p>11:55:29</text:p>
          </table:table-cell>
          <table:table-cell office:value-type="time" office:time-value="PT13H21M47S" calcext:value-type="time">
            <text:p>13:21:47</text:p>
          </table:table-cell>
          <table:table-cell table:formula="of:=IF(OR([.B23]=&quot;&quot;;[.E23]=&quot;&quot;);&quot;&quot;;ROUND(ABS([.B23]-[.E23])*86400))" office:value-type="float" office:value="1" calcext:value-type="float">
            <text:p>1</text:p>
          </table:table-cell>
          <table:table-cell table:formula="of:=IF(OR([.C23]=&quot;&quot;;[.F23]=&quot;&quot;);&quot;&quot;;ROUND(ABS([.C23]-[.F23])*86400))" office:value-type="float" office:value="0" calcext:value-type="float">
            <text:p>0</text:p>
          </table:table-cell>
          <table:table-cell table:formula="of:=IF(OR([.D23]=&quot;&quot;;[.G23]=&quot;&quot;);&quot;&quot;;ROUND(ABS([.D23]-[.G2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10H23M06S" calcext:value-type="time">
            <text:p>10:23:06</text:p>
          </table:table-cell>
          <table:table-cell office:value-type="time" office:time-value="PT11H55M45S" calcext:value-type="time">
            <text:p>11:55:45</text:p>
          </table:table-cell>
          <table:table-cell office:value-type="time" office:time-value="PT13H29M19S" calcext:value-type="time">
            <text:p>13:29:19</text:p>
          </table:table-cell>
          <table:table-cell office:value-type="time" office:time-value="PT10H23M07S" calcext:value-type="time">
            <text:p>10:23:07</text:p>
          </table:table-cell>
          <table:table-cell office:value-type="time" office:time-value="PT11H55M45S" calcext:value-type="time">
            <text:p>11:55:45</text:p>
          </table:table-cell>
          <table:table-cell office:value-type="time" office:time-value="PT13H29M18S" calcext:value-type="time">
            <text:p>13:29:18</text:p>
          </table:table-cell>
          <table:table-cell table:formula="of:=IF(OR([.B24]=&quot;&quot;;[.E24]=&quot;&quot;);&quot;&quot;;ROUND(ABS([.B24]-[.E24])*86400))" office:value-type="float" office:value="1" calcext:value-type="float">
            <text:p>1</text:p>
          </table:table-cell>
          <table:table-cell table:formula="of:=IF(OR([.C24]=&quot;&quot;;[.F24]=&quot;&quot;);&quot;&quot;;ROUND(ABS([.C24]-[.F24])*86400))" office:value-type="float" office:value="0" calcext:value-type="float">
            <text:p>0</text:p>
          </table:table-cell>
          <table:table-cell table:formula="of:=IF(OR([.D24]=&quot;&quot;;[.G24]=&quot;&quot;);&quot;&quot;;ROUND(ABS([.D24]-[.G2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10H16M29S" calcext:value-type="time">
            <text:p>10:16:29</text:p>
          </table:table-cell>
          <table:table-cell office:value-type="time" office:time-value="PT11H56M01S" calcext:value-type="time">
            <text:p>11:56:01</text:p>
          </table:table-cell>
          <table:table-cell office:value-type="time" office:time-value="PT13H36M29S" calcext:value-type="time">
            <text:p>13:36:29</text:p>
          </table:table-cell>
          <table:table-cell office:value-type="time" office:time-value="PT10H16M30S" calcext:value-type="time">
            <text:p>10:16:30</text:p>
          </table:table-cell>
          <table:table-cell office:value-type="time" office:time-value="PT11H56M01S" calcext:value-type="time">
            <text:p>11:56:01</text:p>
          </table:table-cell>
          <table:table-cell office:value-type="time" office:time-value="PT13H36M28S" calcext:value-type="time">
            <text:p>13:36:28</text:p>
          </table:table-cell>
          <table:table-cell table:formula="of:=IF(OR([.B25]=&quot;&quot;;[.E25]=&quot;&quot;);&quot;&quot;;ROUND(ABS([.B25]-[.E25])*86400))" office:value-type="float" office:value="1" calcext:value-type="float">
            <text:p>1</text:p>
          </table:table-cell>
          <table:table-cell table:formula="of:=IF(OR([.C25]=&quot;&quot;;[.F25]=&quot;&quot;);&quot;&quot;;ROUND(ABS([.C25]-[.F25])*86400))" office:value-type="float" office:value="0" calcext:value-type="float">
            <text:p>0</text:p>
          </table:table-cell>
          <table:table-cell table:formula="of:=IF(OR([.D25]=&quot;&quot;;[.G25]=&quot;&quot;);&quot;&quot;;ROUND(ABS([.D25]-[.G2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time" office:time-value="PT10H10M07S" calcext:value-type="time">
            <text:p>10:10:07</text:p>
          </table:table-cell>
          <table:table-cell office:value-type="time" office:time-value="PT11H56M16S" calcext:value-type="time">
            <text:p>11:56:16</text:p>
          </table:table-cell>
          <table:table-cell office:value-type="time" office:time-value="PT13H43M22S" calcext:value-type="time">
            <text:p>13:43:22</text:p>
          </table:table-cell>
          <table:table-cell office:value-type="time" office:time-value="PT10H10M08S" calcext:value-type="time">
            <text:p>10:10:08</text:p>
          </table:table-cell>
          <table:table-cell office:value-type="time" office:time-value="PT11H56M16S" calcext:value-type="time">
            <text:p>11:56:16</text:p>
          </table:table-cell>
          <table:table-cell office:value-type="time" office:time-value="PT13H43M21S" calcext:value-type="time">
            <text:p>13:43:21</text:p>
          </table:table-cell>
          <table:table-cell table:formula="of:=IF(OR([.B26]=&quot;&quot;;[.E26]=&quot;&quot;);&quot;&quot;;ROUND(ABS([.B26]-[.E26])*86400))" office:value-type="float" office:value="1" calcext:value-type="float">
            <text:p>1</text:p>
          </table:table-cell>
          <table:table-cell table:formula="of:=IF(OR([.C26]=&quot;&quot;;[.F26]=&quot;&quot;);&quot;&quot;;ROUND(ABS([.C26]-[.F26])*86400))" office:value-type="float" office:value="0" calcext:value-type="float">
            <text:p>0</text:p>
          </table:table-cell>
          <table:table-cell table:formula="of:=IF(OR([.D26]=&quot;&quot;;[.G26]=&quot;&quot;);&quot;&quot;;ROUND(ABS([.D26]-[.G2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10H03M58S" calcext:value-type="time">
            <text:p>10:03:58</text:p>
          </table:table-cell>
          <table:table-cell office:value-type="time" office:time-value="PT11H56M30S" calcext:value-type="time">
            <text:p>11:56:30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0H03M59S" calcext:value-type="time">
            <text:p>10:03:59</text:p>
          </table:table-cell>
          <table:table-cell office:value-type="time" office:time-value="PT11H56M30S" calcext:value-type="time">
            <text:p>11:56:30</text:p>
          </table:table-cell>
          <table:table-cell office:value-type="time" office:time-value="PT13H50M00S" calcext:value-type="time">
            <text:p>13:50:00</text:p>
          </table:table-cell>
          <table:table-cell table:formula="of:=IF(OR([.B27]=&quot;&quot;;[.E27]=&quot;&quot;);&quot;&quot;;ROUND(ABS([.B27]-[.E27])*86400))" office:value-type="float" office:value="1" calcext:value-type="float">
            <text:p>1</text:p>
          </table:table-cell>
          <table:table-cell table:formula="of:=IF(OR([.C27]=&quot;&quot;;[.F27]=&quot;&quot;);&quot;&quot;;ROUND(ABS([.C27]-[.F27])*86400))" office:value-type="float" office:value="0" calcext:value-type="float">
            <text:p>0</text:p>
          </table:table-cell>
          <table:table-cell table:formula="of:=IF(OR([.D27]=&quot;&quot;;[.G27]=&quot;&quot;);&quot;&quot;;ROUND(ABS([.D27]-[.G2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time" office:time-value="PT09H58M01S" calcext:value-type="time">
            <text:p>09:58:01</text:p>
          </table:table-cell>
          <table:table-cell office:value-type="time" office:time-value="PT11H56M43S" calcext:value-type="time">
            <text:p>11:56:43</text:p>
          </table:table-cell>
          <table:table-cell office:value-type="time" office:time-value="PT13H56M26S" calcext:value-type="time">
            <text:p>13:56:26</text:p>
          </table:table-cell>
          <table:table-cell office:value-type="time" office:time-value="PT09H58M01S" calcext:value-type="time">
            <text:p>09:58:01</text:p>
          </table:table-cell>
          <table:table-cell office:value-type="time" office:time-value="PT11H56M43S" calcext:value-type="time">
            <text:p>11:56:43</text:p>
          </table:table-cell>
          <table:table-cell office:value-type="time" office:time-value="PT13H56M26S" calcext:value-type="time">
            <text:p>13:56:26</text:p>
          </table:table-cell>
          <table:table-cell table:formula="of:=IF(OR([.B28]=&quot;&quot;;[.E28]=&quot;&quot;);&quot;&quot;;ROUND(ABS([.B28]-[.E28])*86400))" office:value-type="float" office:value="0" calcext:value-type="float">
            <text:p>0</text:p>
          </table:table-cell>
          <table:table-cell table:formula="of:=IF(OR([.C28]=&quot;&quot;;[.F28]=&quot;&quot;);&quot;&quot;;ROUND(ABS([.C28]-[.F28])*86400))" office:value-type="float" office:value="0" calcext:value-type="float">
            <text:p>0</text:p>
          </table:table-cell>
          <table:table-cell table:formula="of:=IF(OR([.D28]=&quot;&quot;;[.G28]=&quot;&quot;);&quot;&quot;;ROUND(ABS([.D28]-[.G2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9H52M12S" calcext:value-type="time">
            <text:p>09:52:12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4H02M41S" calcext:value-type="time">
            <text:p>14:02:41</text:p>
          </table:table-cell>
          <table:table-cell office:value-type="time" office:time-value="PT09H52M12S" calcext:value-type="time">
            <text:p>09:52:12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4H02M41S" calcext:value-type="time">
            <text:p>14:02:41</text:p>
          </table:table-cell>
          <table:table-cell table:formula="of:=IF(OR([.B29]=&quot;&quot;;[.E29]=&quot;&quot;);&quot;&quot;;ROUND(ABS([.B29]-[.E29])*86400))" office:value-type="float" office:value="0" calcext:value-type="float">
            <text:p>0</text:p>
          </table:table-cell>
          <table:table-cell table:formula="of:=IF(OR([.C29]=&quot;&quot;;[.F29]=&quot;&quot;);&quot;&quot;;ROUND(ABS([.C29]-[.F29])*86400))" office:value-type="float" office:value="0" calcext:value-type="float">
            <text:p>0</text:p>
          </table:table-cell>
          <table:table-cell table:formula="of:=IF(OR([.D29]=&quot;&quot;;[.G29]=&quot;&quot;);&quot;&quot;;ROUND(ABS([.D29]-[.G2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time" office:time-value="PT09H46M31S" calcext:value-type="time">
            <text:p>09:46:31</text:p>
          </table:table-cell>
          <table:table-cell office:value-type="time" office:time-value="PT11H57M07S" calcext:value-type="time">
            <text:p>11:57:07</text:p>
          </table:table-cell>
          <table:table-cell office:value-type="time" office:time-value="PT14H08M47S" calcext:value-type="time">
            <text:p>14:08:47</text:p>
          </table:table-cell>
          <table:table-cell office:value-type="time" office:time-value="PT09H46M31S" calcext:value-type="time">
            <text:p>09:46:31</text:p>
          </table:table-cell>
          <table:table-cell office:value-type="time" office:time-value="PT11H57M07S" calcext:value-type="time">
            <text:p>11:57:07</text:p>
          </table:table-cell>
          <table:table-cell office:value-type="time" office:time-value="PT14H08M46S" calcext:value-type="time">
            <text:p>14:08:46</text:p>
          </table:table-cell>
          <table:table-cell table:formula="of:=IF(OR([.B30]=&quot;&quot;;[.E30]=&quot;&quot;);&quot;&quot;;ROUND(ABS([.B30]-[.E30])*86400))" office:value-type="float" office:value="0" calcext:value-type="float">
            <text:p>0</text:p>
          </table:table-cell>
          <table:table-cell table:formula="of:=IF(OR([.C30]=&quot;&quot;;[.F30]=&quot;&quot;);&quot;&quot;;ROUND(ABS([.C30]-[.F30])*86400))" office:value-type="float" office:value="0" calcext:value-type="float">
            <text:p>0</text:p>
          </table:table-cell>
          <table:table-cell table:formula="of:=IF(OR([.D30]=&quot;&quot;;[.G30]=&quot;&quot;);&quot;&quot;;ROUND(ABS([.D30]-[.G3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time" office:time-value="PT09H40M57S" calcext:value-type="time">
            <text:p>09:40:57</text:p>
          </table:table-cell>
          <table:table-cell office:value-type="time" office:time-value="PT11H57M18S" calcext:value-type="time">
            <text:p>11:57:18</text:p>
          </table:table-cell>
          <table:table-cell office:value-type="time" office:time-value="PT14H14M44S" calcext:value-type="time">
            <text:p>14:14:44</text:p>
          </table:table-cell>
          <table:table-cell office:value-type="time" office:time-value="PT09H40M57S" calcext:value-type="time">
            <text:p>09:40:57</text:p>
          </table:table-cell>
          <table:table-cell office:value-type="time" office:time-value="PT11H57M18S" calcext:value-type="time">
            <text:p>11:57:18</text:p>
          </table:table-cell>
          <table:table-cell office:value-type="time" office:time-value="PT14H14M44S" calcext:value-type="time">
            <text:p>14:14:44</text:p>
          </table:table-cell>
          <table:table-cell table:formula="of:=IF(OR([.B31]=&quot;&quot;;[.E31]=&quot;&quot;);&quot;&quot;;ROUND(ABS([.B31]-[.E31])*86400))" office:value-type="float" office:value="0" calcext:value-type="float">
            <text:p>0</text:p>
          </table:table-cell>
          <table:table-cell table:formula="of:=IF(OR([.C31]=&quot;&quot;;[.F31]=&quot;&quot;);&quot;&quot;;ROUND(ABS([.C31]-[.F31])*86400))" office:value-type="float" office:value="0" calcext:value-type="float">
            <text:p>0</text:p>
          </table:table-cell>
          <table:table-cell table:formula="of:=IF(OR([.D31]=&quot;&quot;;[.G31]=&quot;&quot;);&quot;&quot;;ROUND(ABS([.D31]-[.G3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time" office:time-value="PT09H35M29S" calcext:value-type="time">
            <text:p>09:35:29</text:p>
          </table:table-cell>
          <table:table-cell office:value-type="time" office:time-value="PT11H57M28S" calcext:value-type="time">
            <text:p>11:57:28</text:p>
          </table:table-cell>
          <table:table-cell office:value-type="time" office:time-value="PT14H20M34S" calcext:value-type="time">
            <text:p>14:20:34</text:p>
          </table:table-cell>
          <table:table-cell office:value-type="time" office:time-value="PT09H35M29S" calcext:value-type="time">
            <text:p>09:35:29</text:p>
          </table:table-cell>
          <table:table-cell office:value-type="time" office:time-value="PT11H57M28S" calcext:value-type="time">
            <text:p>11:57:28</text:p>
          </table:table-cell>
          <table:table-cell office:value-type="time" office:time-value="PT14H20M33S" calcext:value-type="time">
            <text:p>14:20:33</text:p>
          </table:table-cell>
          <table:table-cell table:formula="of:=IF(OR([.B32]=&quot;&quot;;[.E32]=&quot;&quot;);&quot;&quot;;ROUND(ABS([.B32]-[.E32])*86400))" office:value-type="float" office:value="0" calcext:value-type="float">
            <text:p>0</text:p>
          </table:table-cell>
          <table:table-cell table:formula="of:=IF(OR([.C32]=&quot;&quot;;[.F32]=&quot;&quot;);&quot;&quot;;ROUND(ABS([.C32]-[.F32])*86400))" office:value-type="float" office:value="0" calcext:value-type="float">
            <text:p>0</text:p>
          </table:table-cell>
          <table:table-cell table:formula="of:=IF(OR([.D32]=&quot;&quot;;[.G32]=&quot;&quot;);&quot;&quot;;ROUND(ABS([.D32]-[.G3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time" office:time-value="PT09H30M06S" calcext:value-type="time">
            <text:p>09:30:06</text:p>
          </table:table-cell>
          <table:table-cell office:value-type="time" office:time-value="PT11H57M37S" calcext:value-type="time">
            <text:p>11:57:37</text:p>
          </table:table-cell>
          <table:table-cell office:value-type="time" office:time-value="PT14H26M16S" calcext:value-type="time">
            <text:p>14:26:16</text:p>
          </table:table-cell>
          <table:table-cell office:value-type="time" office:time-value="PT09H30M06S" calcext:value-type="time">
            <text:p>09:30:06</text:p>
          </table:table-cell>
          <table:table-cell office:value-type="time" office:time-value="PT11H57M37S" calcext:value-type="time">
            <text:p>11:57:37</text:p>
          </table:table-cell>
          <table:table-cell office:value-type="time" office:time-value="PT14H26M16S" calcext:value-type="time">
            <text:p>14:26:16</text:p>
          </table:table-cell>
          <table:table-cell table:formula="of:=IF(OR([.B33]=&quot;&quot;;[.E33]=&quot;&quot;);&quot;&quot;;ROUND(ABS([.B33]-[.E33])*86400))" office:value-type="float" office:value="0" calcext:value-type="float">
            <text:p>0</text:p>
          </table:table-cell>
          <table:table-cell table:formula="of:=IF(OR([.C33]=&quot;&quot;;[.F33]=&quot;&quot;);&quot;&quot;;ROUND(ABS([.C33]-[.F33])*86400))" office:value-type="float" office:value="0" calcext:value-type="float">
            <text:p>0</text:p>
          </table:table-cell>
          <table:table-cell table:formula="of:=IF(OR([.D33]=&quot;&quot;;[.G33]=&quot;&quot;);&quot;&quot;;ROUND(ABS([.D33]-[.G3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time" office:time-value="PT09H24M48S" calcext:value-type="time">
            <text:p>09:24:48</text:p>
          </table:table-cell>
          <table:table-cell office:value-type="time" office:time-value="PT11H57M46S" calcext:value-type="time">
            <text:p>11:57:46</text:p>
          </table:table-cell>
          <table:table-cell office:value-type="time" office:time-value="PT14H31M53S" calcext:value-type="time">
            <text:p>14:31:53</text:p>
          </table:table-cell>
          <table:table-cell office:value-type="time" office:time-value="PT09H24M48S" calcext:value-type="time">
            <text:p>09:24:48</text:p>
          </table:table-cell>
          <table:table-cell office:value-type="time" office:time-value="PT11H57M46S" calcext:value-type="time">
            <text:p>11:57:46</text:p>
          </table:table-cell>
          <table:table-cell office:value-type="time" office:time-value="PT14H31M53S" calcext:value-type="time">
            <text:p>14:31:53</text:p>
          </table:table-cell>
          <table:table-cell table:formula="of:=IF(OR([.B34]=&quot;&quot;;[.E34]=&quot;&quot;);&quot;&quot;;ROUND(ABS([.B34]-[.E34])*86400))" office:value-type="float" office:value="0" calcext:value-type="float">
            <text:p>0</text:p>
          </table:table-cell>
          <table:table-cell table:formula="of:=IF(OR([.C34]=&quot;&quot;;[.F34]=&quot;&quot;);&quot;&quot;;ROUND(ABS([.C34]-[.F34])*86400))" office:value-type="float" office:value="0" calcext:value-type="float">
            <text:p>0</text:p>
          </table:table-cell>
          <table:table-cell table:formula="of:=IF(OR([.D34]=&quot;&quot;;[.G34]=&quot;&quot;);&quot;&quot;;ROUND(ABS([.D34]-[.G3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09H19M34S" calcext:value-type="time">
            <text:p>09:19:34</text:p>
          </table:table-cell>
          <table:table-cell office:value-type="time" office:time-value="PT11H57M53S" calcext:value-type="time">
            <text:p>11:57:53</text:p>
          </table:table-cell>
          <table:table-cell office:value-type="time" office:time-value="PT14H37M23S" calcext:value-type="time">
            <text:p>14:37:23</text:p>
          </table:table-cell>
          <table:table-cell office:value-type="time" office:time-value="PT09H19M34S" calcext:value-type="time">
            <text:p>09:19:34</text:p>
          </table:table-cell>
          <table:table-cell office:value-type="time" office:time-value="PT11H57M53S" calcext:value-type="time">
            <text:p>11:57:53</text:p>
          </table:table-cell>
          <table:table-cell office:value-type="time" office:time-value="PT14H37M23S" calcext:value-type="time">
            <text:p>14:37:23</text:p>
          </table:table-cell>
          <table:table-cell table:formula="of:=IF(OR([.B35]=&quot;&quot;;[.E35]=&quot;&quot;);&quot;&quot;;ROUND(ABS([.B35]-[.E35])*86400))" office:value-type="float" office:value="0" calcext:value-type="float">
            <text:p>0</text:p>
          </table:table-cell>
          <table:table-cell table:formula="of:=IF(OR([.C35]=&quot;&quot;;[.F35]=&quot;&quot;);&quot;&quot;;ROUND(ABS([.C35]-[.F35])*86400))" office:value-type="float" office:value="0" calcext:value-type="float">
            <text:p>0</text:p>
          </table:table-cell>
          <table:table-cell table:formula="of:=IF(OR([.D35]=&quot;&quot;;[.G35]=&quot;&quot;);&quot;&quot;;ROUND(ABS([.D35]-[.G3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09H14M24S" calcext:value-type="time">
            <text:p>09:14:24</text:p>
          </table:table-cell>
          <table:table-cell office:value-type="time" office:time-value="PT11H58M00S" calcext:value-type="time">
            <text:p>11:58:00</text:p>
          </table:table-cell>
          <table:table-cell office:value-type="time" office:time-value="PT14H42M49S" calcext:value-type="time">
            <text:p>14:42:49</text:p>
          </table:table-cell>
          <table:table-cell office:value-type="time" office:time-value="PT09H14M24S" calcext:value-type="time">
            <text:p>09:14:24</text:p>
          </table:table-cell>
          <table:table-cell office:value-type="time" office:time-value="PT11H58M00S" calcext:value-type="time">
            <text:p>11:58:00</text:p>
          </table:table-cell>
          <table:table-cell office:value-type="time" office:time-value="PT14H42M48S" calcext:value-type="time">
            <text:p>14:42:48</text:p>
          </table:table-cell>
          <table:table-cell table:formula="of:=IF(OR([.B36]=&quot;&quot;;[.E36]=&quot;&quot;);&quot;&quot;;ROUND(ABS([.B36]-[.E36])*86400))" office:value-type="float" office:value="0" calcext:value-type="float">
            <text:p>0</text:p>
          </table:table-cell>
          <table:table-cell table:formula="of:=IF(OR([.C36]=&quot;&quot;;[.F36]=&quot;&quot;);&quot;&quot;;ROUND(ABS([.C36]-[.F36])*86400))" office:value-type="float" office:value="0" calcext:value-type="float">
            <text:p>0</text:p>
          </table:table-cell>
          <table:table-cell table:formula="of:=IF(OR([.D36]=&quot;&quot;;[.G36]=&quot;&quot;);&quot;&quot;;ROUND(ABS([.D36]-[.G3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9H09M17S" calcext:value-type="time">
            <text:p>09:09:17</text:p>
          </table:table-cell>
          <table:table-cell office:value-type="time" office:time-value="PT11H58M06S" calcext:value-type="time">
            <text:p>11:58:06</text:p>
          </table:table-cell>
          <table:table-cell office:value-type="time" office:time-value="PT14H48M09S" calcext:value-type="time">
            <text:p>14:48:09</text:p>
          </table:table-cell>
          <table:table-cell office:value-type="time" office:time-value="PT09H09M17S" calcext:value-type="time">
            <text:p>09:09:17</text:p>
          </table:table-cell>
          <table:table-cell office:value-type="time" office:time-value="PT11H58M06S" calcext:value-type="time">
            <text:p>11:58:06</text:p>
          </table:table-cell>
          <table:table-cell office:value-type="time" office:time-value="PT14H48M09S" calcext:value-type="time">
            <text:p>14:48:09</text:p>
          </table:table-cell>
          <table:table-cell table:formula="of:=IF(OR([.B37]=&quot;&quot;;[.E37]=&quot;&quot;);&quot;&quot;;ROUND(ABS([.B37]-[.E37])*86400))" office:value-type="float" office:value="0" calcext:value-type="float">
            <text:p>0</text:p>
          </table:table-cell>
          <table:table-cell table:formula="of:=IF(OR([.C37]=&quot;&quot;;[.F37]=&quot;&quot;);&quot;&quot;;ROUND(ABS([.C37]-[.F37])*86400))" office:value-type="float" office:value="0" calcext:value-type="float">
            <text:p>0</text:p>
          </table:table-cell>
          <table:table-cell table:formula="of:=IF(OR([.D37]=&quot;&quot;;[.G37]=&quot;&quot;);&quot;&quot;;ROUND(ABS([.D37]-[.G3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9H04M13S" calcext:value-type="time">
            <text:p>09:04:13</text:p>
          </table:table-cell>
          <table:table-cell office:value-type="time" office:time-value="PT11H58M11S" calcext:value-type="time">
            <text:p>11:58:11</text:p>
          </table:table-cell>
          <table:table-cell office:value-type="time" office:time-value="PT14H53M24S" calcext:value-type="time">
            <text:p>14:53:24</text:p>
          </table:table-cell>
          <table:table-cell office:value-type="time" office:time-value="PT09H04M13S" calcext:value-type="time">
            <text:p>09:04:13</text:p>
          </table:table-cell>
          <table:table-cell office:value-type="time" office:time-value="PT11H58M11S" calcext:value-type="time">
            <text:p>11:58:11</text:p>
          </table:table-cell>
          <table:table-cell office:value-type="time" office:time-value="PT14H53M24S" calcext:value-type="time">
            <text:p>14:53:24</text:p>
          </table:table-cell>
          <table:table-cell table:formula="of:=IF(OR([.B38]=&quot;&quot;;[.E38]=&quot;&quot;);&quot;&quot;;ROUND(ABS([.B38]-[.E38])*86400))" office:value-type="float" office:value="0" calcext:value-type="float">
            <text:p>0</text:p>
          </table:table-cell>
          <table:table-cell table:formula="of:=IF(OR([.C38]=&quot;&quot;;[.F38]=&quot;&quot;);&quot;&quot;;ROUND(ABS([.C38]-[.F38])*86400))" office:value-type="float" office:value="0" calcext:value-type="float">
            <text:p>0</text:p>
          </table:table-cell>
          <table:table-cell table:formula="of:=IF(OR([.D38]=&quot;&quot;;[.G38]=&quot;&quot;);&quot;&quot;;ROUND(ABS([.D38]-[.G3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08H59M12S" calcext:value-type="time">
            <text:p>08:59:12</text:p>
          </table:table-cell>
          <table:table-cell office:value-type="time" office:time-value="PT11H58M16S" calcext:value-type="time">
            <text:p>11:58:16</text:p>
          </table:table-cell>
          <table:table-cell office:value-type="time" office:time-value="PT14H58M35S" calcext:value-type="time">
            <text:p>14:58:35</text:p>
          </table:table-cell>
          <table:table-cell office:value-type="time" office:time-value="PT08H59M12S" calcext:value-type="time">
            <text:p>08:59:12</text:p>
          </table:table-cell>
          <table:table-cell office:value-type="time" office:time-value="PT11H58M16S" calcext:value-type="time">
            <text:p>11:58:16</text:p>
          </table:table-cell>
          <table:table-cell office:value-type="time" office:time-value="PT14H58M35S" calcext:value-type="time">
            <text:p>14:58:35</text:p>
          </table:table-cell>
          <table:table-cell table:formula="of:=IF(OR([.B39]=&quot;&quot;;[.E39]=&quot;&quot;);&quot;&quot;;ROUND(ABS([.B39]-[.E39])*86400))" office:value-type="float" office:value="0" calcext:value-type="float">
            <text:p>0</text:p>
          </table:table-cell>
          <table:table-cell table:formula="of:=IF(OR([.C39]=&quot;&quot;;[.F39]=&quot;&quot;);&quot;&quot;;ROUND(ABS([.C39]-[.F39])*86400))" office:value-type="float" office:value="0" calcext:value-type="float">
            <text:p>0</text:p>
          </table:table-cell>
          <table:table-cell table:formula="of:=IF(OR([.D39]=&quot;&quot;;[.G39]=&quot;&quot;);&quot;&quot;;ROUND(ABS([.D39]-[.G3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08H54M14S" calcext:value-type="time">
            <text:p>08:54:14</text:p>
          </table:table-cell>
          <table:table-cell office:value-type="time" office:time-value="PT11H58M19S" calcext:value-type="time">
            <text:p>11:58:19</text:p>
          </table:table-cell>
          <table:table-cell office:value-type="time" office:time-value="PT15H03M42S" calcext:value-type="time">
            <text:p>15:03:42</text:p>
          </table:table-cell>
          <table:table-cell office:value-type="time" office:time-value="PT08H54M13S" calcext:value-type="time">
            <text:p>08:54:13</text:p>
          </table:table-cell>
          <table:table-cell office:value-type="time" office:time-value="PT11H58M19S" calcext:value-type="time">
            <text:p>11:58:19</text:p>
          </table:table-cell>
          <table:table-cell office:value-type="time" office:time-value="PT15H03M42S" calcext:value-type="time">
            <text:p>15:03:42</text:p>
          </table:table-cell>
          <table:table-cell table:formula="of:=IF(OR([.B40]=&quot;&quot;;[.E40]=&quot;&quot;);&quot;&quot;;ROUND(ABS([.B40]-[.E40])*86400))" office:value-type="float" office:value="1" calcext:value-type="float">
            <text:p>1</text:p>
          </table:table-cell>
          <table:table-cell table:formula="of:=IF(OR([.C40]=&quot;&quot;;[.F40]=&quot;&quot;);&quot;&quot;;ROUND(ABS([.C40]-[.F40])*86400))" office:value-type="float" office:value="0" calcext:value-type="float">
            <text:p>0</text:p>
          </table:table-cell>
          <table:table-cell table:formula="of:=IF(OR([.D40]=&quot;&quot;;[.G40]=&quot;&quot;);&quot;&quot;;ROUND(ABS([.D40]-[.G4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08H49M17S" calcext:value-type="time">
            <text:p>08:49:17</text:p>
          </table:table-cell>
          <table:table-cell office:value-type="time" office:time-value="PT11H58M22S" calcext:value-type="time">
            <text:p>11:58:22</text:p>
          </table:table-cell>
          <table:table-cell office:value-type="time" office:time-value="PT15H08M46S" calcext:value-type="time">
            <text:p>15:08:46</text:p>
          </table:table-cell>
          <table:table-cell office:value-type="time" office:time-value="PT08H49M17S" calcext:value-type="time">
            <text:p>08:49:17</text:p>
          </table:table-cell>
          <table:table-cell office:value-type="time" office:time-value="PT11H58M22S" calcext:value-type="time">
            <text:p>11:58:22</text:p>
          </table:table-cell>
          <table:table-cell office:value-type="time" office:time-value="PT15H08M46S" calcext:value-type="time">
            <text:p>15:08:46</text:p>
          </table:table-cell>
          <table:table-cell table:formula="of:=IF(OR([.B41]=&quot;&quot;;[.E41]=&quot;&quot;);&quot;&quot;;ROUND(ABS([.B41]-[.E41])*86400))" office:value-type="float" office:value="0" calcext:value-type="float">
            <text:p>0</text:p>
          </table:table-cell>
          <table:table-cell table:formula="of:=IF(OR([.C41]=&quot;&quot;;[.F41]=&quot;&quot;);&quot;&quot;;ROUND(ABS([.C41]-[.F41])*86400))" office:value-type="float" office:value="0" calcext:value-type="float">
            <text:p>0</text:p>
          </table:table-cell>
          <table:table-cell table:formula="of:=IF(OR([.D41]=&quot;&quot;;[.G41]=&quot;&quot;);&quot;&quot;;ROUND(ABS([.D41]-[.G4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08H44M23S" calcext:value-type="time">
            <text:p>08:44:23</text:p>
          </table:table-cell>
          <table:table-cell office:value-type="time" office:time-value="PT11H58M24S" calcext:value-type="time">
            <text:p>11:58:24</text:p>
          </table:table-cell>
          <table:table-cell office:value-type="time" office:time-value="PT15H13M45S" calcext:value-type="time">
            <text:p>15:13:45</text:p>
          </table:table-cell>
          <table:table-cell office:value-type="time" office:time-value="PT08H44M23S" calcext:value-type="time">
            <text:p>08:44:23</text:p>
          </table:table-cell>
          <table:table-cell office:value-type="time" office:time-value="PT11H58M24S" calcext:value-type="time">
            <text:p>11:58:24</text:p>
          </table:table-cell>
          <table:table-cell office:value-type="time" office:time-value="PT15H13M45S" calcext:value-type="time">
            <text:p>15:13:45</text:p>
          </table:table-cell>
          <table:table-cell table:formula="of:=IF(OR([.B42]=&quot;&quot;;[.E42]=&quot;&quot;);&quot;&quot;;ROUND(ABS([.B42]-[.E42])*86400))" office:value-type="float" office:value="0" calcext:value-type="float">
            <text:p>0</text:p>
          </table:table-cell>
          <table:table-cell table:formula="of:=IF(OR([.C42]=&quot;&quot;;[.F42]=&quot;&quot;);&quot;&quot;;ROUND(ABS([.C42]-[.F42])*86400))" office:value-type="float" office:value="0" calcext:value-type="float">
            <text:p>0</text:p>
          </table:table-cell>
          <table:table-cell table:formula="of:=IF(OR([.D42]=&quot;&quot;;[.G42]=&quot;&quot;);&quot;&quot;;ROUND(ABS([.D42]-[.G4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08H39M31S" calcext:value-type="time">
            <text:p>08:39:31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5H18M41S" calcext:value-type="time">
            <text:p>15:18:41</text:p>
          </table:table-cell>
          <table:table-cell office:value-type="time" office:time-value="PT08H39M30S" calcext:value-type="time">
            <text:p>08:39:30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5H18M41S" calcext:value-type="time">
            <text:p>15:18:41</text:p>
          </table:table-cell>
          <table:table-cell table:formula="of:=IF(OR([.B43]=&quot;&quot;;[.E43]=&quot;&quot;);&quot;&quot;;ROUND(ABS([.B43]-[.E43])*86400))" office:value-type="float" office:value="1" calcext:value-type="float">
            <text:p>1</text:p>
          </table:table-cell>
          <table:table-cell table:formula="of:=IF(OR([.C43]=&quot;&quot;;[.F43]=&quot;&quot;);&quot;&quot;;ROUND(ABS([.C43]-[.F43])*86400))" office:value-type="float" office:value="0" calcext:value-type="float">
            <text:p>0</text:p>
          </table:table-cell>
          <table:table-cell table:formula="of:=IF(OR([.D43]=&quot;&quot;;[.G43]=&quot;&quot;);&quot;&quot;;ROUND(ABS([.D43]-[.G4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08H34M40S" calcext:value-type="time">
            <text:p>08:34:40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5H23M33S" calcext:value-type="time">
            <text:p>15:23:33</text:p>
          </table:table-cell>
          <table:table-cell office:value-type="time" office:time-value="PT08H34M40S" calcext:value-type="time">
            <text:p>08:34:40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5H23M33S" calcext:value-type="time">
            <text:p>15:23:33</text:p>
          </table:table-cell>
          <table:table-cell table:formula="of:=IF(OR([.B44]=&quot;&quot;;[.E44]=&quot;&quot;);&quot;&quot;;ROUND(ABS([.B44]-[.E44])*86400))" office:value-type="float" office:value="0" calcext:value-type="float">
            <text:p>0</text:p>
          </table:table-cell>
          <table:table-cell table:formula="of:=IF(OR([.C44]=&quot;&quot;;[.F44]=&quot;&quot;);&quot;&quot;;ROUND(ABS([.C44]-[.F44])*86400))" office:value-type="float" office:value="0" calcext:value-type="float">
            <text:p>0</text:p>
          </table:table-cell>
          <table:table-cell table:formula="of:=IF(OR([.D44]=&quot;&quot;;[.G44]=&quot;&quot;);&quot;&quot;;ROUND(ABS([.D44]-[.G4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08H29M51S" calcext:value-type="time">
            <text:p>08:29:51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5H28M23S" calcext:value-type="time">
            <text:p>15:28:23</text:p>
          </table:table-cell>
          <table:table-cell office:value-type="time" office:time-value="PT08H29M51S" calcext:value-type="time">
            <text:p>08:29:51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5H28M23S" calcext:value-type="time">
            <text:p>15:28:23</text:p>
          </table:table-cell>
          <table:table-cell table:formula="of:=IF(OR([.B45]=&quot;&quot;;[.E45]=&quot;&quot;);&quot;&quot;;ROUND(ABS([.B45]-[.E45])*86400))" office:value-type="float" office:value="0" calcext:value-type="float">
            <text:p>0</text:p>
          </table:table-cell>
          <table:table-cell table:formula="of:=IF(OR([.C45]=&quot;&quot;;[.F45]=&quot;&quot;);&quot;&quot;;ROUND(ABS([.C45]-[.F45])*86400))" office:value-type="float" office:value="0" calcext:value-type="float">
            <text:p>0</text:p>
          </table:table-cell>
          <table:table-cell table:formula="of:=IF(OR([.D45]=&quot;&quot;;[.G45]=&quot;&quot;);&quot;&quot;;ROUND(ABS([.D45]-[.G4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08H25M03S" calcext:value-type="time">
            <text:p>08:25:03</text:p>
          </table:table-cell>
          <table:table-cell office:value-type="time" office:time-value="PT11H58M24S" calcext:value-type="time">
            <text:p>11:58:24</text:p>
          </table:table-cell>
          <table:table-cell office:value-type="time" office:time-value="PT15H33M09S" calcext:value-type="time">
            <text:p>15:33:09</text:p>
          </table:table-cell>
          <table:table-cell office:value-type="time" office:time-value="PT08H25M03S" calcext:value-type="time">
            <text:p>08:25:03</text:p>
          </table:table-cell>
          <table:table-cell office:value-type="time" office:time-value="PT11H58M24S" calcext:value-type="time">
            <text:p>11:58:24</text:p>
          </table:table-cell>
          <table:table-cell office:value-type="time" office:time-value="PT15H33M09S" calcext:value-type="time">
            <text:p>15:33:09</text:p>
          </table:table-cell>
          <table:table-cell table:formula="of:=IF(OR([.B46]=&quot;&quot;;[.E46]=&quot;&quot;);&quot;&quot;;ROUND(ABS([.B46]-[.E46])*86400))" office:value-type="float" office:value="0" calcext:value-type="float">
            <text:p>0</text:p>
          </table:table-cell>
          <table:table-cell table:formula="of:=IF(OR([.C46]=&quot;&quot;;[.F46]=&quot;&quot;);&quot;&quot;;ROUND(ABS([.C46]-[.F46])*86400))" office:value-type="float" office:value="0" calcext:value-type="float">
            <text:p>0</text:p>
          </table:table-cell>
          <table:table-cell table:formula="of:=IF(OR([.D46]=&quot;&quot;;[.G46]=&quot;&quot;);&quot;&quot;;ROUND(ABS([.D46]-[.G4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08H20M17S" calcext:value-type="time">
            <text:p>08:20:17</text:p>
          </table:table-cell>
          <table:table-cell office:value-type="time" office:time-value="PT11H58M22S" calcext:value-type="time">
            <text:p>11:58:22</text:p>
          </table:table-cell>
          <table:table-cell office:value-type="time" office:time-value="PT15H37M52S" calcext:value-type="time">
            <text:p>15:37:52</text:p>
          </table:table-cell>
          <table:table-cell office:value-type="time" office:time-value="PT08H20M17S" calcext:value-type="time">
            <text:p>08:20:17</text:p>
          </table:table-cell>
          <table:table-cell office:value-type="time" office:time-value="PT11H58M22S" calcext:value-type="time">
            <text:p>11:58:22</text:p>
          </table:table-cell>
          <table:table-cell office:value-type="time" office:time-value="PT15H37M53S" calcext:value-type="time">
            <text:p>15:37:53</text:p>
          </table:table-cell>
          <table:table-cell table:formula="of:=IF(OR([.B47]=&quot;&quot;;[.E47]=&quot;&quot;);&quot;&quot;;ROUND(ABS([.B47]-[.E47])*86400))" office:value-type="float" office:value="0" calcext:value-type="float">
            <text:p>0</text:p>
          </table:table-cell>
          <table:table-cell table:formula="of:=IF(OR([.C47]=&quot;&quot;;[.F47]=&quot;&quot;);&quot;&quot;;ROUND(ABS([.C47]-[.F47])*86400))" office:value-type="float" office:value="0" calcext:value-type="float">
            <text:p>0</text:p>
          </table:table-cell>
          <table:table-cell table:formula="of:=IF(OR([.D47]=&quot;&quot;;[.G47]=&quot;&quot;);&quot;&quot;;ROUND(ABS([.D47]-[.G4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08H15M33S" calcext:value-type="time">
            <text:p>08:15:33</text:p>
          </table:table-cell>
          <table:table-cell office:value-type="time" office:time-value="PT11H58M19S" calcext:value-type="time">
            <text:p>11:58:19</text:p>
          </table:table-cell>
          <table:table-cell office:value-type="time" office:time-value="PT15H42M33S" calcext:value-type="time">
            <text:p>15:42:33</text:p>
          </table:table-cell>
          <table:table-cell office:value-type="time" office:time-value="PT08H15M32S" calcext:value-type="time">
            <text:p>08:15:32</text:p>
          </table:table-cell>
          <table:table-cell office:value-type="time" office:time-value="PT11H58M19S" calcext:value-type="time">
            <text:p>11:58:19</text:p>
          </table:table-cell>
          <table:table-cell office:value-type="time" office:time-value="PT15H42M33S" calcext:value-type="time">
            <text:p>15:42:33</text:p>
          </table:table-cell>
          <table:table-cell table:formula="of:=IF(OR([.B48]=&quot;&quot;;[.E48]=&quot;&quot;);&quot;&quot;;ROUND(ABS([.B48]-[.E48])*86400))" office:value-type="float" office:value="1" calcext:value-type="float">
            <text:p>1</text:p>
          </table:table-cell>
          <table:table-cell table:formula="of:=IF(OR([.C48]=&quot;&quot;;[.F48]=&quot;&quot;);&quot;&quot;;ROUND(ABS([.C48]-[.F48])*86400))" office:value-type="float" office:value="0" calcext:value-type="float">
            <text:p>0</text:p>
          </table:table-cell>
          <table:table-cell table:formula="of:=IF(OR([.D48]=&quot;&quot;;[.G48]=&quot;&quot;);&quot;&quot;;ROUND(ABS([.D48]-[.G4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08H10M49S" calcext:value-type="time">
            <text:p>08:10:49</text:p>
          </table:table-cell>
          <table:table-cell office:value-type="time" office:time-value="PT11H58M15S" calcext:value-type="time">
            <text:p>11:58:15</text:p>
          </table:table-cell>
          <table:table-cell office:value-type="time" office:time-value="PT15H47M11S" calcext:value-type="time">
            <text:p>15:47:11</text:p>
          </table:table-cell>
          <table:table-cell office:value-type="time" office:time-value="PT08H10M48S" calcext:value-type="time">
            <text:p>08:10:48</text:p>
          </table:table-cell>
          <table:table-cell office:value-type="time" office:time-value="PT11H58M16S" calcext:value-type="time">
            <text:p>11:58:16</text:p>
          </table:table-cell>
          <table:table-cell office:value-type="time" office:time-value="PT15H47M11S" calcext:value-type="time">
            <text:p>15:47:11</text:p>
          </table:table-cell>
          <table:table-cell table:formula="of:=IF(OR([.B49]=&quot;&quot;;[.E49]=&quot;&quot;);&quot;&quot;;ROUND(ABS([.B49]-[.E49])*86400))" office:value-type="float" office:value="1" calcext:value-type="float">
            <text:p>1</text:p>
          </table:table-cell>
          <table:table-cell table:formula="of:=IF(OR([.C49]=&quot;&quot;;[.F49]=&quot;&quot;);&quot;&quot;;ROUND(ABS([.C49]-[.F49])*86400))" office:value-type="float" office:value="1" calcext:value-type="float">
            <text:p>1</text:p>
          </table:table-cell>
          <table:table-cell table:formula="of:=IF(OR([.D49]=&quot;&quot;;[.G49]=&quot;&quot;);&quot;&quot;;ROUND(ABS([.D49]-[.G4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08H06M06S" calcext:value-type="time">
            <text:p>08:06:06</text:p>
          </table:table-cell>
          <table:table-cell office:value-type="time" office:time-value="PT11H58M11S" calcext:value-type="time">
            <text:p>11:58:11</text:p>
          </table:table-cell>
          <table:table-cell office:value-type="time" office:time-value="PT15H51M47S" calcext:value-type="time">
            <text:p>15:51:47</text:p>
          </table:table-cell>
          <table:table-cell office:value-type="time" office:time-value="PT08H06M06S" calcext:value-type="time">
            <text:p>08:06:06</text:p>
          </table:table-cell>
          <table:table-cell office:value-type="time" office:time-value="PT11H58M11S" calcext:value-type="time">
            <text:p>11:58:11</text:p>
          </table:table-cell>
          <table:table-cell office:value-type="time" office:time-value="PT15H51M47S" calcext:value-type="time">
            <text:p>15:51:47</text:p>
          </table:table-cell>
          <table:table-cell table:formula="of:=IF(OR([.B50]=&quot;&quot;;[.E50]=&quot;&quot;);&quot;&quot;;ROUND(ABS([.B50]-[.E50])*86400))" office:value-type="float" office:value="0" calcext:value-type="float">
            <text:p>0</text:p>
          </table:table-cell>
          <table:table-cell table:formula="of:=IF(OR([.C50]=&quot;&quot;;[.F50]=&quot;&quot;);&quot;&quot;;ROUND(ABS([.C50]-[.F50])*86400))" office:value-type="float" office:value="0" calcext:value-type="float">
            <text:p>0</text:p>
          </table:table-cell>
          <table:table-cell table:formula="of:=IF(OR([.D50]=&quot;&quot;;[.G50]=&quot;&quot;);&quot;&quot;;ROUND(ABS([.D50]-[.G5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08H01M25S" calcext:value-type="time">
            <text:p>08:01:25</text:p>
          </table:table-cell>
          <table:table-cell office:value-type="time" office:time-value="PT11H58M06S" calcext:value-type="time">
            <text:p>11:58:06</text:p>
          </table:table-cell>
          <table:table-cell office:value-type="time" office:time-value="PT15H56M20S" calcext:value-type="time">
            <text:p>15:56:20</text:p>
          </table:table-cell>
          <table:table-cell office:value-type="time" office:time-value="PT08H01M24S" calcext:value-type="time">
            <text:p>08:01:24</text:p>
          </table:table-cell>
          <table:table-cell office:value-type="time" office:time-value="PT11H58M07S" calcext:value-type="time">
            <text:p>11:58:07</text:p>
          </table:table-cell>
          <table:table-cell office:value-type="time" office:time-value="PT15H56M20S" calcext:value-type="time">
            <text:p>15:56:20</text:p>
          </table:table-cell>
          <table:table-cell table:formula="of:=IF(OR([.B51]=&quot;&quot;;[.E51]=&quot;&quot;);&quot;&quot;;ROUND(ABS([.B51]-[.E51])*86400))" office:value-type="float" office:value="1" calcext:value-type="float">
            <text:p>1</text:p>
          </table:table-cell>
          <table:table-cell table:formula="of:=IF(OR([.C51]=&quot;&quot;;[.F51]=&quot;&quot;);&quot;&quot;;ROUND(ABS([.C51]-[.F51])*86400))" office:value-type="float" office:value="1" calcext:value-type="float">
            <text:p>1</text:p>
          </table:table-cell>
          <table:table-cell table:formula="of:=IF(OR([.D51]=&quot;&quot;;[.G51]=&quot;&quot;);&quot;&quot;;ROUND(ABS([.D51]-[.G5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07H56M44S" calcext:value-type="time">
            <text:p>07:56:44</text:p>
          </table:table-cell>
          <table:table-cell office:value-type="time" office:time-value="PT11H58M01S" calcext:value-type="time">
            <text:p>11:58:01</text:p>
          </table:table-cell>
          <table:table-cell office:value-type="time" office:time-value="PT16H00M51S" calcext:value-type="time">
            <text:p>16:00:51</text:p>
          </table:table-cell>
          <table:table-cell office:value-type="time" office:time-value="PT07H56M43S" calcext:value-type="time">
            <text:p>07:56:43</text:p>
          </table:table-cell>
          <table:table-cell office:value-type="time" office:time-value="PT11H58M01S" calcext:value-type="time">
            <text:p>11:58:01</text:p>
          </table:table-cell>
          <table:table-cell office:value-type="time" office:time-value="PT16H00M51S" calcext:value-type="time">
            <text:p>16:00:51</text:p>
          </table:table-cell>
          <table:table-cell table:formula="of:=IF(OR([.B52]=&quot;&quot;;[.E52]=&quot;&quot;);&quot;&quot;;ROUND(ABS([.B52]-[.E52])*86400))" office:value-type="float" office:value="1" calcext:value-type="float">
            <text:p>1</text:p>
          </table:table-cell>
          <table:table-cell table:formula="of:=IF(OR([.C52]=&quot;&quot;;[.F52]=&quot;&quot;);&quot;&quot;;ROUND(ABS([.C52]-[.F52])*86400))" office:value-type="float" office:value="0" calcext:value-type="float">
            <text:p>0</text:p>
          </table:table-cell>
          <table:table-cell table:formula="of:=IF(OR([.D52]=&quot;&quot;;[.G52]=&quot;&quot;);&quot;&quot;;ROUND(ABS([.D52]-[.G5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07H52M04S" calcext:value-type="time">
            <text:p>07:52:04</text:p>
          </table:table-cell>
          <table:table-cell office:value-type="time" office:time-value="PT11H57M55S" calcext:value-type="time">
            <text:p>11:57:55</text:p>
          </table:table-cell>
          <table:table-cell office:value-type="time" office:time-value="PT16H05M19S" calcext:value-type="time">
            <text:p>16:05:19</text:p>
          </table:table-cell>
          <table:table-cell office:value-type="time" office:time-value="PT07H52M04S" calcext:value-type="time">
            <text:p>07:52:04</text:p>
          </table:table-cell>
          <table:table-cell office:value-type="time" office:time-value="PT11H57M55S" calcext:value-type="time">
            <text:p>11:57:55</text:p>
          </table:table-cell>
          <table:table-cell office:value-type="time" office:time-value="PT16H05M20S" calcext:value-type="time">
            <text:p>16:05:20</text:p>
          </table:table-cell>
          <table:table-cell table:formula="of:=IF(OR([.B53]=&quot;&quot;;[.E53]=&quot;&quot;);&quot;&quot;;ROUND(ABS([.B53]-[.E53])*86400))" office:value-type="float" office:value="0" calcext:value-type="float">
            <text:p>0</text:p>
          </table:table-cell>
          <table:table-cell table:formula="of:=IF(OR([.C53]=&quot;&quot;;[.F53]=&quot;&quot;);&quot;&quot;;ROUND(ABS([.C53]-[.F53])*86400))" office:value-type="float" office:value="0" calcext:value-type="float">
            <text:p>0</text:p>
          </table:table-cell>
          <table:table-cell table:formula="of:=IF(OR([.D53]=&quot;&quot;;[.G53]=&quot;&quot;);&quot;&quot;;ROUND(ABS([.D53]-[.G5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07H47M25S" calcext:value-type="time">
            <text:p>07:47:25</text:p>
          </table:table-cell>
          <table:table-cell office:value-type="time" office:time-value="PT11H57M48S" calcext:value-type="time">
            <text:p>11:57:48</text:p>
          </table:table-cell>
          <table:table-cell office:value-type="time" office:time-value="PT16H09M46S" calcext:value-type="time">
            <text:p>16:09:46</text:p>
          </table:table-cell>
          <table:table-cell office:value-type="time" office:time-value="PT07H47M25S" calcext:value-type="time">
            <text:p>07:47:25</text:p>
          </table:table-cell>
          <table:table-cell office:value-type="time" office:time-value="PT11H57M48S" calcext:value-type="time">
            <text:p>11:57:48</text:p>
          </table:table-cell>
          <table:table-cell office:value-type="time" office:time-value="PT16H09M47S" calcext:value-type="time">
            <text:p>16:09:47</text:p>
          </table:table-cell>
          <table:table-cell table:formula="of:=IF(OR([.B54]=&quot;&quot;;[.E54]=&quot;&quot;);&quot;&quot;;ROUND(ABS([.B54]-[.E54])*86400))" office:value-type="float" office:value="0" calcext:value-type="float">
            <text:p>0</text:p>
          </table:table-cell>
          <table:table-cell table:formula="of:=IF(OR([.C54]=&quot;&quot;;[.F54]=&quot;&quot;);&quot;&quot;;ROUND(ABS([.C54]-[.F54])*86400))" office:value-type="float" office:value="0" calcext:value-type="float">
            <text:p>0</text:p>
          </table:table-cell>
          <table:table-cell table:formula="of:=IF(OR([.D54]=&quot;&quot;;[.G54]=&quot;&quot;);&quot;&quot;;ROUND(ABS([.D54]-[.G5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time" office:time-value="PT07H42M47S" calcext:value-type="time">
            <text:p>07:42:47</text:p>
          </table:table-cell>
          <table:table-cell office:value-type="time" office:time-value="PT11H57M41S" calcext:value-type="time">
            <text:p>11:57:41</text:p>
          </table:table-cell>
          <table:table-cell office:value-type="time" office:time-value="PT16H14M11S" calcext:value-type="time">
            <text:p>16:14:11</text:p>
          </table:table-cell>
          <table:table-cell office:value-type="time" office:time-value="PT07H42M46S" calcext:value-type="time">
            <text:p>07:42:46</text:p>
          </table:table-cell>
          <table:table-cell office:value-type="time" office:time-value="PT11H57M41S" calcext:value-type="time">
            <text:p>11:57:41</text:p>
          </table:table-cell>
          <table:table-cell office:value-type="time" office:time-value="PT16H14M11S" calcext:value-type="time">
            <text:p>16:14:11</text:p>
          </table:table-cell>
          <table:table-cell table:formula="of:=IF(OR([.B55]=&quot;&quot;;[.E55]=&quot;&quot;);&quot;&quot;;ROUND(ABS([.B55]-[.E55])*86400))" office:value-type="float" office:value="1" calcext:value-type="float">
            <text:p>1</text:p>
          </table:table-cell>
          <table:table-cell table:formula="of:=IF(OR([.C55]=&quot;&quot;;[.F55]=&quot;&quot;);&quot;&quot;;ROUND(ABS([.C55]-[.F55])*86400))" office:value-type="float" office:value="0" calcext:value-type="float">
            <text:p>0</text:p>
          </table:table-cell>
          <table:table-cell table:formula="of:=IF(OR([.D55]=&quot;&quot;;[.G55]=&quot;&quot;);&quot;&quot;;ROUND(ABS([.D55]-[.G5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07H38M09S" calcext:value-type="time">
            <text:p>07:38:09</text:p>
          </table:table-cell>
          <table:table-cell office:value-type="time" office:time-value="PT11H57M32S" calcext:value-type="time">
            <text:p>11:57:32</text:p>
          </table:table-cell>
          <table:table-cell office:value-type="time" office:time-value="PT16H18M33S" calcext:value-type="time">
            <text:p>16:18:33</text:p>
          </table:table-cell>
          <table:table-cell office:value-type="time" office:time-value="PT07H38M09S" calcext:value-type="time">
            <text:p>07:38:09</text:p>
          </table:table-cell>
          <table:table-cell office:value-type="time" office:time-value="PT11H57M33S" calcext:value-type="time">
            <text:p>11:57:33</text:p>
          </table:table-cell>
          <table:table-cell office:value-type="time" office:time-value="PT16H18M34S" calcext:value-type="time">
            <text:p>16:18:34</text:p>
          </table:table-cell>
          <table:table-cell table:formula="of:=IF(OR([.B56]=&quot;&quot;;[.E56]=&quot;&quot;);&quot;&quot;;ROUND(ABS([.B56]-[.E56])*86400))" office:value-type="float" office:value="0" calcext:value-type="float">
            <text:p>0</text:p>
          </table:table-cell>
          <table:table-cell table:formula="of:=IF(OR([.C56]=&quot;&quot;;[.F56]=&quot;&quot;);&quot;&quot;;ROUND(ABS([.C56]-[.F56])*86400))" office:value-type="float" office:value="1" calcext:value-type="float">
            <text:p>1</text:p>
          </table:table-cell>
          <table:table-cell table:formula="of:=IF(OR([.D56]=&quot;&quot;;[.G56]=&quot;&quot;);&quot;&quot;;ROUND(ABS([.D56]-[.G5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time" office:time-value="PT07H33M32S" calcext:value-type="time">
            <text:p>07:33:32</text:p>
          </table:table-cell>
          <table:table-cell office:value-type="time" office:time-value="PT11H57M24S" calcext:value-type="time">
            <text:p>11:57:24</text:p>
          </table:table-cell>
          <table:table-cell office:value-type="time" office:time-value="PT16H22M55S" calcext:value-type="time">
            <text:p>16:22:55</text:p>
          </table:table-cell>
          <table:table-cell office:value-type="time" office:time-value="PT07H33M31S" calcext:value-type="time">
            <text:p>07:33:31</text:p>
          </table:table-cell>
          <table:table-cell office:value-type="time" office:time-value="PT11H57M24S" calcext:value-type="time">
            <text:p>11:57:24</text:p>
          </table:table-cell>
          <table:table-cell office:value-type="time" office:time-value="PT16H22M55S" calcext:value-type="time">
            <text:p>16:22:55</text:p>
          </table:table-cell>
          <table:table-cell table:formula="of:=IF(OR([.B57]=&quot;&quot;;[.E57]=&quot;&quot;);&quot;&quot;;ROUND(ABS([.B57]-[.E57])*86400))" office:value-type="float" office:value="1" calcext:value-type="float">
            <text:p>1</text:p>
          </table:table-cell>
          <table:table-cell table:formula="of:=IF(OR([.C57]=&quot;&quot;;[.F57]=&quot;&quot;);&quot;&quot;;ROUND(ABS([.C57]-[.F57])*86400))" office:value-type="float" office:value="0" calcext:value-type="float">
            <text:p>0</text:p>
          </table:table-cell>
          <table:table-cell table:formula="of:=IF(OR([.D57]=&quot;&quot;;[.G57]=&quot;&quot;);&quot;&quot;;ROUND(ABS([.D57]-[.G5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time" office:time-value="PT07H28M56S" calcext:value-type="time">
            <text:p>07:28:56</text:p>
          </table:table-cell>
          <table:table-cell office:value-type="time" office:time-value="PT11H57M15S" calcext:value-type="time">
            <text:p>11:57:15</text:p>
          </table:table-cell>
          <table:table-cell office:value-type="time" office:time-value="PT16H27M14S" calcext:value-type="time">
            <text:p>16:27:14</text:p>
          </table:table-cell>
          <table:table-cell office:value-type="time" office:time-value="PT07H28M55S" calcext:value-type="time">
            <text:p>07:28:55</text:p>
          </table:table-cell>
          <table:table-cell office:value-type="time" office:time-value="PT11H57M15S" calcext:value-type="time">
            <text:p>11:57:15</text:p>
          </table:table-cell>
          <table:table-cell office:value-type="time" office:time-value="PT16H27M15S" calcext:value-type="time">
            <text:p>16:27:15</text:p>
          </table:table-cell>
          <table:table-cell table:formula="of:=IF(OR([.B58]=&quot;&quot;;[.E58]=&quot;&quot;);&quot;&quot;;ROUND(ABS([.B58]-[.E58])*86400))" office:value-type="float" office:value="1" calcext:value-type="float">
            <text:p>1</text:p>
          </table:table-cell>
          <table:table-cell table:formula="of:=IF(OR([.C58]=&quot;&quot;;[.F58]=&quot;&quot;);&quot;&quot;;ROUND(ABS([.C58]-[.F58])*86400))" office:value-type="float" office:value="0" calcext:value-type="float">
            <text:p>0</text:p>
          </table:table-cell>
          <table:table-cell table:formula="of:=IF(OR([.D58]=&quot;&quot;;[.G58]=&quot;&quot;);&quot;&quot;;ROUND(ABS([.D58]-[.G5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time" office:time-value="PT07H24M20S" calcext:value-type="time">
            <text:p>07:24:20</text:p>
          </table:table-cell>
          <table:table-cell office:value-type="time" office:time-value="PT11H57M05S" calcext:value-type="time">
            <text:p>11:57:05</text:p>
          </table:table-cell>
          <table:table-cell office:value-type="time" office:time-value="PT16H31M32S" calcext:value-type="time">
            <text:p>16:31:32</text:p>
          </table:table-cell>
          <table:table-cell office:value-type="time" office:time-value="PT07H24M19S" calcext:value-type="time">
            <text:p>07:24:19</text:p>
          </table:table-cell>
          <table:table-cell office:value-type="time" office:time-value="PT11H57M05S" calcext:value-type="time">
            <text:p>11:57:05</text:p>
          </table:table-cell>
          <table:table-cell office:value-type="time" office:time-value="PT16H31M32S" calcext:value-type="time">
            <text:p>16:31:32</text:p>
          </table:table-cell>
          <table:table-cell table:formula="of:=IF(OR([.B59]=&quot;&quot;;[.E59]=&quot;&quot;);&quot;&quot;;ROUND(ABS([.B59]-[.E59])*86400))" office:value-type="float" office:value="1" calcext:value-type="float">
            <text:p>1</text:p>
          </table:table-cell>
          <table:table-cell table:formula="of:=IF(OR([.C59]=&quot;&quot;;[.F59]=&quot;&quot;);&quot;&quot;;ROUND(ABS([.C59]-[.F59])*86400))" office:value-type="float" office:value="0" calcext:value-type="float">
            <text:p>0</text:p>
          </table:table-cell>
          <table:table-cell table:formula="of:=IF(OR([.D59]=&quot;&quot;;[.G59]=&quot;&quot;);&quot;&quot;;ROUND(ABS([.D59]-[.G5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time" office:time-value="PT07H19M44S" calcext:value-type="time">
            <text:p>07:19:44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6H35M48S" calcext:value-type="time">
            <text:p>16:35:48</text:p>
          </table:table-cell>
          <table:table-cell office:value-type="time" office:time-value="PT07H19M43S" calcext:value-type="time">
            <text:p>07:19:43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6H35M49S" calcext:value-type="time">
            <text:p>16:35:49</text:p>
          </table:table-cell>
          <table:table-cell table:formula="of:=IF(OR([.B60]=&quot;&quot;;[.E60]=&quot;&quot;);&quot;&quot;;ROUND(ABS([.B60]-[.E60])*86400))" office:value-type="float" office:value="1" calcext:value-type="float">
            <text:p>1</text:p>
          </table:table-cell>
          <table:table-cell table:formula="of:=IF(OR([.C60]=&quot;&quot;;[.F60]=&quot;&quot;);&quot;&quot;;ROUND(ABS([.C60]-[.F60])*86400))" office:value-type="float" office:value="0" calcext:value-type="float">
            <text:p>0</text:p>
          </table:table-cell>
          <table:table-cell table:formula="of:=IF(OR([.D60]=&quot;&quot;;[.G60]=&quot;&quot;);&quot;&quot;;ROUND(ABS([.D60]-[.G6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time" office:time-value="PT07H15M09S" calcext:value-type="time">
            <text:p>07:15:09</text:p>
          </table:table-cell>
          <table:table-cell office:value-type="time" office:time-value="PT11H56M44S" calcext:value-type="time">
            <text:p>11:56:44</text:p>
          </table:table-cell>
          <table:table-cell office:value-type="time" office:time-value="PT16H40M03S" calcext:value-type="time">
            <text:p>16:40:03</text:p>
          </table:table-cell>
          <table:table-cell office:value-type="time" office:time-value="PT07H15M08S" calcext:value-type="time">
            <text:p>07:15:08</text:p>
          </table:table-cell>
          <table:table-cell office:value-type="time" office:time-value="PT11H56M44S" calcext:value-type="time">
            <text:p>11:56:44</text:p>
          </table:table-cell>
          <table:table-cell office:value-type="time" office:time-value="PT16H40M03S" calcext:value-type="time">
            <text:p>16:40:03</text:p>
          </table:table-cell>
          <table:table-cell table:formula="of:=IF(OR([.B61]=&quot;&quot;;[.E61]=&quot;&quot;);&quot;&quot;;ROUND(ABS([.B61]-[.E61])*86400))" office:value-type="float" office:value="1" calcext:value-type="float">
            <text:p>1</text:p>
          </table:table-cell>
          <table:table-cell table:formula="of:=IF(OR([.C61]=&quot;&quot;;[.F61]=&quot;&quot;);&quot;&quot;;ROUND(ABS([.C61]-[.F61])*86400))" office:value-type="float" office:value="0" calcext:value-type="float">
            <text:p>0</text:p>
          </table:table-cell>
          <table:table-cell table:formula="of:=IF(OR([.D61]=&quot;&quot;;[.G61]=&quot;&quot;);&quot;&quot;;ROUND(ABS([.D61]-[.G6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7H10M35S" calcext:value-type="time">
            <text:p>07:10:35</text:p>
          </table:table-cell>
          <table:table-cell office:value-type="time" office:time-value="PT11H56M33S" calcext:value-type="time">
            <text:p>11:56:33</text:p>
          </table:table-cell>
          <table:table-cell office:value-type="time" office:time-value="PT16H44M16S" calcext:value-type="time">
            <text:p>16:44:16</text:p>
          </table:table-cell>
          <table:table-cell office:value-type="time" office:time-value="PT07H10M34S" calcext:value-type="time">
            <text:p>07:10:34</text:p>
          </table:table-cell>
          <table:table-cell office:value-type="time" office:time-value="PT11H56M33S" calcext:value-type="time">
            <text:p>11:56:33</text:p>
          </table:table-cell>
          <table:table-cell office:value-type="time" office:time-value="PT16H44M17S" calcext:value-type="time">
            <text:p>16:44:17</text:p>
          </table:table-cell>
          <table:table-cell table:formula="of:=IF(OR([.B62]=&quot;&quot;;[.E62]=&quot;&quot;);&quot;&quot;;ROUND(ABS([.B62]-[.E62])*86400))" office:value-type="float" office:value="1" calcext:value-type="float">
            <text:p>1</text:p>
          </table:table-cell>
          <table:table-cell table:formula="of:=IF(OR([.C62]=&quot;&quot;;[.F62]=&quot;&quot;);&quot;&quot;;ROUND(ABS([.C62]-[.F62])*86400))" office:value-type="float" office:value="0" calcext:value-type="float">
            <text:p>0</text:p>
          </table:table-cell>
          <table:table-cell table:formula="of:=IF(OR([.D62]=&quot;&quot;;[.G62]=&quot;&quot;);&quot;&quot;;ROUND(ABS([.D62]-[.G6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7H06M00S" calcext:value-type="time">
            <text:p>07:06:00</text:p>
          </table:table-cell>
          <table:table-cell office:value-type="time" office:time-value="PT11H56M21S" calcext:value-type="time">
            <text:p>11:56:21</text:p>
          </table:table-cell>
          <table:table-cell office:value-type="time" office:time-value="PT16H48M28S" calcext:value-type="time">
            <text:p>16:48:28</text:p>
          </table:table-cell>
          <table:table-cell office:value-type="time" office:time-value="PT07H05M59S" calcext:value-type="time">
            <text:p>07:05:59</text:p>
          </table:table-cell>
          <table:table-cell office:value-type="time" office:time-value="PT11H56M21S" calcext:value-type="time">
            <text:p>11:56:21</text:p>
          </table:table-cell>
          <table:table-cell office:value-type="time" office:time-value="PT16H48M29S" calcext:value-type="time">
            <text:p>16:48:29</text:p>
          </table:table-cell>
          <table:table-cell table:formula="of:=IF(OR([.B63]=&quot;&quot;;[.E63]=&quot;&quot;);&quot;&quot;;ROUND(ABS([.B63]-[.E63])*86400))" office:value-type="float" office:value="1" calcext:value-type="float">
            <text:p>1</text:p>
          </table:table-cell>
          <table:table-cell table:formula="of:=IF(OR([.C63]=&quot;&quot;;[.F63]=&quot;&quot;);&quot;&quot;;ROUND(ABS([.C63]-[.F63])*86400))" office:value-type="float" office:value="0" calcext:value-type="float">
            <text:p>0</text:p>
          </table:table-cell>
          <table:table-cell table:formula="of:=IF(OR([.D63]=&quot;&quot;;[.G63]=&quot;&quot;);&quot;&quot;;ROUND(ABS([.D63]-[.G6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7H01M26S" calcext:value-type="time">
            <text:p>07:01:26</text:p>
          </table:table-cell>
          <table:table-cell office:value-type="time" office:time-value="PT11H56M08S" calcext:value-type="time">
            <text:p>11:56:08</text:p>
          </table:table-cell>
          <table:table-cell office:value-type="time" office:time-value="PT16H52M38S" calcext:value-type="time">
            <text:p>16:52:38</text:p>
          </table:table-cell>
          <table:table-cell office:value-type="time" office:time-value="PT07H01M25S" calcext:value-type="time">
            <text:p>07:01:25</text:p>
          </table:table-cell>
          <table:table-cell office:value-type="time" office:time-value="PT11H56M09S" calcext:value-type="time">
            <text:p>11:56:09</text:p>
          </table:table-cell>
          <table:table-cell office:value-type="time" office:time-value="PT16H52M39S" calcext:value-type="time">
            <text:p>16:52:39</text:p>
          </table:table-cell>
          <table:table-cell table:formula="of:=IF(OR([.B64]=&quot;&quot;;[.E64]=&quot;&quot;);&quot;&quot;;ROUND(ABS([.B64]-[.E64])*86400))" office:value-type="float" office:value="1" calcext:value-type="float">
            <text:p>1</text:p>
          </table:table-cell>
          <table:table-cell table:formula="of:=IF(OR([.C64]=&quot;&quot;;[.F64]=&quot;&quot;);&quot;&quot;;ROUND(ABS([.C64]-[.F64])*86400))" office:value-type="float" office:value="1" calcext:value-type="float">
            <text:p>1</text:p>
          </table:table-cell>
          <table:table-cell table:formula="of:=IF(OR([.D64]=&quot;&quot;;[.G64]=&quot;&quot;);&quot;&quot;;ROUND(ABS([.D64]-[.G6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6H56M53S" calcext:value-type="time">
            <text:p>06:56:53</text:p>
          </table:table-cell>
          <table:table-cell office:value-type="time" office:time-value="PT11H55M56S" calcext:value-type="time">
            <text:p>11:55:56</text:p>
          </table:table-cell>
          <table:table-cell office:value-type="time" office:time-value="PT16H56M48S" calcext:value-type="time">
            <text:p>16:56:48</text:p>
          </table:table-cell>
          <table:table-cell office:value-type="time" office:time-value="PT06H56M51S" calcext:value-type="time">
            <text:p>06:56:51</text:p>
          </table:table-cell>
          <table:table-cell office:value-type="time" office:time-value="PT11H55M56S" calcext:value-type="time">
            <text:p>11:55:56</text:p>
          </table:table-cell>
          <table:table-cell office:value-type="time" office:time-value="PT16H56M49S" calcext:value-type="time">
            <text:p>16:56:49</text:p>
          </table:table-cell>
          <table:table-cell table:formula="of:=IF(OR([.B65]=&quot;&quot;;[.E65]=&quot;&quot;);&quot;&quot;;ROUND(ABS([.B65]-[.E65])*86400))" office:value-type="float" office:value="2" calcext:value-type="float">
            <text:p>2</text:p>
          </table:table-cell>
          <table:table-cell table:formula="of:=IF(OR([.C65]=&quot;&quot;;[.F65]=&quot;&quot;);&quot;&quot;;ROUND(ABS([.C65]-[.F65])*86400))" office:value-type="float" office:value="0" calcext:value-type="float">
            <text:p>0</text:p>
          </table:table-cell>
          <table:table-cell table:formula="of:=IF(OR([.D65]=&quot;&quot;;[.G65]=&quot;&quot;);&quot;&quot;;ROUND(ABS([.D65]-[.G6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6H52M19S" calcext:value-type="time">
            <text:p>06:52:19</text:p>
          </table:table-cell>
          <table:table-cell office:value-type="time" office:time-value="PT11H55M42S" calcext:value-type="time">
            <text:p>11:55:42</text:p>
          </table:table-cell>
          <table:table-cell office:value-type="time" office:time-value="PT17H00M56S" calcext:value-type="time">
            <text:p>17:00:56</text:p>
          </table:table-cell>
          <table:table-cell office:value-type="time" office:time-value="PT06H52M18S" calcext:value-type="time">
            <text:p>06:52:18</text:p>
          </table:table-cell>
          <table:table-cell office:value-type="time" office:time-value="PT11H55M42S" calcext:value-type="time">
            <text:p>11:55:42</text:p>
          </table:table-cell>
          <table:table-cell office:value-type="time" office:time-value="PT17H00M57S" calcext:value-type="time">
            <text:p>17:00:57</text:p>
          </table:table-cell>
          <table:table-cell table:formula="of:=IF(OR([.B66]=&quot;&quot;;[.E66]=&quot;&quot;);&quot;&quot;;ROUND(ABS([.B66]-[.E66])*86400))" office:value-type="float" office:value="1" calcext:value-type="float">
            <text:p>1</text:p>
          </table:table-cell>
          <table:table-cell table:formula="of:=IF(OR([.C66]=&quot;&quot;;[.F66]=&quot;&quot;);&quot;&quot;;ROUND(ABS([.C66]-[.F66])*86400))" office:value-type="float" office:value="0" calcext:value-type="float">
            <text:p>0</text:p>
          </table:table-cell>
          <table:table-cell table:formula="of:=IF(OR([.D66]=&quot;&quot;;[.G66]=&quot;&quot;);&quot;&quot;;ROUND(ABS([.D66]-[.G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6H47M46S" calcext:value-type="time">
            <text:p>06:47:46</text:p>
          </table:table-cell>
          <table:table-cell office:value-type="time" office:time-value="PT11H55M29S" calcext:value-type="time">
            <text:p>11:55:29</text:p>
          </table:table-cell>
          <table:table-cell office:value-type="time" office:time-value="PT17H05M03S" calcext:value-type="time">
            <text:p>17:05:03</text:p>
          </table:table-cell>
          <table:table-cell office:value-type="time" office:time-value="PT06H47M45S" calcext:value-type="time">
            <text:p>06:47:45</text:p>
          </table:table-cell>
          <table:table-cell office:value-type="time" office:time-value="PT11H55M29S" calcext:value-type="time">
            <text:p>11:55:29</text:p>
          </table:table-cell>
          <table:table-cell office:value-type="time" office:time-value="PT17H05M05S" calcext:value-type="time">
            <text:p>17:05:05</text:p>
          </table:table-cell>
          <table:table-cell table:formula="of:=IF(OR([.B67]=&quot;&quot;;[.E67]=&quot;&quot;);&quot;&quot;;ROUND(ABS([.B67]-[.E67])*86400))" office:value-type="float" office:value="1" calcext:value-type="float">
            <text:p>1</text:p>
          </table:table-cell>
          <table:table-cell table:formula="of:=IF(OR([.C67]=&quot;&quot;;[.F67]=&quot;&quot;);&quot;&quot;;ROUND(ABS([.C67]-[.F67])*86400))" office:value-type="float" office:value="0" calcext:value-type="float">
            <text:p>0</text:p>
          </table:table-cell>
          <table:table-cell table:formula="of:=IF(OR([.D67]=&quot;&quot;;[.G67]=&quot;&quot;);&quot;&quot;;ROUND(ABS([.D67]-[.G6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06H43M13S" calcext:value-type="time">
            <text:p>06:43:13</text:p>
          </table:table-cell>
          <table:table-cell office:value-type="time" office:time-value="PT11H55M15S" calcext:value-type="time">
            <text:p>11:55:15</text:p>
          </table:table-cell>
          <table:table-cell office:value-type="time" office:time-value="PT17H09M10S" calcext:value-type="time">
            <text:p>17:09:10</text:p>
          </table:table-cell>
          <table:table-cell office:value-type="time" office:time-value="PT06H43M12S" calcext:value-type="time">
            <text:p>06:43:12</text:p>
          </table:table-cell>
          <table:table-cell office:value-type="time" office:time-value="PT11H55M15S" calcext:value-type="time">
            <text:p>11:55:15</text:p>
          </table:table-cell>
          <table:table-cell office:value-type="time" office:time-value="PT17H09M11S" calcext:value-type="time">
            <text:p>17:09:11</text:p>
          </table:table-cell>
          <table:table-cell table:formula="of:=IF(OR([.B68]=&quot;&quot;;[.E68]=&quot;&quot;);&quot;&quot;;ROUND(ABS([.B68]-[.E68])*86400))" office:value-type="float" office:value="1" calcext:value-type="float">
            <text:p>1</text:p>
          </table:table-cell>
          <table:table-cell table:formula="of:=IF(OR([.C68]=&quot;&quot;;[.F68]=&quot;&quot;);&quot;&quot;;ROUND(ABS([.C68]-[.F68])*86400))" office:value-type="float" office:value="0" calcext:value-type="float">
            <text:p>0</text:p>
          </table:table-cell>
          <table:table-cell table:formula="of:=IF(OR([.D68]=&quot;&quot;;[.G68]=&quot;&quot;);&quot;&quot;;ROUND(ABS([.D68]-[.G6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06H38M40S" calcext:value-type="time">
            <text:p>06:38:40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7H13M15S" calcext:value-type="time">
            <text:p>17:13:15</text:p>
          </table:table-cell>
          <table:table-cell office:value-type="time" office:time-value="PT06H38M39S" calcext:value-type="time">
            <text:p>06:38:39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7H13M16S" calcext:value-type="time">
            <text:p>17:13:16</text:p>
          </table:table-cell>
          <table:table-cell table:formula="of:=IF(OR([.B69]=&quot;&quot;;[.E69]=&quot;&quot;);&quot;&quot;;ROUND(ABS([.B69]-[.E69])*86400))" office:value-type="float" office:value="1" calcext:value-type="float">
            <text:p>1</text:p>
          </table:table-cell>
          <table:table-cell table:formula="of:=IF(OR([.C69]=&quot;&quot;;[.F69]=&quot;&quot;);&quot;&quot;;ROUND(ABS([.C69]-[.F69])*86400))" office:value-type="float" office:value="0" calcext:value-type="float">
            <text:p>0</text:p>
          </table:table-cell>
          <table:table-cell table:formula="of:=IF(OR([.D69]=&quot;&quot;;[.G69]=&quot;&quot;);&quot;&quot;;ROUND(ABS([.D69]-[.G6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06H34M07S" calcext:value-type="time">
            <text:p>06:34:07</text:p>
          </table:table-cell>
          <table:table-cell office:value-type="time" office:time-value="PT11H54M45S" calcext:value-type="time">
            <text:p>11:54:45</text:p>
          </table:table-cell>
          <table:table-cell office:value-type="time" office:time-value="PT17H17M19S" calcext:value-type="time">
            <text:p>17:17:19</text:p>
          </table:table-cell>
          <table:table-cell office:value-type="time" office:time-value="PT06H34M06S" calcext:value-type="time">
            <text:p>06:34:06</text:p>
          </table:table-cell>
          <table:table-cell office:value-type="time" office:time-value="PT11H54M45S" calcext:value-type="time">
            <text:p>11:54:45</text:p>
          </table:table-cell>
          <table:table-cell office:value-type="time" office:time-value="PT17H17M20S" calcext:value-type="time">
            <text:p>17:17:20</text:p>
          </table:table-cell>
          <table:table-cell table:formula="of:=IF(OR([.B70]=&quot;&quot;;[.E70]=&quot;&quot;);&quot;&quot;;ROUND(ABS([.B70]-[.E70])*86400))" office:value-type="float" office:value="1" calcext:value-type="float">
            <text:p>1</text:p>
          </table:table-cell>
          <table:table-cell table:formula="of:=IF(OR([.C70]=&quot;&quot;;[.F70]=&quot;&quot;);&quot;&quot;;ROUND(ABS([.C70]-[.F70])*86400))" office:value-type="float" office:value="0" calcext:value-type="float">
            <text:p>0</text:p>
          </table:table-cell>
          <table:table-cell table:formula="of:=IF(OR([.D70]=&quot;&quot;;[.G70]=&quot;&quot;);&quot;&quot;;ROUND(ABS([.D70]-[.G7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06H29M34S" calcext:value-type="time">
            <text:p>06:29:34</text:p>
          </table:table-cell>
          <table:table-cell office:value-type="time" office:time-value="PT11H54M30S" calcext:value-type="time">
            <text:p>11:54:30</text:p>
          </table:table-cell>
          <table:table-cell office:value-type="time" office:time-value="PT17H21M23S" calcext:value-type="time">
            <text:p>17:21:23</text:p>
          </table:table-cell>
          <table:table-cell office:value-type="time" office:time-value="PT06H29M33S" calcext:value-type="time">
            <text:p>06:29:33</text:p>
          </table:table-cell>
          <table:table-cell office:value-type="time" office:time-value="PT11H54M30S" calcext:value-type="time">
            <text:p>11:54:30</text:p>
          </table:table-cell>
          <table:table-cell office:value-type="time" office:time-value="PT17H21M24S" calcext:value-type="time">
            <text:p>17:21:24</text:p>
          </table:table-cell>
          <table:table-cell table:formula="of:=IF(OR([.B71]=&quot;&quot;;[.E71]=&quot;&quot;);&quot;&quot;;ROUND(ABS([.B71]-[.E71])*86400))" office:value-type="float" office:value="1" calcext:value-type="float">
            <text:p>1</text:p>
          </table:table-cell>
          <table:table-cell table:formula="of:=IF(OR([.C71]=&quot;&quot;;[.F71]=&quot;&quot;);&quot;&quot;;ROUND(ABS([.C71]-[.F71])*86400))" office:value-type="float" office:value="0" calcext:value-type="float">
            <text:p>0</text:p>
          </table:table-cell>
          <table:table-cell table:formula="of:=IF(OR([.D71]=&quot;&quot;;[.G71]=&quot;&quot;);&quot;&quot;;ROUND(ABS([.D71]-[.G7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06H25M02S" calcext:value-type="time">
            <text:p>06:25:02</text:p>
          </table:table-cell>
          <table:table-cell office:value-type="time" office:time-value="PT11H54M14S" calcext:value-type="time">
            <text:p>11:54:14</text:p>
          </table:table-cell>
          <table:table-cell office:value-type="time" office:time-value="PT17H25M25S" calcext:value-type="time">
            <text:p>17:25:25</text:p>
          </table:table-cell>
          <table:table-cell office:value-type="time" office:time-value="PT06H25M00S" calcext:value-type="time">
            <text:p>06:25:00</text:p>
          </table:table-cell>
          <table:table-cell office:value-type="time" office:time-value="PT11H54M15S" calcext:value-type="time">
            <text:p>11:54:15</text:p>
          </table:table-cell>
          <table:table-cell office:value-type="time" office:time-value="PT17H25M27S" calcext:value-type="time">
            <text:p>17:25:27</text:p>
          </table:table-cell>
          <table:table-cell table:formula="of:=IF(OR([.B72]=&quot;&quot;;[.E72]=&quot;&quot;);&quot;&quot;;ROUND(ABS([.B72]-[.E72])*86400))" office:value-type="float" office:value="2" calcext:value-type="float">
            <text:p>2</text:p>
          </table:table-cell>
          <table:table-cell table:formula="of:=IF(OR([.C72]=&quot;&quot;;[.F72]=&quot;&quot;);&quot;&quot;;ROUND(ABS([.C72]-[.F72])*86400))" office:value-type="float" office:value="1" calcext:value-type="float">
            <text:p>1</text:p>
          </table:table-cell>
          <table:table-cell table:formula="of:=IF(OR([.D72]=&quot;&quot;;[.G72]=&quot;&quot;);&quot;&quot;;ROUND(ABS([.D72]-[.G7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06H20M29S" calcext:value-type="time">
            <text:p>06:20:29</text:p>
          </table:table-cell>
          <table:table-cell office:value-type="time" office:time-value="PT11H53M58S" calcext:value-type="time">
            <text:p>11:53:58</text:p>
          </table:table-cell>
          <table:table-cell office:value-type="time" office:time-value="PT17H29M27S" calcext:value-type="time">
            <text:p>17:29:27</text:p>
          </table:table-cell>
          <table:table-cell office:value-type="time" office:time-value="PT06H20M28S" calcext:value-type="time">
            <text:p>06:20:28</text:p>
          </table:table-cell>
          <table:table-cell office:value-type="time" office:time-value="PT11H53M59S" calcext:value-type="time">
            <text:p>11:53:59</text:p>
          </table:table-cell>
          <table:table-cell office:value-type="time" office:time-value="PT17H29M29S" calcext:value-type="time">
            <text:p>17:29:29</text:p>
          </table:table-cell>
          <table:table-cell table:formula="of:=IF(OR([.B73]=&quot;&quot;;[.E73]=&quot;&quot;);&quot;&quot;;ROUND(ABS([.B73]-[.E73])*86400))" office:value-type="float" office:value="1" calcext:value-type="float">
            <text:p>1</text:p>
          </table:table-cell>
          <table:table-cell table:formula="of:=IF(OR([.C73]=&quot;&quot;;[.F73]=&quot;&quot;);&quot;&quot;;ROUND(ABS([.C73]-[.F73])*86400))" office:value-type="float" office:value="1" calcext:value-type="float">
            <text:p>1</text:p>
          </table:table-cell>
          <table:table-cell table:formula="of:=IF(OR([.D73]=&quot;&quot;;[.G73]=&quot;&quot;);&quot;&quot;;ROUND(ABS([.D73]-[.G7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06H15M57S" calcext:value-type="time">
            <text:p>06:15:57</text:p>
          </table:table-cell>
          <table:table-cell office:value-type="time" office:time-value="PT11H53M42S" calcext:value-type="time">
            <text:p>11:53:42</text:p>
          </table:table-cell>
          <table:table-cell office:value-type="time" office:time-value="PT17H33M29S" calcext:value-type="time">
            <text:p>17:33:29</text:p>
          </table:table-cell>
          <table:table-cell office:value-type="time" office:time-value="PT06H15M55S" calcext:value-type="time">
            <text:p>06:15:55</text:p>
          </table:table-cell>
          <table:table-cell office:value-type="time" office:time-value="PT11H53M42S" calcext:value-type="time">
            <text:p>11:53:42</text:p>
          </table:table-cell>
          <table:table-cell office:value-type="time" office:time-value="PT17H33M30S" calcext:value-type="time">
            <text:p>17:33:30</text:p>
          </table:table-cell>
          <table:table-cell table:formula="of:=IF(OR([.B74]=&quot;&quot;;[.E74]=&quot;&quot;);&quot;&quot;;ROUND(ABS([.B74]-[.E74])*86400))" office:value-type="float" office:value="2" calcext:value-type="float">
            <text:p>2</text:p>
          </table:table-cell>
          <table:table-cell table:formula="of:=IF(OR([.C74]=&quot;&quot;;[.F74]=&quot;&quot;);&quot;&quot;;ROUND(ABS([.C74]-[.F74])*86400))" office:value-type="float" office:value="0" calcext:value-type="float">
            <text:p>0</text:p>
          </table:table-cell>
          <table:table-cell table:formula="of:=IF(OR([.D74]=&quot;&quot;;[.G74]=&quot;&quot;);&quot;&quot;;ROUND(ABS([.D74]-[.G7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06H11M24S" calcext:value-type="time">
            <text:p>06:11:24</text:p>
          </table:table-cell>
          <table:table-cell office:value-type="time" office:time-value="PT11H53M26S" calcext:value-type="time">
            <text:p>11:53:26</text:p>
          </table:table-cell>
          <table:table-cell office:value-type="time" office:time-value="PT17H37M30S" calcext:value-type="time">
            <text:p>17:37:30</text:p>
          </table:table-cell>
          <table:table-cell office:value-type="time" office:time-value="PT06H11M23S" calcext:value-type="time">
            <text:p>06:11:23</text:p>
          </table:table-cell>
          <table:table-cell office:value-type="time" office:time-value="PT11H53M26S" calcext:value-type="time">
            <text:p>11:53:26</text:p>
          </table:table-cell>
          <table:table-cell office:value-type="time" office:time-value="PT17H37M31S" calcext:value-type="time">
            <text:p>17:37:31</text:p>
          </table:table-cell>
          <table:table-cell table:formula="of:=IF(OR([.B75]=&quot;&quot;;[.E75]=&quot;&quot;);&quot;&quot;;ROUND(ABS([.B75]-[.E75])*86400))" office:value-type="float" office:value="1" calcext:value-type="float">
            <text:p>1</text:p>
          </table:table-cell>
          <table:table-cell table:formula="of:=IF(OR([.C75]=&quot;&quot;;[.F75]=&quot;&quot;);&quot;&quot;;ROUND(ABS([.C75]-[.F75])*86400))" office:value-type="float" office:value="0" calcext:value-type="float">
            <text:p>0</text:p>
          </table:table-cell>
          <table:table-cell table:formula="of:=IF(OR([.D75]=&quot;&quot;;[.G75]=&quot;&quot;);&quot;&quot;;ROUND(ABS([.D75]-[.G7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06H06M52S" calcext:value-type="time">
            <text:p>06:06:52</text:p>
          </table:table-cell>
          <table:table-cell office:value-type="time" office:time-value="PT11H53M09S" calcext:value-type="time">
            <text:p>11:53:09</text:p>
          </table:table-cell>
          <table:table-cell office:value-type="time" office:time-value="PT17H41M30S" calcext:value-type="time">
            <text:p>17:41:30</text:p>
          </table:table-cell>
          <table:table-cell office:value-type="time" office:time-value="PT06H06M50S" calcext:value-type="time">
            <text:p>06:06:50</text:p>
          </table:table-cell>
          <table:table-cell office:value-type="time" office:time-value="PT11H53M09S" calcext:value-type="time">
            <text:p>11:53:09</text:p>
          </table:table-cell>
          <table:table-cell office:value-type="time" office:time-value="PT17H41M32S" calcext:value-type="time">
            <text:p>17:41:32</text:p>
          </table:table-cell>
          <table:table-cell table:formula="of:=IF(OR([.B76]=&quot;&quot;;[.E76]=&quot;&quot;);&quot;&quot;;ROUND(ABS([.B76]-[.E76])*86400))" office:value-type="float" office:value="2" calcext:value-type="float">
            <text:p>2</text:p>
          </table:table-cell>
          <table:table-cell table:formula="of:=IF(OR([.C76]=&quot;&quot;;[.F76]=&quot;&quot;);&quot;&quot;;ROUND(ABS([.C76]-[.F76])*86400))" office:value-type="float" office:value="0" calcext:value-type="float">
            <text:p>0</text:p>
          </table:table-cell>
          <table:table-cell table:formula="of:=IF(OR([.D76]=&quot;&quot;;[.G76]=&quot;&quot;);&quot;&quot;;ROUND(ABS([.D76]-[.G7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06H02M19S" calcext:value-type="time">
            <text:p>06:02:19</text:p>
          </table:table-cell>
          <table:table-cell office:value-type="time" office:time-value="PT11H52M52S" calcext:value-type="time">
            <text:p>11:52:52</text:p>
          </table:table-cell>
          <table:table-cell office:value-type="time" office:time-value="PT17H45M30S" calcext:value-type="time">
            <text:p>17:45:30</text:p>
          </table:table-cell>
          <table:table-cell office:value-type="time" office:time-value="PT06H02M18S" calcext:value-type="time">
            <text:p>06:02:18</text:p>
          </table:table-cell>
          <table:table-cell office:value-type="time" office:time-value="PT11H52M52S" calcext:value-type="time">
            <text:p>11:52:52</text:p>
          </table:table-cell>
          <table:table-cell office:value-type="time" office:time-value="PT17H45M32S" calcext:value-type="time">
            <text:p>17:45:32</text:p>
          </table:table-cell>
          <table:table-cell table:formula="of:=IF(OR([.B77]=&quot;&quot;;[.E77]=&quot;&quot;);&quot;&quot;;ROUND(ABS([.B77]-[.E77])*86400))" office:value-type="float" office:value="1" calcext:value-type="float">
            <text:p>1</text:p>
          </table:table-cell>
          <table:table-cell table:formula="of:=IF(OR([.C77]=&quot;&quot;;[.F77]=&quot;&quot;);&quot;&quot;;ROUND(ABS([.C77]-[.F77])*86400))" office:value-type="float" office:value="0" calcext:value-type="float">
            <text:p>0</text:p>
          </table:table-cell>
          <table:table-cell table:formula="of:=IF(OR([.D77]=&quot;&quot;;[.G77]=&quot;&quot;);&quot;&quot;;ROUND(ABS([.D77]-[.G7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05H57M47S" calcext:value-type="time">
            <text:p>05:57:47</text:p>
          </table:table-cell>
          <table:table-cell office:value-type="time" office:time-value="PT11H52M35S" calcext:value-type="time">
            <text:p>11:52:35</text:p>
          </table:table-cell>
          <table:table-cell office:value-type="time" office:time-value="PT17H49M30S" calcext:value-type="time">
            <text:p>17:49:30</text:p>
          </table:table-cell>
          <table:table-cell office:value-type="time" office:time-value="PT05H57M45S" calcext:value-type="time">
            <text:p>05:57:45</text:p>
          </table:table-cell>
          <table:table-cell office:value-type="time" office:time-value="PT11H52M35S" calcext:value-type="time">
            <text:p>11:52:35</text:p>
          </table:table-cell>
          <table:table-cell office:value-type="time" office:time-value="PT17H49M32S" calcext:value-type="time">
            <text:p>17:49:32</text:p>
          </table:table-cell>
          <table:table-cell table:formula="of:=IF(OR([.B78]=&quot;&quot;;[.E78]=&quot;&quot;);&quot;&quot;;ROUND(ABS([.B78]-[.E78])*86400))" office:value-type="float" office:value="2" calcext:value-type="float">
            <text:p>2</text:p>
          </table:table-cell>
          <table:table-cell table:formula="of:=IF(OR([.C78]=&quot;&quot;;[.F78]=&quot;&quot;);&quot;&quot;;ROUND(ABS([.C78]-[.F78])*86400))" office:value-type="float" office:value="0" calcext:value-type="float">
            <text:p>0</text:p>
          </table:table-cell>
          <table:table-cell table:formula="of:=IF(OR([.D78]=&quot;&quot;;[.G78]=&quot;&quot;);&quot;&quot;;ROUND(ABS([.D78]-[.G7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05H53M14S" calcext:value-type="time">
            <text:p>05:53:14</text:p>
          </table:table-cell>
          <table:table-cell office:value-type="time" office:time-value="PT11H52M17S" calcext:value-type="time">
            <text:p>11:52:17</text:p>
          </table:table-cell>
          <table:table-cell office:value-type="time" office:time-value="PT17H53M29S" calcext:value-type="time">
            <text:p>17:53:29</text:p>
          </table:table-cell>
          <table:table-cell office:value-type="time" office:time-value="PT05H53M12S" calcext:value-type="time">
            <text:p>05:53:12</text:p>
          </table:table-cell>
          <table:table-cell office:value-type="time" office:time-value="PT11H52M17S" calcext:value-type="time">
            <text:p>11:52:17</text:p>
          </table:table-cell>
          <table:table-cell office:value-type="time" office:time-value="PT17H53M31S" calcext:value-type="time">
            <text:p>17:53:31</text:p>
          </table:table-cell>
          <table:table-cell table:formula="of:=IF(OR([.B79]=&quot;&quot;;[.E79]=&quot;&quot;);&quot;&quot;;ROUND(ABS([.B79]-[.E79])*86400))" office:value-type="float" office:value="2" calcext:value-type="float">
            <text:p>2</text:p>
          </table:table-cell>
          <table:table-cell table:formula="of:=IF(OR([.C79]=&quot;&quot;;[.F79]=&quot;&quot;);&quot;&quot;;ROUND(ABS([.C79]-[.F79])*86400))" office:value-type="float" office:value="0" calcext:value-type="float">
            <text:p>0</text:p>
          </table:table-cell>
          <table:table-cell table:formula="of:=IF(OR([.D79]=&quot;&quot;;[.G79]=&quot;&quot;);&quot;&quot;;ROUND(ABS([.D79]-[.G7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05H48M41S" calcext:value-type="time">
            <text:p>05:48:41</text:p>
          </table:table-cell>
          <table:table-cell office:value-type="time" office:time-value="PT11H52M00S" calcext:value-type="time">
            <text:p>11:52:00</text:p>
          </table:table-cell>
          <table:table-cell office:value-type="time" office:time-value="PT17H57M29S" calcext:value-type="time">
            <text:p>17:57:29</text:p>
          </table:table-cell>
          <table:table-cell office:value-type="time" office:time-value="PT05H48M39S" calcext:value-type="time">
            <text:p>05:48:39</text:p>
          </table:table-cell>
          <table:table-cell office:value-type="time" office:time-value="PT11H52M00S" calcext:value-type="time">
            <text:p>11:52:00</text:p>
          </table:table-cell>
          <table:table-cell office:value-type="time" office:time-value="PT17H57M30S" calcext:value-type="time">
            <text:p>17:57:30</text:p>
          </table:table-cell>
          <table:table-cell table:formula="of:=IF(OR([.B80]=&quot;&quot;;[.E80]=&quot;&quot;);&quot;&quot;;ROUND(ABS([.B80]-[.E80])*86400))" office:value-type="float" office:value="2" calcext:value-type="float">
            <text:p>2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05H44M08S" calcext:value-type="time">
            <text:p>05:44:08</text:p>
          </table:table-cell>
          <table:table-cell office:value-type="time" office:time-value="PT11H51M42S" calcext:value-type="time">
            <text:p>11:51:42</text:p>
          </table:table-cell>
          <table:table-cell office:value-type="time" office:time-value="PT18H01M28S" calcext:value-type="time">
            <text:p>18:01:28</text:p>
          </table:table-cell>
          <table:table-cell office:value-type="time" office:time-value="PT05H44M06S" calcext:value-type="time">
            <text:p>05:44:06</text:p>
          </table:table-cell>
          <table:table-cell office:value-type="time" office:time-value="PT11H51M42S" calcext:value-type="time">
            <text:p>11:51:42</text:p>
          </table:table-cell>
          <table:table-cell office:value-type="time" office:time-value="PT18H01M29S" calcext:value-type="time">
            <text:p>18:01:29</text:p>
          </table:table-cell>
          <table:table-cell table:formula="of:=IF(OR([.B81]=&quot;&quot;;[.E81]=&quot;&quot;);&quot;&quot;;ROUND(ABS([.B81]-[.E81])*86400))" office:value-type="float" office:value="2" calcext:value-type="float">
            <text:p>2</text:p>
          </table:table-cell>
          <table:table-cell table:formula="of:=IF(OR([.C81]=&quot;&quot;;[.F81]=&quot;&quot;);&quot;&quot;;ROUND(ABS([.C81]-[.F81])*86400))" office:value-type="float" office:value="0" calcext:value-type="float">
            <text:p>0</text:p>
          </table:table-cell>
          <table:table-cell table:formula="of:=IF(OR([.D81]=&quot;&quot;;[.G81]=&quot;&quot;);&quot;&quot;;ROUND(ABS([.D81]-[.G8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05H39M35S" calcext:value-type="time">
            <text:p>05:39:35</text:p>
          </table:table-cell>
          <table:table-cell office:value-type="time" office:time-value="PT11H51M24S" calcext:value-type="time">
            <text:p>11:51:24</text:p>
          </table:table-cell>
          <table:table-cell office:value-type="time" office:time-value="PT18H05M27S" calcext:value-type="time">
            <text:p>18:05:27</text:p>
          </table:table-cell>
          <table:table-cell office:value-type="time" office:time-value="PT05H39M33S" calcext:value-type="time">
            <text:p>05:39:33</text:p>
          </table:table-cell>
          <table:table-cell office:value-type="time" office:time-value="PT11H51M24S" calcext:value-type="time">
            <text:p>11:51:24</text:p>
          </table:table-cell>
          <table:table-cell office:value-type="time" office:time-value="PT18H05M29S" calcext:value-type="time">
            <text:p>18:05:29</text:p>
          </table:table-cell>
          <table:table-cell table:formula="of:=IF(OR([.B82]=&quot;&quot;;[.E82]=&quot;&quot;);&quot;&quot;;ROUND(ABS([.B82]-[.E82])*86400))" office:value-type="float" office:value="2" calcext:value-type="float">
            <text:p>2</text:p>
          </table:table-cell>
          <table:table-cell table:formula="of:=IF(OR([.C82]=&quot;&quot;;[.F82]=&quot;&quot;);&quot;&quot;;ROUND(ABS([.C82]-[.F82])*86400))" office:value-type="float" office:value="0" calcext:value-type="float">
            <text:p>0</text:p>
          </table:table-cell>
          <table:table-cell table:formula="of:=IF(OR([.D82]=&quot;&quot;;[.G82]=&quot;&quot;);&quot;&quot;;ROUND(ABS([.D82]-[.G8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time" office:time-value="PT05H35M01S" calcext:value-type="time">
            <text:p>05:35:01</text:p>
          </table:table-cell>
          <table:table-cell office:value-type="time" office:time-value="PT11H51M06S" calcext:value-type="time">
            <text:p>11:51:06</text:p>
          </table:table-cell>
          <table:table-cell office:value-type="time" office:time-value="PT18H09M26S" calcext:value-type="time">
            <text:p>18:09:26</text:p>
          </table:table-cell>
          <table:table-cell office:value-type="time" office:time-value="PT05H34M59S" calcext:value-type="time">
            <text:p>05:34:59</text:p>
          </table:table-cell>
          <table:table-cell office:value-type="time" office:time-value="PT11H51M06S" calcext:value-type="time">
            <text:p>11:51:06</text:p>
          </table:table-cell>
          <table:table-cell office:value-type="time" office:time-value="PT18H09M28S" calcext:value-type="time">
            <text:p>18:09:28</text:p>
          </table:table-cell>
          <table:table-cell table:formula="of:=IF(OR([.B83]=&quot;&quot;;[.E83]=&quot;&quot;);&quot;&quot;;ROUND(ABS([.B83]-[.E83])*86400))" office:value-type="float" office:value="2" calcext:value-type="float">
            <text:p>2</text:p>
          </table:table-cell>
          <table:table-cell table:formula="of:=IF(OR([.C83]=&quot;&quot;;[.F83]=&quot;&quot;);&quot;&quot;;ROUND(ABS([.C83]-[.F83])*86400))" office:value-type="float" office:value="0" calcext:value-type="float">
            <text:p>0</text:p>
          </table:table-cell>
          <table:table-cell table:formula="of:=IF(OR([.D83]=&quot;&quot;;[.G83]=&quot;&quot;);&quot;&quot;;ROUND(ABS([.D83]-[.G8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time" office:time-value="PT05H30M28S" calcext:value-type="time">
            <text:p>05:30:28</text:p>
          </table:table-cell>
          <table:table-cell office:value-type="time" office:time-value="PT11H50M48S" calcext:value-type="time">
            <text:p>11:50:48</text:p>
          </table:table-cell>
          <table:table-cell office:value-type="time" office:time-value="PT18H13M25S" calcext:value-type="time">
            <text:p>18:13:25</text:p>
          </table:table-cell>
          <table:table-cell office:value-type="time" office:time-value="PT05H30M26S" calcext:value-type="time">
            <text:p>05:30:26</text:p>
          </table:table-cell>
          <table:table-cell office:value-type="time" office:time-value="PT11H50M48S" calcext:value-type="time">
            <text:p>11:50:48</text:p>
          </table:table-cell>
          <table:table-cell office:value-type="time" office:time-value="PT18H13M27S" calcext:value-type="time">
            <text:p>18:13:27</text:p>
          </table:table-cell>
          <table:table-cell table:formula="of:=IF(OR([.B84]=&quot;&quot;;[.E84]=&quot;&quot;);&quot;&quot;;ROUND(ABS([.B84]-[.E84])*86400))" office:value-type="float" office:value="2" calcext:value-type="float">
            <text:p>2</text:p>
          </table:table-cell>
          <table:table-cell table:formula="of:=IF(OR([.C84]=&quot;&quot;;[.F84]=&quot;&quot;);&quot;&quot;;ROUND(ABS([.C84]-[.F84])*86400))" office:value-type="float" office:value="0" calcext:value-type="float">
            <text:p>0</text:p>
          </table:table-cell>
          <table:table-cell table:formula="of:=IF(OR([.D84]=&quot;&quot;;[.G84]=&quot;&quot;);&quot;&quot;;ROUND(ABS([.D84]-[.G8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time" office:time-value="PT05H25M54S" calcext:value-type="time">
            <text:p>05:25:54</text:p>
          </table:table-cell>
          <table:table-cell office:value-type="time" office:time-value="PT11H50M30S" calcext:value-type="time">
            <text:p>11:50:30</text:p>
          </table:table-cell>
          <table:table-cell office:value-type="time" office:time-value="PT18H17M25S" calcext:value-type="time">
            <text:p>18:17:25</text:p>
          </table:table-cell>
          <table:table-cell office:value-type="time" office:time-value="PT05H25M52S" calcext:value-type="time">
            <text:p>05:25:52</text:p>
          </table:table-cell>
          <table:table-cell office:value-type="time" office:time-value="PT11H50M30S" calcext:value-type="time">
            <text:p>11:50:30</text:p>
          </table:table-cell>
          <table:table-cell office:value-type="time" office:time-value="PT18H17M27S" calcext:value-type="time">
            <text:p>18:17:27</text:p>
          </table:table-cell>
          <table:table-cell table:formula="of:=IF(OR([.B85]=&quot;&quot;;[.E85]=&quot;&quot;);&quot;&quot;;ROUND(ABS([.B85]-[.E85])*86400))" office:value-type="float" office:value="2" calcext:value-type="float">
            <text:p>2</text:p>
          </table:table-cell>
          <table:table-cell table:formula="of:=IF(OR([.C85]=&quot;&quot;;[.F85]=&quot;&quot;);&quot;&quot;;ROUND(ABS([.C85]-[.F85])*86400))" office:value-type="float" office:value="0" calcext:value-type="float">
            <text:p>0</text:p>
          </table:table-cell>
          <table:table-cell table:formula="of:=IF(OR([.D85]=&quot;&quot;;[.G85]=&quot;&quot;);&quot;&quot;;ROUND(ABS([.D85]-[.G8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time" office:time-value="PT05H21M19S" calcext:value-type="time">
            <text:p>05:21:19</text:p>
          </table:table-cell>
          <table:table-cell office:value-type="time" office:time-value="PT11H50M12S" calcext:value-type="time">
            <text:p>11:50:12</text:p>
          </table:table-cell>
          <table:table-cell office:value-type="time" office:time-value="PT18H21M25S" calcext:value-type="time">
            <text:p>18:21:25</text:p>
          </table:table-cell>
          <table:table-cell office:value-type="time" office:time-value="PT05H21M17S" calcext:value-type="time">
            <text:p>05:21:17</text:p>
          </table:table-cell>
          <table:table-cell office:value-type="time" office:time-value="PT11H50M12S" calcext:value-type="time">
            <text:p>11:50:12</text:p>
          </table:table-cell>
          <table:table-cell office:value-type="time" office:time-value="PT18H21M27S" calcext:value-type="time">
            <text:p>18:21:27</text:p>
          </table:table-cell>
          <table:table-cell table:formula="of:=IF(OR([.B86]=&quot;&quot;;[.E86]=&quot;&quot;);&quot;&quot;;ROUND(ABS([.B86]-[.E86])*86400))" office:value-type="float" office:value="2" calcext:value-type="float">
            <text:p>2</text:p>
          </table:table-cell>
          <table:table-cell table:formula="of:=IF(OR([.C86]=&quot;&quot;;[.F86]=&quot;&quot;);&quot;&quot;;ROUND(ABS([.C86]-[.F86])*86400))" office:value-type="float" office:value="0" calcext:value-type="float">
            <text:p>0</text:p>
          </table:table-cell>
          <table:table-cell table:formula="of:=IF(OR([.D86]=&quot;&quot;;[.G86]=&quot;&quot;);&quot;&quot;;ROUND(ABS([.D86]-[.G8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time" office:time-value="PT05H16M45S" calcext:value-type="time">
            <text:p>05:16:45</text:p>
          </table:table-cell>
          <table:table-cell office:value-type="time" office:time-value="PT11H49M54S" calcext:value-type="time">
            <text:p>11:49:54</text:p>
          </table:table-cell>
          <table:table-cell office:value-type="time" office:time-value="PT18H25M25S" calcext:value-type="time">
            <text:p>18:25:25</text:p>
          </table:table-cell>
          <table:table-cell office:value-type="time" office:time-value="PT05H16M43S" calcext:value-type="time">
            <text:p>05:16:43</text:p>
          </table:table-cell>
          <table:table-cell office:value-type="time" office:time-value="PT11H49M54S" calcext:value-type="time">
            <text:p>11:49:54</text:p>
          </table:table-cell>
          <table:table-cell office:value-type="time" office:time-value="PT18H25M27S" calcext:value-type="time">
            <text:p>18:25:27</text:p>
          </table:table-cell>
          <table:table-cell table:formula="of:=IF(OR([.B87]=&quot;&quot;;[.E87]=&quot;&quot;);&quot;&quot;;ROUND(ABS([.B87]-[.E87])*86400))" office:value-type="float" office:value="2" calcext:value-type="float">
            <text:p>2</text:p>
          </table:table-cell>
          <table:table-cell table:formula="of:=IF(OR([.C87]=&quot;&quot;;[.F87]=&quot;&quot;);&quot;&quot;;ROUND(ABS([.C87]-[.F87])*86400))" office:value-type="float" office:value="0" calcext:value-type="float">
            <text:p>0</text:p>
          </table:table-cell>
          <table:table-cell table:formula="of:=IF(OR([.D87]=&quot;&quot;;[.G87]=&quot;&quot;);&quot;&quot;;ROUND(ABS([.D87]-[.G8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time" office:time-value="PT05H12M10S" calcext:value-type="time">
            <text:p>05:12:10</text:p>
          </table:table-cell>
          <table:table-cell office:value-type="time" office:time-value="PT11H49M36S" calcext:value-type="time">
            <text:p>11:49:36</text:p>
          </table:table-cell>
          <table:table-cell office:value-type="time" office:time-value="PT18H29M26S" calcext:value-type="time">
            <text:p>18:29:26</text:p>
          </table:table-cell>
          <table:table-cell office:value-type="time" office:time-value="PT05H12M07S" calcext:value-type="time">
            <text:p>05:12:07</text:p>
          </table:table-cell>
          <table:table-cell office:value-type="time" office:time-value="PT11H49M36S" calcext:value-type="time">
            <text:p>11:49:36</text:p>
          </table:table-cell>
          <table:table-cell office:value-type="time" office:time-value="PT18H29M28S" calcext:value-type="time">
            <text:p>18:29:28</text:p>
          </table:table-cell>
          <table:table-cell table:formula="of:=IF(OR([.B88]=&quot;&quot;;[.E88]=&quot;&quot;);&quot;&quot;;ROUND(ABS([.B88]-[.E88])*86400))" office:value-type="float" office:value="3" calcext:value-type="float">
            <text:p>3</text:p>
          </table:table-cell>
          <table:table-cell table:formula="of:=IF(OR([.C88]=&quot;&quot;;[.F88]=&quot;&quot;);&quot;&quot;;ROUND(ABS([.C88]-[.F88])*86400))" office:value-type="float" office:value="0" calcext:value-type="float">
            <text:p>0</text:p>
          </table:table-cell>
          <table:table-cell table:formula="of:=IF(OR([.D88]=&quot;&quot;;[.G88]=&quot;&quot;);&quot;&quot;;ROUND(ABS([.D88]-[.G8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time" office:time-value="PT05H07M34S" calcext:value-type="time">
            <text:p>05:07:34</text:p>
          </table:table-cell>
          <table:table-cell office:value-type="time" office:time-value="PT11H49M18S" calcext:value-type="time">
            <text:p>11:49:18</text:p>
          </table:table-cell>
          <table:table-cell office:value-type="time" office:time-value="PT18H33M27S" calcext:value-type="time">
            <text:p>18:33:27</text:p>
          </table:table-cell>
          <table:table-cell office:value-type="time" office:time-value="PT05H07M32S" calcext:value-type="time">
            <text:p>05:07:32</text:p>
          </table:table-cell>
          <table:table-cell office:value-type="time" office:time-value="PT11H49M18S" calcext:value-type="time">
            <text:p>11:49:18</text:p>
          </table:table-cell>
          <table:table-cell office:value-type="time" office:time-value="PT18H33M29S" calcext:value-type="time">
            <text:p>18:33:29</text:p>
          </table:table-cell>
          <table:table-cell table:formula="of:=IF(OR([.B89]=&quot;&quot;;[.E89]=&quot;&quot;);&quot;&quot;;ROUND(ABS([.B89]-[.E89])*86400))" office:value-type="float" office:value="2" calcext:value-type="float">
            <text:p>2</text:p>
          </table:table-cell>
          <table:table-cell table:formula="of:=IF(OR([.C89]=&quot;&quot;;[.F89]=&quot;&quot;);&quot;&quot;;ROUND(ABS([.C89]-[.F89])*86400))" office:value-type="float" office:value="0" calcext:value-type="float">
            <text:p>0</text:p>
          </table:table-cell>
          <table:table-cell table:formula="of:=IF(OR([.D89]=&quot;&quot;;[.G89]=&quot;&quot;);&quot;&quot;;ROUND(ABS([.D89]-[.G8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5H02M58S" calcext:value-type="time">
            <text:p>05:02:58</text:p>
          </table:table-cell>
          <table:table-cell office:value-type="time" office:time-value="PT11H49M00S" calcext:value-type="time">
            <text:p>11:49:00</text:p>
          </table:table-cell>
          <table:table-cell office:value-type="time" office:time-value="PT18H37M28S" calcext:value-type="time">
            <text:p>18:37:28</text:p>
          </table:table-cell>
          <table:table-cell office:value-type="time" office:time-value="PT05H02M56S" calcext:value-type="time">
            <text:p>05:02:56</text:p>
          </table:table-cell>
          <table:table-cell office:value-type="time" office:time-value="PT11H49M00S" calcext:value-type="time">
            <text:p>11:49:00</text:p>
          </table:table-cell>
          <table:table-cell office:value-type="time" office:time-value="PT18H37M31S" calcext:value-type="time">
            <text:p>18:37:31</text:p>
          </table:table-cell>
          <table:table-cell table:formula="of:=IF(OR([.B90]=&quot;&quot;;[.E90]=&quot;&quot;);&quot;&quot;;ROUND(ABS([.B90]-[.E90])*86400))" office:value-type="float" office:value="2" calcext:value-type="float">
            <text:p>2</text:p>
          </table:table-cell>
          <table:table-cell table:formula="of:=IF(OR([.C90]=&quot;&quot;;[.F90]=&quot;&quot;);&quot;&quot;;ROUND(ABS([.C90]-[.F90])*86400))" office:value-type="float" office:value="0" calcext:value-type="float">
            <text:p>0</text:p>
          </table:table-cell>
          <table:table-cell table:formula="of:=IF(OR([.D90]=&quot;&quot;;[.G90]=&quot;&quot;);&quot;&quot;;ROUND(ABS([.D90]-[.G9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4H58M22S" calcext:value-type="time">
            <text:p>04:58:22</text:p>
          </table:table-cell>
          <table:table-cell office:value-type="time" office:time-value="PT11H48M42S" calcext:value-type="time">
            <text:p>11:48:42</text:p>
          </table:table-cell>
          <table:table-cell office:value-type="time" office:time-value="PT18H41M31S" calcext:value-type="time">
            <text:p>18:41:31</text:p>
          </table:table-cell>
          <table:table-cell office:value-type="time" office:time-value="PT04H58M20S" calcext:value-type="time">
            <text:p>04:58:20</text:p>
          </table:table-cell>
          <table:table-cell office:value-type="time" office:time-value="PT11H48M42S" calcext:value-type="time">
            <text:p>11:48:42</text:p>
          </table:table-cell>
          <table:table-cell office:value-type="time" office:time-value="PT18H41M33S" calcext:value-type="time">
            <text:p>18:41:33</text:p>
          </table:table-cell>
          <table:table-cell table:formula="of:=IF(OR([.B91]=&quot;&quot;;[.E91]=&quot;&quot;);&quot;&quot;;ROUND(ABS([.B91]-[.E91])*86400))" office:value-type="float" office:value="2" calcext:value-type="float">
            <text:p>2</text:p>
          </table:table-cell>
          <table:table-cell table:formula="of:=IF(OR([.C91]=&quot;&quot;;[.F91]=&quot;&quot;);&quot;&quot;;ROUND(ABS([.C91]-[.F91])*86400))" office:value-type="float" office:value="0" calcext:value-type="float">
            <text:p>0</text:p>
          </table:table-cell>
          <table:table-cell table:formula="of:=IF(OR([.D91]=&quot;&quot;;[.G91]=&quot;&quot;);&quot;&quot;;ROUND(ABS([.D91]-[.G9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4H53M45S" calcext:value-type="time">
            <text:p>04:53:45</text:p>
          </table:table-cell>
          <table:table-cell office:value-type="time" office:time-value="PT11H48M24S" calcext:value-type="time">
            <text:p>11:48:24</text:p>
          </table:table-cell>
          <table:table-cell office:value-type="time" office:time-value="PT18H45M34S" calcext:value-type="time">
            <text:p>18:45:34</text:p>
          </table:table-cell>
          <table:table-cell office:value-type="time" office:time-value="PT04H53M43S" calcext:value-type="time">
            <text:p>04:53:43</text:p>
          </table:table-cell>
          <table:table-cell office:value-type="time" office:time-value="PT11H48M24S" calcext:value-type="time">
            <text:p>11:48:24</text:p>
          </table:table-cell>
          <table:table-cell office:value-type="time" office:time-value="PT18H45M36S" calcext:value-type="time">
            <text:p>18:45:36</text:p>
          </table:table-cell>
          <table:table-cell table:formula="of:=IF(OR([.B92]=&quot;&quot;;[.E92]=&quot;&quot;);&quot;&quot;;ROUND(ABS([.B92]-[.E92])*86400))" office:value-type="float" office:value="2" calcext:value-type="float">
            <text:p>2</text:p>
          </table:table-cell>
          <table:table-cell table:formula="of:=IF(OR([.C92]=&quot;&quot;;[.F92]=&quot;&quot;);&quot;&quot;;ROUND(ABS([.C92]-[.F92])*86400))" office:value-type="float" office:value="0" calcext:value-type="float">
            <text:p>0</text:p>
          </table:table-cell>
          <table:table-cell table:formula="of:=IF(OR([.D92]=&quot;&quot;;[.G92]=&quot;&quot;);&quot;&quot;;ROUND(ABS([.D92]-[.G9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4H49M08S" calcext:value-type="time">
            <text:p>04:49:08</text:p>
          </table:table-cell>
          <table:table-cell office:value-type="time" office:time-value="PT11H48M07S" calcext:value-type="time">
            <text:p>11:48:07</text:p>
          </table:table-cell>
          <table:table-cell office:value-type="time" office:time-value="PT18H49M38S" calcext:value-type="time">
            <text:p>18:49:38</text:p>
          </table:table-cell>
          <table:table-cell office:value-type="time" office:time-value="PT04H49M05S" calcext:value-type="time">
            <text:p>04:49:05</text:p>
          </table:table-cell>
          <table:table-cell office:value-type="time" office:time-value="PT11H48M07S" calcext:value-type="time">
            <text:p>11:48:07</text:p>
          </table:table-cell>
          <table:table-cell office:value-type="time" office:time-value="PT18H49M40S" calcext:value-type="time">
            <text:p>18:49:40</text:p>
          </table:table-cell>
          <table:table-cell table:formula="of:=IF(OR([.B93]=&quot;&quot;;[.E93]=&quot;&quot;);&quot;&quot;;ROUND(ABS([.B93]-[.E93])*86400))" office:value-type="float" office:value="3" calcext:value-type="float">
            <text:p>3</text:p>
          </table:table-cell>
          <table:table-cell table:formula="of:=IF(OR([.C93]=&quot;&quot;;[.F93]=&quot;&quot;);&quot;&quot;;ROUND(ABS([.C93]-[.F93])*86400))" office:value-type="float" office:value="0" calcext:value-type="float">
            <text:p>0</text:p>
          </table:table-cell>
          <table:table-cell table:formula="of:=IF(OR([.D93]=&quot;&quot;;[.G93]=&quot;&quot;);&quot;&quot;;ROUND(ABS([.D93]-[.G9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4H44M30S" calcext:value-type="time">
            <text:p>04:44:30</text:p>
          </table:table-cell>
          <table:table-cell office:value-type="time" office:time-value="PT11H47M49S" calcext:value-type="time">
            <text:p>11:47:49</text:p>
          </table:table-cell>
          <table:table-cell office:value-type="time" office:time-value="PT18H53M42S" calcext:value-type="time">
            <text:p>18:53:42</text:p>
          </table:table-cell>
          <table:table-cell office:value-type="time" office:time-value="PT04H44M27S" calcext:value-type="time">
            <text:p>04:44:27</text:p>
          </table:table-cell>
          <table:table-cell office:value-type="time" office:time-value="PT11H47M49S" calcext:value-type="time">
            <text:p>11:47:49</text:p>
          </table:table-cell>
          <table:table-cell office:value-type="time" office:time-value="PT18H53M45S" calcext:value-type="time">
            <text:p>18:53:45</text:p>
          </table:table-cell>
          <table:table-cell table:formula="of:=IF(OR([.B94]=&quot;&quot;;[.E94]=&quot;&quot;);&quot;&quot;;ROUND(ABS([.B94]-[.E94])*86400))" office:value-type="float" office:value="3" calcext:value-type="float">
            <text:p>3</text:p>
          </table:table-cell>
          <table:table-cell table:formula="of:=IF(OR([.C94]=&quot;&quot;;[.F94]=&quot;&quot;);&quot;&quot;;ROUND(ABS([.C94]-[.F94])*86400))" office:value-type="float" office:value="0" calcext:value-type="float">
            <text:p>0</text:p>
          </table:table-cell>
          <table:table-cell table:formula="of:=IF(OR([.D94]=&quot;&quot;;[.G94]=&quot;&quot;);&quot;&quot;;ROUND(ABS([.D94]-[.G9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4H39M51S" calcext:value-type="time">
            <text:p>04:39:51</text:p>
          </table:table-cell>
          <table:table-cell office:value-type="time" office:time-value="PT11H47M31S" calcext:value-type="time">
            <text:p>11:47:31</text:p>
          </table:table-cell>
          <table:table-cell office:value-type="time" office:time-value="PT18H57M48S" calcext:value-type="time">
            <text:p>18:57:48</text:p>
          </table:table-cell>
          <table:table-cell office:value-type="time" office:time-value="PT04H39M49S" calcext:value-type="time">
            <text:p>04:39:49</text:p>
          </table:table-cell>
          <table:table-cell office:value-type="time" office:time-value="PT11H47M32S" calcext:value-type="time">
            <text:p>11:47:32</text:p>
          </table:table-cell>
          <table:table-cell office:value-type="time" office:time-value="PT18H57M51S" calcext:value-type="time">
            <text:p>18:57:51</text:p>
          </table:table-cell>
          <table:table-cell table:formula="of:=IF(OR([.B95]=&quot;&quot;;[.E95]=&quot;&quot;);&quot;&quot;;ROUND(ABS([.B95]-[.E95])*86400))" office:value-type="float" office:value="2" calcext:value-type="float">
            <text:p>2</text:p>
          </table:table-cell>
          <table:table-cell table:formula="of:=IF(OR([.C95]=&quot;&quot;;[.F95]=&quot;&quot;);&quot;&quot;;ROUND(ABS([.C95]-[.F95])*86400))" office:value-type="float" office:value="1" calcext:value-type="float">
            <text:p>1</text:p>
          </table:table-cell>
          <table:table-cell table:formula="of:=IF(OR([.D95]=&quot;&quot;;[.G95]=&quot;&quot;);&quot;&quot;;ROUND(ABS([.D95]-[.G9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4H35M12S" calcext:value-type="time">
            <text:p>04:35:12</text:p>
          </table:table-cell>
          <table:table-cell office:value-type="time" office:time-value="PT11H47M14S" calcext:value-type="time">
            <text:p>11:47:14</text:p>
          </table:table-cell>
          <table:table-cell office:value-type="time" office:time-value="PT19H01M55S" calcext:value-type="time">
            <text:p>19:01:55</text:p>
          </table:table-cell>
          <table:table-cell office:value-type="time" office:time-value="PT04H35M09S" calcext:value-type="time">
            <text:p>04:35:09</text:p>
          </table:table-cell>
          <table:table-cell office:value-type="time" office:time-value="PT11H47M14S" calcext:value-type="time">
            <text:p>11:47:14</text:p>
          </table:table-cell>
          <table:table-cell office:value-type="time" office:time-value="PT19H01M57S" calcext:value-type="time">
            <text:p>19:01:57</text:p>
          </table:table-cell>
          <table:table-cell table:formula="of:=IF(OR([.B96]=&quot;&quot;;[.E96]=&quot;&quot;);&quot;&quot;;ROUND(ABS([.B96]-[.E96])*86400))" office:value-type="float" office:value="3" calcext:value-type="float">
            <text:p>3</text:p>
          </table:table-cell>
          <table:table-cell table:formula="of:=IF(OR([.C96]=&quot;&quot;;[.F96]=&quot;&quot;);&quot;&quot;;ROUND(ABS([.C96]-[.F96])*86400))" office:value-type="float" office:value="0" calcext:value-type="float">
            <text:p>0</text:p>
          </table:table-cell>
          <table:table-cell table:formula="of:=IF(OR([.D96]=&quot;&quot;;[.G96]=&quot;&quot;);&quot;&quot;;ROUND(ABS([.D96]-[.G9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04H30M32S" calcext:value-type="time">
            <text:p>04:30:32</text:p>
          </table:table-cell>
          <table:table-cell office:value-type="time" office:time-value="PT11H46M57S" calcext:value-type="time">
            <text:p>11:46:57</text:p>
          </table:table-cell>
          <table:table-cell office:value-type="time" office:time-value="PT19H06M02S" calcext:value-type="time">
            <text:p>19:06:02</text:p>
          </table:table-cell>
          <table:table-cell office:value-type="time" office:time-value="PT04H30M29S" calcext:value-type="time">
            <text:p>04:30:29</text:p>
          </table:table-cell>
          <table:table-cell office:value-type="time" office:time-value="PT11H46M57S" calcext:value-type="time">
            <text:p>11:46:57</text:p>
          </table:table-cell>
          <table:table-cell office:value-type="time" office:time-value="PT19H06M05S" calcext:value-type="time">
            <text:p>19:06:05</text:p>
          </table:table-cell>
          <table:table-cell table:formula="of:=IF(OR([.B97]=&quot;&quot;;[.E97]=&quot;&quot;);&quot;&quot;;ROUND(ABS([.B97]-[.E97])*86400))" office:value-type="float" office:value="3" calcext:value-type="float">
            <text:p>3</text:p>
          </table:table-cell>
          <table:table-cell table:formula="of:=IF(OR([.C97]=&quot;&quot;;[.F97]=&quot;&quot;);&quot;&quot;;ROUND(ABS([.C97]-[.F97])*86400))" office:value-type="float" office:value="0" calcext:value-type="float">
            <text:p>0</text:p>
          </table:table-cell>
          <table:table-cell table:formula="of:=IF(OR([.D97]=&quot;&quot;;[.G97]=&quot;&quot;);&quot;&quot;;ROUND(ABS([.D97]-[.G9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04H25M52S" calcext:value-type="time">
            <text:p>04:25:52</text:p>
          </table:table-cell>
          <table:table-cell office:value-type="time" office:time-value="PT11H46M40S" calcext:value-type="time">
            <text:p>11:46:40</text:p>
          </table:table-cell>
          <table:table-cell office:value-type="time" office:time-value="PT19H10M11S" calcext:value-type="time">
            <text:p>19:10:11</text:p>
          </table:table-cell>
          <table:table-cell office:value-type="time" office:time-value="PT04H25M49S" calcext:value-type="time">
            <text:p>04:25:49</text:p>
          </table:table-cell>
          <table:table-cell office:value-type="time" office:time-value="PT11H46M40S" calcext:value-type="time">
            <text:p>11:46:40</text:p>
          </table:table-cell>
          <table:table-cell office:value-type="time" office:time-value="PT19H10M14S" calcext:value-type="time">
            <text:p>19:10:14</text:p>
          </table:table-cell>
          <table:table-cell table:formula="of:=IF(OR([.B98]=&quot;&quot;;[.E98]=&quot;&quot;);&quot;&quot;;ROUND(ABS([.B98]-[.E98])*86400))" office:value-type="float" office:value="3" calcext:value-type="float">
            <text:p>3</text:p>
          </table:table-cell>
          <table:table-cell table:formula="of:=IF(OR([.C98]=&quot;&quot;;[.F98]=&quot;&quot;);&quot;&quot;;ROUND(ABS([.C98]-[.F98])*86400))" office:value-type="float" office:value="0" calcext:value-type="float">
            <text:p>0</text:p>
          </table:table-cell>
          <table:table-cell table:formula="of:=IF(OR([.D98]=&quot;&quot;;[.G98]=&quot;&quot;);&quot;&quot;;ROUND(ABS([.D98]-[.G9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04H21M10S" calcext:value-type="time">
            <text:p>04:21:10</text:p>
          </table:table-cell>
          <table:table-cell office:value-type="time" office:time-value="PT11H46M23S" calcext:value-type="time">
            <text:p>11:46:23</text:p>
          </table:table-cell>
          <table:table-cell office:value-type="time" office:time-value="PT19H14M21S" calcext:value-type="time">
            <text:p>19:14:21</text:p>
          </table:table-cell>
          <table:table-cell office:value-type="time" office:time-value="PT04H21M07S" calcext:value-type="time">
            <text:p>04:21:07</text:p>
          </table:table-cell>
          <table:table-cell office:value-type="time" office:time-value="PT11H46M23S" calcext:value-type="time">
            <text:p>11:46:23</text:p>
          </table:table-cell>
          <table:table-cell office:value-type="time" office:time-value="PT19H14M24S" calcext:value-type="time">
            <text:p>19:14:24</text:p>
          </table:table-cell>
          <table:table-cell table:formula="of:=IF(OR([.B99]=&quot;&quot;;[.E99]=&quot;&quot;);&quot;&quot;;ROUND(ABS([.B99]-[.E99])*86400))" office:value-type="float" office:value="3" calcext:value-type="float">
            <text:p>3</text:p>
          </table:table-cell>
          <table:table-cell table:formula="of:=IF(OR([.C99]=&quot;&quot;;[.F99]=&quot;&quot;);&quot;&quot;;ROUND(ABS([.C99]-[.F99])*86400))" office:value-type="float" office:value="0" calcext:value-type="float">
            <text:p>0</text:p>
          </table:table-cell>
          <table:table-cell table:formula="of:=IF(OR([.D99]=&quot;&quot;;[.G99]=&quot;&quot;);&quot;&quot;;ROUND(ABS([.D99]-[.G9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04H16M28S" calcext:value-type="time">
            <text:p>04:16:28</text:p>
          </table:table-cell>
          <table:table-cell office:value-type="time" office:time-value="PT11H46M06S" calcext:value-type="time">
            <text:p>11:46:06</text:p>
          </table:table-cell>
          <table:table-cell office:value-type="time" office:time-value="PT19H18M33S" calcext:value-type="time">
            <text:p>19:18:33</text:p>
          </table:table-cell>
          <table:table-cell office:value-type="time" office:time-value="PT04H16M25S" calcext:value-type="time">
            <text:p>04:16:25</text:p>
          </table:table-cell>
          <table:table-cell office:value-type="time" office:time-value="PT11H46M06S" calcext:value-type="time">
            <text:p>11:46:06</text:p>
          </table:table-cell>
          <table:table-cell office:value-type="time" office:time-value="PT19H18M36S" calcext:value-type="time">
            <text:p>19:18:36</text:p>
          </table:table-cell>
          <table:table-cell table:formula="of:=IF(OR([.B100]=&quot;&quot;;[.E100]=&quot;&quot;);&quot;&quot;;ROUND(ABS([.B100]-[.E100])*86400))" office:value-type="float" office:value="3" calcext:value-type="float">
            <text:p>3</text:p>
          </table:table-cell>
          <table:table-cell table:formula="of:=IF(OR([.C100]=&quot;&quot;;[.F100]=&quot;&quot;);&quot;&quot;;ROUND(ABS([.C100]-[.F100])*86400))" office:value-type="float" office:value="0" calcext:value-type="float">
            <text:p>0</text:p>
          </table:table-cell>
          <table:table-cell table:formula="of:=IF(OR([.D100]=&quot;&quot;;[.G100]=&quot;&quot;);&quot;&quot;;ROUND(ABS([.D100]-[.G10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04H11M44S" calcext:value-type="time">
            <text:p>04:11:44</text:p>
          </table:table-cell>
          <table:table-cell office:value-type="time" office:time-value="PT11H45M50S" calcext:value-type="time">
            <text:p>11:45:50</text:p>
          </table:table-cell>
          <table:table-cell office:value-type="time" office:time-value="PT19H22M46S" calcext:value-type="time">
            <text:p>19:22:46</text:p>
          </table:table-cell>
          <table:table-cell office:value-type="time" office:time-value="PT04H11M41S" calcext:value-type="time">
            <text:p>04:11:41</text:p>
          </table:table-cell>
          <table:table-cell office:value-type="time" office:time-value="PT11H45M50S" calcext:value-type="time">
            <text:p>11:45:50</text:p>
          </table:table-cell>
          <table:table-cell office:value-type="time" office:time-value="PT19H22M49S" calcext:value-type="time">
            <text:p>19:22:49</text:p>
          </table:table-cell>
          <table:table-cell table:formula="of:=IF(OR([.B101]=&quot;&quot;;[.E101]=&quot;&quot;);&quot;&quot;;ROUND(ABS([.B101]-[.E101])*86400))" office:value-type="float" office:value="3" calcext:value-type="float">
            <text:p>3</text:p>
          </table:table-cell>
          <table:table-cell table:formula="of:=IF(OR([.C101]=&quot;&quot;;[.F101]=&quot;&quot;);&quot;&quot;;ROUND(ABS([.C101]-[.F101])*86400))" office:value-type="float" office:value="0" calcext:value-type="float">
            <text:p>0</text:p>
          </table:table-cell>
          <table:table-cell table:formula="of:=IF(OR([.D101]=&quot;&quot;;[.G101]=&quot;&quot;);&quot;&quot;;ROUND(ABS([.D101]-[.G10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04H07M00S" calcext:value-type="time">
            <text:p>04:07:00</text:p>
          </table:table-cell>
          <table:table-cell office:value-type="time" office:time-value="PT11H45M34S" calcext:value-type="time">
            <text:p>11:45:34</text:p>
          </table:table-cell>
          <table:table-cell office:value-type="time" office:time-value="PT19H27M00S" calcext:value-type="time">
            <text:p>19:27:00</text:p>
          </table:table-cell>
          <table:table-cell office:value-type="time" office:time-value="PT04H06M57S" calcext:value-type="time">
            <text:p>04:06:57</text:p>
          </table:table-cell>
          <table:table-cell office:value-type="time" office:time-value="PT11H45M34S" calcext:value-type="time">
            <text:p>11:45:34</text:p>
          </table:table-cell>
          <table:table-cell office:value-type="time" office:time-value="PT19H27M03S" calcext:value-type="time">
            <text:p>19:27:03</text:p>
          </table:table-cell>
          <table:table-cell table:formula="of:=IF(OR([.B102]=&quot;&quot;;[.E102]=&quot;&quot;);&quot;&quot;;ROUND(ABS([.B102]-[.E102])*86400))" office:value-type="float" office:value="3" calcext:value-type="float">
            <text:p>3</text:p>
          </table:table-cell>
          <table:table-cell table:formula="of:=IF(OR([.C102]=&quot;&quot;;[.F102]=&quot;&quot;);&quot;&quot;;ROUND(ABS([.C102]-[.F102])*86400))" office:value-type="float" office:value="0" calcext:value-type="float">
            <text:p>0</text:p>
          </table:table-cell>
          <table:table-cell table:formula="of:=IF(OR([.D102]=&quot;&quot;;[.G102]=&quot;&quot;);&quot;&quot;;ROUND(ABS([.D102]-[.G10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04H02M15S" calcext:value-type="time">
            <text:p>04:02:15</text:p>
          </table:table-cell>
          <table:table-cell office:value-type="time" office:time-value="PT11H45M18S" calcext:value-type="time">
            <text:p>11:45:18</text:p>
          </table:table-cell>
          <table:table-cell office:value-type="time" office:time-value="PT19H31M16S" calcext:value-type="time">
            <text:p>19:31:16</text:p>
          </table:table-cell>
          <table:table-cell office:value-type="time" office:time-value="PT04H02M11S" calcext:value-type="time">
            <text:p>04:02:11</text:p>
          </table:table-cell>
          <table:table-cell office:value-type="time" office:time-value="PT11H45M18S" calcext:value-type="time">
            <text:p>11:45:18</text:p>
          </table:table-cell>
          <table:table-cell office:value-type="time" office:time-value="PT19H31M20S" calcext:value-type="time">
            <text:p>19:31:20</text:p>
          </table:table-cell>
          <table:table-cell table:formula="of:=IF(OR([.B103]=&quot;&quot;;[.E103]=&quot;&quot;);&quot;&quot;;ROUND(ABS([.B103]-[.E103])*86400))" office:value-type="float" office:value="4" calcext:value-type="float">
            <text:p>4</text:p>
          </table:table-cell>
          <table:table-cell table:formula="of:=IF(OR([.C103]=&quot;&quot;;[.F103]=&quot;&quot;);&quot;&quot;;ROUND(ABS([.C103]-[.F103])*86400))" office:value-type="float" office:value="0" calcext:value-type="float">
            <text:p>0</text:p>
          </table:table-cell>
          <table:table-cell table:formula="of:=IF(OR([.D103]=&quot;&quot;;[.G103]=&quot;&quot;);&quot;&quot;;ROUND(ABS([.D103]-[.G10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03H57M28S" calcext:value-type="time">
            <text:p>03:57:28</text:p>
          </table:table-cell>
          <table:table-cell office:value-type="time" office:time-value="PT11H45M02S" calcext:value-type="time">
            <text:p>11:45:02</text:p>
          </table:table-cell>
          <table:table-cell office:value-type="time" office:time-value="PT19H35M34S" calcext:value-type="time">
            <text:p>19:35:34</text:p>
          </table:table-cell>
          <table:table-cell office:value-type="time" office:time-value="PT03H57M25S" calcext:value-type="time">
            <text:p>03:57:25</text:p>
          </table:table-cell>
          <table:table-cell office:value-type="time" office:time-value="PT11H45M02S" calcext:value-type="time">
            <text:p>11:45:02</text:p>
          </table:table-cell>
          <table:table-cell office:value-type="time" office:time-value="PT19H35M37S" calcext:value-type="time">
            <text:p>19:35:37</text:p>
          </table:table-cell>
          <table:table-cell table:formula="of:=IF(OR([.B104]=&quot;&quot;;[.E104]=&quot;&quot;);&quot;&quot;;ROUND(ABS([.B104]-[.E104])*86400))" office:value-type="float" office:value="3" calcext:value-type="float">
            <text:p>3</text:p>
          </table:table-cell>
          <table:table-cell table:formula="of:=IF(OR([.C104]=&quot;&quot;;[.F104]=&quot;&quot;);&quot;&quot;;ROUND(ABS([.C104]-[.F104])*86400))" office:value-type="float" office:value="0" calcext:value-type="float">
            <text:p>0</text:p>
          </table:table-cell>
          <table:table-cell table:formula="of:=IF(OR([.D104]=&quot;&quot;;[.G104]=&quot;&quot;);&quot;&quot;;ROUND(ABS([.D104]-[.G10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03H52M41S" calcext:value-type="time">
            <text:p>03:52:41</text:p>
          </table:table-cell>
          <table:table-cell office:value-type="time" office:time-value="PT11H44M47S" calcext:value-type="time">
            <text:p>11:44:47</text:p>
          </table:table-cell>
          <table:table-cell office:value-type="time" office:time-value="PT19H39M54S" calcext:value-type="time">
            <text:p>19:39:54</text:p>
          </table:table-cell>
          <table:table-cell office:value-type="time" office:time-value="PT03H52M37S" calcext:value-type="time">
            <text:p>03:52:37</text:p>
          </table:table-cell>
          <table:table-cell office:value-type="time" office:time-value="PT11H44M47S" calcext:value-type="time">
            <text:p>11:44:47</text:p>
          </table:table-cell>
          <table:table-cell office:value-type="time" office:time-value="PT19H39M57S" calcext:value-type="time">
            <text:p>19:39:57</text:p>
          </table:table-cell>
          <table:table-cell table:formula="of:=IF(OR([.B105]=&quot;&quot;;[.E105]=&quot;&quot;);&quot;&quot;;ROUND(ABS([.B105]-[.E105])*86400))" office:value-type="float" office:value="4" calcext:value-type="float">
            <text:p>4</text:p>
          </table:table-cell>
          <table:table-cell table:formula="of:=IF(OR([.C105]=&quot;&quot;;[.F105]=&quot;&quot;);&quot;&quot;;ROUND(ABS([.C105]-[.F105])*86400))" office:value-type="float" office:value="0" calcext:value-type="float">
            <text:p>0</text:p>
          </table:table-cell>
          <table:table-cell table:formula="of:=IF(OR([.D105]=&quot;&quot;;[.G105]=&quot;&quot;);&quot;&quot;;ROUND(ABS([.D105]-[.G10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03H47M52S" calcext:value-type="time">
            <text:p>03:47:52</text:p>
          </table:table-cell>
          <table:table-cell office:value-type="time" office:time-value="PT11H44M32S" calcext:value-type="time">
            <text:p>11:44:32</text:p>
          </table:table-cell>
          <table:table-cell office:value-type="time" office:time-value="PT19H44M15S" calcext:value-type="time">
            <text:p>19:44:15</text:p>
          </table:table-cell>
          <table:table-cell office:value-type="time" office:time-value="PT03H47M48S" calcext:value-type="time">
            <text:p>03:47:48</text:p>
          </table:table-cell>
          <table:table-cell office:value-type="time" office:time-value="PT11H44M32S" calcext:value-type="time">
            <text:p>11:44:32</text:p>
          </table:table-cell>
          <table:table-cell office:value-type="time" office:time-value="PT19H44M19S" calcext:value-type="time">
            <text:p>19:44:19</text:p>
          </table:table-cell>
          <table:table-cell table:formula="of:=IF(OR([.B106]=&quot;&quot;;[.E106]=&quot;&quot;);&quot;&quot;;ROUND(ABS([.B106]-[.E106])*86400))" office:value-type="float" office:value="4" calcext:value-type="float">
            <text:p>4</text:p>
          </table:table-cell>
          <table:table-cell table:formula="of:=IF(OR([.C106]=&quot;&quot;;[.F106]=&quot;&quot;);&quot;&quot;;ROUND(ABS([.C106]-[.F106])*86400))" office:value-type="float" office:value="0" calcext:value-type="float">
            <text:p>0</text:p>
          </table:table-cell>
          <table:table-cell table:formula="of:=IF(OR([.D106]=&quot;&quot;;[.G106]=&quot;&quot;);&quot;&quot;;ROUND(ABS([.D106]-[.G10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03H43M02S" calcext:value-type="time">
            <text:p>03:43:02</text:p>
          </table:table-cell>
          <table:table-cell office:value-type="time" office:time-value="PT11H44M17S" calcext:value-type="time">
            <text:p>11:44:17</text:p>
          </table:table-cell>
          <table:table-cell office:value-type="time" office:time-value="PT19H48M39S" calcext:value-type="time">
            <text:p>19:48:39</text:p>
          </table:table-cell>
          <table:table-cell office:value-type="time" office:time-value="PT03H42M58S" calcext:value-type="time">
            <text:p>03:42:58</text:p>
          </table:table-cell>
          <table:table-cell office:value-type="time" office:time-value="PT11H44M17S" calcext:value-type="time">
            <text:p>11:44:17</text:p>
          </table:table-cell>
          <table:table-cell office:value-type="time" office:time-value="PT19H48M43S" calcext:value-type="time">
            <text:p>19:48:43</text:p>
          </table:table-cell>
          <table:table-cell table:formula="of:=IF(OR([.B107]=&quot;&quot;;[.E107]=&quot;&quot;);&quot;&quot;;ROUND(ABS([.B107]-[.E107])*86400))" office:value-type="float" office:value="4" calcext:value-type="float">
            <text:p>4</text:p>
          </table:table-cell>
          <table:table-cell table:formula="of:=IF(OR([.C107]=&quot;&quot;;[.F107]=&quot;&quot;);&quot;&quot;;ROUND(ABS([.C107]-[.F107])*86400))" office:value-type="float" office:value="0" calcext:value-type="float">
            <text:p>0</text:p>
          </table:table-cell>
          <table:table-cell table:formula="of:=IF(OR([.D107]=&quot;&quot;;[.G107]=&quot;&quot;);&quot;&quot;;ROUND(ABS([.D107]-[.G10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03H38M10S" calcext:value-type="time">
            <text:p>03:38:10</text:p>
          </table:table-cell>
          <table:table-cell office:value-type="time" office:time-value="PT11H44M03S" calcext:value-type="time">
            <text:p>11:44:03</text:p>
          </table:table-cell>
          <table:table-cell office:value-type="time" office:time-value="PT19H53M05S" calcext:value-type="time">
            <text:p>19:53:05</text:p>
          </table:table-cell>
          <table:table-cell office:value-type="time" office:time-value="PT03H38M07S" calcext:value-type="time">
            <text:p>03:38:07</text:p>
          </table:table-cell>
          <table:table-cell office:value-type="time" office:time-value="PT11H44M03S" calcext:value-type="time">
            <text:p>11:44:03</text:p>
          </table:table-cell>
          <table:table-cell office:value-type="time" office:time-value="PT19H53M09S" calcext:value-type="time">
            <text:p>19:53:09</text:p>
          </table:table-cell>
          <table:table-cell table:formula="of:=IF(OR([.B108]=&quot;&quot;;[.E108]=&quot;&quot;);&quot;&quot;;ROUND(ABS([.B108]-[.E108])*86400))" office:value-type="float" office:value="3" calcext:value-type="float">
            <text:p>3</text:p>
          </table:table-cell>
          <table:table-cell table:formula="of:=IF(OR([.C108]=&quot;&quot;;[.F108]=&quot;&quot;);&quot;&quot;;ROUND(ABS([.C108]-[.F108])*86400))" office:value-type="float" office:value="0" calcext:value-type="float">
            <text:p>0</text:p>
          </table:table-cell>
          <table:table-cell table:formula="of:=IF(OR([.D108]=&quot;&quot;;[.G108]=&quot;&quot;);&quot;&quot;;ROUND(ABS([.D108]-[.G10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03H33M17S" calcext:value-type="time">
            <text:p>03:33:17</text:p>
          </table:table-cell>
          <table:table-cell office:value-type="time" office:time-value="PT11H43M49S" calcext:value-type="time">
            <text:p>11:43:49</text:p>
          </table:table-cell>
          <table:table-cell office:value-type="time" office:time-value="PT19H57M33S" calcext:value-type="time">
            <text:p>19:57:33</text:p>
          </table:table-cell>
          <table:table-cell office:value-type="time" office:time-value="PT03H33M13S" calcext:value-type="time">
            <text:p>03:33:13</text:p>
          </table:table-cell>
          <table:table-cell office:value-type="time" office:time-value="PT11H43M49S" calcext:value-type="time">
            <text:p>11:43:49</text:p>
          </table:table-cell>
          <table:table-cell office:value-type="time" office:time-value="PT19H57M37S" calcext:value-type="time">
            <text:p>19:57:37</text:p>
          </table:table-cell>
          <table:table-cell table:formula="of:=IF(OR([.B109]=&quot;&quot;;[.E109]=&quot;&quot;);&quot;&quot;;ROUND(ABS([.B109]-[.E109])*86400))" office:value-type="float" office:value="4" calcext:value-type="float">
            <text:p>4</text:p>
          </table:table-cell>
          <table:table-cell table:formula="of:=IF(OR([.C109]=&quot;&quot;;[.F109]=&quot;&quot;);&quot;&quot;;ROUND(ABS([.C109]-[.F109])*86400))" office:value-type="float" office:value="0" calcext:value-type="float">
            <text:p>0</text:p>
          </table:table-cell>
          <table:table-cell table:formula="of:=IF(OR([.D109]=&quot;&quot;;[.G109]=&quot;&quot;);&quot;&quot;;ROUND(ABS([.D109]-[.G109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03H28M23S" calcext:value-type="time">
            <text:p>03:28:23</text:p>
          </table:table-cell>
          <table:table-cell office:value-type="time" office:time-value="PT11H43M35S" calcext:value-type="time">
            <text:p>11:43:35</text:p>
          </table:table-cell>
          <table:table-cell office:value-type="time" office:time-value="PT20H02M04S" calcext:value-type="time">
            <text:p>20:02:04</text:p>
          </table:table-cell>
          <table:table-cell office:value-type="time" office:time-value="PT03H28M18S" calcext:value-type="time">
            <text:p>03:28:18</text:p>
          </table:table-cell>
          <table:table-cell office:value-type="time" office:time-value="PT11H43M35S" calcext:value-type="time">
            <text:p>11:43:35</text:p>
          </table:table-cell>
          <table:table-cell office:value-type="time" office:time-value="PT20H02M08S" calcext:value-type="time">
            <text:p>20:02:08</text:p>
          </table:table-cell>
          <table:table-cell table:formula="of:=IF(OR([.B110]=&quot;&quot;;[.E110]=&quot;&quot;);&quot;&quot;;ROUND(ABS([.B110]-[.E110])*86400))" office:value-type="float" office:value="5" calcext:value-type="float">
            <text:p>5</text:p>
          </table:table-cell>
          <table:table-cell table:formula="of:=IF(OR([.C110]=&quot;&quot;;[.F110]=&quot;&quot;);&quot;&quot;;ROUND(ABS([.C110]-[.F110])*86400))" office:value-type="float" office:value="0" calcext:value-type="float">
            <text:p>0</text:p>
          </table:table-cell>
          <table:table-cell table:formula="of:=IF(OR([.D110]=&quot;&quot;;[.G110]=&quot;&quot;);&quot;&quot;;ROUND(ABS([.D110]-[.G110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time" office:time-value="PT03H23M26S" calcext:value-type="time">
            <text:p>03:23:26</text:p>
          </table:table-cell>
          <table:table-cell office:value-type="time" office:time-value="PT11H43M22S" calcext:value-type="time">
            <text:p>11:43:22</text:p>
          </table:table-cell>
          <table:table-cell office:value-type="time" office:time-value="PT20H06M38S" calcext:value-type="time">
            <text:p>20:06:38</text:p>
          </table:table-cell>
          <table:table-cell office:value-type="time" office:time-value="PT03H23M22S" calcext:value-type="time">
            <text:p>03:23:22</text:p>
          </table:table-cell>
          <table:table-cell office:value-type="time" office:time-value="PT11H43M22S" calcext:value-type="time">
            <text:p>11:43:22</text:p>
          </table:table-cell>
          <table:table-cell office:value-type="time" office:time-value="PT20H06M42S" calcext:value-type="time">
            <text:p>20:06:42</text:p>
          </table:table-cell>
          <table:table-cell table:formula="of:=IF(OR([.B111]=&quot;&quot;;[.E111]=&quot;&quot;);&quot;&quot;;ROUND(ABS([.B111]-[.E111])*86400))" office:value-type="float" office:value="4" calcext:value-type="float">
            <text:p>4</text:p>
          </table:table-cell>
          <table:table-cell table:formula="of:=IF(OR([.C111]=&quot;&quot;;[.F111]=&quot;&quot;);&quot;&quot;;ROUND(ABS([.C111]-[.F111])*86400))" office:value-type="float" office:value="0" calcext:value-type="float">
            <text:p>0</text:p>
          </table:table-cell>
          <table:table-cell table:formula="of:=IF(OR([.D111]=&quot;&quot;;[.G111]=&quot;&quot;);&quot;&quot;;ROUND(ABS([.D111]-[.G11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time" office:time-value="PT03H18M28S" calcext:value-type="time">
            <text:p>03:18:28</text:p>
          </table:table-cell>
          <table:table-cell office:value-type="time" office:time-value="PT11H43M09S" calcext:value-type="time">
            <text:p>11:43:09</text:p>
          </table:table-cell>
          <table:table-cell office:value-type="time" office:time-value="PT20H11M14S" calcext:value-type="time">
            <text:p>20:11:14</text:p>
          </table:table-cell>
          <table:table-cell office:value-type="time" office:time-value="PT03H18M23S" calcext:value-type="time">
            <text:p>03:18:23</text:p>
          </table:table-cell>
          <table:table-cell office:value-type="time" office:time-value="PT11H43M09S" calcext:value-type="time">
            <text:p>11:43:09</text:p>
          </table:table-cell>
          <table:table-cell office:value-type="time" office:time-value="PT20H11M19S" calcext:value-type="time">
            <text:p>20:11:19</text:p>
          </table:table-cell>
          <table:table-cell table:formula="of:=IF(OR([.B112]=&quot;&quot;;[.E112]=&quot;&quot;);&quot;&quot;;ROUND(ABS([.B112]-[.E112])*86400))" office:value-type="float" office:value="5" calcext:value-type="float">
            <text:p>5</text:p>
          </table:table-cell>
          <table:table-cell table:formula="of:=IF(OR([.C112]=&quot;&quot;;[.F112]=&quot;&quot;);&quot;&quot;;ROUND(ABS([.C112]-[.F112])*86400))" office:value-type="float" office:value="0" calcext:value-type="float">
            <text:p>0</text:p>
          </table:table-cell>
          <table:table-cell table:formula="of:=IF(OR([.D112]=&quot;&quot;;[.G112]=&quot;&quot;);&quot;&quot;;ROUND(ABS([.D112]-[.G11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time" office:time-value="PT03H13M27S" calcext:value-type="time">
            <text:p>03:13:27</text:p>
          </table:table-cell>
          <table:table-cell office:value-type="time" office:time-value="PT11H42M57S" calcext:value-type="time">
            <text:p>11:42:57</text:p>
          </table:table-cell>
          <table:table-cell office:value-type="time" office:time-value="PT20H15M54S" calcext:value-type="time">
            <text:p>20:15:54</text:p>
          </table:table-cell>
          <table:table-cell office:value-type="time" office:time-value="PT03H13M23S" calcext:value-type="time">
            <text:p>03:13:23</text:p>
          </table:table-cell>
          <table:table-cell office:value-type="time" office:time-value="PT11H42M57S" calcext:value-type="time">
            <text:p>11:42:57</text:p>
          </table:table-cell>
          <table:table-cell office:value-type="time" office:time-value="PT20H15M59S" calcext:value-type="time">
            <text:p>20:15:59</text:p>
          </table:table-cell>
          <table:table-cell table:formula="of:=IF(OR([.B113]=&quot;&quot;;[.E113]=&quot;&quot;);&quot;&quot;;ROUND(ABS([.B113]-[.E113])*86400))" office:value-type="float" office:value="4" calcext:value-type="float">
            <text:p>4</text:p>
          </table:table-cell>
          <table:table-cell table:formula="of:=IF(OR([.C113]=&quot;&quot;;[.F113]=&quot;&quot;);&quot;&quot;;ROUND(ABS([.C113]-[.F113])*86400))" office:value-type="float" office:value="0" calcext:value-type="float">
            <text:p>0</text:p>
          </table:table-cell>
          <table:table-cell table:formula="of:=IF(OR([.D113]=&quot;&quot;;[.G113]=&quot;&quot;);&quot;&quot;;ROUND(ABS([.D113]-[.G11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time" office:time-value="PT03H08M24S" calcext:value-type="time">
            <text:p>03:08:24</text:p>
          </table:table-cell>
          <table:table-cell office:value-type="time" office:time-value="PT11H42M45S" calcext:value-type="time">
            <text:p>11:42:45</text:p>
          </table:table-cell>
          <table:table-cell office:value-type="time" office:time-value="PT20H20M37S" calcext:value-type="time">
            <text:p>20:20:37</text:p>
          </table:table-cell>
          <table:table-cell office:value-type="time" office:time-value="PT03H08M20S" calcext:value-type="time">
            <text:p>03:08:20</text:p>
          </table:table-cell>
          <table:table-cell office:value-type="time" office:time-value="PT11H42M45S" calcext:value-type="time">
            <text:p>11:42:45</text:p>
          </table:table-cell>
          <table:table-cell office:value-type="time" office:time-value="PT20H20M42S" calcext:value-type="time">
            <text:p>20:20:42</text:p>
          </table:table-cell>
          <table:table-cell table:formula="of:=IF(OR([.B114]=&quot;&quot;;[.E114]=&quot;&quot;);&quot;&quot;;ROUND(ABS([.B114]-[.E114])*86400))" office:value-type="float" office:value="4" calcext:value-type="float">
            <text:p>4</text:p>
          </table:table-cell>
          <table:table-cell table:formula="of:=IF(OR([.C114]=&quot;&quot;;[.F114]=&quot;&quot;);&quot;&quot;;ROUND(ABS([.C114]-[.F114])*86400))" office:value-type="float" office:value="0" calcext:value-type="float">
            <text:p>0</text:p>
          </table:table-cell>
          <table:table-cell table:formula="of:=IF(OR([.D114]=&quot;&quot;;[.G114]=&quot;&quot;);&quot;&quot;;ROUND(ABS([.D114]-[.G11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time" office:time-value="PT03H03M19S" calcext:value-type="time">
            <text:p>03:03:19</text:p>
          </table:table-cell>
          <table:table-cell office:value-type="time" office:time-value="PT11H42M34S" calcext:value-type="time">
            <text:p>11:42:34</text:p>
          </table:table-cell>
          <table:table-cell office:value-type="time" office:time-value="PT20H25M24S" calcext:value-type="time">
            <text:p>20:25:24</text:p>
          </table:table-cell>
          <table:table-cell office:value-type="time" office:time-value="PT03H03M14S" calcext:value-type="time">
            <text:p>03:03:14</text:p>
          </table:table-cell>
          <table:table-cell office:value-type="time" office:time-value="PT11H42M34S" calcext:value-type="time">
            <text:p>11:42:34</text:p>
          </table:table-cell>
          <table:table-cell office:value-type="time" office:time-value="PT20H25M29S" calcext:value-type="time">
            <text:p>20:25:29</text:p>
          </table:table-cell>
          <table:table-cell table:formula="of:=IF(OR([.B115]=&quot;&quot;;[.E115]=&quot;&quot;);&quot;&quot;;ROUND(ABS([.B115]-[.E115])*86400))" office:value-type="float" office:value="5" calcext:value-type="float">
            <text:p>5</text:p>
          </table:table-cell>
          <table:table-cell table:formula="of:=IF(OR([.C115]=&quot;&quot;;[.F115]=&quot;&quot;);&quot;&quot;;ROUND(ABS([.C115]-[.F115])*86400))" office:value-type="float" office:value="0" calcext:value-type="float">
            <text:p>0</text:p>
          </table:table-cell>
          <table:table-cell table:formula="of:=IF(OR([.D115]=&quot;&quot;;[.G115]=&quot;&quot;);&quot;&quot;;ROUND(ABS([.D115]-[.G11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time" office:time-value="PT02H58M11S" calcext:value-type="time">
            <text:p>02:58:11</text:p>
          </table:table-cell>
          <table:table-cell office:value-type="time" office:time-value="PT11H42M23S" calcext:value-type="time">
            <text:p>11:42:23</text:p>
          </table:table-cell>
          <table:table-cell office:value-type="time" office:time-value="PT20H30M14S" calcext:value-type="time">
            <text:p>20:30:14</text:p>
          </table:table-cell>
          <table:table-cell office:value-type="time" office:time-value="PT02H58M07S" calcext:value-type="time">
            <text:p>02:58:07</text:p>
          </table:table-cell>
          <table:table-cell office:value-type="time" office:time-value="PT11H42M23S" calcext:value-type="time">
            <text:p>11:42:23</text:p>
          </table:table-cell>
          <table:table-cell office:value-type="time" office:time-value="PT20H30M19S" calcext:value-type="time">
            <text:p>20:30:19</text:p>
          </table:table-cell>
          <table:table-cell table:formula="of:=IF(OR([.B116]=&quot;&quot;;[.E116]=&quot;&quot;);&quot;&quot;;ROUND(ABS([.B116]-[.E116])*86400))" office:value-type="float" office:value="4" calcext:value-type="float">
            <text:p>4</text:p>
          </table:table-cell>
          <table:table-cell table:formula="of:=IF(OR([.C116]=&quot;&quot;;[.F116]=&quot;&quot;);&quot;&quot;;ROUND(ABS([.C116]-[.F116])*86400))" office:value-type="float" office:value="0" calcext:value-type="float">
            <text:p>0</text:p>
          </table:table-cell>
          <table:table-cell table:formula="of:=IF(OR([.D116]=&quot;&quot;;[.G116]=&quot;&quot;);&quot;&quot;;ROUND(ABS([.D116]-[.G116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2H53M01S" calcext:value-type="time">
            <text:p>02:53:01</text:p>
          </table:table-cell>
          <table:table-cell office:value-type="time" office:time-value="PT11H42M12S" calcext:value-type="time">
            <text:p>11:42:12</text:p>
          </table:table-cell>
          <table:table-cell office:value-type="time" office:time-value="PT20H35M09S" calcext:value-type="time">
            <text:p>20:35:09</text:p>
          </table:table-cell>
          <table:table-cell office:value-type="time" office:time-value="PT02H52M56S" calcext:value-type="time">
            <text:p>02:52:56</text:p>
          </table:table-cell>
          <table:table-cell office:value-type="time" office:time-value="PT11H42M13S" calcext:value-type="time">
            <text:p>11:42:13</text:p>
          </table:table-cell>
          <table:table-cell office:value-type="time" office:time-value="PT20H35M14S" calcext:value-type="time">
            <text:p>20:35:14</text:p>
          </table:table-cell>
          <table:table-cell table:formula="of:=IF(OR([.B117]=&quot;&quot;;[.E117]=&quot;&quot;);&quot;&quot;;ROUND(ABS([.B117]-[.E117])*86400))" office:value-type="float" office:value="5" calcext:value-type="float">
            <text:p>5</text:p>
          </table:table-cell>
          <table:table-cell table:formula="of:=IF(OR([.C117]=&quot;&quot;;[.F117]=&quot;&quot;);&quot;&quot;;ROUND(ABS([.C117]-[.F117])*86400))" office:value-type="float" office:value="1" calcext:value-type="float">
            <text:p>1</text:p>
          </table:table-cell>
          <table:table-cell table:formula="of:=IF(OR([.D117]=&quot;&quot;;[.G117]=&quot;&quot;);&quot;&quot;;ROUND(ABS([.D117]-[.G117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2H47M47S" calcext:value-type="time">
            <text:p>02:47:47</text:p>
          </table:table-cell>
          <table:table-cell office:value-type="time" office:time-value="PT11H42M03S" calcext:value-type="time">
            <text:p>11:42:03</text:p>
          </table:table-cell>
          <table:table-cell office:value-type="time" office:time-value="PT20H40M07S" calcext:value-type="time">
            <text:p>20:40:07</text:p>
          </table:table-cell>
          <table:table-cell office:value-type="time" office:time-value="PT02H47M42S" calcext:value-type="time">
            <text:p>02:47:42</text:p>
          </table:table-cell>
          <table:table-cell office:value-type="time" office:time-value="PT11H42M03S" calcext:value-type="time">
            <text:p>11:42:03</text:p>
          </table:table-cell>
          <table:table-cell office:value-type="time" office:time-value="PT20H40M13S" calcext:value-type="time">
            <text:p>20:40:13</text:p>
          </table:table-cell>
          <table:table-cell table:formula="of:=IF(OR([.B118]=&quot;&quot;;[.E118]=&quot;&quot;);&quot;&quot;;ROUND(ABS([.B118]-[.E118])*86400))" office:value-type="float" office:value="5" calcext:value-type="float">
            <text:p>5</text:p>
          </table:table-cell>
          <table:table-cell table:formula="of:=IF(OR([.C118]=&quot;&quot;;[.F118]=&quot;&quot;);&quot;&quot;;ROUND(ABS([.C118]-[.F118])*86400))" office:value-type="float" office:value="0" calcext:value-type="float">
            <text:p>0</text:p>
          </table:table-cell>
          <table:table-cell table:formula="of:=IF(OR([.D118]=&quot;&quot;;[.G118]=&quot;&quot;);&quot;&quot;;ROUND(ABS([.D118]-[.G11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2H42M30S" calcext:value-type="time">
            <text:p>02:42:30</text:p>
          </table:table-cell>
          <table:table-cell office:value-type="time" office:time-value="PT11H41M53S" calcext:value-type="time">
            <text:p>11:41:53</text:p>
          </table:table-cell>
          <table:table-cell office:value-type="time" office:time-value="PT20H45M11S" calcext:value-type="time">
            <text:p>20:45:11</text:p>
          </table:table-cell>
          <table:table-cell office:value-type="time" office:time-value="PT02H42M25S" calcext:value-type="time">
            <text:p>02:42:25</text:p>
          </table:table-cell>
          <table:table-cell office:value-type="time" office:time-value="PT11H41M53S" calcext:value-type="time">
            <text:p>11:41:53</text:p>
          </table:table-cell>
          <table:table-cell office:value-type="time" office:time-value="PT20H45M17S" calcext:value-type="time">
            <text:p>20:45:17</text:p>
          </table:table-cell>
          <table:table-cell table:formula="of:=IF(OR([.B119]=&quot;&quot;;[.E119]=&quot;&quot;);&quot;&quot;;ROUND(ABS([.B119]-[.E119])*86400))" office:value-type="float" office:value="5" calcext:value-type="float">
            <text:p>5</text:p>
          </table:table-cell>
          <table:table-cell table:formula="of:=IF(OR([.C119]=&quot;&quot;;[.F119]=&quot;&quot;);&quot;&quot;;ROUND(ABS([.C119]-[.F119])*86400))" office:value-type="float" office:value="0" calcext:value-type="float">
            <text:p>0</text:p>
          </table:table-cell>
          <table:table-cell table:formula="of:=IF(OR([.D119]=&quot;&quot;;[.G119]=&quot;&quot;);&quot;&quot;;ROUND(ABS([.D119]-[.G119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2H37M10S" calcext:value-type="time">
            <text:p>02:37:10</text:p>
          </table:table-cell>
          <table:table-cell office:value-type="time" office:time-value="PT11H41M44S" calcext:value-type="time">
            <text:p>11:41:44</text:p>
          </table:table-cell>
          <table:table-cell office:value-type="time" office:time-value="PT20H50M19S" calcext:value-type="time">
            <text:p>20:50:19</text:p>
          </table:table-cell>
          <table:table-cell office:value-type="time" office:time-value="PT02H37M04S" calcext:value-type="time">
            <text:p>02:37:04</text:p>
          </table:table-cell>
          <table:table-cell office:value-type="time" office:time-value="PT11H41M44S" calcext:value-type="time">
            <text:p>11:41:44</text:p>
          </table:table-cell>
          <table:table-cell office:value-type="time" office:time-value="PT20H50M25S" calcext:value-type="time">
            <text:p>20:50:25</text:p>
          </table:table-cell>
          <table:table-cell table:formula="of:=IF(OR([.B120]=&quot;&quot;;[.E120]=&quot;&quot;);&quot;&quot;;ROUND(ABS([.B120]-[.E120])*86400))" office:value-type="float" office:value="6" calcext:value-type="float">
            <text:p>6</text:p>
          </table:table-cell>
          <table:table-cell table:formula="of:=IF(OR([.C120]=&quot;&quot;;[.F120]=&quot;&quot;);&quot;&quot;;ROUND(ABS([.C120]-[.F120])*86400))" office:value-type="float" office:value="0" calcext:value-type="float">
            <text:p>0</text:p>
          </table:table-cell>
          <table:table-cell table:formula="of:=IF(OR([.D120]=&quot;&quot;;[.G120]=&quot;&quot;);&quot;&quot;;ROUND(ABS([.D120]-[.G120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2H31M45S" calcext:value-type="time">
            <text:p>02:31:45</text:p>
          </table:table-cell>
          <table:table-cell office:value-type="time" office:time-value="PT11H41M36S" calcext:value-type="time">
            <text:p>11:41:36</text:p>
          </table:table-cell>
          <table:table-cell office:value-type="time" office:time-value="PT20H55M33S" calcext:value-type="time">
            <text:p>20:55:33</text:p>
          </table:table-cell>
          <table:table-cell office:value-type="time" office:time-value="PT02H31M39S" calcext:value-type="time">
            <text:p>02:31:39</text:p>
          </table:table-cell>
          <table:table-cell office:value-type="time" office:time-value="PT11H41M36S" calcext:value-type="time">
            <text:p>11:41:36</text:p>
          </table:table-cell>
          <table:table-cell office:value-type="time" office:time-value="PT20H55M39S" calcext:value-type="time">
            <text:p>20:55:39</text:p>
          </table:table-cell>
          <table:table-cell table:formula="of:=IF(OR([.B121]=&quot;&quot;;[.E121]=&quot;&quot;);&quot;&quot;;ROUND(ABS([.B121]-[.E121])*86400))" office:value-type="float" office:value="6" calcext:value-type="float">
            <text:p>6</text:p>
          </table:table-cell>
          <table:table-cell table:formula="of:=IF(OR([.C121]=&quot;&quot;;[.F121]=&quot;&quot;);&quot;&quot;;ROUND(ABS([.C121]-[.F121])*86400))" office:value-type="float" office:value="0" calcext:value-type="float">
            <text:p>0</text:p>
          </table:table-cell>
          <table:table-cell table:formula="of:=IF(OR([.D121]=&quot;&quot;;[.G121]=&quot;&quot;);&quot;&quot;;ROUND(ABS([.D121]-[.G121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2H26M16S" calcext:value-type="time">
            <text:p>02:26:16</text:p>
          </table:table-cell>
          <table:table-cell office:value-type="time" office:time-value="PT11H41M28S" calcext:value-type="time">
            <text:p>11:41:28</text:p>
          </table:table-cell>
          <table:table-cell office:value-type="time" office:time-value="PT21H00M53S" calcext:value-type="time">
            <text:p>21:00:53</text:p>
          </table:table-cell>
          <table:table-cell office:value-type="time" office:time-value="PT02H26M10S" calcext:value-type="time">
            <text:p>02:26:10</text:p>
          </table:table-cell>
          <table:table-cell office:value-type="time" office:time-value="PT11H41M28S" calcext:value-type="time">
            <text:p>11:41:28</text:p>
          </table:table-cell>
          <table:table-cell office:value-type="time" office:time-value="PT21H01M00S" calcext:value-type="time">
            <text:p>21:01:00</text:p>
          </table:table-cell>
          <table:table-cell table:formula="of:=IF(OR([.B122]=&quot;&quot;;[.E122]=&quot;&quot;);&quot;&quot;;ROUND(ABS([.B122]-[.E122])*86400))" office:value-type="float" office:value="6" calcext:value-type="float">
            <text:p>6</text:p>
          </table:table-cell>
          <table:table-cell table:formula="of:=IF(OR([.C122]=&quot;&quot;;[.F122]=&quot;&quot;);&quot;&quot;;ROUND(ABS([.C122]-[.F122])*86400))" office:value-type="float" office:value="0" calcext:value-type="float">
            <text:p>0</text:p>
          </table:table-cell>
          <table:table-cell table:formula="of:=IF(OR([.D122]=&quot;&quot;;[.G122]=&quot;&quot;);&quot;&quot;;ROUND(ABS([.D122]-[.G122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2H20M43S" calcext:value-type="time">
            <text:p>02:20:43</text:p>
          </table:table-cell>
          <table:table-cell office:value-type="time" office:time-value="PT11H41M21S" calcext:value-type="time">
            <text:p>11:41:21</text:p>
          </table:table-cell>
          <table:table-cell office:value-type="time" office:time-value="PT21H06M19S" calcext:value-type="time">
            <text:p>21:06:19</text:p>
          </table:table-cell>
          <table:table-cell office:value-type="time" office:time-value="PT02H20M36S" calcext:value-type="time">
            <text:p>02:20:36</text:p>
          </table:table-cell>
          <table:table-cell office:value-type="time" office:time-value="PT11H41M21S" calcext:value-type="time">
            <text:p>11:41:21</text:p>
          </table:table-cell>
          <table:table-cell office:value-type="time" office:time-value="PT21H06M26S" calcext:value-type="time">
            <text:p>21:06:26</text:p>
          </table:table-cell>
          <table:table-cell table:formula="of:=IF(OR([.B123]=&quot;&quot;;[.E123]=&quot;&quot;);&quot;&quot;;ROUND(ABS([.B123]-[.E123])*86400))" office:value-type="float" office:value="7" calcext:value-type="float">
            <text:p>7</text:p>
          </table:table-cell>
          <table:table-cell table:formula="of:=IF(OR([.C123]=&quot;&quot;;[.F123]=&quot;&quot;);&quot;&quot;;ROUND(ABS([.C123]-[.F123])*86400))" office:value-type="float" office:value="0" calcext:value-type="float">
            <text:p>0</text:p>
          </table:table-cell>
          <table:table-cell table:formula="of:=IF(OR([.D123]=&quot;&quot;;[.G123]=&quot;&quot;);&quot;&quot;;ROUND(ABS([.D123]-[.G123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2H15M03S" calcext:value-type="time">
            <text:p>02:15:03</text:p>
          </table:table-cell>
          <table:table-cell office:value-type="time" office:time-value="PT11H41M14S" calcext:value-type="time">
            <text:p>11:41:14</text:p>
          </table:table-cell>
          <table:table-cell office:value-type="time" office:time-value="PT21H11M53S" calcext:value-type="time">
            <text:p>21:11:53</text:p>
          </table:table-cell>
          <table:table-cell office:value-type="time" office:time-value="PT02H14M57S" calcext:value-type="time">
            <text:p>02:14:57</text:p>
          </table:table-cell>
          <table:table-cell office:value-type="time" office:time-value="PT11H41M14S" calcext:value-type="time">
            <text:p>11:41:14</text:p>
          </table:table-cell>
          <table:table-cell office:value-type="time" office:time-value="PT21H12M00S" calcext:value-type="time">
            <text:p>21:12:00</text:p>
          </table:table-cell>
          <table:table-cell table:formula="of:=IF(OR([.B124]=&quot;&quot;;[.E124]=&quot;&quot;);&quot;&quot;;ROUND(ABS([.B124]-[.E124])*86400))" office:value-type="float" office:value="6" calcext:value-type="float">
            <text:p>6</text:p>
          </table:table-cell>
          <table:table-cell table:formula="of:=IF(OR([.C124]=&quot;&quot;;[.F124]=&quot;&quot;);&quot;&quot;;ROUND(ABS([.C124]-[.F124])*86400))" office:value-type="float" office:value="0" calcext:value-type="float">
            <text:p>0</text:p>
          </table:table-cell>
          <table:table-cell table:formula="of:=IF(OR([.D124]=&quot;&quot;;[.G124]=&quot;&quot;);&quot;&quot;;ROUND(ABS([.D124]-[.G124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02H09M18S" calcext:value-type="time">
            <text:p>02:09:18</text:p>
          </table:table-cell>
          <table:table-cell office:value-type="time" office:time-value="PT11H41M08S" calcext:value-type="time">
            <text:p>11:41:08</text:p>
          </table:table-cell>
          <table:table-cell office:value-type="time" office:time-value="PT21H17M34S" calcext:value-type="time">
            <text:p>21:17:34</text:p>
          </table:table-cell>
          <table:table-cell office:value-type="time" office:time-value="PT02H09M11S" calcext:value-type="time">
            <text:p>02:09:11</text:p>
          </table:table-cell>
          <table:table-cell office:value-type="time" office:time-value="PT11H41M08S" calcext:value-type="time">
            <text:p>11:41:08</text:p>
          </table:table-cell>
          <table:table-cell office:value-type="time" office:time-value="PT21H17M42S" calcext:value-type="time">
            <text:p>21:17:42</text:p>
          </table:table-cell>
          <table:table-cell table:formula="of:=IF(OR([.B125]=&quot;&quot;;[.E125]=&quot;&quot;);&quot;&quot;;ROUND(ABS([.B125]-[.E125])*86400))" office:value-type="float" office:value="7" calcext:value-type="float">
            <text:p>7</text:p>
          </table:table-cell>
          <table:table-cell table:formula="of:=IF(OR([.C125]=&quot;&quot;;[.F125]=&quot;&quot;);&quot;&quot;;ROUND(ABS([.C125]-[.F125])*86400))" office:value-type="float" office:value="0" calcext:value-type="float">
            <text:p>0</text:p>
          </table:table-cell>
          <table:table-cell table:formula="of:=IF(OR([.D125]=&quot;&quot;;[.G125]=&quot;&quot;);&quot;&quot;;ROUND(ABS([.D125]-[.G125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02H03M26S" calcext:value-type="time">
            <text:p>02:03:26</text:p>
          </table:table-cell>
          <table:table-cell office:value-type="time" office:time-value="PT11H41M02S" calcext:value-type="time">
            <text:p>11:41:02</text:p>
          </table:table-cell>
          <table:table-cell office:value-type="time" office:time-value="PT21H23M24S" calcext:value-type="time">
            <text:p>21:23:24</text:p>
          </table:table-cell>
          <table:table-cell office:value-type="time" office:time-value="PT02H03M19S" calcext:value-type="time">
            <text:p>02:03:19</text:p>
          </table:table-cell>
          <table:table-cell office:value-type="time" office:time-value="PT11H41M02S" calcext:value-type="time">
            <text:p>11:41:02</text:p>
          </table:table-cell>
          <table:table-cell office:value-type="time" office:time-value="PT21H23M32S" calcext:value-type="time">
            <text:p>21:23:32</text:p>
          </table:table-cell>
          <table:table-cell table:formula="of:=IF(OR([.B126]=&quot;&quot;;[.E126]=&quot;&quot;);&quot;&quot;;ROUND(ABS([.B126]-[.E126])*86400))" office:value-type="float" office:value="7" calcext:value-type="float">
            <text:p>7</text:p>
          </table:table-cell>
          <table:table-cell table:formula="of:=IF(OR([.C126]=&quot;&quot;;[.F126]=&quot;&quot;);&quot;&quot;;ROUND(ABS([.C126]-[.F126])*86400))" office:value-type="float" office:value="0" calcext:value-type="float">
            <text:p>0</text:p>
          </table:table-cell>
          <table:table-cell table:formula="of:=IF(OR([.D126]=&quot;&quot;;[.G126]=&quot;&quot;);&quot;&quot;;ROUND(ABS([.D126]-[.G126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01H57M27S" calcext:value-type="time">
            <text:p>01:57:27</text:p>
          </table:table-cell>
          <table:table-cell office:value-type="time" office:time-value="PT11H40M57S" calcext:value-type="time">
            <text:p>11:40:57</text:p>
          </table:table-cell>
          <table:table-cell office:value-type="time" office:time-value="PT21H29M24S" calcext:value-type="time">
            <text:p>21:29:24</text:p>
          </table:table-cell>
          <table:table-cell office:value-type="time" office:time-value="PT01H57M19S" calcext:value-type="time">
            <text:p>01:57:19</text:p>
          </table:table-cell>
          <table:table-cell office:value-type="time" office:time-value="PT11H40M57S" calcext:value-type="time">
            <text:p>11:40:57</text:p>
          </table:table-cell>
          <table:table-cell office:value-type="time" office:time-value="PT21H29M32S" calcext:value-type="time">
            <text:p>21:29:32</text:p>
          </table:table-cell>
          <table:table-cell table:formula="of:=IF(OR([.B127]=&quot;&quot;;[.E127]=&quot;&quot;);&quot;&quot;;ROUND(ABS([.B127]-[.E127])*86400))" office:value-type="float" office:value="8" calcext:value-type="float">
            <text:p>8</text:p>
          </table:table-cell>
          <table:table-cell table:formula="of:=IF(OR([.C127]=&quot;&quot;;[.F127]=&quot;&quot;);&quot;&quot;;ROUND(ABS([.C127]-[.F127])*86400))" office:value-type="float" office:value="0" calcext:value-type="float">
            <text:p>0</text:p>
          </table:table-cell>
          <table:table-cell table:formula="of:=IF(OR([.D127]=&quot;&quot;;[.G127]=&quot;&quot;);&quot;&quot;;ROUND(ABS([.D127]-[.G127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01H51M18S" calcext:value-type="time">
            <text:p>01:51:18</text:p>
          </table:table-cell>
          <table:table-cell office:value-type="time" office:time-value="PT11H40M52S" calcext:value-type="time">
            <text:p>11:40:52</text:p>
          </table:table-cell>
          <table:table-cell office:value-type="time" office:time-value="PT21H35M35S" calcext:value-type="time">
            <text:p>21:35:35</text:p>
          </table:table-cell>
          <table:table-cell office:value-type="time" office:time-value="PT01H51M10S" calcext:value-type="time">
            <text:p>01:51:10</text:p>
          </table:table-cell>
          <table:table-cell office:value-type="time" office:time-value="PT11H40M52S" calcext:value-type="time">
            <text:p>11:40:52</text:p>
          </table:table-cell>
          <table:table-cell office:value-type="time" office:time-value="PT21H35M43S" calcext:value-type="time">
            <text:p>21:35:43</text:p>
          </table:table-cell>
          <table:table-cell table:formula="of:=IF(OR([.B128]=&quot;&quot;;[.E128]=&quot;&quot;);&quot;&quot;;ROUND(ABS([.B128]-[.E128])*86400))" office:value-type="float" office:value="8" calcext:value-type="float">
            <text:p>8</text:p>
          </table:table-cell>
          <table:table-cell table:formula="of:=IF(OR([.C128]=&quot;&quot;;[.F128]=&quot;&quot;);&quot;&quot;;ROUND(ABS([.C128]-[.F128])*86400))" office:value-type="float" office:value="0" calcext:value-type="float">
            <text:p>0</text:p>
          </table:table-cell>
          <table:table-cell table:formula="of:=IF(OR([.D128]=&quot;&quot;;[.G128]=&quot;&quot;);&quot;&quot;;ROUND(ABS([.D128]-[.G128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01H45M00S" calcext:value-type="time">
            <text:p>01:45:00</text:p>
          </table:table-cell>
          <table:table-cell office:value-type="time" office:time-value="PT11H40M48S" calcext:value-type="time">
            <text:p>11:40:48</text:p>
          </table:table-cell>
          <table:table-cell office:value-type="time" office:time-value="PT21H41M58S" calcext:value-type="time">
            <text:p>21:41:58</text:p>
          </table:table-cell>
          <table:table-cell office:value-type="time" office:time-value="PT01H44M51S" calcext:value-type="time">
            <text:p>01:44:51</text:p>
          </table:table-cell>
          <table:table-cell office:value-type="time" office:time-value="PT11H40M48S" calcext:value-type="time">
            <text:p>11:40:48</text:p>
          </table:table-cell>
          <table:table-cell office:value-type="time" office:time-value="PT21H42M08S" calcext:value-type="time">
            <text:p>21:42:08</text:p>
          </table:table-cell>
          <table:table-cell table:formula="of:=IF(OR([.B129]=&quot;&quot;;[.E129]=&quot;&quot;);&quot;&quot;;ROUND(ABS([.B129]-[.E129])*86400))" office:value-type="float" office:value="9" calcext:value-type="float">
            <text:p>9</text:p>
          </table:table-cell>
          <table:table-cell table:formula="of:=IF(OR([.C129]=&quot;&quot;;[.F129]=&quot;&quot;);&quot;&quot;;ROUND(ABS([.C129]-[.F129])*86400))" office:value-type="float" office:value="0" calcext:value-type="float">
            <text:p>0</text:p>
          </table:table-cell>
          <table:table-cell table:formula="of:=IF(OR([.D129]=&quot;&quot;;[.G129]=&quot;&quot;);&quot;&quot;;ROUND(ABS([.D129]-[.G129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01H38M30S" calcext:value-type="time">
            <text:p>01:38:30</text:p>
          </table:table-cell>
          <table:table-cell office:value-type="time" office:time-value="PT11H40M45S" calcext:value-type="time">
            <text:p>11:40:45</text:p>
          </table:table-cell>
          <table:table-cell office:value-type="time" office:time-value="PT21H48M37S" calcext:value-type="time">
            <text:p>21:48:37</text:p>
          </table:table-cell>
          <table:table-cell office:value-type="time" office:time-value="PT01H38M21S" calcext:value-type="time">
            <text:p>01:38:21</text:p>
          </table:table-cell>
          <table:table-cell office:value-type="time" office:time-value="PT11H40M45S" calcext:value-type="time">
            <text:p>11:40:45</text:p>
          </table:table-cell>
          <table:table-cell office:value-type="time" office:time-value="PT21H48M47S" calcext:value-type="time">
            <text:p>21:48:47</text:p>
          </table:table-cell>
          <table:table-cell table:formula="of:=IF(OR([.B130]=&quot;&quot;;[.E130]=&quot;&quot;);&quot;&quot;;ROUND(ABS([.B130]-[.E130])*86400))" office:value-type="float" office:value="9" calcext:value-type="float">
            <text:p>9</text:p>
          </table:table-cell>
          <table:table-cell table:formula="of:=IF(OR([.C130]=&quot;&quot;;[.F130]=&quot;&quot;);&quot;&quot;;ROUND(ABS([.C130]-[.F130])*86400))" office:value-type="float" office:value="0" calcext:value-type="float">
            <text:p>0</text:p>
          </table:table-cell>
          <table:table-cell table:formula="of:=IF(OR([.D130]=&quot;&quot;;[.G130]=&quot;&quot;);&quot;&quot;;ROUND(ABS([.D130]-[.G130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01H31M47S" calcext:value-type="time">
            <text:p>01:31:47</text:p>
          </table:table-cell>
          <table:table-cell office:value-type="time" office:time-value="PT11H40M42S" calcext:value-type="time">
            <text:p>11:40:42</text:p>
          </table:table-cell>
          <table:table-cell office:value-type="time" office:time-value="PT21H55M33S" calcext:value-type="time">
            <text:p>21:55:33</text:p>
          </table:table-cell>
          <table:table-cell office:value-type="time" office:time-value="PT01H31M37S" calcext:value-type="time">
            <text:p>01:31:37</text:p>
          </table:table-cell>
          <table:table-cell office:value-type="time" office:time-value="PT11H40M42S" calcext:value-type="time">
            <text:p>11:40:42</text:p>
          </table:table-cell>
          <table:table-cell office:value-type="time" office:time-value="PT21H55M43S" calcext:value-type="time">
            <text:p>21:55:43</text:p>
          </table:table-cell>
          <table:table-cell table:formula="of:=IF(OR([.B131]=&quot;&quot;;[.E131]=&quot;&quot;);&quot;&quot;;ROUND(ABS([.B131]-[.E131])*86400))" office:value-type="float" office:value="10" calcext:value-type="float">
            <text:p>10</text:p>
          </table:table-cell>
          <table:table-cell table:formula="of:=IF(OR([.C131]=&quot;&quot;;[.F131]=&quot;&quot;);&quot;&quot;;ROUND(ABS([.C131]-[.F131])*86400))" office:value-type="float" office:value="0" calcext:value-type="float">
            <text:p>0</text:p>
          </table:table-cell>
          <table:table-cell table:formula="of:=IF(OR([.D131]=&quot;&quot;;[.G131]=&quot;&quot;);&quot;&quot;;ROUND(ABS([.D131]-[.G131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01H24M47S" calcext:value-type="time">
            <text:p>01:24:47</text:p>
          </table:table-cell>
          <table:table-cell office:value-type="time" office:time-value="PT11H40M39S" calcext:value-type="time">
            <text:p>11:40:39</text:p>
          </table:table-cell>
          <table:table-cell office:value-type="time" office:time-value="PT22H02M49S" calcext:value-type="time">
            <text:p>22:02:49</text:p>
          </table:table-cell>
          <table:table-cell office:value-type="time" office:time-value="PT01H24M36S" calcext:value-type="time">
            <text:p>01:24:36</text:p>
          </table:table-cell>
          <table:table-cell office:value-type="time" office:time-value="PT11H40M40S" calcext:value-type="time">
            <text:p>11:40:40</text:p>
          </table:table-cell>
          <table:table-cell office:value-type="time" office:time-value="PT22H03M01S" calcext:value-type="time">
            <text:p>22:03:01</text:p>
          </table:table-cell>
          <table:table-cell table:formula="of:=IF(OR([.B132]=&quot;&quot;;[.E132]=&quot;&quot;);&quot;&quot;;ROUND(ABS([.B132]-[.E132])*86400))" office:value-type="float" office:value="11" calcext:value-type="float">
            <text:p>11</text:p>
          </table:table-cell>
          <table:table-cell table:formula="of:=IF(OR([.C132]=&quot;&quot;;[.F132]=&quot;&quot;);&quot;&quot;;ROUND(ABS([.C132]-[.F132])*86400))" office:value-type="float" office:value="1" calcext:value-type="float">
            <text:p>1</text:p>
          </table:table-cell>
          <table:table-cell table:formula="of:=IF(OR([.D132]=&quot;&quot;;[.G132]=&quot;&quot;);&quot;&quot;;ROUND(ABS([.D132]-[.G132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01H17M27S" calcext:value-type="time">
            <text:p>01:17:27</text:p>
          </table:table-cell>
          <table:table-cell office:value-type="time" office:time-value="PT11H40M38S" calcext:value-type="time">
            <text:p>11:40:38</text:p>
          </table:table-cell>
          <table:table-cell office:value-type="time" office:time-value="PT22H10M32S" calcext:value-type="time">
            <text:p>22:10:32</text:p>
          </table:table-cell>
          <table:table-cell office:value-type="time" office:time-value="PT01H17M16S" calcext:value-type="time">
            <text:p>01:17:16</text:p>
          </table:table-cell>
          <table:table-cell office:value-type="time" office:time-value="PT11H40M38S" calcext:value-type="time">
            <text:p>11:40:38</text:p>
          </table:table-cell>
          <table:table-cell office:value-type="time" office:time-value="PT22H10M44S" calcext:value-type="time">
            <text:p>22:10:44</text:p>
          </table:table-cell>
          <table:table-cell table:formula="of:=IF(OR([.B133]=&quot;&quot;;[.E133]=&quot;&quot;);&quot;&quot;;ROUND(ABS([.B133]-[.E133])*86400))" office:value-type="float" office:value="11" calcext:value-type="float">
            <text:p>11</text:p>
          </table:table-cell>
          <table:table-cell table:formula="of:=IF(OR([.C133]=&quot;&quot;;[.F133]=&quot;&quot;);&quot;&quot;;ROUND(ABS([.C133]-[.F133])*86400))" office:value-type="float" office:value="0" calcext:value-type="float">
            <text:p>0</text:p>
          </table:table-cell>
          <table:table-cell table:formula="of:=IF(OR([.D133]=&quot;&quot;;[.G133]=&quot;&quot;);&quot;&quot;;ROUND(ABS([.D133]-[.G133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01H09M43S" calcext:value-type="time">
            <text:p>01:09:43</text:p>
          </table:table-cell>
          <table:table-cell office:value-type="time" office:time-value="PT11H40M36S" calcext:value-type="time">
            <text:p>11:40:36</text:p>
          </table:table-cell>
          <table:table-cell office:value-type="time" office:time-value="PT22H18M48S" calcext:value-type="time">
            <text:p>22:18:48</text:p>
          </table:table-cell>
          <table:table-cell office:value-type="time" office:time-value="PT01H09M30S" calcext:value-type="time">
            <text:p>01:09:30</text:p>
          </table:table-cell>
          <table:table-cell office:value-type="time" office:time-value="PT11H40M36S" calcext:value-type="time">
            <text:p>11:40:36</text:p>
          </table:table-cell>
          <table:table-cell office:value-type="time" office:time-value="PT22H19M01S" calcext:value-type="time">
            <text:p>22:19:01</text:p>
          </table:table-cell>
          <table:table-cell table:formula="of:=IF(OR([.B134]=&quot;&quot;;[.E134]=&quot;&quot;);&quot;&quot;;ROUND(ABS([.B134]-[.E134])*86400))" office:value-type="float" office:value="13" calcext:value-type="float">
            <text:p>13</text:p>
          </table:table-cell>
          <table:table-cell table:formula="of:=IF(OR([.C134]=&quot;&quot;;[.F134]=&quot;&quot;);&quot;&quot;;ROUND(ABS([.C134]-[.F134])*86400))" office:value-type="float" office:value="0" calcext:value-type="float">
            <text:p>0</text:p>
          </table:table-cell>
          <table:table-cell table:formula="of:=IF(OR([.D134]=&quot;&quot;;[.G134]=&quot;&quot;);&quot;&quot;;ROUND(ABS([.D134]-[.G134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01H01M26S" calcext:value-type="time">
            <text:p>01:01:26</text:p>
          </table:table-cell>
          <table:table-cell office:value-type="time" office:time-value="PT11H40M36S" calcext:value-type="time">
            <text:p>11:40:36</text:p>
          </table:table-cell>
          <table:table-cell office:value-type="time" office:time-value="PT22H27M48S" calcext:value-type="time">
            <text:p>22:27:48</text:p>
          </table:table-cell>
          <table:table-cell office:value-type="time" office:time-value="PT01H01M12S" calcext:value-type="time">
            <text:p>01:01:12</text:p>
          </table:table-cell>
          <table:table-cell office:value-type="time" office:time-value="PT11H40M36S" calcext:value-type="time">
            <text:p>11:40:36</text:p>
          </table:table-cell>
          <table:table-cell office:value-type="time" office:time-value="PT22H28M03S" calcext:value-type="time">
            <text:p>22:28:03</text:p>
          </table:table-cell>
          <table:table-cell table:formula="of:=IF(OR([.B135]=&quot;&quot;;[.E135]=&quot;&quot;);&quot;&quot;;ROUND(ABS([.B135]-[.E135])*86400))" office:value-type="float" office:value="14" calcext:value-type="float">
            <text:p>14</text:p>
          </table:table-cell>
          <table:table-cell table:formula="of:=IF(OR([.C135]=&quot;&quot;;[.F135]=&quot;&quot;);&quot;&quot;;ROUND(ABS([.C135]-[.F135])*86400))" office:value-type="float" office:value="0" calcext:value-type="float">
            <text:p>0</text:p>
          </table:table-cell>
          <table:table-cell table:formula="of:=IF(OR([.D135]=&quot;&quot;;[.G135]=&quot;&quot;);&quot;&quot;;ROUND(ABS([.D135]-[.G135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00H52M27S" calcext:value-type="time">
            <text:p>00:52:27</text:p>
          </table:table-cell>
          <table:table-cell office:value-type="time" office:time-value="PT11H40M35S" calcext:value-type="time">
            <text:p>11:40:35</text:p>
          </table:table-cell>
          <table:table-cell office:value-type="time" office:time-value="PT22H37M50S" calcext:value-type="time">
            <text:p>22:37:50</text:p>
          </table:table-cell>
          <table:table-cell office:value-type="time" office:time-value="PT00H52M11S" calcext:value-type="time">
            <text:p>00:52:11</text:p>
          </table:table-cell>
          <table:table-cell office:value-type="time" office:time-value="PT11H40M36S" calcext:value-type="time">
            <text:p>11:40:36</text:p>
          </table:table-cell>
          <table:table-cell office:value-type="time" office:time-value="PT22H38M08S" calcext:value-type="time">
            <text:p>22:38:08</text:p>
          </table:table-cell>
          <table:table-cell table:formula="of:=IF(OR([.B136]=&quot;&quot;;[.E136]=&quot;&quot;);&quot;&quot;;ROUND(ABS([.B136]-[.E136])*86400))" office:value-type="float" office:value="16" calcext:value-type="float">
            <text:p>16</text:p>
          </table:table-cell>
          <table:table-cell table:formula="of:=IF(OR([.C136]=&quot;&quot;;[.F136]=&quot;&quot;);&quot;&quot;;ROUND(ABS([.C136]-[.F136])*86400))" office:value-type="float" office:value="1" calcext:value-type="float">
            <text:p>1</text:p>
          </table:table-cell>
          <table:table-cell table:formula="of:=IF(OR([.D136]=&quot;&quot;;[.G136]=&quot;&quot;);&quot;&quot;;ROUND(ABS([.D136]-[.G136])*86400)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00H42M26S" calcext:value-type="time">
            <text:p>00:42:26</text:p>
          </table:table-cell>
          <table:table-cell office:value-type="time" office:time-value="PT11H40M36S" calcext:value-type="time">
            <text:p>11:40:36</text:p>
          </table:table-cell>
          <table:table-cell office:value-type="time" office:time-value="PT22H49M33S" calcext:value-type="time">
            <text:p>22:49:33</text:p>
          </table:table-cell>
          <table:table-cell office:value-type="time" office:time-value="PT00H42M07S" calcext:value-type="time">
            <text:p>00:42:07</text:p>
          </table:table-cell>
          <table:table-cell office:value-type="time" office:time-value="PT11H40M36S" calcext:value-type="time">
            <text:p>11:40:36</text:p>
          </table:table-cell>
          <table:table-cell office:value-type="time" office:time-value="PT22H49M55S" calcext:value-type="time">
            <text:p>22:49:55</text:p>
          </table:table-cell>
          <table:table-cell table:formula="of:=IF(OR([.B137]=&quot;&quot;;[.E137]=&quot;&quot;);&quot;&quot;;ROUND(ABS([.B137]-[.E137])*86400))" office:value-type="float" office:value="19" calcext:value-type="float">
            <text:p>19</text:p>
          </table:table-cell>
          <table:table-cell table:formula="of:=IF(OR([.C137]=&quot;&quot;;[.F137]=&quot;&quot;);&quot;&quot;;ROUND(ABS([.C137]-[.F137])*86400))" office:value-type="float" office:value="0" calcext:value-type="float">
            <text:p>0</text:p>
          </table:table-cell>
          <table:table-cell table:formula="of:=IF(OR([.D137]=&quot;&quot;;[.G137]=&quot;&quot;);&quot;&quot;;ROUND(ABS([.D137]-[.G137])*86400)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00H30M46S" calcext:value-type="time">
            <text:p>00:30:46</text:p>
          </table:table-cell>
          <table:table-cell office:value-type="time" office:time-value="PT11H40M37S" calcext:value-type="time">
            <text:p>11:40:37</text:p>
          </table:table-cell>
          <table:table-cell office:value-type="time" office:time-value="PT23H04M29S" calcext:value-type="time">
            <text:p>23:04:29</text:p>
          </table:table-cell>
          <table:table-cell office:value-type="time" office:time-value="PT00H30M23S" calcext:value-type="time">
            <text:p>00:30:23</text:p>
          </table:table-cell>
          <table:table-cell office:value-type="time" office:time-value="PT11H40M37S" calcext:value-type="time">
            <text:p>11:40:37</text:p>
          </table:table-cell>
          <table:table-cell office:value-type="time" office:time-value="PT23H05M01S" calcext:value-type="time">
            <text:p>23:05:01</text:p>
          </table:table-cell>
          <table:table-cell table:formula="of:=IF(OR([.B138]=&quot;&quot;;[.E138]=&quot;&quot;);&quot;&quot;;ROUND(ABS([.B138]-[.E138])*86400))" office:value-type="float" office:value="23" calcext:value-type="float">
            <text:p>23</text:p>
          </table:table-cell>
          <table:table-cell table:formula="of:=IF(OR([.C138]=&quot;&quot;;[.F138]=&quot;&quot;);&quot;&quot;;ROUND(ABS([.C138]-[.F138])*86400))" office:value-type="float" office:value="0" calcext:value-type="float">
            <text:p>0</text:p>
          </table:table-cell>
          <table:table-cell table:formula="of:=IF(OR([.D138]=&quot;&quot;;[.G138]=&quot;&quot;);&quot;&quot;;ROUND(ABS([.D138]-[.G138])*86400))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time" office:time-value="PT23H44M35S" calcext:value-type="time">
            <text:p>23:44:35</text:p>
          </table:table-cell>
          <table:table-cell office:value-type="time" office:time-value="PT11H40M38S" calcext:value-type="time">
            <text:p>11:40:38</text:p>
          </table:table-cell>
          <table:table-cell office:value-type="time" office:time-value="PT23H35M52S" calcext:value-type="time">
            <text:p>23:35:52</text:p>
          </table:table-cell>
          <table:table-cell office:value-type="time" office:time-value="PT00H15M21S" calcext:value-type="time">
            <text:p>00:15:21</text:p>
          </table:table-cell>
          <table:table-cell office:value-type="time" office:time-value="PT11H40M38S" calcext:value-type="time">
            <text:p>11:40:38</text:p>
          </table:table-cell>
          <table:table-cell office:value-type="time" office:time-value="PT23H13M34S" calcext:value-type="time">
            <text:p>23:13:34</text:p>
          </table:table-cell>
          <table:table-cell table:formula="of:=IF(OR([.B139]=&quot;&quot;;[.E139]=&quot;&quot;);&quot;&quot;;ROUND(ABS([.B139]-[.E139])*86400))" office:value-type="float" office:value="84554" calcext:value-type="float">
            <text:p>84554</text:p>
          </table:table-cell>
          <table:table-cell table:formula="of:=IF(OR([.C139]=&quot;&quot;;[.F139]=&quot;&quot;);&quot;&quot;;ROUND(ABS([.C139]-[.F139])*86400))" office:value-type="float" office:value="0" calcext:value-type="float">
            <text:p>0</text:p>
          </table:table-cell>
          <table:table-cell table:formula="of:=IF(OR([.D139]=&quot;&quot;;[.G139]=&quot;&quot;);&quot;&quot;;ROUND(ABS([.D139]-[.G139])*86400))"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/>
          <table:table-cell office:value-type="time" office:time-value="PT11H40M40S" calcext:value-type="time">
            <text:p>11:40:40</text:p>
          </table:table-cell>
          <table:table-cell table:number-columns-repeated="2"/>
          <table:table-cell office:value-type="time" office:time-value="PT11H40M41S" calcext:value-type="time">
            <text:p>11:40:41</text:p>
          </table:table-cell>
          <table:table-cell/>
          <table:table-cell table:formula="of:=IF(OR([.B140]=&quot;&quot;;[.E140]=&quot;&quot;);&quot;&quot;;ROUND(ABS([.B140]-[.E140])*86400))">
            <text:p/>
          </table:table-cell>
          <table:table-cell table:formula="of:=IF(OR([.C140]=&quot;&quot;;[.F140]=&quot;&quot;);&quot;&quot;;ROUND(ABS([.C140]-[.F140])*86400))" office:value-type="float" office:value="1" calcext:value-type="float">
            <text:p>1</text:p>
          </table:table-cell>
          <table:table-cell table:formula="of:=IF(OR([.D140]=&quot;&quot;;[.G140]=&quot;&quot;);&quot;&quot;;ROUND(ABS([.D140]-[.G14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/>
          <table:table-cell office:value-type="time" office:time-value="PT11H40M43S" calcext:value-type="time">
            <text:p>11:40:43</text:p>
          </table:table-cell>
          <table:table-cell table:number-columns-repeated="2"/>
          <table:table-cell office:value-type="time" office:time-value="PT11H40M43S" calcext:value-type="time">
            <text:p>11:40:43</text:p>
          </table:table-cell>
          <table:table-cell/>
          <table:table-cell table:formula="of:=IF(OR([.B141]=&quot;&quot;;[.E141]=&quot;&quot;);&quot;&quot;;ROUND(ABS([.B141]-[.E141])*86400))">
            <text:p/>
          </table:table-cell>
          <table:table-cell table:formula="of:=IF(OR([.C141]=&quot;&quot;;[.F141]=&quot;&quot;);&quot;&quot;;ROUND(ABS([.C141]-[.F141])*86400))" office:value-type="float" office:value="0" calcext:value-type="float">
            <text:p>0</text:p>
          </table:table-cell>
          <table:table-cell table:formula="of:=IF(OR([.D141]=&quot;&quot;;[.G141]=&quot;&quot;);&quot;&quot;;ROUND(ABS([.D141]-[.G14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/>
          <table:table-cell office:value-type="time" office:time-value="PT11H40M46S" calcext:value-type="time">
            <text:p>11:40:46</text:p>
          </table:table-cell>
          <table:table-cell table:number-columns-repeated="2"/>
          <table:table-cell office:value-type="time" office:time-value="PT11H40M46S" calcext:value-type="time">
            <text:p>11:40:46</text:p>
          </table:table-cell>
          <table:table-cell/>
          <table:table-cell table:formula="of:=IF(OR([.B142]=&quot;&quot;;[.E142]=&quot;&quot;);&quot;&quot;;ROUND(ABS([.B142]-[.E142])*86400))">
            <text:p/>
          </table:table-cell>
          <table:table-cell table:formula="of:=IF(OR([.C142]=&quot;&quot;;[.F142]=&quot;&quot;);&quot;&quot;;ROUND(ABS([.C142]-[.F142])*86400))" office:value-type="float" office:value="0" calcext:value-type="float">
            <text:p>0</text:p>
          </table:table-cell>
          <table:table-cell table:formula="of:=IF(OR([.D142]=&quot;&quot;;[.G142]=&quot;&quot;);&quot;&quot;;ROUND(ABS([.D142]-[.G14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/>
          <table:table-cell office:value-type="time" office:time-value="PT11H40M50S" calcext:value-type="time">
            <text:p>11:40:50</text:p>
          </table:table-cell>
          <table:table-cell table:number-columns-repeated="2"/>
          <table:table-cell office:value-type="time" office:time-value="PT11H40M50S" calcext:value-type="time">
            <text:p>11:40:50</text:p>
          </table:table-cell>
          <table:table-cell/>
          <table:table-cell table:formula="of:=IF(OR([.B143]=&quot;&quot;;[.E143]=&quot;&quot;);&quot;&quot;;ROUND(ABS([.B143]-[.E143])*86400))">
            <text:p/>
          </table:table-cell>
          <table:table-cell table:formula="of:=IF(OR([.C143]=&quot;&quot;;[.F143]=&quot;&quot;);&quot;&quot;;ROUND(ABS([.C143]-[.F143])*86400))" office:value-type="float" office:value="0" calcext:value-type="float">
            <text:p>0</text:p>
          </table:table-cell>
          <table:table-cell table:formula="of:=IF(OR([.D143]=&quot;&quot;;[.G143]=&quot;&quot;);&quot;&quot;;ROUND(ABS([.D143]-[.G14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/>
          <table:table-cell office:value-type="time" office:time-value="PT11H40M54S" calcext:value-type="time">
            <text:p>11:40:54</text:p>
          </table:table-cell>
          <table:table-cell table:number-columns-repeated="2"/>
          <table:table-cell office:value-type="time" office:time-value="PT11H40M54S" calcext:value-type="time">
            <text:p>11:40:54</text:p>
          </table:table-cell>
          <table:table-cell/>
          <table:table-cell table:formula="of:=IF(OR([.B144]=&quot;&quot;;[.E144]=&quot;&quot;);&quot;&quot;;ROUND(ABS([.B144]-[.E144])*86400))">
            <text:p/>
          </table:table-cell>
          <table:table-cell table:formula="of:=IF(OR([.C144]=&quot;&quot;;[.F144]=&quot;&quot;);&quot;&quot;;ROUND(ABS([.C144]-[.F144])*86400))" office:value-type="float" office:value="0" calcext:value-type="float">
            <text:p>0</text:p>
          </table:table-cell>
          <table:table-cell table:formula="of:=IF(OR([.D144]=&quot;&quot;;[.G144]=&quot;&quot;);&quot;&quot;;ROUND(ABS([.D144]-[.G14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/>
          <table:table-cell office:value-type="time" office:time-value="PT11H40M59S" calcext:value-type="time">
            <text:p>11:40:59</text:p>
          </table:table-cell>
          <table:table-cell table:number-columns-repeated="2"/>
          <table:table-cell office:value-type="time" office:time-value="PT11H40M59S" calcext:value-type="time">
            <text:p>11:40:59</text:p>
          </table:table-cell>
          <table:table-cell/>
          <table:table-cell table:formula="of:=IF(OR([.B145]=&quot;&quot;;[.E145]=&quot;&quot;);&quot;&quot;;ROUND(ABS([.B145]-[.E145])*86400))">
            <text:p/>
          </table:table-cell>
          <table:table-cell table:formula="of:=IF(OR([.C145]=&quot;&quot;;[.F145]=&quot;&quot;);&quot;&quot;;ROUND(ABS([.C145]-[.F145])*86400))" office:value-type="float" office:value="0" calcext:value-type="float">
            <text:p>0</text:p>
          </table:table-cell>
          <table:table-cell table:formula="of:=IF(OR([.D145]=&quot;&quot;;[.G145]=&quot;&quot;);&quot;&quot;;ROUND(ABS([.D145]-[.G14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/>
          <table:table-cell office:value-type="time" office:time-value="PT11H41M05S" calcext:value-type="time">
            <text:p>11:41:05</text:p>
          </table:table-cell>
          <table:table-cell table:number-columns-repeated="2"/>
          <table:table-cell office:value-type="time" office:time-value="PT11H41M05S" calcext:value-type="time">
            <text:p>11:41:05</text:p>
          </table:table-cell>
          <table:table-cell/>
          <table:table-cell table:formula="of:=IF(OR([.B146]=&quot;&quot;;[.E146]=&quot;&quot;);&quot;&quot;;ROUND(ABS([.B146]-[.E146])*86400))">
            <text:p/>
          </table:table-cell>
          <table:table-cell table:formula="of:=IF(OR([.C146]=&quot;&quot;;[.F146]=&quot;&quot;);&quot;&quot;;ROUND(ABS([.C146]-[.F146])*86400))" office:value-type="float" office:value="0" calcext:value-type="float">
            <text:p>0</text:p>
          </table:table-cell>
          <table:table-cell table:formula="of:=IF(OR([.D146]=&quot;&quot;;[.G146]=&quot;&quot;);&quot;&quot;;ROUND(ABS([.D146]-[.G14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/>
          <table:table-cell office:value-type="time" office:time-value="PT11H41M11S" calcext:value-type="time">
            <text:p>11:41:11</text:p>
          </table:table-cell>
          <table:table-cell table:number-columns-repeated="2"/>
          <table:table-cell office:value-type="time" office:time-value="PT11H41M11S" calcext:value-type="time">
            <text:p>11:41:11</text:p>
          </table:table-cell>
          <table:table-cell/>
          <table:table-cell table:formula="of:=IF(OR([.B147]=&quot;&quot;;[.E147]=&quot;&quot;);&quot;&quot;;ROUND(ABS([.B147]-[.E147])*86400))">
            <text:p/>
          </table:table-cell>
          <table:table-cell table:formula="of:=IF(OR([.C147]=&quot;&quot;;[.F147]=&quot;&quot;);&quot;&quot;;ROUND(ABS([.C147]-[.F147])*86400))" office:value-type="float" office:value="0" calcext:value-type="float">
            <text:p>0</text:p>
          </table:table-cell>
          <table:table-cell table:formula="of:=IF(OR([.D147]=&quot;&quot;;[.G147]=&quot;&quot;);&quot;&quot;;ROUND(ABS([.D147]-[.G14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/>
          <table:table-cell office:value-type="time" office:time-value="PT11H41M17S" calcext:value-type="time">
            <text:p>11:41:17</text:p>
          </table:table-cell>
          <table:table-cell table:number-columns-repeated="2"/>
          <table:table-cell office:value-type="time" office:time-value="PT11H41M17S" calcext:value-type="time">
            <text:p>11:41:17</text:p>
          </table:table-cell>
          <table:table-cell/>
          <table:table-cell table:formula="of:=IF(OR([.B148]=&quot;&quot;;[.E148]=&quot;&quot;);&quot;&quot;;ROUND(ABS([.B148]-[.E148])*86400))">
            <text:p/>
          </table:table-cell>
          <table:table-cell table:formula="of:=IF(OR([.C148]=&quot;&quot;;[.F148]=&quot;&quot;);&quot;&quot;;ROUND(ABS([.C148]-[.F148])*86400))" office:value-type="float" office:value="0" calcext:value-type="float">
            <text:p>0</text:p>
          </table:table-cell>
          <table:table-cell table:formula="of:=IF(OR([.D148]=&quot;&quot;;[.G148]=&quot;&quot;);&quot;&quot;;ROUND(ABS([.D148]-[.G14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/>
          <table:table-cell office:value-type="time" office:time-value="PT11H41M24S" calcext:value-type="time">
            <text:p>11:41:24</text:p>
          </table:table-cell>
          <table:table-cell table:number-columns-repeated="2"/>
          <table:table-cell office:value-type="time" office:time-value="PT11H41M24S" calcext:value-type="time">
            <text:p>11:41:24</text:p>
          </table:table-cell>
          <table:table-cell/>
          <table:table-cell table:formula="of:=IF(OR([.B149]=&quot;&quot;;[.E149]=&quot;&quot;);&quot;&quot;;ROUND(ABS([.B149]-[.E149])*86400))">
            <text:p/>
          </table:table-cell>
          <table:table-cell table:formula="of:=IF(OR([.C149]=&quot;&quot;;[.F149]=&quot;&quot;);&quot;&quot;;ROUND(ABS([.C149]-[.F149])*86400))" office:value-type="float" office:value="0" calcext:value-type="float">
            <text:p>0</text:p>
          </table:table-cell>
          <table:table-cell table:formula="of:=IF(OR([.D149]=&quot;&quot;;[.G149]=&quot;&quot;);&quot;&quot;;ROUND(ABS([.D149]-[.G14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/>
          <table:table-cell office:value-type="time" office:time-value="PT11H41M31S" calcext:value-type="time">
            <text:p>11:41:31</text:p>
          </table:table-cell>
          <table:table-cell table:number-columns-repeated="2"/>
          <table:table-cell office:value-type="time" office:time-value="PT11H41M31S" calcext:value-type="time">
            <text:p>11:41:31</text:p>
          </table:table-cell>
          <table:table-cell/>
          <table:table-cell table:formula="of:=IF(OR([.B150]=&quot;&quot;;[.E150]=&quot;&quot;);&quot;&quot;;ROUND(ABS([.B150]-[.E150])*86400))">
            <text:p/>
          </table:table-cell>
          <table:table-cell table:formula="of:=IF(OR([.C150]=&quot;&quot;;[.F150]=&quot;&quot;);&quot;&quot;;ROUND(ABS([.C150]-[.F150])*86400))" office:value-type="float" office:value="0" calcext:value-type="float">
            <text:p>0</text:p>
          </table:table-cell>
          <table:table-cell table:formula="of:=IF(OR([.D150]=&quot;&quot;;[.G150]=&quot;&quot;);&quot;&quot;;ROUND(ABS([.D150]-[.G15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/>
          <table:table-cell office:value-type="time" office:time-value="PT11H41M39S" calcext:value-type="time">
            <text:p>11:41:39</text:p>
          </table:table-cell>
          <table:table-cell table:number-columns-repeated="2"/>
          <table:table-cell office:value-type="time" office:time-value="PT11H41M39S" calcext:value-type="time">
            <text:p>11:41:39</text:p>
          </table:table-cell>
          <table:table-cell/>
          <table:table-cell table:formula="of:=IF(OR([.B151]=&quot;&quot;;[.E151]=&quot;&quot;);&quot;&quot;;ROUND(ABS([.B151]-[.E151])*86400))">
            <text:p/>
          </table:table-cell>
          <table:table-cell table:formula="of:=IF(OR([.C151]=&quot;&quot;;[.F151]=&quot;&quot;);&quot;&quot;;ROUND(ABS([.C151]-[.F151])*86400))" office:value-type="float" office:value="0" calcext:value-type="float">
            <text:p>0</text:p>
          </table:table-cell>
          <table:table-cell table:formula="of:=IF(OR([.D151]=&quot;&quot;;[.G151]=&quot;&quot;);&quot;&quot;;ROUND(ABS([.D151]-[.G15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/>
          <table:table-cell office:value-type="time" office:time-value="PT11H41M47S" calcext:value-type="time">
            <text:p>11:41:47</text:p>
          </table:table-cell>
          <table:table-cell table:number-columns-repeated="2"/>
          <table:table-cell office:value-type="time" office:time-value="PT11H41M47S" calcext:value-type="time">
            <text:p>11:41:47</text:p>
          </table:table-cell>
          <table:table-cell/>
          <table:table-cell table:formula="of:=IF(OR([.B152]=&quot;&quot;;[.E152]=&quot;&quot;);&quot;&quot;;ROUND(ABS([.B152]-[.E152])*86400))">
            <text:p/>
          </table:table-cell>
          <table:table-cell table:formula="of:=IF(OR([.C152]=&quot;&quot;;[.F152]=&quot;&quot;);&quot;&quot;;ROUND(ABS([.C152]-[.F152])*86400))" office:value-type="float" office:value="0" calcext:value-type="float">
            <text:p>0</text:p>
          </table:table-cell>
          <table:table-cell table:formula="of:=IF(OR([.D152]=&quot;&quot;;[.G152]=&quot;&quot;);&quot;&quot;;ROUND(ABS([.D152]-[.G15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/>
          <table:table-cell office:value-type="time" office:time-value="PT11H41M56S" calcext:value-type="time">
            <text:p>11:41:56</text:p>
          </table:table-cell>
          <table:table-cell table:number-columns-repeated="2"/>
          <table:table-cell office:value-type="time" office:time-value="PT11H41M56S" calcext:value-type="time">
            <text:p>11:41:56</text:p>
          </table:table-cell>
          <table:table-cell/>
          <table:table-cell table:formula="of:=IF(OR([.B153]=&quot;&quot;;[.E153]=&quot;&quot;);&quot;&quot;;ROUND(ABS([.B153]-[.E153])*86400))">
            <text:p/>
          </table:table-cell>
          <table:table-cell table:formula="of:=IF(OR([.C153]=&quot;&quot;;[.F153]=&quot;&quot;);&quot;&quot;;ROUND(ABS([.C153]-[.F153])*86400))" office:value-type="float" office:value="0" calcext:value-type="float">
            <text:p>0</text:p>
          </table:table-cell>
          <table:table-cell table:formula="of:=IF(OR([.D153]=&quot;&quot;;[.G153]=&quot;&quot;);&quot;&quot;;ROUND(ABS([.D153]-[.G15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/>
          <table:table-cell office:value-type="time" office:time-value="PT11H42M05S" calcext:value-type="time">
            <text:p>11:42:05</text:p>
          </table:table-cell>
          <table:table-cell table:number-columns-repeated="2"/>
          <table:table-cell office:value-type="time" office:time-value="PT11H42M05S" calcext:value-type="time">
            <text:p>11:42:05</text:p>
          </table:table-cell>
          <table:table-cell/>
          <table:table-cell table:formula="of:=IF(OR([.B154]=&quot;&quot;;[.E154]=&quot;&quot;);&quot;&quot;;ROUND(ABS([.B154]-[.E154])*86400))">
            <text:p/>
          </table:table-cell>
          <table:table-cell table:formula="of:=IF(OR([.C154]=&quot;&quot;;[.F154]=&quot;&quot;);&quot;&quot;;ROUND(ABS([.C154]-[.F154])*86400))" office:value-type="float" office:value="0" calcext:value-type="float">
            <text:p>0</text:p>
          </table:table-cell>
          <table:table-cell table:formula="of:=IF(OR([.D154]=&quot;&quot;;[.G154]=&quot;&quot;);&quot;&quot;;ROUND(ABS([.D154]-[.G15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/>
          <table:table-cell office:value-type="time" office:time-value="PT11H42M15S" calcext:value-type="time">
            <text:p>11:42:15</text:p>
          </table:table-cell>
          <table:table-cell table:number-columns-repeated="2"/>
          <table:table-cell office:value-type="time" office:time-value="PT11H42M15S" calcext:value-type="time">
            <text:p>11:42:15</text:p>
          </table:table-cell>
          <table:table-cell/>
          <table:table-cell table:formula="of:=IF(OR([.B155]=&quot;&quot;;[.E155]=&quot;&quot;);&quot;&quot;;ROUND(ABS([.B155]-[.E155])*86400))">
            <text:p/>
          </table:table-cell>
          <table:table-cell table:formula="of:=IF(OR([.C155]=&quot;&quot;;[.F155]=&quot;&quot;);&quot;&quot;;ROUND(ABS([.C155]-[.F155])*86400))" office:value-type="float" office:value="0" calcext:value-type="float">
            <text:p>0</text:p>
          </table:table-cell>
          <table:table-cell table:formula="of:=IF(OR([.D155]=&quot;&quot;;[.G155]=&quot;&quot;);&quot;&quot;;ROUND(ABS([.D155]-[.G15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/>
          <table:table-cell office:value-type="time" office:time-value="PT11H42M25S" calcext:value-type="time">
            <text:p>11:42:25</text:p>
          </table:table-cell>
          <table:table-cell table:number-columns-repeated="2"/>
          <table:table-cell office:value-type="time" office:time-value="PT11H42M25S" calcext:value-type="time">
            <text:p>11:42:25</text:p>
          </table:table-cell>
          <table:table-cell/>
          <table:table-cell table:formula="of:=IF(OR([.B156]=&quot;&quot;;[.E156]=&quot;&quot;);&quot;&quot;;ROUND(ABS([.B156]-[.E156])*86400))">
            <text:p/>
          </table:table-cell>
          <table:table-cell table:formula="of:=IF(OR([.C156]=&quot;&quot;;[.F156]=&quot;&quot;);&quot;&quot;;ROUND(ABS([.C156]-[.F156])*86400))" office:value-type="float" office:value="0" calcext:value-type="float">
            <text:p>0</text:p>
          </table:table-cell>
          <table:table-cell table:formula="of:=IF(OR([.D156]=&quot;&quot;;[.G156]=&quot;&quot;);&quot;&quot;;ROUND(ABS([.D156]-[.G15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/>
          <table:table-cell office:value-type="time" office:time-value="PT11H42M35S" calcext:value-type="time">
            <text:p>11:42:35</text:p>
          </table:table-cell>
          <table:table-cell table:number-columns-repeated="2"/>
          <table:table-cell office:value-type="time" office:time-value="PT11H42M35S" calcext:value-type="time">
            <text:p>11:42:35</text:p>
          </table:table-cell>
          <table:table-cell/>
          <table:table-cell table:formula="of:=IF(OR([.B157]=&quot;&quot;;[.E157]=&quot;&quot;);&quot;&quot;;ROUND(ABS([.B157]-[.E157])*86400))">
            <text:p/>
          </table:table-cell>
          <table:table-cell table:formula="of:=IF(OR([.C157]=&quot;&quot;;[.F157]=&quot;&quot;);&quot;&quot;;ROUND(ABS([.C157]-[.F157])*86400))" office:value-type="float" office:value="0" calcext:value-type="float">
            <text:p>0</text:p>
          </table:table-cell>
          <table:table-cell table:formula="of:=IF(OR([.D157]=&quot;&quot;;[.G157]=&quot;&quot;);&quot;&quot;;ROUND(ABS([.D157]-[.G15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/>
          <table:table-cell office:value-type="time" office:time-value="PT11H42M45S" calcext:value-type="time">
            <text:p>11:42:45</text:p>
          </table:table-cell>
          <table:table-cell table:number-columns-repeated="2"/>
          <table:table-cell office:value-type="time" office:time-value="PT11H42M46S" calcext:value-type="time">
            <text:p>11:42:46</text:p>
          </table:table-cell>
          <table:table-cell/>
          <table:table-cell table:formula="of:=IF(OR([.B158]=&quot;&quot;;[.E158]=&quot;&quot;);&quot;&quot;;ROUND(ABS([.B158]-[.E158])*86400))">
            <text:p/>
          </table:table-cell>
          <table:table-cell table:formula="of:=IF(OR([.C158]=&quot;&quot;;[.F158]=&quot;&quot;);&quot;&quot;;ROUND(ABS([.C158]-[.F158])*86400))" office:value-type="float" office:value="1" calcext:value-type="float">
            <text:p>1</text:p>
          </table:table-cell>
          <table:table-cell table:formula="of:=IF(OR([.D158]=&quot;&quot;;[.G158]=&quot;&quot;);&quot;&quot;;ROUND(ABS([.D158]-[.G15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/>
          <table:table-cell office:value-type="time" office:time-value="PT11H42M56S" calcext:value-type="time">
            <text:p>11:42:56</text:p>
          </table:table-cell>
          <table:table-cell table:number-columns-repeated="2"/>
          <table:table-cell office:value-type="time" office:time-value="PT11H42M56S" calcext:value-type="time">
            <text:p>11:42:56</text:p>
          </table:table-cell>
          <table:table-cell/>
          <table:table-cell table:formula="of:=IF(OR([.B159]=&quot;&quot;;[.E159]=&quot;&quot;);&quot;&quot;;ROUND(ABS([.B159]-[.E159])*86400))">
            <text:p/>
          </table:table-cell>
          <table:table-cell table:formula="of:=IF(OR([.C159]=&quot;&quot;;[.F159]=&quot;&quot;);&quot;&quot;;ROUND(ABS([.C159]-[.F159])*86400))" office:value-type="float" office:value="0" calcext:value-type="float">
            <text:p>0</text:p>
          </table:table-cell>
          <table:table-cell table:formula="of:=IF(OR([.D159]=&quot;&quot;;[.G159]=&quot;&quot;);&quot;&quot;;ROUND(ABS([.D159]-[.G15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/>
          <table:table-cell office:value-type="time" office:time-value="PT11H43M07S" calcext:value-type="time">
            <text:p>11:43:07</text:p>
          </table:table-cell>
          <table:table-cell table:number-columns-repeated="2"/>
          <table:table-cell office:value-type="time" office:time-value="PT11H43M08S" calcext:value-type="time">
            <text:p>11:43:08</text:p>
          </table:table-cell>
          <table:table-cell/>
          <table:table-cell table:formula="of:=IF(OR([.B160]=&quot;&quot;;[.E160]=&quot;&quot;);&quot;&quot;;ROUND(ABS([.B160]-[.E160])*86400))">
            <text:p/>
          </table:table-cell>
          <table:table-cell table:formula="of:=IF(OR([.C160]=&quot;&quot;;[.F160]=&quot;&quot;);&quot;&quot;;ROUND(ABS([.C160]-[.F160])*86400))" office:value-type="float" office:value="1" calcext:value-type="float">
            <text:p>1</text:p>
          </table:table-cell>
          <table:table-cell table:formula="of:=IF(OR([.D160]=&quot;&quot;;[.G160]=&quot;&quot;);&quot;&quot;;ROUND(ABS([.D160]-[.G16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/>
          <table:table-cell office:value-type="time" office:time-value="PT11H43M19S" calcext:value-type="time">
            <text:p>11:43:19</text:p>
          </table:table-cell>
          <table:table-cell table:number-columns-repeated="2"/>
          <table:table-cell office:value-type="time" office:time-value="PT11H43M19S" calcext:value-type="time">
            <text:p>11:43:19</text:p>
          </table:table-cell>
          <table:table-cell/>
          <table:table-cell table:formula="of:=IF(OR([.B161]=&quot;&quot;;[.E161]=&quot;&quot;);&quot;&quot;;ROUND(ABS([.B161]-[.E161])*86400))">
            <text:p/>
          </table:table-cell>
          <table:table-cell table:formula="of:=IF(OR([.C161]=&quot;&quot;;[.F161]=&quot;&quot;);&quot;&quot;;ROUND(ABS([.C161]-[.F161])*86400))" office:value-type="float" office:value="0" calcext:value-type="float">
            <text:p>0</text:p>
          </table:table-cell>
          <table:table-cell table:formula="of:=IF(OR([.D161]=&quot;&quot;;[.G161]=&quot;&quot;);&quot;&quot;;ROUND(ABS([.D161]-[.G16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/>
          <table:table-cell office:value-type="time" office:time-value="PT11H43M30S" calcext:value-type="time">
            <text:p>11:43:30</text:p>
          </table:table-cell>
          <table:table-cell table:number-columns-repeated="2"/>
          <table:table-cell office:value-type="time" office:time-value="PT11H43M31S" calcext:value-type="time">
            <text:p>11:43:31</text:p>
          </table:table-cell>
          <table:table-cell/>
          <table:table-cell table:formula="of:=IF(OR([.B162]=&quot;&quot;;[.E162]=&quot;&quot;);&quot;&quot;;ROUND(ABS([.B162]-[.E162])*86400))">
            <text:p/>
          </table:table-cell>
          <table:table-cell table:formula="of:=IF(OR([.C162]=&quot;&quot;;[.F162]=&quot;&quot;);&quot;&quot;;ROUND(ABS([.C162]-[.F162])*86400))" office:value-type="float" office:value="1" calcext:value-type="float">
            <text:p>1</text:p>
          </table:table-cell>
          <table:table-cell table:formula="of:=IF(OR([.D162]=&quot;&quot;;[.G162]=&quot;&quot;);&quot;&quot;;ROUND(ABS([.D162]-[.G16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/>
          <table:table-cell office:value-type="time" office:time-value="PT11H43M42S" calcext:value-type="time">
            <text:p>11:43:42</text:p>
          </table:table-cell>
          <table:table-cell table:number-columns-repeated="2"/>
          <table:table-cell office:value-type="time" office:time-value="PT11H43M42S" calcext:value-type="time">
            <text:p>11:43:42</text:p>
          </table:table-cell>
          <table:table-cell/>
          <table:table-cell table:formula="of:=IF(OR([.B163]=&quot;&quot;;[.E163]=&quot;&quot;);&quot;&quot;;ROUND(ABS([.B163]-[.E163])*86400))">
            <text:p/>
          </table:table-cell>
          <table:table-cell table:formula="of:=IF(OR([.C163]=&quot;&quot;;[.F163]=&quot;&quot;);&quot;&quot;;ROUND(ABS([.C163]-[.F163])*86400))" office:value-type="float" office:value="0" calcext:value-type="float">
            <text:p>0</text:p>
          </table:table-cell>
          <table:table-cell table:formula="of:=IF(OR([.D163]=&quot;&quot;;[.G163]=&quot;&quot;);&quot;&quot;;ROUND(ABS([.D163]-[.G16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/>
          <table:table-cell office:value-type="time" office:time-value="PT11H43M54S" calcext:value-type="time">
            <text:p>11:43:54</text:p>
          </table:table-cell>
          <table:table-cell table:number-columns-repeated="2"/>
          <table:table-cell office:value-type="time" office:time-value="PT11H43M54S" calcext:value-type="time">
            <text:p>11:43:54</text:p>
          </table:table-cell>
          <table:table-cell/>
          <table:table-cell table:formula="of:=IF(OR([.B164]=&quot;&quot;;[.E164]=&quot;&quot;);&quot;&quot;;ROUND(ABS([.B164]-[.E164])*86400))">
            <text:p/>
          </table:table-cell>
          <table:table-cell table:formula="of:=IF(OR([.C164]=&quot;&quot;;[.F164]=&quot;&quot;);&quot;&quot;;ROUND(ABS([.C164]-[.F164])*86400))" office:value-type="float" office:value="0" calcext:value-type="float">
            <text:p>0</text:p>
          </table:table-cell>
          <table:table-cell table:formula="of:=IF(OR([.D164]=&quot;&quot;;[.G164]=&quot;&quot;);&quot;&quot;;ROUND(ABS([.D164]-[.G16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/>
          <table:table-cell office:value-type="time" office:time-value="PT11H44M07S" calcext:value-type="time">
            <text:p>11:44:07</text:p>
          </table:table-cell>
          <table:table-cell table:number-columns-repeated="2"/>
          <table:table-cell office:value-type="time" office:time-value="PT11H44M07S" calcext:value-type="time">
            <text:p>11:44:07</text:p>
          </table:table-cell>
          <table:table-cell/>
          <table:table-cell table:formula="of:=IF(OR([.B165]=&quot;&quot;;[.E165]=&quot;&quot;);&quot;&quot;;ROUND(ABS([.B165]-[.E165])*86400))">
            <text:p/>
          </table:table-cell>
          <table:table-cell table:formula="of:=IF(OR([.C165]=&quot;&quot;;[.F165]=&quot;&quot;);&quot;&quot;;ROUND(ABS([.C165]-[.F165])*86400))" office:value-type="float" office:value="0" calcext:value-type="float">
            <text:p>0</text:p>
          </table:table-cell>
          <table:table-cell table:formula="of:=IF(OR([.D165]=&quot;&quot;;[.G165]=&quot;&quot;);&quot;&quot;;ROUND(ABS([.D165]-[.G16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/>
          <table:table-cell office:value-type="time" office:time-value="PT11H44M19S" calcext:value-type="time">
            <text:p>11:44:19</text:p>
          </table:table-cell>
          <table:table-cell table:number-columns-repeated="2"/>
          <table:table-cell office:value-type="time" office:time-value="PT11H44M19S" calcext:value-type="time">
            <text:p>11:44:19</text:p>
          </table:table-cell>
          <table:table-cell/>
          <table:table-cell table:formula="of:=IF(OR([.B166]=&quot;&quot;;[.E166]=&quot;&quot;);&quot;&quot;;ROUND(ABS([.B166]-[.E166])*86400))">
            <text:p/>
          </table:table-cell>
          <table:table-cell table:formula="of:=IF(OR([.C166]=&quot;&quot;;[.F166]=&quot;&quot;);&quot;&quot;;ROUND(ABS([.C166]-[.F166])*86400))" office:value-type="float" office:value="0" calcext:value-type="float">
            <text:p>0</text:p>
          </table:table-cell>
          <table:table-cell table:formula="of:=IF(OR([.D166]=&quot;&quot;;[.G166]=&quot;&quot;);&quot;&quot;;ROUND(ABS([.D166]-[.G16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/>
          <table:table-cell office:value-type="time" office:time-value="PT11H44M32S" calcext:value-type="time">
            <text:p>11:44:32</text:p>
          </table:table-cell>
          <table:table-cell table:number-columns-repeated="2"/>
          <table:table-cell office:value-type="time" office:time-value="PT11H44M32S" calcext:value-type="time">
            <text:p>11:44:32</text:p>
          </table:table-cell>
          <table:table-cell/>
          <table:table-cell table:formula="of:=IF(OR([.B167]=&quot;&quot;;[.E167]=&quot;&quot;);&quot;&quot;;ROUND(ABS([.B167]-[.E167])*86400))">
            <text:p/>
          </table:table-cell>
          <table:table-cell table:formula="of:=IF(OR([.C167]=&quot;&quot;;[.F167]=&quot;&quot;);&quot;&quot;;ROUND(ABS([.C167]-[.F167])*86400))" office:value-type="float" office:value="0" calcext:value-type="float">
            <text:p>0</text:p>
          </table:table-cell>
          <table:table-cell table:formula="of:=IF(OR([.D167]=&quot;&quot;;[.G167]=&quot;&quot;);&quot;&quot;;ROUND(ABS([.D167]-[.G16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/>
          <table:table-cell office:value-type="time" office:time-value="PT11H44M44S" calcext:value-type="time">
            <text:p>11:44:44</text:p>
          </table:table-cell>
          <table:table-cell table:number-columns-repeated="2"/>
          <table:table-cell office:value-type="time" office:time-value="PT11H44M44S" calcext:value-type="time">
            <text:p>11:44:44</text:p>
          </table:table-cell>
          <table:table-cell/>
          <table:table-cell table:formula="of:=IF(OR([.B168]=&quot;&quot;;[.E168]=&quot;&quot;);&quot;&quot;;ROUND(ABS([.B168]-[.E168])*86400))">
            <text:p/>
          </table:table-cell>
          <table:table-cell table:formula="of:=IF(OR([.C168]=&quot;&quot;;[.F168]=&quot;&quot;);&quot;&quot;;ROUND(ABS([.C168]-[.F168])*86400))" office:value-type="float" office:value="0" calcext:value-type="float">
            <text:p>0</text:p>
          </table:table-cell>
          <table:table-cell table:formula="of:=IF(OR([.D168]=&quot;&quot;;[.G168]=&quot;&quot;);&quot;&quot;;ROUND(ABS([.D168]-[.G16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/>
          <table:table-cell office:value-type="time" office:time-value="PT11H44M57S" calcext:value-type="time">
            <text:p>11:44:57</text:p>
          </table:table-cell>
          <table:table-cell table:number-columns-repeated="2"/>
          <table:table-cell office:value-type="time" office:time-value="PT11H44M57S" calcext:value-type="time">
            <text:p>11:44:57</text:p>
          </table:table-cell>
          <table:table-cell/>
          <table:table-cell table:formula="of:=IF(OR([.B169]=&quot;&quot;;[.E169]=&quot;&quot;);&quot;&quot;;ROUND(ABS([.B169]-[.E169])*86400))">
            <text:p/>
          </table:table-cell>
          <table:table-cell table:formula="of:=IF(OR([.C169]=&quot;&quot;;[.F169]=&quot;&quot;);&quot;&quot;;ROUND(ABS([.C169]-[.F169])*86400))" office:value-type="float" office:value="0" calcext:value-type="float">
            <text:p>0</text:p>
          </table:table-cell>
          <table:table-cell table:formula="of:=IF(OR([.D169]=&quot;&quot;;[.G169]=&quot;&quot;);&quot;&quot;;ROUND(ABS([.D169]-[.G16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/>
          <table:table-cell office:value-type="time" office:time-value="PT11H45M10S" calcext:value-type="time">
            <text:p>11:45:10</text:p>
          </table:table-cell>
          <table:table-cell table:number-columns-repeated="2"/>
          <table:table-cell office:value-type="time" office:time-value="PT11H45M10S" calcext:value-type="time">
            <text:p>11:45:10</text:p>
          </table:table-cell>
          <table:table-cell/>
          <table:table-cell table:formula="of:=IF(OR([.B170]=&quot;&quot;;[.E170]=&quot;&quot;);&quot;&quot;;ROUND(ABS([.B170]-[.E170])*86400))">
            <text:p/>
          </table:table-cell>
          <table:table-cell table:formula="of:=IF(OR([.C170]=&quot;&quot;;[.F170]=&quot;&quot;);&quot;&quot;;ROUND(ABS([.C170]-[.F170])*86400))" office:value-type="float" office:value="0" calcext:value-type="float">
            <text:p>0</text:p>
          </table:table-cell>
          <table:table-cell table:formula="of:=IF(OR([.D170]=&quot;&quot;;[.G170]=&quot;&quot;);&quot;&quot;;ROUND(ABS([.D170]-[.G17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/>
          <table:table-cell office:value-type="time" office:time-value="PT11H45M23S" calcext:value-type="time">
            <text:p>11:45:23</text:p>
          </table:table-cell>
          <table:table-cell table:number-columns-repeated="2"/>
          <table:table-cell office:value-type="time" office:time-value="PT11H45M23S" calcext:value-type="time">
            <text:p>11:45:23</text:p>
          </table:table-cell>
          <table:table-cell/>
          <table:table-cell table:formula="of:=IF(OR([.B171]=&quot;&quot;;[.E171]=&quot;&quot;);&quot;&quot;;ROUND(ABS([.B171]-[.E171])*86400))">
            <text:p/>
          </table:table-cell>
          <table:table-cell table:formula="of:=IF(OR([.C171]=&quot;&quot;;[.F171]=&quot;&quot;);&quot;&quot;;ROUND(ABS([.C171]-[.F171])*86400))" office:value-type="float" office:value="0" calcext:value-type="float">
            <text:p>0</text:p>
          </table:table-cell>
          <table:table-cell table:formula="of:=IF(OR([.D171]=&quot;&quot;;[.G171]=&quot;&quot;);&quot;&quot;;ROUND(ABS([.D171]-[.G17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/>
          <table:table-cell office:value-type="time" office:time-value="PT11H45M36S" calcext:value-type="time">
            <text:p>11:45:36</text:p>
          </table:table-cell>
          <table:table-cell table:number-columns-repeated="2"/>
          <table:table-cell office:value-type="time" office:time-value="PT11H45M36S" calcext:value-type="time">
            <text:p>11:45:36</text:p>
          </table:table-cell>
          <table:table-cell/>
          <table:table-cell table:formula="of:=IF(OR([.B172]=&quot;&quot;;[.E172]=&quot;&quot;);&quot;&quot;;ROUND(ABS([.B172]-[.E172])*86400))">
            <text:p/>
          </table:table-cell>
          <table:table-cell table:formula="of:=IF(OR([.C172]=&quot;&quot;;[.F172]=&quot;&quot;);&quot;&quot;;ROUND(ABS([.C172]-[.F172])*86400))" office:value-type="float" office:value="0" calcext:value-type="float">
            <text:p>0</text:p>
          </table:table-cell>
          <table:table-cell table:formula="of:=IF(OR([.D172]=&quot;&quot;;[.G172]=&quot;&quot;);&quot;&quot;;ROUND(ABS([.D172]-[.G17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/>
          <table:table-cell office:value-type="time" office:time-value="PT11H45M49S" calcext:value-type="time">
            <text:p>11:45:49</text:p>
          </table:table-cell>
          <table:table-cell table:number-columns-repeated="2"/>
          <table:table-cell office:value-type="time" office:time-value="PT11H45M49S" calcext:value-type="time">
            <text:p>11:45:49</text:p>
          </table:table-cell>
          <table:table-cell/>
          <table:table-cell table:formula="of:=IF(OR([.B173]=&quot;&quot;;[.E173]=&quot;&quot;);&quot;&quot;;ROUND(ABS([.B173]-[.E173])*86400))">
            <text:p/>
          </table:table-cell>
          <table:table-cell table:formula="of:=IF(OR([.C173]=&quot;&quot;;[.F173]=&quot;&quot;);&quot;&quot;;ROUND(ABS([.C173]-[.F173])*86400))" office:value-type="float" office:value="0" calcext:value-type="float">
            <text:p>0</text:p>
          </table:table-cell>
          <table:table-cell table:formula="of:=IF(OR([.D173]=&quot;&quot;;[.G173]=&quot;&quot;);&quot;&quot;;ROUND(ABS([.D173]-[.G17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/>
          <table:table-cell office:value-type="time" office:time-value="PT11H46M02S" calcext:value-type="time">
            <text:p>11:46:02</text:p>
          </table:table-cell>
          <table:table-cell table:number-columns-repeated="2"/>
          <table:table-cell office:value-type="time" office:time-value="PT11H46M02S" calcext:value-type="time">
            <text:p>11:46:02</text:p>
          </table:table-cell>
          <table:table-cell/>
          <table:table-cell table:formula="of:=IF(OR([.B174]=&quot;&quot;;[.E174]=&quot;&quot;);&quot;&quot;;ROUND(ABS([.B174]-[.E174])*86400))">
            <text:p/>
          </table:table-cell>
          <table:table-cell table:formula="of:=IF(OR([.C174]=&quot;&quot;;[.F174]=&quot;&quot;);&quot;&quot;;ROUND(ABS([.C174]-[.F174])*86400))" office:value-type="float" office:value="0" calcext:value-type="float">
            <text:p>0</text:p>
          </table:table-cell>
          <table:table-cell table:formula="of:=IF(OR([.D174]=&quot;&quot;;[.G174]=&quot;&quot;);&quot;&quot;;ROUND(ABS([.D174]-[.G17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/>
          <table:table-cell office:value-type="time" office:time-value="PT11H46M15S" calcext:value-type="time">
            <text:p>11:46:15</text:p>
          </table:table-cell>
          <table:table-cell table:number-columns-repeated="2"/>
          <table:table-cell office:value-type="time" office:time-value="PT11H46M15S" calcext:value-type="time">
            <text:p>11:46:15</text:p>
          </table:table-cell>
          <table:table-cell/>
          <table:table-cell table:formula="of:=IF(OR([.B175]=&quot;&quot;;[.E175]=&quot;&quot;);&quot;&quot;;ROUND(ABS([.B175]-[.E175])*86400))">
            <text:p/>
          </table:table-cell>
          <table:table-cell table:formula="of:=IF(OR([.C175]=&quot;&quot;;[.F175]=&quot;&quot;);&quot;&quot;;ROUND(ABS([.C175]-[.F175])*86400))" office:value-type="float" office:value="0" calcext:value-type="float">
            <text:p>0</text:p>
          </table:table-cell>
          <table:table-cell table:formula="of:=IF(OR([.D175]=&quot;&quot;;[.G175]=&quot;&quot;);&quot;&quot;;ROUND(ABS([.D175]-[.G17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/>
          <table:table-cell office:value-type="time" office:time-value="PT11H46M28S" calcext:value-type="time">
            <text:p>11:46:28</text:p>
          </table:table-cell>
          <table:table-cell table:number-columns-repeated="2"/>
          <table:table-cell office:value-type="time" office:time-value="PT11H46M28S" calcext:value-type="time">
            <text:p>11:46:28</text:p>
          </table:table-cell>
          <table:table-cell/>
          <table:table-cell table:formula="of:=IF(OR([.B176]=&quot;&quot;;[.E176]=&quot;&quot;);&quot;&quot;;ROUND(ABS([.B176]-[.E176])*86400))">
            <text:p/>
          </table:table-cell>
          <table:table-cell table:formula="of:=IF(OR([.C176]=&quot;&quot;;[.F176]=&quot;&quot;);&quot;&quot;;ROUND(ABS([.C176]-[.F176])*86400))" office:value-type="float" office:value="0" calcext:value-type="float">
            <text:p>0</text:p>
          </table:table-cell>
          <table:table-cell table:formula="of:=IF(OR([.D176]=&quot;&quot;;[.G176]=&quot;&quot;);&quot;&quot;;ROUND(ABS([.D176]-[.G17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/>
          <table:table-cell office:value-type="time" office:time-value="PT11H46M41S" calcext:value-type="time">
            <text:p>11:46:41</text:p>
          </table:table-cell>
          <table:table-cell table:number-columns-repeated="2"/>
          <table:table-cell office:value-type="time" office:time-value="PT11H46M41S" calcext:value-type="time">
            <text:p>11:46:41</text:p>
          </table:table-cell>
          <table:table-cell/>
          <table:table-cell table:formula="of:=IF(OR([.B177]=&quot;&quot;;[.E177]=&quot;&quot;);&quot;&quot;;ROUND(ABS([.B177]-[.E177])*86400))">
            <text:p/>
          </table:table-cell>
          <table:table-cell table:formula="of:=IF(OR([.C177]=&quot;&quot;;[.F177]=&quot;&quot;);&quot;&quot;;ROUND(ABS([.C177]-[.F177])*86400))" office:value-type="float" office:value="0" calcext:value-type="float">
            <text:p>0</text:p>
          </table:table-cell>
          <table:table-cell table:formula="of:=IF(OR([.D177]=&quot;&quot;;[.G177]=&quot;&quot;);&quot;&quot;;ROUND(ABS([.D177]-[.G17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/>
          <table:table-cell office:value-type="time" office:time-value="PT11H46M54S" calcext:value-type="time">
            <text:p>11:46:54</text:p>
          </table:table-cell>
          <table:table-cell table:number-columns-repeated="2"/>
          <table:table-cell office:value-type="time" office:time-value="PT11H46M54S" calcext:value-type="time">
            <text:p>11:46:54</text:p>
          </table:table-cell>
          <table:table-cell/>
          <table:table-cell table:formula="of:=IF(OR([.B178]=&quot;&quot;;[.E178]=&quot;&quot;);&quot;&quot;;ROUND(ABS([.B178]-[.E178])*86400))">
            <text:p/>
          </table:table-cell>
          <table:table-cell table:formula="of:=IF(OR([.C178]=&quot;&quot;;[.F178]=&quot;&quot;);&quot;&quot;;ROUND(ABS([.C178]-[.F178])*86400))" office:value-type="float" office:value="0" calcext:value-type="float">
            <text:p>0</text:p>
          </table:table-cell>
          <table:table-cell table:formula="of:=IF(OR([.D178]=&quot;&quot;;[.G178]=&quot;&quot;);&quot;&quot;;ROUND(ABS([.D178]-[.G17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/>
          <table:table-cell office:value-type="time" office:time-value="PT11H47M07S" calcext:value-type="time">
            <text:p>11:47:07</text:p>
          </table:table-cell>
          <table:table-cell table:number-columns-repeated="2"/>
          <table:table-cell office:value-type="time" office:time-value="PT11H47M07S" calcext:value-type="time">
            <text:p>11:47:07</text:p>
          </table:table-cell>
          <table:table-cell/>
          <table:table-cell table:formula="of:=IF(OR([.B179]=&quot;&quot;;[.E179]=&quot;&quot;);&quot;&quot;;ROUND(ABS([.B179]-[.E179])*86400))">
            <text:p/>
          </table:table-cell>
          <table:table-cell table:formula="of:=IF(OR([.C179]=&quot;&quot;;[.F179]=&quot;&quot;);&quot;&quot;;ROUND(ABS([.C179]-[.F179])*86400))" office:value-type="float" office:value="0" calcext:value-type="float">
            <text:p>0</text:p>
          </table:table-cell>
          <table:table-cell table:formula="of:=IF(OR([.D179]=&quot;&quot;;[.G179]=&quot;&quot;);&quot;&quot;;ROUND(ABS([.D179]-[.G17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/>
          <table:table-cell office:value-type="time" office:time-value="PT11H47M19S" calcext:value-type="time">
            <text:p>11:47:19</text:p>
          </table:table-cell>
          <table:table-cell table:number-columns-repeated="2"/>
          <table:table-cell office:value-type="time" office:time-value="PT11H47M19S" calcext:value-type="time">
            <text:p>11:47:19</text:p>
          </table:table-cell>
          <table:table-cell/>
          <table:table-cell table:formula="of:=IF(OR([.B180]=&quot;&quot;;[.E180]=&quot;&quot;);&quot;&quot;;ROUND(ABS([.B180]-[.E180])*86400))">
            <text:p/>
          </table:table-cell>
          <table:table-cell table:formula="of:=IF(OR([.C180]=&quot;&quot;;[.F180]=&quot;&quot;);&quot;&quot;;ROUND(ABS([.C180]-[.F180])*86400))" office:value-type="float" office:value="0" calcext:value-type="float">
            <text:p>0</text:p>
          </table:table-cell>
          <table:table-cell table:formula="of:=IF(OR([.D180]=&quot;&quot;;[.G180]=&quot;&quot;);&quot;&quot;;ROUND(ABS([.D180]-[.G18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/>
          <table:table-cell office:value-type="time" office:time-value="PT11H47M32S" calcext:value-type="time">
            <text:p>11:47:32</text:p>
          </table:table-cell>
          <table:table-cell table:number-columns-repeated="2"/>
          <table:table-cell office:value-type="time" office:time-value="PT11H47M32S" calcext:value-type="time">
            <text:p>11:47:32</text:p>
          </table:table-cell>
          <table:table-cell/>
          <table:table-cell table:formula="of:=IF(OR([.B181]=&quot;&quot;;[.E181]=&quot;&quot;);&quot;&quot;;ROUND(ABS([.B181]-[.E181])*86400))">
            <text:p/>
          </table:table-cell>
          <table:table-cell table:formula="of:=IF(OR([.C181]=&quot;&quot;;[.F181]=&quot;&quot;);&quot;&quot;;ROUND(ABS([.C181]-[.F181])*86400))" office:value-type="float" office:value="0" calcext:value-type="float">
            <text:p>0</text:p>
          </table:table-cell>
          <table:table-cell table:formula="of:=IF(OR([.D181]=&quot;&quot;;[.G181]=&quot;&quot;);&quot;&quot;;ROUND(ABS([.D181]-[.G18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/>
          <table:table-cell office:value-type="time" office:time-value="PT11H47M44S" calcext:value-type="time">
            <text:p>11:47:44</text:p>
          </table:table-cell>
          <table:table-cell table:number-columns-repeated="2"/>
          <table:table-cell office:value-type="time" office:time-value="PT11H47M44S" calcext:value-type="time">
            <text:p>11:47:44</text:p>
          </table:table-cell>
          <table:table-cell/>
          <table:table-cell table:formula="of:=IF(OR([.B182]=&quot;&quot;;[.E182]=&quot;&quot;);&quot;&quot;;ROUND(ABS([.B182]-[.E182])*86400))">
            <text:p/>
          </table:table-cell>
          <table:table-cell table:formula="of:=IF(OR([.C182]=&quot;&quot;;[.F182]=&quot;&quot;);&quot;&quot;;ROUND(ABS([.C182]-[.F182])*86400))" office:value-type="float" office:value="0" calcext:value-type="float">
            <text:p>0</text:p>
          </table:table-cell>
          <table:table-cell table:formula="of:=IF(OR([.D182]=&quot;&quot;;[.G182]=&quot;&quot;);&quot;&quot;;ROUND(ABS([.D182]-[.G18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/>
          <table:table-cell office:value-type="time" office:time-value="PT11H47M56S" calcext:value-type="time">
            <text:p>11:47:56</text:p>
          </table:table-cell>
          <table:table-cell table:number-columns-repeated="2"/>
          <table:table-cell office:value-type="time" office:time-value="PT11H47M56S" calcext:value-type="time">
            <text:p>11:47:56</text:p>
          </table:table-cell>
          <table:table-cell/>
          <table:table-cell table:formula="of:=IF(OR([.B183]=&quot;&quot;;[.E183]=&quot;&quot;);&quot;&quot;;ROUND(ABS([.B183]-[.E183])*86400))">
            <text:p/>
          </table:table-cell>
          <table:table-cell table:formula="of:=IF(OR([.C183]=&quot;&quot;;[.F183]=&quot;&quot;);&quot;&quot;;ROUND(ABS([.C183]-[.F183])*86400))" office:value-type="float" office:value="0" calcext:value-type="float">
            <text:p>0</text:p>
          </table:table-cell>
          <table:table-cell table:formula="of:=IF(OR([.D183]=&quot;&quot;;[.G183]=&quot;&quot;);&quot;&quot;;ROUND(ABS([.D183]-[.G18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/>
          <table:table-cell office:value-type="time" office:time-value="PT11H48M08S" calcext:value-type="time">
            <text:p>11:48:08</text:p>
          </table:table-cell>
          <table:table-cell table:number-columns-repeated="2"/>
          <table:table-cell office:value-type="time" office:time-value="PT11H48M08S" calcext:value-type="time">
            <text:p>11:48:08</text:p>
          </table:table-cell>
          <table:table-cell/>
          <table:table-cell table:formula="of:=IF(OR([.B184]=&quot;&quot;;[.E184]=&quot;&quot;);&quot;&quot;;ROUND(ABS([.B184]-[.E184])*86400))">
            <text:p/>
          </table:table-cell>
          <table:table-cell table:formula="of:=IF(OR([.C184]=&quot;&quot;;[.F184]=&quot;&quot;);&quot;&quot;;ROUND(ABS([.C184]-[.F184])*86400))" office:value-type="float" office:value="0" calcext:value-type="float">
            <text:p>0</text:p>
          </table:table-cell>
          <table:table-cell table:formula="of:=IF(OR([.D184]=&quot;&quot;;[.G184]=&quot;&quot;);&quot;&quot;;ROUND(ABS([.D184]-[.G18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/>
          <table:table-cell office:value-type="time" office:time-value="PT11H48M19S" calcext:value-type="time">
            <text:p>11:48:19</text:p>
          </table:table-cell>
          <table:table-cell table:number-columns-repeated="2"/>
          <table:table-cell office:value-type="time" office:time-value="PT11H48M19S" calcext:value-type="time">
            <text:p>11:48:19</text:p>
          </table:table-cell>
          <table:table-cell/>
          <table:table-cell table:formula="of:=IF(OR([.B185]=&quot;&quot;;[.E185]=&quot;&quot;);&quot;&quot;;ROUND(ABS([.B185]-[.E185])*86400))">
            <text:p/>
          </table:table-cell>
          <table:table-cell table:formula="of:=IF(OR([.C185]=&quot;&quot;;[.F185]=&quot;&quot;);&quot;&quot;;ROUND(ABS([.C185]-[.F185])*86400))" office:value-type="float" office:value="0" calcext:value-type="float">
            <text:p>0</text:p>
          </table:table-cell>
          <table:table-cell table:formula="of:=IF(OR([.D185]=&quot;&quot;;[.G185]=&quot;&quot;);&quot;&quot;;ROUND(ABS([.D185]-[.G18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/>
          <table:table-cell office:value-type="time" office:time-value="PT11H48M30S" calcext:value-type="time">
            <text:p>11:48:30</text:p>
          </table:table-cell>
          <table:table-cell table:number-columns-repeated="2"/>
          <table:table-cell office:value-type="time" office:time-value="PT11H48M31S" calcext:value-type="time">
            <text:p>11:48:31</text:p>
          </table:table-cell>
          <table:table-cell/>
          <table:table-cell table:formula="of:=IF(OR([.B186]=&quot;&quot;;[.E186]=&quot;&quot;);&quot;&quot;;ROUND(ABS([.B186]-[.E186])*86400))">
            <text:p/>
          </table:table-cell>
          <table:table-cell table:formula="of:=IF(OR([.C186]=&quot;&quot;;[.F186]=&quot;&quot;);&quot;&quot;;ROUND(ABS([.C186]-[.F186])*86400))" office:value-type="float" office:value="1" calcext:value-type="float">
            <text:p>1</text:p>
          </table:table-cell>
          <table:table-cell table:formula="of:=IF(OR([.D186]=&quot;&quot;;[.G186]=&quot;&quot;);&quot;&quot;;ROUND(ABS([.D186]-[.G18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/>
          <table:table-cell office:value-type="time" office:time-value="PT11H48M41S" calcext:value-type="time">
            <text:p>11:48:41</text:p>
          </table:table-cell>
          <table:table-cell table:number-columns-repeated="2"/>
          <table:table-cell office:value-type="time" office:time-value="PT11H48M41S" calcext:value-type="time">
            <text:p>11:48:41</text:p>
          </table:table-cell>
          <table:table-cell/>
          <table:table-cell table:formula="of:=IF(OR([.B187]=&quot;&quot;;[.E187]=&quot;&quot;);&quot;&quot;;ROUND(ABS([.B187]-[.E187])*86400))">
            <text:p/>
          </table:table-cell>
          <table:table-cell table:formula="of:=IF(OR([.C187]=&quot;&quot;;[.F187]=&quot;&quot;);&quot;&quot;;ROUND(ABS([.C187]-[.F187])*86400))" office:value-type="float" office:value="0" calcext:value-type="float">
            <text:p>0</text:p>
          </table:table-cell>
          <table:table-cell table:formula="of:=IF(OR([.D187]=&quot;&quot;;[.G187]=&quot;&quot;);&quot;&quot;;ROUND(ABS([.D187]-[.G18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/>
          <table:table-cell office:value-type="time" office:time-value="PT11H48M52S" calcext:value-type="time">
            <text:p>11:48:52</text:p>
          </table:table-cell>
          <table:table-cell table:number-columns-repeated="2"/>
          <table:table-cell office:value-type="time" office:time-value="PT11H48M52S" calcext:value-type="time">
            <text:p>11:48:52</text:p>
          </table:table-cell>
          <table:table-cell/>
          <table:table-cell table:formula="of:=IF(OR([.B188]=&quot;&quot;;[.E188]=&quot;&quot;);&quot;&quot;;ROUND(ABS([.B188]-[.E188])*86400))">
            <text:p/>
          </table:table-cell>
          <table:table-cell table:formula="of:=IF(OR([.C188]=&quot;&quot;;[.F188]=&quot;&quot;);&quot;&quot;;ROUND(ABS([.C188]-[.F188])*86400))" office:value-type="float" office:value="0" calcext:value-type="float">
            <text:p>0</text:p>
          </table:table-cell>
          <table:table-cell table:formula="of:=IF(OR([.D188]=&quot;&quot;;[.G188]=&quot;&quot;);&quot;&quot;;ROUND(ABS([.D188]-[.G18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/>
          <table:table-cell office:value-type="time" office:time-value="PT11H49M02S" calcext:value-type="time">
            <text:p>11:49:02</text:p>
          </table:table-cell>
          <table:table-cell table:number-columns-repeated="2"/>
          <table:table-cell office:value-type="time" office:time-value="PT11H49M02S" calcext:value-type="time">
            <text:p>11:49:02</text:p>
          </table:table-cell>
          <table:table-cell/>
          <table:table-cell table:formula="of:=IF(OR([.B189]=&quot;&quot;;[.E189]=&quot;&quot;);&quot;&quot;;ROUND(ABS([.B189]-[.E189])*86400))">
            <text:p/>
          </table:table-cell>
          <table:table-cell table:formula="of:=IF(OR([.C189]=&quot;&quot;;[.F189]=&quot;&quot;);&quot;&quot;;ROUND(ABS([.C189]-[.F189])*86400))" office:value-type="float" office:value="0" calcext:value-type="float">
            <text:p>0</text:p>
          </table:table-cell>
          <table:table-cell table:formula="of:=IF(OR([.D189]=&quot;&quot;;[.G189]=&quot;&quot;);&quot;&quot;;ROUND(ABS([.D189]-[.G18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/>
          <table:table-cell office:value-type="time" office:time-value="PT11H49M12S" calcext:value-type="time">
            <text:p>11:49:12</text:p>
          </table:table-cell>
          <table:table-cell table:number-columns-repeated="2"/>
          <table:table-cell office:value-type="time" office:time-value="PT11H49M12S" calcext:value-type="time">
            <text:p>11:49:12</text:p>
          </table:table-cell>
          <table:table-cell/>
          <table:table-cell table:formula="of:=IF(OR([.B190]=&quot;&quot;;[.E190]=&quot;&quot;);&quot;&quot;;ROUND(ABS([.B190]-[.E190])*86400))">
            <text:p/>
          </table:table-cell>
          <table:table-cell table:formula="of:=IF(OR([.C190]=&quot;&quot;;[.F190]=&quot;&quot;);&quot;&quot;;ROUND(ABS([.C190]-[.F190])*86400))" office:value-type="float" office:value="0" calcext:value-type="float">
            <text:p>0</text:p>
          </table:table-cell>
          <table:table-cell table:formula="of:=IF(OR([.D190]=&quot;&quot;;[.G190]=&quot;&quot;);&quot;&quot;;ROUND(ABS([.D190]-[.G19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/>
          <table:table-cell office:value-type="time" office:time-value="PT11H49M21S" calcext:value-type="time">
            <text:p>11:49:21</text:p>
          </table:table-cell>
          <table:table-cell table:number-columns-repeated="2"/>
          <table:table-cell office:value-type="time" office:time-value="PT11H49M21S" calcext:value-type="time">
            <text:p>11:49:21</text:p>
          </table:table-cell>
          <table:table-cell/>
          <table:table-cell table:formula="of:=IF(OR([.B191]=&quot;&quot;;[.E191]=&quot;&quot;);&quot;&quot;;ROUND(ABS([.B191]-[.E191])*86400))">
            <text:p/>
          </table:table-cell>
          <table:table-cell table:formula="of:=IF(OR([.C191]=&quot;&quot;;[.F191]=&quot;&quot;);&quot;&quot;;ROUND(ABS([.C191]-[.F191])*86400))" office:value-type="float" office:value="0" calcext:value-type="float">
            <text:p>0</text:p>
          </table:table-cell>
          <table:table-cell table:formula="of:=IF(OR([.D191]=&quot;&quot;;[.G191]=&quot;&quot;);&quot;&quot;;ROUND(ABS([.D191]-[.G19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/>
          <table:table-cell office:value-type="time" office:time-value="PT11H49M30S" calcext:value-type="time">
            <text:p>11:49:30</text:p>
          </table:table-cell>
          <table:table-cell table:number-columns-repeated="2"/>
          <table:table-cell office:value-type="time" office:time-value="PT11H49M30S" calcext:value-type="time">
            <text:p>11:49:30</text:p>
          </table:table-cell>
          <table:table-cell/>
          <table:table-cell table:formula="of:=IF(OR([.B192]=&quot;&quot;;[.E192]=&quot;&quot;);&quot;&quot;;ROUND(ABS([.B192]-[.E192])*86400))">
            <text:p/>
          </table:table-cell>
          <table:table-cell table:formula="of:=IF(OR([.C192]=&quot;&quot;;[.F192]=&quot;&quot;);&quot;&quot;;ROUND(ABS([.C192]-[.F192])*86400))" office:value-type="float" office:value="0" calcext:value-type="float">
            <text:p>0</text:p>
          </table:table-cell>
          <table:table-cell table:formula="of:=IF(OR([.D192]=&quot;&quot;;[.G192]=&quot;&quot;);&quot;&quot;;ROUND(ABS([.D192]-[.G19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/>
          <table:table-cell office:value-type="time" office:time-value="PT11H49M39S" calcext:value-type="time">
            <text:p>11:49:39</text:p>
          </table:table-cell>
          <table:table-cell table:number-columns-repeated="2"/>
          <table:table-cell office:value-type="time" office:time-value="PT11H49M39S" calcext:value-type="time">
            <text:p>11:49:39</text:p>
          </table:table-cell>
          <table:table-cell/>
          <table:table-cell table:formula="of:=IF(OR([.B193]=&quot;&quot;;[.E193]=&quot;&quot;);&quot;&quot;;ROUND(ABS([.B193]-[.E193])*86400))">
            <text:p/>
          </table:table-cell>
          <table:table-cell table:formula="of:=IF(OR([.C193]=&quot;&quot;;[.F193]=&quot;&quot;);&quot;&quot;;ROUND(ABS([.C193]-[.F193])*86400))" office:value-type="float" office:value="0" calcext:value-type="float">
            <text:p>0</text:p>
          </table:table-cell>
          <table:table-cell table:formula="of:=IF(OR([.D193]=&quot;&quot;;[.G193]=&quot;&quot;);&quot;&quot;;ROUND(ABS([.D193]-[.G19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/>
          <table:table-cell office:value-type="time" office:time-value="PT11H49M47S" calcext:value-type="time">
            <text:p>11:49:47</text:p>
          </table:table-cell>
          <table:table-cell table:number-columns-repeated="2"/>
          <table:table-cell office:value-type="time" office:time-value="PT11H49M47S" calcext:value-type="time">
            <text:p>11:49:47</text:p>
          </table:table-cell>
          <table:table-cell/>
          <table:table-cell table:formula="of:=IF(OR([.B194]=&quot;&quot;;[.E194]=&quot;&quot;);&quot;&quot;;ROUND(ABS([.B194]-[.E194])*86400))">
            <text:p/>
          </table:table-cell>
          <table:table-cell table:formula="of:=IF(OR([.C194]=&quot;&quot;;[.F194]=&quot;&quot;);&quot;&quot;;ROUND(ABS([.C194]-[.F194])*86400))" office:value-type="float" office:value="0" calcext:value-type="float">
            <text:p>0</text:p>
          </table:table-cell>
          <table:table-cell table:formula="of:=IF(OR([.D194]=&quot;&quot;;[.G194]=&quot;&quot;);&quot;&quot;;ROUND(ABS([.D194]-[.G19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/>
          <table:table-cell office:value-type="time" office:time-value="PT11H49M54S" calcext:value-type="time">
            <text:p>11:49:54</text:p>
          </table:table-cell>
          <table:table-cell table:number-columns-repeated="2"/>
          <table:table-cell office:value-type="time" office:time-value="PT11H49M55S" calcext:value-type="time">
            <text:p>11:49:55</text:p>
          </table:table-cell>
          <table:table-cell/>
          <table:table-cell table:formula="of:=IF(OR([.B195]=&quot;&quot;;[.E195]=&quot;&quot;);&quot;&quot;;ROUND(ABS([.B195]-[.E195])*86400))">
            <text:p/>
          </table:table-cell>
          <table:table-cell table:formula="of:=IF(OR([.C195]=&quot;&quot;;[.F195]=&quot;&quot;);&quot;&quot;;ROUND(ABS([.C195]-[.F195])*86400))" office:value-type="float" office:value="1" calcext:value-type="float">
            <text:p>1</text:p>
          </table:table-cell>
          <table:table-cell table:formula="of:=IF(OR([.D195]=&quot;&quot;;[.G195]=&quot;&quot;);&quot;&quot;;ROUND(ABS([.D195]-[.G19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/>
          <table:table-cell office:value-type="time" office:time-value="PT11H50M02S" calcext:value-type="time">
            <text:p>11:50:02</text:p>
          </table:table-cell>
          <table:table-cell table:number-columns-repeated="2"/>
          <table:table-cell office:value-type="time" office:time-value="PT11H50M02S" calcext:value-type="time">
            <text:p>11:50:02</text:p>
          </table:table-cell>
          <table:table-cell/>
          <table:table-cell table:formula="of:=IF(OR([.B196]=&quot;&quot;;[.E196]=&quot;&quot;);&quot;&quot;;ROUND(ABS([.B196]-[.E196])*86400))">
            <text:p/>
          </table:table-cell>
          <table:table-cell table:formula="of:=IF(OR([.C196]=&quot;&quot;;[.F196]=&quot;&quot;);&quot;&quot;;ROUND(ABS([.C196]-[.F196])*86400))" office:value-type="float" office:value="0" calcext:value-type="float">
            <text:p>0</text:p>
          </table:table-cell>
          <table:table-cell table:formula="of:=IF(OR([.D196]=&quot;&quot;;[.G196]=&quot;&quot;);&quot;&quot;;ROUND(ABS([.D196]-[.G19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/>
          <table:table-cell office:value-type="time" office:time-value="PT11H50M08S" calcext:value-type="time">
            <text:p>11:50:08</text:p>
          </table:table-cell>
          <table:table-cell table:number-columns-repeated="2"/>
          <table:table-cell office:value-type="time" office:time-value="PT11H50M08S" calcext:value-type="time">
            <text:p>11:50:08</text:p>
          </table:table-cell>
          <table:table-cell/>
          <table:table-cell table:formula="of:=IF(OR([.B197]=&quot;&quot;;[.E197]=&quot;&quot;);&quot;&quot;;ROUND(ABS([.B197]-[.E197])*86400))">
            <text:p/>
          </table:table-cell>
          <table:table-cell table:formula="of:=IF(OR([.C197]=&quot;&quot;;[.F197]=&quot;&quot;);&quot;&quot;;ROUND(ABS([.C197]-[.F197])*86400))" office:value-type="float" office:value="0" calcext:value-type="float">
            <text:p>0</text:p>
          </table:table-cell>
          <table:table-cell table:formula="of:=IF(OR([.D197]=&quot;&quot;;[.G197]=&quot;&quot;);&quot;&quot;;ROUND(ABS([.D197]-[.G19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/>
          <table:table-cell office:value-type="time" office:time-value="PT11H50M14S" calcext:value-type="time">
            <text:p>11:50:14</text:p>
          </table:table-cell>
          <table:table-cell table:number-columns-repeated="2"/>
          <table:table-cell office:value-type="time" office:time-value="PT11H50M15S" calcext:value-type="time">
            <text:p>11:50:15</text:p>
          </table:table-cell>
          <table:table-cell/>
          <table:table-cell table:formula="of:=IF(OR([.B198]=&quot;&quot;;[.E198]=&quot;&quot;);&quot;&quot;;ROUND(ABS([.B198]-[.E198])*86400))">
            <text:p/>
          </table:table-cell>
          <table:table-cell table:formula="of:=IF(OR([.C198]=&quot;&quot;;[.F198]=&quot;&quot;);&quot;&quot;;ROUND(ABS([.C198]-[.F198])*86400))" office:value-type="float" office:value="1" calcext:value-type="float">
            <text:p>1</text:p>
          </table:table-cell>
          <table:table-cell table:formula="of:=IF(OR([.D198]=&quot;&quot;;[.G198]=&quot;&quot;);&quot;&quot;;ROUND(ABS([.D198]-[.G19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/>
          <table:table-cell office:value-type="time" office:time-value="PT11H50M20S" calcext:value-type="time">
            <text:p>11:50:20</text:p>
          </table:table-cell>
          <table:table-cell table:number-columns-repeated="2"/>
          <table:table-cell office:value-type="time" office:time-value="PT11H50M20S" calcext:value-type="time">
            <text:p>11:50:20</text:p>
          </table:table-cell>
          <table:table-cell/>
          <table:table-cell table:formula="of:=IF(OR([.B199]=&quot;&quot;;[.E199]=&quot;&quot;);&quot;&quot;;ROUND(ABS([.B199]-[.E199])*86400))">
            <text:p/>
          </table:table-cell>
          <table:table-cell table:formula="of:=IF(OR([.C199]=&quot;&quot;;[.F199]=&quot;&quot;);&quot;&quot;;ROUND(ABS([.C199]-[.F199])*86400))" office:value-type="float" office:value="0" calcext:value-type="float">
            <text:p>0</text:p>
          </table:table-cell>
          <table:table-cell table:formula="of:=IF(OR([.D199]=&quot;&quot;;[.G199]=&quot;&quot;);&quot;&quot;;ROUND(ABS([.D199]-[.G19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/>
          <table:table-cell office:value-type="time" office:time-value="PT11H50M25S" calcext:value-type="time">
            <text:p>11:50:25</text:p>
          </table:table-cell>
          <table:table-cell table:number-columns-repeated="2"/>
          <table:table-cell office:value-type="time" office:time-value="PT11H50M25S" calcext:value-type="time">
            <text:p>11:50:25</text:p>
          </table:table-cell>
          <table:table-cell/>
          <table:table-cell table:formula="of:=IF(OR([.B200]=&quot;&quot;;[.E200]=&quot;&quot;);&quot;&quot;;ROUND(ABS([.B200]-[.E200])*86400))">
            <text:p/>
          </table:table-cell>
          <table:table-cell table:formula="of:=IF(OR([.C200]=&quot;&quot;;[.F200]=&quot;&quot;);&quot;&quot;;ROUND(ABS([.C200]-[.F200])*86400))" office:value-type="float" office:value="0" calcext:value-type="float">
            <text:p>0</text:p>
          </table:table-cell>
          <table:table-cell table:formula="of:=IF(OR([.D200]=&quot;&quot;;[.G200]=&quot;&quot;);&quot;&quot;;ROUND(ABS([.D200]-[.G20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/>
          <table:table-cell office:value-type="time" office:time-value="PT11H50M30S" calcext:value-type="time">
            <text:p>11:50:30</text:p>
          </table:table-cell>
          <table:table-cell table:number-columns-repeated="2"/>
          <table:table-cell office:value-type="time" office:time-value="PT11H50M30S" calcext:value-type="time">
            <text:p>11:50:30</text:p>
          </table:table-cell>
          <table:table-cell/>
          <table:table-cell table:formula="of:=IF(OR([.B201]=&quot;&quot;;[.E201]=&quot;&quot;);&quot;&quot;;ROUND(ABS([.B201]-[.E201])*86400))">
            <text:p/>
          </table:table-cell>
          <table:table-cell table:formula="of:=IF(OR([.C201]=&quot;&quot;;[.F201]=&quot;&quot;);&quot;&quot;;ROUND(ABS([.C201]-[.F201])*86400))" office:value-type="float" office:value="0" calcext:value-type="float">
            <text:p>0</text:p>
          </table:table-cell>
          <table:table-cell table:formula="of:=IF(OR([.D201]=&quot;&quot;;[.G201]=&quot;&quot;);&quot;&quot;;ROUND(ABS([.D201]-[.G20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/>
          <table:table-cell office:value-type="time" office:time-value="PT11H50M34S" calcext:value-type="time">
            <text:p>11:50:34</text:p>
          </table:table-cell>
          <table:table-cell table:number-columns-repeated="2"/>
          <table:table-cell office:value-type="time" office:time-value="PT11H50M34S" calcext:value-type="time">
            <text:p>11:50:34</text:p>
          </table:table-cell>
          <table:table-cell/>
          <table:table-cell table:formula="of:=IF(OR([.B202]=&quot;&quot;;[.E202]=&quot;&quot;);&quot;&quot;;ROUND(ABS([.B202]-[.E202])*86400))">
            <text:p/>
          </table:table-cell>
          <table:table-cell table:formula="of:=IF(OR([.C202]=&quot;&quot;;[.F202]=&quot;&quot;);&quot;&quot;;ROUND(ABS([.C202]-[.F202])*86400))" office:value-type="float" office:value="0" calcext:value-type="float">
            <text:p>0</text:p>
          </table:table-cell>
          <table:table-cell table:formula="of:=IF(OR([.D202]=&quot;&quot;;[.G202]=&quot;&quot;);&quot;&quot;;ROUND(ABS([.D202]-[.G20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/>
          <table:table-cell office:value-type="time" office:time-value="PT11H50M38S" calcext:value-type="time">
            <text:p>11:50:38</text:p>
          </table:table-cell>
          <table:table-cell table:number-columns-repeated="2"/>
          <table:table-cell office:value-type="time" office:time-value="PT11H50M38S" calcext:value-type="time">
            <text:p>11:50:38</text:p>
          </table:table-cell>
          <table:table-cell/>
          <table:table-cell table:formula="of:=IF(OR([.B203]=&quot;&quot;;[.E203]=&quot;&quot;);&quot;&quot;;ROUND(ABS([.B203]-[.E203])*86400))">
            <text:p/>
          </table:table-cell>
          <table:table-cell table:formula="of:=IF(OR([.C203]=&quot;&quot;;[.F203]=&quot;&quot;);&quot;&quot;;ROUND(ABS([.C203]-[.F203])*86400))" office:value-type="float" office:value="0" calcext:value-type="float">
            <text:p>0</text:p>
          </table:table-cell>
          <table:table-cell table:formula="of:=IF(OR([.D203]=&quot;&quot;;[.G203]=&quot;&quot;);&quot;&quot;;ROUND(ABS([.D203]-[.G20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/>
          <table:table-cell office:value-type="time" office:time-value="PT11H50M41S" calcext:value-type="time">
            <text:p>11:50:41</text:p>
          </table:table-cell>
          <table:table-cell table:number-columns-repeated="2"/>
          <table:table-cell office:value-type="time" office:time-value="PT11H50M41S" calcext:value-type="time">
            <text:p>11:50:41</text:p>
          </table:table-cell>
          <table:table-cell/>
          <table:table-cell table:formula="of:=IF(OR([.B204]=&quot;&quot;;[.E204]=&quot;&quot;);&quot;&quot;;ROUND(ABS([.B204]-[.E204])*86400))">
            <text:p/>
          </table:table-cell>
          <table:table-cell table:formula="of:=IF(OR([.C204]=&quot;&quot;;[.F204]=&quot;&quot;);&quot;&quot;;ROUND(ABS([.C204]-[.F204])*86400))" office:value-type="float" office:value="0" calcext:value-type="float">
            <text:p>0</text:p>
          </table:table-cell>
          <table:table-cell table:formula="of:=IF(OR([.D204]=&quot;&quot;;[.G204]=&quot;&quot;);&quot;&quot;;ROUND(ABS([.D204]-[.G20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/>
          <table:table-cell office:value-type="time" office:time-value="PT11H50M43S" calcext:value-type="time">
            <text:p>11:50:43</text:p>
          </table:table-cell>
          <table:table-cell table:number-columns-repeated="2"/>
          <table:table-cell office:value-type="time" office:time-value="PT11H50M43S" calcext:value-type="time">
            <text:p>11:50:43</text:p>
          </table:table-cell>
          <table:table-cell/>
          <table:table-cell table:formula="of:=IF(OR([.B205]=&quot;&quot;;[.E205]=&quot;&quot;);&quot;&quot;;ROUND(ABS([.B205]-[.E205])*86400))">
            <text:p/>
          </table:table-cell>
          <table:table-cell table:formula="of:=IF(OR([.C205]=&quot;&quot;;[.F205]=&quot;&quot;);&quot;&quot;;ROUND(ABS([.C205]-[.F205])*86400))" office:value-type="float" office:value="0" calcext:value-type="float">
            <text:p>0</text:p>
          </table:table-cell>
          <table:table-cell table:formula="of:=IF(OR([.D205]=&quot;&quot;;[.G205]=&quot;&quot;);&quot;&quot;;ROUND(ABS([.D205]-[.G20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/>
          <table:table-cell office:value-type="time" office:time-value="PT11H50M45S" calcext:value-type="time">
            <text:p>11:50:45</text:p>
          </table:table-cell>
          <table:table-cell table:number-columns-repeated="2"/>
          <table:table-cell office:value-type="time" office:time-value="PT11H50M45S" calcext:value-type="time">
            <text:p>11:50:45</text:p>
          </table:table-cell>
          <table:table-cell/>
          <table:table-cell table:formula="of:=IF(OR([.B206]=&quot;&quot;;[.E206]=&quot;&quot;);&quot;&quot;;ROUND(ABS([.B206]-[.E206])*86400))">
            <text:p/>
          </table:table-cell>
          <table:table-cell table:formula="of:=IF(OR([.C206]=&quot;&quot;;[.F206]=&quot;&quot;);&quot;&quot;;ROUND(ABS([.C206]-[.F206])*86400))" office:value-type="float" office:value="0" calcext:value-type="float">
            <text:p>0</text:p>
          </table:table-cell>
          <table:table-cell table:formula="of:=IF(OR([.D206]=&quot;&quot;;[.G206]=&quot;&quot;);&quot;&quot;;ROUND(ABS([.D206]-[.G20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/>
          <table:table-cell office:value-type="time" office:time-value="PT11H50M47S" calcext:value-type="time">
            <text:p>11:50:47</text:p>
          </table:table-cell>
          <table:table-cell table:number-columns-repeated="2"/>
          <table:table-cell office:value-type="time" office:time-value="PT11H50M47S" calcext:value-type="time">
            <text:p>11:50:47</text:p>
          </table:table-cell>
          <table:table-cell/>
          <table:table-cell table:formula="of:=IF(OR([.B207]=&quot;&quot;;[.E207]=&quot;&quot;);&quot;&quot;;ROUND(ABS([.B207]-[.E207])*86400))">
            <text:p/>
          </table:table-cell>
          <table:table-cell table:formula="of:=IF(OR([.C207]=&quot;&quot;;[.F207]=&quot;&quot;);&quot;&quot;;ROUND(ABS([.C207]-[.F207])*86400))" office:value-type="float" office:value="0" calcext:value-type="float">
            <text:p>0</text:p>
          </table:table-cell>
          <table:table-cell table:formula="of:=IF(OR([.D207]=&quot;&quot;;[.G207]=&quot;&quot;);&quot;&quot;;ROUND(ABS([.D207]-[.G20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/>
          <table:table-cell office:value-type="time" office:time-value="PT11H50M47S" calcext:value-type="time">
            <text:p>11:50:47</text:p>
          </table:table-cell>
          <table:table-cell table:number-columns-repeated="2"/>
          <table:table-cell office:value-type="time" office:time-value="PT11H50M48S" calcext:value-type="time">
            <text:p>11:50:48</text:p>
          </table:table-cell>
          <table:table-cell/>
          <table:table-cell table:formula="of:=IF(OR([.B208]=&quot;&quot;;[.E208]=&quot;&quot;);&quot;&quot;;ROUND(ABS([.B208]-[.E208])*86400))">
            <text:p/>
          </table:table-cell>
          <table:table-cell table:formula="of:=IF(OR([.C208]=&quot;&quot;;[.F208]=&quot;&quot;);&quot;&quot;;ROUND(ABS([.C208]-[.F208])*86400))" office:value-type="float" office:value="1" calcext:value-type="float">
            <text:p>1</text:p>
          </table:table-cell>
          <table:table-cell table:formula="of:=IF(OR([.D208]=&quot;&quot;;[.G208]=&quot;&quot;);&quot;&quot;;ROUND(ABS([.D208]-[.G20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/>
          <table:table-cell office:value-type="time" office:time-value="PT11H50M48S" calcext:value-type="time">
            <text:p>11:50:48</text:p>
          </table:table-cell>
          <table:table-cell office:value-type="time" office:time-value="PT23H16M01S" calcext:value-type="time">
            <text:p>23:16:01</text:p>
          </table:table-cell>
          <table:table-cell/>
          <table:table-cell office:value-type="time" office:time-value="PT11H50M48S" calcext:value-type="time">
            <text:p>11:50:48</text:p>
          </table:table-cell>
          <table:table-cell/>
          <table:table-cell table:formula="of:=IF(OR([.B209]=&quot;&quot;;[.E209]=&quot;&quot;);&quot;&quot;;ROUND(ABS([.B209]-[.E209])*86400))">
            <text:p/>
          </table:table-cell>
          <table:table-cell table:formula="of:=IF(OR([.C209]=&quot;&quot;;[.F209]=&quot;&quot;);&quot;&quot;;ROUND(ABS([.C209]-[.F209])*86400))" office:value-type="float" office:value="0" calcext:value-type="float">
            <text:p>0</text:p>
          </table:table-cell>
          <table:table-cell table:formula="of:=IF(OR([.D209]=&quot;&quot;;[.G209]=&quot;&quot;);&quot;&quot;;ROUND(ABS([.D209]-[.G20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00H26M27S" calcext:value-type="time">
            <text:p>00:26:27</text:p>
          </table:table-cell>
          <table:table-cell office:value-type="time" office:time-value="PT11H50M47S" calcext:value-type="time">
            <text:p>11:50:47</text:p>
          </table:table-cell>
          <table:table-cell office:value-type="time" office:time-value="PT23H01M04S" calcext:value-type="time">
            <text:p>23:01:04</text:p>
          </table:table-cell>
          <table:table-cell office:value-type="time" office:time-value="PT00H25M49S" calcext:value-type="time">
            <text:p>00:25:49</text:p>
          </table:table-cell>
          <table:table-cell office:value-type="time" office:time-value="PT11H50M47S" calcext:value-type="time">
            <text:p>11:50:47</text:p>
          </table:table-cell>
          <table:table-cell office:value-type="time" office:time-value="PT23H01M31S" calcext:value-type="time">
            <text:p>23:01:31</text:p>
          </table:table-cell>
          <table:table-cell table:formula="of:=IF(OR([.B210]=&quot;&quot;;[.E210]=&quot;&quot;);&quot;&quot;;ROUND(ABS([.B210]-[.E210])*86400))" office:value-type="float" office:value="38" calcext:value-type="float">
            <text:p>38</text:p>
          </table:table-cell>
          <table:table-cell table:formula="of:=IF(OR([.C210]=&quot;&quot;;[.F210]=&quot;&quot;);&quot;&quot;;ROUND(ABS([.C210]-[.F210])*86400))" office:value-type="float" office:value="0" calcext:value-type="float">
            <text:p>0</text:p>
          </table:table-cell>
          <table:table-cell table:formula="of:=IF(OR([.D210]=&quot;&quot;;[.G210]=&quot;&quot;);&quot;&quot;;ROUND(ABS([.D210]-[.G210])*86400))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00H41M24S" calcext:value-type="time">
            <text:p>00:41:24</text:p>
          </table:table-cell>
          <table:table-cell office:value-type="time" office:time-value="PT11H50M46S" calcext:value-type="time">
            <text:p>11:50:46</text:p>
          </table:table-cell>
          <table:table-cell office:value-type="time" office:time-value="PT22H49M23S" calcext:value-type="time">
            <text:p>22:49:23</text:p>
          </table:table-cell>
          <table:table-cell office:value-type="time" office:time-value="PT00H40M57S" calcext:value-type="time">
            <text:p>00:40:57</text:p>
          </table:table-cell>
          <table:table-cell office:value-type="time" office:time-value="PT11H50M46S" calcext:value-type="time">
            <text:p>11:50:46</text:p>
          </table:table-cell>
          <table:table-cell office:value-type="time" office:time-value="PT22H49M45S" calcext:value-type="time">
            <text:p>22:49:45</text:p>
          </table:table-cell>
          <table:table-cell table:formula="of:=IF(OR([.B211]=&quot;&quot;;[.E211]=&quot;&quot;);&quot;&quot;;ROUND(ABS([.B211]-[.E211])*86400))" office:value-type="float" office:value="27" calcext:value-type="float">
            <text:p>27</text:p>
          </table:table-cell>
          <table:table-cell table:formula="of:=IF(OR([.C211]=&quot;&quot;;[.F211]=&quot;&quot;);&quot;&quot;;ROUND(ABS([.C211]-[.F211])*86400))" office:value-type="float" office:value="0" calcext:value-type="float">
            <text:p>0</text:p>
          </table:table-cell>
          <table:table-cell table:formula="of:=IF(OR([.D211]=&quot;&quot;;[.G211]=&quot;&quot;);&quot;&quot;;ROUND(ABS([.D211]-[.G211])*86400)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00H53M03S" calcext:value-type="time">
            <text:p>00:53:03</text:p>
          </table:table-cell>
          <table:table-cell office:value-type="time" office:time-value="PT11H50M45S" calcext:value-type="time">
            <text:p>11:50:45</text:p>
          </table:table-cell>
          <table:table-cell office:value-type="time" office:time-value="PT22H39M22S" calcext:value-type="time">
            <text:p>22:39:22</text:p>
          </table:table-cell>
          <table:table-cell office:value-type="time" office:time-value="PT00H52M42S" calcext:value-type="time">
            <text:p>00:52:42</text:p>
          </table:table-cell>
          <table:table-cell office:value-type="time" office:time-value="PT11H50M45S" calcext:value-type="time">
            <text:p>11:50:45</text:p>
          </table:table-cell>
          <table:table-cell office:value-type="time" office:time-value="PT22H39M40S" calcext:value-type="time">
            <text:p>22:39:40</text:p>
          </table:table-cell>
          <table:table-cell table:formula="of:=IF(OR([.B212]=&quot;&quot;;[.E212]=&quot;&quot;);&quot;&quot;;ROUND(ABS([.B212]-[.E212])*86400))" office:value-type="float" office:value="21" calcext:value-type="float">
            <text:p>21</text:p>
          </table:table-cell>
          <table:table-cell table:formula="of:=IF(OR([.C212]=&quot;&quot;;[.F212]=&quot;&quot;);&quot;&quot;;ROUND(ABS([.C212]-[.F212])*86400))" office:value-type="float" office:value="0" calcext:value-type="float">
            <text:p>0</text:p>
          </table:table-cell>
          <table:table-cell table:formula="of:=IF(OR([.D212]=&quot;&quot;;[.G212]=&quot;&quot;);&quot;&quot;;ROUND(ABS([.D212]-[.G212])*86400)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1H03M02S" calcext:value-type="time">
            <text:p>01:03:02</text:p>
          </table:table-cell>
          <table:table-cell office:value-type="time" office:time-value="PT11H50M43S" calcext:value-type="time">
            <text:p>11:50:43</text:p>
          </table:table-cell>
          <table:table-cell office:value-type="time" office:time-value="PT22H30M22S" calcext:value-type="time">
            <text:p>22:30:22</text:p>
          </table:table-cell>
          <table:table-cell office:value-type="time" office:time-value="PT01H02M44S" calcext:value-type="time">
            <text:p>01:02:44</text:p>
          </table:table-cell>
          <table:table-cell office:value-type="time" office:time-value="PT11H50M43S" calcext:value-type="time">
            <text:p>11:50:43</text:p>
          </table:table-cell>
          <table:table-cell office:value-type="time" office:time-value="PT22H30M39S" calcext:value-type="time">
            <text:p>22:30:39</text:p>
          </table:table-cell>
          <table:table-cell table:formula="of:=IF(OR([.B213]=&quot;&quot;;[.E213]=&quot;&quot;);&quot;&quot;;ROUND(ABS([.B213]-[.E213])*86400))" office:value-type="float" office:value="18" calcext:value-type="float">
            <text:p>18</text:p>
          </table:table-cell>
          <table:table-cell table:formula="of:=IF(OR([.C213]=&quot;&quot;;[.F213]=&quot;&quot;);&quot;&quot;;ROUND(ABS([.C213]-[.F213])*86400))" office:value-type="float" office:value="0" calcext:value-type="float">
            <text:p>0</text:p>
          </table:table-cell>
          <table:table-cell table:formula="of:=IF(OR([.D213]=&quot;&quot;;[.G213]=&quot;&quot;);&quot;&quot;;ROUND(ABS([.D213]-[.G213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1H11M58S" calcext:value-type="time">
            <text:p>01:11:58</text:p>
          </table:table-cell>
          <table:table-cell office:value-type="time" office:time-value="PT11H50M40S" calcext:value-type="time">
            <text:p>11:50:40</text:p>
          </table:table-cell>
          <table:table-cell office:value-type="time" office:time-value="PT22H22M06S" calcext:value-type="time">
            <text:p>22:22:06</text:p>
          </table:table-cell>
          <table:table-cell office:value-type="time" office:time-value="PT01H11M42S" calcext:value-type="time">
            <text:p>01:11:42</text:p>
          </table:table-cell>
          <table:table-cell office:value-type="time" office:time-value="PT11H50M40S" calcext:value-type="time">
            <text:p>11:50:40</text:p>
          </table:table-cell>
          <table:table-cell office:value-type="time" office:time-value="PT22H22M21S" calcext:value-type="time">
            <text:p>22:22:21</text:p>
          </table:table-cell>
          <table:table-cell table:formula="of:=IF(OR([.B214]=&quot;&quot;;[.E214]=&quot;&quot;);&quot;&quot;;ROUND(ABS([.B214]-[.E214])*86400))" office:value-type="float" office:value="16" calcext:value-type="float">
            <text:p>16</text:p>
          </table:table-cell>
          <table:table-cell table:formula="of:=IF(OR([.C214]=&quot;&quot;;[.F214]=&quot;&quot;);&quot;&quot;;ROUND(ABS([.C214]-[.F214])*86400))" office:value-type="float" office:value="0" calcext:value-type="float">
            <text:p>0</text:p>
          </table:table-cell>
          <table:table-cell table:formula="of:=IF(OR([.D214]=&quot;&quot;;[.G214]=&quot;&quot;);&quot;&quot;;ROUND(ABS([.D214]-[.G214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1H20M10S" calcext:value-type="time">
            <text:p>01:20:10</text:p>
          </table:table-cell>
          <table:table-cell office:value-type="time" office:time-value="PT11H50M36S" calcext:value-type="time">
            <text:p>11:50:36</text:p>
          </table:table-cell>
          <table:table-cell office:value-type="time" office:time-value="PT22H14M21S" calcext:value-type="time">
            <text:p>22:14:21</text:p>
          </table:table-cell>
          <table:table-cell office:value-type="time" office:time-value="PT01H19M55S" calcext:value-type="time">
            <text:p>01:19:55</text:p>
          </table:table-cell>
          <table:table-cell office:value-type="time" office:time-value="PT11H50M36S" calcext:value-type="time">
            <text:p>11:50:36</text:p>
          </table:table-cell>
          <table:table-cell office:value-type="time" office:time-value="PT22H14M35S" calcext:value-type="time">
            <text:p>22:14:35</text:p>
          </table:table-cell>
          <table:table-cell table:formula="of:=IF(OR([.B215]=&quot;&quot;;[.E215]=&quot;&quot;);&quot;&quot;;ROUND(ABS([.B215]-[.E215])*86400))" office:value-type="float" office:value="15" calcext:value-type="float">
            <text:p>15</text:p>
          </table:table-cell>
          <table:table-cell table:formula="of:=IF(OR([.C215]=&quot;&quot;;[.F215]=&quot;&quot;);&quot;&quot;;ROUND(ABS([.C215]-[.F215])*86400))" office:value-type="float" office:value="0" calcext:value-type="float">
            <text:p>0</text:p>
          </table:table-cell>
          <table:table-cell table:formula="of:=IF(OR([.D215]=&quot;&quot;;[.G215]=&quot;&quot;);&quot;&quot;;ROUND(ABS([.D215]-[.G215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1H27M48S" calcext:value-type="time">
            <text:p>01:27:48</text:p>
          </table:table-cell>
          <table:table-cell office:value-type="time" office:time-value="PT11H50M32S" calcext:value-type="time">
            <text:p>11:50:32</text:p>
          </table:table-cell>
          <table:table-cell office:value-type="time" office:time-value="PT22H07M02S" calcext:value-type="time">
            <text:p>22:07:02</text:p>
          </table:table-cell>
          <table:table-cell office:value-type="time" office:time-value="PT01H27M34S" calcext:value-type="time">
            <text:p>01:27:34</text:p>
          </table:table-cell>
          <table:table-cell office:value-type="time" office:time-value="PT11H50M32S" calcext:value-type="time">
            <text:p>11:50:32</text:p>
          </table:table-cell>
          <table:table-cell office:value-type="time" office:time-value="PT22H07M14S" calcext:value-type="time">
            <text:p>22:07:14</text:p>
          </table:table-cell>
          <table:table-cell table:formula="of:=IF(OR([.B216]=&quot;&quot;;[.E216]=&quot;&quot;);&quot;&quot;;ROUND(ABS([.B216]-[.E216])*86400))" office:value-type="float" office:value="14" calcext:value-type="float">
            <text:p>14</text:p>
          </table:table-cell>
          <table:table-cell table:formula="of:=IF(OR([.C216]=&quot;&quot;;[.F216]=&quot;&quot;);&quot;&quot;;ROUND(ABS([.C216]-[.F216])*86400))" office:value-type="float" office:value="0" calcext:value-type="float">
            <text:p>0</text:p>
          </table:table-cell>
          <table:table-cell table:formula="of:=IF(OR([.D216]=&quot;&quot;;[.G216]=&quot;&quot;);&quot;&quot;;ROUND(ABS([.D216]-[.G216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01H35M00S" calcext:value-type="time">
            <text:p>01:35:00</text:p>
          </table:table-cell>
          <table:table-cell office:value-type="time" office:time-value="PT11H50M28S" calcext:value-type="time">
            <text:p>11:50:28</text:p>
          </table:table-cell>
          <table:table-cell office:value-type="time" office:time-value="PT22H00M02S" calcext:value-type="time">
            <text:p>22:00:02</text:p>
          </table:table-cell>
          <table:table-cell office:value-type="time" office:time-value="PT01H34M47S" calcext:value-type="time">
            <text:p>01:34:47</text:p>
          </table:table-cell>
          <table:table-cell office:value-type="time" office:time-value="PT11H50M28S" calcext:value-type="time">
            <text:p>11:50:28</text:p>
          </table:table-cell>
          <table:table-cell office:value-type="time" office:time-value="PT22H00M14S" calcext:value-type="time">
            <text:p>22:00:14</text:p>
          </table:table-cell>
          <table:table-cell table:formula="of:=IF(OR([.B217]=&quot;&quot;;[.E217]=&quot;&quot;);&quot;&quot;;ROUND(ABS([.B217]-[.E217])*86400))" office:value-type="float" office:value="13" calcext:value-type="float">
            <text:p>13</text:p>
          </table:table-cell>
          <table:table-cell table:formula="of:=IF(OR([.C217]=&quot;&quot;;[.F217]=&quot;&quot;);&quot;&quot;;ROUND(ABS([.C217]-[.F217])*86400))" office:value-type="float" office:value="0" calcext:value-type="float">
            <text:p>0</text:p>
          </table:table-cell>
          <table:table-cell table:formula="of:=IF(OR([.D217]=&quot;&quot;;[.G217]=&quot;&quot;);&quot;&quot;;ROUND(ABS([.D217]-[.G217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01H41M51S" calcext:value-type="time">
            <text:p>01:41:51</text:p>
          </table:table-cell>
          <table:table-cell office:value-type="time" office:time-value="PT11H50M22S" calcext:value-type="time">
            <text:p>11:50:22</text:p>
          </table:table-cell>
          <table:table-cell office:value-type="time" office:time-value="PT21H53M18S" calcext:value-type="time">
            <text:p>21:53:18</text:p>
          </table:table-cell>
          <table:table-cell office:value-type="time" office:time-value="PT01H41M39S" calcext:value-type="time">
            <text:p>01:41:39</text:p>
          </table:table-cell>
          <table:table-cell office:value-type="time" office:time-value="PT11H50M23S" calcext:value-type="time">
            <text:p>11:50:23</text:p>
          </table:table-cell>
          <table:table-cell office:value-type="time" office:time-value="PT21H53M30S" calcext:value-type="time">
            <text:p>21:53:30</text:p>
          </table:table-cell>
          <table:table-cell table:formula="of:=IF(OR([.B218]=&quot;&quot;;[.E218]=&quot;&quot;);&quot;&quot;;ROUND(ABS([.B218]-[.E218])*86400))" office:value-type="float" office:value="12" calcext:value-type="float">
            <text:p>12</text:p>
          </table:table-cell>
          <table:table-cell table:formula="of:=IF(OR([.C218]=&quot;&quot;;[.F218]=&quot;&quot;);&quot;&quot;;ROUND(ABS([.C218]-[.F218])*86400))" office:value-type="float" office:value="1" calcext:value-type="float">
            <text:p>1</text:p>
          </table:table-cell>
          <table:table-cell table:formula="of:=IF(OR([.D218]=&quot;&quot;;[.G218]=&quot;&quot;);&quot;&quot;;ROUND(ABS([.D218]-[.G218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01H48M25S" calcext:value-type="time">
            <text:p>01:48:25</text:p>
          </table:table-cell>
          <table:table-cell office:value-type="time" office:time-value="PT11H50M16S" calcext:value-type="time">
            <text:p>11:50:16</text:p>
          </table:table-cell>
          <table:table-cell office:value-type="time" office:time-value="PT21H46M49S" calcext:value-type="time">
            <text:p>21:46:49</text:p>
          </table:table-cell>
          <table:table-cell office:value-type="time" office:time-value="PT01H48M13S" calcext:value-type="time">
            <text:p>01:48:13</text:p>
          </table:table-cell>
          <table:table-cell office:value-type="time" office:time-value="PT11H50M17S" calcext:value-type="time">
            <text:p>11:50:17</text:p>
          </table:table-cell>
          <table:table-cell office:value-type="time" office:time-value="PT21H47M00S" calcext:value-type="time">
            <text:p>21:47:00</text:p>
          </table:table-cell>
          <table:table-cell table:formula="of:=IF(OR([.B219]=&quot;&quot;;[.E219]=&quot;&quot;);&quot;&quot;;ROUND(ABS([.B219]-[.E219])*86400))" office:value-type="float" office:value="12" calcext:value-type="float">
            <text:p>12</text:p>
          </table:table-cell>
          <table:table-cell table:formula="of:=IF(OR([.C219]=&quot;&quot;;[.F219]=&quot;&quot;);&quot;&quot;;ROUND(ABS([.C219]-[.F219])*86400))" office:value-type="float" office:value="1" calcext:value-type="float">
            <text:p>1</text:p>
          </table:table-cell>
          <table:table-cell table:formula="of:=IF(OR([.D219]=&quot;&quot;;[.G219]=&quot;&quot;);&quot;&quot;;ROUND(ABS([.D219]-[.G219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time" office:time-value="PT01H54M43S" calcext:value-type="time">
            <text:p>01:54:43</text:p>
          </table:table-cell>
          <table:table-cell office:value-type="time" office:time-value="PT11H50M10S" calcext:value-type="time">
            <text:p>11:50:10</text:p>
          </table:table-cell>
          <table:table-cell office:value-type="time" office:time-value="PT21H40M31S" calcext:value-type="time">
            <text:p>21:40:31</text:p>
          </table:table-cell>
          <table:table-cell office:value-type="time" office:time-value="PT01H54M32S" calcext:value-type="time">
            <text:p>01:54:32</text:p>
          </table:table-cell>
          <table:table-cell office:value-type="time" office:time-value="PT11H50M10S" calcext:value-type="time">
            <text:p>11:50:10</text:p>
          </table:table-cell>
          <table:table-cell office:value-type="time" office:time-value="PT21H40M41S" calcext:value-type="time">
            <text:p>21:40:41</text:p>
          </table:table-cell>
          <table:table-cell table:formula="of:=IF(OR([.B220]=&quot;&quot;;[.E220]=&quot;&quot;);&quot;&quot;;ROUND(ABS([.B220]-[.E220])*86400))" office:value-type="float" office:value="11" calcext:value-type="float">
            <text:p>11</text:p>
          </table:table-cell>
          <table:table-cell table:formula="of:=IF(OR([.C220]=&quot;&quot;;[.F220]=&quot;&quot;);&quot;&quot;;ROUND(ABS([.C220]-[.F220])*86400))" office:value-type="float" office:value="0" calcext:value-type="float">
            <text:p>0</text:p>
          </table:table-cell>
          <table:table-cell table:formula="of:=IF(OR([.D220]=&quot;&quot;;[.G220]=&quot;&quot;);&quot;&quot;;ROUND(ABS([.D220]-[.G220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time" office:time-value="PT02H00M49S" calcext:value-type="time">
            <text:p>02:00:49</text:p>
          </table:table-cell>
          <table:table-cell office:value-type="time" office:time-value="PT11H50M03S" calcext:value-type="time">
            <text:p>11:50:03</text:p>
          </table:table-cell>
          <table:table-cell office:value-type="time" office:time-value="PT21H34M23S" calcext:value-type="time">
            <text:p>21:34:23</text:p>
          </table:table-cell>
          <table:table-cell office:value-type="time" office:time-value="PT02H00M38S" calcext:value-type="time">
            <text:p>02:00:38</text:p>
          </table:table-cell>
          <table:table-cell office:value-type="time" office:time-value="PT11H50M03S" calcext:value-type="time">
            <text:p>11:50:03</text:p>
          </table:table-cell>
          <table:table-cell office:value-type="time" office:time-value="PT21H34M32S" calcext:value-type="time">
            <text:p>21:34:32</text:p>
          </table:table-cell>
          <table:table-cell table:formula="of:=IF(OR([.B221]=&quot;&quot;;[.E221]=&quot;&quot;);&quot;&quot;;ROUND(ABS([.B221]-[.E221])*86400))" office:value-type="float" office:value="11" calcext:value-type="float">
            <text:p>11</text:p>
          </table:table-cell>
          <table:table-cell table:formula="of:=IF(OR([.C221]=&quot;&quot;;[.F221]=&quot;&quot;);&quot;&quot;;ROUND(ABS([.C221]-[.F221])*86400))" office:value-type="float" office:value="0" calcext:value-type="float">
            <text:p>0</text:p>
          </table:table-cell>
          <table:table-cell table:formula="of:=IF(OR([.D221]=&quot;&quot;;[.G221]=&quot;&quot;);&quot;&quot;;ROUND(ABS([.D221]-[.G221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time" office:time-value="PT02H06M43S" calcext:value-type="time">
            <text:p>02:06:43</text:p>
          </table:table-cell>
          <table:table-cell office:value-type="time" office:time-value="PT11H49M55S" calcext:value-type="time">
            <text:p>11:49:55</text:p>
          </table:table-cell>
          <table:table-cell office:value-type="time" office:time-value="PT21H28M23S" calcext:value-type="time">
            <text:p>21:28:23</text:p>
          </table:table-cell>
          <table:table-cell office:value-type="time" office:time-value="PT02H06M33S" calcext:value-type="time">
            <text:p>02:06:33</text:p>
          </table:table-cell>
          <table:table-cell office:value-type="time" office:time-value="PT11H49M55S" calcext:value-type="time">
            <text:p>11:49:55</text:p>
          </table:table-cell>
          <table:table-cell office:value-type="time" office:time-value="PT21H28M33S" calcext:value-type="time">
            <text:p>21:28:33</text:p>
          </table:table-cell>
          <table:table-cell table:formula="of:=IF(OR([.B222]=&quot;&quot;;[.E222]=&quot;&quot;);&quot;&quot;;ROUND(ABS([.B222]-[.E222])*86400))" office:value-type="float" office:value="10" calcext:value-type="float">
            <text:p>10</text:p>
          </table:table-cell>
          <table:table-cell table:formula="of:=IF(OR([.C222]=&quot;&quot;;[.F222]=&quot;&quot;);&quot;&quot;;ROUND(ABS([.C222]-[.F222])*86400))" office:value-type="float" office:value="0" calcext:value-type="float">
            <text:p>0</text:p>
          </table:table-cell>
          <table:table-cell table:formula="of:=IF(OR([.D222]=&quot;&quot;;[.G222]=&quot;&quot;);&quot;&quot;;ROUND(ABS([.D222]-[.G222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time" office:time-value="PT02H12M27S" calcext:value-type="time">
            <text:p>02:12:27</text:p>
          </table:table-cell>
          <table:table-cell office:value-type="time" office:time-value="PT11H49M47S" calcext:value-type="time">
            <text:p>11:49:47</text:p>
          </table:table-cell>
          <table:table-cell office:value-type="time" office:time-value="PT21H22M32S" calcext:value-type="time">
            <text:p>21:22:32</text:p>
          </table:table-cell>
          <table:table-cell office:value-type="time" office:time-value="PT02H12M18S" calcext:value-type="time">
            <text:p>02:12:18</text:p>
          </table:table-cell>
          <table:table-cell office:value-type="time" office:time-value="PT11H49M47S" calcext:value-type="time">
            <text:p>11:49:47</text:p>
          </table:table-cell>
          <table:table-cell office:value-type="time" office:time-value="PT21H22M41S" calcext:value-type="time">
            <text:p>21:22:41</text:p>
          </table:table-cell>
          <table:table-cell table:formula="of:=IF(OR([.B223]=&quot;&quot;;[.E223]=&quot;&quot;);&quot;&quot;;ROUND(ABS([.B223]-[.E223])*86400))" office:value-type="float" office:value="9" calcext:value-type="float">
            <text:p>9</text:p>
          </table:table-cell>
          <table:table-cell table:formula="of:=IF(OR([.C223]=&quot;&quot;;[.F223]=&quot;&quot;);&quot;&quot;;ROUND(ABS([.C223]-[.F223])*86400))" office:value-type="float" office:value="0" calcext:value-type="float">
            <text:p>0</text:p>
          </table:table-cell>
          <table:table-cell table:formula="of:=IF(OR([.D223]=&quot;&quot;;[.G223]=&quot;&quot;);&quot;&quot;;ROUND(ABS([.D223]-[.G223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time" office:time-value="PT02H18M03S" calcext:value-type="time">
            <text:p>02:18:03</text:p>
          </table:table-cell>
          <table:table-cell office:value-type="time" office:time-value="PT11H49M38S" calcext:value-type="time">
            <text:p>11:49:38</text:p>
          </table:table-cell>
          <table:table-cell office:value-type="time" office:time-value="PT21H16M47S" calcext:value-type="time">
            <text:p>21:16:47</text:p>
          </table:table-cell>
          <table:table-cell office:value-type="time" office:time-value="PT02H17M54S" calcext:value-type="time">
            <text:p>02:17:54</text:p>
          </table:table-cell>
          <table:table-cell office:value-type="time" office:time-value="PT11H49M38S" calcext:value-type="time">
            <text:p>11:49:38</text:p>
          </table:table-cell>
          <table:table-cell office:value-type="time" office:time-value="PT21H16M55S" calcext:value-type="time">
            <text:p>21:16:55</text:p>
          </table:table-cell>
          <table:table-cell table:formula="of:=IF(OR([.B224]=&quot;&quot;;[.E224]=&quot;&quot;);&quot;&quot;;ROUND(ABS([.B224]-[.E224])*86400))" office:value-type="float" office:value="9" calcext:value-type="float">
            <text:p>9</text:p>
          </table:table-cell>
          <table:table-cell table:formula="of:=IF(OR([.C224]=&quot;&quot;;[.F224]=&quot;&quot;);&quot;&quot;;ROUND(ABS([.C224]-[.F224])*86400))" office:value-type="float" office:value="0" calcext:value-type="float">
            <text:p>0</text:p>
          </table:table-cell>
          <table:table-cell table:formula="of:=IF(OR([.D224]=&quot;&quot;;[.G224]=&quot;&quot;);&quot;&quot;;ROUND(ABS([.D224]-[.G224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time" office:time-value="PT02H23M31S" calcext:value-type="time">
            <text:p>02:23:31</text:p>
          </table:table-cell>
          <table:table-cell office:value-type="time" office:time-value="PT11H49M28S" calcext:value-type="time">
            <text:p>11:49:28</text:p>
          </table:table-cell>
          <table:table-cell office:value-type="time" office:time-value="PT21H11M08S" calcext:value-type="time">
            <text:p>21:11:08</text:p>
          </table:table-cell>
          <table:table-cell office:value-type="time" office:time-value="PT02H23M22S" calcext:value-type="time">
            <text:p>02:23:22</text:p>
          </table:table-cell>
          <table:table-cell office:value-type="time" office:time-value="PT11H49M28S" calcext:value-type="time">
            <text:p>11:49:28</text:p>
          </table:table-cell>
          <table:table-cell office:value-type="time" office:time-value="PT21H11M16S" calcext:value-type="time">
            <text:p>21:11:16</text:p>
          </table:table-cell>
          <table:table-cell table:formula="of:=IF(OR([.B225]=&quot;&quot;;[.E225]=&quot;&quot;);&quot;&quot;;ROUND(ABS([.B225]-[.E225])*86400))" office:value-type="float" office:value="9" calcext:value-type="float">
            <text:p>9</text:p>
          </table:table-cell>
          <table:table-cell table:formula="of:=IF(OR([.C225]=&quot;&quot;;[.F225]=&quot;&quot;);&quot;&quot;;ROUND(ABS([.C225]-[.F225])*86400))" office:value-type="float" office:value="0" calcext:value-type="float">
            <text:p>0</text:p>
          </table:table-cell>
          <table:table-cell table:formula="of:=IF(OR([.D225]=&quot;&quot;;[.G225]=&quot;&quot;);&quot;&quot;;ROUND(ABS([.D225]-[.G225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02H28M51S" calcext:value-type="time">
            <text:p>02:28:51</text:p>
          </table:table-cell>
          <table:table-cell office:value-type="time" office:time-value="PT11H49M18S" calcext:value-type="time">
            <text:p>11:49:18</text:p>
          </table:table-cell>
          <table:table-cell office:value-type="time" office:time-value="PT21H05M34S" calcext:value-type="time">
            <text:p>21:05:34</text:p>
          </table:table-cell>
          <table:table-cell office:value-type="time" office:time-value="PT02H28M43S" calcext:value-type="time">
            <text:p>02:28:43</text:p>
          </table:table-cell>
          <table:table-cell office:value-type="time" office:time-value="PT11H49M18S" calcext:value-type="time">
            <text:p>11:49:18</text:p>
          </table:table-cell>
          <table:table-cell office:value-type="time" office:time-value="PT21H05M42S" calcext:value-type="time">
            <text:p>21:05:42</text:p>
          </table:table-cell>
          <table:table-cell table:formula="of:=IF(OR([.B226]=&quot;&quot;;[.E226]=&quot;&quot;);&quot;&quot;;ROUND(ABS([.B226]-[.E226])*86400))" office:value-type="float" office:value="8" calcext:value-type="float">
            <text:p>8</text:p>
          </table:table-cell>
          <table:table-cell table:formula="of:=IF(OR([.C226]=&quot;&quot;;[.F226]=&quot;&quot;);&quot;&quot;;ROUND(ABS([.C226]-[.F226])*86400))" office:value-type="float" office:value="0" calcext:value-type="float">
            <text:p>0</text:p>
          </table:table-cell>
          <table:table-cell table:formula="of:=IF(OR([.D226]=&quot;&quot;;[.G226]=&quot;&quot;);&quot;&quot;;ROUND(ABS([.D226]-[.G226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02H34M05S" calcext:value-type="time">
            <text:p>02:34:05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21H00M06S" calcext:value-type="time">
            <text:p>21:00:06</text:p>
          </table:table-cell>
          <table:table-cell office:value-type="time" office:time-value="PT02H33M57S" calcext:value-type="time">
            <text:p>02:33:57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21H00M13S" calcext:value-type="time">
            <text:p>21:00:13</text:p>
          </table:table-cell>
          <table:table-cell table:formula="of:=IF(OR([.B227]=&quot;&quot;;[.E227]=&quot;&quot;);&quot;&quot;;ROUND(ABS([.B227]-[.E227])*86400))" office:value-type="float" office:value="8" calcext:value-type="float">
            <text:p>8</text:p>
          </table:table-cell>
          <table:table-cell table:formula="of:=IF(OR([.C227]=&quot;&quot;;[.F227]=&quot;&quot;);&quot;&quot;;ROUND(ABS([.C227]-[.F227])*86400))" office:value-type="float" office:value="0" calcext:value-type="float">
            <text:p>0</text:p>
          </table:table-cell>
          <table:table-cell table:formula="of:=IF(OR([.D227]=&quot;&quot;;[.G227]=&quot;&quot;);&quot;&quot;;ROUND(ABS([.D227]-[.G227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02H39M13S" calcext:value-type="time">
            <text:p>02:39:13</text:p>
          </table:table-cell>
          <table:table-cell office:value-type="time" office:time-value="PT11H48M56S" calcext:value-type="time">
            <text:p>11:48:56</text:p>
          </table:table-cell>
          <table:table-cell office:value-type="time" office:time-value="PT20H54M41S" calcext:value-type="time">
            <text:p>20:54:41</text:p>
          </table:table-cell>
          <table:table-cell office:value-type="time" office:time-value="PT02H39M05S" calcext:value-type="time">
            <text:p>02:39:05</text:p>
          </table:table-cell>
          <table:table-cell office:value-type="time" office:time-value="PT11H48M56S" calcext:value-type="time">
            <text:p>11:48:56</text:p>
          </table:table-cell>
          <table:table-cell office:value-type="time" office:time-value="PT20H54M49S" calcext:value-type="time">
            <text:p>20:54:49</text:p>
          </table:table-cell>
          <table:table-cell table:formula="of:=IF(OR([.B228]=&quot;&quot;;[.E228]=&quot;&quot;);&quot;&quot;;ROUND(ABS([.B228]-[.E228])*86400))" office:value-type="float" office:value="8" calcext:value-type="float">
            <text:p>8</text:p>
          </table:table-cell>
          <table:table-cell table:formula="of:=IF(OR([.C228]=&quot;&quot;;[.F228]=&quot;&quot;);&quot;&quot;;ROUND(ABS([.C228]-[.F228])*86400))" office:value-type="float" office:value="0" calcext:value-type="float">
            <text:p>0</text:p>
          </table:table-cell>
          <table:table-cell table:formula="of:=IF(OR([.D228]=&quot;&quot;;[.G228]=&quot;&quot;);&quot;&quot;;ROUND(ABS([.D228]-[.G228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02H44M16S" calcext:value-type="time">
            <text:p>02:44:16</text:p>
          </table:table-cell>
          <table:table-cell office:value-type="time" office:time-value="PT11H48M45S" calcext:value-type="time">
            <text:p>11:48:45</text:p>
          </table:table-cell>
          <table:table-cell office:value-type="time" office:time-value="PT20H49M21S" calcext:value-type="time">
            <text:p>20:49:21</text:p>
          </table:table-cell>
          <table:table-cell office:value-type="time" office:time-value="PT02H44M08S" calcext:value-type="time">
            <text:p>02:44:08</text:p>
          </table:table-cell>
          <table:table-cell office:value-type="time" office:time-value="PT11H48M45S" calcext:value-type="time">
            <text:p>11:48:45</text:p>
          </table:table-cell>
          <table:table-cell office:value-type="time" office:time-value="PT20H49M28S" calcext:value-type="time">
            <text:p>20:49:28</text:p>
          </table:table-cell>
          <table:table-cell table:formula="of:=IF(OR([.B229]=&quot;&quot;;[.E229]=&quot;&quot;);&quot;&quot;;ROUND(ABS([.B229]-[.E229])*86400))" office:value-type="float" office:value="8" calcext:value-type="float">
            <text:p>8</text:p>
          </table:table-cell>
          <table:table-cell table:formula="of:=IF(OR([.C229]=&quot;&quot;;[.F229]=&quot;&quot;);&quot;&quot;;ROUND(ABS([.C229]-[.F229])*86400))" office:value-type="float" office:value="0" calcext:value-type="float">
            <text:p>0</text:p>
          </table:table-cell>
          <table:table-cell table:formula="of:=IF(OR([.D229]=&quot;&quot;;[.G229]=&quot;&quot;);&quot;&quot;;ROUND(ABS([.D229]-[.G229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02H49M13S" calcext:value-type="time">
            <text:p>02:49:13</text:p>
          </table:table-cell>
          <table:table-cell office:value-type="time" office:time-value="PT11H48M32S" calcext:value-type="time">
            <text:p>11:48:32</text:p>
          </table:table-cell>
          <table:table-cell office:value-type="time" office:time-value="PT20H44M04S" calcext:value-type="time">
            <text:p>20:44:04</text:p>
          </table:table-cell>
          <table:table-cell office:value-type="time" office:time-value="PT02H49M06S" calcext:value-type="time">
            <text:p>02:49:06</text:p>
          </table:table-cell>
          <table:table-cell office:value-type="time" office:time-value="PT11H48M33S" calcext:value-type="time">
            <text:p>11:48:33</text:p>
          </table:table-cell>
          <table:table-cell office:value-type="time" office:time-value="PT20H44M11S" calcext:value-type="time">
            <text:p>20:44:11</text:p>
          </table:table-cell>
          <table:table-cell table:formula="of:=IF(OR([.B230]=&quot;&quot;;[.E230]=&quot;&quot;);&quot;&quot;;ROUND(ABS([.B230]-[.E230])*86400))" office:value-type="float" office:value="7" calcext:value-type="float">
            <text:p>7</text:p>
          </table:table-cell>
          <table:table-cell table:formula="of:=IF(OR([.C230]=&quot;&quot;;[.F230]=&quot;&quot;);&quot;&quot;;ROUND(ABS([.C230]-[.F230])*86400))" office:value-type="float" office:value="1" calcext:value-type="float">
            <text:p>1</text:p>
          </table:table-cell>
          <table:table-cell table:formula="of:=IF(OR([.D230]=&quot;&quot;;[.G230]=&quot;&quot;);&quot;&quot;;ROUND(ABS([.D230]-[.G230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02H54M06S" calcext:value-type="time">
            <text:p>02:54:06</text:p>
          </table:table-cell>
          <table:table-cell office:value-type="time" office:time-value="PT11H48M20S" calcext:value-type="time">
            <text:p>11:48:20</text:p>
          </table:table-cell>
          <table:table-cell office:value-type="time" office:time-value="PT20H38M51S" calcext:value-type="time">
            <text:p>20:38:51</text:p>
          </table:table-cell>
          <table:table-cell office:value-type="time" office:time-value="PT02H53M59S" calcext:value-type="time">
            <text:p>02:53:59</text:p>
          </table:table-cell>
          <table:table-cell office:value-type="time" office:time-value="PT11H48M20S" calcext:value-type="time">
            <text:p>11:48:20</text:p>
          </table:table-cell>
          <table:table-cell office:value-type="time" office:time-value="PT20H38M58S" calcext:value-type="time">
            <text:p>20:38:58</text:p>
          </table:table-cell>
          <table:table-cell table:formula="of:=IF(OR([.B231]=&quot;&quot;;[.E231]=&quot;&quot;);&quot;&quot;;ROUND(ABS([.B231]-[.E231])*86400))" office:value-type="float" office:value="7" calcext:value-type="float">
            <text:p>7</text:p>
          </table:table-cell>
          <table:table-cell table:formula="of:=IF(OR([.C231]=&quot;&quot;;[.F231]=&quot;&quot;);&quot;&quot;;ROUND(ABS([.C231]-[.F231])*86400))" office:value-type="float" office:value="0" calcext:value-type="float">
            <text:p>0</text:p>
          </table:table-cell>
          <table:table-cell table:formula="of:=IF(OR([.D231]=&quot;&quot;;[.G231]=&quot;&quot;);&quot;&quot;;ROUND(ABS([.D231]-[.G231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time" office:time-value="PT02H58M55S" calcext:value-type="time">
            <text:p>02:58:55</text:p>
          </table:table-cell>
          <table:table-cell office:value-type="time" office:time-value="PT11H48M06S" calcext:value-type="time">
            <text:p>11:48:06</text:p>
          </table:table-cell>
          <table:table-cell office:value-type="time" office:time-value="PT20H33M41S" calcext:value-type="time">
            <text:p>20:33:41</text:p>
          </table:table-cell>
          <table:table-cell office:value-type="time" office:time-value="PT02H58M48S" calcext:value-type="time">
            <text:p>02:58:48</text:p>
          </table:table-cell>
          <table:table-cell office:value-type="time" office:time-value="PT11H48M07S" calcext:value-type="time">
            <text:p>11:48:07</text:p>
          </table:table-cell>
          <table:table-cell office:value-type="time" office:time-value="PT20H33M47S" calcext:value-type="time">
            <text:p>20:33:47</text:p>
          </table:table-cell>
          <table:table-cell table:formula="of:=IF(OR([.B232]=&quot;&quot;;[.E232]=&quot;&quot;);&quot;&quot;;ROUND(ABS([.B232]-[.E232])*86400))" office:value-type="float" office:value="7" calcext:value-type="float">
            <text:p>7</text:p>
          </table:table-cell>
          <table:table-cell table:formula="of:=IF(OR([.C232]=&quot;&quot;;[.F232]=&quot;&quot;);&quot;&quot;;ROUND(ABS([.C232]-[.F232])*86400))" office:value-type="float" office:value="1" calcext:value-type="float">
            <text:p>1</text:p>
          </table:table-cell>
          <table:table-cell table:formula="of:=IF(OR([.D232]=&quot;&quot;;[.G232]=&quot;&quot;);&quot;&quot;;ROUND(ABS([.D232]-[.G232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03H03M39S" calcext:value-type="time">
            <text:p>03:03:39</text:p>
          </table:table-cell>
          <table:table-cell office:value-type="time" office:time-value="PT11H47M53S" calcext:value-type="time">
            <text:p>11:47:53</text:p>
          </table:table-cell>
          <table:table-cell office:value-type="time" office:time-value="PT20H28M33S" calcext:value-type="time">
            <text:p>20:28:33</text:p>
          </table:table-cell>
          <table:table-cell office:value-type="time" office:time-value="PT03H03M33S" calcext:value-type="time">
            <text:p>03:03:33</text:p>
          </table:table-cell>
          <table:table-cell office:value-type="time" office:time-value="PT11H47M53S" calcext:value-type="time">
            <text:p>11:47:53</text:p>
          </table:table-cell>
          <table:table-cell office:value-type="time" office:time-value="PT20H28M40S" calcext:value-type="time">
            <text:p>20:28:40</text:p>
          </table:table-cell>
          <table:table-cell table:formula="of:=IF(OR([.B233]=&quot;&quot;;[.E233]=&quot;&quot;);&quot;&quot;;ROUND(ABS([.B233]-[.E233])*86400))" office:value-type="float" office:value="6" calcext:value-type="float">
            <text:p>6</text:p>
          </table:table-cell>
          <table:table-cell table:formula="of:=IF(OR([.C233]=&quot;&quot;;[.F233]=&quot;&quot;);&quot;&quot;;ROUND(ABS([.C233]-[.F233])*86400))" office:value-type="float" office:value="0" calcext:value-type="float">
            <text:p>0</text:p>
          </table:table-cell>
          <table:table-cell table:formula="of:=IF(OR([.D233]=&quot;&quot;;[.G233]=&quot;&quot;);&quot;&quot;;ROUND(ABS([.D233]-[.G233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03H08M20S" calcext:value-type="time">
            <text:p>03:08:20</text:p>
          </table:table-cell>
          <table:table-cell office:value-type="time" office:time-value="PT11H47M39S" calcext:value-type="time">
            <text:p>11:47:39</text:p>
          </table:table-cell>
          <table:table-cell office:value-type="time" office:time-value="PT20H23M28S" calcext:value-type="time">
            <text:p>20:23:28</text:p>
          </table:table-cell>
          <table:table-cell office:value-type="time" office:time-value="PT03H08M14S" calcext:value-type="time">
            <text:p>03:08:14</text:p>
          </table:table-cell>
          <table:table-cell office:value-type="time" office:time-value="PT11H47M39S" calcext:value-type="time">
            <text:p>11:47:39</text:p>
          </table:table-cell>
          <table:table-cell office:value-type="time" office:time-value="PT20H23M34S" calcext:value-type="time">
            <text:p>20:23:34</text:p>
          </table:table-cell>
          <table:table-cell table:formula="of:=IF(OR([.B234]=&quot;&quot;;[.E234]=&quot;&quot;);&quot;&quot;;ROUND(ABS([.B234]-[.E234])*86400))" office:value-type="float" office:value="6" calcext:value-type="float">
            <text:p>6</text:p>
          </table:table-cell>
          <table:table-cell table:formula="of:=IF(OR([.C234]=&quot;&quot;;[.F234]=&quot;&quot;);&quot;&quot;;ROUND(ABS([.C234]-[.F234])*86400))" office:value-type="float" office:value="0" calcext:value-type="float">
            <text:p>0</text:p>
          </table:table-cell>
          <table:table-cell table:formula="of:=IF(OR([.D234]=&quot;&quot;;[.G234]=&quot;&quot;);&quot;&quot;;ROUND(ABS([.D234]-[.G234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03H12M57S" calcext:value-type="time">
            <text:p>03:12:57</text:p>
          </table:table-cell>
          <table:table-cell office:value-type="time" office:time-value="PT11H47M24S" calcext:value-type="time">
            <text:p>11:47:24</text:p>
          </table:table-cell>
          <table:table-cell office:value-type="time" office:time-value="PT20H18M25S" calcext:value-type="time">
            <text:p>20:18:25</text:p>
          </table:table-cell>
          <table:table-cell office:value-type="time" office:time-value="PT03H12M51S" calcext:value-type="time">
            <text:p>03:12:51</text:p>
          </table:table-cell>
          <table:table-cell office:value-type="time" office:time-value="PT11H47M24S" calcext:value-type="time">
            <text:p>11:47:24</text:p>
          </table:table-cell>
          <table:table-cell office:value-type="time" office:time-value="PT20H18M32S" calcext:value-type="time">
            <text:p>20:18:32</text:p>
          </table:table-cell>
          <table:table-cell table:formula="of:=IF(OR([.B235]=&quot;&quot;;[.E235]=&quot;&quot;);&quot;&quot;;ROUND(ABS([.B235]-[.E235])*86400))" office:value-type="float" office:value="6" calcext:value-type="float">
            <text:p>6</text:p>
          </table:table-cell>
          <table:table-cell table:formula="of:=IF(OR([.C235]=&quot;&quot;;[.F235]=&quot;&quot;);&quot;&quot;;ROUND(ABS([.C235]-[.F235])*86400))" office:value-type="float" office:value="0" calcext:value-type="float">
            <text:p>0</text:p>
          </table:table-cell>
          <table:table-cell table:formula="of:=IF(OR([.D235]=&quot;&quot;;[.G235]=&quot;&quot;);&quot;&quot;;ROUND(ABS([.D235]-[.G235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time" office:time-value="PT03H17M31S" calcext:value-type="time">
            <text:p>03:17:31</text:p>
          </table:table-cell>
          <table:table-cell office:value-type="time" office:time-value="PT11H47M09S" calcext:value-type="time">
            <text:p>11:47:09</text:p>
          </table:table-cell>
          <table:table-cell office:value-type="time" office:time-value="PT20H13M25S" calcext:value-type="time">
            <text:p>20:13:25</text:p>
          </table:table-cell>
          <table:table-cell office:value-type="time" office:time-value="PT03H17M25S" calcext:value-type="time">
            <text:p>03:17:25</text:p>
          </table:table-cell>
          <table:table-cell office:value-type="time" office:time-value="PT11H47M09S" calcext:value-type="time">
            <text:p>11:47:09</text:p>
          </table:table-cell>
          <table:table-cell office:value-type="time" office:time-value="PT20H13M31S" calcext:value-type="time">
            <text:p>20:13:31</text:p>
          </table:table-cell>
          <table:table-cell table:formula="of:=IF(OR([.B236]=&quot;&quot;;[.E236]=&quot;&quot;);&quot;&quot;;ROUND(ABS([.B236]-[.E236])*86400))" office:value-type="float" office:value="6" calcext:value-type="float">
            <text:p>6</text:p>
          </table:table-cell>
          <table:table-cell table:formula="of:=IF(OR([.C236]=&quot;&quot;;[.F236]=&quot;&quot;);&quot;&quot;;ROUND(ABS([.C236]-[.F236])*86400))" office:value-type="float" office:value="0" calcext:value-type="float">
            <text:p>0</text:p>
          </table:table-cell>
          <table:table-cell table:formula="of:=IF(OR([.D236]=&quot;&quot;;[.G236]=&quot;&quot;);&quot;&quot;;ROUND(ABS([.D236]-[.G236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3H22M02S" calcext:value-type="time">
            <text:p>03:22:02</text:p>
          </table:table-cell>
          <table:table-cell office:value-type="time" office:time-value="PT11H46M53S" calcext:value-type="time">
            <text:p>11:46:53</text:p>
          </table:table-cell>
          <table:table-cell office:value-type="time" office:time-value="PT20H08M27S" calcext:value-type="time">
            <text:p>20:08:27</text:p>
          </table:table-cell>
          <table:table-cell office:value-type="time" office:time-value="PT03H21M56S" calcext:value-type="time">
            <text:p>03:21:56</text:p>
          </table:table-cell>
          <table:table-cell office:value-type="time" office:time-value="PT11H46M54S" calcext:value-type="time">
            <text:p>11:46:54</text:p>
          </table:table-cell>
          <table:table-cell office:value-type="time" office:time-value="PT20H08M33S" calcext:value-type="time">
            <text:p>20:08:33</text:p>
          </table:table-cell>
          <table:table-cell table:formula="of:=IF(OR([.B237]=&quot;&quot;;[.E237]=&quot;&quot;);&quot;&quot;;ROUND(ABS([.B237]-[.E237])*86400))" office:value-type="float" office:value="6" calcext:value-type="float">
            <text:p>6</text:p>
          </table:table-cell>
          <table:table-cell table:formula="of:=IF(OR([.C237]=&quot;&quot;;[.F237]=&quot;&quot;);&quot;&quot;;ROUND(ABS([.C237]-[.F237])*86400))" office:value-type="float" office:value="1" calcext:value-type="float">
            <text:p>1</text:p>
          </table:table-cell>
          <table:table-cell table:formula="of:=IF(OR([.D237]=&quot;&quot;;[.G237]=&quot;&quot;);&quot;&quot;;ROUND(ABS([.D237]-[.G237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3H26M30S" calcext:value-type="time">
            <text:p>03:26:30</text:p>
          </table:table-cell>
          <table:table-cell office:value-type="time" office:time-value="PT11H46M37S" calcext:value-type="time">
            <text:p>11:46:37</text:p>
          </table:table-cell>
          <table:table-cell office:value-type="time" office:time-value="PT20H03M30S" calcext:value-type="time">
            <text:p>20:03:30</text:p>
          </table:table-cell>
          <table:table-cell office:value-type="time" office:time-value="PT03H26M24S" calcext:value-type="time">
            <text:p>03:26:24</text:p>
          </table:table-cell>
          <table:table-cell office:value-type="time" office:time-value="PT11H46M38S" calcext:value-type="time">
            <text:p>11:46:38</text:p>
          </table:table-cell>
          <table:table-cell office:value-type="time" office:time-value="PT20H03M36S" calcext:value-type="time">
            <text:p>20:03:36</text:p>
          </table:table-cell>
          <table:table-cell table:formula="of:=IF(OR([.B238]=&quot;&quot;;[.E238]=&quot;&quot;);&quot;&quot;;ROUND(ABS([.B238]-[.E238])*86400))" office:value-type="float" office:value="6" calcext:value-type="float">
            <text:p>6</text:p>
          </table:table-cell>
          <table:table-cell table:formula="of:=IF(OR([.C238]=&quot;&quot;;[.F238]=&quot;&quot;);&quot;&quot;;ROUND(ABS([.C238]-[.F238])*86400))" office:value-type="float" office:value="1" calcext:value-type="float">
            <text:p>1</text:p>
          </table:table-cell>
          <table:table-cell table:formula="of:=IF(OR([.D238]=&quot;&quot;;[.G238]=&quot;&quot;);&quot;&quot;;ROUND(ABS([.D238]-[.G23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03H30M56S" calcext:value-type="time">
            <text:p>03:30:56</text:p>
          </table:table-cell>
          <table:table-cell office:value-type="time" office:time-value="PT11H46M21S" calcext:value-type="time">
            <text:p>11:46:21</text:p>
          </table:table-cell>
          <table:table-cell office:value-type="time" office:time-value="PT19H58M36S" calcext:value-type="time">
            <text:p>19:58:36</text:p>
          </table:table-cell>
          <table:table-cell office:value-type="time" office:time-value="PT03H30M50S" calcext:value-type="time">
            <text:p>03:30:50</text:p>
          </table:table-cell>
          <table:table-cell office:value-type="time" office:time-value="PT11H46M21S" calcext:value-type="time">
            <text:p>11:46:21</text:p>
          </table:table-cell>
          <table:table-cell office:value-type="time" office:time-value="PT19H58M41S" calcext:value-type="time">
            <text:p>19:58:41</text:p>
          </table:table-cell>
          <table:table-cell table:formula="of:=IF(OR([.B239]=&quot;&quot;;[.E239]=&quot;&quot;);&quot;&quot;;ROUND(ABS([.B239]-[.E239])*86400))" office:value-type="float" office:value="6" calcext:value-type="float">
            <text:p>6</text:p>
          </table:table-cell>
          <table:table-cell table:formula="of:=IF(OR([.C239]=&quot;&quot;;[.F239]=&quot;&quot;);&quot;&quot;;ROUND(ABS([.C239]-[.F239])*86400))" office:value-type="float" office:value="0" calcext:value-type="float">
            <text:p>0</text:p>
          </table:table-cell>
          <table:table-cell table:formula="of:=IF(OR([.D239]=&quot;&quot;;[.G239]=&quot;&quot;);&quot;&quot;;ROUND(ABS([.D239]-[.G239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03H35M18S" calcext:value-type="time">
            <text:p>03:35:18</text:p>
          </table:table-cell>
          <table:table-cell office:value-type="time" office:time-value="PT11H46M04S" calcext:value-type="time">
            <text:p>11:46:04</text:p>
          </table:table-cell>
          <table:table-cell office:value-type="time" office:time-value="PT19H53M43S" calcext:value-type="time">
            <text:p>19:53:43</text:p>
          </table:table-cell>
          <table:table-cell office:value-type="time" office:time-value="PT03H35M13S" calcext:value-type="time">
            <text:p>03:35:13</text:p>
          </table:table-cell>
          <table:table-cell office:value-type="time" office:time-value="PT11H46M05S" calcext:value-type="time">
            <text:p>11:46:05</text:p>
          </table:table-cell>
          <table:table-cell office:value-type="time" office:time-value="PT19H53M48S" calcext:value-type="time">
            <text:p>19:53:48</text:p>
          </table:table-cell>
          <table:table-cell table:formula="of:=IF(OR([.B240]=&quot;&quot;;[.E240]=&quot;&quot;);&quot;&quot;;ROUND(ABS([.B240]-[.E240])*86400))" office:value-type="float" office:value="5" calcext:value-type="float">
            <text:p>5</text:p>
          </table:table-cell>
          <table:table-cell table:formula="of:=IF(OR([.C240]=&quot;&quot;;[.F240]=&quot;&quot;);&quot;&quot;;ROUND(ABS([.C240]-[.F240])*86400))" office:value-type="float" office:value="1" calcext:value-type="float">
            <text:p>1</text:p>
          </table:table-cell>
          <table:table-cell table:formula="of:=IF(OR([.D240]=&quot;&quot;;[.G240]=&quot;&quot;);&quot;&quot;;ROUND(ABS([.D240]-[.G240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3H39M39S" calcext:value-type="time">
            <text:p>03:39:39</text:p>
          </table:table-cell>
          <table:table-cell office:value-type="time" office:time-value="PT11H45M47S" calcext:value-type="time">
            <text:p>11:45:47</text:p>
          </table:table-cell>
          <table:table-cell office:value-type="time" office:time-value="PT19H48M51S" calcext:value-type="time">
            <text:p>19:48:51</text:p>
          </table:table-cell>
          <table:table-cell office:value-type="time" office:time-value="PT03H39M33S" calcext:value-type="time">
            <text:p>03:39:33</text:p>
          </table:table-cell>
          <table:table-cell office:value-type="time" office:time-value="PT11H45M47S" calcext:value-type="time">
            <text:p>11:45:47</text:p>
          </table:table-cell>
          <table:table-cell office:value-type="time" office:time-value="PT19H48M57S" calcext:value-type="time">
            <text:p>19:48:57</text:p>
          </table:table-cell>
          <table:table-cell table:formula="of:=IF(OR([.B241]=&quot;&quot;;[.E241]=&quot;&quot;);&quot;&quot;;ROUND(ABS([.B241]-[.E241])*86400))" office:value-type="float" office:value="6" calcext:value-type="float">
            <text:p>6</text:p>
          </table:table-cell>
          <table:table-cell table:formula="of:=IF(OR([.C241]=&quot;&quot;;[.F241]=&quot;&quot;);&quot;&quot;;ROUND(ABS([.C241]-[.F241])*86400))" office:value-type="float" office:value="0" calcext:value-type="float">
            <text:p>0</text:p>
          </table:table-cell>
          <table:table-cell table:formula="of:=IF(OR([.D241]=&quot;&quot;;[.G241]=&quot;&quot;);&quot;&quot;;ROUND(ABS([.D241]-[.G241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3H43M57S" calcext:value-type="time">
            <text:p>03:43:57</text:p>
          </table:table-cell>
          <table:table-cell office:value-type="time" office:time-value="PT11H45M30S" calcext:value-type="time">
            <text:p>11:45:30</text:p>
          </table:table-cell>
          <table:table-cell office:value-type="time" office:time-value="PT19H44M01S" calcext:value-type="time">
            <text:p>19:44:01</text:p>
          </table:table-cell>
          <table:table-cell office:value-type="time" office:time-value="PT03H43M51S" calcext:value-type="time">
            <text:p>03:43:51</text:p>
          </table:table-cell>
          <table:table-cell office:value-type="time" office:time-value="PT11H45M30S" calcext:value-type="time">
            <text:p>11:45:30</text:p>
          </table:table-cell>
          <table:table-cell office:value-type="time" office:time-value="PT19H44M06S" calcext:value-type="time">
            <text:p>19:44:06</text:p>
          </table:table-cell>
          <table:table-cell table:formula="of:=IF(OR([.B242]=&quot;&quot;;[.E242]=&quot;&quot;);&quot;&quot;;ROUND(ABS([.B242]-[.E242])*86400))" office:value-type="float" office:value="6" calcext:value-type="float">
            <text:p>6</text:p>
          </table:table-cell>
          <table:table-cell table:formula="of:=IF(OR([.C242]=&quot;&quot;;[.F242]=&quot;&quot;);&quot;&quot;;ROUND(ABS([.C242]-[.F242])*86400))" office:value-type="float" office:value="0" calcext:value-type="float">
            <text:p>0</text:p>
          </table:table-cell>
          <table:table-cell table:formula="of:=IF(OR([.D242]=&quot;&quot;;[.G242]=&quot;&quot;);&quot;&quot;;ROUND(ABS([.D242]-[.G24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3H48M12S" calcext:value-type="time">
            <text:p>03:48:12</text:p>
          </table:table-cell>
          <table:table-cell office:value-type="time" office:time-value="PT11H45M12S" calcext:value-type="time">
            <text:p>11:45:12</text:p>
          </table:table-cell>
          <table:table-cell office:value-type="time" office:time-value="PT19H39M13S" calcext:value-type="time">
            <text:p>19:39:13</text:p>
          </table:table-cell>
          <table:table-cell office:value-type="time" office:time-value="PT03H48M07S" calcext:value-type="time">
            <text:p>03:48:07</text:p>
          </table:table-cell>
          <table:table-cell office:value-type="time" office:time-value="PT11H45M12S" calcext:value-type="time">
            <text:p>11:45:12</text:p>
          </table:table-cell>
          <table:table-cell office:value-type="time" office:time-value="PT19H39M18S" calcext:value-type="time">
            <text:p>19:39:18</text:p>
          </table:table-cell>
          <table:table-cell table:formula="of:=IF(OR([.B243]=&quot;&quot;;[.E243]=&quot;&quot;);&quot;&quot;;ROUND(ABS([.B243]-[.E243])*86400))" office:value-type="float" office:value="5" calcext:value-type="float">
            <text:p>5</text:p>
          </table:table-cell>
          <table:table-cell table:formula="of:=IF(OR([.C243]=&quot;&quot;;[.F243]=&quot;&quot;);&quot;&quot;;ROUND(ABS([.C243]-[.F243])*86400))" office:value-type="float" office:value="0" calcext:value-type="float">
            <text:p>0</text:p>
          </table:table-cell>
          <table:table-cell table:formula="of:=IF(OR([.D243]=&quot;&quot;;[.G243]=&quot;&quot;);&quot;&quot;;ROUND(ABS([.D243]-[.G24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3H52M26S" calcext:value-type="time">
            <text:p>03:52:26</text:p>
          </table:table-cell>
          <table:table-cell office:value-type="time" office:time-value="PT11H44M54S" calcext:value-type="time">
            <text:p>11:44:54</text:p>
          </table:table-cell>
          <table:table-cell office:value-type="time" office:time-value="PT19H34M25S" calcext:value-type="time">
            <text:p>19:34:25</text:p>
          </table:table-cell>
          <table:table-cell office:value-type="time" office:time-value="PT03H52M21S" calcext:value-type="time">
            <text:p>03:52:21</text:p>
          </table:table-cell>
          <table:table-cell office:value-type="time" office:time-value="PT11H44M54S" calcext:value-type="time">
            <text:p>11:44:54</text:p>
          </table:table-cell>
          <table:table-cell office:value-type="time" office:time-value="PT19H34M30S" calcext:value-type="time">
            <text:p>19:34:30</text:p>
          </table:table-cell>
          <table:table-cell table:formula="of:=IF(OR([.B244]=&quot;&quot;;[.E244]=&quot;&quot;);&quot;&quot;;ROUND(ABS([.B244]-[.E244])*86400))" office:value-type="float" office:value="5" calcext:value-type="float">
            <text:p>5</text:p>
          </table:table-cell>
          <table:table-cell table:formula="of:=IF(OR([.C244]=&quot;&quot;;[.F244]=&quot;&quot;);&quot;&quot;;ROUND(ABS([.C244]-[.F244])*86400))" office:value-type="float" office:value="0" calcext:value-type="float">
            <text:p>0</text:p>
          </table:table-cell>
          <table:table-cell table:formula="of:=IF(OR([.D244]=&quot;&quot;;[.G244]=&quot;&quot;);&quot;&quot;;ROUND(ABS([.D244]-[.G24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03H56M38S" calcext:value-type="time">
            <text:p>03:56:38</text:p>
          </table:table-cell>
          <table:table-cell office:value-type="time" office:time-value="PT11H44M35S" calcext:value-type="time">
            <text:p>11:44:35</text:p>
          </table:table-cell>
          <table:table-cell office:value-type="time" office:time-value="PT19H29M39S" calcext:value-type="time">
            <text:p>19:29:39</text:p>
          </table:table-cell>
          <table:table-cell office:value-type="time" office:time-value="PT03H56M33S" calcext:value-type="time">
            <text:p>03:56:33</text:p>
          </table:table-cell>
          <table:table-cell office:value-type="time" office:time-value="PT11H44M35S" calcext:value-type="time">
            <text:p>11:44:35</text:p>
          </table:table-cell>
          <table:table-cell office:value-type="time" office:time-value="PT19H29M44S" calcext:value-type="time">
            <text:p>19:29:44</text:p>
          </table:table-cell>
          <table:table-cell table:formula="of:=IF(OR([.B245]=&quot;&quot;;[.E245]=&quot;&quot;);&quot;&quot;;ROUND(ABS([.B245]-[.E245])*86400))" office:value-type="float" office:value="5" calcext:value-type="float">
            <text:p>5</text:p>
          </table:table-cell>
          <table:table-cell table:formula="of:=IF(OR([.C245]=&quot;&quot;;[.F245]=&quot;&quot;);&quot;&quot;;ROUND(ABS([.C245]-[.F245])*86400))" office:value-type="float" office:value="0" calcext:value-type="float">
            <text:p>0</text:p>
          </table:table-cell>
          <table:table-cell table:formula="of:=IF(OR([.D245]=&quot;&quot;;[.G245]=&quot;&quot;);&quot;&quot;;ROUND(ABS([.D245]-[.G24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04H00M48S" calcext:value-type="time">
            <text:p>04:00:48</text:p>
          </table:table-cell>
          <table:table-cell office:value-type="time" office:time-value="PT11H44M16S" calcext:value-type="time">
            <text:p>11:44:16</text:p>
          </table:table-cell>
          <table:table-cell office:value-type="time" office:time-value="PT19H24M54S" calcext:value-type="time">
            <text:p>19:24:54</text:p>
          </table:table-cell>
          <table:table-cell office:value-type="time" office:time-value="PT04H00M43S" calcext:value-type="time">
            <text:p>04:00:43</text:p>
          </table:table-cell>
          <table:table-cell office:value-type="time" office:time-value="PT11H44M16S" calcext:value-type="time">
            <text:p>11:44:16</text:p>
          </table:table-cell>
          <table:table-cell office:value-type="time" office:time-value="PT19H24M59S" calcext:value-type="time">
            <text:p>19:24:59</text:p>
          </table:table-cell>
          <table:table-cell table:formula="of:=IF(OR([.B246]=&quot;&quot;;[.E246]=&quot;&quot;);&quot;&quot;;ROUND(ABS([.B246]-[.E246])*86400))" office:value-type="float" office:value="5" calcext:value-type="float">
            <text:p>5</text:p>
          </table:table-cell>
          <table:table-cell table:formula="of:=IF(OR([.C246]=&quot;&quot;;[.F246]=&quot;&quot;);&quot;&quot;;ROUND(ABS([.C246]-[.F246])*86400))" office:value-type="float" office:value="0" calcext:value-type="float">
            <text:p>0</text:p>
          </table:table-cell>
          <table:table-cell table:formula="of:=IF(OR([.D246]=&quot;&quot;;[.G246]=&quot;&quot;);&quot;&quot;;ROUND(ABS([.D246]-[.G246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04H04M56S" calcext:value-type="time">
            <text:p>04:04:56</text:p>
          </table:table-cell>
          <table:table-cell office:value-type="time" office:time-value="PT11H43M57S" calcext:value-type="time">
            <text:p>11:43:57</text:p>
          </table:table-cell>
          <table:table-cell office:value-type="time" office:time-value="PT19H20M10S" calcext:value-type="time">
            <text:p>19:20:10</text:p>
          </table:table-cell>
          <table:table-cell office:value-type="time" office:time-value="PT04H04M51S" calcext:value-type="time">
            <text:p>04:04:51</text:p>
          </table:table-cell>
          <table:table-cell office:value-type="time" office:time-value="PT11H43M57S" calcext:value-type="time">
            <text:p>11:43:57</text:p>
          </table:table-cell>
          <table:table-cell office:value-type="time" office:time-value="PT19H20M15S" calcext:value-type="time">
            <text:p>19:20:15</text:p>
          </table:table-cell>
          <table:table-cell table:formula="of:=IF(OR([.B247]=&quot;&quot;;[.E247]=&quot;&quot;);&quot;&quot;;ROUND(ABS([.B247]-[.E247])*86400))" office:value-type="float" office:value="5" calcext:value-type="float">
            <text:p>5</text:p>
          </table:table-cell>
          <table:table-cell table:formula="of:=IF(OR([.C247]=&quot;&quot;;[.F247]=&quot;&quot;);&quot;&quot;;ROUND(ABS([.C247]-[.F247])*86400))" office:value-type="float" office:value="0" calcext:value-type="float">
            <text:p>0</text:p>
          </table:table-cell>
          <table:table-cell table:formula="of:=IF(OR([.D247]=&quot;&quot;;[.G247]=&quot;&quot;);&quot;&quot;;ROUND(ABS([.D247]-[.G247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time" office:time-value="PT04H09M02S" calcext:value-type="time">
            <text:p>04:09:02</text:p>
          </table:table-cell>
          <table:table-cell office:value-type="time" office:time-value="PT11H43M38S" calcext:value-type="time">
            <text:p>11:43:38</text:p>
          </table:table-cell>
          <table:table-cell office:value-type="time" office:time-value="PT19H15M27S" calcext:value-type="time">
            <text:p>19:15:27</text:p>
          </table:table-cell>
          <table:table-cell office:value-type="time" office:time-value="PT04H08M58S" calcext:value-type="time">
            <text:p>04:08:58</text:p>
          </table:table-cell>
          <table:table-cell office:value-type="time" office:time-value="PT11H43M38S" calcext:value-type="time">
            <text:p>11:43:38</text:p>
          </table:table-cell>
          <table:table-cell office:value-type="time" office:time-value="PT19H15M32S" calcext:value-type="time">
            <text:p>19:15:32</text:p>
          </table:table-cell>
          <table:table-cell table:formula="of:=IF(OR([.B248]=&quot;&quot;;[.E248]=&quot;&quot;);&quot;&quot;;ROUND(ABS([.B248]-[.E248])*86400))" office:value-type="float" office:value="4" calcext:value-type="float">
            <text:p>4</text:p>
          </table:table-cell>
          <table:table-cell table:formula="of:=IF(OR([.C248]=&quot;&quot;;[.F248]=&quot;&quot;);&quot;&quot;;ROUND(ABS([.C248]-[.F248])*86400))" office:value-type="float" office:value="0" calcext:value-type="float">
            <text:p>0</text:p>
          </table:table-cell>
          <table:table-cell table:formula="of:=IF(OR([.D248]=&quot;&quot;;[.G248]=&quot;&quot;);&quot;&quot;;ROUND(ABS([.D248]-[.G248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time" office:time-value="PT04H13M07S" calcext:value-type="time">
            <text:p>04:13:07</text:p>
          </table:table-cell>
          <table:table-cell office:value-type="time" office:time-value="PT11H43M18S" calcext:value-type="time">
            <text:p>11:43:18</text:p>
          </table:table-cell>
          <table:table-cell office:value-type="time" office:time-value="PT19H10M45S" calcext:value-type="time">
            <text:p>19:10:45</text:p>
          </table:table-cell>
          <table:table-cell office:value-type="time" office:time-value="PT04H13M03S" calcext:value-type="time">
            <text:p>04:13:03</text:p>
          </table:table-cell>
          <table:table-cell office:value-type="time" office:time-value="PT11H43M18S" calcext:value-type="time">
            <text:p>11:43:18</text:p>
          </table:table-cell>
          <table:table-cell office:value-type="time" office:time-value="PT19H10M49S" calcext:value-type="time">
            <text:p>19:10:49</text:p>
          </table:table-cell>
          <table:table-cell table:formula="of:=IF(OR([.B249]=&quot;&quot;;[.E249]=&quot;&quot;);&quot;&quot;;ROUND(ABS([.B249]-[.E249])*86400))" office:value-type="float" office:value="4" calcext:value-type="float">
            <text:p>4</text:p>
          </table:table-cell>
          <table:table-cell table:formula="of:=IF(OR([.C249]=&quot;&quot;;[.F249]=&quot;&quot;);&quot;&quot;;ROUND(ABS([.C249]-[.F249])*86400))" office:value-type="float" office:value="0" calcext:value-type="float">
            <text:p>0</text:p>
          </table:table-cell>
          <table:table-cell table:formula="of:=IF(OR([.D249]=&quot;&quot;;[.G249]=&quot;&quot;);&quot;&quot;;ROUND(ABS([.D249]-[.G249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time" office:time-value="PT04H17M11S" calcext:value-type="time">
            <text:p>04:17:11</text:p>
          </table:table-cell>
          <table:table-cell office:value-type="time" office:time-value="PT11H42M58S" calcext:value-type="time">
            <text:p>11:42:58</text:p>
          </table:table-cell>
          <table:table-cell office:value-type="time" office:time-value="PT19H06M03S" calcext:value-type="time">
            <text:p>19:06:03</text:p>
          </table:table-cell>
          <table:table-cell office:value-type="time" office:time-value="PT04H17M06S" calcext:value-type="time">
            <text:p>04:17:06</text:p>
          </table:table-cell>
          <table:table-cell office:value-type="time" office:time-value="PT11H42M58S" calcext:value-type="time">
            <text:p>11:42:58</text:p>
          </table:table-cell>
          <table:table-cell office:value-type="time" office:time-value="PT19H06M08S" calcext:value-type="time">
            <text:p>19:06:08</text:p>
          </table:table-cell>
          <table:table-cell table:formula="of:=IF(OR([.B250]=&quot;&quot;;[.E250]=&quot;&quot;);&quot;&quot;;ROUND(ABS([.B250]-[.E250])*86400))" office:value-type="float" office:value="5" calcext:value-type="float">
            <text:p>5</text:p>
          </table:table-cell>
          <table:table-cell table:formula="of:=IF(OR([.C250]=&quot;&quot;;[.F250]=&quot;&quot;);&quot;&quot;;ROUND(ABS([.C250]-[.F250])*86400))" office:value-type="float" office:value="0" calcext:value-type="float">
            <text:p>0</text:p>
          </table:table-cell>
          <table:table-cell table:formula="of:=IF(OR([.D250]=&quot;&quot;;[.G250]=&quot;&quot;);&quot;&quot;;ROUND(ABS([.D250]-[.G250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time" office:time-value="PT04H21M13S" calcext:value-type="time">
            <text:p>04:21:13</text:p>
          </table:table-cell>
          <table:table-cell office:value-type="time" office:time-value="PT11H42M37S" calcext:value-type="time">
            <text:p>11:42:37</text:p>
          </table:table-cell>
          <table:table-cell office:value-type="time" office:time-value="PT19H01M23S" calcext:value-type="time">
            <text:p>19:01:23</text:p>
          </table:table-cell>
          <table:table-cell office:value-type="time" office:time-value="PT04H21M08S" calcext:value-type="time">
            <text:p>04:21:08</text:p>
          </table:table-cell>
          <table:table-cell office:value-type="time" office:time-value="PT11H42M38S" calcext:value-type="time">
            <text:p>11:42:38</text:p>
          </table:table-cell>
          <table:table-cell office:value-type="time" office:time-value="PT19H01M27S" calcext:value-type="time">
            <text:p>19:01:27</text:p>
          </table:table-cell>
          <table:table-cell table:formula="of:=IF(OR([.B251]=&quot;&quot;;[.E251]=&quot;&quot;);&quot;&quot;;ROUND(ABS([.B251]-[.E251])*86400))" office:value-type="float" office:value="5" calcext:value-type="float">
            <text:p>5</text:p>
          </table:table-cell>
          <table:table-cell table:formula="of:=IF(OR([.C251]=&quot;&quot;;[.F251]=&quot;&quot;);&quot;&quot;;ROUND(ABS([.C251]-[.F251])*86400))" office:value-type="float" office:value="1" calcext:value-type="float">
            <text:p>1</text:p>
          </table:table-cell>
          <table:table-cell table:formula="of:=IF(OR([.D251]=&quot;&quot;;[.G251]=&quot;&quot;);&quot;&quot;;ROUND(ABS([.D251]-[.G25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time" office:time-value="PT04H25M14S" calcext:value-type="time">
            <text:p>04:25:14</text:p>
          </table:table-cell>
          <table:table-cell office:value-type="time" office:time-value="PT11H42M17S" calcext:value-type="time">
            <text:p>11:42:17</text:p>
          </table:table-cell>
          <table:table-cell office:value-type="time" office:time-value="PT18H56M43S" calcext:value-type="time">
            <text:p>18:56:43</text:p>
          </table:table-cell>
          <table:table-cell office:value-type="time" office:time-value="PT04H25M09S" calcext:value-type="time">
            <text:p>04:25:09</text:p>
          </table:table-cell>
          <table:table-cell office:value-type="time" office:time-value="PT11H42M17S" calcext:value-type="time">
            <text:p>11:42:17</text:p>
          </table:table-cell>
          <table:table-cell office:value-type="time" office:time-value="PT18H56M48S" calcext:value-type="time">
            <text:p>18:56:48</text:p>
          </table:table-cell>
          <table:table-cell table:formula="of:=IF(OR([.B252]=&quot;&quot;;[.E252]=&quot;&quot;);&quot;&quot;;ROUND(ABS([.B252]-[.E252])*86400))" office:value-type="float" office:value="5" calcext:value-type="float">
            <text:p>5</text:p>
          </table:table-cell>
          <table:table-cell table:formula="of:=IF(OR([.C252]=&quot;&quot;;[.F252]=&quot;&quot;);&quot;&quot;;ROUND(ABS([.C252]-[.F252])*86400))" office:value-type="float" office:value="0" calcext:value-type="float">
            <text:p>0</text:p>
          </table:table-cell>
          <table:table-cell table:formula="of:=IF(OR([.D252]=&quot;&quot;;[.G252]=&quot;&quot;);&quot;&quot;;ROUND(ABS([.D252]-[.G25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04H29M13S" calcext:value-type="time">
            <text:p>04:29:13</text:p>
          </table:table-cell>
          <table:table-cell office:value-type="time" office:time-value="PT11H41M56S" calcext:value-type="time">
            <text:p>11:41:56</text:p>
          </table:table-cell>
          <table:table-cell office:value-type="time" office:time-value="PT18H52M04S" calcext:value-type="time">
            <text:p>18:52:04</text:p>
          </table:table-cell>
          <table:table-cell office:value-type="time" office:time-value="PT04H29M09S" calcext:value-type="time">
            <text:p>04:29:09</text:p>
          </table:table-cell>
          <table:table-cell office:value-type="time" office:time-value="PT11H41M56S" calcext:value-type="time">
            <text:p>11:41:56</text:p>
          </table:table-cell>
          <table:table-cell office:value-type="time" office:time-value="PT18H52M09S" calcext:value-type="time">
            <text:p>18:52:09</text:p>
          </table:table-cell>
          <table:table-cell table:formula="of:=IF(OR([.B253]=&quot;&quot;;[.E253]=&quot;&quot;);&quot;&quot;;ROUND(ABS([.B253]-[.E253])*86400))" office:value-type="float" office:value="4" calcext:value-type="float">
            <text:p>4</text:p>
          </table:table-cell>
          <table:table-cell table:formula="of:=IF(OR([.C253]=&quot;&quot;;[.F253]=&quot;&quot;);&quot;&quot;;ROUND(ABS([.C253]-[.F253])*86400))" office:value-type="float" office:value="0" calcext:value-type="float">
            <text:p>0</text:p>
          </table:table-cell>
          <table:table-cell table:formula="of:=IF(OR([.D253]=&quot;&quot;;[.G253]=&quot;&quot;);&quot;&quot;;ROUND(ABS([.D253]-[.G25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04H33M12S" calcext:value-type="time">
            <text:p>04:33:12</text:p>
          </table:table-cell>
          <table:table-cell office:value-type="time" office:time-value="PT11H41M35S" calcext:value-type="time">
            <text:p>11:41:35</text:p>
          </table:table-cell>
          <table:table-cell office:value-type="time" office:time-value="PT18H47M26S" calcext:value-type="time">
            <text:p>18:47:26</text:p>
          </table:table-cell>
          <table:table-cell office:value-type="time" office:time-value="PT04H33M08S" calcext:value-type="time">
            <text:p>04:33:08</text:p>
          </table:table-cell>
          <table:table-cell office:value-type="time" office:time-value="PT11H41M36S" calcext:value-type="time">
            <text:p>11:41:36</text:p>
          </table:table-cell>
          <table:table-cell office:value-type="time" office:time-value="PT18H47M30S" calcext:value-type="time">
            <text:p>18:47:30</text:p>
          </table:table-cell>
          <table:table-cell table:formula="of:=IF(OR([.B254]=&quot;&quot;;[.E254]=&quot;&quot;);&quot;&quot;;ROUND(ABS([.B254]-[.E254])*86400))" office:value-type="float" office:value="4" calcext:value-type="float">
            <text:p>4</text:p>
          </table:table-cell>
          <table:table-cell table:formula="of:=IF(OR([.C254]=&quot;&quot;;[.F254]=&quot;&quot;);&quot;&quot;;ROUND(ABS([.C254]-[.F254])*86400))" office:value-type="float" office:value="1" calcext:value-type="float">
            <text:p>1</text:p>
          </table:table-cell>
          <table:table-cell table:formula="of:=IF(OR([.D254]=&quot;&quot;;[.G254]=&quot;&quot;);&quot;&quot;;ROUND(ABS([.D254]-[.G25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04H37M09S" calcext:value-type="time">
            <text:p>04:37:09</text:p>
          </table:table-cell>
          <table:table-cell office:value-type="time" office:time-value="PT11H41M14S" calcext:value-type="time">
            <text:p>11:41:14</text:p>
          </table:table-cell>
          <table:table-cell office:value-type="time" office:time-value="PT18H42M49S" calcext:value-type="time">
            <text:p>18:42:49</text:p>
          </table:table-cell>
          <table:table-cell office:value-type="time" office:time-value="PT04H37M05S" calcext:value-type="time">
            <text:p>04:37:05</text:p>
          </table:table-cell>
          <table:table-cell office:value-type="time" office:time-value="PT11H41M14S" calcext:value-type="time">
            <text:p>11:41:14</text:p>
          </table:table-cell>
          <table:table-cell office:value-type="time" office:time-value="PT18H42M53S" calcext:value-type="time">
            <text:p>18:42:53</text:p>
          </table:table-cell>
          <table:table-cell table:formula="of:=IF(OR([.B255]=&quot;&quot;;[.E255]=&quot;&quot;);&quot;&quot;;ROUND(ABS([.B255]-[.E255])*86400))" office:value-type="float" office:value="4" calcext:value-type="float">
            <text:p>4</text:p>
          </table:table-cell>
          <table:table-cell table:formula="of:=IF(OR([.C255]=&quot;&quot;;[.F255]=&quot;&quot;);&quot;&quot;;ROUND(ABS([.C255]-[.F255])*86400))" office:value-type="float" office:value="0" calcext:value-type="float">
            <text:p>0</text:p>
          </table:table-cell>
          <table:table-cell table:formula="of:=IF(OR([.D255]=&quot;&quot;;[.G255]=&quot;&quot;);&quot;&quot;;ROUND(ABS([.D255]-[.G25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04H41M06S" calcext:value-type="time">
            <text:p>04:41:06</text:p>
          </table:table-cell>
          <table:table-cell office:value-type="time" office:time-value="PT11H40M53S" calcext:value-type="time">
            <text:p>11:40:53</text:p>
          </table:table-cell>
          <table:table-cell office:value-type="time" office:time-value="PT18H38M12S" calcext:value-type="time">
            <text:p>18:38:12</text:p>
          </table:table-cell>
          <table:table-cell office:value-type="time" office:time-value="PT04H41M02S" calcext:value-type="time">
            <text:p>04:41:02</text:p>
          </table:table-cell>
          <table:table-cell office:value-type="time" office:time-value="PT11H40M53S" calcext:value-type="time">
            <text:p>11:40:53</text:p>
          </table:table-cell>
          <table:table-cell office:value-type="time" office:time-value="PT18H38M16S" calcext:value-type="time">
            <text:p>18:38:16</text:p>
          </table:table-cell>
          <table:table-cell table:formula="of:=IF(OR([.B256]=&quot;&quot;;[.E256]=&quot;&quot;);&quot;&quot;;ROUND(ABS([.B256]-[.E256])*86400))" office:value-type="float" office:value="4" calcext:value-type="float">
            <text:p>4</text:p>
          </table:table-cell>
          <table:table-cell table:formula="of:=IF(OR([.C256]=&quot;&quot;;[.F256]=&quot;&quot;);&quot;&quot;;ROUND(ABS([.C256]-[.F256])*86400))" office:value-type="float" office:value="0" calcext:value-type="float">
            <text:p>0</text:p>
          </table:table-cell>
          <table:table-cell table:formula="of:=IF(OR([.D256]=&quot;&quot;;[.G256]=&quot;&quot;);&quot;&quot;;ROUND(ABS([.D256]-[.G25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04H45M02S" calcext:value-type="time">
            <text:p>04:45:02</text:p>
          </table:table-cell>
          <table:table-cell office:value-type="time" office:time-value="PT11H40M32S" calcext:value-type="time">
            <text:p>11:40:32</text:p>
          </table:table-cell>
          <table:table-cell office:value-type="time" office:time-value="PT18H33M35S" calcext:value-type="time">
            <text:p>18:33:35</text:p>
          </table:table-cell>
          <table:table-cell office:value-type="time" office:time-value="PT04H44M58S" calcext:value-type="time">
            <text:p>04:44:58</text:p>
          </table:table-cell>
          <table:table-cell office:value-type="time" office:time-value="PT11H40M32S" calcext:value-type="time">
            <text:p>11:40:32</text:p>
          </table:table-cell>
          <table:table-cell office:value-type="time" office:time-value="PT18H33M39S" calcext:value-type="time">
            <text:p>18:33:39</text:p>
          </table:table-cell>
          <table:table-cell table:formula="of:=IF(OR([.B257]=&quot;&quot;;[.E257]=&quot;&quot;);&quot;&quot;;ROUND(ABS([.B257]-[.E257])*86400))" office:value-type="float" office:value="4" calcext:value-type="float">
            <text:p>4</text:p>
          </table:table-cell>
          <table:table-cell table:formula="of:=IF(OR([.C257]=&quot;&quot;;[.F257]=&quot;&quot;);&quot;&quot;;ROUND(ABS([.C257]-[.F257])*86400))" office:value-type="float" office:value="0" calcext:value-type="float">
            <text:p>0</text:p>
          </table:table-cell>
          <table:table-cell table:formula="of:=IF(OR([.D257]=&quot;&quot;;[.G257]=&quot;&quot;);&quot;&quot;;ROUND(ABS([.D257]-[.G25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04H48M57S" calcext:value-type="time">
            <text:p>04:48:57</text:p>
          </table:table-cell>
          <table:table-cell office:value-type="time" office:time-value="PT11H40M11S" calcext:value-type="time">
            <text:p>11:40:11</text:p>
          </table:table-cell>
          <table:table-cell office:value-type="time" office:time-value="PT18H28M59S" calcext:value-type="time">
            <text:p>18:28:59</text:p>
          </table:table-cell>
          <table:table-cell office:value-type="time" office:time-value="PT04H48M53S" calcext:value-type="time">
            <text:p>04:48:53</text:p>
          </table:table-cell>
          <table:table-cell office:value-type="time" office:time-value="PT11H40M11S" calcext:value-type="time">
            <text:p>11:40:11</text:p>
          </table:table-cell>
          <table:table-cell office:value-type="time" office:time-value="PT18H29M03S" calcext:value-type="time">
            <text:p>18:29:03</text:p>
          </table:table-cell>
          <table:table-cell table:formula="of:=IF(OR([.B258]=&quot;&quot;;[.E258]=&quot;&quot;);&quot;&quot;;ROUND(ABS([.B258]-[.E258])*86400))" office:value-type="float" office:value="4" calcext:value-type="float">
            <text:p>4</text:p>
          </table:table-cell>
          <table:table-cell table:formula="of:=IF(OR([.C258]=&quot;&quot;;[.F258]=&quot;&quot;);&quot;&quot;;ROUND(ABS([.C258]-[.F258])*86400))" office:value-type="float" office:value="0" calcext:value-type="float">
            <text:p>0</text:p>
          </table:table-cell>
          <table:table-cell table:formula="of:=IF(OR([.D258]=&quot;&quot;;[.G258]=&quot;&quot;);&quot;&quot;;ROUND(ABS([.D258]-[.G25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04H52M51S" calcext:value-type="time">
            <text:p>04:52:51</text:p>
          </table:table-cell>
          <table:table-cell office:value-type="time" office:time-value="PT11H39M49S" calcext:value-type="time">
            <text:p>11:39:49</text:p>
          </table:table-cell>
          <table:table-cell office:value-type="time" office:time-value="PT18H24M24S" calcext:value-type="time">
            <text:p>18:24:24</text:p>
          </table:table-cell>
          <table:table-cell office:value-type="time" office:time-value="PT04H52M48S" calcext:value-type="time">
            <text:p>04:52:48</text:p>
          </table:table-cell>
          <table:table-cell office:value-type="time" office:time-value="PT11H39M49S" calcext:value-type="time">
            <text:p>11:39:49</text:p>
          </table:table-cell>
          <table:table-cell office:value-type="time" office:time-value="PT18H24M27S" calcext:value-type="time">
            <text:p>18:24:27</text:p>
          </table:table-cell>
          <table:table-cell table:formula="of:=IF(OR([.B259]=&quot;&quot;;[.E259]=&quot;&quot;);&quot;&quot;;ROUND(ABS([.B259]-[.E259])*86400))" office:value-type="float" office:value="3" calcext:value-type="float">
            <text:p>3</text:p>
          </table:table-cell>
          <table:table-cell table:formula="of:=IF(OR([.C259]=&quot;&quot;;[.F259]=&quot;&quot;);&quot;&quot;;ROUND(ABS([.C259]-[.F259])*86400))" office:value-type="float" office:value="0" calcext:value-type="float">
            <text:p>0</text:p>
          </table:table-cell>
          <table:table-cell table:formula="of:=IF(OR([.D259]=&quot;&quot;;[.G259]=&quot;&quot;);&quot;&quot;;ROUND(ABS([.D259]-[.G25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04H56M45S" calcext:value-type="time">
            <text:p>04:56:45</text:p>
          </table:table-cell>
          <table:table-cell office:value-type="time" office:time-value="PT11H39M28S" calcext:value-type="time">
            <text:p>11:39:28</text:p>
          </table:table-cell>
          <table:table-cell office:value-type="time" office:time-value="PT18H19M49S" calcext:value-type="time">
            <text:p>18:19:49</text:p>
          </table:table-cell>
          <table:table-cell office:value-type="time" office:time-value="PT04H56M41S" calcext:value-type="time">
            <text:p>04:56:41</text:p>
          </table:table-cell>
          <table:table-cell office:value-type="time" office:time-value="PT11H39M28S" calcext:value-type="time">
            <text:p>11:39:28</text:p>
          </table:table-cell>
          <table:table-cell office:value-type="time" office:time-value="PT18H19M52S" calcext:value-type="time">
            <text:p>18:19:52</text:p>
          </table:table-cell>
          <table:table-cell table:formula="of:=IF(OR([.B260]=&quot;&quot;;[.E260]=&quot;&quot;);&quot;&quot;;ROUND(ABS([.B260]-[.E260])*86400))" office:value-type="float" office:value="4" calcext:value-type="float">
            <text:p>4</text:p>
          </table:table-cell>
          <table:table-cell table:formula="of:=IF(OR([.C260]=&quot;&quot;;[.F260]=&quot;&quot;);&quot;&quot;;ROUND(ABS([.C260]-[.F260])*86400))" office:value-type="float" office:value="0" calcext:value-type="float">
            <text:p>0</text:p>
          </table:table-cell>
          <table:table-cell table:formula="of:=IF(OR([.D260]=&quot;&quot;;[.G260]=&quot;&quot;);&quot;&quot;;ROUND(ABS([.D260]-[.G26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time" office:time-value="PT05H00M39S" calcext:value-type="time">
            <text:p>05:00:39</text:p>
          </table:table-cell>
          <table:table-cell office:value-type="time" office:time-value="PT11H39M06S" calcext:value-type="time">
            <text:p>11:39:06</text:p>
          </table:table-cell>
          <table:table-cell office:value-type="time" office:time-value="PT18H15M14S" calcext:value-type="time">
            <text:p>18:15:14</text:p>
          </table:table-cell>
          <table:table-cell office:value-type="time" office:time-value="PT05H00M35S" calcext:value-type="time">
            <text:p>05:00:35</text:p>
          </table:table-cell>
          <table:table-cell office:value-type="time" office:time-value="PT11H39M06S" calcext:value-type="time">
            <text:p>11:39:06</text:p>
          </table:table-cell>
          <table:table-cell office:value-type="time" office:time-value="PT18H15M18S" calcext:value-type="time">
            <text:p>18:15:18</text:p>
          </table:table-cell>
          <table:table-cell table:formula="of:=IF(OR([.B261]=&quot;&quot;;[.E261]=&quot;&quot;);&quot;&quot;;ROUND(ABS([.B261]-[.E261])*86400))" office:value-type="float" office:value="4" calcext:value-type="float">
            <text:p>4</text:p>
          </table:table-cell>
          <table:table-cell table:formula="of:=IF(OR([.C261]=&quot;&quot;;[.F261]=&quot;&quot;);&quot;&quot;;ROUND(ABS([.C261]-[.F261])*86400))" office:value-type="float" office:value="0" calcext:value-type="float">
            <text:p>0</text:p>
          </table:table-cell>
          <table:table-cell table:formula="of:=IF(OR([.D261]=&quot;&quot;;[.G261]=&quot;&quot;);&quot;&quot;;ROUND(ABS([.D261]-[.G26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05H04M32S" calcext:value-type="time">
            <text:p>05:04:32</text:p>
          </table:table-cell>
          <table:table-cell office:value-type="time" office:time-value="PT11H38M45S" calcext:value-type="time">
            <text:p>11:38:45</text:p>
          </table:table-cell>
          <table:table-cell office:value-type="time" office:time-value="PT18H10M40S" calcext:value-type="time">
            <text:p>18:10:40</text:p>
          </table:table-cell>
          <table:table-cell office:value-type="time" office:time-value="PT05H04M28S" calcext:value-type="time">
            <text:p>05:04:28</text:p>
          </table:table-cell>
          <table:table-cell office:value-type="time" office:time-value="PT11H38M45S" calcext:value-type="time">
            <text:p>11:38:45</text:p>
          </table:table-cell>
          <table:table-cell office:value-type="time" office:time-value="PT18H10M43S" calcext:value-type="time">
            <text:p>18:10:43</text:p>
          </table:table-cell>
          <table:table-cell table:formula="of:=IF(OR([.B262]=&quot;&quot;;[.E262]=&quot;&quot;);&quot;&quot;;ROUND(ABS([.B262]-[.E262])*86400))" office:value-type="float" office:value="4" calcext:value-type="float">
            <text:p>4</text:p>
          </table:table-cell>
          <table:table-cell table:formula="of:=IF(OR([.C262]=&quot;&quot;;[.F262]=&quot;&quot;);&quot;&quot;;ROUND(ABS([.C262]-[.F262])*86400))" office:value-type="float" office:value="0" calcext:value-type="float">
            <text:p>0</text:p>
          </table:table-cell>
          <table:table-cell table:formula="of:=IF(OR([.D262]=&quot;&quot;;[.G262]=&quot;&quot;);&quot;&quot;;ROUND(ABS([.D262]-[.G26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05H08M24S" calcext:value-type="time">
            <text:p>05:08:24</text:p>
          </table:table-cell>
          <table:table-cell office:value-type="time" office:time-value="PT11H38M23S" calcext:value-type="time">
            <text:p>11:38:23</text:p>
          </table:table-cell>
          <table:table-cell office:value-type="time" office:time-value="PT18H06M06S" calcext:value-type="time">
            <text:p>18:06:06</text:p>
          </table:table-cell>
          <table:table-cell office:value-type="time" office:time-value="PT05H08M21S" calcext:value-type="time">
            <text:p>05:08:21</text:p>
          </table:table-cell>
          <table:table-cell office:value-type="time" office:time-value="PT11H38M23S" calcext:value-type="time">
            <text:p>11:38:23</text:p>
          </table:table-cell>
          <table:table-cell office:value-type="time" office:time-value="PT18H06M09S" calcext:value-type="time">
            <text:p>18:06:09</text:p>
          </table:table-cell>
          <table:table-cell table:formula="of:=IF(OR([.B263]=&quot;&quot;;[.E263]=&quot;&quot;);&quot;&quot;;ROUND(ABS([.B263]-[.E263])*86400))" office:value-type="float" office:value="3" calcext:value-type="float">
            <text:p>3</text:p>
          </table:table-cell>
          <table:table-cell table:formula="of:=IF(OR([.C263]=&quot;&quot;;[.F263]=&quot;&quot;);&quot;&quot;;ROUND(ABS([.C263]-[.F263])*86400))" office:value-type="float" office:value="0" calcext:value-type="float">
            <text:p>0</text:p>
          </table:table-cell>
          <table:table-cell table:formula="of:=IF(OR([.D263]=&quot;&quot;;[.G263]=&quot;&quot;);&quot;&quot;;ROUND(ABS([.D263]-[.G26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05H12M17S" calcext:value-type="time">
            <text:p>05:12:17</text:p>
          </table:table-cell>
          <table:table-cell office:value-type="time" office:time-value="PT11H38M02S" calcext:value-type="time">
            <text:p>11:38:02</text:p>
          </table:table-cell>
          <table:table-cell office:value-type="time" office:time-value="PT18H01M32S" calcext:value-type="time">
            <text:p>18:01:32</text:p>
          </table:table-cell>
          <table:table-cell office:value-type="time" office:time-value="PT05H12M13S" calcext:value-type="time">
            <text:p>05:12:13</text:p>
          </table:table-cell>
          <table:table-cell office:value-type="time" office:time-value="PT11H38M02S" calcext:value-type="time">
            <text:p>11:38:02</text:p>
          </table:table-cell>
          <table:table-cell office:value-type="time" office:time-value="PT18H01M36S" calcext:value-type="time">
            <text:p>18:01:36</text:p>
          </table:table-cell>
          <table:table-cell table:formula="of:=IF(OR([.B264]=&quot;&quot;;[.E264]=&quot;&quot;);&quot;&quot;;ROUND(ABS([.B264]-[.E264])*86400))" office:value-type="float" office:value="4" calcext:value-type="float">
            <text:p>4</text:p>
          </table:table-cell>
          <table:table-cell table:formula="of:=IF(OR([.C264]=&quot;&quot;;[.F264]=&quot;&quot;);&quot;&quot;;ROUND(ABS([.C264]-[.F264])*86400))" office:value-type="float" office:value="0" calcext:value-type="float">
            <text:p>0</text:p>
          </table:table-cell>
          <table:table-cell table:formula="of:=IF(OR([.D264]=&quot;&quot;;[.G264]=&quot;&quot;);&quot;&quot;;ROUND(ABS([.D264]-[.G26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time" office:time-value="PT05H16M09S" calcext:value-type="time">
            <text:p>05:16:09</text:p>
          </table:table-cell>
          <table:table-cell office:value-type="time" office:time-value="PT11H37M41S" calcext:value-type="time">
            <text:p>11:37:41</text:p>
          </table:table-cell>
          <table:table-cell office:value-type="time" office:time-value="PT17H56M59S" calcext:value-type="time">
            <text:p>17:56:59</text:p>
          </table:table-cell>
          <table:table-cell office:value-type="time" office:time-value="PT05H16M06S" calcext:value-type="time">
            <text:p>05:16:06</text:p>
          </table:table-cell>
          <table:table-cell office:value-type="time" office:time-value="PT11H37M41S" calcext:value-type="time">
            <text:p>11:37:41</text:p>
          </table:table-cell>
          <table:table-cell office:value-type="time" office:time-value="PT17H57M02S" calcext:value-type="time">
            <text:p>17:57:02</text:p>
          </table:table-cell>
          <table:table-cell table:formula="of:=IF(OR([.B265]=&quot;&quot;;[.E265]=&quot;&quot;);&quot;&quot;;ROUND(ABS([.B265]-[.E265])*86400))" office:value-type="float" office:value="3" calcext:value-type="float">
            <text:p>3</text:p>
          </table:table-cell>
          <table:table-cell table:formula="of:=IF(OR([.C265]=&quot;&quot;;[.F265]=&quot;&quot;);&quot;&quot;;ROUND(ABS([.C265]-[.F265])*86400))" office:value-type="float" office:value="0" calcext:value-type="float">
            <text:p>0</text:p>
          </table:table-cell>
          <table:table-cell table:formula="of:=IF(OR([.D265]=&quot;&quot;;[.G265]=&quot;&quot;);&quot;&quot;;ROUND(ABS([.D265]-[.G26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5H20M01S" calcext:value-type="time">
            <text:p>05:20:01</text:p>
          </table:table-cell>
          <table:table-cell office:value-type="time" office:time-value="PT11H37M19S" calcext:value-type="time">
            <text:p>11:37:19</text:p>
          </table:table-cell>
          <table:table-cell office:value-type="time" office:time-value="PT17H52M26S" calcext:value-type="time">
            <text:p>17:52:26</text:p>
          </table:table-cell>
          <table:table-cell office:value-type="time" office:time-value="PT05H19M58S" calcext:value-type="time">
            <text:p>05:19:58</text:p>
          </table:table-cell>
          <table:table-cell office:value-type="time" office:time-value="PT11H37M19S" calcext:value-type="time">
            <text:p>11:37:19</text:p>
          </table:table-cell>
          <table:table-cell office:value-type="time" office:time-value="PT17H52M29S" calcext:value-type="time">
            <text:p>17:52:29</text:p>
          </table:table-cell>
          <table:table-cell table:formula="of:=IF(OR([.B266]=&quot;&quot;;[.E266]=&quot;&quot;);&quot;&quot;;ROUND(ABS([.B266]-[.E266])*86400))" office:value-type="float" office:value="3" calcext:value-type="float">
            <text:p>3</text:p>
          </table:table-cell>
          <table:table-cell table:formula="of:=IF(OR([.C266]=&quot;&quot;;[.F266]=&quot;&quot;);&quot;&quot;;ROUND(ABS([.C266]-[.F266])*86400))" office:value-type="float" office:value="0" calcext:value-type="float">
            <text:p>0</text:p>
          </table:table-cell>
          <table:table-cell table:formula="of:=IF(OR([.D266]=&quot;&quot;;[.G266]=&quot;&quot;);&quot;&quot;;ROUND(ABS([.D266]-[.G26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05H23M53S" calcext:value-type="time">
            <text:p>05:23:53</text:p>
          </table:table-cell>
          <table:table-cell office:value-type="time" office:time-value="PT11H36M58S" calcext:value-type="time">
            <text:p>11:36:58</text:p>
          </table:table-cell>
          <table:table-cell office:value-type="time" office:time-value="PT17H47M53S" calcext:value-type="time">
            <text:p>17:47:53</text:p>
          </table:table-cell>
          <table:table-cell office:value-type="time" office:time-value="PT05H23M50S" calcext:value-type="time">
            <text:p>05:23:50</text:p>
          </table:table-cell>
          <table:table-cell office:value-type="time" office:time-value="PT11H36M58S" calcext:value-type="time">
            <text:p>11:36:58</text:p>
          </table:table-cell>
          <table:table-cell office:value-type="time" office:time-value="PT17H47M56S" calcext:value-type="time">
            <text:p>17:47:56</text:p>
          </table:table-cell>
          <table:table-cell table:formula="of:=IF(OR([.B267]=&quot;&quot;;[.E267]=&quot;&quot;);&quot;&quot;;ROUND(ABS([.B267]-[.E267])*86400))" office:value-type="float" office:value="3" calcext:value-type="float">
            <text:p>3</text:p>
          </table:table-cell>
          <table:table-cell table:formula="of:=IF(OR([.C267]=&quot;&quot;;[.F267]=&quot;&quot;);&quot;&quot;;ROUND(ABS([.C267]-[.F267])*86400))" office:value-type="float" office:value="0" calcext:value-type="float">
            <text:p>0</text:p>
          </table:table-cell>
          <table:table-cell table:formula="of:=IF(OR([.D267]=&quot;&quot;;[.G267]=&quot;&quot;);&quot;&quot;;ROUND(ABS([.D267]-[.G26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5H27M46S" calcext:value-type="time">
            <text:p>05:27:46</text:p>
          </table:table-cell>
          <table:table-cell office:value-type="time" office:time-value="PT11H36M37S" calcext:value-type="time">
            <text:p>11:36:37</text:p>
          </table:table-cell>
          <table:table-cell office:value-type="time" office:time-value="PT17H43M20S" calcext:value-type="time">
            <text:p>17:43:20</text:p>
          </table:table-cell>
          <table:table-cell office:value-type="time" office:time-value="PT05H27M42S" calcext:value-type="time">
            <text:p>05:27:42</text:p>
          </table:table-cell>
          <table:table-cell office:value-type="time" office:time-value="PT11H36M37S" calcext:value-type="time">
            <text:p>11:36:37</text:p>
          </table:table-cell>
          <table:table-cell office:value-type="time" office:time-value="PT17H43M23S" calcext:value-type="time">
            <text:p>17:43:23</text:p>
          </table:table-cell>
          <table:table-cell table:formula="of:=IF(OR([.B268]=&quot;&quot;;[.E268]=&quot;&quot;);&quot;&quot;;ROUND(ABS([.B268]-[.E268])*86400))" office:value-type="float" office:value="4" calcext:value-type="float">
            <text:p>4</text:p>
          </table:table-cell>
          <table:table-cell table:formula="of:=IF(OR([.C268]=&quot;&quot;;[.F268]=&quot;&quot;);&quot;&quot;;ROUND(ABS([.C268]-[.F268])*86400))" office:value-type="float" office:value="0" calcext:value-type="float">
            <text:p>0</text:p>
          </table:table-cell>
          <table:table-cell table:formula="of:=IF(OR([.D268]=&quot;&quot;;[.G268]=&quot;&quot;);&quot;&quot;;ROUND(ABS([.D268]-[.G26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5H31M38S" calcext:value-type="time">
            <text:p>05:31:38</text:p>
          </table:table-cell>
          <table:table-cell office:value-type="time" office:time-value="PT11H36M16S" calcext:value-type="time">
            <text:p>11:36:16</text:p>
          </table:table-cell>
          <table:table-cell office:value-type="time" office:time-value="PT17H38M48S" calcext:value-type="time">
            <text:p>17:38:48</text:p>
          </table:table-cell>
          <table:table-cell office:value-type="time" office:time-value="PT05H31M34S" calcext:value-type="time">
            <text:p>05:31:34</text:p>
          </table:table-cell>
          <table:table-cell office:value-type="time" office:time-value="PT11H36M16S" calcext:value-type="time">
            <text:p>11:36:16</text:p>
          </table:table-cell>
          <table:table-cell office:value-type="time" office:time-value="PT17H38M51S" calcext:value-type="time">
            <text:p>17:38:51</text:p>
          </table:table-cell>
          <table:table-cell table:formula="of:=IF(OR([.B269]=&quot;&quot;;[.E269]=&quot;&quot;);&quot;&quot;;ROUND(ABS([.B269]-[.E269])*86400))" office:value-type="float" office:value="4" calcext:value-type="float">
            <text:p>4</text:p>
          </table:table-cell>
          <table:table-cell table:formula="of:=IF(OR([.C269]=&quot;&quot;;[.F269]=&quot;&quot;);&quot;&quot;;ROUND(ABS([.C269]-[.F269])*86400))" office:value-type="float" office:value="0" calcext:value-type="float">
            <text:p>0</text:p>
          </table:table-cell>
          <table:table-cell table:formula="of:=IF(OR([.D269]=&quot;&quot;;[.G269]=&quot;&quot;);&quot;&quot;;ROUND(ABS([.D269]-[.G26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5H35M30S" calcext:value-type="time">
            <text:p>05:35:30</text:p>
          </table:table-cell>
          <table:table-cell office:value-type="time" office:time-value="PT11H35M55S" calcext:value-type="time">
            <text:p>11:35:55</text:p>
          </table:table-cell>
          <table:table-cell office:value-type="time" office:time-value="PT17H34M15S" calcext:value-type="time">
            <text:p>17:34:15</text:p>
          </table:table-cell>
          <table:table-cell office:value-type="time" office:time-value="PT05H35M27S" calcext:value-type="time">
            <text:p>05:35:27</text:p>
          </table:table-cell>
          <table:table-cell office:value-type="time" office:time-value="PT11H35M56S" calcext:value-type="time">
            <text:p>11:35:56</text:p>
          </table:table-cell>
          <table:table-cell office:value-type="time" office:time-value="PT17H34M18S" calcext:value-type="time">
            <text:p>17:34:18</text:p>
          </table:table-cell>
          <table:table-cell table:formula="of:=IF(OR([.B270]=&quot;&quot;;[.E270]=&quot;&quot;);&quot;&quot;;ROUND(ABS([.B270]-[.E270])*86400))" office:value-type="float" office:value="3" calcext:value-type="float">
            <text:p>3</text:p>
          </table:table-cell>
          <table:table-cell table:formula="of:=IF(OR([.C270]=&quot;&quot;;[.F270]=&quot;&quot;);&quot;&quot;;ROUND(ABS([.C270]-[.F270])*86400))" office:value-type="float" office:value="1" calcext:value-type="float">
            <text:p>1</text:p>
          </table:table-cell>
          <table:table-cell table:formula="of:=IF(OR([.D270]=&quot;&quot;;[.G270]=&quot;&quot;);&quot;&quot;;ROUND(ABS([.D270]-[.G27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5H39M22S" calcext:value-type="time">
            <text:p>05:39:22</text:p>
          </table:table-cell>
          <table:table-cell office:value-type="time" office:time-value="PT11H35M35S" calcext:value-type="time">
            <text:p>11:35:35</text:p>
          </table:table-cell>
          <table:table-cell office:value-type="time" office:time-value="PT17H29M43S" calcext:value-type="time">
            <text:p>17:29:43</text:p>
          </table:table-cell>
          <table:table-cell office:value-type="time" office:time-value="PT05H39M19S" calcext:value-type="time">
            <text:p>05:39:19</text:p>
          </table:table-cell>
          <table:table-cell office:value-type="time" office:time-value="PT11H35M35S" calcext:value-type="time">
            <text:p>11:35:35</text:p>
          </table:table-cell>
          <table:table-cell office:value-type="time" office:time-value="PT17H29M46S" calcext:value-type="time">
            <text:p>17:29:46</text:p>
          </table:table-cell>
          <table:table-cell table:formula="of:=IF(OR([.B271]=&quot;&quot;;[.E271]=&quot;&quot;);&quot;&quot;;ROUND(ABS([.B271]-[.E271])*86400))" office:value-type="float" office:value="3" calcext:value-type="float">
            <text:p>3</text:p>
          </table:table-cell>
          <table:table-cell table:formula="of:=IF(OR([.C271]=&quot;&quot;;[.F271]=&quot;&quot;);&quot;&quot;;ROUND(ABS([.C271]-[.F271])*86400))" office:value-type="float" office:value="0" calcext:value-type="float">
            <text:p>0</text:p>
          </table:table-cell>
          <table:table-cell table:formula="of:=IF(OR([.D271]=&quot;&quot;;[.G271]=&quot;&quot;);&quot;&quot;;ROUND(ABS([.D271]-[.G27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5H43M15S" calcext:value-type="time">
            <text:p>05:43:15</text:p>
          </table:table-cell>
          <table:table-cell office:value-type="time" office:time-value="PT11H35M14S" calcext:value-type="time">
            <text:p>11:35:14</text:p>
          </table:table-cell>
          <table:table-cell office:value-type="time" office:time-value="PT17H25M11S" calcext:value-type="time">
            <text:p>17:25:11</text:p>
          </table:table-cell>
          <table:table-cell office:value-type="time" office:time-value="PT05H43M12S" calcext:value-type="time">
            <text:p>05:43:12</text:p>
          </table:table-cell>
          <table:table-cell office:value-type="time" office:time-value="PT11H35M15S" calcext:value-type="time">
            <text:p>11:35:15</text:p>
          </table:table-cell>
          <table:table-cell office:value-type="time" office:time-value="PT17H25M14S" calcext:value-type="time">
            <text:p>17:25:14</text:p>
          </table:table-cell>
          <table:table-cell table:formula="of:=IF(OR([.B272]=&quot;&quot;;[.E272]=&quot;&quot;);&quot;&quot;;ROUND(ABS([.B272]-[.E272])*86400))" office:value-type="float" office:value="3" calcext:value-type="float">
            <text:p>3</text:p>
          </table:table-cell>
          <table:table-cell table:formula="of:=IF(OR([.C272]=&quot;&quot;;[.F272]=&quot;&quot;);&quot;&quot;;ROUND(ABS([.C272]-[.F272])*86400))" office:value-type="float" office:value="1" calcext:value-type="float">
            <text:p>1</text:p>
          </table:table-cell>
          <table:table-cell table:formula="of:=IF(OR([.D272]=&quot;&quot;;[.G272]=&quot;&quot;);&quot;&quot;;ROUND(ABS([.D272]-[.G27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05H47M08S" calcext:value-type="time">
            <text:p>05:47:08</text:p>
          </table:table-cell>
          <table:table-cell office:value-type="time" office:time-value="PT11H34M54S" calcext:value-type="time">
            <text:p>11:34:54</text:p>
          </table:table-cell>
          <table:table-cell office:value-type="time" office:time-value="PT17H20M39S" calcext:value-type="time">
            <text:p>17:20:39</text:p>
          </table:table-cell>
          <table:table-cell office:value-type="time" office:time-value="PT05H47M05S" calcext:value-type="time">
            <text:p>05:47:05</text:p>
          </table:table-cell>
          <table:table-cell office:value-type="time" office:time-value="PT11H34M54S" calcext:value-type="time">
            <text:p>11:34:54</text:p>
          </table:table-cell>
          <table:table-cell office:value-type="time" office:time-value="PT17H20M42S" calcext:value-type="time">
            <text:p>17:20:42</text:p>
          </table:table-cell>
          <table:table-cell table:formula="of:=IF(OR([.B273]=&quot;&quot;;[.E273]=&quot;&quot;);&quot;&quot;;ROUND(ABS([.B273]-[.E273])*86400))" office:value-type="float" office:value="3" calcext:value-type="float">
            <text:p>3</text:p>
          </table:table-cell>
          <table:table-cell table:formula="of:=IF(OR([.C273]=&quot;&quot;;[.F273]=&quot;&quot;);&quot;&quot;;ROUND(ABS([.C273]-[.F273])*86400))" office:value-type="float" office:value="0" calcext:value-type="float">
            <text:p>0</text:p>
          </table:table-cell>
          <table:table-cell table:formula="of:=IF(OR([.D273]=&quot;&quot;;[.G273]=&quot;&quot;);&quot;&quot;;ROUND(ABS([.D273]-[.G27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05H51M02S" calcext:value-type="time">
            <text:p>05:51:02</text:p>
          </table:table-cell>
          <table:table-cell office:value-type="time" office:time-value="PT11H34M34S" calcext:value-type="time">
            <text:p>11:34:34</text:p>
          </table:table-cell>
          <table:table-cell office:value-type="time" office:time-value="PT17H16M07S" calcext:value-type="time">
            <text:p>17:16:07</text:p>
          </table:table-cell>
          <table:table-cell office:value-type="time" office:time-value="PT05H50M59S" calcext:value-type="time">
            <text:p>05:50:59</text:p>
          </table:table-cell>
          <table:table-cell office:value-type="time" office:time-value="PT11H34M34S" calcext:value-type="time">
            <text:p>11:34:34</text:p>
          </table:table-cell>
          <table:table-cell office:value-type="time" office:time-value="PT17H16M10S" calcext:value-type="time">
            <text:p>17:16:10</text:p>
          </table:table-cell>
          <table:table-cell table:formula="of:=IF(OR([.B274]=&quot;&quot;;[.E274]=&quot;&quot;);&quot;&quot;;ROUND(ABS([.B274]-[.E274])*86400))" office:value-type="float" office:value="3" calcext:value-type="float">
            <text:p>3</text:p>
          </table:table-cell>
          <table:table-cell table:formula="of:=IF(OR([.C274]=&quot;&quot;;[.F274]=&quot;&quot;);&quot;&quot;;ROUND(ABS([.C274]-[.F274])*86400))" office:value-type="float" office:value="0" calcext:value-type="float">
            <text:p>0</text:p>
          </table:table-cell>
          <table:table-cell table:formula="of:=IF(OR([.D274]=&quot;&quot;;[.G274]=&quot;&quot;);&quot;&quot;;ROUND(ABS([.D274]-[.G27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time" office:time-value="PT05H54M56S" calcext:value-type="time">
            <text:p>05:54:56</text:p>
          </table:table-cell>
          <table:table-cell office:value-type="time" office:time-value="PT11H34M15S" calcext:value-type="time">
            <text:p>11:34:15</text:p>
          </table:table-cell>
          <table:table-cell office:value-type="time" office:time-value="PT17H11M35S" calcext:value-type="time">
            <text:p>17:11:35</text:p>
          </table:table-cell>
          <table:table-cell office:value-type="time" office:time-value="PT05H54M53S" calcext:value-type="time">
            <text:p>05:54:53</text:p>
          </table:table-cell>
          <table:table-cell office:value-type="time" office:time-value="PT11H34M15S" calcext:value-type="time">
            <text:p>11:34:15</text:p>
          </table:table-cell>
          <table:table-cell office:value-type="time" office:time-value="PT17H11M38S" calcext:value-type="time">
            <text:p>17:11:38</text:p>
          </table:table-cell>
          <table:table-cell table:formula="of:=IF(OR([.B275]=&quot;&quot;;[.E275]=&quot;&quot;);&quot;&quot;;ROUND(ABS([.B275]-[.E275])*86400))" office:value-type="float" office:value="3" calcext:value-type="float">
            <text:p>3</text:p>
          </table:table-cell>
          <table:table-cell table:formula="of:=IF(OR([.C275]=&quot;&quot;;[.F275]=&quot;&quot;);&quot;&quot;;ROUND(ABS([.C275]-[.F275])*86400))" office:value-type="float" office:value="0" calcext:value-type="float">
            <text:p>0</text:p>
          </table:table-cell>
          <table:table-cell table:formula="of:=IF(OR([.D275]=&quot;&quot;;[.G275]=&quot;&quot;);&quot;&quot;;ROUND(ABS([.D275]-[.G27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time" office:time-value="PT05H58M50S" calcext:value-type="time">
            <text:p>05:58:50</text:p>
          </table:table-cell>
          <table:table-cell office:value-type="time" office:time-value="PT11H33M55S" calcext:value-type="time">
            <text:p>11:33:55</text:p>
          </table:table-cell>
          <table:table-cell office:value-type="time" office:time-value="PT17H07M03S" calcext:value-type="time">
            <text:p>17:07:03</text:p>
          </table:table-cell>
          <table:table-cell office:value-type="time" office:time-value="PT05H58M47S" calcext:value-type="time">
            <text:p>05:58:47</text:p>
          </table:table-cell>
          <table:table-cell office:value-type="time" office:time-value="PT11H33M55S" calcext:value-type="time">
            <text:p>11:33:55</text:p>
          </table:table-cell>
          <table:table-cell office:value-type="time" office:time-value="PT17H07M06S" calcext:value-type="time">
            <text:p>17:07:06</text:p>
          </table:table-cell>
          <table:table-cell table:formula="of:=IF(OR([.B276]=&quot;&quot;;[.E276]=&quot;&quot;);&quot;&quot;;ROUND(ABS([.B276]-[.E276])*86400))" office:value-type="float" office:value="3" calcext:value-type="float">
            <text:p>3</text:p>
          </table:table-cell>
          <table:table-cell table:formula="of:=IF(OR([.C276]=&quot;&quot;;[.F276]=&quot;&quot;);&quot;&quot;;ROUND(ABS([.C276]-[.F276])*86400))" office:value-type="float" office:value="0" calcext:value-type="float">
            <text:p>0</text:p>
          </table:table-cell>
          <table:table-cell table:formula="of:=IF(OR([.D276]=&quot;&quot;;[.G276]=&quot;&quot;);&quot;&quot;;ROUND(ABS([.D276]-[.G27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time" office:time-value="PT06H02M45S" calcext:value-type="time">
            <text:p>06:02:45</text:p>
          </table:table-cell>
          <table:table-cell office:value-type="time" office:time-value="PT11H33M36S" calcext:value-type="time">
            <text:p>11:33:36</text:p>
          </table:table-cell>
          <table:table-cell office:value-type="time" office:time-value="PT17H02M31S" calcext:value-type="time">
            <text:p>17:02:31</text:p>
          </table:table-cell>
          <table:table-cell office:value-type="time" office:time-value="PT06H02M42S" calcext:value-type="time">
            <text:p>06:02:42</text:p>
          </table:table-cell>
          <table:table-cell office:value-type="time" office:time-value="PT11H33M36S" calcext:value-type="time">
            <text:p>11:33:36</text:p>
          </table:table-cell>
          <table:table-cell office:value-type="time" office:time-value="PT17H02M34S" calcext:value-type="time">
            <text:p>17:02:34</text:p>
          </table:table-cell>
          <table:table-cell table:formula="of:=IF(OR([.B277]=&quot;&quot;;[.E277]=&quot;&quot;);&quot;&quot;;ROUND(ABS([.B277]-[.E277])*86400))" office:value-type="float" office:value="3" calcext:value-type="float">
            <text:p>3</text:p>
          </table:table-cell>
          <table:table-cell table:formula="of:=IF(OR([.C277]=&quot;&quot;;[.F277]=&quot;&quot;);&quot;&quot;;ROUND(ABS([.C277]-[.F277])*86400))" office:value-type="float" office:value="0" calcext:value-type="float">
            <text:p>0</text:p>
          </table:table-cell>
          <table:table-cell table:formula="of:=IF(OR([.D277]=&quot;&quot;;[.G277]=&quot;&quot;);&quot;&quot;;ROUND(ABS([.D277]-[.G27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time" office:time-value="PT06H06M40S" calcext:value-type="time">
            <text:p>06:06:40</text:p>
          </table:table-cell>
          <table:table-cell office:value-type="time" office:time-value="PT11H33M17S" calcext:value-type="time">
            <text:p>11:33:17</text:p>
          </table:table-cell>
          <table:table-cell office:value-type="time" office:time-value="PT16H57M59S" calcext:value-type="time">
            <text:p>16:57:59</text:p>
          </table:table-cell>
          <table:table-cell office:value-type="time" office:time-value="PT06H06M37S" calcext:value-type="time">
            <text:p>06:06:37</text:p>
          </table:table-cell>
          <table:table-cell office:value-type="time" office:time-value="PT11H33M17S" calcext:value-type="time">
            <text:p>11:33:17</text:p>
          </table:table-cell>
          <table:table-cell office:value-type="time" office:time-value="PT16H58M02S" calcext:value-type="time">
            <text:p>16:58:02</text:p>
          </table:table-cell>
          <table:table-cell table:formula="of:=IF(OR([.B278]=&quot;&quot;;[.E278]=&quot;&quot;);&quot;&quot;;ROUND(ABS([.B278]-[.E278])*86400))" office:value-type="float" office:value="3" calcext:value-type="float">
            <text:p>3</text:p>
          </table:table-cell>
          <table:table-cell table:formula="of:=IF(OR([.C278]=&quot;&quot;;[.F278]=&quot;&quot;);&quot;&quot;;ROUND(ABS([.C278]-[.F278])*86400))" office:value-type="float" office:value="0" calcext:value-type="float">
            <text:p>0</text:p>
          </table:table-cell>
          <table:table-cell table:formula="of:=IF(OR([.D278]=&quot;&quot;;[.G278]=&quot;&quot;);&quot;&quot;;ROUND(ABS([.D278]-[.G27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time" office:time-value="PT06H10M37S" calcext:value-type="time">
            <text:p>06:10:37</text:p>
          </table:table-cell>
          <table:table-cell office:value-type="time" office:time-value="PT11H32M58S" calcext:value-type="time">
            <text:p>11:32:58</text:p>
          </table:table-cell>
          <table:table-cell office:value-type="time" office:time-value="PT16H53M27S" calcext:value-type="time">
            <text:p>16:53:27</text:p>
          </table:table-cell>
          <table:table-cell office:value-type="time" office:time-value="PT06H10M34S" calcext:value-type="time">
            <text:p>06:10:34</text:p>
          </table:table-cell>
          <table:table-cell office:value-type="time" office:time-value="PT11H32M59S" calcext:value-type="time">
            <text:p>11:32:59</text:p>
          </table:table-cell>
          <table:table-cell office:value-type="time" office:time-value="PT16H53M30S" calcext:value-type="time">
            <text:p>16:53:30</text:p>
          </table:table-cell>
          <table:table-cell table:formula="of:=IF(OR([.B279]=&quot;&quot;;[.E279]=&quot;&quot;);&quot;&quot;;ROUND(ABS([.B279]-[.E279])*86400))" office:value-type="float" office:value="3" calcext:value-type="float">
            <text:p>3</text:p>
          </table:table-cell>
          <table:table-cell table:formula="of:=IF(OR([.C279]=&quot;&quot;;[.F279]=&quot;&quot;);&quot;&quot;;ROUND(ABS([.C279]-[.F279])*86400))" office:value-type="float" office:value="1" calcext:value-type="float">
            <text:p>1</text:p>
          </table:table-cell>
          <table:table-cell table:formula="of:=IF(OR([.D279]=&quot;&quot;;[.G279]=&quot;&quot;);&quot;&quot;;ROUND(ABS([.D279]-[.G27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06H14M34S" calcext:value-type="time">
            <text:p>06:14:34</text:p>
          </table:table-cell>
          <table:table-cell office:value-type="time" office:time-value="PT11H32M40S" calcext:value-type="time">
            <text:p>11:32:40</text:p>
          </table:table-cell>
          <table:table-cell office:value-type="time" office:time-value="PT16H48M55S" calcext:value-type="time">
            <text:p>16:48:55</text:p>
          </table:table-cell>
          <table:table-cell office:value-type="time" office:time-value="PT06H14M31S" calcext:value-type="time">
            <text:p>06:14:31</text:p>
          </table:table-cell>
          <table:table-cell office:value-type="time" office:time-value="PT11H32M40S" calcext:value-type="time">
            <text:p>11:32:40</text:p>
          </table:table-cell>
          <table:table-cell office:value-type="time" office:time-value="PT16H48M57S" calcext:value-type="time">
            <text:p>16:48:57</text:p>
          </table:table-cell>
          <table:table-cell table:formula="of:=IF(OR([.B280]=&quot;&quot;;[.E280]=&quot;&quot;);&quot;&quot;;ROUND(ABS([.B280]-[.E280])*86400))" office:value-type="float" office:value="3" calcext:value-type="float">
            <text:p>3</text:p>
          </table:table-cell>
          <table:table-cell table:formula="of:=IF(OR([.C280]=&quot;&quot;;[.F280]=&quot;&quot;);&quot;&quot;;ROUND(ABS([.C280]-[.F280])*86400))" office:value-type="float" office:value="0" calcext:value-type="float">
            <text:p>0</text:p>
          </table:table-cell>
          <table:table-cell table:formula="of:=IF(OR([.D280]=&quot;&quot;;[.G280]=&quot;&quot;);&quot;&quot;;ROUND(ABS([.D280]-[.G28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06H18M31S" calcext:value-type="time">
            <text:p>06:18:31</text:p>
          </table:table-cell>
          <table:table-cell office:value-type="time" office:time-value="PT11H32M22S" calcext:value-type="time">
            <text:p>11:32:22</text:p>
          </table:table-cell>
          <table:table-cell office:value-type="time" office:time-value="PT16H44M22S" calcext:value-type="time">
            <text:p>16:44:22</text:p>
          </table:table-cell>
          <table:table-cell office:value-type="time" office:time-value="PT06H18M29S" calcext:value-type="time">
            <text:p>06:18:29</text:p>
          </table:table-cell>
          <table:table-cell office:value-type="time" office:time-value="PT11H32M22S" calcext:value-type="time">
            <text:p>11:32:22</text:p>
          </table:table-cell>
          <table:table-cell office:value-type="time" office:time-value="PT16H44M25S" calcext:value-type="time">
            <text:p>16:44:25</text:p>
          </table:table-cell>
          <table:table-cell table:formula="of:=IF(OR([.B281]=&quot;&quot;;[.E281]=&quot;&quot;);&quot;&quot;;ROUND(ABS([.B281]-[.E281])*86400))" office:value-type="float" office:value="2" calcext:value-type="float">
            <text:p>2</text:p>
          </table:table-cell>
          <table:table-cell table:formula="of:=IF(OR([.C281]=&quot;&quot;;[.F281]=&quot;&quot;);&quot;&quot;;ROUND(ABS([.C281]-[.F281])*86400))" office:value-type="float" office:value="0" calcext:value-type="float">
            <text:p>0</text:p>
          </table:table-cell>
          <table:table-cell table:formula="of:=IF(OR([.D281]=&quot;&quot;;[.G281]=&quot;&quot;);&quot;&quot;;ROUND(ABS([.D281]-[.G28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06H22M30S" calcext:value-type="time">
            <text:p>06:22:30</text:p>
          </table:table-cell>
          <table:table-cell office:value-type="time" office:time-value="PT11H32M05S" calcext:value-type="time">
            <text:p>11:32:05</text:p>
          </table:table-cell>
          <table:table-cell office:value-type="time" office:time-value="PT16H39M50S" calcext:value-type="time">
            <text:p>16:39:50</text:p>
          </table:table-cell>
          <table:table-cell office:value-type="time" office:time-value="PT06H22M27S" calcext:value-type="time">
            <text:p>06:22:27</text:p>
          </table:table-cell>
          <table:table-cell office:value-type="time" office:time-value="PT11H32M05S" calcext:value-type="time">
            <text:p>11:32:05</text:p>
          </table:table-cell>
          <table:table-cell office:value-type="time" office:time-value="PT16H39M53S" calcext:value-type="time">
            <text:p>16:39:53</text:p>
          </table:table-cell>
          <table:table-cell table:formula="of:=IF(OR([.B282]=&quot;&quot;;[.E282]=&quot;&quot;);&quot;&quot;;ROUND(ABS([.B282]-[.E282])*86400))" office:value-type="float" office:value="3" calcext:value-type="float">
            <text:p>3</text:p>
          </table:table-cell>
          <table:table-cell table:formula="of:=IF(OR([.C282]=&quot;&quot;;[.F282]=&quot;&quot;);&quot;&quot;;ROUND(ABS([.C282]-[.F282])*86400))" office:value-type="float" office:value="0" calcext:value-type="float">
            <text:p>0</text:p>
          </table:table-cell>
          <table:table-cell table:formula="of:=IF(OR([.D282]=&quot;&quot;;[.G282]=&quot;&quot;);&quot;&quot;;ROUND(ABS([.D282]-[.G28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06H26M30S" calcext:value-type="time">
            <text:p>06:26:30</text:p>
          </table:table-cell>
          <table:table-cell office:value-type="time" office:time-value="PT11H31M48S" calcext:value-type="time">
            <text:p>11:31:48</text:p>
          </table:table-cell>
          <table:table-cell office:value-type="time" office:time-value="PT16H35M17S" calcext:value-type="time">
            <text:p>16:35:17</text:p>
          </table:table-cell>
          <table:table-cell office:value-type="time" office:time-value="PT06H26M27S" calcext:value-type="time">
            <text:p>06:26:27</text:p>
          </table:table-cell>
          <table:table-cell office:value-type="time" office:time-value="PT11H31M48S" calcext:value-type="time">
            <text:p>11:31:48</text:p>
          </table:table-cell>
          <table:table-cell office:value-type="time" office:time-value="PT16H35M20S" calcext:value-type="time">
            <text:p>16:35:20</text:p>
          </table:table-cell>
          <table:table-cell table:formula="of:=IF(OR([.B283]=&quot;&quot;;[.E283]=&quot;&quot;);&quot;&quot;;ROUND(ABS([.B283]-[.E283])*86400))" office:value-type="float" office:value="3" calcext:value-type="float">
            <text:p>3</text:p>
          </table:table-cell>
          <table:table-cell table:formula="of:=IF(OR([.C283]=&quot;&quot;;[.F283]=&quot;&quot;);&quot;&quot;;ROUND(ABS([.C283]-[.F283])*86400))" office:value-type="float" office:value="0" calcext:value-type="float">
            <text:p>0</text:p>
          </table:table-cell>
          <table:table-cell table:formula="of:=IF(OR([.D283]=&quot;&quot;;[.G283]=&quot;&quot;);&quot;&quot;;ROUND(ABS([.D283]-[.G28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06H30M30S" calcext:value-type="time">
            <text:p>06:30:30</text:p>
          </table:table-cell>
          <table:table-cell office:value-type="time" office:time-value="PT11H31M31S" calcext:value-type="time">
            <text:p>11:31:31</text:p>
          </table:table-cell>
          <table:table-cell office:value-type="time" office:time-value="PT16H30M44S" calcext:value-type="time">
            <text:p>16:30:44</text:p>
          </table:table-cell>
          <table:table-cell office:value-type="time" office:time-value="PT06H30M28S" calcext:value-type="time">
            <text:p>06:30:28</text:p>
          </table:table-cell>
          <table:table-cell office:value-type="time" office:time-value="PT11H31M31S" calcext:value-type="time">
            <text:p>11:31:31</text:p>
          </table:table-cell>
          <table:table-cell office:value-type="time" office:time-value="PT16H30M47S" calcext:value-type="time">
            <text:p>16:30:47</text:p>
          </table:table-cell>
          <table:table-cell table:formula="of:=IF(OR([.B284]=&quot;&quot;;[.E284]=&quot;&quot;);&quot;&quot;;ROUND(ABS([.B284]-[.E284])*86400))" office:value-type="float" office:value="2" calcext:value-type="float">
            <text:p>2</text:p>
          </table:table-cell>
          <table:table-cell table:formula="of:=IF(OR([.C284]=&quot;&quot;;[.F284]=&quot;&quot;);&quot;&quot;;ROUND(ABS([.C284]-[.F284])*86400))" office:value-type="float" office:value="0" calcext:value-type="float">
            <text:p>0</text:p>
          </table:table-cell>
          <table:table-cell table:formula="of:=IF(OR([.D284]=&quot;&quot;;[.G284]=&quot;&quot;);&quot;&quot;;ROUND(ABS([.D284]-[.G28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06H34M32S" calcext:value-type="time">
            <text:p>06:34:32</text:p>
          </table:table-cell>
          <table:table-cell office:value-type="time" office:time-value="PT11H31M15S" calcext:value-type="time">
            <text:p>11:31:15</text:p>
          </table:table-cell>
          <table:table-cell office:value-type="time" office:time-value="PT16H26M11S" calcext:value-type="time">
            <text:p>16:26:11</text:p>
          </table:table-cell>
          <table:table-cell office:value-type="time" office:time-value="PT06H34M29S" calcext:value-type="time">
            <text:p>06:34:29</text:p>
          </table:table-cell>
          <table:table-cell office:value-type="time" office:time-value="PT11H31M15S" calcext:value-type="time">
            <text:p>11:31:15</text:p>
          </table:table-cell>
          <table:table-cell office:value-type="time" office:time-value="PT16H26M14S" calcext:value-type="time">
            <text:p>16:26:14</text:p>
          </table:table-cell>
          <table:table-cell table:formula="of:=IF(OR([.B285]=&quot;&quot;;[.E285]=&quot;&quot;);&quot;&quot;;ROUND(ABS([.B285]-[.E285])*86400))" office:value-type="float" office:value="3" calcext:value-type="float">
            <text:p>3</text:p>
          </table:table-cell>
          <table:table-cell table:formula="of:=IF(OR([.C285]=&quot;&quot;;[.F285]=&quot;&quot;);&quot;&quot;;ROUND(ABS([.C285]-[.F285])*86400))" office:value-type="float" office:value="0" calcext:value-type="float">
            <text:p>0</text:p>
          </table:table-cell>
          <table:table-cell table:formula="of:=IF(OR([.D285]=&quot;&quot;;[.G285]=&quot;&quot;);&quot;&quot;;ROUND(ABS([.D285]-[.G28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06H38M35S" calcext:value-type="time">
            <text:p>06:38:35</text:p>
          </table:table-cell>
          <table:table-cell office:value-type="time" office:time-value="PT11H30M59S" calcext:value-type="time">
            <text:p>11:30:59</text:p>
          </table:table-cell>
          <table:table-cell office:value-type="time" office:time-value="PT16H21M38S" calcext:value-type="time">
            <text:p>16:21:38</text:p>
          </table:table-cell>
          <table:table-cell office:value-type="time" office:time-value="PT06H38M33S" calcext:value-type="time">
            <text:p>06:38:33</text:p>
          </table:table-cell>
          <table:table-cell office:value-type="time" office:time-value="PT11H30M59S" calcext:value-type="time">
            <text:p>11:30:59</text:p>
          </table:table-cell>
          <table:table-cell office:value-type="time" office:time-value="PT16H21M41S" calcext:value-type="time">
            <text:p>16:21:41</text:p>
          </table:table-cell>
          <table:table-cell table:formula="of:=IF(OR([.B286]=&quot;&quot;;[.E286]=&quot;&quot;);&quot;&quot;;ROUND(ABS([.B286]-[.E286])*86400))" office:value-type="float" office:value="2" calcext:value-type="float">
            <text:p>2</text:p>
          </table:table-cell>
          <table:table-cell table:formula="of:=IF(OR([.C286]=&quot;&quot;;[.F286]=&quot;&quot;);&quot;&quot;;ROUND(ABS([.C286]-[.F286])*86400))" office:value-type="float" office:value="0" calcext:value-type="float">
            <text:p>0</text:p>
          </table:table-cell>
          <table:table-cell table:formula="of:=IF(OR([.D286]=&quot;&quot;;[.G286]=&quot;&quot;);&quot;&quot;;ROUND(ABS([.D286]-[.G28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06H42M39S" calcext:value-type="time">
            <text:p>06:42:39</text:p>
          </table:table-cell>
          <table:table-cell office:value-type="time" office:time-value="PT11H30M44S" calcext:value-type="time">
            <text:p>11:30:44</text:p>
          </table:table-cell>
          <table:table-cell office:value-type="time" office:time-value="PT16H17M04S" calcext:value-type="time">
            <text:p>16:17:04</text:p>
          </table:table-cell>
          <table:table-cell office:value-type="time" office:time-value="PT06H42M37S" calcext:value-type="time">
            <text:p>06:42:37</text:p>
          </table:table-cell>
          <table:table-cell office:value-type="time" office:time-value="PT11H30M44S" calcext:value-type="time">
            <text:p>11:30:44</text:p>
          </table:table-cell>
          <table:table-cell office:value-type="time" office:time-value="PT16H17M07S" calcext:value-type="time">
            <text:p>16:17:07</text:p>
          </table:table-cell>
          <table:table-cell table:formula="of:=IF(OR([.B287]=&quot;&quot;;[.E287]=&quot;&quot;);&quot;&quot;;ROUND(ABS([.B287]-[.E287])*86400))" office:value-type="float" office:value="2" calcext:value-type="float">
            <text:p>2</text:p>
          </table:table-cell>
          <table:table-cell table:formula="of:=IF(OR([.C287]=&quot;&quot;;[.F287]=&quot;&quot;);&quot;&quot;;ROUND(ABS([.C287]-[.F287])*86400))" office:value-type="float" office:value="0" calcext:value-type="float">
            <text:p>0</text:p>
          </table:table-cell>
          <table:table-cell table:formula="of:=IF(OR([.D287]=&quot;&quot;;[.G287]=&quot;&quot;);&quot;&quot;;ROUND(ABS([.D287]-[.G28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06H46M45S" calcext:value-type="time">
            <text:p>06:46:45</text:p>
          </table:table-cell>
          <table:table-cell office:value-type="time" office:time-value="PT11H30M29S" calcext:value-type="time">
            <text:p>11:30:29</text:p>
          </table:table-cell>
          <table:table-cell office:value-type="time" office:time-value="PT16H12M30S" calcext:value-type="time">
            <text:p>16:12:30</text:p>
          </table:table-cell>
          <table:table-cell office:value-type="time" office:time-value="PT06H46M43S" calcext:value-type="time">
            <text:p>06:46:43</text:p>
          </table:table-cell>
          <table:table-cell office:value-type="time" office:time-value="PT11H30M29S" calcext:value-type="time">
            <text:p>11:30:29</text:p>
          </table:table-cell>
          <table:table-cell office:value-type="time" office:time-value="PT16H12M33S" calcext:value-type="time">
            <text:p>16:12:33</text:p>
          </table:table-cell>
          <table:table-cell table:formula="of:=IF(OR([.B288]=&quot;&quot;;[.E288]=&quot;&quot;);&quot;&quot;;ROUND(ABS([.B288]-[.E288])*86400))" office:value-type="float" office:value="2" calcext:value-type="float">
            <text:p>2</text:p>
          </table:table-cell>
          <table:table-cell table:formula="of:=IF(OR([.C288]=&quot;&quot;;[.F288]=&quot;&quot;);&quot;&quot;;ROUND(ABS([.C288]-[.F288])*86400))" office:value-type="float" office:value="0" calcext:value-type="float">
            <text:p>0</text:p>
          </table:table-cell>
          <table:table-cell table:formula="of:=IF(OR([.D288]=&quot;&quot;;[.G288]=&quot;&quot;);&quot;&quot;;ROUND(ABS([.D288]-[.G28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06H50M52S" calcext:value-type="time">
            <text:p>06:50:52</text:p>
          </table:table-cell>
          <table:table-cell office:value-type="time" office:time-value="PT11H30M15S" calcext:value-type="time">
            <text:p>11:30:15</text:p>
          </table:table-cell>
          <table:table-cell office:value-type="time" office:time-value="PT16H07M56S" calcext:value-type="time">
            <text:p>16:07:56</text:p>
          </table:table-cell>
          <table:table-cell office:value-type="time" office:time-value="PT06H50M50S" calcext:value-type="time">
            <text:p>06:50:50</text:p>
          </table:table-cell>
          <table:table-cell office:value-type="time" office:time-value="PT11H30M15S" calcext:value-type="time">
            <text:p>11:30:15</text:p>
          </table:table-cell>
          <table:table-cell office:value-type="time" office:time-value="PT16H07M58S" calcext:value-type="time">
            <text:p>16:07:58</text:p>
          </table:table-cell>
          <table:table-cell table:formula="of:=IF(OR([.B289]=&quot;&quot;;[.E289]=&quot;&quot;);&quot;&quot;;ROUND(ABS([.B289]-[.E289])*86400))" office:value-type="float" office:value="2" calcext:value-type="float">
            <text:p>2</text:p>
          </table:table-cell>
          <table:table-cell table:formula="of:=IF(OR([.C289]=&quot;&quot;;[.F289]=&quot;&quot;);&quot;&quot;;ROUND(ABS([.C289]-[.F289])*86400))" office:value-type="float" office:value="0" calcext:value-type="float">
            <text:p>0</text:p>
          </table:table-cell>
          <table:table-cell table:formula="of:=IF(OR([.D289]=&quot;&quot;;[.G289]=&quot;&quot;);&quot;&quot;;ROUND(ABS([.D289]-[.G28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time" office:time-value="PT06H55M01S" calcext:value-type="time">
            <text:p>06:55:01</text:p>
          </table:table-cell>
          <table:table-cell office:value-type="time" office:time-value="PT11H30M01S" calcext:value-type="time">
            <text:p>11:30:01</text:p>
          </table:table-cell>
          <table:table-cell office:value-type="time" office:time-value="PT16H03M21S" calcext:value-type="time">
            <text:p>16:03:21</text:p>
          </table:table-cell>
          <table:table-cell office:value-type="time" office:time-value="PT06H54M59S" calcext:value-type="time">
            <text:p>06:54:59</text:p>
          </table:table-cell>
          <table:table-cell office:value-type="time" office:time-value="PT11H30M01S" calcext:value-type="time">
            <text:p>11:30:01</text:p>
          </table:table-cell>
          <table:table-cell office:value-type="time" office:time-value="PT16H03M23S" calcext:value-type="time">
            <text:p>16:03:23</text:p>
          </table:table-cell>
          <table:table-cell table:formula="of:=IF(OR([.B290]=&quot;&quot;;[.E290]=&quot;&quot;);&quot;&quot;;ROUND(ABS([.B290]-[.E290])*86400))" office:value-type="float" office:value="2" calcext:value-type="float">
            <text:p>2</text:p>
          </table:table-cell>
          <table:table-cell table:formula="of:=IF(OR([.C290]=&quot;&quot;;[.F290]=&quot;&quot;);&quot;&quot;;ROUND(ABS([.C290]-[.F290])*86400))" office:value-type="float" office:value="0" calcext:value-type="float">
            <text:p>0</text:p>
          </table:table-cell>
          <table:table-cell table:formula="of:=IF(OR([.D290]=&quot;&quot;;[.G290]=&quot;&quot;);&quot;&quot;;ROUND(ABS([.D290]-[.G29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06H59M11S" calcext:value-type="time">
            <text:p>06:59:11</text:p>
          </table:table-cell>
          <table:table-cell office:value-type="time" office:time-value="PT11H29M48S" calcext:value-type="time">
            <text:p>11:29:48</text:p>
          </table:table-cell>
          <table:table-cell office:value-type="time" office:time-value="PT15H58M46S" calcext:value-type="time">
            <text:p>15:58:46</text:p>
          </table:table-cell>
          <table:table-cell office:value-type="time" office:time-value="PT06H59M09S" calcext:value-type="time">
            <text:p>06:59:09</text:p>
          </table:table-cell>
          <table:table-cell office:value-type="time" office:time-value="PT11H29M48S" calcext:value-type="time">
            <text:p>11:29:48</text:p>
          </table:table-cell>
          <table:table-cell office:value-type="time" office:time-value="PT15H58M48S" calcext:value-type="time">
            <text:p>15:58:48</text:p>
          </table:table-cell>
          <table:table-cell table:formula="of:=IF(OR([.B291]=&quot;&quot;;[.E291]=&quot;&quot;);&quot;&quot;;ROUND(ABS([.B291]-[.E291])*86400))" office:value-type="float" office:value="2" calcext:value-type="float">
            <text:p>2</text:p>
          </table:table-cell>
          <table:table-cell table:formula="of:=IF(OR([.C291]=&quot;&quot;;[.F291]=&quot;&quot;);&quot;&quot;;ROUND(ABS([.C291]-[.F291])*86400))" office:value-type="float" office:value="0" calcext:value-type="float">
            <text:p>0</text:p>
          </table:table-cell>
          <table:table-cell table:formula="of:=IF(OR([.D291]=&quot;&quot;;[.G291]=&quot;&quot;);&quot;&quot;;ROUND(ABS([.D291]-[.G29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07H03M23S" calcext:value-type="time">
            <text:p>07:03:23</text:p>
          </table:table-cell>
          <table:table-cell office:value-type="time" office:time-value="PT11H29M35S" calcext:value-type="time">
            <text:p>11:29:35</text:p>
          </table:table-cell>
          <table:table-cell office:value-type="time" office:time-value="PT15H54M10S" calcext:value-type="time">
            <text:p>15:54:10</text:p>
          </table:table-cell>
          <table:table-cell office:value-type="time" office:time-value="PT07H03M21S" calcext:value-type="time">
            <text:p>07:03:21</text:p>
          </table:table-cell>
          <table:table-cell office:value-type="time" office:time-value="PT11H29M35S" calcext:value-type="time">
            <text:p>11:29:35</text:p>
          </table:table-cell>
          <table:table-cell office:value-type="time" office:time-value="PT15H54M12S" calcext:value-type="time">
            <text:p>15:54:12</text:p>
          </table:table-cell>
          <table:table-cell table:formula="of:=IF(OR([.B292]=&quot;&quot;;[.E292]=&quot;&quot;);&quot;&quot;;ROUND(ABS([.B292]-[.E292])*86400))" office:value-type="float" office:value="2" calcext:value-type="float">
            <text:p>2</text:p>
          </table:table-cell>
          <table:table-cell table:formula="of:=IF(OR([.C292]=&quot;&quot;;[.F292]=&quot;&quot;);&quot;&quot;;ROUND(ABS([.C292]-[.F292])*86400))" office:value-type="float" office:value="0" calcext:value-type="float">
            <text:p>0</text:p>
          </table:table-cell>
          <table:table-cell table:formula="of:=IF(OR([.D292]=&quot;&quot;;[.G292]=&quot;&quot;);&quot;&quot;;ROUND(ABS([.D292]-[.G29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07H07M37S" calcext:value-type="time">
            <text:p>07:07:37</text:p>
          </table:table-cell>
          <table:table-cell office:value-type="time" office:time-value="PT11H29M23S" calcext:value-type="time">
            <text:p>11:29:23</text:p>
          </table:table-cell>
          <table:table-cell office:value-type="time" office:time-value="PT15H49M33S" calcext:value-type="time">
            <text:p>15:49:33</text:p>
          </table:table-cell>
          <table:table-cell office:value-type="time" office:time-value="PT07H07M35S" calcext:value-type="time">
            <text:p>07:07:35</text:p>
          </table:table-cell>
          <table:table-cell office:value-type="time" office:time-value="PT11H29M23S" calcext:value-type="time">
            <text:p>11:29:23</text:p>
          </table:table-cell>
          <table:table-cell office:value-type="time" office:time-value="PT15H49M36S" calcext:value-type="time">
            <text:p>15:49:36</text:p>
          </table:table-cell>
          <table:table-cell table:formula="of:=IF(OR([.B293]=&quot;&quot;;[.E293]=&quot;&quot;);&quot;&quot;;ROUND(ABS([.B293]-[.E293])*86400))" office:value-type="float" office:value="2" calcext:value-type="float">
            <text:p>2</text:p>
          </table:table-cell>
          <table:table-cell table:formula="of:=IF(OR([.C293]=&quot;&quot;;[.F293]=&quot;&quot;);&quot;&quot;;ROUND(ABS([.C293]-[.F293])*86400))" office:value-type="float" office:value="0" calcext:value-type="float">
            <text:p>0</text:p>
          </table:table-cell>
          <table:table-cell table:formula="of:=IF(OR([.D293]=&quot;&quot;;[.G293]=&quot;&quot;);&quot;&quot;;ROUND(ABS([.D293]-[.G29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time" office:time-value="PT07H11M53S" calcext:value-type="time">
            <text:p>07:11:53</text:p>
          </table:table-cell>
          <table:table-cell office:value-type="time" office:time-value="PT11H29M12S" calcext:value-type="time">
            <text:p>11:29:12</text:p>
          </table:table-cell>
          <table:table-cell office:value-type="time" office:time-value="PT15H44M56S" calcext:value-type="time">
            <text:p>15:44:56</text:p>
          </table:table-cell>
          <table:table-cell office:value-type="time" office:time-value="PT07H11M50S" calcext:value-type="time">
            <text:p>07:11:50</text:p>
          </table:table-cell>
          <table:table-cell office:value-type="time" office:time-value="PT11H29M12S" calcext:value-type="time">
            <text:p>11:29:12</text:p>
          </table:table-cell>
          <table:table-cell office:value-type="time" office:time-value="PT15H44M59S" calcext:value-type="time">
            <text:p>15:44:59</text:p>
          </table:table-cell>
          <table:table-cell table:formula="of:=IF(OR([.B294]=&quot;&quot;;[.E294]=&quot;&quot;);&quot;&quot;;ROUND(ABS([.B294]-[.E294])*86400))" office:value-type="float" office:value="3" calcext:value-type="float">
            <text:p>3</text:p>
          </table:table-cell>
          <table:table-cell table:formula="of:=IF(OR([.C294]=&quot;&quot;;[.F294]=&quot;&quot;);&quot;&quot;;ROUND(ABS([.C294]-[.F294])*86400))" office:value-type="float" office:value="0" calcext:value-type="float">
            <text:p>0</text:p>
          </table:table-cell>
          <table:table-cell table:formula="of:=IF(OR([.D294]=&quot;&quot;;[.G294]=&quot;&quot;);&quot;&quot;;ROUND(ABS([.D294]-[.G29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07H16M10S" calcext:value-type="time">
            <text:p>07:16:10</text:p>
          </table:table-cell>
          <table:table-cell office:value-type="time" office:time-value="PT11H29M01S" calcext:value-type="time">
            <text:p>11:29:01</text:p>
          </table:table-cell>
          <table:table-cell office:value-type="time" office:time-value="PT15H40M19S" calcext:value-type="time">
            <text:p>15:40:19</text:p>
          </table:table-cell>
          <table:table-cell office:value-type="time" office:time-value="PT07H16M08S" calcext:value-type="time">
            <text:p>07:16:08</text:p>
          </table:table-cell>
          <table:table-cell office:value-type="time" office:time-value="PT11H29M02S" calcext:value-type="time">
            <text:p>11:29:02</text:p>
          </table:table-cell>
          <table:table-cell office:value-type="time" office:time-value="PT15H40M21S" calcext:value-type="time">
            <text:p>15:40:21</text:p>
          </table:table-cell>
          <table:table-cell table:formula="of:=IF(OR([.B295]=&quot;&quot;;[.E295]=&quot;&quot;);&quot;&quot;;ROUND(ABS([.B295]-[.E295])*86400))" office:value-type="float" office:value="2" calcext:value-type="float">
            <text:p>2</text:p>
          </table:table-cell>
          <table:table-cell table:formula="of:=IF(OR([.C295]=&quot;&quot;;[.F295]=&quot;&quot;);&quot;&quot;;ROUND(ABS([.C295]-[.F295])*86400))" office:value-type="float" office:value="1" calcext:value-type="float">
            <text:p>1</text:p>
          </table:table-cell>
          <table:table-cell table:formula="of:=IF(OR([.D295]=&quot;&quot;;[.G295]=&quot;&quot;);&quot;&quot;;ROUND(ABS([.D295]-[.G29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7H20M30S" calcext:value-type="time">
            <text:p>07:20:30</text:p>
          </table:table-cell>
          <table:table-cell office:value-type="time" office:time-value="PT11H28M51S" calcext:value-type="time">
            <text:p>11:28:51</text:p>
          </table:table-cell>
          <table:table-cell office:value-type="time" office:time-value="PT15H35M40S" calcext:value-type="time">
            <text:p>15:35:40</text:p>
          </table:table-cell>
          <table:table-cell office:value-type="time" office:time-value="PT07H20M28S" calcext:value-type="time">
            <text:p>07:20:28</text:p>
          </table:table-cell>
          <table:table-cell office:value-type="time" office:time-value="PT11H28M52S" calcext:value-type="time">
            <text:p>11:28:52</text:p>
          </table:table-cell>
          <table:table-cell office:value-type="time" office:time-value="PT15H35M43S" calcext:value-type="time">
            <text:p>15:35:43</text:p>
          </table:table-cell>
          <table:table-cell table:formula="of:=IF(OR([.B296]=&quot;&quot;;[.E296]=&quot;&quot;);&quot;&quot;;ROUND(ABS([.B296]-[.E296])*86400))" office:value-type="float" office:value="2" calcext:value-type="float">
            <text:p>2</text:p>
          </table:table-cell>
          <table:table-cell table:formula="of:=IF(OR([.C296]=&quot;&quot;;[.F296]=&quot;&quot;);&quot;&quot;;ROUND(ABS([.C296]-[.F296])*86400))" office:value-type="float" office:value="1" calcext:value-type="float">
            <text:p>1</text:p>
          </table:table-cell>
          <table:table-cell table:formula="of:=IF(OR([.D296]=&quot;&quot;;[.G296]=&quot;&quot;);&quot;&quot;;ROUND(ABS([.D296]-[.G29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7H24M52S" calcext:value-type="time">
            <text:p>07:24:52</text:p>
          </table:table-cell>
          <table:table-cell office:value-type="time" office:time-value="PT11H28M42S" calcext:value-type="time">
            <text:p>11:28:42</text:p>
          </table:table-cell>
          <table:table-cell office:value-type="time" office:time-value="PT15H31M01S" calcext:value-type="time">
            <text:p>15:31:01</text:p>
          </table:table-cell>
          <table:table-cell office:value-type="time" office:time-value="PT07H24M49S" calcext:value-type="time">
            <text:p>07:24:49</text:p>
          </table:table-cell>
          <table:table-cell office:value-type="time" office:time-value="PT11H28M42S" calcext:value-type="time">
            <text:p>11:28:42</text:p>
          </table:table-cell>
          <table:table-cell office:value-type="time" office:time-value="PT15H31M03S" calcext:value-type="time">
            <text:p>15:31:03</text:p>
          </table:table-cell>
          <table:table-cell table:formula="of:=IF(OR([.B297]=&quot;&quot;;[.E297]=&quot;&quot;);&quot;&quot;;ROUND(ABS([.B297]-[.E297])*86400))" office:value-type="float" office:value="3" calcext:value-type="float">
            <text:p>3</text:p>
          </table:table-cell>
          <table:table-cell table:formula="of:=IF(OR([.C297]=&quot;&quot;;[.F297]=&quot;&quot;);&quot;&quot;;ROUND(ABS([.C297]-[.F297])*86400))" office:value-type="float" office:value="0" calcext:value-type="float">
            <text:p>0</text:p>
          </table:table-cell>
          <table:table-cell table:formula="of:=IF(OR([.D297]=&quot;&quot;;[.G297]=&quot;&quot;);&quot;&quot;;ROUND(ABS([.D297]-[.G29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7H29M16S" calcext:value-type="time">
            <text:p>07:29:16</text:p>
          </table:table-cell>
          <table:table-cell office:value-type="time" office:time-value="PT11H28M34S" calcext:value-type="time">
            <text:p>11:28:34</text:p>
          </table:table-cell>
          <table:table-cell office:value-type="time" office:time-value="PT15H26M21S" calcext:value-type="time">
            <text:p>15:26:21</text:p>
          </table:table-cell>
          <table:table-cell office:value-type="time" office:time-value="PT07H29M13S" calcext:value-type="time">
            <text:p>07:29:13</text:p>
          </table:table-cell>
          <table:table-cell office:value-type="time" office:time-value="PT11H28M34S" calcext:value-type="time">
            <text:p>11:28:34</text:p>
          </table:table-cell>
          <table:table-cell office:value-type="time" office:time-value="PT15H26M23S" calcext:value-type="time">
            <text:p>15:26:23</text:p>
          </table:table-cell>
          <table:table-cell table:formula="of:=IF(OR([.B298]=&quot;&quot;;[.E298]=&quot;&quot;);&quot;&quot;;ROUND(ABS([.B298]-[.E298])*86400))" office:value-type="float" office:value="3" calcext:value-type="float">
            <text:p>3</text:p>
          </table:table-cell>
          <table:table-cell table:formula="of:=IF(OR([.C298]=&quot;&quot;;[.F298]=&quot;&quot;);&quot;&quot;;ROUND(ABS([.C298]-[.F298])*86400))" office:value-type="float" office:value="0" calcext:value-type="float">
            <text:p>0</text:p>
          </table:table-cell>
          <table:table-cell table:formula="of:=IF(OR([.D298]=&quot;&quot;;[.G298]=&quot;&quot;);&quot;&quot;;ROUND(ABS([.D298]-[.G29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7H33M42S" calcext:value-type="time">
            <text:p>07:33:42</text:p>
          </table:table-cell>
          <table:table-cell office:value-type="time" office:time-value="PT11H28M26S" calcext:value-type="time">
            <text:p>11:28:26</text:p>
          </table:table-cell>
          <table:table-cell office:value-type="time" office:time-value="PT15H21M41S" calcext:value-type="time">
            <text:p>15:21:41</text:p>
          </table:table-cell>
          <table:table-cell office:value-type="time" office:time-value="PT07H33M40S" calcext:value-type="time">
            <text:p>07:33:40</text:p>
          </table:table-cell>
          <table:table-cell office:value-type="time" office:time-value="PT11H28M26S" calcext:value-type="time">
            <text:p>11:28:26</text:p>
          </table:table-cell>
          <table:table-cell office:value-type="time" office:time-value="PT15H21M43S" calcext:value-type="time">
            <text:p>15:21:43</text:p>
          </table:table-cell>
          <table:table-cell table:formula="of:=IF(OR([.B299]=&quot;&quot;;[.E299]=&quot;&quot;);&quot;&quot;;ROUND(ABS([.B299]-[.E299])*86400))" office:value-type="float" office:value="2" calcext:value-type="float">
            <text:p>2</text:p>
          </table:table-cell>
          <table:table-cell table:formula="of:=IF(OR([.C299]=&quot;&quot;;[.F299]=&quot;&quot;);&quot;&quot;;ROUND(ABS([.C299]-[.F299])*86400))" office:value-type="float" office:value="0" calcext:value-type="float">
            <text:p>0</text:p>
          </table:table-cell>
          <table:table-cell table:formula="of:=IF(OR([.D299]=&quot;&quot;;[.G299]=&quot;&quot;);&quot;&quot;;ROUND(ABS([.D299]-[.G29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7H38M10S" calcext:value-type="time">
            <text:p>07:38:10</text:p>
          </table:table-cell>
          <table:table-cell office:value-type="time" office:time-value="PT11H28M18S" calcext:value-type="time">
            <text:p>11:28:18</text:p>
          </table:table-cell>
          <table:table-cell office:value-type="time" office:time-value="PT15H16M59S" calcext:value-type="time">
            <text:p>15:16:59</text:p>
          </table:table-cell>
          <table:table-cell office:value-type="time" office:time-value="PT07H38M08S" calcext:value-type="time">
            <text:p>07:38:08</text:p>
          </table:table-cell>
          <table:table-cell office:value-type="time" office:time-value="PT11H28M19S" calcext:value-type="time">
            <text:p>11:28:19</text:p>
          </table:table-cell>
          <table:table-cell office:value-type="time" office:time-value="PT15H17M01S" calcext:value-type="time">
            <text:p>15:17:01</text:p>
          </table:table-cell>
          <table:table-cell table:formula="of:=IF(OR([.B300]=&quot;&quot;;[.E300]=&quot;&quot;);&quot;&quot;;ROUND(ABS([.B300]-[.E300])*86400))" office:value-type="float" office:value="2" calcext:value-type="float">
            <text:p>2</text:p>
          </table:table-cell>
          <table:table-cell table:formula="of:=IF(OR([.C300]=&quot;&quot;;[.F300]=&quot;&quot;);&quot;&quot;;ROUND(ABS([.C300]-[.F300])*86400))" office:value-type="float" office:value="1" calcext:value-type="float">
            <text:p>1</text:p>
          </table:table-cell>
          <table:table-cell table:formula="of:=IF(OR([.D300]=&quot;&quot;;[.G300]=&quot;&quot;);&quot;&quot;;ROUND(ABS([.D300]-[.G30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7H42M41S" calcext:value-type="time">
            <text:p>07:42:41</text:p>
          </table:table-cell>
          <table:table-cell office:value-type="time" office:time-value="PT11H28M12S" calcext:value-type="time">
            <text:p>11:28:12</text:p>
          </table:table-cell>
          <table:table-cell office:value-type="time" office:time-value="PT15H12M16S" calcext:value-type="time">
            <text:p>15:12:16</text:p>
          </table:table-cell>
          <table:table-cell office:value-type="time" office:time-value="PT07H42M39S" calcext:value-type="time">
            <text:p>07:42:39</text:p>
          </table:table-cell>
          <table:table-cell office:value-type="time" office:time-value="PT11H28M12S" calcext:value-type="time">
            <text:p>11:28:12</text:p>
          </table:table-cell>
          <table:table-cell office:value-type="time" office:time-value="PT15H12M18S" calcext:value-type="time">
            <text:p>15:12:18</text:p>
          </table:table-cell>
          <table:table-cell table:formula="of:=IF(OR([.B301]=&quot;&quot;;[.E301]=&quot;&quot;);&quot;&quot;;ROUND(ABS([.B301]-[.E301])*86400))" office:value-type="float" office:value="2" calcext:value-type="float">
            <text:p>2</text:p>
          </table:table-cell>
          <table:table-cell table:formula="of:=IF(OR([.C301]=&quot;&quot;;[.F301]=&quot;&quot;);&quot;&quot;;ROUND(ABS([.C301]-[.F301])*86400))" office:value-type="float" office:value="0" calcext:value-type="float">
            <text:p>0</text:p>
          </table:table-cell>
          <table:table-cell table:formula="of:=IF(OR([.D301]=&quot;&quot;;[.G301]=&quot;&quot;);&quot;&quot;;ROUND(ABS([.D301]-[.G30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time" office:time-value="PT07H47M15S" calcext:value-type="time">
            <text:p>07:47:15</text:p>
          </table:table-cell>
          <table:table-cell office:value-type="time" office:time-value="PT11H28M06S" calcext:value-type="time">
            <text:p>11:28:06</text:p>
          </table:table-cell>
          <table:table-cell office:value-type="time" office:time-value="PT15H07M32S" calcext:value-type="time">
            <text:p>15:07:32</text:p>
          </table:table-cell>
          <table:table-cell office:value-type="time" office:time-value="PT07H47M13S" calcext:value-type="time">
            <text:p>07:47:13</text:p>
          </table:table-cell>
          <table:table-cell office:value-type="time" office:time-value="PT11H28M06S" calcext:value-type="time">
            <text:p>11:28:06</text:p>
          </table:table-cell>
          <table:table-cell office:value-type="time" office:time-value="PT15H07M34S" calcext:value-type="time">
            <text:p>15:07:34</text:p>
          </table:table-cell>
          <table:table-cell table:formula="of:=IF(OR([.B302]=&quot;&quot;;[.E302]=&quot;&quot;);&quot;&quot;;ROUND(ABS([.B302]-[.E302])*86400))" office:value-type="float" office:value="2" calcext:value-type="float">
            <text:p>2</text:p>
          </table:table-cell>
          <table:table-cell table:formula="of:=IF(OR([.C302]=&quot;&quot;;[.F302]=&quot;&quot;);&quot;&quot;;ROUND(ABS([.C302]-[.F302])*86400))" office:value-type="float" office:value="0" calcext:value-type="float">
            <text:p>0</text:p>
          </table:table-cell>
          <table:table-cell table:formula="of:=IF(OR([.D302]=&quot;&quot;;[.G302]=&quot;&quot;);&quot;&quot;;ROUND(ABS([.D302]-[.G30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time" office:time-value="PT07H51M52S" calcext:value-type="time">
            <text:p>07:51:52</text:p>
          </table:table-cell>
          <table:table-cell office:value-type="time" office:time-value="PT11H28M01S" calcext:value-type="time">
            <text:p>11:28:01</text:p>
          </table:table-cell>
          <table:table-cell office:value-type="time" office:time-value="PT15H02M47S" calcext:value-type="time">
            <text:p>15:02:47</text:p>
          </table:table-cell>
          <table:table-cell office:value-type="time" office:time-value="PT07H51M50S" calcext:value-type="time">
            <text:p>07:51:50</text:p>
          </table:table-cell>
          <table:table-cell office:value-type="time" office:time-value="PT11H28M01S" calcext:value-type="time">
            <text:p>11:28:01</text:p>
          </table:table-cell>
          <table:table-cell office:value-type="time" office:time-value="PT15H02M49S" calcext:value-type="time">
            <text:p>15:02:49</text:p>
          </table:table-cell>
          <table:table-cell table:formula="of:=IF(OR([.B303]=&quot;&quot;;[.E303]=&quot;&quot;);&quot;&quot;;ROUND(ABS([.B303]-[.E303])*86400))" office:value-type="float" office:value="2" calcext:value-type="float">
            <text:p>2</text:p>
          </table:table-cell>
          <table:table-cell table:formula="of:=IF(OR([.C303]=&quot;&quot;;[.F303]=&quot;&quot;);&quot;&quot;;ROUND(ABS([.C303]-[.F303])*86400))" office:value-type="float" office:value="0" calcext:value-type="float">
            <text:p>0</text:p>
          </table:table-cell>
          <table:table-cell table:formula="of:=IF(OR([.D303]=&quot;&quot;;[.G303]=&quot;&quot;);&quot;&quot;;ROUND(ABS([.D303]-[.G30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time" office:time-value="PT07H56M31S" calcext:value-type="time">
            <text:p>07:56:31</text:p>
          </table:table-cell>
          <table:table-cell office:value-type="time" office:time-value="PT11H27M57S" calcext:value-type="time">
            <text:p>11:27:57</text:p>
          </table:table-cell>
          <table:table-cell office:value-type="time" office:time-value="PT14H58M00S" calcext:value-type="time">
            <text:p>14:58:00</text:p>
          </table:table-cell>
          <table:table-cell office:value-type="time" office:time-value="PT07H56M29S" calcext:value-type="time">
            <text:p>07:56:29</text:p>
          </table:table-cell>
          <table:table-cell office:value-type="time" office:time-value="PT11H27M57S" calcext:value-type="time">
            <text:p>11:27:57</text:p>
          </table:table-cell>
          <table:table-cell office:value-type="time" office:time-value="PT14H58M02S" calcext:value-type="time">
            <text:p>14:58:02</text:p>
          </table:table-cell>
          <table:table-cell table:formula="of:=IF(OR([.B304]=&quot;&quot;;[.E304]=&quot;&quot;);&quot;&quot;;ROUND(ABS([.B304]-[.E304])*86400))" office:value-type="float" office:value="2" calcext:value-type="float">
            <text:p>2</text:p>
          </table:table-cell>
          <table:table-cell table:formula="of:=IF(OR([.C304]=&quot;&quot;;[.F304]=&quot;&quot;);&quot;&quot;;ROUND(ABS([.C304]-[.F304])*86400))" office:value-type="float" office:value="0" calcext:value-type="float">
            <text:p>0</text:p>
          </table:table-cell>
          <table:table-cell table:formula="of:=IF(OR([.D304]=&quot;&quot;;[.G304]=&quot;&quot;);&quot;&quot;;ROUND(ABS([.D304]-[.G30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time" office:time-value="PT08H01M13S" calcext:value-type="time">
            <text:p>08:01:13</text:p>
          </table:table-cell>
          <table:table-cell office:value-type="time" office:time-value="PT11H27M53S" calcext:value-type="time">
            <text:p>11:27:53</text:p>
          </table:table-cell>
          <table:table-cell office:value-type="time" office:time-value="PT14H53M13S" calcext:value-type="time">
            <text:p>14:53:13</text:p>
          </table:table-cell>
          <table:table-cell office:value-type="time" office:time-value="PT08H01M11S" calcext:value-type="time">
            <text:p>08:01:11</text:p>
          </table:table-cell>
          <table:table-cell office:value-type="time" office:time-value="PT11H27M54S" calcext:value-type="time">
            <text:p>11:27:54</text:p>
          </table:table-cell>
          <table:table-cell office:value-type="time" office:time-value="PT14H53M14S" calcext:value-type="time">
            <text:p>14:53:14</text:p>
          </table:table-cell>
          <table:table-cell table:formula="of:=IF(OR([.B305]=&quot;&quot;;[.E305]=&quot;&quot;);&quot;&quot;;ROUND(ABS([.B305]-[.E305])*86400))" office:value-type="float" office:value="2" calcext:value-type="float">
            <text:p>2</text:p>
          </table:table-cell>
          <table:table-cell table:formula="of:=IF(OR([.C305]=&quot;&quot;;[.F305]=&quot;&quot;);&quot;&quot;;ROUND(ABS([.C305]-[.F305])*86400))" office:value-type="float" office:value="1" calcext:value-type="float">
            <text:p>1</text:p>
          </table:table-cell>
          <table:table-cell table:formula="of:=IF(OR([.D305]=&quot;&quot;;[.G305]=&quot;&quot;);&quot;&quot;;ROUND(ABS([.D305]-[.G30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time" office:time-value="PT08H05M58S" calcext:value-type="time">
            <text:p>08:05:58</text:p>
          </table:table-cell>
          <table:table-cell office:value-type="time" office:time-value="PT11H27M51S" calcext:value-type="time">
            <text:p>11:27:51</text:p>
          </table:table-cell>
          <table:table-cell office:value-type="time" office:time-value="PT14H48M23S" calcext:value-type="time">
            <text:p>14:48:23</text:p>
          </table:table-cell>
          <table:table-cell office:value-type="time" office:time-value="PT08H05M56S" calcext:value-type="time">
            <text:p>08:05:56</text:p>
          </table:table-cell>
          <table:table-cell office:value-type="time" office:time-value="PT11H27M51S" calcext:value-type="time">
            <text:p>11:27:51</text:p>
          </table:table-cell>
          <table:table-cell office:value-type="time" office:time-value="PT14H48M25S" calcext:value-type="time">
            <text:p>14:48:25</text:p>
          </table:table-cell>
          <table:table-cell table:formula="of:=IF(OR([.B306]=&quot;&quot;;[.E306]=&quot;&quot;);&quot;&quot;;ROUND(ABS([.B306]-[.E306])*86400))" office:value-type="float" office:value="2" calcext:value-type="float">
            <text:p>2</text:p>
          </table:table-cell>
          <table:table-cell table:formula="of:=IF(OR([.C306]=&quot;&quot;;[.F306]=&quot;&quot;);&quot;&quot;;ROUND(ABS([.C306]-[.F306])*86400))" office:value-type="float" office:value="0" calcext:value-type="float">
            <text:p>0</text:p>
          </table:table-cell>
          <table:table-cell table:formula="of:=IF(OR([.D306]=&quot;&quot;;[.G306]=&quot;&quot;);&quot;&quot;;ROUND(ABS([.D306]-[.G30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time" office:time-value="PT08H10M46S" calcext:value-type="time">
            <text:p>08:10:46</text:p>
          </table:table-cell>
          <table:table-cell office:value-type="time" office:time-value="PT11H27M49S" calcext:value-type="time">
            <text:p>11:27:49</text:p>
          </table:table-cell>
          <table:table-cell office:value-type="time" office:time-value="PT14H43M32S" calcext:value-type="time">
            <text:p>14:43:32</text:p>
          </table:table-cell>
          <table:table-cell office:value-type="time" office:time-value="PT08H10M45S" calcext:value-type="time">
            <text:p>08:10:45</text:p>
          </table:table-cell>
          <table:table-cell office:value-type="time" office:time-value="PT11H27M49S" calcext:value-type="time">
            <text:p>11:27:49</text:p>
          </table:table-cell>
          <table:table-cell office:value-type="time" office:time-value="PT14H43M34S" calcext:value-type="time">
            <text:p>14:43:34</text:p>
          </table:table-cell>
          <table:table-cell table:formula="of:=IF(OR([.B307]=&quot;&quot;;[.E307]=&quot;&quot;);&quot;&quot;;ROUND(ABS([.B307]-[.E307])*86400))" office:value-type="float" office:value="1" calcext:value-type="float">
            <text:p>1</text:p>
          </table:table-cell>
          <table:table-cell table:formula="of:=IF(OR([.C307]=&quot;&quot;;[.F307]=&quot;&quot;);&quot;&quot;;ROUND(ABS([.C307]-[.F307])*86400))" office:value-type="float" office:value="0" calcext:value-type="float">
            <text:p>0</text:p>
          </table:table-cell>
          <table:table-cell table:formula="of:=IF(OR([.D307]=&quot;&quot;;[.G307]=&quot;&quot;);&quot;&quot;;ROUND(ABS([.D307]-[.G30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08H15M38S" calcext:value-type="time">
            <text:p>08:15:38</text:p>
          </table:table-cell>
          <table:table-cell office:value-type="time" office:time-value="PT11H27M48S" calcext:value-type="time">
            <text:p>11:27:48</text:p>
          </table:table-cell>
          <table:table-cell office:value-type="time" office:time-value="PT14H38M39S" calcext:value-type="time">
            <text:p>14:38:39</text:p>
          </table:table-cell>
          <table:table-cell office:value-type="time" office:time-value="PT08H15M36S" calcext:value-type="time">
            <text:p>08:15:36</text:p>
          </table:table-cell>
          <table:table-cell office:value-type="time" office:time-value="PT11H27M48S" calcext:value-type="time">
            <text:p>11:27:48</text:p>
          </table:table-cell>
          <table:table-cell office:value-type="time" office:time-value="PT14H38M41S" calcext:value-type="time">
            <text:p>14:38:41</text:p>
          </table:table-cell>
          <table:table-cell table:formula="of:=IF(OR([.B308]=&quot;&quot;;[.E308]=&quot;&quot;);&quot;&quot;;ROUND(ABS([.B308]-[.E308])*86400))" office:value-type="float" office:value="2" calcext:value-type="float">
            <text:p>2</text:p>
          </table:table-cell>
          <table:table-cell table:formula="of:=IF(OR([.C308]=&quot;&quot;;[.F308]=&quot;&quot;);&quot;&quot;;ROUND(ABS([.C308]-[.F308])*86400))" office:value-type="float" office:value="0" calcext:value-type="float">
            <text:p>0</text:p>
          </table:table-cell>
          <table:table-cell table:formula="of:=IF(OR([.D308]=&quot;&quot;;[.G308]=&quot;&quot;);&quot;&quot;;ROUND(ABS([.D308]-[.G30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08H20M33S" calcext:value-type="time">
            <text:p>08:20:33</text:p>
          </table:table-cell>
          <table:table-cell office:value-type="time" office:time-value="PT11H27M47S" calcext:value-type="time">
            <text:p>11:27:47</text:p>
          </table:table-cell>
          <table:table-cell office:value-type="time" office:time-value="PT14H33M44S" calcext:value-type="time">
            <text:p>14:33:44</text:p>
          </table:table-cell>
          <table:table-cell office:value-type="time" office:time-value="PT08H20M32S" calcext:value-type="time">
            <text:p>08:20:32</text:p>
          </table:table-cell>
          <table:table-cell office:value-type="time" office:time-value="PT11H27M47S" calcext:value-type="time">
            <text:p>11:27:47</text:p>
          </table:table-cell>
          <table:table-cell office:value-type="time" office:time-value="PT14H33M46S" calcext:value-type="time">
            <text:p>14:33:46</text:p>
          </table:table-cell>
          <table:table-cell table:formula="of:=IF(OR([.B309]=&quot;&quot;;[.E309]=&quot;&quot;);&quot;&quot;;ROUND(ABS([.B309]-[.E309])*86400))" office:value-type="float" office:value="1" calcext:value-type="float">
            <text:p>1</text:p>
          </table:table-cell>
          <table:table-cell table:formula="of:=IF(OR([.C309]=&quot;&quot;;[.F309]=&quot;&quot;);&quot;&quot;;ROUND(ABS([.C309]-[.F309])*86400))" office:value-type="float" office:value="0" calcext:value-type="float">
            <text:p>0</text:p>
          </table:table-cell>
          <table:table-cell table:formula="of:=IF(OR([.D309]=&quot;&quot;;[.G309]=&quot;&quot;);&quot;&quot;;ROUND(ABS([.D309]-[.G30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08H25M32S" calcext:value-type="time">
            <text:p>08:25:32</text:p>
          </table:table-cell>
          <table:table-cell office:value-type="time" office:time-value="PT11H27M48S" calcext:value-type="time">
            <text:p>11:27:48</text:p>
          </table:table-cell>
          <table:table-cell office:value-type="time" office:time-value="PT14H28M47S" calcext:value-type="time">
            <text:p>14:28:47</text:p>
          </table:table-cell>
          <table:table-cell office:value-type="time" office:time-value="PT08H25M31S" calcext:value-type="time">
            <text:p>08:25:31</text:p>
          </table:table-cell>
          <table:table-cell office:value-type="time" office:time-value="PT11H27M48S" calcext:value-type="time">
            <text:p>11:27:48</text:p>
          </table:table-cell>
          <table:table-cell office:value-type="time" office:time-value="PT14H28M49S" calcext:value-type="time">
            <text:p>14:28:49</text:p>
          </table:table-cell>
          <table:table-cell table:formula="of:=IF(OR([.B310]=&quot;&quot;;[.E310]=&quot;&quot;);&quot;&quot;;ROUND(ABS([.B310]-[.E310])*86400))" office:value-type="float" office:value="1" calcext:value-type="float">
            <text:p>1</text:p>
          </table:table-cell>
          <table:table-cell table:formula="of:=IF(OR([.C310]=&quot;&quot;;[.F310]=&quot;&quot;);&quot;&quot;;ROUND(ABS([.C310]-[.F310])*86400))" office:value-type="float" office:value="0" calcext:value-type="float">
            <text:p>0</text:p>
          </table:table-cell>
          <table:table-cell table:formula="of:=IF(OR([.D310]=&quot;&quot;;[.G310]=&quot;&quot;);&quot;&quot;;ROUND(ABS([.D310]-[.G31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08H30M35S" calcext:value-type="time">
            <text:p>08:30:35</text:p>
          </table:table-cell>
          <table:table-cell office:value-type="time" office:time-value="PT11H27M49S" calcext:value-type="time">
            <text:p>11:27:49</text:p>
          </table:table-cell>
          <table:table-cell office:value-type="time" office:time-value="PT14H23M48S" calcext:value-type="time">
            <text:p>14:23:48</text:p>
          </table:table-cell>
          <table:table-cell office:value-type="time" office:time-value="PT08H30M34S" calcext:value-type="time">
            <text:p>08:30:34</text:p>
          </table:table-cell>
          <table:table-cell office:value-type="time" office:time-value="PT11H27M49S" calcext:value-type="time">
            <text:p>11:27:49</text:p>
          </table:table-cell>
          <table:table-cell office:value-type="time" office:time-value="PT14H23M50S" calcext:value-type="time">
            <text:p>14:23:50</text:p>
          </table:table-cell>
          <table:table-cell table:formula="of:=IF(OR([.B311]=&quot;&quot;;[.E311]=&quot;&quot;);&quot;&quot;;ROUND(ABS([.B311]-[.E311])*86400))" office:value-type="float" office:value="1" calcext:value-type="float">
            <text:p>1</text:p>
          </table:table-cell>
          <table:table-cell table:formula="of:=IF(OR([.C311]=&quot;&quot;;[.F311]=&quot;&quot;);&quot;&quot;;ROUND(ABS([.C311]-[.F311])*86400))" office:value-type="float" office:value="0" calcext:value-type="float">
            <text:p>0</text:p>
          </table:table-cell>
          <table:table-cell table:formula="of:=IF(OR([.D311]=&quot;&quot;;[.G311]=&quot;&quot;);&quot;&quot;;ROUND(ABS([.D311]-[.G31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08H35M43S" calcext:value-type="time">
            <text:p>08:35:43</text:p>
          </table:table-cell>
          <table:table-cell office:value-type="time" office:time-value="PT11H27M51S" calcext:value-type="time">
            <text:p>11:27:51</text:p>
          </table:table-cell>
          <table:table-cell office:value-type="time" office:time-value="PT14H18M46S" calcext:value-type="time">
            <text:p>14:18:46</text:p>
          </table:table-cell>
          <table:table-cell office:value-type="time" office:time-value="PT08H35M41S" calcext:value-type="time">
            <text:p>08:35:41</text:p>
          </table:table-cell>
          <table:table-cell office:value-type="time" office:time-value="PT11H27M51S" calcext:value-type="time">
            <text:p>11:27:51</text:p>
          </table:table-cell>
          <table:table-cell office:value-type="time" office:time-value="PT14H18M48S" calcext:value-type="time">
            <text:p>14:18:48</text:p>
          </table:table-cell>
          <table:table-cell table:formula="of:=IF(OR([.B312]=&quot;&quot;;[.E312]=&quot;&quot;);&quot;&quot;;ROUND(ABS([.B312]-[.E312])*86400))" office:value-type="float" office:value="2" calcext:value-type="float">
            <text:p>2</text:p>
          </table:table-cell>
          <table:table-cell table:formula="of:=IF(OR([.C312]=&quot;&quot;;[.F312]=&quot;&quot;);&quot;&quot;;ROUND(ABS([.C312]-[.F312])*86400))" office:value-type="float" office:value="0" calcext:value-type="float">
            <text:p>0</text:p>
          </table:table-cell>
          <table:table-cell table:formula="of:=IF(OR([.D312]=&quot;&quot;;[.G312]=&quot;&quot;);&quot;&quot;;ROUND(ABS([.D312]-[.G31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08H40M54S" calcext:value-type="time">
            <text:p>08:40:54</text:p>
          </table:table-cell>
          <table:table-cell office:value-type="time" office:time-value="PT11H27M54S" calcext:value-type="time">
            <text:p>11:27:54</text:p>
          </table:table-cell>
          <table:table-cell office:value-type="time" office:time-value="PT14H13M42S" calcext:value-type="time">
            <text:p>14:13:42</text:p>
          </table:table-cell>
          <table:table-cell office:value-type="time" office:time-value="PT08H40M53S" calcext:value-type="time">
            <text:p>08:40:53</text:p>
          </table:table-cell>
          <table:table-cell office:value-type="time" office:time-value="PT11H27M54S" calcext:value-type="time">
            <text:p>11:27:54</text:p>
          </table:table-cell>
          <table:table-cell office:value-type="time" office:time-value="PT14H13M43S" calcext:value-type="time">
            <text:p>14:13:43</text:p>
          </table:table-cell>
          <table:table-cell table:formula="of:=IF(OR([.B313]=&quot;&quot;;[.E313]=&quot;&quot;);&quot;&quot;;ROUND(ABS([.B313]-[.E313])*86400))" office:value-type="float" office:value="1" calcext:value-type="float">
            <text:p>1</text:p>
          </table:table-cell>
          <table:table-cell table:formula="of:=IF(OR([.C313]=&quot;&quot;;[.F313]=&quot;&quot;);&quot;&quot;;ROUND(ABS([.C313]-[.F313])*86400))" office:value-type="float" office:value="0" calcext:value-type="float">
            <text:p>0</text:p>
          </table:table-cell>
          <table:table-cell table:formula="of:=IF(OR([.D313]=&quot;&quot;;[.G313]=&quot;&quot;);&quot;&quot;;ROUND(ABS([.D313]-[.G31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08H46M11S" calcext:value-type="time">
            <text:p>08:46:11</text:p>
          </table:table-cell>
          <table:table-cell office:value-type="time" office:time-value="PT11H27M57S" calcext:value-type="time">
            <text:p>11:27:57</text:p>
          </table:table-cell>
          <table:table-cell office:value-type="time" office:time-value="PT14H08M34S" calcext:value-type="time">
            <text:p>14:08:34</text:p>
          </table:table-cell>
          <table:table-cell office:value-type="time" office:time-value="PT08H46M09S" calcext:value-type="time">
            <text:p>08:46:09</text:p>
          </table:table-cell>
          <table:table-cell office:value-type="time" office:time-value="PT11H27M57S" calcext:value-type="time">
            <text:p>11:27:57</text:p>
          </table:table-cell>
          <table:table-cell office:value-type="time" office:time-value="PT14H08M35S" calcext:value-type="time">
            <text:p>14:08:35</text:p>
          </table:table-cell>
          <table:table-cell table:formula="of:=IF(OR([.B314]=&quot;&quot;;[.E314]=&quot;&quot;);&quot;&quot;;ROUND(ABS([.B314]-[.E314])*86400))" office:value-type="float" office:value="2" calcext:value-type="float">
            <text:p>2</text:p>
          </table:table-cell>
          <table:table-cell table:formula="of:=IF(OR([.C314]=&quot;&quot;;[.F314]=&quot;&quot;);&quot;&quot;;ROUND(ABS([.C314]-[.F314])*86400))" office:value-type="float" office:value="0" calcext:value-type="float">
            <text:p>0</text:p>
          </table:table-cell>
          <table:table-cell table:formula="of:=IF(OR([.D314]=&quot;&quot;;[.G314]=&quot;&quot;);&quot;&quot;;ROUND(ABS([.D314]-[.G31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time" office:time-value="PT08H51M33S" calcext:value-type="time">
            <text:p>08:51:33</text:p>
          </table:table-cell>
          <table:table-cell office:value-type="time" office:time-value="PT11H28M02S" calcext:value-type="time">
            <text:p>11:28:02</text:p>
          </table:table-cell>
          <table:table-cell office:value-type="time" office:time-value="PT14H03M22S" calcext:value-type="time">
            <text:p>14:03:22</text:p>
          </table:table-cell>
          <table:table-cell office:value-type="time" office:time-value="PT08H51M31S" calcext:value-type="time">
            <text:p>08:51:31</text:p>
          </table:table-cell>
          <table:table-cell office:value-type="time" office:time-value="PT11H28M02S" calcext:value-type="time">
            <text:p>11:28:02</text:p>
          </table:table-cell>
          <table:table-cell office:value-type="time" office:time-value="PT14H03M24S" calcext:value-type="time">
            <text:p>14:03:24</text:p>
          </table:table-cell>
          <table:table-cell table:formula="of:=IF(OR([.B315]=&quot;&quot;;[.E315]=&quot;&quot;);&quot;&quot;;ROUND(ABS([.B315]-[.E315])*86400))" office:value-type="float" office:value="2" calcext:value-type="float">
            <text:p>2</text:p>
          </table:table-cell>
          <table:table-cell table:formula="of:=IF(OR([.C315]=&quot;&quot;;[.F315]=&quot;&quot;);&quot;&quot;;ROUND(ABS([.C315]-[.F315])*86400))" office:value-type="float" office:value="0" calcext:value-type="float">
            <text:p>0</text:p>
          </table:table-cell>
          <table:table-cell table:formula="of:=IF(OR([.D315]=&quot;&quot;;[.G315]=&quot;&quot;);&quot;&quot;;ROUND(ABS([.D315]-[.G31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08H57M00S" calcext:value-type="time">
            <text:p>08:57:00</text:p>
          </table:table-cell>
          <table:table-cell office:value-type="time" office:time-value="PT11H28M07S" calcext:value-type="time">
            <text:p>11:28:07</text:p>
          </table:table-cell>
          <table:table-cell office:value-type="time" office:time-value="PT13H58M07S" calcext:value-type="time">
            <text:p>13:58:07</text:p>
          </table:table-cell>
          <table:table-cell office:value-type="time" office:time-value="PT08H56M58S" calcext:value-type="time">
            <text:p>08:56:58</text:p>
          </table:table-cell>
          <table:table-cell office:value-type="time" office:time-value="PT11H28M07S" calcext:value-type="time">
            <text:p>11:28:07</text:p>
          </table:table-cell>
          <table:table-cell office:value-type="time" office:time-value="PT13H58M08S" calcext:value-type="time">
            <text:p>13:58:08</text:p>
          </table:table-cell>
          <table:table-cell table:formula="of:=IF(OR([.B316]=&quot;&quot;;[.E316]=&quot;&quot;);&quot;&quot;;ROUND(ABS([.B316]-[.E316])*86400))" office:value-type="float" office:value="2" calcext:value-type="float">
            <text:p>2</text:p>
          </table:table-cell>
          <table:table-cell table:formula="of:=IF(OR([.C316]=&quot;&quot;;[.F316]=&quot;&quot;);&quot;&quot;;ROUND(ABS([.C316]-[.F316])*86400))" office:value-type="float" office:value="0" calcext:value-type="float">
            <text:p>0</text:p>
          </table:table-cell>
          <table:table-cell table:formula="of:=IF(OR([.D316]=&quot;&quot;;[.G316]=&quot;&quot;);&quot;&quot;;ROUND(ABS([.D316]-[.G31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09H02M33S" calcext:value-type="time">
            <text:p>09:02:33</text:p>
          </table:table-cell>
          <table:table-cell office:value-type="time" office:time-value="PT11H28M13S" calcext:value-type="time">
            <text:p>11:28:13</text:p>
          </table:table-cell>
          <table:table-cell office:value-type="time" office:time-value="PT13H52M47S" calcext:value-type="time">
            <text:p>13:52:47</text:p>
          </table:table-cell>
          <table:table-cell office:value-type="time" office:time-value="PT09H02M32S" calcext:value-type="time">
            <text:p>09:02:32</text:p>
          </table:table-cell>
          <table:table-cell office:value-type="time" office:time-value="PT11H28M14S" calcext:value-type="time">
            <text:p>11:28:14</text:p>
          </table:table-cell>
          <table:table-cell office:value-type="time" office:time-value="PT13H52M49S" calcext:value-type="time">
            <text:p>13:52:49</text:p>
          </table:table-cell>
          <table:table-cell table:formula="of:=IF(OR([.B317]=&quot;&quot;;[.E317]=&quot;&quot;);&quot;&quot;;ROUND(ABS([.B317]-[.E317])*86400))" office:value-type="float" office:value="1" calcext:value-type="float">
            <text:p>1</text:p>
          </table:table-cell>
          <table:table-cell table:formula="of:=IF(OR([.C317]=&quot;&quot;;[.F317]=&quot;&quot;);&quot;&quot;;ROUND(ABS([.C317]-[.F317])*86400))" office:value-type="float" office:value="1" calcext:value-type="float">
            <text:p>1</text:p>
          </table:table-cell>
          <table:table-cell table:formula="of:=IF(OR([.D317]=&quot;&quot;;[.G317]=&quot;&quot;);&quot;&quot;;ROUND(ABS([.D317]-[.G31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09H08M13S" calcext:value-type="time">
            <text:p>09:08:13</text:p>
          </table:table-cell>
          <table:table-cell office:value-type="time" office:time-value="PT11H28M21S" calcext:value-type="time">
            <text:p>11:28:21</text:p>
          </table:table-cell>
          <table:table-cell office:value-type="time" office:time-value="PT13H47M23S" calcext:value-type="time">
            <text:p>13:47:23</text:p>
          </table:table-cell>
          <table:table-cell office:value-type="time" office:time-value="PT09H08M12S" calcext:value-type="time">
            <text:p>09:08:12</text:p>
          </table:table-cell>
          <table:table-cell office:value-type="time" office:time-value="PT11H28M21S" calcext:value-type="time">
            <text:p>11:28:21</text:p>
          </table:table-cell>
          <table:table-cell office:value-type="time" office:time-value="PT13H47M24S" calcext:value-type="time">
            <text:p>13:47:24</text:p>
          </table:table-cell>
          <table:table-cell table:formula="of:=IF(OR([.B318]=&quot;&quot;;[.E318]=&quot;&quot;);&quot;&quot;;ROUND(ABS([.B318]-[.E318])*86400))" office:value-type="float" office:value="1" calcext:value-type="float">
            <text:p>1</text:p>
          </table:table-cell>
          <table:table-cell table:formula="of:=IF(OR([.C318]=&quot;&quot;;[.F318]=&quot;&quot;);&quot;&quot;;ROUND(ABS([.C318]-[.F318])*86400))" office:value-type="float" office:value="0" calcext:value-type="float">
            <text:p>0</text:p>
          </table:table-cell>
          <table:table-cell table:formula="of:=IF(OR([.D318]=&quot;&quot;;[.G318]=&quot;&quot;);&quot;&quot;;ROUND(ABS([.D318]-[.G31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09H14M01S" calcext:value-type="time">
            <text:p>09:14:01</text:p>
          </table:table-cell>
          <table:table-cell office:value-type="time" office:time-value="PT11H28M28S" calcext:value-type="time">
            <text:p>11:28:28</text:p>
          </table:table-cell>
          <table:table-cell office:value-type="time" office:time-value="PT13H41M53S" calcext:value-type="time">
            <text:p>13:41:53</text:p>
          </table:table-cell>
          <table:table-cell office:value-type="time" office:time-value="PT09H13M59S" calcext:value-type="time">
            <text:p>09:13:59</text:p>
          </table:table-cell>
          <table:table-cell office:value-type="time" office:time-value="PT11H28M29S" calcext:value-type="time">
            <text:p>11:28:29</text:p>
          </table:table-cell>
          <table:table-cell office:value-type="time" office:time-value="PT13H41M54S" calcext:value-type="time">
            <text:p>13:41:54</text:p>
          </table:table-cell>
          <table:table-cell table:formula="of:=IF(OR([.B319]=&quot;&quot;;[.E319]=&quot;&quot;);&quot;&quot;;ROUND(ABS([.B319]-[.E319])*86400))" office:value-type="float" office:value="2" calcext:value-type="float">
            <text:p>2</text:p>
          </table:table-cell>
          <table:table-cell table:formula="of:=IF(OR([.C319]=&quot;&quot;;[.F319]=&quot;&quot;);&quot;&quot;;ROUND(ABS([.C319]-[.F319])*86400))" office:value-type="float" office:value="1" calcext:value-type="float">
            <text:p>1</text:p>
          </table:table-cell>
          <table:table-cell table:formula="of:=IF(OR([.D319]=&quot;&quot;;[.G319]=&quot;&quot;);&quot;&quot;;ROUND(ABS([.D319]-[.G31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time" office:time-value="PT09H19M56S" calcext:value-type="time">
            <text:p>09:19:56</text:p>
          </table:table-cell>
          <table:table-cell office:value-type="time" office:time-value="PT11H28M37S" calcext:value-type="time">
            <text:p>11:28:37</text:p>
          </table:table-cell>
          <table:table-cell office:value-type="time" office:time-value="PT13H36M16S" calcext:value-type="time">
            <text:p>13:36:16</text:p>
          </table:table-cell>
          <table:table-cell office:value-type="time" office:time-value="PT09H19M55S" calcext:value-type="time">
            <text:p>09:19:55</text:p>
          </table:table-cell>
          <table:table-cell office:value-type="time" office:time-value="PT11H28M37S" calcext:value-type="time">
            <text:p>11:28:37</text:p>
          </table:table-cell>
          <table:table-cell office:value-type="time" office:time-value="PT13H36M18S" calcext:value-type="time">
            <text:p>13:36:18</text:p>
          </table:table-cell>
          <table:table-cell table:formula="of:=IF(OR([.B320]=&quot;&quot;;[.E320]=&quot;&quot;);&quot;&quot;;ROUND(ABS([.B320]-[.E320])*86400))" office:value-type="float" office:value="1" calcext:value-type="float">
            <text:p>1</text:p>
          </table:table-cell>
          <table:table-cell table:formula="of:=IF(OR([.C320]=&quot;&quot;;[.F320]=&quot;&quot;);&quot;&quot;;ROUND(ABS([.C320]-[.F320])*86400))" office:value-type="float" office:value="0" calcext:value-type="float">
            <text:p>0</text:p>
          </table:table-cell>
          <table:table-cell table:formula="of:=IF(OR([.D320]=&quot;&quot;;[.G320]=&quot;&quot;);&quot;&quot;;ROUND(ABS([.D320]-[.G32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09H26M01S" calcext:value-type="time">
            <text:p>09:26:01</text:p>
          </table:table-cell>
          <table:table-cell office:value-type="time" office:time-value="PT11H28M47S" calcext:value-type="time">
            <text:p>11:28:47</text:p>
          </table:table-cell>
          <table:table-cell office:value-type="time" office:time-value="PT13H30M33S" calcext:value-type="time">
            <text:p>13:30:33</text:p>
          </table:table-cell>
          <table:table-cell office:value-type="time" office:time-value="PT09H25M59S" calcext:value-type="time">
            <text:p>09:25:59</text:p>
          </table:table-cell>
          <table:table-cell office:value-type="time" office:time-value="PT11H28M47S" calcext:value-type="time">
            <text:p>11:28:47</text:p>
          </table:table-cell>
          <table:table-cell office:value-type="time" office:time-value="PT13H30M34S" calcext:value-type="time">
            <text:p>13:30:34</text:p>
          </table:table-cell>
          <table:table-cell table:formula="of:=IF(OR([.B321]=&quot;&quot;;[.E321]=&quot;&quot;);&quot;&quot;;ROUND(ABS([.B321]-[.E321])*86400))" office:value-type="float" office:value="2" calcext:value-type="float">
            <text:p>2</text:p>
          </table:table-cell>
          <table:table-cell table:formula="of:=IF(OR([.C321]=&quot;&quot;;[.F321]=&quot;&quot;);&quot;&quot;;ROUND(ABS([.C321]-[.F321])*86400))" office:value-type="float" office:value="0" calcext:value-type="float">
            <text:p>0</text:p>
          </table:table-cell>
          <table:table-cell table:formula="of:=IF(OR([.D321]=&quot;&quot;;[.G321]=&quot;&quot;);&quot;&quot;;ROUND(ABS([.D321]-[.G32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09H32M15S" calcext:value-type="time">
            <text:p>09:32:15</text:p>
          </table:table-cell>
          <table:table-cell office:value-type="time" office:time-value="PT11H28M57S" calcext:value-type="time">
            <text:p>11:28:57</text:p>
          </table:table-cell>
          <table:table-cell office:value-type="time" office:time-value="PT13H24M41S" calcext:value-type="time">
            <text:p>13:24:41</text:p>
          </table:table-cell>
          <table:table-cell office:value-type="time" office:time-value="PT09H32M14S" calcext:value-type="time">
            <text:p>09:32:14</text:p>
          </table:table-cell>
          <table:table-cell office:value-type="time" office:time-value="PT11H28M58S" calcext:value-type="time">
            <text:p>11:28:58</text:p>
          </table:table-cell>
          <table:table-cell office:value-type="time" office:time-value="PT13H24M42S" calcext:value-type="time">
            <text:p>13:24:42</text:p>
          </table:table-cell>
          <table:table-cell table:formula="of:=IF(OR([.B322]=&quot;&quot;;[.E322]=&quot;&quot;);&quot;&quot;;ROUND(ABS([.B322]-[.E322])*86400))" office:value-type="float" office:value="1" calcext:value-type="float">
            <text:p>1</text:p>
          </table:table-cell>
          <table:table-cell table:formula="of:=IF(OR([.C322]=&quot;&quot;;[.F322]=&quot;&quot;);&quot;&quot;;ROUND(ABS([.C322]-[.F322])*86400))" office:value-type="float" office:value="1" calcext:value-type="float">
            <text:p>1</text:p>
          </table:table-cell>
          <table:table-cell table:formula="of:=IF(OR([.D322]=&quot;&quot;;[.G322]=&quot;&quot;);&quot;&quot;;ROUND(ABS([.D322]-[.G32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time" office:time-value="PT09H38M41S" calcext:value-type="time">
            <text:p>09:38:41</text:p>
          </table:table-cell>
          <table:table-cell office:value-type="time" office:time-value="PT11H29M09S" calcext:value-type="time">
            <text:p>11:29:09</text:p>
          </table:table-cell>
          <table:table-cell office:value-type="time" office:time-value="PT13H18M39S" calcext:value-type="time">
            <text:p>13:18:39</text:p>
          </table:table-cell>
          <table:table-cell office:value-type="time" office:time-value="PT09H38M40S" calcext:value-type="time">
            <text:p>09:38:40</text:p>
          </table:table-cell>
          <table:table-cell office:value-type="time" office:time-value="PT11H29M09S" calcext:value-type="time">
            <text:p>11:29:09</text:p>
          </table:table-cell>
          <table:table-cell office:value-type="time" office:time-value="PT13H18M40S" calcext:value-type="time">
            <text:p>13:18:40</text:p>
          </table:table-cell>
          <table:table-cell table:formula="of:=IF(OR([.B323]=&quot;&quot;;[.E323]=&quot;&quot;);&quot;&quot;;ROUND(ABS([.B323]-[.E323])*86400))" office:value-type="float" office:value="1" calcext:value-type="float">
            <text:p>1</text:p>
          </table:table-cell>
          <table:table-cell table:formula="of:=IF(OR([.C323]=&quot;&quot;;[.F323]=&quot;&quot;);&quot;&quot;;ROUND(ABS([.C323]-[.F323])*86400))" office:value-type="float" office:value="0" calcext:value-type="float">
            <text:p>0</text:p>
          </table:table-cell>
          <table:table-cell table:formula="of:=IF(OR([.D323]=&quot;&quot;;[.G323]=&quot;&quot;);&quot;&quot;;ROUND(ABS([.D323]-[.G32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9H45M21S" calcext:value-type="time">
            <text:p>09:45:21</text:p>
          </table:table-cell>
          <table:table-cell office:value-type="time" office:time-value="PT11H29M21S" calcext:value-type="time">
            <text:p>11:29:21</text:p>
          </table:table-cell>
          <table:table-cell office:value-type="time" office:time-value="PT13H12M25S" calcext:value-type="time">
            <text:p>13:12:25</text:p>
          </table:table-cell>
          <table:table-cell office:value-type="time" office:time-value="PT09H45M19S" calcext:value-type="time">
            <text:p>09:45:19</text:p>
          </table:table-cell>
          <table:table-cell office:value-type="time" office:time-value="PT11H29M21S" calcext:value-type="time">
            <text:p>11:29:21</text:p>
          </table:table-cell>
          <table:table-cell office:value-type="time" office:time-value="PT13H12M26S" calcext:value-type="time">
            <text:p>13:12:26</text:p>
          </table:table-cell>
          <table:table-cell table:formula="of:=IF(OR([.B324]=&quot;&quot;;[.E324]=&quot;&quot;);&quot;&quot;;ROUND(ABS([.B324]-[.E324])*86400))" office:value-type="float" office:value="2" calcext:value-type="float">
            <text:p>2</text:p>
          </table:table-cell>
          <table:table-cell table:formula="of:=IF(OR([.C324]=&quot;&quot;;[.F324]=&quot;&quot;);&quot;&quot;;ROUND(ABS([.C324]-[.F324])*86400))" office:value-type="float" office:value="0" calcext:value-type="float">
            <text:p>0</text:p>
          </table:table-cell>
          <table:table-cell table:formula="of:=IF(OR([.D324]=&quot;&quot;;[.G324]=&quot;&quot;);&quot;&quot;;ROUND(ABS([.D324]-[.G32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9H52M16S" calcext:value-type="time">
            <text:p>09:52:16</text:p>
          </table:table-cell>
          <table:table-cell office:value-type="time" office:time-value="PT11H29M34S" calcext:value-type="time">
            <text:p>11:29:34</text:p>
          </table:table-cell>
          <table:table-cell office:value-type="time" office:time-value="PT13H05M58S" calcext:value-type="time">
            <text:p>13:05:58</text:p>
          </table:table-cell>
          <table:table-cell office:value-type="time" office:time-value="PT09H52M15S" calcext:value-type="time">
            <text:p>09:52:15</text:p>
          </table:table-cell>
          <table:table-cell office:value-type="time" office:time-value="PT11H29M34S" calcext:value-type="time">
            <text:p>11:29:34</text:p>
          </table:table-cell>
          <table:table-cell office:value-type="time" office:time-value="PT13H05M59S" calcext:value-type="time">
            <text:p>13:05:59</text:p>
          </table:table-cell>
          <table:table-cell table:formula="of:=IF(OR([.B325]=&quot;&quot;;[.E325]=&quot;&quot;);&quot;&quot;;ROUND(ABS([.B325]-[.E325])*86400))" office:value-type="float" office:value="1" calcext:value-type="float">
            <text:p>1</text:p>
          </table:table-cell>
          <table:table-cell table:formula="of:=IF(OR([.C325]=&quot;&quot;;[.F325]=&quot;&quot;);&quot;&quot;;ROUND(ABS([.C325]-[.F325])*86400))" office:value-type="float" office:value="0" calcext:value-type="float">
            <text:p>0</text:p>
          </table:table-cell>
          <table:table-cell table:formula="of:=IF(OR([.D325]=&quot;&quot;;[.G325]=&quot;&quot;);&quot;&quot;;ROUND(ABS([.D325]-[.G32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9H59M30S" calcext:value-type="time">
            <text:p>09:59:30</text:p>
          </table:table-cell>
          <table:table-cell office:value-type="time" office:time-value="PT11H29M48S" calcext:value-type="time">
            <text:p>11:29:48</text:p>
          </table:table-cell>
          <table:table-cell office:value-type="time" office:time-value="PT12H59M13S" calcext:value-type="time">
            <text:p>12:59:13</text:p>
          </table:table-cell>
          <table:table-cell office:value-type="time" office:time-value="PT09H59M29S" calcext:value-type="time">
            <text:p>09:59:29</text:p>
          </table:table-cell>
          <table:table-cell office:value-type="time" office:time-value="PT11H29M48S" calcext:value-type="time">
            <text:p>11:29:48</text:p>
          </table:table-cell>
          <table:table-cell office:value-type="time" office:time-value="PT12H59M14S" calcext:value-type="time">
            <text:p>12:59:14</text:p>
          </table:table-cell>
          <table:table-cell table:formula="of:=IF(OR([.B326]=&quot;&quot;;[.E326]=&quot;&quot;);&quot;&quot;;ROUND(ABS([.B326]-[.E326])*86400))" office:value-type="float" office:value="1" calcext:value-type="float">
            <text:p>1</text:p>
          </table:table-cell>
          <table:table-cell table:formula="of:=IF(OR([.C326]=&quot;&quot;;[.F326]=&quot;&quot;);&quot;&quot;;ROUND(ABS([.C326]-[.F326])*86400))" office:value-type="float" office:value="0" calcext:value-type="float">
            <text:p>0</text:p>
          </table:table-cell>
          <table:table-cell table:formula="of:=IF(OR([.D326]=&quot;&quot;;[.G326]=&quot;&quot;);&quot;&quot;;ROUND(ABS([.D326]-[.G32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10H07M07S" calcext:value-type="time">
            <text:p>10:07:07</text:p>
          </table:table-cell>
          <table:table-cell office:value-type="time" office:time-value="PT11H30M03S" calcext:value-type="time">
            <text:p>11:30:03</text:p>
          </table:table-cell>
          <table:table-cell office:value-type="time" office:time-value="PT12H52M06S" calcext:value-type="time">
            <text:p>12:52:06</text:p>
          </table:table-cell>
          <table:table-cell office:value-type="time" office:time-value="PT10H07M06S" calcext:value-type="time">
            <text:p>10:07:06</text:p>
          </table:table-cell>
          <table:table-cell office:value-type="time" office:time-value="PT11H30M03S" calcext:value-type="time">
            <text:p>11:30:03</text:p>
          </table:table-cell>
          <table:table-cell office:value-type="time" office:time-value="PT12H52M08S" calcext:value-type="time">
            <text:p>12:52:08</text:p>
          </table:table-cell>
          <table:table-cell table:formula="of:=IF(OR([.B327]=&quot;&quot;;[.E327]=&quot;&quot;);&quot;&quot;;ROUND(ABS([.B327]-[.E327])*86400))" office:value-type="float" office:value="1" calcext:value-type="float">
            <text:p>1</text:p>
          </table:table-cell>
          <table:table-cell table:formula="of:=IF(OR([.C327]=&quot;&quot;;[.F327]=&quot;&quot;);&quot;&quot;;ROUND(ABS([.C327]-[.F327])*86400))" office:value-type="float" office:value="0" calcext:value-type="float">
            <text:p>0</text:p>
          </table:table-cell>
          <table:table-cell table:formula="of:=IF(OR([.D327]=&quot;&quot;;[.G327]=&quot;&quot;);&quot;&quot;;ROUND(ABS([.D327]-[.G32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10H15M15S" calcext:value-type="time">
            <text:p>10:15:15</text:p>
          </table:table-cell>
          <table:table-cell office:value-type="time" office:time-value="PT11H30M18S" calcext:value-type="time">
            <text:p>11:30:18</text:p>
          </table:table-cell>
          <table:table-cell office:value-type="time" office:time-value="PT12H44M32S" calcext:value-type="time">
            <text:p>12:44:32</text:p>
          </table:table-cell>
          <table:table-cell office:value-type="time" office:time-value="PT10H15M13S" calcext:value-type="time">
            <text:p>10:15:13</text:p>
          </table:table-cell>
          <table:table-cell office:value-type="time" office:time-value="PT11H30M19S" calcext:value-type="time">
            <text:p>11:30:19</text:p>
          </table:table-cell>
          <table:table-cell office:value-type="time" office:time-value="PT12H44M33S" calcext:value-type="time">
            <text:p>12:44:33</text:p>
          </table:table-cell>
          <table:table-cell table:formula="of:=IF(OR([.B328]=&quot;&quot;;[.E328]=&quot;&quot;);&quot;&quot;;ROUND(ABS([.B328]-[.E328])*86400))" office:value-type="float" office:value="2" calcext:value-type="float">
            <text:p>2</text:p>
          </table:table-cell>
          <table:table-cell table:formula="of:=IF(OR([.C328]=&quot;&quot;;[.F328]=&quot;&quot;);&quot;&quot;;ROUND(ABS([.C328]-[.F328])*86400))" office:value-type="float" office:value="1" calcext:value-type="float">
            <text:p>1</text:p>
          </table:table-cell>
          <table:table-cell table:formula="of:=IF(OR([.D328]=&quot;&quot;;[.G328]=&quot;&quot;);&quot;&quot;;ROUND(ABS([.D328]-[.G32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10H24M02S" calcext:value-type="time">
            <text:p>10:24:02</text:p>
          </table:table-cell>
          <table:table-cell office:value-type="time" office:time-value="PT11H30M35S" calcext:value-type="time">
            <text:p>11:30:35</text:p>
          </table:table-cell>
          <table:table-cell office:value-type="time" office:time-value="PT12H36M19S" calcext:value-type="time">
            <text:p>12:36:19</text:p>
          </table:table-cell>
          <table:table-cell office:value-type="time" office:time-value="PT10H24M01S" calcext:value-type="time">
            <text:p>10:24:01</text:p>
          </table:table-cell>
          <table:table-cell office:value-type="time" office:time-value="PT11H30M35S" calcext:value-type="time">
            <text:p>11:30:35</text:p>
          </table:table-cell>
          <table:table-cell office:value-type="time" office:time-value="PT12H36M20S" calcext:value-type="time">
            <text:p>12:36:20</text:p>
          </table:table-cell>
          <table:table-cell table:formula="of:=IF(OR([.B329]=&quot;&quot;;[.E329]=&quot;&quot;);&quot;&quot;;ROUND(ABS([.B329]-[.E329])*86400))" office:value-type="float" office:value="1" calcext:value-type="float">
            <text:p>1</text:p>
          </table:table-cell>
          <table:table-cell table:formula="of:=IF(OR([.C329]=&quot;&quot;;[.F329]=&quot;&quot;);&quot;&quot;;ROUND(ABS([.C329]-[.F329])*86400))" office:value-type="float" office:value="0" calcext:value-type="float">
            <text:p>0</text:p>
          </table:table-cell>
          <table:table-cell table:formula="of:=IF(OR([.D329]=&quot;&quot;;[.G329]=&quot;&quot;);&quot;&quot;;ROUND(ABS([.D329]-[.G32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time" office:time-value="PT10H33M47S" calcext:value-type="time">
            <text:p>10:33:47</text:p>
          </table:table-cell>
          <table:table-cell office:value-type="time" office:time-value="PT11H30M52S" calcext:value-type="time">
            <text:p>11:30:52</text:p>
          </table:table-cell>
          <table:table-cell office:value-type="time" office:time-value="PT12H27M10S" calcext:value-type="time">
            <text:p>12:27:10</text:p>
          </table:table-cell>
          <table:table-cell office:value-type="time" office:time-value="PT10H33M45S" calcext:value-type="time">
            <text:p>10:33:45</text:p>
          </table:table-cell>
          <table:table-cell office:value-type="time" office:time-value="PT11H30M52S" calcext:value-type="time">
            <text:p>11:30:52</text:p>
          </table:table-cell>
          <table:table-cell office:value-type="time" office:time-value="PT12H27M11S" calcext:value-type="time">
            <text:p>12:27:11</text:p>
          </table:table-cell>
          <table:table-cell table:formula="of:=IF(OR([.B330]=&quot;&quot;;[.E330]=&quot;&quot;);&quot;&quot;;ROUND(ABS([.B330]-[.E330])*86400))" office:value-type="float" office:value="2" calcext:value-type="float">
            <text:p>2</text:p>
          </table:table-cell>
          <table:table-cell table:formula="of:=IF(OR([.C330]=&quot;&quot;;[.F330]=&quot;&quot;);&quot;&quot;;ROUND(ABS([.C330]-[.F330])*86400))" office:value-type="float" office:value="0" calcext:value-type="float">
            <text:p>0</text:p>
          </table:table-cell>
          <table:table-cell table:formula="of:=IF(OR([.D330]=&quot;&quot;;[.G330]=&quot;&quot;);&quot;&quot;;ROUND(ABS([.D330]-[.G33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time" office:time-value="PT10H45M03S" calcext:value-type="time">
            <text:p>10:45:03</text:p>
          </table:table-cell>
          <table:table-cell office:value-type="time" office:time-value="PT11H31M10S" calcext:value-type="time">
            <text:p>11:31:10</text:p>
          </table:table-cell>
          <table:table-cell office:value-type="time" office:time-value="PT12H16M31S" calcext:value-type="time">
            <text:p>12:16:31</text:p>
          </table:table-cell>
          <table:table-cell office:value-type="time" office:time-value="PT10H45M01S" calcext:value-type="time">
            <text:p>10:45:01</text:p>
          </table:table-cell>
          <table:table-cell office:value-type="time" office:time-value="PT11H31M10S" calcext:value-type="time">
            <text:p>11:31:10</text:p>
          </table:table-cell>
          <table:table-cell office:value-type="time" office:time-value="PT12H16M33S" calcext:value-type="time">
            <text:p>12:16:33</text:p>
          </table:table-cell>
          <table:table-cell table:formula="of:=IF(OR([.B331]=&quot;&quot;;[.E331]=&quot;&quot;);&quot;&quot;;ROUND(ABS([.B331]-[.E331])*86400))" office:value-type="float" office:value="2" calcext:value-type="float">
            <text:p>2</text:p>
          </table:table-cell>
          <table:table-cell table:formula="of:=IF(OR([.C331]=&quot;&quot;;[.F331]=&quot;&quot;);&quot;&quot;;ROUND(ABS([.C331]-[.F331])*86400))" office:value-type="float" office:value="0" calcext:value-type="float">
            <text:p>0</text:p>
          </table:table-cell>
          <table:table-cell table:formula="of:=IF(OR([.D331]=&quot;&quot;;[.G331]=&quot;&quot;);&quot;&quot;;ROUND(ABS([.D331]-[.G33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time" office:time-value="PT10H59M23S" calcext:value-type="time">
            <text:p>10:59:23</text:p>
          </table:table-cell>
          <table:table-cell office:value-type="time" office:time-value="PT11H31M29S" calcext:value-type="time">
            <text:p>11:31:29</text:p>
          </table:table-cell>
          <table:table-cell office:value-type="time" office:time-value="PT12H02M50S" calcext:value-type="time">
            <text:p>12:02:50</text:p>
          </table:table-cell>
          <table:table-cell office:value-type="time" office:time-value="PT10H59M21S" calcext:value-type="time">
            <text:p>10:59:21</text:p>
          </table:table-cell>
          <table:table-cell office:value-type="time" office:time-value="PT11H31M29S" calcext:value-type="time">
            <text:p>11:31:29</text:p>
          </table:table-cell>
          <table:table-cell office:value-type="time" office:time-value="PT12H02M52S" calcext:value-type="time">
            <text:p>12:02:52</text:p>
          </table:table-cell>
          <table:table-cell table:formula="of:=IF(OR([.B332]=&quot;&quot;;[.E332]=&quot;&quot;);&quot;&quot;;ROUND(ABS([.B332]-[.E332])*86400))" office:value-type="float" office:value="2" calcext:value-type="float">
            <text:p>2</text:p>
          </table:table-cell>
          <table:table-cell table:formula="of:=IF(OR([.C332]=&quot;&quot;;[.F332]=&quot;&quot;);&quot;&quot;;ROUND(ABS([.C332]-[.F332])*86400))" office:value-type="float" office:value="0" calcext:value-type="float">
            <text:p>0</text:p>
          </table:table-cell>
          <table:table-cell table:formula="of:=IF(OR([.D332]=&quot;&quot;;[.G332]=&quot;&quot;);&quot;&quot;;ROUND(ABS([.D332]-[.G33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table:number-columns-repeated="3"/>
          <table:table-cell office:value-type="time" office:time-value="PT11H33M13S" calcext:value-type="time">
            <text:p>11:33:13</text:p>
          </table:table-cell>
          <table:table-cell office:value-type="time" office:time-value="PT11H31M48S" calcext:value-type="time">
            <text:p>11:31:48</text:p>
          </table:table-cell>
          <table:table-cell office:value-type="time" office:time-value="PT11H41M20S" calcext:value-type="time">
            <text:p>11:41:20</text:p>
          </table:table-cell>
          <table:table-cell table:formula="of:=IF(OR([.B333]=&quot;&quot;;[.E333]=&quot;&quot;);&quot;&quot;;ROUND(ABS([.B333]-[.E333])*86400))">
            <text:p/>
          </table:table-cell>
          <table:table-cell table:formula="of:=IF(OR([.C333]=&quot;&quot;;[.F333]=&quot;&quot;);&quot;&quot;;ROUND(ABS([.C333]-[.F333])*86400))">
            <text:p/>
          </table:table-cell>
          <table:table-cell table:formula="of:=IF(OR([.D333]=&quot;&quot;;[.G333]=&quot;&quot;);&quot;&quot;;ROUND(ABS([.D333]-[.G33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table:number-columns-repeated="4"/>
          <table:table-cell office:value-type="time" office:time-value="PT11H32M08S" calcext:value-type="time">
            <text:p>11:32:08</text:p>
          </table:table-cell>
          <table:table-cell/>
          <table:table-cell table:formula="of:=IF(OR([.B334]=&quot;&quot;;[.E334]=&quot;&quot;);&quot;&quot;;ROUND(ABS([.B334]-[.E334])*86400))">
            <text:p/>
          </table:table-cell>
          <table:table-cell table:formula="of:=IF(OR([.C334]=&quot;&quot;;[.F334]=&quot;&quot;);&quot;&quot;;ROUND(ABS([.C334]-[.F334])*86400))">
            <text:p/>
          </table:table-cell>
          <table:table-cell table:formula="of:=IF(OR([.D334]=&quot;&quot;;[.G334]=&quot;&quot;);&quot;&quot;;ROUND(ABS([.D334]-[.G334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table:number-columns-repeated="4"/>
          <table:table-cell office:value-type="time" office:time-value="PT11H32M29S" calcext:value-type="time">
            <text:p>11:32:29</text:p>
          </table:table-cell>
          <table:table-cell/>
          <table:table-cell table:formula="of:=IF(OR([.B335]=&quot;&quot;;[.E335]=&quot;&quot;);&quot;&quot;;ROUND(ABS([.B335]-[.E335])*86400))">
            <text:p/>
          </table:table-cell>
          <table:table-cell table:formula="of:=IF(OR([.C335]=&quot;&quot;;[.F335]=&quot;&quot;);&quot;&quot;;ROUND(ABS([.C335]-[.F335])*86400))">
            <text:p/>
          </table:table-cell>
          <table:table-cell table:formula="of:=IF(OR([.D335]=&quot;&quot;;[.G335]=&quot;&quot;);&quot;&quot;;ROUND(ABS([.D335]-[.G335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table:number-columns-repeated="4"/>
          <table:table-cell office:value-type="time" office:time-value="PT11H32M50S" calcext:value-type="time">
            <text:p>11:32:50</text:p>
          </table:table-cell>
          <table:table-cell/>
          <table:table-cell table:formula="of:=IF(OR([.B336]=&quot;&quot;;[.E336]=&quot;&quot;);&quot;&quot;;ROUND(ABS([.B336]-[.E336])*86400))">
            <text:p/>
          </table:table-cell>
          <table:table-cell table:formula="of:=IF(OR([.C336]=&quot;&quot;;[.F336]=&quot;&quot;);&quot;&quot;;ROUND(ABS([.C336]-[.F336])*86400))">
            <text:p/>
          </table:table-cell>
          <table:table-cell table:formula="of:=IF(OR([.D336]=&quot;&quot;;[.G336]=&quot;&quot;);&quot;&quot;;ROUND(ABS([.D336]-[.G336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table:number-columns-repeated="4"/>
          <table:table-cell office:value-type="time" office:time-value="PT11H33M12S" calcext:value-type="time">
            <text:p>11:33:12</text:p>
          </table:table-cell>
          <table:table-cell/>
          <table:table-cell table:formula="of:=IF(OR([.B337]=&quot;&quot;;[.E337]=&quot;&quot;);&quot;&quot;;ROUND(ABS([.B337]-[.E337])*86400))">
            <text:p/>
          </table:table-cell>
          <table:table-cell table:formula="of:=IF(OR([.C337]=&quot;&quot;;[.F337]=&quot;&quot;);&quot;&quot;;ROUND(ABS([.C337]-[.F337])*86400))">
            <text:p/>
          </table:table-cell>
          <table:table-cell table:formula="of:=IF(OR([.D337]=&quot;&quot;;[.G337]=&quot;&quot;);&quot;&quot;;ROUND(ABS([.D337]-[.G337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table:number-columns-repeated="4"/>
          <table:table-cell office:value-type="time" office:time-value="PT11H33M35S" calcext:value-type="time">
            <text:p>11:33:35</text:p>
          </table:table-cell>
          <table:table-cell/>
          <table:table-cell table:formula="of:=IF(OR([.B338]=&quot;&quot;;[.E338]=&quot;&quot;);&quot;&quot;;ROUND(ABS([.B338]-[.E338])*86400))">
            <text:p/>
          </table:table-cell>
          <table:table-cell table:formula="of:=IF(OR([.C338]=&quot;&quot;;[.F338]=&quot;&quot;);&quot;&quot;;ROUND(ABS([.C338]-[.F338])*86400))">
            <text:p/>
          </table:table-cell>
          <table:table-cell table:formula="of:=IF(OR([.D338]=&quot;&quot;;[.G338]=&quot;&quot;);&quot;&quot;;ROUND(ABS([.D338]-[.G338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table:number-columns-repeated="4"/>
          <table:table-cell office:value-type="time" office:time-value="PT11H33M58S" calcext:value-type="time">
            <text:p>11:33:58</text:p>
          </table:table-cell>
          <table:table-cell/>
          <table:table-cell table:formula="of:=IF(OR([.B339]=&quot;&quot;;[.E339]=&quot;&quot;);&quot;&quot;;ROUND(ABS([.B339]-[.E339])*86400))">
            <text:p/>
          </table:table-cell>
          <table:table-cell table:formula="of:=IF(OR([.C339]=&quot;&quot;;[.F339]=&quot;&quot;);&quot;&quot;;ROUND(ABS([.C339]-[.F339])*86400))">
            <text:p/>
          </table:table-cell>
          <table:table-cell table:formula="of:=IF(OR([.D339]=&quot;&quot;;[.G339]=&quot;&quot;);&quot;&quot;;ROUND(ABS([.D339]-[.G339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table:number-columns-repeated="4"/>
          <table:table-cell office:value-type="time" office:time-value="PT11H34M22S" calcext:value-type="time">
            <text:p>11:34:22</text:p>
          </table:table-cell>
          <table:table-cell/>
          <table:table-cell table:formula="of:=IF(OR([.B340]=&quot;&quot;;[.E340]=&quot;&quot;);&quot;&quot;;ROUND(ABS([.B340]-[.E340])*86400))">
            <text:p/>
          </table:table-cell>
          <table:table-cell table:formula="of:=IF(OR([.C340]=&quot;&quot;;[.F340]=&quot;&quot;);&quot;&quot;;ROUND(ABS([.C340]-[.F340])*86400))">
            <text:p/>
          </table:table-cell>
          <table:table-cell table:formula="of:=IF(OR([.D340]=&quot;&quot;;[.G340]=&quot;&quot;);&quot;&quot;;ROUND(ABS([.D340]-[.G340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table:number-columns-repeated="4"/>
          <table:table-cell office:value-type="time" office:time-value="PT11H34M47S" calcext:value-type="time">
            <text:p>11:34:47</text:p>
          </table:table-cell>
          <table:table-cell/>
          <table:table-cell table:formula="of:=IF(OR([.B341]=&quot;&quot;;[.E341]=&quot;&quot;);&quot;&quot;;ROUND(ABS([.B341]-[.E341])*86400))">
            <text:p/>
          </table:table-cell>
          <table:table-cell table:formula="of:=IF(OR([.C341]=&quot;&quot;;[.F341]=&quot;&quot;);&quot;&quot;;ROUND(ABS([.C341]-[.F341])*86400))">
            <text:p/>
          </table:table-cell>
          <table:table-cell table:formula="of:=IF(OR([.D341]=&quot;&quot;;[.G341]=&quot;&quot;);&quot;&quot;;ROUND(ABS([.D341]-[.G341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table:number-columns-repeated="4"/>
          <table:table-cell office:value-type="time" office:time-value="PT11H35M12S" calcext:value-type="time">
            <text:p>11:35:12</text:p>
          </table:table-cell>
          <table:table-cell/>
          <table:table-cell table:formula="of:=IF(OR([.B342]=&quot;&quot;;[.E342]=&quot;&quot;);&quot;&quot;;ROUND(ABS([.B342]-[.E342])*86400))">
            <text:p/>
          </table:table-cell>
          <table:table-cell table:formula="of:=IF(OR([.C342]=&quot;&quot;;[.F342]=&quot;&quot;);&quot;&quot;;ROUND(ABS([.C342]-[.F342])*86400))">
            <text:p/>
          </table:table-cell>
          <table:table-cell table:formula="of:=IF(OR([.D342]=&quot;&quot;;[.G342]=&quot;&quot;);&quot;&quot;;ROUND(ABS([.D342]-[.G342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table:number-columns-repeated="4"/>
          <table:table-cell office:value-type="time" office:time-value="PT11H35M37S" calcext:value-type="time">
            <text:p>11:35:37</text:p>
          </table:table-cell>
          <table:table-cell/>
          <table:table-cell table:formula="of:=IF(OR([.B343]=&quot;&quot;;[.E343]=&quot;&quot;);&quot;&quot;;ROUND(ABS([.B343]-[.E343])*86400))">
            <text:p/>
          </table:table-cell>
          <table:table-cell table:formula="of:=IF(OR([.C343]=&quot;&quot;;[.F343]=&quot;&quot;);&quot;&quot;;ROUND(ABS([.C343]-[.F343])*86400))">
            <text:p/>
          </table:table-cell>
          <table:table-cell table:formula="of:=IF(OR([.D343]=&quot;&quot;;[.G343]=&quot;&quot;);&quot;&quot;;ROUND(ABS([.D343]-[.G343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table:number-columns-repeated="4"/>
          <table:table-cell office:value-type="time" office:time-value="PT11H36M03S" calcext:value-type="time">
            <text:p>11:36:03</text:p>
          </table:table-cell>
          <table:table-cell/>
          <table:table-cell table:formula="of:=IF(OR([.B344]=&quot;&quot;;[.E344]=&quot;&quot;);&quot;&quot;;ROUND(ABS([.B344]-[.E344])*86400))">
            <text:p/>
          </table:table-cell>
          <table:table-cell table:formula="of:=IF(OR([.C344]=&quot;&quot;;[.F344]=&quot;&quot;);&quot;&quot;;ROUND(ABS([.C344]-[.F344])*86400))">
            <text:p/>
          </table:table-cell>
          <table:table-cell table:formula="of:=IF(OR([.D344]=&quot;&quot;;[.G344]=&quot;&quot;);&quot;&quot;;ROUND(ABS([.D344]-[.G344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table:number-columns-repeated="4"/>
          <table:table-cell office:value-type="time" office:time-value="PT11H36M30S" calcext:value-type="time">
            <text:p>11:36:30</text:p>
          </table:table-cell>
          <table:table-cell/>
          <table:table-cell table:formula="of:=IF(OR([.B345]=&quot;&quot;;[.E345]=&quot;&quot;);&quot;&quot;;ROUND(ABS([.B345]-[.E345])*86400))">
            <text:p/>
          </table:table-cell>
          <table:table-cell table:formula="of:=IF(OR([.C345]=&quot;&quot;;[.F345]=&quot;&quot;);&quot;&quot;;ROUND(ABS([.C345]-[.F345])*86400))">
            <text:p/>
          </table:table-cell>
          <table:table-cell table:formula="of:=IF(OR([.D345]=&quot;&quot;;[.G345]=&quot;&quot;);&quot;&quot;;ROUND(ABS([.D345]-[.G345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table:number-columns-repeated="4"/>
          <table:table-cell office:value-type="time" office:time-value="PT11H36M57S" calcext:value-type="time">
            <text:p>11:36:57</text:p>
          </table:table-cell>
          <table:table-cell/>
          <table:table-cell table:formula="of:=IF(OR([.B346]=&quot;&quot;;[.E346]=&quot;&quot;);&quot;&quot;;ROUND(ABS([.B346]-[.E346])*86400))">
            <text:p/>
          </table:table-cell>
          <table:table-cell table:formula="of:=IF(OR([.C346]=&quot;&quot;;[.F346]=&quot;&quot;);&quot;&quot;;ROUND(ABS([.C346]-[.F346])*86400))">
            <text:p/>
          </table:table-cell>
          <table:table-cell table:formula="of:=IF(OR([.D346]=&quot;&quot;;[.G346]=&quot;&quot;);&quot;&quot;;ROUND(ABS([.D346]-[.G346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table:number-columns-repeated="4"/>
          <table:table-cell office:value-type="time" office:time-value="PT11H37M24S" calcext:value-type="time">
            <text:p>11:37:24</text:p>
          </table:table-cell>
          <table:table-cell/>
          <table:table-cell table:formula="of:=IF(OR([.B347]=&quot;&quot;;[.E347]=&quot;&quot;);&quot;&quot;;ROUND(ABS([.B347]-[.E347])*86400))">
            <text:p/>
          </table:table-cell>
          <table:table-cell table:formula="of:=IF(OR([.C347]=&quot;&quot;;[.F347]=&quot;&quot;);&quot;&quot;;ROUND(ABS([.C347]-[.F347])*86400))">
            <text:p/>
          </table:table-cell>
          <table:table-cell table:formula="of:=IF(OR([.D347]=&quot;&quot;;[.G347]=&quot;&quot;);&quot;&quot;;ROUND(ABS([.D347]-[.G347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table:number-columns-repeated="4"/>
          <table:table-cell office:value-type="time" office:time-value="PT11H37M52S" calcext:value-type="time">
            <text:p>11:37:52</text:p>
          </table:table-cell>
          <table:table-cell/>
          <table:table-cell table:formula="of:=IF(OR([.B348]=&quot;&quot;;[.E348]=&quot;&quot;);&quot;&quot;;ROUND(ABS([.B348]-[.E348])*86400))">
            <text:p/>
          </table:table-cell>
          <table:table-cell table:formula="of:=IF(OR([.C348]=&quot;&quot;;[.F348]=&quot;&quot;);&quot;&quot;;ROUND(ABS([.C348]-[.F348])*86400))">
            <text:p/>
          </table:table-cell>
          <table:table-cell table:formula="of:=IF(OR([.D348]=&quot;&quot;;[.G348]=&quot;&quot;);&quot;&quot;;ROUND(ABS([.D348]-[.G348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table:number-columns-repeated="4"/>
          <table:table-cell office:value-type="time" office:time-value="PT11H38M20S" calcext:value-type="time">
            <text:p>11:38:20</text:p>
          </table:table-cell>
          <table:table-cell/>
          <table:table-cell table:formula="of:=IF(OR([.B349]=&quot;&quot;;[.E349]=&quot;&quot;);&quot;&quot;;ROUND(ABS([.B349]-[.E349])*86400))">
            <text:p/>
          </table:table-cell>
          <table:table-cell table:formula="of:=IF(OR([.C349]=&quot;&quot;;[.F349]=&quot;&quot;);&quot;&quot;;ROUND(ABS([.C349]-[.F349])*86400))">
            <text:p/>
          </table:table-cell>
          <table:table-cell table:formula="of:=IF(OR([.D349]=&quot;&quot;;[.G349]=&quot;&quot;);&quot;&quot;;ROUND(ABS([.D349]-[.G349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table:number-columns-repeated="4"/>
          <table:table-cell office:value-type="time" office:time-value="PT11H38M48S" calcext:value-type="time">
            <text:p>11:38:48</text:p>
          </table:table-cell>
          <table:table-cell/>
          <table:table-cell table:formula="of:=IF(OR([.B350]=&quot;&quot;;[.E350]=&quot;&quot;);&quot;&quot;;ROUND(ABS([.B350]-[.E350])*86400))">
            <text:p/>
          </table:table-cell>
          <table:table-cell table:formula="of:=IF(OR([.C350]=&quot;&quot;;[.F350]=&quot;&quot;);&quot;&quot;;ROUND(ABS([.C350]-[.F350])*86400))">
            <text:p/>
          </table:table-cell>
          <table:table-cell table:formula="of:=IF(OR([.D350]=&quot;&quot;;[.G350]=&quot;&quot;);&quot;&quot;;ROUND(ABS([.D350]-[.G350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table:number-columns-repeated="4"/>
          <table:table-cell office:value-type="time" office:time-value="PT11H39M17S" calcext:value-type="time">
            <text:p>11:39:17</text:p>
          </table:table-cell>
          <table:table-cell/>
          <table:table-cell table:formula="of:=IF(OR([.B351]=&quot;&quot;;[.E351]=&quot;&quot;);&quot;&quot;;ROUND(ABS([.B351]-[.E351])*86400))">
            <text:p/>
          </table:table-cell>
          <table:table-cell table:formula="of:=IF(OR([.C351]=&quot;&quot;;[.F351]=&quot;&quot;);&quot;&quot;;ROUND(ABS([.C351]-[.F351])*86400))">
            <text:p/>
          </table:table-cell>
          <table:table-cell table:formula="of:=IF(OR([.D351]=&quot;&quot;;[.G351]=&quot;&quot;);&quot;&quot;;ROUND(ABS([.D351]-[.G351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table:number-columns-repeated="4"/>
          <table:table-cell office:value-type="time" office:time-value="PT11H39M46S" calcext:value-type="time">
            <text:p>11:39:46</text:p>
          </table:table-cell>
          <table:table-cell/>
          <table:table-cell table:formula="of:=IF(OR([.B352]=&quot;&quot;;[.E352]=&quot;&quot;);&quot;&quot;;ROUND(ABS([.B352]-[.E352])*86400))">
            <text:p/>
          </table:table-cell>
          <table:table-cell table:formula="of:=IF(OR([.C352]=&quot;&quot;;[.F352]=&quot;&quot;);&quot;&quot;;ROUND(ABS([.C352]-[.F352])*86400))">
            <text:p/>
          </table:table-cell>
          <table:table-cell table:formula="of:=IF(OR([.D352]=&quot;&quot;;[.G352]=&quot;&quot;);&quot;&quot;;ROUND(ABS([.D352]-[.G352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table:number-columns-repeated="4"/>
          <table:table-cell office:value-type="time" office:time-value="PT11H40M15S" calcext:value-type="time">
            <text:p>11:40:15</text:p>
          </table:table-cell>
          <table:table-cell/>
          <table:table-cell table:formula="of:=IF(OR([.B353]=&quot;&quot;;[.E353]=&quot;&quot;);&quot;&quot;;ROUND(ABS([.B353]-[.E353])*86400))">
            <text:p/>
          </table:table-cell>
          <table:table-cell table:formula="of:=IF(OR([.C353]=&quot;&quot;;[.F353]=&quot;&quot;);&quot;&quot;;ROUND(ABS([.C353]-[.F353])*86400))">
            <text:p/>
          </table:table-cell>
          <table:table-cell table:formula="of:=IF(OR([.D353]=&quot;&quot;;[.G353]=&quot;&quot;);&quot;&quot;;ROUND(ABS([.D353]-[.G353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table:number-columns-repeated="4"/>
          <table:table-cell office:value-type="time" office:time-value="PT11H40M45S" calcext:value-type="time">
            <text:p>11:40:45</text:p>
          </table:table-cell>
          <table:table-cell/>
          <table:table-cell table:formula="of:=IF(OR([.B354]=&quot;&quot;;[.E354]=&quot;&quot;);&quot;&quot;;ROUND(ABS([.B354]-[.E354])*86400))">
            <text:p/>
          </table:table-cell>
          <table:table-cell table:formula="of:=IF(OR([.C354]=&quot;&quot;;[.F354]=&quot;&quot;);&quot;&quot;;ROUND(ABS([.C354]-[.F354])*86400))">
            <text:p/>
          </table:table-cell>
          <table:table-cell table:formula="of:=IF(OR([.D354]=&quot;&quot;;[.G354]=&quot;&quot;);&quot;&quot;;ROUND(ABS([.D354]-[.G354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table:number-columns-repeated="4"/>
          <table:table-cell office:value-type="time" office:time-value="PT11H41M14S" calcext:value-type="time">
            <text:p>11:41:14</text:p>
          </table:table-cell>
          <table:table-cell/>
          <table:table-cell table:formula="of:=IF(OR([.B355]=&quot;&quot;;[.E355]=&quot;&quot;);&quot;&quot;;ROUND(ABS([.B355]-[.E355])*86400))">
            <text:p/>
          </table:table-cell>
          <table:table-cell table:formula="of:=IF(OR([.C355]=&quot;&quot;;[.F355]=&quot;&quot;);&quot;&quot;;ROUND(ABS([.C355]-[.F355])*86400))">
            <text:p/>
          </table:table-cell>
          <table:table-cell table:formula="of:=IF(OR([.D355]=&quot;&quot;;[.G355]=&quot;&quot;);&quot;&quot;;ROUND(ABS([.D355]-[.G355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table:number-columns-repeated="4"/>
          <table:table-cell office:value-type="time" office:time-value="PT11H41M44S" calcext:value-type="time">
            <text:p>11:41:44</text:p>
          </table:table-cell>
          <table:table-cell/>
          <table:table-cell table:formula="of:=IF(OR([.B356]=&quot;&quot;;[.E356]=&quot;&quot;);&quot;&quot;;ROUND(ABS([.B356]-[.E356])*86400))">
            <text:p/>
          </table:table-cell>
          <table:table-cell table:formula="of:=IF(OR([.C356]=&quot;&quot;;[.F356]=&quot;&quot;);&quot;&quot;;ROUND(ABS([.C356]-[.F356])*86400))">
            <text:p/>
          </table:table-cell>
          <table:table-cell table:formula="of:=IF(OR([.D356]=&quot;&quot;;[.G356]=&quot;&quot;);&quot;&quot;;ROUND(ABS([.D356]-[.G356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table:number-columns-repeated="4"/>
          <table:table-cell office:value-type="time" office:time-value="PT11H42M14S" calcext:value-type="time">
            <text:p>11:42:14</text:p>
          </table:table-cell>
          <table:table-cell/>
          <table:table-cell table:formula="of:=IF(OR([.B357]=&quot;&quot;;[.E357]=&quot;&quot;);&quot;&quot;;ROUND(ABS([.B357]-[.E357])*86400))">
            <text:p/>
          </table:table-cell>
          <table:table-cell table:formula="of:=IF(OR([.C357]=&quot;&quot;;[.F357]=&quot;&quot;);&quot;&quot;;ROUND(ABS([.C357]-[.F357])*86400))">
            <text:p/>
          </table:table-cell>
          <table:table-cell table:formula="of:=IF(OR([.D357]=&quot;&quot;;[.G357]=&quot;&quot;);&quot;&quot;;ROUND(ABS([.D357]-[.G357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table:number-columns-repeated="4"/>
          <table:table-cell office:value-type="time" office:time-value="PT11H42M44S" calcext:value-type="time">
            <text:p>11:42:44</text:p>
          </table:table-cell>
          <table:table-cell/>
          <table:table-cell table:formula="of:=IF(OR([.B358]=&quot;&quot;;[.E358]=&quot;&quot;);&quot;&quot;;ROUND(ABS([.B358]-[.E358])*86400))">
            <text:p/>
          </table:table-cell>
          <table:table-cell table:formula="of:=IF(OR([.C358]=&quot;&quot;;[.F358]=&quot;&quot;);&quot;&quot;;ROUND(ABS([.C358]-[.F358])*86400))">
            <text:p/>
          </table:table-cell>
          <table:table-cell table:formula="of:=IF(OR([.D358]=&quot;&quot;;[.G358]=&quot;&quot;);&quot;&quot;;ROUND(ABS([.D358]-[.G358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table:number-columns-repeated="4"/>
          <table:table-cell office:value-type="time" office:time-value="PT11H43M14S" calcext:value-type="time">
            <text:p>11:43:14</text:p>
          </table:table-cell>
          <table:table-cell/>
          <table:table-cell table:formula="of:=IF(OR([.B359]=&quot;&quot;;[.E359]=&quot;&quot;);&quot;&quot;;ROUND(ABS([.B359]-[.E359])*86400))">
            <text:p/>
          </table:table-cell>
          <table:table-cell table:formula="of:=IF(OR([.C359]=&quot;&quot;;[.F359]=&quot;&quot;);&quot;&quot;;ROUND(ABS([.C359]-[.F359])*86400))">
            <text:p/>
          </table:table-cell>
          <table:table-cell table:formula="of:=IF(OR([.D359]=&quot;&quot;;[.G359]=&quot;&quot;);&quot;&quot;;ROUND(ABS([.D359]-[.G359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table:number-columns-repeated="4"/>
          <table:table-cell office:value-type="time" office:time-value="PT11H43M44S" calcext:value-type="time">
            <text:p>11:43:44</text:p>
          </table:table-cell>
          <table:table-cell/>
          <table:table-cell table:formula="of:=IF(OR([.B360]=&quot;&quot;;[.E360]=&quot;&quot;);&quot;&quot;;ROUND(ABS([.B360]-[.E360])*86400))">
            <text:p/>
          </table:table-cell>
          <table:table-cell table:formula="of:=IF(OR([.C360]=&quot;&quot;;[.F360]=&quot;&quot;);&quot;&quot;;ROUND(ABS([.C360]-[.F360])*86400))">
            <text:p/>
          </table:table-cell>
          <table:table-cell table:formula="of:=IF(OR([.D360]=&quot;&quot;;[.G360]=&quot;&quot;);&quot;&quot;;ROUND(ABS([.D360]-[.G360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table:number-columns-repeated="4"/>
          <table:table-cell office:value-type="time" office:time-value="PT11H44M14S" calcext:value-type="time">
            <text:p>11:44:14</text:p>
          </table:table-cell>
          <table:table-cell/>
          <table:table-cell table:formula="of:=IF(OR([.B361]=&quot;&quot;;[.E361]=&quot;&quot;);&quot;&quot;;ROUND(ABS([.B361]-[.E361])*86400))">
            <text:p/>
          </table:table-cell>
          <table:table-cell table:formula="of:=IF(OR([.C361]=&quot;&quot;;[.F361]=&quot;&quot;);&quot;&quot;;ROUND(ABS([.C361]-[.F361])*86400))">
            <text:p/>
          </table:table-cell>
          <table:table-cell table:formula="of:=IF(OR([.D361]=&quot;&quot;;[.G361]=&quot;&quot;);&quot;&quot;;ROUND(ABS([.D361]-[.G361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table:number-columns-repeated="4"/>
          <table:table-cell office:value-type="time" office:time-value="PT11H44M43S" calcext:value-type="time">
            <text:p>11:44:43</text:p>
          </table:table-cell>
          <table:table-cell/>
          <table:table-cell table:formula="of:=IF(OR([.B362]=&quot;&quot;;[.E362]=&quot;&quot;);&quot;&quot;;ROUND(ABS([.B362]-[.E362])*86400))">
            <text:p/>
          </table:table-cell>
          <table:table-cell table:formula="of:=IF(OR([.C362]=&quot;&quot;;[.F362]=&quot;&quot;);&quot;&quot;;ROUND(ABS([.C362]-[.F362])*86400))">
            <text:p/>
          </table:table-cell>
          <table:table-cell table:formula="of:=IF(OR([.D362]=&quot;&quot;;[.G362]=&quot;&quot;);&quot;&quot;;ROUND(ABS([.D362]-[.G362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table:number-columns-repeated="4"/>
          <table:table-cell office:value-type="time" office:time-value="PT11H45M13S" calcext:value-type="time">
            <text:p>11:45:13</text:p>
          </table:table-cell>
          <table:table-cell/>
          <table:table-cell table:formula="of:=IF(OR([.B363]=&quot;&quot;;[.E363]=&quot;&quot;);&quot;&quot;;ROUND(ABS([.B363]-[.E363])*86400))">
            <text:p/>
          </table:table-cell>
          <table:table-cell table:formula="of:=IF(OR([.C363]=&quot;&quot;;[.F363]=&quot;&quot;);&quot;&quot;;ROUND(ABS([.C363]-[.F363])*86400))">
            <text:p/>
          </table:table-cell>
          <table:table-cell table:formula="of:=IF(OR([.D363]=&quot;&quot;;[.G363]=&quot;&quot;);&quot;&quot;;ROUND(ABS([.D363]-[.G363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table:number-columns-repeated="4"/>
          <table:table-cell office:value-type="time" office:time-value="PT11H45M42S" calcext:value-type="time">
            <text:p>11:45:42</text:p>
          </table:table-cell>
          <table:table-cell/>
          <table:table-cell table:formula="of:=IF(OR([.B364]=&quot;&quot;;[.E364]=&quot;&quot;);&quot;&quot;;ROUND(ABS([.B364]-[.E364])*86400))">
            <text:p/>
          </table:table-cell>
          <table:table-cell table:formula="of:=IF(OR([.C364]=&quot;&quot;;[.F364]=&quot;&quot;);&quot;&quot;;ROUND(ABS([.C364]-[.F364])*86400))">
            <text:p/>
          </table:table-cell>
          <table:table-cell table:formula="of:=IF(OR([.D364]=&quot;&quot;;[.G364]=&quot;&quot;);&quot;&quot;;ROUND(ABS([.D364]-[.G364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table:number-columns-repeated="4"/>
          <table:table-cell office:value-type="time" office:time-value="PT11H46M12S" calcext:value-type="time">
            <text:p>11:46:12</text:p>
          </table:table-cell>
          <table:table-cell/>
          <table:table-cell table:formula="of:=IF(OR([.B365]=&quot;&quot;;[.E365]=&quot;&quot;);&quot;&quot;;ROUND(ABS([.B365]-[.E365])*86400))">
            <text:p/>
          </table:table-cell>
          <table:table-cell table:formula="of:=IF(OR([.C365]=&quot;&quot;;[.F365]=&quot;&quot;);&quot;&quot;;ROUND(ABS([.C365]-[.F365])*86400))">
            <text:p/>
          </table:table-cell>
          <table:table-cell table:formula="of:=IF(OR([.D365]=&quot;&quot;;[.G365]=&quot;&quot;);&quot;&quot;;ROUND(ABS([.D365]-[.G365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table:number-columns-repeated="4"/>
          <table:table-cell office:value-type="time" office:time-value="PT11H46M41S" calcext:value-type="time">
            <text:p>11:46:41</text:p>
          </table:table-cell>
          <table:table-cell/>
          <table:table-cell table:formula="of:=IF(OR([.B366]=&quot;&quot;;[.E366]=&quot;&quot;);&quot;&quot;;ROUND(ABS([.B366]-[.E366])*86400))">
            <text:p/>
          </table:table-cell>
          <table:table-cell table:formula="of:=IF(OR([.C366]=&quot;&quot;;[.F366]=&quot;&quot;);&quot;&quot;;ROUND(ABS([.C366]-[.F366])*86400))">
            <text:p/>
          </table:table-cell>
          <table:table-cell table:formula="of:=IF(OR([.D366]=&quot;&quot;;[.G366]=&quot;&quot;);&quot;&quot;;ROUND(ABS([.D366]-[.G366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table:number-columns-repeated="4"/>
          <table:table-cell office:value-type="time" office:time-value="PT11H47M09S" calcext:value-type="time">
            <text:p>11:47:09</text:p>
          </table:table-cell>
          <table:table-cell/>
          <table:table-cell table:formula="of:=IF(OR([.B367]=&quot;&quot;;[.E367]=&quot;&quot;);&quot;&quot;;ROUND(ABS([.B367]-[.E367])*86400))">
            <text:p/>
          </table:table-cell>
          <table:table-cell table:formula="of:=IF(OR([.C367]=&quot;&quot;;[.F367]=&quot;&quot;);&quot;&quot;;ROUND(ABS([.C367]-[.F367])*86400))">
            <text:p/>
          </table:table-cell>
          <table:table-cell table:formula="of:=IF(OR([.D367]=&quot;&quot;;[.G367]=&quot;&quot;);&quot;&quot;;ROUND(ABS([.D367]-[.G367])*86400))">
            <text:p/>
          </table:table-cell>
          <table:table-cell table:number-columns-repeated="7"/>
          <table:table-cell table:style-name="Default" table:number-columns-repeated="2"/>
        </table:table-row>
      </table:table>
      <table:table table:name="North Temperate - London" table:style-name="ta1">
        <office:forms form:automatic-focus="false" form:apply-design-mode="false"/>
        <table:table-column table:style-name="co1" table:default-cell-style-name="ce26"/>
        <table:table-column table:style-name="co1" table:number-columns-repeated="3" table:default-cell-style-name="ce27"/>
        <table:table-column table:style-name="co1" table:number-columns-repeated="3" table:default-cell-style-name="ce28"/>
        <table:table-column table:style-name="co1" table:number-columns-repeated="3" table:default-cell-style-name="ce29"/>
        <table:table-column table:style-name="co1" table:default-cell-style-name="ce30"/>
        <table:table-column table:style-name="co1" table:number-columns-repeated="2" table:default-cell-style-name="ce33"/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3" table:default-cell-style-name="ce36"/>
        <table:table-row table:style-name="ro1">
          <table:table-cell table:style-name="ce25" office:value-type="string" calcext:value-type="string" table:number-columns-spanned="1" table:number-rows-spanned="2">
            <text:p>Date</text:p>
          </table:table-cell>
          <table:table-cell table:style-name="ce25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Go SAMPA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25"/>
          <table:table-cell/>
          <table:table-cell table:style-name="ce25" office:value-type="string" calcext:value-type="string" table:number-columns-spanned="1" table:number-rows-spanned="2">
            <text:p>Parameter</text:p>
          </table:table-cell>
          <table:table-cell table:style-name="ce25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5"/>
        </table:table-row>
        <table:table-row table:style-name="ro1">
          <table:covered-table-cell table:style-name="ce25"/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/>
          <table:covered-table-cell table:number-columns-repeated="2" table:style-name="ce31"/>
          <table:table-cell/>
          <table:table-cell table:style-name="Default"/>
          <table:table-cell table:style-name="ce36"/>
          <table:table-cell table:style-name="Default" table:number-columns-repeated="3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time" office:time-value="PT08H05M12S" calcext:value-type="time">
            <text:p>08:05:12</text:p>
          </table:table-cell>
          <table:table-cell office:value-type="time" office:time-value="PT12H04M03S" calcext:value-type="time">
            <text:p>12:04:03</text:p>
          </table:table-cell>
          <table:table-cell office:value-type="time" office:time-value="PT16H03M06S" calcext:value-type="time">
            <text:p>16:03:06</text:p>
          </table:table-cell>
          <table:table-cell office:value-type="time" office:time-value="PT08H05M13S" calcext:value-type="time">
            <text:p>08:05:13</text:p>
          </table:table-cell>
          <table:table-cell office:value-type="time" office:time-value="PT12H04M03S" calcext:value-type="time">
            <text:p>12:04:03</text:p>
          </table:table-cell>
          <table:table-cell office:value-type="time" office:time-value="PT16H03M04S" calcext:value-type="time">
            <text:p>16:03:04</text:p>
          </table:table-cell>
          <table:table-cell table:formula="of:=IF(OR([.B3]=&quot;&quot;;[.E3]=&quot;&quot;);&quot;&quot;;ROUND(ABS([.B3]-[.E3])*86400))" office:value-type="float" office:value="1" calcext:value-type="float">
            <text:p>1</text:p>
          </table:table-cell>
          <table:table-cell table:formula="of:=IF(OR([.C3]=&quot;&quot;;[.F3]=&quot;&quot;);&quot;&quot;;ROUND(ABS([.C3]-[.F3])*86400))" office:value-type="float" office:value="0" calcext:value-type="float">
            <text:p>0</text:p>
          </table:table-cell>
          <table:table-cell table:formula="of:=IF(OR([.D3]=&quot;&quot;;[.G3]=&quot;&quot;);&quot;&quot;;ROUND(ABS([.D3]-[.G3])*86400))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Latitude</text:p>
          </table:table-cell>
          <table:table-cell table:style-name="ce34" office:value-type="float" office:value="51.507222" calcext:value-type="float">
            <text:p>51.507222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time" office:time-value="PT08H05M04S" calcext:value-type="time">
            <text:p>08:05:04</text:p>
          </table:table-cell>
          <table:table-cell office:value-type="time" office:time-value="PT12H04M31S" calcext:value-type="time">
            <text:p>12:04:31</text:p>
          </table:table-cell>
          <table:table-cell office:value-type="time" office:time-value="PT16H04M10S" calcext:value-type="time">
            <text:p>16:04:10</text:p>
          </table:table-cell>
          <table:table-cell office:value-type="time" office:time-value="PT08H05M06S" calcext:value-type="time">
            <text:p>08:05:06</text:p>
          </table:table-cell>
          <table:table-cell office:value-type="time" office:time-value="PT12H04M31S" calcext:value-type="time">
            <text:p>12:04:31</text:p>
          </table:table-cell>
          <table:table-cell office:value-type="time" office:time-value="PT16H04M09S" calcext:value-type="time">
            <text:p>16:04:09</text:p>
          </table:table-cell>
          <table:table-cell table:formula="of:=IF(OR([.B4]=&quot;&quot;;[.E4]=&quot;&quot;);&quot;&quot;;ROUND(ABS([.B4]-[.E4])*86400))" office:value-type="float" office:value="2" calcext:value-type="float">
            <text:p>2</text:p>
          </table:table-cell>
          <table:table-cell table:formula="of:=IF(OR([.C4]=&quot;&quot;;[.F4]=&quot;&quot;);&quot;&quot;;ROUND(ABS([.C4]-[.F4])*86400))" office:value-type="float" office:value="0" calcext:value-type="float">
            <text:p>0</text:p>
          </table:table-cell>
          <table:table-cell table:formula="of:=IF(OR([.D4]=&quot;&quot;;[.G4]=&quot;&quot;);&quot;&quot;;ROUND(ABS([.D4]-[.G4])*86400))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Longitude</text:p>
          </table:table-cell>
          <table:table-cell table:style-name="ce34" office:value-type="float" office:value="-0.1275" calcext:value-type="float">
            <text:p>-0.1275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time" office:time-value="PT08H04M54S" calcext:value-type="time">
            <text:p>08:04:54</text:p>
          </table:table-cell>
          <table:table-cell office:value-type="time" office:time-value="PT12H04M59S" calcext:value-type="time">
            <text:p>12:04:59</text:p>
          </table:table-cell>
          <table:table-cell office:value-type="time" office:time-value="PT16H05M18S" calcext:value-type="time">
            <text:p>16:05:18</text:p>
          </table:table-cell>
          <table:table-cell office:value-type="time" office:time-value="PT08H04M55S" calcext:value-type="time">
            <text:p>08:04:55</text:p>
          </table:table-cell>
          <table:table-cell office:value-type="time" office:time-value="PT12H04M59S" calcext:value-type="time">
            <text:p>12:04:59</text:p>
          </table:table-cell>
          <table:table-cell office:value-type="time" office:time-value="PT16H05M16S" calcext:value-type="time">
            <text:p>16:05:16</text:p>
          </table:table-cell>
          <table:table-cell table:formula="of:=IF(OR([.B5]=&quot;&quot;;[.E5]=&quot;&quot;);&quot;&quot;;ROUND(ABS([.B5]-[.E5])*86400))" office:value-type="float" office:value="1" calcext:value-type="float">
            <text:p>1</text:p>
          </table:table-cell>
          <table:table-cell table:formula="of:=IF(OR([.C5]=&quot;&quot;;[.F5]=&quot;&quot;);&quot;&quot;;ROUND(ABS([.C5]-[.F5])*86400))" office:value-type="float" office:value="0" calcext:value-type="float">
            <text:p>0</text:p>
          </table:table-cell>
          <table:table-cell table:formula="of:=IF(OR([.D5]=&quot;&quot;;[.G5]=&quot;&quot;);&quot;&quot;;ROUND(ABS([.D5]-[.G5])*86400))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Elevation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time" office:time-value="PT08H04M40S" calcext:value-type="time">
            <text:p>08:04:40</text:p>
          </table:table-cell>
          <table:table-cell office:value-type="time" office:time-value="PT12H05M26S" calcext:value-type="time">
            <text:p>12:05:26</text:p>
          </table:table-cell>
          <table:table-cell office:value-type="time" office:time-value="PT16H06M28S" calcext:value-type="time">
            <text:p>16:06:28</text:p>
          </table:table-cell>
          <table:table-cell office:value-type="time" office:time-value="PT08H04M41S" calcext:value-type="time">
            <text:p>08:04:41</text:p>
          </table:table-cell>
          <table:table-cell office:value-type="time" office:time-value="PT12H05M26S" calcext:value-type="time">
            <text:p>12:05:26</text:p>
          </table:table-cell>
          <table:table-cell office:value-type="time" office:time-value="PT16H06M26S" calcext:value-type="time">
            <text:p>16:06:26</text:p>
          </table:table-cell>
          <table:table-cell table:formula="of:=IF(OR([.B6]=&quot;&quot;;[.E6]=&quot;&quot;);&quot;&quot;;ROUND(ABS([.B6]-[.E6])*86400))" office:value-type="float" office:value="1" calcext:value-type="float">
            <text:p>1</text:p>
          </table:table-cell>
          <table:table-cell table:formula="of:=IF(OR([.C6]=&quot;&quot;;[.F6]=&quot;&quot;);&quot;&quot;;ROUND(ABS([.C6]-[.F6])*86400))" office:value-type="float" office:value="0" calcext:value-type="float">
            <text:p>0</text:p>
          </table:table-cell>
          <table:table-cell table:formula="of:=IF(OR([.D6]=&quot;&quot;;[.G6]=&quot;&quot;);&quot;&quot;;ROUND(ABS([.D6]-[.G6])*86400))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Timezone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time" office:time-value="PT08H04M22S" calcext:value-type="time">
            <text:p>08:04:22</text:p>
          </table:table-cell>
          <table:table-cell office:value-type="time" office:time-value="PT12H05M53S" calcext:value-type="time">
            <text:p>12:05:53</text:p>
          </table:table-cell>
          <table:table-cell office:value-type="time" office:time-value="PT16H07M40S" calcext:value-type="time">
            <text:p>16:07:40</text:p>
          </table:table-cell>
          <table:table-cell office:value-type="time" office:time-value="PT08H04M24S" calcext:value-type="time">
            <text:p>08:04:24</text:p>
          </table:table-cell>
          <table:table-cell office:value-type="time" office:time-value="PT12H05M53S" calcext:value-type="time">
            <text:p>12:05:53</text:p>
          </table:table-cell>
          <table:table-cell office:value-type="time" office:time-value="PT16H07M38S" calcext:value-type="time">
            <text:p>16:07:38</text:p>
          </table:table-cell>
          <table:table-cell table:formula="of:=IF(OR([.B7]=&quot;&quot;;[.E7]=&quot;&quot;);&quot;&quot;;ROUND(ABS([.B7]-[.E7])*86400))" office:value-type="float" office:value="2" calcext:value-type="float">
            <text:p>2</text:p>
          </table:table-cell>
          <table:table-cell table:formula="of:=IF(OR([.C7]=&quot;&quot;;[.F7]=&quot;&quot;);&quot;&quot;;ROUND(ABS([.C7]-[.F7])*86400))" office:value-type="float" office:value="0" calcext:value-type="float">
            <text:p>0</text:p>
          </table:table-cell>
          <table:table-cell table:formula="of:=IF(OR([.D7]=&quot;&quot;;[.G7]=&quot;&quot;);&quot;&quot;;ROUND(ABS([.D7]-[.G7])*86400))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Temperature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time" office:time-value="PT08H04M02S" calcext:value-type="time">
            <text:p>08:04:02</text:p>
          </table:table-cell>
          <table:table-cell office:value-type="time" office:time-value="PT12H06M20S" calcext:value-type="time">
            <text:p>12:06:20</text:p>
          </table:table-cell>
          <table:table-cell office:value-type="time" office:time-value="PT16H08M55S" calcext:value-type="time">
            <text:p>16:08:55</text:p>
          </table:table-cell>
          <table:table-cell office:value-type="time" office:time-value="PT08H04M03S" calcext:value-type="time">
            <text:p>08:04:03</text:p>
          </table:table-cell>
          <table:table-cell office:value-type="time" office:time-value="PT12H06M20S" calcext:value-type="time">
            <text:p>12:06:20</text:p>
          </table:table-cell>
          <table:table-cell office:value-type="time" office:time-value="PT16H08M53S" calcext:value-type="time">
            <text:p>16:08:53</text:p>
          </table:table-cell>
          <table:table-cell table:formula="of:=IF(OR([.B8]=&quot;&quot;;[.E8]=&quot;&quot;);&quot;&quot;;ROUND(ABS([.B8]-[.E8])*86400))" office:value-type="float" office:value="1" calcext:value-type="float">
            <text:p>1</text:p>
          </table:table-cell>
          <table:table-cell table:formula="of:=IF(OR([.C8]=&quot;&quot;;[.F8]=&quot;&quot;);&quot;&quot;;ROUND(ABS([.C8]-[.F8])*86400))" office:value-type="float" office:value="0" calcext:value-type="float">
            <text:p>0</text:p>
          </table:table-cell>
          <table:table-cell table:formula="of:=IF(OR([.D8]=&quot;&quot;;[.G8]=&quot;&quot;);&quot;&quot;;ROUND(ABS([.D8]-[.G8])*86400))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Pressure</text:p>
          </table:table-cell>
          <table:table-cell table:style-name="ce34" office:value-type="float" office:value="1010" calcext:value-type="float">
            <text:p>1010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time" office:time-value="PT08H03M38S" calcext:value-type="time">
            <text:p>08:03:38</text:p>
          </table:table-cell>
          <table:table-cell office:value-type="time" office:time-value="PT12H06M46S" calcext:value-type="time">
            <text:p>12:06:46</text:p>
          </table:table-cell>
          <table:table-cell office:value-type="time" office:time-value="PT16H10M12S" calcext:value-type="time">
            <text:p>16:10:12</text:p>
          </table:table-cell>
          <table:table-cell office:value-type="time" office:time-value="PT08H03M40S" calcext:value-type="time">
            <text:p>08:03:40</text:p>
          </table:table-cell>
          <table:table-cell office:value-type="time" office:time-value="PT12H06M46S" calcext:value-type="time">
            <text:p>12:06:46</text:p>
          </table:table-cell>
          <table:table-cell office:value-type="time" office:time-value="PT16H10M10S" calcext:value-type="time">
            <text:p>16:10:10</text:p>
          </table:table-cell>
          <table:table-cell table:formula="of:=IF(OR([.B9]=&quot;&quot;;[.E9]=&quot;&quot;);&quot;&quot;;ROUND(ABS([.B9]-[.E9])*86400))" office:value-type="float" office:value="2" calcext:value-type="float">
            <text:p>2</text:p>
          </table:table-cell>
          <table:table-cell table:formula="of:=IF(OR([.C9]=&quot;&quot;;[.F9]=&quot;&quot;);&quot;&quot;;ROUND(ABS([.C9]-[.F9])*86400))" office:value-type="float" office:value="0" calcext:value-type="float">
            <text:p>0</text:p>
          </table:table-cell>
          <table:table-cell table:formula="of:=IF(OR([.D9]=&quot;&quot;;[.G9]=&quot;&quot;);&quot;&quot;;ROUND(ABS([.D9]-[.G9])*86400))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Delta T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time" office:time-value="PT08H03M11S" calcext:value-type="time">
            <text:p>08:03:11</text:p>
          </table:table-cell>
          <table:table-cell office:value-type="time" office:time-value="PT12H07M11S" calcext:value-type="time">
            <text:p>12:07:11</text:p>
          </table:table-cell>
          <table:table-cell office:value-type="time" office:time-value="PT16H11M31S" calcext:value-type="time">
            <text:p>16:11:31</text:p>
          </table:table-cell>
          <table:table-cell office:value-type="time" office:time-value="PT08H03M12S" calcext:value-type="time">
            <text:p>08:03:12</text:p>
          </table:table-cell>
          <table:table-cell office:value-type="time" office:time-value="PT12H07M12S" calcext:value-type="time">
            <text:p>12:07:12</text:p>
          </table:table-cell>
          <table:table-cell office:value-type="time" office:time-value="PT16H11M29S" calcext:value-type="time">
            <text:p>16:11:29</text:p>
          </table:table-cell>
          <table:table-cell table:formula="of:=IF(OR([.B10]=&quot;&quot;;[.E10]=&quot;&quot;);&quot;&quot;;ROUND(ABS([.B10]-[.E10])*86400))" office:value-type="float" office:value="1" calcext:value-type="float">
            <text:p>1</text:p>
          </table:table-cell>
          <table:table-cell table:formula="of:=IF(OR([.C10]=&quot;&quot;;[.F10]=&quot;&quot;);&quot;&quot;;ROUND(ABS([.C10]-[.F10])*86400))" office:value-type="float" office:value="1" calcext:value-type="float">
            <text:p>1</text:p>
          </table:table-cell>
          <table:table-cell table:formula="of:=IF(OR([.D10]=&quot;&quot;;[.G10]=&quot;&quot;);&quot;&quot;;ROUND(ABS([.D10]-[.G10])*86400))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"/>
          <table:table-cell table:style-name="ce36"/>
          <table:table-cell table:number-columns-repeated="3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time" office:time-value="PT08H02M41S" calcext:value-type="time">
            <text:p>08:02:41</text:p>
          </table:table-cell>
          <table:table-cell office:value-type="time" office:time-value="PT12H07M36S" calcext:value-type="time">
            <text:p>12:07:36</text:p>
          </table:table-cell>
          <table:table-cell office:value-type="time" office:time-value="PT16H12M52S" calcext:value-type="time">
            <text:p>16:12:52</text:p>
          </table:table-cell>
          <table:table-cell office:value-type="time" office:time-value="PT08H02M42S" calcext:value-type="time">
            <text:p>08:02:42</text:p>
          </table:table-cell>
          <table:table-cell office:value-type="time" office:time-value="PT12H07M37S" calcext:value-type="time">
            <text:p>12:07:37</text:p>
          </table:table-cell>
          <table:table-cell office:value-type="time" office:time-value="PT16H12M51S" calcext:value-type="time">
            <text:p>16:12:51</text:p>
          </table:table-cell>
          <table:table-cell table:formula="of:=IF(OR([.B11]=&quot;&quot;;[.E11]=&quot;&quot;);&quot;&quot;;ROUND(ABS([.B11]-[.E11])*86400))" office:value-type="float" office:value="1" calcext:value-type="float">
            <text:p>1</text:p>
          </table:table-cell>
          <table:table-cell table:formula="of:=IF(OR([.C11]=&quot;&quot;;[.F11]=&quot;&quot;);&quot;&quot;;ROUND(ABS([.C11]-[.F11])*86400))" office:value-type="float" office:value="1" calcext:value-type="float">
            <text:p>1</text:p>
          </table:table-cell>
          <table:table-cell table:formula="of:=IF(OR([.D11]=&quot;&quot;;[.G11]=&quot;&quot;);&quot;&quot;;ROUND(ABS([.D11]-[.G11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time" office:time-value="PT08H02M07S" calcext:value-type="time">
            <text:p>08:02:07</text:p>
          </table:table-cell>
          <table:table-cell office:value-type="time" office:time-value="PT12H08M01S" calcext:value-type="time">
            <text:p>12:08:01</text:p>
          </table:table-cell>
          <table:table-cell office:value-type="time" office:time-value="PT16H14M15S" calcext:value-type="time">
            <text:p>16:14:15</text:p>
          </table:table-cell>
          <table:table-cell office:value-type="time" office:time-value="PT08H02M09S" calcext:value-type="time">
            <text:p>08:02:09</text:p>
          </table:table-cell>
          <table:table-cell office:value-type="time" office:time-value="PT12H08M01S" calcext:value-type="time">
            <text:p>12:08:01</text:p>
          </table:table-cell>
          <table:table-cell office:value-type="time" office:time-value="PT16H14M14S" calcext:value-type="time">
            <text:p>16:14:14</text:p>
          </table:table-cell>
          <table:table-cell table:formula="of:=IF(OR([.B12]=&quot;&quot;;[.E12]=&quot;&quot;);&quot;&quot;;ROUND(ABS([.B12]-[.E12])*86400))" office:value-type="float" office:value="2" calcext:value-type="float">
            <text:p>2</text:p>
          </table:table-cell>
          <table:table-cell table:formula="of:=IF(OR([.C12]=&quot;&quot;;[.F12]=&quot;&quot;);&quot;&quot;;ROUND(ABS([.C12]-[.F12])*86400))" office:value-type="float" office:value="0" calcext:value-type="float">
            <text:p>0</text:p>
          </table:table-cell>
          <table:table-cell table:formula="of:=IF(OR([.D12]=&quot;&quot;;[.G12]=&quot;&quot;);&quot;&quot;;ROUND(ABS([.D12]-[.G12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time" office:time-value="PT08H01M30S" calcext:value-type="time">
            <text:p>08:01:30</text:p>
          </table:table-cell>
          <table:table-cell office:value-type="time" office:time-value="PT12H08M25S" calcext:value-type="time">
            <text:p>12:08:25</text:p>
          </table:table-cell>
          <table:table-cell office:value-type="time" office:time-value="PT16H15M41S" calcext:value-type="time">
            <text:p>16:15:41</text:p>
          </table:table-cell>
          <table:table-cell office:value-type="time" office:time-value="PT08H01M32S" calcext:value-type="time">
            <text:p>08:01:32</text:p>
          </table:table-cell>
          <table:table-cell office:value-type="time" office:time-value="PT12H08M25S" calcext:value-type="time">
            <text:p>12:08:25</text:p>
          </table:table-cell>
          <table:table-cell office:value-type="time" office:time-value="PT16H15M39S" calcext:value-type="time">
            <text:p>16:15:39</text:p>
          </table:table-cell>
          <table:table-cell table:formula="of:=IF(OR([.B13]=&quot;&quot;;[.E13]=&quot;&quot;);&quot;&quot;;ROUND(ABS([.B13]-[.E13])*86400))" office:value-type="float" office:value="2" calcext:value-type="float">
            <text:p>2</text:p>
          </table:table-cell>
          <table:table-cell table:formula="of:=IF(OR([.C13]=&quot;&quot;;[.F13]=&quot;&quot;);&quot;&quot;;ROUND(ABS([.C13]-[.F13])*86400))" office:value-type="float" office:value="0" calcext:value-type="float">
            <text:p>0</text:p>
          </table:table-cell>
          <table:table-cell table:formula="of:=IF(OR([.D13]=&quot;&quot;;[.G13]=&quot;&quot;);&quot;&quot;;ROUND(ABS([.D13]-[.G13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time" office:time-value="PT08H00M51S" calcext:value-type="time">
            <text:p>08:00:51</text:p>
          </table:table-cell>
          <table:table-cell office:value-type="time" office:time-value="PT12H08M48S" calcext:value-type="time">
            <text:p>12:08:48</text:p>
          </table:table-cell>
          <table:table-cell office:value-type="time" office:time-value="PT16H17M08S" calcext:value-type="time">
            <text:p>16:17:08</text:p>
          </table:table-cell>
          <table:table-cell office:value-type="time" office:time-value="PT08H00M52S" calcext:value-type="time">
            <text:p>08:00:52</text:p>
          </table:table-cell>
          <table:table-cell office:value-type="time" office:time-value="PT12H08M48S" calcext:value-type="time">
            <text:p>12:08:48</text:p>
          </table:table-cell>
          <table:table-cell office:value-type="time" office:time-value="PT16H17M06S" calcext:value-type="time">
            <text:p>16:17:06</text:p>
          </table:table-cell>
          <table:table-cell table:formula="of:=IF(OR([.B14]=&quot;&quot;;[.E14]=&quot;&quot;);&quot;&quot;;ROUND(ABS([.B14]-[.E14])*86400))" office:value-type="float" office:value="1" calcext:value-type="float">
            <text:p>1</text:p>
          </table:table-cell>
          <table:table-cell table:formula="of:=IF(OR([.C14]=&quot;&quot;;[.F14]=&quot;&quot;);&quot;&quot;;ROUND(ABS([.C14]-[.F14])*86400))" office:value-type="float" office:value="0" calcext:value-type="float">
            <text:p>0</text:p>
          </table:table-cell>
          <table:table-cell table:formula="of:=IF(OR([.D14]=&quot;&quot;;[.G14]=&quot;&quot;);&quot;&quot;;ROUND(ABS([.D14]-[.G14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time" office:time-value="PT08H00M08S" calcext:value-type="time">
            <text:p>08:00:08</text:p>
          </table:table-cell>
          <table:table-cell office:value-type="time" office:time-value="PT12H09M11S" calcext:value-type="time">
            <text:p>12:09:11</text:p>
          </table:table-cell>
          <table:table-cell office:value-type="time" office:time-value="PT16H18M37S" calcext:value-type="time">
            <text:p>16:18:37</text:p>
          </table:table-cell>
          <table:table-cell office:value-type="time" office:time-value="PT08H00M09S" calcext:value-type="time">
            <text:p>08:00:09</text:p>
          </table:table-cell>
          <table:table-cell office:value-type="time" office:time-value="PT12H09M11S" calcext:value-type="time">
            <text:p>12:09:11</text:p>
          </table:table-cell>
          <table:table-cell office:value-type="time" office:time-value="PT16H18M35S" calcext:value-type="time">
            <text:p>16:18:35</text:p>
          </table:table-cell>
          <table:table-cell table:formula="of:=IF(OR([.B15]=&quot;&quot;;[.E15]=&quot;&quot;);&quot;&quot;;ROUND(ABS([.B15]-[.E15])*86400))" office:value-type="float" office:value="1" calcext:value-type="float">
            <text:p>1</text:p>
          </table:table-cell>
          <table:table-cell table:formula="of:=IF(OR([.C15]=&quot;&quot;;[.F15]=&quot;&quot;);&quot;&quot;;ROUND(ABS([.C15]-[.F15])*86400))" office:value-type="float" office:value="0" calcext:value-type="float">
            <text:p>0</text:p>
          </table:table-cell>
          <table:table-cell table:formula="of:=IF(OR([.D15]=&quot;&quot;;[.G15]=&quot;&quot;);&quot;&quot;;ROUND(ABS([.D15]-[.G1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time" office:time-value="PT07H59M22S" calcext:value-type="time">
            <text:p>07:59:22</text:p>
          </table:table-cell>
          <table:table-cell office:value-type="time" office:time-value="PT12H09M33S" calcext:value-type="time">
            <text:p>12:09:33</text:p>
          </table:table-cell>
          <table:table-cell office:value-type="time" office:time-value="PT16H20M07S" calcext:value-type="time">
            <text:p>16:20:07</text:p>
          </table:table-cell>
          <table:table-cell office:value-type="time" office:time-value="PT07H59M24S" calcext:value-type="time">
            <text:p>07:59:24</text:p>
          </table:table-cell>
          <table:table-cell office:value-type="time" office:time-value="PT12H09M33S" calcext:value-type="time">
            <text:p>12:09:33</text:p>
          </table:table-cell>
          <table:table-cell office:value-type="time" office:time-value="PT16H20M06S" calcext:value-type="time">
            <text:p>16:20:06</text:p>
          </table:table-cell>
          <table:table-cell table:formula="of:=IF(OR([.B16]=&quot;&quot;;[.E16]=&quot;&quot;);&quot;&quot;;ROUND(ABS([.B16]-[.E16])*86400))" office:value-type="float" office:value="2" calcext:value-type="float">
            <text:p>2</text:p>
          </table:table-cell>
          <table:table-cell table:formula="of:=IF(OR([.C16]=&quot;&quot;;[.F16]=&quot;&quot;);&quot;&quot;;ROUND(ABS([.C16]-[.F16])*86400))" office:value-type="float" office:value="0" calcext:value-type="float">
            <text:p>0</text:p>
          </table:table-cell>
          <table:table-cell table:formula="of:=IF(OR([.D16]=&quot;&quot;;[.G16]=&quot;&quot;);&quot;&quot;;ROUND(ABS([.D16]-[.G1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07H58M33S" calcext:value-type="time">
            <text:p>07:58:33</text:p>
          </table:table-cell>
          <table:table-cell office:value-type="time" office:time-value="PT12H09M54S" calcext:value-type="time">
            <text:p>12:09:54</text:p>
          </table:table-cell>
          <table:table-cell office:value-type="time" office:time-value="PT16H21M40S" calcext:value-type="time">
            <text:p>16:21:40</text:p>
          </table:table-cell>
          <table:table-cell office:value-type="time" office:time-value="PT07H58M35S" calcext:value-type="time">
            <text:p>07:58:35</text:p>
          </table:table-cell>
          <table:table-cell office:value-type="time" office:time-value="PT12H09M54S" calcext:value-type="time">
            <text:p>12:09:54</text:p>
          </table:table-cell>
          <table:table-cell office:value-type="time" office:time-value="PT16H21M38S" calcext:value-type="time">
            <text:p>16:21:38</text:p>
          </table:table-cell>
          <table:table-cell table:formula="of:=IF(OR([.B17]=&quot;&quot;;[.E17]=&quot;&quot;);&quot;&quot;;ROUND(ABS([.B17]-[.E17])*86400))" office:value-type="float" office:value="2" calcext:value-type="float">
            <text:p>2</text:p>
          </table:table-cell>
          <table:table-cell table:formula="of:=IF(OR([.C17]=&quot;&quot;;[.F17]=&quot;&quot;);&quot;&quot;;ROUND(ABS([.C17]-[.F17])*86400))" office:value-type="float" office:value="0" calcext:value-type="float">
            <text:p>0</text:p>
          </table:table-cell>
          <table:table-cell table:formula="of:=IF(OR([.D17]=&quot;&quot;;[.G17]=&quot;&quot;);&quot;&quot;;ROUND(ABS([.D17]-[.G1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07H57M42S" calcext:value-type="time">
            <text:p>07:57:42</text:p>
          </table:table-cell>
          <table:table-cell office:value-type="time" office:time-value="PT12H10M14S" calcext:value-type="time">
            <text:p>12:10:14</text:p>
          </table:table-cell>
          <table:table-cell office:value-type="time" office:time-value="PT16H23M13S" calcext:value-type="time">
            <text:p>16:23:13</text:p>
          </table:table-cell>
          <table:table-cell office:value-type="time" office:time-value="PT07H57M43S" calcext:value-type="time">
            <text:p>07:57:43</text:p>
          </table:table-cell>
          <table:table-cell office:value-type="time" office:time-value="PT12H10M15S" calcext:value-type="time">
            <text:p>12:10:15</text:p>
          </table:table-cell>
          <table:table-cell office:value-type="time" office:time-value="PT16H23M12S" calcext:value-type="time">
            <text:p>16:23:12</text:p>
          </table:table-cell>
          <table:table-cell table:formula="of:=IF(OR([.B18]=&quot;&quot;;[.E18]=&quot;&quot;);&quot;&quot;;ROUND(ABS([.B18]-[.E18])*86400))" office:value-type="float" office:value="1" calcext:value-type="float">
            <text:p>1</text:p>
          </table:table-cell>
          <table:table-cell table:formula="of:=IF(OR([.C18]=&quot;&quot;;[.F18]=&quot;&quot;);&quot;&quot;;ROUND(ABS([.C18]-[.F18])*86400))" office:value-type="float" office:value="1" calcext:value-type="float">
            <text:p>1</text:p>
          </table:table-cell>
          <table:table-cell table:formula="of:=IF(OR([.D18]=&quot;&quot;;[.G18]=&quot;&quot;);&quot;&quot;;ROUND(ABS([.D18]-[.G1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07H56M47S" calcext:value-type="time">
            <text:p>07:56:47</text:p>
          </table:table-cell>
          <table:table-cell office:value-type="time" office:time-value="PT12H10M34S" calcext:value-type="time">
            <text:p>12:10:34</text:p>
          </table:table-cell>
          <table:table-cell office:value-type="time" office:time-value="PT16H24M49S" calcext:value-type="time">
            <text:p>16:24:49</text:p>
          </table:table-cell>
          <table:table-cell office:value-type="time" office:time-value="PT07H56M48S" calcext:value-type="time">
            <text:p>07:56:48</text:p>
          </table:table-cell>
          <table:table-cell office:value-type="time" office:time-value="PT12H10M34S" calcext:value-type="time">
            <text:p>12:10:34</text:p>
          </table:table-cell>
          <table:table-cell office:value-type="time" office:time-value="PT16H24M47S" calcext:value-type="time">
            <text:p>16:24:47</text:p>
          </table:table-cell>
          <table:table-cell table:formula="of:=IF(OR([.B19]=&quot;&quot;;[.E19]=&quot;&quot;);&quot;&quot;;ROUND(ABS([.B19]-[.E19])*86400))" office:value-type="float" office:value="1" calcext:value-type="float">
            <text:p>1</text:p>
          </table:table-cell>
          <table:table-cell table:formula="of:=IF(OR([.C19]=&quot;&quot;;[.F19]=&quot;&quot;);&quot;&quot;;ROUND(ABS([.C19]-[.F19])*86400))" office:value-type="float" office:value="0" calcext:value-type="float">
            <text:p>0</text:p>
          </table:table-cell>
          <table:table-cell table:formula="of:=IF(OR([.D19]=&quot;&quot;;[.G19]=&quot;&quot;);&quot;&quot;;ROUND(ABS([.D19]-[.G1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time" office:time-value="PT07H55M50S" calcext:value-type="time">
            <text:p>07:55:50</text:p>
          </table:table-cell>
          <table:table-cell office:value-type="time" office:time-value="PT12H10M54S" calcext:value-type="time">
            <text:p>12:10:54</text:p>
          </table:table-cell>
          <table:table-cell office:value-type="time" office:time-value="PT16H26M25S" calcext:value-type="time">
            <text:p>16:26:25</text:p>
          </table:table-cell>
          <table:table-cell office:value-type="time" office:time-value="PT07H55M51S" calcext:value-type="time">
            <text:p>07:55:51</text:p>
          </table:table-cell>
          <table:table-cell office:value-type="time" office:time-value="PT12H10M54S" calcext:value-type="time">
            <text:p>12:10:54</text:p>
          </table:table-cell>
          <table:table-cell office:value-type="time" office:time-value="PT16H26M24S" calcext:value-type="time">
            <text:p>16:26:24</text:p>
          </table:table-cell>
          <table:table-cell table:formula="of:=IF(OR([.B20]=&quot;&quot;;[.E20]=&quot;&quot;);&quot;&quot;;ROUND(ABS([.B20]-[.E20])*86400))" office:value-type="float" office:value="1" calcext:value-type="float">
            <text:p>1</text:p>
          </table:table-cell>
          <table:table-cell table:formula="of:=IF(OR([.C20]=&quot;&quot;;[.F20]=&quot;&quot;);&quot;&quot;;ROUND(ABS([.C20]-[.F20])*86400))" office:value-type="float" office:value="0" calcext:value-type="float">
            <text:p>0</text:p>
          </table:table-cell>
          <table:table-cell table:formula="of:=IF(OR([.D20]=&quot;&quot;;[.G20]=&quot;&quot;);&quot;&quot;;ROUND(ABS([.D20]-[.G2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07H54M50S" calcext:value-type="time">
            <text:p>07:54:50</text:p>
          </table:table-cell>
          <table:table-cell office:value-type="time" office:time-value="PT12H11M12S" calcext:value-type="time">
            <text:p>12:11:12</text:p>
          </table:table-cell>
          <table:table-cell office:value-type="time" office:time-value="PT16H28M03S" calcext:value-type="time">
            <text:p>16:28:03</text:p>
          </table:table-cell>
          <table:table-cell office:value-type="time" office:time-value="PT07H54M51S" calcext:value-type="time">
            <text:p>07:54:51</text:p>
          </table:table-cell>
          <table:table-cell office:value-type="time" office:time-value="PT12H11M12S" calcext:value-type="time">
            <text:p>12:11:12</text:p>
          </table:table-cell>
          <table:table-cell office:value-type="time" office:time-value="PT16H28M02S" calcext:value-type="time">
            <text:p>16:28:02</text:p>
          </table:table-cell>
          <table:table-cell table:formula="of:=IF(OR([.B21]=&quot;&quot;;[.E21]=&quot;&quot;);&quot;&quot;;ROUND(ABS([.B21]-[.E21])*86400))" office:value-type="float" office:value="1" calcext:value-type="float">
            <text:p>1</text:p>
          </table:table-cell>
          <table:table-cell table:formula="of:=IF(OR([.C21]=&quot;&quot;;[.F21]=&quot;&quot;);&quot;&quot;;ROUND(ABS([.C21]-[.F21])*86400))" office:value-type="float" office:value="0" calcext:value-type="float">
            <text:p>0</text:p>
          </table:table-cell>
          <table:table-cell table:formula="of:=IF(OR([.D21]=&quot;&quot;;[.G21]=&quot;&quot;);&quot;&quot;;ROUND(ABS([.D21]-[.G2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07H53M47S" calcext:value-type="time">
            <text:p>07:53:47</text:p>
          </table:table-cell>
          <table:table-cell office:value-type="time" office:time-value="PT12H11M30S" calcext:value-type="time">
            <text:p>12:11:30</text:p>
          </table:table-cell>
          <table:table-cell office:value-type="time" office:time-value="PT16H29M42S" calcext:value-type="time">
            <text:p>16:29:42</text:p>
          </table:table-cell>
          <table:table-cell office:value-type="time" office:time-value="PT07H53M48S" calcext:value-type="time">
            <text:p>07:53:48</text:p>
          </table:table-cell>
          <table:table-cell office:value-type="time" office:time-value="PT12H11M30S" calcext:value-type="time">
            <text:p>12:11:30</text:p>
          </table:table-cell>
          <table:table-cell office:value-type="time" office:time-value="PT16H29M41S" calcext:value-type="time">
            <text:p>16:29:41</text:p>
          </table:table-cell>
          <table:table-cell table:formula="of:=IF(OR([.B22]=&quot;&quot;;[.E22]=&quot;&quot;);&quot;&quot;;ROUND(ABS([.B22]-[.E22])*86400))" office:value-type="float" office:value="1" calcext:value-type="float">
            <text:p>1</text:p>
          </table:table-cell>
          <table:table-cell table:formula="of:=IF(OR([.C22]=&quot;&quot;;[.F22]=&quot;&quot;);&quot;&quot;;ROUND(ABS([.C22]-[.F22])*86400))" office:value-type="float" office:value="0" calcext:value-type="float">
            <text:p>0</text:p>
          </table:table-cell>
          <table:table-cell table:formula="of:=IF(OR([.D22]=&quot;&quot;;[.G22]=&quot;&quot;);&quot;&quot;;ROUND(ABS([.D22]-[.G2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07H52M41S" calcext:value-type="time">
            <text:p>07:52:41</text:p>
          </table:table-cell>
          <table:table-cell office:value-type="time" office:time-value="PT12H11M47S" calcext:value-type="time">
            <text:p>12:11:47</text:p>
          </table:table-cell>
          <table:table-cell office:value-type="time" office:time-value="PT16H31M23S" calcext:value-type="time">
            <text:p>16:31:23</text:p>
          </table:table-cell>
          <table:table-cell office:value-type="time" office:time-value="PT07H52M43S" calcext:value-type="time">
            <text:p>07:52:43</text:p>
          </table:table-cell>
          <table:table-cell office:value-type="time" office:time-value="PT12H11M47S" calcext:value-type="time">
            <text:p>12:11:47</text:p>
          </table:table-cell>
          <table:table-cell office:value-type="time" office:time-value="PT16H31M21S" calcext:value-type="time">
            <text:p>16:31:21</text:p>
          </table:table-cell>
          <table:table-cell table:formula="of:=IF(OR([.B23]=&quot;&quot;;[.E23]=&quot;&quot;);&quot;&quot;;ROUND(ABS([.B23]-[.E23])*86400))" office:value-type="float" office:value="2" calcext:value-type="float">
            <text:p>2</text:p>
          </table:table-cell>
          <table:table-cell table:formula="of:=IF(OR([.C23]=&quot;&quot;;[.F23]=&quot;&quot;);&quot;&quot;;ROUND(ABS([.C23]-[.F23])*86400))" office:value-type="float" office:value="0" calcext:value-type="float">
            <text:p>0</text:p>
          </table:table-cell>
          <table:table-cell table:formula="of:=IF(OR([.D23]=&quot;&quot;;[.G23]=&quot;&quot;);&quot;&quot;;ROUND(ABS([.D23]-[.G2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07H51M33S" calcext:value-type="time">
            <text:p>07:51:33</text:p>
          </table:table-cell>
          <table:table-cell office:value-type="time" office:time-value="PT12H12M03S" calcext:value-type="time">
            <text:p>12:12:03</text:p>
          </table:table-cell>
          <table:table-cell office:value-type="time" office:time-value="PT16H33M04S" calcext:value-type="time">
            <text:p>16:33:04</text:p>
          </table:table-cell>
          <table:table-cell office:value-type="time" office:time-value="PT07H51M35S" calcext:value-type="time">
            <text:p>07:51:35</text:p>
          </table:table-cell>
          <table:table-cell office:value-type="time" office:time-value="PT12H12M03S" calcext:value-type="time">
            <text:p>12:12:03</text:p>
          </table:table-cell>
          <table:table-cell office:value-type="time" office:time-value="PT16H33M03S" calcext:value-type="time">
            <text:p>16:33:03</text:p>
          </table:table-cell>
          <table:table-cell table:formula="of:=IF(OR([.B24]=&quot;&quot;;[.E24]=&quot;&quot;);&quot;&quot;;ROUND(ABS([.B24]-[.E24])*86400))" office:value-type="float" office:value="2" calcext:value-type="float">
            <text:p>2</text:p>
          </table:table-cell>
          <table:table-cell table:formula="of:=IF(OR([.C24]=&quot;&quot;;[.F24]=&quot;&quot;);&quot;&quot;;ROUND(ABS([.C24]-[.F24])*86400))" office:value-type="float" office:value="0" calcext:value-type="float">
            <text:p>0</text:p>
          </table:table-cell>
          <table:table-cell table:formula="of:=IF(OR([.D24]=&quot;&quot;;[.G24]=&quot;&quot;);&quot;&quot;;ROUND(ABS([.D24]-[.G2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07H50M23S" calcext:value-type="time">
            <text:p>07:50:23</text:p>
          </table:table-cell>
          <table:table-cell office:value-type="time" office:time-value="PT12H12M19S" calcext:value-type="time">
            <text:p>12:12:19</text:p>
          </table:table-cell>
          <table:table-cell office:value-type="time" office:time-value="PT16H34M46S" calcext:value-type="time">
            <text:p>16:34:46</text:p>
          </table:table-cell>
          <table:table-cell office:value-type="time" office:time-value="PT07H50M24S" calcext:value-type="time">
            <text:p>07:50:24</text:p>
          </table:table-cell>
          <table:table-cell office:value-type="time" office:time-value="PT12H12M19S" calcext:value-type="time">
            <text:p>12:12:19</text:p>
          </table:table-cell>
          <table:table-cell office:value-type="time" office:time-value="PT16H34M45S" calcext:value-type="time">
            <text:p>16:34:45</text:p>
          </table:table-cell>
          <table:table-cell table:formula="of:=IF(OR([.B25]=&quot;&quot;;[.E25]=&quot;&quot;);&quot;&quot;;ROUND(ABS([.B25]-[.E25])*86400))" office:value-type="float" office:value="1" calcext:value-type="float">
            <text:p>1</text:p>
          </table:table-cell>
          <table:table-cell table:formula="of:=IF(OR([.C25]=&quot;&quot;;[.F25]=&quot;&quot;);&quot;&quot;;ROUND(ABS([.C25]-[.F25])*86400))" office:value-type="float" office:value="0" calcext:value-type="float">
            <text:p>0</text:p>
          </table:table-cell>
          <table:table-cell table:formula="of:=IF(OR([.D25]=&quot;&quot;;[.G25]=&quot;&quot;);&quot;&quot;;ROUND(ABS([.D25]-[.G2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time" office:time-value="PT07H49M10S" calcext:value-type="time">
            <text:p>07:49:10</text:p>
          </table:table-cell>
          <table:table-cell office:value-type="time" office:time-value="PT12H12M33S" calcext:value-type="time">
            <text:p>12:12:33</text:p>
          </table:table-cell>
          <table:table-cell office:value-type="time" office:time-value="PT16H36M30S" calcext:value-type="time">
            <text:p>16:36:30</text:p>
          </table:table-cell>
          <table:table-cell office:value-type="time" office:time-value="PT07H49M11S" calcext:value-type="time">
            <text:p>07:49:11</text:p>
          </table:table-cell>
          <table:table-cell office:value-type="time" office:time-value="PT12H12M33S" calcext:value-type="time">
            <text:p>12:12:33</text:p>
          </table:table-cell>
          <table:table-cell office:value-type="time" office:time-value="PT16H36M28S" calcext:value-type="time">
            <text:p>16:36:28</text:p>
          </table:table-cell>
          <table:table-cell table:formula="of:=IF(OR([.B26]=&quot;&quot;;[.E26]=&quot;&quot;);&quot;&quot;;ROUND(ABS([.B26]-[.E26])*86400))" office:value-type="float" office:value="1" calcext:value-type="float">
            <text:p>1</text:p>
          </table:table-cell>
          <table:table-cell table:formula="of:=IF(OR([.C26]=&quot;&quot;;[.F26]=&quot;&quot;);&quot;&quot;;ROUND(ABS([.C26]-[.F26])*86400))" office:value-type="float" office:value="0" calcext:value-type="float">
            <text:p>0</text:p>
          </table:table-cell>
          <table:table-cell table:formula="of:=IF(OR([.D26]=&quot;&quot;;[.G26]=&quot;&quot;);&quot;&quot;;ROUND(ABS([.D26]-[.G2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07H47M54S" calcext:value-type="time">
            <text:p>07:47:54</text:p>
          </table:table-cell>
          <table:table-cell office:value-type="time" office:time-value="PT12H12M47S" calcext:value-type="time">
            <text:p>12:12:47</text:p>
          </table:table-cell>
          <table:table-cell office:value-type="time" office:time-value="PT16H38M14S" calcext:value-type="time">
            <text:p>16:38:14</text:p>
          </table:table-cell>
          <table:table-cell office:value-type="time" office:time-value="PT07H47M55S" calcext:value-type="time">
            <text:p>07:47:55</text:p>
          </table:table-cell>
          <table:table-cell office:value-type="time" office:time-value="PT12H12M47S" calcext:value-type="time">
            <text:p>12:12:47</text:p>
          </table:table-cell>
          <table:table-cell office:value-type="time" office:time-value="PT16H38M13S" calcext:value-type="time">
            <text:p>16:38:13</text:p>
          </table:table-cell>
          <table:table-cell table:formula="of:=IF(OR([.B27]=&quot;&quot;;[.E27]=&quot;&quot;);&quot;&quot;;ROUND(ABS([.B27]-[.E27])*86400))" office:value-type="float" office:value="1" calcext:value-type="float">
            <text:p>1</text:p>
          </table:table-cell>
          <table:table-cell table:formula="of:=IF(OR([.C27]=&quot;&quot;;[.F27]=&quot;&quot;);&quot;&quot;;ROUND(ABS([.C27]-[.F27])*86400))" office:value-type="float" office:value="0" calcext:value-type="float">
            <text:p>0</text:p>
          </table:table-cell>
          <table:table-cell table:formula="of:=IF(OR([.D27]=&quot;&quot;;[.G27]=&quot;&quot;);&quot;&quot;;ROUND(ABS([.D27]-[.G2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time" office:time-value="PT07H46M36S" calcext:value-type="time">
            <text:p>07:46:36</text:p>
          </table:table-cell>
          <table:table-cell office:value-type="time" office:time-value="PT12H13M00S" calcext:value-type="time">
            <text:p>12:13:00</text:p>
          </table:table-cell>
          <table:table-cell office:value-type="time" office:time-value="PT16H39M59S" calcext:value-type="time">
            <text:p>16:39:59</text:p>
          </table:table-cell>
          <table:table-cell office:value-type="time" office:time-value="PT07H46M38S" calcext:value-type="time">
            <text:p>07:46:38</text:p>
          </table:table-cell>
          <table:table-cell office:value-type="time" office:time-value="PT12H13M01S" calcext:value-type="time">
            <text:p>12:13:01</text:p>
          </table:table-cell>
          <table:table-cell office:value-type="time" office:time-value="PT16H39M58S" calcext:value-type="time">
            <text:p>16:39:58</text:p>
          </table:table-cell>
          <table:table-cell table:formula="of:=IF(OR([.B28]=&quot;&quot;;[.E28]=&quot;&quot;);&quot;&quot;;ROUND(ABS([.B28]-[.E28])*86400))" office:value-type="float" office:value="2" calcext:value-type="float">
            <text:p>2</text:p>
          </table:table-cell>
          <table:table-cell table:formula="of:=IF(OR([.C28]=&quot;&quot;;[.F28]=&quot;&quot;);&quot;&quot;;ROUND(ABS([.C28]-[.F28])*86400))" office:value-type="float" office:value="1" calcext:value-type="float">
            <text:p>1</text:p>
          </table:table-cell>
          <table:table-cell table:formula="of:=IF(OR([.D28]=&quot;&quot;;[.G28]=&quot;&quot;);&quot;&quot;;ROUND(ABS([.D28]-[.G2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7H45M16S" calcext:value-type="time">
            <text:p>07:45:16</text:p>
          </table:table-cell>
          <table:table-cell office:value-type="time" office:time-value="PT12H13M13S" calcext:value-type="time">
            <text:p>12:13:13</text:p>
          </table:table-cell>
          <table:table-cell office:value-type="time" office:time-value="PT16H41M45S" calcext:value-type="time">
            <text:p>16:41:45</text:p>
          </table:table-cell>
          <table:table-cell office:value-type="time" office:time-value="PT07H45M17S" calcext:value-type="time">
            <text:p>07:45:17</text:p>
          </table:table-cell>
          <table:table-cell office:value-type="time" office:time-value="PT12H13M13S" calcext:value-type="time">
            <text:p>12:13:13</text:p>
          </table:table-cell>
          <table:table-cell office:value-type="time" office:time-value="PT16H41M43S" calcext:value-type="time">
            <text:p>16:41:43</text:p>
          </table:table-cell>
          <table:table-cell table:formula="of:=IF(OR([.B29]=&quot;&quot;;[.E29]=&quot;&quot;);&quot;&quot;;ROUND(ABS([.B29]-[.E29])*86400))" office:value-type="float" office:value="1" calcext:value-type="float">
            <text:p>1</text:p>
          </table:table-cell>
          <table:table-cell table:formula="of:=IF(OR([.C29]=&quot;&quot;;[.F29]=&quot;&quot;);&quot;&quot;;ROUND(ABS([.C29]-[.F29])*86400))" office:value-type="float" office:value="0" calcext:value-type="float">
            <text:p>0</text:p>
          </table:table-cell>
          <table:table-cell table:formula="of:=IF(OR([.D29]=&quot;&quot;;[.G29]=&quot;&quot;);&quot;&quot;;ROUND(ABS([.D29]-[.G2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time" office:time-value="PT07H43M54S" calcext:value-type="time">
            <text:p>07:43:54</text:p>
          </table:table-cell>
          <table:table-cell office:value-type="time" office:time-value="PT12H13M24S" calcext:value-type="time">
            <text:p>12:13:24</text:p>
          </table:table-cell>
          <table:table-cell office:value-type="time" office:time-value="PT16H43M31S" calcext:value-type="time">
            <text:p>16:43:31</text:p>
          </table:table-cell>
          <table:table-cell office:value-type="time" office:time-value="PT07H43M55S" calcext:value-type="time">
            <text:p>07:43:55</text:p>
          </table:table-cell>
          <table:table-cell office:value-type="time" office:time-value="PT12H13M25S" calcext:value-type="time">
            <text:p>12:13:25</text:p>
          </table:table-cell>
          <table:table-cell office:value-type="time" office:time-value="PT16H43M30S" calcext:value-type="time">
            <text:p>16:43:30</text:p>
          </table:table-cell>
          <table:table-cell table:formula="of:=IF(OR([.B30]=&quot;&quot;;[.E30]=&quot;&quot;);&quot;&quot;;ROUND(ABS([.B30]-[.E30])*86400))" office:value-type="float" office:value="1" calcext:value-type="float">
            <text:p>1</text:p>
          </table:table-cell>
          <table:table-cell table:formula="of:=IF(OR([.C30]=&quot;&quot;;[.F30]=&quot;&quot;);&quot;&quot;;ROUND(ABS([.C30]-[.F30])*86400))" office:value-type="float" office:value="1" calcext:value-type="float">
            <text:p>1</text:p>
          </table:table-cell>
          <table:table-cell table:formula="of:=IF(OR([.D30]=&quot;&quot;;[.G30]=&quot;&quot;);&quot;&quot;;ROUND(ABS([.D30]-[.G3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time" office:time-value="PT07H42M29S" calcext:value-type="time">
            <text:p>07:42:29</text:p>
          </table:table-cell>
          <table:table-cell office:value-type="time" office:time-value="PT12H13M35S" calcext:value-type="time">
            <text:p>12:13:35</text:p>
          </table:table-cell>
          <table:table-cell office:value-type="time" office:time-value="PT16H45M18S" calcext:value-type="time">
            <text:p>16:45:18</text:p>
          </table:table-cell>
          <table:table-cell office:value-type="time" office:time-value="PT07H42M30S" calcext:value-type="time">
            <text:p>07:42:30</text:p>
          </table:table-cell>
          <table:table-cell office:value-type="time" office:time-value="PT12H13M35S" calcext:value-type="time">
            <text:p>12:13:35</text:p>
          </table:table-cell>
          <table:table-cell office:value-type="time" office:time-value="PT16H45M17S" calcext:value-type="time">
            <text:p>16:45:17</text:p>
          </table:table-cell>
          <table:table-cell table:formula="of:=IF(OR([.B31]=&quot;&quot;;[.E31]=&quot;&quot;);&quot;&quot;;ROUND(ABS([.B31]-[.E31])*86400))" office:value-type="float" office:value="1" calcext:value-type="float">
            <text:p>1</text:p>
          </table:table-cell>
          <table:table-cell table:formula="of:=IF(OR([.C31]=&quot;&quot;;[.F31]=&quot;&quot;);&quot;&quot;;ROUND(ABS([.C31]-[.F31])*86400))" office:value-type="float" office:value="0" calcext:value-type="float">
            <text:p>0</text:p>
          </table:table-cell>
          <table:table-cell table:formula="of:=IF(OR([.D31]=&quot;&quot;;[.G31]=&quot;&quot;);&quot;&quot;;ROUND(ABS([.D31]-[.G3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time" office:time-value="PT07H41M02S" calcext:value-type="time">
            <text:p>07:41:02</text:p>
          </table:table-cell>
          <table:table-cell office:value-type="time" office:time-value="PT12H13M45S" calcext:value-type="time">
            <text:p>12:13:45</text:p>
          </table:table-cell>
          <table:table-cell office:value-type="time" office:time-value="PT16H47M06S" calcext:value-type="time">
            <text:p>16:47:06</text:p>
          </table:table-cell>
          <table:table-cell office:value-type="time" office:time-value="PT07H41M04S" calcext:value-type="time">
            <text:p>07:41:04</text:p>
          </table:table-cell>
          <table:table-cell office:value-type="time" office:time-value="PT12H13M45S" calcext:value-type="time">
            <text:p>12:13:45</text:p>
          </table:table-cell>
          <table:table-cell office:value-type="time" office:time-value="PT16H47M04S" calcext:value-type="time">
            <text:p>16:47:04</text:p>
          </table:table-cell>
          <table:table-cell table:formula="of:=IF(OR([.B32]=&quot;&quot;;[.E32]=&quot;&quot;);&quot;&quot;;ROUND(ABS([.B32]-[.E32])*86400))" office:value-type="float" office:value="2" calcext:value-type="float">
            <text:p>2</text:p>
          </table:table-cell>
          <table:table-cell table:formula="of:=IF(OR([.C32]=&quot;&quot;;[.F32]=&quot;&quot;);&quot;&quot;;ROUND(ABS([.C32]-[.F32])*86400))" office:value-type="float" office:value="0" calcext:value-type="float">
            <text:p>0</text:p>
          </table:table-cell>
          <table:table-cell table:formula="of:=IF(OR([.D32]=&quot;&quot;;[.G32]=&quot;&quot;);&quot;&quot;;ROUND(ABS([.D32]-[.G3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time" office:time-value="PT07H39M34S" calcext:value-type="time">
            <text:p>07:39:34</text:p>
          </table:table-cell>
          <table:table-cell office:value-type="time" office:time-value="PT12H13M55S" calcext:value-type="time">
            <text:p>12:13:55</text:p>
          </table:table-cell>
          <table:table-cell office:value-type="time" office:time-value="PT16H48M54S" calcext:value-type="time">
            <text:p>16:48:54</text:p>
          </table:table-cell>
          <table:table-cell office:value-type="time" office:time-value="PT07H39M35S" calcext:value-type="time">
            <text:p>07:39:35</text:p>
          </table:table-cell>
          <table:table-cell office:value-type="time" office:time-value="PT12H13M55S" calcext:value-type="time">
            <text:p>12:13:55</text:p>
          </table:table-cell>
          <table:table-cell office:value-type="time" office:time-value="PT16H48M53S" calcext:value-type="time">
            <text:p>16:48:53</text:p>
          </table:table-cell>
          <table:table-cell table:formula="of:=IF(OR([.B33]=&quot;&quot;;[.E33]=&quot;&quot;);&quot;&quot;;ROUND(ABS([.B33]-[.E33])*86400))" office:value-type="float" office:value="1" calcext:value-type="float">
            <text:p>1</text:p>
          </table:table-cell>
          <table:table-cell table:formula="of:=IF(OR([.C33]=&quot;&quot;;[.F33]=&quot;&quot;);&quot;&quot;;ROUND(ABS([.C33]-[.F33])*86400))" office:value-type="float" office:value="0" calcext:value-type="float">
            <text:p>0</text:p>
          </table:table-cell>
          <table:table-cell table:formula="of:=IF(OR([.D33]=&quot;&quot;;[.G33]=&quot;&quot;);&quot;&quot;;ROUND(ABS([.D33]-[.G3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time" office:time-value="PT07H38M03S" calcext:value-type="time">
            <text:p>07:38:03</text:p>
          </table:table-cell>
          <table:table-cell office:value-type="time" office:time-value="PT12H14M03S" calcext:value-type="time">
            <text:p>12:14:03</text:p>
          </table:table-cell>
          <table:table-cell office:value-type="time" office:time-value="PT16H50M42S" calcext:value-type="time">
            <text:p>16:50:42</text:p>
          </table:table-cell>
          <table:table-cell office:value-type="time" office:time-value="PT07H38M04S" calcext:value-type="time">
            <text:p>07:38:04</text:p>
          </table:table-cell>
          <table:table-cell office:value-type="time" office:time-value="PT12H14M03S" calcext:value-type="time">
            <text:p>12:14:03</text:p>
          </table:table-cell>
          <table:table-cell office:value-type="time" office:time-value="PT16H50M41S" calcext:value-type="time">
            <text:p>16:50:41</text:p>
          </table:table-cell>
          <table:table-cell table:formula="of:=IF(OR([.B34]=&quot;&quot;;[.E34]=&quot;&quot;);&quot;&quot;;ROUND(ABS([.B34]-[.E34])*86400))" office:value-type="float" office:value="1" calcext:value-type="float">
            <text:p>1</text:p>
          </table:table-cell>
          <table:table-cell table:formula="of:=IF(OR([.C34]=&quot;&quot;;[.F34]=&quot;&quot;);&quot;&quot;;ROUND(ABS([.C34]-[.F34])*86400))" office:value-type="float" office:value="0" calcext:value-type="float">
            <text:p>0</text:p>
          </table:table-cell>
          <table:table-cell table:formula="of:=IF(OR([.D34]=&quot;&quot;;[.G34]=&quot;&quot;);&quot;&quot;;ROUND(ABS([.D34]-[.G34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07H36M30S" calcext:value-type="time">
            <text:p>07:36:30</text:p>
          </table:table-cell>
          <table:table-cell office:value-type="time" office:time-value="PT12H14M11S" calcext:value-type="time">
            <text:p>12:14:11</text:p>
          </table:table-cell>
          <table:table-cell office:value-type="time" office:time-value="PT16H52M31S" calcext:value-type="time">
            <text:p>16:52:31</text:p>
          </table:table-cell>
          <table:table-cell office:value-type="time" office:time-value="PT07H36M31S" calcext:value-type="time">
            <text:p>07:36:31</text:p>
          </table:table-cell>
          <table:table-cell office:value-type="time" office:time-value="PT12H14M11S" calcext:value-type="time">
            <text:p>12:14:11</text:p>
          </table:table-cell>
          <table:table-cell office:value-type="time" office:time-value="PT16H52M30S" calcext:value-type="time">
            <text:p>16:52:30</text:p>
          </table:table-cell>
          <table:table-cell table:formula="of:=IF(OR([.B35]=&quot;&quot;;[.E35]=&quot;&quot;);&quot;&quot;;ROUND(ABS([.B35]-[.E35])*86400))" office:value-type="float" office:value="1" calcext:value-type="float">
            <text:p>1</text:p>
          </table:table-cell>
          <table:table-cell table:formula="of:=IF(OR([.C35]=&quot;&quot;;[.F35]=&quot;&quot;);&quot;&quot;;ROUND(ABS([.C35]-[.F35])*86400))" office:value-type="float" office:value="0" calcext:value-type="float">
            <text:p>0</text:p>
          </table:table-cell>
          <table:table-cell table:formula="of:=IF(OR([.D35]=&quot;&quot;;[.G35]=&quot;&quot;);&quot;&quot;;ROUND(ABS([.D35]-[.G35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07H34M55S" calcext:value-type="time">
            <text:p>07:34:55</text:p>
          </table:table-cell>
          <table:table-cell office:value-type="time" office:time-value="PT12H14M17S" calcext:value-type="time">
            <text:p>12:14:17</text:p>
          </table:table-cell>
          <table:table-cell office:value-type="time" office:time-value="PT16H54M20S" calcext:value-type="time">
            <text:p>16:54:20</text:p>
          </table:table-cell>
          <table:table-cell office:value-type="time" office:time-value="PT07H34M56S" calcext:value-type="time">
            <text:p>07:34:56</text:p>
          </table:table-cell>
          <table:table-cell office:value-type="time" office:time-value="PT12H14M17S" calcext:value-type="time">
            <text:p>12:14:17</text:p>
          </table:table-cell>
          <table:table-cell office:value-type="time" office:time-value="PT16H54M19S" calcext:value-type="time">
            <text:p>16:54:19</text:p>
          </table:table-cell>
          <table:table-cell table:formula="of:=IF(OR([.B36]=&quot;&quot;;[.E36]=&quot;&quot;);&quot;&quot;;ROUND(ABS([.B36]-[.E36])*86400))" office:value-type="float" office:value="1" calcext:value-type="float">
            <text:p>1</text:p>
          </table:table-cell>
          <table:table-cell table:formula="of:=IF(OR([.C36]=&quot;&quot;;[.F36]=&quot;&quot;);&quot;&quot;;ROUND(ABS([.C36]-[.F36])*86400))" office:value-type="float" office:value="0" calcext:value-type="float">
            <text:p>0</text:p>
          </table:table-cell>
          <table:table-cell table:formula="of:=IF(OR([.D36]=&quot;&quot;;[.G36]=&quot;&quot;);&quot;&quot;;ROUND(ABS([.D36]-[.G36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7H33M18S" calcext:value-type="time">
            <text:p>07:33:18</text:p>
          </table:table-cell>
          <table:table-cell office:value-type="time" office:time-value="PT12H14M23S" calcext:value-type="time">
            <text:p>12:14:23</text:p>
          </table:table-cell>
          <table:table-cell office:value-type="time" office:time-value="PT16H56M09S" calcext:value-type="time">
            <text:p>16:56:09</text:p>
          </table:table-cell>
          <table:table-cell office:value-type="time" office:time-value="PT07H33M19S" calcext:value-type="time">
            <text:p>07:33:19</text:p>
          </table:table-cell>
          <table:table-cell office:value-type="time" office:time-value="PT12H14M23S" calcext:value-type="time">
            <text:p>12:14:23</text:p>
          </table:table-cell>
          <table:table-cell office:value-type="time" office:time-value="PT16H56M08S" calcext:value-type="time">
            <text:p>16:56:08</text:p>
          </table:table-cell>
          <table:table-cell table:formula="of:=IF(OR([.B37]=&quot;&quot;;[.E37]=&quot;&quot;);&quot;&quot;;ROUND(ABS([.B37]-[.E37])*86400))" office:value-type="float" office:value="1" calcext:value-type="float">
            <text:p>1</text:p>
          </table:table-cell>
          <table:table-cell table:formula="of:=IF(OR([.C37]=&quot;&quot;;[.F37]=&quot;&quot;);&quot;&quot;;ROUND(ABS([.C37]-[.F37])*86400))" office:value-type="float" office:value="0" calcext:value-type="float">
            <text:p>0</text:p>
          </table:table-cell>
          <table:table-cell table:formula="of:=IF(OR([.D37]=&quot;&quot;;[.G37]=&quot;&quot;);&quot;&quot;;ROUND(ABS([.D37]-[.G37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7H31M40S" calcext:value-type="time">
            <text:p>07:31:40</text:p>
          </table:table-cell>
          <table:table-cell office:value-type="time" office:time-value="PT12H14M28S" calcext:value-type="time">
            <text:p>12:14:28</text:p>
          </table:table-cell>
          <table:table-cell office:value-type="time" office:time-value="PT16H57M59S" calcext:value-type="time">
            <text:p>16:57:59</text:p>
          </table:table-cell>
          <table:table-cell office:value-type="time" office:time-value="PT07H31M41S" calcext:value-type="time">
            <text:p>07:31:41</text:p>
          </table:table-cell>
          <table:table-cell office:value-type="time" office:time-value="PT12H14M29S" calcext:value-type="time">
            <text:p>12:14:29</text:p>
          </table:table-cell>
          <table:table-cell office:value-type="time" office:time-value="PT16H57M58S" calcext:value-type="time">
            <text:p>16:57:58</text:p>
          </table:table-cell>
          <table:table-cell table:formula="of:=IF(OR([.B38]=&quot;&quot;;[.E38]=&quot;&quot;);&quot;&quot;;ROUND(ABS([.B38]-[.E38])*86400))" office:value-type="float" office:value="1" calcext:value-type="float">
            <text:p>1</text:p>
          </table:table-cell>
          <table:table-cell table:formula="of:=IF(OR([.C38]=&quot;&quot;;[.F38]=&quot;&quot;);&quot;&quot;;ROUND(ABS([.C38]-[.F38])*86400))" office:value-type="float" office:value="1" calcext:value-type="float">
            <text:p>1</text:p>
          </table:table-cell>
          <table:table-cell table:formula="of:=IF(OR([.D38]=&quot;&quot;;[.G38]=&quot;&quot;);&quot;&quot;;ROUND(ABS([.D38]-[.G38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07H29M59S" calcext:value-type="time">
            <text:p>07:29:59</text:p>
          </table:table-cell>
          <table:table-cell office:value-type="time" office:time-value="PT12H14M33S" calcext:value-type="time">
            <text:p>12:14:33</text:p>
          </table:table-cell>
          <table:table-cell office:value-type="time" office:time-value="PT16H59M48S" calcext:value-type="time">
            <text:p>16:59:48</text:p>
          </table:table-cell>
          <table:table-cell office:value-type="time" office:time-value="PT07H30M00S" calcext:value-type="time">
            <text:p>07:30:00</text:p>
          </table:table-cell>
          <table:table-cell office:value-type="time" office:time-value="PT12H14M33S" calcext:value-type="time">
            <text:p>12:14:33</text:p>
          </table:table-cell>
          <table:table-cell office:value-type="time" office:time-value="PT16H59M47S" calcext:value-type="time">
            <text:p>16:59:47</text:p>
          </table:table-cell>
          <table:table-cell table:formula="of:=IF(OR([.B39]=&quot;&quot;;[.E39]=&quot;&quot;);&quot;&quot;;ROUND(ABS([.B39]-[.E39])*86400))" office:value-type="float" office:value="1" calcext:value-type="float">
            <text:p>1</text:p>
          </table:table-cell>
          <table:table-cell table:formula="of:=IF(OR([.C39]=&quot;&quot;;[.F39]=&quot;&quot;);&quot;&quot;;ROUND(ABS([.C39]-[.F39])*86400))" office:value-type="float" office:value="0" calcext:value-type="float">
            <text:p>0</text:p>
          </table:table-cell>
          <table:table-cell table:formula="of:=IF(OR([.D39]=&quot;&quot;;[.G39]=&quot;&quot;);&quot;&quot;;ROUND(ABS([.D39]-[.G39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07H28M17S" calcext:value-type="time">
            <text:p>07:28:17</text:p>
          </table:table-cell>
          <table:table-cell office:value-type="time" office:time-value="PT12H14M36S" calcext:value-type="time">
            <text:p>12:14:36</text:p>
          </table:table-cell>
          <table:table-cell office:value-type="time" office:time-value="PT17H01M38S" calcext:value-type="time">
            <text:p>17:01:38</text:p>
          </table:table-cell>
          <table:table-cell office:value-type="time" office:time-value="PT07H28M18S" calcext:value-type="time">
            <text:p>07:28:18</text:p>
          </table:table-cell>
          <table:table-cell office:value-type="time" office:time-value="PT12H14M36S" calcext:value-type="time">
            <text:p>12:14:36</text:p>
          </table:table-cell>
          <table:table-cell office:value-type="time" office:time-value="PT17H01M37S" calcext:value-type="time">
            <text:p>17:01:37</text:p>
          </table:table-cell>
          <table:table-cell table:formula="of:=IF(OR([.B40]=&quot;&quot;;[.E40]=&quot;&quot;);&quot;&quot;;ROUND(ABS([.B40]-[.E40])*86400))" office:value-type="float" office:value="1" calcext:value-type="float">
            <text:p>1</text:p>
          </table:table-cell>
          <table:table-cell table:formula="of:=IF(OR([.C40]=&quot;&quot;;[.F40]=&quot;&quot;);&quot;&quot;;ROUND(ABS([.C40]-[.F40])*86400))" office:value-type="float" office:value="0" calcext:value-type="float">
            <text:p>0</text:p>
          </table:table-cell>
          <table:table-cell table:formula="of:=IF(OR([.D40]=&quot;&quot;;[.G40]=&quot;&quot;);&quot;&quot;;ROUND(ABS([.D40]-[.G40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07H26M33S" calcext:value-type="time">
            <text:p>07:26:33</text:p>
          </table:table-cell>
          <table:table-cell office:value-type="time" office:time-value="PT12H14M39S" calcext:value-type="time">
            <text:p>12:14:39</text:p>
          </table:table-cell>
          <table:table-cell office:value-type="time" office:time-value="PT17H03M28S" calcext:value-type="time">
            <text:p>17:03:28</text:p>
          </table:table-cell>
          <table:table-cell office:value-type="time" office:time-value="PT07H26M34S" calcext:value-type="time">
            <text:p>07:26:34</text:p>
          </table:table-cell>
          <table:table-cell office:value-type="time" office:time-value="PT12H14M39S" calcext:value-type="time">
            <text:p>12:14:39</text:p>
          </table:table-cell>
          <table:table-cell office:value-type="time" office:time-value="PT17H03M27S" calcext:value-type="time">
            <text:p>17:03:27</text:p>
          </table:table-cell>
          <table:table-cell table:formula="of:=IF(OR([.B41]=&quot;&quot;;[.E41]=&quot;&quot;);&quot;&quot;;ROUND(ABS([.B41]-[.E41])*86400))" office:value-type="float" office:value="1" calcext:value-type="float">
            <text:p>1</text:p>
          </table:table-cell>
          <table:table-cell table:formula="of:=IF(OR([.C41]=&quot;&quot;;[.F41]=&quot;&quot;);&quot;&quot;;ROUND(ABS([.C41]-[.F41])*86400))" office:value-type="float" office:value="0" calcext:value-type="float">
            <text:p>0</text:p>
          </table:table-cell>
          <table:table-cell table:formula="of:=IF(OR([.D41]=&quot;&quot;;[.G41]=&quot;&quot;);&quot;&quot;;ROUND(ABS([.D41]-[.G41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07H24M48S" calcext:value-type="time">
            <text:p>07:24:48</text:p>
          </table:table-cell>
          <table:table-cell office:value-type="time" office:time-value="PT12H14M41S" calcext:value-type="time">
            <text:p>12:14:41</text:p>
          </table:table-cell>
          <table:table-cell office:value-type="time" office:time-value="PT17H05M18S" calcext:value-type="time">
            <text:p>17:05:18</text:p>
          </table:table-cell>
          <table:table-cell office:value-type="time" office:time-value="PT07H24M49S" calcext:value-type="time">
            <text:p>07:24:49</text:p>
          </table:table-cell>
          <table:table-cell office:value-type="time" office:time-value="PT12H14M41S" calcext:value-type="time">
            <text:p>12:14:41</text:p>
          </table:table-cell>
          <table:table-cell office:value-type="time" office:time-value="PT17H05M17S" calcext:value-type="time">
            <text:p>17:05:17</text:p>
          </table:table-cell>
          <table:table-cell table:formula="of:=IF(OR([.B42]=&quot;&quot;;[.E42]=&quot;&quot;);&quot;&quot;;ROUND(ABS([.B42]-[.E42])*86400))" office:value-type="float" office:value="1" calcext:value-type="float">
            <text:p>1</text:p>
          </table:table-cell>
          <table:table-cell table:formula="of:=IF(OR([.C42]=&quot;&quot;;[.F42]=&quot;&quot;);&quot;&quot;;ROUND(ABS([.C42]-[.F42])*86400))" office:value-type="float" office:value="0" calcext:value-type="float">
            <text:p>0</text:p>
          </table:table-cell>
          <table:table-cell table:formula="of:=IF(OR([.D42]=&quot;&quot;;[.G42]=&quot;&quot;);&quot;&quot;;ROUND(ABS([.D42]-[.G42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07H23M01S" calcext:value-type="time">
            <text:p>07:23:01</text:p>
          </table:table-cell>
          <table:table-cell office:value-type="time" office:time-value="PT12H14M42S" calcext:value-type="time">
            <text:p>12:14:42</text:p>
          </table:table-cell>
          <table:table-cell office:value-type="time" office:time-value="PT17H07M07S" calcext:value-type="time">
            <text:p>17:07:07</text:p>
          </table:table-cell>
          <table:table-cell office:value-type="time" office:time-value="PT07H23M02S" calcext:value-type="time">
            <text:p>07:23:02</text:p>
          </table:table-cell>
          <table:table-cell office:value-type="time" office:time-value="PT12H14M42S" calcext:value-type="time">
            <text:p>12:14:42</text:p>
          </table:table-cell>
          <table:table-cell office:value-type="time" office:time-value="PT17H07M06S" calcext:value-type="time">
            <text:p>17:07:06</text:p>
          </table:table-cell>
          <table:table-cell table:formula="of:=IF(OR([.B43]=&quot;&quot;;[.E43]=&quot;&quot;);&quot;&quot;;ROUND(ABS([.B43]-[.E43])*86400))" office:value-type="float" office:value="1" calcext:value-type="float">
            <text:p>1</text:p>
          </table:table-cell>
          <table:table-cell table:formula="of:=IF(OR([.C43]=&quot;&quot;;[.F43]=&quot;&quot;);&quot;&quot;;ROUND(ABS([.C43]-[.F43])*86400))" office:value-type="float" office:value="0" calcext:value-type="float">
            <text:p>0</text:p>
          </table:table-cell>
          <table:table-cell table:formula="of:=IF(OR([.D43]=&quot;&quot;;[.G43]=&quot;&quot;);&quot;&quot;;ROUND(ABS([.D43]-[.G43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07H21M12S" calcext:value-type="time">
            <text:p>07:21:12</text:p>
          </table:table-cell>
          <table:table-cell office:value-type="time" office:time-value="PT12H14M42S" calcext:value-type="time">
            <text:p>12:14:42</text:p>
          </table:table-cell>
          <table:table-cell office:value-type="time" office:time-value="PT17H08M57S" calcext:value-type="time">
            <text:p>17:08:57</text:p>
          </table:table-cell>
          <table:table-cell office:value-type="time" office:time-value="PT07H21M13S" calcext:value-type="time">
            <text:p>07:21:13</text:p>
          </table:table-cell>
          <table:table-cell office:value-type="time" office:time-value="PT12H14M42S" calcext:value-type="time">
            <text:p>12:14:42</text:p>
          </table:table-cell>
          <table:table-cell office:value-type="time" office:time-value="PT17H08M56S" calcext:value-type="time">
            <text:p>17:08:56</text:p>
          </table:table-cell>
          <table:table-cell table:formula="of:=IF(OR([.B44]=&quot;&quot;;[.E44]=&quot;&quot;);&quot;&quot;;ROUND(ABS([.B44]-[.E44])*86400))" office:value-type="float" office:value="1" calcext:value-type="float">
            <text:p>1</text:p>
          </table:table-cell>
          <table:table-cell table:formula="of:=IF(OR([.C44]=&quot;&quot;;[.F44]=&quot;&quot;);&quot;&quot;;ROUND(ABS([.C44]-[.F44])*86400))" office:value-type="float" office:value="0" calcext:value-type="float">
            <text:p>0</text:p>
          </table:table-cell>
          <table:table-cell table:formula="of:=IF(OR([.D44]=&quot;&quot;;[.G44]=&quot;&quot;);&quot;&quot;;ROUND(ABS([.D44]-[.G44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07H19M22S" calcext:value-type="time">
            <text:p>07:19:22</text:p>
          </table:table-cell>
          <table:table-cell office:value-type="time" office:time-value="PT12H14M42S" calcext:value-type="time">
            <text:p>12:14:42</text:p>
          </table:table-cell>
          <table:table-cell office:value-type="time" office:time-value="PT17H10M47S" calcext:value-type="time">
            <text:p>17:10:47</text:p>
          </table:table-cell>
          <table:table-cell office:value-type="time" office:time-value="PT07H19M23S" calcext:value-type="time">
            <text:p>07:19:23</text:p>
          </table:table-cell>
          <table:table-cell office:value-type="time" office:time-value="PT12H14M42S" calcext:value-type="time">
            <text:p>12:14:42</text:p>
          </table:table-cell>
          <table:table-cell office:value-type="time" office:time-value="PT17H10M46S" calcext:value-type="time">
            <text:p>17:10:46</text:p>
          </table:table-cell>
          <table:table-cell table:formula="of:=IF(OR([.B45]=&quot;&quot;;[.E45]=&quot;&quot;);&quot;&quot;;ROUND(ABS([.B45]-[.E45])*86400))" office:value-type="float" office:value="1" calcext:value-type="float">
            <text:p>1</text:p>
          </table:table-cell>
          <table:table-cell table:formula="of:=IF(OR([.C45]=&quot;&quot;;[.F45]=&quot;&quot;);&quot;&quot;;ROUND(ABS([.C45]-[.F45])*86400))" office:value-type="float" office:value="0" calcext:value-type="float">
            <text:p>0</text:p>
          </table:table-cell>
          <table:table-cell table:formula="of:=IF(OR([.D45]=&quot;&quot;;[.G45]=&quot;&quot;);&quot;&quot;;ROUND(ABS([.D45]-[.G45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07H17M30S" calcext:value-type="time">
            <text:p>07:17:30</text:p>
          </table:table-cell>
          <table:table-cell office:value-type="time" office:time-value="PT12H14M40S" calcext:value-type="time">
            <text:p>12:14:40</text:p>
          </table:table-cell>
          <table:table-cell office:value-type="time" office:time-value="PT17H12M36S" calcext:value-type="time">
            <text:p>17:12:36</text:p>
          </table:table-cell>
          <table:table-cell office:value-type="time" office:time-value="PT07H17M31S" calcext:value-type="time">
            <text:p>07:17:31</text:p>
          </table:table-cell>
          <table:table-cell office:value-type="time" office:time-value="PT12H14M40S" calcext:value-type="time">
            <text:p>12:14:40</text:p>
          </table:table-cell>
          <table:table-cell office:value-type="time" office:time-value="PT17H12M35S" calcext:value-type="time">
            <text:p>17:12:35</text:p>
          </table:table-cell>
          <table:table-cell table:formula="of:=IF(OR([.B46]=&quot;&quot;;[.E46]=&quot;&quot;);&quot;&quot;;ROUND(ABS([.B46]-[.E46])*86400))" office:value-type="float" office:value="1" calcext:value-type="float">
            <text:p>1</text:p>
          </table:table-cell>
          <table:table-cell table:formula="of:=IF(OR([.C46]=&quot;&quot;;[.F46]=&quot;&quot;);&quot;&quot;;ROUND(ABS([.C46]-[.F46])*86400))" office:value-type="float" office:value="0" calcext:value-type="float">
            <text:p>0</text:p>
          </table:table-cell>
          <table:table-cell table:formula="of:=IF(OR([.D46]=&quot;&quot;;[.G46]=&quot;&quot;);&quot;&quot;;ROUND(ABS([.D46]-[.G4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07H15M37S" calcext:value-type="time">
            <text:p>07:15:37</text:p>
          </table:table-cell>
          <table:table-cell office:value-type="time" office:time-value="PT12H14M38S" calcext:value-type="time">
            <text:p>12:14:38</text:p>
          </table:table-cell>
          <table:table-cell office:value-type="time" office:time-value="PT17H14M26S" calcext:value-type="time">
            <text:p>17:14:26</text:p>
          </table:table-cell>
          <table:table-cell office:value-type="time" office:time-value="PT07H15M38S" calcext:value-type="time">
            <text:p>07:15:38</text:p>
          </table:table-cell>
          <table:table-cell office:value-type="time" office:time-value="PT12H14M38S" calcext:value-type="time">
            <text:p>12:14:38</text:p>
          </table:table-cell>
          <table:table-cell office:value-type="time" office:time-value="PT17H14M25S" calcext:value-type="time">
            <text:p>17:14:25</text:p>
          </table:table-cell>
          <table:table-cell table:formula="of:=IF(OR([.B47]=&quot;&quot;;[.E47]=&quot;&quot;);&quot;&quot;;ROUND(ABS([.B47]-[.E47])*86400))" office:value-type="float" office:value="1" calcext:value-type="float">
            <text:p>1</text:p>
          </table:table-cell>
          <table:table-cell table:formula="of:=IF(OR([.C47]=&quot;&quot;;[.F47]=&quot;&quot;);&quot;&quot;;ROUND(ABS([.C47]-[.F47])*86400))" office:value-type="float" office:value="0" calcext:value-type="float">
            <text:p>0</text:p>
          </table:table-cell>
          <table:table-cell table:formula="of:=IF(OR([.D47]=&quot;&quot;;[.G47]=&quot;&quot;);&quot;&quot;;ROUND(ABS([.D47]-[.G4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07H13M43S" calcext:value-type="time">
            <text:p>07:13:43</text:p>
          </table:table-cell>
          <table:table-cell office:value-type="time" office:time-value="PT12H14M36S" calcext:value-type="time">
            <text:p>12:14:36</text:p>
          </table:table-cell>
          <table:table-cell office:value-type="time" office:time-value="PT17H16M15S" calcext:value-type="time">
            <text:p>17:16:15</text:p>
          </table:table-cell>
          <table:table-cell office:value-type="time" office:time-value="PT07H13M44S" calcext:value-type="time">
            <text:p>07:13:44</text:p>
          </table:table-cell>
          <table:table-cell office:value-type="time" office:time-value="PT12H14M36S" calcext:value-type="time">
            <text:p>12:14:36</text:p>
          </table:table-cell>
          <table:table-cell office:value-type="time" office:time-value="PT17H16M14S" calcext:value-type="time">
            <text:p>17:16:14</text:p>
          </table:table-cell>
          <table:table-cell table:formula="of:=IF(OR([.B48]=&quot;&quot;;[.E48]=&quot;&quot;);&quot;&quot;;ROUND(ABS([.B48]-[.E48])*86400))" office:value-type="float" office:value="1" calcext:value-type="float">
            <text:p>1</text:p>
          </table:table-cell>
          <table:table-cell table:formula="of:=IF(OR([.C48]=&quot;&quot;;[.F48]=&quot;&quot;);&quot;&quot;;ROUND(ABS([.C48]-[.F48])*86400))" office:value-type="float" office:value="0" calcext:value-type="float">
            <text:p>0</text:p>
          </table:table-cell>
          <table:table-cell table:formula="of:=IF(OR([.D48]=&quot;&quot;;[.G48]=&quot;&quot;);&quot;&quot;;ROUND(ABS([.D48]-[.G4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07H11M48S" calcext:value-type="time">
            <text:p>07:11:48</text:p>
          </table:table-cell>
          <table:table-cell office:value-type="time" office:time-value="PT12H14M32S" calcext:value-type="time">
            <text:p>12:14:32</text:p>
          </table:table-cell>
          <table:table-cell office:value-type="time" office:time-value="PT17H18M04S" calcext:value-type="time">
            <text:p>17:18:04</text:p>
          </table:table-cell>
          <table:table-cell office:value-type="time" office:time-value="PT07H11M48S" calcext:value-type="time">
            <text:p>07:11:48</text:p>
          </table:table-cell>
          <table:table-cell office:value-type="time" office:time-value="PT12H14M32S" calcext:value-type="time">
            <text:p>12:14:32</text:p>
          </table:table-cell>
          <table:table-cell office:value-type="time" office:time-value="PT17H18M03S" calcext:value-type="time">
            <text:p>17:18:03</text:p>
          </table:table-cell>
          <table:table-cell table:formula="of:=IF(OR([.B49]=&quot;&quot;;[.E49]=&quot;&quot;);&quot;&quot;;ROUND(ABS([.B49]-[.E49])*86400))" office:value-type="float" office:value="0" calcext:value-type="float">
            <text:p>0</text:p>
          </table:table-cell>
          <table:table-cell table:formula="of:=IF(OR([.C49]=&quot;&quot;;[.F49]=&quot;&quot;);&quot;&quot;;ROUND(ABS([.C49]-[.F49])*86400))" office:value-type="float" office:value="0" calcext:value-type="float">
            <text:p>0</text:p>
          </table:table-cell>
          <table:table-cell table:formula="of:=IF(OR([.D49]=&quot;&quot;;[.G49]=&quot;&quot;);&quot;&quot;;ROUND(ABS([.D49]-[.G4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07H09M51S" calcext:value-type="time">
            <text:p>07:09:51</text:p>
          </table:table-cell>
          <table:table-cell office:value-type="time" office:time-value="PT12H14M28S" calcext:value-type="time">
            <text:p>12:14:28</text:p>
          </table:table-cell>
          <table:table-cell office:value-type="time" office:time-value="PT17H19M53S" calcext:value-type="time">
            <text:p>17:19:53</text:p>
          </table:table-cell>
          <table:table-cell office:value-type="time" office:time-value="PT07H09M52S" calcext:value-type="time">
            <text:p>07:09:52</text:p>
          </table:table-cell>
          <table:table-cell office:value-type="time" office:time-value="PT12H14M28S" calcext:value-type="time">
            <text:p>12:14:28</text:p>
          </table:table-cell>
          <table:table-cell office:value-type="time" office:time-value="PT17H19M52S" calcext:value-type="time">
            <text:p>17:19:52</text:p>
          </table:table-cell>
          <table:table-cell table:formula="of:=IF(OR([.B50]=&quot;&quot;;[.E50]=&quot;&quot;);&quot;&quot;;ROUND(ABS([.B50]-[.E50])*86400))" office:value-type="float" office:value="1" calcext:value-type="float">
            <text:p>1</text:p>
          </table:table-cell>
          <table:table-cell table:formula="of:=IF(OR([.C50]=&quot;&quot;;[.F50]=&quot;&quot;);&quot;&quot;;ROUND(ABS([.C50]-[.F50])*86400))" office:value-type="float" office:value="0" calcext:value-type="float">
            <text:p>0</text:p>
          </table:table-cell>
          <table:table-cell table:formula="of:=IF(OR([.D50]=&quot;&quot;;[.G50]=&quot;&quot;);&quot;&quot;;ROUND(ABS([.D50]-[.G5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07H07M53S" calcext:value-type="time">
            <text:p>07:07:53</text:p>
          </table:table-cell>
          <table:table-cell office:value-type="time" office:time-value="PT12H14M23S" calcext:value-type="time">
            <text:p>12:14:23</text:p>
          </table:table-cell>
          <table:table-cell office:value-type="time" office:time-value="PT17H21M42S" calcext:value-type="time">
            <text:p>17:21:42</text:p>
          </table:table-cell>
          <table:table-cell office:value-type="time" office:time-value="PT07H07M54S" calcext:value-type="time">
            <text:p>07:07:54</text:p>
          </table:table-cell>
          <table:table-cell office:value-type="time" office:time-value="PT12H14M23S" calcext:value-type="time">
            <text:p>12:14:23</text:p>
          </table:table-cell>
          <table:table-cell office:value-type="time" office:time-value="PT17H21M41S" calcext:value-type="time">
            <text:p>17:21:41</text:p>
          </table:table-cell>
          <table:table-cell table:formula="of:=IF(OR([.B51]=&quot;&quot;;[.E51]=&quot;&quot;);&quot;&quot;;ROUND(ABS([.B51]-[.E51])*86400))" office:value-type="float" office:value="1" calcext:value-type="float">
            <text:p>1</text:p>
          </table:table-cell>
          <table:table-cell table:formula="of:=IF(OR([.C51]=&quot;&quot;;[.F51]=&quot;&quot;);&quot;&quot;;ROUND(ABS([.C51]-[.F51])*86400))" office:value-type="float" office:value="0" calcext:value-type="float">
            <text:p>0</text:p>
          </table:table-cell>
          <table:table-cell table:formula="of:=IF(OR([.D51]=&quot;&quot;;[.G51]=&quot;&quot;);&quot;&quot;;ROUND(ABS([.D51]-[.G5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07H05M54S" calcext:value-type="time">
            <text:p>07:05:54</text:p>
          </table:table-cell>
          <table:table-cell office:value-type="time" office:time-value="PT12H14M17S" calcext:value-type="time">
            <text:p>12:14:17</text:p>
          </table:table-cell>
          <table:table-cell office:value-type="time" office:time-value="PT17H23M31S" calcext:value-type="time">
            <text:p>17:23:31</text:p>
          </table:table-cell>
          <table:table-cell office:value-type="time" office:time-value="PT07H05M54S" calcext:value-type="time">
            <text:p>07:05:54</text:p>
          </table:table-cell>
          <table:table-cell office:value-type="time" office:time-value="PT12H14M18S" calcext:value-type="time">
            <text:p>12:14:18</text:p>
          </table:table-cell>
          <table:table-cell office:value-type="time" office:time-value="PT17H23M30S" calcext:value-type="time">
            <text:p>17:23:30</text:p>
          </table:table-cell>
          <table:table-cell table:formula="of:=IF(OR([.B52]=&quot;&quot;;[.E52]=&quot;&quot;);&quot;&quot;;ROUND(ABS([.B52]-[.E52])*86400))" office:value-type="float" office:value="0" calcext:value-type="float">
            <text:p>0</text:p>
          </table:table-cell>
          <table:table-cell table:formula="of:=IF(OR([.C52]=&quot;&quot;;[.F52]=&quot;&quot;);&quot;&quot;;ROUND(ABS([.C52]-[.F52])*86400))" office:value-type="float" office:value="1" calcext:value-type="float">
            <text:p>1</text:p>
          </table:table-cell>
          <table:table-cell table:formula="of:=IF(OR([.D52]=&quot;&quot;;[.G52]=&quot;&quot;);&quot;&quot;;ROUND(ABS([.D52]-[.G5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07H03M53S" calcext:value-type="time">
            <text:p>07:03:53</text:p>
          </table:table-cell>
          <table:table-cell office:value-type="time" office:time-value="PT12H14M11S" calcext:value-type="time">
            <text:p>12:14:11</text:p>
          </table:table-cell>
          <table:table-cell office:value-type="time" office:time-value="PT17H25M19S" calcext:value-type="time">
            <text:p>17:25:19</text:p>
          </table:table-cell>
          <table:table-cell office:value-type="time" office:time-value="PT07H03M54S" calcext:value-type="time">
            <text:p>07:03:54</text:p>
          </table:table-cell>
          <table:table-cell office:value-type="time" office:time-value="PT12H14M11S" calcext:value-type="time">
            <text:p>12:14:11</text:p>
          </table:table-cell>
          <table:table-cell office:value-type="time" office:time-value="PT17H25M18S" calcext:value-type="time">
            <text:p>17:25:18</text:p>
          </table:table-cell>
          <table:table-cell table:formula="of:=IF(OR([.B53]=&quot;&quot;;[.E53]=&quot;&quot;);&quot;&quot;;ROUND(ABS([.B53]-[.E53])*86400))" office:value-type="float" office:value="1" calcext:value-type="float">
            <text:p>1</text:p>
          </table:table-cell>
          <table:table-cell table:formula="of:=IF(OR([.C53]=&quot;&quot;;[.F53]=&quot;&quot;);&quot;&quot;;ROUND(ABS([.C53]-[.F53])*86400))" office:value-type="float" office:value="0" calcext:value-type="float">
            <text:p>0</text:p>
          </table:table-cell>
          <table:table-cell table:formula="of:=IF(OR([.D53]=&quot;&quot;;[.G53]=&quot;&quot;);&quot;&quot;;ROUND(ABS([.D53]-[.G5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07H01M52S" calcext:value-type="time">
            <text:p>07:01:52</text:p>
          </table:table-cell>
          <table:table-cell office:value-type="time" office:time-value="PT12H14M04S" calcext:value-type="time">
            <text:p>12:14:04</text:p>
          </table:table-cell>
          <table:table-cell office:value-type="time" office:time-value="PT17H27M07S" calcext:value-type="time">
            <text:p>17:27:07</text:p>
          </table:table-cell>
          <table:table-cell office:value-type="time" office:time-value="PT07H01M53S" calcext:value-type="time">
            <text:p>07:01:53</text:p>
          </table:table-cell>
          <table:table-cell office:value-type="time" office:time-value="PT12H14M05S" calcext:value-type="time">
            <text:p>12:14:05</text:p>
          </table:table-cell>
          <table:table-cell office:value-type="time" office:time-value="PT17H27M06S" calcext:value-type="time">
            <text:p>17:27:06</text:p>
          </table:table-cell>
          <table:table-cell table:formula="of:=IF(OR([.B54]=&quot;&quot;;[.E54]=&quot;&quot;);&quot;&quot;;ROUND(ABS([.B54]-[.E54])*86400))" office:value-type="float" office:value="1" calcext:value-type="float">
            <text:p>1</text:p>
          </table:table-cell>
          <table:table-cell table:formula="of:=IF(OR([.C54]=&quot;&quot;;[.F54]=&quot;&quot;);&quot;&quot;;ROUND(ABS([.C54]-[.F54])*86400))" office:value-type="float" office:value="1" calcext:value-type="float">
            <text:p>1</text:p>
          </table:table-cell>
          <table:table-cell table:formula="of:=IF(OR([.D54]=&quot;&quot;;[.G54]=&quot;&quot;);&quot;&quot;;ROUND(ABS([.D54]-[.G5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time" office:time-value="PT06H59M50S" calcext:value-type="time">
            <text:p>06:59:50</text:p>
          </table:table-cell>
          <table:table-cell office:value-type="time" office:time-value="PT12H13M57S" calcext:value-type="time">
            <text:p>12:13:57</text:p>
          </table:table-cell>
          <table:table-cell office:value-type="time" office:time-value="PT17H28M55S" calcext:value-type="time">
            <text:p>17:28:55</text:p>
          </table:table-cell>
          <table:table-cell office:value-type="time" office:time-value="PT06H59M50S" calcext:value-type="time">
            <text:p>06:59:50</text:p>
          </table:table-cell>
          <table:table-cell office:value-type="time" office:time-value="PT12H13M57S" calcext:value-type="time">
            <text:p>12:13:57</text:p>
          </table:table-cell>
          <table:table-cell office:value-type="time" office:time-value="PT17H28M54S" calcext:value-type="time">
            <text:p>17:28:54</text:p>
          </table:table-cell>
          <table:table-cell table:formula="of:=IF(OR([.B55]=&quot;&quot;;[.E55]=&quot;&quot;);&quot;&quot;;ROUND(ABS([.B55]-[.E55])*86400))" office:value-type="float" office:value="0" calcext:value-type="float">
            <text:p>0</text:p>
          </table:table-cell>
          <table:table-cell table:formula="of:=IF(OR([.C55]=&quot;&quot;;[.F55]=&quot;&quot;);&quot;&quot;;ROUND(ABS([.C55]-[.F55])*86400))" office:value-type="float" office:value="0" calcext:value-type="float">
            <text:p>0</text:p>
          </table:table-cell>
          <table:table-cell table:formula="of:=IF(OR([.D55]=&quot;&quot;;[.G55]=&quot;&quot;);&quot;&quot;;ROUND(ABS([.D55]-[.G5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06H57M46S" calcext:value-type="time">
            <text:p>06:57:46</text:p>
          </table:table-cell>
          <table:table-cell office:value-type="time" office:time-value="PT12H13M49S" calcext:value-type="time">
            <text:p>12:13:49</text:p>
          </table:table-cell>
          <table:table-cell office:value-type="time" office:time-value="PT17H30M43S" calcext:value-type="time">
            <text:p>17:30:43</text:p>
          </table:table-cell>
          <table:table-cell office:value-type="time" office:time-value="PT06H57M47S" calcext:value-type="time">
            <text:p>06:57:47</text:p>
          </table:table-cell>
          <table:table-cell office:value-type="time" office:time-value="PT12H13M49S" calcext:value-type="time">
            <text:p>12:13:49</text:p>
          </table:table-cell>
          <table:table-cell office:value-type="time" office:time-value="PT17H30M42S" calcext:value-type="time">
            <text:p>17:30:42</text:p>
          </table:table-cell>
          <table:table-cell table:formula="of:=IF(OR([.B56]=&quot;&quot;;[.E56]=&quot;&quot;);&quot;&quot;;ROUND(ABS([.B56]-[.E56])*86400))" office:value-type="float" office:value="1" calcext:value-type="float">
            <text:p>1</text:p>
          </table:table-cell>
          <table:table-cell table:formula="of:=IF(OR([.C56]=&quot;&quot;;[.F56]=&quot;&quot;);&quot;&quot;;ROUND(ABS([.C56]-[.F56])*86400))" office:value-type="float" office:value="0" calcext:value-type="float">
            <text:p>0</text:p>
          </table:table-cell>
          <table:table-cell table:formula="of:=IF(OR([.D56]=&quot;&quot;;[.G56]=&quot;&quot;);&quot;&quot;;ROUND(ABS([.D56]-[.G5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time" office:time-value="PT06H55M42S" calcext:value-type="time">
            <text:p>06:55:42</text:p>
          </table:table-cell>
          <table:table-cell office:value-type="time" office:time-value="PT12H13M40S" calcext:value-type="time">
            <text:p>12:13:40</text:p>
          </table:table-cell>
          <table:table-cell office:value-type="time" office:time-value="PT17H32M30S" calcext:value-type="time">
            <text:p>17:32:30</text:p>
          </table:table-cell>
          <table:table-cell office:value-type="time" office:time-value="PT06H55M42S" calcext:value-type="time">
            <text:p>06:55:42</text:p>
          </table:table-cell>
          <table:table-cell office:value-type="time" office:time-value="PT12H13M40S" calcext:value-type="time">
            <text:p>12:13:40</text:p>
          </table:table-cell>
          <table:table-cell office:value-type="time" office:time-value="PT17H32M30S" calcext:value-type="time">
            <text:p>17:32:30</text:p>
          </table:table-cell>
          <table:table-cell table:formula="of:=IF(OR([.B57]=&quot;&quot;;[.E57]=&quot;&quot;);&quot;&quot;;ROUND(ABS([.B57]-[.E57])*86400))" office:value-type="float" office:value="0" calcext:value-type="float">
            <text:p>0</text:p>
          </table:table-cell>
          <table:table-cell table:formula="of:=IF(OR([.C57]=&quot;&quot;;[.F57]=&quot;&quot;);&quot;&quot;;ROUND(ABS([.C57]-[.F57])*86400))" office:value-type="float" office:value="0" calcext:value-type="float">
            <text:p>0</text:p>
          </table:table-cell>
          <table:table-cell table:formula="of:=IF(OR([.D57]=&quot;&quot;;[.G57]=&quot;&quot;);&quot;&quot;;ROUND(ABS([.D57]-[.G5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time" office:time-value="PT06H53M37S" calcext:value-type="time">
            <text:p>06:53:37</text:p>
          </table:table-cell>
          <table:table-cell office:value-type="time" office:time-value="PT12H13M31S" calcext:value-type="time">
            <text:p>12:13:31</text:p>
          </table:table-cell>
          <table:table-cell office:value-type="time" office:time-value="PT17H34M18S" calcext:value-type="time">
            <text:p>17:34:18</text:p>
          </table:table-cell>
          <table:table-cell office:value-type="time" office:time-value="PT06H53M37S" calcext:value-type="time">
            <text:p>06:53:37</text:p>
          </table:table-cell>
          <table:table-cell office:value-type="time" office:time-value="PT12H13M31S" calcext:value-type="time">
            <text:p>12:13:31</text:p>
          </table:table-cell>
          <table:table-cell office:value-type="time" office:time-value="PT17H34M17S" calcext:value-type="time">
            <text:p>17:34:17</text:p>
          </table:table-cell>
          <table:table-cell table:formula="of:=IF(OR([.B58]=&quot;&quot;;[.E58]=&quot;&quot;);&quot;&quot;;ROUND(ABS([.B58]-[.E58])*86400))" office:value-type="float" office:value="0" calcext:value-type="float">
            <text:p>0</text:p>
          </table:table-cell>
          <table:table-cell table:formula="of:=IF(OR([.C58]=&quot;&quot;;[.F58]=&quot;&quot;);&quot;&quot;;ROUND(ABS([.C58]-[.F58])*86400))" office:value-type="float" office:value="0" calcext:value-type="float">
            <text:p>0</text:p>
          </table:table-cell>
          <table:table-cell table:formula="of:=IF(OR([.D58]=&quot;&quot;;[.G58]=&quot;&quot;);&quot;&quot;;ROUND(ABS([.D58]-[.G5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time" office:time-value="PT06H51M31S" calcext:value-type="time">
            <text:p>06:51:31</text:p>
          </table:table-cell>
          <table:table-cell office:value-type="time" office:time-value="PT12H13M21S" calcext:value-type="time">
            <text:p>12:13:21</text:p>
          </table:table-cell>
          <table:table-cell office:value-type="time" office:time-value="PT17H36M05S" calcext:value-type="time">
            <text:p>17:36:05</text:p>
          </table:table-cell>
          <table:table-cell office:value-type="time" office:time-value="PT06H51M31S" calcext:value-type="time">
            <text:p>06:51:31</text:p>
          </table:table-cell>
          <table:table-cell office:value-type="time" office:time-value="PT12H13M21S" calcext:value-type="time">
            <text:p>12:13:21</text:p>
          </table:table-cell>
          <table:table-cell office:value-type="time" office:time-value="PT17H36M04S" calcext:value-type="time">
            <text:p>17:36:04</text:p>
          </table:table-cell>
          <table:table-cell table:formula="of:=IF(OR([.B59]=&quot;&quot;;[.E59]=&quot;&quot;);&quot;&quot;;ROUND(ABS([.B59]-[.E59])*86400))" office:value-type="float" office:value="0" calcext:value-type="float">
            <text:p>0</text:p>
          </table:table-cell>
          <table:table-cell table:formula="of:=IF(OR([.C59]=&quot;&quot;;[.F59]=&quot;&quot;);&quot;&quot;;ROUND(ABS([.C59]-[.F59])*86400))" office:value-type="float" office:value="0" calcext:value-type="float">
            <text:p>0</text:p>
          </table:table-cell>
          <table:table-cell table:formula="of:=IF(OR([.D59]=&quot;&quot;;[.G59]=&quot;&quot;);&quot;&quot;;ROUND(ABS([.D59]-[.G5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time" office:time-value="PT06H49M24S" calcext:value-type="time">
            <text:p>06:49:24</text:p>
          </table:table-cell>
          <table:table-cell office:value-type="time" office:time-value="PT12H13M11S" calcext:value-type="time">
            <text:p>12:13:11</text:p>
          </table:table-cell>
          <table:table-cell office:value-type="time" office:time-value="PT17H37M51S" calcext:value-type="time">
            <text:p>17:37:51</text:p>
          </table:table-cell>
          <table:table-cell office:value-type="time" office:time-value="PT06H49M24S" calcext:value-type="time">
            <text:p>06:49:24</text:p>
          </table:table-cell>
          <table:table-cell office:value-type="time" office:time-value="PT12H13M11S" calcext:value-type="time">
            <text:p>12:13:11</text:p>
          </table:table-cell>
          <table:table-cell office:value-type="time" office:time-value="PT17H37M51S" calcext:value-type="time">
            <text:p>17:37:51</text:p>
          </table:table-cell>
          <table:table-cell table:formula="of:=IF(OR([.B60]=&quot;&quot;;[.E60]=&quot;&quot;);&quot;&quot;;ROUND(ABS([.B60]-[.E60])*86400))" office:value-type="float" office:value="0" calcext:value-type="float">
            <text:p>0</text:p>
          </table:table-cell>
          <table:table-cell table:formula="of:=IF(OR([.C60]=&quot;&quot;;[.F60]=&quot;&quot;);&quot;&quot;;ROUND(ABS([.C60]-[.F60])*86400))" office:value-type="float" office:value="0" calcext:value-type="float">
            <text:p>0</text:p>
          </table:table-cell>
          <table:table-cell table:formula="of:=IF(OR([.D60]=&quot;&quot;;[.G60]=&quot;&quot;);&quot;&quot;;ROUND(ABS([.D60]-[.G6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time" office:time-value="PT06H47M16S" calcext:value-type="time">
            <text:p>06:47:16</text:p>
          </table:table-cell>
          <table:table-cell office:value-type="time" office:time-value="PT12H13M00S" calcext:value-type="time">
            <text:p>12:13:00</text:p>
          </table:table-cell>
          <table:table-cell office:value-type="time" office:time-value="PT17H39M38S" calcext:value-type="time">
            <text:p>17:39:38</text:p>
          </table:table-cell>
          <table:table-cell office:value-type="time" office:time-value="PT06H47M16S" calcext:value-type="time">
            <text:p>06:47:16</text:p>
          </table:table-cell>
          <table:table-cell office:value-type="time" office:time-value="PT12H13M00S" calcext:value-type="time">
            <text:p>12:13:00</text:p>
          </table:table-cell>
          <table:table-cell office:value-type="time" office:time-value="PT17H39M37S" calcext:value-type="time">
            <text:p>17:39:37</text:p>
          </table:table-cell>
          <table:table-cell table:formula="of:=IF(OR([.B61]=&quot;&quot;;[.E61]=&quot;&quot;);&quot;&quot;;ROUND(ABS([.B61]-[.E61])*86400))" office:value-type="float" office:value="0" calcext:value-type="float">
            <text:p>0</text:p>
          </table:table-cell>
          <table:table-cell table:formula="of:=IF(OR([.C61]=&quot;&quot;;[.F61]=&quot;&quot;);&quot;&quot;;ROUND(ABS([.C61]-[.F61])*86400))" office:value-type="float" office:value="0" calcext:value-type="float">
            <text:p>0</text:p>
          </table:table-cell>
          <table:table-cell table:formula="of:=IF(OR([.D61]=&quot;&quot;;[.G61]=&quot;&quot;);&quot;&quot;;ROUND(ABS([.D61]-[.G6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6H45M07S" calcext:value-type="time">
            <text:p>06:45:07</text:p>
          </table:table-cell>
          <table:table-cell office:value-type="time" office:time-value="PT12H12M49S" calcext:value-type="time">
            <text:p>12:12:49</text:p>
          </table:table-cell>
          <table:table-cell office:value-type="time" office:time-value="PT17H41M24S" calcext:value-type="time">
            <text:p>17:41:24</text:p>
          </table:table-cell>
          <table:table-cell office:value-type="time" office:time-value="PT06H45M08S" calcext:value-type="time">
            <text:p>06:45:08</text:p>
          </table:table-cell>
          <table:table-cell office:value-type="time" office:time-value="PT12H12M49S" calcext:value-type="time">
            <text:p>12:12:49</text:p>
          </table:table-cell>
          <table:table-cell office:value-type="time" office:time-value="PT17H41M24S" calcext:value-type="time">
            <text:p>17:41:24</text:p>
          </table:table-cell>
          <table:table-cell table:formula="of:=IF(OR([.B62]=&quot;&quot;;[.E62]=&quot;&quot;);&quot;&quot;;ROUND(ABS([.B62]-[.E62])*86400))" office:value-type="float" office:value="1" calcext:value-type="float">
            <text:p>1</text:p>
          </table:table-cell>
          <table:table-cell table:formula="of:=IF(OR([.C62]=&quot;&quot;;[.F62]=&quot;&quot;);&quot;&quot;;ROUND(ABS([.C62]-[.F62])*86400))" office:value-type="float" office:value="0" calcext:value-type="float">
            <text:p>0</text:p>
          </table:table-cell>
          <table:table-cell table:formula="of:=IF(OR([.D62]=&quot;&quot;;[.G62]=&quot;&quot;);&quot;&quot;;ROUND(ABS([.D62]-[.G62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6H42M58S" calcext:value-type="time">
            <text:p>06:42:58</text:p>
          </table:table-cell>
          <table:table-cell office:value-type="time" office:time-value="PT12H12M37S" calcext:value-type="time">
            <text:p>12:12:37</text:p>
          </table:table-cell>
          <table:table-cell office:value-type="time" office:time-value="PT17H43M10S" calcext:value-type="time">
            <text:p>17:43:10</text:p>
          </table:table-cell>
          <table:table-cell office:value-type="time" office:time-value="PT06H42M58S" calcext:value-type="time">
            <text:p>06:42:58</text:p>
          </table:table-cell>
          <table:table-cell office:value-type="time" office:time-value="PT12H12M37S" calcext:value-type="time">
            <text:p>12:12:37</text:p>
          </table:table-cell>
          <table:table-cell office:value-type="time" office:time-value="PT17H43M10S" calcext:value-type="time">
            <text:p>17:43:10</text:p>
          </table:table-cell>
          <table:table-cell table:formula="of:=IF(OR([.B63]=&quot;&quot;;[.E63]=&quot;&quot;);&quot;&quot;;ROUND(ABS([.B63]-[.E63])*86400))" office:value-type="float" office:value="0" calcext:value-type="float">
            <text:p>0</text:p>
          </table:table-cell>
          <table:table-cell table:formula="of:=IF(OR([.C63]=&quot;&quot;;[.F63]=&quot;&quot;);&quot;&quot;;ROUND(ABS([.C63]-[.F63])*86400))" office:value-type="float" office:value="0" calcext:value-type="float">
            <text:p>0</text:p>
          </table:table-cell>
          <table:table-cell table:formula="of:=IF(OR([.D63]=&quot;&quot;;[.G63]=&quot;&quot;);&quot;&quot;;ROUND(ABS([.D63]-[.G63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6H40M48S" calcext:value-type="time">
            <text:p>06:40:48</text:p>
          </table:table-cell>
          <table:table-cell office:value-type="time" office:time-value="PT12H12M25S" calcext:value-type="time">
            <text:p>12:12:25</text:p>
          </table:table-cell>
          <table:table-cell office:value-type="time" office:time-value="PT17H44M56S" calcext:value-type="time">
            <text:p>17:44:56</text:p>
          </table:table-cell>
          <table:table-cell office:value-type="time" office:time-value="PT06H40M49S" calcext:value-type="time">
            <text:p>06:40:49</text:p>
          </table:table-cell>
          <table:table-cell office:value-type="time" office:time-value="PT12H12M25S" calcext:value-type="time">
            <text:p>12:12:25</text:p>
          </table:table-cell>
          <table:table-cell office:value-type="time" office:time-value="PT17H44M55S" calcext:value-type="time">
            <text:p>17:44:55</text:p>
          </table:table-cell>
          <table:table-cell table:formula="of:=IF(OR([.B64]=&quot;&quot;;[.E64]=&quot;&quot;);&quot;&quot;;ROUND(ABS([.B64]-[.E64])*86400))" office:value-type="float" office:value="1" calcext:value-type="float">
            <text:p>1</text:p>
          </table:table-cell>
          <table:table-cell table:formula="of:=IF(OR([.C64]=&quot;&quot;;[.F64]=&quot;&quot;);&quot;&quot;;ROUND(ABS([.C64]-[.F64])*86400))" office:value-type="float" office:value="0" calcext:value-type="float">
            <text:p>0</text:p>
          </table:table-cell>
          <table:table-cell table:formula="of:=IF(OR([.D64]=&quot;&quot;;[.G64]=&quot;&quot;);&quot;&quot;;ROUND(ABS([.D64]-[.G64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6H38M38S" calcext:value-type="time">
            <text:p>06:38:38</text:p>
          </table:table-cell>
          <table:table-cell office:value-type="time" office:time-value="PT12H12M12S" calcext:value-type="time">
            <text:p>12:12:12</text:p>
          </table:table-cell>
          <table:table-cell office:value-type="time" office:time-value="PT17H46M41S" calcext:value-type="time">
            <text:p>17:46:41</text:p>
          </table:table-cell>
          <table:table-cell office:value-type="time" office:time-value="PT06H38M38S" calcext:value-type="time">
            <text:p>06:38:38</text:p>
          </table:table-cell>
          <table:table-cell office:value-type="time" office:time-value="PT12H12M12S" calcext:value-type="time">
            <text:p>12:12:12</text:p>
          </table:table-cell>
          <table:table-cell office:value-type="time" office:time-value="PT17H46M41S" calcext:value-type="time">
            <text:p>17:46:41</text:p>
          </table:table-cell>
          <table:table-cell table:formula="of:=IF(OR([.B65]=&quot;&quot;;[.E65]=&quot;&quot;);&quot;&quot;;ROUND(ABS([.B65]-[.E65])*86400))" office:value-type="float" office:value="0" calcext:value-type="float">
            <text:p>0</text:p>
          </table:table-cell>
          <table:table-cell table:formula="of:=IF(OR([.C65]=&quot;&quot;;[.F65]=&quot;&quot;);&quot;&quot;;ROUND(ABS([.C65]-[.F65])*86400))" office:value-type="float" office:value="0" calcext:value-type="float">
            <text:p>0</text:p>
          </table:table-cell>
          <table:table-cell table:formula="of:=IF(OR([.D65]=&quot;&quot;;[.G65]=&quot;&quot;);&quot;&quot;;ROUND(ABS([.D65]-[.G65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6H36M26S" calcext:value-type="time">
            <text:p>06:36:26</text:p>
          </table:table-cell>
          <table:table-cell office:value-type="time" office:time-value="PT12H11M59S" calcext:value-type="time">
            <text:p>12:11:59</text:p>
          </table:table-cell>
          <table:table-cell office:value-type="time" office:time-value="PT17H48M26S" calcext:value-type="time">
            <text:p>17:48:26</text:p>
          </table:table-cell>
          <table:table-cell office:value-type="time" office:time-value="PT06H36M27S" calcext:value-type="time">
            <text:p>06:36:27</text:p>
          </table:table-cell>
          <table:table-cell office:value-type="time" office:time-value="PT12H11M59S" calcext:value-type="time">
            <text:p>12:11:59</text:p>
          </table:table-cell>
          <table:table-cell office:value-type="time" office:time-value="PT17H48M26S" calcext:value-type="time">
            <text:p>17:48:26</text:p>
          </table:table-cell>
          <table:table-cell table:formula="of:=IF(OR([.B66]=&quot;&quot;;[.E66]=&quot;&quot;);&quot;&quot;;ROUND(ABS([.B66]-[.E66])*86400))" office:value-type="float" office:value="1" calcext:value-type="float">
            <text:p>1</text:p>
          </table:table-cell>
          <table:table-cell table:formula="of:=IF(OR([.C66]=&quot;&quot;;[.F66]=&quot;&quot;);&quot;&quot;;ROUND(ABS([.C66]-[.F66])*86400))" office:value-type="float" office:value="0" calcext:value-type="float">
            <text:p>0</text:p>
          </table:table-cell>
          <table:table-cell table:formula="of:=IF(OR([.D66]=&quot;&quot;;[.G66]=&quot;&quot;);&quot;&quot;;ROUND(ABS([.D66]-[.G66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6H34M14S" calcext:value-type="time">
            <text:p>06:34:14</text:p>
          </table:table-cell>
          <table:table-cell office:value-type="time" office:time-value="PT12H11M45S" calcext:value-type="time">
            <text:p>12:11:45</text:p>
          </table:table-cell>
          <table:table-cell office:value-type="time" office:time-value="PT17H50M11S" calcext:value-type="time">
            <text:p>17:50:11</text:p>
          </table:table-cell>
          <table:table-cell office:value-type="time" office:time-value="PT06H34M15S" calcext:value-type="time">
            <text:p>06:34:15</text:p>
          </table:table-cell>
          <table:table-cell office:value-type="time" office:time-value="PT12H11M45S" calcext:value-type="time">
            <text:p>12:11:45</text:p>
          </table:table-cell>
          <table:table-cell office:value-type="time" office:time-value="PT17H50M11S" calcext:value-type="time">
            <text:p>17:50:11</text:p>
          </table:table-cell>
          <table:table-cell table:formula="of:=IF(OR([.B67]=&quot;&quot;;[.E67]=&quot;&quot;);&quot;&quot;;ROUND(ABS([.B67]-[.E67])*86400))" office:value-type="float" office:value="1" calcext:value-type="float">
            <text:p>1</text:p>
          </table:table-cell>
          <table:table-cell table:formula="of:=IF(OR([.C67]=&quot;&quot;;[.F67]=&quot;&quot;);&quot;&quot;;ROUND(ABS([.C67]-[.F67])*86400))" office:value-type="float" office:value="0" calcext:value-type="float">
            <text:p>0</text:p>
          </table:table-cell>
          <table:table-cell table:formula="of:=IF(OR([.D67]=&quot;&quot;;[.G67]=&quot;&quot;);&quot;&quot;;ROUND(ABS([.D67]-[.G67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06H32M02S" calcext:value-type="time">
            <text:p>06:32:02</text:p>
          </table:table-cell>
          <table:table-cell office:value-type="time" office:time-value="PT12H11M31S" calcext:value-type="time">
            <text:p>12:11:31</text:p>
          </table:table-cell>
          <table:table-cell office:value-type="time" office:time-value="PT17H51M56S" calcext:value-type="time">
            <text:p>17:51:56</text:p>
          </table:table-cell>
          <table:table-cell office:value-type="time" office:time-value="PT06H32M02S" calcext:value-type="time">
            <text:p>06:32:02</text:p>
          </table:table-cell>
          <table:table-cell office:value-type="time" office:time-value="PT12H11M31S" calcext:value-type="time">
            <text:p>12:11:31</text:p>
          </table:table-cell>
          <table:table-cell office:value-type="time" office:time-value="PT17H51M55S" calcext:value-type="time">
            <text:p>17:51:55</text:p>
          </table:table-cell>
          <table:table-cell table:formula="of:=IF(OR([.B68]=&quot;&quot;;[.E68]=&quot;&quot;);&quot;&quot;;ROUND(ABS([.B68]-[.E68])*86400))" office:value-type="float" office:value="0" calcext:value-type="float">
            <text:p>0</text:p>
          </table:table-cell>
          <table:table-cell table:formula="of:=IF(OR([.C68]=&quot;&quot;;[.F68]=&quot;&quot;);&quot;&quot;;ROUND(ABS([.C68]-[.F68])*86400))" office:value-type="float" office:value="0" calcext:value-type="float">
            <text:p>0</text:p>
          </table:table-cell>
          <table:table-cell table:formula="of:=IF(OR([.D68]=&quot;&quot;;[.G68]=&quot;&quot;);&quot;&quot;;ROUND(ABS([.D68]-[.G68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06H29M49S" calcext:value-type="time">
            <text:p>06:29:49</text:p>
          </table:table-cell>
          <table:table-cell office:value-type="time" office:time-value="PT12H11M16S" calcext:value-type="time">
            <text:p>12:11:16</text:p>
          </table:table-cell>
          <table:table-cell office:value-type="time" office:time-value="PT17H53M40S" calcext:value-type="time">
            <text:p>17:53:40</text:p>
          </table:table-cell>
          <table:table-cell office:value-type="time" office:time-value="PT06H29M49S" calcext:value-type="time">
            <text:p>06:29:49</text:p>
          </table:table-cell>
          <table:table-cell office:value-type="time" office:time-value="PT12H11M16S" calcext:value-type="time">
            <text:p>12:11:16</text:p>
          </table:table-cell>
          <table:table-cell office:value-type="time" office:time-value="PT17H53M40S" calcext:value-type="time">
            <text:p>17:53:40</text:p>
          </table:table-cell>
          <table:table-cell table:formula="of:=IF(OR([.B69]=&quot;&quot;;[.E69]=&quot;&quot;);&quot;&quot;;ROUND(ABS([.B69]-[.E69])*86400))" office:value-type="float" office:value="0" calcext:value-type="float">
            <text:p>0</text:p>
          </table:table-cell>
          <table:table-cell table:formula="of:=IF(OR([.C69]=&quot;&quot;;[.F69]=&quot;&quot;);&quot;&quot;;ROUND(ABS([.C69]-[.F69])*86400))" office:value-type="float" office:value="0" calcext:value-type="float">
            <text:p>0</text:p>
          </table:table-cell>
          <table:table-cell table:formula="of:=IF(OR([.D69]=&quot;&quot;;[.G69]=&quot;&quot;);&quot;&quot;;ROUND(ABS([.D69]-[.G69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06H27M36S" calcext:value-type="time">
            <text:p>06:27:36</text:p>
          </table:table-cell>
          <table:table-cell office:value-type="time" office:time-value="PT12H11M01S" calcext:value-type="time">
            <text:p>12:11:01</text:p>
          </table:table-cell>
          <table:table-cell office:value-type="time" office:time-value="PT17H55M24S" calcext:value-type="time">
            <text:p>17:55:24</text:p>
          </table:table-cell>
          <table:table-cell office:value-type="time" office:time-value="PT06H27M36S" calcext:value-type="time">
            <text:p>06:27:36</text:p>
          </table:table-cell>
          <table:table-cell office:value-type="time" office:time-value="PT12H11M01S" calcext:value-type="time">
            <text:p>12:11:01</text:p>
          </table:table-cell>
          <table:table-cell office:value-type="time" office:time-value="PT17H55M24S" calcext:value-type="time">
            <text:p>17:55:24</text:p>
          </table:table-cell>
          <table:table-cell table:formula="of:=IF(OR([.B70]=&quot;&quot;;[.E70]=&quot;&quot;);&quot;&quot;;ROUND(ABS([.B70]-[.E70])*86400))" office:value-type="float" office:value="0" calcext:value-type="float">
            <text:p>0</text:p>
          </table:table-cell>
          <table:table-cell table:formula="of:=IF(OR([.C70]=&quot;&quot;;[.F70]=&quot;&quot;);&quot;&quot;;ROUND(ABS([.C70]-[.F70])*86400))" office:value-type="float" office:value="0" calcext:value-type="float">
            <text:p>0</text:p>
          </table:table-cell>
          <table:table-cell table:formula="of:=IF(OR([.D70]=&quot;&quot;;[.G70]=&quot;&quot;);&quot;&quot;;ROUND(ABS([.D70]-[.G70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06H25M22S" calcext:value-type="time">
            <text:p>06:25:22</text:p>
          </table:table-cell>
          <table:table-cell office:value-type="time" office:time-value="PT12H10M46S" calcext:value-type="time">
            <text:p>12:10:46</text:p>
          </table:table-cell>
          <table:table-cell office:value-type="time" office:time-value="PT17H57M08S" calcext:value-type="time">
            <text:p>17:57:08</text:p>
          </table:table-cell>
          <table:table-cell office:value-type="time" office:time-value="PT06H25M22S" calcext:value-type="time">
            <text:p>06:25:22</text:p>
          </table:table-cell>
          <table:table-cell office:value-type="time" office:time-value="PT12H10M46S" calcext:value-type="time">
            <text:p>12:10:46</text:p>
          </table:table-cell>
          <table:table-cell office:value-type="time" office:time-value="PT17H57M08S" calcext:value-type="time">
            <text:p>17:57:08</text:p>
          </table:table-cell>
          <table:table-cell table:formula="of:=IF(OR([.B71]=&quot;&quot;;[.E71]=&quot;&quot;);&quot;&quot;;ROUND(ABS([.B71]-[.E71])*86400))" office:value-type="float" office:value="0" calcext:value-type="float">
            <text:p>0</text:p>
          </table:table-cell>
          <table:table-cell table:formula="of:=IF(OR([.C71]=&quot;&quot;;[.F71]=&quot;&quot;);&quot;&quot;;ROUND(ABS([.C71]-[.F71])*86400))" office:value-type="float" office:value="0" calcext:value-type="float">
            <text:p>0</text:p>
          </table:table-cell>
          <table:table-cell table:formula="of:=IF(OR([.D71]=&quot;&quot;;[.G71]=&quot;&quot;);&quot;&quot;;ROUND(ABS([.D71]-[.G71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06H23M07S" calcext:value-type="time">
            <text:p>06:23:07</text:p>
          </table:table-cell>
          <table:table-cell office:value-type="time" office:time-value="PT12H10M30S" calcext:value-type="time">
            <text:p>12:10:30</text:p>
          </table:table-cell>
          <table:table-cell office:value-type="time" office:time-value="PT17H58M51S" calcext:value-type="time">
            <text:p>17:58:51</text:p>
          </table:table-cell>
          <table:table-cell office:value-type="time" office:time-value="PT06H23M08S" calcext:value-type="time">
            <text:p>06:23:08</text:p>
          </table:table-cell>
          <table:table-cell office:value-type="time" office:time-value="PT12H10M31S" calcext:value-type="time">
            <text:p>12:10:31</text:p>
          </table:table-cell>
          <table:table-cell office:value-type="time" office:time-value="PT17H58M51S" calcext:value-type="time">
            <text:p>17:58:51</text:p>
          </table:table-cell>
          <table:table-cell table:formula="of:=IF(OR([.B72]=&quot;&quot;;[.E72]=&quot;&quot;);&quot;&quot;;ROUND(ABS([.B72]-[.E72])*86400))" office:value-type="float" office:value="1" calcext:value-type="float">
            <text:p>1</text:p>
          </table:table-cell>
          <table:table-cell table:formula="of:=IF(OR([.C72]=&quot;&quot;;[.F72]=&quot;&quot;);&quot;&quot;;ROUND(ABS([.C72]-[.F72])*86400))" office:value-type="float" office:value="1" calcext:value-type="float">
            <text:p>1</text:p>
          </table:table-cell>
          <table:table-cell table:formula="of:=IF(OR([.D72]=&quot;&quot;;[.G72]=&quot;&quot;);&quot;&quot;;ROUND(ABS([.D72]-[.G72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06H20M53S" calcext:value-type="time">
            <text:p>06:20:53</text:p>
          </table:table-cell>
          <table:table-cell office:value-type="time" office:time-value="PT12H10M14S" calcext:value-type="time">
            <text:p>12:10:14</text:p>
          </table:table-cell>
          <table:table-cell office:value-type="time" office:time-value="PT18H00M35S" calcext:value-type="time">
            <text:p>18:00:35</text:p>
          </table:table-cell>
          <table:table-cell office:value-type="time" office:time-value="PT06H20M53S" calcext:value-type="time">
            <text:p>06:20:53</text:p>
          </table:table-cell>
          <table:table-cell office:value-type="time" office:time-value="PT12H10M15S" calcext:value-type="time">
            <text:p>12:10:15</text:p>
          </table:table-cell>
          <table:table-cell office:value-type="time" office:time-value="PT18H00M34S" calcext:value-type="time">
            <text:p>18:00:34</text:p>
          </table:table-cell>
          <table:table-cell table:formula="of:=IF(OR([.B73]=&quot;&quot;;[.E73]=&quot;&quot;);&quot;&quot;;ROUND(ABS([.B73]-[.E73])*86400))" office:value-type="float" office:value="0" calcext:value-type="float">
            <text:p>0</text:p>
          </table:table-cell>
          <table:table-cell table:formula="of:=IF(OR([.C73]=&quot;&quot;;[.F73]=&quot;&quot;);&quot;&quot;;ROUND(ABS([.C73]-[.F73])*86400))" office:value-type="float" office:value="1" calcext:value-type="float">
            <text:p>1</text:p>
          </table:table-cell>
          <table:table-cell table:formula="of:=IF(OR([.D73]=&quot;&quot;;[.G73]=&quot;&quot;);&quot;&quot;;ROUND(ABS([.D73]-[.G73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06H18M38S" calcext:value-type="time">
            <text:p>06:18:38</text:p>
          </table:table-cell>
          <table:table-cell office:value-type="time" office:time-value="PT12H09M58S" calcext:value-type="time">
            <text:p>12:09:58</text:p>
          </table:table-cell>
          <table:table-cell office:value-type="time" office:time-value="PT18H02M17S" calcext:value-type="time">
            <text:p>18:02:17</text:p>
          </table:table-cell>
          <table:table-cell office:value-type="time" office:time-value="PT06H18M38S" calcext:value-type="time">
            <text:p>06:18:38</text:p>
          </table:table-cell>
          <table:table-cell office:value-type="time" office:time-value="PT12H09M58S" calcext:value-type="time">
            <text:p>12:09:58</text:p>
          </table:table-cell>
          <table:table-cell office:value-type="time" office:time-value="PT18H02M17S" calcext:value-type="time">
            <text:p>18:02:17</text:p>
          </table:table-cell>
          <table:table-cell table:formula="of:=IF(OR([.B74]=&quot;&quot;;[.E74]=&quot;&quot;);&quot;&quot;;ROUND(ABS([.B74]-[.E74])*86400))" office:value-type="float" office:value="0" calcext:value-type="float">
            <text:p>0</text:p>
          </table:table-cell>
          <table:table-cell table:formula="of:=IF(OR([.C74]=&quot;&quot;;[.F74]=&quot;&quot;);&quot;&quot;;ROUND(ABS([.C74]-[.F74])*86400))" office:value-type="float" office:value="0" calcext:value-type="float">
            <text:p>0</text:p>
          </table:table-cell>
          <table:table-cell table:formula="of:=IF(OR([.D74]=&quot;&quot;;[.G74]=&quot;&quot;);&quot;&quot;;ROUND(ABS([.D74]-[.G7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06H16M22S" calcext:value-type="time">
            <text:p>06:16:22</text:p>
          </table:table-cell>
          <table:table-cell office:value-type="time" office:time-value="PT12H09M42S" calcext:value-type="time">
            <text:p>12:09:42</text:p>
          </table:table-cell>
          <table:table-cell office:value-type="time" office:time-value="PT18H04M00S" calcext:value-type="time">
            <text:p>18:04:00</text:p>
          </table:table-cell>
          <table:table-cell office:value-type="time" office:time-value="PT06H16M22S" calcext:value-type="time">
            <text:p>06:16:22</text:p>
          </table:table-cell>
          <table:table-cell office:value-type="time" office:time-value="PT12H09M42S" calcext:value-type="time">
            <text:p>12:09:42</text:p>
          </table:table-cell>
          <table:table-cell office:value-type="time" office:time-value="PT18H04M00S" calcext:value-type="time">
            <text:p>18:04:00</text:p>
          </table:table-cell>
          <table:table-cell table:formula="of:=IF(OR([.B75]=&quot;&quot;;[.E75]=&quot;&quot;);&quot;&quot;;ROUND(ABS([.B75]-[.E75])*86400))" office:value-type="float" office:value="0" calcext:value-type="float">
            <text:p>0</text:p>
          </table:table-cell>
          <table:table-cell table:formula="of:=IF(OR([.C75]=&quot;&quot;;[.F75]=&quot;&quot;);&quot;&quot;;ROUND(ABS([.C75]-[.F75])*86400))" office:value-type="float" office:value="0" calcext:value-type="float">
            <text:p>0</text:p>
          </table:table-cell>
          <table:table-cell table:formula="of:=IF(OR([.D75]=&quot;&quot;;[.G75]=&quot;&quot;);&quot;&quot;;ROUND(ABS([.D75]-[.G7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06H14M06S" calcext:value-type="time">
            <text:p>06:14:06</text:p>
          </table:table-cell>
          <table:table-cell office:value-type="time" office:time-value="PT12H09M25S" calcext:value-type="time">
            <text:p>12:09:25</text:p>
          </table:table-cell>
          <table:table-cell office:value-type="time" office:time-value="PT18H05M43S" calcext:value-type="time">
            <text:p>18:05:43</text:p>
          </table:table-cell>
          <table:table-cell office:value-type="time" office:time-value="PT06H14M06S" calcext:value-type="time">
            <text:p>06:14:06</text:p>
          </table:table-cell>
          <table:table-cell office:value-type="time" office:time-value="PT12H09M25S" calcext:value-type="time">
            <text:p>12:09:25</text:p>
          </table:table-cell>
          <table:table-cell office:value-type="time" office:time-value="PT18H05M43S" calcext:value-type="time">
            <text:p>18:05:43</text:p>
          </table:table-cell>
          <table:table-cell table:formula="of:=IF(OR([.B76]=&quot;&quot;;[.E76]=&quot;&quot;);&quot;&quot;;ROUND(ABS([.B76]-[.E76])*86400))" office:value-type="float" office:value="0" calcext:value-type="float">
            <text:p>0</text:p>
          </table:table-cell>
          <table:table-cell table:formula="of:=IF(OR([.C76]=&quot;&quot;;[.F76]=&quot;&quot;);&quot;&quot;;ROUND(ABS([.C76]-[.F76])*86400))" office:value-type="float" office:value="0" calcext:value-type="float">
            <text:p>0</text:p>
          </table:table-cell>
          <table:table-cell table:formula="of:=IF(OR([.D76]=&quot;&quot;;[.G76]=&quot;&quot;);&quot;&quot;;ROUND(ABS([.D76]-[.G7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06H11M50S" calcext:value-type="time">
            <text:p>06:11:50</text:p>
          </table:table-cell>
          <table:table-cell office:value-type="time" office:time-value="PT12H09M08S" calcext:value-type="time">
            <text:p>12:09:08</text:p>
          </table:table-cell>
          <table:table-cell office:value-type="time" office:time-value="PT18H07M25S" calcext:value-type="time">
            <text:p>18:07:25</text:p>
          </table:table-cell>
          <table:table-cell office:value-type="time" office:time-value="PT06H11M50S" calcext:value-type="time">
            <text:p>06:11:50</text:p>
          </table:table-cell>
          <table:table-cell office:value-type="time" office:time-value="PT12H09M08S" calcext:value-type="time">
            <text:p>12:09:08</text:p>
          </table:table-cell>
          <table:table-cell office:value-type="time" office:time-value="PT18H07M25S" calcext:value-type="time">
            <text:p>18:07:25</text:p>
          </table:table-cell>
          <table:table-cell table:formula="of:=IF(OR([.B77]=&quot;&quot;;[.E77]=&quot;&quot;);&quot;&quot;;ROUND(ABS([.B77]-[.E77])*86400))" office:value-type="float" office:value="0" calcext:value-type="float">
            <text:p>0</text:p>
          </table:table-cell>
          <table:table-cell table:formula="of:=IF(OR([.C77]=&quot;&quot;;[.F77]=&quot;&quot;);&quot;&quot;;ROUND(ABS([.C77]-[.F77])*86400))" office:value-type="float" office:value="0" calcext:value-type="float">
            <text:p>0</text:p>
          </table:table-cell>
          <table:table-cell table:formula="of:=IF(OR([.D77]=&quot;&quot;;[.G77]=&quot;&quot;);&quot;&quot;;ROUND(ABS([.D77]-[.G7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06H09M34S" calcext:value-type="time">
            <text:p>06:09:34</text:p>
          </table:table-cell>
          <table:table-cell office:value-type="time" office:time-value="PT12H08M51S" calcext:value-type="time">
            <text:p>12:08:51</text:p>
          </table:table-cell>
          <table:table-cell office:value-type="time" office:time-value="PT18H09M07S" calcext:value-type="time">
            <text:p>18:09:07</text:p>
          </table:table-cell>
          <table:table-cell office:value-type="time" office:time-value="PT06H09M34S" calcext:value-type="time">
            <text:p>06:09:34</text:p>
          </table:table-cell>
          <table:table-cell office:value-type="time" office:time-value="PT12H08M51S" calcext:value-type="time">
            <text:p>12:08:51</text:p>
          </table:table-cell>
          <table:table-cell office:value-type="time" office:time-value="PT18H09M07S" calcext:value-type="time">
            <text:p>18:09:07</text:p>
          </table:table-cell>
          <table:table-cell table:formula="of:=IF(OR([.B78]=&quot;&quot;;[.E78]=&quot;&quot;);&quot;&quot;;ROUND(ABS([.B78]-[.E78])*86400))" office:value-type="float" office:value="0" calcext:value-type="float">
            <text:p>0</text:p>
          </table:table-cell>
          <table:table-cell table:formula="of:=IF(OR([.C78]=&quot;&quot;;[.F78]=&quot;&quot;);&quot;&quot;;ROUND(ABS([.C78]-[.F78])*86400))" office:value-type="float" office:value="0" calcext:value-type="float">
            <text:p>0</text:p>
          </table:table-cell>
          <table:table-cell table:formula="of:=IF(OR([.D78]=&quot;&quot;;[.G78]=&quot;&quot;);&quot;&quot;;ROUND(ABS([.D78]-[.G7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06H07M18S" calcext:value-type="time">
            <text:p>06:07:18</text:p>
          </table:table-cell>
          <table:table-cell office:value-type="time" office:time-value="PT12H08M33S" calcext:value-type="time">
            <text:p>12:08:33</text:p>
          </table:table-cell>
          <table:table-cell office:value-type="time" office:time-value="PT18H10M49S" calcext:value-type="time">
            <text:p>18:10:49</text:p>
          </table:table-cell>
          <table:table-cell office:value-type="time" office:time-value="PT06H07M18S" calcext:value-type="time">
            <text:p>06:07:18</text:p>
          </table:table-cell>
          <table:table-cell office:value-type="time" office:time-value="PT12H08M33S" calcext:value-type="time">
            <text:p>12:08:33</text:p>
          </table:table-cell>
          <table:table-cell office:value-type="time" office:time-value="PT18H10M49S" calcext:value-type="time">
            <text:p>18:10:49</text:p>
          </table:table-cell>
          <table:table-cell table:formula="of:=IF(OR([.B79]=&quot;&quot;;[.E79]=&quot;&quot;);&quot;&quot;;ROUND(ABS([.B79]-[.E79])*86400))" office:value-type="float" office:value="0" calcext:value-type="float">
            <text:p>0</text:p>
          </table:table-cell>
          <table:table-cell table:formula="of:=IF(OR([.C79]=&quot;&quot;;[.F79]=&quot;&quot;);&quot;&quot;;ROUND(ABS([.C79]-[.F79])*86400))" office:value-type="float" office:value="0" calcext:value-type="float">
            <text:p>0</text:p>
          </table:table-cell>
          <table:table-cell table:formula="of:=IF(OR([.D79]=&quot;&quot;;[.G79]=&quot;&quot;);&quot;&quot;;ROUND(ABS([.D79]-[.G7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06H05M01S" calcext:value-type="time">
            <text:p>06:05:01</text:p>
          </table:table-cell>
          <table:table-cell office:value-type="time" office:time-value="PT12H08M16S" calcext:value-type="time">
            <text:p>12:08:16</text:p>
          </table:table-cell>
          <table:table-cell office:value-type="time" office:time-value="PT18H12M31S" calcext:value-type="time">
            <text:p>18:12:31</text:p>
          </table:table-cell>
          <table:table-cell office:value-type="time" office:time-value="PT06H05M01S" calcext:value-type="time">
            <text:p>06:05:01</text:p>
          </table:table-cell>
          <table:table-cell office:value-type="time" office:time-value="PT12H08M16S" calcext:value-type="time">
            <text:p>12:08:16</text:p>
          </table:table-cell>
          <table:table-cell office:value-type="time" office:time-value="PT18H12M31S" calcext:value-type="time">
            <text:p>18:12:31</text:p>
          </table:table-cell>
          <table:table-cell table:formula="of:=IF(OR([.B80]=&quot;&quot;;[.E80]=&quot;&quot;);&quot;&quot;;ROUND(ABS([.B80]-[.E80])*86400))" office:value-type="float" office:value="0" calcext:value-type="float">
            <text:p>0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06H02M44S" calcext:value-type="time">
            <text:p>06:02:44</text:p>
          </table:table-cell>
          <table:table-cell office:value-type="time" office:time-value="PT12H07M58S" calcext:value-type="time">
            <text:p>12:07:58</text:p>
          </table:table-cell>
          <table:table-cell office:value-type="time" office:time-value="PT18H14M12S" calcext:value-type="time">
            <text:p>18:14:12</text:p>
          </table:table-cell>
          <table:table-cell office:value-type="time" office:time-value="PT06H02M44S" calcext:value-type="time">
            <text:p>06:02:44</text:p>
          </table:table-cell>
          <table:table-cell office:value-type="time" office:time-value="PT12H07M58S" calcext:value-type="time">
            <text:p>12:07:58</text:p>
          </table:table-cell>
          <table:table-cell office:value-type="time" office:time-value="PT18H14M13S" calcext:value-type="time">
            <text:p>18:14:13</text:p>
          </table:table-cell>
          <table:table-cell table:formula="of:=IF(OR([.B81]=&quot;&quot;;[.E81]=&quot;&quot;);&quot;&quot;;ROUND(ABS([.B81]-[.E81])*86400))" office:value-type="float" office:value="0" calcext:value-type="float">
            <text:p>0</text:p>
          </table:table-cell>
          <table:table-cell table:formula="of:=IF(OR([.C81]=&quot;&quot;;[.F81]=&quot;&quot;);&quot;&quot;;ROUND(ABS([.C81]-[.F81])*86400))" office:value-type="float" office:value="0" calcext:value-type="float">
            <text:p>0</text:p>
          </table:table-cell>
          <table:table-cell table:formula="of:=IF(OR([.D81]=&quot;&quot;;[.G81]=&quot;&quot;);&quot;&quot;;ROUND(ABS([.D81]-[.G8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06H00M28S" calcext:value-type="time">
            <text:p>06:00:28</text:p>
          </table:table-cell>
          <table:table-cell office:value-type="time" office:time-value="PT12H07M40S" calcext:value-type="time">
            <text:p>12:07:40</text:p>
          </table:table-cell>
          <table:table-cell office:value-type="time" office:time-value="PT18H15M54S" calcext:value-type="time">
            <text:p>18:15:54</text:p>
          </table:table-cell>
          <table:table-cell office:value-type="time" office:time-value="PT06H00M27S" calcext:value-type="time">
            <text:p>06:00:27</text:p>
          </table:table-cell>
          <table:table-cell office:value-type="time" office:time-value="PT12H07M40S" calcext:value-type="time">
            <text:p>12:07:40</text:p>
          </table:table-cell>
          <table:table-cell office:value-type="time" office:time-value="PT18H15M54S" calcext:value-type="time">
            <text:p>18:15:54</text:p>
          </table:table-cell>
          <table:table-cell table:formula="of:=IF(OR([.B82]=&quot;&quot;;[.E82]=&quot;&quot;);&quot;&quot;;ROUND(ABS([.B82]-[.E82])*86400))" office:value-type="float" office:value="1" calcext:value-type="float">
            <text:p>1</text:p>
          </table:table-cell>
          <table:table-cell table:formula="of:=IF(OR([.C82]=&quot;&quot;;[.F82]=&quot;&quot;);&quot;&quot;;ROUND(ABS([.C82]-[.F82])*86400))" office:value-type="float" office:value="0" calcext:value-type="float">
            <text:p>0</text:p>
          </table:table-cell>
          <table:table-cell table:formula="of:=IF(OR([.D82]=&quot;&quot;;[.G82]=&quot;&quot;);&quot;&quot;;ROUND(ABS([.D82]-[.G8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time" office:time-value="PT05H58M11S" calcext:value-type="time">
            <text:p>05:58:11</text:p>
          </table:table-cell>
          <table:table-cell office:value-type="time" office:time-value="PT12H07M22S" calcext:value-type="time">
            <text:p>12:07:22</text:p>
          </table:table-cell>
          <table:table-cell office:value-type="time" office:time-value="PT18H17M35S" calcext:value-type="time">
            <text:p>18:17:35</text:p>
          </table:table-cell>
          <table:table-cell office:value-type="time" office:time-value="PT05H58M10S" calcext:value-type="time">
            <text:p>05:58:10</text:p>
          </table:table-cell>
          <table:table-cell office:value-type="time" office:time-value="PT12H07M22S" calcext:value-type="time">
            <text:p>12:07:22</text:p>
          </table:table-cell>
          <table:table-cell office:value-type="time" office:time-value="PT18H17M35S" calcext:value-type="time">
            <text:p>18:17:35</text:p>
          </table:table-cell>
          <table:table-cell table:formula="of:=IF(OR([.B83]=&quot;&quot;;[.E83]=&quot;&quot;);&quot;&quot;;ROUND(ABS([.B83]-[.E83])*86400))" office:value-type="float" office:value="1" calcext:value-type="float">
            <text:p>1</text:p>
          </table:table-cell>
          <table:table-cell table:formula="of:=IF(OR([.C83]=&quot;&quot;;[.F83]=&quot;&quot;);&quot;&quot;;ROUND(ABS([.C83]-[.F83])*86400))" office:value-type="float" office:value="0" calcext:value-type="float">
            <text:p>0</text:p>
          </table:table-cell>
          <table:table-cell table:formula="of:=IF(OR([.D83]=&quot;&quot;;[.G83]=&quot;&quot;);&quot;&quot;;ROUND(ABS([.D83]-[.G8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time" office:time-value="PT05H55M54S" calcext:value-type="time">
            <text:p>05:55:54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18H19M17S" calcext:value-type="time">
            <text:p>18:19:17</text:p>
          </table:table-cell>
          <table:table-cell office:value-type="time" office:time-value="PT05H55M53S" calcext:value-type="time">
            <text:p>05:55:53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18H19M17S" calcext:value-type="time">
            <text:p>18:19:17</text:p>
          </table:table-cell>
          <table:table-cell table:formula="of:=IF(OR([.B84]=&quot;&quot;;[.E84]=&quot;&quot;);&quot;&quot;;ROUND(ABS([.B84]-[.E84])*86400))" office:value-type="float" office:value="1" calcext:value-type="float">
            <text:p>1</text:p>
          </table:table-cell>
          <table:table-cell table:formula="of:=IF(OR([.C84]=&quot;&quot;;[.F84]=&quot;&quot;);&quot;&quot;;ROUND(ABS([.C84]-[.F84])*86400))" office:value-type="float" office:value="0" calcext:value-type="float">
            <text:p>0</text:p>
          </table:table-cell>
          <table:table-cell table:formula="of:=IF(OR([.D84]=&quot;&quot;;[.G84]=&quot;&quot;);&quot;&quot;;ROUND(ABS([.D84]-[.G8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time" office:time-value="PT05H53M37S" calcext:value-type="time">
            <text:p>05:53:37</text:p>
          </table:table-cell>
          <table:table-cell office:value-type="time" office:time-value="PT12H06M46S" calcext:value-type="time">
            <text:p>12:06:46</text:p>
          </table:table-cell>
          <table:table-cell office:value-type="time" office:time-value="PT18H20M58S" calcext:value-type="time">
            <text:p>18:20:58</text:p>
          </table:table-cell>
          <table:table-cell office:value-type="time" office:time-value="PT05H53M36S" calcext:value-type="time">
            <text:p>05:53:36</text:p>
          </table:table-cell>
          <table:table-cell office:value-type="time" office:time-value="PT12H06M46S" calcext:value-type="time">
            <text:p>12:06:46</text:p>
          </table:table-cell>
          <table:table-cell office:value-type="time" office:time-value="PT18H20M58S" calcext:value-type="time">
            <text:p>18:20:58</text:p>
          </table:table-cell>
          <table:table-cell table:formula="of:=IF(OR([.B85]=&quot;&quot;;[.E85]=&quot;&quot;);&quot;&quot;;ROUND(ABS([.B85]-[.E85])*86400))" office:value-type="float" office:value="1" calcext:value-type="float">
            <text:p>1</text:p>
          </table:table-cell>
          <table:table-cell table:formula="of:=IF(OR([.C85]=&quot;&quot;;[.F85]=&quot;&quot;);&quot;&quot;;ROUND(ABS([.C85]-[.F85])*86400))" office:value-type="float" office:value="0" calcext:value-type="float">
            <text:p>0</text:p>
          </table:table-cell>
          <table:table-cell table:formula="of:=IF(OR([.D85]=&quot;&quot;;[.G85]=&quot;&quot;);&quot;&quot;;ROUND(ABS([.D85]-[.G8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time" office:time-value="PT05H51M20S" calcext:value-type="time">
            <text:p>05:51:20</text:p>
          </table:table-cell>
          <table:table-cell office:value-type="time" office:time-value="PT12H06M28S" calcext:value-type="time">
            <text:p>12:06:28</text:p>
          </table:table-cell>
          <table:table-cell office:value-type="time" office:time-value="PT18H22M39S" calcext:value-type="time">
            <text:p>18:22:39</text:p>
          </table:table-cell>
          <table:table-cell office:value-type="time" office:time-value="PT05H51M19S" calcext:value-type="time">
            <text:p>05:51:19</text:p>
          </table:table-cell>
          <table:table-cell office:value-type="time" office:time-value="PT12H06M28S" calcext:value-type="time">
            <text:p>12:06:28</text:p>
          </table:table-cell>
          <table:table-cell office:value-type="time" office:time-value="PT18H22M39S" calcext:value-type="time">
            <text:p>18:22:39</text:p>
          </table:table-cell>
          <table:table-cell table:formula="of:=IF(OR([.B86]=&quot;&quot;;[.E86]=&quot;&quot;);&quot;&quot;;ROUND(ABS([.B86]-[.E86])*86400))" office:value-type="float" office:value="1" calcext:value-type="float">
            <text:p>1</text:p>
          </table:table-cell>
          <table:table-cell table:formula="of:=IF(OR([.C86]=&quot;&quot;;[.F86]=&quot;&quot;);&quot;&quot;;ROUND(ABS([.C86]-[.F86])*86400))" office:value-type="float" office:value="0" calcext:value-type="float">
            <text:p>0</text:p>
          </table:table-cell>
          <table:table-cell table:formula="of:=IF(OR([.D86]=&quot;&quot;;[.G86]=&quot;&quot;);&quot;&quot;;ROUND(ABS([.D86]-[.G8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time" office:time-value="PT05H49M03S" calcext:value-type="time">
            <text:p>05:49:03</text:p>
          </table:table-cell>
          <table:table-cell office:value-type="time" office:time-value="PT12H06M10S" calcext:value-type="time">
            <text:p>12:06:10</text:p>
          </table:table-cell>
          <table:table-cell office:value-type="time" office:time-value="PT18H24M20S" calcext:value-type="time">
            <text:p>18:24:20</text:p>
          </table:table-cell>
          <table:table-cell office:value-type="time" office:time-value="PT05H49M02S" calcext:value-type="time">
            <text:p>05:49:02</text:p>
          </table:table-cell>
          <table:table-cell office:value-type="time" office:time-value="PT12H06M10S" calcext:value-type="time">
            <text:p>12:06:10</text:p>
          </table:table-cell>
          <table:table-cell office:value-type="time" office:time-value="PT18H24M20S" calcext:value-type="time">
            <text:p>18:24:20</text:p>
          </table:table-cell>
          <table:table-cell table:formula="of:=IF(OR([.B87]=&quot;&quot;;[.E87]=&quot;&quot;);&quot;&quot;;ROUND(ABS([.B87]-[.E87])*86400))" office:value-type="float" office:value="1" calcext:value-type="float">
            <text:p>1</text:p>
          </table:table-cell>
          <table:table-cell table:formula="of:=IF(OR([.C87]=&quot;&quot;;[.F87]=&quot;&quot;);&quot;&quot;;ROUND(ABS([.C87]-[.F87])*86400))" office:value-type="float" office:value="0" calcext:value-type="float">
            <text:p>0</text:p>
          </table:table-cell>
          <table:table-cell table:formula="of:=IF(OR([.D87]=&quot;&quot;;[.G87]=&quot;&quot;);&quot;&quot;;ROUND(ABS([.D87]-[.G8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time" office:time-value="PT05H46M46S" calcext:value-type="time">
            <text:p>05:46:46</text:p>
          </table:table-cell>
          <table:table-cell office:value-type="time" office:time-value="PT12H05M52S" calcext:value-type="time">
            <text:p>12:05:52</text:p>
          </table:table-cell>
          <table:table-cell office:value-type="time" office:time-value="PT18H26M01S" calcext:value-type="time">
            <text:p>18:26:01</text:p>
          </table:table-cell>
          <table:table-cell office:value-type="time" office:time-value="PT05H46M46S" calcext:value-type="time">
            <text:p>05:46:46</text:p>
          </table:table-cell>
          <table:table-cell office:value-type="time" office:time-value="PT12H05M52S" calcext:value-type="time">
            <text:p>12:05:52</text:p>
          </table:table-cell>
          <table:table-cell office:value-type="time" office:time-value="PT18H26M01S" calcext:value-type="time">
            <text:p>18:26:01</text:p>
          </table:table-cell>
          <table:table-cell table:formula="of:=IF(OR([.B88]=&quot;&quot;;[.E88]=&quot;&quot;);&quot;&quot;;ROUND(ABS([.B88]-[.E88])*86400))" office:value-type="float" office:value="0" calcext:value-type="float">
            <text:p>0</text:p>
          </table:table-cell>
          <table:table-cell table:formula="of:=IF(OR([.C88]=&quot;&quot;;[.F88]=&quot;&quot;);&quot;&quot;;ROUND(ABS([.C88]-[.F88])*86400))" office:value-type="float" office:value="0" calcext:value-type="float">
            <text:p>0</text:p>
          </table:table-cell>
          <table:table-cell table:formula="of:=IF(OR([.D88]=&quot;&quot;;[.G88]=&quot;&quot;);&quot;&quot;;ROUND(ABS([.D88]-[.G8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time" office:time-value="PT05H44M29S" calcext:value-type="time">
            <text:p>05:44:29</text:p>
          </table:table-cell>
          <table:table-cell office:value-type="time" office:time-value="PT12H05M34S" calcext:value-type="time">
            <text:p>12:05:34</text:p>
          </table:table-cell>
          <table:table-cell office:value-type="time" office:time-value="PT18H27M42S" calcext:value-type="time">
            <text:p>18:27:42</text:p>
          </table:table-cell>
          <table:table-cell office:value-type="time" office:time-value="PT05H44M29S" calcext:value-type="time">
            <text:p>05:44:29</text:p>
          </table:table-cell>
          <table:table-cell office:value-type="time" office:time-value="PT12H05M34S" calcext:value-type="time">
            <text:p>12:05:34</text:p>
          </table:table-cell>
          <table:table-cell office:value-type="time" office:time-value="PT18H27M42S" calcext:value-type="time">
            <text:p>18:27:42</text:p>
          </table:table-cell>
          <table:table-cell table:formula="of:=IF(OR([.B89]=&quot;&quot;;[.E89]=&quot;&quot;);&quot;&quot;;ROUND(ABS([.B89]-[.E89])*86400))" office:value-type="float" office:value="0" calcext:value-type="float">
            <text:p>0</text:p>
          </table:table-cell>
          <table:table-cell table:formula="of:=IF(OR([.C89]=&quot;&quot;;[.F89]=&quot;&quot;);&quot;&quot;;ROUND(ABS([.C89]-[.F89])*86400))" office:value-type="float" office:value="0" calcext:value-type="float">
            <text:p>0</text:p>
          </table:table-cell>
          <table:table-cell table:formula="of:=IF(OR([.D89]=&quot;&quot;;[.G89]=&quot;&quot;);&quot;&quot;;ROUND(ABS([.D89]-[.G8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5H42M13S" calcext:value-type="time">
            <text:p>05:42:13</text:p>
          </table:table-cell>
          <table:table-cell office:value-type="time" office:time-value="PT12H05M16S" calcext:value-type="time">
            <text:p>12:05:16</text:p>
          </table:table-cell>
          <table:table-cell office:value-type="time" office:time-value="PT18H29M23S" calcext:value-type="time">
            <text:p>18:29:23</text:p>
          </table:table-cell>
          <table:table-cell office:value-type="time" office:time-value="PT05H42M12S" calcext:value-type="time">
            <text:p>05:42:12</text:p>
          </table:table-cell>
          <table:table-cell office:value-type="time" office:time-value="PT12H05M16S" calcext:value-type="time">
            <text:p>12:05:16</text:p>
          </table:table-cell>
          <table:table-cell office:value-type="time" office:time-value="PT18H29M23S" calcext:value-type="time">
            <text:p>18:29:23</text:p>
          </table:table-cell>
          <table:table-cell table:formula="of:=IF(OR([.B90]=&quot;&quot;;[.E90]=&quot;&quot;);&quot;&quot;;ROUND(ABS([.B90]-[.E90])*86400))" office:value-type="float" office:value="1" calcext:value-type="float">
            <text:p>1</text:p>
          </table:table-cell>
          <table:table-cell table:formula="of:=IF(OR([.C90]=&quot;&quot;;[.F90]=&quot;&quot;);&quot;&quot;;ROUND(ABS([.C90]-[.F90])*86400))" office:value-type="float" office:value="0" calcext:value-type="float">
            <text:p>0</text:p>
          </table:table-cell>
          <table:table-cell table:formula="of:=IF(OR([.D90]=&quot;&quot;;[.G90]=&quot;&quot;);&quot;&quot;;ROUND(ABS([.D90]-[.G9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5H39M56S" calcext:value-type="time">
            <text:p>05:39:56</text:p>
          </table:table-cell>
          <table:table-cell office:value-type="time" office:time-value="PT12H04M58S" calcext:value-type="time">
            <text:p>12:04:58</text:p>
          </table:table-cell>
          <table:table-cell office:value-type="time" office:time-value="PT18H31M04S" calcext:value-type="time">
            <text:p>18:31:04</text:p>
          </table:table-cell>
          <table:table-cell office:value-type="time" office:time-value="PT05H39M56S" calcext:value-type="time">
            <text:p>05:39:56</text:p>
          </table:table-cell>
          <table:table-cell office:value-type="time" office:time-value="PT12H04M58S" calcext:value-type="time">
            <text:p>12:04:58</text:p>
          </table:table-cell>
          <table:table-cell office:value-type="time" office:time-value="PT18H31M04S" calcext:value-type="time">
            <text:p>18:31:04</text:p>
          </table:table-cell>
          <table:table-cell table:formula="of:=IF(OR([.B91]=&quot;&quot;;[.E91]=&quot;&quot;);&quot;&quot;;ROUND(ABS([.B91]-[.E91])*86400))" office:value-type="float" office:value="0" calcext:value-type="float">
            <text:p>0</text:p>
          </table:table-cell>
          <table:table-cell table:formula="of:=IF(OR([.C91]=&quot;&quot;;[.F91]=&quot;&quot;);&quot;&quot;;ROUND(ABS([.C91]-[.F91])*86400))" office:value-type="float" office:value="0" calcext:value-type="float">
            <text:p>0</text:p>
          </table:table-cell>
          <table:table-cell table:formula="of:=IF(OR([.D91]=&quot;&quot;;[.G91]=&quot;&quot;);&quot;&quot;;ROUND(ABS([.D91]-[.G9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5H37M40S" calcext:value-type="time">
            <text:p>05:37:40</text:p>
          </table:table-cell>
          <table:table-cell office:value-type="time" office:time-value="PT12H04M40S" calcext:value-type="time">
            <text:p>12:04:40</text:p>
          </table:table-cell>
          <table:table-cell office:value-type="time" office:time-value="PT18H32M45S" calcext:value-type="time">
            <text:p>18:32:45</text:p>
          </table:table-cell>
          <table:table-cell office:value-type="time" office:time-value="PT05H37M39S" calcext:value-type="time">
            <text:p>05:37:39</text:p>
          </table:table-cell>
          <table:table-cell office:value-type="time" office:time-value="PT12H04M40S" calcext:value-type="time">
            <text:p>12:04:40</text:p>
          </table:table-cell>
          <table:table-cell office:value-type="time" office:time-value="PT18H32M45S" calcext:value-type="time">
            <text:p>18:32:45</text:p>
          </table:table-cell>
          <table:table-cell table:formula="of:=IF(OR([.B92]=&quot;&quot;;[.E92]=&quot;&quot;);&quot;&quot;;ROUND(ABS([.B92]-[.E92])*86400))" office:value-type="float" office:value="1" calcext:value-type="float">
            <text:p>1</text:p>
          </table:table-cell>
          <table:table-cell table:formula="of:=IF(OR([.C92]=&quot;&quot;;[.F92]=&quot;&quot;);&quot;&quot;;ROUND(ABS([.C92]-[.F92])*86400))" office:value-type="float" office:value="0" calcext:value-type="float">
            <text:p>0</text:p>
          </table:table-cell>
          <table:table-cell table:formula="of:=IF(OR([.D92]=&quot;&quot;;[.G92]=&quot;&quot;);&quot;&quot;;ROUND(ABS([.D92]-[.G9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5H35M24S" calcext:value-type="time">
            <text:p>05:35:24</text:p>
          </table:table-cell>
          <table:table-cell office:value-type="time" office:time-value="PT12H04M22S" calcext:value-type="time">
            <text:p>12:04:22</text:p>
          </table:table-cell>
          <table:table-cell office:value-type="time" office:time-value="PT18H34M25S" calcext:value-type="time">
            <text:p>18:34:25</text:p>
          </table:table-cell>
          <table:table-cell office:value-type="time" office:time-value="PT05H35M23S" calcext:value-type="time">
            <text:p>05:35:23</text:p>
          </table:table-cell>
          <table:table-cell office:value-type="time" office:time-value="PT12H04M23S" calcext:value-type="time">
            <text:p>12:04:23</text:p>
          </table:table-cell>
          <table:table-cell office:value-type="time" office:time-value="PT18H34M26S" calcext:value-type="time">
            <text:p>18:34:26</text:p>
          </table:table-cell>
          <table:table-cell table:formula="of:=IF(OR([.B93]=&quot;&quot;;[.E93]=&quot;&quot;);&quot;&quot;;ROUND(ABS([.B93]-[.E93])*86400))" office:value-type="float" office:value="1" calcext:value-type="float">
            <text:p>1</text:p>
          </table:table-cell>
          <table:table-cell table:formula="of:=IF(OR([.C93]=&quot;&quot;;[.F93]=&quot;&quot;);&quot;&quot;;ROUND(ABS([.C93]-[.F93])*86400))" office:value-type="float" office:value="1" calcext:value-type="float">
            <text:p>1</text:p>
          </table:table-cell>
          <table:table-cell table:formula="of:=IF(OR([.D93]=&quot;&quot;;[.G93]=&quot;&quot;);&quot;&quot;;ROUND(ABS([.D93]-[.G93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5H33M08S" calcext:value-type="time">
            <text:p>05:33:08</text:p>
          </table:table-cell>
          <table:table-cell office:value-type="time" office:time-value="PT12H04M05S" calcext:value-type="time">
            <text:p>12:04:05</text:p>
          </table:table-cell>
          <table:table-cell office:value-type="time" office:time-value="PT18H36M06S" calcext:value-type="time">
            <text:p>18:36:06</text:p>
          </table:table-cell>
          <table:table-cell office:value-type="time" office:time-value="PT05H33M08S" calcext:value-type="time">
            <text:p>05:33:08</text:p>
          </table:table-cell>
          <table:table-cell office:value-type="time" office:time-value="PT12H04M05S" calcext:value-type="time">
            <text:p>12:04:05</text:p>
          </table:table-cell>
          <table:table-cell office:value-type="time" office:time-value="PT18H36M07S" calcext:value-type="time">
            <text:p>18:36:07</text:p>
          </table:table-cell>
          <table:table-cell table:formula="of:=IF(OR([.B94]=&quot;&quot;;[.E94]=&quot;&quot;);&quot;&quot;;ROUND(ABS([.B94]-[.E94])*86400))" office:value-type="float" office:value="0" calcext:value-type="float">
            <text:p>0</text:p>
          </table:table-cell>
          <table:table-cell table:formula="of:=IF(OR([.C94]=&quot;&quot;;[.F94]=&quot;&quot;);&quot;&quot;;ROUND(ABS([.C94]-[.F94])*86400))" office:value-type="float" office:value="0" calcext:value-type="float">
            <text:p>0</text:p>
          </table:table-cell>
          <table:table-cell table:formula="of:=IF(OR([.D94]=&quot;&quot;;[.G94]=&quot;&quot;);&quot;&quot;;ROUND(ABS([.D94]-[.G94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5H30M53S" calcext:value-type="time">
            <text:p>05:30:53</text:p>
          </table:table-cell>
          <table:table-cell office:value-type="time" office:time-value="PT12H03M47S" calcext:value-type="time">
            <text:p>12:03:47</text:p>
          </table:table-cell>
          <table:table-cell office:value-type="time" office:time-value="PT18H37M47S" calcext:value-type="time">
            <text:p>18:37:47</text:p>
          </table:table-cell>
          <table:table-cell office:value-type="time" office:time-value="PT05H30M52S" calcext:value-type="time">
            <text:p>05:30:52</text:p>
          </table:table-cell>
          <table:table-cell office:value-type="time" office:time-value="PT12H03M47S" calcext:value-type="time">
            <text:p>12:03:47</text:p>
          </table:table-cell>
          <table:table-cell office:value-type="time" office:time-value="PT18H37M47S" calcext:value-type="time">
            <text:p>18:37:47</text:p>
          </table:table-cell>
          <table:table-cell table:formula="of:=IF(OR([.B95]=&quot;&quot;;[.E95]=&quot;&quot;);&quot;&quot;;ROUND(ABS([.B95]-[.E95])*86400))" office:value-type="float" office:value="1" calcext:value-type="float">
            <text:p>1</text:p>
          </table:table-cell>
          <table:table-cell table:formula="of:=IF(OR([.C95]=&quot;&quot;;[.F95]=&quot;&quot;);&quot;&quot;;ROUND(ABS([.C95]-[.F95])*86400))" office:value-type="float" office:value="0" calcext:value-type="float">
            <text:p>0</text:p>
          </table:table-cell>
          <table:table-cell table:formula="of:=IF(OR([.D95]=&quot;&quot;;[.G95]=&quot;&quot;);&quot;&quot;;ROUND(ABS([.D95]-[.G95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5H28M37S" calcext:value-type="time">
            <text:p>05:28:37</text:p>
          </table:table-cell>
          <table:table-cell office:value-type="time" office:time-value="PT12H03M30S" calcext:value-type="time">
            <text:p>12:03:30</text:p>
          </table:table-cell>
          <table:table-cell office:value-type="time" office:time-value="PT18H39M28S" calcext:value-type="time">
            <text:p>18:39:28</text:p>
          </table:table-cell>
          <table:table-cell office:value-type="time" office:time-value="PT05H28M37S" calcext:value-type="time">
            <text:p>05:28:37</text:p>
          </table:table-cell>
          <table:table-cell office:value-type="time" office:time-value="PT12H03M30S" calcext:value-type="time">
            <text:p>12:03:30</text:p>
          </table:table-cell>
          <table:table-cell office:value-type="time" office:time-value="PT18H39M28S" calcext:value-type="time">
            <text:p>18:39:28</text:p>
          </table:table-cell>
          <table:table-cell table:formula="of:=IF(OR([.B96]=&quot;&quot;;[.E96]=&quot;&quot;);&quot;&quot;;ROUND(ABS([.B96]-[.E96])*86400))" office:value-type="float" office:value="0" calcext:value-type="float">
            <text:p>0</text:p>
          </table:table-cell>
          <table:table-cell table:formula="of:=IF(OR([.C96]=&quot;&quot;;[.F96]=&quot;&quot;);&quot;&quot;;ROUND(ABS([.C96]-[.F96])*86400))" office:value-type="float" office:value="0" calcext:value-type="float">
            <text:p>0</text:p>
          </table:table-cell>
          <table:table-cell table:formula="of:=IF(OR([.D96]=&quot;&quot;;[.G96]=&quot;&quot;);&quot;&quot;;ROUND(ABS([.D96]-[.G96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05H26M23S" calcext:value-type="time">
            <text:p>05:26:23</text:p>
          </table:table-cell>
          <table:table-cell office:value-type="time" office:time-value="PT12H03M13S" calcext:value-type="time">
            <text:p>12:03:13</text:p>
          </table:table-cell>
          <table:table-cell office:value-type="time" office:time-value="PT18H41M08S" calcext:value-type="time">
            <text:p>18:41:08</text:p>
          </table:table-cell>
          <table:table-cell office:value-type="time" office:time-value="PT05H26M22S" calcext:value-type="time">
            <text:p>05:26:22</text:p>
          </table:table-cell>
          <table:table-cell office:value-type="time" office:time-value="PT12H03M13S" calcext:value-type="time">
            <text:p>12:03:13</text:p>
          </table:table-cell>
          <table:table-cell office:value-type="time" office:time-value="PT18H41M09S" calcext:value-type="time">
            <text:p>18:41:09</text:p>
          </table:table-cell>
          <table:table-cell table:formula="of:=IF(OR([.B97]=&quot;&quot;;[.E97]=&quot;&quot;);&quot;&quot;;ROUND(ABS([.B97]-[.E97])*86400))" office:value-type="float" office:value="1" calcext:value-type="float">
            <text:p>1</text:p>
          </table:table-cell>
          <table:table-cell table:formula="of:=IF(OR([.C97]=&quot;&quot;;[.F97]=&quot;&quot;);&quot;&quot;;ROUND(ABS([.C97]-[.F97])*86400))" office:value-type="float" office:value="0" calcext:value-type="float">
            <text:p>0</text:p>
          </table:table-cell>
          <table:table-cell table:formula="of:=IF(OR([.D97]=&quot;&quot;;[.G97]=&quot;&quot;);&quot;&quot;;ROUND(ABS([.D97]-[.G97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05H24M08S" calcext:value-type="time">
            <text:p>05:24:08</text:p>
          </table:table-cell>
          <table:table-cell office:value-type="time" office:time-value="PT12H02M56S" calcext:value-type="time">
            <text:p>12:02:56</text:p>
          </table:table-cell>
          <table:table-cell office:value-type="time" office:time-value="PT18H42M49S" calcext:value-type="time">
            <text:p>18:42:49</text:p>
          </table:table-cell>
          <table:table-cell office:value-type="time" office:time-value="PT05H24M07S" calcext:value-type="time">
            <text:p>05:24:07</text:p>
          </table:table-cell>
          <table:table-cell office:value-type="time" office:time-value="PT12H02M56S" calcext:value-type="time">
            <text:p>12:02:56</text:p>
          </table:table-cell>
          <table:table-cell office:value-type="time" office:time-value="PT18H42M49S" calcext:value-type="time">
            <text:p>18:42:49</text:p>
          </table:table-cell>
          <table:table-cell table:formula="of:=IF(OR([.B98]=&quot;&quot;;[.E98]=&quot;&quot;);&quot;&quot;;ROUND(ABS([.B98]-[.E98])*86400))" office:value-type="float" office:value="1" calcext:value-type="float">
            <text:p>1</text:p>
          </table:table-cell>
          <table:table-cell table:formula="of:=IF(OR([.C98]=&quot;&quot;;[.F98]=&quot;&quot;);&quot;&quot;;ROUND(ABS([.C98]-[.F98])*86400))" office:value-type="float" office:value="0" calcext:value-type="float">
            <text:p>0</text:p>
          </table:table-cell>
          <table:table-cell table:formula="of:=IF(OR([.D98]=&quot;&quot;;[.G98]=&quot;&quot;);&quot;&quot;;ROUND(ABS([.D98]-[.G98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05H21M54S" calcext:value-type="time">
            <text:p>05:21:54</text:p>
          </table:table-cell>
          <table:table-cell office:value-type="time" office:time-value="PT12H02M39S" calcext:value-type="time">
            <text:p>12:02:39</text:p>
          </table:table-cell>
          <table:table-cell office:value-type="time" office:time-value="PT18H44M29S" calcext:value-type="time">
            <text:p>18:44:29</text:p>
          </table:table-cell>
          <table:table-cell office:value-type="time" office:time-value="PT05H21M53S" calcext:value-type="time">
            <text:p>05:21:53</text:p>
          </table:table-cell>
          <table:table-cell office:value-type="time" office:time-value="PT12H02M39S" calcext:value-type="time">
            <text:p>12:02:39</text:p>
          </table:table-cell>
          <table:table-cell office:value-type="time" office:time-value="PT18H44M30S" calcext:value-type="time">
            <text:p>18:44:30</text:p>
          </table:table-cell>
          <table:table-cell table:formula="of:=IF(OR([.B99]=&quot;&quot;;[.E99]=&quot;&quot;);&quot;&quot;;ROUND(ABS([.B99]-[.E99])*86400))" office:value-type="float" office:value="1" calcext:value-type="float">
            <text:p>1</text:p>
          </table:table-cell>
          <table:table-cell table:formula="of:=IF(OR([.C99]=&quot;&quot;;[.F99]=&quot;&quot;);&quot;&quot;;ROUND(ABS([.C99]-[.F99])*86400))" office:value-type="float" office:value="0" calcext:value-type="float">
            <text:p>0</text:p>
          </table:table-cell>
          <table:table-cell table:formula="of:=IF(OR([.D99]=&quot;&quot;;[.G99]=&quot;&quot;);&quot;&quot;;ROUND(ABS([.D99]-[.G99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05H19M40S" calcext:value-type="time">
            <text:p>05:19:40</text:p>
          </table:table-cell>
          <table:table-cell office:value-type="time" office:time-value="PT12H02M22S" calcext:value-type="time">
            <text:p>12:02:22</text:p>
          </table:table-cell>
          <table:table-cell office:value-type="time" office:time-value="PT18H46M10S" calcext:value-type="time">
            <text:p>18:46:10</text:p>
          </table:table-cell>
          <table:table-cell office:value-type="time" office:time-value="PT05H19M40S" calcext:value-type="time">
            <text:p>05:19:40</text:p>
          </table:table-cell>
          <table:table-cell office:value-type="time" office:time-value="PT12H02M22S" calcext:value-type="time">
            <text:p>12:02:22</text:p>
          </table:table-cell>
          <table:table-cell office:value-type="time" office:time-value="PT18H46M11S" calcext:value-type="time">
            <text:p>18:46:11</text:p>
          </table:table-cell>
          <table:table-cell table:formula="of:=IF(OR([.B100]=&quot;&quot;;[.E100]=&quot;&quot;);&quot;&quot;;ROUND(ABS([.B100]-[.E100])*86400))" office:value-type="float" office:value="0" calcext:value-type="float">
            <text:p>0</text:p>
          </table:table-cell>
          <table:table-cell table:formula="of:=IF(OR([.C100]=&quot;&quot;;[.F100]=&quot;&quot;);&quot;&quot;;ROUND(ABS([.C100]-[.F100])*86400))" office:value-type="float" office:value="0" calcext:value-type="float">
            <text:p>0</text:p>
          </table:table-cell>
          <table:table-cell table:formula="of:=IF(OR([.D100]=&quot;&quot;;[.G100]=&quot;&quot;);&quot;&quot;;ROUND(ABS([.D100]-[.G100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05H17M27S" calcext:value-type="time">
            <text:p>05:17:27</text:p>
          </table:table-cell>
          <table:table-cell office:value-type="time" office:time-value="PT12H02M06S" calcext:value-type="time">
            <text:p>12:02:06</text:p>
          </table:table-cell>
          <table:table-cell office:value-type="time" office:time-value="PT18H47M51S" calcext:value-type="time">
            <text:p>18:47:51</text:p>
          </table:table-cell>
          <table:table-cell office:value-type="time" office:time-value="PT05H17M26S" calcext:value-type="time">
            <text:p>05:17:26</text:p>
          </table:table-cell>
          <table:table-cell office:value-type="time" office:time-value="PT12H02M06S" calcext:value-type="time">
            <text:p>12:02:06</text:p>
          </table:table-cell>
          <table:table-cell office:value-type="time" office:time-value="PT18H47M51S" calcext:value-type="time">
            <text:p>18:47:51</text:p>
          </table:table-cell>
          <table:table-cell table:formula="of:=IF(OR([.B101]=&quot;&quot;;[.E101]=&quot;&quot;);&quot;&quot;;ROUND(ABS([.B101]-[.E101])*86400))" office:value-type="float" office:value="1" calcext:value-type="float">
            <text:p>1</text:p>
          </table:table-cell>
          <table:table-cell table:formula="of:=IF(OR([.C101]=&quot;&quot;;[.F101]=&quot;&quot;);&quot;&quot;;ROUND(ABS([.C101]-[.F101])*86400))" office:value-type="float" office:value="0" calcext:value-type="float">
            <text:p>0</text:p>
          </table:table-cell>
          <table:table-cell table:formula="of:=IF(OR([.D101]=&quot;&quot;;[.G101]=&quot;&quot;);&quot;&quot;;ROUND(ABS([.D101]-[.G101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05H15M14S" calcext:value-type="time">
            <text:p>05:15:14</text:p>
          </table:table-cell>
          <table:table-cell office:value-type="time" office:time-value="PT12H01M50S" calcext:value-type="time">
            <text:p>12:01:50</text:p>
          </table:table-cell>
          <table:table-cell office:value-type="time" office:time-value="PT18H49M31S" calcext:value-type="time">
            <text:p>18:49:31</text:p>
          </table:table-cell>
          <table:table-cell office:value-type="time" office:time-value="PT05H15M14S" calcext:value-type="time">
            <text:p>05:15:14</text:p>
          </table:table-cell>
          <table:table-cell office:value-type="time" office:time-value="PT12H01M50S" calcext:value-type="time">
            <text:p>12:01:50</text:p>
          </table:table-cell>
          <table:table-cell office:value-type="time" office:time-value="PT18H49M32S" calcext:value-type="time">
            <text:p>18:49:32</text:p>
          </table:table-cell>
          <table:table-cell table:formula="of:=IF(OR([.B102]=&quot;&quot;;[.E102]=&quot;&quot;);&quot;&quot;;ROUND(ABS([.B102]-[.E102])*86400))" office:value-type="float" office:value="0" calcext:value-type="float">
            <text:p>0</text:p>
          </table:table-cell>
          <table:table-cell table:formula="of:=IF(OR([.C102]=&quot;&quot;;[.F102]=&quot;&quot;);&quot;&quot;;ROUND(ABS([.C102]-[.F102])*86400))" office:value-type="float" office:value="0" calcext:value-type="float">
            <text:p>0</text:p>
          </table:table-cell>
          <table:table-cell table:formula="of:=IF(OR([.D102]=&quot;&quot;;[.G102]=&quot;&quot;);&quot;&quot;;ROUND(ABS([.D102]-[.G102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05H13M02S" calcext:value-type="time">
            <text:p>05:13:02</text:p>
          </table:table-cell>
          <table:table-cell office:value-type="time" office:time-value="PT12H01M34S" calcext:value-type="time">
            <text:p>12:01:34</text:p>
          </table:table-cell>
          <table:table-cell office:value-type="time" office:time-value="PT18H51M12S" calcext:value-type="time">
            <text:p>18:51:12</text:p>
          </table:table-cell>
          <table:table-cell office:value-type="time" office:time-value="PT05H13M02S" calcext:value-type="time">
            <text:p>05:13:02</text:p>
          </table:table-cell>
          <table:table-cell office:value-type="time" office:time-value="PT12H01M34S" calcext:value-type="time">
            <text:p>12:01:34</text:p>
          </table:table-cell>
          <table:table-cell office:value-type="time" office:time-value="PT18H51M12S" calcext:value-type="time">
            <text:p>18:51:12</text:p>
          </table:table-cell>
          <table:table-cell table:formula="of:=IF(OR([.B103]=&quot;&quot;;[.E103]=&quot;&quot;);&quot;&quot;;ROUND(ABS([.B103]-[.E103])*86400))" office:value-type="float" office:value="0" calcext:value-type="float">
            <text:p>0</text:p>
          </table:table-cell>
          <table:table-cell table:formula="of:=IF(OR([.C103]=&quot;&quot;;[.F103]=&quot;&quot;);&quot;&quot;;ROUND(ABS([.C103]-[.F103])*86400))" office:value-type="float" office:value="0" calcext:value-type="float">
            <text:p>0</text:p>
          </table:table-cell>
          <table:table-cell table:formula="of:=IF(OR([.D103]=&quot;&quot;;[.G103]=&quot;&quot;);&quot;&quot;;ROUND(ABS([.D103]-[.G103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05H10M51S" calcext:value-type="time">
            <text:p>05:10:51</text:p>
          </table:table-cell>
          <table:table-cell office:value-type="time" office:time-value="PT12H01M18S" calcext:value-type="time">
            <text:p>12:01:18</text:p>
          </table:table-cell>
          <table:table-cell office:value-type="time" office:time-value="PT18H52M52S" calcext:value-type="time">
            <text:p>18:52:52</text:p>
          </table:table-cell>
          <table:table-cell office:value-type="time" office:time-value="PT05H10M50S" calcext:value-type="time">
            <text:p>05:10:50</text:p>
          </table:table-cell>
          <table:table-cell office:value-type="time" office:time-value="PT12H01M18S" calcext:value-type="time">
            <text:p>12:01:18</text:p>
          </table:table-cell>
          <table:table-cell office:value-type="time" office:time-value="PT18H52M53S" calcext:value-type="time">
            <text:p>18:52:53</text:p>
          </table:table-cell>
          <table:table-cell table:formula="of:=IF(OR([.B104]=&quot;&quot;;[.E104]=&quot;&quot;);&quot;&quot;;ROUND(ABS([.B104]-[.E104])*86400))" office:value-type="float" office:value="1" calcext:value-type="float">
            <text:p>1</text:p>
          </table:table-cell>
          <table:table-cell table:formula="of:=IF(OR([.C104]=&quot;&quot;;[.F104]=&quot;&quot;);&quot;&quot;;ROUND(ABS([.C104]-[.F104])*86400))" office:value-type="float" office:value="0" calcext:value-type="float">
            <text:p>0</text:p>
          </table:table-cell>
          <table:table-cell table:formula="of:=IF(OR([.D104]=&quot;&quot;;[.G104]=&quot;&quot;);&quot;&quot;;ROUND(ABS([.D104]-[.G104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05H08M40S" calcext:value-type="time">
            <text:p>05:08:40</text:p>
          </table:table-cell>
          <table:table-cell office:value-type="time" office:time-value="PT12H01M03S" calcext:value-type="time">
            <text:p>12:01:03</text:p>
          </table:table-cell>
          <table:table-cell office:value-type="time" office:time-value="PT18H54M33S" calcext:value-type="time">
            <text:p>18:54:33</text:p>
          </table:table-cell>
          <table:table-cell office:value-type="time" office:time-value="PT05H08M39S" calcext:value-type="time">
            <text:p>05:08:39</text:p>
          </table:table-cell>
          <table:table-cell office:value-type="time" office:time-value="PT12H01M03S" calcext:value-type="time">
            <text:p>12:01:03</text:p>
          </table:table-cell>
          <table:table-cell office:value-type="time" office:time-value="PT18H54M33S" calcext:value-type="time">
            <text:p>18:54:33</text:p>
          </table:table-cell>
          <table:table-cell table:formula="of:=IF(OR([.B105]=&quot;&quot;;[.E105]=&quot;&quot;);&quot;&quot;;ROUND(ABS([.B105]-[.E105])*86400))" office:value-type="float" office:value="1" calcext:value-type="float">
            <text:p>1</text:p>
          </table:table-cell>
          <table:table-cell table:formula="of:=IF(OR([.C105]=&quot;&quot;;[.F105]=&quot;&quot;);&quot;&quot;;ROUND(ABS([.C105]-[.F105])*86400))" office:value-type="float" office:value="0" calcext:value-type="float">
            <text:p>0</text:p>
          </table:table-cell>
          <table:table-cell table:formula="of:=IF(OR([.D105]=&quot;&quot;;[.G105]=&quot;&quot;);&quot;&quot;;ROUND(ABS([.D105]-[.G10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05H06M30S" calcext:value-type="time">
            <text:p>05:06:30</text:p>
          </table:table-cell>
          <table:table-cell office:value-type="time" office:time-value="PT12H00M48S" calcext:value-type="time">
            <text:p>12:00:48</text:p>
          </table:table-cell>
          <table:table-cell office:value-type="time" office:time-value="PT18H56M13S" calcext:value-type="time">
            <text:p>18:56:13</text:p>
          </table:table-cell>
          <table:table-cell office:value-type="time" office:time-value="PT05H06M29S" calcext:value-type="time">
            <text:p>05:06:29</text:p>
          </table:table-cell>
          <table:table-cell office:value-type="time" office:time-value="PT12H00M48S" calcext:value-type="time">
            <text:p>12:00:48</text:p>
          </table:table-cell>
          <table:table-cell office:value-type="time" office:time-value="PT18H56M14S" calcext:value-type="time">
            <text:p>18:56:14</text:p>
          </table:table-cell>
          <table:table-cell table:formula="of:=IF(OR([.B106]=&quot;&quot;;[.E106]=&quot;&quot;);&quot;&quot;;ROUND(ABS([.B106]-[.E106])*86400))" office:value-type="float" office:value="1" calcext:value-type="float">
            <text:p>1</text:p>
          </table:table-cell>
          <table:table-cell table:formula="of:=IF(OR([.C106]=&quot;&quot;;[.F106]=&quot;&quot;);&quot;&quot;;ROUND(ABS([.C106]-[.F106])*86400))" office:value-type="float" office:value="0" calcext:value-type="float">
            <text:p>0</text:p>
          </table:table-cell>
          <table:table-cell table:formula="of:=IF(OR([.D106]=&quot;&quot;;[.G106]=&quot;&quot;);&quot;&quot;;ROUND(ABS([.D106]-[.G10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05H04M20S" calcext:value-type="time">
            <text:p>05:04:20</text:p>
          </table:table-cell>
          <table:table-cell office:value-type="time" office:time-value="PT12H00M33S" calcext:value-type="time">
            <text:p>12:00:33</text:p>
          </table:table-cell>
          <table:table-cell office:value-type="time" office:time-value="PT18H57M53S" calcext:value-type="time">
            <text:p>18:57:53</text:p>
          </table:table-cell>
          <table:table-cell office:value-type="time" office:time-value="PT05H04M19S" calcext:value-type="time">
            <text:p>05:04:19</text:p>
          </table:table-cell>
          <table:table-cell office:value-type="time" office:time-value="PT12H00M33S" calcext:value-type="time">
            <text:p>12:00:33</text:p>
          </table:table-cell>
          <table:table-cell office:value-type="time" office:time-value="PT18H57M54S" calcext:value-type="time">
            <text:p>18:57:54</text:p>
          </table:table-cell>
          <table:table-cell table:formula="of:=IF(OR([.B107]=&quot;&quot;;[.E107]=&quot;&quot;);&quot;&quot;;ROUND(ABS([.B107]-[.E107])*86400))" office:value-type="float" office:value="1" calcext:value-type="float">
            <text:p>1</text:p>
          </table:table-cell>
          <table:table-cell table:formula="of:=IF(OR([.C107]=&quot;&quot;;[.F107]=&quot;&quot;);&quot;&quot;;ROUND(ABS([.C107]-[.F107])*86400))" office:value-type="float" office:value="0" calcext:value-type="float">
            <text:p>0</text:p>
          </table:table-cell>
          <table:table-cell table:formula="of:=IF(OR([.D107]=&quot;&quot;;[.G107]=&quot;&quot;);&quot;&quot;;ROUND(ABS([.D107]-[.G10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05H02M11S" calcext:value-type="time">
            <text:p>05:02:11</text:p>
          </table:table-cell>
          <table:table-cell office:value-type="time" office:time-value="PT12H00M19S" calcext:value-type="time">
            <text:p>12:00:19</text:p>
          </table:table-cell>
          <table:table-cell office:value-type="time" office:time-value="PT18H59M34S" calcext:value-type="time">
            <text:p>18:59:34</text:p>
          </table:table-cell>
          <table:table-cell office:value-type="time" office:time-value="PT05H02M10S" calcext:value-type="time">
            <text:p>05:02:10</text:p>
          </table:table-cell>
          <table:table-cell office:value-type="time" office:time-value="PT12H00M19S" calcext:value-type="time">
            <text:p>12:00:19</text:p>
          </table:table-cell>
          <table:table-cell office:value-type="time" office:time-value="PT18H59M35S" calcext:value-type="time">
            <text:p>18:59:35</text:p>
          </table:table-cell>
          <table:table-cell table:formula="of:=IF(OR([.B108]=&quot;&quot;;[.E108]=&quot;&quot;);&quot;&quot;;ROUND(ABS([.B108]-[.E108])*86400))" office:value-type="float" office:value="1" calcext:value-type="float">
            <text:p>1</text:p>
          </table:table-cell>
          <table:table-cell table:formula="of:=IF(OR([.C108]=&quot;&quot;;[.F108]=&quot;&quot;);&quot;&quot;;ROUND(ABS([.C108]-[.F108])*86400))" office:value-type="float" office:value="0" calcext:value-type="float">
            <text:p>0</text:p>
          </table:table-cell>
          <table:table-cell table:formula="of:=IF(OR([.D108]=&quot;&quot;;[.G108]=&quot;&quot;);&quot;&quot;;ROUND(ABS([.D108]-[.G10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05H00M03S" calcext:value-type="time">
            <text:p>05:00:03</text:p>
          </table:table-cell>
          <table:table-cell office:value-type="time" office:time-value="PT12H00M05S" calcext:value-type="time">
            <text:p>12:00:05</text:p>
          </table:table-cell>
          <table:table-cell office:value-type="time" office:time-value="PT19H01M14S" calcext:value-type="time">
            <text:p>19:01:14</text:p>
          </table:table-cell>
          <table:table-cell office:value-type="time" office:time-value="PT05H00M02S" calcext:value-type="time">
            <text:p>05:00:02</text:p>
          </table:table-cell>
          <table:table-cell office:value-type="time" office:time-value="PT12H00M05S" calcext:value-type="time">
            <text:p>12:00:05</text:p>
          </table:table-cell>
          <table:table-cell office:value-type="time" office:time-value="PT19H01M15S" calcext:value-type="time">
            <text:p>19:01:15</text:p>
          </table:table-cell>
          <table:table-cell table:formula="of:=IF(OR([.B109]=&quot;&quot;;[.E109]=&quot;&quot;);&quot;&quot;;ROUND(ABS([.B109]-[.E109])*86400))" office:value-type="float" office:value="1" calcext:value-type="float">
            <text:p>1</text:p>
          </table:table-cell>
          <table:table-cell table:formula="of:=IF(OR([.C109]=&quot;&quot;;[.F109]=&quot;&quot;);&quot;&quot;;ROUND(ABS([.C109]-[.F109])*86400))" office:value-type="float" office:value="0" calcext:value-type="float">
            <text:p>0</text:p>
          </table:table-cell>
          <table:table-cell table:formula="of:=IF(OR([.D109]=&quot;&quot;;[.G109]=&quot;&quot;);&quot;&quot;;ROUND(ABS([.D109]-[.G10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04H57M55S" calcext:value-type="time">
            <text:p>04:57:55</text:p>
          </table:table-cell>
          <table:table-cell office:value-type="time" office:time-value="PT11H59M51S" calcext:value-type="time">
            <text:p>11:59:51</text:p>
          </table:table-cell>
          <table:table-cell office:value-type="time" office:time-value="PT19H02M54S" calcext:value-type="time">
            <text:p>19:02:54</text:p>
          </table:table-cell>
          <table:table-cell office:value-type="time" office:time-value="PT04H57M54S" calcext:value-type="time">
            <text:p>04:57:54</text:p>
          </table:table-cell>
          <table:table-cell office:value-type="time" office:time-value="PT11H59M52S" calcext:value-type="time">
            <text:p>11:59:52</text:p>
          </table:table-cell>
          <table:table-cell office:value-type="time" office:time-value="PT19H02M55S" calcext:value-type="time">
            <text:p>19:02:55</text:p>
          </table:table-cell>
          <table:table-cell table:formula="of:=IF(OR([.B110]=&quot;&quot;;[.E110]=&quot;&quot;);&quot;&quot;;ROUND(ABS([.B110]-[.E110])*86400))" office:value-type="float" office:value="1" calcext:value-type="float">
            <text:p>1</text:p>
          </table:table-cell>
          <table:table-cell table:formula="of:=IF(OR([.C110]=&quot;&quot;;[.F110]=&quot;&quot;);&quot;&quot;;ROUND(ABS([.C110]-[.F110])*86400))" office:value-type="float" office:value="1" calcext:value-type="float">
            <text:p>1</text:p>
          </table:table-cell>
          <table:table-cell table:formula="of:=IF(OR([.D110]=&quot;&quot;;[.G110]=&quot;&quot;);&quot;&quot;;ROUND(ABS([.D110]-[.G11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time" office:time-value="PT04H55M49S" calcext:value-type="time">
            <text:p>04:55:49</text:p>
          </table:table-cell>
          <table:table-cell office:value-type="time" office:time-value="PT11H59M38S" calcext:value-type="time">
            <text:p>11:59:38</text:p>
          </table:table-cell>
          <table:table-cell office:value-type="time" office:time-value="PT19H04M35S" calcext:value-type="time">
            <text:p>19:04:35</text:p>
          </table:table-cell>
          <table:table-cell office:value-type="time" office:time-value="PT04H55M48S" calcext:value-type="time">
            <text:p>04:55:48</text:p>
          </table:table-cell>
          <table:table-cell office:value-type="time" office:time-value="PT11H59M38S" calcext:value-type="time">
            <text:p>11:59:38</text:p>
          </table:table-cell>
          <table:table-cell office:value-type="time" office:time-value="PT19H04M36S" calcext:value-type="time">
            <text:p>19:04:36</text:p>
          </table:table-cell>
          <table:table-cell table:formula="of:=IF(OR([.B111]=&quot;&quot;;[.E111]=&quot;&quot;);&quot;&quot;;ROUND(ABS([.B111]-[.E111])*86400))" office:value-type="float" office:value="1" calcext:value-type="float">
            <text:p>1</text:p>
          </table:table-cell>
          <table:table-cell table:formula="of:=IF(OR([.C111]=&quot;&quot;;[.F111]=&quot;&quot;);&quot;&quot;;ROUND(ABS([.C111]-[.F111])*86400))" office:value-type="float" office:value="0" calcext:value-type="float">
            <text:p>0</text:p>
          </table:table-cell>
          <table:table-cell table:formula="of:=IF(OR([.D111]=&quot;&quot;;[.G111]=&quot;&quot;);&quot;&quot;;ROUND(ABS([.D111]-[.G11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time" office:time-value="PT04H53M43S" calcext:value-type="time">
            <text:p>04:53:43</text:p>
          </table:table-cell>
          <table:table-cell office:value-type="time" office:time-value="PT11H59M26S" calcext:value-type="time">
            <text:p>11:59:26</text:p>
          </table:table-cell>
          <table:table-cell office:value-type="time" office:time-value="PT19H06M15S" calcext:value-type="time">
            <text:p>19:06:15</text:p>
          </table:table-cell>
          <table:table-cell office:value-type="time" office:time-value="PT04H53M42S" calcext:value-type="time">
            <text:p>04:53:42</text:p>
          </table:table-cell>
          <table:table-cell office:value-type="time" office:time-value="PT11H59M26S" calcext:value-type="time">
            <text:p>11:59:26</text:p>
          </table:table-cell>
          <table:table-cell office:value-type="time" office:time-value="PT19H06M16S" calcext:value-type="time">
            <text:p>19:06:16</text:p>
          </table:table-cell>
          <table:table-cell table:formula="of:=IF(OR([.B112]=&quot;&quot;;[.E112]=&quot;&quot;);&quot;&quot;;ROUND(ABS([.B112]-[.E112])*86400))" office:value-type="float" office:value="1" calcext:value-type="float">
            <text:p>1</text:p>
          </table:table-cell>
          <table:table-cell table:formula="of:=IF(OR([.C112]=&quot;&quot;;[.F112]=&quot;&quot;);&quot;&quot;;ROUND(ABS([.C112]-[.F112])*86400))" office:value-type="float" office:value="0" calcext:value-type="float">
            <text:p>0</text:p>
          </table:table-cell>
          <table:table-cell table:formula="of:=IF(OR([.D112]=&quot;&quot;;[.G112]=&quot;&quot;);&quot;&quot;;ROUND(ABS([.D112]-[.G11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time" office:time-value="PT04H51M38S" calcext:value-type="time">
            <text:p>04:51:38</text:p>
          </table:table-cell>
          <table:table-cell office:value-type="time" office:time-value="PT11H59M13S" calcext:value-type="time">
            <text:p>11:59:13</text:p>
          </table:table-cell>
          <table:table-cell office:value-type="time" office:time-value="PT19H07M55S" calcext:value-type="time">
            <text:p>19:07:55</text:p>
          </table:table-cell>
          <table:table-cell office:value-type="time" office:time-value="PT04H51M37S" calcext:value-type="time">
            <text:p>04:51:37</text:p>
          </table:table-cell>
          <table:table-cell office:value-type="time" office:time-value="PT11H59M13S" calcext:value-type="time">
            <text:p>11:59:13</text:p>
          </table:table-cell>
          <table:table-cell office:value-type="time" office:time-value="PT19H07M56S" calcext:value-type="time">
            <text:p>19:07:56</text:p>
          </table:table-cell>
          <table:table-cell table:formula="of:=IF(OR([.B113]=&quot;&quot;;[.E113]=&quot;&quot;);&quot;&quot;;ROUND(ABS([.B113]-[.E113])*86400))" office:value-type="float" office:value="1" calcext:value-type="float">
            <text:p>1</text:p>
          </table:table-cell>
          <table:table-cell table:formula="of:=IF(OR([.C113]=&quot;&quot;;[.F113]=&quot;&quot;);&quot;&quot;;ROUND(ABS([.C113]-[.F113])*86400))" office:value-type="float" office:value="0" calcext:value-type="float">
            <text:p>0</text:p>
          </table:table-cell>
          <table:table-cell table:formula="of:=IF(OR([.D113]=&quot;&quot;;[.G113]=&quot;&quot;);&quot;&quot;;ROUND(ABS([.D113]-[.G11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time" office:time-value="PT04H49M34S" calcext:value-type="time">
            <text:p>04:49:34</text:p>
          </table:table-cell>
          <table:table-cell office:value-type="time" office:time-value="PT11H59M01S" calcext:value-type="time">
            <text:p>11:59:01</text:p>
          </table:table-cell>
          <table:table-cell office:value-type="time" office:time-value="PT19H09M35S" calcext:value-type="time">
            <text:p>19:09:35</text:p>
          </table:table-cell>
          <table:table-cell office:value-type="time" office:time-value="PT04H49M33S" calcext:value-type="time">
            <text:p>04:49:33</text:p>
          </table:table-cell>
          <table:table-cell office:value-type="time" office:time-value="PT11H59M01S" calcext:value-type="time">
            <text:p>11:59:01</text:p>
          </table:table-cell>
          <table:table-cell office:value-type="time" office:time-value="PT19H09M36S" calcext:value-type="time">
            <text:p>19:09:36</text:p>
          </table:table-cell>
          <table:table-cell table:formula="of:=IF(OR([.B114]=&quot;&quot;;[.E114]=&quot;&quot;);&quot;&quot;;ROUND(ABS([.B114]-[.E114])*86400))" office:value-type="float" office:value="1" calcext:value-type="float">
            <text:p>1</text:p>
          </table:table-cell>
          <table:table-cell table:formula="of:=IF(OR([.C114]=&quot;&quot;;[.F114]=&quot;&quot;);&quot;&quot;;ROUND(ABS([.C114]-[.F114])*86400))" office:value-type="float" office:value="0" calcext:value-type="float">
            <text:p>0</text:p>
          </table:table-cell>
          <table:table-cell table:formula="of:=IF(OR([.D114]=&quot;&quot;;[.G114]=&quot;&quot;);&quot;&quot;;ROUND(ABS([.D114]-[.G11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time" office:time-value="PT04H47M32S" calcext:value-type="time">
            <text:p>04:47:32</text:p>
          </table:table-cell>
          <table:table-cell office:value-type="time" office:time-value="PT11H58M50S" calcext:value-type="time">
            <text:p>11:58:50</text:p>
          </table:table-cell>
          <table:table-cell office:value-type="time" office:time-value="PT19H11M15S" calcext:value-type="time">
            <text:p>19:11:15</text:p>
          </table:table-cell>
          <table:table-cell office:value-type="time" office:time-value="PT04H47M30S" calcext:value-type="time">
            <text:p>04:47:30</text:p>
          </table:table-cell>
          <table:table-cell office:value-type="time" office:time-value="PT11H58M50S" calcext:value-type="time">
            <text:p>11:58:50</text:p>
          </table:table-cell>
          <table:table-cell office:value-type="time" office:time-value="PT19H11M17S" calcext:value-type="time">
            <text:p>19:11:17</text:p>
          </table:table-cell>
          <table:table-cell table:formula="of:=IF(OR([.B115]=&quot;&quot;;[.E115]=&quot;&quot;);&quot;&quot;;ROUND(ABS([.B115]-[.E115])*86400))" office:value-type="float" office:value="2" calcext:value-type="float">
            <text:p>2</text:p>
          </table:table-cell>
          <table:table-cell table:formula="of:=IF(OR([.C115]=&quot;&quot;;[.F115]=&quot;&quot;);&quot;&quot;;ROUND(ABS([.C115]-[.F115])*86400))" office:value-type="float" office:value="0" calcext:value-type="float">
            <text:p>0</text:p>
          </table:table-cell>
          <table:table-cell table:formula="of:=IF(OR([.D115]=&quot;&quot;;[.G115]=&quot;&quot;);&quot;&quot;;ROUND(ABS([.D115]-[.G11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time" office:time-value="PT04H45M30S" calcext:value-type="time">
            <text:p>04:45:30</text:p>
          </table:table-cell>
          <table:table-cell office:value-type="time" office:time-value="PT11H58M39S" calcext:value-type="time">
            <text:p>11:58:39</text:p>
          </table:table-cell>
          <table:table-cell office:value-type="time" office:time-value="PT19H12M55S" calcext:value-type="time">
            <text:p>19:12:55</text:p>
          </table:table-cell>
          <table:table-cell office:value-type="time" office:time-value="PT04H45M29S" calcext:value-type="time">
            <text:p>04:45:29</text:p>
          </table:table-cell>
          <table:table-cell office:value-type="time" office:time-value="PT11H58M39S" calcext:value-type="time">
            <text:p>11:58:39</text:p>
          </table:table-cell>
          <table:table-cell office:value-type="time" office:time-value="PT19H12M57S" calcext:value-type="time">
            <text:p>19:12:57</text:p>
          </table:table-cell>
          <table:table-cell table:formula="of:=IF(OR([.B116]=&quot;&quot;;[.E116]=&quot;&quot;);&quot;&quot;;ROUND(ABS([.B116]-[.E116])*86400))" office:value-type="float" office:value="1" calcext:value-type="float">
            <text:p>1</text:p>
          </table:table-cell>
          <table:table-cell table:formula="of:=IF(OR([.C116]=&quot;&quot;;[.F116]=&quot;&quot;);&quot;&quot;;ROUND(ABS([.C116]-[.F116])*86400))" office:value-type="float" office:value="0" calcext:value-type="float">
            <text:p>0</text:p>
          </table:table-cell>
          <table:table-cell table:formula="of:=IF(OR([.D116]=&quot;&quot;;[.G116]=&quot;&quot;);&quot;&quot;;ROUND(ABS([.D116]-[.G11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4H43M29S" calcext:value-type="time">
            <text:p>04:43:29</text:p>
          </table:table-cell>
          <table:table-cell office:value-type="time" office:time-value="PT11H58M29S" calcext:value-type="time">
            <text:p>11:58:29</text:p>
          </table:table-cell>
          <table:table-cell office:value-type="time" office:time-value="PT19H14M35S" calcext:value-type="time">
            <text:p>19:14:35</text:p>
          </table:table-cell>
          <table:table-cell office:value-type="time" office:time-value="PT04H43M28S" calcext:value-type="time">
            <text:p>04:43:28</text:p>
          </table:table-cell>
          <table:table-cell office:value-type="time" office:time-value="PT11H58M29S" calcext:value-type="time">
            <text:p>11:58:29</text:p>
          </table:table-cell>
          <table:table-cell office:value-type="time" office:time-value="PT19H14M37S" calcext:value-type="time">
            <text:p>19:14:37</text:p>
          </table:table-cell>
          <table:table-cell table:formula="of:=IF(OR([.B117]=&quot;&quot;;[.E117]=&quot;&quot;);&quot;&quot;;ROUND(ABS([.B117]-[.E117])*86400))" office:value-type="float" office:value="1" calcext:value-type="float">
            <text:p>1</text:p>
          </table:table-cell>
          <table:table-cell table:formula="of:=IF(OR([.C117]=&quot;&quot;;[.F117]=&quot;&quot;);&quot;&quot;;ROUND(ABS([.C117]-[.F117])*86400))" office:value-type="float" office:value="0" calcext:value-type="float">
            <text:p>0</text:p>
          </table:table-cell>
          <table:table-cell table:formula="of:=IF(OR([.D117]=&quot;&quot;;[.G117]=&quot;&quot;);&quot;&quot;;ROUND(ABS([.D117]-[.G11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4H41M29S" calcext:value-type="time">
            <text:p>04:41:29</text:p>
          </table:table-cell>
          <table:table-cell office:value-type="time" office:time-value="PT11H58M19S" calcext:value-type="time">
            <text:p>11:58:19</text:p>
          </table:table-cell>
          <table:table-cell office:value-type="time" office:time-value="PT19H16M15S" calcext:value-type="time">
            <text:p>19:16:15</text:p>
          </table:table-cell>
          <table:table-cell office:value-type="time" office:time-value="PT04H41M28S" calcext:value-type="time">
            <text:p>04:41:28</text:p>
          </table:table-cell>
          <table:table-cell office:value-type="time" office:time-value="PT11H58M19S" calcext:value-type="time">
            <text:p>11:58:19</text:p>
          </table:table-cell>
          <table:table-cell office:value-type="time" office:time-value="PT19H16M16S" calcext:value-type="time">
            <text:p>19:16:16</text:p>
          </table:table-cell>
          <table:table-cell table:formula="of:=IF(OR([.B118]=&quot;&quot;;[.E118]=&quot;&quot;);&quot;&quot;;ROUND(ABS([.B118]-[.E118])*86400))" office:value-type="float" office:value="1" calcext:value-type="float">
            <text:p>1</text:p>
          </table:table-cell>
          <table:table-cell table:formula="of:=IF(OR([.C118]=&quot;&quot;;[.F118]=&quot;&quot;);&quot;&quot;;ROUND(ABS([.C118]-[.F118])*86400))" office:value-type="float" office:value="0" calcext:value-type="float">
            <text:p>0</text:p>
          </table:table-cell>
          <table:table-cell table:formula="of:=IF(OR([.D118]=&quot;&quot;;[.G118]=&quot;&quot;);&quot;&quot;;ROUND(ABS([.D118]-[.G11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4H39M31S" calcext:value-type="time">
            <text:p>04:39:31</text:p>
          </table:table-cell>
          <table:table-cell office:value-type="time" office:time-value="PT11H58M09S" calcext:value-type="time">
            <text:p>11:58:09</text:p>
          </table:table-cell>
          <table:table-cell office:value-type="time" office:time-value="PT19H17M55S" calcext:value-type="time">
            <text:p>19:17:55</text:p>
          </table:table-cell>
          <table:table-cell office:value-type="time" office:time-value="PT04H39M29S" calcext:value-type="time">
            <text:p>04:39:29</text:p>
          </table:table-cell>
          <table:table-cell office:value-type="time" office:time-value="PT11H58M10S" calcext:value-type="time">
            <text:p>11:58:10</text:p>
          </table:table-cell>
          <table:table-cell office:value-type="time" office:time-value="PT19H17M56S" calcext:value-type="time">
            <text:p>19:17:56</text:p>
          </table:table-cell>
          <table:table-cell table:formula="of:=IF(OR([.B119]=&quot;&quot;;[.E119]=&quot;&quot;);&quot;&quot;;ROUND(ABS([.B119]-[.E119])*86400))" office:value-type="float" office:value="2" calcext:value-type="float">
            <text:p>2</text:p>
          </table:table-cell>
          <table:table-cell table:formula="of:=IF(OR([.C119]=&quot;&quot;;[.F119]=&quot;&quot;);&quot;&quot;;ROUND(ABS([.C119]-[.F119])*86400))" office:value-type="float" office:value="1" calcext:value-type="float">
            <text:p>1</text:p>
          </table:table-cell>
          <table:table-cell table:formula="of:=IF(OR([.D119]=&quot;&quot;;[.G119]=&quot;&quot;);&quot;&quot;;ROUND(ABS([.D119]-[.G11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4H37M33S" calcext:value-type="time">
            <text:p>04:37:33</text:p>
          </table:table-cell>
          <table:table-cell office:value-type="time" office:time-value="PT11H58M01S" calcext:value-type="time">
            <text:p>11:58:01</text:p>
          </table:table-cell>
          <table:table-cell office:value-type="time" office:time-value="PT19H19M34S" calcext:value-type="time">
            <text:p>19:19:34</text:p>
          </table:table-cell>
          <table:table-cell office:value-type="time" office:time-value="PT04H37M32S" calcext:value-type="time">
            <text:p>04:37:32</text:p>
          </table:table-cell>
          <table:table-cell office:value-type="time" office:time-value="PT11H58M01S" calcext:value-type="time">
            <text:p>11:58:01</text:p>
          </table:table-cell>
          <table:table-cell office:value-type="time" office:time-value="PT19H19M36S" calcext:value-type="time">
            <text:p>19:19:36</text:p>
          </table:table-cell>
          <table:table-cell table:formula="of:=IF(OR([.B120]=&quot;&quot;;[.E120]=&quot;&quot;);&quot;&quot;;ROUND(ABS([.B120]-[.E120])*86400))" office:value-type="float" office:value="1" calcext:value-type="float">
            <text:p>1</text:p>
          </table:table-cell>
          <table:table-cell table:formula="of:=IF(OR([.C120]=&quot;&quot;;[.F120]=&quot;&quot;);&quot;&quot;;ROUND(ABS([.C120]-[.F120])*86400))" office:value-type="float" office:value="0" calcext:value-type="float">
            <text:p>0</text:p>
          </table:table-cell>
          <table:table-cell table:formula="of:=IF(OR([.D120]=&quot;&quot;;[.G120]=&quot;&quot;);&quot;&quot;;ROUND(ABS([.D120]-[.G12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4H35M37S" calcext:value-type="time">
            <text:p>04:35:37</text:p>
          </table:table-cell>
          <table:table-cell office:value-type="time" office:time-value="PT11H57M52S" calcext:value-type="time">
            <text:p>11:57:52</text:p>
          </table:table-cell>
          <table:table-cell office:value-type="time" office:time-value="PT19H21M14S" calcext:value-type="time">
            <text:p>19:21:14</text:p>
          </table:table-cell>
          <table:table-cell office:value-type="time" office:time-value="PT04H35M36S" calcext:value-type="time">
            <text:p>04:35:36</text:p>
          </table:table-cell>
          <table:table-cell office:value-type="time" office:time-value="PT11H57M52S" calcext:value-type="time">
            <text:p>11:57:52</text:p>
          </table:table-cell>
          <table:table-cell office:value-type="time" office:time-value="PT19H21M15S" calcext:value-type="time">
            <text:p>19:21:15</text:p>
          </table:table-cell>
          <table:table-cell table:formula="of:=IF(OR([.B121]=&quot;&quot;;[.E121]=&quot;&quot;);&quot;&quot;;ROUND(ABS([.B121]-[.E121])*86400))" office:value-type="float" office:value="1" calcext:value-type="float">
            <text:p>1</text:p>
          </table:table-cell>
          <table:table-cell table:formula="of:=IF(OR([.C121]=&quot;&quot;;[.F121]=&quot;&quot;);&quot;&quot;;ROUND(ABS([.C121]-[.F121])*86400))" office:value-type="float" office:value="0" calcext:value-type="float">
            <text:p>0</text:p>
          </table:table-cell>
          <table:table-cell table:formula="of:=IF(OR([.D121]=&quot;&quot;;[.G121]=&quot;&quot;);&quot;&quot;;ROUND(ABS([.D121]-[.G12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4H33M42S" calcext:value-type="time">
            <text:p>04:33:42</text:p>
          </table:table-cell>
          <table:table-cell office:value-type="time" office:time-value="PT11H57M44S" calcext:value-type="time">
            <text:p>11:57:44</text:p>
          </table:table-cell>
          <table:table-cell office:value-type="time" office:time-value="PT19H22M53S" calcext:value-type="time">
            <text:p>19:22:53</text:p>
          </table:table-cell>
          <table:table-cell office:value-type="time" office:time-value="PT04H33M41S" calcext:value-type="time">
            <text:p>04:33:41</text:p>
          </table:table-cell>
          <table:table-cell office:value-type="time" office:time-value="PT11H57M45S" calcext:value-type="time">
            <text:p>11:57:45</text:p>
          </table:table-cell>
          <table:table-cell office:value-type="time" office:time-value="PT19H22M54S" calcext:value-type="time">
            <text:p>19:22:54</text:p>
          </table:table-cell>
          <table:table-cell table:formula="of:=IF(OR([.B122]=&quot;&quot;;[.E122]=&quot;&quot;);&quot;&quot;;ROUND(ABS([.B122]-[.E122])*86400))" office:value-type="float" office:value="1" calcext:value-type="float">
            <text:p>1</text:p>
          </table:table-cell>
          <table:table-cell table:formula="of:=IF(OR([.C122]=&quot;&quot;;[.F122]=&quot;&quot;);&quot;&quot;;ROUND(ABS([.C122]-[.F122])*86400))" office:value-type="float" office:value="1" calcext:value-type="float">
            <text:p>1</text:p>
          </table:table-cell>
          <table:table-cell table:formula="of:=IF(OR([.D122]=&quot;&quot;;[.G122]=&quot;&quot;);&quot;&quot;;ROUND(ABS([.D122]-[.G12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4H31M49S" calcext:value-type="time">
            <text:p>04:31:49</text:p>
          </table:table-cell>
          <table:table-cell office:value-type="time" office:time-value="PT11H57M37S" calcext:value-type="time">
            <text:p>11:57:37</text:p>
          </table:table-cell>
          <table:table-cell office:value-type="time" office:time-value="PT19H24M32S" calcext:value-type="time">
            <text:p>19:24:32</text:p>
          </table:table-cell>
          <table:table-cell office:value-type="time" office:time-value="PT04H31M47S" calcext:value-type="time">
            <text:p>04:31:47</text:p>
          </table:table-cell>
          <table:table-cell office:value-type="time" office:time-value="PT11H57M37S" calcext:value-type="time">
            <text:p>11:57:37</text:p>
          </table:table-cell>
          <table:table-cell office:value-type="time" office:time-value="PT19H24M33S" calcext:value-type="time">
            <text:p>19:24:33</text:p>
          </table:table-cell>
          <table:table-cell table:formula="of:=IF(OR([.B123]=&quot;&quot;;[.E123]=&quot;&quot;);&quot;&quot;;ROUND(ABS([.B123]-[.E123])*86400))" office:value-type="float" office:value="2" calcext:value-type="float">
            <text:p>2</text:p>
          </table:table-cell>
          <table:table-cell table:formula="of:=IF(OR([.C123]=&quot;&quot;;[.F123]=&quot;&quot;);&quot;&quot;;ROUND(ABS([.C123]-[.F123])*86400))" office:value-type="float" office:value="0" calcext:value-type="float">
            <text:p>0</text:p>
          </table:table-cell>
          <table:table-cell table:formula="of:=IF(OR([.D123]=&quot;&quot;;[.G123]=&quot;&quot;);&quot;&quot;;ROUND(ABS([.D123]-[.G123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4H29M56S" calcext:value-type="time">
            <text:p>04:29:56</text:p>
          </table:table-cell>
          <table:table-cell office:value-type="time" office:time-value="PT11H57M30S" calcext:value-type="time">
            <text:p>11:57:30</text:p>
          </table:table-cell>
          <table:table-cell office:value-type="time" office:time-value="PT19H26M10S" calcext:value-type="time">
            <text:p>19:26:10</text:p>
          </table:table-cell>
          <table:table-cell office:value-type="time" office:time-value="PT04H29M55S" calcext:value-type="time">
            <text:p>04:29:55</text:p>
          </table:table-cell>
          <table:table-cell office:value-type="time" office:time-value="PT11H57M31S" calcext:value-type="time">
            <text:p>11:57:31</text:p>
          </table:table-cell>
          <table:table-cell office:value-type="time" office:time-value="PT19H26M12S" calcext:value-type="time">
            <text:p>19:26:12</text:p>
          </table:table-cell>
          <table:table-cell table:formula="of:=IF(OR([.B124]=&quot;&quot;;[.E124]=&quot;&quot;);&quot;&quot;;ROUND(ABS([.B124]-[.E124])*86400))" office:value-type="float" office:value="1" calcext:value-type="float">
            <text:p>1</text:p>
          </table:table-cell>
          <table:table-cell table:formula="of:=IF(OR([.C124]=&quot;&quot;;[.F124]=&quot;&quot;);&quot;&quot;;ROUND(ABS([.C124]-[.F124])*86400))" office:value-type="float" office:value="1" calcext:value-type="float">
            <text:p>1</text:p>
          </table:table-cell>
          <table:table-cell table:formula="of:=IF(OR([.D124]=&quot;&quot;;[.G124]=&quot;&quot;);&quot;&quot;;ROUND(ABS([.D124]-[.G124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04H28M06S" calcext:value-type="time">
            <text:p>04:28:06</text:p>
          </table:table-cell>
          <table:table-cell office:value-type="time" office:time-value="PT11H57M24S" calcext:value-type="time">
            <text:p>11:57:24</text:p>
          </table:table-cell>
          <table:table-cell office:value-type="time" office:time-value="PT19H27M48S" calcext:value-type="time">
            <text:p>19:27:48</text:p>
          </table:table-cell>
          <table:table-cell office:value-type="time" office:time-value="PT04H28M04S" calcext:value-type="time">
            <text:p>04:28:04</text:p>
          </table:table-cell>
          <table:table-cell office:value-type="time" office:time-value="PT11H57M24S" calcext:value-type="time">
            <text:p>11:57:24</text:p>
          </table:table-cell>
          <table:table-cell office:value-type="time" office:time-value="PT19H27M50S" calcext:value-type="time">
            <text:p>19:27:50</text:p>
          </table:table-cell>
          <table:table-cell table:formula="of:=IF(OR([.B125]=&quot;&quot;;[.E125]=&quot;&quot;);&quot;&quot;;ROUND(ABS([.B125]-[.E125])*86400))" office:value-type="float" office:value="2" calcext:value-type="float">
            <text:p>2</text:p>
          </table:table-cell>
          <table:table-cell table:formula="of:=IF(OR([.C125]=&quot;&quot;;[.F125]=&quot;&quot;);&quot;&quot;;ROUND(ABS([.C125]-[.F125])*86400))" office:value-type="float" office:value="0" calcext:value-type="float">
            <text:p>0</text:p>
          </table:table-cell>
          <table:table-cell table:formula="of:=IF(OR([.D125]=&quot;&quot;;[.G125]=&quot;&quot;);&quot;&quot;;ROUND(ABS([.D125]-[.G125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04H26M16S" calcext:value-type="time">
            <text:p>04:26:16</text:p>
          </table:table-cell>
          <table:table-cell office:value-type="time" office:time-value="PT11H57M19S" calcext:value-type="time">
            <text:p>11:57:19</text:p>
          </table:table-cell>
          <table:table-cell office:value-type="time" office:time-value="PT19H29M26S" calcext:value-type="time">
            <text:p>19:29:26</text:p>
          </table:table-cell>
          <table:table-cell office:value-type="time" office:time-value="PT04H26M15S" calcext:value-type="time">
            <text:p>04:26:15</text:p>
          </table:table-cell>
          <table:table-cell office:value-type="time" office:time-value="PT11H57M19S" calcext:value-type="time">
            <text:p>11:57:19</text:p>
          </table:table-cell>
          <table:table-cell office:value-type="time" office:time-value="PT19H29M28S" calcext:value-type="time">
            <text:p>19:29:28</text:p>
          </table:table-cell>
          <table:table-cell table:formula="of:=IF(OR([.B126]=&quot;&quot;;[.E126]=&quot;&quot;);&quot;&quot;;ROUND(ABS([.B126]-[.E126])*86400))" office:value-type="float" office:value="1" calcext:value-type="float">
            <text:p>1</text:p>
          </table:table-cell>
          <table:table-cell table:formula="of:=IF(OR([.C126]=&quot;&quot;;[.F126]=&quot;&quot;);&quot;&quot;;ROUND(ABS([.C126]-[.F126])*86400))" office:value-type="float" office:value="0" calcext:value-type="float">
            <text:p>0</text:p>
          </table:table-cell>
          <table:table-cell table:formula="of:=IF(OR([.D126]=&quot;&quot;;[.G126]=&quot;&quot;);&quot;&quot;;ROUND(ABS([.D126]-[.G126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04H24M28S" calcext:value-type="time">
            <text:p>04:24:28</text:p>
          </table:table-cell>
          <table:table-cell office:value-type="time" office:time-value="PT11H57M14S" calcext:value-type="time">
            <text:p>11:57:14</text:p>
          </table:table-cell>
          <table:table-cell office:value-type="time" office:time-value="PT19H31M03S" calcext:value-type="time">
            <text:p>19:31:03</text:p>
          </table:table-cell>
          <table:table-cell office:value-type="time" office:time-value="PT04H24M27S" calcext:value-type="time">
            <text:p>04:24:27</text:p>
          </table:table-cell>
          <table:table-cell office:value-type="time" office:time-value="PT11H57M14S" calcext:value-type="time">
            <text:p>11:57:14</text:p>
          </table:table-cell>
          <table:table-cell office:value-type="time" office:time-value="PT19H31M05S" calcext:value-type="time">
            <text:p>19:31:05</text:p>
          </table:table-cell>
          <table:table-cell table:formula="of:=IF(OR([.B127]=&quot;&quot;;[.E127]=&quot;&quot;);&quot;&quot;;ROUND(ABS([.B127]-[.E127])*86400))" office:value-type="float" office:value="1" calcext:value-type="float">
            <text:p>1</text:p>
          </table:table-cell>
          <table:table-cell table:formula="of:=IF(OR([.C127]=&quot;&quot;;[.F127]=&quot;&quot;);&quot;&quot;;ROUND(ABS([.C127]-[.F127])*86400))" office:value-type="float" office:value="0" calcext:value-type="float">
            <text:p>0</text:p>
          </table:table-cell>
          <table:table-cell table:formula="of:=IF(OR([.D127]=&quot;&quot;;[.G127]=&quot;&quot;);&quot;&quot;;ROUND(ABS([.D127]-[.G127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04H22M42S" calcext:value-type="time">
            <text:p>04:22:42</text:p>
          </table:table-cell>
          <table:table-cell office:value-type="time" office:time-value="PT11H57M09S" calcext:value-type="time">
            <text:p>11:57:09</text:p>
          </table:table-cell>
          <table:table-cell office:value-type="time" office:time-value="PT19H32M40S" calcext:value-type="time">
            <text:p>19:32:40</text:p>
          </table:table-cell>
          <table:table-cell office:value-type="time" office:time-value="PT04H22M40S" calcext:value-type="time">
            <text:p>04:22:40</text:p>
          </table:table-cell>
          <table:table-cell office:value-type="time" office:time-value="PT11H57M09S" calcext:value-type="time">
            <text:p>11:57:09</text:p>
          </table:table-cell>
          <table:table-cell office:value-type="time" office:time-value="PT19H32M42S" calcext:value-type="time">
            <text:p>19:32:42</text:p>
          </table:table-cell>
          <table:table-cell table:formula="of:=IF(OR([.B128]=&quot;&quot;;[.E128]=&quot;&quot;);&quot;&quot;;ROUND(ABS([.B128]-[.E128])*86400))" office:value-type="float" office:value="2" calcext:value-type="float">
            <text:p>2</text:p>
          </table:table-cell>
          <table:table-cell table:formula="of:=IF(OR([.C128]=&quot;&quot;;[.F128]=&quot;&quot;);&quot;&quot;;ROUND(ABS([.C128]-[.F128])*86400))" office:value-type="float" office:value="0" calcext:value-type="float">
            <text:p>0</text:p>
          </table:table-cell>
          <table:table-cell table:formula="of:=IF(OR([.D128]=&quot;&quot;;[.G128]=&quot;&quot;);&quot;&quot;;ROUND(ABS([.D128]-[.G128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04H20M57S" calcext:value-type="time">
            <text:p>04:20:57</text:p>
          </table:table-cell>
          <table:table-cell office:value-type="time" office:time-value="PT11H57M05S" calcext:value-type="time">
            <text:p>11:57:05</text:p>
          </table:table-cell>
          <table:table-cell office:value-type="time" office:time-value="PT19H34M17S" calcext:value-type="time">
            <text:p>19:34:17</text:p>
          </table:table-cell>
          <table:table-cell office:value-type="time" office:time-value="PT04H20M55S" calcext:value-type="time">
            <text:p>04:20:55</text:p>
          </table:table-cell>
          <table:table-cell office:value-type="time" office:time-value="PT11H57M05S" calcext:value-type="time">
            <text:p>11:57:05</text:p>
          </table:table-cell>
          <table:table-cell office:value-type="time" office:time-value="PT19H34M18S" calcext:value-type="time">
            <text:p>19:34:18</text:p>
          </table:table-cell>
          <table:table-cell table:formula="of:=IF(OR([.B129]=&quot;&quot;;[.E129]=&quot;&quot;);&quot;&quot;;ROUND(ABS([.B129]-[.E129])*86400))" office:value-type="float" office:value="2" calcext:value-type="float">
            <text:p>2</text:p>
          </table:table-cell>
          <table:table-cell table:formula="of:=IF(OR([.C129]=&quot;&quot;;[.F129]=&quot;&quot;);&quot;&quot;;ROUND(ABS([.C129]-[.F129])*86400))" office:value-type="float" office:value="0" calcext:value-type="float">
            <text:p>0</text:p>
          </table:table-cell>
          <table:table-cell table:formula="of:=IF(OR([.D129]=&quot;&quot;;[.G129]=&quot;&quot;);&quot;&quot;;ROUND(ABS([.D129]-[.G129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04H19M14S" calcext:value-type="time">
            <text:p>04:19:14</text:p>
          </table:table-cell>
          <table:table-cell office:value-type="time" office:time-value="PT11H57M01S" calcext:value-type="time">
            <text:p>11:57:01</text:p>
          </table:table-cell>
          <table:table-cell office:value-type="time" office:time-value="PT19H35M52S" calcext:value-type="time">
            <text:p>19:35:52</text:p>
          </table:table-cell>
          <table:table-cell office:value-type="time" office:time-value="PT04H19M12S" calcext:value-type="time">
            <text:p>04:19:12</text:p>
          </table:table-cell>
          <table:table-cell office:value-type="time" office:time-value="PT11H57M02S" calcext:value-type="time">
            <text:p>11:57:02</text:p>
          </table:table-cell>
          <table:table-cell office:value-type="time" office:time-value="PT19H35M54S" calcext:value-type="time">
            <text:p>19:35:54</text:p>
          </table:table-cell>
          <table:table-cell table:formula="of:=IF(OR([.B130]=&quot;&quot;;[.E130]=&quot;&quot;);&quot;&quot;;ROUND(ABS([.B130]-[.E130])*86400))" office:value-type="float" office:value="2" calcext:value-type="float">
            <text:p>2</text:p>
          </table:table-cell>
          <table:table-cell table:formula="of:=IF(OR([.C130]=&quot;&quot;;[.F130]=&quot;&quot;);&quot;&quot;;ROUND(ABS([.C130]-[.F130])*86400))" office:value-type="float" office:value="1" calcext:value-type="float">
            <text:p>1</text:p>
          </table:table-cell>
          <table:table-cell table:formula="of:=IF(OR([.D130]=&quot;&quot;;[.G130]=&quot;&quot;);&quot;&quot;;ROUND(ABS([.D130]-[.G130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04H17M32S" calcext:value-type="time">
            <text:p>04:17:32</text:p>
          </table:table-cell>
          <table:table-cell office:value-type="time" office:time-value="PT11H56M59S" calcext:value-type="time">
            <text:p>11:56:59</text:p>
          </table:table-cell>
          <table:table-cell office:value-type="time" office:time-value="PT19H37M28S" calcext:value-type="time">
            <text:p>19:37:28</text:p>
          </table:table-cell>
          <table:table-cell office:value-type="time" office:time-value="PT04H17M31S" calcext:value-type="time">
            <text:p>04:17:31</text:p>
          </table:table-cell>
          <table:table-cell office:value-type="time" office:time-value="PT11H56M59S" calcext:value-type="time">
            <text:p>11:56:59</text:p>
          </table:table-cell>
          <table:table-cell office:value-type="time" office:time-value="PT19H37M29S" calcext:value-type="time">
            <text:p>19:37:29</text:p>
          </table:table-cell>
          <table:table-cell table:formula="of:=IF(OR([.B131]=&quot;&quot;;[.E131]=&quot;&quot;);&quot;&quot;;ROUND(ABS([.B131]-[.E131])*86400))" office:value-type="float" office:value="1" calcext:value-type="float">
            <text:p>1</text:p>
          </table:table-cell>
          <table:table-cell table:formula="of:=IF(OR([.C131]=&quot;&quot;;[.F131]=&quot;&quot;);&quot;&quot;;ROUND(ABS([.C131]-[.F131])*86400))" office:value-type="float" office:value="0" calcext:value-type="float">
            <text:p>0</text:p>
          </table:table-cell>
          <table:table-cell table:formula="of:=IF(OR([.D131]=&quot;&quot;;[.G131]=&quot;&quot;);&quot;&quot;;ROUND(ABS([.D131]-[.G131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04H15M52S" calcext:value-type="time">
            <text:p>04:15:52</text:p>
          </table:table-cell>
          <table:table-cell office:value-type="time" office:time-value="PT11H56M56S" calcext:value-type="time">
            <text:p>11:56:56</text:p>
          </table:table-cell>
          <table:table-cell office:value-type="time" office:time-value="PT19H39M02S" calcext:value-type="time">
            <text:p>19:39:02</text:p>
          </table:table-cell>
          <table:table-cell office:value-type="time" office:time-value="PT04H15M51S" calcext:value-type="time">
            <text:p>04:15:51</text:p>
          </table:table-cell>
          <table:table-cell office:value-type="time" office:time-value="PT11H56M56S" calcext:value-type="time">
            <text:p>11:56:56</text:p>
          </table:table-cell>
          <table:table-cell office:value-type="time" office:time-value="PT19H39M04S" calcext:value-type="time">
            <text:p>19:39:04</text:p>
          </table:table-cell>
          <table:table-cell table:formula="of:=IF(OR([.B132]=&quot;&quot;;[.E132]=&quot;&quot;);&quot;&quot;;ROUND(ABS([.B132]-[.E132])*86400))" office:value-type="float" office:value="1" calcext:value-type="float">
            <text:p>1</text:p>
          </table:table-cell>
          <table:table-cell table:formula="of:=IF(OR([.C132]=&quot;&quot;;[.F132]=&quot;&quot;);&quot;&quot;;ROUND(ABS([.C132]-[.F132])*86400))" office:value-type="float" office:value="0" calcext:value-type="float">
            <text:p>0</text:p>
          </table:table-cell>
          <table:table-cell table:formula="of:=IF(OR([.D132]=&quot;&quot;;[.G132]=&quot;&quot;);&quot;&quot;;ROUND(ABS([.D132]-[.G132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04H14M14S" calcext:value-type="time">
            <text:p>04:14:14</text:p>
          </table:table-cell>
          <table:table-cell office:value-type="time" office:time-value="PT11H56M54S" calcext:value-type="time">
            <text:p>11:56:54</text:p>
          </table:table-cell>
          <table:table-cell office:value-type="time" office:time-value="PT19H40M36S" calcext:value-type="time">
            <text:p>19:40:36</text:p>
          </table:table-cell>
          <table:table-cell office:value-type="time" office:time-value="PT04H14M13S" calcext:value-type="time">
            <text:p>04:14:13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9H40M38S" calcext:value-type="time">
            <text:p>19:40:38</text:p>
          </table:table-cell>
          <table:table-cell table:formula="of:=IF(OR([.B133]=&quot;&quot;;[.E133]=&quot;&quot;);&quot;&quot;;ROUND(ABS([.B133]-[.E133])*86400))" office:value-type="float" office:value="1" calcext:value-type="float">
            <text:p>1</text:p>
          </table:table-cell>
          <table:table-cell table:formula="of:=IF(OR([.C133]=&quot;&quot;;[.F133]=&quot;&quot;);&quot;&quot;;ROUND(ABS([.C133]-[.F133])*86400))" office:value-type="float" office:value="1" calcext:value-type="float">
            <text:p>1</text:p>
          </table:table-cell>
          <table:table-cell table:formula="of:=IF(OR([.D133]=&quot;&quot;;[.G133]=&quot;&quot;);&quot;&quot;;ROUND(ABS([.D133]-[.G133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04H12M38S" calcext:value-type="time">
            <text:p>04:12:38</text:p>
          </table:table-cell>
          <table:table-cell office:value-type="time" office:time-value="PT11H56M53S" calcext:value-type="time">
            <text:p>11:56:53</text:p>
          </table:table-cell>
          <table:table-cell office:value-type="time" office:time-value="PT19H42M09S" calcext:value-type="time">
            <text:p>19:42:09</text:p>
          </table:table-cell>
          <table:table-cell office:value-type="time" office:time-value="PT04H12M36S" calcext:value-type="time">
            <text:p>04:12:36</text:p>
          </table:table-cell>
          <table:table-cell office:value-type="time" office:time-value="PT11H56M53S" calcext:value-type="time">
            <text:p>11:56:53</text:p>
          </table:table-cell>
          <table:table-cell office:value-type="time" office:time-value="PT19H42M11S" calcext:value-type="time">
            <text:p>19:42:11</text:p>
          </table:table-cell>
          <table:table-cell table:formula="of:=IF(OR([.B134]=&quot;&quot;;[.E134]=&quot;&quot;);&quot;&quot;;ROUND(ABS([.B134]-[.E134])*86400))" office:value-type="float" office:value="2" calcext:value-type="float">
            <text:p>2</text:p>
          </table:table-cell>
          <table:table-cell table:formula="of:=IF(OR([.C134]=&quot;&quot;;[.F134]=&quot;&quot;);&quot;&quot;;ROUND(ABS([.C134]-[.F134])*86400))" office:value-type="float" office:value="0" calcext:value-type="float">
            <text:p>0</text:p>
          </table:table-cell>
          <table:table-cell table:formula="of:=IF(OR([.D134]=&quot;&quot;;[.G134]=&quot;&quot;);&quot;&quot;;ROUND(ABS([.D134]-[.G134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04H11M04S" calcext:value-type="time">
            <text:p>04:11:04</text:p>
          </table:table-cell>
          <table:table-cell office:value-type="time" office:time-value="PT11H56M52S" calcext:value-type="time">
            <text:p>11:56:52</text:p>
          </table:table-cell>
          <table:table-cell office:value-type="time" office:time-value="PT19H43M41S" calcext:value-type="time">
            <text:p>19:43:41</text:p>
          </table:table-cell>
          <table:table-cell office:value-type="time" office:time-value="PT04H11M02S" calcext:value-type="time">
            <text:p>04:11:02</text:p>
          </table:table-cell>
          <table:table-cell office:value-type="time" office:time-value="PT11H56M53S" calcext:value-type="time">
            <text:p>11:56:53</text:p>
          </table:table-cell>
          <table:table-cell office:value-type="time" office:time-value="PT19H43M43S" calcext:value-type="time">
            <text:p>19:43:43</text:p>
          </table:table-cell>
          <table:table-cell table:formula="of:=IF(OR([.B135]=&quot;&quot;;[.E135]=&quot;&quot;);&quot;&quot;;ROUND(ABS([.B135]-[.E135])*86400))" office:value-type="float" office:value="2" calcext:value-type="float">
            <text:p>2</text:p>
          </table:table-cell>
          <table:table-cell table:formula="of:=IF(OR([.C135]=&quot;&quot;;[.F135]=&quot;&quot;);&quot;&quot;;ROUND(ABS([.C135]-[.F135])*86400))" office:value-type="float" office:value="1" calcext:value-type="float">
            <text:p>1</text:p>
          </table:table-cell>
          <table:table-cell table:formula="of:=IF(OR([.D135]=&quot;&quot;;[.G135]=&quot;&quot;);&quot;&quot;;ROUND(ABS([.D135]-[.G13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04H09M31S" calcext:value-type="time">
            <text:p>04:09:31</text:p>
          </table:table-cell>
          <table:table-cell office:value-type="time" office:time-value="PT11H56M52S" calcext:value-type="time">
            <text:p>11:56:52</text:p>
          </table:table-cell>
          <table:table-cell office:value-type="time" office:time-value="PT19H45M13S" calcext:value-type="time">
            <text:p>19:45:13</text:p>
          </table:table-cell>
          <table:table-cell office:value-type="time" office:time-value="PT04H09M29S" calcext:value-type="time">
            <text:p>04:09:29</text:p>
          </table:table-cell>
          <table:table-cell office:value-type="time" office:time-value="PT11H56M52S" calcext:value-type="time">
            <text:p>11:56:52</text:p>
          </table:table-cell>
          <table:table-cell office:value-type="time" office:time-value="PT19H45M15S" calcext:value-type="time">
            <text:p>19:45:15</text:p>
          </table:table-cell>
          <table:table-cell table:formula="of:=IF(OR([.B136]=&quot;&quot;;[.E136]=&quot;&quot;);&quot;&quot;;ROUND(ABS([.B136]-[.E136])*86400))" office:value-type="float" office:value="2" calcext:value-type="float">
            <text:p>2</text:p>
          </table:table-cell>
          <table:table-cell table:formula="of:=IF(OR([.C136]=&quot;&quot;;[.F136]=&quot;&quot;);&quot;&quot;;ROUND(ABS([.C136]-[.F136])*86400))" office:value-type="float" office:value="0" calcext:value-type="float">
            <text:p>0</text:p>
          </table:table-cell>
          <table:table-cell table:formula="of:=IF(OR([.D136]=&quot;&quot;;[.G136]=&quot;&quot;);&quot;&quot;;ROUND(ABS([.D136]-[.G13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04H08M01S" calcext:value-type="time">
            <text:p>04:08:01</text:p>
          </table:table-cell>
          <table:table-cell office:value-type="time" office:time-value="PT11H56M53S" calcext:value-type="time">
            <text:p>11:56:53</text:p>
          </table:table-cell>
          <table:table-cell office:value-type="time" office:time-value="PT19H46M44S" calcext:value-type="time">
            <text:p>19:46:44</text:p>
          </table:table-cell>
          <table:table-cell office:value-type="time" office:time-value="PT04H07M59S" calcext:value-type="time">
            <text:p>04:07:59</text:p>
          </table:table-cell>
          <table:table-cell office:value-type="time" office:time-value="PT11H56M53S" calcext:value-type="time">
            <text:p>11:56:53</text:p>
          </table:table-cell>
          <table:table-cell office:value-type="time" office:time-value="PT19H46M45S" calcext:value-type="time">
            <text:p>19:46:45</text:p>
          </table:table-cell>
          <table:table-cell table:formula="of:=IF(OR([.B137]=&quot;&quot;;[.E137]=&quot;&quot;);&quot;&quot;;ROUND(ABS([.B137]-[.E137])*86400))" office:value-type="float" office:value="2" calcext:value-type="float">
            <text:p>2</text:p>
          </table:table-cell>
          <table:table-cell table:formula="of:=IF(OR([.C137]=&quot;&quot;;[.F137]=&quot;&quot;);&quot;&quot;;ROUND(ABS([.C137]-[.F137])*86400))" office:value-type="float" office:value="0" calcext:value-type="float">
            <text:p>0</text:p>
          </table:table-cell>
          <table:table-cell table:formula="of:=IF(OR([.D137]=&quot;&quot;;[.G137]=&quot;&quot;);&quot;&quot;;ROUND(ABS([.D137]-[.G13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04H06M32S" calcext:value-type="time">
            <text:p>04:06:32</text:p>
          </table:table-cell>
          <table:table-cell office:value-type="time" office:time-value="PT11H56M54S" calcext:value-type="time">
            <text:p>11:56:54</text:p>
          </table:table-cell>
          <table:table-cell office:value-type="time" office:time-value="PT19H48M13S" calcext:value-type="time">
            <text:p>19:48:13</text:p>
          </table:table-cell>
          <table:table-cell office:value-type="time" office:time-value="PT04H06M30S" calcext:value-type="time">
            <text:p>04:06:30</text:p>
          </table:table-cell>
          <table:table-cell office:value-type="time" office:time-value="PT11H56M54S" calcext:value-type="time">
            <text:p>11:56:54</text:p>
          </table:table-cell>
          <table:table-cell office:value-type="time" office:time-value="PT19H48M15S" calcext:value-type="time">
            <text:p>19:48:15</text:p>
          </table:table-cell>
          <table:table-cell table:formula="of:=IF(OR([.B138]=&quot;&quot;;[.E138]=&quot;&quot;);&quot;&quot;;ROUND(ABS([.B138]-[.E138])*86400))" office:value-type="float" office:value="2" calcext:value-type="float">
            <text:p>2</text:p>
          </table:table-cell>
          <table:table-cell table:formula="of:=IF(OR([.C138]=&quot;&quot;;[.F138]=&quot;&quot;);&quot;&quot;;ROUND(ABS([.C138]-[.F138])*86400))" office:value-type="float" office:value="0" calcext:value-type="float">
            <text:p>0</text:p>
          </table:table-cell>
          <table:table-cell table:formula="of:=IF(OR([.D138]=&quot;&quot;;[.G138]=&quot;&quot;);&quot;&quot;;ROUND(ABS([.D138]-[.G13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time" office:time-value="PT04H05M06S" calcext:value-type="time">
            <text:p>04:05:06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9H49M42S" calcext:value-type="time">
            <text:p>19:49:42</text:p>
          </table:table-cell>
          <table:table-cell office:value-type="time" office:time-value="PT04H05M04S" calcext:value-type="time">
            <text:p>04:05:04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9H49M44S" calcext:value-type="time">
            <text:p>19:49:44</text:p>
          </table:table-cell>
          <table:table-cell table:formula="of:=IF(OR([.B139]=&quot;&quot;;[.E139]=&quot;&quot;);&quot;&quot;;ROUND(ABS([.B139]-[.E139])*86400))" office:value-type="float" office:value="2" calcext:value-type="float">
            <text:p>2</text:p>
          </table:table-cell>
          <table:table-cell table:formula="of:=IF(OR([.C139]=&quot;&quot;;[.F139]=&quot;&quot;);&quot;&quot;;ROUND(ABS([.C139]-[.F139])*86400))" office:value-type="float" office:value="0" calcext:value-type="float">
            <text:p>0</text:p>
          </table:table-cell>
          <table:table-cell table:formula="of:=IF(OR([.D139]=&quot;&quot;;[.G139]=&quot;&quot;);&quot;&quot;;ROUND(ABS([.D139]-[.G13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time" office:time-value="PT04H03M42S" calcext:value-type="time">
            <text:p>04:03:42</text:p>
          </table:table-cell>
          <table:table-cell office:value-type="time" office:time-value="PT11H56M57S" calcext:value-type="time">
            <text:p>11:56:57</text:p>
          </table:table-cell>
          <table:table-cell office:value-type="time" office:time-value="PT19H51M09S" calcext:value-type="time">
            <text:p>19:51:09</text:p>
          </table:table-cell>
          <table:table-cell office:value-type="time" office:time-value="PT04H03M40S" calcext:value-type="time">
            <text:p>04:03:40</text:p>
          </table:table-cell>
          <table:table-cell office:value-type="time" office:time-value="PT11H56M58S" calcext:value-type="time">
            <text:p>11:56:58</text:p>
          </table:table-cell>
          <table:table-cell office:value-type="time" office:time-value="PT19H51M11S" calcext:value-type="time">
            <text:p>19:51:11</text:p>
          </table:table-cell>
          <table:table-cell table:formula="of:=IF(OR([.B140]=&quot;&quot;;[.E140]=&quot;&quot;);&quot;&quot;;ROUND(ABS([.B140]-[.E140])*86400))" office:value-type="float" office:value="2" calcext:value-type="float">
            <text:p>2</text:p>
          </table:table-cell>
          <table:table-cell table:formula="of:=IF(OR([.C140]=&quot;&quot;;[.F140]=&quot;&quot;);&quot;&quot;;ROUND(ABS([.C140]-[.F140])*86400))" office:value-type="float" office:value="1" calcext:value-type="float">
            <text:p>1</text:p>
          </table:table-cell>
          <table:table-cell table:formula="of:=IF(OR([.D140]=&quot;&quot;;[.G140]=&quot;&quot;);&quot;&quot;;ROUND(ABS([.D140]-[.G14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time" office:time-value="PT04H02M20S" calcext:value-type="time">
            <text:p>04:02:20</text:p>
          </table:table-cell>
          <table:table-cell office:value-type="time" office:time-value="PT11H57M00S" calcext:value-type="time">
            <text:p>11:57:00</text:p>
          </table:table-cell>
          <table:table-cell office:value-type="time" office:time-value="PT19H52M36S" calcext:value-type="time">
            <text:p>19:52:36</text:p>
          </table:table-cell>
          <table:table-cell office:value-type="time" office:time-value="PT04H02M17S" calcext:value-type="time">
            <text:p>04:02:17</text:p>
          </table:table-cell>
          <table:table-cell office:value-type="time" office:time-value="PT11H57M00S" calcext:value-type="time">
            <text:p>11:57:00</text:p>
          </table:table-cell>
          <table:table-cell office:value-type="time" office:time-value="PT19H52M38S" calcext:value-type="time">
            <text:p>19:52:38</text:p>
          </table:table-cell>
          <table:table-cell table:formula="of:=IF(OR([.B141]=&quot;&quot;;[.E141]=&quot;&quot;);&quot;&quot;;ROUND(ABS([.B141]-[.E141])*86400))" office:value-type="float" office:value="3" calcext:value-type="float">
            <text:p>3</text:p>
          </table:table-cell>
          <table:table-cell table:formula="of:=IF(OR([.C141]=&quot;&quot;;[.F141]=&quot;&quot;);&quot;&quot;;ROUND(ABS([.C141]-[.F141])*86400))" office:value-type="float" office:value="0" calcext:value-type="float">
            <text:p>0</text:p>
          </table:table-cell>
          <table:table-cell table:formula="of:=IF(OR([.D141]=&quot;&quot;;[.G141]=&quot;&quot;);&quot;&quot;;ROUND(ABS([.D141]-[.G14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time" office:time-value="PT04H01M00S" calcext:value-type="time">
            <text:p>04:01:00</text:p>
          </table:table-cell>
          <table:table-cell office:value-type="time" office:time-value="PT11H57M03S" calcext:value-type="time">
            <text:p>11:57:03</text:p>
          </table:table-cell>
          <table:table-cell office:value-type="time" office:time-value="PT19H54M01S" calcext:value-type="time">
            <text:p>19:54:01</text:p>
          </table:table-cell>
          <table:table-cell office:value-type="time" office:time-value="PT04H00M58S" calcext:value-type="time">
            <text:p>04:00:58</text:p>
          </table:table-cell>
          <table:table-cell office:value-type="time" office:time-value="PT11H57M03S" calcext:value-type="time">
            <text:p>11:57:03</text:p>
          </table:table-cell>
          <table:table-cell office:value-type="time" office:time-value="PT19H54M03S" calcext:value-type="time">
            <text:p>19:54:03</text:p>
          </table:table-cell>
          <table:table-cell table:formula="of:=IF(OR([.B142]=&quot;&quot;;[.E142]=&quot;&quot;);&quot;&quot;;ROUND(ABS([.B142]-[.E142])*86400))" office:value-type="float" office:value="2" calcext:value-type="float">
            <text:p>2</text:p>
          </table:table-cell>
          <table:table-cell table:formula="of:=IF(OR([.C142]=&quot;&quot;;[.F142]=&quot;&quot;);&quot;&quot;;ROUND(ABS([.C142]-[.F142])*86400))" office:value-type="float" office:value="0" calcext:value-type="float">
            <text:p>0</text:p>
          </table:table-cell>
          <table:table-cell table:formula="of:=IF(OR([.D142]=&quot;&quot;;[.G142]=&quot;&quot;);&quot;&quot;;ROUND(ABS([.D142]-[.G14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time" office:time-value="PT03H59M42S" calcext:value-type="time">
            <text:p>03:59:42</text:p>
          </table:table-cell>
          <table:table-cell office:value-type="time" office:time-value="PT11H57M07S" calcext:value-type="time">
            <text:p>11:57:07</text:p>
          </table:table-cell>
          <table:table-cell office:value-type="time" office:time-value="PT19H55M26S" calcext:value-type="time">
            <text:p>19:55:26</text:p>
          </table:table-cell>
          <table:table-cell office:value-type="time" office:time-value="PT03H59M40S" calcext:value-type="time">
            <text:p>03:59:40</text:p>
          </table:table-cell>
          <table:table-cell office:value-type="time" office:time-value="PT11H57M07S" calcext:value-type="time">
            <text:p>11:57:07</text:p>
          </table:table-cell>
          <table:table-cell office:value-type="time" office:time-value="PT19H55M28S" calcext:value-type="time">
            <text:p>19:55:28</text:p>
          </table:table-cell>
          <table:table-cell table:formula="of:=IF(OR([.B143]=&quot;&quot;;[.E143]=&quot;&quot;);&quot;&quot;;ROUND(ABS([.B143]-[.E143])*86400))" office:value-type="float" office:value="2" calcext:value-type="float">
            <text:p>2</text:p>
          </table:table-cell>
          <table:table-cell table:formula="of:=IF(OR([.C143]=&quot;&quot;;[.F143]=&quot;&quot;);&quot;&quot;;ROUND(ABS([.C143]-[.F143])*86400))" office:value-type="float" office:value="0" calcext:value-type="float">
            <text:p>0</text:p>
          </table:table-cell>
          <table:table-cell table:formula="of:=IF(OR([.D143]=&quot;&quot;;[.G143]=&quot;&quot;);&quot;&quot;;ROUND(ABS([.D143]-[.G14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time" office:time-value="PT03H58M27S" calcext:value-type="time">
            <text:p>03:58:27</text:p>
          </table:table-cell>
          <table:table-cell office:value-type="time" office:time-value="PT11H57M11S" calcext:value-type="time">
            <text:p>11:57:11</text:p>
          </table:table-cell>
          <table:table-cell office:value-type="time" office:time-value="PT19H56M48S" calcext:value-type="time">
            <text:p>19:56:48</text:p>
          </table:table-cell>
          <table:table-cell office:value-type="time" office:time-value="PT03H58M25S" calcext:value-type="time">
            <text:p>03:58:25</text:p>
          </table:table-cell>
          <table:table-cell office:value-type="time" office:time-value="PT11H57M12S" calcext:value-type="time">
            <text:p>11:57:12</text:p>
          </table:table-cell>
          <table:table-cell office:value-type="time" office:time-value="PT19H56M51S" calcext:value-type="time">
            <text:p>19:56:51</text:p>
          </table:table-cell>
          <table:table-cell table:formula="of:=IF(OR([.B144]=&quot;&quot;;[.E144]=&quot;&quot;);&quot;&quot;;ROUND(ABS([.B144]-[.E144])*86400))" office:value-type="float" office:value="2" calcext:value-type="float">
            <text:p>2</text:p>
          </table:table-cell>
          <table:table-cell table:formula="of:=IF(OR([.C144]=&quot;&quot;;[.F144]=&quot;&quot;);&quot;&quot;;ROUND(ABS([.C144]-[.F144])*86400))" office:value-type="float" office:value="1" calcext:value-type="float">
            <text:p>1</text:p>
          </table:table-cell>
          <table:table-cell table:formula="of:=IF(OR([.D144]=&quot;&quot;;[.G144]=&quot;&quot;);&quot;&quot;;ROUND(ABS([.D144]-[.G14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time" office:time-value="PT03H57M14S" calcext:value-type="time">
            <text:p>03:57:14</text:p>
          </table:table-cell>
          <table:table-cell office:value-type="time" office:time-value="PT11H57M16S" calcext:value-type="time">
            <text:p>11:57:16</text:p>
          </table:table-cell>
          <table:table-cell office:value-type="time" office:time-value="PT19H58M10S" calcext:value-type="time">
            <text:p>19:58:10</text:p>
          </table:table-cell>
          <table:table-cell office:value-type="time" office:time-value="PT03H57M12S" calcext:value-type="time">
            <text:p>03:57:12</text:p>
          </table:table-cell>
          <table:table-cell office:value-type="time" office:time-value="PT11H57M16S" calcext:value-type="time">
            <text:p>11:57:16</text:p>
          </table:table-cell>
          <table:table-cell office:value-type="time" office:time-value="PT19H58M12S" calcext:value-type="time">
            <text:p>19:58:12</text:p>
          </table:table-cell>
          <table:table-cell table:formula="of:=IF(OR([.B145]=&quot;&quot;;[.E145]=&quot;&quot;);&quot;&quot;;ROUND(ABS([.B145]-[.E145])*86400))" office:value-type="float" office:value="2" calcext:value-type="float">
            <text:p>2</text:p>
          </table:table-cell>
          <table:table-cell table:formula="of:=IF(OR([.C145]=&quot;&quot;;[.F145]=&quot;&quot;);&quot;&quot;;ROUND(ABS([.C145]-[.F145])*86400))" office:value-type="float" office:value="0" calcext:value-type="float">
            <text:p>0</text:p>
          </table:table-cell>
          <table:table-cell table:formula="of:=IF(OR([.D145]=&quot;&quot;;[.G145]=&quot;&quot;);&quot;&quot;;ROUND(ABS([.D145]-[.G14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time" office:time-value="PT03H56M03S" calcext:value-type="time">
            <text:p>03:56:03</text:p>
          </table:table-cell>
          <table:table-cell office:value-type="time" office:time-value="PT11H57M22S" calcext:value-type="time">
            <text:p>11:57:22</text:p>
          </table:table-cell>
          <table:table-cell office:value-type="time" office:time-value="PT19H59M30S" calcext:value-type="time">
            <text:p>19:59:30</text:p>
          </table:table-cell>
          <table:table-cell office:value-type="time" office:time-value="PT03H56M01S" calcext:value-type="time">
            <text:p>03:56:01</text:p>
          </table:table-cell>
          <table:table-cell office:value-type="time" office:time-value="PT11H57M22S" calcext:value-type="time">
            <text:p>11:57:22</text:p>
          </table:table-cell>
          <table:table-cell office:value-type="time" office:time-value="PT19H59M32S" calcext:value-type="time">
            <text:p>19:59:32</text:p>
          </table:table-cell>
          <table:table-cell table:formula="of:=IF(OR([.B146]=&quot;&quot;;[.E146]=&quot;&quot;);&quot;&quot;;ROUND(ABS([.B146]-[.E146])*86400))" office:value-type="float" office:value="2" calcext:value-type="float">
            <text:p>2</text:p>
          </table:table-cell>
          <table:table-cell table:formula="of:=IF(OR([.C146]=&quot;&quot;;[.F146]=&quot;&quot;);&quot;&quot;;ROUND(ABS([.C146]-[.F146])*86400))" office:value-type="float" office:value="0" calcext:value-type="float">
            <text:p>0</text:p>
          </table:table-cell>
          <table:table-cell table:formula="of:=IF(OR([.D146]=&quot;&quot;;[.G146]=&quot;&quot;);&quot;&quot;;ROUND(ABS([.D146]-[.G14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time" office:time-value="PT03H54M55S" calcext:value-type="time">
            <text:p>03:54:55</text:p>
          </table:table-cell>
          <table:table-cell office:value-type="time" office:time-value="PT11H57M28S" calcext:value-type="time">
            <text:p>11:57:28</text:p>
          </table:table-cell>
          <table:table-cell office:value-type="time" office:time-value="PT20H00M49S" calcext:value-type="time">
            <text:p>20:00:49</text:p>
          </table:table-cell>
          <table:table-cell office:value-type="time" office:time-value="PT03H54M53S" calcext:value-type="time">
            <text:p>03:54:53</text:p>
          </table:table-cell>
          <table:table-cell office:value-type="time" office:time-value="PT11H57M28S" calcext:value-type="time">
            <text:p>11:57:28</text:p>
          </table:table-cell>
          <table:table-cell office:value-type="time" office:time-value="PT20H00M51S" calcext:value-type="time">
            <text:p>20:00:51</text:p>
          </table:table-cell>
          <table:table-cell table:formula="of:=IF(OR([.B147]=&quot;&quot;;[.E147]=&quot;&quot;);&quot;&quot;;ROUND(ABS([.B147]-[.E147])*86400))" office:value-type="float" office:value="2" calcext:value-type="float">
            <text:p>2</text:p>
          </table:table-cell>
          <table:table-cell table:formula="of:=IF(OR([.C147]=&quot;&quot;;[.F147]=&quot;&quot;);&quot;&quot;;ROUND(ABS([.C147]-[.F147])*86400))" office:value-type="float" office:value="0" calcext:value-type="float">
            <text:p>0</text:p>
          </table:table-cell>
          <table:table-cell table:formula="of:=IF(OR([.D147]=&quot;&quot;;[.G147]=&quot;&quot;);&quot;&quot;;ROUND(ABS([.D147]-[.G14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time" office:time-value="PT03H53M50S" calcext:value-type="time">
            <text:p>03:53:50</text:p>
          </table:table-cell>
          <table:table-cell office:value-type="time" office:time-value="PT11H57M34S" calcext:value-type="time">
            <text:p>11:57:34</text:p>
          </table:table-cell>
          <table:table-cell office:value-type="time" office:time-value="PT20H02M06S" calcext:value-type="time">
            <text:p>20:02:06</text:p>
          </table:table-cell>
          <table:table-cell office:value-type="time" office:time-value="PT03H53M48S" calcext:value-type="time">
            <text:p>03:53:48</text:p>
          </table:table-cell>
          <table:table-cell office:value-type="time" office:time-value="PT11H57M34S" calcext:value-type="time">
            <text:p>11:57:34</text:p>
          </table:table-cell>
          <table:table-cell office:value-type="time" office:time-value="PT20H02M08S" calcext:value-type="time">
            <text:p>20:02:08</text:p>
          </table:table-cell>
          <table:table-cell table:formula="of:=IF(OR([.B148]=&quot;&quot;;[.E148]=&quot;&quot;);&quot;&quot;;ROUND(ABS([.B148]-[.E148])*86400))" office:value-type="float" office:value="2" calcext:value-type="float">
            <text:p>2</text:p>
          </table:table-cell>
          <table:table-cell table:formula="of:=IF(OR([.C148]=&quot;&quot;;[.F148]=&quot;&quot;);&quot;&quot;;ROUND(ABS([.C148]-[.F148])*86400))" office:value-type="float" office:value="0" calcext:value-type="float">
            <text:p>0</text:p>
          </table:table-cell>
          <table:table-cell table:formula="of:=IF(OR([.D148]=&quot;&quot;;[.G148]=&quot;&quot;);&quot;&quot;;ROUND(ABS([.D148]-[.G14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time" office:time-value="PT03H52M47S" calcext:value-type="time">
            <text:p>03:52:47</text:p>
          </table:table-cell>
          <table:table-cell office:value-type="time" office:time-value="PT11H57M41S" calcext:value-type="time">
            <text:p>11:57:41</text:p>
          </table:table-cell>
          <table:table-cell office:value-type="time" office:time-value="PT20H03M21S" calcext:value-type="time">
            <text:p>20:03:21</text:p>
          </table:table-cell>
          <table:table-cell office:value-type="time" office:time-value="PT03H52M45S" calcext:value-type="time">
            <text:p>03:52:45</text:p>
          </table:table-cell>
          <table:table-cell office:value-type="time" office:time-value="PT11H57M41S" calcext:value-type="time">
            <text:p>11:57:41</text:p>
          </table:table-cell>
          <table:table-cell office:value-type="time" office:time-value="PT20H03M24S" calcext:value-type="time">
            <text:p>20:03:24</text:p>
          </table:table-cell>
          <table:table-cell table:formula="of:=IF(OR([.B149]=&quot;&quot;;[.E149]=&quot;&quot;);&quot;&quot;;ROUND(ABS([.B149]-[.E149])*86400))" office:value-type="float" office:value="2" calcext:value-type="float">
            <text:p>2</text:p>
          </table:table-cell>
          <table:table-cell table:formula="of:=IF(OR([.C149]=&quot;&quot;;[.F149]=&quot;&quot;);&quot;&quot;;ROUND(ABS([.C149]-[.F149])*86400))" office:value-type="float" office:value="0" calcext:value-type="float">
            <text:p>0</text:p>
          </table:table-cell>
          <table:table-cell table:formula="of:=IF(OR([.D149]=&quot;&quot;;[.G149]=&quot;&quot;);&quot;&quot;;ROUND(ABS([.D149]-[.G14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time" office:time-value="PT03H51M47S" calcext:value-type="time">
            <text:p>03:51:47</text:p>
          </table:table-cell>
          <table:table-cell office:value-type="time" office:time-value="PT11H57M49S" calcext:value-type="time">
            <text:p>11:57:49</text:p>
          </table:table-cell>
          <table:table-cell office:value-type="time" office:time-value="PT20H04M35S" calcext:value-type="time">
            <text:p>20:04:35</text:p>
          </table:table-cell>
          <table:table-cell office:value-type="time" office:time-value="PT03H51M44S" calcext:value-type="time">
            <text:p>03:51:44</text:p>
          </table:table-cell>
          <table:table-cell office:value-type="time" office:time-value="PT11H57M49S" calcext:value-type="time">
            <text:p>11:57:49</text:p>
          </table:table-cell>
          <table:table-cell office:value-type="time" office:time-value="PT20H04M37S" calcext:value-type="time">
            <text:p>20:04:37</text:p>
          </table:table-cell>
          <table:table-cell table:formula="of:=IF(OR([.B150]=&quot;&quot;;[.E150]=&quot;&quot;);&quot;&quot;;ROUND(ABS([.B150]-[.E150])*86400))" office:value-type="float" office:value="3" calcext:value-type="float">
            <text:p>3</text:p>
          </table:table-cell>
          <table:table-cell table:formula="of:=IF(OR([.C150]=&quot;&quot;;[.F150]=&quot;&quot;);&quot;&quot;;ROUND(ABS([.C150]-[.F150])*86400))" office:value-type="float" office:value="0" calcext:value-type="float">
            <text:p>0</text:p>
          </table:table-cell>
          <table:table-cell table:formula="of:=IF(OR([.D150]=&quot;&quot;;[.G150]=&quot;&quot;);&quot;&quot;;ROUND(ABS([.D150]-[.G15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time" office:time-value="PT03H50M49S" calcext:value-type="time">
            <text:p>03:50:49</text:p>
          </table:table-cell>
          <table:table-cell office:value-type="time" office:time-value="PT11H57M56S" calcext:value-type="time">
            <text:p>11:57:56</text:p>
          </table:table-cell>
          <table:table-cell office:value-type="time" office:time-value="PT20H05M47S" calcext:value-type="time">
            <text:p>20:05:47</text:p>
          </table:table-cell>
          <table:table-cell office:value-type="time" office:time-value="PT03H50M47S" calcext:value-type="time">
            <text:p>03:50:47</text:p>
          </table:table-cell>
          <table:table-cell office:value-type="time" office:time-value="PT11H57M56S" calcext:value-type="time">
            <text:p>11:57:56</text:p>
          </table:table-cell>
          <table:table-cell office:value-type="time" office:time-value="PT20H05M49S" calcext:value-type="time">
            <text:p>20:05:49</text:p>
          </table:table-cell>
          <table:table-cell table:formula="of:=IF(OR([.B151]=&quot;&quot;;[.E151]=&quot;&quot;);&quot;&quot;;ROUND(ABS([.B151]-[.E151])*86400))" office:value-type="float" office:value="2" calcext:value-type="float">
            <text:p>2</text:p>
          </table:table-cell>
          <table:table-cell table:formula="of:=IF(OR([.C151]=&quot;&quot;;[.F151]=&quot;&quot;);&quot;&quot;;ROUND(ABS([.C151]-[.F151])*86400))" office:value-type="float" office:value="0" calcext:value-type="float">
            <text:p>0</text:p>
          </table:table-cell>
          <table:table-cell table:formula="of:=IF(OR([.D151]=&quot;&quot;;[.G151]=&quot;&quot;);&quot;&quot;;ROUND(ABS([.D151]-[.G15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time" office:time-value="PT03H49M54S" calcext:value-type="time">
            <text:p>03:49:54</text:p>
          </table:table-cell>
          <table:table-cell office:value-type="time" office:time-value="PT11H58M05S" calcext:value-type="time">
            <text:p>11:58:05</text:p>
          </table:table-cell>
          <table:table-cell office:value-type="time" office:time-value="PT20H06M57S" calcext:value-type="time">
            <text:p>20:06:57</text:p>
          </table:table-cell>
          <table:table-cell office:value-type="time" office:time-value="PT03H49M52S" calcext:value-type="time">
            <text:p>03:49:52</text:p>
          </table:table-cell>
          <table:table-cell office:value-type="time" office:time-value="PT11H58M05S" calcext:value-type="time">
            <text:p>11:58:05</text:p>
          </table:table-cell>
          <table:table-cell office:value-type="time" office:time-value="PT20H06M59S" calcext:value-type="time">
            <text:p>20:06:59</text:p>
          </table:table-cell>
          <table:table-cell table:formula="of:=IF(OR([.B152]=&quot;&quot;;[.E152]=&quot;&quot;);&quot;&quot;;ROUND(ABS([.B152]-[.E152])*86400))" office:value-type="float" office:value="2" calcext:value-type="float">
            <text:p>2</text:p>
          </table:table-cell>
          <table:table-cell table:formula="of:=IF(OR([.C152]=&quot;&quot;;[.F152]=&quot;&quot;);&quot;&quot;;ROUND(ABS([.C152]-[.F152])*86400))" office:value-type="float" office:value="0" calcext:value-type="float">
            <text:p>0</text:p>
          </table:table-cell>
          <table:table-cell table:formula="of:=IF(OR([.D152]=&quot;&quot;;[.G152]=&quot;&quot;);&quot;&quot;;ROUND(ABS([.D152]-[.G15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time" office:time-value="PT03H49M02S" calcext:value-type="time">
            <text:p>03:49:02</text:p>
          </table:table-cell>
          <table:table-cell office:value-type="time" office:time-value="PT11H58M13S" calcext:value-type="time">
            <text:p>11:58:13</text:p>
          </table:table-cell>
          <table:table-cell office:value-type="time" office:time-value="PT20H08M05S" calcext:value-type="time">
            <text:p>20:08:05</text:p>
          </table:table-cell>
          <table:table-cell office:value-type="time" office:time-value="PT03H49M00S" calcext:value-type="time">
            <text:p>03:49:00</text:p>
          </table:table-cell>
          <table:table-cell office:value-type="time" office:time-value="PT11H58M14S" calcext:value-type="time">
            <text:p>11:58:14</text:p>
          </table:table-cell>
          <table:table-cell office:value-type="time" office:time-value="PT20H08M07S" calcext:value-type="time">
            <text:p>20:08:07</text:p>
          </table:table-cell>
          <table:table-cell table:formula="of:=IF(OR([.B153]=&quot;&quot;;[.E153]=&quot;&quot;);&quot;&quot;;ROUND(ABS([.B153]-[.E153])*86400))" office:value-type="float" office:value="2" calcext:value-type="float">
            <text:p>2</text:p>
          </table:table-cell>
          <table:table-cell table:formula="of:=IF(OR([.C153]=&quot;&quot;;[.F153]=&quot;&quot;);&quot;&quot;;ROUND(ABS([.C153]-[.F153])*86400))" office:value-type="float" office:value="1" calcext:value-type="float">
            <text:p>1</text:p>
          </table:table-cell>
          <table:table-cell table:formula="of:=IF(OR([.D153]=&quot;&quot;;[.G153]=&quot;&quot;);&quot;&quot;;ROUND(ABS([.D153]-[.G15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time" office:time-value="PT03H48M13S" calcext:value-type="time">
            <text:p>03:48:13</text:p>
          </table:table-cell>
          <table:table-cell office:value-type="time" office:time-value="PT11H58M23S" calcext:value-type="time">
            <text:p>11:58:23</text:p>
          </table:table-cell>
          <table:table-cell office:value-type="time" office:time-value="PT20H09M11S" calcext:value-type="time">
            <text:p>20:09:11</text:p>
          </table:table-cell>
          <table:table-cell office:value-type="time" office:time-value="PT03H48M10S" calcext:value-type="time">
            <text:p>03:48:10</text:p>
          </table:table-cell>
          <table:table-cell office:value-type="time" office:time-value="PT11H58M23S" calcext:value-type="time">
            <text:p>11:58:23</text:p>
          </table:table-cell>
          <table:table-cell office:value-type="time" office:time-value="PT20H09M14S" calcext:value-type="time">
            <text:p>20:09:14</text:p>
          </table:table-cell>
          <table:table-cell table:formula="of:=IF(OR([.B154]=&quot;&quot;;[.E154]=&quot;&quot;);&quot;&quot;;ROUND(ABS([.B154]-[.E154])*86400))" office:value-type="float" office:value="3" calcext:value-type="float">
            <text:p>3</text:p>
          </table:table-cell>
          <table:table-cell table:formula="of:=IF(OR([.C154]=&quot;&quot;;[.F154]=&quot;&quot;);&quot;&quot;;ROUND(ABS([.C154]-[.F154])*86400))" office:value-type="float" office:value="0" calcext:value-type="float">
            <text:p>0</text:p>
          </table:table-cell>
          <table:table-cell table:formula="of:=IF(OR([.D154]=&quot;&quot;;[.G154]=&quot;&quot;);&quot;&quot;;ROUND(ABS([.D154]-[.G154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time" office:time-value="PT03H47M26S" calcext:value-type="time">
            <text:p>03:47:26</text:p>
          </table:table-cell>
          <table:table-cell office:value-type="time" office:time-value="PT11H58M32S" calcext:value-type="time">
            <text:p>11:58:32</text:p>
          </table:table-cell>
          <table:table-cell office:value-type="time" office:time-value="PT20H10M15S" calcext:value-type="time">
            <text:p>20:10:15</text:p>
          </table:table-cell>
          <table:table-cell office:value-type="time" office:time-value="PT03H47M24S" calcext:value-type="time">
            <text:p>03:47:24</text:p>
          </table:table-cell>
          <table:table-cell office:value-type="time" office:time-value="PT11H58M32S" calcext:value-type="time">
            <text:p>11:58:32</text:p>
          </table:table-cell>
          <table:table-cell office:value-type="time" office:time-value="PT20H10M18S" calcext:value-type="time">
            <text:p>20:10:18</text:p>
          </table:table-cell>
          <table:table-cell table:formula="of:=IF(OR([.B155]=&quot;&quot;;[.E155]=&quot;&quot;);&quot;&quot;;ROUND(ABS([.B155]-[.E155])*86400))" office:value-type="float" office:value="2" calcext:value-type="float">
            <text:p>2</text:p>
          </table:table-cell>
          <table:table-cell table:formula="of:=IF(OR([.C155]=&quot;&quot;;[.F155]=&quot;&quot;);&quot;&quot;;ROUND(ABS([.C155]-[.F155])*86400))" office:value-type="float" office:value="0" calcext:value-type="float">
            <text:p>0</text:p>
          </table:table-cell>
          <table:table-cell table:formula="of:=IF(OR([.D155]=&quot;&quot;;[.G155]=&quot;&quot;);&quot;&quot;;ROUND(ABS([.D155]-[.G155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time" office:time-value="PT03H46M43S" calcext:value-type="time">
            <text:p>03:46:43</text:p>
          </table:table-cell>
          <table:table-cell office:value-type="time" office:time-value="PT11H58M42S" calcext:value-type="time">
            <text:p>11:58:42</text:p>
          </table:table-cell>
          <table:table-cell office:value-type="time" office:time-value="PT20H11M17S" calcext:value-type="time">
            <text:p>20:11:17</text:p>
          </table:table-cell>
          <table:table-cell office:value-type="time" office:time-value="PT03H46M40S" calcext:value-type="time">
            <text:p>03:46:40</text:p>
          </table:table-cell>
          <table:table-cell office:value-type="time" office:time-value="PT11H58M42S" calcext:value-type="time">
            <text:p>11:58:42</text:p>
          </table:table-cell>
          <table:table-cell office:value-type="time" office:time-value="PT20H11M19S" calcext:value-type="time">
            <text:p>20:11:19</text:p>
          </table:table-cell>
          <table:table-cell table:formula="of:=IF(OR([.B156]=&quot;&quot;;[.E156]=&quot;&quot;);&quot;&quot;;ROUND(ABS([.B156]-[.E156])*86400))" office:value-type="float" office:value="3" calcext:value-type="float">
            <text:p>3</text:p>
          </table:table-cell>
          <table:table-cell table:formula="of:=IF(OR([.C156]=&quot;&quot;;[.F156]=&quot;&quot;);&quot;&quot;;ROUND(ABS([.C156]-[.F156])*86400))" office:value-type="float" office:value="0" calcext:value-type="float">
            <text:p>0</text:p>
          </table:table-cell>
          <table:table-cell table:formula="of:=IF(OR([.D156]=&quot;&quot;;[.G156]=&quot;&quot;);&quot;&quot;;ROUND(ABS([.D156]-[.G156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time" office:time-value="PT03H46M02S" calcext:value-type="time">
            <text:p>03:46:02</text:p>
          </table:table-cell>
          <table:table-cell office:value-type="time" office:time-value="PT11H58M52S" calcext:value-type="time">
            <text:p>11:58:52</text:p>
          </table:table-cell>
          <table:table-cell office:value-type="time" office:time-value="PT20H12M17S" calcext:value-type="time">
            <text:p>20:12:17</text:p>
          </table:table-cell>
          <table:table-cell office:value-type="time" office:time-value="PT03H45M59S" calcext:value-type="time">
            <text:p>03:45:59</text:p>
          </table:table-cell>
          <table:table-cell office:value-type="time" office:time-value="PT11H58M52S" calcext:value-type="time">
            <text:p>11:58:52</text:p>
          </table:table-cell>
          <table:table-cell office:value-type="time" office:time-value="PT20H12M19S" calcext:value-type="time">
            <text:p>20:12:19</text:p>
          </table:table-cell>
          <table:table-cell table:formula="of:=IF(OR([.B157]=&quot;&quot;;[.E157]=&quot;&quot;);&quot;&quot;;ROUND(ABS([.B157]-[.E157])*86400))" office:value-type="float" office:value="3" calcext:value-type="float">
            <text:p>3</text:p>
          </table:table-cell>
          <table:table-cell table:formula="of:=IF(OR([.C157]=&quot;&quot;;[.F157]=&quot;&quot;);&quot;&quot;;ROUND(ABS([.C157]-[.F157])*86400))" office:value-type="float" office:value="0" calcext:value-type="float">
            <text:p>0</text:p>
          </table:table-cell>
          <table:table-cell table:formula="of:=IF(OR([.D157]=&quot;&quot;;[.G157]=&quot;&quot;);&quot;&quot;;ROUND(ABS([.D157]-[.G157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time" office:time-value="PT03H45M24S" calcext:value-type="time">
            <text:p>03:45:24</text:p>
          </table:table-cell>
          <table:table-cell office:value-type="time" office:time-value="PT11H59M03S" calcext:value-type="time">
            <text:p>11:59:03</text:p>
          </table:table-cell>
          <table:table-cell office:value-type="time" office:time-value="PT20H13M14S" calcext:value-type="time">
            <text:p>20:13:14</text:p>
          </table:table-cell>
          <table:table-cell office:value-type="time" office:time-value="PT03H45M21S" calcext:value-type="time">
            <text:p>03:45:21</text:p>
          </table:table-cell>
          <table:table-cell office:value-type="time" office:time-value="PT11H59M03S" calcext:value-type="time">
            <text:p>11:59:03</text:p>
          </table:table-cell>
          <table:table-cell office:value-type="time" office:time-value="PT20H13M16S" calcext:value-type="time">
            <text:p>20:13:16</text:p>
          </table:table-cell>
          <table:table-cell table:formula="of:=IF(OR([.B158]=&quot;&quot;;[.E158]=&quot;&quot;);&quot;&quot;;ROUND(ABS([.B158]-[.E158])*86400))" office:value-type="float" office:value="3" calcext:value-type="float">
            <text:p>3</text:p>
          </table:table-cell>
          <table:table-cell table:formula="of:=IF(OR([.C158]=&quot;&quot;;[.F158]=&quot;&quot;);&quot;&quot;;ROUND(ABS([.C158]-[.F158])*86400))" office:value-type="float" office:value="0" calcext:value-type="float">
            <text:p>0</text:p>
          </table:table-cell>
          <table:table-cell table:formula="of:=IF(OR([.D158]=&quot;&quot;;[.G158]=&quot;&quot;);&quot;&quot;;ROUND(ABS([.D158]-[.G158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time" office:time-value="PT03H44M49S" calcext:value-type="time">
            <text:p>03:44:49</text:p>
          </table:table-cell>
          <table:table-cell office:value-type="time" office:time-value="PT11H59M14S" calcext:value-type="time">
            <text:p>11:59:14</text:p>
          </table:table-cell>
          <table:table-cell office:value-type="time" office:time-value="PT20H14M09S" calcext:value-type="time">
            <text:p>20:14:09</text:p>
          </table:table-cell>
          <table:table-cell office:value-type="time" office:time-value="PT03H44M46S" calcext:value-type="time">
            <text:p>03:44:46</text:p>
          </table:table-cell>
          <table:table-cell office:value-type="time" office:time-value="PT11H59M14S" calcext:value-type="time">
            <text:p>11:59:14</text:p>
          </table:table-cell>
          <table:table-cell office:value-type="time" office:time-value="PT20H14M11S" calcext:value-type="time">
            <text:p>20:14:11</text:p>
          </table:table-cell>
          <table:table-cell table:formula="of:=IF(OR([.B159]=&quot;&quot;;[.E159]=&quot;&quot;);&quot;&quot;;ROUND(ABS([.B159]-[.E159])*86400))" office:value-type="float" office:value="3" calcext:value-type="float">
            <text:p>3</text:p>
          </table:table-cell>
          <table:table-cell table:formula="of:=IF(OR([.C159]=&quot;&quot;;[.F159]=&quot;&quot;);&quot;&quot;;ROUND(ABS([.C159]-[.F159])*86400))" office:value-type="float" office:value="0" calcext:value-type="float">
            <text:p>0</text:p>
          </table:table-cell>
          <table:table-cell table:formula="of:=IF(OR([.D159]=&quot;&quot;;[.G159]=&quot;&quot;);&quot;&quot;;ROUND(ABS([.D159]-[.G159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time" office:time-value="PT03H44M17S" calcext:value-type="time">
            <text:p>03:44:17</text:p>
          </table:table-cell>
          <table:table-cell office:value-type="time" office:time-value="PT11H59M25S" calcext:value-type="time">
            <text:p>11:59:25</text:p>
          </table:table-cell>
          <table:table-cell office:value-type="time" office:time-value="PT20H15M01S" calcext:value-type="time">
            <text:p>20:15:01</text:p>
          </table:table-cell>
          <table:table-cell office:value-type="time" office:time-value="PT03H44M14S" calcext:value-type="time">
            <text:p>03:44:14</text:p>
          </table:table-cell>
          <table:table-cell office:value-type="time" office:time-value="PT11H59M25S" calcext:value-type="time">
            <text:p>11:59:25</text:p>
          </table:table-cell>
          <table:table-cell office:value-type="time" office:time-value="PT20H15M04S" calcext:value-type="time">
            <text:p>20:15:04</text:p>
          </table:table-cell>
          <table:table-cell table:formula="of:=IF(OR([.B160]=&quot;&quot;;[.E160]=&quot;&quot;);&quot;&quot;;ROUND(ABS([.B160]-[.E160])*86400))" office:value-type="float" office:value="3" calcext:value-type="float">
            <text:p>3</text:p>
          </table:table-cell>
          <table:table-cell table:formula="of:=IF(OR([.C160]=&quot;&quot;;[.F160]=&quot;&quot;);&quot;&quot;;ROUND(ABS([.C160]-[.F160])*86400))" office:value-type="float" office:value="0" calcext:value-type="float">
            <text:p>0</text:p>
          </table:table-cell>
          <table:table-cell table:formula="of:=IF(OR([.D160]=&quot;&quot;;[.G160]=&quot;&quot;);&quot;&quot;;ROUND(ABS([.D160]-[.G160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time" office:time-value="PT03H43M48S" calcext:value-type="time">
            <text:p>03:43:48</text:p>
          </table:table-cell>
          <table:table-cell office:value-type="time" office:time-value="PT11H59M36S" calcext:value-type="time">
            <text:p>11:59:36</text:p>
          </table:table-cell>
          <table:table-cell office:value-type="time" office:time-value="PT20H15M51S" calcext:value-type="time">
            <text:p>20:15:51</text:p>
          </table:table-cell>
          <table:table-cell office:value-type="time" office:time-value="PT03H43M45S" calcext:value-type="time">
            <text:p>03:43:45</text:p>
          </table:table-cell>
          <table:table-cell office:value-type="time" office:time-value="PT11H59M36S" calcext:value-type="time">
            <text:p>11:59:36</text:p>
          </table:table-cell>
          <table:table-cell office:value-type="time" office:time-value="PT20H15M54S" calcext:value-type="time">
            <text:p>20:15:54</text:p>
          </table:table-cell>
          <table:table-cell table:formula="of:=IF(OR([.B161]=&quot;&quot;;[.E161]=&quot;&quot;);&quot;&quot;;ROUND(ABS([.B161]-[.E161])*86400))" office:value-type="float" office:value="3" calcext:value-type="float">
            <text:p>3</text:p>
          </table:table-cell>
          <table:table-cell table:formula="of:=IF(OR([.C161]=&quot;&quot;;[.F161]=&quot;&quot;);&quot;&quot;;ROUND(ABS([.C161]-[.F161])*86400))" office:value-type="float" office:value="0" calcext:value-type="float">
            <text:p>0</text:p>
          </table:table-cell>
          <table:table-cell table:formula="of:=IF(OR([.D161]=&quot;&quot;;[.G161]=&quot;&quot;);&quot;&quot;;ROUND(ABS([.D161]-[.G161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time" office:time-value="PT03H43M22S" calcext:value-type="time">
            <text:p>03:43:22</text:p>
          </table:table-cell>
          <table:table-cell office:value-type="time" office:time-value="PT11H59M48S" calcext:value-type="time">
            <text:p>11:59:48</text:p>
          </table:table-cell>
          <table:table-cell office:value-type="time" office:time-value="PT20H16M39S" calcext:value-type="time">
            <text:p>20:16:39</text:p>
          </table:table-cell>
          <table:table-cell office:value-type="time" office:time-value="PT03H43M19S" calcext:value-type="time">
            <text:p>03:43:19</text:p>
          </table:table-cell>
          <table:table-cell office:value-type="time" office:time-value="PT11H59M48S" calcext:value-type="time">
            <text:p>11:59:48</text:p>
          </table:table-cell>
          <table:table-cell office:value-type="time" office:time-value="PT20H16M41S" calcext:value-type="time">
            <text:p>20:16:41</text:p>
          </table:table-cell>
          <table:table-cell table:formula="of:=IF(OR([.B162]=&quot;&quot;;[.E162]=&quot;&quot;);&quot;&quot;;ROUND(ABS([.B162]-[.E162])*86400))" office:value-type="float" office:value="3" calcext:value-type="float">
            <text:p>3</text:p>
          </table:table-cell>
          <table:table-cell table:formula="of:=IF(OR([.C162]=&quot;&quot;;[.F162]=&quot;&quot;);&quot;&quot;;ROUND(ABS([.C162]-[.F162])*86400))" office:value-type="float" office:value="0" calcext:value-type="float">
            <text:p>0</text:p>
          </table:table-cell>
          <table:table-cell table:formula="of:=IF(OR([.D162]=&quot;&quot;;[.G162]=&quot;&quot;);&quot;&quot;;ROUND(ABS([.D162]-[.G162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time" office:time-value="PT03H42M59S" calcext:value-type="time">
            <text:p>03:42:59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20H17M23S" calcext:value-type="time">
            <text:p>20:17:23</text:p>
          </table:table-cell>
          <table:table-cell office:value-type="time" office:time-value="PT03H42M56S" calcext:value-type="time">
            <text:p>03:42:5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20H17M26S" calcext:value-type="time">
            <text:p>20:17:26</text:p>
          </table:table-cell>
          <table:table-cell table:formula="of:=IF(OR([.B163]=&quot;&quot;;[.E163]=&quot;&quot;);&quot;&quot;;ROUND(ABS([.B163]-[.E163])*86400))" office:value-type="float" office:value="3" calcext:value-type="float">
            <text:p>3</text:p>
          </table:table-cell>
          <table:table-cell table:formula="of:=IF(OR([.C163]=&quot;&quot;;[.F163]=&quot;&quot;);&quot;&quot;;ROUND(ABS([.C163]-[.F163])*86400))" office:value-type="float" office:value="0" calcext:value-type="float">
            <text:p>0</text:p>
          </table:table-cell>
          <table:table-cell table:formula="of:=IF(OR([.D163]=&quot;&quot;;[.G163]=&quot;&quot;);&quot;&quot;;ROUND(ABS([.D163]-[.G163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time" office:time-value="PT03H42M39S" calcext:value-type="time">
            <text:p>03:42:39</text:p>
          </table:table-cell>
          <table:table-cell office:value-type="time" office:time-value="PT12H00M12S" calcext:value-type="time">
            <text:p>12:00:12</text:p>
          </table:table-cell>
          <table:table-cell office:value-type="time" office:time-value="PT20H18M06S" calcext:value-type="time">
            <text:p>20:18:06</text:p>
          </table:table-cell>
          <table:table-cell office:value-type="time" office:time-value="PT03H42M36S" calcext:value-type="time">
            <text:p>03:42:36</text:p>
          </table:table-cell>
          <table:table-cell office:value-type="time" office:time-value="PT12H00M12S" calcext:value-type="time">
            <text:p>12:00:12</text:p>
          </table:table-cell>
          <table:table-cell office:value-type="time" office:time-value="PT20H18M08S" calcext:value-type="time">
            <text:p>20:18:08</text:p>
          </table:table-cell>
          <table:table-cell table:formula="of:=IF(OR([.B164]=&quot;&quot;;[.E164]=&quot;&quot;);&quot;&quot;;ROUND(ABS([.B164]-[.E164])*86400))" office:value-type="float" office:value="3" calcext:value-type="float">
            <text:p>3</text:p>
          </table:table-cell>
          <table:table-cell table:formula="of:=IF(OR([.C164]=&quot;&quot;;[.F164]=&quot;&quot;);&quot;&quot;;ROUND(ABS([.C164]-[.F164])*86400))" office:value-type="float" office:value="0" calcext:value-type="float">
            <text:p>0</text:p>
          </table:table-cell>
          <table:table-cell table:formula="of:=IF(OR([.D164]=&quot;&quot;;[.G164]=&quot;&quot;);&quot;&quot;;ROUND(ABS([.D164]-[.G164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time" office:time-value="PT03H42M22S" calcext:value-type="time">
            <text:p>03:42:22</text:p>
          </table:table-cell>
          <table:table-cell office:value-type="time" office:time-value="PT12H00M24S" calcext:value-type="time">
            <text:p>12:00:24</text:p>
          </table:table-cell>
          <table:table-cell office:value-type="time" office:time-value="PT20H18M45S" calcext:value-type="time">
            <text:p>20:18:45</text:p>
          </table:table-cell>
          <table:table-cell office:value-type="time" office:time-value="PT03H42M19S" calcext:value-type="time">
            <text:p>03:42:19</text:p>
          </table:table-cell>
          <table:table-cell office:value-type="time" office:time-value="PT12H00M24S" calcext:value-type="time">
            <text:p>12:00:24</text:p>
          </table:table-cell>
          <table:table-cell office:value-type="time" office:time-value="PT20H18M48S" calcext:value-type="time">
            <text:p>20:18:48</text:p>
          </table:table-cell>
          <table:table-cell table:formula="of:=IF(OR([.B165]=&quot;&quot;;[.E165]=&quot;&quot;);&quot;&quot;;ROUND(ABS([.B165]-[.E165])*86400))" office:value-type="float" office:value="3" calcext:value-type="float">
            <text:p>3</text:p>
          </table:table-cell>
          <table:table-cell table:formula="of:=IF(OR([.C165]=&quot;&quot;;[.F165]=&quot;&quot;);&quot;&quot;;ROUND(ABS([.C165]-[.F165])*86400))" office:value-type="float" office:value="0" calcext:value-type="float">
            <text:p>0</text:p>
          </table:table-cell>
          <table:table-cell table:formula="of:=IF(OR([.D165]=&quot;&quot;;[.G165]=&quot;&quot;);&quot;&quot;;ROUND(ABS([.D165]-[.G165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time" office:time-value="PT03H42M08S" calcext:value-type="time">
            <text:p>03:42:08</text:p>
          </table:table-cell>
          <table:table-cell office:value-type="time" office:time-value="PT12H00M37S" calcext:value-type="time">
            <text:p>12:00:37</text:p>
          </table:table-cell>
          <table:table-cell office:value-type="time" office:time-value="PT20H19M22S" calcext:value-type="time">
            <text:p>20:19:22</text:p>
          </table:table-cell>
          <table:table-cell office:value-type="time" office:time-value="PT03H42M05S" calcext:value-type="time">
            <text:p>03:42:05</text:p>
          </table:table-cell>
          <table:table-cell office:value-type="time" office:time-value="PT12H00M37S" calcext:value-type="time">
            <text:p>12:00:37</text:p>
          </table:table-cell>
          <table:table-cell office:value-type="time" office:time-value="PT20H19M24S" calcext:value-type="time">
            <text:p>20:19:24</text:p>
          </table:table-cell>
          <table:table-cell table:formula="of:=IF(OR([.B166]=&quot;&quot;;[.E166]=&quot;&quot;);&quot;&quot;;ROUND(ABS([.B166]-[.E166])*86400))" office:value-type="float" office:value="3" calcext:value-type="float">
            <text:p>3</text:p>
          </table:table-cell>
          <table:table-cell table:formula="of:=IF(OR([.C166]=&quot;&quot;;[.F166]=&quot;&quot;);&quot;&quot;;ROUND(ABS([.C166]-[.F166])*86400))" office:value-type="float" office:value="0" calcext:value-type="float">
            <text:p>0</text:p>
          </table:table-cell>
          <table:table-cell table:formula="of:=IF(OR([.D166]=&quot;&quot;;[.G166]=&quot;&quot;);&quot;&quot;;ROUND(ABS([.D166]-[.G16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time" office:time-value="PT03H41M58S" calcext:value-type="time">
            <text:p>03:41:58</text:p>
          </table:table-cell>
          <table:table-cell office:value-type="time" office:time-value="PT12H00M49S" calcext:value-type="time">
            <text:p>12:00:49</text:p>
          </table:table-cell>
          <table:table-cell office:value-type="time" office:time-value="PT20H19M55S" calcext:value-type="time">
            <text:p>20:19:55</text:p>
          </table:table-cell>
          <table:table-cell office:value-type="time" office:time-value="PT03H41M55S" calcext:value-type="time">
            <text:p>03:41:55</text:p>
          </table:table-cell>
          <table:table-cell office:value-type="time" office:time-value="PT12H00M49S" calcext:value-type="time">
            <text:p>12:00:49</text:p>
          </table:table-cell>
          <table:table-cell office:value-type="time" office:time-value="PT20H19M58S" calcext:value-type="time">
            <text:p>20:19:58</text:p>
          </table:table-cell>
          <table:table-cell table:formula="of:=IF(OR([.B167]=&quot;&quot;;[.E167]=&quot;&quot;);&quot;&quot;;ROUND(ABS([.B167]-[.E167])*86400))" office:value-type="float" office:value="3" calcext:value-type="float">
            <text:p>3</text:p>
          </table:table-cell>
          <table:table-cell table:formula="of:=IF(OR([.C167]=&quot;&quot;;[.F167]=&quot;&quot;);&quot;&quot;;ROUND(ABS([.C167]-[.F167])*86400))" office:value-type="float" office:value="0" calcext:value-type="float">
            <text:p>0</text:p>
          </table:table-cell>
          <table:table-cell table:formula="of:=IF(OR([.D167]=&quot;&quot;;[.G167]=&quot;&quot;);&quot;&quot;;ROUND(ABS([.D167]-[.G16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time" office:time-value="PT03H41M50S" calcext:value-type="time">
            <text:p>03:41:50</text:p>
          </table:table-cell>
          <table:table-cell office:value-type="time" office:time-value="PT12H01M02S" calcext:value-type="time">
            <text:p>12:01:02</text:p>
          </table:table-cell>
          <table:table-cell office:value-type="time" office:time-value="PT20H20M26S" calcext:value-type="time">
            <text:p>20:20:26</text:p>
          </table:table-cell>
          <table:table-cell office:value-type="time" office:time-value="PT03H41M47S" calcext:value-type="time">
            <text:p>03:41:47</text:p>
          </table:table-cell>
          <table:table-cell office:value-type="time" office:time-value="PT12H01M02S" calcext:value-type="time">
            <text:p>12:01:02</text:p>
          </table:table-cell>
          <table:table-cell office:value-type="time" office:time-value="PT20H20M29S" calcext:value-type="time">
            <text:p>20:20:29</text:p>
          </table:table-cell>
          <table:table-cell table:formula="of:=IF(OR([.B168]=&quot;&quot;;[.E168]=&quot;&quot;);&quot;&quot;;ROUND(ABS([.B168]-[.E168])*86400))" office:value-type="float" office:value="3" calcext:value-type="float">
            <text:p>3</text:p>
          </table:table-cell>
          <table:table-cell table:formula="of:=IF(OR([.C168]=&quot;&quot;;[.F168]=&quot;&quot;);&quot;&quot;;ROUND(ABS([.C168]-[.F168])*86400))" office:value-type="float" office:value="0" calcext:value-type="float">
            <text:p>0</text:p>
          </table:table-cell>
          <table:table-cell table:formula="of:=IF(OR([.D168]=&quot;&quot;;[.G168]=&quot;&quot;);&quot;&quot;;ROUND(ABS([.D168]-[.G16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time" office:time-value="PT03H41M45S" calcext:value-type="time">
            <text:p>03:41:45</text:p>
          </table:table-cell>
          <table:table-cell office:value-type="time" office:time-value="PT12H01M15S" calcext:value-type="time">
            <text:p>12:01:15</text:p>
          </table:table-cell>
          <table:table-cell office:value-type="time" office:time-value="PT20H20M54S" calcext:value-type="time">
            <text:p>20:20:54</text:p>
          </table:table-cell>
          <table:table-cell office:value-type="time" office:time-value="PT03H41M43S" calcext:value-type="time">
            <text:p>03:41:43</text:p>
          </table:table-cell>
          <table:table-cell office:value-type="time" office:time-value="PT12H01M15S" calcext:value-type="time">
            <text:p>12:01:15</text:p>
          </table:table-cell>
          <table:table-cell office:value-type="time" office:time-value="PT20H20M57S" calcext:value-type="time">
            <text:p>20:20:57</text:p>
          </table:table-cell>
          <table:table-cell table:formula="of:=IF(OR([.B169]=&quot;&quot;;[.E169]=&quot;&quot;);&quot;&quot;;ROUND(ABS([.B169]-[.E169])*86400))" office:value-type="float" office:value="2" calcext:value-type="float">
            <text:p>2</text:p>
          </table:table-cell>
          <table:table-cell table:formula="of:=IF(OR([.C169]=&quot;&quot;;[.F169]=&quot;&quot;);&quot;&quot;;ROUND(ABS([.C169]-[.F169])*86400))" office:value-type="float" office:value="0" calcext:value-type="float">
            <text:p>0</text:p>
          </table:table-cell>
          <table:table-cell table:formula="of:=IF(OR([.D169]=&quot;&quot;;[.G169]=&quot;&quot;);&quot;&quot;;ROUND(ABS([.D169]-[.G16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time" office:time-value="PT03H41M44S" calcext:value-type="time">
            <text:p>03:41:44</text:p>
          </table:table-cell>
          <table:table-cell office:value-type="time" office:time-value="PT12H01M27S" calcext:value-type="time">
            <text:p>12:01:27</text:p>
          </table:table-cell>
          <table:table-cell office:value-type="time" office:time-value="PT20H21M20S" calcext:value-type="time">
            <text:p>20:21:20</text:p>
          </table:table-cell>
          <table:table-cell office:value-type="time" office:time-value="PT03H41M41S" calcext:value-type="time">
            <text:p>03:41:41</text:p>
          </table:table-cell>
          <table:table-cell office:value-type="time" office:time-value="PT12H01M28S" calcext:value-type="time">
            <text:p>12:01:28</text:p>
          </table:table-cell>
          <table:table-cell office:value-type="time" office:time-value="PT20H21M22S" calcext:value-type="time">
            <text:p>20:21:22</text:p>
          </table:table-cell>
          <table:table-cell table:formula="of:=IF(OR([.B170]=&quot;&quot;;[.E170]=&quot;&quot;);&quot;&quot;;ROUND(ABS([.B170]-[.E170])*86400))" office:value-type="float" office:value="3" calcext:value-type="float">
            <text:p>3</text:p>
          </table:table-cell>
          <table:table-cell table:formula="of:=IF(OR([.C170]=&quot;&quot;;[.F170]=&quot;&quot;);&quot;&quot;;ROUND(ABS([.C170]-[.F170])*86400))" office:value-type="float" office:value="1" calcext:value-type="float">
            <text:p>1</text:p>
          </table:table-cell>
          <table:table-cell table:formula="of:=IF(OR([.D170]=&quot;&quot;;[.G170]=&quot;&quot;);&quot;&quot;;ROUND(ABS([.D170]-[.G17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time" office:time-value="PT03H41M46S" calcext:value-type="time">
            <text:p>03:41:46</text:p>
          </table:table-cell>
          <table:table-cell office:value-type="time" office:time-value="PT12H01M40S" calcext:value-type="time">
            <text:p>12:01:40</text:p>
          </table:table-cell>
          <table:table-cell office:value-type="time" office:time-value="PT20H21M42S" calcext:value-type="time">
            <text:p>20:21:42</text:p>
          </table:table-cell>
          <table:table-cell office:value-type="time" office:time-value="PT03H41M43S" calcext:value-type="time">
            <text:p>03:41:43</text:p>
          </table:table-cell>
          <table:table-cell office:value-type="time" office:time-value="PT12H01M41S" calcext:value-type="time">
            <text:p>12:01:41</text:p>
          </table:table-cell>
          <table:table-cell office:value-type="time" office:time-value="PT20H21M45S" calcext:value-type="time">
            <text:p>20:21:45</text:p>
          </table:table-cell>
          <table:table-cell table:formula="of:=IF(OR([.B171]=&quot;&quot;;[.E171]=&quot;&quot;);&quot;&quot;;ROUND(ABS([.B171]-[.E171])*86400))" office:value-type="float" office:value="3" calcext:value-type="float">
            <text:p>3</text:p>
          </table:table-cell>
          <table:table-cell table:formula="of:=IF(OR([.C171]=&quot;&quot;;[.F171]=&quot;&quot;);&quot;&quot;;ROUND(ABS([.C171]-[.F171])*86400))" office:value-type="float" office:value="1" calcext:value-type="float">
            <text:p>1</text:p>
          </table:table-cell>
          <table:table-cell table:formula="of:=IF(OR([.D171]=&quot;&quot;;[.G171]=&quot;&quot;);&quot;&quot;;ROUND(ABS([.D171]-[.G17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time" office:time-value="PT03H41M50S" calcext:value-type="time">
            <text:p>03:41:50</text:p>
          </table:table-cell>
          <table:table-cell office:value-type="time" office:time-value="PT12H01M53S" calcext:value-type="time">
            <text:p>12:01:53</text:p>
          </table:table-cell>
          <table:table-cell office:value-type="time" office:time-value="PT20H22M01S" calcext:value-type="time">
            <text:p>20:22:01</text:p>
          </table:table-cell>
          <table:table-cell office:value-type="time" office:time-value="PT03H41M47S" calcext:value-type="time">
            <text:p>03:41:47</text:p>
          </table:table-cell>
          <table:table-cell office:value-type="time" office:time-value="PT12H01M54S" calcext:value-type="time">
            <text:p>12:01:54</text:p>
          </table:table-cell>
          <table:table-cell office:value-type="time" office:time-value="PT20H22M04S" calcext:value-type="time">
            <text:p>20:22:04</text:p>
          </table:table-cell>
          <table:table-cell table:formula="of:=IF(OR([.B172]=&quot;&quot;;[.E172]=&quot;&quot;);&quot;&quot;;ROUND(ABS([.B172]-[.E172])*86400))" office:value-type="float" office:value="3" calcext:value-type="float">
            <text:p>3</text:p>
          </table:table-cell>
          <table:table-cell table:formula="of:=IF(OR([.C172]=&quot;&quot;;[.F172]=&quot;&quot;);&quot;&quot;;ROUND(ABS([.C172]-[.F172])*86400))" office:value-type="float" office:value="1" calcext:value-type="float">
            <text:p>1</text:p>
          </table:table-cell>
          <table:table-cell table:formula="of:=IF(OR([.D172]=&quot;&quot;;[.G172]=&quot;&quot;);&quot;&quot;;ROUND(ABS([.D172]-[.G17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time" office:time-value="PT03H41M58S" calcext:value-type="time">
            <text:p>03:41:58</text:p>
          </table:table-cell>
          <table:table-cell office:value-type="time" office:time-value="PT12H02M07S" calcext:value-type="time">
            <text:p>12:02:07</text:p>
          </table:table-cell>
          <table:table-cell office:value-type="time" office:time-value="PT20H22M17S" calcext:value-type="time">
            <text:p>20:22:17</text:p>
          </table:table-cell>
          <table:table-cell office:value-type="time" office:time-value="PT03H41M55S" calcext:value-type="time">
            <text:p>03:41:55</text:p>
          </table:table-cell>
          <table:table-cell office:value-type="time" office:time-value="PT12H02M07S" calcext:value-type="time">
            <text:p>12:02:07</text:p>
          </table:table-cell>
          <table:table-cell office:value-type="time" office:time-value="PT20H22M20S" calcext:value-type="time">
            <text:p>20:22:20</text:p>
          </table:table-cell>
          <table:table-cell table:formula="of:=IF(OR([.B173]=&quot;&quot;;[.E173]=&quot;&quot;);&quot;&quot;;ROUND(ABS([.B173]-[.E173])*86400))" office:value-type="float" office:value="3" calcext:value-type="float">
            <text:p>3</text:p>
          </table:table-cell>
          <table:table-cell table:formula="of:=IF(OR([.C173]=&quot;&quot;;[.F173]=&quot;&quot;);&quot;&quot;;ROUND(ABS([.C173]-[.F173])*86400))" office:value-type="float" office:value="0" calcext:value-type="float">
            <text:p>0</text:p>
          </table:table-cell>
          <table:table-cell table:formula="of:=IF(OR([.D173]=&quot;&quot;;[.G173]=&quot;&quot;);&quot;&quot;;ROUND(ABS([.D173]-[.G17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time" office:time-value="PT03H42M09S" calcext:value-type="time">
            <text:p>03:42:09</text:p>
          </table:table-cell>
          <table:table-cell office:value-type="time" office:time-value="PT12H02M20S" calcext:value-type="time">
            <text:p>12:02:20</text:p>
          </table:table-cell>
          <table:table-cell office:value-type="time" office:time-value="PT20H22M30S" calcext:value-type="time">
            <text:p>20:22:30</text:p>
          </table:table-cell>
          <table:table-cell office:value-type="time" office:time-value="PT03H42M06S" calcext:value-type="time">
            <text:p>03:42:06</text:p>
          </table:table-cell>
          <table:table-cell office:value-type="time" office:time-value="PT12H02M20S" calcext:value-type="time">
            <text:p>12:02:20</text:p>
          </table:table-cell>
          <table:table-cell office:value-type="time" office:time-value="PT20H22M33S" calcext:value-type="time">
            <text:p>20:22:33</text:p>
          </table:table-cell>
          <table:table-cell table:formula="of:=IF(OR([.B174]=&quot;&quot;;[.E174]=&quot;&quot;);&quot;&quot;;ROUND(ABS([.B174]-[.E174])*86400))" office:value-type="float" office:value="3" calcext:value-type="float">
            <text:p>3</text:p>
          </table:table-cell>
          <table:table-cell table:formula="of:=IF(OR([.C174]=&quot;&quot;;[.F174]=&quot;&quot;);&quot;&quot;;ROUND(ABS([.C174]-[.F174])*86400))" office:value-type="float" office:value="0" calcext:value-type="float">
            <text:p>0</text:p>
          </table:table-cell>
          <table:table-cell table:formula="of:=IF(OR([.D174]=&quot;&quot;;[.G174]=&quot;&quot;);&quot;&quot;;ROUND(ABS([.D174]-[.G17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time" office:time-value="PT03H42M23S" calcext:value-type="time">
            <text:p>03:42:23</text:p>
          </table:table-cell>
          <table:table-cell office:value-type="time" office:time-value="PT12H02M33S" calcext:value-type="time">
            <text:p>12:02:33</text:p>
          </table:table-cell>
          <table:table-cell office:value-type="time" office:time-value="PT20H22M40S" calcext:value-type="time">
            <text:p>20:22:40</text:p>
          </table:table-cell>
          <table:table-cell office:value-type="time" office:time-value="PT03H42M20S" calcext:value-type="time">
            <text:p>03:42:20</text:p>
          </table:table-cell>
          <table:table-cell office:value-type="time" office:time-value="PT12H02M33S" calcext:value-type="time">
            <text:p>12:02:33</text:p>
          </table:table-cell>
          <table:table-cell office:value-type="time" office:time-value="PT20H22M43S" calcext:value-type="time">
            <text:p>20:22:43</text:p>
          </table:table-cell>
          <table:table-cell table:formula="of:=IF(OR([.B175]=&quot;&quot;;[.E175]=&quot;&quot;);&quot;&quot;;ROUND(ABS([.B175]-[.E175])*86400))" office:value-type="float" office:value="3" calcext:value-type="float">
            <text:p>3</text:p>
          </table:table-cell>
          <table:table-cell table:formula="of:=IF(OR([.C175]=&quot;&quot;;[.F175]=&quot;&quot;);&quot;&quot;;ROUND(ABS([.C175]-[.F175])*86400))" office:value-type="float" office:value="0" calcext:value-type="float">
            <text:p>0</text:p>
          </table:table-cell>
          <table:table-cell table:formula="of:=IF(OR([.D175]=&quot;&quot;;[.G175]=&quot;&quot;);&quot;&quot;;ROUND(ABS([.D175]-[.G17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time" office:time-value="PT03H42M40S" calcext:value-type="time">
            <text:p>03:42:40</text:p>
          </table:table-cell>
          <table:table-cell office:value-type="time" office:time-value="PT12H02M46S" calcext:value-type="time">
            <text:p>12:02:46</text:p>
          </table:table-cell>
          <table:table-cell office:value-type="time" office:time-value="PT20H22M47S" calcext:value-type="time">
            <text:p>20:22:47</text:p>
          </table:table-cell>
          <table:table-cell office:value-type="time" office:time-value="PT03H42M37S" calcext:value-type="time">
            <text:p>03:42:37</text:p>
          </table:table-cell>
          <table:table-cell office:value-type="time" office:time-value="PT12H02M46S" calcext:value-type="time">
            <text:p>12:02:46</text:p>
          </table:table-cell>
          <table:table-cell office:value-type="time" office:time-value="PT20H22M50S" calcext:value-type="time">
            <text:p>20:22:50</text:p>
          </table:table-cell>
          <table:table-cell table:formula="of:=IF(OR([.B176]=&quot;&quot;;[.E176]=&quot;&quot;);&quot;&quot;;ROUND(ABS([.B176]-[.E176])*86400))" office:value-type="float" office:value="3" calcext:value-type="float">
            <text:p>3</text:p>
          </table:table-cell>
          <table:table-cell table:formula="of:=IF(OR([.C176]=&quot;&quot;;[.F176]=&quot;&quot;);&quot;&quot;;ROUND(ABS([.C176]-[.F176])*86400))" office:value-type="float" office:value="0" calcext:value-type="float">
            <text:p>0</text:p>
          </table:table-cell>
          <table:table-cell table:formula="of:=IF(OR([.D176]=&quot;&quot;;[.G176]=&quot;&quot;);&quot;&quot;;ROUND(ABS([.D176]-[.G17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time" office:time-value="PT03H43M00S" calcext:value-type="time">
            <text:p>03:43:00</text:p>
          </table:table-cell>
          <table:table-cell office:value-type="time" office:time-value="PT12H02M59S" calcext:value-type="time">
            <text:p>12:02:59</text:p>
          </table:table-cell>
          <table:table-cell office:value-type="time" office:time-value="PT20H22M51S" calcext:value-type="time">
            <text:p>20:22:51</text:p>
          </table:table-cell>
          <table:table-cell office:value-type="time" office:time-value="PT03H42M57S" calcext:value-type="time">
            <text:p>03:42:57</text:p>
          </table:table-cell>
          <table:table-cell office:value-type="time" office:time-value="PT12H02M59S" calcext:value-type="time">
            <text:p>12:02:59</text:p>
          </table:table-cell>
          <table:table-cell office:value-type="time" office:time-value="PT20H22M54S" calcext:value-type="time">
            <text:p>20:22:54</text:p>
          </table:table-cell>
          <table:table-cell table:formula="of:=IF(OR([.B177]=&quot;&quot;;[.E177]=&quot;&quot;);&quot;&quot;;ROUND(ABS([.B177]-[.E177])*86400))" office:value-type="float" office:value="3" calcext:value-type="float">
            <text:p>3</text:p>
          </table:table-cell>
          <table:table-cell table:formula="of:=IF(OR([.C177]=&quot;&quot;;[.F177]=&quot;&quot;);&quot;&quot;;ROUND(ABS([.C177]-[.F177])*86400))" office:value-type="float" office:value="0" calcext:value-type="float">
            <text:p>0</text:p>
          </table:table-cell>
          <table:table-cell table:formula="of:=IF(OR([.D177]=&quot;&quot;;[.G177]=&quot;&quot;);&quot;&quot;;ROUND(ABS([.D177]-[.G17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time" office:time-value="PT03H43M22S" calcext:value-type="time">
            <text:p>03:43:22</text:p>
          </table:table-cell>
          <table:table-cell office:value-type="time" office:time-value="PT12H03M12S" calcext:value-type="time">
            <text:p>12:03:12</text:p>
          </table:table-cell>
          <table:table-cell office:value-type="time" office:time-value="PT20H22M52S" calcext:value-type="time">
            <text:p>20:22:52</text:p>
          </table:table-cell>
          <table:table-cell office:value-type="time" office:time-value="PT03H43M19S" calcext:value-type="time">
            <text:p>03:43:19</text:p>
          </table:table-cell>
          <table:table-cell office:value-type="time" office:time-value="PT12H03M12S" calcext:value-type="time">
            <text:p>12:03:12</text:p>
          </table:table-cell>
          <table:table-cell office:value-type="time" office:time-value="PT20H22M55S" calcext:value-type="time">
            <text:p>20:22:55</text:p>
          </table:table-cell>
          <table:table-cell table:formula="of:=IF(OR([.B178]=&quot;&quot;;[.E178]=&quot;&quot;);&quot;&quot;;ROUND(ABS([.B178]-[.E178])*86400))" office:value-type="float" office:value="3" calcext:value-type="float">
            <text:p>3</text:p>
          </table:table-cell>
          <table:table-cell table:formula="of:=IF(OR([.C178]=&quot;&quot;;[.F178]=&quot;&quot;);&quot;&quot;;ROUND(ABS([.C178]-[.F178])*86400))" office:value-type="float" office:value="0" calcext:value-type="float">
            <text:p>0</text:p>
          </table:table-cell>
          <table:table-cell table:formula="of:=IF(OR([.D178]=&quot;&quot;;[.G178]=&quot;&quot;);&quot;&quot;;ROUND(ABS([.D178]-[.G17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time" office:time-value="PT03H43M48S" calcext:value-type="time">
            <text:p>03:43:48</text:p>
          </table:table-cell>
          <table:table-cell office:value-type="time" office:time-value="PT12H03M24S" calcext:value-type="time">
            <text:p>12:03:24</text:p>
          </table:table-cell>
          <table:table-cell office:value-type="time" office:time-value="PT20H22M50S" calcext:value-type="time">
            <text:p>20:22:50</text:p>
          </table:table-cell>
          <table:table-cell office:value-type="time" office:time-value="PT03H43M45S" calcext:value-type="time">
            <text:p>03:43:45</text:p>
          </table:table-cell>
          <table:table-cell office:value-type="time" office:time-value="PT12H03M24S" calcext:value-type="time">
            <text:p>12:03:24</text:p>
          </table:table-cell>
          <table:table-cell office:value-type="time" office:time-value="PT20H22M53S" calcext:value-type="time">
            <text:p>20:22:53</text:p>
          </table:table-cell>
          <table:table-cell table:formula="of:=IF(OR([.B179]=&quot;&quot;;[.E179]=&quot;&quot;);&quot;&quot;;ROUND(ABS([.B179]-[.E179])*86400))" office:value-type="float" office:value="3" calcext:value-type="float">
            <text:p>3</text:p>
          </table:table-cell>
          <table:table-cell table:formula="of:=IF(OR([.C179]=&quot;&quot;;[.F179]=&quot;&quot;);&quot;&quot;;ROUND(ABS([.C179]-[.F179])*86400))" office:value-type="float" office:value="0" calcext:value-type="float">
            <text:p>0</text:p>
          </table:table-cell>
          <table:table-cell table:formula="of:=IF(OR([.D179]=&quot;&quot;;[.G179]=&quot;&quot;);&quot;&quot;;ROUND(ABS([.D179]-[.G17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time" office:time-value="PT03H44M17S" calcext:value-type="time">
            <text:p>03:44:17</text:p>
          </table:table-cell>
          <table:table-cell office:value-type="time" office:time-value="PT12H03M37S" calcext:value-type="time">
            <text:p>12:03:37</text:p>
          </table:table-cell>
          <table:table-cell office:value-type="time" office:time-value="PT20H22M44S" calcext:value-type="time">
            <text:p>20:22:44</text:p>
          </table:table-cell>
          <table:table-cell office:value-type="time" office:time-value="PT03H44M14S" calcext:value-type="time">
            <text:p>03:44:14</text:p>
          </table:table-cell>
          <table:table-cell office:value-type="time" office:time-value="PT12H03M37S" calcext:value-type="time">
            <text:p>12:03:37</text:p>
          </table:table-cell>
          <table:table-cell office:value-type="time" office:time-value="PT20H22M47S" calcext:value-type="time">
            <text:p>20:22:47</text:p>
          </table:table-cell>
          <table:table-cell table:formula="of:=IF(OR([.B180]=&quot;&quot;;[.E180]=&quot;&quot;);&quot;&quot;;ROUND(ABS([.B180]-[.E180])*86400))" office:value-type="float" office:value="3" calcext:value-type="float">
            <text:p>3</text:p>
          </table:table-cell>
          <table:table-cell table:formula="of:=IF(OR([.C180]=&quot;&quot;;[.F180]=&quot;&quot;);&quot;&quot;;ROUND(ABS([.C180]-[.F180])*86400))" office:value-type="float" office:value="0" calcext:value-type="float">
            <text:p>0</text:p>
          </table:table-cell>
          <table:table-cell table:formula="of:=IF(OR([.D180]=&quot;&quot;;[.G180]=&quot;&quot;);&quot;&quot;;ROUND(ABS([.D180]-[.G18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time" office:time-value="PT03H44M48S" calcext:value-type="time">
            <text:p>03:44:48</text:p>
          </table:table-cell>
          <table:table-cell office:value-type="time" office:time-value="PT12H03M49S" calcext:value-type="time">
            <text:p>12:03:49</text:p>
          </table:table-cell>
          <table:table-cell office:value-type="time" office:time-value="PT20H22M36S" calcext:value-type="time">
            <text:p>20:22:36</text:p>
          </table:table-cell>
          <table:table-cell office:value-type="time" office:time-value="PT03H44M45S" calcext:value-type="time">
            <text:p>03:44:45</text:p>
          </table:table-cell>
          <table:table-cell office:value-type="time" office:time-value="PT12H03M49S" calcext:value-type="time">
            <text:p>12:03:49</text:p>
          </table:table-cell>
          <table:table-cell office:value-type="time" office:time-value="PT20H22M39S" calcext:value-type="time">
            <text:p>20:22:39</text:p>
          </table:table-cell>
          <table:table-cell table:formula="of:=IF(OR([.B181]=&quot;&quot;;[.E181]=&quot;&quot;);&quot;&quot;;ROUND(ABS([.B181]-[.E181])*86400))" office:value-type="float" office:value="3" calcext:value-type="float">
            <text:p>3</text:p>
          </table:table-cell>
          <table:table-cell table:formula="of:=IF(OR([.C181]=&quot;&quot;;[.F181]=&quot;&quot;);&quot;&quot;;ROUND(ABS([.C181]-[.F181])*86400))" office:value-type="float" office:value="0" calcext:value-type="float">
            <text:p>0</text:p>
          </table:table-cell>
          <table:table-cell table:formula="of:=IF(OR([.D181]=&quot;&quot;;[.G181]=&quot;&quot;);&quot;&quot;;ROUND(ABS([.D181]-[.G18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time" office:time-value="PT03H45M22S" calcext:value-type="time">
            <text:p>03:45:22</text:p>
          </table:table-cell>
          <table:table-cell office:value-type="time" office:time-value="PT12H04M01S" calcext:value-type="time">
            <text:p>12:04:01</text:p>
          </table:table-cell>
          <table:table-cell office:value-type="time" office:time-value="PT20H22M24S" calcext:value-type="time">
            <text:p>20:22:24</text:p>
          </table:table-cell>
          <table:table-cell office:value-type="time" office:time-value="PT03H45M19S" calcext:value-type="time">
            <text:p>03:45:19</text:p>
          </table:table-cell>
          <table:table-cell office:value-type="time" office:time-value="PT12H04M02S" calcext:value-type="time">
            <text:p>12:04:02</text:p>
          </table:table-cell>
          <table:table-cell office:value-type="time" office:time-value="PT20H22M27S" calcext:value-type="time">
            <text:p>20:22:27</text:p>
          </table:table-cell>
          <table:table-cell table:formula="of:=IF(OR([.B182]=&quot;&quot;;[.E182]=&quot;&quot;);&quot;&quot;;ROUND(ABS([.B182]-[.E182])*86400))" office:value-type="float" office:value="3" calcext:value-type="float">
            <text:p>3</text:p>
          </table:table-cell>
          <table:table-cell table:formula="of:=IF(OR([.C182]=&quot;&quot;;[.F182]=&quot;&quot;);&quot;&quot;;ROUND(ABS([.C182]-[.F182])*86400))" office:value-type="float" office:value="1" calcext:value-type="float">
            <text:p>1</text:p>
          </table:table-cell>
          <table:table-cell table:formula="of:=IF(OR([.D182]=&quot;&quot;;[.G182]=&quot;&quot;);&quot;&quot;;ROUND(ABS([.D182]-[.G18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time" office:time-value="PT03H45M59S" calcext:value-type="time">
            <text:p>03:45:59</text:p>
          </table:table-cell>
          <table:table-cell office:value-type="time" office:time-value="PT12H04M14S" calcext:value-type="time">
            <text:p>12:04:14</text:p>
          </table:table-cell>
          <table:table-cell office:value-type="time" office:time-value="PT20H22M09S" calcext:value-type="time">
            <text:p>20:22:09</text:p>
          </table:table-cell>
          <table:table-cell office:value-type="time" office:time-value="PT03H45M56S" calcext:value-type="time">
            <text:p>03:45:56</text:p>
          </table:table-cell>
          <table:table-cell office:value-type="time" office:time-value="PT12H04M14S" calcext:value-type="time">
            <text:p>12:04:14</text:p>
          </table:table-cell>
          <table:table-cell office:value-type="time" office:time-value="PT20H22M12S" calcext:value-type="time">
            <text:p>20:22:12</text:p>
          </table:table-cell>
          <table:table-cell table:formula="of:=IF(OR([.B183]=&quot;&quot;;[.E183]=&quot;&quot;);&quot;&quot;;ROUND(ABS([.B183]-[.E183])*86400))" office:value-type="float" office:value="3" calcext:value-type="float">
            <text:p>3</text:p>
          </table:table-cell>
          <table:table-cell table:formula="of:=IF(OR([.C183]=&quot;&quot;;[.F183]=&quot;&quot;);&quot;&quot;;ROUND(ABS([.C183]-[.F183])*86400))" office:value-type="float" office:value="0" calcext:value-type="float">
            <text:p>0</text:p>
          </table:table-cell>
          <table:table-cell table:formula="of:=IF(OR([.D183]=&quot;&quot;;[.G183]=&quot;&quot;);&quot;&quot;;ROUND(ABS([.D183]-[.G18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time" office:time-value="PT03H46M39S" calcext:value-type="time">
            <text:p>03:46:39</text:p>
          </table:table-cell>
          <table:table-cell office:value-type="time" office:time-value="PT12H04M25S" calcext:value-type="time">
            <text:p>12:04:25</text:p>
          </table:table-cell>
          <table:table-cell office:value-type="time" office:time-value="PT20H21M51S" calcext:value-type="time">
            <text:p>20:21:51</text:p>
          </table:table-cell>
          <table:table-cell office:value-type="time" office:time-value="PT03H46M36S" calcext:value-type="time">
            <text:p>03:46:36</text:p>
          </table:table-cell>
          <table:table-cell office:value-type="time" office:time-value="PT12H04M25S" calcext:value-type="time">
            <text:p>12:04:25</text:p>
          </table:table-cell>
          <table:table-cell office:value-type="time" office:time-value="PT20H21M54S" calcext:value-type="time">
            <text:p>20:21:54</text:p>
          </table:table-cell>
          <table:table-cell table:formula="of:=IF(OR([.B184]=&quot;&quot;;[.E184]=&quot;&quot;);&quot;&quot;;ROUND(ABS([.B184]-[.E184])*86400))" office:value-type="float" office:value="3" calcext:value-type="float">
            <text:p>3</text:p>
          </table:table-cell>
          <table:table-cell table:formula="of:=IF(OR([.C184]=&quot;&quot;;[.F184]=&quot;&quot;);&quot;&quot;;ROUND(ABS([.C184]-[.F184])*86400))" office:value-type="float" office:value="0" calcext:value-type="float">
            <text:p>0</text:p>
          </table:table-cell>
          <table:table-cell table:formula="of:=IF(OR([.D184]=&quot;&quot;;[.G184]=&quot;&quot;);&quot;&quot;;ROUND(ABS([.D184]-[.G184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time" office:time-value="PT03H47M21S" calcext:value-type="time">
            <text:p>03:47:21</text:p>
          </table:table-cell>
          <table:table-cell office:value-type="time" office:time-value="PT12H04M37S" calcext:value-type="time">
            <text:p>12:04:37</text:p>
          </table:table-cell>
          <table:table-cell office:value-type="time" office:time-value="PT20H21M30S" calcext:value-type="time">
            <text:p>20:21:30</text:p>
          </table:table-cell>
          <table:table-cell office:value-type="time" office:time-value="PT03H47M18S" calcext:value-type="time">
            <text:p>03:47:18</text:p>
          </table:table-cell>
          <table:table-cell office:value-type="time" office:time-value="PT12H04M37S" calcext:value-type="time">
            <text:p>12:04:37</text:p>
          </table:table-cell>
          <table:table-cell office:value-type="time" office:time-value="PT20H21M33S" calcext:value-type="time">
            <text:p>20:21:33</text:p>
          </table:table-cell>
          <table:table-cell table:formula="of:=IF(OR([.B185]=&quot;&quot;;[.E185]=&quot;&quot;);&quot;&quot;;ROUND(ABS([.B185]-[.E185])*86400))" office:value-type="float" office:value="3" calcext:value-type="float">
            <text:p>3</text:p>
          </table:table-cell>
          <table:table-cell table:formula="of:=IF(OR([.C185]=&quot;&quot;;[.F185]=&quot;&quot;);&quot;&quot;;ROUND(ABS([.C185]-[.F185])*86400))" office:value-type="float" office:value="0" calcext:value-type="float">
            <text:p>0</text:p>
          </table:table-cell>
          <table:table-cell table:formula="of:=IF(OR([.D185]=&quot;&quot;;[.G185]=&quot;&quot;);&quot;&quot;;ROUND(ABS([.D185]-[.G185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time" office:time-value="PT03H48M06S" calcext:value-type="time">
            <text:p>03:48:06</text:p>
          </table:table-cell>
          <table:table-cell office:value-type="time" office:time-value="PT12H04M48S" calcext:value-type="time">
            <text:p>12:04:48</text:p>
          </table:table-cell>
          <table:table-cell office:value-type="time" office:time-value="PT20H21M06S" calcext:value-type="time">
            <text:p>20:21:06</text:p>
          </table:table-cell>
          <table:table-cell office:value-type="time" office:time-value="PT03H48M03S" calcext:value-type="time">
            <text:p>03:48:03</text:p>
          </table:table-cell>
          <table:table-cell office:value-type="time" office:time-value="PT12H04M48S" calcext:value-type="time">
            <text:p>12:04:48</text:p>
          </table:table-cell>
          <table:table-cell office:value-type="time" office:time-value="PT20H21M09S" calcext:value-type="time">
            <text:p>20:21:09</text:p>
          </table:table-cell>
          <table:table-cell table:formula="of:=IF(OR([.B186]=&quot;&quot;;[.E186]=&quot;&quot;);&quot;&quot;;ROUND(ABS([.B186]-[.E186])*86400))" office:value-type="float" office:value="3" calcext:value-type="float">
            <text:p>3</text:p>
          </table:table-cell>
          <table:table-cell table:formula="of:=IF(OR([.C186]=&quot;&quot;;[.F186]=&quot;&quot;);&quot;&quot;;ROUND(ABS([.C186]-[.F186])*86400))" office:value-type="float" office:value="0" calcext:value-type="float">
            <text:p>0</text:p>
          </table:table-cell>
          <table:table-cell table:formula="of:=IF(OR([.D186]=&quot;&quot;;[.G186]=&quot;&quot;);&quot;&quot;;ROUND(ABS([.D186]-[.G186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time" office:time-value="PT03H48M53S" calcext:value-type="time">
            <text:p>03:48:53</text:p>
          </table:table-cell>
          <table:table-cell office:value-type="time" office:time-value="PT12H04M59S" calcext:value-type="time">
            <text:p>12:04:59</text:p>
          </table:table-cell>
          <table:table-cell office:value-type="time" office:time-value="PT20H20M38S" calcext:value-type="time">
            <text:p>20:20:38</text:p>
          </table:table-cell>
          <table:table-cell office:value-type="time" office:time-value="PT03H48M50S" calcext:value-type="time">
            <text:p>03:48:50</text:p>
          </table:table-cell>
          <table:table-cell office:value-type="time" office:time-value="PT12H04M59S" calcext:value-type="time">
            <text:p>12:04:59</text:p>
          </table:table-cell>
          <table:table-cell office:value-type="time" office:time-value="PT20H20M41S" calcext:value-type="time">
            <text:p>20:20:41</text:p>
          </table:table-cell>
          <table:table-cell table:formula="of:=IF(OR([.B187]=&quot;&quot;;[.E187]=&quot;&quot;);&quot;&quot;;ROUND(ABS([.B187]-[.E187])*86400))" office:value-type="float" office:value="3" calcext:value-type="float">
            <text:p>3</text:p>
          </table:table-cell>
          <table:table-cell table:formula="of:=IF(OR([.C187]=&quot;&quot;;[.F187]=&quot;&quot;);&quot;&quot;;ROUND(ABS([.C187]-[.F187])*86400))" office:value-type="float" office:value="0" calcext:value-type="float">
            <text:p>0</text:p>
          </table:table-cell>
          <table:table-cell table:formula="of:=IF(OR([.D187]=&quot;&quot;;[.G187]=&quot;&quot;);&quot;&quot;;ROUND(ABS([.D187]-[.G187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time" office:time-value="PT03H49M42S" calcext:value-type="time">
            <text:p>03:49:42</text:p>
          </table:table-cell>
          <table:table-cell office:value-type="time" office:time-value="PT12H05M09S" calcext:value-type="time">
            <text:p>12:05:09</text:p>
          </table:table-cell>
          <table:table-cell office:value-type="time" office:time-value="PT20H20M08S" calcext:value-type="time">
            <text:p>20:20:08</text:p>
          </table:table-cell>
          <table:table-cell office:value-type="time" office:time-value="PT03H49M40S" calcext:value-type="time">
            <text:p>03:49:40</text:p>
          </table:table-cell>
          <table:table-cell office:value-type="time" office:time-value="PT12H05M09S" calcext:value-type="time">
            <text:p>12:05:09</text:p>
          </table:table-cell>
          <table:table-cell office:value-type="time" office:time-value="PT20H20M11S" calcext:value-type="time">
            <text:p>20:20:11</text:p>
          </table:table-cell>
          <table:table-cell table:formula="of:=IF(OR([.B188]=&quot;&quot;;[.E188]=&quot;&quot;);&quot;&quot;;ROUND(ABS([.B188]-[.E188])*86400))" office:value-type="float" office:value="2" calcext:value-type="float">
            <text:p>2</text:p>
          </table:table-cell>
          <table:table-cell table:formula="of:=IF(OR([.C188]=&quot;&quot;;[.F188]=&quot;&quot;);&quot;&quot;;ROUND(ABS([.C188]-[.F188])*86400))" office:value-type="float" office:value="0" calcext:value-type="float">
            <text:p>0</text:p>
          </table:table-cell>
          <table:table-cell table:formula="of:=IF(OR([.D188]=&quot;&quot;;[.G188]=&quot;&quot;);&quot;&quot;;ROUND(ABS([.D188]-[.G188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time" office:time-value="PT03H50M34S" calcext:value-type="time">
            <text:p>03:50:34</text:p>
          </table:table-cell>
          <table:table-cell office:value-type="time" office:time-value="PT12H05M19S" calcext:value-type="time">
            <text:p>12:05:19</text:p>
          </table:table-cell>
          <table:table-cell office:value-type="time" office:time-value="PT20H19M35S" calcext:value-type="time">
            <text:p>20:19:35</text:p>
          </table:table-cell>
          <table:table-cell office:value-type="time" office:time-value="PT03H50M32S" calcext:value-type="time">
            <text:p>03:50:32</text:p>
          </table:table-cell>
          <table:table-cell office:value-type="time" office:time-value="PT12H05M20S" calcext:value-type="time">
            <text:p>12:05:20</text:p>
          </table:table-cell>
          <table:table-cell office:value-type="time" office:time-value="PT20H19M37S" calcext:value-type="time">
            <text:p>20:19:37</text:p>
          </table:table-cell>
          <table:table-cell table:formula="of:=IF(OR([.B189]=&quot;&quot;;[.E189]=&quot;&quot;);&quot;&quot;;ROUND(ABS([.B189]-[.E189])*86400))" office:value-type="float" office:value="2" calcext:value-type="float">
            <text:p>2</text:p>
          </table:table-cell>
          <table:table-cell table:formula="of:=IF(OR([.C189]=&quot;&quot;;[.F189]=&quot;&quot;);&quot;&quot;;ROUND(ABS([.C189]-[.F189])*86400))" office:value-type="float" office:value="1" calcext:value-type="float">
            <text:p>1</text:p>
          </table:table-cell>
          <table:table-cell table:formula="of:=IF(OR([.D189]=&quot;&quot;;[.G189]=&quot;&quot;);&quot;&quot;;ROUND(ABS([.D189]-[.G189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time" office:time-value="PT03H51M29S" calcext:value-type="time">
            <text:p>03:51:29</text:p>
          </table:table-cell>
          <table:table-cell office:value-type="time" office:time-value="PT12H05M29S" calcext:value-type="time">
            <text:p>12:05:29</text:p>
          </table:table-cell>
          <table:table-cell office:value-type="time" office:time-value="PT20H18M58S" calcext:value-type="time">
            <text:p>20:18:58</text:p>
          </table:table-cell>
          <table:table-cell office:value-type="time" office:time-value="PT03H51M26S" calcext:value-type="time">
            <text:p>03:51:26</text:p>
          </table:table-cell>
          <table:table-cell office:value-type="time" office:time-value="PT12H05M29S" calcext:value-type="time">
            <text:p>12:05:29</text:p>
          </table:table-cell>
          <table:table-cell office:value-type="time" office:time-value="PT20H19M01S" calcext:value-type="time">
            <text:p>20:19:01</text:p>
          </table:table-cell>
          <table:table-cell table:formula="of:=IF(OR([.B190]=&quot;&quot;;[.E190]=&quot;&quot;);&quot;&quot;;ROUND(ABS([.B190]-[.E190])*86400))" office:value-type="float" office:value="3" calcext:value-type="float">
            <text:p>3</text:p>
          </table:table-cell>
          <table:table-cell table:formula="of:=IF(OR([.C190]=&quot;&quot;;[.F190]=&quot;&quot;);&quot;&quot;;ROUND(ABS([.C190]-[.F190])*86400))" office:value-type="float" office:value="0" calcext:value-type="float">
            <text:p>0</text:p>
          </table:table-cell>
          <table:table-cell table:formula="of:=IF(OR([.D190]=&quot;&quot;;[.G190]=&quot;&quot;);&quot;&quot;;ROUND(ABS([.D190]-[.G190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time" office:time-value="PT03H52M25S" calcext:value-type="time">
            <text:p>03:52:25</text:p>
          </table:table-cell>
          <table:table-cell office:value-type="time" office:time-value="PT12H05M39S" calcext:value-type="time">
            <text:p>12:05:39</text:p>
          </table:table-cell>
          <table:table-cell office:value-type="time" office:time-value="PT20H18M19S" calcext:value-type="time">
            <text:p>20:18:19</text:p>
          </table:table-cell>
          <table:table-cell office:value-type="time" office:time-value="PT03H52M22S" calcext:value-type="time">
            <text:p>03:52:22</text:p>
          </table:table-cell>
          <table:table-cell office:value-type="time" office:time-value="PT12H05M39S" calcext:value-type="time">
            <text:p>12:05:39</text:p>
          </table:table-cell>
          <table:table-cell office:value-type="time" office:time-value="PT20H18M21S" calcext:value-type="time">
            <text:p>20:18:21</text:p>
          </table:table-cell>
          <table:table-cell table:formula="of:=IF(OR([.B191]=&quot;&quot;;[.E191]=&quot;&quot;);&quot;&quot;;ROUND(ABS([.B191]-[.E191])*86400))" office:value-type="float" office:value="3" calcext:value-type="float">
            <text:p>3</text:p>
          </table:table-cell>
          <table:table-cell table:formula="of:=IF(OR([.C191]=&quot;&quot;;[.F191]=&quot;&quot;);&quot;&quot;;ROUND(ABS([.C191]-[.F191])*86400))" office:value-type="float" office:value="0" calcext:value-type="float">
            <text:p>0</text:p>
          </table:table-cell>
          <table:table-cell table:formula="of:=IF(OR([.D191]=&quot;&quot;;[.G191]=&quot;&quot;);&quot;&quot;;ROUND(ABS([.D191]-[.G191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time" office:time-value="PT03H53M24S" calcext:value-type="time">
            <text:p>03:53:24</text:p>
          </table:table-cell>
          <table:table-cell office:value-type="time" office:time-value="PT12H05M48S" calcext:value-type="time">
            <text:p>12:05:48</text:p>
          </table:table-cell>
          <table:table-cell office:value-type="time" office:time-value="PT20H17M36S" calcext:value-type="time">
            <text:p>20:17:36</text:p>
          </table:table-cell>
          <table:table-cell office:value-type="time" office:time-value="PT03H53M21S" calcext:value-type="time">
            <text:p>03:53:21</text:p>
          </table:table-cell>
          <table:table-cell office:value-type="time" office:time-value="PT12H05M48S" calcext:value-type="time">
            <text:p>12:05:48</text:p>
          </table:table-cell>
          <table:table-cell office:value-type="time" office:time-value="PT20H17M39S" calcext:value-type="time">
            <text:p>20:17:39</text:p>
          </table:table-cell>
          <table:table-cell table:formula="of:=IF(OR([.B192]=&quot;&quot;;[.E192]=&quot;&quot;);&quot;&quot;;ROUND(ABS([.B192]-[.E192])*86400))" office:value-type="float" office:value="3" calcext:value-type="float">
            <text:p>3</text:p>
          </table:table-cell>
          <table:table-cell table:formula="of:=IF(OR([.C192]=&quot;&quot;;[.F192]=&quot;&quot;);&quot;&quot;;ROUND(ABS([.C192]-[.F192])*86400))" office:value-type="float" office:value="0" calcext:value-type="float">
            <text:p>0</text:p>
          </table:table-cell>
          <table:table-cell table:formula="of:=IF(OR([.D192]=&quot;&quot;;[.G192]=&quot;&quot;);&quot;&quot;;ROUND(ABS([.D192]-[.G192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time" office:time-value="PT03H54M25S" calcext:value-type="time">
            <text:p>03:54:25</text:p>
          </table:table-cell>
          <table:table-cell office:value-type="time" office:time-value="PT12H05M56S" calcext:value-type="time">
            <text:p>12:05:56</text:p>
          </table:table-cell>
          <table:table-cell office:value-type="time" office:time-value="PT20H16M51S" calcext:value-type="time">
            <text:p>20:16:51</text:p>
          </table:table-cell>
          <table:table-cell office:value-type="time" office:time-value="PT03H54M22S" calcext:value-type="time">
            <text:p>03:54:22</text:p>
          </table:table-cell>
          <table:table-cell office:value-type="time" office:time-value="PT12H05M56S" calcext:value-type="time">
            <text:p>12:05:56</text:p>
          </table:table-cell>
          <table:table-cell office:value-type="time" office:time-value="PT20H16M54S" calcext:value-type="time">
            <text:p>20:16:54</text:p>
          </table:table-cell>
          <table:table-cell table:formula="of:=IF(OR([.B193]=&quot;&quot;;[.E193]=&quot;&quot;);&quot;&quot;;ROUND(ABS([.B193]-[.E193])*86400))" office:value-type="float" office:value="3" calcext:value-type="float">
            <text:p>3</text:p>
          </table:table-cell>
          <table:table-cell table:formula="of:=IF(OR([.C193]=&quot;&quot;;[.F193]=&quot;&quot;);&quot;&quot;;ROUND(ABS([.C193]-[.F193])*86400))" office:value-type="float" office:value="0" calcext:value-type="float">
            <text:p>0</text:p>
          </table:table-cell>
          <table:table-cell table:formula="of:=IF(OR([.D193]=&quot;&quot;;[.G193]=&quot;&quot;);&quot;&quot;;ROUND(ABS([.D193]-[.G193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time" office:time-value="PT03H55M27S" calcext:value-type="time">
            <text:p>03:55:27</text:p>
          </table:table-cell>
          <table:table-cell office:value-type="time" office:time-value="PT12H06M04S" calcext:value-type="time">
            <text:p>12:06:04</text:p>
          </table:table-cell>
          <table:table-cell office:value-type="time" office:time-value="PT20H16M03S" calcext:value-type="time">
            <text:p>20:16:03</text:p>
          </table:table-cell>
          <table:table-cell office:value-type="time" office:time-value="PT03H55M24S" calcext:value-type="time">
            <text:p>03:55:24</text:p>
          </table:table-cell>
          <table:table-cell office:value-type="time" office:time-value="PT12H06M04S" calcext:value-type="time">
            <text:p>12:06:04</text:p>
          </table:table-cell>
          <table:table-cell office:value-type="time" office:time-value="PT20H16M05S" calcext:value-type="time">
            <text:p>20:16:05</text:p>
          </table:table-cell>
          <table:table-cell table:formula="of:=IF(OR([.B194]=&quot;&quot;;[.E194]=&quot;&quot;);&quot;&quot;;ROUND(ABS([.B194]-[.E194])*86400))" office:value-type="float" office:value="3" calcext:value-type="float">
            <text:p>3</text:p>
          </table:table-cell>
          <table:table-cell table:formula="of:=IF(OR([.C194]=&quot;&quot;;[.F194]=&quot;&quot;);&quot;&quot;;ROUND(ABS([.C194]-[.F194])*86400))" office:value-type="float" office:value="0" calcext:value-type="float">
            <text:p>0</text:p>
          </table:table-cell>
          <table:table-cell table:formula="of:=IF(OR([.D194]=&quot;&quot;;[.G194]=&quot;&quot;);&quot;&quot;;ROUND(ABS([.D194]-[.G194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time" office:time-value="PT03H56M32S" calcext:value-type="time">
            <text:p>03:56:32</text:p>
          </table:table-cell>
          <table:table-cell office:value-type="time" office:time-value="PT12H06M12S" calcext:value-type="time">
            <text:p>12:06:12</text:p>
          </table:table-cell>
          <table:table-cell office:value-type="time" office:time-value="PT20H15M12S" calcext:value-type="time">
            <text:p>20:15:12</text:p>
          </table:table-cell>
          <table:table-cell office:value-type="time" office:time-value="PT03H56M29S" calcext:value-type="time">
            <text:p>03:56:29</text:p>
          </table:table-cell>
          <table:table-cell office:value-type="time" office:time-value="PT12H06M12S" calcext:value-type="time">
            <text:p>12:06:12</text:p>
          </table:table-cell>
          <table:table-cell office:value-type="time" office:time-value="PT20H15M14S" calcext:value-type="time">
            <text:p>20:15:14</text:p>
          </table:table-cell>
          <table:table-cell table:formula="of:=IF(OR([.B195]=&quot;&quot;;[.E195]=&quot;&quot;);&quot;&quot;;ROUND(ABS([.B195]-[.E195])*86400))" office:value-type="float" office:value="3" calcext:value-type="float">
            <text:p>3</text:p>
          </table:table-cell>
          <table:table-cell table:formula="of:=IF(OR([.C195]=&quot;&quot;;[.F195]=&quot;&quot;);&quot;&quot;;ROUND(ABS([.C195]-[.F195])*86400))" office:value-type="float" office:value="0" calcext:value-type="float">
            <text:p>0</text:p>
          </table:table-cell>
          <table:table-cell table:formula="of:=IF(OR([.D195]=&quot;&quot;;[.G195]=&quot;&quot;);&quot;&quot;;ROUND(ABS([.D195]-[.G195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time" office:time-value="PT03H57M39S" calcext:value-type="time">
            <text:p>03:57:39</text:p>
          </table:table-cell>
          <table:table-cell office:value-type="time" office:time-value="PT12H06M19S" calcext:value-type="time">
            <text:p>12:06:19</text:p>
          </table:table-cell>
          <table:table-cell office:value-type="time" office:time-value="PT20H14M18S" calcext:value-type="time">
            <text:p>20:14:18</text:p>
          </table:table-cell>
          <table:table-cell office:value-type="time" office:time-value="PT03H57M36S" calcext:value-type="time">
            <text:p>03:57:36</text:p>
          </table:table-cell>
          <table:table-cell office:value-type="time" office:time-value="PT12H06M19S" calcext:value-type="time">
            <text:p>12:06:19</text:p>
          </table:table-cell>
          <table:table-cell office:value-type="time" office:time-value="PT20H14M21S" calcext:value-type="time">
            <text:p>20:14:21</text:p>
          </table:table-cell>
          <table:table-cell table:formula="of:=IF(OR([.B196]=&quot;&quot;;[.E196]=&quot;&quot;);&quot;&quot;;ROUND(ABS([.B196]-[.E196])*86400))" office:value-type="float" office:value="3" calcext:value-type="float">
            <text:p>3</text:p>
          </table:table-cell>
          <table:table-cell table:formula="of:=IF(OR([.C196]=&quot;&quot;;[.F196]=&quot;&quot;);&quot;&quot;;ROUND(ABS([.C196]-[.F196])*86400))" office:value-type="float" office:value="0" calcext:value-type="float">
            <text:p>0</text:p>
          </table:table-cell>
          <table:table-cell table:formula="of:=IF(OR([.D196]=&quot;&quot;;[.G196]=&quot;&quot;);&quot;&quot;;ROUND(ABS([.D196]-[.G19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time" office:time-value="PT03H58M47S" calcext:value-type="time">
            <text:p>03:58:47</text:p>
          </table:table-cell>
          <table:table-cell office:value-type="time" office:time-value="PT12H06M25S" calcext:value-type="time">
            <text:p>12:06:25</text:p>
          </table:table-cell>
          <table:table-cell office:value-type="time" office:time-value="PT20H13M21S" calcext:value-type="time">
            <text:p>20:13:21</text:p>
          </table:table-cell>
          <table:table-cell office:value-type="time" office:time-value="PT03H58M44S" calcext:value-type="time">
            <text:p>03:58:44</text:p>
          </table:table-cell>
          <table:table-cell office:value-type="time" office:time-value="PT12H06M26S" calcext:value-type="time">
            <text:p>12:06:26</text:p>
          </table:table-cell>
          <table:table-cell office:value-type="time" office:time-value="PT20H13M24S" calcext:value-type="time">
            <text:p>20:13:24</text:p>
          </table:table-cell>
          <table:table-cell table:formula="of:=IF(OR([.B197]=&quot;&quot;;[.E197]=&quot;&quot;);&quot;&quot;;ROUND(ABS([.B197]-[.E197])*86400))" office:value-type="float" office:value="3" calcext:value-type="float">
            <text:p>3</text:p>
          </table:table-cell>
          <table:table-cell table:formula="of:=IF(OR([.C197]=&quot;&quot;;[.F197]=&quot;&quot;);&quot;&quot;;ROUND(ABS([.C197]-[.F197])*86400))" office:value-type="float" office:value="1" calcext:value-type="float">
            <text:p>1</text:p>
          </table:table-cell>
          <table:table-cell table:formula="of:=IF(OR([.D197]=&quot;&quot;;[.G197]=&quot;&quot;);&quot;&quot;;ROUND(ABS([.D197]-[.G19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time" office:time-value="PT03H59M57S" calcext:value-type="time">
            <text:p>03:59:57</text:p>
          </table:table-cell>
          <table:table-cell office:value-type="time" office:time-value="PT12H06M32S" calcext:value-type="time">
            <text:p>12:06:32</text:p>
          </table:table-cell>
          <table:table-cell office:value-type="time" office:time-value="PT20H12M22S" calcext:value-type="time">
            <text:p>20:12:22</text:p>
          </table:table-cell>
          <table:table-cell office:value-type="time" office:time-value="PT03H59M54S" calcext:value-type="time">
            <text:p>03:59:54</text:p>
          </table:table-cell>
          <table:table-cell office:value-type="time" office:time-value="PT12H06M32S" calcext:value-type="time">
            <text:p>12:06:32</text:p>
          </table:table-cell>
          <table:table-cell office:value-type="time" office:time-value="PT20H12M25S" calcext:value-type="time">
            <text:p>20:12:25</text:p>
          </table:table-cell>
          <table:table-cell table:formula="of:=IF(OR([.B198]=&quot;&quot;;[.E198]=&quot;&quot;);&quot;&quot;;ROUND(ABS([.B198]-[.E198])*86400))" office:value-type="float" office:value="3" calcext:value-type="float">
            <text:p>3</text:p>
          </table:table-cell>
          <table:table-cell table:formula="of:=IF(OR([.C198]=&quot;&quot;;[.F198]=&quot;&quot;);&quot;&quot;;ROUND(ABS([.C198]-[.F198])*86400))" office:value-type="float" office:value="0" calcext:value-type="float">
            <text:p>0</text:p>
          </table:table-cell>
          <table:table-cell table:formula="of:=IF(OR([.D198]=&quot;&quot;;[.G198]=&quot;&quot;);&quot;&quot;;ROUND(ABS([.D198]-[.G19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time" office:time-value="PT04H01M09S" calcext:value-type="time">
            <text:p>04:01:09</text:p>
          </table:table-cell>
          <table:table-cell office:value-type="time" office:time-value="PT12H06M37S" calcext:value-type="time">
            <text:p>12:06:37</text:p>
          </table:table-cell>
          <table:table-cell office:value-type="time" office:time-value="PT20H11M20S" calcext:value-type="time">
            <text:p>20:11:20</text:p>
          </table:table-cell>
          <table:table-cell office:value-type="time" office:time-value="PT04H01M06S" calcext:value-type="time">
            <text:p>04:01:06</text:p>
          </table:table-cell>
          <table:table-cell office:value-type="time" office:time-value="PT12H06M37S" calcext:value-type="time">
            <text:p>12:06:37</text:p>
          </table:table-cell>
          <table:table-cell office:value-type="time" office:time-value="PT20H11M23S" calcext:value-type="time">
            <text:p>20:11:23</text:p>
          </table:table-cell>
          <table:table-cell table:formula="of:=IF(OR([.B199]=&quot;&quot;;[.E199]=&quot;&quot;);&quot;&quot;;ROUND(ABS([.B199]-[.E199])*86400))" office:value-type="float" office:value="3" calcext:value-type="float">
            <text:p>3</text:p>
          </table:table-cell>
          <table:table-cell table:formula="of:=IF(OR([.C199]=&quot;&quot;;[.F199]=&quot;&quot;);&quot;&quot;;ROUND(ABS([.C199]-[.F199])*86400))" office:value-type="float" office:value="0" calcext:value-type="float">
            <text:p>0</text:p>
          </table:table-cell>
          <table:table-cell table:formula="of:=IF(OR([.D199]=&quot;&quot;;[.G199]=&quot;&quot;);&quot;&quot;;ROUND(ABS([.D199]-[.G19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time" office:time-value="PT04H02M22S" calcext:value-type="time">
            <text:p>04:02:22</text:p>
          </table:table-cell>
          <table:table-cell office:value-type="time" office:time-value="PT12H06M42S" calcext:value-type="time">
            <text:p>12:06:42</text:p>
          </table:table-cell>
          <table:table-cell office:value-type="time" office:time-value="PT20H10M16S" calcext:value-type="time">
            <text:p>20:10:16</text:p>
          </table:table-cell>
          <table:table-cell office:value-type="time" office:time-value="PT04H02M20S" calcext:value-type="time">
            <text:p>04:02:20</text:p>
          </table:table-cell>
          <table:table-cell office:value-type="time" office:time-value="PT12H06M43S" calcext:value-type="time">
            <text:p>12:06:43</text:p>
          </table:table-cell>
          <table:table-cell office:value-type="time" office:time-value="PT20H10M18S" calcext:value-type="time">
            <text:p>20:10:18</text:p>
          </table:table-cell>
          <table:table-cell table:formula="of:=IF(OR([.B200]=&quot;&quot;;[.E200]=&quot;&quot;);&quot;&quot;;ROUND(ABS([.B200]-[.E200])*86400))" office:value-type="float" office:value="2" calcext:value-type="float">
            <text:p>2</text:p>
          </table:table-cell>
          <table:table-cell table:formula="of:=IF(OR([.C200]=&quot;&quot;;[.F200]=&quot;&quot;);&quot;&quot;;ROUND(ABS([.C200]-[.F200])*86400))" office:value-type="float" office:value="1" calcext:value-type="float">
            <text:p>1</text:p>
          </table:table-cell>
          <table:table-cell table:formula="of:=IF(OR([.D200]=&quot;&quot;;[.G200]=&quot;&quot;);&quot;&quot;;ROUND(ABS([.D200]-[.G20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time" office:time-value="PT04H03M38S" calcext:value-type="time">
            <text:p>04:03:38</text:p>
          </table:table-cell>
          <table:table-cell office:value-type="time" office:time-value="PT12H06M47S" calcext:value-type="time">
            <text:p>12:06:47</text:p>
          </table:table-cell>
          <table:table-cell office:value-type="time" office:time-value="PT20H09M09S" calcext:value-type="time">
            <text:p>20:09:09</text:p>
          </table:table-cell>
          <table:table-cell office:value-type="time" office:time-value="PT04H03M35S" calcext:value-type="time">
            <text:p>04:03:35</text:p>
          </table:table-cell>
          <table:table-cell office:value-type="time" office:time-value="PT12H06M47S" calcext:value-type="time">
            <text:p>12:06:47</text:p>
          </table:table-cell>
          <table:table-cell office:value-type="time" office:time-value="PT20H09M11S" calcext:value-type="time">
            <text:p>20:09:11</text:p>
          </table:table-cell>
          <table:table-cell table:formula="of:=IF(OR([.B201]=&quot;&quot;;[.E201]=&quot;&quot;);&quot;&quot;;ROUND(ABS([.B201]-[.E201])*86400))" office:value-type="float" office:value="3" calcext:value-type="float">
            <text:p>3</text:p>
          </table:table-cell>
          <table:table-cell table:formula="of:=IF(OR([.C201]=&quot;&quot;;[.F201]=&quot;&quot;);&quot;&quot;;ROUND(ABS([.C201]-[.F201])*86400))" office:value-type="float" office:value="0" calcext:value-type="float">
            <text:p>0</text:p>
          </table:table-cell>
          <table:table-cell table:formula="of:=IF(OR([.D201]=&quot;&quot;;[.G201]=&quot;&quot;);&quot;&quot;;ROUND(ABS([.D201]-[.G20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time" office:time-value="PT04H04M54S" calcext:value-type="time">
            <text:p>04:04:54</text:p>
          </table:table-cell>
          <table:table-cell office:value-type="time" office:time-value="PT12H06M51S" calcext:value-type="time">
            <text:p>12:06:51</text:p>
          </table:table-cell>
          <table:table-cell office:value-type="time" office:time-value="PT20H07M59S" calcext:value-type="time">
            <text:p>20:07:59</text:p>
          </table:table-cell>
          <table:table-cell office:value-type="time" office:time-value="PT04H04M51S" calcext:value-type="time">
            <text:p>04:04:51</text:p>
          </table:table-cell>
          <table:table-cell office:value-type="time" office:time-value="PT12H06M51S" calcext:value-type="time">
            <text:p>12:06:51</text:p>
          </table:table-cell>
          <table:table-cell office:value-type="time" office:time-value="PT20H08M02S" calcext:value-type="time">
            <text:p>20:08:02</text:p>
          </table:table-cell>
          <table:table-cell table:formula="of:=IF(OR([.B202]=&quot;&quot;;[.E202]=&quot;&quot;);&quot;&quot;;ROUND(ABS([.B202]-[.E202])*86400))" office:value-type="float" office:value="3" calcext:value-type="float">
            <text:p>3</text:p>
          </table:table-cell>
          <table:table-cell table:formula="of:=IF(OR([.C202]=&quot;&quot;;[.F202]=&quot;&quot;);&quot;&quot;;ROUND(ABS([.C202]-[.F202])*86400))" office:value-type="float" office:value="0" calcext:value-type="float">
            <text:p>0</text:p>
          </table:table-cell>
          <table:table-cell table:formula="of:=IF(OR([.D202]=&quot;&quot;;[.G202]=&quot;&quot;);&quot;&quot;;ROUND(ABS([.D202]-[.G20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time" office:time-value="PT04H06M12S" calcext:value-type="time">
            <text:p>04:06:12</text:p>
          </table:table-cell>
          <table:table-cell office:value-type="time" office:time-value="PT12H06M55S" calcext:value-type="time">
            <text:p>12:06:55</text:p>
          </table:table-cell>
          <table:table-cell office:value-type="time" office:time-value="PT20H06M47S" calcext:value-type="time">
            <text:p>20:06:47</text:p>
          </table:table-cell>
          <table:table-cell office:value-type="time" office:time-value="PT04H06M09S" calcext:value-type="time">
            <text:p>04:06:09</text:p>
          </table:table-cell>
          <table:table-cell office:value-type="time" office:time-value="PT12H06M55S" calcext:value-type="time">
            <text:p>12:06:55</text:p>
          </table:table-cell>
          <table:table-cell office:value-type="time" office:time-value="PT20H06M50S" calcext:value-type="time">
            <text:p>20:06:50</text:p>
          </table:table-cell>
          <table:table-cell table:formula="of:=IF(OR([.B203]=&quot;&quot;;[.E203]=&quot;&quot;);&quot;&quot;;ROUND(ABS([.B203]-[.E203])*86400))" office:value-type="float" office:value="3" calcext:value-type="float">
            <text:p>3</text:p>
          </table:table-cell>
          <table:table-cell table:formula="of:=IF(OR([.C203]=&quot;&quot;;[.F203]=&quot;&quot;);&quot;&quot;;ROUND(ABS([.C203]-[.F203])*86400))" office:value-type="float" office:value="0" calcext:value-type="float">
            <text:p>0</text:p>
          </table:table-cell>
          <table:table-cell table:formula="of:=IF(OR([.D203]=&quot;&quot;;[.G203]=&quot;&quot;);&quot;&quot;;ROUND(ABS([.D203]-[.G20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time" office:time-value="PT04H07M31S" calcext:value-type="time">
            <text:p>04:07:31</text:p>
          </table:table-cell>
          <table:table-cell office:value-type="time" office:time-value="PT12H06M58S" calcext:value-type="time">
            <text:p>12:06:58</text:p>
          </table:table-cell>
          <table:table-cell office:value-type="time" office:time-value="PT20H05M33S" calcext:value-type="time">
            <text:p>20:05:33</text:p>
          </table:table-cell>
          <table:table-cell office:value-type="time" office:time-value="PT04H07M29S" calcext:value-type="time">
            <text:p>04:07:29</text:p>
          </table:table-cell>
          <table:table-cell office:value-type="time" office:time-value="PT12H06M58S" calcext:value-type="time">
            <text:p>12:06:58</text:p>
          </table:table-cell>
          <table:table-cell office:value-type="time" office:time-value="PT20H05M35S" calcext:value-type="time">
            <text:p>20:05:35</text:p>
          </table:table-cell>
          <table:table-cell table:formula="of:=IF(OR([.B204]=&quot;&quot;;[.E204]=&quot;&quot;);&quot;&quot;;ROUND(ABS([.B204]-[.E204])*86400))" office:value-type="float" office:value="2" calcext:value-type="float">
            <text:p>2</text:p>
          </table:table-cell>
          <table:table-cell table:formula="of:=IF(OR([.C204]=&quot;&quot;;[.F204]=&quot;&quot;);&quot;&quot;;ROUND(ABS([.C204]-[.F204])*86400))" office:value-type="float" office:value="0" calcext:value-type="float">
            <text:p>0</text:p>
          </table:table-cell>
          <table:table-cell table:formula="of:=IF(OR([.D204]=&quot;&quot;;[.G204]=&quot;&quot;);&quot;&quot;;ROUND(ABS([.D204]-[.G20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time" office:time-value="PT04H08M52S" calcext:value-type="time">
            <text:p>04:08:52</text:p>
          </table:table-cell>
          <table:table-cell office:value-type="time" office:time-value="PT12H07M00S" calcext:value-type="time">
            <text:p>12:07:00</text:p>
          </table:table-cell>
          <table:table-cell office:value-type="time" office:time-value="PT20H04M16S" calcext:value-type="time">
            <text:p>20:04:16</text:p>
          </table:table-cell>
          <table:table-cell office:value-type="time" office:time-value="PT04H08M49S" calcext:value-type="time">
            <text:p>04:08:49</text:p>
          </table:table-cell>
          <table:table-cell office:value-type="time" office:time-value="PT12H07M00S" calcext:value-type="time">
            <text:p>12:07:00</text:p>
          </table:table-cell>
          <table:table-cell office:value-type="time" office:time-value="PT20H04M19S" calcext:value-type="time">
            <text:p>20:04:19</text:p>
          </table:table-cell>
          <table:table-cell table:formula="of:=IF(OR([.B205]=&quot;&quot;;[.E205]=&quot;&quot;);&quot;&quot;;ROUND(ABS([.B205]-[.E205])*86400))" office:value-type="float" office:value="3" calcext:value-type="float">
            <text:p>3</text:p>
          </table:table-cell>
          <table:table-cell table:formula="of:=IF(OR([.C205]=&quot;&quot;;[.F205]=&quot;&quot;);&quot;&quot;;ROUND(ABS([.C205]-[.F205])*86400))" office:value-type="float" office:value="0" calcext:value-type="float">
            <text:p>0</text:p>
          </table:table-cell>
          <table:table-cell table:formula="of:=IF(OR([.D205]=&quot;&quot;;[.G205]=&quot;&quot;);&quot;&quot;;ROUND(ABS([.D205]-[.G20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time" office:time-value="PT04H10M14S" calcext:value-type="time">
            <text:p>04:10:14</text:p>
          </table:table-cell>
          <table:table-cell office:value-type="time" office:time-value="PT12H07M02S" calcext:value-type="time">
            <text:p>12:07:02</text:p>
          </table:table-cell>
          <table:table-cell office:value-type="time" office:time-value="PT20H02M57S" calcext:value-type="time">
            <text:p>20:02:57</text:p>
          </table:table-cell>
          <table:table-cell office:value-type="time" office:time-value="PT04H10M11S" calcext:value-type="time">
            <text:p>04:10:11</text:p>
          </table:table-cell>
          <table:table-cell office:value-type="time" office:time-value="PT12H07M02S" calcext:value-type="time">
            <text:p>12:07:02</text:p>
          </table:table-cell>
          <table:table-cell office:value-type="time" office:time-value="PT20H03M00S" calcext:value-type="time">
            <text:p>20:03:00</text:p>
          </table:table-cell>
          <table:table-cell table:formula="of:=IF(OR([.B206]=&quot;&quot;;[.E206]=&quot;&quot;);&quot;&quot;;ROUND(ABS([.B206]-[.E206])*86400))" office:value-type="float" office:value="3" calcext:value-type="float">
            <text:p>3</text:p>
          </table:table-cell>
          <table:table-cell table:formula="of:=IF(OR([.C206]=&quot;&quot;;[.F206]=&quot;&quot;);&quot;&quot;;ROUND(ABS([.C206]-[.F206])*86400))" office:value-type="float" office:value="0" calcext:value-type="float">
            <text:p>0</text:p>
          </table:table-cell>
          <table:table-cell table:formula="of:=IF(OR([.D206]=&quot;&quot;;[.G206]=&quot;&quot;);&quot;&quot;;ROUND(ABS([.D206]-[.G20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time" office:time-value="PT04H11M37S" calcext:value-type="time">
            <text:p>04:11:37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20H01M36S" calcext:value-type="time">
            <text:p>20:01:36</text:p>
          </table:table-cell>
          <table:table-cell office:value-type="time" office:time-value="PT04H11M34S" calcext:value-type="time">
            <text:p>04:11:34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20H01M38S" calcext:value-type="time">
            <text:p>20:01:38</text:p>
          </table:table-cell>
          <table:table-cell table:formula="of:=IF(OR([.B207]=&quot;&quot;;[.E207]=&quot;&quot;);&quot;&quot;;ROUND(ABS([.B207]-[.E207])*86400))" office:value-type="float" office:value="3" calcext:value-type="float">
            <text:p>3</text:p>
          </table:table-cell>
          <table:table-cell table:formula="of:=IF(OR([.C207]=&quot;&quot;;[.F207]=&quot;&quot;);&quot;&quot;;ROUND(ABS([.C207]-[.F207])*86400))" office:value-type="float" office:value="0" calcext:value-type="float">
            <text:p>0</text:p>
          </table:table-cell>
          <table:table-cell table:formula="of:=IF(OR([.D207]=&quot;&quot;;[.G207]=&quot;&quot;);&quot;&quot;;ROUND(ABS([.D207]-[.G20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time" office:time-value="PT04H13M01S" calcext:value-type="time">
            <text:p>04:13:01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20H00M12S" calcext:value-type="time">
            <text:p>20:00:12</text:p>
          </table:table-cell>
          <table:table-cell office:value-type="time" office:time-value="PT04H12M59S" calcext:value-type="time">
            <text:p>04:12:59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20H00M15S" calcext:value-type="time">
            <text:p>20:00:15</text:p>
          </table:table-cell>
          <table:table-cell table:formula="of:=IF(OR([.B208]=&quot;&quot;;[.E208]=&quot;&quot;);&quot;&quot;;ROUND(ABS([.B208]-[.E208])*86400))" office:value-type="float" office:value="2" calcext:value-type="float">
            <text:p>2</text:p>
          </table:table-cell>
          <table:table-cell table:formula="of:=IF(OR([.C208]=&quot;&quot;;[.F208]=&quot;&quot;);&quot;&quot;;ROUND(ABS([.C208]-[.F208])*86400))" office:value-type="float" office:value="0" calcext:value-type="float">
            <text:p>0</text:p>
          </table:table-cell>
          <table:table-cell table:formula="of:=IF(OR([.D208]=&quot;&quot;;[.G208]=&quot;&quot;);&quot;&quot;;ROUND(ABS([.D208]-[.G20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time" office:time-value="PT04H14M26S" calcext:value-type="time">
            <text:p>04:14:26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19H58M46S" calcext:value-type="time">
            <text:p>19:58:46</text:p>
          </table:table-cell>
          <table:table-cell office:value-type="time" office:time-value="PT04H14M24S" calcext:value-type="time">
            <text:p>04:14:24</text:p>
          </table:table-cell>
          <table:table-cell office:value-type="time" office:time-value="PT12H07M05S" calcext:value-type="time">
            <text:p>12:07:05</text:p>
          </table:table-cell>
          <table:table-cell office:value-type="time" office:time-value="PT19H58M49S" calcext:value-type="time">
            <text:p>19:58:49</text:p>
          </table:table-cell>
          <table:table-cell table:formula="of:=IF(OR([.B209]=&quot;&quot;;[.E209]=&quot;&quot;);&quot;&quot;;ROUND(ABS([.B209]-[.E209])*86400))" office:value-type="float" office:value="2" calcext:value-type="float">
            <text:p>2</text:p>
          </table:table-cell>
          <table:table-cell table:formula="of:=IF(OR([.C209]=&quot;&quot;;[.F209]=&quot;&quot;);&quot;&quot;;ROUND(ABS([.C209]-[.F209])*86400))" office:value-type="float" office:value="1" calcext:value-type="float">
            <text:p>1</text:p>
          </table:table-cell>
          <table:table-cell table:formula="of:=IF(OR([.D209]=&quot;&quot;;[.G209]=&quot;&quot;);&quot;&quot;;ROUND(ABS([.D209]-[.G20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04H15M53S" calcext:value-type="time">
            <text:p>04:15:53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19H57M19S" calcext:value-type="time">
            <text:p>19:57:19</text:p>
          </table:table-cell>
          <table:table-cell office:value-type="time" office:time-value="PT04H15M50S" calcext:value-type="time">
            <text:p>04:15:50</text:p>
          </table:table-cell>
          <table:table-cell office:value-type="time" office:time-value="PT12H07M04S" calcext:value-type="time">
            <text:p>12:07:04</text:p>
          </table:table-cell>
          <table:table-cell office:value-type="time" office:time-value="PT19H57M21S" calcext:value-type="time">
            <text:p>19:57:21</text:p>
          </table:table-cell>
          <table:table-cell table:formula="of:=IF(OR([.B210]=&quot;&quot;;[.E210]=&quot;&quot;);&quot;&quot;;ROUND(ABS([.B210]-[.E210])*86400))" office:value-type="float" office:value="3" calcext:value-type="float">
            <text:p>3</text:p>
          </table:table-cell>
          <table:table-cell table:formula="of:=IF(OR([.C210]=&quot;&quot;;[.F210]=&quot;&quot;);&quot;&quot;;ROUND(ABS([.C210]-[.F210])*86400))" office:value-type="float" office:value="0" calcext:value-type="float">
            <text:p>0</text:p>
          </table:table-cell>
          <table:table-cell table:formula="of:=IF(OR([.D210]=&quot;&quot;;[.G210]=&quot;&quot;);&quot;&quot;;ROUND(ABS([.D210]-[.G21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04H17M20S" calcext:value-type="time">
            <text:p>04:17:20</text:p>
          </table:table-cell>
          <table:table-cell office:value-type="time" office:time-value="PT12H07M03S" calcext:value-type="time">
            <text:p>12:07:03</text:p>
          </table:table-cell>
          <table:table-cell office:value-type="time" office:time-value="PT19H55M49S" calcext:value-type="time">
            <text:p>19:55:49</text:p>
          </table:table-cell>
          <table:table-cell office:value-type="time" office:time-value="PT04H17M17S" calcext:value-type="time">
            <text:p>04:17:17</text:p>
          </table:table-cell>
          <table:table-cell office:value-type="time" office:time-value="PT12H07M03S" calcext:value-type="time">
            <text:p>12:07:03</text:p>
          </table:table-cell>
          <table:table-cell office:value-type="time" office:time-value="PT19H55M51S" calcext:value-type="time">
            <text:p>19:55:51</text:p>
          </table:table-cell>
          <table:table-cell table:formula="of:=IF(OR([.B211]=&quot;&quot;;[.E211]=&quot;&quot;);&quot;&quot;;ROUND(ABS([.B211]-[.E211])*86400))" office:value-type="float" office:value="3" calcext:value-type="float">
            <text:p>3</text:p>
          </table:table-cell>
          <table:table-cell table:formula="of:=IF(OR([.C211]=&quot;&quot;;[.F211]=&quot;&quot;);&quot;&quot;;ROUND(ABS([.C211]-[.F211])*86400))" office:value-type="float" office:value="0" calcext:value-type="float">
            <text:p>0</text:p>
          </table:table-cell>
          <table:table-cell table:formula="of:=IF(OR([.D211]=&quot;&quot;;[.G211]=&quot;&quot;);&quot;&quot;;ROUND(ABS([.D211]-[.G21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04H18M48S" calcext:value-type="time">
            <text:p>04:18:48</text:p>
          </table:table-cell>
          <table:table-cell office:value-type="time" office:time-value="PT12H07M01S" calcext:value-type="time">
            <text:p>12:07:01</text:p>
          </table:table-cell>
          <table:table-cell office:value-type="time" office:time-value="PT19H54M17S" calcext:value-type="time">
            <text:p>19:54:17</text:p>
          </table:table-cell>
          <table:table-cell office:value-type="time" office:time-value="PT04H18M45S" calcext:value-type="time">
            <text:p>04:18:45</text:p>
          </table:table-cell>
          <table:table-cell office:value-type="time" office:time-value="PT12H07M02S" calcext:value-type="time">
            <text:p>12:07:02</text:p>
          </table:table-cell>
          <table:table-cell office:value-type="time" office:time-value="PT19H54M19S" calcext:value-type="time">
            <text:p>19:54:19</text:p>
          </table:table-cell>
          <table:table-cell table:formula="of:=IF(OR([.B212]=&quot;&quot;;[.E212]=&quot;&quot;);&quot;&quot;;ROUND(ABS([.B212]-[.E212])*86400))" office:value-type="float" office:value="3" calcext:value-type="float">
            <text:p>3</text:p>
          </table:table-cell>
          <table:table-cell table:formula="of:=IF(OR([.C212]=&quot;&quot;;[.F212]=&quot;&quot;);&quot;&quot;;ROUND(ABS([.C212]-[.F212])*86400))" office:value-type="float" office:value="1" calcext:value-type="float">
            <text:p>1</text:p>
          </table:table-cell>
          <table:table-cell table:formula="of:=IF(OR([.D212]=&quot;&quot;;[.G212]=&quot;&quot;);&quot;&quot;;ROUND(ABS([.D212]-[.G21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4H20M16S" calcext:value-type="time">
            <text:p>04:20:16</text:p>
          </table:table-cell>
          <table:table-cell office:value-type="time" office:time-value="PT12H06M59S" calcext:value-type="time">
            <text:p>12:06:59</text:p>
          </table:table-cell>
          <table:table-cell office:value-type="time" office:time-value="PT19H52M43S" calcext:value-type="time">
            <text:p>19:52:43</text:p>
          </table:table-cell>
          <table:table-cell office:value-type="time" office:time-value="PT04H20M14S" calcext:value-type="time">
            <text:p>04:20:14</text:p>
          </table:table-cell>
          <table:table-cell office:value-type="time" office:time-value="PT12H06M59S" calcext:value-type="time">
            <text:p>12:06:59</text:p>
          </table:table-cell>
          <table:table-cell office:value-type="time" office:time-value="PT19H52M46S" calcext:value-type="time">
            <text:p>19:52:46</text:p>
          </table:table-cell>
          <table:table-cell table:formula="of:=IF(OR([.B213]=&quot;&quot;;[.E213]=&quot;&quot;);&quot;&quot;;ROUND(ABS([.B213]-[.E213])*86400))" office:value-type="float" office:value="2" calcext:value-type="float">
            <text:p>2</text:p>
          </table:table-cell>
          <table:table-cell table:formula="of:=IF(OR([.C213]=&quot;&quot;;[.F213]=&quot;&quot;);&quot;&quot;;ROUND(ABS([.C213]-[.F213])*86400))" office:value-type="float" office:value="0" calcext:value-type="float">
            <text:p>0</text:p>
          </table:table-cell>
          <table:table-cell table:formula="of:=IF(OR([.D213]=&quot;&quot;;[.G213]=&quot;&quot;);&quot;&quot;;ROUND(ABS([.D213]-[.G21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4H21M46S" calcext:value-type="time">
            <text:p>04:21:46</text:p>
          </table:table-cell>
          <table:table-cell office:value-type="time" office:time-value="PT12H06M56S" calcext:value-type="time">
            <text:p>12:06:56</text:p>
          </table:table-cell>
          <table:table-cell office:value-type="time" office:time-value="PT19H51M07S" calcext:value-type="time">
            <text:p>19:51:07</text:p>
          </table:table-cell>
          <table:table-cell office:value-type="time" office:time-value="PT04H21M43S" calcext:value-type="time">
            <text:p>04:21:43</text:p>
          </table:table-cell>
          <table:table-cell office:value-type="time" office:time-value="PT12H06M57S" calcext:value-type="time">
            <text:p>12:06:57</text:p>
          </table:table-cell>
          <table:table-cell office:value-type="time" office:time-value="PT19H51M10S" calcext:value-type="time">
            <text:p>19:51:10</text:p>
          </table:table-cell>
          <table:table-cell table:formula="of:=IF(OR([.B214]=&quot;&quot;;[.E214]=&quot;&quot;);&quot;&quot;;ROUND(ABS([.B214]-[.E214])*86400))" office:value-type="float" office:value="3" calcext:value-type="float">
            <text:p>3</text:p>
          </table:table-cell>
          <table:table-cell table:formula="of:=IF(OR([.C214]=&quot;&quot;;[.F214]=&quot;&quot;);&quot;&quot;;ROUND(ABS([.C214]-[.F214])*86400))" office:value-type="float" office:value="1" calcext:value-type="float">
            <text:p>1</text:p>
          </table:table-cell>
          <table:table-cell table:formula="of:=IF(OR([.D214]=&quot;&quot;;[.G214]=&quot;&quot;);&quot;&quot;;ROUND(ABS([.D214]-[.G21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4H23M16S" calcext:value-type="time">
            <text:p>04:23:16</text:p>
          </table:table-cell>
          <table:table-cell office:value-type="time" office:time-value="PT12H06M53S" calcext:value-type="time">
            <text:p>12:06:53</text:p>
          </table:table-cell>
          <table:table-cell office:value-type="time" office:time-value="PT19H49M30S" calcext:value-type="time">
            <text:p>19:49:30</text:p>
          </table:table-cell>
          <table:table-cell office:value-type="time" office:time-value="PT04H23M13S" calcext:value-type="time">
            <text:p>04:23:13</text:p>
          </table:table-cell>
          <table:table-cell office:value-type="time" office:time-value="PT12H06M53S" calcext:value-type="time">
            <text:p>12:06:53</text:p>
          </table:table-cell>
          <table:table-cell office:value-type="time" office:time-value="PT19H49M32S" calcext:value-type="time">
            <text:p>19:49:32</text:p>
          </table:table-cell>
          <table:table-cell table:formula="of:=IF(OR([.B215]=&quot;&quot;;[.E215]=&quot;&quot;);&quot;&quot;;ROUND(ABS([.B215]-[.E215])*86400))" office:value-type="float" office:value="3" calcext:value-type="float">
            <text:p>3</text:p>
          </table:table-cell>
          <table:table-cell table:formula="of:=IF(OR([.C215]=&quot;&quot;;[.F215]=&quot;&quot;);&quot;&quot;;ROUND(ABS([.C215]-[.F215])*86400))" office:value-type="float" office:value="0" calcext:value-type="float">
            <text:p>0</text:p>
          </table:table-cell>
          <table:table-cell table:formula="of:=IF(OR([.D215]=&quot;&quot;;[.G215]=&quot;&quot;);&quot;&quot;;ROUND(ABS([.D215]-[.G215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4H24M47S" calcext:value-type="time">
            <text:p>04:24:47</text:p>
          </table:table-cell>
          <table:table-cell office:value-type="time" office:time-value="PT12H06M49S" calcext:value-type="time">
            <text:p>12:06:49</text:p>
          </table:table-cell>
          <table:table-cell office:value-type="time" office:time-value="PT19H47M50S" calcext:value-type="time">
            <text:p>19:47:50</text:p>
          </table:table-cell>
          <table:table-cell office:value-type="time" office:time-value="PT04H24M44S" calcext:value-type="time">
            <text:p>04:24:44</text:p>
          </table:table-cell>
          <table:table-cell office:value-type="time" office:time-value="PT12H06M49S" calcext:value-type="time">
            <text:p>12:06:49</text:p>
          </table:table-cell>
          <table:table-cell office:value-type="time" office:time-value="PT19H47M53S" calcext:value-type="time">
            <text:p>19:47:53</text:p>
          </table:table-cell>
          <table:table-cell table:formula="of:=IF(OR([.B216]=&quot;&quot;;[.E216]=&quot;&quot;);&quot;&quot;;ROUND(ABS([.B216]-[.E216])*86400))" office:value-type="float" office:value="3" calcext:value-type="float">
            <text:p>3</text:p>
          </table:table-cell>
          <table:table-cell table:formula="of:=IF(OR([.C216]=&quot;&quot;;[.F216]=&quot;&quot;);&quot;&quot;;ROUND(ABS([.C216]-[.F216])*86400))" office:value-type="float" office:value="0" calcext:value-type="float">
            <text:p>0</text:p>
          </table:table-cell>
          <table:table-cell table:formula="of:=IF(OR([.D216]=&quot;&quot;;[.G216]=&quot;&quot;);&quot;&quot;;ROUND(ABS([.D216]-[.G216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04H26M18S" calcext:value-type="time">
            <text:p>04:26:18</text:p>
          </table:table-cell>
          <table:table-cell office:value-type="time" office:time-value="PT12H06M44S" calcext:value-type="time">
            <text:p>12:06:44</text:p>
          </table:table-cell>
          <table:table-cell office:value-type="time" office:time-value="PT19H46M09S" calcext:value-type="time">
            <text:p>19:46:09</text:p>
          </table:table-cell>
          <table:table-cell office:value-type="time" office:time-value="PT04H26M16S" calcext:value-type="time">
            <text:p>04:26:16</text:p>
          </table:table-cell>
          <table:table-cell office:value-type="time" office:time-value="PT12H06M44S" calcext:value-type="time">
            <text:p>12:06:44</text:p>
          </table:table-cell>
          <table:table-cell office:value-type="time" office:time-value="PT19H46M11S" calcext:value-type="time">
            <text:p>19:46:11</text:p>
          </table:table-cell>
          <table:table-cell table:formula="of:=IF(OR([.B217]=&quot;&quot;;[.E217]=&quot;&quot;);&quot;&quot;;ROUND(ABS([.B217]-[.E217])*86400))" office:value-type="float" office:value="2" calcext:value-type="float">
            <text:p>2</text:p>
          </table:table-cell>
          <table:table-cell table:formula="of:=IF(OR([.C217]=&quot;&quot;;[.F217]=&quot;&quot;);&quot;&quot;;ROUND(ABS([.C217]-[.F217])*86400))" office:value-type="float" office:value="0" calcext:value-type="float">
            <text:p>0</text:p>
          </table:table-cell>
          <table:table-cell table:formula="of:=IF(OR([.D217]=&quot;&quot;;[.G217]=&quot;&quot;);&quot;&quot;;ROUND(ABS([.D217]-[.G217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04H27M50S" calcext:value-type="time">
            <text:p>04:27:50</text:p>
          </table:table-cell>
          <table:table-cell office:value-type="time" office:time-value="PT12H06M39S" calcext:value-type="time">
            <text:p>12:06:39</text:p>
          </table:table-cell>
          <table:table-cell office:value-type="time" office:time-value="PT19H44M26S" calcext:value-type="time">
            <text:p>19:44:26</text:p>
          </table:table-cell>
          <table:table-cell office:value-type="time" office:time-value="PT04H27M47S" calcext:value-type="time">
            <text:p>04:27:47</text:p>
          </table:table-cell>
          <table:table-cell office:value-type="time" office:time-value="PT12H06M39S" calcext:value-type="time">
            <text:p>12:06:39</text:p>
          </table:table-cell>
          <table:table-cell office:value-type="time" office:time-value="PT19H44M28S" calcext:value-type="time">
            <text:p>19:44:28</text:p>
          </table:table-cell>
          <table:table-cell table:formula="of:=IF(OR([.B218]=&quot;&quot;;[.E218]=&quot;&quot;);&quot;&quot;;ROUND(ABS([.B218]-[.E218])*86400))" office:value-type="float" office:value="3" calcext:value-type="float">
            <text:p>3</text:p>
          </table:table-cell>
          <table:table-cell table:formula="of:=IF(OR([.C218]=&quot;&quot;;[.F218]=&quot;&quot;);&quot;&quot;;ROUND(ABS([.C218]-[.F218])*86400))" office:value-type="float" office:value="0" calcext:value-type="float">
            <text:p>0</text:p>
          </table:table-cell>
          <table:table-cell table:formula="of:=IF(OR([.D218]=&quot;&quot;;[.G218]=&quot;&quot;);&quot;&quot;;ROUND(ABS([.D218]-[.G218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04H29M22S" calcext:value-type="time">
            <text:p>04:29:22</text:p>
          </table:table-cell>
          <table:table-cell office:value-type="time" office:time-value="PT12H06M33S" calcext:value-type="time">
            <text:p>12:06:33</text:p>
          </table:table-cell>
          <table:table-cell office:value-type="time" office:time-value="PT19H42M41S" calcext:value-type="time">
            <text:p>19:42:41</text:p>
          </table:table-cell>
          <table:table-cell office:value-type="time" office:time-value="PT04H29M20S" calcext:value-type="time">
            <text:p>04:29:20</text:p>
          </table:table-cell>
          <table:table-cell office:value-type="time" office:time-value="PT12H06M33S" calcext:value-type="time">
            <text:p>12:06:33</text:p>
          </table:table-cell>
          <table:table-cell office:value-type="time" office:time-value="PT19H42M44S" calcext:value-type="time">
            <text:p>19:42:44</text:p>
          </table:table-cell>
          <table:table-cell table:formula="of:=IF(OR([.B219]=&quot;&quot;;[.E219]=&quot;&quot;);&quot;&quot;;ROUND(ABS([.B219]-[.E219])*86400))" office:value-type="float" office:value="2" calcext:value-type="float">
            <text:p>2</text:p>
          </table:table-cell>
          <table:table-cell table:formula="of:=IF(OR([.C219]=&quot;&quot;;[.F219]=&quot;&quot;);&quot;&quot;;ROUND(ABS([.C219]-[.F219])*86400))" office:value-type="float" office:value="0" calcext:value-type="float">
            <text:p>0</text:p>
          </table:table-cell>
          <table:table-cell table:formula="of:=IF(OR([.D219]=&quot;&quot;;[.G219]=&quot;&quot;);&quot;&quot;;ROUND(ABS([.D219]-[.G219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time" office:time-value="PT04H30M55S" calcext:value-type="time">
            <text:p>04:30:55</text:p>
          </table:table-cell>
          <table:table-cell office:value-type="time" office:time-value="PT12H06M26S" calcext:value-type="time">
            <text:p>12:06:26</text:p>
          </table:table-cell>
          <table:table-cell office:value-type="time" office:time-value="PT19H40M55S" calcext:value-type="time">
            <text:p>19:40:55</text:p>
          </table:table-cell>
          <table:table-cell office:value-type="time" office:time-value="PT04H30M53S" calcext:value-type="time">
            <text:p>04:30:53</text:p>
          </table:table-cell>
          <table:table-cell office:value-type="time" office:time-value="PT12H06M27S" calcext:value-type="time">
            <text:p>12:06:27</text:p>
          </table:table-cell>
          <table:table-cell office:value-type="time" office:time-value="PT19H40M57S" calcext:value-type="time">
            <text:p>19:40:57</text:p>
          </table:table-cell>
          <table:table-cell table:formula="of:=IF(OR([.B220]=&quot;&quot;;[.E220]=&quot;&quot;);&quot;&quot;;ROUND(ABS([.B220]-[.E220])*86400))" office:value-type="float" office:value="2" calcext:value-type="float">
            <text:p>2</text:p>
          </table:table-cell>
          <table:table-cell table:formula="of:=IF(OR([.C220]=&quot;&quot;;[.F220]=&quot;&quot;);&quot;&quot;;ROUND(ABS([.C220]-[.F220])*86400))" office:value-type="float" office:value="1" calcext:value-type="float">
            <text:p>1</text:p>
          </table:table-cell>
          <table:table-cell table:formula="of:=IF(OR([.D220]=&quot;&quot;;[.G220]=&quot;&quot;);&quot;&quot;;ROUND(ABS([.D220]-[.G220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time" office:time-value="PT04H32M28S" calcext:value-type="time">
            <text:p>04:32:28</text:p>
          </table:table-cell>
          <table:table-cell office:value-type="time" office:time-value="PT12H06M19S" calcext:value-type="time">
            <text:p>12:06:19</text:p>
          </table:table-cell>
          <table:table-cell office:value-type="time" office:time-value="PT19H39M07S" calcext:value-type="time">
            <text:p>19:39:07</text:p>
          </table:table-cell>
          <table:table-cell office:value-type="time" office:time-value="PT04H32M26S" calcext:value-type="time">
            <text:p>04:32:26</text:p>
          </table:table-cell>
          <table:table-cell office:value-type="time" office:time-value="PT12H06M19S" calcext:value-type="time">
            <text:p>12:06:19</text:p>
          </table:table-cell>
          <table:table-cell office:value-type="time" office:time-value="PT19H39M10S" calcext:value-type="time">
            <text:p>19:39:10</text:p>
          </table:table-cell>
          <table:table-cell table:formula="of:=IF(OR([.B221]=&quot;&quot;;[.E221]=&quot;&quot;);&quot;&quot;;ROUND(ABS([.B221]-[.E221])*86400))" office:value-type="float" office:value="2" calcext:value-type="float">
            <text:p>2</text:p>
          </table:table-cell>
          <table:table-cell table:formula="of:=IF(OR([.C221]=&quot;&quot;;[.F221]=&quot;&quot;);&quot;&quot;;ROUND(ABS([.C221]-[.F221])*86400))" office:value-type="float" office:value="0" calcext:value-type="float">
            <text:p>0</text:p>
          </table:table-cell>
          <table:table-cell table:formula="of:=IF(OR([.D221]=&quot;&quot;;[.G221]=&quot;&quot;);&quot;&quot;;ROUND(ABS([.D221]-[.G221])*86400))"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time" office:time-value="PT04H34M01S" calcext:value-type="time">
            <text:p>04:34:01</text:p>
          </table:table-cell>
          <table:table-cell office:value-type="time" office:time-value="PT12H06M11S" calcext:value-type="time">
            <text:p>12:06:11</text:p>
          </table:table-cell>
          <table:table-cell office:value-type="time" office:time-value="PT19H37M18S" calcext:value-type="time">
            <text:p>19:37:18</text:p>
          </table:table-cell>
          <table:table-cell office:value-type="time" office:time-value="PT04H33M59S" calcext:value-type="time">
            <text:p>04:33:59</text:p>
          </table:table-cell>
          <table:table-cell office:value-type="time" office:time-value="PT12H06M12S" calcext:value-type="time">
            <text:p>12:06:12</text:p>
          </table:table-cell>
          <table:table-cell office:value-type="time" office:time-value="PT19H37M20S" calcext:value-type="time">
            <text:p>19:37:20</text:p>
          </table:table-cell>
          <table:table-cell table:formula="of:=IF(OR([.B222]=&quot;&quot;;[.E222]=&quot;&quot;);&quot;&quot;;ROUND(ABS([.B222]-[.E222])*86400))" office:value-type="float" office:value="2" calcext:value-type="float">
            <text:p>2</text:p>
          </table:table-cell>
          <table:table-cell table:formula="of:=IF(OR([.C222]=&quot;&quot;;[.F222]=&quot;&quot;);&quot;&quot;;ROUND(ABS([.C222]-[.F222])*86400))" office:value-type="float" office:value="1" calcext:value-type="float">
            <text:p>1</text:p>
          </table:table-cell>
          <table:table-cell table:formula="of:=IF(OR([.D222]=&quot;&quot;;[.G222]=&quot;&quot;);&quot;&quot;;ROUND(ABS([.D222]-[.G222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time" office:time-value="PT04H35M35S" calcext:value-type="time">
            <text:p>04:35:35</text:p>
          </table:table-cell>
          <table:table-cell office:value-type="time" office:time-value="PT12H06M03S" calcext:value-type="time">
            <text:p>12:06:03</text:p>
          </table:table-cell>
          <table:table-cell office:value-type="time" office:time-value="PT19H35M27S" calcext:value-type="time">
            <text:p>19:35:27</text:p>
          </table:table-cell>
          <table:table-cell office:value-type="time" office:time-value="PT04H35M33S" calcext:value-type="time">
            <text:p>04:35:33</text:p>
          </table:table-cell>
          <table:table-cell office:value-type="time" office:time-value="PT12H06M03S" calcext:value-type="time">
            <text:p>12:06:03</text:p>
          </table:table-cell>
          <table:table-cell office:value-type="time" office:time-value="PT19H35M29S" calcext:value-type="time">
            <text:p>19:35:29</text:p>
          </table:table-cell>
          <table:table-cell table:formula="of:=IF(OR([.B223]=&quot;&quot;;[.E223]=&quot;&quot;);&quot;&quot;;ROUND(ABS([.B223]-[.E223])*86400))" office:value-type="float" office:value="2" calcext:value-type="float">
            <text:p>2</text:p>
          </table:table-cell>
          <table:table-cell table:formula="of:=IF(OR([.C223]=&quot;&quot;;[.F223]=&quot;&quot;);&quot;&quot;;ROUND(ABS([.C223]-[.F223])*86400))" office:value-type="float" office:value="0" calcext:value-type="float">
            <text:p>0</text:p>
          </table:table-cell>
          <table:table-cell table:formula="of:=IF(OR([.D223]=&quot;&quot;;[.G223]=&quot;&quot;);&quot;&quot;;ROUND(ABS([.D223]-[.G223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time" office:time-value="PT04H37M09S" calcext:value-type="time">
            <text:p>04:37:09</text:p>
          </table:table-cell>
          <table:table-cell office:value-type="time" office:time-value="PT12H05M54S" calcext:value-type="time">
            <text:p>12:05:54</text:p>
          </table:table-cell>
          <table:table-cell office:value-type="time" office:time-value="PT19H33M35S" calcext:value-type="time">
            <text:p>19:33:35</text:p>
          </table:table-cell>
          <table:table-cell office:value-type="time" office:time-value="PT04H37M07S" calcext:value-type="time">
            <text:p>04:37:07</text:p>
          </table:table-cell>
          <table:table-cell office:value-type="time" office:time-value="PT12H05M54S" calcext:value-type="time">
            <text:p>12:05:54</text:p>
          </table:table-cell>
          <table:table-cell office:value-type="time" office:time-value="PT19H33M37S" calcext:value-type="time">
            <text:p>19:33:37</text:p>
          </table:table-cell>
          <table:table-cell table:formula="of:=IF(OR([.B224]=&quot;&quot;;[.E224]=&quot;&quot;);&quot;&quot;;ROUND(ABS([.B224]-[.E224])*86400))" office:value-type="float" office:value="2" calcext:value-type="float">
            <text:p>2</text:p>
          </table:table-cell>
          <table:table-cell table:formula="of:=IF(OR([.C224]=&quot;&quot;;[.F224]=&quot;&quot;);&quot;&quot;;ROUND(ABS([.C224]-[.F224])*86400))" office:value-type="float" office:value="0" calcext:value-type="float">
            <text:p>0</text:p>
          </table:table-cell>
          <table:table-cell table:formula="of:=IF(OR([.D224]=&quot;&quot;;[.G224]=&quot;&quot;);&quot;&quot;;ROUND(ABS([.D224]-[.G224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time" office:time-value="PT04H38M44S" calcext:value-type="time">
            <text:p>04:38:44</text:p>
          </table:table-cell>
          <table:table-cell office:value-type="time" office:time-value="PT12H05M45S" calcext:value-type="time">
            <text:p>12:05:45</text:p>
          </table:table-cell>
          <table:table-cell office:value-type="time" office:time-value="PT19H31M41S" calcext:value-type="time">
            <text:p>19:31:41</text:p>
          </table:table-cell>
          <table:table-cell office:value-type="time" office:time-value="PT04H38M41S" calcext:value-type="time">
            <text:p>04:38:41</text:p>
          </table:table-cell>
          <table:table-cell office:value-type="time" office:time-value="PT12H05M45S" calcext:value-type="time">
            <text:p>12:05:45</text:p>
          </table:table-cell>
          <table:table-cell office:value-type="time" office:time-value="PT19H31M43S" calcext:value-type="time">
            <text:p>19:31:43</text:p>
          </table:table-cell>
          <table:table-cell table:formula="of:=IF(OR([.B225]=&quot;&quot;;[.E225]=&quot;&quot;);&quot;&quot;;ROUND(ABS([.B225]-[.E225])*86400))" office:value-type="float" office:value="3" calcext:value-type="float">
            <text:p>3</text:p>
          </table:table-cell>
          <table:table-cell table:formula="of:=IF(OR([.C225]=&quot;&quot;;[.F225]=&quot;&quot;);&quot;&quot;;ROUND(ABS([.C225]-[.F225])*86400))" office:value-type="float" office:value="0" calcext:value-type="float">
            <text:p>0</text:p>
          </table:table-cell>
          <table:table-cell table:formula="of:=IF(OR([.D225]=&quot;&quot;;[.G225]=&quot;&quot;);&quot;&quot;;ROUND(ABS([.D225]-[.G225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04H40M18S" calcext:value-type="time">
            <text:p>04:40:18</text:p>
          </table:table-cell>
          <table:table-cell office:value-type="time" office:time-value="PT12H05M34S" calcext:value-type="time">
            <text:p>12:05:34</text:p>
          </table:table-cell>
          <table:table-cell office:value-type="time" office:time-value="PT19H29M46S" calcext:value-type="time">
            <text:p>19:29:46</text:p>
          </table:table-cell>
          <table:table-cell office:value-type="time" office:time-value="PT04H40M16S" calcext:value-type="time">
            <text:p>04:40:16</text:p>
          </table:table-cell>
          <table:table-cell office:value-type="time" office:time-value="PT12H05M35S" calcext:value-type="time">
            <text:p>12:05:35</text:p>
          </table:table-cell>
          <table:table-cell office:value-type="time" office:time-value="PT19H29M48S" calcext:value-type="time">
            <text:p>19:29:48</text:p>
          </table:table-cell>
          <table:table-cell table:formula="of:=IF(OR([.B226]=&quot;&quot;;[.E226]=&quot;&quot;);&quot;&quot;;ROUND(ABS([.B226]-[.E226])*86400))" office:value-type="float" office:value="2" calcext:value-type="float">
            <text:p>2</text:p>
          </table:table-cell>
          <table:table-cell table:formula="of:=IF(OR([.C226]=&quot;&quot;;[.F226]=&quot;&quot;);&quot;&quot;;ROUND(ABS([.C226]-[.F226])*86400))" office:value-type="float" office:value="1" calcext:value-type="float">
            <text:p>1</text:p>
          </table:table-cell>
          <table:table-cell table:formula="of:=IF(OR([.D226]=&quot;&quot;;[.G226]=&quot;&quot;);&quot;&quot;;ROUND(ABS([.D226]-[.G226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04H41M53S" calcext:value-type="time">
            <text:p>04:41:53</text:p>
          </table:table-cell>
          <table:table-cell office:value-type="time" office:time-value="PT12H05M24S" calcext:value-type="time">
            <text:p>12:05:24</text:p>
          </table:table-cell>
          <table:table-cell office:value-type="time" office:time-value="PT19H27M50S" calcext:value-type="time">
            <text:p>19:27:50</text:p>
          </table:table-cell>
          <table:table-cell office:value-type="time" office:time-value="PT04H41M51S" calcext:value-type="time">
            <text:p>04:41:51</text:p>
          </table:table-cell>
          <table:table-cell office:value-type="time" office:time-value="PT12H05M24S" calcext:value-type="time">
            <text:p>12:05:24</text:p>
          </table:table-cell>
          <table:table-cell office:value-type="time" office:time-value="PT19H27M52S" calcext:value-type="time">
            <text:p>19:27:52</text:p>
          </table:table-cell>
          <table:table-cell table:formula="of:=IF(OR([.B227]=&quot;&quot;;[.E227]=&quot;&quot;);&quot;&quot;;ROUND(ABS([.B227]-[.E227])*86400))" office:value-type="float" office:value="2" calcext:value-type="float">
            <text:p>2</text:p>
          </table:table-cell>
          <table:table-cell table:formula="of:=IF(OR([.C227]=&quot;&quot;;[.F227]=&quot;&quot;);&quot;&quot;;ROUND(ABS([.C227]-[.F227])*86400))" office:value-type="float" office:value="0" calcext:value-type="float">
            <text:p>0</text:p>
          </table:table-cell>
          <table:table-cell table:formula="of:=IF(OR([.D227]=&quot;&quot;;[.G227]=&quot;&quot;);&quot;&quot;;ROUND(ABS([.D227]-[.G22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04H43M28S" calcext:value-type="time">
            <text:p>04:43:28</text:p>
          </table:table-cell>
          <table:table-cell office:value-type="time" office:time-value="PT12H05M13S" calcext:value-type="time">
            <text:p>12:05:13</text:p>
          </table:table-cell>
          <table:table-cell office:value-type="time" office:time-value="PT19H25M52S" calcext:value-type="time">
            <text:p>19:25:52</text:p>
          </table:table-cell>
          <table:table-cell office:value-type="time" office:time-value="PT04H43M26S" calcext:value-type="time">
            <text:p>04:43:26</text:p>
          </table:table-cell>
          <table:table-cell office:value-type="time" office:time-value="PT12H05M13S" calcext:value-type="time">
            <text:p>12:05:13</text:p>
          </table:table-cell>
          <table:table-cell office:value-type="time" office:time-value="PT19H25M54S" calcext:value-type="time">
            <text:p>19:25:54</text:p>
          </table:table-cell>
          <table:table-cell table:formula="of:=IF(OR([.B228]=&quot;&quot;;[.E228]=&quot;&quot;);&quot;&quot;;ROUND(ABS([.B228]-[.E228])*86400))" office:value-type="float" office:value="2" calcext:value-type="float">
            <text:p>2</text:p>
          </table:table-cell>
          <table:table-cell table:formula="of:=IF(OR([.C228]=&quot;&quot;;[.F228]=&quot;&quot;);&quot;&quot;;ROUND(ABS([.C228]-[.F228])*86400))" office:value-type="float" office:value="0" calcext:value-type="float">
            <text:p>0</text:p>
          </table:table-cell>
          <table:table-cell table:formula="of:=IF(OR([.D228]=&quot;&quot;;[.G228]=&quot;&quot;);&quot;&quot;;ROUND(ABS([.D228]-[.G22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04H45M03S" calcext:value-type="time">
            <text:p>04:45:03</text:p>
          </table:table-cell>
          <table:table-cell office:value-type="time" office:time-value="PT12H05M01S" calcext:value-type="time">
            <text:p>12:05:01</text:p>
          </table:table-cell>
          <table:table-cell office:value-type="time" office:time-value="PT19H23M54S" calcext:value-type="time">
            <text:p>19:23:54</text:p>
          </table:table-cell>
          <table:table-cell office:value-type="time" office:time-value="PT04H45M01S" calcext:value-type="time">
            <text:p>04:45:01</text:p>
          </table:table-cell>
          <table:table-cell office:value-type="time" office:time-value="PT12H05M01S" calcext:value-type="time">
            <text:p>12:05:01</text:p>
          </table:table-cell>
          <table:table-cell office:value-type="time" office:time-value="PT19H23M56S" calcext:value-type="time">
            <text:p>19:23:56</text:p>
          </table:table-cell>
          <table:table-cell table:formula="of:=IF(OR([.B229]=&quot;&quot;;[.E229]=&quot;&quot;);&quot;&quot;;ROUND(ABS([.B229]-[.E229])*86400))" office:value-type="float" office:value="2" calcext:value-type="float">
            <text:p>2</text:p>
          </table:table-cell>
          <table:table-cell table:formula="of:=IF(OR([.C229]=&quot;&quot;;[.F229]=&quot;&quot;);&quot;&quot;;ROUND(ABS([.C229]-[.F229])*86400))" office:value-type="float" office:value="0" calcext:value-type="float">
            <text:p>0</text:p>
          </table:table-cell>
          <table:table-cell table:formula="of:=IF(OR([.D229]=&quot;&quot;;[.G229]=&quot;&quot;);&quot;&quot;;ROUND(ABS([.D229]-[.G22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04H46M38S" calcext:value-type="time">
            <text:p>04:46:38</text:p>
          </table:table-cell>
          <table:table-cell office:value-type="time" office:time-value="PT12H04M49S" calcext:value-type="time">
            <text:p>12:04:49</text:p>
          </table:table-cell>
          <table:table-cell office:value-type="time" office:time-value="PT19H21M54S" calcext:value-type="time">
            <text:p>19:21:54</text:p>
          </table:table-cell>
          <table:table-cell office:value-type="time" office:time-value="PT04H46M36S" calcext:value-type="time">
            <text:p>04:46:36</text:p>
          </table:table-cell>
          <table:table-cell office:value-type="time" office:time-value="PT12H04M49S" calcext:value-type="time">
            <text:p>12:04:49</text:p>
          </table:table-cell>
          <table:table-cell office:value-type="time" office:time-value="PT19H21M56S" calcext:value-type="time">
            <text:p>19:21:56</text:p>
          </table:table-cell>
          <table:table-cell table:formula="of:=IF(OR([.B230]=&quot;&quot;;[.E230]=&quot;&quot;);&quot;&quot;;ROUND(ABS([.B230]-[.E230])*86400))" office:value-type="float" office:value="2" calcext:value-type="float">
            <text:p>2</text:p>
          </table:table-cell>
          <table:table-cell table:formula="of:=IF(OR([.C230]=&quot;&quot;;[.F230]=&quot;&quot;);&quot;&quot;;ROUND(ABS([.C230]-[.F230])*86400))" office:value-type="float" office:value="0" calcext:value-type="float">
            <text:p>0</text:p>
          </table:table-cell>
          <table:table-cell table:formula="of:=IF(OR([.D230]=&quot;&quot;;[.G230]=&quot;&quot;);&quot;&quot;;ROUND(ABS([.D230]-[.G23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04H48M14S" calcext:value-type="time">
            <text:p>04:48:14</text:p>
          </table:table-cell>
          <table:table-cell office:value-type="time" office:time-value="PT12H04M36S" calcext:value-type="time">
            <text:p>12:04:36</text:p>
          </table:table-cell>
          <table:table-cell office:value-type="time" office:time-value="PT19H19M53S" calcext:value-type="time">
            <text:p>19:19:53</text:p>
          </table:table-cell>
          <table:table-cell office:value-type="time" office:time-value="PT04H48M12S" calcext:value-type="time">
            <text:p>04:48:12</text:p>
          </table:table-cell>
          <table:table-cell office:value-type="time" office:time-value="PT12H04M36S" calcext:value-type="time">
            <text:p>12:04:36</text:p>
          </table:table-cell>
          <table:table-cell office:value-type="time" office:time-value="PT19H19M55S" calcext:value-type="time">
            <text:p>19:19:55</text:p>
          </table:table-cell>
          <table:table-cell table:formula="of:=IF(OR([.B231]=&quot;&quot;;[.E231]=&quot;&quot;);&quot;&quot;;ROUND(ABS([.B231]-[.E231])*86400))" office:value-type="float" office:value="2" calcext:value-type="float">
            <text:p>2</text:p>
          </table:table-cell>
          <table:table-cell table:formula="of:=IF(OR([.C231]=&quot;&quot;;[.F231]=&quot;&quot;);&quot;&quot;;ROUND(ABS([.C231]-[.F231])*86400))" office:value-type="float" office:value="0" calcext:value-type="float">
            <text:p>0</text:p>
          </table:table-cell>
          <table:table-cell table:formula="of:=IF(OR([.D231]=&quot;&quot;;[.G231]=&quot;&quot;);&quot;&quot;;ROUND(ABS([.D231]-[.G23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time" office:time-value="PT04H49M49S" calcext:value-type="time">
            <text:p>04:49:49</text:p>
          </table:table-cell>
          <table:table-cell office:value-type="time" office:time-value="PT12H04M23S" calcext:value-type="time">
            <text:p>12:04:23</text:p>
          </table:table-cell>
          <table:table-cell office:value-type="time" office:time-value="PT19H17M51S" calcext:value-type="time">
            <text:p>19:17:51</text:p>
          </table:table-cell>
          <table:table-cell office:value-type="time" office:time-value="PT04H49M47S" calcext:value-type="time">
            <text:p>04:49:47</text:p>
          </table:table-cell>
          <table:table-cell office:value-type="time" office:time-value="PT12H04M23S" calcext:value-type="time">
            <text:p>12:04:23</text:p>
          </table:table-cell>
          <table:table-cell office:value-type="time" office:time-value="PT19H17M52S" calcext:value-type="time">
            <text:p>19:17:52</text:p>
          </table:table-cell>
          <table:table-cell table:formula="of:=IF(OR([.B232]=&quot;&quot;;[.E232]=&quot;&quot;);&quot;&quot;;ROUND(ABS([.B232]-[.E232])*86400))" office:value-type="float" office:value="2" calcext:value-type="float">
            <text:p>2</text:p>
          </table:table-cell>
          <table:table-cell table:formula="of:=IF(OR([.C232]=&quot;&quot;;[.F232]=&quot;&quot;);&quot;&quot;;ROUND(ABS([.C232]-[.F232])*86400))" office:value-type="float" office:value="0" calcext:value-type="float">
            <text:p>0</text:p>
          </table:table-cell>
          <table:table-cell table:formula="of:=IF(OR([.D232]=&quot;&quot;;[.G232]=&quot;&quot;);&quot;&quot;;ROUND(ABS([.D232]-[.G23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04H51M25S" calcext:value-type="time">
            <text:p>04:51:25</text:p>
          </table:table-cell>
          <table:table-cell office:value-type="time" office:time-value="PT12H04M09S" calcext:value-type="time">
            <text:p>12:04:09</text:p>
          </table:table-cell>
          <table:table-cell office:value-type="time" office:time-value="PT19H15M47S" calcext:value-type="time">
            <text:p>19:15:47</text:p>
          </table:table-cell>
          <table:table-cell office:value-type="time" office:time-value="PT04H51M23S" calcext:value-type="time">
            <text:p>04:51:23</text:p>
          </table:table-cell>
          <table:table-cell office:value-type="time" office:time-value="PT12H04M09S" calcext:value-type="time">
            <text:p>12:04:09</text:p>
          </table:table-cell>
          <table:table-cell office:value-type="time" office:time-value="PT19H15M49S" calcext:value-type="time">
            <text:p>19:15:49</text:p>
          </table:table-cell>
          <table:table-cell table:formula="of:=IF(OR([.B233]=&quot;&quot;;[.E233]=&quot;&quot;);&quot;&quot;;ROUND(ABS([.B233]-[.E233])*86400))" office:value-type="float" office:value="2" calcext:value-type="float">
            <text:p>2</text:p>
          </table:table-cell>
          <table:table-cell table:formula="of:=IF(OR([.C233]=&quot;&quot;;[.F233]=&quot;&quot;);&quot;&quot;;ROUND(ABS([.C233]-[.F233])*86400))" office:value-type="float" office:value="0" calcext:value-type="float">
            <text:p>0</text:p>
          </table:table-cell>
          <table:table-cell table:formula="of:=IF(OR([.D233]=&quot;&quot;;[.G233]=&quot;&quot;);&quot;&quot;;ROUND(ABS([.D233]-[.G23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04H53M01S" calcext:value-type="time">
            <text:p>04:53:01</text:p>
          </table:table-cell>
          <table:table-cell office:value-type="time" office:time-value="PT12H03M55S" calcext:value-type="time">
            <text:p>12:03:55</text:p>
          </table:table-cell>
          <table:table-cell office:value-type="time" office:time-value="PT19H13M43S" calcext:value-type="time">
            <text:p>19:13:43</text:p>
          </table:table-cell>
          <table:table-cell office:value-type="time" office:time-value="PT04H52M59S" calcext:value-type="time">
            <text:p>04:52:59</text:p>
          </table:table-cell>
          <table:table-cell office:value-type="time" office:time-value="PT12H03M55S" calcext:value-type="time">
            <text:p>12:03:55</text:p>
          </table:table-cell>
          <table:table-cell office:value-type="time" office:time-value="PT19H13M45S" calcext:value-type="time">
            <text:p>19:13:45</text:p>
          </table:table-cell>
          <table:table-cell table:formula="of:=IF(OR([.B234]=&quot;&quot;;[.E234]=&quot;&quot;);&quot;&quot;;ROUND(ABS([.B234]-[.E234])*86400))" office:value-type="float" office:value="2" calcext:value-type="float">
            <text:p>2</text:p>
          </table:table-cell>
          <table:table-cell table:formula="of:=IF(OR([.C234]=&quot;&quot;;[.F234]=&quot;&quot;);&quot;&quot;;ROUND(ABS([.C234]-[.F234])*86400))" office:value-type="float" office:value="0" calcext:value-type="float">
            <text:p>0</text:p>
          </table:table-cell>
          <table:table-cell table:formula="of:=IF(OR([.D234]=&quot;&quot;;[.G234]=&quot;&quot;);&quot;&quot;;ROUND(ABS([.D234]-[.G23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04H54M36S" calcext:value-type="time">
            <text:p>04:54:36</text:p>
          </table:table-cell>
          <table:table-cell office:value-type="time" office:time-value="PT12H03M40S" calcext:value-type="time">
            <text:p>12:03:40</text:p>
          </table:table-cell>
          <table:table-cell office:value-type="time" office:time-value="PT19H11M38S" calcext:value-type="time">
            <text:p>19:11:38</text:p>
          </table:table-cell>
          <table:table-cell office:value-type="time" office:time-value="PT04H54M35S" calcext:value-type="time">
            <text:p>04:54:35</text:p>
          </table:table-cell>
          <table:table-cell office:value-type="time" office:time-value="PT12H03M40S" calcext:value-type="time">
            <text:p>12:03:40</text:p>
          </table:table-cell>
          <table:table-cell office:value-type="time" office:time-value="PT19H11M40S" calcext:value-type="time">
            <text:p>19:11:40</text:p>
          </table:table-cell>
          <table:table-cell table:formula="of:=IF(OR([.B235]=&quot;&quot;;[.E235]=&quot;&quot;);&quot;&quot;;ROUND(ABS([.B235]-[.E235])*86400))" office:value-type="float" office:value="1" calcext:value-type="float">
            <text:p>1</text:p>
          </table:table-cell>
          <table:table-cell table:formula="of:=IF(OR([.C235]=&quot;&quot;;[.F235]=&quot;&quot;);&quot;&quot;;ROUND(ABS([.C235]-[.F235])*86400))" office:value-type="float" office:value="0" calcext:value-type="float">
            <text:p>0</text:p>
          </table:table-cell>
          <table:table-cell table:formula="of:=IF(OR([.D235]=&quot;&quot;;[.G235]=&quot;&quot;);&quot;&quot;;ROUND(ABS([.D235]-[.G23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time" office:time-value="PT04H56M12S" calcext:value-type="time">
            <text:p>04:56:12</text:p>
          </table:table-cell>
          <table:table-cell office:value-type="time" office:time-value="PT12H03M25S" calcext:value-type="time">
            <text:p>12:03:25</text:p>
          </table:table-cell>
          <table:table-cell office:value-type="time" office:time-value="PT19H09M32S" calcext:value-type="time">
            <text:p>19:09:32</text:p>
          </table:table-cell>
          <table:table-cell office:value-type="time" office:time-value="PT04H56M10S" calcext:value-type="time">
            <text:p>04:56:10</text:p>
          </table:table-cell>
          <table:table-cell office:value-type="time" office:time-value="PT12H03M25S" calcext:value-type="time">
            <text:p>12:03:25</text:p>
          </table:table-cell>
          <table:table-cell office:value-type="time" office:time-value="PT19H09M34S" calcext:value-type="time">
            <text:p>19:09:34</text:p>
          </table:table-cell>
          <table:table-cell table:formula="of:=IF(OR([.B236]=&quot;&quot;;[.E236]=&quot;&quot;);&quot;&quot;;ROUND(ABS([.B236]-[.E236])*86400))" office:value-type="float" office:value="2" calcext:value-type="float">
            <text:p>2</text:p>
          </table:table-cell>
          <table:table-cell table:formula="of:=IF(OR([.C236]=&quot;&quot;;[.F236]=&quot;&quot;);&quot;&quot;;ROUND(ABS([.C236]-[.F236])*86400))" office:value-type="float" office:value="0" calcext:value-type="float">
            <text:p>0</text:p>
          </table:table-cell>
          <table:table-cell table:formula="of:=IF(OR([.D236]=&quot;&quot;;[.G236]=&quot;&quot;);&quot;&quot;;ROUND(ABS([.D236]-[.G23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4H57M48S" calcext:value-type="time">
            <text:p>04:57:48</text:p>
          </table:table-cell>
          <table:table-cell office:value-type="time" office:time-value="PT12H03M09S" calcext:value-type="time">
            <text:p>12:03:09</text:p>
          </table:table-cell>
          <table:table-cell office:value-type="time" office:time-value="PT19H07M25S" calcext:value-type="time">
            <text:p>19:07:25</text:p>
          </table:table-cell>
          <table:table-cell office:value-type="time" office:time-value="PT04H57M46S" calcext:value-type="time">
            <text:p>04:57:46</text:p>
          </table:table-cell>
          <table:table-cell office:value-type="time" office:time-value="PT12H03M10S" calcext:value-type="time">
            <text:p>12:03:10</text:p>
          </table:table-cell>
          <table:table-cell office:value-type="time" office:time-value="PT19H07M27S" calcext:value-type="time">
            <text:p>19:07:27</text:p>
          </table:table-cell>
          <table:table-cell table:formula="of:=IF(OR([.B237]=&quot;&quot;;[.E237]=&quot;&quot;);&quot;&quot;;ROUND(ABS([.B237]-[.E237])*86400))" office:value-type="float" office:value="2" calcext:value-type="float">
            <text:p>2</text:p>
          </table:table-cell>
          <table:table-cell table:formula="of:=IF(OR([.C237]=&quot;&quot;;[.F237]=&quot;&quot;);&quot;&quot;;ROUND(ABS([.C237]-[.F237])*86400))" office:value-type="float" office:value="1" calcext:value-type="float">
            <text:p>1</text:p>
          </table:table-cell>
          <table:table-cell table:formula="of:=IF(OR([.D237]=&quot;&quot;;[.G237]=&quot;&quot;);&quot;&quot;;ROUND(ABS([.D237]-[.G23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4H59M24S" calcext:value-type="time">
            <text:p>04:59:24</text:p>
          </table:table-cell>
          <table:table-cell office:value-type="time" office:time-value="PT12H02M54S" calcext:value-type="time">
            <text:p>12:02:54</text:p>
          </table:table-cell>
          <table:table-cell office:value-type="time" office:time-value="PT19H05M17S" calcext:value-type="time">
            <text:p>19:05:17</text:p>
          </table:table-cell>
          <table:table-cell office:value-type="time" office:time-value="PT04H59M22S" calcext:value-type="time">
            <text:p>04:59:22</text:p>
          </table:table-cell>
          <table:table-cell office:value-type="time" office:time-value="PT12H02M54S" calcext:value-type="time">
            <text:p>12:02:54</text:p>
          </table:table-cell>
          <table:table-cell office:value-type="time" office:time-value="PT19H05M19S" calcext:value-type="time">
            <text:p>19:05:19</text:p>
          </table:table-cell>
          <table:table-cell table:formula="of:=IF(OR([.B238]=&quot;&quot;;[.E238]=&quot;&quot;);&quot;&quot;;ROUND(ABS([.B238]-[.E238])*86400))" office:value-type="float" office:value="2" calcext:value-type="float">
            <text:p>2</text:p>
          </table:table-cell>
          <table:table-cell table:formula="of:=IF(OR([.C238]=&quot;&quot;;[.F238]=&quot;&quot;);&quot;&quot;;ROUND(ABS([.C238]-[.F238])*86400))" office:value-type="float" office:value="0" calcext:value-type="float">
            <text:p>0</text:p>
          </table:table-cell>
          <table:table-cell table:formula="of:=IF(OR([.D238]=&quot;&quot;;[.G238]=&quot;&quot;);&quot;&quot;;ROUND(ABS([.D238]-[.G23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05H01M00S" calcext:value-type="time">
            <text:p>05:01:00</text:p>
          </table:table-cell>
          <table:table-cell office:value-type="time" office:time-value="PT12H02M37S" calcext:value-type="time">
            <text:p>12:02:37</text:p>
          </table:table-cell>
          <table:table-cell office:value-type="time" office:time-value="PT19H03M09S" calcext:value-type="time">
            <text:p>19:03:09</text:p>
          </table:table-cell>
          <table:table-cell office:value-type="time" office:time-value="PT05H00M58S" calcext:value-type="time">
            <text:p>05:00:58</text:p>
          </table:table-cell>
          <table:table-cell office:value-type="time" office:time-value="PT12H02M37S" calcext:value-type="time">
            <text:p>12:02:37</text:p>
          </table:table-cell>
          <table:table-cell office:value-type="time" office:time-value="PT19H03M10S" calcext:value-type="time">
            <text:p>19:03:10</text:p>
          </table:table-cell>
          <table:table-cell table:formula="of:=IF(OR([.B239]=&quot;&quot;;[.E239]=&quot;&quot;);&quot;&quot;;ROUND(ABS([.B239]-[.E239])*86400))" office:value-type="float" office:value="2" calcext:value-type="float">
            <text:p>2</text:p>
          </table:table-cell>
          <table:table-cell table:formula="of:=IF(OR([.C239]=&quot;&quot;;[.F239]=&quot;&quot;);&quot;&quot;;ROUND(ABS([.C239]-[.F239])*86400))" office:value-type="float" office:value="0" calcext:value-type="float">
            <text:p>0</text:p>
          </table:table-cell>
          <table:table-cell table:formula="of:=IF(OR([.D239]=&quot;&quot;;[.G239]=&quot;&quot;);&quot;&quot;;ROUND(ABS([.D239]-[.G23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05H02M36S" calcext:value-type="time">
            <text:p>05:02:36</text:p>
          </table:table-cell>
          <table:table-cell office:value-type="time" office:time-value="PT12H02M20S" calcext:value-type="time">
            <text:p>12:02:20</text:p>
          </table:table-cell>
          <table:table-cell office:value-type="time" office:time-value="PT19H00M59S" calcext:value-type="time">
            <text:p>19:00:59</text:p>
          </table:table-cell>
          <table:table-cell office:value-type="time" office:time-value="PT05H02M34S" calcext:value-type="time">
            <text:p>05:02:34</text:p>
          </table:table-cell>
          <table:table-cell office:value-type="time" office:time-value="PT12H02M21S" calcext:value-type="time">
            <text:p>12:02:21</text:p>
          </table:table-cell>
          <table:table-cell office:value-type="time" office:time-value="PT19H01M01S" calcext:value-type="time">
            <text:p>19:01:01</text:p>
          </table:table-cell>
          <table:table-cell table:formula="of:=IF(OR([.B240]=&quot;&quot;;[.E240]=&quot;&quot;);&quot;&quot;;ROUND(ABS([.B240]-[.E240])*86400))" office:value-type="float" office:value="2" calcext:value-type="float">
            <text:p>2</text:p>
          </table:table-cell>
          <table:table-cell table:formula="of:=IF(OR([.C240]=&quot;&quot;;[.F240]=&quot;&quot;);&quot;&quot;;ROUND(ABS([.C240]-[.F240])*86400))" office:value-type="float" office:value="1" calcext:value-type="float">
            <text:p>1</text:p>
          </table:table-cell>
          <table:table-cell table:formula="of:=IF(OR([.D240]=&quot;&quot;;[.G240]=&quot;&quot;);&quot;&quot;;ROUND(ABS([.D240]-[.G24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5H04M12S" calcext:value-type="time">
            <text:p>05:04:12</text:p>
          </table:table-cell>
          <table:table-cell office:value-type="time" office:time-value="PT12H02M03S" calcext:value-type="time">
            <text:p>12:02:03</text:p>
          </table:table-cell>
          <table:table-cell office:value-type="time" office:time-value="PT18H58M49S" calcext:value-type="time">
            <text:p>18:58:49</text:p>
          </table:table-cell>
          <table:table-cell office:value-type="time" office:time-value="PT05H04M10S" calcext:value-type="time">
            <text:p>05:04:10</text:p>
          </table:table-cell>
          <table:table-cell office:value-type="time" office:time-value="PT12H02M03S" calcext:value-type="time">
            <text:p>12:02:03</text:p>
          </table:table-cell>
          <table:table-cell office:value-type="time" office:time-value="PT18H58M51S" calcext:value-type="time">
            <text:p>18:58:51</text:p>
          </table:table-cell>
          <table:table-cell table:formula="of:=IF(OR([.B241]=&quot;&quot;;[.E241]=&quot;&quot;);&quot;&quot;;ROUND(ABS([.B241]-[.E241])*86400))" office:value-type="float" office:value="2" calcext:value-type="float">
            <text:p>2</text:p>
          </table:table-cell>
          <table:table-cell table:formula="of:=IF(OR([.C241]=&quot;&quot;;[.F241]=&quot;&quot;);&quot;&quot;;ROUND(ABS([.C241]-[.F241])*86400))" office:value-type="float" office:value="0" calcext:value-type="float">
            <text:p>0</text:p>
          </table:table-cell>
          <table:table-cell table:formula="of:=IF(OR([.D241]=&quot;&quot;;[.G241]=&quot;&quot;);&quot;&quot;;ROUND(ABS([.D241]-[.G24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5H05M48S" calcext:value-type="time">
            <text:p>05:05:48</text:p>
          </table:table-cell>
          <table:table-cell office:value-type="time" office:time-value="PT12H01M46S" calcext:value-type="time">
            <text:p>12:01:46</text:p>
          </table:table-cell>
          <table:table-cell office:value-type="time" office:time-value="PT18H56M38S" calcext:value-type="time">
            <text:p>18:56:38</text:p>
          </table:table-cell>
          <table:table-cell office:value-type="time" office:time-value="PT05H05M46S" calcext:value-type="time">
            <text:p>05:05:46</text:p>
          </table:table-cell>
          <table:table-cell office:value-type="time" office:time-value="PT12H01M46S" calcext:value-type="time">
            <text:p>12:01:46</text:p>
          </table:table-cell>
          <table:table-cell office:value-type="time" office:time-value="PT18H56M40S" calcext:value-type="time">
            <text:p>18:56:40</text:p>
          </table:table-cell>
          <table:table-cell table:formula="of:=IF(OR([.B242]=&quot;&quot;;[.E242]=&quot;&quot;);&quot;&quot;;ROUND(ABS([.B242]-[.E242])*86400))" office:value-type="float" office:value="2" calcext:value-type="float">
            <text:p>2</text:p>
          </table:table-cell>
          <table:table-cell table:formula="of:=IF(OR([.C242]=&quot;&quot;;[.F242]=&quot;&quot;);&quot;&quot;;ROUND(ABS([.C242]-[.F242])*86400))" office:value-type="float" office:value="0" calcext:value-type="float">
            <text:p>0</text:p>
          </table:table-cell>
          <table:table-cell table:formula="of:=IF(OR([.D242]=&quot;&quot;;[.G242]=&quot;&quot;);&quot;&quot;;ROUND(ABS([.D242]-[.G24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5H07M24S" calcext:value-type="time">
            <text:p>05:07:24</text:p>
          </table:table-cell>
          <table:table-cell office:value-type="time" office:time-value="PT12H01M28S" calcext:value-type="time">
            <text:p>12:01:28</text:p>
          </table:table-cell>
          <table:table-cell office:value-type="time" office:time-value="PT18H54M27S" calcext:value-type="time">
            <text:p>18:54:27</text:p>
          </table:table-cell>
          <table:table-cell office:value-type="time" office:time-value="PT05H07M22S" calcext:value-type="time">
            <text:p>05:07:22</text:p>
          </table:table-cell>
          <table:table-cell office:value-type="time" office:time-value="PT12H01M28S" calcext:value-type="time">
            <text:p>12:01:28</text:p>
          </table:table-cell>
          <table:table-cell office:value-type="time" office:time-value="PT18H54M28S" calcext:value-type="time">
            <text:p>18:54:28</text:p>
          </table:table-cell>
          <table:table-cell table:formula="of:=IF(OR([.B243]=&quot;&quot;;[.E243]=&quot;&quot;);&quot;&quot;;ROUND(ABS([.B243]-[.E243])*86400))" office:value-type="float" office:value="2" calcext:value-type="float">
            <text:p>2</text:p>
          </table:table-cell>
          <table:table-cell table:formula="of:=IF(OR([.C243]=&quot;&quot;;[.F243]=&quot;&quot;);&quot;&quot;;ROUND(ABS([.C243]-[.F243])*86400))" office:value-type="float" office:value="0" calcext:value-type="float">
            <text:p>0</text:p>
          </table:table-cell>
          <table:table-cell table:formula="of:=IF(OR([.D243]=&quot;&quot;;[.G243]=&quot;&quot;);&quot;&quot;;ROUND(ABS([.D243]-[.G24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5H09M00S" calcext:value-type="time">
            <text:p>05:09:00</text:p>
          </table:table-cell>
          <table:table-cell office:value-type="time" office:time-value="PT12H01M10S" calcext:value-type="time">
            <text:p>12:01:10</text:p>
          </table:table-cell>
          <table:table-cell office:value-type="time" office:time-value="PT18H52M15S" calcext:value-type="time">
            <text:p>18:52:15</text:p>
          </table:table-cell>
          <table:table-cell office:value-type="time" office:time-value="PT05H08M58S" calcext:value-type="time">
            <text:p>05:08:58</text:p>
          </table:table-cell>
          <table:table-cell office:value-type="time" office:time-value="PT12H01M10S" calcext:value-type="time">
            <text:p>12:01:10</text:p>
          </table:table-cell>
          <table:table-cell office:value-type="time" office:time-value="PT18H52M16S" calcext:value-type="time">
            <text:p>18:52:16</text:p>
          </table:table-cell>
          <table:table-cell table:formula="of:=IF(OR([.B244]=&quot;&quot;;[.E244]=&quot;&quot;);&quot;&quot;;ROUND(ABS([.B244]-[.E244])*86400))" office:value-type="float" office:value="2" calcext:value-type="float">
            <text:p>2</text:p>
          </table:table-cell>
          <table:table-cell table:formula="of:=IF(OR([.C244]=&quot;&quot;;[.F244]=&quot;&quot;);&quot;&quot;;ROUND(ABS([.C244]-[.F244])*86400))" office:value-type="float" office:value="0" calcext:value-type="float">
            <text:p>0</text:p>
          </table:table-cell>
          <table:table-cell table:formula="of:=IF(OR([.D244]=&quot;&quot;;[.G244]=&quot;&quot;);&quot;&quot;;ROUND(ABS([.D244]-[.G24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05H10M35S" calcext:value-type="time">
            <text:p>05:10:35</text:p>
          </table:table-cell>
          <table:table-cell office:value-type="time" office:time-value="PT12H00M51S" calcext:value-type="time">
            <text:p>12:00:51</text:p>
          </table:table-cell>
          <table:table-cell office:value-type="time" office:time-value="PT18H50M02S" calcext:value-type="time">
            <text:p>18:50:02</text:p>
          </table:table-cell>
          <table:table-cell office:value-type="time" office:time-value="PT05H10M34S" calcext:value-type="time">
            <text:p>05:10:34</text:p>
          </table:table-cell>
          <table:table-cell office:value-type="time" office:time-value="PT12H00M51S" calcext:value-type="time">
            <text:p>12:00:51</text:p>
          </table:table-cell>
          <table:table-cell office:value-type="time" office:time-value="PT18H50M03S" calcext:value-type="time">
            <text:p>18:50:03</text:p>
          </table:table-cell>
          <table:table-cell table:formula="of:=IF(OR([.B245]=&quot;&quot;;[.E245]=&quot;&quot;);&quot;&quot;;ROUND(ABS([.B245]-[.E245])*86400))" office:value-type="float" office:value="1" calcext:value-type="float">
            <text:p>1</text:p>
          </table:table-cell>
          <table:table-cell table:formula="of:=IF(OR([.C245]=&quot;&quot;;[.F245]=&quot;&quot;);&quot;&quot;;ROUND(ABS([.C245]-[.F245])*86400))" office:value-type="float" office:value="0" calcext:value-type="float">
            <text:p>0</text:p>
          </table:table-cell>
          <table:table-cell table:formula="of:=IF(OR([.D245]=&quot;&quot;;[.G245]=&quot;&quot;);&quot;&quot;;ROUND(ABS([.D245]-[.G24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05H12M11S" calcext:value-type="time">
            <text:p>05:12:11</text:p>
          </table:table-cell>
          <table:table-cell office:value-type="time" office:time-value="PT12H00M32S" calcext:value-type="time">
            <text:p>12:00:32</text:p>
          </table:table-cell>
          <table:table-cell office:value-type="time" office:time-value="PT18H47M48S" calcext:value-type="time">
            <text:p>18:47:48</text:p>
          </table:table-cell>
          <table:table-cell office:value-type="time" office:time-value="PT05H12M10S" calcext:value-type="time">
            <text:p>05:12:10</text:p>
          </table:table-cell>
          <table:table-cell office:value-type="time" office:time-value="PT12H00M32S" calcext:value-type="time">
            <text:p>12:00:32</text:p>
          </table:table-cell>
          <table:table-cell office:value-type="time" office:time-value="PT18H47M50S" calcext:value-type="time">
            <text:p>18:47:50</text:p>
          </table:table-cell>
          <table:table-cell table:formula="of:=IF(OR([.B246]=&quot;&quot;;[.E246]=&quot;&quot;);&quot;&quot;;ROUND(ABS([.B246]-[.E246])*86400))" office:value-type="float" office:value="1" calcext:value-type="float">
            <text:p>1</text:p>
          </table:table-cell>
          <table:table-cell table:formula="of:=IF(OR([.C246]=&quot;&quot;;[.F246]=&quot;&quot;);&quot;&quot;;ROUND(ABS([.C246]-[.F246])*86400))" office:value-type="float" office:value="0" calcext:value-type="float">
            <text:p>0</text:p>
          </table:table-cell>
          <table:table-cell table:formula="of:=IF(OR([.D246]=&quot;&quot;;[.G246]=&quot;&quot;);&quot;&quot;;ROUND(ABS([.D246]-[.G246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05H13M47S" calcext:value-type="time">
            <text:p>05:13:47</text:p>
          </table:table-cell>
          <table:table-cell office:value-type="time" office:time-value="PT12H00M13S" calcext:value-type="time">
            <text:p>12:00:13</text:p>
          </table:table-cell>
          <table:table-cell office:value-type="time" office:time-value="PT18H45M34S" calcext:value-type="time">
            <text:p>18:45:34</text:p>
          </table:table-cell>
          <table:table-cell office:value-type="time" office:time-value="PT05H13M45S" calcext:value-type="time">
            <text:p>05:13:45</text:p>
          </table:table-cell>
          <table:table-cell office:value-type="time" office:time-value="PT12H00M13S" calcext:value-type="time">
            <text:p>12:00:13</text:p>
          </table:table-cell>
          <table:table-cell office:value-type="time" office:time-value="PT18H45M36S" calcext:value-type="time">
            <text:p>18:45:36</text:p>
          </table:table-cell>
          <table:table-cell table:formula="of:=IF(OR([.B247]=&quot;&quot;;[.E247]=&quot;&quot;);&quot;&quot;;ROUND(ABS([.B247]-[.E247])*86400))" office:value-type="float" office:value="2" calcext:value-type="float">
            <text:p>2</text:p>
          </table:table-cell>
          <table:table-cell table:formula="of:=IF(OR([.C247]=&quot;&quot;;[.F247]=&quot;&quot;);&quot;&quot;;ROUND(ABS([.C247]-[.F247])*86400))" office:value-type="float" office:value="0" calcext:value-type="float">
            <text:p>0</text:p>
          </table:table-cell>
          <table:table-cell table:formula="of:=IF(OR([.D247]=&quot;&quot;;[.G247]=&quot;&quot;);&quot;&quot;;ROUND(ABS([.D247]-[.G247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time" office:time-value="PT05H15M23S" calcext:value-type="time">
            <text:p>05:15:23</text:p>
          </table:table-cell>
          <table:table-cell office:value-type="time" office:time-value="PT11H59M53S" calcext:value-type="time">
            <text:p>11:59:53</text:p>
          </table:table-cell>
          <table:table-cell office:value-type="time" office:time-value="PT18H43M20S" calcext:value-type="time">
            <text:p>18:43:20</text:p>
          </table:table-cell>
          <table:table-cell office:value-type="time" office:time-value="PT05H15M21S" calcext:value-type="time">
            <text:p>05:15:21</text:p>
          </table:table-cell>
          <table:table-cell office:value-type="time" office:time-value="PT11H59M54S" calcext:value-type="time">
            <text:p>11:59:54</text:p>
          </table:table-cell>
          <table:table-cell office:value-type="time" office:time-value="PT18H43M21S" calcext:value-type="time">
            <text:p>18:43:21</text:p>
          </table:table-cell>
          <table:table-cell table:formula="of:=IF(OR([.B248]=&quot;&quot;;[.E248]=&quot;&quot;);&quot;&quot;;ROUND(ABS([.B248]-[.E248])*86400))" office:value-type="float" office:value="2" calcext:value-type="float">
            <text:p>2</text:p>
          </table:table-cell>
          <table:table-cell table:formula="of:=IF(OR([.C248]=&quot;&quot;;[.F248]=&quot;&quot;);&quot;&quot;;ROUND(ABS([.C248]-[.F248])*86400))" office:value-type="float" office:value="1" calcext:value-type="float">
            <text:p>1</text:p>
          </table:table-cell>
          <table:table-cell table:formula="of:=IF(OR([.D248]=&quot;&quot;;[.G248]=&quot;&quot;);&quot;&quot;;ROUND(ABS([.D248]-[.G248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time" office:time-value="PT05H16M58S" calcext:value-type="time">
            <text:p>05:16:58</text:p>
          </table:table-cell>
          <table:table-cell office:value-type="time" office:time-value="PT11H59M34S" calcext:value-type="time">
            <text:p>11:59:34</text:p>
          </table:table-cell>
          <table:table-cell office:value-type="time" office:time-value="PT18H41M05S" calcext:value-type="time">
            <text:p>18:41:05</text:p>
          </table:table-cell>
          <table:table-cell office:value-type="time" office:time-value="PT05H16M57S" calcext:value-type="time">
            <text:p>05:16:57</text:p>
          </table:table-cell>
          <table:table-cell office:value-type="time" office:time-value="PT11H59M34S" calcext:value-type="time">
            <text:p>11:59:34</text:p>
          </table:table-cell>
          <table:table-cell office:value-type="time" office:time-value="PT18H41M06S" calcext:value-type="time">
            <text:p>18:41:06</text:p>
          </table:table-cell>
          <table:table-cell table:formula="of:=IF(OR([.B249]=&quot;&quot;;[.E249]=&quot;&quot;);&quot;&quot;;ROUND(ABS([.B249]-[.E249])*86400))" office:value-type="float" office:value="1" calcext:value-type="float">
            <text:p>1</text:p>
          </table:table-cell>
          <table:table-cell table:formula="of:=IF(OR([.C249]=&quot;&quot;;[.F249]=&quot;&quot;);&quot;&quot;;ROUND(ABS([.C249]-[.F249])*86400))" office:value-type="float" office:value="0" calcext:value-type="float">
            <text:p>0</text:p>
          </table:table-cell>
          <table:table-cell table:formula="of:=IF(OR([.D249]=&quot;&quot;;[.G249]=&quot;&quot;);&quot;&quot;;ROUND(ABS([.D249]-[.G249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time" office:time-value="PT05H18M34S" calcext:value-type="time">
            <text:p>05:18:34</text:p>
          </table:table-cell>
          <table:table-cell office:value-type="time" office:time-value="PT11H59M14S" calcext:value-type="time">
            <text:p>11:59:14</text:p>
          </table:table-cell>
          <table:table-cell office:value-type="time" office:time-value="PT18H38M49S" calcext:value-type="time">
            <text:p>18:38:49</text:p>
          </table:table-cell>
          <table:table-cell office:value-type="time" office:time-value="PT05H18M32S" calcext:value-type="time">
            <text:p>05:18:32</text:p>
          </table:table-cell>
          <table:table-cell office:value-type="time" office:time-value="PT11H59M14S" calcext:value-type="time">
            <text:p>11:59:14</text:p>
          </table:table-cell>
          <table:table-cell office:value-type="time" office:time-value="PT18H38M51S" calcext:value-type="time">
            <text:p>18:38:51</text:p>
          </table:table-cell>
          <table:table-cell table:formula="of:=IF(OR([.B250]=&quot;&quot;;[.E250]=&quot;&quot;);&quot;&quot;;ROUND(ABS([.B250]-[.E250])*86400))" office:value-type="float" office:value="2" calcext:value-type="float">
            <text:p>2</text:p>
          </table:table-cell>
          <table:table-cell table:formula="of:=IF(OR([.C250]=&quot;&quot;;[.F250]=&quot;&quot;);&quot;&quot;;ROUND(ABS([.C250]-[.F250])*86400))" office:value-type="float" office:value="0" calcext:value-type="float">
            <text:p>0</text:p>
          </table:table-cell>
          <table:table-cell table:formula="of:=IF(OR([.D250]=&quot;&quot;;[.G250]=&quot;&quot;);&quot;&quot;;ROUND(ABS([.D250]-[.G250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time" office:time-value="PT05H20M09S" calcext:value-type="time">
            <text:p>05:20:09</text:p>
          </table:table-cell>
          <table:table-cell office:value-type="time" office:time-value="PT11H58M53S" calcext:value-type="time">
            <text:p>11:58:53</text:p>
          </table:table-cell>
          <table:table-cell office:value-type="time" office:time-value="PT18H36M34S" calcext:value-type="time">
            <text:p>18:36:34</text:p>
          </table:table-cell>
          <table:table-cell office:value-type="time" office:time-value="PT05H20M08S" calcext:value-type="time">
            <text:p>05:20:08</text:p>
          </table:table-cell>
          <table:table-cell office:value-type="time" office:time-value="PT11H58M53S" calcext:value-type="time">
            <text:p>11:58:53</text:p>
          </table:table-cell>
          <table:table-cell office:value-type="time" office:time-value="PT18H36M35S" calcext:value-type="time">
            <text:p>18:36:35</text:p>
          </table:table-cell>
          <table:table-cell table:formula="of:=IF(OR([.B251]=&quot;&quot;;[.E251]=&quot;&quot;);&quot;&quot;;ROUND(ABS([.B251]-[.E251])*86400))" office:value-type="float" office:value="1" calcext:value-type="float">
            <text:p>1</text:p>
          </table:table-cell>
          <table:table-cell table:formula="of:=IF(OR([.C251]=&quot;&quot;;[.F251]=&quot;&quot;);&quot;&quot;;ROUND(ABS([.C251]-[.F251])*86400))" office:value-type="float" office:value="0" calcext:value-type="float">
            <text:p>0</text:p>
          </table:table-cell>
          <table:table-cell table:formula="of:=IF(OR([.D251]=&quot;&quot;;[.G251]=&quot;&quot;);&quot;&quot;;ROUND(ABS([.D251]-[.G251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time" office:time-value="PT05H21M45S" calcext:value-type="time">
            <text:p>05:21:45</text:p>
          </table:table-cell>
          <table:table-cell office:value-type="time" office:time-value="PT11H58M33S" calcext:value-type="time">
            <text:p>11:58:33</text:p>
          </table:table-cell>
          <table:table-cell office:value-type="time" office:time-value="PT18H34M17S" calcext:value-type="time">
            <text:p>18:34:17</text:p>
          </table:table-cell>
          <table:table-cell office:value-type="time" office:time-value="PT05H21M43S" calcext:value-type="time">
            <text:p>05:21:43</text:p>
          </table:table-cell>
          <table:table-cell office:value-type="time" office:time-value="PT11H58M33S" calcext:value-type="time">
            <text:p>11:58:33</text:p>
          </table:table-cell>
          <table:table-cell office:value-type="time" office:time-value="PT18H34M19S" calcext:value-type="time">
            <text:p>18:34:19</text:p>
          </table:table-cell>
          <table:table-cell table:formula="of:=IF(OR([.B252]=&quot;&quot;;[.E252]=&quot;&quot;);&quot;&quot;;ROUND(ABS([.B252]-[.E252])*86400))" office:value-type="float" office:value="2" calcext:value-type="float">
            <text:p>2</text:p>
          </table:table-cell>
          <table:table-cell table:formula="of:=IF(OR([.C252]=&quot;&quot;;[.F252]=&quot;&quot;);&quot;&quot;;ROUND(ABS([.C252]-[.F252])*86400))" office:value-type="float" office:value="0" calcext:value-type="float">
            <text:p>0</text:p>
          </table:table-cell>
          <table:table-cell table:formula="of:=IF(OR([.D252]=&quot;&quot;;[.G252]=&quot;&quot;);&quot;&quot;;ROUND(ABS([.D252]-[.G252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05H23M20S" calcext:value-type="time">
            <text:p>05:23:20</text:p>
          </table:table-cell>
          <table:table-cell office:value-type="time" office:time-value="PT11H58M12S" calcext:value-type="time">
            <text:p>11:58:12</text:p>
          </table:table-cell>
          <table:table-cell office:value-type="time" office:time-value="PT18H32M01S" calcext:value-type="time">
            <text:p>18:32:01</text:p>
          </table:table-cell>
          <table:table-cell office:value-type="time" office:time-value="PT05H23M19S" calcext:value-type="time">
            <text:p>05:23:19</text:p>
          </table:table-cell>
          <table:table-cell office:value-type="time" office:time-value="PT11H58M12S" calcext:value-type="time">
            <text:p>11:58:12</text:p>
          </table:table-cell>
          <table:table-cell office:value-type="time" office:time-value="PT18H32M02S" calcext:value-type="time">
            <text:p>18:32:02</text:p>
          </table:table-cell>
          <table:table-cell table:formula="of:=IF(OR([.B253]=&quot;&quot;;[.E253]=&quot;&quot;);&quot;&quot;;ROUND(ABS([.B253]-[.E253])*86400))" office:value-type="float" office:value="1" calcext:value-type="float">
            <text:p>1</text:p>
          </table:table-cell>
          <table:table-cell table:formula="of:=IF(OR([.C253]=&quot;&quot;;[.F253]=&quot;&quot;);&quot;&quot;;ROUND(ABS([.C253]-[.F253])*86400))" office:value-type="float" office:value="0" calcext:value-type="float">
            <text:p>0</text:p>
          </table:table-cell>
          <table:table-cell table:formula="of:=IF(OR([.D253]=&quot;&quot;;[.G253]=&quot;&quot;);&quot;&quot;;ROUND(ABS([.D253]-[.G253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05H24M55S" calcext:value-type="time">
            <text:p>05:24:55</text:p>
          </table:table-cell>
          <table:table-cell office:value-type="time" office:time-value="PT11H57M51S" calcext:value-type="time">
            <text:p>11:57:51</text:p>
          </table:table-cell>
          <table:table-cell office:value-type="time" office:time-value="PT18H29M44S" calcext:value-type="time">
            <text:p>18:29:44</text:p>
          </table:table-cell>
          <table:table-cell office:value-type="time" office:time-value="PT05H24M54S" calcext:value-type="time">
            <text:p>05:24:54</text:p>
          </table:table-cell>
          <table:table-cell office:value-type="time" office:time-value="PT11H57M51S" calcext:value-type="time">
            <text:p>11:57:51</text:p>
          </table:table-cell>
          <table:table-cell office:value-type="time" office:time-value="PT18H29M45S" calcext:value-type="time">
            <text:p>18:29:45</text:p>
          </table:table-cell>
          <table:table-cell table:formula="of:=IF(OR([.B254]=&quot;&quot;;[.E254]=&quot;&quot;);&quot;&quot;;ROUND(ABS([.B254]-[.E254])*86400))" office:value-type="float" office:value="1" calcext:value-type="float">
            <text:p>1</text:p>
          </table:table-cell>
          <table:table-cell table:formula="of:=IF(OR([.C254]=&quot;&quot;;[.F254]=&quot;&quot;);&quot;&quot;;ROUND(ABS([.C254]-[.F254])*86400))" office:value-type="float" office:value="0" calcext:value-type="float">
            <text:p>0</text:p>
          </table:table-cell>
          <table:table-cell table:formula="of:=IF(OR([.D254]=&quot;&quot;;[.G254]=&quot;&quot;);&quot;&quot;;ROUND(ABS([.D254]-[.G254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05H26M31S" calcext:value-type="time">
            <text:p>05:26:31</text:p>
          </table:table-cell>
          <table:table-cell office:value-type="time" office:time-value="PT11H57M30S" calcext:value-type="time">
            <text:p>11:57:30</text:p>
          </table:table-cell>
          <table:table-cell office:value-type="time" office:time-value="PT18H27M27S" calcext:value-type="time">
            <text:p>18:27:27</text:p>
          </table:table-cell>
          <table:table-cell office:value-type="time" office:time-value="PT05H26M30S" calcext:value-type="time">
            <text:p>05:26:30</text:p>
          </table:table-cell>
          <table:table-cell office:value-type="time" office:time-value="PT11H57M30S" calcext:value-type="time">
            <text:p>11:57:30</text:p>
          </table:table-cell>
          <table:table-cell office:value-type="time" office:time-value="PT18H27M28S" calcext:value-type="time">
            <text:p>18:27:28</text:p>
          </table:table-cell>
          <table:table-cell table:formula="of:=IF(OR([.B255]=&quot;&quot;;[.E255]=&quot;&quot;);&quot;&quot;;ROUND(ABS([.B255]-[.E255])*86400))" office:value-type="float" office:value="1" calcext:value-type="float">
            <text:p>1</text:p>
          </table:table-cell>
          <table:table-cell table:formula="of:=IF(OR([.C255]=&quot;&quot;;[.F255]=&quot;&quot;);&quot;&quot;;ROUND(ABS([.C255]-[.F255])*86400))" office:value-type="float" office:value="0" calcext:value-type="float">
            <text:p>0</text:p>
          </table:table-cell>
          <table:table-cell table:formula="of:=IF(OR([.D255]=&quot;&quot;;[.G255]=&quot;&quot;);&quot;&quot;;ROUND(ABS([.D255]-[.G255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05H28M06S" calcext:value-type="time">
            <text:p>05:28:06</text:p>
          </table:table-cell>
          <table:table-cell office:value-type="time" office:time-value="PT11H57M09S" calcext:value-type="time">
            <text:p>11:57:09</text:p>
          </table:table-cell>
          <table:table-cell office:value-type="time" office:time-value="PT18H25M09S" calcext:value-type="time">
            <text:p>18:25:09</text:p>
          </table:table-cell>
          <table:table-cell office:value-type="time" office:time-value="PT05H28M05S" calcext:value-type="time">
            <text:p>05:28:05</text:p>
          </table:table-cell>
          <table:table-cell office:value-type="time" office:time-value="PT11H57M09S" calcext:value-type="time">
            <text:p>11:57:09</text:p>
          </table:table-cell>
          <table:table-cell office:value-type="time" office:time-value="PT18H25M10S" calcext:value-type="time">
            <text:p>18:25:10</text:p>
          </table:table-cell>
          <table:table-cell table:formula="of:=IF(OR([.B256]=&quot;&quot;;[.E256]=&quot;&quot;);&quot;&quot;;ROUND(ABS([.B256]-[.E256])*86400))" office:value-type="float" office:value="1" calcext:value-type="float">
            <text:p>1</text:p>
          </table:table-cell>
          <table:table-cell table:formula="of:=IF(OR([.C256]=&quot;&quot;;[.F256]=&quot;&quot;);&quot;&quot;;ROUND(ABS([.C256]-[.F256])*86400))" office:value-type="float" office:value="0" calcext:value-type="float">
            <text:p>0</text:p>
          </table:table-cell>
          <table:table-cell table:formula="of:=IF(OR([.D256]=&quot;&quot;;[.G256]=&quot;&quot;);&quot;&quot;;ROUND(ABS([.D256]-[.G256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05H29M42S" calcext:value-type="time">
            <text:p>05:29:42</text:p>
          </table:table-cell>
          <table:table-cell office:value-type="time" office:time-value="PT11H56M48S" calcext:value-type="time">
            <text:p>11:56:48</text:p>
          </table:table-cell>
          <table:table-cell office:value-type="time" office:time-value="PT18H22M51S" calcext:value-type="time">
            <text:p>18:22:51</text:p>
          </table:table-cell>
          <table:table-cell office:value-type="time" office:time-value="PT05H29M40S" calcext:value-type="time">
            <text:p>05:29:40</text:p>
          </table:table-cell>
          <table:table-cell office:value-type="time" office:time-value="PT11H56M48S" calcext:value-type="time">
            <text:p>11:56:48</text:p>
          </table:table-cell>
          <table:table-cell office:value-type="time" office:time-value="PT18H22M53S" calcext:value-type="time">
            <text:p>18:22:53</text:p>
          </table:table-cell>
          <table:table-cell table:formula="of:=IF(OR([.B257]=&quot;&quot;;[.E257]=&quot;&quot;);&quot;&quot;;ROUND(ABS([.B257]-[.E257])*86400))" office:value-type="float" office:value="2" calcext:value-type="float">
            <text:p>2</text:p>
          </table:table-cell>
          <table:table-cell table:formula="of:=IF(OR([.C257]=&quot;&quot;;[.F257]=&quot;&quot;);&quot;&quot;;ROUND(ABS([.C257]-[.F257])*86400))" office:value-type="float" office:value="0" calcext:value-type="float">
            <text:p>0</text:p>
          </table:table-cell>
          <table:table-cell table:formula="of:=IF(OR([.D257]=&quot;&quot;;[.G257]=&quot;&quot;);&quot;&quot;;ROUND(ABS([.D257]-[.G257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05H31M17S" calcext:value-type="time">
            <text:p>05:31:17</text:p>
          </table:table-cell>
          <table:table-cell office:value-type="time" office:time-value="PT11H56M26S" calcext:value-type="time">
            <text:p>11:56:26</text:p>
          </table:table-cell>
          <table:table-cell office:value-type="time" office:time-value="PT18H20M33S" calcext:value-type="time">
            <text:p>18:20:33</text:p>
          </table:table-cell>
          <table:table-cell office:value-type="time" office:time-value="PT05H31M16S" calcext:value-type="time">
            <text:p>05:31:16</text:p>
          </table:table-cell>
          <table:table-cell office:value-type="time" office:time-value="PT11H56M26S" calcext:value-type="time">
            <text:p>11:56:26</text:p>
          </table:table-cell>
          <table:table-cell office:value-type="time" office:time-value="PT18H20M35S" calcext:value-type="time">
            <text:p>18:20:35</text:p>
          </table:table-cell>
          <table:table-cell table:formula="of:=IF(OR([.B258]=&quot;&quot;;[.E258]=&quot;&quot;);&quot;&quot;;ROUND(ABS([.B258]-[.E258])*86400))" office:value-type="float" office:value="1" calcext:value-type="float">
            <text:p>1</text:p>
          </table:table-cell>
          <table:table-cell table:formula="of:=IF(OR([.C258]=&quot;&quot;;[.F258]=&quot;&quot;);&quot;&quot;;ROUND(ABS([.C258]-[.F258])*86400))" office:value-type="float" office:value="0" calcext:value-type="float">
            <text:p>0</text:p>
          </table:table-cell>
          <table:table-cell table:formula="of:=IF(OR([.D258]=&quot;&quot;;[.G258]=&quot;&quot;);&quot;&quot;;ROUND(ABS([.D258]-[.G25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05H32M53S" calcext:value-type="time">
            <text:p>05:32:53</text:p>
          </table:table-cell>
          <table:table-cell office:value-type="time" office:time-value="PT11H56M05S" calcext:value-type="time">
            <text:p>11:56:05</text:p>
          </table:table-cell>
          <table:table-cell office:value-type="time" office:time-value="PT18H18M15S" calcext:value-type="time">
            <text:p>18:18:15</text:p>
          </table:table-cell>
          <table:table-cell office:value-type="time" office:time-value="PT05H32M51S" calcext:value-type="time">
            <text:p>05:32:51</text:p>
          </table:table-cell>
          <table:table-cell office:value-type="time" office:time-value="PT11H56M05S" calcext:value-type="time">
            <text:p>11:56:05</text:p>
          </table:table-cell>
          <table:table-cell office:value-type="time" office:time-value="PT18H18M16S" calcext:value-type="time">
            <text:p>18:18:16</text:p>
          </table:table-cell>
          <table:table-cell table:formula="of:=IF(OR([.B259]=&quot;&quot;;[.E259]=&quot;&quot;);&quot;&quot;;ROUND(ABS([.B259]-[.E259])*86400))" office:value-type="float" office:value="2" calcext:value-type="float">
            <text:p>2</text:p>
          </table:table-cell>
          <table:table-cell table:formula="of:=IF(OR([.C259]=&quot;&quot;;[.F259]=&quot;&quot;);&quot;&quot;;ROUND(ABS([.C259]-[.F259])*86400))" office:value-type="float" office:value="0" calcext:value-type="float">
            <text:p>0</text:p>
          </table:table-cell>
          <table:table-cell table:formula="of:=IF(OR([.D259]=&quot;&quot;;[.G259]=&quot;&quot;);&quot;&quot;;ROUND(ABS([.D259]-[.G25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05H34M28S" calcext:value-type="time">
            <text:p>05:34:28</text:p>
          </table:table-cell>
          <table:table-cell office:value-type="time" office:time-value="PT11H55M43S" calcext:value-type="time">
            <text:p>11:55:43</text:p>
          </table:table-cell>
          <table:table-cell office:value-type="time" office:time-value="PT18H15M57S" calcext:value-type="time">
            <text:p>18:15:57</text:p>
          </table:table-cell>
          <table:table-cell office:value-type="time" office:time-value="PT05H34M27S" calcext:value-type="time">
            <text:p>05:34:27</text:p>
          </table:table-cell>
          <table:table-cell office:value-type="time" office:time-value="PT11H55M44S" calcext:value-type="time">
            <text:p>11:55:44</text:p>
          </table:table-cell>
          <table:table-cell office:value-type="time" office:time-value="PT18H15M58S" calcext:value-type="time">
            <text:p>18:15:58</text:p>
          </table:table-cell>
          <table:table-cell table:formula="of:=IF(OR([.B260]=&quot;&quot;;[.E260]=&quot;&quot;);&quot;&quot;;ROUND(ABS([.B260]-[.E260])*86400))" office:value-type="float" office:value="1" calcext:value-type="float">
            <text:p>1</text:p>
          </table:table-cell>
          <table:table-cell table:formula="of:=IF(OR([.C260]=&quot;&quot;;[.F260]=&quot;&quot;);&quot;&quot;;ROUND(ABS([.C260]-[.F260])*86400))" office:value-type="float" office:value="1" calcext:value-type="float">
            <text:p>1</text:p>
          </table:table-cell>
          <table:table-cell table:formula="of:=IF(OR([.D260]=&quot;&quot;;[.G260]=&quot;&quot;);&quot;&quot;;ROUND(ABS([.D260]-[.G26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time" office:time-value="PT05H36M04S" calcext:value-type="time">
            <text:p>05:36:04</text:p>
          </table:table-cell>
          <table:table-cell office:value-type="time" office:time-value="PT11H55M22S" calcext:value-type="time">
            <text:p>11:55:22</text:p>
          </table:table-cell>
          <table:table-cell office:value-type="time" office:time-value="PT18H13M39S" calcext:value-type="time">
            <text:p>18:13:39</text:p>
          </table:table-cell>
          <table:table-cell office:value-type="time" office:time-value="PT05H36M03S" calcext:value-type="time">
            <text:p>05:36:03</text:p>
          </table:table-cell>
          <table:table-cell office:value-type="time" office:time-value="PT11H55M22S" calcext:value-type="time">
            <text:p>11:55:22</text:p>
          </table:table-cell>
          <table:table-cell office:value-type="time" office:time-value="PT18H13M40S" calcext:value-type="time">
            <text:p>18:13:40</text:p>
          </table:table-cell>
          <table:table-cell table:formula="of:=IF(OR([.B261]=&quot;&quot;;[.E261]=&quot;&quot;);&quot;&quot;;ROUND(ABS([.B261]-[.E261])*86400))" office:value-type="float" office:value="1" calcext:value-type="float">
            <text:p>1</text:p>
          </table:table-cell>
          <table:table-cell table:formula="of:=IF(OR([.C261]=&quot;&quot;;[.F261]=&quot;&quot;);&quot;&quot;;ROUND(ABS([.C261]-[.F261])*86400))" office:value-type="float" office:value="0" calcext:value-type="float">
            <text:p>0</text:p>
          </table:table-cell>
          <table:table-cell table:formula="of:=IF(OR([.D261]=&quot;&quot;;[.G261]=&quot;&quot;);&quot;&quot;;ROUND(ABS([.D261]-[.G26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05H37M40S" calcext:value-type="time">
            <text:p>05:37:40</text:p>
          </table:table-cell>
          <table:table-cell office:value-type="time" office:time-value="PT11H55M01S" calcext:value-type="time">
            <text:p>11:55:01</text:p>
          </table:table-cell>
          <table:table-cell office:value-type="time" office:time-value="PT18H11M20S" calcext:value-type="time">
            <text:p>18:11:20</text:p>
          </table:table-cell>
          <table:table-cell office:value-type="time" office:time-value="PT05H37M39S" calcext:value-type="time">
            <text:p>05:37:39</text:p>
          </table:table-cell>
          <table:table-cell office:value-type="time" office:time-value="PT11H55M01S" calcext:value-type="time">
            <text:p>11:55:01</text:p>
          </table:table-cell>
          <table:table-cell office:value-type="time" office:time-value="PT18H11M21S" calcext:value-type="time">
            <text:p>18:11:21</text:p>
          </table:table-cell>
          <table:table-cell table:formula="of:=IF(OR([.B262]=&quot;&quot;;[.E262]=&quot;&quot;);&quot;&quot;;ROUND(ABS([.B262]-[.E262])*86400))" office:value-type="float" office:value="1" calcext:value-type="float">
            <text:p>1</text:p>
          </table:table-cell>
          <table:table-cell table:formula="of:=IF(OR([.C262]=&quot;&quot;;[.F262]=&quot;&quot;);&quot;&quot;;ROUND(ABS([.C262]-[.F262])*86400))" office:value-type="float" office:value="0" calcext:value-type="float">
            <text:p>0</text:p>
          </table:table-cell>
          <table:table-cell table:formula="of:=IF(OR([.D262]=&quot;&quot;;[.G262]=&quot;&quot;);&quot;&quot;;ROUND(ABS([.D262]-[.G26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05H39M16S" calcext:value-type="time">
            <text:p>05:39:16</text:p>
          </table:table-cell>
          <table:table-cell office:value-type="time" office:time-value="PT11H54M39S" calcext:value-type="time">
            <text:p>11:54:39</text:p>
          </table:table-cell>
          <table:table-cell office:value-type="time" office:time-value="PT18H09M02S" calcext:value-type="time">
            <text:p>18:09:02</text:p>
          </table:table-cell>
          <table:table-cell office:value-type="time" office:time-value="PT05H39M14S" calcext:value-type="time">
            <text:p>05:39:14</text:p>
          </table:table-cell>
          <table:table-cell office:value-type="time" office:time-value="PT11H54M39S" calcext:value-type="time">
            <text:p>11:54:39</text:p>
          </table:table-cell>
          <table:table-cell office:value-type="time" office:time-value="PT18H09M03S" calcext:value-type="time">
            <text:p>18:09:03</text:p>
          </table:table-cell>
          <table:table-cell table:formula="of:=IF(OR([.B263]=&quot;&quot;;[.E263]=&quot;&quot;);&quot;&quot;;ROUND(ABS([.B263]-[.E263])*86400))" office:value-type="float" office:value="2" calcext:value-type="float">
            <text:p>2</text:p>
          </table:table-cell>
          <table:table-cell table:formula="of:=IF(OR([.C263]=&quot;&quot;;[.F263]=&quot;&quot;);&quot;&quot;;ROUND(ABS([.C263]-[.F263])*86400))" office:value-type="float" office:value="0" calcext:value-type="float">
            <text:p>0</text:p>
          </table:table-cell>
          <table:table-cell table:formula="of:=IF(OR([.D263]=&quot;&quot;;[.G263]=&quot;&quot;);&quot;&quot;;ROUND(ABS([.D263]-[.G26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05H40M52S" calcext:value-type="time">
            <text:p>05:40:52</text:p>
          </table:table-cell>
          <table:table-cell office:value-type="time" office:time-value="PT11H54M18S" calcext:value-type="time">
            <text:p>11:54:18</text:p>
          </table:table-cell>
          <table:table-cell office:value-type="time" office:time-value="PT18H06M43S" calcext:value-type="time">
            <text:p>18:06:43</text:p>
          </table:table-cell>
          <table:table-cell office:value-type="time" office:time-value="PT05H40M50S" calcext:value-type="time">
            <text:p>05:40:50</text:p>
          </table:table-cell>
          <table:table-cell office:value-type="time" office:time-value="PT11H54M18S" calcext:value-type="time">
            <text:p>11:54:18</text:p>
          </table:table-cell>
          <table:table-cell office:value-type="time" office:time-value="PT18H06M44S" calcext:value-type="time">
            <text:p>18:06:44</text:p>
          </table:table-cell>
          <table:table-cell table:formula="of:=IF(OR([.B264]=&quot;&quot;;[.E264]=&quot;&quot;);&quot;&quot;;ROUND(ABS([.B264]-[.E264])*86400))" office:value-type="float" office:value="2" calcext:value-type="float">
            <text:p>2</text:p>
          </table:table-cell>
          <table:table-cell table:formula="of:=IF(OR([.C264]=&quot;&quot;;[.F264]=&quot;&quot;);&quot;&quot;;ROUND(ABS([.C264]-[.F264])*86400))" office:value-type="float" office:value="0" calcext:value-type="float">
            <text:p>0</text:p>
          </table:table-cell>
          <table:table-cell table:formula="of:=IF(OR([.D264]=&quot;&quot;;[.G264]=&quot;&quot;);&quot;&quot;;ROUND(ABS([.D264]-[.G26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time" office:time-value="PT05H42M28S" calcext:value-type="time">
            <text:p>05:42:28</text:p>
          </table:table-cell>
          <table:table-cell office:value-type="time" office:time-value="PT11H53M56S" calcext:value-type="time">
            <text:p>11:53:56</text:p>
          </table:table-cell>
          <table:table-cell office:value-type="time" office:time-value="PT18H04M25S" calcext:value-type="time">
            <text:p>18:04:25</text:p>
          </table:table-cell>
          <table:table-cell office:value-type="time" office:time-value="PT05H42M27S" calcext:value-type="time">
            <text:p>05:42:27</text:p>
          </table:table-cell>
          <table:table-cell office:value-type="time" office:time-value="PT11H53M56S" calcext:value-type="time">
            <text:p>11:53:56</text:p>
          </table:table-cell>
          <table:table-cell office:value-type="time" office:time-value="PT18H04M26S" calcext:value-type="time">
            <text:p>18:04:26</text:p>
          </table:table-cell>
          <table:table-cell table:formula="of:=IF(OR([.B265]=&quot;&quot;;[.E265]=&quot;&quot;);&quot;&quot;;ROUND(ABS([.B265]-[.E265])*86400))" office:value-type="float" office:value="1" calcext:value-type="float">
            <text:p>1</text:p>
          </table:table-cell>
          <table:table-cell table:formula="of:=IF(OR([.C265]=&quot;&quot;;[.F265]=&quot;&quot;);&quot;&quot;;ROUND(ABS([.C265]-[.F265])*86400))" office:value-type="float" office:value="0" calcext:value-type="float">
            <text:p>0</text:p>
          </table:table-cell>
          <table:table-cell table:formula="of:=IF(OR([.D265]=&quot;&quot;;[.G265]=&quot;&quot;);&quot;&quot;;ROUND(ABS([.D265]-[.G26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5H44M04S" calcext:value-type="time">
            <text:p>05:44:04</text:p>
          </table:table-cell>
          <table:table-cell office:value-type="time" office:time-value="PT11H53M35S" calcext:value-type="time">
            <text:p>11:53:35</text:p>
          </table:table-cell>
          <table:table-cell office:value-type="time" office:time-value="PT18H02M06S" calcext:value-type="time">
            <text:p>18:02:06</text:p>
          </table:table-cell>
          <table:table-cell office:value-type="time" office:time-value="PT05H44M03S" calcext:value-type="time">
            <text:p>05:44:03</text:p>
          </table:table-cell>
          <table:table-cell office:value-type="time" office:time-value="PT11H53M35S" calcext:value-type="time">
            <text:p>11:53:35</text:p>
          </table:table-cell>
          <table:table-cell office:value-type="time" office:time-value="PT18H02M07S" calcext:value-type="time">
            <text:p>18:02:07</text:p>
          </table:table-cell>
          <table:table-cell table:formula="of:=IF(OR([.B266]=&quot;&quot;;[.E266]=&quot;&quot;);&quot;&quot;;ROUND(ABS([.B266]-[.E266])*86400))" office:value-type="float" office:value="1" calcext:value-type="float">
            <text:p>1</text:p>
          </table:table-cell>
          <table:table-cell table:formula="of:=IF(OR([.C266]=&quot;&quot;;[.F266]=&quot;&quot;);&quot;&quot;;ROUND(ABS([.C266]-[.F266])*86400))" office:value-type="float" office:value="0" calcext:value-type="float">
            <text:p>0</text:p>
          </table:table-cell>
          <table:table-cell table:formula="of:=IF(OR([.D266]=&quot;&quot;;[.G266]=&quot;&quot;);&quot;&quot;;ROUND(ABS([.D266]-[.G2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05H45M40S" calcext:value-type="time">
            <text:p>05:45:40</text:p>
          </table:table-cell>
          <table:table-cell office:value-type="time" office:time-value="PT11H53M14S" calcext:value-type="time">
            <text:p>11:53:14</text:p>
          </table:table-cell>
          <table:table-cell office:value-type="time" office:time-value="PT17H59M48S" calcext:value-type="time">
            <text:p>17:59:48</text:p>
          </table:table-cell>
          <table:table-cell office:value-type="time" office:time-value="PT05H45M39S" calcext:value-type="time">
            <text:p>05:45:39</text:p>
          </table:table-cell>
          <table:table-cell office:value-type="time" office:time-value="PT11H53M14S" calcext:value-type="time">
            <text:p>11:53:14</text:p>
          </table:table-cell>
          <table:table-cell office:value-type="time" office:time-value="PT17H59M49S" calcext:value-type="time">
            <text:p>17:59:49</text:p>
          </table:table-cell>
          <table:table-cell table:formula="of:=IF(OR([.B267]=&quot;&quot;;[.E267]=&quot;&quot;);&quot;&quot;;ROUND(ABS([.B267]-[.E267])*86400))" office:value-type="float" office:value="1" calcext:value-type="float">
            <text:p>1</text:p>
          </table:table-cell>
          <table:table-cell table:formula="of:=IF(OR([.C267]=&quot;&quot;;[.F267]=&quot;&quot;);&quot;&quot;;ROUND(ABS([.C267]-[.F267])*86400))" office:value-type="float" office:value="0" calcext:value-type="float">
            <text:p>0</text:p>
          </table:table-cell>
          <table:table-cell table:formula="of:=IF(OR([.D267]=&quot;&quot;;[.G267]=&quot;&quot;);&quot;&quot;;ROUND(ABS([.D267]-[.G26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5H47M17S" calcext:value-type="time">
            <text:p>05:47:17</text:p>
          </table:table-cell>
          <table:table-cell office:value-type="time" office:time-value="PT11H52M53S" calcext:value-type="time">
            <text:p>11:52:53</text:p>
          </table:table-cell>
          <table:table-cell office:value-type="time" office:time-value="PT17H57M30S" calcext:value-type="time">
            <text:p>17:57:30</text:p>
          </table:table-cell>
          <table:table-cell office:value-type="time" office:time-value="PT05H47M16S" calcext:value-type="time">
            <text:p>05:47:16</text:p>
          </table:table-cell>
          <table:table-cell office:value-type="time" office:time-value="PT11H52M53S" calcext:value-type="time">
            <text:p>11:52:53</text:p>
          </table:table-cell>
          <table:table-cell office:value-type="time" office:time-value="PT17H57M31S" calcext:value-type="time">
            <text:p>17:57:31</text:p>
          </table:table-cell>
          <table:table-cell table:formula="of:=IF(OR([.B268]=&quot;&quot;;[.E268]=&quot;&quot;);&quot;&quot;;ROUND(ABS([.B268]-[.E268])*86400))" office:value-type="float" office:value="1" calcext:value-type="float">
            <text:p>1</text:p>
          </table:table-cell>
          <table:table-cell table:formula="of:=IF(OR([.C268]=&quot;&quot;;[.F268]=&quot;&quot;);&quot;&quot;;ROUND(ABS([.C268]-[.F268])*86400))" office:value-type="float" office:value="0" calcext:value-type="float">
            <text:p>0</text:p>
          </table:table-cell>
          <table:table-cell table:formula="of:=IF(OR([.D268]=&quot;&quot;;[.G268]=&quot;&quot;);&quot;&quot;;ROUND(ABS([.D268]-[.G26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5H48M53S" calcext:value-type="time">
            <text:p>05:48:53</text:p>
          </table:table-cell>
          <table:table-cell office:value-type="time" office:time-value="PT11H52M32S" calcext:value-type="time">
            <text:p>11:52:32</text:p>
          </table:table-cell>
          <table:table-cell office:value-type="time" office:time-value="PT17H55M12S" calcext:value-type="time">
            <text:p>17:55:12</text:p>
          </table:table-cell>
          <table:table-cell office:value-type="time" office:time-value="PT05H48M53S" calcext:value-type="time">
            <text:p>05:48:53</text:p>
          </table:table-cell>
          <table:table-cell office:value-type="time" office:time-value="PT11H52M32S" calcext:value-type="time">
            <text:p>11:52:32</text:p>
          </table:table-cell>
          <table:table-cell office:value-type="time" office:time-value="PT17H55M12S" calcext:value-type="time">
            <text:p>17:55:12</text:p>
          </table:table-cell>
          <table:table-cell table:formula="of:=IF(OR([.B269]=&quot;&quot;;[.E269]=&quot;&quot;);&quot;&quot;;ROUND(ABS([.B269]-[.E269])*86400))" office:value-type="float" office:value="0" calcext:value-type="float">
            <text:p>0</text:p>
          </table:table-cell>
          <table:table-cell table:formula="of:=IF(OR([.C269]=&quot;&quot;;[.F269]=&quot;&quot;);&quot;&quot;;ROUND(ABS([.C269]-[.F269])*86400))" office:value-type="float" office:value="0" calcext:value-type="float">
            <text:p>0</text:p>
          </table:table-cell>
          <table:table-cell table:formula="of:=IF(OR([.D269]=&quot;&quot;;[.G269]=&quot;&quot;);&quot;&quot;;ROUND(ABS([.D269]-[.G26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5H50M30S" calcext:value-type="time">
            <text:p>05:50:30</text:p>
          </table:table-cell>
          <table:table-cell office:value-type="time" office:time-value="PT11H52M11S" calcext:value-type="time">
            <text:p>11:52:11</text:p>
          </table:table-cell>
          <table:table-cell office:value-type="time" office:time-value="PT17H52M54S" calcext:value-type="time">
            <text:p>17:52:54</text:p>
          </table:table-cell>
          <table:table-cell office:value-type="time" office:time-value="PT05H50M29S" calcext:value-type="time">
            <text:p>05:50:29</text:p>
          </table:table-cell>
          <table:table-cell office:value-type="time" office:time-value="PT11H52M11S" calcext:value-type="time">
            <text:p>11:52:11</text:p>
          </table:table-cell>
          <table:table-cell office:value-type="time" office:time-value="PT17H52M54S" calcext:value-type="time">
            <text:p>17:52:54</text:p>
          </table:table-cell>
          <table:table-cell table:formula="of:=IF(OR([.B270]=&quot;&quot;;[.E270]=&quot;&quot;);&quot;&quot;;ROUND(ABS([.B270]-[.E270])*86400))" office:value-type="float" office:value="1" calcext:value-type="float">
            <text:p>1</text:p>
          </table:table-cell>
          <table:table-cell table:formula="of:=IF(OR([.C270]=&quot;&quot;;[.F270]=&quot;&quot;);&quot;&quot;;ROUND(ABS([.C270]-[.F270])*86400))" office:value-type="float" office:value="0" calcext:value-type="float">
            <text:p>0</text:p>
          </table:table-cell>
          <table:table-cell table:formula="of:=IF(OR([.D270]=&quot;&quot;;[.G270]=&quot;&quot;);&quot;&quot;;ROUND(ABS([.D270]-[.G27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5H52M07S" calcext:value-type="time">
            <text:p>05:52:07</text:p>
          </table:table-cell>
          <table:table-cell office:value-type="time" office:time-value="PT11H51M51S" calcext:value-type="time">
            <text:p>11:51:51</text:p>
          </table:table-cell>
          <table:table-cell office:value-type="time" office:time-value="PT17H50M36S" calcext:value-type="time">
            <text:p>17:50:36</text:p>
          </table:table-cell>
          <table:table-cell office:value-type="time" office:time-value="PT05H52M06S" calcext:value-type="time">
            <text:p>05:52:06</text:p>
          </table:table-cell>
          <table:table-cell office:value-type="time" office:time-value="PT11H51M51S" calcext:value-type="time">
            <text:p>11:51:51</text:p>
          </table:table-cell>
          <table:table-cell office:value-type="time" office:time-value="PT17H50M36S" calcext:value-type="time">
            <text:p>17:50:36</text:p>
          </table:table-cell>
          <table:table-cell table:formula="of:=IF(OR([.B271]=&quot;&quot;;[.E271]=&quot;&quot;);&quot;&quot;;ROUND(ABS([.B271]-[.E271])*86400))" office:value-type="float" office:value="1" calcext:value-type="float">
            <text:p>1</text:p>
          </table:table-cell>
          <table:table-cell table:formula="of:=IF(OR([.C271]=&quot;&quot;;[.F271]=&quot;&quot;);&quot;&quot;;ROUND(ABS([.C271]-[.F271])*86400))" office:value-type="float" office:value="0" calcext:value-type="float">
            <text:p>0</text:p>
          </table:table-cell>
          <table:table-cell table:formula="of:=IF(OR([.D271]=&quot;&quot;;[.G271]=&quot;&quot;);&quot;&quot;;ROUND(ABS([.D271]-[.G27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5H53M45S" calcext:value-type="time">
            <text:p>05:53:45</text:p>
          </table:table-cell>
          <table:table-cell office:value-type="time" office:time-value="PT11H51M30S" calcext:value-type="time">
            <text:p>11:51:30</text:p>
          </table:table-cell>
          <table:table-cell office:value-type="time" office:time-value="PT17H48M18S" calcext:value-type="time">
            <text:p>17:48:18</text:p>
          </table:table-cell>
          <table:table-cell office:value-type="time" office:time-value="PT05H53M44S" calcext:value-type="time">
            <text:p>05:53:44</text:p>
          </table:table-cell>
          <table:table-cell office:value-type="time" office:time-value="PT11H51M30S" calcext:value-type="time">
            <text:p>11:51:30</text:p>
          </table:table-cell>
          <table:table-cell office:value-type="time" office:time-value="PT17H48M19S" calcext:value-type="time">
            <text:p>17:48:19</text:p>
          </table:table-cell>
          <table:table-cell table:formula="of:=IF(OR([.B272]=&quot;&quot;;[.E272]=&quot;&quot;);&quot;&quot;;ROUND(ABS([.B272]-[.E272])*86400))" office:value-type="float" office:value="1" calcext:value-type="float">
            <text:p>1</text:p>
          </table:table-cell>
          <table:table-cell table:formula="of:=IF(OR([.C272]=&quot;&quot;;[.F272]=&quot;&quot;);&quot;&quot;;ROUND(ABS([.C272]-[.F272])*86400))" office:value-type="float" office:value="0" calcext:value-type="float">
            <text:p>0</text:p>
          </table:table-cell>
          <table:table-cell table:formula="of:=IF(OR([.D272]=&quot;&quot;;[.G272]=&quot;&quot;);&quot;&quot;;ROUND(ABS([.D272]-[.G27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05H55M22S" calcext:value-type="time">
            <text:p>05:55:22</text:p>
          </table:table-cell>
          <table:table-cell office:value-type="time" office:time-value="PT11H51M10S" calcext:value-type="time">
            <text:p>11:51:10</text:p>
          </table:table-cell>
          <table:table-cell office:value-type="time" office:time-value="PT17H46M01S" calcext:value-type="time">
            <text:p>17:46:01</text:p>
          </table:table-cell>
          <table:table-cell office:value-type="time" office:time-value="PT05H55M21S" calcext:value-type="time">
            <text:p>05:55:21</text:p>
          </table:table-cell>
          <table:table-cell office:value-type="time" office:time-value="PT11H51M10S" calcext:value-type="time">
            <text:p>11:51:10</text:p>
          </table:table-cell>
          <table:table-cell office:value-type="time" office:time-value="PT17H46M01S" calcext:value-type="time">
            <text:p>17:46:01</text:p>
          </table:table-cell>
          <table:table-cell table:formula="of:=IF(OR([.B273]=&quot;&quot;;[.E273]=&quot;&quot;);&quot;&quot;;ROUND(ABS([.B273]-[.E273])*86400))" office:value-type="float" office:value="1" calcext:value-type="float">
            <text:p>1</text:p>
          </table:table-cell>
          <table:table-cell table:formula="of:=IF(OR([.C273]=&quot;&quot;;[.F273]=&quot;&quot;);&quot;&quot;;ROUND(ABS([.C273]-[.F273])*86400))" office:value-type="float" office:value="0" calcext:value-type="float">
            <text:p>0</text:p>
          </table:table-cell>
          <table:table-cell table:formula="of:=IF(OR([.D273]=&quot;&quot;;[.G273]=&quot;&quot;);&quot;&quot;;ROUND(ABS([.D273]-[.G27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05H56M59S" calcext:value-type="time">
            <text:p>05:56:59</text:p>
          </table:table-cell>
          <table:table-cell office:value-type="time" office:time-value="PT11H50M50S" calcext:value-type="time">
            <text:p>11:50:50</text:p>
          </table:table-cell>
          <table:table-cell office:value-type="time" office:time-value="PT17H43M43S" calcext:value-type="time">
            <text:p>17:43:43</text:p>
          </table:table-cell>
          <table:table-cell office:value-type="time" office:time-value="PT05H56M59S" calcext:value-type="time">
            <text:p>05:56:59</text:p>
          </table:table-cell>
          <table:table-cell office:value-type="time" office:time-value="PT11H50M50S" calcext:value-type="time">
            <text:p>11:50:50</text:p>
          </table:table-cell>
          <table:table-cell office:value-type="time" office:time-value="PT17H43M44S" calcext:value-type="time">
            <text:p>17:43:44</text:p>
          </table:table-cell>
          <table:table-cell table:formula="of:=IF(OR([.B274]=&quot;&quot;;[.E274]=&quot;&quot;);&quot;&quot;;ROUND(ABS([.B274]-[.E274])*86400))" office:value-type="float" office:value="0" calcext:value-type="float">
            <text:p>0</text:p>
          </table:table-cell>
          <table:table-cell table:formula="of:=IF(OR([.C274]=&quot;&quot;;[.F274]=&quot;&quot;);&quot;&quot;;ROUND(ABS([.C274]-[.F274])*86400))" office:value-type="float" office:value="0" calcext:value-type="float">
            <text:p>0</text:p>
          </table:table-cell>
          <table:table-cell table:formula="of:=IF(OR([.D274]=&quot;&quot;;[.G274]=&quot;&quot;);&quot;&quot;;ROUND(ABS([.D274]-[.G27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time" office:time-value="PT05H58M37S" calcext:value-type="time">
            <text:p>05:58:37</text:p>
          </table:table-cell>
          <table:table-cell office:value-type="time" office:time-value="PT11H50M30S" calcext:value-type="time">
            <text:p>11:50:30</text:p>
          </table:table-cell>
          <table:table-cell office:value-type="time" office:time-value="PT17H41M27S" calcext:value-type="time">
            <text:p>17:41:27</text:p>
          </table:table-cell>
          <table:table-cell office:value-type="time" office:time-value="PT05H58M37S" calcext:value-type="time">
            <text:p>05:58:37</text:p>
          </table:table-cell>
          <table:table-cell office:value-type="time" office:time-value="PT11H50M31S" calcext:value-type="time">
            <text:p>11:50:31</text:p>
          </table:table-cell>
          <table:table-cell office:value-type="time" office:time-value="PT17H41M27S" calcext:value-type="time">
            <text:p>17:41:27</text:p>
          </table:table-cell>
          <table:table-cell table:formula="of:=IF(OR([.B275]=&quot;&quot;;[.E275]=&quot;&quot;);&quot;&quot;;ROUND(ABS([.B275]-[.E275])*86400))" office:value-type="float" office:value="0" calcext:value-type="float">
            <text:p>0</text:p>
          </table:table-cell>
          <table:table-cell table:formula="of:=IF(OR([.C275]=&quot;&quot;;[.F275]=&quot;&quot;);&quot;&quot;;ROUND(ABS([.C275]-[.F275])*86400))" office:value-type="float" office:value="1" calcext:value-type="float">
            <text:p>1</text:p>
          </table:table-cell>
          <table:table-cell table:formula="of:=IF(OR([.D275]=&quot;&quot;;[.G275]=&quot;&quot;);&quot;&quot;;ROUND(ABS([.D275]-[.G27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time" office:time-value="PT06H00M15S" calcext:value-type="time">
            <text:p>06:00:15</text:p>
          </table:table-cell>
          <table:table-cell office:value-type="time" office:time-value="PT11H50M11S" calcext:value-type="time">
            <text:p>11:50:11</text:p>
          </table:table-cell>
          <table:table-cell office:value-type="time" office:time-value="PT17H39M10S" calcext:value-type="time">
            <text:p>17:39:10</text:p>
          </table:table-cell>
          <table:table-cell office:value-type="time" office:time-value="PT06H00M15S" calcext:value-type="time">
            <text:p>06:00:15</text:p>
          </table:table-cell>
          <table:table-cell office:value-type="time" office:time-value="PT11H50M11S" calcext:value-type="time">
            <text:p>11:50:11</text:p>
          </table:table-cell>
          <table:table-cell office:value-type="time" office:time-value="PT17H39M11S" calcext:value-type="time">
            <text:p>17:39:11</text:p>
          </table:table-cell>
          <table:table-cell table:formula="of:=IF(OR([.B276]=&quot;&quot;;[.E276]=&quot;&quot;);&quot;&quot;;ROUND(ABS([.B276]-[.E276])*86400))" office:value-type="float" office:value="0" calcext:value-type="float">
            <text:p>0</text:p>
          </table:table-cell>
          <table:table-cell table:formula="of:=IF(OR([.C276]=&quot;&quot;;[.F276]=&quot;&quot;);&quot;&quot;;ROUND(ABS([.C276]-[.F276])*86400))" office:value-type="float" office:value="0" calcext:value-type="float">
            <text:p>0</text:p>
          </table:table-cell>
          <table:table-cell table:formula="of:=IF(OR([.D276]=&quot;&quot;;[.G276]=&quot;&quot;);&quot;&quot;;ROUND(ABS([.D276]-[.G276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time" office:time-value="PT06H01M53S" calcext:value-type="time">
            <text:p>06:01:53</text:p>
          </table:table-cell>
          <table:table-cell office:value-type="time" office:time-value="PT11H49M52S" calcext:value-type="time">
            <text:p>11:49:52</text:p>
          </table:table-cell>
          <table:table-cell office:value-type="time" office:time-value="PT17H36M54S" calcext:value-type="time">
            <text:p>17:36:54</text:p>
          </table:table-cell>
          <table:table-cell office:value-type="time" office:time-value="PT06H01M53S" calcext:value-type="time">
            <text:p>06:01:53</text:p>
          </table:table-cell>
          <table:table-cell office:value-type="time" office:time-value="PT11H49M52S" calcext:value-type="time">
            <text:p>11:49:52</text:p>
          </table:table-cell>
          <table:table-cell office:value-type="time" office:time-value="PT17H36M54S" calcext:value-type="time">
            <text:p>17:36:54</text:p>
          </table:table-cell>
          <table:table-cell table:formula="of:=IF(OR([.B277]=&quot;&quot;;[.E277]=&quot;&quot;);&quot;&quot;;ROUND(ABS([.B277]-[.E277])*86400))" office:value-type="float" office:value="0" calcext:value-type="float">
            <text:p>0</text:p>
          </table:table-cell>
          <table:table-cell table:formula="of:=IF(OR([.C277]=&quot;&quot;;[.F277]=&quot;&quot;);&quot;&quot;;ROUND(ABS([.C277]-[.F277])*86400))" office:value-type="float" office:value="0" calcext:value-type="float">
            <text:p>0</text:p>
          </table:table-cell>
          <table:table-cell table:formula="of:=IF(OR([.D277]=&quot;&quot;;[.G277]=&quot;&quot;);&quot;&quot;;ROUND(ABS([.D277]-[.G277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time" office:time-value="PT06H03M32S" calcext:value-type="time">
            <text:p>06:03:32</text:p>
          </table:table-cell>
          <table:table-cell office:value-type="time" office:time-value="PT11H49M33S" calcext:value-type="time">
            <text:p>11:49:33</text:p>
          </table:table-cell>
          <table:table-cell office:value-type="time" office:time-value="PT17H34M38S" calcext:value-type="time">
            <text:p>17:34:38</text:p>
          </table:table-cell>
          <table:table-cell office:value-type="time" office:time-value="PT06H03M31S" calcext:value-type="time">
            <text:p>06:03:31</text:p>
          </table:table-cell>
          <table:table-cell office:value-type="time" office:time-value="PT11H49M33S" calcext:value-type="time">
            <text:p>11:49:33</text:p>
          </table:table-cell>
          <table:table-cell office:value-type="time" office:time-value="PT17H34M39S" calcext:value-type="time">
            <text:p>17:34:39</text:p>
          </table:table-cell>
          <table:table-cell table:formula="of:=IF(OR([.B278]=&quot;&quot;;[.E278]=&quot;&quot;);&quot;&quot;;ROUND(ABS([.B278]-[.E278])*86400))" office:value-type="float" office:value="1" calcext:value-type="float">
            <text:p>1</text:p>
          </table:table-cell>
          <table:table-cell table:formula="of:=IF(OR([.C278]=&quot;&quot;;[.F278]=&quot;&quot;);&quot;&quot;;ROUND(ABS([.C278]-[.F278])*86400))" office:value-type="float" office:value="0" calcext:value-type="float">
            <text:p>0</text:p>
          </table:table-cell>
          <table:table-cell table:formula="of:=IF(OR([.D278]=&quot;&quot;;[.G278]=&quot;&quot;);&quot;&quot;;ROUND(ABS([.D278]-[.G278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time" office:time-value="PT06H05M10S" calcext:value-type="time">
            <text:p>06:05:10</text:p>
          </table:table-cell>
          <table:table-cell office:value-type="time" office:time-value="PT11H49M14S" calcext:value-type="time">
            <text:p>11:49:14</text:p>
          </table:table-cell>
          <table:table-cell office:value-type="time" office:time-value="PT17H32M23S" calcext:value-type="time">
            <text:p>17:32:23</text:p>
          </table:table-cell>
          <table:table-cell office:value-type="time" office:time-value="PT06H05M10S" calcext:value-type="time">
            <text:p>06:05:10</text:p>
          </table:table-cell>
          <table:table-cell office:value-type="time" office:time-value="PT11H49M14S" calcext:value-type="time">
            <text:p>11:49:14</text:p>
          </table:table-cell>
          <table:table-cell office:value-type="time" office:time-value="PT17H32M23S" calcext:value-type="time">
            <text:p>17:32:23</text:p>
          </table:table-cell>
          <table:table-cell table:formula="of:=IF(OR([.B279]=&quot;&quot;;[.E279]=&quot;&quot;);&quot;&quot;;ROUND(ABS([.B279]-[.E279])*86400))" office:value-type="float" office:value="0" calcext:value-type="float">
            <text:p>0</text:p>
          </table:table-cell>
          <table:table-cell table:formula="of:=IF(OR([.C279]=&quot;&quot;;[.F279]=&quot;&quot;);&quot;&quot;;ROUND(ABS([.C279]-[.F279])*86400))" office:value-type="float" office:value="0" calcext:value-type="float">
            <text:p>0</text:p>
          </table:table-cell>
          <table:table-cell table:formula="of:=IF(OR([.D279]=&quot;&quot;;[.G279]=&quot;&quot;);&quot;&quot;;ROUND(ABS([.D279]-[.G279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06H06M49S" calcext:value-type="time">
            <text:p>06:06:49</text:p>
          </table:table-cell>
          <table:table-cell office:value-type="time" office:time-value="PT11H48M56S" calcext:value-type="time">
            <text:p>11:48:56</text:p>
          </table:table-cell>
          <table:table-cell office:value-type="time" office:time-value="PT17H30M08S" calcext:value-type="time">
            <text:p>17:30:08</text:p>
          </table:table-cell>
          <table:table-cell office:value-type="time" office:time-value="PT06H06M49S" calcext:value-type="time">
            <text:p>06:06:49</text:p>
          </table:table-cell>
          <table:table-cell office:value-type="time" office:time-value="PT11H48M56S" calcext:value-type="time">
            <text:p>11:48:56</text:p>
          </table:table-cell>
          <table:table-cell office:value-type="time" office:time-value="PT17H30M08S" calcext:value-type="time">
            <text:p>17:30:08</text:p>
          </table:table-cell>
          <table:table-cell table:formula="of:=IF(OR([.B280]=&quot;&quot;;[.E280]=&quot;&quot;);&quot;&quot;;ROUND(ABS([.B280]-[.E280])*86400))" office:value-type="float" office:value="0" calcext:value-type="float">
            <text:p>0</text:p>
          </table:table-cell>
          <table:table-cell table:formula="of:=IF(OR([.C280]=&quot;&quot;;[.F280]=&quot;&quot;);&quot;&quot;;ROUND(ABS([.C280]-[.F280])*86400))" office:value-type="float" office:value="0" calcext:value-type="float">
            <text:p>0</text:p>
          </table:table-cell>
          <table:table-cell table:formula="of:=IF(OR([.D280]=&quot;&quot;;[.G280]=&quot;&quot;);&quot;&quot;;ROUND(ABS([.D280]-[.G280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06H08M28S" calcext:value-type="time">
            <text:p>06:08:28</text:p>
          </table:table-cell>
          <table:table-cell office:value-type="time" office:time-value="PT11H48M38S" calcext:value-type="time">
            <text:p>11:48:38</text:p>
          </table:table-cell>
          <table:table-cell office:value-type="time" office:time-value="PT17H27M53S" calcext:value-type="time">
            <text:p>17:27:53</text:p>
          </table:table-cell>
          <table:table-cell office:value-type="time" office:time-value="PT06H08M28S" calcext:value-type="time">
            <text:p>06:08:28</text:p>
          </table:table-cell>
          <table:table-cell office:value-type="time" office:time-value="PT11H48M38S" calcext:value-type="time">
            <text:p>11:48:38</text:p>
          </table:table-cell>
          <table:table-cell office:value-type="time" office:time-value="PT17H27M54S" calcext:value-type="time">
            <text:p>17:27:54</text:p>
          </table:table-cell>
          <table:table-cell table:formula="of:=IF(OR([.B281]=&quot;&quot;;[.E281]=&quot;&quot;);&quot;&quot;;ROUND(ABS([.B281]-[.E281])*86400))" office:value-type="float" office:value="0" calcext:value-type="float">
            <text:p>0</text:p>
          </table:table-cell>
          <table:table-cell table:formula="of:=IF(OR([.C281]=&quot;&quot;;[.F281]=&quot;&quot;);&quot;&quot;;ROUND(ABS([.C281]-[.F281])*86400))" office:value-type="float" office:value="0" calcext:value-type="float">
            <text:p>0</text:p>
          </table:table-cell>
          <table:table-cell table:formula="of:=IF(OR([.D281]=&quot;&quot;;[.G281]=&quot;&quot;);&quot;&quot;;ROUND(ABS([.D281]-[.G281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06H10M08S" calcext:value-type="time">
            <text:p>06:10:08</text:p>
          </table:table-cell>
          <table:table-cell office:value-type="time" office:time-value="PT11H48M21S" calcext:value-type="time">
            <text:p>11:48:21</text:p>
          </table:table-cell>
          <table:table-cell office:value-type="time" office:time-value="PT17H25M39S" calcext:value-type="time">
            <text:p>17:25:39</text:p>
          </table:table-cell>
          <table:table-cell office:value-type="time" office:time-value="PT06H10M07S" calcext:value-type="time">
            <text:p>06:10:07</text:p>
          </table:table-cell>
          <table:table-cell office:value-type="time" office:time-value="PT11H48M21S" calcext:value-type="time">
            <text:p>11:48:21</text:p>
          </table:table-cell>
          <table:table-cell office:value-type="time" office:time-value="PT17H25M40S" calcext:value-type="time">
            <text:p>17:25:40</text:p>
          </table:table-cell>
          <table:table-cell table:formula="of:=IF(OR([.B282]=&quot;&quot;;[.E282]=&quot;&quot;);&quot;&quot;;ROUND(ABS([.B282]-[.E282])*86400))" office:value-type="float" office:value="1" calcext:value-type="float">
            <text:p>1</text:p>
          </table:table-cell>
          <table:table-cell table:formula="of:=IF(OR([.C282]=&quot;&quot;;[.F282]=&quot;&quot;);&quot;&quot;;ROUND(ABS([.C282]-[.F282])*86400))" office:value-type="float" office:value="0" calcext:value-type="float">
            <text:p>0</text:p>
          </table:table-cell>
          <table:table-cell table:formula="of:=IF(OR([.D282]=&quot;&quot;;[.G282]=&quot;&quot;);&quot;&quot;;ROUND(ABS([.D282]-[.G282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06H11M47S" calcext:value-type="time">
            <text:p>06:11:47</text:p>
          </table:table-cell>
          <table:table-cell office:value-type="time" office:time-value="PT11H48M04S" calcext:value-type="time">
            <text:p>11:48:04</text:p>
          </table:table-cell>
          <table:table-cell office:value-type="time" office:time-value="PT17H23M26S" calcext:value-type="time">
            <text:p>17:23:26</text:p>
          </table:table-cell>
          <table:table-cell office:value-type="time" office:time-value="PT06H11M47S" calcext:value-type="time">
            <text:p>06:11:47</text:p>
          </table:table-cell>
          <table:table-cell office:value-type="time" office:time-value="PT11H48M04S" calcext:value-type="time">
            <text:p>11:48:04</text:p>
          </table:table-cell>
          <table:table-cell office:value-type="time" office:time-value="PT17H23M26S" calcext:value-type="time">
            <text:p>17:23:26</text:p>
          </table:table-cell>
          <table:table-cell table:formula="of:=IF(OR([.B283]=&quot;&quot;;[.E283]=&quot;&quot;);&quot;&quot;;ROUND(ABS([.B283]-[.E283])*86400))" office:value-type="float" office:value="0" calcext:value-type="float">
            <text:p>0</text:p>
          </table:table-cell>
          <table:table-cell table:formula="of:=IF(OR([.C283]=&quot;&quot;;[.F283]=&quot;&quot;);&quot;&quot;;ROUND(ABS([.C283]-[.F283])*86400))" office:value-type="float" office:value="0" calcext:value-type="float">
            <text:p>0</text:p>
          </table:table-cell>
          <table:table-cell table:formula="of:=IF(OR([.D283]=&quot;&quot;;[.G283]=&quot;&quot;);&quot;&quot;;ROUND(ABS([.D283]-[.G283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06H13M27S" calcext:value-type="time">
            <text:p>06:13:27</text:p>
          </table:table-cell>
          <table:table-cell office:value-type="time" office:time-value="PT11H47M47S" calcext:value-type="time">
            <text:p>11:47:47</text:p>
          </table:table-cell>
          <table:table-cell office:value-type="time" office:time-value="PT17H21M13S" calcext:value-type="time">
            <text:p>17:21:13</text:p>
          </table:table-cell>
          <table:table-cell office:value-type="time" office:time-value="PT06H13M26S" calcext:value-type="time">
            <text:p>06:13:26</text:p>
          </table:table-cell>
          <table:table-cell office:value-type="time" office:time-value="PT11H47M47S" calcext:value-type="time">
            <text:p>11:47:47</text:p>
          </table:table-cell>
          <table:table-cell office:value-type="time" office:time-value="PT17H21M13S" calcext:value-type="time">
            <text:p>17:21:13</text:p>
          </table:table-cell>
          <table:table-cell table:formula="of:=IF(OR([.B284]=&quot;&quot;;[.E284]=&quot;&quot;);&quot;&quot;;ROUND(ABS([.B284]-[.E284])*86400))" office:value-type="float" office:value="1" calcext:value-type="float">
            <text:p>1</text:p>
          </table:table-cell>
          <table:table-cell table:formula="of:=IF(OR([.C284]=&quot;&quot;;[.F284]=&quot;&quot;);&quot;&quot;;ROUND(ABS([.C284]-[.F284])*86400))" office:value-type="float" office:value="0" calcext:value-type="float">
            <text:p>0</text:p>
          </table:table-cell>
          <table:table-cell table:formula="of:=IF(OR([.D284]=&quot;&quot;;[.G284]=&quot;&quot;);&quot;&quot;;ROUND(ABS([.D284]-[.G284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06H15M07S" calcext:value-type="time">
            <text:p>06:15:07</text:p>
          </table:table-cell>
          <table:table-cell office:value-type="time" office:time-value="PT11H47M31S" calcext:value-type="time">
            <text:p>11:47:31</text:p>
          </table:table-cell>
          <table:table-cell office:value-type="time" office:time-value="PT17H19M01S" calcext:value-type="time">
            <text:p>17:19:01</text:p>
          </table:table-cell>
          <table:table-cell office:value-type="time" office:time-value="PT06H15M07S" calcext:value-type="time">
            <text:p>06:15:07</text:p>
          </table:table-cell>
          <table:table-cell office:value-type="time" office:time-value="PT11H47M31S" calcext:value-type="time">
            <text:p>11:47:31</text:p>
          </table:table-cell>
          <table:table-cell office:value-type="time" office:time-value="PT17H19M01S" calcext:value-type="time">
            <text:p>17:19:01</text:p>
          </table:table-cell>
          <table:table-cell table:formula="of:=IF(OR([.B285]=&quot;&quot;;[.E285]=&quot;&quot;);&quot;&quot;;ROUND(ABS([.B285]-[.E285])*86400))" office:value-type="float" office:value="0" calcext:value-type="float">
            <text:p>0</text:p>
          </table:table-cell>
          <table:table-cell table:formula="of:=IF(OR([.C285]=&quot;&quot;;[.F285]=&quot;&quot;);&quot;&quot;;ROUND(ABS([.C285]-[.F285])*86400))" office:value-type="float" office:value="0" calcext:value-type="float">
            <text:p>0</text:p>
          </table:table-cell>
          <table:table-cell table:formula="of:=IF(OR([.D285]=&quot;&quot;;[.G285]=&quot;&quot;);&quot;&quot;;ROUND(ABS([.D285]-[.G285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06H16M47S" calcext:value-type="time">
            <text:p>06:16:47</text:p>
          </table:table-cell>
          <table:table-cell office:value-type="time" office:time-value="PT11H47M15S" calcext:value-type="time">
            <text:p>11:47:15</text:p>
          </table:table-cell>
          <table:table-cell office:value-type="time" office:time-value="PT17H16M49S" calcext:value-type="time">
            <text:p>17:16:49</text:p>
          </table:table-cell>
          <table:table-cell office:value-type="time" office:time-value="PT06H16M47S" calcext:value-type="time">
            <text:p>06:16:47</text:p>
          </table:table-cell>
          <table:table-cell office:value-type="time" office:time-value="PT11H47M15S" calcext:value-type="time">
            <text:p>11:47:15</text:p>
          </table:table-cell>
          <table:table-cell office:value-type="time" office:time-value="PT17H16M50S" calcext:value-type="time">
            <text:p>17:16:50</text:p>
          </table:table-cell>
          <table:table-cell table:formula="of:=IF(OR([.B286]=&quot;&quot;;[.E286]=&quot;&quot;);&quot;&quot;;ROUND(ABS([.B286]-[.E286])*86400))" office:value-type="float" office:value="0" calcext:value-type="float">
            <text:p>0</text:p>
          </table:table-cell>
          <table:table-cell table:formula="of:=IF(OR([.C286]=&quot;&quot;;[.F286]=&quot;&quot;);&quot;&quot;;ROUND(ABS([.C286]-[.F286])*86400))" office:value-type="float" office:value="0" calcext:value-type="float">
            <text:p>0</text:p>
          </table:table-cell>
          <table:table-cell table:formula="of:=IF(OR([.D286]=&quot;&quot;;[.G286]=&quot;&quot;);&quot;&quot;;ROUND(ABS([.D286]-[.G286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06H18M28S" calcext:value-type="time">
            <text:p>06:18:28</text:p>
          </table:table-cell>
          <table:table-cell office:value-type="time" office:time-value="PT11H47M00S" calcext:value-type="time">
            <text:p>11:47:00</text:p>
          </table:table-cell>
          <table:table-cell office:value-type="time" office:time-value="PT17H14M39S" calcext:value-type="time">
            <text:p>17:14:39</text:p>
          </table:table-cell>
          <table:table-cell office:value-type="time" office:time-value="PT06H18M28S" calcext:value-type="time">
            <text:p>06:18:28</text:p>
          </table:table-cell>
          <table:table-cell office:value-type="time" office:time-value="PT11H47M00S" calcext:value-type="time">
            <text:p>11:47:00</text:p>
          </table:table-cell>
          <table:table-cell office:value-type="time" office:time-value="PT17H14M39S" calcext:value-type="time">
            <text:p>17:14:39</text:p>
          </table:table-cell>
          <table:table-cell table:formula="of:=IF(OR([.B287]=&quot;&quot;;[.E287]=&quot;&quot;);&quot;&quot;;ROUND(ABS([.B287]-[.E287])*86400))" office:value-type="float" office:value="0" calcext:value-type="float">
            <text:p>0</text:p>
          </table:table-cell>
          <table:table-cell table:formula="of:=IF(OR([.C287]=&quot;&quot;;[.F287]=&quot;&quot;);&quot;&quot;;ROUND(ABS([.C287]-[.F287])*86400))" office:value-type="float" office:value="0" calcext:value-type="float">
            <text:p>0</text:p>
          </table:table-cell>
          <table:table-cell table:formula="of:=IF(OR([.D287]=&quot;&quot;;[.G287]=&quot;&quot;);&quot;&quot;;ROUND(ABS([.D287]-[.G287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06H20M09S" calcext:value-type="time">
            <text:p>06:20:09</text:p>
          </table:table-cell>
          <table:table-cell office:value-type="time" office:time-value="PT11H46M45S" calcext:value-type="time">
            <text:p>11:46:45</text:p>
          </table:table-cell>
          <table:table-cell office:value-type="time" office:time-value="PT17H12M28S" calcext:value-type="time">
            <text:p>17:12:28</text:p>
          </table:table-cell>
          <table:table-cell office:value-type="time" office:time-value="PT06H20M09S" calcext:value-type="time">
            <text:p>06:20:09</text:p>
          </table:table-cell>
          <table:table-cell office:value-type="time" office:time-value="PT11H46M45S" calcext:value-type="time">
            <text:p>11:46:45</text:p>
          </table:table-cell>
          <table:table-cell office:value-type="time" office:time-value="PT17H12M29S" calcext:value-type="time">
            <text:p>17:12:29</text:p>
          </table:table-cell>
          <table:table-cell table:formula="of:=IF(OR([.B288]=&quot;&quot;;[.E288]=&quot;&quot;);&quot;&quot;;ROUND(ABS([.B288]-[.E288])*86400))" office:value-type="float" office:value="0" calcext:value-type="float">
            <text:p>0</text:p>
          </table:table-cell>
          <table:table-cell table:formula="of:=IF(OR([.C288]=&quot;&quot;;[.F288]=&quot;&quot;);&quot;&quot;;ROUND(ABS([.C288]-[.F288])*86400))" office:value-type="float" office:value="0" calcext:value-type="float">
            <text:p>0</text:p>
          </table:table-cell>
          <table:table-cell table:formula="of:=IF(OR([.D288]=&quot;&quot;;[.G288]=&quot;&quot;);&quot;&quot;;ROUND(ABS([.D288]-[.G28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06H21M51S" calcext:value-type="time">
            <text:p>06:21:51</text:p>
          </table:table-cell>
          <table:table-cell office:value-type="time" office:time-value="PT11H46M31S" calcext:value-type="time">
            <text:p>11:46:31</text:p>
          </table:table-cell>
          <table:table-cell office:value-type="time" office:time-value="PT17H10M19S" calcext:value-type="time">
            <text:p>17:10:19</text:p>
          </table:table-cell>
          <table:table-cell office:value-type="time" office:time-value="PT06H21M50S" calcext:value-type="time">
            <text:p>06:21:50</text:p>
          </table:table-cell>
          <table:table-cell office:value-type="time" office:time-value="PT11H46M31S" calcext:value-type="time">
            <text:p>11:46:31</text:p>
          </table:table-cell>
          <table:table-cell office:value-type="time" office:time-value="PT17H10M19S" calcext:value-type="time">
            <text:p>17:10:19</text:p>
          </table:table-cell>
          <table:table-cell table:formula="of:=IF(OR([.B289]=&quot;&quot;;[.E289]=&quot;&quot;);&quot;&quot;;ROUND(ABS([.B289]-[.E289])*86400))" office:value-type="float" office:value="1" calcext:value-type="float">
            <text:p>1</text:p>
          </table:table-cell>
          <table:table-cell table:formula="of:=IF(OR([.C289]=&quot;&quot;;[.F289]=&quot;&quot;);&quot;&quot;;ROUND(ABS([.C289]-[.F289])*86400))" office:value-type="float" office:value="0" calcext:value-type="float">
            <text:p>0</text:p>
          </table:table-cell>
          <table:table-cell table:formula="of:=IF(OR([.D289]=&quot;&quot;;[.G289]=&quot;&quot;);&quot;&quot;;ROUND(ABS([.D289]-[.G28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time" office:time-value="PT06H23M32S" calcext:value-type="time">
            <text:p>06:23:32</text:p>
          </table:table-cell>
          <table:table-cell office:value-type="time" office:time-value="PT11H46M17S" calcext:value-type="time">
            <text:p>11:46:17</text:p>
          </table:table-cell>
          <table:table-cell office:value-type="time" office:time-value="PT17H08M10S" calcext:value-type="time">
            <text:p>17:08:10</text:p>
          </table:table-cell>
          <table:table-cell office:value-type="time" office:time-value="PT06H23M32S" calcext:value-type="time">
            <text:p>06:23:32</text:p>
          </table:table-cell>
          <table:table-cell office:value-type="time" office:time-value="PT11H46M17S" calcext:value-type="time">
            <text:p>11:46:17</text:p>
          </table:table-cell>
          <table:table-cell office:value-type="time" office:time-value="PT17H08M11S" calcext:value-type="time">
            <text:p>17:08:11</text:p>
          </table:table-cell>
          <table:table-cell table:formula="of:=IF(OR([.B290]=&quot;&quot;;[.E290]=&quot;&quot;);&quot;&quot;;ROUND(ABS([.B290]-[.E290])*86400))" office:value-type="float" office:value="0" calcext:value-type="float">
            <text:p>0</text:p>
          </table:table-cell>
          <table:table-cell table:formula="of:=IF(OR([.C290]=&quot;&quot;;[.F290]=&quot;&quot;);&quot;&quot;;ROUND(ABS([.C290]-[.F290])*86400))" office:value-type="float" office:value="0" calcext:value-type="float">
            <text:p>0</text:p>
          </table:table-cell>
          <table:table-cell table:formula="of:=IF(OR([.D290]=&quot;&quot;;[.G290]=&quot;&quot;);&quot;&quot;;ROUND(ABS([.D290]-[.G29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06H25M14S" calcext:value-type="time">
            <text:p>06:25:14</text:p>
          </table:table-cell>
          <table:table-cell office:value-type="time" office:time-value="PT11H46M04S" calcext:value-type="time">
            <text:p>11:46:04</text:p>
          </table:table-cell>
          <table:table-cell office:value-type="time" office:time-value="PT17H06M03S" calcext:value-type="time">
            <text:p>17:06:03</text:p>
          </table:table-cell>
          <table:table-cell office:value-type="time" office:time-value="PT06H25M14S" calcext:value-type="time">
            <text:p>06:25:14</text:p>
          </table:table-cell>
          <table:table-cell office:value-type="time" office:time-value="PT11H46M04S" calcext:value-type="time">
            <text:p>11:46:04</text:p>
          </table:table-cell>
          <table:table-cell office:value-type="time" office:time-value="PT17H06M03S" calcext:value-type="time">
            <text:p>17:06:03</text:p>
          </table:table-cell>
          <table:table-cell table:formula="of:=IF(OR([.B291]=&quot;&quot;;[.E291]=&quot;&quot;);&quot;&quot;;ROUND(ABS([.B291]-[.E291])*86400))" office:value-type="float" office:value="0" calcext:value-type="float">
            <text:p>0</text:p>
          </table:table-cell>
          <table:table-cell table:formula="of:=IF(OR([.C291]=&quot;&quot;;[.F291]=&quot;&quot;);&quot;&quot;;ROUND(ABS([.C291]-[.F291])*86400))" office:value-type="float" office:value="0" calcext:value-type="float">
            <text:p>0</text:p>
          </table:table-cell>
          <table:table-cell table:formula="of:=IF(OR([.D291]=&quot;&quot;;[.G291]=&quot;&quot;);&quot;&quot;;ROUND(ABS([.D291]-[.G29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06H26M57S" calcext:value-type="time">
            <text:p>06:26:57</text:p>
          </table:table-cell>
          <table:table-cell office:value-type="time" office:time-value="PT11H45M51S" calcext:value-type="time">
            <text:p>11:45:51</text:p>
          </table:table-cell>
          <table:table-cell office:value-type="time" office:time-value="PT17H03M56S" calcext:value-type="time">
            <text:p>17:03:56</text:p>
          </table:table-cell>
          <table:table-cell office:value-type="time" office:time-value="PT06H26M56S" calcext:value-type="time">
            <text:p>06:26:56</text:p>
          </table:table-cell>
          <table:table-cell office:value-type="time" office:time-value="PT11H45M52S" calcext:value-type="time">
            <text:p>11:45:52</text:p>
          </table:table-cell>
          <table:table-cell office:value-type="time" office:time-value="PT17H03M56S" calcext:value-type="time">
            <text:p>17:03:56</text:p>
          </table:table-cell>
          <table:table-cell table:formula="of:=IF(OR([.B292]=&quot;&quot;;[.E292]=&quot;&quot;);&quot;&quot;;ROUND(ABS([.B292]-[.E292])*86400))" office:value-type="float" office:value="1" calcext:value-type="float">
            <text:p>1</text:p>
          </table:table-cell>
          <table:table-cell table:formula="of:=IF(OR([.C292]=&quot;&quot;;[.F292]=&quot;&quot;);&quot;&quot;;ROUND(ABS([.C292]-[.F292])*86400))" office:value-type="float" office:value="1" calcext:value-type="float">
            <text:p>1</text:p>
          </table:table-cell>
          <table:table-cell table:formula="of:=IF(OR([.D292]=&quot;&quot;;[.G292]=&quot;&quot;);&quot;&quot;;ROUND(ABS([.D292]-[.G29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06H28M39S" calcext:value-type="time">
            <text:p>06:28:39</text:p>
          </table:table-cell>
          <table:table-cell office:value-type="time" office:time-value="PT11H45M40S" calcext:value-type="time">
            <text:p>11:45:40</text:p>
          </table:table-cell>
          <table:table-cell office:value-type="time" office:time-value="PT17H01M50S" calcext:value-type="time">
            <text:p>17:01:50</text:p>
          </table:table-cell>
          <table:table-cell office:value-type="time" office:time-value="PT06H28M39S" calcext:value-type="time">
            <text:p>06:28:39</text:p>
          </table:table-cell>
          <table:table-cell office:value-type="time" office:time-value="PT11H45M40S" calcext:value-type="time">
            <text:p>11:45:40</text:p>
          </table:table-cell>
          <table:table-cell office:value-type="time" office:time-value="PT17H01M50S" calcext:value-type="time">
            <text:p>17:01:50</text:p>
          </table:table-cell>
          <table:table-cell table:formula="of:=IF(OR([.B293]=&quot;&quot;;[.E293]=&quot;&quot;);&quot;&quot;;ROUND(ABS([.B293]-[.E293])*86400))" office:value-type="float" office:value="0" calcext:value-type="float">
            <text:p>0</text:p>
          </table:table-cell>
          <table:table-cell table:formula="of:=IF(OR([.C293]=&quot;&quot;;[.F293]=&quot;&quot;);&quot;&quot;;ROUND(ABS([.C293]-[.F293])*86400))" office:value-type="float" office:value="0" calcext:value-type="float">
            <text:p>0</text:p>
          </table:table-cell>
          <table:table-cell table:formula="of:=IF(OR([.D293]=&quot;&quot;;[.G293]=&quot;&quot;);&quot;&quot;;ROUND(ABS([.D293]-[.G29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time" office:time-value="PT06H30M22S" calcext:value-type="time">
            <text:p>06:30:22</text:p>
          </table:table-cell>
          <table:table-cell office:value-type="time" office:time-value="PT11H45M28S" calcext:value-type="time">
            <text:p>11:45:28</text:p>
          </table:table-cell>
          <table:table-cell office:value-type="time" office:time-value="PT16H59M45S" calcext:value-type="time">
            <text:p>16:59:45</text:p>
          </table:table-cell>
          <table:table-cell office:value-type="time" office:time-value="PT06H30M22S" calcext:value-type="time">
            <text:p>06:30:22</text:p>
          </table:table-cell>
          <table:table-cell office:value-type="time" office:time-value="PT11H45M28S" calcext:value-type="time">
            <text:p>11:45:28</text:p>
          </table:table-cell>
          <table:table-cell office:value-type="time" office:time-value="PT16H59M45S" calcext:value-type="time">
            <text:p>16:59:45</text:p>
          </table:table-cell>
          <table:table-cell table:formula="of:=IF(OR([.B294]=&quot;&quot;;[.E294]=&quot;&quot;);&quot;&quot;;ROUND(ABS([.B294]-[.E294])*86400))" office:value-type="float" office:value="0" calcext:value-type="float">
            <text:p>0</text:p>
          </table:table-cell>
          <table:table-cell table:formula="of:=IF(OR([.C294]=&quot;&quot;;[.F294]=&quot;&quot;);&quot;&quot;;ROUND(ABS([.C294]-[.F294])*86400))" office:value-type="float" office:value="0" calcext:value-type="float">
            <text:p>0</text:p>
          </table:table-cell>
          <table:table-cell table:formula="of:=IF(OR([.D294]=&quot;&quot;;[.G294]=&quot;&quot;);&quot;&quot;;ROUND(ABS([.D294]-[.G29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06H32M06S" calcext:value-type="time">
            <text:p>06:32:06</text:p>
          </table:table-cell>
          <table:table-cell office:value-type="time" office:time-value="PT11H45M18S" calcext:value-type="time">
            <text:p>11:45:18</text:p>
          </table:table-cell>
          <table:table-cell office:value-type="time" office:time-value="PT16H57M41S" calcext:value-type="time">
            <text:p>16:57:41</text:p>
          </table:table-cell>
          <table:table-cell office:value-type="time" office:time-value="PT06H32M05S" calcext:value-type="time">
            <text:p>06:32:05</text:p>
          </table:table-cell>
          <table:table-cell office:value-type="time" office:time-value="PT11H45M18S" calcext:value-type="time">
            <text:p>11:45:18</text:p>
          </table:table-cell>
          <table:table-cell office:value-type="time" office:time-value="PT16H57M41S" calcext:value-type="time">
            <text:p>16:57:41</text:p>
          </table:table-cell>
          <table:table-cell table:formula="of:=IF(OR([.B295]=&quot;&quot;;[.E295]=&quot;&quot;);&quot;&quot;;ROUND(ABS([.B295]-[.E295])*86400))" office:value-type="float" office:value="1" calcext:value-type="float">
            <text:p>1</text:p>
          </table:table-cell>
          <table:table-cell table:formula="of:=IF(OR([.C295]=&quot;&quot;;[.F295]=&quot;&quot;);&quot;&quot;;ROUND(ABS([.C295]-[.F295])*86400))" office:value-type="float" office:value="0" calcext:value-type="float">
            <text:p>0</text:p>
          </table:table-cell>
          <table:table-cell table:formula="of:=IF(OR([.D295]=&quot;&quot;;[.G295]=&quot;&quot;);&quot;&quot;;ROUND(ABS([.D295]-[.G29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6H33M49S" calcext:value-type="time">
            <text:p>06:33:49</text:p>
          </table:table-cell>
          <table:table-cell office:value-type="time" office:time-value="PT11H45M08S" calcext:value-type="time">
            <text:p>11:45:08</text:p>
          </table:table-cell>
          <table:table-cell office:value-type="time" office:time-value="PT16H55M38S" calcext:value-type="time">
            <text:p>16:55:38</text:p>
          </table:table-cell>
          <table:table-cell office:value-type="time" office:time-value="PT06H33M49S" calcext:value-type="time">
            <text:p>06:33:49</text:p>
          </table:table-cell>
          <table:table-cell office:value-type="time" office:time-value="PT11H45M08S" calcext:value-type="time">
            <text:p>11:45:08</text:p>
          </table:table-cell>
          <table:table-cell office:value-type="time" office:time-value="PT16H55M38S" calcext:value-type="time">
            <text:p>16:55:38</text:p>
          </table:table-cell>
          <table:table-cell table:formula="of:=IF(OR([.B296]=&quot;&quot;;[.E296]=&quot;&quot;);&quot;&quot;;ROUND(ABS([.B296]-[.E296])*86400))" office:value-type="float" office:value="0" calcext:value-type="float">
            <text:p>0</text:p>
          </table:table-cell>
          <table:table-cell table:formula="of:=IF(OR([.C296]=&quot;&quot;;[.F296]=&quot;&quot;);&quot;&quot;;ROUND(ABS([.C296]-[.F296])*86400))" office:value-type="float" office:value="0" calcext:value-type="float">
            <text:p>0</text:p>
          </table:table-cell>
          <table:table-cell table:formula="of:=IF(OR([.D296]=&quot;&quot;;[.G296]=&quot;&quot;);&quot;&quot;;ROUND(ABS([.D296]-[.G29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6H35M33S" calcext:value-type="time">
            <text:p>06:35:33</text:p>
          </table:table-cell>
          <table:table-cell office:value-type="time" office:time-value="PT11H44M59S" calcext:value-type="time">
            <text:p>11:44:59</text:p>
          </table:table-cell>
          <table:table-cell office:value-type="time" office:time-value="PT16H53M36S" calcext:value-type="time">
            <text:p>16:53:36</text:p>
          </table:table-cell>
          <table:table-cell office:value-type="time" office:time-value="PT06H35M33S" calcext:value-type="time">
            <text:p>06:35:33</text:p>
          </table:table-cell>
          <table:table-cell office:value-type="time" office:time-value="PT11H44M59S" calcext:value-type="time">
            <text:p>11:44:59</text:p>
          </table:table-cell>
          <table:table-cell office:value-type="time" office:time-value="PT16H53M36S" calcext:value-type="time">
            <text:p>16:53:36</text:p>
          </table:table-cell>
          <table:table-cell table:formula="of:=IF(OR([.B297]=&quot;&quot;;[.E297]=&quot;&quot;);&quot;&quot;;ROUND(ABS([.B297]-[.E297])*86400))" office:value-type="float" office:value="0" calcext:value-type="float">
            <text:p>0</text:p>
          </table:table-cell>
          <table:table-cell table:formula="of:=IF(OR([.C297]=&quot;&quot;;[.F297]=&quot;&quot;);&quot;&quot;;ROUND(ABS([.C297]-[.F297])*86400))" office:value-type="float" office:value="0" calcext:value-type="float">
            <text:p>0</text:p>
          </table:table-cell>
          <table:table-cell table:formula="of:=IF(OR([.D297]=&quot;&quot;;[.G297]=&quot;&quot;);&quot;&quot;;ROUND(ABS([.D297]-[.G29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6H37M17S" calcext:value-type="time">
            <text:p>06:37:17</text:p>
          </table:table-cell>
          <table:table-cell office:value-type="time" office:time-value="PT11H44M50S" calcext:value-type="time">
            <text:p>11:44:50</text:p>
          </table:table-cell>
          <table:table-cell office:value-type="time" office:time-value="PT16H51M35S" calcext:value-type="time">
            <text:p>16:51:35</text:p>
          </table:table-cell>
          <table:table-cell office:value-type="time" office:time-value="PT06H37M17S" calcext:value-type="time">
            <text:p>06:37:17</text:p>
          </table:table-cell>
          <table:table-cell office:value-type="time" office:time-value="PT11H44M50S" calcext:value-type="time">
            <text:p>11:44:50</text:p>
          </table:table-cell>
          <table:table-cell office:value-type="time" office:time-value="PT16H51M35S" calcext:value-type="time">
            <text:p>16:51:35</text:p>
          </table:table-cell>
          <table:table-cell table:formula="of:=IF(OR([.B298]=&quot;&quot;;[.E298]=&quot;&quot;);&quot;&quot;;ROUND(ABS([.B298]-[.E298])*86400))" office:value-type="float" office:value="0" calcext:value-type="float">
            <text:p>0</text:p>
          </table:table-cell>
          <table:table-cell table:formula="of:=IF(OR([.C298]=&quot;&quot;;[.F298]=&quot;&quot;);&quot;&quot;;ROUND(ABS([.C298]-[.F298])*86400))" office:value-type="float" office:value="0" calcext:value-type="float">
            <text:p>0</text:p>
          </table:table-cell>
          <table:table-cell table:formula="of:=IF(OR([.D298]=&quot;&quot;;[.G298]=&quot;&quot;);&quot;&quot;;ROUND(ABS([.D298]-[.G29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6H39M02S" calcext:value-type="time">
            <text:p>06:39:02</text:p>
          </table:table-cell>
          <table:table-cell office:value-type="time" office:time-value="PT11H44M42S" calcext:value-type="time">
            <text:p>11:44:42</text:p>
          </table:table-cell>
          <table:table-cell office:value-type="time" office:time-value="PT16H49M35S" calcext:value-type="time">
            <text:p>16:49:35</text:p>
          </table:table-cell>
          <table:table-cell office:value-type="time" office:time-value="PT06H39M02S" calcext:value-type="time">
            <text:p>06:39:02</text:p>
          </table:table-cell>
          <table:table-cell office:value-type="time" office:time-value="PT11H44M42S" calcext:value-type="time">
            <text:p>11:44:42</text:p>
          </table:table-cell>
          <table:table-cell office:value-type="time" office:time-value="PT16H49M35S" calcext:value-type="time">
            <text:p>16:49:35</text:p>
          </table:table-cell>
          <table:table-cell table:formula="of:=IF(OR([.B299]=&quot;&quot;;[.E299]=&quot;&quot;);&quot;&quot;;ROUND(ABS([.B299]-[.E299])*86400))" office:value-type="float" office:value="0" calcext:value-type="float">
            <text:p>0</text:p>
          </table:table-cell>
          <table:table-cell table:formula="of:=IF(OR([.C299]=&quot;&quot;;[.F299]=&quot;&quot;);&quot;&quot;;ROUND(ABS([.C299]-[.F299])*86400))" office:value-type="float" office:value="0" calcext:value-type="float">
            <text:p>0</text:p>
          </table:table-cell>
          <table:table-cell table:formula="of:=IF(OR([.D299]=&quot;&quot;;[.G299]=&quot;&quot;);&quot;&quot;;ROUND(ABS([.D299]-[.G29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6H40M46S" calcext:value-type="time">
            <text:p>06:40:46</text:p>
          </table:table-cell>
          <table:table-cell office:value-type="time" office:time-value="PT11H44M35S" calcext:value-type="time">
            <text:p>11:44:35</text:p>
          </table:table-cell>
          <table:table-cell office:value-type="time" office:time-value="PT16H47M37S" calcext:value-type="time">
            <text:p>16:47:37</text:p>
          </table:table-cell>
          <table:table-cell office:value-type="time" office:time-value="PT06H40M46S" calcext:value-type="time">
            <text:p>06:40:46</text:p>
          </table:table-cell>
          <table:table-cell office:value-type="time" office:time-value="PT11H44M35S" calcext:value-type="time">
            <text:p>11:44:35</text:p>
          </table:table-cell>
          <table:table-cell office:value-type="time" office:time-value="PT16H47M37S" calcext:value-type="time">
            <text:p>16:47:37</text:p>
          </table:table-cell>
          <table:table-cell table:formula="of:=IF(OR([.B300]=&quot;&quot;;[.E300]=&quot;&quot;);&quot;&quot;;ROUND(ABS([.B300]-[.E300])*86400))" office:value-type="float" office:value="0" calcext:value-type="float">
            <text:p>0</text:p>
          </table:table-cell>
          <table:table-cell table:formula="of:=IF(OR([.C300]=&quot;&quot;;[.F300]=&quot;&quot;);&quot;&quot;;ROUND(ABS([.C300]-[.F300])*86400))" office:value-type="float" office:value="0" calcext:value-type="float">
            <text:p>0</text:p>
          </table:table-cell>
          <table:table-cell table:formula="of:=IF(OR([.D300]=&quot;&quot;;[.G300]=&quot;&quot;);&quot;&quot;;ROUND(ABS([.D300]-[.G30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6H42M31S" calcext:value-type="time">
            <text:p>06:42:31</text:p>
          </table:table-cell>
          <table:table-cell office:value-type="time" office:time-value="PT11H44M29S" calcext:value-type="time">
            <text:p>11:44:29</text:p>
          </table:table-cell>
          <table:table-cell office:value-type="time" office:time-value="PT16H45M40S" calcext:value-type="time">
            <text:p>16:45:40</text:p>
          </table:table-cell>
          <table:table-cell office:value-type="time" office:time-value="PT06H42M31S" calcext:value-type="time">
            <text:p>06:42:31</text:p>
          </table:table-cell>
          <table:table-cell office:value-type="time" office:time-value="PT11H44M29S" calcext:value-type="time">
            <text:p>11:44:29</text:p>
          </table:table-cell>
          <table:table-cell office:value-type="time" office:time-value="PT16H45M40S" calcext:value-type="time">
            <text:p>16:45:40</text:p>
          </table:table-cell>
          <table:table-cell table:formula="of:=IF(OR([.B301]=&quot;&quot;;[.E301]=&quot;&quot;);&quot;&quot;;ROUND(ABS([.B301]-[.E301])*86400))" office:value-type="float" office:value="0" calcext:value-type="float">
            <text:p>0</text:p>
          </table:table-cell>
          <table:table-cell table:formula="of:=IF(OR([.C301]=&quot;&quot;;[.F301]=&quot;&quot;);&quot;&quot;;ROUND(ABS([.C301]-[.F301])*86400))" office:value-type="float" office:value="0" calcext:value-type="float">
            <text:p>0</text:p>
          </table:table-cell>
          <table:table-cell table:formula="of:=IF(OR([.D301]=&quot;&quot;;[.G301]=&quot;&quot;);&quot;&quot;;ROUND(ABS([.D301]-[.G30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time" office:time-value="PT06H44M16S" calcext:value-type="time">
            <text:p>06:44:16</text:p>
          </table:table-cell>
          <table:table-cell office:value-type="time" office:time-value="PT11H44M23S" calcext:value-type="time">
            <text:p>11:44:23</text:p>
          </table:table-cell>
          <table:table-cell office:value-type="time" office:time-value="PT16H43M44S" calcext:value-type="time">
            <text:p>16:43:44</text:p>
          </table:table-cell>
          <table:table-cell office:value-type="time" office:time-value="PT06H44M16S" calcext:value-type="time">
            <text:p>06:44:16</text:p>
          </table:table-cell>
          <table:table-cell office:value-type="time" office:time-value="PT11H44M23S" calcext:value-type="time">
            <text:p>11:44:23</text:p>
          </table:table-cell>
          <table:table-cell office:value-type="time" office:time-value="PT16H43M44S" calcext:value-type="time">
            <text:p>16:43:44</text:p>
          </table:table-cell>
          <table:table-cell table:formula="of:=IF(OR([.B302]=&quot;&quot;;[.E302]=&quot;&quot;);&quot;&quot;;ROUND(ABS([.B302]-[.E302])*86400))" office:value-type="float" office:value="0" calcext:value-type="float">
            <text:p>0</text:p>
          </table:table-cell>
          <table:table-cell table:formula="of:=IF(OR([.C302]=&quot;&quot;;[.F302]=&quot;&quot;);&quot;&quot;;ROUND(ABS([.C302]-[.F302])*86400))" office:value-type="float" office:value="0" calcext:value-type="float">
            <text:p>0</text:p>
          </table:table-cell>
          <table:table-cell table:formula="of:=IF(OR([.D302]=&quot;&quot;;[.G302]=&quot;&quot;);&quot;&quot;;ROUND(ABS([.D302]-[.G30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time" office:time-value="PT06H46M02S" calcext:value-type="time">
            <text:p>06:46:02</text:p>
          </table:table-cell>
          <table:table-cell office:value-type="time" office:time-value="PT11H44M18S" calcext:value-type="time">
            <text:p>11:44:18</text:p>
          </table:table-cell>
          <table:table-cell office:value-type="time" office:time-value="PT16H41M49S" calcext:value-type="time">
            <text:p>16:41:49</text:p>
          </table:table-cell>
          <table:table-cell office:value-type="time" office:time-value="PT06H46M02S" calcext:value-type="time">
            <text:p>06:46:02</text:p>
          </table:table-cell>
          <table:table-cell office:value-type="time" office:time-value="PT11H44M18S" calcext:value-type="time">
            <text:p>11:44:18</text:p>
          </table:table-cell>
          <table:table-cell office:value-type="time" office:time-value="PT16H41M49S" calcext:value-type="time">
            <text:p>16:41:49</text:p>
          </table:table-cell>
          <table:table-cell table:formula="of:=IF(OR([.B303]=&quot;&quot;;[.E303]=&quot;&quot;);&quot;&quot;;ROUND(ABS([.B303]-[.E303])*86400))" office:value-type="float" office:value="0" calcext:value-type="float">
            <text:p>0</text:p>
          </table:table-cell>
          <table:table-cell table:formula="of:=IF(OR([.C303]=&quot;&quot;;[.F303]=&quot;&quot;);&quot;&quot;;ROUND(ABS([.C303]-[.F303])*86400))" office:value-type="float" office:value="0" calcext:value-type="float">
            <text:p>0</text:p>
          </table:table-cell>
          <table:table-cell table:formula="of:=IF(OR([.D303]=&quot;&quot;;[.G303]=&quot;&quot;);&quot;&quot;;ROUND(ABS([.D303]-[.G30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time" office:time-value="PT06H47M47S" calcext:value-type="time">
            <text:p>06:47:47</text:p>
          </table:table-cell>
          <table:table-cell office:value-type="time" office:time-value="PT11H44M14S" calcext:value-type="time">
            <text:p>11:44:14</text:p>
          </table:table-cell>
          <table:table-cell office:value-type="time" office:time-value="PT16H39M56S" calcext:value-type="time">
            <text:p>16:39:56</text:p>
          </table:table-cell>
          <table:table-cell office:value-type="time" office:time-value="PT06H47M47S" calcext:value-type="time">
            <text:p>06:47:47</text:p>
          </table:table-cell>
          <table:table-cell office:value-type="time" office:time-value="PT11H44M14S" calcext:value-type="time">
            <text:p>11:44:14</text:p>
          </table:table-cell>
          <table:table-cell office:value-type="time" office:time-value="PT16H39M56S" calcext:value-type="time">
            <text:p>16:39:56</text:p>
          </table:table-cell>
          <table:table-cell table:formula="of:=IF(OR([.B304]=&quot;&quot;;[.E304]=&quot;&quot;);&quot;&quot;;ROUND(ABS([.B304]-[.E304])*86400))" office:value-type="float" office:value="0" calcext:value-type="float">
            <text:p>0</text:p>
          </table:table-cell>
          <table:table-cell table:formula="of:=IF(OR([.C304]=&quot;&quot;;[.F304]=&quot;&quot;);&quot;&quot;;ROUND(ABS([.C304]-[.F304])*86400))" office:value-type="float" office:value="0" calcext:value-type="float">
            <text:p>0</text:p>
          </table:table-cell>
          <table:table-cell table:formula="of:=IF(OR([.D304]=&quot;&quot;;[.G304]=&quot;&quot;);&quot;&quot;;ROUND(ABS([.D304]-[.G30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time" office:time-value="PT06H49M32S" calcext:value-type="time">
            <text:p>06:49:32</text:p>
          </table:table-cell>
          <table:table-cell office:value-type="time" office:time-value="PT11H44M10S" calcext:value-type="time">
            <text:p>11:44:10</text:p>
          </table:table-cell>
          <table:table-cell office:value-type="time" office:time-value="PT16H38M04S" calcext:value-type="time">
            <text:p>16:38:04</text:p>
          </table:table-cell>
          <table:table-cell office:value-type="time" office:time-value="PT06H49M33S" calcext:value-type="time">
            <text:p>06:49:33</text:p>
          </table:table-cell>
          <table:table-cell office:value-type="time" office:time-value="PT11H44M10S" calcext:value-type="time">
            <text:p>11:44:10</text:p>
          </table:table-cell>
          <table:table-cell office:value-type="time" office:time-value="PT16H38M04S" calcext:value-type="time">
            <text:p>16:38:04</text:p>
          </table:table-cell>
          <table:table-cell table:formula="of:=IF(OR([.B305]=&quot;&quot;;[.E305]=&quot;&quot;);&quot;&quot;;ROUND(ABS([.B305]-[.E305])*86400))" office:value-type="float" office:value="1" calcext:value-type="float">
            <text:p>1</text:p>
          </table:table-cell>
          <table:table-cell table:formula="of:=IF(OR([.C305]=&quot;&quot;;[.F305]=&quot;&quot;);&quot;&quot;;ROUND(ABS([.C305]-[.F305])*86400))" office:value-type="float" office:value="0" calcext:value-type="float">
            <text:p>0</text:p>
          </table:table-cell>
          <table:table-cell table:formula="of:=IF(OR([.D305]=&quot;&quot;;[.G305]=&quot;&quot;);&quot;&quot;;ROUND(ABS([.D305]-[.G30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time" office:time-value="PT06H51M18S" calcext:value-type="time">
            <text:p>06:51:18</text:p>
          </table:table-cell>
          <table:table-cell office:value-type="time" office:time-value="PT11H44M07S" calcext:value-type="time">
            <text:p>11:44:07</text:p>
          </table:table-cell>
          <table:table-cell office:value-type="time" office:time-value="PT16H36M13S" calcext:value-type="time">
            <text:p>16:36:13</text:p>
          </table:table-cell>
          <table:table-cell office:value-type="time" office:time-value="PT06H51M18S" calcext:value-type="time">
            <text:p>06:51:18</text:p>
          </table:table-cell>
          <table:table-cell office:value-type="time" office:time-value="PT11H44M08S" calcext:value-type="time">
            <text:p>11:44:08</text:p>
          </table:table-cell>
          <table:table-cell office:value-type="time" office:time-value="PT16H36M13S" calcext:value-type="time">
            <text:p>16:36:13</text:p>
          </table:table-cell>
          <table:table-cell table:formula="of:=IF(OR([.B306]=&quot;&quot;;[.E306]=&quot;&quot;);&quot;&quot;;ROUND(ABS([.B306]-[.E306])*86400))" office:value-type="float" office:value="0" calcext:value-type="float">
            <text:p>0</text:p>
          </table:table-cell>
          <table:table-cell table:formula="of:=IF(OR([.C306]=&quot;&quot;;[.F306]=&quot;&quot;);&quot;&quot;;ROUND(ABS([.C306]-[.F306])*86400))" office:value-type="float" office:value="1" calcext:value-type="float">
            <text:p>1</text:p>
          </table:table-cell>
          <table:table-cell table:formula="of:=IF(OR([.D306]=&quot;&quot;;[.G306]=&quot;&quot;);&quot;&quot;;ROUND(ABS([.D306]-[.G30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time" office:time-value="PT06H53M04S" calcext:value-type="time">
            <text:p>06:53:04</text:p>
          </table:table-cell>
          <table:table-cell office:value-type="time" office:time-value="PT11H44M06S" calcext:value-type="time">
            <text:p>11:44:06</text:p>
          </table:table-cell>
          <table:table-cell office:value-type="time" office:time-value="PT16H34M24S" calcext:value-type="time">
            <text:p>16:34:24</text:p>
          </table:table-cell>
          <table:table-cell office:value-type="time" office:time-value="PT06H53M04S" calcext:value-type="time">
            <text:p>06:53:04</text:p>
          </table:table-cell>
          <table:table-cell office:value-type="time" office:time-value="PT11H44M06S" calcext:value-type="time">
            <text:p>11:44:06</text:p>
          </table:table-cell>
          <table:table-cell office:value-type="time" office:time-value="PT16H34M24S" calcext:value-type="time">
            <text:p>16:34:24</text:p>
          </table:table-cell>
          <table:table-cell table:formula="of:=IF(OR([.B307]=&quot;&quot;;[.E307]=&quot;&quot;);&quot;&quot;;ROUND(ABS([.B307]-[.E307])*86400))" office:value-type="float" office:value="0" calcext:value-type="float">
            <text:p>0</text:p>
          </table:table-cell>
          <table:table-cell table:formula="of:=IF(OR([.C307]=&quot;&quot;;[.F307]=&quot;&quot;);&quot;&quot;;ROUND(ABS([.C307]-[.F307])*86400))" office:value-type="float" office:value="0" calcext:value-type="float">
            <text:p>0</text:p>
          </table:table-cell>
          <table:table-cell table:formula="of:=IF(OR([.D307]=&quot;&quot;;[.G307]=&quot;&quot;);&quot;&quot;;ROUND(ABS([.D307]-[.G307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06H54M49S" calcext:value-type="time">
            <text:p>06:54:49</text:p>
          </table:table-cell>
          <table:table-cell office:value-type="time" office:time-value="PT11H44M04S" calcext:value-type="time">
            <text:p>11:44:04</text:p>
          </table:table-cell>
          <table:table-cell office:value-type="time" office:time-value="PT16H32M37S" calcext:value-type="time">
            <text:p>16:32:37</text:p>
          </table:table-cell>
          <table:table-cell office:value-type="time" office:time-value="PT06H54M50S" calcext:value-type="time">
            <text:p>06:54:50</text:p>
          </table:table-cell>
          <table:table-cell office:value-type="time" office:time-value="PT11H44M05S" calcext:value-type="time">
            <text:p>11:44:05</text:p>
          </table:table-cell>
          <table:table-cell office:value-type="time" office:time-value="PT16H32M37S" calcext:value-type="time">
            <text:p>16:32:37</text:p>
          </table:table-cell>
          <table:table-cell table:formula="of:=IF(OR([.B308]=&quot;&quot;;[.E308]=&quot;&quot;);&quot;&quot;;ROUND(ABS([.B308]-[.E308])*86400))" office:value-type="float" office:value="1" calcext:value-type="float">
            <text:p>1</text:p>
          </table:table-cell>
          <table:table-cell table:formula="of:=IF(OR([.C308]=&quot;&quot;;[.F308]=&quot;&quot;);&quot;&quot;;ROUND(ABS([.C308]-[.F308])*86400))" office:value-type="float" office:value="1" calcext:value-type="float">
            <text:p>1</text:p>
          </table:table-cell>
          <table:table-cell table:formula="of:=IF(OR([.D308]=&quot;&quot;;[.G308]=&quot;&quot;);&quot;&quot;;ROUND(ABS([.D308]-[.G308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06H56M35S" calcext:value-type="time">
            <text:p>06:56:35</text:p>
          </table:table-cell>
          <table:table-cell office:value-type="time" office:time-value="PT11H44M04S" calcext:value-type="time">
            <text:p>11:44:04</text:p>
          </table:table-cell>
          <table:table-cell office:value-type="time" office:time-value="PT16H30M51S" calcext:value-type="time">
            <text:p>16:30:51</text:p>
          </table:table-cell>
          <table:table-cell office:value-type="time" office:time-value="PT06H56M35S" calcext:value-type="time">
            <text:p>06:56:35</text:p>
          </table:table-cell>
          <table:table-cell office:value-type="time" office:time-value="PT11H44M04S" calcext:value-type="time">
            <text:p>11:44:04</text:p>
          </table:table-cell>
          <table:table-cell office:value-type="time" office:time-value="PT16H30M51S" calcext:value-type="time">
            <text:p>16:30:51</text:p>
          </table:table-cell>
          <table:table-cell table:formula="of:=IF(OR([.B309]=&quot;&quot;;[.E309]=&quot;&quot;);&quot;&quot;;ROUND(ABS([.B309]-[.E309])*86400))" office:value-type="float" office:value="0" calcext:value-type="float">
            <text:p>0</text:p>
          </table:table-cell>
          <table:table-cell table:formula="of:=IF(OR([.C309]=&quot;&quot;;[.F309]=&quot;&quot;);&quot;&quot;;ROUND(ABS([.C309]-[.F309])*86400))" office:value-type="float" office:value="0" calcext:value-type="float">
            <text:p>0</text:p>
          </table:table-cell>
          <table:table-cell table:formula="of:=IF(OR([.D309]=&quot;&quot;;[.G309]=&quot;&quot;);&quot;&quot;;ROUND(ABS([.D309]-[.G309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06H58M21S" calcext:value-type="time">
            <text:p>06:58:21</text:p>
          </table:table-cell>
          <table:table-cell office:value-type="time" office:time-value="PT11H44M04S" calcext:value-type="time">
            <text:p>11:44:04</text:p>
          </table:table-cell>
          <table:table-cell office:value-type="time" office:time-value="PT16H29M07S" calcext:value-type="time">
            <text:p>16:29:07</text:p>
          </table:table-cell>
          <table:table-cell office:value-type="time" office:time-value="PT06H58M21S" calcext:value-type="time">
            <text:p>06:58:21</text:p>
          </table:table-cell>
          <table:table-cell office:value-type="time" office:time-value="PT11H44M05S" calcext:value-type="time">
            <text:p>11:44:05</text:p>
          </table:table-cell>
          <table:table-cell office:value-type="time" office:time-value="PT16H29M07S" calcext:value-type="time">
            <text:p>16:29:07</text:p>
          </table:table-cell>
          <table:table-cell table:formula="of:=IF(OR([.B310]=&quot;&quot;;[.E310]=&quot;&quot;);&quot;&quot;;ROUND(ABS([.B310]-[.E310])*86400))" office:value-type="float" office:value="0" calcext:value-type="float">
            <text:p>0</text:p>
          </table:table-cell>
          <table:table-cell table:formula="of:=IF(OR([.C310]=&quot;&quot;;[.F310]=&quot;&quot;);&quot;&quot;;ROUND(ABS([.C310]-[.F310])*86400))" office:value-type="float" office:value="1" calcext:value-type="float">
            <text:p>1</text:p>
          </table:table-cell>
          <table:table-cell table:formula="of:=IF(OR([.D310]=&quot;&quot;;[.G310]=&quot;&quot;);&quot;&quot;;ROUND(ABS([.D310]-[.G310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07H00M06S" calcext:value-type="time">
            <text:p>07:00:06</text:p>
          </table:table-cell>
          <table:table-cell office:value-type="time" office:time-value="PT11H44M06S" calcext:value-type="time">
            <text:p>11:44:06</text:p>
          </table:table-cell>
          <table:table-cell office:value-type="time" office:time-value="PT16H27M25S" calcext:value-type="time">
            <text:p>16:27:25</text:p>
          </table:table-cell>
          <table:table-cell office:value-type="time" office:time-value="PT07H00M07S" calcext:value-type="time">
            <text:p>07:00:07</text:p>
          </table:table-cell>
          <table:table-cell office:value-type="time" office:time-value="PT11H44M06S" calcext:value-type="time">
            <text:p>11:44:06</text:p>
          </table:table-cell>
          <table:table-cell office:value-type="time" office:time-value="PT16H27M24S" calcext:value-type="time">
            <text:p>16:27:24</text:p>
          </table:table-cell>
          <table:table-cell table:formula="of:=IF(OR([.B311]=&quot;&quot;;[.E311]=&quot;&quot;);&quot;&quot;;ROUND(ABS([.B311]-[.E311])*86400))" office:value-type="float" office:value="1" calcext:value-type="float">
            <text:p>1</text:p>
          </table:table-cell>
          <table:table-cell table:formula="of:=IF(OR([.C311]=&quot;&quot;;[.F311]=&quot;&quot;);&quot;&quot;;ROUND(ABS([.C311]-[.F311])*86400))" office:value-type="float" office:value="0" calcext:value-type="float">
            <text:p>0</text:p>
          </table:table-cell>
          <table:table-cell table:formula="of:=IF(OR([.D311]=&quot;&quot;;[.G311]=&quot;&quot;);&quot;&quot;;ROUND(ABS([.D311]-[.G311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07H01M52S" calcext:value-type="time">
            <text:p>07:01:52</text:p>
          </table:table-cell>
          <table:table-cell office:value-type="time" office:time-value="PT11H44M08S" calcext:value-type="time">
            <text:p>11:44:08</text:p>
          </table:table-cell>
          <table:table-cell office:value-type="time" office:time-value="PT16H25M44S" calcext:value-type="time">
            <text:p>16:25:44</text:p>
          </table:table-cell>
          <table:table-cell office:value-type="time" office:time-value="PT07H01M52S" calcext:value-type="time">
            <text:p>07:01:52</text:p>
          </table:table-cell>
          <table:table-cell office:value-type="time" office:time-value="PT11H44M08S" calcext:value-type="time">
            <text:p>11:44:08</text:p>
          </table:table-cell>
          <table:table-cell office:value-type="time" office:time-value="PT16H25M43S" calcext:value-type="time">
            <text:p>16:25:43</text:p>
          </table:table-cell>
          <table:table-cell table:formula="of:=IF(OR([.B312]=&quot;&quot;;[.E312]=&quot;&quot;);&quot;&quot;;ROUND(ABS([.B312]-[.E312])*86400))" office:value-type="float" office:value="0" calcext:value-type="float">
            <text:p>0</text:p>
          </table:table-cell>
          <table:table-cell table:formula="of:=IF(OR([.C312]=&quot;&quot;;[.F312]=&quot;&quot;);&quot;&quot;;ROUND(ABS([.C312]-[.F312])*86400))" office:value-type="float" office:value="0" calcext:value-type="float">
            <text:p>0</text:p>
          </table:table-cell>
          <table:table-cell table:formula="of:=IF(OR([.D312]=&quot;&quot;;[.G312]=&quot;&quot;);&quot;&quot;;ROUND(ABS([.D312]-[.G312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07H03M37S" calcext:value-type="time">
            <text:p>07:03:37</text:p>
          </table:table-cell>
          <table:table-cell office:value-type="time" office:time-value="PT11H44M11S" calcext:value-type="time">
            <text:p>11:44:11</text:p>
          </table:table-cell>
          <table:table-cell office:value-type="time" office:time-value="PT16H24M05S" calcext:value-type="time">
            <text:p>16:24:05</text:p>
          </table:table-cell>
          <table:table-cell office:value-type="time" office:time-value="PT07H03M37S" calcext:value-type="time">
            <text:p>07:03:37</text:p>
          </table:table-cell>
          <table:table-cell office:value-type="time" office:time-value="PT11H44M11S" calcext:value-type="time">
            <text:p>11:44:11</text:p>
          </table:table-cell>
          <table:table-cell office:value-type="time" office:time-value="PT16H24M04S" calcext:value-type="time">
            <text:p>16:24:04</text:p>
          </table:table-cell>
          <table:table-cell table:formula="of:=IF(OR([.B313]=&quot;&quot;;[.E313]=&quot;&quot;);&quot;&quot;;ROUND(ABS([.B313]-[.E313])*86400))" office:value-type="float" office:value="0" calcext:value-type="float">
            <text:p>0</text:p>
          </table:table-cell>
          <table:table-cell table:formula="of:=IF(OR([.C313]=&quot;&quot;;[.F313]=&quot;&quot;);&quot;&quot;;ROUND(ABS([.C313]-[.F313])*86400))" office:value-type="float" office:value="0" calcext:value-type="float">
            <text:p>0</text:p>
          </table:table-cell>
          <table:table-cell table:formula="of:=IF(OR([.D313]=&quot;&quot;;[.G313]=&quot;&quot;);&quot;&quot;;ROUND(ABS([.D313]-[.G313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07H05M22S" calcext:value-type="time">
            <text:p>07:05:22</text:p>
          </table:table-cell>
          <table:table-cell office:value-type="time" office:time-value="PT11H44M14S" calcext:value-type="time">
            <text:p>11:44:14</text:p>
          </table:table-cell>
          <table:table-cell office:value-type="time" office:time-value="PT16H22M28S" calcext:value-type="time">
            <text:p>16:22:28</text:p>
          </table:table-cell>
          <table:table-cell office:value-type="time" office:time-value="PT07H05M23S" calcext:value-type="time">
            <text:p>07:05:23</text:p>
          </table:table-cell>
          <table:table-cell office:value-type="time" office:time-value="PT11H44M14S" calcext:value-type="time">
            <text:p>11:44:14</text:p>
          </table:table-cell>
          <table:table-cell office:value-type="time" office:time-value="PT16H22M27S" calcext:value-type="time">
            <text:p>16:22:27</text:p>
          </table:table-cell>
          <table:table-cell table:formula="of:=IF(OR([.B314]=&quot;&quot;;[.E314]=&quot;&quot;);&quot;&quot;;ROUND(ABS([.B314]-[.E314])*86400))" office:value-type="float" office:value="1" calcext:value-type="float">
            <text:p>1</text:p>
          </table:table-cell>
          <table:table-cell table:formula="of:=IF(OR([.C314]=&quot;&quot;;[.F314]=&quot;&quot;);&quot;&quot;;ROUND(ABS([.C314]-[.F314])*86400))" office:value-type="float" office:value="0" calcext:value-type="float">
            <text:p>0</text:p>
          </table:table-cell>
          <table:table-cell table:formula="of:=IF(OR([.D314]=&quot;&quot;;[.G314]=&quot;&quot;);&quot;&quot;;ROUND(ABS([.D314]-[.G314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time" office:time-value="PT07H07M07S" calcext:value-type="time">
            <text:p>07:07:07</text:p>
          </table:table-cell>
          <table:table-cell office:value-type="time" office:time-value="PT11H44M19S" calcext:value-type="time">
            <text:p>11:44:19</text:p>
          </table:table-cell>
          <table:table-cell office:value-type="time" office:time-value="PT16H20M53S" calcext:value-type="time">
            <text:p>16:20:53</text:p>
          </table:table-cell>
          <table:table-cell office:value-type="time" office:time-value="PT07H07M08S" calcext:value-type="time">
            <text:p>07:07:08</text:p>
          </table:table-cell>
          <table:table-cell office:value-type="time" office:time-value="PT11H44M19S" calcext:value-type="time">
            <text:p>11:44:19</text:p>
          </table:table-cell>
          <table:table-cell office:value-type="time" office:time-value="PT16H20M52S" calcext:value-type="time">
            <text:p>16:20:52</text:p>
          </table:table-cell>
          <table:table-cell table:formula="of:=IF(OR([.B315]=&quot;&quot;;[.E315]=&quot;&quot;);&quot;&quot;;ROUND(ABS([.B315]-[.E315])*86400))" office:value-type="float" office:value="1" calcext:value-type="float">
            <text:p>1</text:p>
          </table:table-cell>
          <table:table-cell table:formula="of:=IF(OR([.C315]=&quot;&quot;;[.F315]=&quot;&quot;);&quot;&quot;;ROUND(ABS([.C315]-[.F315])*86400))" office:value-type="float" office:value="0" calcext:value-type="float">
            <text:p>0</text:p>
          </table:table-cell>
          <table:table-cell table:formula="of:=IF(OR([.D315]=&quot;&quot;;[.G315]=&quot;&quot;);&quot;&quot;;ROUND(ABS([.D315]-[.G315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07H08M52S" calcext:value-type="time">
            <text:p>07:08:52</text:p>
          </table:table-cell>
          <table:table-cell office:value-type="time" office:time-value="PT11H44M24S" calcext:value-type="time">
            <text:p>11:44:24</text:p>
          </table:table-cell>
          <table:table-cell office:value-type="time" office:time-value="PT16H19M20S" calcext:value-type="time">
            <text:p>16:19:20</text:p>
          </table:table-cell>
          <table:table-cell office:value-type="time" office:time-value="PT07H08M52S" calcext:value-type="time">
            <text:p>07:08:52</text:p>
          </table:table-cell>
          <table:table-cell office:value-type="time" office:time-value="PT11H44M24S" calcext:value-type="time">
            <text:p>11:44:24</text:p>
          </table:table-cell>
          <table:table-cell office:value-type="time" office:time-value="PT16H19M19S" calcext:value-type="time">
            <text:p>16:19:19</text:p>
          </table:table-cell>
          <table:table-cell table:formula="of:=IF(OR([.B316]=&quot;&quot;;[.E316]=&quot;&quot;);&quot;&quot;;ROUND(ABS([.B316]-[.E316])*86400))" office:value-type="float" office:value="0" calcext:value-type="float">
            <text:p>0</text:p>
          </table:table-cell>
          <table:table-cell table:formula="of:=IF(OR([.C316]=&quot;&quot;;[.F316]=&quot;&quot;);&quot;&quot;;ROUND(ABS([.C316]-[.F316])*86400))" office:value-type="float" office:value="0" calcext:value-type="float">
            <text:p>0</text:p>
          </table:table-cell>
          <table:table-cell table:formula="of:=IF(OR([.D316]=&quot;&quot;;[.G316]=&quot;&quot;);&quot;&quot;;ROUND(ABS([.D316]-[.G316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07H10M36S" calcext:value-type="time">
            <text:p>07:10:36</text:p>
          </table:table-cell>
          <table:table-cell office:value-type="time" office:time-value="PT11H44M31S" calcext:value-type="time">
            <text:p>11:44:31</text:p>
          </table:table-cell>
          <table:table-cell office:value-type="time" office:time-value="PT16H17M48S" calcext:value-type="time">
            <text:p>16:17:48</text:p>
          </table:table-cell>
          <table:table-cell office:value-type="time" office:time-value="PT07H10M37S" calcext:value-type="time">
            <text:p>07:10:37</text:p>
          </table:table-cell>
          <table:table-cell office:value-type="time" office:time-value="PT11H44M31S" calcext:value-type="time">
            <text:p>11:44:31</text:p>
          </table:table-cell>
          <table:table-cell office:value-type="time" office:time-value="PT16H17M48S" calcext:value-type="time">
            <text:p>16:17:48</text:p>
          </table:table-cell>
          <table:table-cell table:formula="of:=IF(OR([.B317]=&quot;&quot;;[.E317]=&quot;&quot;);&quot;&quot;;ROUND(ABS([.B317]-[.E317])*86400))" office:value-type="float" office:value="1" calcext:value-type="float">
            <text:p>1</text:p>
          </table:table-cell>
          <table:table-cell table:formula="of:=IF(OR([.C317]=&quot;&quot;;[.F317]=&quot;&quot;);&quot;&quot;;ROUND(ABS([.C317]-[.F317])*86400))" office:value-type="float" office:value="0" calcext:value-type="float">
            <text:p>0</text:p>
          </table:table-cell>
          <table:table-cell table:formula="of:=IF(OR([.D317]=&quot;&quot;;[.G317]=&quot;&quot;);&quot;&quot;;ROUND(ABS([.D317]-[.G317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07H12M20S" calcext:value-type="time">
            <text:p>07:12:20</text:p>
          </table:table-cell>
          <table:table-cell office:value-type="time" office:time-value="PT11H44M38S" calcext:value-type="time">
            <text:p>11:44:38</text:p>
          </table:table-cell>
          <table:table-cell office:value-type="time" office:time-value="PT16H16M19S" calcext:value-type="time">
            <text:p>16:16:19</text:p>
          </table:table-cell>
          <table:table-cell office:value-type="time" office:time-value="PT07H12M21S" calcext:value-type="time">
            <text:p>07:12:21</text:p>
          </table:table-cell>
          <table:table-cell office:value-type="time" office:time-value="PT11H44M38S" calcext:value-type="time">
            <text:p>11:44:38</text:p>
          </table:table-cell>
          <table:table-cell office:value-type="time" office:time-value="PT16H16M19S" calcext:value-type="time">
            <text:p>16:16:19</text:p>
          </table:table-cell>
          <table:table-cell table:formula="of:=IF(OR([.B318]=&quot;&quot;;[.E318]=&quot;&quot;);&quot;&quot;;ROUND(ABS([.B318]-[.E318])*86400))" office:value-type="float" office:value="1" calcext:value-type="float">
            <text:p>1</text:p>
          </table:table-cell>
          <table:table-cell table:formula="of:=IF(OR([.C318]=&quot;&quot;;[.F318]=&quot;&quot;);&quot;&quot;;ROUND(ABS([.C318]-[.F318])*86400))" office:value-type="float" office:value="0" calcext:value-type="float">
            <text:p>0</text:p>
          </table:table-cell>
          <table:table-cell table:formula="of:=IF(OR([.D318]=&quot;&quot;;[.G318]=&quot;&quot;);&quot;&quot;;ROUND(ABS([.D318]-[.G318])*86400))" office:value-type="float" office:value="0" calcext:value-type="float">
            <text:p>0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07H14M04S" calcext:value-type="time">
            <text:p>07:14:04</text:p>
          </table:table-cell>
          <table:table-cell office:value-type="time" office:time-value="PT11H44M46S" calcext:value-type="time">
            <text:p>11:44:46</text:p>
          </table:table-cell>
          <table:table-cell office:value-type="time" office:time-value="PT16H14M52S" calcext:value-type="time">
            <text:p>16:14:52</text:p>
          </table:table-cell>
          <table:table-cell office:value-type="time" office:time-value="PT07H14M05S" calcext:value-type="time">
            <text:p>07:14:05</text:p>
          </table:table-cell>
          <table:table-cell office:value-type="time" office:time-value="PT11H44M46S" calcext:value-type="time">
            <text:p>11:44:46</text:p>
          </table:table-cell>
          <table:table-cell office:value-type="time" office:time-value="PT16H14M52S" calcext:value-type="time">
            <text:p>16:14:52</text:p>
          </table:table-cell>
          <table:table-cell table:formula="of:=IF(OR([.B319]=&quot;&quot;;[.E319]=&quot;&quot;);&quot;&quot;;ROUND(ABS([.B319]-[.E319])*86400))" office:value-type="float" office:value="1" calcext:value-type="float">
            <text:p>1</text:p>
          </table:table-cell>
          <table:table-cell table:formula="of:=IF(OR([.C319]=&quot;&quot;;[.F319]=&quot;&quot;);&quot;&quot;;ROUND(ABS([.C319]-[.F319])*86400))" office:value-type="float" office:value="0" calcext:value-type="float">
            <text:p>0</text:p>
          </table:table-cell>
          <table:table-cell table:formula="of:=IF(OR([.D319]=&quot;&quot;;[.G319]=&quot;&quot;);&quot;&quot;;ROUND(ABS([.D319]-[.G31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time" office:time-value="PT07H15M47S" calcext:value-type="time">
            <text:p>07:15:47</text:p>
          </table:table-cell>
          <table:table-cell office:value-type="time" office:time-value="PT11H44M55S" calcext:value-type="time">
            <text:p>11:44:55</text:p>
          </table:table-cell>
          <table:table-cell office:value-type="time" office:time-value="PT16H13M28S" calcext:value-type="time">
            <text:p>16:13:28</text:p>
          </table:table-cell>
          <table:table-cell office:value-type="time" office:time-value="PT07H15M48S" calcext:value-type="time">
            <text:p>07:15:48</text:p>
          </table:table-cell>
          <table:table-cell office:value-type="time" office:time-value="PT11H44M55S" calcext:value-type="time">
            <text:p>11:44:55</text:p>
          </table:table-cell>
          <table:table-cell office:value-type="time" office:time-value="PT16H13M27S" calcext:value-type="time">
            <text:p>16:13:27</text:p>
          </table:table-cell>
          <table:table-cell table:formula="of:=IF(OR([.B320]=&quot;&quot;;[.E320]=&quot;&quot;);&quot;&quot;;ROUND(ABS([.B320]-[.E320])*86400))" office:value-type="float" office:value="1" calcext:value-type="float">
            <text:p>1</text:p>
          </table:table-cell>
          <table:table-cell table:formula="of:=IF(OR([.C320]=&quot;&quot;;[.F320]=&quot;&quot;);&quot;&quot;;ROUND(ABS([.C320]-[.F320])*86400))" office:value-type="float" office:value="0" calcext:value-type="float">
            <text:p>0</text:p>
          </table:table-cell>
          <table:table-cell table:formula="of:=IF(OR([.D320]=&quot;&quot;;[.G320]=&quot;&quot;);&quot;&quot;;ROUND(ABS([.D320]-[.G32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07H17M30S" calcext:value-type="time">
            <text:p>07:17:30</text:p>
          </table:table-cell>
          <table:table-cell office:value-type="time" office:time-value="PT11H45M04S" calcext:value-type="time">
            <text:p>11:45:04</text:p>
          </table:table-cell>
          <table:table-cell office:value-type="time" office:time-value="PT16H12M05S" calcext:value-type="time">
            <text:p>16:12:05</text:p>
          </table:table-cell>
          <table:table-cell office:value-type="time" office:time-value="PT07H17M30S" calcext:value-type="time">
            <text:p>07:17:30</text:p>
          </table:table-cell>
          <table:table-cell office:value-type="time" office:time-value="PT11H45M04S" calcext:value-type="time">
            <text:p>11:45:04</text:p>
          </table:table-cell>
          <table:table-cell office:value-type="time" office:time-value="PT16H12M04S" calcext:value-type="time">
            <text:p>16:12:04</text:p>
          </table:table-cell>
          <table:table-cell table:formula="of:=IF(OR([.B321]=&quot;&quot;;[.E321]=&quot;&quot;);&quot;&quot;;ROUND(ABS([.B321]-[.E321])*86400))" office:value-type="float" office:value="0" calcext:value-type="float">
            <text:p>0</text:p>
          </table:table-cell>
          <table:table-cell table:formula="of:=IF(OR([.C321]=&quot;&quot;;[.F321]=&quot;&quot;);&quot;&quot;;ROUND(ABS([.C321]-[.F321])*86400))" office:value-type="float" office:value="0" calcext:value-type="float">
            <text:p>0</text:p>
          </table:table-cell>
          <table:table-cell table:formula="of:=IF(OR([.D321]=&quot;&quot;;[.G321]=&quot;&quot;);&quot;&quot;;ROUND(ABS([.D321]-[.G32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07H19M12S" calcext:value-type="time">
            <text:p>07:19:12</text:p>
          </table:table-cell>
          <table:table-cell office:value-type="time" office:time-value="PT11H45M15S" calcext:value-type="time">
            <text:p>11:45:15</text:p>
          </table:table-cell>
          <table:table-cell office:value-type="time" office:time-value="PT16H10M45S" calcext:value-type="time">
            <text:p>16:10:45</text:p>
          </table:table-cell>
          <table:table-cell office:value-type="time" office:time-value="PT07H19M13S" calcext:value-type="time">
            <text:p>07:19:13</text:p>
          </table:table-cell>
          <table:table-cell office:value-type="time" office:time-value="PT11H45M15S" calcext:value-type="time">
            <text:p>11:45:15</text:p>
          </table:table-cell>
          <table:table-cell office:value-type="time" office:time-value="PT16H10M44S" calcext:value-type="time">
            <text:p>16:10:44</text:p>
          </table:table-cell>
          <table:table-cell table:formula="of:=IF(OR([.B322]=&quot;&quot;;[.E322]=&quot;&quot;);&quot;&quot;;ROUND(ABS([.B322]-[.E322])*86400))" office:value-type="float" office:value="1" calcext:value-type="float">
            <text:p>1</text:p>
          </table:table-cell>
          <table:table-cell table:formula="of:=IF(OR([.C322]=&quot;&quot;;[.F322]=&quot;&quot;);&quot;&quot;;ROUND(ABS([.C322]-[.F322])*86400))" office:value-type="float" office:value="0" calcext:value-type="float">
            <text:p>0</text:p>
          </table:table-cell>
          <table:table-cell table:formula="of:=IF(OR([.D322]=&quot;&quot;;[.G322]=&quot;&quot;);&quot;&quot;;ROUND(ABS([.D322]-[.G32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time" office:time-value="PT07H20M53S" calcext:value-type="time">
            <text:p>07:20:53</text:p>
          </table:table-cell>
          <table:table-cell office:value-type="time" office:time-value="PT11H45M26S" calcext:value-type="time">
            <text:p>11:45:26</text:p>
          </table:table-cell>
          <table:table-cell office:value-type="time" office:time-value="PT16H09M27S" calcext:value-type="time">
            <text:p>16:09:27</text:p>
          </table:table-cell>
          <table:table-cell office:value-type="time" office:time-value="PT07H20M54S" calcext:value-type="time">
            <text:p>07:20:54</text:p>
          </table:table-cell>
          <table:table-cell office:value-type="time" office:time-value="PT11H45M26S" calcext:value-type="time">
            <text:p>11:45:26</text:p>
          </table:table-cell>
          <table:table-cell office:value-type="time" office:time-value="PT16H09M26S" calcext:value-type="time">
            <text:p>16:09:26</text:p>
          </table:table-cell>
          <table:table-cell table:formula="of:=IF(OR([.B323]=&quot;&quot;;[.E323]=&quot;&quot;);&quot;&quot;;ROUND(ABS([.B323]-[.E323])*86400))" office:value-type="float" office:value="1" calcext:value-type="float">
            <text:p>1</text:p>
          </table:table-cell>
          <table:table-cell table:formula="of:=IF(OR([.C323]=&quot;&quot;;[.F323]=&quot;&quot;);&quot;&quot;;ROUND(ABS([.C323]-[.F323])*86400))" office:value-type="float" office:value="0" calcext:value-type="float">
            <text:p>0</text:p>
          </table:table-cell>
          <table:table-cell table:formula="of:=IF(OR([.D323]=&quot;&quot;;[.G323]=&quot;&quot;);&quot;&quot;;ROUND(ABS([.D323]-[.G32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7H22M34S" calcext:value-type="time">
            <text:p>07:22:34</text:p>
          </table:table-cell>
          <table:table-cell office:value-type="time" office:time-value="PT11H45M39S" calcext:value-type="time">
            <text:p>11:45:39</text:p>
          </table:table-cell>
          <table:table-cell office:value-type="time" office:time-value="PT16H08M11S" calcext:value-type="time">
            <text:p>16:08:11</text:p>
          </table:table-cell>
          <table:table-cell office:value-type="time" office:time-value="PT07H22M35S" calcext:value-type="time">
            <text:p>07:22:35</text:p>
          </table:table-cell>
          <table:table-cell office:value-type="time" office:time-value="PT11H45M39S" calcext:value-type="time">
            <text:p>11:45:39</text:p>
          </table:table-cell>
          <table:table-cell office:value-type="time" office:time-value="PT16H08M11S" calcext:value-type="time">
            <text:p>16:08:11</text:p>
          </table:table-cell>
          <table:table-cell table:formula="of:=IF(OR([.B324]=&quot;&quot;;[.E324]=&quot;&quot;);&quot;&quot;;ROUND(ABS([.B324]-[.E324])*86400))" office:value-type="float" office:value="1" calcext:value-type="float">
            <text:p>1</text:p>
          </table:table-cell>
          <table:table-cell table:formula="of:=IF(OR([.C324]=&quot;&quot;;[.F324]=&quot;&quot;);&quot;&quot;;ROUND(ABS([.C324]-[.F324])*86400))" office:value-type="float" office:value="0" calcext:value-type="float">
            <text:p>0</text:p>
          </table:table-cell>
          <table:table-cell table:formula="of:=IF(OR([.D324]=&quot;&quot;;[.G324]=&quot;&quot;);&quot;&quot;;ROUND(ABS([.D324]-[.G32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7H24M14S" calcext:value-type="time">
            <text:p>07:24:14</text:p>
          </table:table-cell>
          <table:table-cell office:value-type="time" office:time-value="PT11H45M52S" calcext:value-type="time">
            <text:p>11:45:52</text:p>
          </table:table-cell>
          <table:table-cell office:value-type="time" office:time-value="PT16H06M58S" calcext:value-type="time">
            <text:p>16:06:58</text:p>
          </table:table-cell>
          <table:table-cell office:value-type="time" office:time-value="PT07H24M15S" calcext:value-type="time">
            <text:p>07:24:15</text:p>
          </table:table-cell>
          <table:table-cell office:value-type="time" office:time-value="PT11H45M52S" calcext:value-type="time">
            <text:p>11:45:52</text:p>
          </table:table-cell>
          <table:table-cell office:value-type="time" office:time-value="PT16H06M58S" calcext:value-type="time">
            <text:p>16:06:58</text:p>
          </table:table-cell>
          <table:table-cell table:formula="of:=IF(OR([.B325]=&quot;&quot;;[.E325]=&quot;&quot;);&quot;&quot;;ROUND(ABS([.B325]-[.E325])*86400))" office:value-type="float" office:value="1" calcext:value-type="float">
            <text:p>1</text:p>
          </table:table-cell>
          <table:table-cell table:formula="of:=IF(OR([.C325]=&quot;&quot;;[.F325]=&quot;&quot;);&quot;&quot;;ROUND(ABS([.C325]-[.F325])*86400))" office:value-type="float" office:value="0" calcext:value-type="float">
            <text:p>0</text:p>
          </table:table-cell>
          <table:table-cell table:formula="of:=IF(OR([.D325]=&quot;&quot;;[.G325]=&quot;&quot;);&quot;&quot;;ROUND(ABS([.D325]-[.G32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7H25M53S" calcext:value-type="time">
            <text:p>07:25:53</text:p>
          </table:table-cell>
          <table:table-cell office:value-type="time" office:time-value="PT11H46M06S" calcext:value-type="time">
            <text:p>11:46:06</text:p>
          </table:table-cell>
          <table:table-cell office:value-type="time" office:time-value="PT16H05M48S" calcext:value-type="time">
            <text:p>16:05:48</text:p>
          </table:table-cell>
          <table:table-cell office:value-type="time" office:time-value="PT07H25M54S" calcext:value-type="time">
            <text:p>07:25:54</text:p>
          </table:table-cell>
          <table:table-cell office:value-type="time" office:time-value="PT11H46M06S" calcext:value-type="time">
            <text:p>11:46:06</text:p>
          </table:table-cell>
          <table:table-cell office:value-type="time" office:time-value="PT16H05M47S" calcext:value-type="time">
            <text:p>16:05:47</text:p>
          </table:table-cell>
          <table:table-cell table:formula="of:=IF(OR([.B326]=&quot;&quot;;[.E326]=&quot;&quot;);&quot;&quot;;ROUND(ABS([.B326]-[.E326])*86400))" office:value-type="float" office:value="1" calcext:value-type="float">
            <text:p>1</text:p>
          </table:table-cell>
          <table:table-cell table:formula="of:=IF(OR([.C326]=&quot;&quot;;[.F326]=&quot;&quot;);&quot;&quot;;ROUND(ABS([.C326]-[.F326])*86400))" office:value-type="float" office:value="0" calcext:value-type="float">
            <text:p>0</text:p>
          </table:table-cell>
          <table:table-cell table:formula="of:=IF(OR([.D326]=&quot;&quot;;[.G326]=&quot;&quot;);&quot;&quot;;ROUND(ABS([.D326]-[.G32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07H27M32S" calcext:value-type="time">
            <text:p>07:27:32</text:p>
          </table:table-cell>
          <table:table-cell office:value-type="time" office:time-value="PT11H46M21S" calcext:value-type="time">
            <text:p>11:46:21</text:p>
          </table:table-cell>
          <table:table-cell office:value-type="time" office:time-value="PT16H04M40S" calcext:value-type="time">
            <text:p>16:04:40</text:p>
          </table:table-cell>
          <table:table-cell office:value-type="time" office:time-value="PT07H27M33S" calcext:value-type="time">
            <text:p>07:27:33</text:p>
          </table:table-cell>
          <table:table-cell office:value-type="time" office:time-value="PT11H46M21S" calcext:value-type="time">
            <text:p>11:46:21</text:p>
          </table:table-cell>
          <table:table-cell office:value-type="time" office:time-value="PT16H04M39S" calcext:value-type="time">
            <text:p>16:04:39</text:p>
          </table:table-cell>
          <table:table-cell table:formula="of:=IF(OR([.B327]=&quot;&quot;;[.E327]=&quot;&quot;);&quot;&quot;;ROUND(ABS([.B327]-[.E327])*86400))" office:value-type="float" office:value="1" calcext:value-type="float">
            <text:p>1</text:p>
          </table:table-cell>
          <table:table-cell table:formula="of:=IF(OR([.C327]=&quot;&quot;;[.F327]=&quot;&quot;);&quot;&quot;;ROUND(ABS([.C327]-[.F327])*86400))" office:value-type="float" office:value="0" calcext:value-type="float">
            <text:p>0</text:p>
          </table:table-cell>
          <table:table-cell table:formula="of:=IF(OR([.D327]=&quot;&quot;;[.G327]=&quot;&quot;);&quot;&quot;;ROUND(ABS([.D327]-[.G32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07H29M09S" calcext:value-type="time">
            <text:p>07:29:09</text:p>
          </table:table-cell>
          <table:table-cell office:value-type="time" office:time-value="PT11H46M36S" calcext:value-type="time">
            <text:p>11:46:36</text:p>
          </table:table-cell>
          <table:table-cell office:value-type="time" office:time-value="PT16H03M35S" calcext:value-type="time">
            <text:p>16:03:35</text:p>
          </table:table-cell>
          <table:table-cell office:value-type="time" office:time-value="PT07H29M10S" calcext:value-type="time">
            <text:p>07:29:10</text:p>
          </table:table-cell>
          <table:table-cell office:value-type="time" office:time-value="PT11H46M36S" calcext:value-type="time">
            <text:p>11:46:36</text:p>
          </table:table-cell>
          <table:table-cell office:value-type="time" office:time-value="PT16H03M34S" calcext:value-type="time">
            <text:p>16:03:34</text:p>
          </table:table-cell>
          <table:table-cell table:formula="of:=IF(OR([.B328]=&quot;&quot;;[.E328]=&quot;&quot;);&quot;&quot;;ROUND(ABS([.B328]-[.E328])*86400))" office:value-type="float" office:value="1" calcext:value-type="float">
            <text:p>1</text:p>
          </table:table-cell>
          <table:table-cell table:formula="of:=IF(OR([.C328]=&quot;&quot;;[.F328]=&quot;&quot;);&quot;&quot;;ROUND(ABS([.C328]-[.F328])*86400))" office:value-type="float" office:value="0" calcext:value-type="float">
            <text:p>0</text:p>
          </table:table-cell>
          <table:table-cell table:formula="of:=IF(OR([.D328]=&quot;&quot;;[.G328]=&quot;&quot;);&quot;&quot;;ROUND(ABS([.D328]-[.G32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07H30M45S" calcext:value-type="time">
            <text:p>07:30:45</text:p>
          </table:table-cell>
          <table:table-cell office:value-type="time" office:time-value="PT11H46M53S" calcext:value-type="time">
            <text:p>11:46:53</text:p>
          </table:table-cell>
          <table:table-cell office:value-type="time" office:time-value="PT16H02M32S" calcext:value-type="time">
            <text:p>16:02:32</text:p>
          </table:table-cell>
          <table:table-cell office:value-type="time" office:time-value="PT07H30M46S" calcext:value-type="time">
            <text:p>07:30:46</text:p>
          </table:table-cell>
          <table:table-cell office:value-type="time" office:time-value="PT11H46M53S" calcext:value-type="time">
            <text:p>11:46:53</text:p>
          </table:table-cell>
          <table:table-cell office:value-type="time" office:time-value="PT16H02M31S" calcext:value-type="time">
            <text:p>16:02:31</text:p>
          </table:table-cell>
          <table:table-cell table:formula="of:=IF(OR([.B329]=&quot;&quot;;[.E329]=&quot;&quot;);&quot;&quot;;ROUND(ABS([.B329]-[.E329])*86400))" office:value-type="float" office:value="1" calcext:value-type="float">
            <text:p>1</text:p>
          </table:table-cell>
          <table:table-cell table:formula="of:=IF(OR([.C329]=&quot;&quot;;[.F329]=&quot;&quot;);&quot;&quot;;ROUND(ABS([.C329]-[.F329])*86400))" office:value-type="float" office:value="0" calcext:value-type="float">
            <text:p>0</text:p>
          </table:table-cell>
          <table:table-cell table:formula="of:=IF(OR([.D329]=&quot;&quot;;[.G329]=&quot;&quot;);&quot;&quot;;ROUND(ABS([.D329]-[.G32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time" office:time-value="PT07H32M20S" calcext:value-type="time">
            <text:p>07:32:20</text:p>
          </table:table-cell>
          <table:table-cell office:value-type="time" office:time-value="PT11H47M10S" calcext:value-type="time">
            <text:p>11:47:10</text:p>
          </table:table-cell>
          <table:table-cell office:value-type="time" office:time-value="PT16H01M33S" calcext:value-type="time">
            <text:p>16:01:33</text:p>
          </table:table-cell>
          <table:table-cell office:value-type="time" office:time-value="PT07H32M21S" calcext:value-type="time">
            <text:p>07:32:21</text:p>
          </table:table-cell>
          <table:table-cell office:value-type="time" office:time-value="PT11H47M10S" calcext:value-type="time">
            <text:p>11:47:10</text:p>
          </table:table-cell>
          <table:table-cell office:value-type="time" office:time-value="PT16H01M32S" calcext:value-type="time">
            <text:p>16:01:32</text:p>
          </table:table-cell>
          <table:table-cell table:formula="of:=IF(OR([.B330]=&quot;&quot;;[.E330]=&quot;&quot;);&quot;&quot;;ROUND(ABS([.B330]-[.E330])*86400))" office:value-type="float" office:value="1" calcext:value-type="float">
            <text:p>1</text:p>
          </table:table-cell>
          <table:table-cell table:formula="of:=IF(OR([.C330]=&quot;&quot;;[.F330]=&quot;&quot;);&quot;&quot;;ROUND(ABS([.C330]-[.F330])*86400))" office:value-type="float" office:value="0" calcext:value-type="float">
            <text:p>0</text:p>
          </table:table-cell>
          <table:table-cell table:formula="of:=IF(OR([.D330]=&quot;&quot;;[.G330]=&quot;&quot;);&quot;&quot;;ROUND(ABS([.D330]-[.G33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time" office:time-value="PT07H33M54S" calcext:value-type="time">
            <text:p>07:33:54</text:p>
          </table:table-cell>
          <table:table-cell office:value-type="time" office:time-value="PT11H47M28S" calcext:value-type="time">
            <text:p>11:47:28</text:p>
          </table:table-cell>
          <table:table-cell office:value-type="time" office:time-value="PT16H00M35S" calcext:value-type="time">
            <text:p>16:00:35</text:p>
          </table:table-cell>
          <table:table-cell office:value-type="time" office:time-value="PT07H33M55S" calcext:value-type="time">
            <text:p>07:33:55</text:p>
          </table:table-cell>
          <table:table-cell office:value-type="time" office:time-value="PT11H47M28S" calcext:value-type="time">
            <text:p>11:47:28</text:p>
          </table:table-cell>
          <table:table-cell office:value-type="time" office:time-value="PT16H00M35S" calcext:value-type="time">
            <text:p>16:00:35</text:p>
          </table:table-cell>
          <table:table-cell table:formula="of:=IF(OR([.B331]=&quot;&quot;;[.E331]=&quot;&quot;);&quot;&quot;;ROUND(ABS([.B331]-[.E331])*86400))" office:value-type="float" office:value="1" calcext:value-type="float">
            <text:p>1</text:p>
          </table:table-cell>
          <table:table-cell table:formula="of:=IF(OR([.C331]=&quot;&quot;;[.F331]=&quot;&quot;);&quot;&quot;;ROUND(ABS([.C331]-[.F331])*86400))" office:value-type="float" office:value="0" calcext:value-type="float">
            <text:p>0</text:p>
          </table:table-cell>
          <table:table-cell table:formula="of:=IF(OR([.D331]=&quot;&quot;;[.G331]=&quot;&quot;);&quot;&quot;;ROUND(ABS([.D331]-[.G33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time" office:time-value="PT07H35M27S" calcext:value-type="time">
            <text:p>07:35:27</text:p>
          </table:table-cell>
          <table:table-cell office:value-type="time" office:time-value="PT11H47M46S" calcext:value-type="time">
            <text:p>11:47:46</text:p>
          </table:table-cell>
          <table:table-cell office:value-type="time" office:time-value="PT15H59M41S" calcext:value-type="time">
            <text:p>15:59:41</text:p>
          </table:table-cell>
          <table:table-cell office:value-type="time" office:time-value="PT07H35M28S" calcext:value-type="time">
            <text:p>07:35:28</text:p>
          </table:table-cell>
          <table:table-cell office:value-type="time" office:time-value="PT11H47M47S" calcext:value-type="time">
            <text:p>11:47:47</text:p>
          </table:table-cell>
          <table:table-cell office:value-type="time" office:time-value="PT15H59M40S" calcext:value-type="time">
            <text:p>15:59:40</text:p>
          </table:table-cell>
          <table:table-cell table:formula="of:=IF(OR([.B332]=&quot;&quot;;[.E332]=&quot;&quot;);&quot;&quot;;ROUND(ABS([.B332]-[.E332])*86400))" office:value-type="float" office:value="1" calcext:value-type="float">
            <text:p>1</text:p>
          </table:table-cell>
          <table:table-cell table:formula="of:=IF(OR([.C332]=&quot;&quot;;[.F332]=&quot;&quot;);&quot;&quot;;ROUND(ABS([.C332]-[.F332])*86400))" office:value-type="float" office:value="1" calcext:value-type="float">
            <text:p>1</text:p>
          </table:table-cell>
          <table:table-cell table:formula="of:=IF(OR([.D332]=&quot;&quot;;[.G332]=&quot;&quot;);&quot;&quot;;ROUND(ABS([.D332]-[.G33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time" office:time-value="PT07H36M58S" calcext:value-type="time">
            <text:p>07:36:58</text:p>
          </table:table-cell>
          <table:table-cell office:value-type="time" office:time-value="PT11H48M06S" calcext:value-type="time">
            <text:p>11:48:06</text:p>
          </table:table-cell>
          <table:table-cell office:value-type="time" office:time-value="PT15H58M50S" calcext:value-type="time">
            <text:p>15:58:50</text:p>
          </table:table-cell>
          <table:table-cell office:value-type="time" office:time-value="PT07H36M59S" calcext:value-type="time">
            <text:p>07:36:59</text:p>
          </table:table-cell>
          <table:table-cell office:value-type="time" office:time-value="PT11H48M06S" calcext:value-type="time">
            <text:p>11:48:06</text:p>
          </table:table-cell>
          <table:table-cell office:value-type="time" office:time-value="PT15H58M49S" calcext:value-type="time">
            <text:p>15:58:49</text:p>
          </table:table-cell>
          <table:table-cell table:formula="of:=IF(OR([.B333]=&quot;&quot;;[.E333]=&quot;&quot;);&quot;&quot;;ROUND(ABS([.B333]-[.E333])*86400))" office:value-type="float" office:value="1" calcext:value-type="float">
            <text:p>1</text:p>
          </table:table-cell>
          <table:table-cell table:formula="of:=IF(OR([.C333]=&quot;&quot;;[.F333]=&quot;&quot;);&quot;&quot;;ROUND(ABS([.C333]-[.F333])*86400))" office:value-type="float" office:value="0" calcext:value-type="float">
            <text:p>0</text:p>
          </table:table-cell>
          <table:table-cell table:formula="of:=IF(OR([.D333]=&quot;&quot;;[.G333]=&quot;&quot;);&quot;&quot;;ROUND(ABS([.D333]-[.G33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time" office:time-value="PT07H38M27S" calcext:value-type="time">
            <text:p>07:38:27</text:p>
          </table:table-cell>
          <table:table-cell office:value-type="time" office:time-value="PT11H48M26S" calcext:value-type="time">
            <text:p>11:48:26</text:p>
          </table:table-cell>
          <table:table-cell office:value-type="time" office:time-value="PT15H58M02S" calcext:value-type="time">
            <text:p>15:58:02</text:p>
          </table:table-cell>
          <table:table-cell office:value-type="time" office:time-value="PT07H38M28S" calcext:value-type="time">
            <text:p>07:38:28</text:p>
          </table:table-cell>
          <table:table-cell office:value-type="time" office:time-value="PT11H48M26S" calcext:value-type="time">
            <text:p>11:48:26</text:p>
          </table:table-cell>
          <table:table-cell office:value-type="time" office:time-value="PT15H58M01S" calcext:value-type="time">
            <text:p>15:58:01</text:p>
          </table:table-cell>
          <table:table-cell table:formula="of:=IF(OR([.B334]=&quot;&quot;;[.E334]=&quot;&quot;);&quot;&quot;;ROUND(ABS([.B334]-[.E334])*86400))" office:value-type="float" office:value="1" calcext:value-type="float">
            <text:p>1</text:p>
          </table:table-cell>
          <table:table-cell table:formula="of:=IF(OR([.C334]=&quot;&quot;;[.F334]=&quot;&quot;);&quot;&quot;;ROUND(ABS([.C334]-[.F334])*86400))" office:value-type="float" office:value="0" calcext:value-type="float">
            <text:p>0</text:p>
          </table:table-cell>
          <table:table-cell table:formula="of:=IF(OR([.D334]=&quot;&quot;;[.G334]=&quot;&quot;);&quot;&quot;;ROUND(ABS([.D334]-[.G33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time" office:time-value="PT07H39M55S" calcext:value-type="time">
            <text:p>07:39:55</text:p>
          </table:table-cell>
          <table:table-cell office:value-type="time" office:time-value="PT11H48M47S" calcext:value-type="time">
            <text:p>11:48:47</text:p>
          </table:table-cell>
          <table:table-cell office:value-type="time" office:time-value="PT15H57M16S" calcext:value-type="time">
            <text:p>15:57:16</text:p>
          </table:table-cell>
          <table:table-cell office:value-type="time" office:time-value="PT07H39M56S" calcext:value-type="time">
            <text:p>07:39:56</text:p>
          </table:table-cell>
          <table:table-cell office:value-type="time" office:time-value="PT11H48M47S" calcext:value-type="time">
            <text:p>11:48:47</text:p>
          </table:table-cell>
          <table:table-cell office:value-type="time" office:time-value="PT15H57M15S" calcext:value-type="time">
            <text:p>15:57:15</text:p>
          </table:table-cell>
          <table:table-cell table:formula="of:=IF(OR([.B335]=&quot;&quot;;[.E335]=&quot;&quot;);&quot;&quot;;ROUND(ABS([.B335]-[.E335])*86400))" office:value-type="float" office:value="1" calcext:value-type="float">
            <text:p>1</text:p>
          </table:table-cell>
          <table:table-cell table:formula="of:=IF(OR([.C335]=&quot;&quot;;[.F335]=&quot;&quot;);&quot;&quot;;ROUND(ABS([.C335]-[.F335])*86400))" office:value-type="float" office:value="0" calcext:value-type="float">
            <text:p>0</text:p>
          </table:table-cell>
          <table:table-cell table:formula="of:=IF(OR([.D335]=&quot;&quot;;[.G335]=&quot;&quot;);&quot;&quot;;ROUND(ABS([.D335]-[.G33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time" office:time-value="PT07H41M21S" calcext:value-type="time">
            <text:p>07:41:21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15H56M34S" calcext:value-type="time">
            <text:p>15:56:34</text:p>
          </table:table-cell>
          <table:table-cell office:value-type="time" office:time-value="PT07H41M22S" calcext:value-type="time">
            <text:p>07:41:22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15H56M33S" calcext:value-type="time">
            <text:p>15:56:33</text:p>
          </table:table-cell>
          <table:table-cell table:formula="of:=IF(OR([.B336]=&quot;&quot;;[.E336]=&quot;&quot;);&quot;&quot;;ROUND(ABS([.B336]-[.E336])*86400))" office:value-type="float" office:value="1" calcext:value-type="float">
            <text:p>1</text:p>
          </table:table-cell>
          <table:table-cell table:formula="of:=IF(OR([.C336]=&quot;&quot;;[.F336]=&quot;&quot;);&quot;&quot;;ROUND(ABS([.C336]-[.F336])*86400))" office:value-type="float" office:value="0" calcext:value-type="float">
            <text:p>0</text:p>
          </table:table-cell>
          <table:table-cell table:formula="of:=IF(OR([.D336]=&quot;&quot;;[.G336]=&quot;&quot;);&quot;&quot;;ROUND(ABS([.D336]-[.G33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time" office:time-value="PT07H42M46S" calcext:value-type="time">
            <text:p>07:42:46</text:p>
          </table:table-cell>
          <table:table-cell office:value-type="time" office:time-value="PT11H49M30S" calcext:value-type="time">
            <text:p>11:49:30</text:p>
          </table:table-cell>
          <table:table-cell office:value-type="time" office:time-value="PT15H55M55S" calcext:value-type="time">
            <text:p>15:55:55</text:p>
          </table:table-cell>
          <table:table-cell office:value-type="time" office:time-value="PT07H42M47S" calcext:value-type="time">
            <text:p>07:42:47</text:p>
          </table:table-cell>
          <table:table-cell office:value-type="time" office:time-value="PT11H49M31S" calcext:value-type="time">
            <text:p>11:49:31</text:p>
          </table:table-cell>
          <table:table-cell office:value-type="time" office:time-value="PT15H55M53S" calcext:value-type="time">
            <text:p>15:55:53</text:p>
          </table:table-cell>
          <table:table-cell table:formula="of:=IF(OR([.B337]=&quot;&quot;;[.E337]=&quot;&quot;);&quot;&quot;;ROUND(ABS([.B337]-[.E337])*86400))" office:value-type="float" office:value="1" calcext:value-type="float">
            <text:p>1</text:p>
          </table:table-cell>
          <table:table-cell table:formula="of:=IF(OR([.C337]=&quot;&quot;;[.F337]=&quot;&quot;);&quot;&quot;;ROUND(ABS([.C337]-[.F337])*86400))" office:value-type="float" office:value="1" calcext:value-type="float">
            <text:p>1</text:p>
          </table:table-cell>
          <table:table-cell table:formula="of:=IF(OR([.D337]=&quot;&quot;;[.G337]=&quot;&quot;);&quot;&quot;;ROUND(ABS([.D337]-[.G337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time" office:time-value="PT07H44M08S" calcext:value-type="time">
            <text:p>07:44:08</text:p>
          </table:table-cell>
          <table:table-cell office:value-type="time" office:time-value="PT11H49M53S" calcext:value-type="time">
            <text:p>11:49:53</text:p>
          </table:table-cell>
          <table:table-cell office:value-type="time" office:time-value="PT15H55M18S" calcext:value-type="time">
            <text:p>15:55:18</text:p>
          </table:table-cell>
          <table:table-cell office:value-type="time" office:time-value="PT07H44M09S" calcext:value-type="time">
            <text:p>07:44:09</text:p>
          </table:table-cell>
          <table:table-cell office:value-type="time" office:time-value="PT11H49M53S" calcext:value-type="time">
            <text:p>11:49:53</text:p>
          </table:table-cell>
          <table:table-cell office:value-type="time" office:time-value="PT15H55M17S" calcext:value-type="time">
            <text:p>15:55:17</text:p>
          </table:table-cell>
          <table:table-cell table:formula="of:=IF(OR([.B338]=&quot;&quot;;[.E338]=&quot;&quot;);&quot;&quot;;ROUND(ABS([.B338]-[.E338])*86400))" office:value-type="float" office:value="1" calcext:value-type="float">
            <text:p>1</text:p>
          </table:table-cell>
          <table:table-cell table:formula="of:=IF(OR([.C338]=&quot;&quot;;[.F338]=&quot;&quot;);&quot;&quot;;ROUND(ABS([.C338]-[.F338])*86400))" office:value-type="float" office:value="0" calcext:value-type="float">
            <text:p>0</text:p>
          </table:table-cell>
          <table:table-cell table:formula="of:=IF(OR([.D338]=&quot;&quot;;[.G338]=&quot;&quot;);&quot;&quot;;ROUND(ABS([.D338]-[.G338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time" office:time-value="PT07H45M29S" calcext:value-type="time">
            <text:p>07:45:29</text:p>
          </table:table-cell>
          <table:table-cell office:value-type="time" office:time-value="PT11H50M16S" calcext:value-type="time">
            <text:p>11:50:16</text:p>
          </table:table-cell>
          <table:table-cell office:value-type="time" office:time-value="PT15H54M45S" calcext:value-type="time">
            <text:p>15:54:45</text:p>
          </table:table-cell>
          <table:table-cell office:value-type="time" office:time-value="PT07H45M30S" calcext:value-type="time">
            <text:p>07:45:30</text:p>
          </table:table-cell>
          <table:table-cell office:value-type="time" office:time-value="PT11H50M17S" calcext:value-type="time">
            <text:p>11:50:17</text:p>
          </table:table-cell>
          <table:table-cell office:value-type="time" office:time-value="PT15H54M44S" calcext:value-type="time">
            <text:p>15:54:44</text:p>
          </table:table-cell>
          <table:table-cell table:formula="of:=IF(OR([.B339]=&quot;&quot;;[.E339]=&quot;&quot;);&quot;&quot;;ROUND(ABS([.B339]-[.E339])*86400))" office:value-type="float" office:value="1" calcext:value-type="float">
            <text:p>1</text:p>
          </table:table-cell>
          <table:table-cell table:formula="of:=IF(OR([.C339]=&quot;&quot;;[.F339]=&quot;&quot;);&quot;&quot;;ROUND(ABS([.C339]-[.F339])*86400))" office:value-type="float" office:value="1" calcext:value-type="float">
            <text:p>1</text:p>
          </table:table-cell>
          <table:table-cell table:formula="of:=IF(OR([.D339]=&quot;&quot;;[.G339]=&quot;&quot;);&quot;&quot;;ROUND(ABS([.D339]-[.G339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time" office:time-value="PT07H46M48S" calcext:value-type="time">
            <text:p>07:46:48</text:p>
          </table:table-cell>
          <table:table-cell office:value-type="time" office:time-value="PT11H50M40S" calcext:value-type="time">
            <text:p>11:50:40</text:p>
          </table:table-cell>
          <table:table-cell office:value-type="time" office:time-value="PT15H54M16S" calcext:value-type="time">
            <text:p>15:54:16</text:p>
          </table:table-cell>
          <table:table-cell office:value-type="time" office:time-value="PT07H46M49S" calcext:value-type="time">
            <text:p>07:46:49</text:p>
          </table:table-cell>
          <table:table-cell office:value-type="time" office:time-value="PT11H50M41S" calcext:value-type="time">
            <text:p>11:50:41</text:p>
          </table:table-cell>
          <table:table-cell office:value-type="time" office:time-value="PT15H54M14S" calcext:value-type="time">
            <text:p>15:54:14</text:p>
          </table:table-cell>
          <table:table-cell table:formula="of:=IF(OR([.B340]=&quot;&quot;;[.E340]=&quot;&quot;);&quot;&quot;;ROUND(ABS([.B340]-[.E340])*86400))" office:value-type="float" office:value="1" calcext:value-type="float">
            <text:p>1</text:p>
          </table:table-cell>
          <table:table-cell table:formula="of:=IF(OR([.C340]=&quot;&quot;;[.F340]=&quot;&quot;);&quot;&quot;;ROUND(ABS([.C340]-[.F340])*86400))" office:value-type="float" office:value="1" calcext:value-type="float">
            <text:p>1</text:p>
          </table:table-cell>
          <table:table-cell table:formula="of:=IF(OR([.D340]=&quot;&quot;;[.G340]=&quot;&quot;);&quot;&quot;;ROUND(ABS([.D340]-[.G340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time" office:time-value="PT07H48M04S" calcext:value-type="time">
            <text:p>07:48:04</text:p>
          </table:table-cell>
          <table:table-cell office:value-type="time" office:time-value="PT11H51M05S" calcext:value-type="time">
            <text:p>11:51:05</text:p>
          </table:table-cell>
          <table:table-cell office:value-type="time" office:time-value="PT15H53M49S" calcext:value-type="time">
            <text:p>15:53:49</text:p>
          </table:table-cell>
          <table:table-cell office:value-type="time" office:time-value="PT07H48M05S" calcext:value-type="time">
            <text:p>07:48:05</text:p>
          </table:table-cell>
          <table:table-cell office:value-type="time" office:time-value="PT11H51M05S" calcext:value-type="time">
            <text:p>11:51:05</text:p>
          </table:table-cell>
          <table:table-cell office:value-type="time" office:time-value="PT15H53M48S" calcext:value-type="time">
            <text:p>15:53:48</text:p>
          </table:table-cell>
          <table:table-cell table:formula="of:=IF(OR([.B341]=&quot;&quot;;[.E341]=&quot;&quot;);&quot;&quot;;ROUND(ABS([.B341]-[.E341])*86400))" office:value-type="float" office:value="1" calcext:value-type="float">
            <text:p>1</text:p>
          </table:table-cell>
          <table:table-cell table:formula="of:=IF(OR([.C341]=&quot;&quot;;[.F341]=&quot;&quot;);&quot;&quot;;ROUND(ABS([.C341]-[.F341])*86400))" office:value-type="float" office:value="0" calcext:value-type="float">
            <text:p>0</text:p>
          </table:table-cell>
          <table:table-cell table:formula="of:=IF(OR([.D341]=&quot;&quot;;[.G341]=&quot;&quot;);&quot;&quot;;ROUND(ABS([.D341]-[.G341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time" office:time-value="PT07H49M18S" calcext:value-type="time">
            <text:p>07:49:18</text:p>
          </table:table-cell>
          <table:table-cell office:value-type="time" office:time-value="PT11H51M30S" calcext:value-type="time">
            <text:p>11:51:30</text:p>
          </table:table-cell>
          <table:table-cell office:value-type="time" office:time-value="PT15H53M26S" calcext:value-type="time">
            <text:p>15:53:26</text:p>
          </table:table-cell>
          <table:table-cell office:value-type="time" office:time-value="PT07H49M20S" calcext:value-type="time">
            <text:p>07:49:20</text:p>
          </table:table-cell>
          <table:table-cell office:value-type="time" office:time-value="PT11H51M30S" calcext:value-type="time">
            <text:p>11:51:30</text:p>
          </table:table-cell>
          <table:table-cell office:value-type="time" office:time-value="PT15H53M24S" calcext:value-type="time">
            <text:p>15:53:24</text:p>
          </table:table-cell>
          <table:table-cell table:formula="of:=IF(OR([.B342]=&quot;&quot;;[.E342]=&quot;&quot;);&quot;&quot;;ROUND(ABS([.B342]-[.E342])*86400))" office:value-type="float" office:value="2" calcext:value-type="float">
            <text:p>2</text:p>
          </table:table-cell>
          <table:table-cell table:formula="of:=IF(OR([.C342]=&quot;&quot;;[.F342]=&quot;&quot;);&quot;&quot;;ROUND(ABS([.C342]-[.F342])*86400))" office:value-type="float" office:value="0" calcext:value-type="float">
            <text:p>0</text:p>
          </table:table-cell>
          <table:table-cell table:formula="of:=IF(OR([.D342]=&quot;&quot;;[.G342]=&quot;&quot;);&quot;&quot;;ROUND(ABS([.D342]-[.G342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time" office:time-value="PT07H50M31S" calcext:value-type="time">
            <text:p>07:50:31</text:p>
          </table:table-cell>
          <table:table-cell office:value-type="time" office:time-value="PT11H51M55S" calcext:value-type="time">
            <text:p>11:51:55</text:p>
          </table:table-cell>
          <table:table-cell office:value-type="time" office:time-value="PT15H53M06S" calcext:value-type="time">
            <text:p>15:53:06</text:p>
          </table:table-cell>
          <table:table-cell office:value-type="time" office:time-value="PT07H50M32S" calcext:value-type="time">
            <text:p>07:50:32</text:p>
          </table:table-cell>
          <table:table-cell office:value-type="time" office:time-value="PT11H51M56S" calcext:value-type="time">
            <text:p>11:51:56</text:p>
          </table:table-cell>
          <table:table-cell office:value-type="time" office:time-value="PT15H53M04S" calcext:value-type="time">
            <text:p>15:53:04</text:p>
          </table:table-cell>
          <table:table-cell table:formula="of:=IF(OR([.B343]=&quot;&quot;;[.E343]=&quot;&quot;);&quot;&quot;;ROUND(ABS([.B343]-[.E343])*86400))" office:value-type="float" office:value="1" calcext:value-type="float">
            <text:p>1</text:p>
          </table:table-cell>
          <table:table-cell table:formula="of:=IF(OR([.C343]=&quot;&quot;;[.F343]=&quot;&quot;);&quot;&quot;;ROUND(ABS([.C343]-[.F343])*86400))" office:value-type="float" office:value="1" calcext:value-type="float">
            <text:p>1</text:p>
          </table:table-cell>
          <table:table-cell table:formula="of:=IF(OR([.D343]=&quot;&quot;;[.G343]=&quot;&quot;);&quot;&quot;;ROUND(ABS([.D343]-[.G343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time" office:time-value="PT07H51M40S" calcext:value-type="time">
            <text:p>07:51:40</text:p>
          </table:table-cell>
          <table:table-cell office:value-type="time" office:time-value="PT11H52M21S" calcext:value-type="time">
            <text:p>11:52:21</text:p>
          </table:table-cell>
          <table:table-cell office:value-type="time" office:time-value="PT15H52M49S" calcext:value-type="time">
            <text:p>15:52:49</text:p>
          </table:table-cell>
          <table:table-cell office:value-type="time" office:time-value="PT07H51M42S" calcext:value-type="time">
            <text:p>07:51:42</text:p>
          </table:table-cell>
          <table:table-cell office:value-type="time" office:time-value="PT11H52M22S" calcext:value-type="time">
            <text:p>11:52:22</text:p>
          </table:table-cell>
          <table:table-cell office:value-type="time" office:time-value="PT15H52M47S" calcext:value-type="time">
            <text:p>15:52:47</text:p>
          </table:table-cell>
          <table:table-cell table:formula="of:=IF(OR([.B344]=&quot;&quot;;[.E344]=&quot;&quot;);&quot;&quot;;ROUND(ABS([.B344]-[.E344])*86400))" office:value-type="float" office:value="2" calcext:value-type="float">
            <text:p>2</text:p>
          </table:table-cell>
          <table:table-cell table:formula="of:=IF(OR([.C344]=&quot;&quot;;[.F344]=&quot;&quot;);&quot;&quot;;ROUND(ABS([.C344]-[.F344])*86400))" office:value-type="float" office:value="1" calcext:value-type="float">
            <text:p>1</text:p>
          </table:table-cell>
          <table:table-cell table:formula="of:=IF(OR([.D344]=&quot;&quot;;[.G344]=&quot;&quot;);&quot;&quot;;ROUND(ABS([.D344]-[.G344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time" office:time-value="PT07H52M48S" calcext:value-type="time">
            <text:p>07:52:48</text:p>
          </table:table-cell>
          <table:table-cell office:value-type="time" office:time-value="PT11H52M48S" calcext:value-type="time">
            <text:p>11:52:48</text:p>
          </table:table-cell>
          <table:table-cell office:value-type="time" office:time-value="PT15H52M35S" calcext:value-type="time">
            <text:p>15:52:35</text:p>
          </table:table-cell>
          <table:table-cell office:value-type="time" office:time-value="PT07H52M49S" calcext:value-type="time">
            <text:p>07:52:49</text:p>
          </table:table-cell>
          <table:table-cell office:value-type="time" office:time-value="PT11H52M48S" calcext:value-type="time">
            <text:p>11:52:48</text:p>
          </table:table-cell>
          <table:table-cell office:value-type="time" office:time-value="PT15H52M34S" calcext:value-type="time">
            <text:p>15:52:34</text:p>
          </table:table-cell>
          <table:table-cell table:formula="of:=IF(OR([.B345]=&quot;&quot;;[.E345]=&quot;&quot;);&quot;&quot;;ROUND(ABS([.B345]-[.E345])*86400))" office:value-type="float" office:value="1" calcext:value-type="float">
            <text:p>1</text:p>
          </table:table-cell>
          <table:table-cell table:formula="of:=IF(OR([.C345]=&quot;&quot;;[.F345]=&quot;&quot;);&quot;&quot;;ROUND(ABS([.C345]-[.F345])*86400))" office:value-type="float" office:value="0" calcext:value-type="float">
            <text:p>0</text:p>
          </table:table-cell>
          <table:table-cell table:formula="of:=IF(OR([.D345]=&quot;&quot;;[.G345]=&quot;&quot;);&quot;&quot;;ROUND(ABS([.D345]-[.G345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time" office:time-value="PT07H53M53S" calcext:value-type="time">
            <text:p>07:53:53</text:p>
          </table:table-cell>
          <table:table-cell office:value-type="time" office:time-value="PT11H53M15S" calcext:value-type="time">
            <text:p>11:53:15</text:p>
          </table:table-cell>
          <table:table-cell office:value-type="time" office:time-value="PT15H52M25S" calcext:value-type="time">
            <text:p>15:52:25</text:p>
          </table:table-cell>
          <table:table-cell office:value-type="time" office:time-value="PT07H53M54S" calcext:value-type="time">
            <text:p>07:53:54</text:p>
          </table:table-cell>
          <table:table-cell office:value-type="time" office:time-value="PT11H53M15S" calcext:value-type="time">
            <text:p>11:53:15</text:p>
          </table:table-cell>
          <table:table-cell office:value-type="time" office:time-value="PT15H52M24S" calcext:value-type="time">
            <text:p>15:52:24</text:p>
          </table:table-cell>
          <table:table-cell table:formula="of:=IF(OR([.B346]=&quot;&quot;;[.E346]=&quot;&quot;);&quot;&quot;;ROUND(ABS([.B346]-[.E346])*86400))" office:value-type="float" office:value="1" calcext:value-type="float">
            <text:p>1</text:p>
          </table:table-cell>
          <table:table-cell table:formula="of:=IF(OR([.C346]=&quot;&quot;;[.F346]=&quot;&quot;);&quot;&quot;;ROUND(ABS([.C346]-[.F346])*86400))" office:value-type="float" office:value="0" calcext:value-type="float">
            <text:p>0</text:p>
          </table:table-cell>
          <table:table-cell table:formula="of:=IF(OR([.D346]=&quot;&quot;;[.G346]=&quot;&quot;);&quot;&quot;;ROUND(ABS([.D346]-[.G346])*86400))"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time" office:time-value="PT07H54M55S" calcext:value-type="time">
            <text:p>07:54:55</text:p>
          </table:table-cell>
          <table:table-cell office:value-type="time" office:time-value="PT11H53M42S" calcext:value-type="time">
            <text:p>11:53:42</text:p>
          </table:table-cell>
          <table:table-cell office:value-type="time" office:time-value="PT15H52M19S" calcext:value-type="time">
            <text:p>15:52:19</text:p>
          </table:table-cell>
          <table:table-cell office:value-type="time" office:time-value="PT07H54M56S" calcext:value-type="time">
            <text:p>07:54:56</text:p>
          </table:table-cell>
          <table:table-cell office:value-type="time" office:time-value="PT11H53M42S" calcext:value-type="time">
            <text:p>11:53:42</text:p>
          </table:table-cell>
          <table:table-cell office:value-type="time" office:time-value="PT15H52M17S" calcext:value-type="time">
            <text:p>15:52:17</text:p>
          </table:table-cell>
          <table:table-cell table:formula="of:=IF(OR([.B347]=&quot;&quot;;[.E347]=&quot;&quot;);&quot;&quot;;ROUND(ABS([.B347]-[.E347])*86400))" office:value-type="float" office:value="1" calcext:value-type="float">
            <text:p>1</text:p>
          </table:table-cell>
          <table:table-cell table:formula="of:=IF(OR([.C347]=&quot;&quot;;[.F347]=&quot;&quot;);&quot;&quot;;ROUND(ABS([.C347]-[.F347])*86400))" office:value-type="float" office:value="0" calcext:value-type="float">
            <text:p>0</text:p>
          </table:table-cell>
          <table:table-cell table:formula="of:=IF(OR([.D347]=&quot;&quot;;[.G347]=&quot;&quot;);&quot;&quot;;ROUND(ABS([.D347]-[.G347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time" office:time-value="PT07H55M55S" calcext:value-type="time">
            <text:p>07:55:55</text:p>
          </table:table-cell>
          <table:table-cell office:value-type="time" office:time-value="PT11H54M10S" calcext:value-type="time">
            <text:p>11:54:10</text:p>
          </table:table-cell>
          <table:table-cell office:value-type="time" office:time-value="PT15H52M16S" calcext:value-type="time">
            <text:p>15:52:16</text:p>
          </table:table-cell>
          <table:table-cell office:value-type="time" office:time-value="PT07H55M56S" calcext:value-type="time">
            <text:p>07:55:56</text:p>
          </table:table-cell>
          <table:table-cell office:value-type="time" office:time-value="PT11H54M10S" calcext:value-type="time">
            <text:p>11:54:10</text:p>
          </table:table-cell>
          <table:table-cell office:value-type="time" office:time-value="PT15H52M14S" calcext:value-type="time">
            <text:p>15:52:14</text:p>
          </table:table-cell>
          <table:table-cell table:formula="of:=IF(OR([.B348]=&quot;&quot;;[.E348]=&quot;&quot;);&quot;&quot;;ROUND(ABS([.B348]-[.E348])*86400))" office:value-type="float" office:value="1" calcext:value-type="float">
            <text:p>1</text:p>
          </table:table-cell>
          <table:table-cell table:formula="of:=IF(OR([.C348]=&quot;&quot;;[.F348]=&quot;&quot;);&quot;&quot;;ROUND(ABS([.C348]-[.F348])*86400))" office:value-type="float" office:value="0" calcext:value-type="float">
            <text:p>0</text:p>
          </table:table-cell>
          <table:table-cell table:formula="of:=IF(OR([.D348]=&quot;&quot;;[.G348]=&quot;&quot;);&quot;&quot;;ROUND(ABS([.D348]-[.G348])*86400))"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number-columns-repeated="3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time" office:time-value="PT07H56M52S" calcext:value-type="time">
            <text:p>07:56:52</text:p>
          </table:table-cell>
          <table:table-cell office:value-type="time" office:time-value="PT11H54M38S" calcext:value-type="time">
            <text:p>11:54:38</text:p>
          </table:table-cell>
          <table:table-cell office:value-type="time" office:time-value="PT15H52M16S" calcext:value-type="time">
            <text:p>15:52:16</text:p>
          </table:table-cell>
          <table:table-cell office:value-type="time" office:time-value="PT07H56M53S" calcext:value-type="time">
            <text:p>07:56:53</text:p>
          </table:table-cell>
          <table:table-cell office:value-type="time" office:time-value="PT11H54M38S" calcext:value-type="time">
            <text:p>11:54:38</text:p>
          </table:table-cell>
          <table:table-cell office:value-type="time" office:time-value="PT15H52M14S" calcext:value-type="time">
            <text:p>15:52:14</text:p>
          </table:table-cell>
          <table:table-cell table:formula="of:=IF(OR([.B349]=&quot;&quot;;[.E349]=&quot;&quot;);&quot;&quot;;ROUND(ABS([.B349]-[.E349])*86400))" office:value-type="float" office:value="1" calcext:value-type="float">
            <text:p>1</text:p>
          </table:table-cell>
          <table:table-cell table:formula="of:=IF(OR([.C349]=&quot;&quot;;[.F349]=&quot;&quot;);&quot;&quot;;ROUND(ABS([.C349]-[.F349])*86400))" office:value-type="float" office:value="0" calcext:value-type="float">
            <text:p>0</text:p>
          </table:table-cell>
          <table:table-cell table:formula="of:=IF(OR([.D349]=&quot;&quot;;[.G349]=&quot;&quot;);&quot;&quot;;ROUND(ABS([.D349]-[.G34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time" office:time-value="PT07H57M46S" calcext:value-type="time">
            <text:p>07:57:46</text:p>
          </table:table-cell>
          <table:table-cell office:value-type="time" office:time-value="PT11H55M06S" calcext:value-type="time">
            <text:p>11:55:06</text:p>
          </table:table-cell>
          <table:table-cell office:value-type="time" office:time-value="PT15H52M19S" calcext:value-type="time">
            <text:p>15:52:19</text:p>
          </table:table-cell>
          <table:table-cell office:value-type="time" office:time-value="PT07H57M47S" calcext:value-type="time">
            <text:p>07:57:47</text:p>
          </table:table-cell>
          <table:table-cell office:value-type="time" office:time-value="PT11H55M07S" calcext:value-type="time">
            <text:p>11:55:07</text:p>
          </table:table-cell>
          <table:table-cell office:value-type="time" office:time-value="PT15H52M18S" calcext:value-type="time">
            <text:p>15:52:18</text:p>
          </table:table-cell>
          <table:table-cell table:formula="of:=IF(OR([.B350]=&quot;&quot;;[.E350]=&quot;&quot;);&quot;&quot;;ROUND(ABS([.B350]-[.E350])*86400))" office:value-type="float" office:value="1" calcext:value-type="float">
            <text:p>1</text:p>
          </table:table-cell>
          <table:table-cell table:formula="of:=IF(OR([.C350]=&quot;&quot;;[.F350]=&quot;&quot;);&quot;&quot;;ROUND(ABS([.C350]-[.F350])*86400))" office:value-type="float" office:value="1" calcext:value-type="float">
            <text:p>1</text:p>
          </table:table-cell>
          <table:table-cell table:formula="of:=IF(OR([.D350]=&quot;&quot;;[.G350]=&quot;&quot;);&quot;&quot;;ROUND(ABS([.D350]-[.G35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time" office:time-value="PT07H58M38S" calcext:value-type="time">
            <text:p>07:58:38</text:p>
          </table:table-cell>
          <table:table-cell office:value-type="time" office:time-value="PT11H55M35S" calcext:value-type="time">
            <text:p>11:55:35</text:p>
          </table:table-cell>
          <table:table-cell office:value-type="time" office:time-value="PT15H52M26S" calcext:value-type="time">
            <text:p>15:52:26</text:p>
          </table:table-cell>
          <table:table-cell office:value-type="time" office:time-value="PT07H58M39S" calcext:value-type="time">
            <text:p>07:58:39</text:p>
          </table:table-cell>
          <table:table-cell office:value-type="time" office:time-value="PT11H55M35S" calcext:value-type="time">
            <text:p>11:55:35</text:p>
          </table:table-cell>
          <table:table-cell office:value-type="time" office:time-value="PT15H52M25S" calcext:value-type="time">
            <text:p>15:52:25</text:p>
          </table:table-cell>
          <table:table-cell table:formula="of:=IF(OR([.B351]=&quot;&quot;;[.E351]=&quot;&quot;);&quot;&quot;;ROUND(ABS([.B351]-[.E351])*86400))" office:value-type="float" office:value="1" calcext:value-type="float">
            <text:p>1</text:p>
          </table:table-cell>
          <table:table-cell table:formula="of:=IF(OR([.C351]=&quot;&quot;;[.F351]=&quot;&quot;);&quot;&quot;;ROUND(ABS([.C351]-[.F351])*86400))" office:value-type="float" office:value="0" calcext:value-type="float">
            <text:p>0</text:p>
          </table:table-cell>
          <table:table-cell table:formula="of:=IF(OR([.D351]=&quot;&quot;;[.G351]=&quot;&quot;);&quot;&quot;;ROUND(ABS([.D351]-[.G35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time" office:time-value="PT07H59M26S" calcext:value-type="time">
            <text:p>07:59:26</text:p>
          </table:table-cell>
          <table:table-cell office:value-type="time" office:time-value="PT11H56M04S" calcext:value-type="time">
            <text:p>11:56:04</text:p>
          </table:table-cell>
          <table:table-cell office:value-type="time" office:time-value="PT15H52M37S" calcext:value-type="time">
            <text:p>15:52:37</text:p>
          </table:table-cell>
          <table:table-cell office:value-type="time" office:time-value="PT07H59M28S" calcext:value-type="time">
            <text:p>07:59:28</text:p>
          </table:table-cell>
          <table:table-cell office:value-type="time" office:time-value="PT11H56M04S" calcext:value-type="time">
            <text:p>11:56:04</text:p>
          </table:table-cell>
          <table:table-cell office:value-type="time" office:time-value="PT15H52M35S" calcext:value-type="time">
            <text:p>15:52:35</text:p>
          </table:table-cell>
          <table:table-cell table:formula="of:=IF(OR([.B352]=&quot;&quot;;[.E352]=&quot;&quot;);&quot;&quot;;ROUND(ABS([.B352]-[.E352])*86400))" office:value-type="float" office:value="2" calcext:value-type="float">
            <text:p>2</text:p>
          </table:table-cell>
          <table:table-cell table:formula="of:=IF(OR([.C352]=&quot;&quot;;[.F352]=&quot;&quot;);&quot;&quot;;ROUND(ABS([.C352]-[.F352])*86400))" office:value-type="float" office:value="0" calcext:value-type="float">
            <text:p>0</text:p>
          </table:table-cell>
          <table:table-cell table:formula="of:=IF(OR([.D352]=&quot;&quot;;[.G352]=&quot;&quot;);&quot;&quot;;ROUND(ABS([.D352]-[.G35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time" office:time-value="PT08H00M12S" calcext:value-type="time">
            <text:p>08:00:12</text:p>
          </table:table-cell>
          <table:table-cell office:value-type="time" office:time-value="PT11H56M33S" calcext:value-type="time">
            <text:p>11:56:33</text:p>
          </table:table-cell>
          <table:table-cell office:value-type="time" office:time-value="PT15H52M51S" calcext:value-type="time">
            <text:p>15:52:51</text:p>
          </table:table-cell>
          <table:table-cell office:value-type="time" office:time-value="PT08H00M13S" calcext:value-type="time">
            <text:p>08:00:13</text:p>
          </table:table-cell>
          <table:table-cell office:value-type="time" office:time-value="PT11H56M34S" calcext:value-type="time">
            <text:p>11:56:34</text:p>
          </table:table-cell>
          <table:table-cell office:value-type="time" office:time-value="PT15H52M49S" calcext:value-type="time">
            <text:p>15:52:49</text:p>
          </table:table-cell>
          <table:table-cell table:formula="of:=IF(OR([.B353]=&quot;&quot;;[.E353]=&quot;&quot;);&quot;&quot;;ROUND(ABS([.B353]-[.E353])*86400))" office:value-type="float" office:value="1" calcext:value-type="float">
            <text:p>1</text:p>
          </table:table-cell>
          <table:table-cell table:formula="of:=IF(OR([.C353]=&quot;&quot;;[.F353]=&quot;&quot;);&quot;&quot;;ROUND(ABS([.C353]-[.F353])*86400))" office:value-type="float" office:value="1" calcext:value-type="float">
            <text:p>1</text:p>
          </table:table-cell>
          <table:table-cell table:formula="of:=IF(OR([.D353]=&quot;&quot;;[.G353]=&quot;&quot;);&quot;&quot;;ROUND(ABS([.D353]-[.G35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time" office:time-value="PT08H00M54S" calcext:value-type="time">
            <text:p>08:00:54</text:p>
          </table:table-cell>
          <table:table-cell office:value-type="time" office:time-value="PT11H57M03S" calcext:value-type="time">
            <text:p>11:57:03</text:p>
          </table:table-cell>
          <table:table-cell office:value-type="time" office:time-value="PT15H53M08S" calcext:value-type="time">
            <text:p>15:53:08</text:p>
          </table:table-cell>
          <table:table-cell office:value-type="time" office:time-value="PT08H00M56S" calcext:value-type="time">
            <text:p>08:00:56</text:p>
          </table:table-cell>
          <table:table-cell office:value-type="time" office:time-value="PT11H57M03S" calcext:value-type="time">
            <text:p>11:57:03</text:p>
          </table:table-cell>
          <table:table-cell office:value-type="time" office:time-value="PT15H53M07S" calcext:value-type="time">
            <text:p>15:53:07</text:p>
          </table:table-cell>
          <table:table-cell table:formula="of:=IF(OR([.B354]=&quot;&quot;;[.E354]=&quot;&quot;);&quot;&quot;;ROUND(ABS([.B354]-[.E354])*86400))" office:value-type="float" office:value="2" calcext:value-type="float">
            <text:p>2</text:p>
          </table:table-cell>
          <table:table-cell table:formula="of:=IF(OR([.C354]=&quot;&quot;;[.F354]=&quot;&quot;);&quot;&quot;;ROUND(ABS([.C354]-[.F354])*86400))" office:value-type="float" office:value="0" calcext:value-type="float">
            <text:p>0</text:p>
          </table:table-cell>
          <table:table-cell table:formula="of:=IF(OR([.D354]=&quot;&quot;;[.G354]=&quot;&quot;);&quot;&quot;;ROUND(ABS([.D354]-[.G35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time" office:time-value="PT08H01M34S" calcext:value-type="time">
            <text:p>08:01:34</text:p>
          </table:table-cell>
          <table:table-cell office:value-type="time" office:time-value="PT11H57M33S" calcext:value-type="time">
            <text:p>11:57:33</text:p>
          </table:table-cell>
          <table:table-cell office:value-type="time" office:time-value="PT15H53M29S" calcext:value-type="time">
            <text:p>15:53:29</text:p>
          </table:table-cell>
          <table:table-cell office:value-type="time" office:time-value="PT08H01M35S" calcext:value-type="time">
            <text:p>08:01:35</text:p>
          </table:table-cell>
          <table:table-cell office:value-type="time" office:time-value="PT11H57M33S" calcext:value-type="time">
            <text:p>11:57:33</text:p>
          </table:table-cell>
          <table:table-cell office:value-type="time" office:time-value="PT15H53M27S" calcext:value-type="time">
            <text:p>15:53:27</text:p>
          </table:table-cell>
          <table:table-cell table:formula="of:=IF(OR([.B355]=&quot;&quot;;[.E355]=&quot;&quot;);&quot;&quot;;ROUND(ABS([.B355]-[.E355])*86400))" office:value-type="float" office:value="1" calcext:value-type="float">
            <text:p>1</text:p>
          </table:table-cell>
          <table:table-cell table:formula="of:=IF(OR([.C355]=&quot;&quot;;[.F355]=&quot;&quot;);&quot;&quot;;ROUND(ABS([.C355]-[.F355])*86400))" office:value-type="float" office:value="0" calcext:value-type="float">
            <text:p>0</text:p>
          </table:table-cell>
          <table:table-cell table:formula="of:=IF(OR([.D355]=&quot;&quot;;[.G355]=&quot;&quot;);&quot;&quot;;ROUND(ABS([.D355]-[.G35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time" office:time-value="PT08H02M11S" calcext:value-type="time">
            <text:p>08:02:11</text:p>
          </table:table-cell>
          <table:table-cell office:value-type="time" office:time-value="PT11H58M02S" calcext:value-type="time">
            <text:p>11:58:02</text:p>
          </table:table-cell>
          <table:table-cell office:value-type="time" office:time-value="PT15H53M53S" calcext:value-type="time">
            <text:p>15:53:53</text:p>
          </table:table-cell>
          <table:table-cell office:value-type="time" office:time-value="PT08H02M12S" calcext:value-type="time">
            <text:p>08:02:12</text:p>
          </table:table-cell>
          <table:table-cell office:value-type="time" office:time-value="PT11H58M02S" calcext:value-type="time">
            <text:p>11:58:02</text:p>
          </table:table-cell>
          <table:table-cell office:value-type="time" office:time-value="PT15H53M51S" calcext:value-type="time">
            <text:p>15:53:51</text:p>
          </table:table-cell>
          <table:table-cell table:formula="of:=IF(OR([.B356]=&quot;&quot;;[.E356]=&quot;&quot;);&quot;&quot;;ROUND(ABS([.B356]-[.E356])*86400))" office:value-type="float" office:value="1" calcext:value-type="float">
            <text:p>1</text:p>
          </table:table-cell>
          <table:table-cell table:formula="of:=IF(OR([.C356]=&quot;&quot;;[.F356]=&quot;&quot;);&quot;&quot;;ROUND(ABS([.C356]-[.F356])*86400))" office:value-type="float" office:value="0" calcext:value-type="float">
            <text:p>0</text:p>
          </table:table-cell>
          <table:table-cell table:formula="of:=IF(OR([.D356]=&quot;&quot;;[.G356]=&quot;&quot;);&quot;&quot;;ROUND(ABS([.D356]-[.G35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time" office:time-value="PT08H02M44S" calcext:value-type="time">
            <text:p>08:02:44</text:p>
          </table:table-cell>
          <table:table-cell office:value-type="time" office:time-value="PT11H58M32S" calcext:value-type="time">
            <text:p>11:58:32</text:p>
          </table:table-cell>
          <table:table-cell office:value-type="time" office:time-value="PT15H54M20S" calcext:value-type="time">
            <text:p>15:54:20</text:p>
          </table:table-cell>
          <table:table-cell office:value-type="time" office:time-value="PT08H02M45S" calcext:value-type="time">
            <text:p>08:02:45</text:p>
          </table:table-cell>
          <table:table-cell office:value-type="time" office:time-value="PT11H58M32S" calcext:value-type="time">
            <text:p>11:58:32</text:p>
          </table:table-cell>
          <table:table-cell office:value-type="time" office:time-value="PT15H54M19S" calcext:value-type="time">
            <text:p>15:54:19</text:p>
          </table:table-cell>
          <table:table-cell table:formula="of:=IF(OR([.B357]=&quot;&quot;;[.E357]=&quot;&quot;);&quot;&quot;;ROUND(ABS([.B357]-[.E357])*86400))" office:value-type="float" office:value="1" calcext:value-type="float">
            <text:p>1</text:p>
          </table:table-cell>
          <table:table-cell table:formula="of:=IF(OR([.C357]=&quot;&quot;;[.F357]=&quot;&quot;);&quot;&quot;;ROUND(ABS([.C357]-[.F357])*86400))" office:value-type="float" office:value="0" calcext:value-type="float">
            <text:p>0</text:p>
          </table:table-cell>
          <table:table-cell table:formula="of:=IF(OR([.D357]=&quot;&quot;;[.G357]=&quot;&quot;);&quot;&quot;;ROUND(ABS([.D357]-[.G35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time" office:time-value="PT08H03M14S" calcext:value-type="time">
            <text:p>08:03:14</text:p>
          </table:table-cell>
          <table:table-cell office:value-type="time" office:time-value="PT11H59M02S" calcext:value-type="time">
            <text:p>11:59:02</text:p>
          </table:table-cell>
          <table:table-cell office:value-type="time" office:time-value="PT15H54M51S" calcext:value-type="time">
            <text:p>15:54:51</text:p>
          </table:table-cell>
          <table:table-cell office:value-type="time" office:time-value="PT08H03M16S" calcext:value-type="time">
            <text:p>08:03:16</text:p>
          </table:table-cell>
          <table:table-cell office:value-type="time" office:time-value="PT11H59M02S" calcext:value-type="time">
            <text:p>11:59:02</text:p>
          </table:table-cell>
          <table:table-cell office:value-type="time" office:time-value="PT15H54M50S" calcext:value-type="time">
            <text:p>15:54:50</text:p>
          </table:table-cell>
          <table:table-cell table:formula="of:=IF(OR([.B358]=&quot;&quot;;[.E358]=&quot;&quot;);&quot;&quot;;ROUND(ABS([.B358]-[.E358])*86400))" office:value-type="float" office:value="2" calcext:value-type="float">
            <text:p>2</text:p>
          </table:table-cell>
          <table:table-cell table:formula="of:=IF(OR([.C358]=&quot;&quot;;[.F358]=&quot;&quot;);&quot;&quot;;ROUND(ABS([.C358]-[.F358])*86400))" office:value-type="float" office:value="0" calcext:value-type="float">
            <text:p>0</text:p>
          </table:table-cell>
          <table:table-cell table:formula="of:=IF(OR([.D358]=&quot;&quot;;[.G358]=&quot;&quot;);&quot;&quot;;ROUND(ABS([.D358]-[.G35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time" office:time-value="PT08H03M41S" calcext:value-type="time">
            <text:p>08:03:41</text:p>
          </table:table-cell>
          <table:table-cell office:value-type="time" office:time-value="PT11H59M32S" calcext:value-type="time">
            <text:p>11:59:32</text:p>
          </table:table-cell>
          <table:table-cell office:value-type="time" office:time-value="PT15H55M25S" calcext:value-type="time">
            <text:p>15:55:25</text:p>
          </table:table-cell>
          <table:table-cell office:value-type="time" office:time-value="PT08H03M42S" calcext:value-type="time">
            <text:p>08:03:42</text:p>
          </table:table-cell>
          <table:table-cell office:value-type="time" office:time-value="PT11H59M32S" calcext:value-type="time">
            <text:p>11:59:32</text:p>
          </table:table-cell>
          <table:table-cell office:value-type="time" office:time-value="PT15H55M24S" calcext:value-type="time">
            <text:p>15:55:24</text:p>
          </table:table-cell>
          <table:table-cell table:formula="of:=IF(OR([.B359]=&quot;&quot;;[.E359]=&quot;&quot;);&quot;&quot;;ROUND(ABS([.B359]-[.E359])*86400))" office:value-type="float" office:value="1" calcext:value-type="float">
            <text:p>1</text:p>
          </table:table-cell>
          <table:table-cell table:formula="of:=IF(OR([.C359]=&quot;&quot;;[.F359]=&quot;&quot;);&quot;&quot;;ROUND(ABS([.C359]-[.F359])*86400))" office:value-type="float" office:value="0" calcext:value-type="float">
            <text:p>0</text:p>
          </table:table-cell>
          <table:table-cell table:formula="of:=IF(OR([.D359]=&quot;&quot;;[.G359]=&quot;&quot;);&quot;&quot;;ROUND(ABS([.D359]-[.G35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time" office:time-value="PT08H04M05S" calcext:value-type="time">
            <text:p>08:04:05</text:p>
          </table:table-cell>
          <table:table-cell office:value-type="time" office:time-value="PT12H00M02S" calcext:value-type="time">
            <text:p>12:00:02</text:p>
          </table:table-cell>
          <table:table-cell office:value-type="time" office:time-value="PT15H56M02S" calcext:value-type="time">
            <text:p>15:56:02</text:p>
          </table:table-cell>
          <table:table-cell office:value-type="time" office:time-value="PT08H04M06S" calcext:value-type="time">
            <text:p>08:04:06</text:p>
          </table:table-cell>
          <table:table-cell office:value-type="time" office:time-value="PT12H00M02S" calcext:value-type="time">
            <text:p>12:00:02</text:p>
          </table:table-cell>
          <table:table-cell office:value-type="time" office:time-value="PT15H56M01S" calcext:value-type="time">
            <text:p>15:56:01</text:p>
          </table:table-cell>
          <table:table-cell table:formula="of:=IF(OR([.B360]=&quot;&quot;;[.E360]=&quot;&quot;);&quot;&quot;;ROUND(ABS([.B360]-[.E360])*86400))" office:value-type="float" office:value="1" calcext:value-type="float">
            <text:p>1</text:p>
          </table:table-cell>
          <table:table-cell table:formula="of:=IF(OR([.C360]=&quot;&quot;;[.F360]=&quot;&quot;);&quot;&quot;;ROUND(ABS([.C360]-[.F360])*86400))" office:value-type="float" office:value="0" calcext:value-type="float">
            <text:p>0</text:p>
          </table:table-cell>
          <table:table-cell table:formula="of:=IF(OR([.D360]=&quot;&quot;;[.G360]=&quot;&quot;);&quot;&quot;;ROUND(ABS([.D360]-[.G36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time" office:time-value="PT08H04M25S" calcext:value-type="time">
            <text:p>08:04:25</text:p>
          </table:table-cell>
          <table:table-cell office:value-type="time" office:time-value="PT12H00M32S" calcext:value-type="time">
            <text:p>12:00:32</text:p>
          </table:table-cell>
          <table:table-cell office:value-type="time" office:time-value="PT15H56M43S" calcext:value-type="time">
            <text:p>15:56:43</text:p>
          </table:table-cell>
          <table:table-cell office:value-type="time" office:time-value="PT08H04M26S" calcext:value-type="time">
            <text:p>08:04:26</text:p>
          </table:table-cell>
          <table:table-cell office:value-type="time" office:time-value="PT12H00M32S" calcext:value-type="time">
            <text:p>12:00:32</text:p>
          </table:table-cell>
          <table:table-cell office:value-type="time" office:time-value="PT15H56M41S" calcext:value-type="time">
            <text:p>15:56:41</text:p>
          </table:table-cell>
          <table:table-cell table:formula="of:=IF(OR([.B361]=&quot;&quot;;[.E361]=&quot;&quot;);&quot;&quot;;ROUND(ABS([.B361]-[.E361])*86400))" office:value-type="float" office:value="1" calcext:value-type="float">
            <text:p>1</text:p>
          </table:table-cell>
          <table:table-cell table:formula="of:=IF(OR([.C361]=&quot;&quot;;[.F361]=&quot;&quot;);&quot;&quot;;ROUND(ABS([.C361]-[.F361])*86400))" office:value-type="float" office:value="0" calcext:value-type="float">
            <text:p>0</text:p>
          </table:table-cell>
          <table:table-cell table:formula="of:=IF(OR([.D361]=&quot;&quot;;[.G361]=&quot;&quot;);&quot;&quot;;ROUND(ABS([.D361]-[.G36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time" office:time-value="PT08H04M42S" calcext:value-type="time">
            <text:p>08:04:42</text:p>
          </table:table-cell>
          <table:table-cell office:value-type="time" office:time-value="PT12H01M02S" calcext:value-type="time">
            <text:p>12:01:02</text:p>
          </table:table-cell>
          <table:table-cell office:value-type="time" office:time-value="PT15H57M27S" calcext:value-type="time">
            <text:p>15:57:27</text:p>
          </table:table-cell>
          <table:table-cell office:value-type="time" office:time-value="PT08H04M43S" calcext:value-type="time">
            <text:p>08:04:43</text:p>
          </table:table-cell>
          <table:table-cell office:value-type="time" office:time-value="PT12H01M02S" calcext:value-type="time">
            <text:p>12:01:02</text:p>
          </table:table-cell>
          <table:table-cell office:value-type="time" office:time-value="PT15H57M25S" calcext:value-type="time">
            <text:p>15:57:25</text:p>
          </table:table-cell>
          <table:table-cell table:formula="of:=IF(OR([.B362]=&quot;&quot;;[.E362]=&quot;&quot;);&quot;&quot;;ROUND(ABS([.B362]-[.E362])*86400))" office:value-type="float" office:value="1" calcext:value-type="float">
            <text:p>1</text:p>
          </table:table-cell>
          <table:table-cell table:formula="of:=IF(OR([.C362]=&quot;&quot;;[.F362]=&quot;&quot;);&quot;&quot;;ROUND(ABS([.C362]-[.F362])*86400))" office:value-type="float" office:value="0" calcext:value-type="float">
            <text:p>0</text:p>
          </table:table-cell>
          <table:table-cell table:formula="of:=IF(OR([.D362]=&quot;&quot;;[.G362]=&quot;&quot;);&quot;&quot;;ROUND(ABS([.D362]-[.G36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time" office:time-value="PT08H04M56S" calcext:value-type="time">
            <text:p>08:04:56</text:p>
          </table:table-cell>
          <table:table-cell office:value-type="time" office:time-value="PT12H01M31S" calcext:value-type="time">
            <text:p>12:01:31</text:p>
          </table:table-cell>
          <table:table-cell office:value-type="time" office:time-value="PT15H58M13S" calcext:value-type="time">
            <text:p>15:58:13</text:p>
          </table:table-cell>
          <table:table-cell office:value-type="time" office:time-value="PT08H04M57S" calcext:value-type="time">
            <text:p>08:04:57</text:p>
          </table:table-cell>
          <table:table-cell office:value-type="time" office:time-value="PT12H01M31S" calcext:value-type="time">
            <text:p>12:01:31</text:p>
          </table:table-cell>
          <table:table-cell office:value-type="time" office:time-value="PT15H58M12S" calcext:value-type="time">
            <text:p>15:58:12</text:p>
          </table:table-cell>
          <table:table-cell table:formula="of:=IF(OR([.B363]=&quot;&quot;;[.E363]=&quot;&quot;);&quot;&quot;;ROUND(ABS([.B363]-[.E363])*86400))" office:value-type="float" office:value="1" calcext:value-type="float">
            <text:p>1</text:p>
          </table:table-cell>
          <table:table-cell table:formula="of:=IF(OR([.C363]=&quot;&quot;;[.F363]=&quot;&quot;);&quot;&quot;;ROUND(ABS([.C363]-[.F363])*86400))" office:value-type="float" office:value="0" calcext:value-type="float">
            <text:p>0</text:p>
          </table:table-cell>
          <table:table-cell table:formula="of:=IF(OR([.D363]=&quot;&quot;;[.G363]=&quot;&quot;);&quot;&quot;;ROUND(ABS([.D363]-[.G36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time" office:time-value="PT08H05M06S" calcext:value-type="time">
            <text:p>08:05:06</text:p>
          </table:table-cell>
          <table:table-cell office:value-type="time" office:time-value="PT12H02M01S" calcext:value-type="time">
            <text:p>12:02:01</text:p>
          </table:table-cell>
          <table:table-cell office:value-type="time" office:time-value="PT15H59M03S" calcext:value-type="time">
            <text:p>15:59:03</text:p>
          </table:table-cell>
          <table:table-cell office:value-type="time" office:time-value="PT08H05M07S" calcext:value-type="time">
            <text:p>08:05:07</text:p>
          </table:table-cell>
          <table:table-cell office:value-type="time" office:time-value="PT12H02M01S" calcext:value-type="time">
            <text:p>12:02:01</text:p>
          </table:table-cell>
          <table:table-cell office:value-type="time" office:time-value="PT15H59M01S" calcext:value-type="time">
            <text:p>15:59:01</text:p>
          </table:table-cell>
          <table:table-cell table:formula="of:=IF(OR([.B364]=&quot;&quot;;[.E364]=&quot;&quot;);&quot;&quot;;ROUND(ABS([.B364]-[.E364])*86400))" office:value-type="float" office:value="1" calcext:value-type="float">
            <text:p>1</text:p>
          </table:table-cell>
          <table:table-cell table:formula="of:=IF(OR([.C364]=&quot;&quot;;[.F364]=&quot;&quot;);&quot;&quot;;ROUND(ABS([.C364]-[.F364])*86400))" office:value-type="float" office:value="0" calcext:value-type="float">
            <text:p>0</text:p>
          </table:table-cell>
          <table:table-cell table:formula="of:=IF(OR([.D364]=&quot;&quot;;[.G364]=&quot;&quot;);&quot;&quot;;ROUND(ABS([.D364]-[.G36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time" office:time-value="PT08H05M13S" calcext:value-type="time">
            <text:p>08:05:13</text:p>
          </table:table-cell>
          <table:table-cell office:value-type="time" office:time-value="PT12H02M30S" calcext:value-type="time">
            <text:p>12:02:30</text:p>
          </table:table-cell>
          <table:table-cell office:value-type="time" office:time-value="PT15H59M56S" calcext:value-type="time">
            <text:p>15:59:56</text:p>
          </table:table-cell>
          <table:table-cell office:value-type="time" office:time-value="PT08H05M14S" calcext:value-type="time">
            <text:p>08:05:14</text:p>
          </table:table-cell>
          <table:table-cell office:value-type="time" office:time-value="PT12H02M30S" calcext:value-type="time">
            <text:p>12:02:30</text:p>
          </table:table-cell>
          <table:table-cell office:value-type="time" office:time-value="PT15H59M54S" calcext:value-type="time">
            <text:p>15:59:54</text:p>
          </table:table-cell>
          <table:table-cell table:formula="of:=IF(OR([.B365]=&quot;&quot;;[.E365]=&quot;&quot;);&quot;&quot;;ROUND(ABS([.B365]-[.E365])*86400))" office:value-type="float" office:value="1" calcext:value-type="float">
            <text:p>1</text:p>
          </table:table-cell>
          <table:table-cell table:formula="of:=IF(OR([.C365]=&quot;&quot;;[.F365]=&quot;&quot;);&quot;&quot;;ROUND(ABS([.C365]-[.F365])*86400))" office:value-type="float" office:value="0" calcext:value-type="float">
            <text:p>0</text:p>
          </table:table-cell>
          <table:table-cell table:formula="of:=IF(OR([.D365]=&quot;&quot;;[.G365]=&quot;&quot;);&quot;&quot;;ROUND(ABS([.D365]-[.G36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time" office:time-value="PT08H05M16S" calcext:value-type="time">
            <text:p>08:05:16</text:p>
          </table:table-cell>
          <table:table-cell office:value-type="time" office:time-value="PT12H02M59S" calcext:value-type="time">
            <text:p>12:02:59</text:p>
          </table:table-cell>
          <table:table-cell office:value-type="time" office:time-value="PT16H00M51S" calcext:value-type="time">
            <text:p>16:00:51</text:p>
          </table:table-cell>
          <table:table-cell office:value-type="time" office:time-value="PT08H05M18S" calcext:value-type="time">
            <text:p>08:05:18</text:p>
          </table:table-cell>
          <table:table-cell office:value-type="time" office:time-value="PT12H02M59S" calcext:value-type="time">
            <text:p>12:02:59</text:p>
          </table:table-cell>
          <table:table-cell office:value-type="time" office:time-value="PT16H00M50S" calcext:value-type="time">
            <text:p>16:00:50</text:p>
          </table:table-cell>
          <table:table-cell table:formula="of:=IF(OR([.B366]=&quot;&quot;;[.E366]=&quot;&quot;);&quot;&quot;;ROUND(ABS([.B366]-[.E366])*86400))" office:value-type="float" office:value="2" calcext:value-type="float">
            <text:p>2</text:p>
          </table:table-cell>
          <table:table-cell table:formula="of:=IF(OR([.C366]=&quot;&quot;;[.F366]=&quot;&quot;);&quot;&quot;;ROUND(ABS([.C366]-[.F366])*86400))" office:value-type="float" office:value="0" calcext:value-type="float">
            <text:p>0</text:p>
          </table:table-cell>
          <table:table-cell table:formula="of:=IF(OR([.D366]=&quot;&quot;;[.G366]=&quot;&quot;);&quot;&quot;;ROUND(ABS([.D366]-[.G3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time" office:time-value="PT08H05M16S" calcext:value-type="time">
            <text:p>08:05:16</text:p>
          </table:table-cell>
          <table:table-cell office:value-type="time" office:time-value="PT12H03M28S" calcext:value-type="time">
            <text:p>12:03:28</text:p>
          </table:table-cell>
          <table:table-cell office:value-type="time" office:time-value="PT16H01M49S" calcext:value-type="time">
            <text:p>16:01:49</text:p>
          </table:table-cell>
          <table:table-cell office:value-type="time" office:time-value="PT08H05M18S" calcext:value-type="time">
            <text:p>08:05:18</text:p>
          </table:table-cell>
          <table:table-cell office:value-type="time" office:time-value="PT12H03M28S" calcext:value-type="time">
            <text:p>12:03:28</text:p>
          </table:table-cell>
          <table:table-cell office:value-type="time" office:time-value="PT16H01M48S" calcext:value-type="time">
            <text:p>16:01:48</text:p>
          </table:table-cell>
          <table:table-cell table:formula="of:=IF(OR([.B367]=&quot;&quot;;[.E367]=&quot;&quot;);&quot;&quot;;ROUND(ABS([.B367]-[.E367])*86400))" office:value-type="float" office:value="2" calcext:value-type="float">
            <text:p>2</text:p>
          </table:table-cell>
          <table:table-cell table:formula="of:=IF(OR([.C367]=&quot;&quot;;[.F367]=&quot;&quot;);&quot;&quot;;ROUND(ABS([.C367]-[.F367])*86400))" office:value-type="float" office:value="0" calcext:value-type="float">
            <text:p>0</text:p>
          </table:table-cell>
          <table:table-cell table:formula="of:=IF(OR([.D367]=&quot;&quot;;[.G367]=&quot;&quot;);&quot;&quot;;ROUND(ABS([.D367]-[.G367])*86400))" office:value-type="float" office:value="1" calcext:value-type="float">
            <text:p>1</text:p>
          </table:table-cell>
          <table:table-cell table:number-columns-repeated="9"/>
        </table:table-row>
      </table:table>
      <table:table table:name="Torrid - Jakarta" table:style-name="ta1">
        <office:forms form:automatic-focus="false" form:apply-design-mode="false"/>
        <table:table-column table:style-name="co1" table:default-cell-style-name="ce26"/>
        <table:table-column table:style-name="co1" table:number-columns-repeated="3" table:default-cell-style-name="ce27"/>
        <table:table-column table:style-name="co1" table:number-columns-repeated="3" table:default-cell-style-name="ce28"/>
        <table:table-column table:style-name="co1" table:number-columns-repeated="3" table:default-cell-style-name="ce29"/>
        <table:table-column table:style-name="co1" table:default-cell-style-name="ce30"/>
        <table:table-column table:style-name="co1" table:number-columns-repeated="2" table:default-cell-style-name="ce33"/>
        <table:table-column table:style-name="co1" table:default-cell-style-name="Default"/>
        <table:table-column table:style-name="co1" table:default-cell-style-name="ce35"/>
        <table:table-column table:style-name="co1" table:number-columns-repeated="4" table:default-cell-style-name="ce36"/>
        <table:table-row table:style-name="ro1">
          <table:table-cell table:style-name="ce25" office:value-type="string" calcext:value-type="string" table:number-columns-spanned="1" table:number-rows-spanned="2">
            <text:p>Date</text:p>
          </table:table-cell>
          <table:table-cell table:style-name="ce25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Go SAMPA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25"/>
          <table:table-cell/>
          <table:table-cell table:style-name="ce25" office:value-type="string" calcext:value-type="string" table:number-columns-spanned="1" table:number-rows-spanned="2">
            <text:p>Parameter</text:p>
          </table:table-cell>
          <table:table-cell table:style-name="ce25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5"/>
        </table:table-row>
        <table:table-row table:style-name="ro1">
          <table:covered-table-cell table:style-name="ce25"/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/>
          <table:covered-table-cell table:number-columns-repeated="2" table:style-name="ce31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time" office:time-value="PT05H41M20S" calcext:value-type="time">
            <text:p>05:41:20</text:p>
          </table:table-cell>
          <table:table-cell office:value-type="time" office:time-value="PT11H56M05S" calcext:value-type="time">
            <text:p>11:56:05</text:p>
          </table:table-cell>
          <table:table-cell office:value-type="time" office:time-value="PT18H10M49S" calcext:value-type="time">
            <text:p>18:10:49</text:p>
          </table:table-cell>
          <table:table-cell office:value-type="time" office:time-value="PT05H41M21S" calcext:value-type="time">
            <text:p>05:41:21</text:p>
          </table:table-cell>
          <table:table-cell office:value-type="time" office:time-value="PT11H56M06S" calcext:value-type="time">
            <text:p>11:56:06</text:p>
          </table:table-cell>
          <table:table-cell office:value-type="time" office:time-value="PT18H10M49S" calcext:value-type="time">
            <text:p>18:10:49</text:p>
          </table:table-cell>
          <table:table-cell table:formula="of:=IF(OR([.B3]=&quot;&quot;;[.E3]=&quot;&quot;);&quot;&quot;;ROUND(ABS([.B3]-[.E3])*86400))" office:value-type="float" office:value="1" calcext:value-type="float">
            <text:p>1</text:p>
          </table:table-cell>
          <table:table-cell table:formula="of:=IF(OR([.C3]=&quot;&quot;;[.F3]=&quot;&quot;);&quot;&quot;;ROUND(ABS([.C3]-[.F3])*86400))" office:value-type="float" office:value="1" calcext:value-type="float">
            <text:p>1</text:p>
          </table:table-cell>
          <table:table-cell table:formula="of:=IF(OR([.D3]=&quot;&quot;;[.G3]=&quot;&quot;);&quot;&quot;;ROUND(ABS([.D3]-[.G3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Latitude</text:p>
          </table:table-cell>
          <table:table-cell table:style-name="ce34" office:value-type="float" office:value="-6.175" calcext:value-type="float">
            <text:p>-6.175</text:p>
          </table:table-cell>
          <table:table-cell table:number-columns-repeated="6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time" office:time-value="PT05H41M52S" calcext:value-type="time">
            <text:p>05:41:52</text:p>
          </table:table-cell>
          <table:table-cell office:value-type="time" office:time-value="PT11H56M33S" calcext:value-type="time">
            <text:p>11:56:33</text:p>
          </table:table-cell>
          <table:table-cell office:value-type="time" office:time-value="PT18H11M14S" calcext:value-type="time">
            <text:p>18:11:14</text:p>
          </table:table-cell>
          <table:table-cell office:value-type="time" office:time-value="PT05H41M53S" calcext:value-type="time">
            <text:p>05:41:53</text:p>
          </table:table-cell>
          <table:table-cell office:value-type="time" office:time-value="PT11H56M34S" calcext:value-type="time">
            <text:p>11:56:34</text:p>
          </table:table-cell>
          <table:table-cell office:value-type="time" office:time-value="PT18H11M14S" calcext:value-type="time">
            <text:p>18:11:14</text:p>
          </table:table-cell>
          <table:table-cell table:formula="of:=IF(OR([.B4]=&quot;&quot;;[.E4]=&quot;&quot;);&quot;&quot;;ROUND(ABS([.B4]-[.E4])*86400))" office:value-type="float" office:value="1" calcext:value-type="float">
            <text:p>1</text:p>
          </table:table-cell>
          <table:table-cell table:formula="of:=IF(OR([.C4]=&quot;&quot;;[.F4]=&quot;&quot;);&quot;&quot;;ROUND(ABS([.C4]-[.F4])*86400))" office:value-type="float" office:value="1" calcext:value-type="float">
            <text:p>1</text:p>
          </table:table-cell>
          <table:table-cell table:formula="of:=IF(OR([.D4]=&quot;&quot;;[.G4]=&quot;&quot;);&quot;&quot;;ROUND(ABS([.D4]-[.G4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Longitude</text:p>
          </table:table-cell>
          <table:table-cell table:style-name="ce34" office:value-type="float" office:value="106.825" calcext:value-type="float">
            <text:p>106.825</text:p>
          </table:table-cell>
          <table:table-cell table:number-columns-repeated="6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time" office:time-value="PT05H42M23S" calcext:value-type="time">
            <text:p>05:42:23</text:p>
          </table:table-cell>
          <table:table-cell office:value-type="time" office:time-value="PT11H57M01S" calcext:value-type="time">
            <text:p>11:57:01</text:p>
          </table:table-cell>
          <table:table-cell office:value-type="time" office:time-value="PT18H11M39S" calcext:value-type="time">
            <text:p>18:11:39</text:p>
          </table:table-cell>
          <table:table-cell office:value-type="time" office:time-value="PT05H42M24S" calcext:value-type="time">
            <text:p>05:42:24</text:p>
          </table:table-cell>
          <table:table-cell office:value-type="time" office:time-value="PT11H57M02S" calcext:value-type="time">
            <text:p>11:57:02</text:p>
          </table:table-cell>
          <table:table-cell office:value-type="time" office:time-value="PT18H11M39S" calcext:value-type="time">
            <text:p>18:11:39</text:p>
          </table:table-cell>
          <table:table-cell table:formula="of:=IF(OR([.B5]=&quot;&quot;;[.E5]=&quot;&quot;);&quot;&quot;;ROUND(ABS([.B5]-[.E5])*86400))" office:value-type="float" office:value="1" calcext:value-type="float">
            <text:p>1</text:p>
          </table:table-cell>
          <table:table-cell table:formula="of:=IF(OR([.C5]=&quot;&quot;;[.F5]=&quot;&quot;);&quot;&quot;;ROUND(ABS([.C5]-[.F5])*86400))" office:value-type="float" office:value="1" calcext:value-type="float">
            <text:p>1</text:p>
          </table:table-cell>
          <table:table-cell table:formula="of:=IF(OR([.D5]=&quot;&quot;;[.G5]=&quot;&quot;);&quot;&quot;;ROUND(ABS([.D5]-[.G5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Elevation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time" office:time-value="PT05H42M53S" calcext:value-type="time">
            <text:p>05:42:53</text:p>
          </table:table-cell>
          <table:table-cell office:value-type="time" office:time-value="PT11H57M29S" calcext:value-type="time">
            <text:p>11:57:29</text:p>
          </table:table-cell>
          <table:table-cell office:value-type="time" office:time-value="PT18H12M03S" calcext:value-type="time">
            <text:p>18:12:03</text:p>
          </table:table-cell>
          <table:table-cell office:value-type="time" office:time-value="PT05H42M54S" calcext:value-type="time">
            <text:p>05:42:54</text:p>
          </table:table-cell>
          <table:table-cell office:value-type="time" office:time-value="PT11H57M30S" calcext:value-type="time">
            <text:p>11:57:30</text:p>
          </table:table-cell>
          <table:table-cell office:value-type="time" office:time-value="PT18H12M03S" calcext:value-type="time">
            <text:p>18:12:03</text:p>
          </table:table-cell>
          <table:table-cell table:formula="of:=IF(OR([.B6]=&quot;&quot;;[.E6]=&quot;&quot;);&quot;&quot;;ROUND(ABS([.B6]-[.E6])*86400))" office:value-type="float" office:value="1" calcext:value-type="float">
            <text:p>1</text:p>
          </table:table-cell>
          <table:table-cell table:formula="of:=IF(OR([.C6]=&quot;&quot;;[.F6]=&quot;&quot;);&quot;&quot;;ROUND(ABS([.C6]-[.F6])*86400))" office:value-type="float" office:value="1" calcext:value-type="float">
            <text:p>1</text:p>
          </table:table-cell>
          <table:table-cell table:formula="of:=IF(OR([.D6]=&quot;&quot;;[.G6]=&quot;&quot;);&quot;&quot;;ROUND(ABS([.D6]-[.G6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Timezone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time" office:time-value="PT05H43M24S" calcext:value-type="time">
            <text:p>05:43:24</text:p>
          </table:table-cell>
          <table:table-cell office:value-type="time" office:time-value="PT11H57M56S" calcext:value-type="time">
            <text:p>11:57:56</text:p>
          </table:table-cell>
          <table:table-cell office:value-type="time" office:time-value="PT18H12M26S" calcext:value-type="time">
            <text:p>18:12:26</text:p>
          </table:table-cell>
          <table:table-cell office:value-type="time" office:time-value="PT05H43M25S" calcext:value-type="time">
            <text:p>05:43:25</text:p>
          </table:table-cell>
          <table:table-cell office:value-type="time" office:time-value="PT11H57M57S" calcext:value-type="time">
            <text:p>11:57:57</text:p>
          </table:table-cell>
          <table:table-cell office:value-type="time" office:time-value="PT18H12M27S" calcext:value-type="time">
            <text:p>18:12:27</text:p>
          </table:table-cell>
          <table:table-cell table:formula="of:=IF(OR([.B7]=&quot;&quot;;[.E7]=&quot;&quot;);&quot;&quot;;ROUND(ABS([.B7]-[.E7])*86400))" office:value-type="float" office:value="1" calcext:value-type="float">
            <text:p>1</text:p>
          </table:table-cell>
          <table:table-cell table:formula="of:=IF(OR([.C7]=&quot;&quot;;[.F7]=&quot;&quot;);&quot;&quot;;ROUND(ABS([.C7]-[.F7])*86400))" office:value-type="float" office:value="1" calcext:value-type="float">
            <text:p>1</text:p>
          </table:table-cell>
          <table:table-cell table:formula="of:=IF(OR([.D7]=&quot;&quot;;[.G7]=&quot;&quot;);&quot;&quot;;ROUND(ABS([.D7]-[.G7])*86400))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Temperature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time" office:time-value="PT05H43M55S" calcext:value-type="time">
            <text:p>05:43:55</text:p>
          </table:table-cell>
          <table:table-cell office:value-type="time" office:time-value="PT11H58M23S" calcext:value-type="time">
            <text:p>11:58:23</text:p>
          </table:table-cell>
          <table:table-cell office:value-type="time" office:time-value="PT18H12M49S" calcext:value-type="time">
            <text:p>18:12:49</text:p>
          </table:table-cell>
          <table:table-cell office:value-type="time" office:time-value="PT05H43M56S" calcext:value-type="time">
            <text:p>05:43:56</text:p>
          </table:table-cell>
          <table:table-cell office:value-type="time" office:time-value="PT11H58M24S" calcext:value-type="time">
            <text:p>11:58:24</text:p>
          </table:table-cell>
          <table:table-cell office:value-type="time" office:time-value="PT18H12M49S" calcext:value-type="time">
            <text:p>18:12:49</text:p>
          </table:table-cell>
          <table:table-cell table:formula="of:=IF(OR([.B8]=&quot;&quot;;[.E8]=&quot;&quot;);&quot;&quot;;ROUND(ABS([.B8]-[.E8])*86400))" office:value-type="float" office:value="1" calcext:value-type="float">
            <text:p>1</text:p>
          </table:table-cell>
          <table:table-cell table:formula="of:=IF(OR([.C8]=&quot;&quot;;[.F8]=&quot;&quot;);&quot;&quot;;ROUND(ABS([.C8]-[.F8])*86400))" office:value-type="float" office:value="1" calcext:value-type="float">
            <text:p>1</text:p>
          </table:table-cell>
          <table:table-cell table:formula="of:=IF(OR([.D8]=&quot;&quot;;[.G8]=&quot;&quot;);&quot;&quot;;ROUND(ABS([.D8]-[.G8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ressure</text:p>
          </table:table-cell>
          <table:table-cell table:style-name="ce34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time" office:time-value="PT05H44M25S" calcext:value-type="time">
            <text:p>05:44:25</text:p>
          </table:table-cell>
          <table:table-cell office:value-type="time" office:time-value="PT11H58M49S" calcext:value-type="time">
            <text:p>11:58:49</text:p>
          </table:table-cell>
          <table:table-cell office:value-type="time" office:time-value="PT18H13M11S" calcext:value-type="time">
            <text:p>18:13:11</text:p>
          </table:table-cell>
          <table:table-cell office:value-type="time" office:time-value="PT05H44M26S" calcext:value-type="time">
            <text:p>05:44:26</text:p>
          </table:table-cell>
          <table:table-cell office:value-type="time" office:time-value="PT11H58M50S" calcext:value-type="time">
            <text:p>11:58:50</text:p>
          </table:table-cell>
          <table:table-cell office:value-type="time" office:time-value="PT18H13M11S" calcext:value-type="time">
            <text:p>18:13:11</text:p>
          </table:table-cell>
          <table:table-cell table:formula="of:=IF(OR([.B9]=&quot;&quot;;[.E9]=&quot;&quot;);&quot;&quot;;ROUND(ABS([.B9]-[.E9])*86400))" office:value-type="float" office:value="1" calcext:value-type="float">
            <text:p>1</text:p>
          </table:table-cell>
          <table:table-cell table:formula="of:=IF(OR([.C9]=&quot;&quot;;[.F9]=&quot;&quot;);&quot;&quot;;ROUND(ABS([.C9]-[.F9])*86400))" office:value-type="float" office:value="1" calcext:value-type="float">
            <text:p>1</text:p>
          </table:table-cell>
          <table:table-cell table:formula="of:=IF(OR([.D9]=&quot;&quot;;[.G9]=&quot;&quot;);&quot;&quot;;ROUND(ABS([.D9]-[.G9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Delta T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time" office:time-value="PT05H44M55S" calcext:value-type="time">
            <text:p>05:44:55</text:p>
          </table:table-cell>
          <table:table-cell office:value-type="time" office:time-value="PT11H59M15S" calcext:value-type="time">
            <text:p>11:59:15</text:p>
          </table:table-cell>
          <table:table-cell office:value-type="time" office:time-value="PT18H13M33S" calcext:value-type="time">
            <text:p>18:13:33</text:p>
          </table:table-cell>
          <table:table-cell office:value-type="time" office:time-value="PT05H44M56S" calcext:value-type="time">
            <text:p>05:44:56</text:p>
          </table:table-cell>
          <table:table-cell office:value-type="time" office:time-value="PT11H59M15S" calcext:value-type="time">
            <text:p>11:59:15</text:p>
          </table:table-cell>
          <table:table-cell office:value-type="time" office:time-value="PT18H13M33S" calcext:value-type="time">
            <text:p>18:13:33</text:p>
          </table:table-cell>
          <table:table-cell table:formula="of:=IF(OR([.B10]=&quot;&quot;;[.E10]=&quot;&quot;);&quot;&quot;;ROUND(ABS([.B10]-[.E10])*86400))" office:value-type="float" office:value="1" calcext:value-type="float">
            <text:p>1</text:p>
          </table:table-cell>
          <table:table-cell table:formula="of:=IF(OR([.C10]=&quot;&quot;;[.F10]=&quot;&quot;);&quot;&quot;;ROUND(ABS([.C10]-[.F10])*86400))" office:value-type="float" office:value="0" calcext:value-type="float">
            <text:p>0</text:p>
          </table:table-cell>
          <table:table-cell table:formula="of:=IF(OR([.D10]=&quot;&quot;;[.G10]=&quot;&quot;);&quot;&quot;;ROUND(ABS([.D10]-[.G10])*86400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time" office:time-value="PT05H45M25S" calcext:value-type="time">
            <text:p>05:45:25</text:p>
          </table:table-cell>
          <table:table-cell office:value-type="time" office:time-value="PT11H59M40S" calcext:value-type="time">
            <text:p>11:59:40</text:p>
          </table:table-cell>
          <table:table-cell office:value-type="time" office:time-value="PT18H13M53S" calcext:value-type="time">
            <text:p>18:13:53</text:p>
          </table:table-cell>
          <table:table-cell office:value-type="time" office:time-value="PT05H45M26S" calcext:value-type="time">
            <text:p>05:45:26</text:p>
          </table:table-cell>
          <table:table-cell office:value-type="time" office:time-value="PT11H59M41S" calcext:value-type="time">
            <text:p>11:59:41</text:p>
          </table:table-cell>
          <table:table-cell office:value-type="time" office:time-value="PT18H13M53S" calcext:value-type="time">
            <text:p>18:13:53</text:p>
          </table:table-cell>
          <table:table-cell table:formula="of:=IF(OR([.B11]=&quot;&quot;;[.E11]=&quot;&quot;);&quot;&quot;;ROUND(ABS([.B11]-[.E11])*86400))" office:value-type="float" office:value="1" calcext:value-type="float">
            <text:p>1</text:p>
          </table:table-cell>
          <table:table-cell table:formula="of:=IF(OR([.C11]=&quot;&quot;;[.F11]=&quot;&quot;);&quot;&quot;;ROUND(ABS([.C11]-[.F11])*86400))" office:value-type="float" office:value="1" calcext:value-type="float">
            <text:p>1</text:p>
          </table:table-cell>
          <table:table-cell table:formula="of:=IF(OR([.D11]=&quot;&quot;;[.G11]=&quot;&quot;);&quot;&quot;;ROUND(ABS([.D11]-[.G1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time" office:time-value="PT05H45M54S" calcext:value-type="time">
            <text:p>05:45:54</text:p>
          </table:table-cell>
          <table:table-cell office:value-type="time" office:time-value="PT12H00M05S" calcext:value-type="time">
            <text:p>12:00:05</text:p>
          </table:table-cell>
          <table:table-cell office:value-type="time" office:time-value="PT18H14M13S" calcext:value-type="time">
            <text:p>18:14:13</text:p>
          </table:table-cell>
          <table:table-cell office:value-type="time" office:time-value="PT05H45M55S" calcext:value-type="time">
            <text:p>05:45:55</text:p>
          </table:table-cell>
          <table:table-cell office:value-type="time" office:time-value="PT12H00M05S" calcext:value-type="time">
            <text:p>12:00:05</text:p>
          </table:table-cell>
          <table:table-cell office:value-type="time" office:time-value="PT18H14M13S" calcext:value-type="time">
            <text:p>18:14:13</text:p>
          </table:table-cell>
          <table:table-cell table:formula="of:=IF(OR([.B12]=&quot;&quot;;[.E12]=&quot;&quot;);&quot;&quot;;ROUND(ABS([.B12]-[.E12])*86400))" office:value-type="float" office:value="1" calcext:value-type="float">
            <text:p>1</text:p>
          </table:table-cell>
          <table:table-cell table:formula="of:=IF(OR([.C12]=&quot;&quot;;[.F12]=&quot;&quot;);&quot;&quot;;ROUND(ABS([.C12]-[.F12])*86400))" office:value-type="float" office:value="0" calcext:value-type="float">
            <text:p>0</text:p>
          </table:table-cell>
          <table:table-cell table:formula="of:=IF(OR([.D12]=&quot;&quot;;[.G12]=&quot;&quot;);&quot;&quot;;ROUND(ABS([.D12]-[.G1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time" office:time-value="PT05H46M23S" calcext:value-type="time">
            <text:p>05:46:23</text:p>
          </table:table-cell>
          <table:table-cell office:value-type="time" office:time-value="PT12H00M29S" calcext:value-type="time">
            <text:p>12:00:29</text:p>
          </table:table-cell>
          <table:table-cell office:value-type="time" office:time-value="PT18H14M32S" calcext:value-type="time">
            <text:p>18:14:32</text:p>
          </table:table-cell>
          <table:table-cell office:value-type="time" office:time-value="PT05H46M24S" calcext:value-type="time">
            <text:p>05:46:24</text:p>
          </table:table-cell>
          <table:table-cell office:value-type="time" office:time-value="PT12H00M29S" calcext:value-type="time">
            <text:p>12:00:29</text:p>
          </table:table-cell>
          <table:table-cell office:value-type="time" office:time-value="PT18H14M32S" calcext:value-type="time">
            <text:p>18:14:32</text:p>
          </table:table-cell>
          <table:table-cell table:formula="of:=IF(OR([.B13]=&quot;&quot;;[.E13]=&quot;&quot;);&quot;&quot;;ROUND(ABS([.B13]-[.E13])*86400))" office:value-type="float" office:value="1" calcext:value-type="float">
            <text:p>1</text:p>
          </table:table-cell>
          <table:table-cell table:formula="of:=IF(OR([.C13]=&quot;&quot;;[.F13]=&quot;&quot;);&quot;&quot;;ROUND(ABS([.C13]-[.F13])*86400))" office:value-type="float" office:value="0" calcext:value-type="float">
            <text:p>0</text:p>
          </table:table-cell>
          <table:table-cell table:formula="of:=IF(OR([.D13]=&quot;&quot;;[.G13]=&quot;&quot;);&quot;&quot;;ROUND(ABS([.D13]-[.G1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time" office:time-value="PT05H46M52S" calcext:value-type="time">
            <text:p>05:46:52</text:p>
          </table:table-cell>
          <table:table-cell office:value-type="time" office:time-value="PT12H00M52S" calcext:value-type="time">
            <text:p>12:00:52</text:p>
          </table:table-cell>
          <table:table-cell office:value-type="time" office:time-value="PT18H14M50S" calcext:value-type="time">
            <text:p>18:14:50</text:p>
          </table:table-cell>
          <table:table-cell office:value-type="time" office:time-value="PT05H46M52S" calcext:value-type="time">
            <text:p>05:46:52</text:p>
          </table:table-cell>
          <table:table-cell office:value-type="time" office:time-value="PT12H00M53S" calcext:value-type="time">
            <text:p>12:00:53</text:p>
          </table:table-cell>
          <table:table-cell office:value-type="time" office:time-value="PT18H14M50S" calcext:value-type="time">
            <text:p>18:14:50</text:p>
          </table:table-cell>
          <table:table-cell table:formula="of:=IF(OR([.B14]=&quot;&quot;;[.E14]=&quot;&quot;);&quot;&quot;;ROUND(ABS([.B14]-[.E14])*86400))" office:value-type="float" office:value="0" calcext:value-type="float">
            <text:p>0</text:p>
          </table:table-cell>
          <table:table-cell table:formula="of:=IF(OR([.C14]=&quot;&quot;;[.F14]=&quot;&quot;);&quot;&quot;;ROUND(ABS([.C14]-[.F14])*86400))" office:value-type="float" office:value="1" calcext:value-type="float">
            <text:p>1</text:p>
          </table:table-cell>
          <table:table-cell table:formula="of:=IF(OR([.D14]=&quot;&quot;;[.G14]=&quot;&quot;);&quot;&quot;;ROUND(ABS([.D14]-[.G1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time" office:time-value="PT05H47M20S" calcext:value-type="time">
            <text:p>05:47:20</text:p>
          </table:table-cell>
          <table:table-cell office:value-type="time" office:time-value="PT12H01M15S" calcext:value-type="time">
            <text:p>12:01:15</text:p>
          </table:table-cell>
          <table:table-cell office:value-type="time" office:time-value="PT18H15M07S" calcext:value-type="time">
            <text:p>18:15:07</text:p>
          </table:table-cell>
          <table:table-cell office:value-type="time" office:time-value="PT05H47M21S" calcext:value-type="time">
            <text:p>05:47:21</text:p>
          </table:table-cell>
          <table:table-cell office:value-type="time" office:time-value="PT12H01M15S" calcext:value-type="time">
            <text:p>12:01:15</text:p>
          </table:table-cell>
          <table:table-cell office:value-type="time" office:time-value="PT18H15M07S" calcext:value-type="time">
            <text:p>18:15:07</text:p>
          </table:table-cell>
          <table:table-cell table:formula="of:=IF(OR([.B15]=&quot;&quot;;[.E15]=&quot;&quot;);&quot;&quot;;ROUND(ABS([.B15]-[.E15])*86400))" office:value-type="float" office:value="1" calcext:value-type="float">
            <text:p>1</text:p>
          </table:table-cell>
          <table:table-cell table:formula="of:=IF(OR([.C15]=&quot;&quot;;[.F15]=&quot;&quot;);&quot;&quot;;ROUND(ABS([.C15]-[.F15])*86400))" office:value-type="float" office:value="0" calcext:value-type="float">
            <text:p>0</text:p>
          </table:table-cell>
          <table:table-cell table:formula="of:=IF(OR([.D15]=&quot;&quot;;[.G15]=&quot;&quot;);&quot;&quot;;ROUND(ABS([.D15]-[.G1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time" office:time-value="PT05H47M48S" calcext:value-type="time">
            <text:p>05:47:48</text:p>
          </table:table-cell>
          <table:table-cell office:value-type="time" office:time-value="PT12H01M37S" calcext:value-type="time">
            <text:p>12:01:37</text:p>
          </table:table-cell>
          <table:table-cell office:value-type="time" office:time-value="PT18H15M24S" calcext:value-type="time">
            <text:p>18:15:24</text:p>
          </table:table-cell>
          <table:table-cell office:value-type="time" office:time-value="PT05H47M48S" calcext:value-type="time">
            <text:p>05:47:48</text:p>
          </table:table-cell>
          <table:table-cell office:value-type="time" office:time-value="PT12H01M38S" calcext:value-type="time">
            <text:p>12:01:38</text:p>
          </table:table-cell>
          <table:table-cell office:value-type="time" office:time-value="PT18H15M24S" calcext:value-type="time">
            <text:p>18:15:24</text:p>
          </table:table-cell>
          <table:table-cell table:formula="of:=IF(OR([.B16]=&quot;&quot;;[.E16]=&quot;&quot;);&quot;&quot;;ROUND(ABS([.B16]-[.E16])*86400))" office:value-type="float" office:value="0" calcext:value-type="float">
            <text:p>0</text:p>
          </table:table-cell>
          <table:table-cell table:formula="of:=IF(OR([.C16]=&quot;&quot;;[.F16]=&quot;&quot;);&quot;&quot;;ROUND(ABS([.C16]-[.F16])*86400))" office:value-type="float" office:value="1" calcext:value-type="float">
            <text:p>1</text:p>
          </table:table-cell>
          <table:table-cell table:formula="of:=IF(OR([.D16]=&quot;&quot;;[.G16]=&quot;&quot;);&quot;&quot;;ROUND(ABS([.D16]-[.G1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05H48M15S" calcext:value-type="time">
            <text:p>05:48:15</text:p>
          </table:table-cell>
          <table:table-cell office:value-type="time" office:time-value="PT12H01M58S" calcext:value-type="time">
            <text:p>12:01:58</text:p>
          </table:table-cell>
          <table:table-cell office:value-type="time" office:time-value="PT18H15M39S" calcext:value-type="time">
            <text:p>18:15:39</text:p>
          </table:table-cell>
          <table:table-cell office:value-type="time" office:time-value="PT05H48M16S" calcext:value-type="time">
            <text:p>05:48:16</text:p>
          </table:table-cell>
          <table:table-cell office:value-type="time" office:time-value="PT12H01M59S" calcext:value-type="time">
            <text:p>12:01:59</text:p>
          </table:table-cell>
          <table:table-cell office:value-type="time" office:time-value="PT18H15M39S" calcext:value-type="time">
            <text:p>18:15:39</text:p>
          </table:table-cell>
          <table:table-cell table:formula="of:=IF(OR([.B17]=&quot;&quot;;[.E17]=&quot;&quot;);&quot;&quot;;ROUND(ABS([.B17]-[.E17])*86400))" office:value-type="float" office:value="1" calcext:value-type="float">
            <text:p>1</text:p>
          </table:table-cell>
          <table:table-cell table:formula="of:=IF(OR([.C17]=&quot;&quot;;[.F17]=&quot;&quot;);&quot;&quot;;ROUND(ABS([.C17]-[.F17])*86400))" office:value-type="float" office:value="1" calcext:value-type="float">
            <text:p>1</text:p>
          </table:table-cell>
          <table:table-cell table:formula="of:=IF(OR([.D17]=&quot;&quot;;[.G17]=&quot;&quot;);&quot;&quot;;ROUND(ABS([.D17]-[.G1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05H48M42S" calcext:value-type="time">
            <text:p>05:48:42</text:p>
          </table:table-cell>
          <table:table-cell office:value-type="time" office:time-value="PT12H02M19S" calcext:value-type="time">
            <text:p>12:02:19</text:p>
          </table:table-cell>
          <table:table-cell office:value-type="time" office:time-value="PT18H15M54S" calcext:value-type="time">
            <text:p>18:15:54</text:p>
          </table:table-cell>
          <table:table-cell office:value-type="time" office:time-value="PT05H48M43S" calcext:value-type="time">
            <text:p>05:48:43</text:p>
          </table:table-cell>
          <table:table-cell office:value-type="time" office:time-value="PT12H02M20S" calcext:value-type="time">
            <text:p>12:02:20</text:p>
          </table:table-cell>
          <table:table-cell office:value-type="time" office:time-value="PT18H15M54S" calcext:value-type="time">
            <text:p>18:15:54</text:p>
          </table:table-cell>
          <table:table-cell table:formula="of:=IF(OR([.B18]=&quot;&quot;;[.E18]=&quot;&quot;);&quot;&quot;;ROUND(ABS([.B18]-[.E18])*86400))" office:value-type="float" office:value="1" calcext:value-type="float">
            <text:p>1</text:p>
          </table:table-cell>
          <table:table-cell table:formula="of:=IF(OR([.C18]=&quot;&quot;;[.F18]=&quot;&quot;);&quot;&quot;;ROUND(ABS([.C18]-[.F18])*86400))" office:value-type="float" office:value="1" calcext:value-type="float">
            <text:p>1</text:p>
          </table:table-cell>
          <table:table-cell table:formula="of:=IF(OR([.D18]=&quot;&quot;;[.G18]=&quot;&quot;);&quot;&quot;;ROUND(ABS([.D18]-[.G1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05H49M08S" calcext:value-type="time">
            <text:p>05:49:08</text:p>
          </table:table-cell>
          <table:table-cell office:value-type="time" office:time-value="PT12H02M39S" calcext:value-type="time">
            <text:p>12:02:39</text:p>
          </table:table-cell>
          <table:table-cell office:value-type="time" office:time-value="PT18H16M08S" calcext:value-type="time">
            <text:p>18:16:08</text:p>
          </table:table-cell>
          <table:table-cell office:value-type="time" office:time-value="PT05H49M09S" calcext:value-type="time">
            <text:p>05:49:09</text:p>
          </table:table-cell>
          <table:table-cell office:value-type="time" office:time-value="PT12H02M40S" calcext:value-type="time">
            <text:p>12:02:40</text:p>
          </table:table-cell>
          <table:table-cell office:value-type="time" office:time-value="PT18H16M08S" calcext:value-type="time">
            <text:p>18:16:08</text:p>
          </table:table-cell>
          <table:table-cell table:formula="of:=IF(OR([.B19]=&quot;&quot;;[.E19]=&quot;&quot;);&quot;&quot;;ROUND(ABS([.B19]-[.E19])*86400))" office:value-type="float" office:value="1" calcext:value-type="float">
            <text:p>1</text:p>
          </table:table-cell>
          <table:table-cell table:formula="of:=IF(OR([.C19]=&quot;&quot;;[.F19]=&quot;&quot;);&quot;&quot;;ROUND(ABS([.C19]-[.F19])*86400))" office:value-type="float" office:value="1" calcext:value-type="float">
            <text:p>1</text:p>
          </table:table-cell>
          <table:table-cell table:formula="of:=IF(OR([.D19]=&quot;&quot;;[.G19]=&quot;&quot;);&quot;&quot;;ROUND(ABS([.D19]-[.G1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time" office:time-value="PT05H49M34S" calcext:value-type="time">
            <text:p>05:49:34</text:p>
          </table:table-cell>
          <table:table-cell office:value-type="time" office:time-value="PT12H02M59S" calcext:value-type="time">
            <text:p>12:02:59</text:p>
          </table:table-cell>
          <table:table-cell office:value-type="time" office:time-value="PT18H16M21S" calcext:value-type="time">
            <text:p>18:16:21</text:p>
          </table:table-cell>
          <table:table-cell office:value-type="time" office:time-value="PT05H49M35S" calcext:value-type="time">
            <text:p>05:49:35</text:p>
          </table:table-cell>
          <table:table-cell office:value-type="time" office:time-value="PT12H02M59S" calcext:value-type="time">
            <text:p>12:02:59</text:p>
          </table:table-cell>
          <table:table-cell office:value-type="time" office:time-value="PT18H16M21S" calcext:value-type="time">
            <text:p>18:16:21</text:p>
          </table:table-cell>
          <table:table-cell table:formula="of:=IF(OR([.B20]=&quot;&quot;;[.E20]=&quot;&quot;);&quot;&quot;;ROUND(ABS([.B20]-[.E20])*86400))" office:value-type="float" office:value="1" calcext:value-type="float">
            <text:p>1</text:p>
          </table:table-cell>
          <table:table-cell table:formula="of:=IF(OR([.C20]=&quot;&quot;;[.F20]=&quot;&quot;);&quot;&quot;;ROUND(ABS([.C20]-[.F20])*86400))" office:value-type="float" office:value="0" calcext:value-type="float">
            <text:p>0</text:p>
          </table:table-cell>
          <table:table-cell table:formula="of:=IF(OR([.D20]=&quot;&quot;;[.G20]=&quot;&quot;);&quot;&quot;;ROUND(ABS([.D20]-[.G2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05H49M59S" calcext:value-type="time">
            <text:p>05:49:59</text:p>
          </table:table-cell>
          <table:table-cell office:value-type="time" office:time-value="PT12H03M17S" calcext:value-type="time">
            <text:p>12:03:17</text:p>
          </table:table-cell>
          <table:table-cell office:value-type="time" office:time-value="PT18H16M33S" calcext:value-type="time">
            <text:p>18:16:33</text:p>
          </table:table-cell>
          <table:table-cell office:value-type="time" office:time-value="PT05H50M00S" calcext:value-type="time">
            <text:p>05:50:00</text:p>
          </table:table-cell>
          <table:table-cell office:value-type="time" office:time-value="PT12H03M18S" calcext:value-type="time">
            <text:p>12:03:18</text:p>
          </table:table-cell>
          <table:table-cell office:value-type="time" office:time-value="PT18H16M33S" calcext:value-type="time">
            <text:p>18:16:33</text:p>
          </table:table-cell>
          <table:table-cell table:formula="of:=IF(OR([.B21]=&quot;&quot;;[.E21]=&quot;&quot;);&quot;&quot;;ROUND(ABS([.B21]-[.E21])*86400))" office:value-type="float" office:value="1" calcext:value-type="float">
            <text:p>1</text:p>
          </table:table-cell>
          <table:table-cell table:formula="of:=IF(OR([.C21]=&quot;&quot;;[.F21]=&quot;&quot;);&quot;&quot;;ROUND(ABS([.C21]-[.F21])*86400))" office:value-type="float" office:value="1" calcext:value-type="float">
            <text:p>1</text:p>
          </table:table-cell>
          <table:table-cell table:formula="of:=IF(OR([.D21]=&quot;&quot;;[.G21]=&quot;&quot;);&quot;&quot;;ROUND(ABS([.D21]-[.G2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05H50M24S" calcext:value-type="time">
            <text:p>05:50:24</text:p>
          </table:table-cell>
          <table:table-cell office:value-type="time" office:time-value="PT12H03M35S" calcext:value-type="time">
            <text:p>12:03:35</text:p>
          </table:table-cell>
          <table:table-cell office:value-type="time" office:time-value="PT18H16M44S" calcext:value-type="time">
            <text:p>18:16:44</text:p>
          </table:table-cell>
          <table:table-cell office:value-type="time" office:time-value="PT05H50M25S" calcext:value-type="time">
            <text:p>05:50:25</text:p>
          </table:table-cell>
          <table:table-cell office:value-type="time" office:time-value="PT12H03M36S" calcext:value-type="time">
            <text:p>12:03:36</text:p>
          </table:table-cell>
          <table:table-cell office:value-type="time" office:time-value="PT18H16M44S" calcext:value-type="time">
            <text:p>18:16:44</text:p>
          </table:table-cell>
          <table:table-cell table:formula="of:=IF(OR([.B22]=&quot;&quot;;[.E22]=&quot;&quot;);&quot;&quot;;ROUND(ABS([.B22]-[.E22])*86400))" office:value-type="float" office:value="1" calcext:value-type="float">
            <text:p>1</text:p>
          </table:table-cell>
          <table:table-cell table:formula="of:=IF(OR([.C22]=&quot;&quot;;[.F22]=&quot;&quot;);&quot;&quot;;ROUND(ABS([.C22]-[.F22])*86400))" office:value-type="float" office:value="1" calcext:value-type="float">
            <text:p>1</text:p>
          </table:table-cell>
          <table:table-cell table:formula="of:=IF(OR([.D22]=&quot;&quot;;[.G22]=&quot;&quot;);&quot;&quot;;ROUND(ABS([.D22]-[.G2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05H50M48S" calcext:value-type="time">
            <text:p>05:50:48</text:p>
          </table:table-cell>
          <table:table-cell office:value-type="time" office:time-value="PT12H03M53S" calcext:value-type="time">
            <text:p>12:03:53</text:p>
          </table:table-cell>
          <table:table-cell office:value-type="time" office:time-value="PT18H16M54S" calcext:value-type="time">
            <text:p>18:16:54</text:p>
          </table:table-cell>
          <table:table-cell office:value-type="time" office:time-value="PT05H50M49S" calcext:value-type="time">
            <text:p>05:50:49</text:p>
          </table:table-cell>
          <table:table-cell office:value-type="time" office:time-value="PT12H03M53S" calcext:value-type="time">
            <text:p>12:03:53</text:p>
          </table:table-cell>
          <table:table-cell office:value-type="time" office:time-value="PT18H16M54S" calcext:value-type="time">
            <text:p>18:16:54</text:p>
          </table:table-cell>
          <table:table-cell table:formula="of:=IF(OR([.B23]=&quot;&quot;;[.E23]=&quot;&quot;);&quot;&quot;;ROUND(ABS([.B23]-[.E23])*86400))" office:value-type="float" office:value="1" calcext:value-type="float">
            <text:p>1</text:p>
          </table:table-cell>
          <table:table-cell table:formula="of:=IF(OR([.C23]=&quot;&quot;;[.F23]=&quot;&quot;);&quot;&quot;;ROUND(ABS([.C23]-[.F23])*86400))" office:value-type="float" office:value="0" calcext:value-type="float">
            <text:p>0</text:p>
          </table:table-cell>
          <table:table-cell table:formula="of:=IF(OR([.D23]=&quot;&quot;;[.G23]=&quot;&quot;);&quot;&quot;;ROUND(ABS([.D23]-[.G2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05H51M12S" calcext:value-type="time">
            <text:p>05:51:12</text:p>
          </table:table-cell>
          <table:table-cell office:value-type="time" office:time-value="PT12H04M09S" calcext:value-type="time">
            <text:p>12:04:09</text:p>
          </table:table-cell>
          <table:table-cell office:value-type="time" office:time-value="PT18H17M03S" calcext:value-type="time">
            <text:p>18:17:03</text:p>
          </table:table-cell>
          <table:table-cell office:value-type="time" office:time-value="PT05H51M12S" calcext:value-type="time">
            <text:p>05:51:12</text:p>
          </table:table-cell>
          <table:table-cell office:value-type="time" office:time-value="PT12H04M10S" calcext:value-type="time">
            <text:p>12:04:10</text:p>
          </table:table-cell>
          <table:table-cell office:value-type="time" office:time-value="PT18H17M03S" calcext:value-type="time">
            <text:p>18:17:03</text:p>
          </table:table-cell>
          <table:table-cell table:formula="of:=IF(OR([.B24]=&quot;&quot;;[.E24]=&quot;&quot;);&quot;&quot;;ROUND(ABS([.B24]-[.E24])*86400))" office:value-type="float" office:value="0" calcext:value-type="float">
            <text:p>0</text:p>
          </table:table-cell>
          <table:table-cell table:formula="of:=IF(OR([.C24]=&quot;&quot;;[.F24]=&quot;&quot;);&quot;&quot;;ROUND(ABS([.C24]-[.F24])*86400))" office:value-type="float" office:value="1" calcext:value-type="float">
            <text:p>1</text:p>
          </table:table-cell>
          <table:table-cell table:formula="of:=IF(OR([.D24]=&quot;&quot;;[.G24]=&quot;&quot;);&quot;&quot;;ROUND(ABS([.D24]-[.G2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05H51M35S" calcext:value-type="time">
            <text:p>05:51:35</text:p>
          </table:table-cell>
          <table:table-cell office:value-type="time" office:time-value="PT12H04M25S" calcext:value-type="time">
            <text:p>12:04:25</text:p>
          </table:table-cell>
          <table:table-cell office:value-type="time" office:time-value="PT18H17M11S" calcext:value-type="time">
            <text:p>18:17:11</text:p>
          </table:table-cell>
          <table:table-cell office:value-type="time" office:time-value="PT05H51M35S" calcext:value-type="time">
            <text:p>05:51:35</text:p>
          </table:table-cell>
          <table:table-cell office:value-type="time" office:time-value="PT12H04M26S" calcext:value-type="time">
            <text:p>12:04:26</text:p>
          </table:table-cell>
          <table:table-cell office:value-type="time" office:time-value="PT18H17M12S" calcext:value-type="time">
            <text:p>18:17:12</text:p>
          </table:table-cell>
          <table:table-cell table:formula="of:=IF(OR([.B25]=&quot;&quot;;[.E25]=&quot;&quot;);&quot;&quot;;ROUND(ABS([.B25]-[.E25])*86400))" office:value-type="float" office:value="0" calcext:value-type="float">
            <text:p>0</text:p>
          </table:table-cell>
          <table:table-cell table:formula="of:=IF(OR([.C25]=&quot;&quot;;[.F25]=&quot;&quot;);&quot;&quot;;ROUND(ABS([.C25]-[.F25])*86400))" office:value-type="float" office:value="1" calcext:value-type="float">
            <text:p>1</text:p>
          </table:table-cell>
          <table:table-cell table:formula="of:=IF(OR([.D25]=&quot;&quot;;[.G25]=&quot;&quot;);&quot;&quot;;ROUND(ABS([.D25]-[.G2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time" office:time-value="PT05H51M57S" calcext:value-type="time">
            <text:p>05:51:57</text:p>
          </table:table-cell>
          <table:table-cell office:value-type="time" office:time-value="PT12H04M40S" calcext:value-type="time">
            <text:p>12:04:40</text:p>
          </table:table-cell>
          <table:table-cell office:value-type="time" office:time-value="PT18H17M19S" calcext:value-type="time">
            <text:p>18:17:19</text:p>
          </table:table-cell>
          <table:table-cell office:value-type="time" office:time-value="PT05H51M58S" calcext:value-type="time">
            <text:p>05:51:58</text:p>
          </table:table-cell>
          <table:table-cell office:value-type="time" office:time-value="PT12H04M40S" calcext:value-type="time">
            <text:p>12:04:40</text:p>
          </table:table-cell>
          <table:table-cell office:value-type="time" office:time-value="PT18H17M19S" calcext:value-type="time">
            <text:p>18:17:19</text:p>
          </table:table-cell>
          <table:table-cell table:formula="of:=IF(OR([.B26]=&quot;&quot;;[.E26]=&quot;&quot;);&quot;&quot;;ROUND(ABS([.B26]-[.E26])*86400))" office:value-type="float" office:value="1" calcext:value-type="float">
            <text:p>1</text:p>
          </table:table-cell>
          <table:table-cell table:formula="of:=IF(OR([.C26]=&quot;&quot;;[.F26]=&quot;&quot;);&quot;&quot;;ROUND(ABS([.C26]-[.F26])*86400))" office:value-type="float" office:value="0" calcext:value-type="float">
            <text:p>0</text:p>
          </table:table-cell>
          <table:table-cell table:formula="of:=IF(OR([.D26]=&quot;&quot;;[.G26]=&quot;&quot;);&quot;&quot;;ROUND(ABS([.D26]-[.G2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05H52M19S" calcext:value-type="time">
            <text:p>05:52:19</text:p>
          </table:table-cell>
          <table:table-cell office:value-type="time" office:time-value="PT12H04M54S" calcext:value-type="time">
            <text:p>12:04:54</text:p>
          </table:table-cell>
          <table:table-cell office:value-type="time" office:time-value="PT18H17M25S" calcext:value-type="time">
            <text:p>18:17:25</text:p>
          </table:table-cell>
          <table:table-cell office:value-type="time" office:time-value="PT05H52M20S" calcext:value-type="time">
            <text:p>05:52:20</text:p>
          </table:table-cell>
          <table:table-cell office:value-type="time" office:time-value="PT12H04M55S" calcext:value-type="time">
            <text:p>12:04:55</text:p>
          </table:table-cell>
          <table:table-cell office:value-type="time" office:time-value="PT18H17M26S" calcext:value-type="time">
            <text:p>18:17:26</text:p>
          </table:table-cell>
          <table:table-cell table:formula="of:=IF(OR([.B27]=&quot;&quot;;[.E27]=&quot;&quot;);&quot;&quot;;ROUND(ABS([.B27]-[.E27])*86400))" office:value-type="float" office:value="1" calcext:value-type="float">
            <text:p>1</text:p>
          </table:table-cell>
          <table:table-cell table:formula="of:=IF(OR([.C27]=&quot;&quot;;[.F27]=&quot;&quot;);&quot;&quot;;ROUND(ABS([.C27]-[.F27])*86400))" office:value-type="float" office:value="1" calcext:value-type="float">
            <text:p>1</text:p>
          </table:table-cell>
          <table:table-cell table:formula="of:=IF(OR([.D27]=&quot;&quot;;[.G27]=&quot;&quot;);&quot;&quot;;ROUND(ABS([.D27]-[.G2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time" office:time-value="PT05H52M40S" calcext:value-type="time">
            <text:p>05:52:40</text:p>
          </table:table-cell>
          <table:table-cell office:value-type="time" office:time-value="PT12H05M07S" calcext:value-type="time">
            <text:p>12:05:07</text:p>
          </table:table-cell>
          <table:table-cell office:value-type="time" office:time-value="PT18H17M31S" calcext:value-type="time">
            <text:p>18:17:31</text:p>
          </table:table-cell>
          <table:table-cell office:value-type="time" office:time-value="PT05H52M41S" calcext:value-type="time">
            <text:p>05:52:41</text:p>
          </table:table-cell>
          <table:table-cell office:value-type="time" office:time-value="PT12H05M08S" calcext:value-type="time">
            <text:p>12:05:08</text:p>
          </table:table-cell>
          <table:table-cell office:value-type="time" office:time-value="PT18H17M31S" calcext:value-type="time">
            <text:p>18:17:31</text:p>
          </table:table-cell>
          <table:table-cell table:formula="of:=IF(OR([.B28]=&quot;&quot;;[.E28]=&quot;&quot;);&quot;&quot;;ROUND(ABS([.B28]-[.E28])*86400))" office:value-type="float" office:value="1" calcext:value-type="float">
            <text:p>1</text:p>
          </table:table-cell>
          <table:table-cell table:formula="of:=IF(OR([.C28]=&quot;&quot;;[.F28]=&quot;&quot;);&quot;&quot;;ROUND(ABS([.C28]-[.F28])*86400))" office:value-type="float" office:value="1" calcext:value-type="float">
            <text:p>1</text:p>
          </table:table-cell>
          <table:table-cell table:formula="of:=IF(OR([.D28]=&quot;&quot;;[.G28]=&quot;&quot;);&quot;&quot;;ROUND(ABS([.D28]-[.G2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5H53M01S" calcext:value-type="time">
            <text:p>05:53:01</text:p>
          </table:table-cell>
          <table:table-cell office:value-type="time" office:time-value="PT12H05M20S" calcext:value-type="time">
            <text:p>12:05:20</text:p>
          </table:table-cell>
          <table:table-cell office:value-type="time" office:time-value="PT18H17M36S" calcext:value-type="time">
            <text:p>18:17:36</text:p>
          </table:table-cell>
          <table:table-cell office:value-type="time" office:time-value="PT05H53M01S" calcext:value-type="time">
            <text:p>05:53:01</text:p>
          </table:table-cell>
          <table:table-cell office:value-type="time" office:time-value="PT12H05M21S" calcext:value-type="time">
            <text:p>12:05:21</text:p>
          </table:table-cell>
          <table:table-cell office:value-type="time" office:time-value="PT18H17M36S" calcext:value-type="time">
            <text:p>18:17:36</text:p>
          </table:table-cell>
          <table:table-cell table:formula="of:=IF(OR([.B29]=&quot;&quot;;[.E29]=&quot;&quot;);&quot;&quot;;ROUND(ABS([.B29]-[.E29])*86400))" office:value-type="float" office:value="0" calcext:value-type="float">
            <text:p>0</text:p>
          </table:table-cell>
          <table:table-cell table:formula="of:=IF(OR([.C29]=&quot;&quot;;[.F29]=&quot;&quot;);&quot;&quot;;ROUND(ABS([.C29]-[.F29])*86400))" office:value-type="float" office:value="1" calcext:value-type="float">
            <text:p>1</text:p>
          </table:table-cell>
          <table:table-cell table:formula="of:=IF(OR([.D29]=&quot;&quot;;[.G29]=&quot;&quot;);&quot;&quot;;ROUND(ABS([.D29]-[.G2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time" office:time-value="PT05H53M21S" calcext:value-type="time">
            <text:p>05:53:21</text:p>
          </table:table-cell>
          <table:table-cell office:value-type="time" office:time-value="PT12H05M32S" calcext:value-type="time">
            <text:p>12:05:32</text:p>
          </table:table-cell>
          <table:table-cell office:value-type="time" office:time-value="PT18H17M39S" calcext:value-type="time">
            <text:p>18:17:39</text:p>
          </table:table-cell>
          <table:table-cell office:value-type="time" office:time-value="PT05H53M21S" calcext:value-type="time">
            <text:p>05:53:21</text:p>
          </table:table-cell>
          <table:table-cell office:value-type="time" office:time-value="PT12H05M33S" calcext:value-type="time">
            <text:p>12:05:33</text:p>
          </table:table-cell>
          <table:table-cell office:value-type="time" office:time-value="PT18H17M40S" calcext:value-type="time">
            <text:p>18:17:40</text:p>
          </table:table-cell>
          <table:table-cell table:formula="of:=IF(OR([.B30]=&quot;&quot;;[.E30]=&quot;&quot;);&quot;&quot;;ROUND(ABS([.B30]-[.E30])*86400))" office:value-type="float" office:value="0" calcext:value-type="float">
            <text:p>0</text:p>
          </table:table-cell>
          <table:table-cell table:formula="of:=IF(OR([.C30]=&quot;&quot;;[.F30]=&quot;&quot;);&quot;&quot;;ROUND(ABS([.C30]-[.F30])*86400))" office:value-type="float" office:value="1" calcext:value-type="float">
            <text:p>1</text:p>
          </table:table-cell>
          <table:table-cell table:formula="of:=IF(OR([.D30]=&quot;&quot;;[.G30]=&quot;&quot;);&quot;&quot;;ROUND(ABS([.D30]-[.G3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time" office:time-value="PT05H53M40S" calcext:value-type="time">
            <text:p>05:53:40</text:p>
          </table:table-cell>
          <table:table-cell office:value-type="time" office:time-value="PT12H05M43S" calcext:value-type="time">
            <text:p>12:05:43</text:p>
          </table:table-cell>
          <table:table-cell office:value-type="time" office:time-value="PT18H17M42S" calcext:value-type="time">
            <text:p>18:17:42</text:p>
          </table:table-cell>
          <table:table-cell office:value-type="time" office:time-value="PT05H53M41S" calcext:value-type="time">
            <text:p>05:53:41</text:p>
          </table:table-cell>
          <table:table-cell office:value-type="time" office:time-value="PT12H05M44S" calcext:value-type="time">
            <text:p>12:05:44</text:p>
          </table:table-cell>
          <table:table-cell office:value-type="time" office:time-value="PT18H17M43S" calcext:value-type="time">
            <text:p>18:17:43</text:p>
          </table:table-cell>
          <table:table-cell table:formula="of:=IF(OR([.B31]=&quot;&quot;;[.E31]=&quot;&quot;);&quot;&quot;;ROUND(ABS([.B31]-[.E31])*86400))" office:value-type="float" office:value="1" calcext:value-type="float">
            <text:p>1</text:p>
          </table:table-cell>
          <table:table-cell table:formula="of:=IF(OR([.C31]=&quot;&quot;;[.F31]=&quot;&quot;);&quot;&quot;;ROUND(ABS([.C31]-[.F31])*86400))" office:value-type="float" office:value="1" calcext:value-type="float">
            <text:p>1</text:p>
          </table:table-cell>
          <table:table-cell table:formula="of:=IF(OR([.D31]=&quot;&quot;;[.G31]=&quot;&quot;);&quot;&quot;;ROUND(ABS([.D31]-[.G3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time" office:time-value="PT05H53M58S" calcext:value-type="time">
            <text:p>05:53:58</text:p>
          </table:table-cell>
          <table:table-cell office:value-type="time" office:time-value="PT12H05M53S" calcext:value-type="time">
            <text:p>12:05:53</text:p>
          </table:table-cell>
          <table:table-cell office:value-type="time" office:time-value="PT18H17M44S" calcext:value-type="time">
            <text:p>18:17:44</text:p>
          </table:table-cell>
          <table:table-cell office:value-type="time" office:time-value="PT05H53M59S" calcext:value-type="time">
            <text:p>05:53:59</text:p>
          </table:table-cell>
          <table:table-cell office:value-type="time" office:time-value="PT12H05M54S" calcext:value-type="time">
            <text:p>12:05:54</text:p>
          </table:table-cell>
          <table:table-cell office:value-type="time" office:time-value="PT18H17M44S" calcext:value-type="time">
            <text:p>18:17:44</text:p>
          </table:table-cell>
          <table:table-cell table:formula="of:=IF(OR([.B32]=&quot;&quot;;[.E32]=&quot;&quot;);&quot;&quot;;ROUND(ABS([.B32]-[.E32])*86400))" office:value-type="float" office:value="1" calcext:value-type="float">
            <text:p>1</text:p>
          </table:table-cell>
          <table:table-cell table:formula="of:=IF(OR([.C32]=&quot;&quot;;[.F32]=&quot;&quot;);&quot;&quot;;ROUND(ABS([.C32]-[.F32])*86400))" office:value-type="float" office:value="1" calcext:value-type="float">
            <text:p>1</text:p>
          </table:table-cell>
          <table:table-cell table:formula="of:=IF(OR([.D32]=&quot;&quot;;[.G32]=&quot;&quot;);&quot;&quot;;ROUND(ABS([.D32]-[.G3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time" office:time-value="PT05H54M16S" calcext:value-type="time">
            <text:p>05:54:16</text:p>
          </table:table-cell>
          <table:table-cell office:value-type="time" office:time-value="PT12H06M03S" calcext:value-type="time">
            <text:p>12:06:03</text:p>
          </table:table-cell>
          <table:table-cell office:value-type="time" office:time-value="PT18H17M45S" calcext:value-type="time">
            <text:p>18:17:45</text:p>
          </table:table-cell>
          <table:table-cell office:value-type="time" office:time-value="PT05H54M17S" calcext:value-type="time">
            <text:p>05:54:17</text:p>
          </table:table-cell>
          <table:table-cell office:value-type="time" office:time-value="PT12H06M03S" calcext:value-type="time">
            <text:p>12:06:03</text:p>
          </table:table-cell>
          <table:table-cell office:value-type="time" office:time-value="PT18H17M45S" calcext:value-type="time">
            <text:p>18:17:45</text:p>
          </table:table-cell>
          <table:table-cell table:formula="of:=IF(OR([.B33]=&quot;&quot;;[.E33]=&quot;&quot;);&quot;&quot;;ROUND(ABS([.B33]-[.E33])*86400))" office:value-type="float" office:value="1" calcext:value-type="float">
            <text:p>1</text:p>
          </table:table-cell>
          <table:table-cell table:formula="of:=IF(OR([.C33]=&quot;&quot;;[.F33]=&quot;&quot;);&quot;&quot;;ROUND(ABS([.C33]-[.F33])*86400))" office:value-type="float" office:value="0" calcext:value-type="float">
            <text:p>0</text:p>
          </table:table-cell>
          <table:table-cell table:formula="of:=IF(OR([.D33]=&quot;&quot;;[.G33]=&quot;&quot;);&quot;&quot;;ROUND(ABS([.D33]-[.G3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time" office:time-value="PT05H54M34S" calcext:value-type="time">
            <text:p>05:54:34</text:p>
          </table:table-cell>
          <table:table-cell office:value-type="time" office:time-value="PT12H06M11S" calcext:value-type="time">
            <text:p>12:06:11</text:p>
          </table:table-cell>
          <table:table-cell office:value-type="time" office:time-value="PT18H17M45S" calcext:value-type="time">
            <text:p>18:17:45</text:p>
          </table:table-cell>
          <table:table-cell office:value-type="time" office:time-value="PT05H54M34S" calcext:value-type="time">
            <text:p>05:54:34</text:p>
          </table:table-cell>
          <table:table-cell office:value-type="time" office:time-value="PT12H06M12S" calcext:value-type="time">
            <text:p>12:06:12</text:p>
          </table:table-cell>
          <table:table-cell office:value-type="time" office:time-value="PT18H17M45S" calcext:value-type="time">
            <text:p>18:17:45</text:p>
          </table:table-cell>
          <table:table-cell table:formula="of:=IF(OR([.B34]=&quot;&quot;;[.E34]=&quot;&quot;);&quot;&quot;;ROUND(ABS([.B34]-[.E34])*86400))" office:value-type="float" office:value="0" calcext:value-type="float">
            <text:p>0</text:p>
          </table:table-cell>
          <table:table-cell table:formula="of:=IF(OR([.C34]=&quot;&quot;;[.F34]=&quot;&quot;);&quot;&quot;;ROUND(ABS([.C34]-[.F34])*86400))" office:value-type="float" office:value="1" calcext:value-type="float">
            <text:p>1</text:p>
          </table:table-cell>
          <table:table-cell table:formula="of:=IF(OR([.D34]=&quot;&quot;;[.G34]=&quot;&quot;);&quot;&quot;;ROUND(ABS([.D34]-[.G3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05H54M50S" calcext:value-type="time">
            <text:p>05:54:50</text:p>
          </table:table-cell>
          <table:table-cell office:value-type="time" office:time-value="PT12H06M19S" calcext:value-type="time">
            <text:p>12:06:19</text:p>
          </table:table-cell>
          <table:table-cell office:value-type="time" office:time-value="PT18H17M44S" calcext:value-type="time">
            <text:p>18:17:44</text:p>
          </table:table-cell>
          <table:table-cell office:value-type="time" office:time-value="PT05H54M51S" calcext:value-type="time">
            <text:p>05:54:51</text:p>
          </table:table-cell>
          <table:table-cell office:value-type="time" office:time-value="PT12H06M20S" calcext:value-type="time">
            <text:p>12:06:20</text:p>
          </table:table-cell>
          <table:table-cell office:value-type="time" office:time-value="PT18H17M45S" calcext:value-type="time">
            <text:p>18:17:45</text:p>
          </table:table-cell>
          <table:table-cell table:formula="of:=IF(OR([.B35]=&quot;&quot;;[.E35]=&quot;&quot;);&quot;&quot;;ROUND(ABS([.B35]-[.E35])*86400))" office:value-type="float" office:value="1" calcext:value-type="float">
            <text:p>1</text:p>
          </table:table-cell>
          <table:table-cell table:formula="of:=IF(OR([.C35]=&quot;&quot;;[.F35]=&quot;&quot;);&quot;&quot;;ROUND(ABS([.C35]-[.F35])*86400))" office:value-type="float" office:value="1" calcext:value-type="float">
            <text:p>1</text:p>
          </table:table-cell>
          <table:table-cell table:formula="of:=IF(OR([.D35]=&quot;&quot;;[.G35]=&quot;&quot;);&quot;&quot;;ROUND(ABS([.D35]-[.G3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05H55M06S" calcext:value-type="time">
            <text:p>05:55:06</text:p>
          </table:table-cell>
          <table:table-cell office:value-type="time" office:time-value="PT12H06M26S" calcext:value-type="time">
            <text:p>12:06:26</text:p>
          </table:table-cell>
          <table:table-cell office:value-type="time" office:time-value="PT18H17M42S" calcext:value-type="time">
            <text:p>18:17:42</text:p>
          </table:table-cell>
          <table:table-cell office:value-type="time" office:time-value="PT05H55M07S" calcext:value-type="time">
            <text:p>05:55:07</text:p>
          </table:table-cell>
          <table:table-cell office:value-type="time" office:time-value="PT12H06M27S" calcext:value-type="time">
            <text:p>12:06:27</text:p>
          </table:table-cell>
          <table:table-cell office:value-type="time" office:time-value="PT18H17M43S" calcext:value-type="time">
            <text:p>18:17:43</text:p>
          </table:table-cell>
          <table:table-cell table:formula="of:=IF(OR([.B36]=&quot;&quot;;[.E36]=&quot;&quot;);&quot;&quot;;ROUND(ABS([.B36]-[.E36])*86400))" office:value-type="float" office:value="1" calcext:value-type="float">
            <text:p>1</text:p>
          </table:table-cell>
          <table:table-cell table:formula="of:=IF(OR([.C36]=&quot;&quot;;[.F36]=&quot;&quot;);&quot;&quot;;ROUND(ABS([.C36]-[.F36])*86400))" office:value-type="float" office:value="1" calcext:value-type="float">
            <text:p>1</text:p>
          </table:table-cell>
          <table:table-cell table:formula="of:=IF(OR([.D36]=&quot;&quot;;[.G36]=&quot;&quot;);&quot;&quot;;ROUND(ABS([.D36]-[.G3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5H55M21S" calcext:value-type="time">
            <text:p>05:55:21</text:p>
          </table:table-cell>
          <table:table-cell office:value-type="time" office:time-value="PT12H06M32S" calcext:value-type="time">
            <text:p>12:06:32</text:p>
          </table:table-cell>
          <table:table-cell office:value-type="time" office:time-value="PT18H17M39S" calcext:value-type="time">
            <text:p>18:17:39</text:p>
          </table:table-cell>
          <table:table-cell office:value-type="time" office:time-value="PT05H55M22S" calcext:value-type="time">
            <text:p>05:55:22</text:p>
          </table:table-cell>
          <table:table-cell office:value-type="time" office:time-value="PT12H06M33S" calcext:value-type="time">
            <text:p>12:06:33</text:p>
          </table:table-cell>
          <table:table-cell office:value-type="time" office:time-value="PT18H17M40S" calcext:value-type="time">
            <text:p>18:17:40</text:p>
          </table:table-cell>
          <table:table-cell table:formula="of:=IF(OR([.B37]=&quot;&quot;;[.E37]=&quot;&quot;);&quot;&quot;;ROUND(ABS([.B37]-[.E37])*86400))" office:value-type="float" office:value="1" calcext:value-type="float">
            <text:p>1</text:p>
          </table:table-cell>
          <table:table-cell table:formula="of:=IF(OR([.C37]=&quot;&quot;;[.F37]=&quot;&quot;);&quot;&quot;;ROUND(ABS([.C37]-[.F37])*86400))" office:value-type="float" office:value="1" calcext:value-type="float">
            <text:p>1</text:p>
          </table:table-cell>
          <table:table-cell table:formula="of:=IF(OR([.D37]=&quot;&quot;;[.G37]=&quot;&quot;);&quot;&quot;;ROUND(ABS([.D37]-[.G3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5H55M35S" calcext:value-type="time">
            <text:p>05:55:35</text:p>
          </table:table-cell>
          <table:table-cell office:value-type="time" office:time-value="PT12H06M38S" calcext:value-type="time">
            <text:p>12:06:38</text:p>
          </table:table-cell>
          <table:table-cell office:value-type="time" office:time-value="PT18H17M36S" calcext:value-type="time">
            <text:p>18:17:36</text:p>
          </table:table-cell>
          <table:table-cell office:value-type="time" office:time-value="PT05H55M36S" calcext:value-type="time">
            <text:p>05:55:36</text:p>
          </table:table-cell>
          <table:table-cell office:value-type="time" office:time-value="PT12H06M39S" calcext:value-type="time">
            <text:p>12:06:39</text:p>
          </table:table-cell>
          <table:table-cell office:value-type="time" office:time-value="PT18H17M36S" calcext:value-type="time">
            <text:p>18:17:36</text:p>
          </table:table-cell>
          <table:table-cell table:formula="of:=IF(OR([.B38]=&quot;&quot;;[.E38]=&quot;&quot;);&quot;&quot;;ROUND(ABS([.B38]-[.E38])*86400))" office:value-type="float" office:value="1" calcext:value-type="float">
            <text:p>1</text:p>
          </table:table-cell>
          <table:table-cell table:formula="of:=IF(OR([.C38]=&quot;&quot;;[.F38]=&quot;&quot;);&quot;&quot;;ROUND(ABS([.C38]-[.F38])*86400))" office:value-type="float" office:value="1" calcext:value-type="float">
            <text:p>1</text:p>
          </table:table-cell>
          <table:table-cell table:formula="of:=IF(OR([.D38]=&quot;&quot;;[.G38]=&quot;&quot;);&quot;&quot;;ROUND(ABS([.D38]-[.G3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05H55M49S" calcext:value-type="time">
            <text:p>05:55:49</text:p>
          </table:table-cell>
          <table:table-cell office:value-type="time" office:time-value="PT12H06M42S" calcext:value-type="time">
            <text:p>12:06:42</text:p>
          </table:table-cell>
          <table:table-cell office:value-type="time" office:time-value="PT18H17M31S" calcext:value-type="time">
            <text:p>18:17:31</text:p>
          </table:table-cell>
          <table:table-cell office:value-type="time" office:time-value="PT05H55M50S" calcext:value-type="time">
            <text:p>05:55:50</text:p>
          </table:table-cell>
          <table:table-cell office:value-type="time" office:time-value="PT12H06M43S" calcext:value-type="time">
            <text:p>12:06:43</text:p>
          </table:table-cell>
          <table:table-cell office:value-type="time" office:time-value="PT18H17M32S" calcext:value-type="time">
            <text:p>18:17:32</text:p>
          </table:table-cell>
          <table:table-cell table:formula="of:=IF(OR([.B39]=&quot;&quot;;[.E39]=&quot;&quot;);&quot;&quot;;ROUND(ABS([.B39]-[.E39])*86400))" office:value-type="float" office:value="1" calcext:value-type="float">
            <text:p>1</text:p>
          </table:table-cell>
          <table:table-cell table:formula="of:=IF(OR([.C39]=&quot;&quot;;[.F39]=&quot;&quot;);&quot;&quot;;ROUND(ABS([.C39]-[.F39])*86400))" office:value-type="float" office:value="1" calcext:value-type="float">
            <text:p>1</text:p>
          </table:table-cell>
          <table:table-cell table:formula="of:=IF(OR([.D39]=&quot;&quot;;[.G39]=&quot;&quot;);&quot;&quot;;ROUND(ABS([.D39]-[.G3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05H56M02S" calcext:value-type="time">
            <text:p>05:56:02</text:p>
          </table:table-cell>
          <table:table-cell office:value-type="time" office:time-value="PT12H06M46S" calcext:value-type="time">
            <text:p>12:06:46</text:p>
          </table:table-cell>
          <table:table-cell office:value-type="time" office:time-value="PT18H17M26S" calcext:value-type="time">
            <text:p>18:17:26</text:p>
          </table:table-cell>
          <table:table-cell office:value-type="time" office:time-value="PT05H56M03S" calcext:value-type="time">
            <text:p>05:56:03</text:p>
          </table:table-cell>
          <table:table-cell office:value-type="time" office:time-value="PT12H06M47S" calcext:value-type="time">
            <text:p>12:06:47</text:p>
          </table:table-cell>
          <table:table-cell office:value-type="time" office:time-value="PT18H17M26S" calcext:value-type="time">
            <text:p>18:17:26</text:p>
          </table:table-cell>
          <table:table-cell table:formula="of:=IF(OR([.B40]=&quot;&quot;;[.E40]=&quot;&quot;);&quot;&quot;;ROUND(ABS([.B40]-[.E40])*86400))" office:value-type="float" office:value="1" calcext:value-type="float">
            <text:p>1</text:p>
          </table:table-cell>
          <table:table-cell table:formula="of:=IF(OR([.C40]=&quot;&quot;;[.F40]=&quot;&quot;);&quot;&quot;;ROUND(ABS([.C40]-[.F40])*86400))" office:value-type="float" office:value="1" calcext:value-type="float">
            <text:p>1</text:p>
          </table:table-cell>
          <table:table-cell table:formula="of:=IF(OR([.D40]=&quot;&quot;;[.G40]=&quot;&quot;);&quot;&quot;;ROUND(ABS([.D40]-[.G4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05H56M14S" calcext:value-type="time">
            <text:p>05:56:14</text:p>
          </table:table-cell>
          <table:table-cell office:value-type="time" office:time-value="PT12H06M49S" calcext:value-type="time">
            <text:p>12:06:49</text:p>
          </table:table-cell>
          <table:table-cell office:value-type="time" office:time-value="PT18H17M19S" calcext:value-type="time">
            <text:p>18:17:19</text:p>
          </table:table-cell>
          <table:table-cell office:value-type="time" office:time-value="PT05H56M15S" calcext:value-type="time">
            <text:p>05:56:15</text:p>
          </table:table-cell>
          <table:table-cell office:value-type="time" office:time-value="PT12H06M50S" calcext:value-type="time">
            <text:p>12:06:50</text:p>
          </table:table-cell>
          <table:table-cell office:value-type="time" office:time-value="PT18H17M20S" calcext:value-type="time">
            <text:p>18:17:20</text:p>
          </table:table-cell>
          <table:table-cell table:formula="of:=IF(OR([.B41]=&quot;&quot;;[.E41]=&quot;&quot;);&quot;&quot;;ROUND(ABS([.B41]-[.E41])*86400))" office:value-type="float" office:value="1" calcext:value-type="float">
            <text:p>1</text:p>
          </table:table-cell>
          <table:table-cell table:formula="of:=IF(OR([.C41]=&quot;&quot;;[.F41]=&quot;&quot;);&quot;&quot;;ROUND(ABS([.C41]-[.F41])*86400))" office:value-type="float" office:value="1" calcext:value-type="float">
            <text:p>1</text:p>
          </table:table-cell>
          <table:table-cell table:formula="of:=IF(OR([.D41]=&quot;&quot;;[.G41]=&quot;&quot;);&quot;&quot;;ROUND(ABS([.D41]-[.G4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05H56M26S" calcext:value-type="time">
            <text:p>05:56:26</text:p>
          </table:table-cell>
          <table:table-cell office:value-type="time" office:time-value="PT12H06M51S" calcext:value-type="time">
            <text:p>12:06:51</text:p>
          </table:table-cell>
          <table:table-cell office:value-type="time" office:time-value="PT18H17M12S" calcext:value-type="time">
            <text:p>18:17:12</text:p>
          </table:table-cell>
          <table:table-cell office:value-type="time" office:time-value="PT05H56M27S" calcext:value-type="time">
            <text:p>05:56:27</text:p>
          </table:table-cell>
          <table:table-cell office:value-type="time" office:time-value="PT12H06M52S" calcext:value-type="time">
            <text:p>12:06:52</text:p>
          </table:table-cell>
          <table:table-cell office:value-type="time" office:time-value="PT18H17M12S" calcext:value-type="time">
            <text:p>18:17:12</text:p>
          </table:table-cell>
          <table:table-cell table:formula="of:=IF(OR([.B42]=&quot;&quot;;[.E42]=&quot;&quot;);&quot;&quot;;ROUND(ABS([.B42]-[.E42])*86400))" office:value-type="float" office:value="1" calcext:value-type="float">
            <text:p>1</text:p>
          </table:table-cell>
          <table:table-cell table:formula="of:=IF(OR([.C42]=&quot;&quot;;[.F42]=&quot;&quot;);&quot;&quot;;ROUND(ABS([.C42]-[.F42])*86400))" office:value-type="float" office:value="1" calcext:value-type="float">
            <text:p>1</text:p>
          </table:table-cell>
          <table:table-cell table:formula="of:=IF(OR([.D42]=&quot;&quot;;[.G42]=&quot;&quot;);&quot;&quot;;ROUND(ABS([.D42]-[.G4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05H56M37S" calcext:value-type="time">
            <text:p>05:56:37</text:p>
          </table:table-cell>
          <table:table-cell office:value-type="time" office:time-value="PT12H06M52S" calcext:value-type="time">
            <text:p>12:06:52</text:p>
          </table:table-cell>
          <table:table-cell office:value-type="time" office:time-value="PT18H17M03S" calcext:value-type="time">
            <text:p>18:17:03</text:p>
          </table:table-cell>
          <table:table-cell office:value-type="time" office:time-value="PT05H56M37S" calcext:value-type="time">
            <text:p>05:56:37</text:p>
          </table:table-cell>
          <table:table-cell office:value-type="time" office:time-value="PT12H06M53S" calcext:value-type="time">
            <text:p>12:06:53</text:p>
          </table:table-cell>
          <table:table-cell office:value-type="time" office:time-value="PT18H17M04S" calcext:value-type="time">
            <text:p>18:17:04</text:p>
          </table:table-cell>
          <table:table-cell table:formula="of:=IF(OR([.B43]=&quot;&quot;;[.E43]=&quot;&quot;);&quot;&quot;;ROUND(ABS([.B43]-[.E43])*86400))" office:value-type="float" office:value="0" calcext:value-type="float">
            <text:p>0</text:p>
          </table:table-cell>
          <table:table-cell table:formula="of:=IF(OR([.C43]=&quot;&quot;;[.F43]=&quot;&quot;);&quot;&quot;;ROUND(ABS([.C43]-[.F43])*86400))" office:value-type="float" office:value="1" calcext:value-type="float">
            <text:p>1</text:p>
          </table:table-cell>
          <table:table-cell table:formula="of:=IF(OR([.D43]=&quot;&quot;;[.G43]=&quot;&quot;);&quot;&quot;;ROUND(ABS([.D43]-[.G4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05H56M47S" calcext:value-type="time">
            <text:p>05:56:47</text:p>
          </table:table-cell>
          <table:table-cell office:value-type="time" office:time-value="PT12H06M53S" calcext:value-type="time">
            <text:p>12:06:53</text:p>
          </table:table-cell>
          <table:table-cell office:value-type="time" office:time-value="PT18H16M54S" calcext:value-type="time">
            <text:p>18:16:54</text:p>
          </table:table-cell>
          <table:table-cell office:value-type="time" office:time-value="PT05H56M47S" calcext:value-type="time">
            <text:p>05:56:47</text:p>
          </table:table-cell>
          <table:table-cell office:value-type="time" office:time-value="PT12H06M54S" calcext:value-type="time">
            <text:p>12:06:54</text:p>
          </table:table-cell>
          <table:table-cell office:value-type="time" office:time-value="PT18H16M55S" calcext:value-type="time">
            <text:p>18:16:55</text:p>
          </table:table-cell>
          <table:table-cell table:formula="of:=IF(OR([.B44]=&quot;&quot;;[.E44]=&quot;&quot;);&quot;&quot;;ROUND(ABS([.B44]-[.E44])*86400))" office:value-type="float" office:value="0" calcext:value-type="float">
            <text:p>0</text:p>
          </table:table-cell>
          <table:table-cell table:formula="of:=IF(OR([.C44]=&quot;&quot;;[.F44]=&quot;&quot;);&quot;&quot;;ROUND(ABS([.C44]-[.F44])*86400))" office:value-type="float" office:value="1" calcext:value-type="float">
            <text:p>1</text:p>
          </table:table-cell>
          <table:table-cell table:formula="of:=IF(OR([.D44]=&quot;&quot;;[.G44]=&quot;&quot;);&quot;&quot;;ROUND(ABS([.D44]-[.G4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05H56M56S" calcext:value-type="time">
            <text:p>05:56:56</text:p>
          </table:table-cell>
          <table:table-cell office:value-type="time" office:time-value="PT12H06M53S" calcext:value-type="time">
            <text:p>12:06:53</text:p>
          </table:table-cell>
          <table:table-cell office:value-type="time" office:time-value="PT18H16M44S" calcext:value-type="time">
            <text:p>18:16:44</text:p>
          </table:table-cell>
          <table:table-cell office:value-type="time" office:time-value="PT05H56M57S" calcext:value-type="time">
            <text:p>05:56:57</text:p>
          </table:table-cell>
          <table:table-cell office:value-type="time" office:time-value="PT12H06M53S" calcext:value-type="time">
            <text:p>12:06:53</text:p>
          </table:table-cell>
          <table:table-cell office:value-type="time" office:time-value="PT18H16M45S" calcext:value-type="time">
            <text:p>18:16:45</text:p>
          </table:table-cell>
          <table:table-cell table:formula="of:=IF(OR([.B45]=&quot;&quot;;[.E45]=&quot;&quot;);&quot;&quot;;ROUND(ABS([.B45]-[.E45])*86400))" office:value-type="float" office:value="1" calcext:value-type="float">
            <text:p>1</text:p>
          </table:table-cell>
          <table:table-cell table:formula="of:=IF(OR([.C45]=&quot;&quot;;[.F45]=&quot;&quot;);&quot;&quot;;ROUND(ABS([.C45]-[.F45])*86400))" office:value-type="float" office:value="0" calcext:value-type="float">
            <text:p>0</text:p>
          </table:table-cell>
          <table:table-cell table:formula="of:=IF(OR([.D45]=&quot;&quot;;[.G45]=&quot;&quot;);&quot;&quot;;ROUND(ABS([.D45]-[.G4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05H57M05S" calcext:value-type="time">
            <text:p>05:57:05</text:p>
          </table:table-cell>
          <table:table-cell office:value-type="time" office:time-value="PT12H06M52S" calcext:value-type="time">
            <text:p>12:06:52</text:p>
          </table:table-cell>
          <table:table-cell office:value-type="time" office:time-value="PT18H16M34S" calcext:value-type="time">
            <text:p>18:16:34</text:p>
          </table:table-cell>
          <table:table-cell office:value-type="time" office:time-value="PT05H57M05S" calcext:value-type="time">
            <text:p>05:57:05</text:p>
          </table:table-cell>
          <table:table-cell office:value-type="time" office:time-value="PT12H06M52S" calcext:value-type="time">
            <text:p>12:06:52</text:p>
          </table:table-cell>
          <table:table-cell office:value-type="time" office:time-value="PT18H16M34S" calcext:value-type="time">
            <text:p>18:16:34</text:p>
          </table:table-cell>
          <table:table-cell table:formula="of:=IF(OR([.B46]=&quot;&quot;;[.E46]=&quot;&quot;);&quot;&quot;;ROUND(ABS([.B46]-[.E46])*86400))" office:value-type="float" office:value="0" calcext:value-type="float">
            <text:p>0</text:p>
          </table:table-cell>
          <table:table-cell table:formula="of:=IF(OR([.C46]=&quot;&quot;;[.F46]=&quot;&quot;);&quot;&quot;;ROUND(ABS([.C46]-[.F46])*86400))" office:value-type="float" office:value="0" calcext:value-type="float">
            <text:p>0</text:p>
          </table:table-cell>
          <table:table-cell table:formula="of:=IF(OR([.D46]=&quot;&quot;;[.G46]=&quot;&quot;);&quot;&quot;;ROUND(ABS([.D46]-[.G4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05H57M13S" calcext:value-type="time">
            <text:p>05:57:13</text:p>
          </table:table-cell>
          <table:table-cell office:value-type="time" office:time-value="PT12H06M50S" calcext:value-type="time">
            <text:p>12:06:50</text:p>
          </table:table-cell>
          <table:table-cell office:value-type="time" office:time-value="PT18H16M22S" calcext:value-type="time">
            <text:p>18:16:22</text:p>
          </table:table-cell>
          <table:table-cell office:value-type="time" office:time-value="PT05H57M13S" calcext:value-type="time">
            <text:p>05:57:13</text:p>
          </table:table-cell>
          <table:table-cell office:value-type="time" office:time-value="PT12H06M51S" calcext:value-type="time">
            <text:p>12:06:51</text:p>
          </table:table-cell>
          <table:table-cell office:value-type="time" office:time-value="PT18H16M23S" calcext:value-type="time">
            <text:p>18:16:23</text:p>
          </table:table-cell>
          <table:table-cell table:formula="of:=IF(OR([.B47]=&quot;&quot;;[.E47]=&quot;&quot;);&quot;&quot;;ROUND(ABS([.B47]-[.E47])*86400))" office:value-type="float" office:value="0" calcext:value-type="float">
            <text:p>0</text:p>
          </table:table-cell>
          <table:table-cell table:formula="of:=IF(OR([.C47]=&quot;&quot;;[.F47]=&quot;&quot;);&quot;&quot;;ROUND(ABS([.C47]-[.F47])*86400))" office:value-type="float" office:value="1" calcext:value-type="float">
            <text:p>1</text:p>
          </table:table-cell>
          <table:table-cell table:formula="of:=IF(OR([.D47]=&quot;&quot;;[.G47]=&quot;&quot;);&quot;&quot;;ROUND(ABS([.D47]-[.G4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05H57M20S" calcext:value-type="time">
            <text:p>05:57:20</text:p>
          </table:table-cell>
          <table:table-cell office:value-type="time" office:time-value="PT12H06M47S" calcext:value-type="time">
            <text:p>12:06:47</text:p>
          </table:table-cell>
          <table:table-cell office:value-type="time" office:time-value="PT18H16M10S" calcext:value-type="time">
            <text:p>18:16:10</text:p>
          </table:table-cell>
          <table:table-cell office:value-type="time" office:time-value="PT05H57M21S" calcext:value-type="time">
            <text:p>05:57:21</text:p>
          </table:table-cell>
          <table:table-cell office:value-type="time" office:time-value="PT12H06M48S" calcext:value-type="time">
            <text:p>12:06:48</text:p>
          </table:table-cell>
          <table:table-cell office:value-type="time" office:time-value="PT18H16M10S" calcext:value-type="time">
            <text:p>18:16:10</text:p>
          </table:table-cell>
          <table:table-cell table:formula="of:=IF(OR([.B48]=&quot;&quot;;[.E48]=&quot;&quot;);&quot;&quot;;ROUND(ABS([.B48]-[.E48])*86400))" office:value-type="float" office:value="1" calcext:value-type="float">
            <text:p>1</text:p>
          </table:table-cell>
          <table:table-cell table:formula="of:=IF(OR([.C48]=&quot;&quot;;[.F48]=&quot;&quot;);&quot;&quot;;ROUND(ABS([.C48]-[.F48])*86400))" office:value-type="float" office:value="1" calcext:value-type="float">
            <text:p>1</text:p>
          </table:table-cell>
          <table:table-cell table:formula="of:=IF(OR([.D48]=&quot;&quot;;[.G48]=&quot;&quot;);&quot;&quot;;ROUND(ABS([.D48]-[.G4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05H57M27S" calcext:value-type="time">
            <text:p>05:57:27</text:p>
          </table:table-cell>
          <table:table-cell office:value-type="time" office:time-value="PT12H06M44S" calcext:value-type="time">
            <text:p>12:06:44</text:p>
          </table:table-cell>
          <table:table-cell office:value-type="time" office:time-value="PT18H15M56S" calcext:value-type="time">
            <text:p>18:15:56</text:p>
          </table:table-cell>
          <table:table-cell office:value-type="time" office:time-value="PT05H57M27S" calcext:value-type="time">
            <text:p>05:57:27</text:p>
          </table:table-cell>
          <table:table-cell office:value-type="time" office:time-value="PT12H06M45S" calcext:value-type="time">
            <text:p>12:06:45</text:p>
          </table:table-cell>
          <table:table-cell office:value-type="time" office:time-value="PT18H15M57S" calcext:value-type="time">
            <text:p>18:15:57</text:p>
          </table:table-cell>
          <table:table-cell table:formula="of:=IF(OR([.B49]=&quot;&quot;;[.E49]=&quot;&quot;);&quot;&quot;;ROUND(ABS([.B49]-[.E49])*86400))" office:value-type="float" office:value="0" calcext:value-type="float">
            <text:p>0</text:p>
          </table:table-cell>
          <table:table-cell table:formula="of:=IF(OR([.C49]=&quot;&quot;;[.F49]=&quot;&quot;);&quot;&quot;;ROUND(ABS([.C49]-[.F49])*86400))" office:value-type="float" office:value="1" calcext:value-type="float">
            <text:p>1</text:p>
          </table:table-cell>
          <table:table-cell table:formula="of:=IF(OR([.D49]=&quot;&quot;;[.G49]=&quot;&quot;);&quot;&quot;;ROUND(ABS([.D49]-[.G4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05H57M33S" calcext:value-type="time">
            <text:p>05:57:33</text:p>
          </table:table-cell>
          <table:table-cell office:value-type="time" office:time-value="PT12H06M40S" calcext:value-type="time">
            <text:p>12:06:40</text:p>
          </table:table-cell>
          <table:table-cell office:value-type="time" office:time-value="PT18H15M43S" calcext:value-type="time">
            <text:p>18:15:43</text:p>
          </table:table-cell>
          <table:table-cell office:value-type="time" office:time-value="PT05H57M33S" calcext:value-type="time">
            <text:p>05:57:33</text:p>
          </table:table-cell>
          <table:table-cell office:value-type="time" office:time-value="PT12H06M41S" calcext:value-type="time">
            <text:p>12:06:41</text:p>
          </table:table-cell>
          <table:table-cell office:value-type="time" office:time-value="PT18H15M43S" calcext:value-type="time">
            <text:p>18:15:43</text:p>
          </table:table-cell>
          <table:table-cell table:formula="of:=IF(OR([.B50]=&quot;&quot;;[.E50]=&quot;&quot;);&quot;&quot;;ROUND(ABS([.B50]-[.E50])*86400))" office:value-type="float" office:value="0" calcext:value-type="float">
            <text:p>0</text:p>
          </table:table-cell>
          <table:table-cell table:formula="of:=IF(OR([.C50]=&quot;&quot;;[.F50]=&quot;&quot;);&quot;&quot;;ROUND(ABS([.C50]-[.F50])*86400))" office:value-type="float" office:value="1" calcext:value-type="float">
            <text:p>1</text:p>
          </table:table-cell>
          <table:table-cell table:formula="of:=IF(OR([.D50]=&quot;&quot;;[.G50]=&quot;&quot;);&quot;&quot;;ROUND(ABS([.D50]-[.G5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05H57M38S" calcext:value-type="time">
            <text:p>05:57:38</text:p>
          </table:table-cell>
          <table:table-cell office:value-type="time" office:time-value="PT12H06M35S" calcext:value-type="time">
            <text:p>12:06:35</text:p>
          </table:table-cell>
          <table:table-cell office:value-type="time" office:time-value="PT18H15M28S" calcext:value-type="time">
            <text:p>18:15:28</text:p>
          </table:table-cell>
          <table:table-cell office:value-type="time" office:time-value="PT05H57M39S" calcext:value-type="time">
            <text:p>05:57:39</text:p>
          </table:table-cell>
          <table:table-cell office:value-type="time" office:time-value="PT12H06M36S" calcext:value-type="time">
            <text:p>12:06:36</text:p>
          </table:table-cell>
          <table:table-cell office:value-type="time" office:time-value="PT18H15M28S" calcext:value-type="time">
            <text:p>18:15:28</text:p>
          </table:table-cell>
          <table:table-cell table:formula="of:=IF(OR([.B51]=&quot;&quot;;[.E51]=&quot;&quot;);&quot;&quot;;ROUND(ABS([.B51]-[.E51])*86400))" office:value-type="float" office:value="1" calcext:value-type="float">
            <text:p>1</text:p>
          </table:table-cell>
          <table:table-cell table:formula="of:=IF(OR([.C51]=&quot;&quot;;[.F51]=&quot;&quot;);&quot;&quot;;ROUND(ABS([.C51]-[.F51])*86400))" office:value-type="float" office:value="1" calcext:value-type="float">
            <text:p>1</text:p>
          </table:table-cell>
          <table:table-cell table:formula="of:=IF(OR([.D51]=&quot;&quot;;[.G51]=&quot;&quot;);&quot;&quot;;ROUND(ABS([.D51]-[.G5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05H57M43S" calcext:value-type="time">
            <text:p>05:57:43</text:p>
          </table:table-cell>
          <table:table-cell office:value-type="time" office:time-value="PT12H06M30S" calcext:value-type="time">
            <text:p>12:06:30</text:p>
          </table:table-cell>
          <table:table-cell office:value-type="time" office:time-value="PT18H15M12S" calcext:value-type="time">
            <text:p>18:15:12</text:p>
          </table:table-cell>
          <table:table-cell office:value-type="time" office:time-value="PT05H57M43S" calcext:value-type="time">
            <text:p>05:57:43</text:p>
          </table:table-cell>
          <table:table-cell office:value-type="time" office:time-value="PT12H06M31S" calcext:value-type="time">
            <text:p>12:06:31</text:p>
          </table:table-cell>
          <table:table-cell office:value-type="time" office:time-value="PT18H15M13S" calcext:value-type="time">
            <text:p>18:15:13</text:p>
          </table:table-cell>
          <table:table-cell table:formula="of:=IF(OR([.B52]=&quot;&quot;;[.E52]=&quot;&quot;);&quot;&quot;;ROUND(ABS([.B52]-[.E52])*86400))" office:value-type="float" office:value="0" calcext:value-type="float">
            <text:p>0</text:p>
          </table:table-cell>
          <table:table-cell table:formula="of:=IF(OR([.C52]=&quot;&quot;;[.F52]=&quot;&quot;);&quot;&quot;;ROUND(ABS([.C52]-[.F52])*86400))" office:value-type="float" office:value="1" calcext:value-type="float">
            <text:p>1</text:p>
          </table:table-cell>
          <table:table-cell table:formula="of:=IF(OR([.D52]=&quot;&quot;;[.G52]=&quot;&quot;);&quot;&quot;;ROUND(ABS([.D52]-[.G5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05H57M47S" calcext:value-type="time">
            <text:p>05:57:47</text:p>
          </table:table-cell>
          <table:table-cell office:value-type="time" office:time-value="PT12H06M24S" calcext:value-type="time">
            <text:p>12:06:24</text:p>
          </table:table-cell>
          <table:table-cell office:value-type="time" office:time-value="PT18H14M56S" calcext:value-type="time">
            <text:p>18:14:56</text:p>
          </table:table-cell>
          <table:table-cell office:value-type="time" office:time-value="PT05H57M47S" calcext:value-type="time">
            <text:p>05:57:47</text:p>
          </table:table-cell>
          <table:table-cell office:value-type="time" office:time-value="PT12H06M25S" calcext:value-type="time">
            <text:p>12:06:25</text:p>
          </table:table-cell>
          <table:table-cell office:value-type="time" office:time-value="PT18H14M57S" calcext:value-type="time">
            <text:p>18:14:57</text:p>
          </table:table-cell>
          <table:table-cell table:formula="of:=IF(OR([.B53]=&quot;&quot;;[.E53]=&quot;&quot;);&quot;&quot;;ROUND(ABS([.B53]-[.E53])*86400))" office:value-type="float" office:value="0" calcext:value-type="float">
            <text:p>0</text:p>
          </table:table-cell>
          <table:table-cell table:formula="of:=IF(OR([.C53]=&quot;&quot;;[.F53]=&quot;&quot;);&quot;&quot;;ROUND(ABS([.C53]-[.F53])*86400))" office:value-type="float" office:value="1" calcext:value-type="float">
            <text:p>1</text:p>
          </table:table-cell>
          <table:table-cell table:formula="of:=IF(OR([.D53]=&quot;&quot;;[.G53]=&quot;&quot;);&quot;&quot;;ROUND(ABS([.D53]-[.G5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05H57M50S" calcext:value-type="time">
            <text:p>05:57:50</text:p>
          </table:table-cell>
          <table:table-cell office:value-type="time" office:time-value="PT12H06M17S" calcext:value-type="time">
            <text:p>12:06:17</text:p>
          </table:table-cell>
          <table:table-cell office:value-type="time" office:time-value="PT18H14M39S" calcext:value-type="time">
            <text:p>18:14:39</text:p>
          </table:table-cell>
          <table:table-cell office:value-type="time" office:time-value="PT05H57M51S" calcext:value-type="time">
            <text:p>05:57:51</text:p>
          </table:table-cell>
          <table:table-cell office:value-type="time" office:time-value="PT12H06M18S" calcext:value-type="time">
            <text:p>12:06:18</text:p>
          </table:table-cell>
          <table:table-cell office:value-type="time" office:time-value="PT18H14M40S" calcext:value-type="time">
            <text:p>18:14:40</text:p>
          </table:table-cell>
          <table:table-cell table:formula="of:=IF(OR([.B54]=&quot;&quot;;[.E54]=&quot;&quot;);&quot;&quot;;ROUND(ABS([.B54]-[.E54])*86400))" office:value-type="float" office:value="1" calcext:value-type="float">
            <text:p>1</text:p>
          </table:table-cell>
          <table:table-cell table:formula="of:=IF(OR([.C54]=&quot;&quot;;[.F54]=&quot;&quot;);&quot;&quot;;ROUND(ABS([.C54]-[.F54])*86400))" office:value-type="float" office:value="1" calcext:value-type="float">
            <text:p>1</text:p>
          </table:table-cell>
          <table:table-cell table:formula="of:=IF(OR([.D54]=&quot;&quot;;[.G54]=&quot;&quot;);&quot;&quot;;ROUND(ABS([.D54]-[.G5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time" office:time-value="PT05H57M53S" calcext:value-type="time">
            <text:p>05:57:53</text:p>
          </table:table-cell>
          <table:table-cell office:value-type="time" office:time-value="PT12H06M10S" calcext:value-type="time">
            <text:p>12:06:10</text:p>
          </table:table-cell>
          <table:table-cell office:value-type="time" office:time-value="PT18H14M22S" calcext:value-type="time">
            <text:p>18:14:22</text:p>
          </table:table-cell>
          <table:table-cell office:value-type="time" office:time-value="PT05H57M54S" calcext:value-type="time">
            <text:p>05:57:54</text:p>
          </table:table-cell>
          <table:table-cell office:value-type="time" office:time-value="PT12H06M11S" calcext:value-type="time">
            <text:p>12:06:11</text:p>
          </table:table-cell>
          <table:table-cell office:value-type="time" office:time-value="PT18H14M23S" calcext:value-type="time">
            <text:p>18:14:23</text:p>
          </table:table-cell>
          <table:table-cell table:formula="of:=IF(OR([.B55]=&quot;&quot;;[.E55]=&quot;&quot;);&quot;&quot;;ROUND(ABS([.B55]-[.E55])*86400))" office:value-type="float" office:value="1" calcext:value-type="float">
            <text:p>1</text:p>
          </table:table-cell>
          <table:table-cell table:formula="of:=IF(OR([.C55]=&quot;&quot;;[.F55]=&quot;&quot;);&quot;&quot;;ROUND(ABS([.C55]-[.F55])*86400))" office:value-type="float" office:value="1" calcext:value-type="float">
            <text:p>1</text:p>
          </table:table-cell>
          <table:table-cell table:formula="of:=IF(OR([.D55]=&quot;&quot;;[.G55]=&quot;&quot;);&quot;&quot;;ROUND(ABS([.D55]-[.G5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05H57M56S" calcext:value-type="time">
            <text:p>05:57:56</text:p>
          </table:table-cell>
          <table:table-cell office:value-type="time" office:time-value="PT12H06M02S" calcext:value-type="time">
            <text:p>12:06:02</text:p>
          </table:table-cell>
          <table:table-cell office:value-type="time" office:time-value="PT18H14M04S" calcext:value-type="time">
            <text:p>18:14:04</text:p>
          </table:table-cell>
          <table:table-cell office:value-type="time" office:time-value="PT05H57M56S" calcext:value-type="time">
            <text:p>05:57:56</text:p>
          </table:table-cell>
          <table:table-cell office:value-type="time" office:time-value="PT12H06M03S" calcext:value-type="time">
            <text:p>12:06:03</text:p>
          </table:table-cell>
          <table:table-cell office:value-type="time" office:time-value="PT18H14M05S" calcext:value-type="time">
            <text:p>18:14:05</text:p>
          </table:table-cell>
          <table:table-cell table:formula="of:=IF(OR([.B56]=&quot;&quot;;[.E56]=&quot;&quot;);&quot;&quot;;ROUND(ABS([.B56]-[.E56])*86400))" office:value-type="float" office:value="0" calcext:value-type="float">
            <text:p>0</text:p>
          </table:table-cell>
          <table:table-cell table:formula="of:=IF(OR([.C56]=&quot;&quot;;[.F56]=&quot;&quot;);&quot;&quot;;ROUND(ABS([.C56]-[.F56])*86400))" office:value-type="float" office:value="1" calcext:value-type="float">
            <text:p>1</text:p>
          </table:table-cell>
          <table:table-cell table:formula="of:=IF(OR([.D56]=&quot;&quot;;[.G56]=&quot;&quot;);&quot;&quot;;ROUND(ABS([.D56]-[.G5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time" office:time-value="PT05H57M57S" calcext:value-type="time">
            <text:p>05:57:57</text:p>
          </table:table-cell>
          <table:table-cell office:value-type="time" office:time-value="PT12H05M54S" calcext:value-type="time">
            <text:p>12:05:54</text:p>
          </table:table-cell>
          <table:table-cell office:value-type="time" office:time-value="PT18H13M45S" calcext:value-type="time">
            <text:p>18:13:45</text:p>
          </table:table-cell>
          <table:table-cell office:value-type="time" office:time-value="PT05H57M58S" calcext:value-type="time">
            <text:p>05:57:58</text:p>
          </table:table-cell>
          <table:table-cell office:value-type="time" office:time-value="PT12H05M54S" calcext:value-type="time">
            <text:p>12:05:54</text:p>
          </table:table-cell>
          <table:table-cell office:value-type="time" office:time-value="PT18H13M46S" calcext:value-type="time">
            <text:p>18:13:46</text:p>
          </table:table-cell>
          <table:table-cell table:formula="of:=IF(OR([.B57]=&quot;&quot;;[.E57]=&quot;&quot;);&quot;&quot;;ROUND(ABS([.B57]-[.E57])*86400))" office:value-type="float" office:value="1" calcext:value-type="float">
            <text:p>1</text:p>
          </table:table-cell>
          <table:table-cell table:formula="of:=IF(OR([.C57]=&quot;&quot;;[.F57]=&quot;&quot;);&quot;&quot;;ROUND(ABS([.C57]-[.F57])*86400))" office:value-type="float" office:value="0" calcext:value-type="float">
            <text:p>0</text:p>
          </table:table-cell>
          <table:table-cell table:formula="of:=IF(OR([.D57]=&quot;&quot;;[.G57]=&quot;&quot;);&quot;&quot;;ROUND(ABS([.D57]-[.G5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time" office:time-value="PT05H57M59S" calcext:value-type="time">
            <text:p>05:57:59</text:p>
          </table:table-cell>
          <table:table-cell office:value-type="time" office:time-value="PT12H05M45S" calcext:value-type="time">
            <text:p>12:05:45</text:p>
          </table:table-cell>
          <table:table-cell office:value-type="time" office:time-value="PT18H13M26S" calcext:value-type="time">
            <text:p>18:13:26</text:p>
          </table:table-cell>
          <table:table-cell office:value-type="time" office:time-value="PT05H57M59S" calcext:value-type="time">
            <text:p>05:57:59</text:p>
          </table:table-cell>
          <table:table-cell office:value-type="time" office:time-value="PT12H05M45S" calcext:value-type="time">
            <text:p>12:05:45</text:p>
          </table:table-cell>
          <table:table-cell office:value-type="time" office:time-value="PT18H13M26S" calcext:value-type="time">
            <text:p>18:13:26</text:p>
          </table:table-cell>
          <table:table-cell table:formula="of:=IF(OR([.B58]=&quot;&quot;;[.E58]=&quot;&quot;);&quot;&quot;;ROUND(ABS([.B58]-[.E58])*86400))" office:value-type="float" office:value="0" calcext:value-type="float">
            <text:p>0</text:p>
          </table:table-cell>
          <table:table-cell table:formula="of:=IF(OR([.C58]=&quot;&quot;;[.F58]=&quot;&quot;);&quot;&quot;;ROUND(ABS([.C58]-[.F58])*86400))" office:value-type="float" office:value="0" calcext:value-type="float">
            <text:p>0</text:p>
          </table:table-cell>
          <table:table-cell table:formula="of:=IF(OR([.D58]=&quot;&quot;;[.G58]=&quot;&quot;);&quot;&quot;;ROUND(ABS([.D58]-[.G5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time" office:time-value="PT05H57M59S" calcext:value-type="time">
            <text:p>05:57:59</text:p>
          </table:table-cell>
          <table:table-cell office:value-type="time" office:time-value="PT12H05M35S" calcext:value-type="time">
            <text:p>12:05:35</text:p>
          </table:table-cell>
          <table:table-cell office:value-type="time" office:time-value="PT18H13M06S" calcext:value-type="time">
            <text:p>18:13:06</text:p>
          </table:table-cell>
          <table:table-cell office:value-type="time" office:time-value="PT05H58M00S" calcext:value-type="time">
            <text:p>05:58:00</text:p>
          </table:table-cell>
          <table:table-cell office:value-type="time" office:time-value="PT12H05M36S" calcext:value-type="time">
            <text:p>12:05:36</text:p>
          </table:table-cell>
          <table:table-cell office:value-type="time" office:time-value="PT18H13M07S" calcext:value-type="time">
            <text:p>18:13:07</text:p>
          </table:table-cell>
          <table:table-cell table:formula="of:=IF(OR([.B59]=&quot;&quot;;[.E59]=&quot;&quot;);&quot;&quot;;ROUND(ABS([.B59]-[.E59])*86400))" office:value-type="float" office:value="1" calcext:value-type="float">
            <text:p>1</text:p>
          </table:table-cell>
          <table:table-cell table:formula="of:=IF(OR([.C59]=&quot;&quot;;[.F59]=&quot;&quot;);&quot;&quot;;ROUND(ABS([.C59]-[.F59])*86400))" office:value-type="float" office:value="1" calcext:value-type="float">
            <text:p>1</text:p>
          </table:table-cell>
          <table:table-cell table:formula="of:=IF(OR([.D59]=&quot;&quot;;[.G59]=&quot;&quot;);&quot;&quot;;ROUND(ABS([.D59]-[.G5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time" office:time-value="PT05H57M59S" calcext:value-type="time">
            <text:p>05:57:59</text:p>
          </table:table-cell>
          <table:table-cell office:value-type="time" office:time-value="PT12H05M25S" calcext:value-type="time">
            <text:p>12:05:25</text:p>
          </table:table-cell>
          <table:table-cell office:value-type="time" office:time-value="PT18H12M45S" calcext:value-type="time">
            <text:p>18:12:45</text:p>
          </table:table-cell>
          <table:table-cell office:value-type="time" office:time-value="PT05H58M00S" calcext:value-type="time">
            <text:p>05:58:00</text:p>
          </table:table-cell>
          <table:table-cell office:value-type="time" office:time-value="PT12H05M26S" calcext:value-type="time">
            <text:p>12:05:26</text:p>
          </table:table-cell>
          <table:table-cell office:value-type="time" office:time-value="PT18H12M46S" calcext:value-type="time">
            <text:p>18:12:46</text:p>
          </table:table-cell>
          <table:table-cell table:formula="of:=IF(OR([.B60]=&quot;&quot;;[.E60]=&quot;&quot;);&quot;&quot;;ROUND(ABS([.B60]-[.E60])*86400))" office:value-type="float" office:value="1" calcext:value-type="float">
            <text:p>1</text:p>
          </table:table-cell>
          <table:table-cell table:formula="of:=IF(OR([.C60]=&quot;&quot;;[.F60]=&quot;&quot;);&quot;&quot;;ROUND(ABS([.C60]-[.F60])*86400))" office:value-type="float" office:value="1" calcext:value-type="float">
            <text:p>1</text:p>
          </table:table-cell>
          <table:table-cell table:formula="of:=IF(OR([.D60]=&quot;&quot;;[.G60]=&quot;&quot;);&quot;&quot;;ROUND(ABS([.D60]-[.G6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time" office:time-value="PT05H57M59S" calcext:value-type="time">
            <text:p>05:57:59</text:p>
          </table:table-cell>
          <table:table-cell office:value-type="time" office:time-value="PT12H05M14S" calcext:value-type="time">
            <text:p>12:05:14</text:p>
          </table:table-cell>
          <table:table-cell office:value-type="time" office:time-value="PT18H12M24S" calcext:value-type="time">
            <text:p>18:12:24</text:p>
          </table:table-cell>
          <table:table-cell office:value-type="time" office:time-value="PT05H58M00S" calcext:value-type="time">
            <text:p>05:58:00</text:p>
          </table:table-cell>
          <table:table-cell office:value-type="time" office:time-value="PT12H05M15S" calcext:value-type="time">
            <text:p>12:05:15</text:p>
          </table:table-cell>
          <table:table-cell office:value-type="time" office:time-value="PT18H12M25S" calcext:value-type="time">
            <text:p>18:12:25</text:p>
          </table:table-cell>
          <table:table-cell table:formula="of:=IF(OR([.B61]=&quot;&quot;;[.E61]=&quot;&quot;);&quot;&quot;;ROUND(ABS([.B61]-[.E61])*86400))" office:value-type="float" office:value="1" calcext:value-type="float">
            <text:p>1</text:p>
          </table:table-cell>
          <table:table-cell table:formula="of:=IF(OR([.C61]=&quot;&quot;;[.F61]=&quot;&quot;);&quot;&quot;;ROUND(ABS([.C61]-[.F61])*86400))" office:value-type="float" office:value="1" calcext:value-type="float">
            <text:p>1</text:p>
          </table:table-cell>
          <table:table-cell table:formula="of:=IF(OR([.D61]=&quot;&quot;;[.G61]=&quot;&quot;);&quot;&quot;;ROUND(ABS([.D61]-[.G6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5H57M58S" calcext:value-type="time">
            <text:p>05:57:58</text:p>
          </table:table-cell>
          <table:table-cell office:value-type="time" office:time-value="PT12H05M03S" calcext:value-type="time">
            <text:p>12:05:03</text:p>
          </table:table-cell>
          <table:table-cell office:value-type="time" office:time-value="PT18H12M03S" calcext:value-type="time">
            <text:p>18:12:03</text:p>
          </table:table-cell>
          <table:table-cell office:value-type="time" office:time-value="PT05H57M59S" calcext:value-type="time">
            <text:p>05:57:59</text:p>
          </table:table-cell>
          <table:table-cell office:value-type="time" office:time-value="PT12H05M04S" calcext:value-type="time">
            <text:p>12:05:04</text:p>
          </table:table-cell>
          <table:table-cell office:value-type="time" office:time-value="PT18H12M03S" calcext:value-type="time">
            <text:p>18:12:03</text:p>
          </table:table-cell>
          <table:table-cell table:formula="of:=IF(OR([.B62]=&quot;&quot;;[.E62]=&quot;&quot;);&quot;&quot;;ROUND(ABS([.B62]-[.E62])*86400))" office:value-type="float" office:value="1" calcext:value-type="float">
            <text:p>1</text:p>
          </table:table-cell>
          <table:table-cell table:formula="of:=IF(OR([.C62]=&quot;&quot;;[.F62]=&quot;&quot;);&quot;&quot;;ROUND(ABS([.C62]-[.F62])*86400))" office:value-type="float" office:value="1" calcext:value-type="float">
            <text:p>1</text:p>
          </table:table-cell>
          <table:table-cell table:formula="of:=IF(OR([.D62]=&quot;&quot;;[.G62]=&quot;&quot;);&quot;&quot;;ROUND(ABS([.D62]-[.G6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5H57M57S" calcext:value-type="time">
            <text:p>05:57:57</text:p>
          </table:table-cell>
          <table:table-cell office:value-type="time" office:time-value="PT12H04M51S" calcext:value-type="time">
            <text:p>12:04:51</text:p>
          </table:table-cell>
          <table:table-cell office:value-type="time" office:time-value="PT18H11M41S" calcext:value-type="time">
            <text:p>18:11:41</text:p>
          </table:table-cell>
          <table:table-cell office:value-type="time" office:time-value="PT05H57M57S" calcext:value-type="time">
            <text:p>05:57:57</text:p>
          </table:table-cell>
          <table:table-cell office:value-type="time" office:time-value="PT12H04M52S" calcext:value-type="time">
            <text:p>12:04:52</text:p>
          </table:table-cell>
          <table:table-cell office:value-type="time" office:time-value="PT18H11M41S" calcext:value-type="time">
            <text:p>18:11:41</text:p>
          </table:table-cell>
          <table:table-cell table:formula="of:=IF(OR([.B63]=&quot;&quot;;[.E63]=&quot;&quot;);&quot;&quot;;ROUND(ABS([.B63]-[.E63])*86400))" office:value-type="float" office:value="0" calcext:value-type="float">
            <text:p>0</text:p>
          </table:table-cell>
          <table:table-cell table:formula="of:=IF(OR([.C63]=&quot;&quot;;[.F63]=&quot;&quot;);&quot;&quot;;ROUND(ABS([.C63]-[.F63])*86400))" office:value-type="float" office:value="1" calcext:value-type="float">
            <text:p>1</text:p>
          </table:table-cell>
          <table:table-cell table:formula="of:=IF(OR([.D63]=&quot;&quot;;[.G63]=&quot;&quot;);&quot;&quot;;ROUND(ABS([.D63]-[.G6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5H57M55S" calcext:value-type="time">
            <text:p>05:57:55</text:p>
          </table:table-cell>
          <table:table-cell office:value-type="time" office:time-value="PT12H04M39S" calcext:value-type="time">
            <text:p>12:04:39</text:p>
          </table:table-cell>
          <table:table-cell office:value-type="time" office:time-value="PT18H11M18S" calcext:value-type="time">
            <text:p>18:11:18</text:p>
          </table:table-cell>
          <table:table-cell office:value-type="time" office:time-value="PT05H57M56S" calcext:value-type="time">
            <text:p>05:57:56</text:p>
          </table:table-cell>
          <table:table-cell office:value-type="time" office:time-value="PT12H04M40S" calcext:value-type="time">
            <text:p>12:04:40</text:p>
          </table:table-cell>
          <table:table-cell office:value-type="time" office:time-value="PT18H11M19S" calcext:value-type="time">
            <text:p>18:11:19</text:p>
          </table:table-cell>
          <table:table-cell table:formula="of:=IF(OR([.B64]=&quot;&quot;;[.E64]=&quot;&quot;);&quot;&quot;;ROUND(ABS([.B64]-[.E64])*86400))" office:value-type="float" office:value="1" calcext:value-type="float">
            <text:p>1</text:p>
          </table:table-cell>
          <table:table-cell table:formula="of:=IF(OR([.C64]=&quot;&quot;;[.F64]=&quot;&quot;);&quot;&quot;;ROUND(ABS([.C64]-[.F64])*86400))" office:value-type="float" office:value="1" calcext:value-type="float">
            <text:p>1</text:p>
          </table:table-cell>
          <table:table-cell table:formula="of:=IF(OR([.D64]=&quot;&quot;;[.G64]=&quot;&quot;);&quot;&quot;;ROUND(ABS([.D64]-[.G6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5H57M53S" calcext:value-type="time">
            <text:p>05:57:53</text:p>
          </table:table-cell>
          <table:table-cell office:value-type="time" office:time-value="PT12H04M26S" calcext:value-type="time">
            <text:p>12:04:26</text:p>
          </table:table-cell>
          <table:table-cell office:value-type="time" office:time-value="PT18H10M55S" calcext:value-type="time">
            <text:p>18:10:55</text:p>
          </table:table-cell>
          <table:table-cell office:value-type="time" office:time-value="PT05H57M53S" calcext:value-type="time">
            <text:p>05:57:53</text:p>
          </table:table-cell>
          <table:table-cell office:value-type="time" office:time-value="PT12H04M27S" calcext:value-type="time">
            <text:p>12:04:27</text:p>
          </table:table-cell>
          <table:table-cell office:value-type="time" office:time-value="PT18H10M56S" calcext:value-type="time">
            <text:p>18:10:56</text:p>
          </table:table-cell>
          <table:table-cell table:formula="of:=IF(OR([.B65]=&quot;&quot;;[.E65]=&quot;&quot;);&quot;&quot;;ROUND(ABS([.B65]-[.E65])*86400))" office:value-type="float" office:value="0" calcext:value-type="float">
            <text:p>0</text:p>
          </table:table-cell>
          <table:table-cell table:formula="of:=IF(OR([.C65]=&quot;&quot;;[.F65]=&quot;&quot;);&quot;&quot;;ROUND(ABS([.C65]-[.F65])*86400))" office:value-type="float" office:value="1" calcext:value-type="float">
            <text:p>1</text:p>
          </table:table-cell>
          <table:table-cell table:formula="of:=IF(OR([.D65]=&quot;&quot;;[.G65]=&quot;&quot;);&quot;&quot;;ROUND(ABS([.D65]-[.G6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5H57M50S" calcext:value-type="time">
            <text:p>05:57:50</text:p>
          </table:table-cell>
          <table:table-cell office:value-type="time" office:time-value="PT12H04M13S" calcext:value-type="time">
            <text:p>12:04:13</text:p>
          </table:table-cell>
          <table:table-cell office:value-type="time" office:time-value="PT18H10M31S" calcext:value-type="time">
            <text:p>18:10:31</text:p>
          </table:table-cell>
          <table:table-cell office:value-type="time" office:time-value="PT05H57M51S" calcext:value-type="time">
            <text:p>05:57:51</text:p>
          </table:table-cell>
          <table:table-cell office:value-type="time" office:time-value="PT12H04M14S" calcext:value-type="time">
            <text:p>12:04:14</text:p>
          </table:table-cell>
          <table:table-cell office:value-type="time" office:time-value="PT18H10M32S" calcext:value-type="time">
            <text:p>18:10:32</text:p>
          </table:table-cell>
          <table:table-cell table:formula="of:=IF(OR([.B66]=&quot;&quot;;[.E66]=&quot;&quot;);&quot;&quot;;ROUND(ABS([.B66]-[.E66])*86400))" office:value-type="float" office:value="1" calcext:value-type="float">
            <text:p>1</text:p>
          </table:table-cell>
          <table:table-cell table:formula="of:=IF(OR([.C66]=&quot;&quot;;[.F66]=&quot;&quot;);&quot;&quot;;ROUND(ABS([.C66]-[.F66])*86400))" office:value-type="float" office:value="1" calcext:value-type="float">
            <text:p>1</text:p>
          </table:table-cell>
          <table:table-cell table:formula="of:=IF(OR([.D66]=&quot;&quot;;[.G66]=&quot;&quot;);&quot;&quot;;ROUND(ABS([.D66]-[.G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5H57M47S" calcext:value-type="time">
            <text:p>05:57:47</text:p>
          </table:table-cell>
          <table:table-cell office:value-type="time" office:time-value="PT12H04M00S" calcext:value-type="time">
            <text:p>12:04:00</text:p>
          </table:table-cell>
          <table:table-cell office:value-type="time" office:time-value="PT18H10M07S" calcext:value-type="time">
            <text:p>18:10:07</text:p>
          </table:table-cell>
          <table:table-cell office:value-type="time" office:time-value="PT05H57M47S" calcext:value-type="time">
            <text:p>05:57:47</text:p>
          </table:table-cell>
          <table:table-cell office:value-type="time" office:time-value="PT12H04M00S" calcext:value-type="time">
            <text:p>12:04:00</text:p>
          </table:table-cell>
          <table:table-cell office:value-type="time" office:time-value="PT18H10M08S" calcext:value-type="time">
            <text:p>18:10:08</text:p>
          </table:table-cell>
          <table:table-cell table:formula="of:=IF(OR([.B67]=&quot;&quot;;[.E67]=&quot;&quot;);&quot;&quot;;ROUND(ABS([.B67]-[.E67])*86400))" office:value-type="float" office:value="0" calcext:value-type="float">
            <text:p>0</text:p>
          </table:table-cell>
          <table:table-cell table:formula="of:=IF(OR([.C67]=&quot;&quot;;[.F67]=&quot;&quot;);&quot;&quot;;ROUND(ABS([.C67]-[.F67])*86400))" office:value-type="float" office:value="0" calcext:value-type="float">
            <text:p>0</text:p>
          </table:table-cell>
          <table:table-cell table:formula="of:=IF(OR([.D67]=&quot;&quot;;[.G67]=&quot;&quot;);&quot;&quot;;ROUND(ABS([.D67]-[.G6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05H57M44S" calcext:value-type="time">
            <text:p>05:57:44</text:p>
          </table:table-cell>
          <table:table-cell office:value-type="time" office:time-value="PT12H03M46S" calcext:value-type="time">
            <text:p>12:03:46</text:p>
          </table:table-cell>
          <table:table-cell office:value-type="time" office:time-value="PT18H09M43S" calcext:value-type="time">
            <text:p>18:09:43</text:p>
          </table:table-cell>
          <table:table-cell office:value-type="time" office:time-value="PT05H57M44S" calcext:value-type="time">
            <text:p>05:57:44</text:p>
          </table:table-cell>
          <table:table-cell office:value-type="time" office:time-value="PT12H03M46S" calcext:value-type="time">
            <text:p>12:03:46</text:p>
          </table:table-cell>
          <table:table-cell office:value-type="time" office:time-value="PT18H09M44S" calcext:value-type="time">
            <text:p>18:09:44</text:p>
          </table:table-cell>
          <table:table-cell table:formula="of:=IF(OR([.B68]=&quot;&quot;;[.E68]=&quot;&quot;);&quot;&quot;;ROUND(ABS([.B68]-[.E68])*86400))" office:value-type="float" office:value="0" calcext:value-type="float">
            <text:p>0</text:p>
          </table:table-cell>
          <table:table-cell table:formula="of:=IF(OR([.C68]=&quot;&quot;;[.F68]=&quot;&quot;);&quot;&quot;;ROUND(ABS([.C68]-[.F68])*86400))" office:value-type="float" office:value="0" calcext:value-type="float">
            <text:p>0</text:p>
          </table:table-cell>
          <table:table-cell table:formula="of:=IF(OR([.D68]=&quot;&quot;;[.G68]=&quot;&quot;);&quot;&quot;;ROUND(ABS([.D68]-[.G6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05H57M40S" calcext:value-type="time">
            <text:p>05:57:40</text:p>
          </table:table-cell>
          <table:table-cell office:value-type="time" office:time-value="PT12H03M31S" calcext:value-type="time">
            <text:p>12:03:31</text:p>
          </table:table-cell>
          <table:table-cell office:value-type="time" office:time-value="PT18H09M18S" calcext:value-type="time">
            <text:p>18:09:18</text:p>
          </table:table-cell>
          <table:table-cell office:value-type="time" office:time-value="PT05H57M40S" calcext:value-type="time">
            <text:p>05:57:40</text:p>
          </table:table-cell>
          <table:table-cell office:value-type="time" office:time-value="PT12H03M32S" calcext:value-type="time">
            <text:p>12:03:32</text:p>
          </table:table-cell>
          <table:table-cell office:value-type="time" office:time-value="PT18H09M19S" calcext:value-type="time">
            <text:p>18:09:19</text:p>
          </table:table-cell>
          <table:table-cell table:formula="of:=IF(OR([.B69]=&quot;&quot;;[.E69]=&quot;&quot;);&quot;&quot;;ROUND(ABS([.B69]-[.E69])*86400))" office:value-type="float" office:value="0" calcext:value-type="float">
            <text:p>0</text:p>
          </table:table-cell>
          <table:table-cell table:formula="of:=IF(OR([.C69]=&quot;&quot;;[.F69]=&quot;&quot;);&quot;&quot;;ROUND(ABS([.C69]-[.F69])*86400))" office:value-type="float" office:value="1" calcext:value-type="float">
            <text:p>1</text:p>
          </table:table-cell>
          <table:table-cell table:formula="of:=IF(OR([.D69]=&quot;&quot;;[.G69]=&quot;&quot;);&quot;&quot;;ROUND(ABS([.D69]-[.G6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05H57M35S" calcext:value-type="time">
            <text:p>05:57:35</text:p>
          </table:table-cell>
          <table:table-cell office:value-type="time" office:time-value="PT12H03M17S" calcext:value-type="time">
            <text:p>12:03:17</text:p>
          </table:table-cell>
          <table:table-cell office:value-type="time" office:time-value="PT18H08M53S" calcext:value-type="time">
            <text:p>18:08:53</text:p>
          </table:table-cell>
          <table:table-cell office:value-type="time" office:time-value="PT05H57M36S" calcext:value-type="time">
            <text:p>05:57:36</text:p>
          </table:table-cell>
          <table:table-cell office:value-type="time" office:time-value="PT12H03M17S" calcext:value-type="time">
            <text:p>12:03:17</text:p>
          </table:table-cell>
          <table:table-cell office:value-type="time" office:time-value="PT18H08M54S" calcext:value-type="time">
            <text:p>18:08:54</text:p>
          </table:table-cell>
          <table:table-cell table:formula="of:=IF(OR([.B70]=&quot;&quot;;[.E70]=&quot;&quot;);&quot;&quot;;ROUND(ABS([.B70]-[.E70])*86400))" office:value-type="float" office:value="1" calcext:value-type="float">
            <text:p>1</text:p>
          </table:table-cell>
          <table:table-cell table:formula="of:=IF(OR([.C70]=&quot;&quot;;[.F70]=&quot;&quot;);&quot;&quot;;ROUND(ABS([.C70]-[.F70])*86400))" office:value-type="float" office:value="0" calcext:value-type="float">
            <text:p>0</text:p>
          </table:table-cell>
          <table:table-cell table:formula="of:=IF(OR([.D70]=&quot;&quot;;[.G70]=&quot;&quot;);&quot;&quot;;ROUND(ABS([.D70]-[.G7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05H57M31S" calcext:value-type="time">
            <text:p>05:57:31</text:p>
          </table:table-cell>
          <table:table-cell office:value-type="time" office:time-value="PT12H03M01S" calcext:value-type="time">
            <text:p>12:03:01</text:p>
          </table:table-cell>
          <table:table-cell office:value-type="time" office:time-value="PT18H08M27S" calcext:value-type="time">
            <text:p>18:08:27</text:p>
          </table:table-cell>
          <table:table-cell office:value-type="time" office:time-value="PT05H57M31S" calcext:value-type="time">
            <text:p>05:57:31</text:p>
          </table:table-cell>
          <table:table-cell office:value-type="time" office:time-value="PT12H03M02S" calcext:value-type="time">
            <text:p>12:03:02</text:p>
          </table:table-cell>
          <table:table-cell office:value-type="time" office:time-value="PT18H08M28S" calcext:value-type="time">
            <text:p>18:08:28</text:p>
          </table:table-cell>
          <table:table-cell table:formula="of:=IF(OR([.B71]=&quot;&quot;;[.E71]=&quot;&quot;);&quot;&quot;;ROUND(ABS([.B71]-[.E71])*86400))" office:value-type="float" office:value="0" calcext:value-type="float">
            <text:p>0</text:p>
          </table:table-cell>
          <table:table-cell table:formula="of:=IF(OR([.C71]=&quot;&quot;;[.F71]=&quot;&quot;);&quot;&quot;;ROUND(ABS([.C71]-[.F71])*86400))" office:value-type="float" office:value="1" calcext:value-type="float">
            <text:p>1</text:p>
          </table:table-cell>
          <table:table-cell table:formula="of:=IF(OR([.D71]=&quot;&quot;;[.G71]=&quot;&quot;);&quot;&quot;;ROUND(ABS([.D71]-[.G7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05H57M26S" calcext:value-type="time">
            <text:p>05:57:26</text:p>
          </table:table-cell>
          <table:table-cell office:value-type="time" office:time-value="PT12H02M46S" calcext:value-type="time">
            <text:p>12:02:46</text:p>
          </table:table-cell>
          <table:table-cell office:value-type="time" office:time-value="PT18H08M01S" calcext:value-type="time">
            <text:p>18:08:01</text:p>
          </table:table-cell>
          <table:table-cell office:value-type="time" office:time-value="PT05H57M26S" calcext:value-type="time">
            <text:p>05:57:26</text:p>
          </table:table-cell>
          <table:table-cell office:value-type="time" office:time-value="PT12H02M47S" calcext:value-type="time">
            <text:p>12:02:47</text:p>
          </table:table-cell>
          <table:table-cell office:value-type="time" office:time-value="PT18H08M02S" calcext:value-type="time">
            <text:p>18:08:02</text:p>
          </table:table-cell>
          <table:table-cell table:formula="of:=IF(OR([.B72]=&quot;&quot;;[.E72]=&quot;&quot;);&quot;&quot;;ROUND(ABS([.B72]-[.E72])*86400))" office:value-type="float" office:value="0" calcext:value-type="float">
            <text:p>0</text:p>
          </table:table-cell>
          <table:table-cell table:formula="of:=IF(OR([.C72]=&quot;&quot;;[.F72]=&quot;&quot;);&quot;&quot;;ROUND(ABS([.C72]-[.F72])*86400))" office:value-type="float" office:value="1" calcext:value-type="float">
            <text:p>1</text:p>
          </table:table-cell>
          <table:table-cell table:formula="of:=IF(OR([.D72]=&quot;&quot;;[.G72]=&quot;&quot;);&quot;&quot;;ROUND(ABS([.D72]-[.G7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05H57M20S" calcext:value-type="time">
            <text:p>05:57:20</text:p>
          </table:table-cell>
          <table:table-cell office:value-type="time" office:time-value="PT12H02M30S" calcext:value-type="time">
            <text:p>12:02:30</text:p>
          </table:table-cell>
          <table:table-cell office:value-type="time" office:time-value="PT18H07M35S" calcext:value-type="time">
            <text:p>18:07:35</text:p>
          </table:table-cell>
          <table:table-cell office:value-type="time" office:time-value="PT05H57M20S" calcext:value-type="time">
            <text:p>05:57:20</text:p>
          </table:table-cell>
          <table:table-cell office:value-type="time" office:time-value="PT12H02M31S" calcext:value-type="time">
            <text:p>12:02:31</text:p>
          </table:table-cell>
          <table:table-cell office:value-type="time" office:time-value="PT18H07M36S" calcext:value-type="time">
            <text:p>18:07:36</text:p>
          </table:table-cell>
          <table:table-cell table:formula="of:=IF(OR([.B73]=&quot;&quot;;[.E73]=&quot;&quot;);&quot;&quot;;ROUND(ABS([.B73]-[.E73])*86400))" office:value-type="float" office:value="0" calcext:value-type="float">
            <text:p>0</text:p>
          </table:table-cell>
          <table:table-cell table:formula="of:=IF(OR([.C73]=&quot;&quot;;[.F73]=&quot;&quot;);&quot;&quot;;ROUND(ABS([.C73]-[.F73])*86400))" office:value-type="float" office:value="1" calcext:value-type="float">
            <text:p>1</text:p>
          </table:table-cell>
          <table:table-cell table:formula="of:=IF(OR([.D73]=&quot;&quot;;[.G73]=&quot;&quot;);&quot;&quot;;ROUND(ABS([.D73]-[.G7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05H57M14S" calcext:value-type="time">
            <text:p>05:57:14</text:p>
          </table:table-cell>
          <table:table-cell office:value-type="time" office:time-value="PT12H02M14S" calcext:value-type="time">
            <text:p>12:02:14</text:p>
          </table:table-cell>
          <table:table-cell office:value-type="time" office:time-value="PT18H07M08S" calcext:value-type="time">
            <text:p>18:07:08</text:p>
          </table:table-cell>
          <table:table-cell office:value-type="time" office:time-value="PT05H57M15S" calcext:value-type="time">
            <text:p>05:57:15</text:p>
          </table:table-cell>
          <table:table-cell office:value-type="time" office:time-value="PT12H02M15S" calcext:value-type="time">
            <text:p>12:02:15</text:p>
          </table:table-cell>
          <table:table-cell office:value-type="time" office:time-value="PT18H07M09S" calcext:value-type="time">
            <text:p>18:07:09</text:p>
          </table:table-cell>
          <table:table-cell table:formula="of:=IF(OR([.B74]=&quot;&quot;;[.E74]=&quot;&quot;);&quot;&quot;;ROUND(ABS([.B74]-[.E74])*86400))" office:value-type="float" office:value="1" calcext:value-type="float">
            <text:p>1</text:p>
          </table:table-cell>
          <table:table-cell table:formula="of:=IF(OR([.C74]=&quot;&quot;;[.F74]=&quot;&quot;);&quot;&quot;;ROUND(ABS([.C74]-[.F74])*86400))" office:value-type="float" office:value="1" calcext:value-type="float">
            <text:p>1</text:p>
          </table:table-cell>
          <table:table-cell table:formula="of:=IF(OR([.D74]=&quot;&quot;;[.G74]=&quot;&quot;);&quot;&quot;;ROUND(ABS([.D74]-[.G7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05H57M08S" calcext:value-type="time">
            <text:p>05:57:08</text:p>
          </table:table-cell>
          <table:table-cell office:value-type="time" office:time-value="PT12H01M57S" calcext:value-type="time">
            <text:p>12:01:57</text:p>
          </table:table-cell>
          <table:table-cell office:value-type="time" office:time-value="PT18H06M42S" calcext:value-type="time">
            <text:p>18:06:42</text:p>
          </table:table-cell>
          <table:table-cell office:value-type="time" office:time-value="PT05H57M09S" calcext:value-type="time">
            <text:p>05:57:09</text:p>
          </table:table-cell>
          <table:table-cell office:value-type="time" office:time-value="PT12H01M58S" calcext:value-type="time">
            <text:p>12:01:58</text:p>
          </table:table-cell>
          <table:table-cell office:value-type="time" office:time-value="PT18H06M43S" calcext:value-type="time">
            <text:p>18:06:43</text:p>
          </table:table-cell>
          <table:table-cell table:formula="of:=IF(OR([.B75]=&quot;&quot;;[.E75]=&quot;&quot;);&quot;&quot;;ROUND(ABS([.B75]-[.E75])*86400))" office:value-type="float" office:value="1" calcext:value-type="float">
            <text:p>1</text:p>
          </table:table-cell>
          <table:table-cell table:formula="of:=IF(OR([.C75]=&quot;&quot;;[.F75]=&quot;&quot;);&quot;&quot;;ROUND(ABS([.C75]-[.F75])*86400))" office:value-type="float" office:value="1" calcext:value-type="float">
            <text:p>1</text:p>
          </table:table-cell>
          <table:table-cell table:formula="of:=IF(OR([.D75]=&quot;&quot;;[.G75]=&quot;&quot;);&quot;&quot;;ROUND(ABS([.D75]-[.G7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05H57M02S" calcext:value-type="time">
            <text:p>05:57:02</text:p>
          </table:table-cell>
          <table:table-cell office:value-type="time" office:time-value="PT12H01M41S" calcext:value-type="time">
            <text:p>12:01:41</text:p>
          </table:table-cell>
          <table:table-cell office:value-type="time" office:time-value="PT18H06M14S" calcext:value-type="time">
            <text:p>18:06:14</text:p>
          </table:table-cell>
          <table:table-cell office:value-type="time" office:time-value="PT05H57M02S" calcext:value-type="time">
            <text:p>05:57:02</text:p>
          </table:table-cell>
          <table:table-cell office:value-type="time" office:time-value="PT12H01M42S" calcext:value-type="time">
            <text:p>12:01:42</text:p>
          </table:table-cell>
          <table:table-cell office:value-type="time" office:time-value="PT18H06M15S" calcext:value-type="time">
            <text:p>18:06:15</text:p>
          </table:table-cell>
          <table:table-cell table:formula="of:=IF(OR([.B76]=&quot;&quot;;[.E76]=&quot;&quot;);&quot;&quot;;ROUND(ABS([.B76]-[.E76])*86400))" office:value-type="float" office:value="0" calcext:value-type="float">
            <text:p>0</text:p>
          </table:table-cell>
          <table:table-cell table:formula="of:=IF(OR([.C76]=&quot;&quot;;[.F76]=&quot;&quot;);&quot;&quot;;ROUND(ABS([.C76]-[.F76])*86400))" office:value-type="float" office:value="1" calcext:value-type="float">
            <text:p>1</text:p>
          </table:table-cell>
          <table:table-cell table:formula="of:=IF(OR([.D76]=&quot;&quot;;[.G76]=&quot;&quot;);&quot;&quot;;ROUND(ABS([.D76]-[.G7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05H56M56S" calcext:value-type="time">
            <text:p>05:56:56</text:p>
          </table:table-cell>
          <table:table-cell office:value-type="time" office:time-value="PT12H01M24S" calcext:value-type="time">
            <text:p>12:01:24</text:p>
          </table:table-cell>
          <table:table-cell office:value-type="time" office:time-value="PT18H05M47S" calcext:value-type="time">
            <text:p>18:05:47</text:p>
          </table:table-cell>
          <table:table-cell office:value-type="time" office:time-value="PT05H56M56S" calcext:value-type="time">
            <text:p>05:56:56</text:p>
          </table:table-cell>
          <table:table-cell office:value-type="time" office:time-value="PT12H01M25S" calcext:value-type="time">
            <text:p>12:01:25</text:p>
          </table:table-cell>
          <table:table-cell office:value-type="time" office:time-value="PT18H05M48S" calcext:value-type="time">
            <text:p>18:05:48</text:p>
          </table:table-cell>
          <table:table-cell table:formula="of:=IF(OR([.B77]=&quot;&quot;;[.E77]=&quot;&quot;);&quot;&quot;;ROUND(ABS([.B77]-[.E77])*86400))" office:value-type="float" office:value="0" calcext:value-type="float">
            <text:p>0</text:p>
          </table:table-cell>
          <table:table-cell table:formula="of:=IF(OR([.C77]=&quot;&quot;;[.F77]=&quot;&quot;);&quot;&quot;;ROUND(ABS([.C77]-[.F77])*86400))" office:value-type="float" office:value="1" calcext:value-type="float">
            <text:p>1</text:p>
          </table:table-cell>
          <table:table-cell table:formula="of:=IF(OR([.D77]=&quot;&quot;;[.G77]=&quot;&quot;);&quot;&quot;;ROUND(ABS([.D77]-[.G7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05H56M49S" calcext:value-type="time">
            <text:p>05:56:49</text:p>
          </table:table-cell>
          <table:table-cell office:value-type="time" office:time-value="PT12H01M07S" calcext:value-type="time">
            <text:p>12:01:07</text:p>
          </table:table-cell>
          <table:table-cell office:value-type="time" office:time-value="PT18H05M20S" calcext:value-type="time">
            <text:p>18:05:20</text:p>
          </table:table-cell>
          <table:table-cell office:value-type="time" office:time-value="PT05H56M49S" calcext:value-type="time">
            <text:p>05:56:49</text:p>
          </table:table-cell>
          <table:table-cell office:value-type="time" office:time-value="PT12H01M07S" calcext:value-type="time">
            <text:p>12:01:07</text:p>
          </table:table-cell>
          <table:table-cell office:value-type="time" office:time-value="PT18H05M21S" calcext:value-type="time">
            <text:p>18:05:21</text:p>
          </table:table-cell>
          <table:table-cell table:formula="of:=IF(OR([.B78]=&quot;&quot;;[.E78]=&quot;&quot;);&quot;&quot;;ROUND(ABS([.B78]-[.E78])*86400))" office:value-type="float" office:value="0" calcext:value-type="float">
            <text:p>0</text:p>
          </table:table-cell>
          <table:table-cell table:formula="of:=IF(OR([.C78]=&quot;&quot;;[.F78]=&quot;&quot;);&quot;&quot;;ROUND(ABS([.C78]-[.F78])*86400))" office:value-type="float" office:value="0" calcext:value-type="float">
            <text:p>0</text:p>
          </table:table-cell>
          <table:table-cell table:formula="of:=IF(OR([.D78]=&quot;&quot;;[.G78]=&quot;&quot;);&quot;&quot;;ROUND(ABS([.D78]-[.G7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05H56M42S" calcext:value-type="time">
            <text:p>05:56:42</text:p>
          </table:table-cell>
          <table:table-cell office:value-type="time" office:time-value="PT12H00M49S" calcext:value-type="time">
            <text:p>12:00:49</text:p>
          </table:table-cell>
          <table:table-cell office:value-type="time" office:time-value="PT18H04M52S" calcext:value-type="time">
            <text:p>18:04:52</text:p>
          </table:table-cell>
          <table:table-cell office:value-type="time" office:time-value="PT05H56M42S" calcext:value-type="time">
            <text:p>05:56:42</text:p>
          </table:table-cell>
          <table:table-cell office:value-type="time" office:time-value="PT12H00M50S" calcext:value-type="time">
            <text:p>12:00:50</text:p>
          </table:table-cell>
          <table:table-cell office:value-type="time" office:time-value="PT18H04M53S" calcext:value-type="time">
            <text:p>18:04:53</text:p>
          </table:table-cell>
          <table:table-cell table:formula="of:=IF(OR([.B79]=&quot;&quot;;[.E79]=&quot;&quot;);&quot;&quot;;ROUND(ABS([.B79]-[.E79])*86400))" office:value-type="float" office:value="0" calcext:value-type="float">
            <text:p>0</text:p>
          </table:table-cell>
          <table:table-cell table:formula="of:=IF(OR([.C79]=&quot;&quot;;[.F79]=&quot;&quot;);&quot;&quot;;ROUND(ABS([.C79]-[.F79])*86400))" office:value-type="float" office:value="1" calcext:value-type="float">
            <text:p>1</text:p>
          </table:table-cell>
          <table:table-cell table:formula="of:=IF(OR([.D79]=&quot;&quot;;[.G79]=&quot;&quot;);&quot;&quot;;ROUND(ABS([.D79]-[.G7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05H56M35S" calcext:value-type="time">
            <text:p>05:56:35</text:p>
          </table:table-cell>
          <table:table-cell office:value-type="time" office:time-value="PT12H00M32S" calcext:value-type="time">
            <text:p>12:00:32</text:p>
          </table:table-cell>
          <table:table-cell office:value-type="time" office:time-value="PT18H04M24S" calcext:value-type="time">
            <text:p>18:04:24</text:p>
          </table:table-cell>
          <table:table-cell office:value-type="time" office:time-value="PT05H56M35S" calcext:value-type="time">
            <text:p>05:56:35</text:p>
          </table:table-cell>
          <table:table-cell office:value-type="time" office:time-value="PT12H00M32S" calcext:value-type="time">
            <text:p>12:00:32</text:p>
          </table:table-cell>
          <table:table-cell office:value-type="time" office:time-value="PT18H04M25S" calcext:value-type="time">
            <text:p>18:04:25</text:p>
          </table:table-cell>
          <table:table-cell table:formula="of:=IF(OR([.B80]=&quot;&quot;;[.E80]=&quot;&quot;);&quot;&quot;;ROUND(ABS([.B80]-[.E80])*86400))" office:value-type="float" office:value="0" calcext:value-type="float">
            <text:p>0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05H56M27S" calcext:value-type="time">
            <text:p>05:56:27</text:p>
          </table:table-cell>
          <table:table-cell office:value-type="time" office:time-value="PT12H00M14S" calcext:value-type="time">
            <text:p>12:00:14</text:p>
          </table:table-cell>
          <table:table-cell office:value-type="time" office:time-value="PT18H03M56S" calcext:value-type="time">
            <text:p>18:03:56</text:p>
          </table:table-cell>
          <table:table-cell office:value-type="time" office:time-value="PT05H56M27S" calcext:value-type="time">
            <text:p>05:56:27</text:p>
          </table:table-cell>
          <table:table-cell office:value-type="time" office:time-value="PT12H00M15S" calcext:value-type="time">
            <text:p>12:00:15</text:p>
          </table:table-cell>
          <table:table-cell office:value-type="time" office:time-value="PT18H03M57S" calcext:value-type="time">
            <text:p>18:03:57</text:p>
          </table:table-cell>
          <table:table-cell table:formula="of:=IF(OR([.B81]=&quot;&quot;;[.E81]=&quot;&quot;);&quot;&quot;;ROUND(ABS([.B81]-[.E81])*86400))" office:value-type="float" office:value="0" calcext:value-type="float">
            <text:p>0</text:p>
          </table:table-cell>
          <table:table-cell table:formula="of:=IF(OR([.C81]=&quot;&quot;;[.F81]=&quot;&quot;);&quot;&quot;;ROUND(ABS([.C81]-[.F81])*86400))" office:value-type="float" office:value="1" calcext:value-type="float">
            <text:p>1</text:p>
          </table:table-cell>
          <table:table-cell table:formula="of:=IF(OR([.D81]=&quot;&quot;;[.G81]=&quot;&quot;);&quot;&quot;;ROUND(ABS([.D81]-[.G8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05H56M20S" calcext:value-type="time">
            <text:p>05:56:20</text:p>
          </table:table-cell>
          <table:table-cell office:value-type="time" office:time-value="PT11H59M56S" calcext:value-type="time">
            <text:p>11:59:56</text:p>
          </table:table-cell>
          <table:table-cell office:value-type="time" office:time-value="PT18H03M28S" calcext:value-type="time">
            <text:p>18:03:28</text:p>
          </table:table-cell>
          <table:table-cell office:value-type="time" office:time-value="PT05H56M20S" calcext:value-type="time">
            <text:p>05:56:20</text:p>
          </table:table-cell>
          <table:table-cell office:value-type="time" office:time-value="PT11H59M57S" calcext:value-type="time">
            <text:p>11:59:57</text:p>
          </table:table-cell>
          <table:table-cell office:value-type="time" office:time-value="PT18H03M29S" calcext:value-type="time">
            <text:p>18:03:29</text:p>
          </table:table-cell>
          <table:table-cell table:formula="of:=IF(OR([.B82]=&quot;&quot;;[.E82]=&quot;&quot;);&quot;&quot;;ROUND(ABS([.B82]-[.E82])*86400))" office:value-type="float" office:value="0" calcext:value-type="float">
            <text:p>0</text:p>
          </table:table-cell>
          <table:table-cell table:formula="of:=IF(OR([.C82]=&quot;&quot;;[.F82]=&quot;&quot;);&quot;&quot;;ROUND(ABS([.C82]-[.F82])*86400))" office:value-type="float" office:value="1" calcext:value-type="float">
            <text:p>1</text:p>
          </table:table-cell>
          <table:table-cell table:formula="of:=IF(OR([.D82]=&quot;&quot;;[.G82]=&quot;&quot;);&quot;&quot;;ROUND(ABS([.D82]-[.G8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time" office:time-value="PT05H56M12S" calcext:value-type="time">
            <text:p>05:56:12</text:p>
          </table:table-cell>
          <table:table-cell office:value-type="time" office:time-value="PT11H59M38S" calcext:value-type="time">
            <text:p>11:59:38</text:p>
          </table:table-cell>
          <table:table-cell office:value-type="time" office:time-value="PT18H03M00S" calcext:value-type="time">
            <text:p>18:03:00</text:p>
          </table:table-cell>
          <table:table-cell office:value-type="time" office:time-value="PT05H56M12S" calcext:value-type="time">
            <text:p>05:56:12</text:p>
          </table:table-cell>
          <table:table-cell office:value-type="time" office:time-value="PT11H59M39S" calcext:value-type="time">
            <text:p>11:59:39</text:p>
          </table:table-cell>
          <table:table-cell office:value-type="time" office:time-value="PT18H03M01S" calcext:value-type="time">
            <text:p>18:03:01</text:p>
          </table:table-cell>
          <table:table-cell table:formula="of:=IF(OR([.B83]=&quot;&quot;;[.E83]=&quot;&quot;);&quot;&quot;;ROUND(ABS([.B83]-[.E83])*86400))" office:value-type="float" office:value="0" calcext:value-type="float">
            <text:p>0</text:p>
          </table:table-cell>
          <table:table-cell table:formula="of:=IF(OR([.C83]=&quot;&quot;;[.F83]=&quot;&quot;);&quot;&quot;;ROUND(ABS([.C83]-[.F83])*86400))" office:value-type="float" office:value="1" calcext:value-type="float">
            <text:p>1</text:p>
          </table:table-cell>
          <table:table-cell table:formula="of:=IF(OR([.D83]=&quot;&quot;;[.G83]=&quot;&quot;);&quot;&quot;;ROUND(ABS([.D83]-[.G8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time" office:time-value="PT05H56M04S" calcext:value-type="time">
            <text:p>05:56:04</text:p>
          </table:table-cell>
          <table:table-cell office:value-type="time" office:time-value="PT11H59M20S" calcext:value-type="time">
            <text:p>11:59:20</text:p>
          </table:table-cell>
          <table:table-cell office:value-type="time" office:time-value="PT18H02M31S" calcext:value-type="time">
            <text:p>18:02:31</text:p>
          </table:table-cell>
          <table:table-cell office:value-type="time" office:time-value="PT05H56M04S" calcext:value-type="time">
            <text:p>05:56:04</text:p>
          </table:table-cell>
          <table:table-cell office:value-type="time" office:time-value="PT11H59M21S" calcext:value-type="time">
            <text:p>11:59:21</text:p>
          </table:table-cell>
          <table:table-cell office:value-type="time" office:time-value="PT18H02M33S" calcext:value-type="time">
            <text:p>18:02:33</text:p>
          </table:table-cell>
          <table:table-cell table:formula="of:=IF(OR([.B84]=&quot;&quot;;[.E84]=&quot;&quot;);&quot;&quot;;ROUND(ABS([.B84]-[.E84])*86400))" office:value-type="float" office:value="0" calcext:value-type="float">
            <text:p>0</text:p>
          </table:table-cell>
          <table:table-cell table:formula="of:=IF(OR([.C84]=&quot;&quot;;[.F84]=&quot;&quot;);&quot;&quot;;ROUND(ABS([.C84]-[.F84])*86400))" office:value-type="float" office:value="1" calcext:value-type="float">
            <text:p>1</text:p>
          </table:table-cell>
          <table:table-cell table:formula="of:=IF(OR([.D84]=&quot;&quot;;[.G84]=&quot;&quot;);&quot;&quot;;ROUND(ABS([.D84]-[.G8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time" office:time-value="PT05H55M57S" calcext:value-type="time">
            <text:p>05:55:57</text:p>
          </table:table-cell>
          <table:table-cell office:value-type="time" office:time-value="PT11H59M02S" calcext:value-type="time">
            <text:p>11:59:02</text:p>
          </table:table-cell>
          <table:table-cell office:value-type="time" office:time-value="PT18H02M03S" calcext:value-type="time">
            <text:p>18:02:03</text:p>
          </table:table-cell>
          <table:table-cell office:value-type="time" office:time-value="PT05H55M57S" calcext:value-type="time">
            <text:p>05:55:57</text:p>
          </table:table-cell>
          <table:table-cell office:value-type="time" office:time-value="PT11H59M03S" calcext:value-type="time">
            <text:p>11:59:03</text:p>
          </table:table-cell>
          <table:table-cell office:value-type="time" office:time-value="PT18H02M04S" calcext:value-type="time">
            <text:p>18:02:04</text:p>
          </table:table-cell>
          <table:table-cell table:formula="of:=IF(OR([.B85]=&quot;&quot;;[.E85]=&quot;&quot;);&quot;&quot;;ROUND(ABS([.B85]-[.E85])*86400))" office:value-type="float" office:value="0" calcext:value-type="float">
            <text:p>0</text:p>
          </table:table-cell>
          <table:table-cell table:formula="of:=IF(OR([.C85]=&quot;&quot;;[.F85]=&quot;&quot;);&quot;&quot;;ROUND(ABS([.C85]-[.F85])*86400))" office:value-type="float" office:value="1" calcext:value-type="float">
            <text:p>1</text:p>
          </table:table-cell>
          <table:table-cell table:formula="of:=IF(OR([.D85]=&quot;&quot;;[.G85]=&quot;&quot;);&quot;&quot;;ROUND(ABS([.D85]-[.G8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time" office:time-value="PT05H55M49S" calcext:value-type="time">
            <text:p>05:55:49</text:p>
          </table:table-cell>
          <table:table-cell office:value-type="time" office:time-value="PT11H58M44S" calcext:value-type="time">
            <text:p>11:58:44</text:p>
          </table:table-cell>
          <table:table-cell office:value-type="time" office:time-value="PT18H01M35S" calcext:value-type="time">
            <text:p>18:01:35</text:p>
          </table:table-cell>
          <table:table-cell office:value-type="time" office:time-value="PT05H55M49S" calcext:value-type="time">
            <text:p>05:55:49</text:p>
          </table:table-cell>
          <table:table-cell office:value-type="time" office:time-value="PT11H58M45S" calcext:value-type="time">
            <text:p>11:58:45</text:p>
          </table:table-cell>
          <table:table-cell office:value-type="time" office:time-value="PT18H01M36S" calcext:value-type="time">
            <text:p>18:01:36</text:p>
          </table:table-cell>
          <table:table-cell table:formula="of:=IF(OR([.B86]=&quot;&quot;;[.E86]=&quot;&quot;);&quot;&quot;;ROUND(ABS([.B86]-[.E86])*86400))" office:value-type="float" office:value="0" calcext:value-type="float">
            <text:p>0</text:p>
          </table:table-cell>
          <table:table-cell table:formula="of:=IF(OR([.C86]=&quot;&quot;;[.F86]=&quot;&quot;);&quot;&quot;;ROUND(ABS([.C86]-[.F86])*86400))" office:value-type="float" office:value="1" calcext:value-type="float">
            <text:p>1</text:p>
          </table:table-cell>
          <table:table-cell table:formula="of:=IF(OR([.D86]=&quot;&quot;;[.G86]=&quot;&quot;);&quot;&quot;;ROUND(ABS([.D86]-[.G8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time" office:time-value="PT05H55M41S" calcext:value-type="time">
            <text:p>05:55:41</text:p>
          </table:table-cell>
          <table:table-cell office:value-type="time" office:time-value="PT11H58M26S" calcext:value-type="time">
            <text:p>11:58:26</text:p>
          </table:table-cell>
          <table:table-cell office:value-type="time" office:time-value="PT18H01M07S" calcext:value-type="time">
            <text:p>18:01:07</text:p>
          </table:table-cell>
          <table:table-cell office:value-type="time" office:time-value="PT05H55M41S" calcext:value-type="time">
            <text:p>05:55:41</text:p>
          </table:table-cell>
          <table:table-cell office:value-type="time" office:time-value="PT11H58M27S" calcext:value-type="time">
            <text:p>11:58:27</text:p>
          </table:table-cell>
          <table:table-cell office:value-type="time" office:time-value="PT18H01M08S" calcext:value-type="time">
            <text:p>18:01:08</text:p>
          </table:table-cell>
          <table:table-cell table:formula="of:=IF(OR([.B87]=&quot;&quot;;[.E87]=&quot;&quot;);&quot;&quot;;ROUND(ABS([.B87]-[.E87])*86400))" office:value-type="float" office:value="0" calcext:value-type="float">
            <text:p>0</text:p>
          </table:table-cell>
          <table:table-cell table:formula="of:=IF(OR([.C87]=&quot;&quot;;[.F87]=&quot;&quot;);&quot;&quot;;ROUND(ABS([.C87]-[.F87])*86400))" office:value-type="float" office:value="1" calcext:value-type="float">
            <text:p>1</text:p>
          </table:table-cell>
          <table:table-cell table:formula="of:=IF(OR([.D87]=&quot;&quot;;[.G87]=&quot;&quot;);&quot;&quot;;ROUND(ABS([.D87]-[.G8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time" office:time-value="PT05H55M33S" calcext:value-type="time">
            <text:p>05:55:33</text:p>
          </table:table-cell>
          <table:table-cell office:value-type="time" office:time-value="PT11H58M08S" calcext:value-type="time">
            <text:p>11:58:08</text:p>
          </table:table-cell>
          <table:table-cell office:value-type="time" office:time-value="PT18H00M38S" calcext:value-type="time">
            <text:p>18:00:38</text:p>
          </table:table-cell>
          <table:table-cell office:value-type="time" office:time-value="PT05H55M33S" calcext:value-type="time">
            <text:p>05:55:33</text:p>
          </table:table-cell>
          <table:table-cell office:value-type="time" office:time-value="PT11H58M09S" calcext:value-type="time">
            <text:p>11:58:09</text:p>
          </table:table-cell>
          <table:table-cell office:value-type="time" office:time-value="PT18H00M40S" calcext:value-type="time">
            <text:p>18:00:40</text:p>
          </table:table-cell>
          <table:table-cell table:formula="of:=IF(OR([.B88]=&quot;&quot;;[.E88]=&quot;&quot;);&quot;&quot;;ROUND(ABS([.B88]-[.E88])*86400))" office:value-type="float" office:value="0" calcext:value-type="float">
            <text:p>0</text:p>
          </table:table-cell>
          <table:table-cell table:formula="of:=IF(OR([.C88]=&quot;&quot;;[.F88]=&quot;&quot;);&quot;&quot;;ROUND(ABS([.C88]-[.F88])*86400))" office:value-type="float" office:value="1" calcext:value-type="float">
            <text:p>1</text:p>
          </table:table-cell>
          <table:table-cell table:formula="of:=IF(OR([.D88]=&quot;&quot;;[.G88]=&quot;&quot;);&quot;&quot;;ROUND(ABS([.D88]-[.G8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time" office:time-value="PT05H55M25S" calcext:value-type="time">
            <text:p>05:55:25</text:p>
          </table:table-cell>
          <table:table-cell office:value-type="time" office:time-value="PT11H57M50S" calcext:value-type="time">
            <text:p>11:57:50</text:p>
          </table:table-cell>
          <table:table-cell office:value-type="time" office:time-value="PT18H00M10S" calcext:value-type="time">
            <text:p>18:00:10</text:p>
          </table:table-cell>
          <table:table-cell office:value-type="time" office:time-value="PT05H55M25S" calcext:value-type="time">
            <text:p>05:55:25</text:p>
          </table:table-cell>
          <table:table-cell office:value-type="time" office:time-value="PT11H57M51S" calcext:value-type="time">
            <text:p>11:57:51</text:p>
          </table:table-cell>
          <table:table-cell office:value-type="time" office:time-value="PT18H00M12S" calcext:value-type="time">
            <text:p>18:00:12</text:p>
          </table:table-cell>
          <table:table-cell table:formula="of:=IF(OR([.B89]=&quot;&quot;;[.E89]=&quot;&quot;);&quot;&quot;;ROUND(ABS([.B89]-[.E89])*86400))" office:value-type="float" office:value="0" calcext:value-type="float">
            <text:p>0</text:p>
          </table:table-cell>
          <table:table-cell table:formula="of:=IF(OR([.C89]=&quot;&quot;;[.F89]=&quot;&quot;);&quot;&quot;;ROUND(ABS([.C89]-[.F89])*86400))" office:value-type="float" office:value="1" calcext:value-type="float">
            <text:p>1</text:p>
          </table:table-cell>
          <table:table-cell table:formula="of:=IF(OR([.D89]=&quot;&quot;;[.G89]=&quot;&quot;);&quot;&quot;;ROUND(ABS([.D89]-[.G8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5H55M17S" calcext:value-type="time">
            <text:p>05:55:17</text:p>
          </table:table-cell>
          <table:table-cell office:value-type="time" office:time-value="PT11H57M32S" calcext:value-type="time">
            <text:p>11:57:32</text:p>
          </table:table-cell>
          <table:table-cell office:value-type="time" office:time-value="PT17H59M42S" calcext:value-type="time">
            <text:p>17:59:42</text:p>
          </table:table-cell>
          <table:table-cell office:value-type="time" office:time-value="PT05H55M17S" calcext:value-type="time">
            <text:p>05:55:17</text:p>
          </table:table-cell>
          <table:table-cell office:value-type="time" office:time-value="PT11H57M33S" calcext:value-type="time">
            <text:p>11:57:33</text:p>
          </table:table-cell>
          <table:table-cell office:value-type="time" office:time-value="PT17H59M43S" calcext:value-type="time">
            <text:p>17:59:43</text:p>
          </table:table-cell>
          <table:table-cell table:formula="of:=IF(OR([.B90]=&quot;&quot;;[.E90]=&quot;&quot;);&quot;&quot;;ROUND(ABS([.B90]-[.E90])*86400))" office:value-type="float" office:value="0" calcext:value-type="float">
            <text:p>0</text:p>
          </table:table-cell>
          <table:table-cell table:formula="of:=IF(OR([.C90]=&quot;&quot;;[.F90]=&quot;&quot;);&quot;&quot;;ROUND(ABS([.C90]-[.F90])*86400))" office:value-type="float" office:value="1" calcext:value-type="float">
            <text:p>1</text:p>
          </table:table-cell>
          <table:table-cell table:formula="of:=IF(OR([.D90]=&quot;&quot;;[.G90]=&quot;&quot;);&quot;&quot;;ROUND(ABS([.D90]-[.G9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5H55M09S" calcext:value-type="time">
            <text:p>05:55:09</text:p>
          </table:table-cell>
          <table:table-cell office:value-type="time" office:time-value="PT11H57M14S" calcext:value-type="time">
            <text:p>11:57:14</text:p>
          </table:table-cell>
          <table:table-cell office:value-type="time" office:time-value="PT17H59M14S" calcext:value-type="time">
            <text:p>17:59:14</text:p>
          </table:table-cell>
          <table:table-cell office:value-type="time" office:time-value="PT05H55M09S" calcext:value-type="time">
            <text:p>05:55:09</text:p>
          </table:table-cell>
          <table:table-cell office:value-type="time" office:time-value="PT11H57M15S" calcext:value-type="time">
            <text:p>11:57:15</text:p>
          </table:table-cell>
          <table:table-cell office:value-type="time" office:time-value="PT17H59M16S" calcext:value-type="time">
            <text:p>17:59:16</text:p>
          </table:table-cell>
          <table:table-cell table:formula="of:=IF(OR([.B91]=&quot;&quot;;[.E91]=&quot;&quot;);&quot;&quot;;ROUND(ABS([.B91]-[.E91])*86400))" office:value-type="float" office:value="0" calcext:value-type="float">
            <text:p>0</text:p>
          </table:table-cell>
          <table:table-cell table:formula="of:=IF(OR([.C91]=&quot;&quot;;[.F91]=&quot;&quot;);&quot;&quot;;ROUND(ABS([.C91]-[.F91])*86400))" office:value-type="float" office:value="1" calcext:value-type="float">
            <text:p>1</text:p>
          </table:table-cell>
          <table:table-cell table:formula="of:=IF(OR([.D91]=&quot;&quot;;[.G91]=&quot;&quot;);&quot;&quot;;ROUND(ABS([.D91]-[.G9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5H55M01S" calcext:value-type="time">
            <text:p>05:55:01</text:p>
          </table:table-cell>
          <table:table-cell office:value-type="time" office:time-value="PT11H56M56S" calcext:value-type="time">
            <text:p>11:56:56</text:p>
          </table:table-cell>
          <table:table-cell office:value-type="time" office:time-value="PT17H58M46S" calcext:value-type="time">
            <text:p>17:58:46</text:p>
          </table:table-cell>
          <table:table-cell office:value-type="time" office:time-value="PT05H55M01S" calcext:value-type="time">
            <text:p>05:55:01</text:p>
          </table:table-cell>
          <table:table-cell office:value-type="time" office:time-value="PT11H56M57S" calcext:value-type="time">
            <text:p>11:56:57</text:p>
          </table:table-cell>
          <table:table-cell office:value-type="time" office:time-value="PT17H58M48S" calcext:value-type="time">
            <text:p>17:58:48</text:p>
          </table:table-cell>
          <table:table-cell table:formula="of:=IF(OR([.B92]=&quot;&quot;;[.E92]=&quot;&quot;);&quot;&quot;;ROUND(ABS([.B92]-[.E92])*86400))" office:value-type="float" office:value="0" calcext:value-type="float">
            <text:p>0</text:p>
          </table:table-cell>
          <table:table-cell table:formula="of:=IF(OR([.C92]=&quot;&quot;;[.F92]=&quot;&quot;);&quot;&quot;;ROUND(ABS([.C92]-[.F92])*86400))" office:value-type="float" office:value="1" calcext:value-type="float">
            <text:p>1</text:p>
          </table:table-cell>
          <table:table-cell table:formula="of:=IF(OR([.D92]=&quot;&quot;;[.G92]=&quot;&quot;);&quot;&quot;;ROUND(ABS([.D92]-[.G9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5H54M54S" calcext:value-type="time">
            <text:p>05:54:54</text:p>
          </table:table-cell>
          <table:table-cell office:value-type="time" office:time-value="PT11H56M39S" calcext:value-type="time">
            <text:p>11:56:39</text:p>
          </table:table-cell>
          <table:table-cell office:value-type="time" office:time-value="PT17H58M19S" calcext:value-type="time">
            <text:p>17:58:19</text:p>
          </table:table-cell>
          <table:table-cell office:value-type="time" office:time-value="PT05H54M54S" calcext:value-type="time">
            <text:p>05:54:54</text:p>
          </table:table-cell>
          <table:table-cell office:value-type="time" office:time-value="PT11H56M39S" calcext:value-type="time">
            <text:p>11:56:39</text:p>
          </table:table-cell>
          <table:table-cell office:value-type="time" office:time-value="PT17H58M20S" calcext:value-type="time">
            <text:p>17:58:20</text:p>
          </table:table-cell>
          <table:table-cell table:formula="of:=IF(OR([.B93]=&quot;&quot;;[.E93]=&quot;&quot;);&quot;&quot;;ROUND(ABS([.B93]-[.E93])*86400))" office:value-type="float" office:value="0" calcext:value-type="float">
            <text:p>0</text:p>
          </table:table-cell>
          <table:table-cell table:formula="of:=IF(OR([.C93]=&quot;&quot;;[.F93]=&quot;&quot;);&quot;&quot;;ROUND(ABS([.C93]-[.F93])*86400))" office:value-type="float" office:value="0" calcext:value-type="float">
            <text:p>0</text:p>
          </table:table-cell>
          <table:table-cell table:formula="of:=IF(OR([.D93]=&quot;&quot;;[.G93]=&quot;&quot;);&quot;&quot;;ROUND(ABS([.D93]-[.G9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5H54M46S" calcext:value-type="time">
            <text:p>05:54:46</text:p>
          </table:table-cell>
          <table:table-cell office:value-type="time" office:time-value="PT11H56M21S" calcext:value-type="time">
            <text:p>11:56:21</text:p>
          </table:table-cell>
          <table:table-cell office:value-type="time" office:time-value="PT17H57M51S" calcext:value-type="time">
            <text:p>17:57:51</text:p>
          </table:table-cell>
          <table:table-cell office:value-type="time" office:time-value="PT05H54M46S" calcext:value-type="time">
            <text:p>05:54:46</text:p>
          </table:table-cell>
          <table:table-cell office:value-type="time" office:time-value="PT11H56M22S" calcext:value-type="time">
            <text:p>11:56:22</text:p>
          </table:table-cell>
          <table:table-cell office:value-type="time" office:time-value="PT17H57M52S" calcext:value-type="time">
            <text:p>17:57:52</text:p>
          </table:table-cell>
          <table:table-cell table:formula="of:=IF(OR([.B94]=&quot;&quot;;[.E94]=&quot;&quot;);&quot;&quot;;ROUND(ABS([.B94]-[.E94])*86400))" office:value-type="float" office:value="0" calcext:value-type="float">
            <text:p>0</text:p>
          </table:table-cell>
          <table:table-cell table:formula="of:=IF(OR([.C94]=&quot;&quot;;[.F94]=&quot;&quot;);&quot;&quot;;ROUND(ABS([.C94]-[.F94])*86400))" office:value-type="float" office:value="1" calcext:value-type="float">
            <text:p>1</text:p>
          </table:table-cell>
          <table:table-cell table:formula="of:=IF(OR([.D94]=&quot;&quot;;[.G94]=&quot;&quot;);&quot;&quot;;ROUND(ABS([.D94]-[.G9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5H54M38S" calcext:value-type="time">
            <text:p>05:54:38</text:p>
          </table:table-cell>
          <table:table-cell office:value-type="time" office:time-value="PT11H56M03S" calcext:value-type="time">
            <text:p>11:56:03</text:p>
          </table:table-cell>
          <table:table-cell office:value-type="time" office:time-value="PT17H57M24S" calcext:value-type="time">
            <text:p>17:57:24</text:p>
          </table:table-cell>
          <table:table-cell office:value-type="time" office:time-value="PT05H54M38S" calcext:value-type="time">
            <text:p>05:54:38</text:p>
          </table:table-cell>
          <table:table-cell office:value-type="time" office:time-value="PT11H56M04S" calcext:value-type="time">
            <text:p>11:56:04</text:p>
          </table:table-cell>
          <table:table-cell office:value-type="time" office:time-value="PT17H57M25S" calcext:value-type="time">
            <text:p>17:57:25</text:p>
          </table:table-cell>
          <table:table-cell table:formula="of:=IF(OR([.B95]=&quot;&quot;;[.E95]=&quot;&quot;);&quot;&quot;;ROUND(ABS([.B95]-[.E95])*86400))" office:value-type="float" office:value="0" calcext:value-type="float">
            <text:p>0</text:p>
          </table:table-cell>
          <table:table-cell table:formula="of:=IF(OR([.C95]=&quot;&quot;;[.F95]=&quot;&quot;);&quot;&quot;;ROUND(ABS([.C95]-[.F95])*86400))" office:value-type="float" office:value="1" calcext:value-type="float">
            <text:p>1</text:p>
          </table:table-cell>
          <table:table-cell table:formula="of:=IF(OR([.D95]=&quot;&quot;;[.G95]=&quot;&quot;);&quot;&quot;;ROUND(ABS([.D95]-[.G9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5H54M31S" calcext:value-type="time">
            <text:p>05:54:31</text:p>
          </table:table-cell>
          <table:table-cell office:value-type="time" office:time-value="PT11H55M46S" calcext:value-type="time">
            <text:p>11:55:46</text:p>
          </table:table-cell>
          <table:table-cell office:value-type="time" office:time-value="PT17H56M56S" calcext:value-type="time">
            <text:p>17:56:56</text:p>
          </table:table-cell>
          <table:table-cell office:value-type="time" office:time-value="PT05H54M31S" calcext:value-type="time">
            <text:p>05:54:31</text:p>
          </table:table-cell>
          <table:table-cell office:value-type="time" office:time-value="PT11H55M47S" calcext:value-type="time">
            <text:p>11:55:47</text:p>
          </table:table-cell>
          <table:table-cell office:value-type="time" office:time-value="PT17H56M58S" calcext:value-type="time">
            <text:p>17:56:58</text:p>
          </table:table-cell>
          <table:table-cell table:formula="of:=IF(OR([.B96]=&quot;&quot;;[.E96]=&quot;&quot;);&quot;&quot;;ROUND(ABS([.B96]-[.E96])*86400))" office:value-type="float" office:value="0" calcext:value-type="float">
            <text:p>0</text:p>
          </table:table-cell>
          <table:table-cell table:formula="of:=IF(OR([.C96]=&quot;&quot;;[.F96]=&quot;&quot;);&quot;&quot;;ROUND(ABS([.C96]-[.F96])*86400))" office:value-type="float" office:value="1" calcext:value-type="float">
            <text:p>1</text:p>
          </table:table-cell>
          <table:table-cell table:formula="of:=IF(OR([.D96]=&quot;&quot;;[.G96]=&quot;&quot;);&quot;&quot;;ROUND(ABS([.D96]-[.G9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05H54M23S" calcext:value-type="time">
            <text:p>05:54:23</text:p>
          </table:table-cell>
          <table:table-cell office:value-type="time" office:time-value="PT11H55M29S" calcext:value-type="time">
            <text:p>11:55:29</text:p>
          </table:table-cell>
          <table:table-cell office:value-type="time" office:time-value="PT17H56M29S" calcext:value-type="time">
            <text:p>17:56:29</text:p>
          </table:table-cell>
          <table:table-cell office:value-type="time" office:time-value="PT05H54M23S" calcext:value-type="time">
            <text:p>05:54:23</text:p>
          </table:table-cell>
          <table:table-cell office:value-type="time" office:time-value="PT11H55M29S" calcext:value-type="time">
            <text:p>11:55:29</text:p>
          </table:table-cell>
          <table:table-cell office:value-type="time" office:time-value="PT17H56M31S" calcext:value-type="time">
            <text:p>17:56:31</text:p>
          </table:table-cell>
          <table:table-cell table:formula="of:=IF(OR([.B97]=&quot;&quot;;[.E97]=&quot;&quot;);&quot;&quot;;ROUND(ABS([.B97]-[.E97])*86400))" office:value-type="float" office:value="0" calcext:value-type="float">
            <text:p>0</text:p>
          </table:table-cell>
          <table:table-cell table:formula="of:=IF(OR([.C97]=&quot;&quot;;[.F97]=&quot;&quot;);&quot;&quot;;ROUND(ABS([.C97]-[.F97])*86400))" office:value-type="float" office:value="0" calcext:value-type="float">
            <text:p>0</text:p>
          </table:table-cell>
          <table:table-cell table:formula="of:=IF(OR([.D97]=&quot;&quot;;[.G97]=&quot;&quot;);&quot;&quot;;ROUND(ABS([.D97]-[.G9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05H54M16S" calcext:value-type="time">
            <text:p>05:54:16</text:p>
          </table:table-cell>
          <table:table-cell office:value-type="time" office:time-value="PT11H55M12S" calcext:value-type="time">
            <text:p>11:55:12</text:p>
          </table:table-cell>
          <table:table-cell office:value-type="time" office:time-value="PT17H56M02S" calcext:value-type="time">
            <text:p>17:56:02</text:p>
          </table:table-cell>
          <table:table-cell office:value-type="time" office:time-value="PT05H54M16S" calcext:value-type="time">
            <text:p>05:54:16</text:p>
          </table:table-cell>
          <table:table-cell office:value-type="time" office:time-value="PT11H55M12S" calcext:value-type="time">
            <text:p>11:55:12</text:p>
          </table:table-cell>
          <table:table-cell office:value-type="time" office:time-value="PT17H56M04S" calcext:value-type="time">
            <text:p>17:56:04</text:p>
          </table:table-cell>
          <table:table-cell table:formula="of:=IF(OR([.B98]=&quot;&quot;;[.E98]=&quot;&quot;);&quot;&quot;;ROUND(ABS([.B98]-[.E98])*86400))" office:value-type="float" office:value="0" calcext:value-type="float">
            <text:p>0</text:p>
          </table:table-cell>
          <table:table-cell table:formula="of:=IF(OR([.C98]=&quot;&quot;;[.F98]=&quot;&quot;);&quot;&quot;;ROUND(ABS([.C98]-[.F98])*86400))" office:value-type="float" office:value="0" calcext:value-type="float">
            <text:p>0</text:p>
          </table:table-cell>
          <table:table-cell table:formula="of:=IF(OR([.D98]=&quot;&quot;;[.G98]=&quot;&quot;);&quot;&quot;;ROUND(ABS([.D98]-[.G9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05H54M09S" calcext:value-type="time">
            <text:p>05:54:09</text:p>
          </table:table-cell>
          <table:table-cell office:value-type="time" office:time-value="PT11H54M55S" calcext:value-type="time">
            <text:p>11:54:55</text:p>
          </table:table-cell>
          <table:table-cell office:value-type="time" office:time-value="PT17H55M36S" calcext:value-type="time">
            <text:p>17:55:36</text:p>
          </table:table-cell>
          <table:table-cell office:value-type="time" office:time-value="PT05H54M09S" calcext:value-type="time">
            <text:p>05:54:09</text:p>
          </table:table-cell>
          <table:table-cell office:value-type="time" office:time-value="PT11H54M55S" calcext:value-type="time">
            <text:p>11:54:55</text:p>
          </table:table-cell>
          <table:table-cell office:value-type="time" office:time-value="PT17H55M37S" calcext:value-type="time">
            <text:p>17:55:37</text:p>
          </table:table-cell>
          <table:table-cell table:formula="of:=IF(OR([.B99]=&quot;&quot;;[.E99]=&quot;&quot;);&quot;&quot;;ROUND(ABS([.B99]-[.E99])*86400))" office:value-type="float" office:value="0" calcext:value-type="float">
            <text:p>0</text:p>
          </table:table-cell>
          <table:table-cell table:formula="of:=IF(OR([.C99]=&quot;&quot;;[.F99]=&quot;&quot;);&quot;&quot;;ROUND(ABS([.C99]-[.F99])*86400))" office:value-type="float" office:value="0" calcext:value-type="float">
            <text:p>0</text:p>
          </table:table-cell>
          <table:table-cell table:formula="of:=IF(OR([.D99]=&quot;&quot;;[.G99]=&quot;&quot;);&quot;&quot;;ROUND(ABS([.D99]-[.G9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05H54M02S" calcext:value-type="time">
            <text:p>05:54:02</text:p>
          </table:table-cell>
          <table:table-cell office:value-type="time" office:time-value="PT11H54M38S" calcext:value-type="time">
            <text:p>11:54:38</text:p>
          </table:table-cell>
          <table:table-cell office:value-type="time" office:time-value="PT17H55M10S" calcext:value-type="time">
            <text:p>17:55:10</text:p>
          </table:table-cell>
          <table:table-cell office:value-type="time" office:time-value="PT05H54M02S" calcext:value-type="time">
            <text:p>05:54:02</text:p>
          </table:table-cell>
          <table:table-cell office:value-type="time" office:time-value="PT11H54M39S" calcext:value-type="time">
            <text:p>11:54:39</text:p>
          </table:table-cell>
          <table:table-cell office:value-type="time" office:time-value="PT17H55M11S" calcext:value-type="time">
            <text:p>17:55:11</text:p>
          </table:table-cell>
          <table:table-cell table:formula="of:=IF(OR([.B100]=&quot;&quot;;[.E100]=&quot;&quot;);&quot;&quot;;ROUND(ABS([.B100]-[.E100])*86400))" office:value-type="float" office:value="0" calcext:value-type="float">
            <text:p>0</text:p>
          </table:table-cell>
          <table:table-cell table:formula="of:=IF(OR([.C100]=&quot;&quot;;[.F100]=&quot;&quot;);&quot;&quot;;ROUND(ABS([.C100]-[.F100])*86400))" office:value-type="float" office:value="1" calcext:value-type="float">
            <text:p>1</text:p>
          </table:table-cell>
          <table:table-cell table:formula="of:=IF(OR([.D100]=&quot;&quot;;[.G100]=&quot;&quot;);&quot;&quot;;ROUND(ABS([.D100]-[.G10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05H53M55S" calcext:value-type="time">
            <text:p>05:53:55</text:p>
          </table:table-cell>
          <table:table-cell office:value-type="time" office:time-value="PT11H54M22S" calcext:value-type="time">
            <text:p>11:54:22</text:p>
          </table:table-cell>
          <table:table-cell office:value-type="time" office:time-value="PT17H54M43S" calcext:value-type="time">
            <text:p>17:54:43</text:p>
          </table:table-cell>
          <table:table-cell office:value-type="time" office:time-value="PT05H53M55S" calcext:value-type="time">
            <text:p>05:53:55</text:p>
          </table:table-cell>
          <table:table-cell office:value-type="time" office:time-value="PT11H54M22S" calcext:value-type="time">
            <text:p>11:54:22</text:p>
          </table:table-cell>
          <table:table-cell office:value-type="time" office:time-value="PT17H54M45S" calcext:value-type="time">
            <text:p>17:54:45</text:p>
          </table:table-cell>
          <table:table-cell table:formula="of:=IF(OR([.B101]=&quot;&quot;;[.E101]=&quot;&quot;);&quot;&quot;;ROUND(ABS([.B101]-[.E101])*86400))" office:value-type="float" office:value="0" calcext:value-type="float">
            <text:p>0</text:p>
          </table:table-cell>
          <table:table-cell table:formula="of:=IF(OR([.C101]=&quot;&quot;;[.F101]=&quot;&quot;);&quot;&quot;;ROUND(ABS([.C101]-[.F101])*86400))" office:value-type="float" office:value="0" calcext:value-type="float">
            <text:p>0</text:p>
          </table:table-cell>
          <table:table-cell table:formula="of:=IF(OR([.D101]=&quot;&quot;;[.G101]=&quot;&quot;);&quot;&quot;;ROUND(ABS([.D101]-[.G10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05H53M48S" calcext:value-type="time">
            <text:p>05:53:48</text:p>
          </table:table-cell>
          <table:table-cell office:value-type="time" office:time-value="PT11H54M05S" calcext:value-type="time">
            <text:p>11:54:05</text:p>
          </table:table-cell>
          <table:table-cell office:value-type="time" office:time-value="PT17H54M18S" calcext:value-type="time">
            <text:p>17:54:18</text:p>
          </table:table-cell>
          <table:table-cell office:value-type="time" office:time-value="PT05H53M48S" calcext:value-type="time">
            <text:p>05:53:48</text:p>
          </table:table-cell>
          <table:table-cell office:value-type="time" office:time-value="PT11H54M06S" calcext:value-type="time">
            <text:p>11:54:06</text:p>
          </table:table-cell>
          <table:table-cell office:value-type="time" office:time-value="PT17H54M19S" calcext:value-type="time">
            <text:p>17:54:19</text:p>
          </table:table-cell>
          <table:table-cell table:formula="of:=IF(OR([.B102]=&quot;&quot;;[.E102]=&quot;&quot;);&quot;&quot;;ROUND(ABS([.B102]-[.E102])*86400))" office:value-type="float" office:value="0" calcext:value-type="float">
            <text:p>0</text:p>
          </table:table-cell>
          <table:table-cell table:formula="of:=IF(OR([.C102]=&quot;&quot;;[.F102]=&quot;&quot;);&quot;&quot;;ROUND(ABS([.C102]-[.F102])*86400))" office:value-type="float" office:value="1" calcext:value-type="float">
            <text:p>1</text:p>
          </table:table-cell>
          <table:table-cell table:formula="of:=IF(OR([.D102]=&quot;&quot;;[.G102]=&quot;&quot;);&quot;&quot;;ROUND(ABS([.D102]-[.G10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05H53M42S" calcext:value-type="time">
            <text:p>05:53:42</text:p>
          </table:table-cell>
          <table:table-cell office:value-type="time" office:time-value="PT11H53M49S" calcext:value-type="time">
            <text:p>11:53:49</text:p>
          </table:table-cell>
          <table:table-cell office:value-type="time" office:time-value="PT17H53M52S" calcext:value-type="time">
            <text:p>17:53:52</text:p>
          </table:table-cell>
          <table:table-cell office:value-type="time" office:time-value="PT05H53M42S" calcext:value-type="time">
            <text:p>05:53:42</text:p>
          </table:table-cell>
          <table:table-cell office:value-type="time" office:time-value="PT11H53M50S" calcext:value-type="time">
            <text:p>11:53:50</text:p>
          </table:table-cell>
          <table:table-cell office:value-type="time" office:time-value="PT17H53M54S" calcext:value-type="time">
            <text:p>17:53:54</text:p>
          </table:table-cell>
          <table:table-cell table:formula="of:=IF(OR([.B103]=&quot;&quot;;[.E103]=&quot;&quot;);&quot;&quot;;ROUND(ABS([.B103]-[.E103])*86400))" office:value-type="float" office:value="0" calcext:value-type="float">
            <text:p>0</text:p>
          </table:table-cell>
          <table:table-cell table:formula="of:=IF(OR([.C103]=&quot;&quot;;[.F103]=&quot;&quot;);&quot;&quot;;ROUND(ABS([.C103]-[.F103])*86400))" office:value-type="float" office:value="1" calcext:value-type="float">
            <text:p>1</text:p>
          </table:table-cell>
          <table:table-cell table:formula="of:=IF(OR([.D103]=&quot;&quot;;[.G103]=&quot;&quot;);&quot;&quot;;ROUND(ABS([.D103]-[.G10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05H53M36S" calcext:value-type="time">
            <text:p>05:53:36</text:p>
          </table:table-cell>
          <table:table-cell office:value-type="time" office:time-value="PT11H53M34S" calcext:value-type="time">
            <text:p>11:53:34</text:p>
          </table:table-cell>
          <table:table-cell office:value-type="time" office:time-value="PT17H53M27S" calcext:value-type="time">
            <text:p>17:53:27</text:p>
          </table:table-cell>
          <table:table-cell office:value-type="time" office:time-value="PT05H53M35S" calcext:value-type="time">
            <text:p>05:53:35</text:p>
          </table:table-cell>
          <table:table-cell office:value-type="time" office:time-value="PT11H53M34S" calcext:value-type="time">
            <text:p>11:53:34</text:p>
          </table:table-cell>
          <table:table-cell office:value-type="time" office:time-value="PT17H53M29S" calcext:value-type="time">
            <text:p>17:53:29</text:p>
          </table:table-cell>
          <table:table-cell table:formula="of:=IF(OR([.B104]=&quot;&quot;;[.E104]=&quot;&quot;);&quot;&quot;;ROUND(ABS([.B104]-[.E104])*86400))" office:value-type="float" office:value="1" calcext:value-type="float">
            <text:p>1</text:p>
          </table:table-cell>
          <table:table-cell table:formula="of:=IF(OR([.C104]=&quot;&quot;;[.F104]=&quot;&quot;);&quot;&quot;;ROUND(ABS([.C104]-[.F104])*86400))" office:value-type="float" office:value="0" calcext:value-type="float">
            <text:p>0</text:p>
          </table:table-cell>
          <table:table-cell table:formula="of:=IF(OR([.D104]=&quot;&quot;;[.G104]=&quot;&quot;);&quot;&quot;;ROUND(ABS([.D104]-[.G10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05H53M30S" calcext:value-type="time">
            <text:p>05:53:30</text:p>
          </table:table-cell>
          <table:table-cell office:value-type="time" office:time-value="PT11H53M18S" calcext:value-type="time">
            <text:p>11:53:18</text:p>
          </table:table-cell>
          <table:table-cell office:value-type="time" office:time-value="PT17H53M02S" calcext:value-type="time">
            <text:p>17:53:02</text:p>
          </table:table-cell>
          <table:table-cell office:value-type="time" office:time-value="PT05H53M29S" calcext:value-type="time">
            <text:p>05:53:29</text:p>
          </table:table-cell>
          <table:table-cell office:value-type="time" office:time-value="PT11H53M19S" calcext:value-type="time">
            <text:p>11:53:19</text:p>
          </table:table-cell>
          <table:table-cell office:value-type="time" office:time-value="PT17H53M04S" calcext:value-type="time">
            <text:p>17:53:04</text:p>
          </table:table-cell>
          <table:table-cell table:formula="of:=IF(OR([.B105]=&quot;&quot;;[.E105]=&quot;&quot;);&quot;&quot;;ROUND(ABS([.B105]-[.E105])*86400))" office:value-type="float" office:value="1" calcext:value-type="float">
            <text:p>1</text:p>
          </table:table-cell>
          <table:table-cell table:formula="of:=IF(OR([.C105]=&quot;&quot;;[.F105]=&quot;&quot;);&quot;&quot;;ROUND(ABS([.C105]-[.F105])*86400))" office:value-type="float" office:value="1" calcext:value-type="float">
            <text:p>1</text:p>
          </table:table-cell>
          <table:table-cell table:formula="of:=IF(OR([.D105]=&quot;&quot;;[.G105]=&quot;&quot;);&quot;&quot;;ROUND(ABS([.D105]-[.G10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05H53M24S" calcext:value-type="time">
            <text:p>05:53:24</text:p>
          </table:table-cell>
          <table:table-cell office:value-type="time" office:time-value="PT11H53M03S" calcext:value-type="time">
            <text:p>11:53:03</text:p>
          </table:table-cell>
          <table:table-cell office:value-type="time" office:time-value="PT17H52M38S" calcext:value-type="time">
            <text:p>17:52:38</text:p>
          </table:table-cell>
          <table:table-cell office:value-type="time" office:time-value="PT05H53M24S" calcext:value-type="time">
            <text:p>05:53:24</text:p>
          </table:table-cell>
          <table:table-cell office:value-type="time" office:time-value="PT11H53M04S" calcext:value-type="time">
            <text:p>11:53:04</text:p>
          </table:table-cell>
          <table:table-cell office:value-type="time" office:time-value="PT17H52M39S" calcext:value-type="time">
            <text:p>17:52:39</text:p>
          </table:table-cell>
          <table:table-cell table:formula="of:=IF(OR([.B106]=&quot;&quot;;[.E106]=&quot;&quot;);&quot;&quot;;ROUND(ABS([.B106]-[.E106])*86400))" office:value-type="float" office:value="0" calcext:value-type="float">
            <text:p>0</text:p>
          </table:table-cell>
          <table:table-cell table:formula="of:=IF(OR([.C106]=&quot;&quot;;[.F106]=&quot;&quot;);&quot;&quot;;ROUND(ABS([.C106]-[.F106])*86400))" office:value-type="float" office:value="1" calcext:value-type="float">
            <text:p>1</text:p>
          </table:table-cell>
          <table:table-cell table:formula="of:=IF(OR([.D106]=&quot;&quot;;[.G106]=&quot;&quot;);&quot;&quot;;ROUND(ABS([.D106]-[.G10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05H53M19S" calcext:value-type="time">
            <text:p>05:53:19</text:p>
          </table:table-cell>
          <table:table-cell office:value-type="time" office:time-value="PT11H52M48S" calcext:value-type="time">
            <text:p>11:52:48</text:p>
          </table:table-cell>
          <table:table-cell office:value-type="time" office:time-value="PT17H52M14S" calcext:value-type="time">
            <text:p>17:52:14</text:p>
          </table:table-cell>
          <table:table-cell office:value-type="time" office:time-value="PT05H53M18S" calcext:value-type="time">
            <text:p>05:53:18</text:p>
          </table:table-cell>
          <table:table-cell office:value-type="time" office:time-value="PT11H52M49S" calcext:value-type="time">
            <text:p>11:52:49</text:p>
          </table:table-cell>
          <table:table-cell office:value-type="time" office:time-value="PT17H52M15S" calcext:value-type="time">
            <text:p>17:52:15</text:p>
          </table:table-cell>
          <table:table-cell table:formula="of:=IF(OR([.B107]=&quot;&quot;;[.E107]=&quot;&quot;);&quot;&quot;;ROUND(ABS([.B107]-[.E107])*86400))" office:value-type="float" office:value="1" calcext:value-type="float">
            <text:p>1</text:p>
          </table:table-cell>
          <table:table-cell table:formula="of:=IF(OR([.C107]=&quot;&quot;;[.F107]=&quot;&quot;);&quot;&quot;;ROUND(ABS([.C107]-[.F107])*86400))" office:value-type="float" office:value="1" calcext:value-type="float">
            <text:p>1</text:p>
          </table:table-cell>
          <table:table-cell table:formula="of:=IF(OR([.D107]=&quot;&quot;;[.G107]=&quot;&quot;);&quot;&quot;;ROUND(ABS([.D107]-[.G10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05H53M13S" calcext:value-type="time">
            <text:p>05:53:13</text:p>
          </table:table-cell>
          <table:table-cell office:value-type="time" office:time-value="PT11H52M34S" calcext:value-type="time">
            <text:p>11:52:34</text:p>
          </table:table-cell>
          <table:table-cell office:value-type="time" office:time-value="PT17H51M50S" calcext:value-type="time">
            <text:p>17:51:50</text:p>
          </table:table-cell>
          <table:table-cell office:value-type="time" office:time-value="PT05H53M13S" calcext:value-type="time">
            <text:p>05:53:13</text:p>
          </table:table-cell>
          <table:table-cell office:value-type="time" office:time-value="PT11H52M35S" calcext:value-type="time">
            <text:p>11:52:35</text:p>
          </table:table-cell>
          <table:table-cell office:value-type="time" office:time-value="PT17H51M52S" calcext:value-type="time">
            <text:p>17:51:52</text:p>
          </table:table-cell>
          <table:table-cell table:formula="of:=IF(OR([.B108]=&quot;&quot;;[.E108]=&quot;&quot;);&quot;&quot;;ROUND(ABS([.B108]-[.E108])*86400))" office:value-type="float" office:value="0" calcext:value-type="float">
            <text:p>0</text:p>
          </table:table-cell>
          <table:table-cell table:formula="of:=IF(OR([.C108]=&quot;&quot;;[.F108]=&quot;&quot;);&quot;&quot;;ROUND(ABS([.C108]-[.F108])*86400))" office:value-type="float" office:value="1" calcext:value-type="float">
            <text:p>1</text:p>
          </table:table-cell>
          <table:table-cell table:formula="of:=IF(OR([.D108]=&quot;&quot;;[.G108]=&quot;&quot;);&quot;&quot;;ROUND(ABS([.D108]-[.G10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05H53M08S" calcext:value-type="time">
            <text:p>05:53:08</text:p>
          </table:table-cell>
          <table:table-cell office:value-type="time" office:time-value="PT11H52M20S" calcext:value-type="time">
            <text:p>11:52:20</text:p>
          </table:table-cell>
          <table:table-cell office:value-type="time" office:time-value="PT17H51M27S" calcext:value-type="time">
            <text:p>17:51:27</text:p>
          </table:table-cell>
          <table:table-cell office:value-type="time" office:time-value="PT05H53M08S" calcext:value-type="time">
            <text:p>05:53:08</text:p>
          </table:table-cell>
          <table:table-cell office:value-type="time" office:time-value="PT11H52M21S" calcext:value-type="time">
            <text:p>11:52:21</text:p>
          </table:table-cell>
          <table:table-cell office:value-type="time" office:time-value="PT17H51M29S" calcext:value-type="time">
            <text:p>17:51:29</text:p>
          </table:table-cell>
          <table:table-cell table:formula="of:=IF(OR([.B109]=&quot;&quot;;[.E109]=&quot;&quot;);&quot;&quot;;ROUND(ABS([.B109]-[.E109])*86400))" office:value-type="float" office:value="0" calcext:value-type="float">
            <text:p>0</text:p>
          </table:table-cell>
          <table:table-cell table:formula="of:=IF(OR([.C109]=&quot;&quot;;[.F109]=&quot;&quot;);&quot;&quot;;ROUND(ABS([.C109]-[.F109])*86400))" office:value-type="float" office:value="1" calcext:value-type="float">
            <text:p>1</text:p>
          </table:table-cell>
          <table:table-cell table:formula="of:=IF(OR([.D109]=&quot;&quot;;[.G109]=&quot;&quot;);&quot;&quot;;ROUND(ABS([.D109]-[.G10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05H53M04S" calcext:value-type="time">
            <text:p>05:53:04</text:p>
          </table:table-cell>
          <table:table-cell office:value-type="time" office:time-value="PT11H52M06S" calcext:value-type="time">
            <text:p>11:52:06</text:p>
          </table:table-cell>
          <table:table-cell office:value-type="time" office:time-value="PT17H51M04S" calcext:value-type="time">
            <text:p>17:51:04</text:p>
          </table:table-cell>
          <table:table-cell office:value-type="time" office:time-value="PT05H53M03S" calcext:value-type="time">
            <text:p>05:53:03</text:p>
          </table:table-cell>
          <table:table-cell office:value-type="time" office:time-value="PT11H52M07S" calcext:value-type="time">
            <text:p>11:52:07</text:p>
          </table:table-cell>
          <table:table-cell office:value-type="time" office:time-value="PT17H51M06S" calcext:value-type="time">
            <text:p>17:51:06</text:p>
          </table:table-cell>
          <table:table-cell table:formula="of:=IF(OR([.B110]=&quot;&quot;;[.E110]=&quot;&quot;);&quot;&quot;;ROUND(ABS([.B110]-[.E110])*86400))" office:value-type="float" office:value="1" calcext:value-type="float">
            <text:p>1</text:p>
          </table:table-cell>
          <table:table-cell table:formula="of:=IF(OR([.C110]=&quot;&quot;;[.F110]=&quot;&quot;);&quot;&quot;;ROUND(ABS([.C110]-[.F110])*86400))" office:value-type="float" office:value="1" calcext:value-type="float">
            <text:p>1</text:p>
          </table:table-cell>
          <table:table-cell table:formula="of:=IF(OR([.D110]=&quot;&quot;;[.G110]=&quot;&quot;);&quot;&quot;;ROUND(ABS([.D110]-[.G11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time" office:time-value="PT05H53M00S" calcext:value-type="time">
            <text:p>05:53:00</text:p>
          </table:table-cell>
          <table:table-cell office:value-type="time" office:time-value="PT11H51M53S" calcext:value-type="time">
            <text:p>11:51:53</text:p>
          </table:table-cell>
          <table:table-cell office:value-type="time" office:time-value="PT17H50M42S" calcext:value-type="time">
            <text:p>17:50:42</text:p>
          </table:table-cell>
          <table:table-cell office:value-type="time" office:time-value="PT05H52M59S" calcext:value-type="time">
            <text:p>05:52:59</text:p>
          </table:table-cell>
          <table:table-cell office:value-type="time" office:time-value="PT11H51M54S" calcext:value-type="time">
            <text:p>11:51:54</text:p>
          </table:table-cell>
          <table:table-cell office:value-type="time" office:time-value="PT17H50M44S" calcext:value-type="time">
            <text:p>17:50:44</text:p>
          </table:table-cell>
          <table:table-cell table:formula="of:=IF(OR([.B111]=&quot;&quot;;[.E111]=&quot;&quot;);&quot;&quot;;ROUND(ABS([.B111]-[.E111])*86400))" office:value-type="float" office:value="1" calcext:value-type="float">
            <text:p>1</text:p>
          </table:table-cell>
          <table:table-cell table:formula="of:=IF(OR([.C111]=&quot;&quot;;[.F111]=&quot;&quot;);&quot;&quot;;ROUND(ABS([.C111]-[.F111])*86400))" office:value-type="float" office:value="1" calcext:value-type="float">
            <text:p>1</text:p>
          </table:table-cell>
          <table:table-cell table:formula="of:=IF(OR([.D111]=&quot;&quot;;[.G111]=&quot;&quot;);&quot;&quot;;ROUND(ABS([.D111]-[.G11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time" office:time-value="PT05H52M56S" calcext:value-type="time">
            <text:p>05:52:56</text:p>
          </table:table-cell>
          <table:table-cell office:value-type="time" office:time-value="PT11H51M40S" calcext:value-type="time">
            <text:p>11:51:40</text:p>
          </table:table-cell>
          <table:table-cell office:value-type="time" office:time-value="PT17H50M20S" calcext:value-type="time">
            <text:p>17:50:20</text:p>
          </table:table-cell>
          <table:table-cell office:value-type="time" office:time-value="PT05H52M55S" calcext:value-type="time">
            <text:p>05:52:55</text:p>
          </table:table-cell>
          <table:table-cell office:value-type="time" office:time-value="PT11H51M41S" calcext:value-type="time">
            <text:p>11:51:41</text:p>
          </table:table-cell>
          <table:table-cell office:value-type="time" office:time-value="PT17H50M22S" calcext:value-type="time">
            <text:p>17:50:22</text:p>
          </table:table-cell>
          <table:table-cell table:formula="of:=IF(OR([.B112]=&quot;&quot;;[.E112]=&quot;&quot;);&quot;&quot;;ROUND(ABS([.B112]-[.E112])*86400))" office:value-type="float" office:value="1" calcext:value-type="float">
            <text:p>1</text:p>
          </table:table-cell>
          <table:table-cell table:formula="of:=IF(OR([.C112]=&quot;&quot;;[.F112]=&quot;&quot;);&quot;&quot;;ROUND(ABS([.C112]-[.F112])*86400))" office:value-type="float" office:value="1" calcext:value-type="float">
            <text:p>1</text:p>
          </table:table-cell>
          <table:table-cell table:formula="of:=IF(OR([.D112]=&quot;&quot;;[.G112]=&quot;&quot;);&quot;&quot;;ROUND(ABS([.D112]-[.G11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time" office:time-value="PT05H52M52S" calcext:value-type="time">
            <text:p>05:52:52</text:p>
          </table:table-cell>
          <table:table-cell office:value-type="time" office:time-value="PT11H51M28S" calcext:value-type="time">
            <text:p>11:51:28</text:p>
          </table:table-cell>
          <table:table-cell office:value-type="time" office:time-value="PT17H49M59S" calcext:value-type="time">
            <text:p>17:49:59</text:p>
          </table:table-cell>
          <table:table-cell office:value-type="time" office:time-value="PT05H52M52S" calcext:value-type="time">
            <text:p>05:52:52</text:p>
          </table:table-cell>
          <table:table-cell office:value-type="time" office:time-value="PT11H51M28S" calcext:value-type="time">
            <text:p>11:51:28</text:p>
          </table:table-cell>
          <table:table-cell office:value-type="time" office:time-value="PT17H50M01S" calcext:value-type="time">
            <text:p>17:50:01</text:p>
          </table:table-cell>
          <table:table-cell table:formula="of:=IF(OR([.B113]=&quot;&quot;;[.E113]=&quot;&quot;);&quot;&quot;;ROUND(ABS([.B113]-[.E113])*86400))" office:value-type="float" office:value="0" calcext:value-type="float">
            <text:p>0</text:p>
          </table:table-cell>
          <table:table-cell table:formula="of:=IF(OR([.C113]=&quot;&quot;;[.F113]=&quot;&quot;);&quot;&quot;;ROUND(ABS([.C113]-[.F113])*86400))" office:value-type="float" office:value="0" calcext:value-type="float">
            <text:p>0</text:p>
          </table:table-cell>
          <table:table-cell table:formula="of:=IF(OR([.D113]=&quot;&quot;;[.G113]=&quot;&quot;);&quot;&quot;;ROUND(ABS([.D113]-[.G11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time" office:time-value="PT05H52M49S" calcext:value-type="time">
            <text:p>05:52:49</text:p>
          </table:table-cell>
          <table:table-cell office:value-type="time" office:time-value="PT11H51M16S" calcext:value-type="time">
            <text:p>11:51:16</text:p>
          </table:table-cell>
          <table:table-cell office:value-type="time" office:time-value="PT17H49M38S" calcext:value-type="time">
            <text:p>17:49:38</text:p>
          </table:table-cell>
          <table:table-cell office:value-type="time" office:time-value="PT05H52M48S" calcext:value-type="time">
            <text:p>05:52:48</text:p>
          </table:table-cell>
          <table:table-cell office:value-type="time" office:time-value="PT11H51M16S" calcext:value-type="time">
            <text:p>11:51:16</text:p>
          </table:table-cell>
          <table:table-cell office:value-type="time" office:time-value="PT17H49M40S" calcext:value-type="time">
            <text:p>17:49:40</text:p>
          </table:table-cell>
          <table:table-cell table:formula="of:=IF(OR([.B114]=&quot;&quot;;[.E114]=&quot;&quot;);&quot;&quot;;ROUND(ABS([.B114]-[.E114])*86400))" office:value-type="float" office:value="1" calcext:value-type="float">
            <text:p>1</text:p>
          </table:table-cell>
          <table:table-cell table:formula="of:=IF(OR([.C114]=&quot;&quot;;[.F114]=&quot;&quot;);&quot;&quot;;ROUND(ABS([.C114]-[.F114])*86400))" office:value-type="float" office:value="0" calcext:value-type="float">
            <text:p>0</text:p>
          </table:table-cell>
          <table:table-cell table:formula="of:=IF(OR([.D114]=&quot;&quot;;[.G114]=&quot;&quot;);&quot;&quot;;ROUND(ABS([.D114]-[.G11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time" office:time-value="PT05H52M46S" calcext:value-type="time">
            <text:p>05:52:46</text:p>
          </table:table-cell>
          <table:table-cell office:value-type="time" office:time-value="PT11H51M04S" calcext:value-type="time">
            <text:p>11:51:04</text:p>
          </table:table-cell>
          <table:table-cell office:value-type="time" office:time-value="PT17H49M18S" calcext:value-type="time">
            <text:p>17:49:18</text:p>
          </table:table-cell>
          <table:table-cell office:value-type="time" office:time-value="PT05H52M46S" calcext:value-type="time">
            <text:p>05:52:46</text:p>
          </table:table-cell>
          <table:table-cell office:value-type="time" office:time-value="PT11H51M05S" calcext:value-type="time">
            <text:p>11:51:05</text:p>
          </table:table-cell>
          <table:table-cell office:value-type="time" office:time-value="PT17H49M20S" calcext:value-type="time">
            <text:p>17:49:20</text:p>
          </table:table-cell>
          <table:table-cell table:formula="of:=IF(OR([.B115]=&quot;&quot;;[.E115]=&quot;&quot;);&quot;&quot;;ROUND(ABS([.B115]-[.E115])*86400))" office:value-type="float" office:value="0" calcext:value-type="float">
            <text:p>0</text:p>
          </table:table-cell>
          <table:table-cell table:formula="of:=IF(OR([.C115]=&quot;&quot;;[.F115]=&quot;&quot;);&quot;&quot;;ROUND(ABS([.C115]-[.F115])*86400))" office:value-type="float" office:value="1" calcext:value-type="float">
            <text:p>1</text:p>
          </table:table-cell>
          <table:table-cell table:formula="of:=IF(OR([.D115]=&quot;&quot;;[.G115]=&quot;&quot;);&quot;&quot;;ROUND(ABS([.D115]-[.G11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time" office:time-value="PT05H52M44S" calcext:value-type="time">
            <text:p>05:52:44</text:p>
          </table:table-cell>
          <table:table-cell office:value-type="time" office:time-value="PT11H50M53S" calcext:value-type="time">
            <text:p>11:50:53</text:p>
          </table:table-cell>
          <table:table-cell office:value-type="time" office:time-value="PT17H48M58S" calcext:value-type="time">
            <text:p>17:48:58</text:p>
          </table:table-cell>
          <table:table-cell office:value-type="time" office:time-value="PT05H52M43S" calcext:value-type="time">
            <text:p>05:52:43</text:p>
          </table:table-cell>
          <table:table-cell office:value-type="time" office:time-value="PT11H50M54S" calcext:value-type="time">
            <text:p>11:50:54</text:p>
          </table:table-cell>
          <table:table-cell office:value-type="time" office:time-value="PT17H49M00S" calcext:value-type="time">
            <text:p>17:49:00</text:p>
          </table:table-cell>
          <table:table-cell table:formula="of:=IF(OR([.B116]=&quot;&quot;;[.E116]=&quot;&quot;);&quot;&quot;;ROUND(ABS([.B116]-[.E116])*86400))" office:value-type="float" office:value="1" calcext:value-type="float">
            <text:p>1</text:p>
          </table:table-cell>
          <table:table-cell table:formula="of:=IF(OR([.C116]=&quot;&quot;;[.F116]=&quot;&quot;);&quot;&quot;;ROUND(ABS([.C116]-[.F116])*86400))" office:value-type="float" office:value="1" calcext:value-type="float">
            <text:p>1</text:p>
          </table:table-cell>
          <table:table-cell table:formula="of:=IF(OR([.D116]=&quot;&quot;;[.G116]=&quot;&quot;);&quot;&quot;;ROUND(ABS([.D116]-[.G11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5H52M42S" calcext:value-type="time">
            <text:p>05:52:42</text:p>
          </table:table-cell>
          <table:table-cell office:value-type="time" office:time-value="PT11H50M43S" calcext:value-type="time">
            <text:p>11:50:43</text:p>
          </table:table-cell>
          <table:table-cell office:value-type="time" office:time-value="PT17H48M39S" calcext:value-type="time">
            <text:p>17:48:39</text:p>
          </table:table-cell>
          <table:table-cell office:value-type="time" office:time-value="PT05H52M41S" calcext:value-type="time">
            <text:p>05:52:41</text:p>
          </table:table-cell>
          <table:table-cell office:value-type="time" office:time-value="PT11H50M43S" calcext:value-type="time">
            <text:p>11:50:43</text:p>
          </table:table-cell>
          <table:table-cell office:value-type="time" office:time-value="PT17H48M41S" calcext:value-type="time">
            <text:p>17:48:41</text:p>
          </table:table-cell>
          <table:table-cell table:formula="of:=IF(OR([.B117]=&quot;&quot;;[.E117]=&quot;&quot;);&quot;&quot;;ROUND(ABS([.B117]-[.E117])*86400))" office:value-type="float" office:value="1" calcext:value-type="float">
            <text:p>1</text:p>
          </table:table-cell>
          <table:table-cell table:formula="of:=IF(OR([.C117]=&quot;&quot;;[.F117]=&quot;&quot;);&quot;&quot;;ROUND(ABS([.C117]-[.F117])*86400))" office:value-type="float" office:value="0" calcext:value-type="float">
            <text:p>0</text:p>
          </table:table-cell>
          <table:table-cell table:formula="of:=IF(OR([.D117]=&quot;&quot;;[.G117]=&quot;&quot;);&quot;&quot;;ROUND(ABS([.D117]-[.G11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5H52M40S" calcext:value-type="time">
            <text:p>05:52:40</text:p>
          </table:table-cell>
          <table:table-cell office:value-type="time" office:time-value="PT11H50M33S" calcext:value-type="time">
            <text:p>11:50:33</text:p>
          </table:table-cell>
          <table:table-cell office:value-type="time" office:time-value="PT17H48M21S" calcext:value-type="time">
            <text:p>17:48:21</text:p>
          </table:table-cell>
          <table:table-cell office:value-type="time" office:time-value="PT05H52M40S" calcext:value-type="time">
            <text:p>05:52:40</text:p>
          </table:table-cell>
          <table:table-cell office:value-type="time" office:time-value="PT11H50M33S" calcext:value-type="time">
            <text:p>11:50:33</text:p>
          </table:table-cell>
          <table:table-cell office:value-type="time" office:time-value="PT17H48M23S" calcext:value-type="time">
            <text:p>17:48:23</text:p>
          </table:table-cell>
          <table:table-cell table:formula="of:=IF(OR([.B118]=&quot;&quot;;[.E118]=&quot;&quot;);&quot;&quot;;ROUND(ABS([.B118]-[.E118])*86400))" office:value-type="float" office:value="0" calcext:value-type="float">
            <text:p>0</text:p>
          </table:table-cell>
          <table:table-cell table:formula="of:=IF(OR([.C118]=&quot;&quot;;[.F118]=&quot;&quot;);&quot;&quot;;ROUND(ABS([.C118]-[.F118])*86400))" office:value-type="float" office:value="0" calcext:value-type="float">
            <text:p>0</text:p>
          </table:table-cell>
          <table:table-cell table:formula="of:=IF(OR([.D118]=&quot;&quot;;[.G118]=&quot;&quot;);&quot;&quot;;ROUND(ABS([.D118]-[.G11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5H52M39S" calcext:value-type="time">
            <text:p>05:52:39</text:p>
          </table:table-cell>
          <table:table-cell office:value-type="time" office:time-value="PT11H50M23S" calcext:value-type="time">
            <text:p>11:50:23</text:p>
          </table:table-cell>
          <table:table-cell office:value-type="time" office:time-value="PT17H48M03S" calcext:value-type="time">
            <text:p>17:48:03</text:p>
          </table:table-cell>
          <table:table-cell office:value-type="time" office:time-value="PT05H52M39S" calcext:value-type="time">
            <text:p>05:52:39</text:p>
          </table:table-cell>
          <table:table-cell office:value-type="time" office:time-value="PT11H50M24S" calcext:value-type="time">
            <text:p>11:50:24</text:p>
          </table:table-cell>
          <table:table-cell office:value-type="time" office:time-value="PT17H48M05S" calcext:value-type="time">
            <text:p>17:48:05</text:p>
          </table:table-cell>
          <table:table-cell table:formula="of:=IF(OR([.B119]=&quot;&quot;;[.E119]=&quot;&quot;);&quot;&quot;;ROUND(ABS([.B119]-[.E119])*86400))" office:value-type="float" office:value="0" calcext:value-type="float">
            <text:p>0</text:p>
          </table:table-cell>
          <table:table-cell table:formula="of:=IF(OR([.C119]=&quot;&quot;;[.F119]=&quot;&quot;);&quot;&quot;;ROUND(ABS([.C119]-[.F119])*86400))" office:value-type="float" office:value="1" calcext:value-type="float">
            <text:p>1</text:p>
          </table:table-cell>
          <table:table-cell table:formula="of:=IF(OR([.D119]=&quot;&quot;;[.G119]=&quot;&quot;);&quot;&quot;;ROUND(ABS([.D119]-[.G11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5H52M39S" calcext:value-type="time">
            <text:p>05:52:39</text:p>
          </table:table-cell>
          <table:table-cell office:value-type="time" office:time-value="PT11H50M14S" calcext:value-type="time">
            <text:p>11:50:14</text:p>
          </table:table-cell>
          <table:table-cell office:value-type="time" office:time-value="PT17H47M46S" calcext:value-type="time">
            <text:p>17:47:46</text:p>
          </table:table-cell>
          <table:table-cell office:value-type="time" office:time-value="PT05H52M38S" calcext:value-type="time">
            <text:p>05:52:38</text:p>
          </table:table-cell>
          <table:table-cell office:value-type="time" office:time-value="PT11H50M15S" calcext:value-type="time">
            <text:p>11:50:15</text:p>
          </table:table-cell>
          <table:table-cell office:value-type="time" office:time-value="PT17H47M47S" calcext:value-type="time">
            <text:p>17:47:47</text:p>
          </table:table-cell>
          <table:table-cell table:formula="of:=IF(OR([.B120]=&quot;&quot;;[.E120]=&quot;&quot;);&quot;&quot;;ROUND(ABS([.B120]-[.E120])*86400))" office:value-type="float" office:value="1" calcext:value-type="float">
            <text:p>1</text:p>
          </table:table-cell>
          <table:table-cell table:formula="of:=IF(OR([.C120]=&quot;&quot;;[.F120]=&quot;&quot;);&quot;&quot;;ROUND(ABS([.C120]-[.F120])*86400))" office:value-type="float" office:value="1" calcext:value-type="float">
            <text:p>1</text:p>
          </table:table-cell>
          <table:table-cell table:formula="of:=IF(OR([.D120]=&quot;&quot;;[.G120]=&quot;&quot;);&quot;&quot;;ROUND(ABS([.D120]-[.G12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5H52M38S" calcext:value-type="time">
            <text:p>05:52:38</text:p>
          </table:table-cell>
          <table:table-cell office:value-type="time" office:time-value="PT11H50M06S" calcext:value-type="time">
            <text:p>11:50:06</text:p>
          </table:table-cell>
          <table:table-cell office:value-type="time" office:time-value="PT17H47M29S" calcext:value-type="time">
            <text:p>17:47:29</text:p>
          </table:table-cell>
          <table:table-cell office:value-type="time" office:time-value="PT05H52M38S" calcext:value-type="time">
            <text:p>05:52:38</text:p>
          </table:table-cell>
          <table:table-cell office:value-type="time" office:time-value="PT11H50M06S" calcext:value-type="time">
            <text:p>11:50:06</text:p>
          </table:table-cell>
          <table:table-cell office:value-type="time" office:time-value="PT17H47M31S" calcext:value-type="time">
            <text:p>17:47:31</text:p>
          </table:table-cell>
          <table:table-cell table:formula="of:=IF(OR([.B121]=&quot;&quot;;[.E121]=&quot;&quot;);&quot;&quot;;ROUND(ABS([.B121]-[.E121])*86400))" office:value-type="float" office:value="0" calcext:value-type="float">
            <text:p>0</text:p>
          </table:table-cell>
          <table:table-cell table:formula="of:=IF(OR([.C121]=&quot;&quot;;[.F121]=&quot;&quot;);&quot;&quot;;ROUND(ABS([.C121]-[.F121])*86400))" office:value-type="float" office:value="0" calcext:value-type="float">
            <text:p>0</text:p>
          </table:table-cell>
          <table:table-cell table:formula="of:=IF(OR([.D121]=&quot;&quot;;[.G121]=&quot;&quot;);&quot;&quot;;ROUND(ABS([.D121]-[.G12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5H52M38S" calcext:value-type="time">
            <text:p>05:52:38</text:p>
          </table:table-cell>
          <table:table-cell office:value-type="time" office:time-value="PT11H49M58S" calcext:value-type="time">
            <text:p>11:49:58</text:p>
          </table:table-cell>
          <table:table-cell office:value-type="time" office:time-value="PT17H47M13S" calcext:value-type="time">
            <text:p>17:47:13</text:p>
          </table:table-cell>
          <table:table-cell office:value-type="time" office:time-value="PT05H52M38S" calcext:value-type="time">
            <text:p>05:52:38</text:p>
          </table:table-cell>
          <table:table-cell office:value-type="time" office:time-value="PT11H49M58S" calcext:value-type="time">
            <text:p>11:49:58</text:p>
          </table:table-cell>
          <table:table-cell office:value-type="time" office:time-value="PT17H47M15S" calcext:value-type="time">
            <text:p>17:47:15</text:p>
          </table:table-cell>
          <table:table-cell table:formula="of:=IF(OR([.B122]=&quot;&quot;;[.E122]=&quot;&quot;);&quot;&quot;;ROUND(ABS([.B122]-[.E122])*86400))" office:value-type="float" office:value="0" calcext:value-type="float">
            <text:p>0</text:p>
          </table:table-cell>
          <table:table-cell table:formula="of:=IF(OR([.C122]=&quot;&quot;;[.F122]=&quot;&quot;);&quot;&quot;;ROUND(ABS([.C122]-[.F122])*86400))" office:value-type="float" office:value="0" calcext:value-type="float">
            <text:p>0</text:p>
          </table:table-cell>
          <table:table-cell table:formula="of:=IF(OR([.D122]=&quot;&quot;;[.G122]=&quot;&quot;);&quot;&quot;;ROUND(ABS([.D122]-[.G12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5H52M39S" calcext:value-type="time">
            <text:p>05:52:39</text:p>
          </table:table-cell>
          <table:table-cell office:value-type="time" office:time-value="PT11H49M50S" calcext:value-type="time">
            <text:p>11:49:50</text:p>
          </table:table-cell>
          <table:table-cell office:value-type="time" office:time-value="PT17H46M57S" calcext:value-type="time">
            <text:p>17:46:57</text:p>
          </table:table-cell>
          <table:table-cell office:value-type="time" office:time-value="PT05H52M38S" calcext:value-type="time">
            <text:p>05:52:38</text:p>
          </table:table-cell>
          <table:table-cell office:value-type="time" office:time-value="PT11H49M51S" calcext:value-type="time">
            <text:p>11:49:51</text:p>
          </table:table-cell>
          <table:table-cell office:value-type="time" office:time-value="PT17H46M59S" calcext:value-type="time">
            <text:p>17:46:59</text:p>
          </table:table-cell>
          <table:table-cell table:formula="of:=IF(OR([.B123]=&quot;&quot;;[.E123]=&quot;&quot;);&quot;&quot;;ROUND(ABS([.B123]-[.E123])*86400))" office:value-type="float" office:value="1" calcext:value-type="float">
            <text:p>1</text:p>
          </table:table-cell>
          <table:table-cell table:formula="of:=IF(OR([.C123]=&quot;&quot;;[.F123]=&quot;&quot;);&quot;&quot;;ROUND(ABS([.C123]-[.F123])*86400))" office:value-type="float" office:value="1" calcext:value-type="float">
            <text:p>1</text:p>
          </table:table-cell>
          <table:table-cell table:formula="of:=IF(OR([.D123]=&quot;&quot;;[.G123]=&quot;&quot;);&quot;&quot;;ROUND(ABS([.D123]-[.G12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5H52M40S" calcext:value-type="time">
            <text:p>05:52:40</text:p>
          </table:table-cell>
          <table:table-cell office:value-type="time" office:time-value="PT11H49M43S" calcext:value-type="time">
            <text:p>11:49:43</text:p>
          </table:table-cell>
          <table:table-cell office:value-type="time" office:time-value="PT17H46M43S" calcext:value-type="time">
            <text:p>17:46:43</text:p>
          </table:table-cell>
          <table:table-cell office:value-type="time" office:time-value="PT05H52M39S" calcext:value-type="time">
            <text:p>05:52:39</text:p>
          </table:table-cell>
          <table:table-cell office:value-type="time" office:time-value="PT11H49M44S" calcext:value-type="time">
            <text:p>11:49:44</text:p>
          </table:table-cell>
          <table:table-cell office:value-type="time" office:time-value="PT17H46M45S" calcext:value-type="time">
            <text:p>17:46:45</text:p>
          </table:table-cell>
          <table:table-cell table:formula="of:=IF(OR([.B124]=&quot;&quot;;[.E124]=&quot;&quot;);&quot;&quot;;ROUND(ABS([.B124]-[.E124])*86400))" office:value-type="float" office:value="1" calcext:value-type="float">
            <text:p>1</text:p>
          </table:table-cell>
          <table:table-cell table:formula="of:=IF(OR([.C124]=&quot;&quot;;[.F124]=&quot;&quot;);&quot;&quot;;ROUND(ABS([.C124]-[.F124])*86400))" office:value-type="float" office:value="1" calcext:value-type="float">
            <text:p>1</text:p>
          </table:table-cell>
          <table:table-cell table:formula="of:=IF(OR([.D124]=&quot;&quot;;[.G124]=&quot;&quot;);&quot;&quot;;ROUND(ABS([.D124]-[.G12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05H52M42S" calcext:value-type="time">
            <text:p>05:52:42</text:p>
          </table:table-cell>
          <table:table-cell office:value-type="time" office:time-value="PT11H49M37S" calcext:value-type="time">
            <text:p>11:49:37</text:p>
          </table:table-cell>
          <table:table-cell office:value-type="time" office:time-value="PT17H46M28S" calcext:value-type="time">
            <text:p>17:46:28</text:p>
          </table:table-cell>
          <table:table-cell office:value-type="time" office:time-value="PT05H52M41S" calcext:value-type="time">
            <text:p>05:52:41</text:p>
          </table:table-cell>
          <table:table-cell office:value-type="time" office:time-value="PT11H49M38S" calcext:value-type="time">
            <text:p>11:49:38</text:p>
          </table:table-cell>
          <table:table-cell office:value-type="time" office:time-value="PT17H46M30S" calcext:value-type="time">
            <text:p>17:46:30</text:p>
          </table:table-cell>
          <table:table-cell table:formula="of:=IF(OR([.B125]=&quot;&quot;;[.E125]=&quot;&quot;);&quot;&quot;;ROUND(ABS([.B125]-[.E125])*86400))" office:value-type="float" office:value="1" calcext:value-type="float">
            <text:p>1</text:p>
          </table:table-cell>
          <table:table-cell table:formula="of:=IF(OR([.C125]=&quot;&quot;;[.F125]=&quot;&quot;);&quot;&quot;;ROUND(ABS([.C125]-[.F125])*86400))" office:value-type="float" office:value="1" calcext:value-type="float">
            <text:p>1</text:p>
          </table:table-cell>
          <table:table-cell table:formula="of:=IF(OR([.D125]=&quot;&quot;;[.G125]=&quot;&quot;);&quot;&quot;;ROUND(ABS([.D125]-[.G12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05H52M44S" calcext:value-type="time">
            <text:p>05:52:44</text:p>
          </table:table-cell>
          <table:table-cell office:value-type="time" office:time-value="PT11H49M31S" calcext:value-type="time">
            <text:p>11:49:31</text:p>
          </table:table-cell>
          <table:table-cell office:value-type="time" office:time-value="PT17H46M15S" calcext:value-type="time">
            <text:p>17:46:15</text:p>
          </table:table-cell>
          <table:table-cell office:value-type="time" office:time-value="PT05H52M43S" calcext:value-type="time">
            <text:p>05:52:43</text:p>
          </table:table-cell>
          <table:table-cell office:value-type="time" office:time-value="PT11H49M32S" calcext:value-type="time">
            <text:p>11:49:32</text:p>
          </table:table-cell>
          <table:table-cell office:value-type="time" office:time-value="PT17H46M17S" calcext:value-type="time">
            <text:p>17:46:17</text:p>
          </table:table-cell>
          <table:table-cell table:formula="of:=IF(OR([.B126]=&quot;&quot;;[.E126]=&quot;&quot;);&quot;&quot;;ROUND(ABS([.B126]-[.E126])*86400))" office:value-type="float" office:value="1" calcext:value-type="float">
            <text:p>1</text:p>
          </table:table-cell>
          <table:table-cell table:formula="of:=IF(OR([.C126]=&quot;&quot;;[.F126]=&quot;&quot;);&quot;&quot;;ROUND(ABS([.C126]-[.F126])*86400))" office:value-type="float" office:value="1" calcext:value-type="float">
            <text:p>1</text:p>
          </table:table-cell>
          <table:table-cell table:formula="of:=IF(OR([.D126]=&quot;&quot;;[.G126]=&quot;&quot;);&quot;&quot;;ROUND(ABS([.D126]-[.G12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05H52M46S" calcext:value-type="time">
            <text:p>05:52:46</text:p>
          </table:table-cell>
          <table:table-cell office:value-type="time" office:time-value="PT11H49M26S" calcext:value-type="time">
            <text:p>11:49:26</text:p>
          </table:table-cell>
          <table:table-cell office:value-type="time" office:time-value="PT17H46M02S" calcext:value-type="time">
            <text:p>17:46:02</text:p>
          </table:table-cell>
          <table:table-cell office:value-type="time" office:time-value="PT05H52M45S" calcext:value-type="time">
            <text:p>05:52:45</text:p>
          </table:table-cell>
          <table:table-cell office:value-type="time" office:time-value="PT11H49M27S" calcext:value-type="time">
            <text:p>11:49:27</text:p>
          </table:table-cell>
          <table:table-cell office:value-type="time" office:time-value="PT17H46M04S" calcext:value-type="time">
            <text:p>17:46:04</text:p>
          </table:table-cell>
          <table:table-cell table:formula="of:=IF(OR([.B127]=&quot;&quot;;[.E127]=&quot;&quot;);&quot;&quot;;ROUND(ABS([.B127]-[.E127])*86400))" office:value-type="float" office:value="1" calcext:value-type="float">
            <text:p>1</text:p>
          </table:table-cell>
          <table:table-cell table:formula="of:=IF(OR([.C127]=&quot;&quot;;[.F127]=&quot;&quot;);&quot;&quot;;ROUND(ABS([.C127]-[.F127])*86400))" office:value-type="float" office:value="1" calcext:value-type="float">
            <text:p>1</text:p>
          </table:table-cell>
          <table:table-cell table:formula="of:=IF(OR([.D127]=&quot;&quot;;[.G127]=&quot;&quot;);&quot;&quot;;ROUND(ABS([.D127]-[.G12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05H52M49S" calcext:value-type="time">
            <text:p>05:52:49</text:p>
          </table:table-cell>
          <table:table-cell office:value-type="time" office:time-value="PT11H49M21S" calcext:value-type="time">
            <text:p>11:49:21</text:p>
          </table:table-cell>
          <table:table-cell office:value-type="time" office:time-value="PT17H45M50S" calcext:value-type="time">
            <text:p>17:45:50</text:p>
          </table:table-cell>
          <table:table-cell office:value-type="time" office:time-value="PT05H52M48S" calcext:value-type="time">
            <text:p>05:52:48</text:p>
          </table:table-cell>
          <table:table-cell office:value-type="time" office:time-value="PT11H49M22S" calcext:value-type="time">
            <text:p>11:49:22</text:p>
          </table:table-cell>
          <table:table-cell office:value-type="time" office:time-value="PT17H45M52S" calcext:value-type="time">
            <text:p>17:45:52</text:p>
          </table:table-cell>
          <table:table-cell table:formula="of:=IF(OR([.B128]=&quot;&quot;;[.E128]=&quot;&quot;);&quot;&quot;;ROUND(ABS([.B128]-[.E128])*86400))" office:value-type="float" office:value="1" calcext:value-type="float">
            <text:p>1</text:p>
          </table:table-cell>
          <table:table-cell table:formula="of:=IF(OR([.C128]=&quot;&quot;;[.F128]=&quot;&quot;);&quot;&quot;;ROUND(ABS([.C128]-[.F128])*86400))" office:value-type="float" office:value="1" calcext:value-type="float">
            <text:p>1</text:p>
          </table:table-cell>
          <table:table-cell table:formula="of:=IF(OR([.D128]=&quot;&quot;;[.G128]=&quot;&quot;);&quot;&quot;;ROUND(ABS([.D128]-[.G12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05H52M52S" calcext:value-type="time">
            <text:p>05:52:52</text:p>
          </table:table-cell>
          <table:table-cell office:value-type="time" office:time-value="PT11H49M17S" calcext:value-type="time">
            <text:p>11:49:17</text:p>
          </table:table-cell>
          <table:table-cell office:value-type="time" office:time-value="PT17H45M38S" calcext:value-type="time">
            <text:p>17:45:38</text:p>
          </table:table-cell>
          <table:table-cell office:value-type="time" office:time-value="PT05H52M51S" calcext:value-type="time">
            <text:p>05:52:51</text:p>
          </table:table-cell>
          <table:table-cell office:value-type="time" office:time-value="PT11H49M18S" calcext:value-type="time">
            <text:p>11:49:18</text:p>
          </table:table-cell>
          <table:table-cell office:value-type="time" office:time-value="PT17H45M40S" calcext:value-type="time">
            <text:p>17:45:40</text:p>
          </table:table-cell>
          <table:table-cell table:formula="of:=IF(OR([.B129]=&quot;&quot;;[.E129]=&quot;&quot;);&quot;&quot;;ROUND(ABS([.B129]-[.E129])*86400))" office:value-type="float" office:value="1" calcext:value-type="float">
            <text:p>1</text:p>
          </table:table-cell>
          <table:table-cell table:formula="of:=IF(OR([.C129]=&quot;&quot;;[.F129]=&quot;&quot;);&quot;&quot;;ROUND(ABS([.C129]-[.F129])*86400))" office:value-type="float" office:value="1" calcext:value-type="float">
            <text:p>1</text:p>
          </table:table-cell>
          <table:table-cell table:formula="of:=IF(OR([.D129]=&quot;&quot;;[.G129]=&quot;&quot;);&quot;&quot;;ROUND(ABS([.D129]-[.G12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05H52M56S" calcext:value-type="time">
            <text:p>05:52:56</text:p>
          </table:table-cell>
          <table:table-cell office:value-type="time" office:time-value="PT11H49M13S" calcext:value-type="time">
            <text:p>11:49:13</text:p>
          </table:table-cell>
          <table:table-cell office:value-type="time" office:time-value="PT17H45M27S" calcext:value-type="time">
            <text:p>17:45:27</text:p>
          </table:table-cell>
          <table:table-cell office:value-type="time" office:time-value="PT05H52M55S" calcext:value-type="time">
            <text:p>05:52:55</text:p>
          </table:table-cell>
          <table:table-cell office:value-type="time" office:time-value="PT11H49M14S" calcext:value-type="time">
            <text:p>11:49:14</text:p>
          </table:table-cell>
          <table:table-cell office:value-type="time" office:time-value="PT17H45M29S" calcext:value-type="time">
            <text:p>17:45:29</text:p>
          </table:table-cell>
          <table:table-cell table:formula="of:=IF(OR([.B130]=&quot;&quot;;[.E130]=&quot;&quot;);&quot;&quot;;ROUND(ABS([.B130]-[.E130])*86400))" office:value-type="float" office:value="1" calcext:value-type="float">
            <text:p>1</text:p>
          </table:table-cell>
          <table:table-cell table:formula="of:=IF(OR([.C130]=&quot;&quot;;[.F130]=&quot;&quot;);&quot;&quot;;ROUND(ABS([.C130]-[.F130])*86400))" office:value-type="float" office:value="1" calcext:value-type="float">
            <text:p>1</text:p>
          </table:table-cell>
          <table:table-cell table:formula="of:=IF(OR([.D130]=&quot;&quot;;[.G130]=&quot;&quot;);&quot;&quot;;ROUND(ABS([.D130]-[.G13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05H53M00S" calcext:value-type="time">
            <text:p>05:53:00</text:p>
          </table:table-cell>
          <table:table-cell office:value-type="time" office:time-value="PT11H49M10S" calcext:value-type="time">
            <text:p>11:49:10</text:p>
          </table:table-cell>
          <table:table-cell office:value-type="time" office:time-value="PT17H45M17S" calcext:value-type="time">
            <text:p>17:45:17</text:p>
          </table:table-cell>
          <table:table-cell office:value-type="time" office:time-value="PT05H52M59S" calcext:value-type="time">
            <text:p>05:52:59</text:p>
          </table:table-cell>
          <table:table-cell office:value-type="time" office:time-value="PT11H49M11S" calcext:value-type="time">
            <text:p>11:49:11</text:p>
          </table:table-cell>
          <table:table-cell office:value-type="time" office:time-value="PT17H45M19S" calcext:value-type="time">
            <text:p>17:45:19</text:p>
          </table:table-cell>
          <table:table-cell table:formula="of:=IF(OR([.B131]=&quot;&quot;;[.E131]=&quot;&quot;);&quot;&quot;;ROUND(ABS([.B131]-[.E131])*86400))" office:value-type="float" office:value="1" calcext:value-type="float">
            <text:p>1</text:p>
          </table:table-cell>
          <table:table-cell table:formula="of:=IF(OR([.C131]=&quot;&quot;;[.F131]=&quot;&quot;);&quot;&quot;;ROUND(ABS([.C131]-[.F131])*86400))" office:value-type="float" office:value="1" calcext:value-type="float">
            <text:p>1</text:p>
          </table:table-cell>
          <table:table-cell table:formula="of:=IF(OR([.D131]=&quot;&quot;;[.G131]=&quot;&quot;);&quot;&quot;;ROUND(ABS([.D131]-[.G13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05H53M05S" calcext:value-type="time">
            <text:p>05:53:05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17H45M08S" calcext:value-type="time">
            <text:p>17:45:08</text:p>
          </table:table-cell>
          <table:table-cell office:value-type="time" office:time-value="PT05H53M04S" calcext:value-type="time">
            <text:p>05:53:04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17H45M10S" calcext:value-type="time">
            <text:p>17:45:10</text:p>
          </table:table-cell>
          <table:table-cell table:formula="of:=IF(OR([.B132]=&quot;&quot;;[.E132]=&quot;&quot;);&quot;&quot;;ROUND(ABS([.B132]-[.E132])*86400))" office:value-type="float" office:value="1" calcext:value-type="float">
            <text:p>1</text:p>
          </table:table-cell>
          <table:table-cell table:formula="of:=IF(OR([.C132]=&quot;&quot;;[.F132]=&quot;&quot;);&quot;&quot;;ROUND(ABS([.C132]-[.F132])*86400))" office:value-type="float" office:value="0" calcext:value-type="float">
            <text:p>0</text:p>
          </table:table-cell>
          <table:table-cell table:formula="of:=IF(OR([.D132]=&quot;&quot;;[.G132]=&quot;&quot;);&quot;&quot;;ROUND(ABS([.D132]-[.G13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05H53M10S" calcext:value-type="time">
            <text:p>05:53:10</text:p>
          </table:table-cell>
          <table:table-cell office:value-type="time" office:time-value="PT11H49M06S" calcext:value-type="time">
            <text:p>11:49:06</text:p>
          </table:table-cell>
          <table:table-cell office:value-type="time" office:time-value="PT17H44M59S" calcext:value-type="time">
            <text:p>17:44:59</text:p>
          </table:table-cell>
          <table:table-cell office:value-type="time" office:time-value="PT05H53M09S" calcext:value-type="time">
            <text:p>05:53:09</text:p>
          </table:table-cell>
          <table:table-cell office:value-type="time" office:time-value="PT11H49M06S" calcext:value-type="time">
            <text:p>11:49:06</text:p>
          </table:table-cell>
          <table:table-cell office:value-type="time" office:time-value="PT17H45M01S" calcext:value-type="time">
            <text:p>17:45:01</text:p>
          </table:table-cell>
          <table:table-cell table:formula="of:=IF(OR([.B133]=&quot;&quot;;[.E133]=&quot;&quot;);&quot;&quot;;ROUND(ABS([.B133]-[.E133])*86400))" office:value-type="float" office:value="1" calcext:value-type="float">
            <text:p>1</text:p>
          </table:table-cell>
          <table:table-cell table:formula="of:=IF(OR([.C133]=&quot;&quot;;[.F133]=&quot;&quot;);&quot;&quot;;ROUND(ABS([.C133]-[.F133])*86400))" office:value-type="float" office:value="0" calcext:value-type="float">
            <text:p>0</text:p>
          </table:table-cell>
          <table:table-cell table:formula="of:=IF(OR([.D133]=&quot;&quot;;[.G133]=&quot;&quot;);&quot;&quot;;ROUND(ABS([.D133]-[.G13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05H53M15S" calcext:value-type="time">
            <text:p>05:53:15</text:p>
          </table:table-cell>
          <table:table-cell office:value-type="time" office:time-value="PT11H49M04S" calcext:value-type="time">
            <text:p>11:49:04</text:p>
          </table:table-cell>
          <table:table-cell office:value-type="time" office:time-value="PT17H44M50S" calcext:value-type="time">
            <text:p>17:44:50</text:p>
          </table:table-cell>
          <table:table-cell office:value-type="time" office:time-value="PT05H53M14S" calcext:value-type="time">
            <text:p>05:53:14</text:p>
          </table:table-cell>
          <table:table-cell office:value-type="time" office:time-value="PT11H49M05S" calcext:value-type="time">
            <text:p>11:49:05</text:p>
          </table:table-cell>
          <table:table-cell office:value-type="time" office:time-value="PT17H44M52S" calcext:value-type="time">
            <text:p>17:44:52</text:p>
          </table:table-cell>
          <table:table-cell table:formula="of:=IF(OR([.B134]=&quot;&quot;;[.E134]=&quot;&quot;);&quot;&quot;;ROUND(ABS([.B134]-[.E134])*86400))" office:value-type="float" office:value="1" calcext:value-type="float">
            <text:p>1</text:p>
          </table:table-cell>
          <table:table-cell table:formula="of:=IF(OR([.C134]=&quot;&quot;;[.F134]=&quot;&quot;);&quot;&quot;;ROUND(ABS([.C134]-[.F134])*86400))" office:value-type="float" office:value="1" calcext:value-type="float">
            <text:p>1</text:p>
          </table:table-cell>
          <table:table-cell table:formula="of:=IF(OR([.D134]=&quot;&quot;;[.G134]=&quot;&quot;);&quot;&quot;;ROUND(ABS([.D134]-[.G13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05H53M21S" calcext:value-type="time">
            <text:p>05:53:21</text:p>
          </table:table-cell>
          <table:table-cell office:value-type="time" office:time-value="PT11H49M03S" calcext:value-type="time">
            <text:p>11:49:03</text:p>
          </table:table-cell>
          <table:table-cell office:value-type="time" office:time-value="PT17H44M43S" calcext:value-type="time">
            <text:p>17:44:43</text:p>
          </table:table-cell>
          <table:table-cell office:value-type="time" office:time-value="PT05H53M20S" calcext:value-type="time">
            <text:p>05:53:20</text:p>
          </table:table-cell>
          <table:table-cell office:value-type="time" office:time-value="PT11H49M04S" calcext:value-type="time">
            <text:p>11:49:04</text:p>
          </table:table-cell>
          <table:table-cell office:value-type="time" office:time-value="PT17H44M45S" calcext:value-type="time">
            <text:p>17:44:45</text:p>
          </table:table-cell>
          <table:table-cell table:formula="of:=IF(OR([.B135]=&quot;&quot;;[.E135]=&quot;&quot;);&quot;&quot;;ROUND(ABS([.B135]-[.E135])*86400))" office:value-type="float" office:value="1" calcext:value-type="float">
            <text:p>1</text:p>
          </table:table-cell>
          <table:table-cell table:formula="of:=IF(OR([.C135]=&quot;&quot;;[.F135]=&quot;&quot;);&quot;&quot;;ROUND(ABS([.C135]-[.F135])*86400))" office:value-type="float" office:value="1" calcext:value-type="float">
            <text:p>1</text:p>
          </table:table-cell>
          <table:table-cell table:formula="of:=IF(OR([.D135]=&quot;&quot;;[.G135]=&quot;&quot;);&quot;&quot;;ROUND(ABS([.D135]-[.G13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05H53M27S" calcext:value-type="time">
            <text:p>05:53:27</text:p>
          </table:table-cell>
          <table:table-cell office:value-type="time" office:time-value="PT11H49M03S" calcext:value-type="time">
            <text:p>11:49:03</text:p>
          </table:table-cell>
          <table:table-cell office:value-type="time" office:time-value="PT17H44M36S" calcext:value-type="time">
            <text:p>17:44:36</text:p>
          </table:table-cell>
          <table:table-cell office:value-type="time" office:time-value="PT05H53M26S" calcext:value-type="time">
            <text:p>05:53:26</text:p>
          </table:table-cell>
          <table:table-cell office:value-type="time" office:time-value="PT11H49M04S" calcext:value-type="time">
            <text:p>11:49:04</text:p>
          </table:table-cell>
          <table:table-cell office:value-type="time" office:time-value="PT17H44M38S" calcext:value-type="time">
            <text:p>17:44:38</text:p>
          </table:table-cell>
          <table:table-cell table:formula="of:=IF(OR([.B136]=&quot;&quot;;[.E136]=&quot;&quot;);&quot;&quot;;ROUND(ABS([.B136]-[.E136])*86400))" office:value-type="float" office:value="1" calcext:value-type="float">
            <text:p>1</text:p>
          </table:table-cell>
          <table:table-cell table:formula="of:=IF(OR([.C136]=&quot;&quot;;[.F136]=&quot;&quot;);&quot;&quot;;ROUND(ABS([.C136]-[.F136])*86400))" office:value-type="float" office:value="1" calcext:value-type="float">
            <text:p>1</text:p>
          </table:table-cell>
          <table:table-cell table:formula="of:=IF(OR([.D136]=&quot;&quot;;[.G136]=&quot;&quot;);&quot;&quot;;ROUND(ABS([.D136]-[.G13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05H53M34S" calcext:value-type="time">
            <text:p>05:53:34</text:p>
          </table:table-cell>
          <table:table-cell office:value-type="time" office:time-value="PT11H49M03S" calcext:value-type="time">
            <text:p>11:49:03</text:p>
          </table:table-cell>
          <table:table-cell office:value-type="time" office:time-value="PT17H44M30S" calcext:value-type="time">
            <text:p>17:44:30</text:p>
          </table:table-cell>
          <table:table-cell office:value-type="time" office:time-value="PT05H53M33S" calcext:value-type="time">
            <text:p>05:53:33</text:p>
          </table:table-cell>
          <table:table-cell office:value-type="time" office:time-value="PT11H49M04S" calcext:value-type="time">
            <text:p>11:49:04</text:p>
          </table:table-cell>
          <table:table-cell office:value-type="time" office:time-value="PT17H44M32S" calcext:value-type="time">
            <text:p>17:44:32</text:p>
          </table:table-cell>
          <table:table-cell table:formula="of:=IF(OR([.B137]=&quot;&quot;;[.E137]=&quot;&quot;);&quot;&quot;;ROUND(ABS([.B137]-[.E137])*86400))" office:value-type="float" office:value="1" calcext:value-type="float">
            <text:p>1</text:p>
          </table:table-cell>
          <table:table-cell table:formula="of:=IF(OR([.C137]=&quot;&quot;;[.F137]=&quot;&quot;);&quot;&quot;;ROUND(ABS([.C137]-[.F137])*86400))" office:value-type="float" office:value="1" calcext:value-type="float">
            <text:p>1</text:p>
          </table:table-cell>
          <table:table-cell table:formula="of:=IF(OR([.D137]=&quot;&quot;;[.G137]=&quot;&quot;);&quot;&quot;;ROUND(ABS([.D137]-[.G13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05H53M41S" calcext:value-type="time">
            <text:p>05:53:41</text:p>
          </table:table-cell>
          <table:table-cell office:value-type="time" office:time-value="PT11H49M04S" calcext:value-type="time">
            <text:p>11:49:04</text:p>
          </table:table-cell>
          <table:table-cell office:value-type="time" office:time-value="PT17H44M24S" calcext:value-type="time">
            <text:p>17:44:24</text:p>
          </table:table-cell>
          <table:table-cell office:value-type="time" office:time-value="PT05H53M40S" calcext:value-type="time">
            <text:p>05:53:40</text:p>
          </table:table-cell>
          <table:table-cell office:value-type="time" office:time-value="PT11H49M05S" calcext:value-type="time">
            <text:p>11:49:05</text:p>
          </table:table-cell>
          <table:table-cell office:value-type="time" office:time-value="PT17H44M27S" calcext:value-type="time">
            <text:p>17:44:27</text:p>
          </table:table-cell>
          <table:table-cell table:formula="of:=IF(OR([.B138]=&quot;&quot;;[.E138]=&quot;&quot;);&quot;&quot;;ROUND(ABS([.B138]-[.E138])*86400))" office:value-type="float" office:value="1" calcext:value-type="float">
            <text:p>1</text:p>
          </table:table-cell>
          <table:table-cell table:formula="of:=IF(OR([.C138]=&quot;&quot;;[.F138]=&quot;&quot;);&quot;&quot;;ROUND(ABS([.C138]-[.F138])*86400))" office:value-type="float" office:value="1" calcext:value-type="float">
            <text:p>1</text:p>
          </table:table-cell>
          <table:table-cell table:formula="of:=IF(OR([.D138]=&quot;&quot;;[.G138]=&quot;&quot;);&quot;&quot;;ROUND(ABS([.D138]-[.G13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time" office:time-value="PT05H53M49S" calcext:value-type="time">
            <text:p>05:53:49</text:p>
          </table:table-cell>
          <table:table-cell office:value-type="time" office:time-value="PT11H49M06S" calcext:value-type="time">
            <text:p>11:49:06</text:p>
          </table:table-cell>
          <table:table-cell office:value-type="time" office:time-value="PT17H44M20S" calcext:value-type="time">
            <text:p>17:44:20</text:p>
          </table:table-cell>
          <table:table-cell office:value-type="time" office:time-value="PT05H53M48S" calcext:value-type="time">
            <text:p>05:53:48</text:p>
          </table:table-cell>
          <table:table-cell office:value-type="time" office:time-value="PT11H49M06S" calcext:value-type="time">
            <text:p>11:49:06</text:p>
          </table:table-cell>
          <table:table-cell office:value-type="time" office:time-value="PT17H44M22S" calcext:value-type="time">
            <text:p>17:44:22</text:p>
          </table:table-cell>
          <table:table-cell table:formula="of:=IF(OR([.B139]=&quot;&quot;;[.E139]=&quot;&quot;);&quot;&quot;;ROUND(ABS([.B139]-[.E139])*86400))" office:value-type="float" office:value="1" calcext:value-type="float">
            <text:p>1</text:p>
          </table:table-cell>
          <table:table-cell table:formula="of:=IF(OR([.C139]=&quot;&quot;;[.F139]=&quot;&quot;);&quot;&quot;;ROUND(ABS([.C139]-[.F139])*86400))" office:value-type="float" office:value="0" calcext:value-type="float">
            <text:p>0</text:p>
          </table:table-cell>
          <table:table-cell table:formula="of:=IF(OR([.D139]=&quot;&quot;;[.G139]=&quot;&quot;);&quot;&quot;;ROUND(ABS([.D139]-[.G13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time" office:time-value="PT05H53M57S" calcext:value-type="time">
            <text:p>05:53:57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17H44M16S" calcext:value-type="time">
            <text:p>17:44:16</text:p>
          </table:table-cell>
          <table:table-cell office:value-type="time" office:time-value="PT05H53M56S" calcext:value-type="time">
            <text:p>05:53:56</text:p>
          </table:table-cell>
          <table:table-cell office:value-type="time" office:time-value="PT11H49M08S" calcext:value-type="time">
            <text:p>11:49:08</text:p>
          </table:table-cell>
          <table:table-cell office:value-type="time" office:time-value="PT17H44M18S" calcext:value-type="time">
            <text:p>17:44:18</text:p>
          </table:table-cell>
          <table:table-cell table:formula="of:=IF(OR([.B140]=&quot;&quot;;[.E140]=&quot;&quot;);&quot;&quot;;ROUND(ABS([.B140]-[.E140])*86400))" office:value-type="float" office:value="1" calcext:value-type="float">
            <text:p>1</text:p>
          </table:table-cell>
          <table:table-cell table:formula="of:=IF(OR([.C140]=&quot;&quot;;[.F140]=&quot;&quot;);&quot;&quot;;ROUND(ABS([.C140]-[.F140])*86400))" office:value-type="float" office:value="0" calcext:value-type="float">
            <text:p>0</text:p>
          </table:table-cell>
          <table:table-cell table:formula="of:=IF(OR([.D140]=&quot;&quot;;[.G140]=&quot;&quot;);&quot;&quot;;ROUND(ABS([.D140]-[.G14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time" office:time-value="PT05H54M05S" calcext:value-type="time">
            <text:p>05:54:05</text:p>
          </table:table-cell>
          <table:table-cell office:value-type="time" office:time-value="PT11H49M10S" calcext:value-type="time">
            <text:p>11:49:10</text:p>
          </table:table-cell>
          <table:table-cell office:value-type="time" office:time-value="PT17H44M12S" calcext:value-type="time">
            <text:p>17:44:12</text:p>
          </table:table-cell>
          <table:table-cell office:value-type="time" office:time-value="PT05H54M04S" calcext:value-type="time">
            <text:p>05:54:04</text:p>
          </table:table-cell>
          <table:table-cell office:value-type="time" office:time-value="PT11H49M11S" calcext:value-type="time">
            <text:p>11:49:11</text:p>
          </table:table-cell>
          <table:table-cell office:value-type="time" office:time-value="PT17H44M14S" calcext:value-type="time">
            <text:p>17:44:14</text:p>
          </table:table-cell>
          <table:table-cell table:formula="of:=IF(OR([.B141]=&quot;&quot;;[.E141]=&quot;&quot;);&quot;&quot;;ROUND(ABS([.B141]-[.E141])*86400))" office:value-type="float" office:value="1" calcext:value-type="float">
            <text:p>1</text:p>
          </table:table-cell>
          <table:table-cell table:formula="of:=IF(OR([.C141]=&quot;&quot;;[.F141]=&quot;&quot;);&quot;&quot;;ROUND(ABS([.C141]-[.F141])*86400))" office:value-type="float" office:value="1" calcext:value-type="float">
            <text:p>1</text:p>
          </table:table-cell>
          <table:table-cell table:formula="of:=IF(OR([.D141]=&quot;&quot;;[.G141]=&quot;&quot;);&quot;&quot;;ROUND(ABS([.D141]-[.G14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time" office:time-value="PT05H54M14S" calcext:value-type="time">
            <text:p>05:54:14</text:p>
          </table:table-cell>
          <table:table-cell office:value-type="time" office:time-value="PT11H49M13S" calcext:value-type="time">
            <text:p>11:49:13</text:p>
          </table:table-cell>
          <table:table-cell office:value-type="time" office:time-value="PT17H44M09S" calcext:value-type="time">
            <text:p>17:44:09</text:p>
          </table:table-cell>
          <table:table-cell office:value-type="time" office:time-value="PT05H54M13S" calcext:value-type="time">
            <text:p>05:54:13</text:p>
          </table:table-cell>
          <table:table-cell office:value-type="time" office:time-value="PT11H49M14S" calcext:value-type="time">
            <text:p>11:49:14</text:p>
          </table:table-cell>
          <table:table-cell office:value-type="time" office:time-value="PT17H44M12S" calcext:value-type="time">
            <text:p>17:44:12</text:p>
          </table:table-cell>
          <table:table-cell table:formula="of:=IF(OR([.B142]=&quot;&quot;;[.E142]=&quot;&quot;);&quot;&quot;;ROUND(ABS([.B142]-[.E142])*86400))" office:value-type="float" office:value="1" calcext:value-type="float">
            <text:p>1</text:p>
          </table:table-cell>
          <table:table-cell table:formula="of:=IF(OR([.C142]=&quot;&quot;;[.F142]=&quot;&quot;);&quot;&quot;;ROUND(ABS([.C142]-[.F142])*86400))" office:value-type="float" office:value="1" calcext:value-type="float">
            <text:p>1</text:p>
          </table:table-cell>
          <table:table-cell table:formula="of:=IF(OR([.D142]=&quot;&quot;;[.G142]=&quot;&quot;);&quot;&quot;;ROUND(ABS([.D142]-[.G14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time" office:time-value="PT05H54M23S" calcext:value-type="time">
            <text:p>05:54:23</text:p>
          </table:table-cell>
          <table:table-cell office:value-type="time" office:time-value="PT11H49M17S" calcext:value-type="time">
            <text:p>11:49:17</text:p>
          </table:table-cell>
          <table:table-cell office:value-type="time" office:time-value="PT17H44M08S" calcext:value-type="time">
            <text:p>17:44:08</text:p>
          </table:table-cell>
          <table:table-cell office:value-type="time" office:time-value="PT05H54M22S" calcext:value-type="time">
            <text:p>05:54:22</text:p>
          </table:table-cell>
          <table:table-cell office:value-type="time" office:time-value="PT11H49M17S" calcext:value-type="time">
            <text:p>11:49:17</text:p>
          </table:table-cell>
          <table:table-cell office:value-type="time" office:time-value="PT17H44M10S" calcext:value-type="time">
            <text:p>17:44:10</text:p>
          </table:table-cell>
          <table:table-cell table:formula="of:=IF(OR([.B143]=&quot;&quot;;[.E143]=&quot;&quot;);&quot;&quot;;ROUND(ABS([.B143]-[.E143])*86400))" office:value-type="float" office:value="1" calcext:value-type="float">
            <text:p>1</text:p>
          </table:table-cell>
          <table:table-cell table:formula="of:=IF(OR([.C143]=&quot;&quot;;[.F143]=&quot;&quot;);&quot;&quot;;ROUND(ABS([.C143]-[.F143])*86400))" office:value-type="float" office:value="0" calcext:value-type="float">
            <text:p>0</text:p>
          </table:table-cell>
          <table:table-cell table:formula="of:=IF(OR([.D143]=&quot;&quot;;[.G143]=&quot;&quot;);&quot;&quot;;ROUND(ABS([.D143]-[.G14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time" office:time-value="PT05H54M33S" calcext:value-type="time">
            <text:p>05:54:33</text:p>
          </table:table-cell>
          <table:table-cell office:value-type="time" office:time-value="PT11H49M21S" calcext:value-type="time">
            <text:p>11:49:21</text:p>
          </table:table-cell>
          <table:table-cell office:value-type="time" office:time-value="PT17H44M06S" calcext:value-type="time">
            <text:p>17:44:06</text:p>
          </table:table-cell>
          <table:table-cell office:value-type="time" office:time-value="PT05H54M32S" calcext:value-type="time">
            <text:p>05:54:32</text:p>
          </table:table-cell>
          <table:table-cell office:value-type="time" office:time-value="PT11H49M22S" calcext:value-type="time">
            <text:p>11:49:22</text:p>
          </table:table-cell>
          <table:table-cell office:value-type="time" office:time-value="PT17H44M08S" calcext:value-type="time">
            <text:p>17:44:08</text:p>
          </table:table-cell>
          <table:table-cell table:formula="of:=IF(OR([.B144]=&quot;&quot;;[.E144]=&quot;&quot;);&quot;&quot;;ROUND(ABS([.B144]-[.E144])*86400))" office:value-type="float" office:value="1" calcext:value-type="float">
            <text:p>1</text:p>
          </table:table-cell>
          <table:table-cell table:formula="of:=IF(OR([.C144]=&quot;&quot;;[.F144]=&quot;&quot;);&quot;&quot;;ROUND(ABS([.C144]-[.F144])*86400))" office:value-type="float" office:value="1" calcext:value-type="float">
            <text:p>1</text:p>
          </table:table-cell>
          <table:table-cell table:formula="of:=IF(OR([.D144]=&quot;&quot;;[.G144]=&quot;&quot;);&quot;&quot;;ROUND(ABS([.D144]-[.G14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time" office:time-value="PT05H54M43S" calcext:value-type="time">
            <text:p>05:54:43</text:p>
          </table:table-cell>
          <table:table-cell office:value-type="time" office:time-value="PT11H49M26S" calcext:value-type="time">
            <text:p>11:49:26</text:p>
          </table:table-cell>
          <table:table-cell office:value-type="time" office:time-value="PT17H44M06S" calcext:value-type="time">
            <text:p>17:44:06</text:p>
          </table:table-cell>
          <table:table-cell office:value-type="time" office:time-value="PT05H54M42S" calcext:value-type="time">
            <text:p>05:54:42</text:p>
          </table:table-cell>
          <table:table-cell office:value-type="time" office:time-value="PT11H49M26S" calcext:value-type="time">
            <text:p>11:49:26</text:p>
          </table:table-cell>
          <table:table-cell office:value-type="time" office:time-value="PT17H44M08S" calcext:value-type="time">
            <text:p>17:44:08</text:p>
          </table:table-cell>
          <table:table-cell table:formula="of:=IF(OR([.B145]=&quot;&quot;;[.E145]=&quot;&quot;);&quot;&quot;;ROUND(ABS([.B145]-[.E145])*86400))" office:value-type="float" office:value="1" calcext:value-type="float">
            <text:p>1</text:p>
          </table:table-cell>
          <table:table-cell table:formula="of:=IF(OR([.C145]=&quot;&quot;;[.F145]=&quot;&quot;);&quot;&quot;;ROUND(ABS([.C145]-[.F145])*86400))" office:value-type="float" office:value="0" calcext:value-type="float">
            <text:p>0</text:p>
          </table:table-cell>
          <table:table-cell table:formula="of:=IF(OR([.D145]=&quot;&quot;;[.G145]=&quot;&quot;);&quot;&quot;;ROUND(ABS([.D145]-[.G14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time" office:time-value="PT05H54M54S" calcext:value-type="time">
            <text:p>05:54:54</text:p>
          </table:table-cell>
          <table:table-cell office:value-type="time" office:time-value="PT11H49M31S" calcext:value-type="time">
            <text:p>11:49:31</text:p>
          </table:table-cell>
          <table:table-cell office:value-type="time" office:time-value="PT17H44M06S" calcext:value-type="time">
            <text:p>17:44:06</text:p>
          </table:table-cell>
          <table:table-cell office:value-type="time" office:time-value="PT05H54M53S" calcext:value-type="time">
            <text:p>05:54:53</text:p>
          </table:table-cell>
          <table:table-cell office:value-type="time" office:time-value="PT11H49M32S" calcext:value-type="time">
            <text:p>11:49:32</text:p>
          </table:table-cell>
          <table:table-cell office:value-type="time" office:time-value="PT17H44M08S" calcext:value-type="time">
            <text:p>17:44:08</text:p>
          </table:table-cell>
          <table:table-cell table:formula="of:=IF(OR([.B146]=&quot;&quot;;[.E146]=&quot;&quot;);&quot;&quot;;ROUND(ABS([.B146]-[.E146])*86400))" office:value-type="float" office:value="1" calcext:value-type="float">
            <text:p>1</text:p>
          </table:table-cell>
          <table:table-cell table:formula="of:=IF(OR([.C146]=&quot;&quot;;[.F146]=&quot;&quot;);&quot;&quot;;ROUND(ABS([.C146]-[.F146])*86400))" office:value-type="float" office:value="1" calcext:value-type="float">
            <text:p>1</text:p>
          </table:table-cell>
          <table:table-cell table:formula="of:=IF(OR([.D146]=&quot;&quot;;[.G146]=&quot;&quot;);&quot;&quot;;ROUND(ABS([.D146]-[.G14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time" office:time-value="PT05H55M05S" calcext:value-type="time">
            <text:p>05:55:05</text:p>
          </table:table-cell>
          <table:table-cell office:value-type="time" office:time-value="PT11H49M37S" calcext:value-type="time">
            <text:p>11:49:37</text:p>
          </table:table-cell>
          <table:table-cell office:value-type="time" office:time-value="PT17H44M07S" calcext:value-type="time">
            <text:p>17:44:07</text:p>
          </table:table-cell>
          <table:table-cell office:value-type="time" office:time-value="PT05H55M03S" calcext:value-type="time">
            <text:p>05:55:03</text:p>
          </table:table-cell>
          <table:table-cell office:value-type="time" office:time-value="PT11H49M37S" calcext:value-type="time">
            <text:p>11:49:37</text:p>
          </table:table-cell>
          <table:table-cell office:value-type="time" office:time-value="PT17H44M09S" calcext:value-type="time">
            <text:p>17:44:09</text:p>
          </table:table-cell>
          <table:table-cell table:formula="of:=IF(OR([.B147]=&quot;&quot;;[.E147]=&quot;&quot;);&quot;&quot;;ROUND(ABS([.B147]-[.E147])*86400))" office:value-type="float" office:value="2" calcext:value-type="float">
            <text:p>2</text:p>
          </table:table-cell>
          <table:table-cell table:formula="of:=IF(OR([.C147]=&quot;&quot;;[.F147]=&quot;&quot;);&quot;&quot;;ROUND(ABS([.C147]-[.F147])*86400))" office:value-type="float" office:value="0" calcext:value-type="float">
            <text:p>0</text:p>
          </table:table-cell>
          <table:table-cell table:formula="of:=IF(OR([.D147]=&quot;&quot;;[.G147]=&quot;&quot;);&quot;&quot;;ROUND(ABS([.D147]-[.G14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time" office:time-value="PT05H55M16S" calcext:value-type="time">
            <text:p>05:55:16</text:p>
          </table:table-cell>
          <table:table-cell office:value-type="time" office:time-value="PT11H49M43S" calcext:value-type="time">
            <text:p>11:49:43</text:p>
          </table:table-cell>
          <table:table-cell office:value-type="time" office:time-value="PT17H44M08S" calcext:value-type="time">
            <text:p>17:44:08</text:p>
          </table:table-cell>
          <table:table-cell office:value-type="time" office:time-value="PT05H55M15S" calcext:value-type="time">
            <text:p>05:55:15</text:p>
          </table:table-cell>
          <table:table-cell office:value-type="time" office:time-value="PT11H49M44S" calcext:value-type="time">
            <text:p>11:49:44</text:p>
          </table:table-cell>
          <table:table-cell office:value-type="time" office:time-value="PT17H44M10S" calcext:value-type="time">
            <text:p>17:44:10</text:p>
          </table:table-cell>
          <table:table-cell table:formula="of:=IF(OR([.B148]=&quot;&quot;;[.E148]=&quot;&quot;);&quot;&quot;;ROUND(ABS([.B148]-[.E148])*86400))" office:value-type="float" office:value="1" calcext:value-type="float">
            <text:p>1</text:p>
          </table:table-cell>
          <table:table-cell table:formula="of:=IF(OR([.C148]=&quot;&quot;;[.F148]=&quot;&quot;);&quot;&quot;;ROUND(ABS([.C148]-[.F148])*86400))" office:value-type="float" office:value="1" calcext:value-type="float">
            <text:p>1</text:p>
          </table:table-cell>
          <table:table-cell table:formula="of:=IF(OR([.D148]=&quot;&quot;;[.G148]=&quot;&quot;);&quot;&quot;;ROUND(ABS([.D148]-[.G14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time" office:time-value="PT05H55M27S" calcext:value-type="time">
            <text:p>05:55:27</text:p>
          </table:table-cell>
          <table:table-cell office:value-type="time" office:time-value="PT11H49M50S" calcext:value-type="time">
            <text:p>11:49:50</text:p>
          </table:table-cell>
          <table:table-cell office:value-type="time" office:time-value="PT17H44M10S" calcext:value-type="time">
            <text:p>17:44:10</text:p>
          </table:table-cell>
          <table:table-cell office:value-type="time" office:time-value="PT05H55M26S" calcext:value-type="time">
            <text:p>05:55:26</text:p>
          </table:table-cell>
          <table:table-cell office:value-type="time" office:time-value="PT11H49M50S" calcext:value-type="time">
            <text:p>11:49:50</text:p>
          </table:table-cell>
          <table:table-cell office:value-type="time" office:time-value="PT17H44M13S" calcext:value-type="time">
            <text:p>17:44:13</text:p>
          </table:table-cell>
          <table:table-cell table:formula="of:=IF(OR([.B149]=&quot;&quot;;[.E149]=&quot;&quot;);&quot;&quot;;ROUND(ABS([.B149]-[.E149])*86400))" office:value-type="float" office:value="1" calcext:value-type="float">
            <text:p>1</text:p>
          </table:table-cell>
          <table:table-cell table:formula="of:=IF(OR([.C149]=&quot;&quot;;[.F149]=&quot;&quot;);&quot;&quot;;ROUND(ABS([.C149]-[.F149])*86400))" office:value-type="float" office:value="0" calcext:value-type="float">
            <text:p>0</text:p>
          </table:table-cell>
          <table:table-cell table:formula="of:=IF(OR([.D149]=&quot;&quot;;[.G149]=&quot;&quot;);&quot;&quot;;ROUND(ABS([.D149]-[.G14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time" office:time-value="PT05H55M39S" calcext:value-type="time">
            <text:p>05:55:39</text:p>
          </table:table-cell>
          <table:table-cell office:value-type="time" office:time-value="PT11H49M57S" calcext:value-type="time">
            <text:p>11:49:57</text:p>
          </table:table-cell>
          <table:table-cell office:value-type="time" office:time-value="PT17H44M13S" calcext:value-type="time">
            <text:p>17:44:13</text:p>
          </table:table-cell>
          <table:table-cell office:value-type="time" office:time-value="PT05H55M38S" calcext:value-type="time">
            <text:p>05:55:38</text:p>
          </table:table-cell>
          <table:table-cell office:value-type="time" office:time-value="PT11H49M58S" calcext:value-type="time">
            <text:p>11:49:58</text:p>
          </table:table-cell>
          <table:table-cell office:value-type="time" office:time-value="PT17H44M15S" calcext:value-type="time">
            <text:p>17:44:15</text:p>
          </table:table-cell>
          <table:table-cell table:formula="of:=IF(OR([.B150]=&quot;&quot;;[.E150]=&quot;&quot;);&quot;&quot;;ROUND(ABS([.B150]-[.E150])*86400))" office:value-type="float" office:value="1" calcext:value-type="float">
            <text:p>1</text:p>
          </table:table-cell>
          <table:table-cell table:formula="of:=IF(OR([.C150]=&quot;&quot;;[.F150]=&quot;&quot;);&quot;&quot;;ROUND(ABS([.C150]-[.F150])*86400))" office:value-type="float" office:value="1" calcext:value-type="float">
            <text:p>1</text:p>
          </table:table-cell>
          <table:table-cell table:formula="of:=IF(OR([.D150]=&quot;&quot;;[.G150]=&quot;&quot;);&quot;&quot;;ROUND(ABS([.D150]-[.G15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time" office:time-value="PT05H55M51S" calcext:value-type="time">
            <text:p>05:55:51</text:p>
          </table:table-cell>
          <table:table-cell office:value-type="time" office:time-value="PT11H50M05S" calcext:value-type="time">
            <text:p>11:50:05</text:p>
          </table:table-cell>
          <table:table-cell office:value-type="time" office:time-value="PT17H44M16S" calcext:value-type="time">
            <text:p>17:44:16</text:p>
          </table:table-cell>
          <table:table-cell office:value-type="time" office:time-value="PT05H55M50S" calcext:value-type="time">
            <text:p>05:55:50</text:p>
          </table:table-cell>
          <table:table-cell office:value-type="time" office:time-value="PT11H50M06S" calcext:value-type="time">
            <text:p>11:50:06</text:p>
          </table:table-cell>
          <table:table-cell office:value-type="time" office:time-value="PT17H44M19S" calcext:value-type="time">
            <text:p>17:44:19</text:p>
          </table:table-cell>
          <table:table-cell table:formula="of:=IF(OR([.B151]=&quot;&quot;;[.E151]=&quot;&quot;);&quot;&quot;;ROUND(ABS([.B151]-[.E151])*86400))" office:value-type="float" office:value="1" calcext:value-type="float">
            <text:p>1</text:p>
          </table:table-cell>
          <table:table-cell table:formula="of:=IF(OR([.C151]=&quot;&quot;;[.F151]=&quot;&quot;);&quot;&quot;;ROUND(ABS([.C151]-[.F151])*86400))" office:value-type="float" office:value="1" calcext:value-type="float">
            <text:p>1</text:p>
          </table:table-cell>
          <table:table-cell table:formula="of:=IF(OR([.D151]=&quot;&quot;;[.G151]=&quot;&quot;);&quot;&quot;;ROUND(ABS([.D151]-[.G15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time" office:time-value="PT05H56M04S" calcext:value-type="time">
            <text:p>05:56:04</text:p>
          </table:table-cell>
          <table:table-cell office:value-type="time" office:time-value="PT11H50M13S" calcext:value-type="time">
            <text:p>11:50:13</text:p>
          </table:table-cell>
          <table:table-cell office:value-type="time" office:time-value="PT17H44M20S" calcext:value-type="time">
            <text:p>17:44:20</text:p>
          </table:table-cell>
          <table:table-cell office:value-type="time" office:time-value="PT05H56M03S" calcext:value-type="time">
            <text:p>05:56:03</text:p>
          </table:table-cell>
          <table:table-cell office:value-type="time" office:time-value="PT11H50M14S" calcext:value-type="time">
            <text:p>11:50:14</text:p>
          </table:table-cell>
          <table:table-cell office:value-type="time" office:time-value="PT17H44M23S" calcext:value-type="time">
            <text:p>17:44:23</text:p>
          </table:table-cell>
          <table:table-cell table:formula="of:=IF(OR([.B152]=&quot;&quot;;[.E152]=&quot;&quot;);&quot;&quot;;ROUND(ABS([.B152]-[.E152])*86400))" office:value-type="float" office:value="1" calcext:value-type="float">
            <text:p>1</text:p>
          </table:table-cell>
          <table:table-cell table:formula="of:=IF(OR([.C152]=&quot;&quot;;[.F152]=&quot;&quot;);&quot;&quot;;ROUND(ABS([.C152]-[.F152])*86400))" office:value-type="float" office:value="1" calcext:value-type="float">
            <text:p>1</text:p>
          </table:table-cell>
          <table:table-cell table:formula="of:=IF(OR([.D152]=&quot;&quot;;[.G152]=&quot;&quot;);&quot;&quot;;ROUND(ABS([.D152]-[.G15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time" office:time-value="PT05H56M17S" calcext:value-type="time">
            <text:p>05:56:17</text:p>
          </table:table-cell>
          <table:table-cell office:value-type="time" office:time-value="PT11H50M22S" calcext:value-type="time">
            <text:p>11:50:22</text:p>
          </table:table-cell>
          <table:table-cell office:value-type="time" office:time-value="PT17H44M25S" calcext:value-type="time">
            <text:p>17:44:25</text:p>
          </table:table-cell>
          <table:table-cell office:value-type="time" office:time-value="PT05H56M15S" calcext:value-type="time">
            <text:p>05:56:15</text:p>
          </table:table-cell>
          <table:table-cell office:value-type="time" office:time-value="PT11H50M22S" calcext:value-type="time">
            <text:p>11:50:22</text:p>
          </table:table-cell>
          <table:table-cell office:value-type="time" office:time-value="PT17H44M27S" calcext:value-type="time">
            <text:p>17:44:27</text:p>
          </table:table-cell>
          <table:table-cell table:formula="of:=IF(OR([.B153]=&quot;&quot;;[.E153]=&quot;&quot;);&quot;&quot;;ROUND(ABS([.B153]-[.E153])*86400))" office:value-type="float" office:value="2" calcext:value-type="float">
            <text:p>2</text:p>
          </table:table-cell>
          <table:table-cell table:formula="of:=IF(OR([.C153]=&quot;&quot;;[.F153]=&quot;&quot;);&quot;&quot;;ROUND(ABS([.C153]-[.F153])*86400))" office:value-type="float" office:value="0" calcext:value-type="float">
            <text:p>0</text:p>
          </table:table-cell>
          <table:table-cell table:formula="of:=IF(OR([.D153]=&quot;&quot;;[.G153]=&quot;&quot;);&quot;&quot;;ROUND(ABS([.D153]-[.G15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time" office:time-value="PT05H56M29S" calcext:value-type="time">
            <text:p>05:56:29</text:p>
          </table:table-cell>
          <table:table-cell office:value-type="time" office:time-value="PT11H50M31S" calcext:value-type="time">
            <text:p>11:50:31</text:p>
          </table:table-cell>
          <table:table-cell office:value-type="time" office:time-value="PT17H44M30S" calcext:value-type="time">
            <text:p>17:44:30</text:p>
          </table:table-cell>
          <table:table-cell office:value-type="time" office:time-value="PT05H56M28S" calcext:value-type="time">
            <text:p>05:56:28</text:p>
          </table:table-cell>
          <table:table-cell office:value-type="time" office:time-value="PT11H50M31S" calcext:value-type="time">
            <text:p>11:50:31</text:p>
          </table:table-cell>
          <table:table-cell office:value-type="time" office:time-value="PT17H44M33S" calcext:value-type="time">
            <text:p>17:44:33</text:p>
          </table:table-cell>
          <table:table-cell table:formula="of:=IF(OR([.B154]=&quot;&quot;;[.E154]=&quot;&quot;);&quot;&quot;;ROUND(ABS([.B154]-[.E154])*86400))" office:value-type="float" office:value="1" calcext:value-type="float">
            <text:p>1</text:p>
          </table:table-cell>
          <table:table-cell table:formula="of:=IF(OR([.C154]=&quot;&quot;;[.F154]=&quot;&quot;);&quot;&quot;;ROUND(ABS([.C154]-[.F154])*86400))" office:value-type="float" office:value="0" calcext:value-type="float">
            <text:p>0</text:p>
          </table:table-cell>
          <table:table-cell table:formula="of:=IF(OR([.D154]=&quot;&quot;;[.G154]=&quot;&quot;);&quot;&quot;;ROUND(ABS([.D154]-[.G15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time" office:time-value="PT05H56M43S" calcext:value-type="time">
            <text:p>05:56:43</text:p>
          </table:table-cell>
          <table:table-cell office:value-type="time" office:time-value="PT11H50M40S" calcext:value-type="time">
            <text:p>11:50:40</text:p>
          </table:table-cell>
          <table:table-cell office:value-type="time" office:time-value="PT17H44M36S" calcext:value-type="time">
            <text:p>17:44:36</text:p>
          </table:table-cell>
          <table:table-cell office:value-type="time" office:time-value="PT05H56M41S" calcext:value-type="time">
            <text:p>05:56:41</text:p>
          </table:table-cell>
          <table:table-cell office:value-type="time" office:time-value="PT11H50M41S" calcext:value-type="time">
            <text:p>11:50:41</text:p>
          </table:table-cell>
          <table:table-cell office:value-type="time" office:time-value="PT17H44M38S" calcext:value-type="time">
            <text:p>17:44:38</text:p>
          </table:table-cell>
          <table:table-cell table:formula="of:=IF(OR([.B155]=&quot;&quot;;[.E155]=&quot;&quot;);&quot;&quot;;ROUND(ABS([.B155]-[.E155])*86400))" office:value-type="float" office:value="2" calcext:value-type="float">
            <text:p>2</text:p>
          </table:table-cell>
          <table:table-cell table:formula="of:=IF(OR([.C155]=&quot;&quot;;[.F155]=&quot;&quot;);&quot;&quot;;ROUND(ABS([.C155]-[.F155])*86400))" office:value-type="float" office:value="1" calcext:value-type="float">
            <text:p>1</text:p>
          </table:table-cell>
          <table:table-cell table:formula="of:=IF(OR([.D155]=&quot;&quot;;[.G155]=&quot;&quot;);&quot;&quot;;ROUND(ABS([.D155]-[.G15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time" office:time-value="PT05H56M56S" calcext:value-type="time">
            <text:p>05:56:56</text:p>
          </table:table-cell>
          <table:table-cell office:value-type="time" office:time-value="PT11H50M50S" calcext:value-type="time">
            <text:p>11:50:50</text:p>
          </table:table-cell>
          <table:table-cell office:value-type="time" office:time-value="PT17H44M42S" calcext:value-type="time">
            <text:p>17:44:42</text:p>
          </table:table-cell>
          <table:table-cell office:value-type="time" office:time-value="PT05H56M55S" calcext:value-type="time">
            <text:p>05:56:55</text:p>
          </table:table-cell>
          <table:table-cell office:value-type="time" office:time-value="PT11H50M51S" calcext:value-type="time">
            <text:p>11:50:51</text:p>
          </table:table-cell>
          <table:table-cell office:value-type="time" office:time-value="PT17H44M45S" calcext:value-type="time">
            <text:p>17:44:45</text:p>
          </table:table-cell>
          <table:table-cell table:formula="of:=IF(OR([.B156]=&quot;&quot;;[.E156]=&quot;&quot;);&quot;&quot;;ROUND(ABS([.B156]-[.E156])*86400))" office:value-type="float" office:value="1" calcext:value-type="float">
            <text:p>1</text:p>
          </table:table-cell>
          <table:table-cell table:formula="of:=IF(OR([.C156]=&quot;&quot;;[.F156]=&quot;&quot;);&quot;&quot;;ROUND(ABS([.C156]-[.F156])*86400))" office:value-type="float" office:value="1" calcext:value-type="float">
            <text:p>1</text:p>
          </table:table-cell>
          <table:table-cell table:formula="of:=IF(OR([.D156]=&quot;&quot;;[.G156]=&quot;&quot;);&quot;&quot;;ROUND(ABS([.D156]-[.G15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time" office:time-value="PT05H57M10S" calcext:value-type="time">
            <text:p>05:57:10</text:p>
          </table:table-cell>
          <table:table-cell office:value-type="time" office:time-value="PT11H51M00S" calcext:value-type="time">
            <text:p>11:51:00</text:p>
          </table:table-cell>
          <table:table-cell office:value-type="time" office:time-value="PT17H44M49S" calcext:value-type="time">
            <text:p>17:44:49</text:p>
          </table:table-cell>
          <table:table-cell office:value-type="time" office:time-value="PT05H57M08S" calcext:value-type="time">
            <text:p>05:57:08</text:p>
          </table:table-cell>
          <table:table-cell office:value-type="time" office:time-value="PT11H51M01S" calcext:value-type="time">
            <text:p>11:51:01</text:p>
          </table:table-cell>
          <table:table-cell office:value-type="time" office:time-value="PT17H44M51S" calcext:value-type="time">
            <text:p>17:44:51</text:p>
          </table:table-cell>
          <table:table-cell table:formula="of:=IF(OR([.B157]=&quot;&quot;;[.E157]=&quot;&quot;);&quot;&quot;;ROUND(ABS([.B157]-[.E157])*86400))" office:value-type="float" office:value="2" calcext:value-type="float">
            <text:p>2</text:p>
          </table:table-cell>
          <table:table-cell table:formula="of:=IF(OR([.C157]=&quot;&quot;;[.F157]=&quot;&quot;);&quot;&quot;;ROUND(ABS([.C157]-[.F157])*86400))" office:value-type="float" office:value="1" calcext:value-type="float">
            <text:p>1</text:p>
          </table:table-cell>
          <table:table-cell table:formula="of:=IF(OR([.D157]=&quot;&quot;;[.G157]=&quot;&quot;);&quot;&quot;;ROUND(ABS([.D157]-[.G15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time" office:time-value="PT05H57M23S" calcext:value-type="time">
            <text:p>05:57:23</text:p>
          </table:table-cell>
          <table:table-cell office:value-type="time" office:time-value="PT11H51M10S" calcext:value-type="time">
            <text:p>11:51:10</text:p>
          </table:table-cell>
          <table:table-cell office:value-type="time" office:time-value="PT17H44M56S" calcext:value-type="time">
            <text:p>17:44:56</text:p>
          </table:table-cell>
          <table:table-cell office:value-type="time" office:time-value="PT05H57M22S" calcext:value-type="time">
            <text:p>05:57:22</text:p>
          </table:table-cell>
          <table:table-cell office:value-type="time" office:time-value="PT11H51M11S" calcext:value-type="time">
            <text:p>11:51:11</text:p>
          </table:table-cell>
          <table:table-cell office:value-type="time" office:time-value="PT17H44M59S" calcext:value-type="time">
            <text:p>17:44:59</text:p>
          </table:table-cell>
          <table:table-cell table:formula="of:=IF(OR([.B158]=&quot;&quot;;[.E158]=&quot;&quot;);&quot;&quot;;ROUND(ABS([.B158]-[.E158])*86400))" office:value-type="float" office:value="1" calcext:value-type="float">
            <text:p>1</text:p>
          </table:table-cell>
          <table:table-cell table:formula="of:=IF(OR([.C158]=&quot;&quot;;[.F158]=&quot;&quot;);&quot;&quot;;ROUND(ABS([.C158]-[.F158])*86400))" office:value-type="float" office:value="1" calcext:value-type="float">
            <text:p>1</text:p>
          </table:table-cell>
          <table:table-cell table:formula="of:=IF(OR([.D158]=&quot;&quot;;[.G158]=&quot;&quot;);&quot;&quot;;ROUND(ABS([.D158]-[.G15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time" office:time-value="PT05H57M37S" calcext:value-type="time">
            <text:p>05:57:37</text:p>
          </table:table-cell>
          <table:table-cell office:value-type="time" office:time-value="PT11H51M21S" calcext:value-type="time">
            <text:p>11:51:21</text:p>
          </table:table-cell>
          <table:table-cell office:value-type="time" office:time-value="PT17H45M04S" calcext:value-type="time">
            <text:p>17:45:04</text:p>
          </table:table-cell>
          <table:table-cell office:value-type="time" office:time-value="PT05H57M36S" calcext:value-type="time">
            <text:p>05:57:36</text:p>
          </table:table-cell>
          <table:table-cell office:value-type="time" office:time-value="PT11H51M22S" calcext:value-type="time">
            <text:p>11:51:22</text:p>
          </table:table-cell>
          <table:table-cell office:value-type="time" office:time-value="PT17H45M07S" calcext:value-type="time">
            <text:p>17:45:07</text:p>
          </table:table-cell>
          <table:table-cell table:formula="of:=IF(OR([.B159]=&quot;&quot;;[.E159]=&quot;&quot;);&quot;&quot;;ROUND(ABS([.B159]-[.E159])*86400))" office:value-type="float" office:value="1" calcext:value-type="float">
            <text:p>1</text:p>
          </table:table-cell>
          <table:table-cell table:formula="of:=IF(OR([.C159]=&quot;&quot;;[.F159]=&quot;&quot;);&quot;&quot;;ROUND(ABS([.C159]-[.F159])*86400))" office:value-type="float" office:value="1" calcext:value-type="float">
            <text:p>1</text:p>
          </table:table-cell>
          <table:table-cell table:formula="of:=IF(OR([.D159]=&quot;&quot;;[.G159]=&quot;&quot;);&quot;&quot;;ROUND(ABS([.D159]-[.G15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time" office:time-value="PT05H57M51S" calcext:value-type="time">
            <text:p>05:57:51</text:p>
          </table:table-cell>
          <table:table-cell office:value-type="time" office:time-value="PT11H51M32S" calcext:value-type="time">
            <text:p>11:51:32</text:p>
          </table:table-cell>
          <table:table-cell office:value-type="time" office:time-value="PT17H45M13S" calcext:value-type="time">
            <text:p>17:45:13</text:p>
          </table:table-cell>
          <table:table-cell office:value-type="time" office:time-value="PT05H57M50S" calcext:value-type="time">
            <text:p>05:57:50</text:p>
          </table:table-cell>
          <table:table-cell office:value-type="time" office:time-value="PT11H51M33S" calcext:value-type="time">
            <text:p>11:51:33</text:p>
          </table:table-cell>
          <table:table-cell office:value-type="time" office:time-value="PT17H45M15S" calcext:value-type="time">
            <text:p>17:45:15</text:p>
          </table:table-cell>
          <table:table-cell table:formula="of:=IF(OR([.B160]=&quot;&quot;;[.E160]=&quot;&quot;);&quot;&quot;;ROUND(ABS([.B160]-[.E160])*86400))" office:value-type="float" office:value="1" calcext:value-type="float">
            <text:p>1</text:p>
          </table:table-cell>
          <table:table-cell table:formula="of:=IF(OR([.C160]=&quot;&quot;;[.F160]=&quot;&quot;);&quot;&quot;;ROUND(ABS([.C160]-[.F160])*86400))" office:value-type="float" office:value="1" calcext:value-type="float">
            <text:p>1</text:p>
          </table:table-cell>
          <table:table-cell table:formula="of:=IF(OR([.D160]=&quot;&quot;;[.G160]=&quot;&quot;);&quot;&quot;;ROUND(ABS([.D160]-[.G16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time" office:time-value="PT05H58M05S" calcext:value-type="time">
            <text:p>05:58:05</text:p>
          </table:table-cell>
          <table:table-cell office:value-type="time" office:time-value="PT11H51M44S" calcext:value-type="time">
            <text:p>11:51:44</text:p>
          </table:table-cell>
          <table:table-cell office:value-type="time" office:time-value="PT17H45M21S" calcext:value-type="time">
            <text:p>17:45:21</text:p>
          </table:table-cell>
          <table:table-cell office:value-type="time" office:time-value="PT05H58M04S" calcext:value-type="time">
            <text:p>05:58:04</text:p>
          </table:table-cell>
          <table:table-cell office:value-type="time" office:time-value="PT11H51M44S" calcext:value-type="time">
            <text:p>11:51:44</text:p>
          </table:table-cell>
          <table:table-cell office:value-type="time" office:time-value="PT17H45M24S" calcext:value-type="time">
            <text:p>17:45:24</text:p>
          </table:table-cell>
          <table:table-cell table:formula="of:=IF(OR([.B161]=&quot;&quot;;[.E161]=&quot;&quot;);&quot;&quot;;ROUND(ABS([.B161]-[.E161])*86400))" office:value-type="float" office:value="1" calcext:value-type="float">
            <text:p>1</text:p>
          </table:table-cell>
          <table:table-cell table:formula="of:=IF(OR([.C161]=&quot;&quot;;[.F161]=&quot;&quot;);&quot;&quot;;ROUND(ABS([.C161]-[.F161])*86400))" office:value-type="float" office:value="0" calcext:value-type="float">
            <text:p>0</text:p>
          </table:table-cell>
          <table:table-cell table:formula="of:=IF(OR([.D161]=&quot;&quot;;[.G161]=&quot;&quot;);&quot;&quot;;ROUND(ABS([.D161]-[.G16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time" office:time-value="PT05H58M19S" calcext:value-type="time">
            <text:p>05:58:19</text:p>
          </table:table-cell>
          <table:table-cell office:value-type="time" office:time-value="PT11H51M55S" calcext:value-type="time">
            <text:p>11:51:55</text:p>
          </table:table-cell>
          <table:table-cell office:value-type="time" office:time-value="PT17H45M30S" calcext:value-type="time">
            <text:p>17:45:30</text:p>
          </table:table-cell>
          <table:table-cell office:value-type="time" office:time-value="PT05H58M18S" calcext:value-type="time">
            <text:p>05:58:18</text:p>
          </table:table-cell>
          <table:table-cell office:value-type="time" office:time-value="PT11H51M56S" calcext:value-type="time">
            <text:p>11:51:56</text:p>
          </table:table-cell>
          <table:table-cell office:value-type="time" office:time-value="PT17H45M33S" calcext:value-type="time">
            <text:p>17:45:33</text:p>
          </table:table-cell>
          <table:table-cell table:formula="of:=IF(OR([.B162]=&quot;&quot;;[.E162]=&quot;&quot;);&quot;&quot;;ROUND(ABS([.B162]-[.E162])*86400))" office:value-type="float" office:value="1" calcext:value-type="float">
            <text:p>1</text:p>
          </table:table-cell>
          <table:table-cell table:formula="of:=IF(OR([.C162]=&quot;&quot;;[.F162]=&quot;&quot;);&quot;&quot;;ROUND(ABS([.C162]-[.F162])*86400))" office:value-type="float" office:value="1" calcext:value-type="float">
            <text:p>1</text:p>
          </table:table-cell>
          <table:table-cell table:formula="of:=IF(OR([.D162]=&quot;&quot;;[.G162]=&quot;&quot;);&quot;&quot;;ROUND(ABS([.D162]-[.G16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time" office:time-value="PT05H58M33S" calcext:value-type="time">
            <text:p>05:58:33</text:p>
          </table:table-cell>
          <table:table-cell office:value-type="time" office:time-value="PT11H52M07S" calcext:value-type="time">
            <text:p>11:52:07</text:p>
          </table:table-cell>
          <table:table-cell office:value-type="time" office:time-value="PT17H45M40S" calcext:value-type="time">
            <text:p>17:45:40</text:p>
          </table:table-cell>
          <table:table-cell office:value-type="time" office:time-value="PT05H58M32S" calcext:value-type="time">
            <text:p>05:58:32</text:p>
          </table:table-cell>
          <table:table-cell office:value-type="time" office:time-value="PT11H52M08S" calcext:value-type="time">
            <text:p>11:52:08</text:p>
          </table:table-cell>
          <table:table-cell office:value-type="time" office:time-value="PT17H45M43S" calcext:value-type="time">
            <text:p>17:45:43</text:p>
          </table:table-cell>
          <table:table-cell table:formula="of:=IF(OR([.B163]=&quot;&quot;;[.E163]=&quot;&quot;);&quot;&quot;;ROUND(ABS([.B163]-[.E163])*86400))" office:value-type="float" office:value="1" calcext:value-type="float">
            <text:p>1</text:p>
          </table:table-cell>
          <table:table-cell table:formula="of:=IF(OR([.C163]=&quot;&quot;;[.F163]=&quot;&quot;);&quot;&quot;;ROUND(ABS([.C163]-[.F163])*86400))" office:value-type="float" office:value="1" calcext:value-type="float">
            <text:p>1</text:p>
          </table:table-cell>
          <table:table-cell table:formula="of:=IF(OR([.D163]=&quot;&quot;;[.G163]=&quot;&quot;);&quot;&quot;;ROUND(ABS([.D163]-[.G16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time" office:time-value="PT05H58M47S" calcext:value-type="time">
            <text:p>05:58:47</text:p>
          </table:table-cell>
          <table:table-cell office:value-type="time" office:time-value="PT11H52M19S" calcext:value-type="time">
            <text:p>11:52:19</text:p>
          </table:table-cell>
          <table:table-cell office:value-type="time" office:time-value="PT17H45M50S" calcext:value-type="time">
            <text:p>17:45:50</text:p>
          </table:table-cell>
          <table:table-cell office:value-type="time" office:time-value="PT05H58M46S" calcext:value-type="time">
            <text:p>05:58:46</text:p>
          </table:table-cell>
          <table:table-cell office:value-type="time" office:time-value="PT11H52M20S" calcext:value-type="time">
            <text:p>11:52:20</text:p>
          </table:table-cell>
          <table:table-cell office:value-type="time" office:time-value="PT17H45M53S" calcext:value-type="time">
            <text:p>17:45:53</text:p>
          </table:table-cell>
          <table:table-cell table:formula="of:=IF(OR([.B164]=&quot;&quot;;[.E164]=&quot;&quot;);&quot;&quot;;ROUND(ABS([.B164]-[.E164])*86400))" office:value-type="float" office:value="1" calcext:value-type="float">
            <text:p>1</text:p>
          </table:table-cell>
          <table:table-cell table:formula="of:=IF(OR([.C164]=&quot;&quot;;[.F164]=&quot;&quot;);&quot;&quot;;ROUND(ABS([.C164]-[.F164])*86400))" office:value-type="float" office:value="1" calcext:value-type="float">
            <text:p>1</text:p>
          </table:table-cell>
          <table:table-cell table:formula="of:=IF(OR([.D164]=&quot;&quot;;[.G164]=&quot;&quot;);&quot;&quot;;ROUND(ABS([.D164]-[.G16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time" office:time-value="PT05H59M01S" calcext:value-type="time">
            <text:p>05:59:01</text:p>
          </table:table-cell>
          <table:table-cell office:value-type="time" office:time-value="PT11H52M31S" calcext:value-type="time">
            <text:p>11:52:31</text:p>
          </table:table-cell>
          <table:table-cell office:value-type="time" office:time-value="PT17H46M00S" calcext:value-type="time">
            <text:p>17:46:00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11H52M32S" calcext:value-type="time">
            <text:p>11:52:32</text:p>
          </table:table-cell>
          <table:table-cell office:value-type="time" office:time-value="PT17H46M03S" calcext:value-type="time">
            <text:p>17:46:03</text:p>
          </table:table-cell>
          <table:table-cell table:formula="of:=IF(OR([.B165]=&quot;&quot;;[.E165]=&quot;&quot;);&quot;&quot;;ROUND(ABS([.B165]-[.E165])*86400))" office:value-type="float" office:value="1" calcext:value-type="float">
            <text:p>1</text:p>
          </table:table-cell>
          <table:table-cell table:formula="of:=IF(OR([.C165]=&quot;&quot;;[.F165]=&quot;&quot;);&quot;&quot;;ROUND(ABS([.C165]-[.F165])*86400))" office:value-type="float" office:value="1" calcext:value-type="float">
            <text:p>1</text:p>
          </table:table-cell>
          <table:table-cell table:formula="of:=IF(OR([.D165]=&quot;&quot;;[.G165]=&quot;&quot;);&quot;&quot;;ROUND(ABS([.D165]-[.G16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time" office:time-value="PT05H59M16S" calcext:value-type="time">
            <text:p>05:59:16</text:p>
          </table:table-cell>
          <table:table-cell office:value-type="time" office:time-value="PT11H52M44S" calcext:value-type="time">
            <text:p>11:52:44</text:p>
          </table:table-cell>
          <table:table-cell office:value-type="time" office:time-value="PT17H46M11S" calcext:value-type="time">
            <text:p>17:46:11</text:p>
          </table:table-cell>
          <table:table-cell office:value-type="time" office:time-value="PT05H59M14S" calcext:value-type="time">
            <text:p>05:59:14</text:p>
          </table:table-cell>
          <table:table-cell office:value-type="time" office:time-value="PT11H52M44S" calcext:value-type="time">
            <text:p>11:52:44</text:p>
          </table:table-cell>
          <table:table-cell office:value-type="time" office:time-value="PT17H46M14S" calcext:value-type="time">
            <text:p>17:46:14</text:p>
          </table:table-cell>
          <table:table-cell table:formula="of:=IF(OR([.B166]=&quot;&quot;;[.E166]=&quot;&quot;);&quot;&quot;;ROUND(ABS([.B166]-[.E166])*86400))" office:value-type="float" office:value="2" calcext:value-type="float">
            <text:p>2</text:p>
          </table:table-cell>
          <table:table-cell table:formula="of:=IF(OR([.C166]=&quot;&quot;;[.F166]=&quot;&quot;);&quot;&quot;;ROUND(ABS([.C166]-[.F166])*86400))" office:value-type="float" office:value="0" calcext:value-type="float">
            <text:p>0</text:p>
          </table:table-cell>
          <table:table-cell table:formula="of:=IF(OR([.D166]=&quot;&quot;;[.G166]=&quot;&quot;);&quot;&quot;;ROUND(ABS([.D166]-[.G16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time" office:time-value="PT05H59M30S" calcext:value-type="time">
            <text:p>05:59:30</text:p>
          </table:table-cell>
          <table:table-cell office:value-type="time" office:time-value="PT11H52M56S" calcext:value-type="time">
            <text:p>11:52:56</text:p>
          </table:table-cell>
          <table:table-cell office:value-type="time" office:time-value="PT17H46M22S" calcext:value-type="time">
            <text:p>17:46:22</text:p>
          </table:table-cell>
          <table:table-cell office:value-type="time" office:time-value="PT05H59M28S" calcext:value-type="time">
            <text:p>05:59:28</text:p>
          </table:table-cell>
          <table:table-cell office:value-type="time" office:time-value="PT11H52M57S" calcext:value-type="time">
            <text:p>11:52:57</text:p>
          </table:table-cell>
          <table:table-cell office:value-type="time" office:time-value="PT17H46M25S" calcext:value-type="time">
            <text:p>17:46:25</text:p>
          </table:table-cell>
          <table:table-cell table:formula="of:=IF(OR([.B167]=&quot;&quot;;[.E167]=&quot;&quot;);&quot;&quot;;ROUND(ABS([.B167]-[.E167])*86400))" office:value-type="float" office:value="2" calcext:value-type="float">
            <text:p>2</text:p>
          </table:table-cell>
          <table:table-cell table:formula="of:=IF(OR([.C167]=&quot;&quot;;[.F167]=&quot;&quot;);&quot;&quot;;ROUND(ABS([.C167]-[.F167])*86400))" office:value-type="float" office:value="1" calcext:value-type="float">
            <text:p>1</text:p>
          </table:table-cell>
          <table:table-cell table:formula="of:=IF(OR([.D167]=&quot;&quot;;[.G167]=&quot;&quot;);&quot;&quot;;ROUND(ABS([.D167]-[.G16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time" office:time-value="PT05H59M44S" calcext:value-type="time">
            <text:p>05:59:44</text:p>
          </table:table-cell>
          <table:table-cell office:value-type="time" office:time-value="PT11H53M09S" calcext:value-type="time">
            <text:p>11:53:09</text:p>
          </table:table-cell>
          <table:table-cell office:value-type="time" office:time-value="PT17H46M34S" calcext:value-type="time">
            <text:p>17:46:34</text:p>
          </table:table-cell>
          <table:table-cell office:value-type="time" office:time-value="PT05H59M42S" calcext:value-type="time">
            <text:p>05:59:42</text:p>
          </table:table-cell>
          <table:table-cell office:value-type="time" office:time-value="PT11H53M10S" calcext:value-type="time">
            <text:p>11:53:10</text:p>
          </table:table-cell>
          <table:table-cell office:value-type="time" office:time-value="PT17H46M36S" calcext:value-type="time">
            <text:p>17:46:36</text:p>
          </table:table-cell>
          <table:table-cell table:formula="of:=IF(OR([.B168]=&quot;&quot;;[.E168]=&quot;&quot;);&quot;&quot;;ROUND(ABS([.B168]-[.E168])*86400))" office:value-type="float" office:value="2" calcext:value-type="float">
            <text:p>2</text:p>
          </table:table-cell>
          <table:table-cell table:formula="of:=IF(OR([.C168]=&quot;&quot;;[.F168]=&quot;&quot;);&quot;&quot;;ROUND(ABS([.C168]-[.F168])*86400))" office:value-type="float" office:value="1" calcext:value-type="float">
            <text:p>1</text:p>
          </table:table-cell>
          <table:table-cell table:formula="of:=IF(OR([.D168]=&quot;&quot;;[.G168]=&quot;&quot;);&quot;&quot;;ROUND(ABS([.D168]-[.G16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time" office:time-value="PT05H59M58S" calcext:value-type="time">
            <text:p>05:59:58</text:p>
          </table:table-cell>
          <table:table-cell office:value-type="time" office:time-value="PT11H53M22S" calcext:value-type="time">
            <text:p>11:53:22</text:p>
          </table:table-cell>
          <table:table-cell office:value-type="time" office:time-value="PT17H46M45S" calcext:value-type="time">
            <text:p>17:46:45</text:p>
          </table:table-cell>
          <table:table-cell office:value-type="time" office:time-value="PT05H59M56S" calcext:value-type="time">
            <text:p>05:59:56</text:p>
          </table:table-cell>
          <table:table-cell office:value-type="time" office:time-value="PT11H53M22S" calcext:value-type="time">
            <text:p>11:53:22</text:p>
          </table:table-cell>
          <table:table-cell office:value-type="time" office:time-value="PT17H46M48S" calcext:value-type="time">
            <text:p>17:46:48</text:p>
          </table:table-cell>
          <table:table-cell table:formula="of:=IF(OR([.B169]=&quot;&quot;;[.E169]=&quot;&quot;);&quot;&quot;;ROUND(ABS([.B169]-[.E169])*86400))" office:value-type="float" office:value="2" calcext:value-type="float">
            <text:p>2</text:p>
          </table:table-cell>
          <table:table-cell table:formula="of:=IF(OR([.C169]=&quot;&quot;;[.F169]=&quot;&quot;);&quot;&quot;;ROUND(ABS([.C169]-[.F169])*86400))" office:value-type="float" office:value="0" calcext:value-type="float">
            <text:p>0</text:p>
          </table:table-cell>
          <table:table-cell table:formula="of:=IF(OR([.D169]=&quot;&quot;;[.G169]=&quot;&quot;);&quot;&quot;;ROUND(ABS([.D169]-[.G16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time" office:time-value="PT06H00M11S" calcext:value-type="time">
            <text:p>06:00:11</text:p>
          </table:table-cell>
          <table:table-cell office:value-type="time" office:time-value="PT11H53M34S" calcext:value-type="time">
            <text:p>11:53:34</text:p>
          </table:table-cell>
          <table:table-cell office:value-type="time" office:time-value="PT17H46M57S" calcext:value-type="time">
            <text:p>17:46:57</text:p>
          </table:table-cell>
          <table:table-cell office:value-type="time" office:time-value="PT06H00M10S" calcext:value-type="time">
            <text:p>06:00:10</text:p>
          </table:table-cell>
          <table:table-cell office:value-type="time" office:time-value="PT11H53M35S" calcext:value-type="time">
            <text:p>11:53:35</text:p>
          </table:table-cell>
          <table:table-cell office:value-type="time" office:time-value="PT17H47M00S" calcext:value-type="time">
            <text:p>17:47:00</text:p>
          </table:table-cell>
          <table:table-cell table:formula="of:=IF(OR([.B170]=&quot;&quot;;[.E170]=&quot;&quot;);&quot;&quot;;ROUND(ABS([.B170]-[.E170])*86400))" office:value-type="float" office:value="1" calcext:value-type="float">
            <text:p>1</text:p>
          </table:table-cell>
          <table:table-cell table:formula="of:=IF(OR([.C170]=&quot;&quot;;[.F170]=&quot;&quot;);&quot;&quot;;ROUND(ABS([.C170]-[.F170])*86400))" office:value-type="float" office:value="1" calcext:value-type="float">
            <text:p>1</text:p>
          </table:table-cell>
          <table:table-cell table:formula="of:=IF(OR([.D170]=&quot;&quot;;[.G170]=&quot;&quot;);&quot;&quot;;ROUND(ABS([.D170]-[.G17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time" office:time-value="PT06H00M25S" calcext:value-type="time">
            <text:p>06:00:25</text:p>
          </table:table-cell>
          <table:table-cell office:value-type="time" office:time-value="PT11H53M47S" calcext:value-type="time">
            <text:p>11:53:47</text:p>
          </table:table-cell>
          <table:table-cell office:value-type="time" office:time-value="PT17H47M10S" calcext:value-type="time">
            <text:p>17:47:10</text:p>
          </table:table-cell>
          <table:table-cell office:value-type="time" office:time-value="PT06H00M24S" calcext:value-type="time">
            <text:p>06:00:24</text:p>
          </table:table-cell>
          <table:table-cell office:value-type="time" office:time-value="PT11H53M48S" calcext:value-type="time">
            <text:p>11:53:48</text:p>
          </table:table-cell>
          <table:table-cell office:value-type="time" office:time-value="PT17H47M12S" calcext:value-type="time">
            <text:p>17:47:12</text:p>
          </table:table-cell>
          <table:table-cell table:formula="of:=IF(OR([.B171]=&quot;&quot;;[.E171]=&quot;&quot;);&quot;&quot;;ROUND(ABS([.B171]-[.E171])*86400))" office:value-type="float" office:value="1" calcext:value-type="float">
            <text:p>1</text:p>
          </table:table-cell>
          <table:table-cell table:formula="of:=IF(OR([.C171]=&quot;&quot;;[.F171]=&quot;&quot;);&quot;&quot;;ROUND(ABS([.C171]-[.F171])*86400))" office:value-type="float" office:value="1" calcext:value-type="float">
            <text:p>1</text:p>
          </table:table-cell>
          <table:table-cell table:formula="of:=IF(OR([.D171]=&quot;&quot;;[.G171]=&quot;&quot;);&quot;&quot;;ROUND(ABS([.D171]-[.G17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time" office:time-value="PT06H00M39S" calcext:value-type="time">
            <text:p>06:00:39</text:p>
          </table:table-cell>
          <table:table-cell office:value-type="time" office:time-value="PT11H54M00S" calcext:value-type="time">
            <text:p>11:54:00</text:p>
          </table:table-cell>
          <table:table-cell office:value-type="time" office:time-value="PT17H47M22S" calcext:value-type="time">
            <text:p>17:47:22</text:p>
          </table:table-cell>
          <table:table-cell office:value-type="time" office:time-value="PT06H00M37S" calcext:value-type="time">
            <text:p>06:00:37</text:p>
          </table:table-cell>
          <table:table-cell office:value-type="time" office:time-value="PT11H54M01S" calcext:value-type="time">
            <text:p>11:54:01</text:p>
          </table:table-cell>
          <table:table-cell office:value-type="time" office:time-value="PT17H47M25S" calcext:value-type="time">
            <text:p>17:47:25</text:p>
          </table:table-cell>
          <table:table-cell table:formula="of:=IF(OR([.B172]=&quot;&quot;;[.E172]=&quot;&quot;);&quot;&quot;;ROUND(ABS([.B172]-[.E172])*86400))" office:value-type="float" office:value="2" calcext:value-type="float">
            <text:p>2</text:p>
          </table:table-cell>
          <table:table-cell table:formula="of:=IF(OR([.C172]=&quot;&quot;;[.F172]=&quot;&quot;);&quot;&quot;;ROUND(ABS([.C172]-[.F172])*86400))" office:value-type="float" office:value="1" calcext:value-type="float">
            <text:p>1</text:p>
          </table:table-cell>
          <table:table-cell table:formula="of:=IF(OR([.D172]=&quot;&quot;;[.G172]=&quot;&quot;);&quot;&quot;;ROUND(ABS([.D172]-[.G17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time" office:time-value="PT06H00M52S" calcext:value-type="time">
            <text:p>06:00:52</text:p>
          </table:table-cell>
          <table:table-cell office:value-type="time" office:time-value="PT11H54M13S" calcext:value-type="time">
            <text:p>11:54:13</text:p>
          </table:table-cell>
          <table:table-cell office:value-type="time" office:time-value="PT17H47M35S" calcext:value-type="time">
            <text:p>17:47:35</text:p>
          </table:table-cell>
          <table:table-cell office:value-type="time" office:time-value="PT06H00M51S" calcext:value-type="time">
            <text:p>06:00:51</text:p>
          </table:table-cell>
          <table:table-cell office:value-type="time" office:time-value="PT11H54M14S" calcext:value-type="time">
            <text:p>11:54:14</text:p>
          </table:table-cell>
          <table:table-cell office:value-type="time" office:time-value="PT17H47M37S" calcext:value-type="time">
            <text:p>17:47:37</text:p>
          </table:table-cell>
          <table:table-cell table:formula="of:=IF(OR([.B173]=&quot;&quot;;[.E173]=&quot;&quot;);&quot;&quot;;ROUND(ABS([.B173]-[.E173])*86400))" office:value-type="float" office:value="1" calcext:value-type="float">
            <text:p>1</text:p>
          </table:table-cell>
          <table:table-cell table:formula="of:=IF(OR([.C173]=&quot;&quot;;[.F173]=&quot;&quot;);&quot;&quot;;ROUND(ABS([.C173]-[.F173])*86400))" office:value-type="float" office:value="1" calcext:value-type="float">
            <text:p>1</text:p>
          </table:table-cell>
          <table:table-cell table:formula="of:=IF(OR([.D173]=&quot;&quot;;[.G173]=&quot;&quot;);&quot;&quot;;ROUND(ABS([.D173]-[.G17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time" office:time-value="PT06H01M05S" calcext:value-type="time">
            <text:p>06:01:05</text:p>
          </table:table-cell>
          <table:table-cell office:value-type="time" office:time-value="PT11H54M27S" calcext:value-type="time">
            <text:p>11:54:27</text:p>
          </table:table-cell>
          <table:table-cell office:value-type="time" office:time-value="PT17H47M48S" calcext:value-type="time">
            <text:p>17:47:48</text:p>
          </table:table-cell>
          <table:table-cell office:value-type="time" office:time-value="PT06H01M04S" calcext:value-type="time">
            <text:p>06:01:04</text:p>
          </table:table-cell>
          <table:table-cell office:value-type="time" office:time-value="PT11H54M27S" calcext:value-type="time">
            <text:p>11:54:27</text:p>
          </table:table-cell>
          <table:table-cell office:value-type="time" office:time-value="PT17H47M50S" calcext:value-type="time">
            <text:p>17:47:50</text:p>
          </table:table-cell>
          <table:table-cell table:formula="of:=IF(OR([.B174]=&quot;&quot;;[.E174]=&quot;&quot;);&quot;&quot;;ROUND(ABS([.B174]-[.E174])*86400))" office:value-type="float" office:value="1" calcext:value-type="float">
            <text:p>1</text:p>
          </table:table-cell>
          <table:table-cell table:formula="of:=IF(OR([.C174]=&quot;&quot;;[.F174]=&quot;&quot;);&quot;&quot;;ROUND(ABS([.C174]-[.F174])*86400))" office:value-type="float" office:value="0" calcext:value-type="float">
            <text:p>0</text:p>
          </table:table-cell>
          <table:table-cell table:formula="of:=IF(OR([.D174]=&quot;&quot;;[.G174]=&quot;&quot;);&quot;&quot;;ROUND(ABS([.D174]-[.G17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time" office:time-value="PT06H01M19S" calcext:value-type="time">
            <text:p>06:01:19</text:p>
          </table:table-cell>
          <table:table-cell office:value-type="time" office:time-value="PT11H54M40S" calcext:value-type="time">
            <text:p>11:54:40</text:p>
          </table:table-cell>
          <table:table-cell office:value-type="time" office:time-value="PT17H48M01S" calcext:value-type="time">
            <text:p>17:48:01</text:p>
          </table:table-cell>
          <table:table-cell office:value-type="time" office:time-value="PT06H01M17S" calcext:value-type="time">
            <text:p>06:01:17</text:p>
          </table:table-cell>
          <table:table-cell office:value-type="time" office:time-value="PT11H54M40S" calcext:value-type="time">
            <text:p>11:54:40</text:p>
          </table:table-cell>
          <table:table-cell office:value-type="time" office:time-value="PT17H48M04S" calcext:value-type="time">
            <text:p>17:48:04</text:p>
          </table:table-cell>
          <table:table-cell table:formula="of:=IF(OR([.B175]=&quot;&quot;;[.E175]=&quot;&quot;);&quot;&quot;;ROUND(ABS([.B175]-[.E175])*86400))" office:value-type="float" office:value="2" calcext:value-type="float">
            <text:p>2</text:p>
          </table:table-cell>
          <table:table-cell table:formula="of:=IF(OR([.C175]=&quot;&quot;;[.F175]=&quot;&quot;);&quot;&quot;;ROUND(ABS([.C175]-[.F175])*86400))" office:value-type="float" office:value="0" calcext:value-type="float">
            <text:p>0</text:p>
          </table:table-cell>
          <table:table-cell table:formula="of:=IF(OR([.D175]=&quot;&quot;;[.G175]=&quot;&quot;);&quot;&quot;;ROUND(ABS([.D175]-[.G17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time" office:time-value="PT06H01M31S" calcext:value-type="time">
            <text:p>06:01:31</text:p>
          </table:table-cell>
          <table:table-cell office:value-type="time" office:time-value="PT11H54M53S" calcext:value-type="time">
            <text:p>11:54:53</text:p>
          </table:table-cell>
          <table:table-cell office:value-type="time" office:time-value="PT17H48M14S" calcext:value-type="time">
            <text:p>17:48:14</text:p>
          </table:table-cell>
          <table:table-cell office:value-type="time" office:time-value="PT06H01M30S" calcext:value-type="time">
            <text:p>06:01:30</text:p>
          </table:table-cell>
          <table:table-cell office:value-type="time" office:time-value="PT11H54M53S" calcext:value-type="time">
            <text:p>11:54:53</text:p>
          </table:table-cell>
          <table:table-cell office:value-type="time" office:time-value="PT17H48M17S" calcext:value-type="time">
            <text:p>17:48:17</text:p>
          </table:table-cell>
          <table:table-cell table:formula="of:=IF(OR([.B176]=&quot;&quot;;[.E176]=&quot;&quot;);&quot;&quot;;ROUND(ABS([.B176]-[.E176])*86400))" office:value-type="float" office:value="1" calcext:value-type="float">
            <text:p>1</text:p>
          </table:table-cell>
          <table:table-cell table:formula="of:=IF(OR([.C176]=&quot;&quot;;[.F176]=&quot;&quot;);&quot;&quot;;ROUND(ABS([.C176]-[.F176])*86400))" office:value-type="float" office:value="0" calcext:value-type="float">
            <text:p>0</text:p>
          </table:table-cell>
          <table:table-cell table:formula="of:=IF(OR([.D176]=&quot;&quot;;[.G176]=&quot;&quot;);&quot;&quot;;ROUND(ABS([.D176]-[.G17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time" office:time-value="PT06H01M44S" calcext:value-type="time">
            <text:p>06:01:44</text:p>
          </table:table-cell>
          <table:table-cell office:value-type="time" office:time-value="PT11H55M06S" calcext:value-type="time">
            <text:p>11:55:06</text:p>
          </table:table-cell>
          <table:table-cell office:value-type="time" office:time-value="PT17H48M28S" calcext:value-type="time">
            <text:p>17:48:28</text:p>
          </table:table-cell>
          <table:table-cell office:value-type="time" office:time-value="PT06H01M43S" calcext:value-type="time">
            <text:p>06:01:43</text:p>
          </table:table-cell>
          <table:table-cell office:value-type="time" office:time-value="PT11H55M06S" calcext:value-type="time">
            <text:p>11:55:06</text:p>
          </table:table-cell>
          <table:table-cell office:value-type="time" office:time-value="PT17H48M30S" calcext:value-type="time">
            <text:p>17:48:30</text:p>
          </table:table-cell>
          <table:table-cell table:formula="of:=IF(OR([.B177]=&quot;&quot;;[.E177]=&quot;&quot;);&quot;&quot;;ROUND(ABS([.B177]-[.E177])*86400))" office:value-type="float" office:value="1" calcext:value-type="float">
            <text:p>1</text:p>
          </table:table-cell>
          <table:table-cell table:formula="of:=IF(OR([.C177]=&quot;&quot;;[.F177]=&quot;&quot;);&quot;&quot;;ROUND(ABS([.C177]-[.F177])*86400))" office:value-type="float" office:value="0" calcext:value-type="float">
            <text:p>0</text:p>
          </table:table-cell>
          <table:table-cell table:formula="of:=IF(OR([.D177]=&quot;&quot;;[.G177]=&quot;&quot;);&quot;&quot;;ROUND(ABS([.D177]-[.G17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time" office:time-value="PT06H01M56S" calcext:value-type="time">
            <text:p>06:01:56</text:p>
          </table:table-cell>
          <table:table-cell office:value-type="time" office:time-value="PT11H55M18S" calcext:value-type="time">
            <text:p>11:55:18</text:p>
          </table:table-cell>
          <table:table-cell office:value-type="time" office:time-value="PT17H48M41S" calcext:value-type="time">
            <text:p>17:48:41</text:p>
          </table:table-cell>
          <table:table-cell office:value-type="time" office:time-value="PT06H01M55S" calcext:value-type="time">
            <text:p>06:01:55</text:p>
          </table:table-cell>
          <table:table-cell office:value-type="time" office:time-value="PT11H55M19S" calcext:value-type="time">
            <text:p>11:55:19</text:p>
          </table:table-cell>
          <table:table-cell office:value-type="time" office:time-value="PT17H48M44S" calcext:value-type="time">
            <text:p>17:48:44</text:p>
          </table:table-cell>
          <table:table-cell table:formula="of:=IF(OR([.B178]=&quot;&quot;;[.E178]=&quot;&quot;);&quot;&quot;;ROUND(ABS([.B178]-[.E178])*86400))" office:value-type="float" office:value="1" calcext:value-type="float">
            <text:p>1</text:p>
          </table:table-cell>
          <table:table-cell table:formula="of:=IF(OR([.C178]=&quot;&quot;;[.F178]=&quot;&quot;);&quot;&quot;;ROUND(ABS([.C178]-[.F178])*86400))" office:value-type="float" office:value="1" calcext:value-type="float">
            <text:p>1</text:p>
          </table:table-cell>
          <table:table-cell table:formula="of:=IF(OR([.D178]=&quot;&quot;;[.G178]=&quot;&quot;);&quot;&quot;;ROUND(ABS([.D178]-[.G17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time" office:time-value="PT06H02M08S" calcext:value-type="time">
            <text:p>06:02:08</text:p>
          </table:table-cell>
          <table:table-cell office:value-type="time" office:time-value="PT11H55M31S" calcext:value-type="time">
            <text:p>11:55:31</text:p>
          </table:table-cell>
          <table:table-cell office:value-type="time" office:time-value="PT17H48M55S" calcext:value-type="time">
            <text:p>17:48:55</text:p>
          </table:table-cell>
          <table:table-cell office:value-type="time" office:time-value="PT06H02M07S" calcext:value-type="time">
            <text:p>06:02:07</text:p>
          </table:table-cell>
          <table:table-cell office:value-type="time" office:time-value="PT11H55M32S" calcext:value-type="time">
            <text:p>11:55:32</text:p>
          </table:table-cell>
          <table:table-cell office:value-type="time" office:time-value="PT17H48M58S" calcext:value-type="time">
            <text:p>17:48:58</text:p>
          </table:table-cell>
          <table:table-cell table:formula="of:=IF(OR([.B179]=&quot;&quot;;[.E179]=&quot;&quot;);&quot;&quot;;ROUND(ABS([.B179]-[.E179])*86400))" office:value-type="float" office:value="1" calcext:value-type="float">
            <text:p>1</text:p>
          </table:table-cell>
          <table:table-cell table:formula="of:=IF(OR([.C179]=&quot;&quot;;[.F179]=&quot;&quot;);&quot;&quot;;ROUND(ABS([.C179]-[.F179])*86400))" office:value-type="float" office:value="1" calcext:value-type="float">
            <text:p>1</text:p>
          </table:table-cell>
          <table:table-cell table:formula="of:=IF(OR([.D179]=&quot;&quot;;[.G179]=&quot;&quot;);&quot;&quot;;ROUND(ABS([.D179]-[.G17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time" office:time-value="PT06H02M20S" calcext:value-type="time">
            <text:p>06:02:20</text:p>
          </table:table-cell>
          <table:table-cell office:value-type="time" office:time-value="PT11H55M44S" calcext:value-type="time">
            <text:p>11:55:44</text:p>
          </table:table-cell>
          <table:table-cell office:value-type="time" office:time-value="PT17H49M09S" calcext:value-type="time">
            <text:p>17:49:09</text:p>
          </table:table-cell>
          <table:table-cell office:value-type="time" office:time-value="PT06H02M18S" calcext:value-type="time">
            <text:p>06:02:18</text:p>
          </table:table-cell>
          <table:table-cell office:value-type="time" office:time-value="PT11H55M45S" calcext:value-type="time">
            <text:p>11:55:45</text:p>
          </table:table-cell>
          <table:table-cell office:value-type="time" office:time-value="PT17H49M11S" calcext:value-type="time">
            <text:p>17:49:11</text:p>
          </table:table-cell>
          <table:table-cell table:formula="of:=IF(OR([.B180]=&quot;&quot;;[.E180]=&quot;&quot;);&quot;&quot;;ROUND(ABS([.B180]-[.E180])*86400))" office:value-type="float" office:value="2" calcext:value-type="float">
            <text:p>2</text:p>
          </table:table-cell>
          <table:table-cell table:formula="of:=IF(OR([.C180]=&quot;&quot;;[.F180]=&quot;&quot;);&quot;&quot;;ROUND(ABS([.C180]-[.F180])*86400))" office:value-type="float" office:value="1" calcext:value-type="float">
            <text:p>1</text:p>
          </table:table-cell>
          <table:table-cell table:formula="of:=IF(OR([.D180]=&quot;&quot;;[.G180]=&quot;&quot;);&quot;&quot;;ROUND(ABS([.D180]-[.G18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time" office:time-value="PT06H02M31S" calcext:value-type="time">
            <text:p>06:02:31</text:p>
          </table:table-cell>
          <table:table-cell office:value-type="time" office:time-value="PT11H55M56S" calcext:value-type="time">
            <text:p>11:55:56</text:p>
          </table:table-cell>
          <table:table-cell office:value-type="time" office:time-value="PT17H49M23S" calcext:value-type="time">
            <text:p>17:49:23</text:p>
          </table:table-cell>
          <table:table-cell office:value-type="time" office:time-value="PT06H02M30S" calcext:value-type="time">
            <text:p>06:02:30</text:p>
          </table:table-cell>
          <table:table-cell office:value-type="time" office:time-value="PT11H55M57S" calcext:value-type="time">
            <text:p>11:55:57</text:p>
          </table:table-cell>
          <table:table-cell office:value-type="time" office:time-value="PT17H49M25S" calcext:value-type="time">
            <text:p>17:49:25</text:p>
          </table:table-cell>
          <table:table-cell table:formula="of:=IF(OR([.B181]=&quot;&quot;;[.E181]=&quot;&quot;);&quot;&quot;;ROUND(ABS([.B181]-[.E181])*86400))" office:value-type="float" office:value="1" calcext:value-type="float">
            <text:p>1</text:p>
          </table:table-cell>
          <table:table-cell table:formula="of:=IF(OR([.C181]=&quot;&quot;;[.F181]=&quot;&quot;);&quot;&quot;;ROUND(ABS([.C181]-[.F181])*86400))" office:value-type="float" office:value="1" calcext:value-type="float">
            <text:p>1</text:p>
          </table:table-cell>
          <table:table-cell table:formula="of:=IF(OR([.D181]=&quot;&quot;;[.G181]=&quot;&quot;);&quot;&quot;;ROUND(ABS([.D181]-[.G18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time" office:time-value="PT06H02M42S" calcext:value-type="time">
            <text:p>06:02:42</text:p>
          </table:table-cell>
          <table:table-cell office:value-type="time" office:time-value="PT11H56M09S" calcext:value-type="time">
            <text:p>11:56:09</text:p>
          </table:table-cell>
          <table:table-cell office:value-type="time" office:time-value="PT17H49M36S" calcext:value-type="time">
            <text:p>17:49:36</text:p>
          </table:table-cell>
          <table:table-cell office:value-type="time" office:time-value="PT06H02M41S" calcext:value-type="time">
            <text:p>06:02:41</text:p>
          </table:table-cell>
          <table:table-cell office:value-type="time" office:time-value="PT11H56M09S" calcext:value-type="time">
            <text:p>11:56:09</text:p>
          </table:table-cell>
          <table:table-cell office:value-type="time" office:time-value="PT17H49M39S" calcext:value-type="time">
            <text:p>17:49:39</text:p>
          </table:table-cell>
          <table:table-cell table:formula="of:=IF(OR([.B182]=&quot;&quot;;[.E182]=&quot;&quot;);&quot;&quot;;ROUND(ABS([.B182]-[.E182])*86400))" office:value-type="float" office:value="1" calcext:value-type="float">
            <text:p>1</text:p>
          </table:table-cell>
          <table:table-cell table:formula="of:=IF(OR([.C182]=&quot;&quot;;[.F182]=&quot;&quot;);&quot;&quot;;ROUND(ABS([.C182]-[.F182])*86400))" office:value-type="float" office:value="0" calcext:value-type="float">
            <text:p>0</text:p>
          </table:table-cell>
          <table:table-cell table:formula="of:=IF(OR([.D182]=&quot;&quot;;[.G182]=&quot;&quot;);&quot;&quot;;ROUND(ABS([.D182]-[.G18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time" office:time-value="PT06H02M53S" calcext:value-type="time">
            <text:p>06:02:53</text:p>
          </table:table-cell>
          <table:table-cell office:value-type="time" office:time-value="PT11H56M21S" calcext:value-type="time">
            <text:p>11:56:21</text:p>
          </table:table-cell>
          <table:table-cell office:value-type="time" office:time-value="PT17H49M50S" calcext:value-type="time">
            <text:p>17:49:50</text:p>
          </table:table-cell>
          <table:table-cell office:value-type="time" office:time-value="PT06H02M51S" calcext:value-type="time">
            <text:p>06:02:51</text:p>
          </table:table-cell>
          <table:table-cell office:value-type="time" office:time-value="PT11H56M21S" calcext:value-type="time">
            <text:p>11:56:21</text:p>
          </table:table-cell>
          <table:table-cell office:value-type="time" office:time-value="PT17H49M53S" calcext:value-type="time">
            <text:p>17:49:53</text:p>
          </table:table-cell>
          <table:table-cell table:formula="of:=IF(OR([.B183]=&quot;&quot;;[.E183]=&quot;&quot;);&quot;&quot;;ROUND(ABS([.B183]-[.E183])*86400))" office:value-type="float" office:value="2" calcext:value-type="float">
            <text:p>2</text:p>
          </table:table-cell>
          <table:table-cell table:formula="of:=IF(OR([.C183]=&quot;&quot;;[.F183]=&quot;&quot;);&quot;&quot;;ROUND(ABS([.C183]-[.F183])*86400))" office:value-type="float" office:value="0" calcext:value-type="float">
            <text:p>0</text:p>
          </table:table-cell>
          <table:table-cell table:formula="of:=IF(OR([.D183]=&quot;&quot;;[.G183]=&quot;&quot;);&quot;&quot;;ROUND(ABS([.D183]-[.G18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time" office:time-value="PT06H03M03S" calcext:value-type="time">
            <text:p>06:03:03</text:p>
          </table:table-cell>
          <table:table-cell office:value-type="time" office:time-value="PT11H56M33S" calcext:value-type="time">
            <text:p>11:56:33</text:p>
          </table:table-cell>
          <table:table-cell office:value-type="time" office:time-value="PT17H50M04S" calcext:value-type="time">
            <text:p>17:50:04</text:p>
          </table:table-cell>
          <table:table-cell office:value-type="time" office:time-value="PT06H03M01S" calcext:value-type="time">
            <text:p>06:03:01</text:p>
          </table:table-cell>
          <table:table-cell office:value-type="time" office:time-value="PT11H56M33S" calcext:value-type="time">
            <text:p>11:56:33</text:p>
          </table:table-cell>
          <table:table-cell office:value-type="time" office:time-value="PT17H50M06S" calcext:value-type="time">
            <text:p>17:50:06</text:p>
          </table:table-cell>
          <table:table-cell table:formula="of:=IF(OR([.B184]=&quot;&quot;;[.E184]=&quot;&quot;);&quot;&quot;;ROUND(ABS([.B184]-[.E184])*86400))" office:value-type="float" office:value="2" calcext:value-type="float">
            <text:p>2</text:p>
          </table:table-cell>
          <table:table-cell table:formula="of:=IF(OR([.C184]=&quot;&quot;;[.F184]=&quot;&quot;);&quot;&quot;;ROUND(ABS([.C184]-[.F184])*86400))" office:value-type="float" office:value="0" calcext:value-type="float">
            <text:p>0</text:p>
          </table:table-cell>
          <table:table-cell table:formula="of:=IF(OR([.D184]=&quot;&quot;;[.G184]=&quot;&quot;);&quot;&quot;;ROUND(ABS([.D184]-[.G18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time" office:time-value="PT06H03M12S" calcext:value-type="time">
            <text:p>06:03:12</text:p>
          </table:table-cell>
          <table:table-cell office:value-type="time" office:time-value="PT11H56M44S" calcext:value-type="time">
            <text:p>11:56:44</text:p>
          </table:table-cell>
          <table:table-cell office:value-type="time" office:time-value="PT17H50M17S" calcext:value-type="time">
            <text:p>17:50:17</text:p>
          </table:table-cell>
          <table:table-cell office:value-type="time" office:time-value="PT06H03M11S" calcext:value-type="time">
            <text:p>06:03:11</text:p>
          </table:table-cell>
          <table:table-cell office:value-type="time" office:time-value="PT11H56M45S" calcext:value-type="time">
            <text:p>11:56:45</text:p>
          </table:table-cell>
          <table:table-cell office:value-type="time" office:time-value="PT17H50M20S" calcext:value-type="time">
            <text:p>17:50:20</text:p>
          </table:table-cell>
          <table:table-cell table:formula="of:=IF(OR([.B185]=&quot;&quot;;[.E185]=&quot;&quot;);&quot;&quot;;ROUND(ABS([.B185]-[.E185])*86400))" office:value-type="float" office:value="1" calcext:value-type="float">
            <text:p>1</text:p>
          </table:table-cell>
          <table:table-cell table:formula="of:=IF(OR([.C185]=&quot;&quot;;[.F185]=&quot;&quot;);&quot;&quot;;ROUND(ABS([.C185]-[.F185])*86400))" office:value-type="float" office:value="1" calcext:value-type="float">
            <text:p>1</text:p>
          </table:table-cell>
          <table:table-cell table:formula="of:=IF(OR([.D185]=&quot;&quot;;[.G185]=&quot;&quot;);&quot;&quot;;ROUND(ABS([.D185]-[.G18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time" office:time-value="PT06H03M22S" calcext:value-type="time">
            <text:p>06:03:22</text:p>
          </table:table-cell>
          <table:table-cell office:value-type="time" office:time-value="PT11H56M55S" calcext:value-type="time">
            <text:p>11:56:55</text:p>
          </table:table-cell>
          <table:table-cell office:value-type="time" office:time-value="PT17H50M31S" calcext:value-type="time">
            <text:p>17:50:31</text:p>
          </table:table-cell>
          <table:table-cell office:value-type="time" office:time-value="PT06H03M20S" calcext:value-type="time">
            <text:p>06:03:20</text:p>
          </table:table-cell>
          <table:table-cell office:value-type="time" office:time-value="PT11H56M56S" calcext:value-type="time">
            <text:p>11:56:56</text:p>
          </table:table-cell>
          <table:table-cell office:value-type="time" office:time-value="PT17H50M33S" calcext:value-type="time">
            <text:p>17:50:33</text:p>
          </table:table-cell>
          <table:table-cell table:formula="of:=IF(OR([.B186]=&quot;&quot;;[.E186]=&quot;&quot;);&quot;&quot;;ROUND(ABS([.B186]-[.E186])*86400))" office:value-type="float" office:value="2" calcext:value-type="float">
            <text:p>2</text:p>
          </table:table-cell>
          <table:table-cell table:formula="of:=IF(OR([.C186]=&quot;&quot;;[.F186]=&quot;&quot;);&quot;&quot;;ROUND(ABS([.C186]-[.F186])*86400))" office:value-type="float" office:value="1" calcext:value-type="float">
            <text:p>1</text:p>
          </table:table-cell>
          <table:table-cell table:formula="of:=IF(OR([.D186]=&quot;&quot;;[.G186]=&quot;&quot;);&quot;&quot;;ROUND(ABS([.D186]-[.G18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time" office:time-value="PT06H03M30S" calcext:value-type="time">
            <text:p>06:03:30</text:p>
          </table:table-cell>
          <table:table-cell office:value-type="time" office:time-value="PT11H57M06S" calcext:value-type="time">
            <text:p>11:57:06</text:p>
          </table:table-cell>
          <table:table-cell office:value-type="time" office:time-value="PT17H50M44S" calcext:value-type="time">
            <text:p>17:50:44</text:p>
          </table:table-cell>
          <table:table-cell office:value-type="time" office:time-value="PT06H03M29S" calcext:value-type="time">
            <text:p>06:03:29</text:p>
          </table:table-cell>
          <table:table-cell office:value-type="time" office:time-value="PT11H57M07S" calcext:value-type="time">
            <text:p>11:57:07</text:p>
          </table:table-cell>
          <table:table-cell office:value-type="time" office:time-value="PT17H50M47S" calcext:value-type="time">
            <text:p>17:50:47</text:p>
          </table:table-cell>
          <table:table-cell table:formula="of:=IF(OR([.B187]=&quot;&quot;;[.E187]=&quot;&quot;);&quot;&quot;;ROUND(ABS([.B187]-[.E187])*86400))" office:value-type="float" office:value="1" calcext:value-type="float">
            <text:p>1</text:p>
          </table:table-cell>
          <table:table-cell table:formula="of:=IF(OR([.C187]=&quot;&quot;;[.F187]=&quot;&quot;);&quot;&quot;;ROUND(ABS([.C187]-[.F187])*86400))" office:value-type="float" office:value="1" calcext:value-type="float">
            <text:p>1</text:p>
          </table:table-cell>
          <table:table-cell table:formula="of:=IF(OR([.D187]=&quot;&quot;;[.G187]=&quot;&quot;);&quot;&quot;;ROUND(ABS([.D187]-[.G18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time" office:time-value="PT06H03M38S" calcext:value-type="time">
            <text:p>06:03:38</text:p>
          </table:table-cell>
          <table:table-cell office:value-type="time" office:time-value="PT11H57M17S" calcext:value-type="time">
            <text:p>11:57:17</text:p>
          </table:table-cell>
          <table:table-cell office:value-type="time" office:time-value="PT17H50M57S" calcext:value-type="time">
            <text:p>17:50:57</text:p>
          </table:table-cell>
          <table:table-cell office:value-type="time" office:time-value="PT06H03M37S" calcext:value-type="time">
            <text:p>06:03:37</text:p>
          </table:table-cell>
          <table:table-cell office:value-type="time" office:time-value="PT11H57M18S" calcext:value-type="time">
            <text:p>11:57:18</text:p>
          </table:table-cell>
          <table:table-cell office:value-type="time" office:time-value="PT17H51M00S" calcext:value-type="time">
            <text:p>17:51:00</text:p>
          </table:table-cell>
          <table:table-cell table:formula="of:=IF(OR([.B188]=&quot;&quot;;[.E188]=&quot;&quot;);&quot;&quot;;ROUND(ABS([.B188]-[.E188])*86400))" office:value-type="float" office:value="1" calcext:value-type="float">
            <text:p>1</text:p>
          </table:table-cell>
          <table:table-cell table:formula="of:=IF(OR([.C188]=&quot;&quot;;[.F188]=&quot;&quot;);&quot;&quot;;ROUND(ABS([.C188]-[.F188])*86400))" office:value-type="float" office:value="1" calcext:value-type="float">
            <text:p>1</text:p>
          </table:table-cell>
          <table:table-cell table:formula="of:=IF(OR([.D188]=&quot;&quot;;[.G188]=&quot;&quot;);&quot;&quot;;ROUND(ABS([.D188]-[.G18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time" office:time-value="PT06H03M46S" calcext:value-type="time">
            <text:p>06:03:46</text:p>
          </table:table-cell>
          <table:table-cell office:value-type="time" office:time-value="PT11H57M27S" calcext:value-type="time">
            <text:p>11:57:27</text:p>
          </table:table-cell>
          <table:table-cell office:value-type="time" office:time-value="PT17H51M10S" calcext:value-type="time">
            <text:p>17:51:10</text:p>
          </table:table-cell>
          <table:table-cell office:value-type="time" office:time-value="PT06H03M45S" calcext:value-type="time">
            <text:p>06:03:45</text:p>
          </table:table-cell>
          <table:table-cell office:value-type="time" office:time-value="PT11H57M28S" calcext:value-type="time">
            <text:p>11:57:28</text:p>
          </table:table-cell>
          <table:table-cell office:value-type="time" office:time-value="PT17H51M13S" calcext:value-type="time">
            <text:p>17:51:13</text:p>
          </table:table-cell>
          <table:table-cell table:formula="of:=IF(OR([.B189]=&quot;&quot;;[.E189]=&quot;&quot;);&quot;&quot;;ROUND(ABS([.B189]-[.E189])*86400))" office:value-type="float" office:value="1" calcext:value-type="float">
            <text:p>1</text:p>
          </table:table-cell>
          <table:table-cell table:formula="of:=IF(OR([.C189]=&quot;&quot;;[.F189]=&quot;&quot;);&quot;&quot;;ROUND(ABS([.C189]-[.F189])*86400))" office:value-type="float" office:value="1" calcext:value-type="float">
            <text:p>1</text:p>
          </table:table-cell>
          <table:table-cell table:formula="of:=IF(OR([.D189]=&quot;&quot;;[.G189]=&quot;&quot;);&quot;&quot;;ROUND(ABS([.D189]-[.G18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time" office:time-value="PT06H03M53S" calcext:value-type="time">
            <text:p>06:03:53</text:p>
          </table:table-cell>
          <table:table-cell office:value-type="time" office:time-value="PT11H57M37S" calcext:value-type="time">
            <text:p>11:57:37</text:p>
          </table:table-cell>
          <table:table-cell office:value-type="time" office:time-value="PT17H51M23S" calcext:value-type="time">
            <text:p>17:51:23</text:p>
          </table:table-cell>
          <table:table-cell office:value-type="time" office:time-value="PT06H03M52S" calcext:value-type="time">
            <text:p>06:03:52</text:p>
          </table:table-cell>
          <table:table-cell office:value-type="time" office:time-value="PT11H57M38S" calcext:value-type="time">
            <text:p>11:57:38</text:p>
          </table:table-cell>
          <table:table-cell office:value-type="time" office:time-value="PT17H51M26S" calcext:value-type="time">
            <text:p>17:51:26</text:p>
          </table:table-cell>
          <table:table-cell table:formula="of:=IF(OR([.B190]=&quot;&quot;;[.E190]=&quot;&quot;);&quot;&quot;;ROUND(ABS([.B190]-[.E190])*86400))" office:value-type="float" office:value="1" calcext:value-type="float">
            <text:p>1</text:p>
          </table:table-cell>
          <table:table-cell table:formula="of:=IF(OR([.C190]=&quot;&quot;;[.F190]=&quot;&quot;);&quot;&quot;;ROUND(ABS([.C190]-[.F190])*86400))" office:value-type="float" office:value="1" calcext:value-type="float">
            <text:p>1</text:p>
          </table:table-cell>
          <table:table-cell table:formula="of:=IF(OR([.D190]=&quot;&quot;;[.G190]=&quot;&quot;);&quot;&quot;;ROUND(ABS([.D190]-[.G19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time" office:time-value="PT06H04M00S" calcext:value-type="time">
            <text:p>06:04:00</text:p>
          </table:table-cell>
          <table:table-cell office:value-type="time" office:time-value="PT11H57M47S" calcext:value-type="time">
            <text:p>11:57:47</text:p>
          </table:table-cell>
          <table:table-cell office:value-type="time" office:time-value="PT17H51M36S" calcext:value-type="time">
            <text:p>17:51:36</text:p>
          </table:table-cell>
          <table:table-cell office:value-type="time" office:time-value="PT06H03M58S" calcext:value-type="time">
            <text:p>06:03:58</text:p>
          </table:table-cell>
          <table:table-cell office:value-type="time" office:time-value="PT11H57M47S" calcext:value-type="time">
            <text:p>11:57:47</text:p>
          </table:table-cell>
          <table:table-cell office:value-type="time" office:time-value="PT17H51M38S" calcext:value-type="time">
            <text:p>17:51:38</text:p>
          </table:table-cell>
          <table:table-cell table:formula="of:=IF(OR([.B191]=&quot;&quot;;[.E191]=&quot;&quot;);&quot;&quot;;ROUND(ABS([.B191]-[.E191])*86400))" office:value-type="float" office:value="2" calcext:value-type="float">
            <text:p>2</text:p>
          </table:table-cell>
          <table:table-cell table:formula="of:=IF(OR([.C191]=&quot;&quot;;[.F191]=&quot;&quot;);&quot;&quot;;ROUND(ABS([.C191]-[.F191])*86400))" office:value-type="float" office:value="0" calcext:value-type="float">
            <text:p>0</text:p>
          </table:table-cell>
          <table:table-cell table:formula="of:=IF(OR([.D191]=&quot;&quot;;[.G191]=&quot;&quot;);&quot;&quot;;ROUND(ABS([.D191]-[.G19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time" office:time-value="PT06H04M05S" calcext:value-type="time">
            <text:p>06:04:05</text:p>
          </table:table-cell>
          <table:table-cell office:value-type="time" office:time-value="PT11H57M56S" calcext:value-type="time">
            <text:p>11:57:56</text:p>
          </table:table-cell>
          <table:table-cell office:value-type="time" office:time-value="PT17H51M48S" calcext:value-type="time">
            <text:p>17:51:48</text:p>
          </table:table-cell>
          <table:table-cell office:value-type="time" office:time-value="PT06H04M04S" calcext:value-type="time">
            <text:p>06:04:04</text:p>
          </table:table-cell>
          <table:table-cell office:value-type="time" office:time-value="PT11H57M56S" calcext:value-type="time">
            <text:p>11:57:56</text:p>
          </table:table-cell>
          <table:table-cell office:value-type="time" office:time-value="PT17H51M51S" calcext:value-type="time">
            <text:p>17:51:51</text:p>
          </table:table-cell>
          <table:table-cell table:formula="of:=IF(OR([.B192]=&quot;&quot;;[.E192]=&quot;&quot;);&quot;&quot;;ROUND(ABS([.B192]-[.E192])*86400))" office:value-type="float" office:value="1" calcext:value-type="float">
            <text:p>1</text:p>
          </table:table-cell>
          <table:table-cell table:formula="of:=IF(OR([.C192]=&quot;&quot;;[.F192]=&quot;&quot;);&quot;&quot;;ROUND(ABS([.C192]-[.F192])*86400))" office:value-type="float" office:value="0" calcext:value-type="float">
            <text:p>0</text:p>
          </table:table-cell>
          <table:table-cell table:formula="of:=IF(OR([.D192]=&quot;&quot;;[.G192]=&quot;&quot;);&quot;&quot;;ROUND(ABS([.D192]-[.G19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time" office:time-value="PT06H04M11S" calcext:value-type="time">
            <text:p>06:04:11</text:p>
          </table:table-cell>
          <table:table-cell office:value-type="time" office:time-value="PT11H58M04S" calcext:value-type="time">
            <text:p>11:58:04</text:p>
          </table:table-cell>
          <table:table-cell office:value-type="time" office:time-value="PT17H52M00S" calcext:value-type="time">
            <text:p>17:52:00</text:p>
          </table:table-cell>
          <table:table-cell office:value-type="time" office:time-value="PT06H04M09S" calcext:value-type="time">
            <text:p>06:04:09</text:p>
          </table:table-cell>
          <table:table-cell office:value-type="time" office:time-value="PT11H58M05S" calcext:value-type="time">
            <text:p>11:58:05</text:p>
          </table:table-cell>
          <table:table-cell office:value-type="time" office:time-value="PT17H52M03S" calcext:value-type="time">
            <text:p>17:52:03</text:p>
          </table:table-cell>
          <table:table-cell table:formula="of:=IF(OR([.B193]=&quot;&quot;;[.E193]=&quot;&quot;);&quot;&quot;;ROUND(ABS([.B193]-[.E193])*86400))" office:value-type="float" office:value="2" calcext:value-type="float">
            <text:p>2</text:p>
          </table:table-cell>
          <table:table-cell table:formula="of:=IF(OR([.C193]=&quot;&quot;;[.F193]=&quot;&quot;);&quot;&quot;;ROUND(ABS([.C193]-[.F193])*86400))" office:value-type="float" office:value="1" calcext:value-type="float">
            <text:p>1</text:p>
          </table:table-cell>
          <table:table-cell table:formula="of:=IF(OR([.D193]=&quot;&quot;;[.G193]=&quot;&quot;);&quot;&quot;;ROUND(ABS([.D193]-[.G19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time" office:time-value="PT06H04M15S" calcext:value-type="time">
            <text:p>06:04:15</text:p>
          </table:table-cell>
          <table:table-cell office:value-type="time" office:time-value="PT11H58M13S" calcext:value-type="time">
            <text:p>11:58:13</text:p>
          </table:table-cell>
          <table:table-cell office:value-type="time" office:time-value="PT17H52M12S" calcext:value-type="time">
            <text:p>17:52:12</text:p>
          </table:table-cell>
          <table:table-cell office:value-type="time" office:time-value="PT06H04M14S" calcext:value-type="time">
            <text:p>06:04:14</text:p>
          </table:table-cell>
          <table:table-cell office:value-type="time" office:time-value="PT11H58M13S" calcext:value-type="time">
            <text:p>11:58:13</text:p>
          </table:table-cell>
          <table:table-cell office:value-type="time" office:time-value="PT17H52M15S" calcext:value-type="time">
            <text:p>17:52:15</text:p>
          </table:table-cell>
          <table:table-cell table:formula="of:=IF(OR([.B194]=&quot;&quot;;[.E194]=&quot;&quot;);&quot;&quot;;ROUND(ABS([.B194]-[.E194])*86400))" office:value-type="float" office:value="1" calcext:value-type="float">
            <text:p>1</text:p>
          </table:table-cell>
          <table:table-cell table:formula="of:=IF(OR([.C194]=&quot;&quot;;[.F194]=&quot;&quot;);&quot;&quot;;ROUND(ABS([.C194]-[.F194])*86400))" office:value-type="float" office:value="0" calcext:value-type="float">
            <text:p>0</text:p>
          </table:table-cell>
          <table:table-cell table:formula="of:=IF(OR([.D194]=&quot;&quot;;[.G194]=&quot;&quot;);&quot;&quot;;ROUND(ABS([.D194]-[.G19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time" office:time-value="PT06H04M19S" calcext:value-type="time">
            <text:p>06:04:19</text:p>
          </table:table-cell>
          <table:table-cell office:value-type="time" office:time-value="PT11H58M20S" calcext:value-type="time">
            <text:p>11:58:20</text:p>
          </table:table-cell>
          <table:table-cell office:value-type="time" office:time-value="PT17H52M24S" calcext:value-type="time">
            <text:p>17:52:24</text:p>
          </table:table-cell>
          <table:table-cell office:value-type="time" office:time-value="PT06H04M18S" calcext:value-type="time">
            <text:p>06:04:18</text:p>
          </table:table-cell>
          <table:table-cell office:value-type="time" office:time-value="PT11H58M21S" calcext:value-type="time">
            <text:p>11:58:21</text:p>
          </table:table-cell>
          <table:table-cell office:value-type="time" office:time-value="PT17H52M26S" calcext:value-type="time">
            <text:p>17:52:26</text:p>
          </table:table-cell>
          <table:table-cell table:formula="of:=IF(OR([.B195]=&quot;&quot;;[.E195]=&quot;&quot;);&quot;&quot;;ROUND(ABS([.B195]-[.E195])*86400))" office:value-type="float" office:value="1" calcext:value-type="float">
            <text:p>1</text:p>
          </table:table-cell>
          <table:table-cell table:formula="of:=IF(OR([.C195]=&quot;&quot;;[.F195]=&quot;&quot;);&quot;&quot;;ROUND(ABS([.C195]-[.F195])*86400))" office:value-type="float" office:value="1" calcext:value-type="float">
            <text:p>1</text:p>
          </table:table-cell>
          <table:table-cell table:formula="of:=IF(OR([.D195]=&quot;&quot;;[.G195]=&quot;&quot;);&quot;&quot;;ROUND(ABS([.D195]-[.G19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time" office:time-value="PT06H04M23S" calcext:value-type="time">
            <text:p>06:04:23</text:p>
          </table:table-cell>
          <table:table-cell office:value-type="time" office:time-value="PT11H58M28S" calcext:value-type="time">
            <text:p>11:58:28</text:p>
          </table:table-cell>
          <table:table-cell office:value-type="time" office:time-value="PT17H52M35S" calcext:value-type="time">
            <text:p>17:52:35</text:p>
          </table:table-cell>
          <table:table-cell office:value-type="time" office:time-value="PT06H04M21S" calcext:value-type="time">
            <text:p>06:04:21</text:p>
          </table:table-cell>
          <table:table-cell office:value-type="time" office:time-value="PT11H58M28S" calcext:value-type="time">
            <text:p>11:58:28</text:p>
          </table:table-cell>
          <table:table-cell office:value-type="time" office:time-value="PT17H52M37S" calcext:value-type="time">
            <text:p>17:52:37</text:p>
          </table:table-cell>
          <table:table-cell table:formula="of:=IF(OR([.B196]=&quot;&quot;;[.E196]=&quot;&quot;);&quot;&quot;;ROUND(ABS([.B196]-[.E196])*86400))" office:value-type="float" office:value="2" calcext:value-type="float">
            <text:p>2</text:p>
          </table:table-cell>
          <table:table-cell table:formula="of:=IF(OR([.C196]=&quot;&quot;;[.F196]=&quot;&quot;);&quot;&quot;;ROUND(ABS([.C196]-[.F196])*86400))" office:value-type="float" office:value="0" calcext:value-type="float">
            <text:p>0</text:p>
          </table:table-cell>
          <table:table-cell table:formula="of:=IF(OR([.D196]=&quot;&quot;;[.G196]=&quot;&quot;);&quot;&quot;;ROUND(ABS([.D196]-[.G19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time" office:time-value="PT06H04M25S" calcext:value-type="time">
            <text:p>06:04:25</text:p>
          </table:table-cell>
          <table:table-cell office:value-type="time" office:time-value="PT11H58M34S" calcext:value-type="time">
            <text:p>11:58:34</text:p>
          </table:table-cell>
          <table:table-cell office:value-type="time" office:time-value="PT17H52M46S" calcext:value-type="time">
            <text:p>17:52:46</text:p>
          </table:table-cell>
          <table:table-cell office:value-type="time" office:time-value="PT06H04M24S" calcext:value-type="time">
            <text:p>06:04:24</text:p>
          </table:table-cell>
          <table:table-cell office:value-type="time" office:time-value="PT11H58M35S" calcext:value-type="time">
            <text:p>11:58:35</text:p>
          </table:table-cell>
          <table:table-cell office:value-type="time" office:time-value="PT17H52M48S" calcext:value-type="time">
            <text:p>17:52:48</text:p>
          </table:table-cell>
          <table:table-cell table:formula="of:=IF(OR([.B197]=&quot;&quot;;[.E197]=&quot;&quot;);&quot;&quot;;ROUND(ABS([.B197]-[.E197])*86400))" office:value-type="float" office:value="1" calcext:value-type="float">
            <text:p>1</text:p>
          </table:table-cell>
          <table:table-cell table:formula="of:=IF(OR([.C197]=&quot;&quot;;[.F197]=&quot;&quot;);&quot;&quot;;ROUND(ABS([.C197]-[.F197])*86400))" office:value-type="float" office:value="1" calcext:value-type="float">
            <text:p>1</text:p>
          </table:table-cell>
          <table:table-cell table:formula="of:=IF(OR([.D197]=&quot;&quot;;[.G197]=&quot;&quot;);&quot;&quot;;ROUND(ABS([.D197]-[.G19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time" office:time-value="PT06H04M28S" calcext:value-type="time">
            <text:p>06:04:28</text:p>
          </table:table-cell>
          <table:table-cell office:value-type="time" office:time-value="PT11H58M41S" calcext:value-type="time">
            <text:p>11:58:41</text:p>
          </table:table-cell>
          <table:table-cell office:value-type="time" office:time-value="PT17H52M56S" calcext:value-type="time">
            <text:p>17:52:56</text:p>
          </table:table-cell>
          <table:table-cell office:value-type="time" office:time-value="PT06H04M26S" calcext:value-type="time">
            <text:p>06:04:26</text:p>
          </table:table-cell>
          <table:table-cell office:value-type="time" office:time-value="PT11H58M41S" calcext:value-type="time">
            <text:p>11:58:41</text:p>
          </table:table-cell>
          <table:table-cell office:value-type="time" office:time-value="PT17H52M59S" calcext:value-type="time">
            <text:p>17:52:59</text:p>
          </table:table-cell>
          <table:table-cell table:formula="of:=IF(OR([.B198]=&quot;&quot;;[.E198]=&quot;&quot;);&quot;&quot;;ROUND(ABS([.B198]-[.E198])*86400))" office:value-type="float" office:value="2" calcext:value-type="float">
            <text:p>2</text:p>
          </table:table-cell>
          <table:table-cell table:formula="of:=IF(OR([.C198]=&quot;&quot;;[.F198]=&quot;&quot;);&quot;&quot;;ROUND(ABS([.C198]-[.F198])*86400))" office:value-type="float" office:value="0" calcext:value-type="float">
            <text:p>0</text:p>
          </table:table-cell>
          <table:table-cell table:formula="of:=IF(OR([.D198]=&quot;&quot;;[.G198]=&quot;&quot;);&quot;&quot;;ROUND(ABS([.D198]-[.G19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time" office:time-value="PT06H04M29S" calcext:value-type="time">
            <text:p>06:04:29</text:p>
          </table:table-cell>
          <table:table-cell office:value-type="time" office:time-value="PT11H58M46S" calcext:value-type="time">
            <text:p>11:58:46</text:p>
          </table:table-cell>
          <table:table-cell office:value-type="time" office:time-value="PT17H53M07S" calcext:value-type="time">
            <text:p>17:53:07</text:p>
          </table:table-cell>
          <table:table-cell office:value-type="time" office:time-value="PT06H04M28S" calcext:value-type="time">
            <text:p>06:04:28</text:p>
          </table:table-cell>
          <table:table-cell office:value-type="time" office:time-value="PT11H58M47S" calcext:value-type="time">
            <text:p>11:58:47</text:p>
          </table:table-cell>
          <table:table-cell office:value-type="time" office:time-value="PT17H53M09S" calcext:value-type="time">
            <text:p>17:53:09</text:p>
          </table:table-cell>
          <table:table-cell table:formula="of:=IF(OR([.B199]=&quot;&quot;;[.E199]=&quot;&quot;);&quot;&quot;;ROUND(ABS([.B199]-[.E199])*86400))" office:value-type="float" office:value="1" calcext:value-type="float">
            <text:p>1</text:p>
          </table:table-cell>
          <table:table-cell table:formula="of:=IF(OR([.C199]=&quot;&quot;;[.F199]=&quot;&quot;);&quot;&quot;;ROUND(ABS([.C199]-[.F199])*86400))" office:value-type="float" office:value="1" calcext:value-type="float">
            <text:p>1</text:p>
          </table:table-cell>
          <table:table-cell table:formula="of:=IF(OR([.D199]=&quot;&quot;;[.G199]=&quot;&quot;);&quot;&quot;;ROUND(ABS([.D199]-[.G19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time" office:time-value="PT06H04M30S" calcext:value-type="time">
            <text:p>06:04:30</text:p>
          </table:table-cell>
          <table:table-cell office:value-type="time" office:time-value="PT11H58M52S" calcext:value-type="time">
            <text:p>11:58:52</text:p>
          </table:table-cell>
          <table:table-cell office:value-type="time" office:time-value="PT17H53M16S" calcext:value-type="time">
            <text:p>17:53:16</text:p>
          </table:table-cell>
          <table:table-cell office:value-type="time" office:time-value="PT06H04M28S" calcext:value-type="time">
            <text:p>06:04:28</text:p>
          </table:table-cell>
          <table:table-cell office:value-type="time" office:time-value="PT11H58M52S" calcext:value-type="time">
            <text:p>11:58:52</text:p>
          </table:table-cell>
          <table:table-cell office:value-type="time" office:time-value="PT17H53M19S" calcext:value-type="time">
            <text:p>17:53:19</text:p>
          </table:table-cell>
          <table:table-cell table:formula="of:=IF(OR([.B200]=&quot;&quot;;[.E200]=&quot;&quot;);&quot;&quot;;ROUND(ABS([.B200]-[.E200])*86400))" office:value-type="float" office:value="2" calcext:value-type="float">
            <text:p>2</text:p>
          </table:table-cell>
          <table:table-cell table:formula="of:=IF(OR([.C200]=&quot;&quot;;[.F200]=&quot;&quot;);&quot;&quot;;ROUND(ABS([.C200]-[.F200])*86400))" office:value-type="float" office:value="0" calcext:value-type="float">
            <text:p>0</text:p>
          </table:table-cell>
          <table:table-cell table:formula="of:=IF(OR([.D200]=&quot;&quot;;[.G200]=&quot;&quot;);&quot;&quot;;ROUND(ABS([.D200]-[.G20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time" office:time-value="PT06H04M30S" calcext:value-type="time">
            <text:p>06:04:30</text:p>
          </table:table-cell>
          <table:table-cell office:value-type="time" office:time-value="PT11H58M57S" calcext:value-type="time">
            <text:p>11:58:57</text:p>
          </table:table-cell>
          <table:table-cell office:value-type="time" office:time-value="PT17H53M26S" calcext:value-type="time">
            <text:p>17:53:26</text:p>
          </table:table-cell>
          <table:table-cell office:value-type="time" office:time-value="PT06H04M28S" calcext:value-type="time">
            <text:p>06:04:28</text:p>
          </table:table-cell>
          <table:table-cell office:value-type="time" office:time-value="PT11H58M57S" calcext:value-type="time">
            <text:p>11:58:57</text:p>
          </table:table-cell>
          <table:table-cell office:value-type="time" office:time-value="PT17H53M29S" calcext:value-type="time">
            <text:p>17:53:29</text:p>
          </table:table-cell>
          <table:table-cell table:formula="of:=IF(OR([.B201]=&quot;&quot;;[.E201]=&quot;&quot;);&quot;&quot;;ROUND(ABS([.B201]-[.E201])*86400))" office:value-type="float" office:value="2" calcext:value-type="float">
            <text:p>2</text:p>
          </table:table-cell>
          <table:table-cell table:formula="of:=IF(OR([.C201]=&quot;&quot;;[.F201]=&quot;&quot;);&quot;&quot;;ROUND(ABS([.C201]-[.F201])*86400))" office:value-type="float" office:value="0" calcext:value-type="float">
            <text:p>0</text:p>
          </table:table-cell>
          <table:table-cell table:formula="of:=IF(OR([.D201]=&quot;&quot;;[.G201]=&quot;&quot;);&quot;&quot;;ROUND(ABS([.D201]-[.G20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time" office:time-value="PT06H04M29S" calcext:value-type="time">
            <text:p>06:04:29</text:p>
          </table:table-cell>
          <table:table-cell office:value-type="time" office:time-value="PT11H59M01S" calcext:value-type="time">
            <text:p>11:59:01</text:p>
          </table:table-cell>
          <table:table-cell office:value-type="time" office:time-value="PT17H53M35S" calcext:value-type="time">
            <text:p>17:53:35</text:p>
          </table:table-cell>
          <table:table-cell office:value-type="time" office:time-value="PT06H04M28S" calcext:value-type="time">
            <text:p>06:04:28</text:p>
          </table:table-cell>
          <table:table-cell office:value-type="time" office:time-value="PT11H59M02S" calcext:value-type="time">
            <text:p>11:59:02</text:p>
          </table:table-cell>
          <table:table-cell office:value-type="time" office:time-value="PT17H53M38S" calcext:value-type="time">
            <text:p>17:53:38</text:p>
          </table:table-cell>
          <table:table-cell table:formula="of:=IF(OR([.B202]=&quot;&quot;;[.E202]=&quot;&quot;);&quot;&quot;;ROUND(ABS([.B202]-[.E202])*86400))" office:value-type="float" office:value="1" calcext:value-type="float">
            <text:p>1</text:p>
          </table:table-cell>
          <table:table-cell table:formula="of:=IF(OR([.C202]=&quot;&quot;;[.F202]=&quot;&quot;);&quot;&quot;;ROUND(ABS([.C202]-[.F202])*86400))" office:value-type="float" office:value="1" calcext:value-type="float">
            <text:p>1</text:p>
          </table:table-cell>
          <table:table-cell table:formula="of:=IF(OR([.D202]=&quot;&quot;;[.G202]=&quot;&quot;);&quot;&quot;;ROUND(ABS([.D202]-[.G20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time" office:time-value="PT06H04M28S" calcext:value-type="time">
            <text:p>06:04:28</text:p>
          </table:table-cell>
          <table:table-cell office:value-type="time" office:time-value="PT11H59M05S" calcext:value-type="time">
            <text:p>11:59:05</text:p>
          </table:table-cell>
          <table:table-cell office:value-type="time" office:time-value="PT17H53M44S" calcext:value-type="time">
            <text:p>17:53:44</text:p>
          </table:table-cell>
          <table:table-cell office:value-type="time" office:time-value="PT06H04M27S" calcext:value-type="time">
            <text:p>06:04:27</text:p>
          </table:table-cell>
          <table:table-cell office:value-type="time" office:time-value="PT11H59M05S" calcext:value-type="time">
            <text:p>11:59:05</text:p>
          </table:table-cell>
          <table:table-cell office:value-type="time" office:time-value="PT17H53M47S" calcext:value-type="time">
            <text:p>17:53:47</text:p>
          </table:table-cell>
          <table:table-cell table:formula="of:=IF(OR([.B203]=&quot;&quot;;[.E203]=&quot;&quot;);&quot;&quot;;ROUND(ABS([.B203]-[.E203])*86400))" office:value-type="float" office:value="1" calcext:value-type="float">
            <text:p>1</text:p>
          </table:table-cell>
          <table:table-cell table:formula="of:=IF(OR([.C203]=&quot;&quot;;[.F203]=&quot;&quot;);&quot;&quot;;ROUND(ABS([.C203]-[.F203])*86400))" office:value-type="float" office:value="0" calcext:value-type="float">
            <text:p>0</text:p>
          </table:table-cell>
          <table:table-cell table:formula="of:=IF(OR([.D203]=&quot;&quot;;[.G203]=&quot;&quot;);&quot;&quot;;ROUND(ABS([.D203]-[.G20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time" office:time-value="PT06H04M26S" calcext:value-type="time">
            <text:p>06:04:26</text:p>
          </table:table-cell>
          <table:table-cell office:value-type="time" office:time-value="PT11H59M08S" calcext:value-type="time">
            <text:p>11:59:08</text:p>
          </table:table-cell>
          <table:table-cell office:value-type="time" office:time-value="PT17H53M52S" calcext:value-type="time">
            <text:p>17:53:52</text:p>
          </table:table-cell>
          <table:table-cell office:value-type="time" office:time-value="PT06H04M25S" calcext:value-type="time">
            <text:p>06:04:25</text:p>
          </table:table-cell>
          <table:table-cell office:value-type="time" office:time-value="PT11H59M08S" calcext:value-type="time">
            <text:p>11:59:08</text:p>
          </table:table-cell>
          <table:table-cell office:value-type="time" office:time-value="PT17H53M55S" calcext:value-type="time">
            <text:p>17:53:55</text:p>
          </table:table-cell>
          <table:table-cell table:formula="of:=IF(OR([.B204]=&quot;&quot;;[.E204]=&quot;&quot;);&quot;&quot;;ROUND(ABS([.B204]-[.E204])*86400))" office:value-type="float" office:value="1" calcext:value-type="float">
            <text:p>1</text:p>
          </table:table-cell>
          <table:table-cell table:formula="of:=IF(OR([.C204]=&quot;&quot;;[.F204]=&quot;&quot;);&quot;&quot;;ROUND(ABS([.C204]-[.F204])*86400))" office:value-type="float" office:value="0" calcext:value-type="float">
            <text:p>0</text:p>
          </table:table-cell>
          <table:table-cell table:formula="of:=IF(OR([.D204]=&quot;&quot;;[.G204]=&quot;&quot;);&quot;&quot;;ROUND(ABS([.D204]-[.G20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time" office:time-value="PT06H04M23S" calcext:value-type="time">
            <text:p>06:04:23</text:p>
          </table:table-cell>
          <table:table-cell office:value-type="time" office:time-value="PT11H59M10S" calcext:value-type="time">
            <text:p>11:59:10</text:p>
          </table:table-cell>
          <table:table-cell office:value-type="time" office:time-value="PT17H54M01S" calcext:value-type="time">
            <text:p>17:54:01</text:p>
          </table:table-cell>
          <table:table-cell office:value-type="time" office:time-value="PT06H04M22S" calcext:value-type="time">
            <text:p>06:04:22</text:p>
          </table:table-cell>
          <table:table-cell office:value-type="time" office:time-value="PT11H59M11S" calcext:value-type="time">
            <text:p>11:59:11</text:p>
          </table:table-cell>
          <table:table-cell office:value-type="time" office:time-value="PT17H54M03S" calcext:value-type="time">
            <text:p>17:54:03</text:p>
          </table:table-cell>
          <table:table-cell table:formula="of:=IF(OR([.B205]=&quot;&quot;;[.E205]=&quot;&quot;);&quot;&quot;;ROUND(ABS([.B205]-[.E205])*86400))" office:value-type="float" office:value="1" calcext:value-type="float">
            <text:p>1</text:p>
          </table:table-cell>
          <table:table-cell table:formula="of:=IF(OR([.C205]=&quot;&quot;;[.F205]=&quot;&quot;);&quot;&quot;;ROUND(ABS([.C205]-[.F205])*86400))" office:value-type="float" office:value="1" calcext:value-type="float">
            <text:p>1</text:p>
          </table:table-cell>
          <table:table-cell table:formula="of:=IF(OR([.D205]=&quot;&quot;;[.G205]=&quot;&quot;);&quot;&quot;;ROUND(ABS([.D205]-[.G20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time" office:time-value="PT06H04M20S" calcext:value-type="time">
            <text:p>06:04:20</text:p>
          </table:table-cell>
          <table:table-cell office:value-type="time" office:time-value="PT11H59M12S" calcext:value-type="time">
            <text:p>11:59:12</text:p>
          </table:table-cell>
          <table:table-cell office:value-type="time" office:time-value="PT17H54M08S" calcext:value-type="time">
            <text:p>17:54:08</text:p>
          </table:table-cell>
          <table:table-cell office:value-type="time" office:time-value="PT06H04M19S" calcext:value-type="time">
            <text:p>06:04:19</text:p>
          </table:table-cell>
          <table:table-cell office:value-type="time" office:time-value="PT11H59M13S" calcext:value-type="time">
            <text:p>11:59:13</text:p>
          </table:table-cell>
          <table:table-cell office:value-type="time" office:time-value="PT17H54M11S" calcext:value-type="time">
            <text:p>17:54:11</text:p>
          </table:table-cell>
          <table:table-cell table:formula="of:=IF(OR([.B206]=&quot;&quot;;[.E206]=&quot;&quot;);&quot;&quot;;ROUND(ABS([.B206]-[.E206])*86400))" office:value-type="float" office:value="1" calcext:value-type="float">
            <text:p>1</text:p>
          </table:table-cell>
          <table:table-cell table:formula="of:=IF(OR([.C206]=&quot;&quot;;[.F206]=&quot;&quot;);&quot;&quot;;ROUND(ABS([.C206]-[.F206])*86400))" office:value-type="float" office:value="1" calcext:value-type="float">
            <text:p>1</text:p>
          </table:table-cell>
          <table:table-cell table:formula="of:=IF(OR([.D206]=&quot;&quot;;[.G206]=&quot;&quot;);&quot;&quot;;ROUND(ABS([.D206]-[.G20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time" office:time-value="PT06H04M16S" calcext:value-type="time">
            <text:p>06:04:16</text:p>
          </table:table-cell>
          <table:table-cell office:value-type="time" office:time-value="PT11H59M14S" calcext:value-type="time">
            <text:p>11:59:14</text:p>
          </table:table-cell>
          <table:table-cell office:value-type="time" office:time-value="PT17H54M15S" calcext:value-type="time">
            <text:p>17:54:15</text:p>
          </table:table-cell>
          <table:table-cell office:value-type="time" office:time-value="PT06H04M14S" calcext:value-type="time">
            <text:p>06:04:14</text:p>
          </table:table-cell>
          <table:table-cell office:value-type="time" office:time-value="PT11H59M15S" calcext:value-type="time">
            <text:p>11:59:15</text:p>
          </table:table-cell>
          <table:table-cell office:value-type="time" office:time-value="PT17H54M18S" calcext:value-type="time">
            <text:p>17:54:18</text:p>
          </table:table-cell>
          <table:table-cell table:formula="of:=IF(OR([.B207]=&quot;&quot;;[.E207]=&quot;&quot;);&quot;&quot;;ROUND(ABS([.B207]-[.E207])*86400))" office:value-type="float" office:value="2" calcext:value-type="float">
            <text:p>2</text:p>
          </table:table-cell>
          <table:table-cell table:formula="of:=IF(OR([.C207]=&quot;&quot;;[.F207]=&quot;&quot;);&quot;&quot;;ROUND(ABS([.C207]-[.F207])*86400))" office:value-type="float" office:value="1" calcext:value-type="float">
            <text:p>1</text:p>
          </table:table-cell>
          <table:table-cell table:formula="of:=IF(OR([.D207]=&quot;&quot;;[.G207]=&quot;&quot;);&quot;&quot;;ROUND(ABS([.D207]-[.G20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time" office:time-value="PT06H04M11S" calcext:value-type="time">
            <text:p>06:04:11</text:p>
          </table:table-cell>
          <table:table-cell office:value-type="time" office:time-value="PT11H59M15S" calcext:value-type="time">
            <text:p>11:59:15</text:p>
          </table:table-cell>
          <table:table-cell office:value-type="time" office:time-value="PT17H54M22S" calcext:value-type="time">
            <text:p>17:54:22</text:p>
          </table:table-cell>
          <table:table-cell office:value-type="time" office:time-value="PT06H04M10S" calcext:value-type="time">
            <text:p>06:04:10</text:p>
          </table:table-cell>
          <table:table-cell office:value-type="time" office:time-value="PT11H59M16S" calcext:value-type="time">
            <text:p>11:59:16</text:p>
          </table:table-cell>
          <table:table-cell office:value-type="time" office:time-value="PT17H54M25S" calcext:value-type="time">
            <text:p>17:54:25</text:p>
          </table:table-cell>
          <table:table-cell table:formula="of:=IF(OR([.B208]=&quot;&quot;;[.E208]=&quot;&quot;);&quot;&quot;;ROUND(ABS([.B208]-[.E208])*86400))" office:value-type="float" office:value="1" calcext:value-type="float">
            <text:p>1</text:p>
          </table:table-cell>
          <table:table-cell table:formula="of:=IF(OR([.C208]=&quot;&quot;;[.F208]=&quot;&quot;);&quot;&quot;;ROUND(ABS([.C208]-[.F208])*86400))" office:value-type="float" office:value="1" calcext:value-type="float">
            <text:p>1</text:p>
          </table:table-cell>
          <table:table-cell table:formula="of:=IF(OR([.D208]=&quot;&quot;;[.G208]=&quot;&quot;);&quot;&quot;;ROUND(ABS([.D208]-[.G20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time" office:time-value="PT06H04M05S" calcext:value-type="time">
            <text:p>06:04:05</text:p>
          </table:table-cell>
          <table:table-cell office:value-type="time" office:time-value="PT11H59M15S" calcext:value-type="time">
            <text:p>11:59:15</text:p>
          </table:table-cell>
          <table:table-cell office:value-type="time" office:time-value="PT17H54M28S" calcext:value-type="time">
            <text:p>17:54:28</text:p>
          </table:table-cell>
          <table:table-cell office:value-type="time" office:time-value="PT06H04M04S" calcext:value-type="time">
            <text:p>06:04:04</text:p>
          </table:table-cell>
          <table:table-cell office:value-type="time" office:time-value="PT11H59M16S" calcext:value-type="time">
            <text:p>11:59:16</text:p>
          </table:table-cell>
          <table:table-cell office:value-type="time" office:time-value="PT17H54M31S" calcext:value-type="time">
            <text:p>17:54:31</text:p>
          </table:table-cell>
          <table:table-cell table:formula="of:=IF(OR([.B209]=&quot;&quot;;[.E209]=&quot;&quot;);&quot;&quot;;ROUND(ABS([.B209]-[.E209])*86400))" office:value-type="float" office:value="1" calcext:value-type="float">
            <text:p>1</text:p>
          </table:table-cell>
          <table:table-cell table:formula="of:=IF(OR([.C209]=&quot;&quot;;[.F209]=&quot;&quot;);&quot;&quot;;ROUND(ABS([.C209]-[.F209])*86400))" office:value-type="float" office:value="1" calcext:value-type="float">
            <text:p>1</text:p>
          </table:table-cell>
          <table:table-cell table:formula="of:=IF(OR([.D209]=&quot;&quot;;[.G209]=&quot;&quot;);&quot;&quot;;ROUND(ABS([.D209]-[.G20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06H03M59S" calcext:value-type="time">
            <text:p>06:03:59</text:p>
          </table:table-cell>
          <table:table-cell office:value-type="time" office:time-value="PT11H59M15S" calcext:value-type="time">
            <text:p>11:59:15</text:p>
          </table:table-cell>
          <table:table-cell office:value-type="time" office:time-value="PT17H54M34S" calcext:value-type="time">
            <text:p>17:54:34</text:p>
          </table:table-cell>
          <table:table-cell office:value-type="time" office:time-value="PT06H03M58S" calcext:value-type="time">
            <text:p>06:03:58</text:p>
          </table:table-cell>
          <table:table-cell office:value-type="time" office:time-value="PT11H59M16S" calcext:value-type="time">
            <text:p>11:59:16</text:p>
          </table:table-cell>
          <table:table-cell office:value-type="time" office:time-value="PT17H54M37S" calcext:value-type="time">
            <text:p>17:54:37</text:p>
          </table:table-cell>
          <table:table-cell table:formula="of:=IF(OR([.B210]=&quot;&quot;;[.E210]=&quot;&quot;);&quot;&quot;;ROUND(ABS([.B210]-[.E210])*86400))" office:value-type="float" office:value="1" calcext:value-type="float">
            <text:p>1</text:p>
          </table:table-cell>
          <table:table-cell table:formula="of:=IF(OR([.C210]=&quot;&quot;;[.F210]=&quot;&quot;);&quot;&quot;;ROUND(ABS([.C210]-[.F210])*86400))" office:value-type="float" office:value="1" calcext:value-type="float">
            <text:p>1</text:p>
          </table:table-cell>
          <table:table-cell table:formula="of:=IF(OR([.D210]=&quot;&quot;;[.G210]=&quot;&quot;);&quot;&quot;;ROUND(ABS([.D210]-[.G21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06H03M52S" calcext:value-type="time">
            <text:p>06:03:52</text:p>
          </table:table-cell>
          <table:table-cell office:value-type="time" office:time-value="PT11H59M14S" calcext:value-type="time">
            <text:p>11:59:14</text:p>
          </table:table-cell>
          <table:table-cell office:value-type="time" office:time-value="PT17H54M40S" calcext:value-type="time">
            <text:p>17:54:40</text:p>
          </table:table-cell>
          <table:table-cell office:value-type="time" office:time-value="PT06H03M51S" calcext:value-type="time">
            <text:p>06:03:51</text:p>
          </table:table-cell>
          <table:table-cell office:value-type="time" office:time-value="PT11H59M15S" calcext:value-type="time">
            <text:p>11:59:15</text:p>
          </table:table-cell>
          <table:table-cell office:value-type="time" office:time-value="PT17H54M42S" calcext:value-type="time">
            <text:p>17:54:42</text:p>
          </table:table-cell>
          <table:table-cell table:formula="of:=IF(OR([.B211]=&quot;&quot;;[.E211]=&quot;&quot;);&quot;&quot;;ROUND(ABS([.B211]-[.E211])*86400))" office:value-type="float" office:value="1" calcext:value-type="float">
            <text:p>1</text:p>
          </table:table-cell>
          <table:table-cell table:formula="of:=IF(OR([.C211]=&quot;&quot;;[.F211]=&quot;&quot;);&quot;&quot;;ROUND(ABS([.C211]-[.F211])*86400))" office:value-type="float" office:value="1" calcext:value-type="float">
            <text:p>1</text:p>
          </table:table-cell>
          <table:table-cell table:formula="of:=IF(OR([.D211]=&quot;&quot;;[.G211]=&quot;&quot;);&quot;&quot;;ROUND(ABS([.D211]-[.G21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06H03M45S" calcext:value-type="time">
            <text:p>06:03:45</text:p>
          </table:table-cell>
          <table:table-cell office:value-type="time" office:time-value="PT11H59M13S" calcext:value-type="time">
            <text:p>11:59:13</text:p>
          </table:table-cell>
          <table:table-cell office:value-type="time" office:time-value="PT17H54M45S" calcext:value-type="time">
            <text:p>17:54:45</text:p>
          </table:table-cell>
          <table:table-cell office:value-type="time" office:time-value="PT06H03M43S" calcext:value-type="time">
            <text:p>06:03:43</text:p>
          </table:table-cell>
          <table:table-cell office:value-type="time" office:time-value="PT11H59M14S" calcext:value-type="time">
            <text:p>11:59:14</text:p>
          </table:table-cell>
          <table:table-cell office:value-type="time" office:time-value="PT17H54M47S" calcext:value-type="time">
            <text:p>17:54:47</text:p>
          </table:table-cell>
          <table:table-cell table:formula="of:=IF(OR([.B212]=&quot;&quot;;[.E212]=&quot;&quot;);&quot;&quot;;ROUND(ABS([.B212]-[.E212])*86400))" office:value-type="float" office:value="2" calcext:value-type="float">
            <text:p>2</text:p>
          </table:table-cell>
          <table:table-cell table:formula="of:=IF(OR([.C212]=&quot;&quot;;[.F212]=&quot;&quot;);&quot;&quot;;ROUND(ABS([.C212]-[.F212])*86400))" office:value-type="float" office:value="1" calcext:value-type="float">
            <text:p>1</text:p>
          </table:table-cell>
          <table:table-cell table:formula="of:=IF(OR([.D212]=&quot;&quot;;[.G212]=&quot;&quot;);&quot;&quot;;ROUND(ABS([.D212]-[.G21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6H03M36S" calcext:value-type="time">
            <text:p>06:03:36</text:p>
          </table:table-cell>
          <table:table-cell office:value-type="time" office:time-value="PT11H59M11S" calcext:value-type="time">
            <text:p>11:59:11</text:p>
          </table:table-cell>
          <table:table-cell office:value-type="time" office:time-value="PT17H54M49S" calcext:value-type="time">
            <text:p>17:54:49</text:p>
          </table:table-cell>
          <table:table-cell office:value-type="time" office:time-value="PT06H03M35S" calcext:value-type="time">
            <text:p>06:03:35</text:p>
          </table:table-cell>
          <table:table-cell office:value-type="time" office:time-value="PT11H59M12S" calcext:value-type="time">
            <text:p>11:59:12</text:p>
          </table:table-cell>
          <table:table-cell office:value-type="time" office:time-value="PT17H54M52S" calcext:value-type="time">
            <text:p>17:54:52</text:p>
          </table:table-cell>
          <table:table-cell table:formula="of:=IF(OR([.B213]=&quot;&quot;;[.E213]=&quot;&quot;);&quot;&quot;;ROUND(ABS([.B213]-[.E213])*86400))" office:value-type="float" office:value="1" calcext:value-type="float">
            <text:p>1</text:p>
          </table:table-cell>
          <table:table-cell table:formula="of:=IF(OR([.C213]=&quot;&quot;;[.F213]=&quot;&quot;);&quot;&quot;;ROUND(ABS([.C213]-[.F213])*86400))" office:value-type="float" office:value="1" calcext:value-type="float">
            <text:p>1</text:p>
          </table:table-cell>
          <table:table-cell table:formula="of:=IF(OR([.D213]=&quot;&quot;;[.G213]=&quot;&quot;);&quot;&quot;;ROUND(ABS([.D213]-[.G21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6H03M27S" calcext:value-type="time">
            <text:p>06:03:27</text:p>
          </table:table-cell>
          <table:table-cell office:value-type="time" office:time-value="PT11H59M08S" calcext:value-type="time">
            <text:p>11:59:08</text:p>
          </table:table-cell>
          <table:table-cell office:value-type="time" office:time-value="PT17H54M53S" calcext:value-type="time">
            <text:p>17:54:53</text:p>
          </table:table-cell>
          <table:table-cell office:value-type="time" office:time-value="PT06H03M26S" calcext:value-type="time">
            <text:p>06:03:26</text:p>
          </table:table-cell>
          <table:table-cell office:value-type="time" office:time-value="PT11H59M09S" calcext:value-type="time">
            <text:p>11:59:09</text:p>
          </table:table-cell>
          <table:table-cell office:value-type="time" office:time-value="PT17H54M55S" calcext:value-type="time">
            <text:p>17:54:55</text:p>
          </table:table-cell>
          <table:table-cell table:formula="of:=IF(OR([.B214]=&quot;&quot;;[.E214]=&quot;&quot;);&quot;&quot;;ROUND(ABS([.B214]-[.E214])*86400))" office:value-type="float" office:value="1" calcext:value-type="float">
            <text:p>1</text:p>
          </table:table-cell>
          <table:table-cell table:formula="of:=IF(OR([.C214]=&quot;&quot;;[.F214]=&quot;&quot;);&quot;&quot;;ROUND(ABS([.C214]-[.F214])*86400))" office:value-type="float" office:value="1" calcext:value-type="float">
            <text:p>1</text:p>
          </table:table-cell>
          <table:table-cell table:formula="of:=IF(OR([.D214]=&quot;&quot;;[.G214]=&quot;&quot;);&quot;&quot;;ROUND(ABS([.D214]-[.G21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6H03M17S" calcext:value-type="time">
            <text:p>06:03:17</text:p>
          </table:table-cell>
          <table:table-cell office:value-type="time" office:time-value="PT11H59M05S" calcext:value-type="time">
            <text:p>11:59:05</text:p>
          </table:table-cell>
          <table:table-cell office:value-type="time" office:time-value="PT17H54M56S" calcext:value-type="time">
            <text:p>17:54:56</text:p>
          </table:table-cell>
          <table:table-cell office:value-type="time" office:time-value="PT06H03M16S" calcext:value-type="time">
            <text:p>06:03:16</text:p>
          </table:table-cell>
          <table:table-cell office:value-type="time" office:time-value="PT11H59M06S" calcext:value-type="time">
            <text:p>11:59:06</text:p>
          </table:table-cell>
          <table:table-cell office:value-type="time" office:time-value="PT17H54M59S" calcext:value-type="time">
            <text:p>17:54:59</text:p>
          </table:table-cell>
          <table:table-cell table:formula="of:=IF(OR([.B215]=&quot;&quot;;[.E215]=&quot;&quot;);&quot;&quot;;ROUND(ABS([.B215]-[.E215])*86400))" office:value-type="float" office:value="1" calcext:value-type="float">
            <text:p>1</text:p>
          </table:table-cell>
          <table:table-cell table:formula="of:=IF(OR([.C215]=&quot;&quot;;[.F215]=&quot;&quot;);&quot;&quot;;ROUND(ABS([.C215]-[.F215])*86400))" office:value-type="float" office:value="1" calcext:value-type="float">
            <text:p>1</text:p>
          </table:table-cell>
          <table:table-cell table:formula="of:=IF(OR([.D215]=&quot;&quot;;[.G215]=&quot;&quot;);&quot;&quot;;ROUND(ABS([.D215]-[.G21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6H03M06S" calcext:value-type="time">
            <text:p>06:03:06</text:p>
          </table:table-cell>
          <table:table-cell office:value-type="time" office:time-value="PT11H59M01S" calcext:value-type="time">
            <text:p>11:59:01</text:p>
          </table:table-cell>
          <table:table-cell office:value-type="time" office:time-value="PT17H54M59S" calcext:value-type="time">
            <text:p>17:54:59</text:p>
          </table:table-cell>
          <table:table-cell office:value-type="time" office:time-value="PT06H03M05S" calcext:value-type="time">
            <text:p>06:03:05</text:p>
          </table:table-cell>
          <table:table-cell office:value-type="time" office:time-value="PT11H59M02S" calcext:value-type="time">
            <text:p>11:59:02</text:p>
          </table:table-cell>
          <table:table-cell office:value-type="time" office:time-value="PT17H55M02S" calcext:value-type="time">
            <text:p>17:55:02</text:p>
          </table:table-cell>
          <table:table-cell table:formula="of:=IF(OR([.B216]=&quot;&quot;;[.E216]=&quot;&quot;);&quot;&quot;;ROUND(ABS([.B216]-[.E216])*86400))" office:value-type="float" office:value="1" calcext:value-type="float">
            <text:p>1</text:p>
          </table:table-cell>
          <table:table-cell table:formula="of:=IF(OR([.C216]=&quot;&quot;;[.F216]=&quot;&quot;);&quot;&quot;;ROUND(ABS([.C216]-[.F216])*86400))" office:value-type="float" office:value="1" calcext:value-type="float">
            <text:p>1</text:p>
          </table:table-cell>
          <table:table-cell table:formula="of:=IF(OR([.D216]=&quot;&quot;;[.G216]=&quot;&quot;);&quot;&quot;;ROUND(ABS([.D216]-[.G21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06H02M55S" calcext:value-type="time">
            <text:p>06:02:55</text:p>
          </table:table-cell>
          <table:table-cell office:value-type="time" office:time-value="PT11H58M57S" calcext:value-type="time">
            <text:p>11:58:57</text:p>
          </table:table-cell>
          <table:table-cell office:value-type="time" office:time-value="PT17H55M02S" calcext:value-type="time">
            <text:p>17:55:02</text:p>
          </table:table-cell>
          <table:table-cell office:value-type="time" office:time-value="PT06H02M54S" calcext:value-type="time">
            <text:p>06:02:54</text:p>
          </table:table-cell>
          <table:table-cell office:value-type="time" office:time-value="PT11H58M57S" calcext:value-type="time">
            <text:p>11:58:57</text:p>
          </table:table-cell>
          <table:table-cell office:value-type="time" office:time-value="PT17H55M04S" calcext:value-type="time">
            <text:p>17:55:04</text:p>
          </table:table-cell>
          <table:table-cell table:formula="of:=IF(OR([.B217]=&quot;&quot;;[.E217]=&quot;&quot;);&quot;&quot;;ROUND(ABS([.B217]-[.E217])*86400))" office:value-type="float" office:value="1" calcext:value-type="float">
            <text:p>1</text:p>
          </table:table-cell>
          <table:table-cell table:formula="of:=IF(OR([.C217]=&quot;&quot;;[.F217]=&quot;&quot;);&quot;&quot;;ROUND(ABS([.C217]-[.F217])*86400))" office:value-type="float" office:value="0" calcext:value-type="float">
            <text:p>0</text:p>
          </table:table-cell>
          <table:table-cell table:formula="of:=IF(OR([.D217]=&quot;&quot;;[.G217]=&quot;&quot;);&quot;&quot;;ROUND(ABS([.D217]-[.G21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06H02M43S" calcext:value-type="time">
            <text:p>06:02:43</text:p>
          </table:table-cell>
          <table:table-cell office:value-type="time" office:time-value="PT11H58M51S" calcext:value-type="time">
            <text:p>11:58:51</text:p>
          </table:table-cell>
          <table:table-cell office:value-type="time" office:time-value="PT17H55M04S" calcext:value-type="time">
            <text:p>17:55:04</text:p>
          </table:table-cell>
          <table:table-cell office:value-type="time" office:time-value="PT06H02M42S" calcext:value-type="time">
            <text:p>06:02:42</text:p>
          </table:table-cell>
          <table:table-cell office:value-type="time" office:time-value="PT11H58M52S" calcext:value-type="time">
            <text:p>11:58:52</text:p>
          </table:table-cell>
          <table:table-cell office:value-type="time" office:time-value="PT17H55M06S" calcext:value-type="time">
            <text:p>17:55:06</text:p>
          </table:table-cell>
          <table:table-cell table:formula="of:=IF(OR([.B218]=&quot;&quot;;[.E218]=&quot;&quot;);&quot;&quot;;ROUND(ABS([.B218]-[.E218])*86400))" office:value-type="float" office:value="1" calcext:value-type="float">
            <text:p>1</text:p>
          </table:table-cell>
          <table:table-cell table:formula="of:=IF(OR([.C218]=&quot;&quot;;[.F218]=&quot;&quot;);&quot;&quot;;ROUND(ABS([.C218]-[.F218])*86400))" office:value-type="float" office:value="1" calcext:value-type="float">
            <text:p>1</text:p>
          </table:table-cell>
          <table:table-cell table:formula="of:=IF(OR([.D218]=&quot;&quot;;[.G218]=&quot;&quot;);&quot;&quot;;ROUND(ABS([.D218]-[.G21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06H02M30S" calcext:value-type="time">
            <text:p>06:02:30</text:p>
          </table:table-cell>
          <table:table-cell office:value-type="time" office:time-value="PT11H58M46S" calcext:value-type="time">
            <text:p>11:58:46</text:p>
          </table:table-cell>
          <table:table-cell office:value-type="time" office:time-value="PT17H55M05S" calcext:value-type="time">
            <text:p>17:55:05</text:p>
          </table:table-cell>
          <table:table-cell office:value-type="time" office:time-value="PT06H02M29S" calcext:value-type="time">
            <text:p>06:02:29</text:p>
          </table:table-cell>
          <table:table-cell office:value-type="time" office:time-value="PT11H58M46S" calcext:value-type="time">
            <text:p>11:58:46</text:p>
          </table:table-cell>
          <table:table-cell office:value-type="time" office:time-value="PT17H55M08S" calcext:value-type="time">
            <text:p>17:55:08</text:p>
          </table:table-cell>
          <table:table-cell table:formula="of:=IF(OR([.B219]=&quot;&quot;;[.E219]=&quot;&quot;);&quot;&quot;;ROUND(ABS([.B219]-[.E219])*86400))" office:value-type="float" office:value="1" calcext:value-type="float">
            <text:p>1</text:p>
          </table:table-cell>
          <table:table-cell table:formula="of:=IF(OR([.C219]=&quot;&quot;;[.F219]=&quot;&quot;);&quot;&quot;;ROUND(ABS([.C219]-[.F219])*86400))" office:value-type="float" office:value="0" calcext:value-type="float">
            <text:p>0</text:p>
          </table:table-cell>
          <table:table-cell table:formula="of:=IF(OR([.D219]=&quot;&quot;;[.G219]=&quot;&quot;);&quot;&quot;;ROUND(ABS([.D219]-[.G21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time" office:time-value="PT06H02M16S" calcext:value-type="time">
            <text:p>06:02:16</text:p>
          </table:table-cell>
          <table:table-cell office:value-type="time" office:time-value="PT11H58M39S" calcext:value-type="time">
            <text:p>11:58:39</text:p>
          </table:table-cell>
          <table:table-cell office:value-type="time" office:time-value="PT17H55M06S" calcext:value-type="time">
            <text:p>17:55:06</text:p>
          </table:table-cell>
          <table:table-cell office:value-type="time" office:time-value="PT06H02M15S" calcext:value-type="time">
            <text:p>06:02:15</text:p>
          </table:table-cell>
          <table:table-cell office:value-type="time" office:time-value="PT11H58M40S" calcext:value-type="time">
            <text:p>11:58:40</text:p>
          </table:table-cell>
          <table:table-cell office:value-type="time" office:time-value="PT17H55M08S" calcext:value-type="time">
            <text:p>17:55:08</text:p>
          </table:table-cell>
          <table:table-cell table:formula="of:=IF(OR([.B220]=&quot;&quot;;[.E220]=&quot;&quot;);&quot;&quot;;ROUND(ABS([.B220]-[.E220])*86400))" office:value-type="float" office:value="1" calcext:value-type="float">
            <text:p>1</text:p>
          </table:table-cell>
          <table:table-cell table:formula="of:=IF(OR([.C220]=&quot;&quot;;[.F220]=&quot;&quot;);&quot;&quot;;ROUND(ABS([.C220]-[.F220])*86400))" office:value-type="float" office:value="1" calcext:value-type="float">
            <text:p>1</text:p>
          </table:table-cell>
          <table:table-cell table:formula="of:=IF(OR([.D220]=&quot;&quot;;[.G220]=&quot;&quot;);&quot;&quot;;ROUND(ABS([.D220]-[.G22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time" office:time-value="PT06H02M02S" calcext:value-type="time">
            <text:p>06:02:02</text:p>
          </table:table-cell>
          <table:table-cell office:value-type="time" office:time-value="PT11H58M32S" calcext:value-type="time">
            <text:p>11:58:32</text:p>
          </table:table-cell>
          <table:table-cell office:value-type="time" office:time-value="PT17H55M07S" calcext:value-type="time">
            <text:p>17:55:07</text:p>
          </table:table-cell>
          <table:table-cell office:value-type="time" office:time-value="PT06H02M01S" calcext:value-type="time">
            <text:p>06:02:01</text:p>
          </table:table-cell>
          <table:table-cell office:value-type="time" office:time-value="PT11H58M33S" calcext:value-type="time">
            <text:p>11:58:33</text:p>
          </table:table-cell>
          <table:table-cell office:value-type="time" office:time-value="PT17H55M09S" calcext:value-type="time">
            <text:p>17:55:09</text:p>
          </table:table-cell>
          <table:table-cell table:formula="of:=IF(OR([.B221]=&quot;&quot;;[.E221]=&quot;&quot;);&quot;&quot;;ROUND(ABS([.B221]-[.E221])*86400))" office:value-type="float" office:value="1" calcext:value-type="float">
            <text:p>1</text:p>
          </table:table-cell>
          <table:table-cell table:formula="of:=IF(OR([.C221]=&quot;&quot;;[.F221]=&quot;&quot;);&quot;&quot;;ROUND(ABS([.C221]-[.F221])*86400))" office:value-type="float" office:value="1" calcext:value-type="float">
            <text:p>1</text:p>
          </table:table-cell>
          <table:table-cell table:formula="of:=IF(OR([.D221]=&quot;&quot;;[.G221]=&quot;&quot;);&quot;&quot;;ROUND(ABS([.D221]-[.G22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time" office:time-value="PT06H01M47S" calcext:value-type="time">
            <text:p>06:01:47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7H55M06S" calcext:value-type="time">
            <text:p>17:55:06</text:p>
          </table:table-cell>
          <table:table-cell office:value-type="time" office:time-value="PT06H01M46S" calcext:value-type="time">
            <text:p>06:01:46</text:p>
          </table:table-cell>
          <table:table-cell office:value-type="time" office:time-value="PT11H58M25S" calcext:value-type="time">
            <text:p>11:58:25</text:p>
          </table:table-cell>
          <table:table-cell office:value-type="time" office:time-value="PT17H55M09S" calcext:value-type="time">
            <text:p>17:55:09</text:p>
          </table:table-cell>
          <table:table-cell table:formula="of:=IF(OR([.B222]=&quot;&quot;;[.E222]=&quot;&quot;);&quot;&quot;;ROUND(ABS([.B222]-[.E222])*86400))" office:value-type="float" office:value="1" calcext:value-type="float">
            <text:p>1</text:p>
          </table:table-cell>
          <table:table-cell table:formula="of:=IF(OR([.C222]=&quot;&quot;;[.F222]=&quot;&quot;);&quot;&quot;;ROUND(ABS([.C222]-[.F222])*86400))" office:value-type="float" office:value="0" calcext:value-type="float">
            <text:p>0</text:p>
          </table:table-cell>
          <table:table-cell table:formula="of:=IF(OR([.D222]=&quot;&quot;;[.G222]=&quot;&quot;);&quot;&quot;;ROUND(ABS([.D222]-[.G22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time" office:time-value="PT06H01M31S" calcext:value-type="time">
            <text:p>06:01:31</text:p>
          </table:table-cell>
          <table:table-cell office:value-type="time" office:time-value="PT11H58M16S" calcext:value-type="time">
            <text:p>11:58:16</text:p>
          </table:table-cell>
          <table:table-cell office:value-type="time" office:time-value="PT17H55M06S" calcext:value-type="time">
            <text:p>17:55:06</text:p>
          </table:table-cell>
          <table:table-cell office:value-type="time" office:time-value="PT06H01M30S" calcext:value-type="time">
            <text:p>06:01:30</text:p>
          </table:table-cell>
          <table:table-cell office:value-type="time" office:time-value="PT11H58M17S" calcext:value-type="time">
            <text:p>11:58:17</text:p>
          </table:table-cell>
          <table:table-cell office:value-type="time" office:time-value="PT17H55M08S" calcext:value-type="time">
            <text:p>17:55:08</text:p>
          </table:table-cell>
          <table:table-cell table:formula="of:=IF(OR([.B223]=&quot;&quot;;[.E223]=&quot;&quot;);&quot;&quot;;ROUND(ABS([.B223]-[.E223])*86400))" office:value-type="float" office:value="1" calcext:value-type="float">
            <text:p>1</text:p>
          </table:table-cell>
          <table:table-cell table:formula="of:=IF(OR([.C223]=&quot;&quot;;[.F223]=&quot;&quot;);&quot;&quot;;ROUND(ABS([.C223]-[.F223])*86400))" office:value-type="float" office:value="1" calcext:value-type="float">
            <text:p>1</text:p>
          </table:table-cell>
          <table:table-cell table:formula="of:=IF(OR([.D223]=&quot;&quot;;[.G223]=&quot;&quot;);&quot;&quot;;ROUND(ABS([.D223]-[.G22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time" office:time-value="PT06H01M15S" calcext:value-type="time">
            <text:p>06:01:15</text:p>
          </table:table-cell>
          <table:table-cell office:value-type="time" office:time-value="PT11H58M08S" calcext:value-type="time">
            <text:p>11:58:08</text:p>
          </table:table-cell>
          <table:table-cell office:value-type="time" office:time-value="PT17H55M05S" calcext:value-type="time">
            <text:p>17:55:05</text:p>
          </table:table-cell>
          <table:table-cell office:value-type="time" office:time-value="PT06H01M14S" calcext:value-type="time">
            <text:p>06:01:14</text:p>
          </table:table-cell>
          <table:table-cell office:value-type="time" office:time-value="PT11H58M08S" calcext:value-type="time">
            <text:p>11:58:08</text:p>
          </table:table-cell>
          <table:table-cell office:value-type="time" office:time-value="PT17H55M07S" calcext:value-type="time">
            <text:p>17:55:07</text:p>
          </table:table-cell>
          <table:table-cell table:formula="of:=IF(OR([.B224]=&quot;&quot;;[.E224]=&quot;&quot;);&quot;&quot;;ROUND(ABS([.B224]-[.E224])*86400))" office:value-type="float" office:value="1" calcext:value-type="float">
            <text:p>1</text:p>
          </table:table-cell>
          <table:table-cell table:formula="of:=IF(OR([.C224]=&quot;&quot;;[.F224]=&quot;&quot;);&quot;&quot;;ROUND(ABS([.C224]-[.F224])*86400))" office:value-type="float" office:value="0" calcext:value-type="float">
            <text:p>0</text:p>
          </table:table-cell>
          <table:table-cell table:formula="of:=IF(OR([.D224]=&quot;&quot;;[.G224]=&quot;&quot;);&quot;&quot;;ROUND(ABS([.D224]-[.G22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time" office:time-value="PT06H00M58S" calcext:value-type="time">
            <text:p>06:00:58</text:p>
          </table:table-cell>
          <table:table-cell office:value-type="time" office:time-value="PT11H57M58S" calcext:value-type="time">
            <text:p>11:57:58</text:p>
          </table:table-cell>
          <table:table-cell office:value-type="time" office:time-value="PT17H55M03S" calcext:value-type="time">
            <text:p>17:55:03</text:p>
          </table:table-cell>
          <table:table-cell office:value-type="time" office:time-value="PT06H00M57S" calcext:value-type="time">
            <text:p>06:00:57</text:p>
          </table:table-cell>
          <table:table-cell office:value-type="time" office:time-value="PT11H57M59S" calcext:value-type="time">
            <text:p>11:57:59</text:p>
          </table:table-cell>
          <table:table-cell office:value-type="time" office:time-value="PT17H55M05S" calcext:value-type="time">
            <text:p>17:55:05</text:p>
          </table:table-cell>
          <table:table-cell table:formula="of:=IF(OR([.B225]=&quot;&quot;;[.E225]=&quot;&quot;);&quot;&quot;;ROUND(ABS([.B225]-[.E225])*86400))" office:value-type="float" office:value="1" calcext:value-type="float">
            <text:p>1</text:p>
          </table:table-cell>
          <table:table-cell table:formula="of:=IF(OR([.C225]=&quot;&quot;;[.F225]=&quot;&quot;);&quot;&quot;;ROUND(ABS([.C225]-[.F225])*86400))" office:value-type="float" office:value="1" calcext:value-type="float">
            <text:p>1</text:p>
          </table:table-cell>
          <table:table-cell table:formula="of:=IF(OR([.D225]=&quot;&quot;;[.G225]=&quot;&quot;);&quot;&quot;;ROUND(ABS([.D225]-[.G22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06H00M40S" calcext:value-type="time">
            <text:p>06:00:40</text:p>
          </table:table-cell>
          <table:table-cell office:value-type="time" office:time-value="PT11H57M48S" calcext:value-type="time">
            <text:p>11:57:48</text:p>
          </table:table-cell>
          <table:table-cell office:value-type="time" office:time-value="PT17H55M01S" calcext:value-type="time">
            <text:p>17:55:01</text:p>
          </table:table-cell>
          <table:table-cell office:value-type="time" office:time-value="PT06H00M39S" calcext:value-type="time">
            <text:p>06:00:39</text:p>
          </table:table-cell>
          <table:table-cell office:value-type="time" office:time-value="PT11H57M49S" calcext:value-type="time">
            <text:p>11:57:49</text:p>
          </table:table-cell>
          <table:table-cell office:value-type="time" office:time-value="PT17H55M03S" calcext:value-type="time">
            <text:p>17:55:03</text:p>
          </table:table-cell>
          <table:table-cell table:formula="of:=IF(OR([.B226]=&quot;&quot;;[.E226]=&quot;&quot;);&quot;&quot;;ROUND(ABS([.B226]-[.E226])*86400))" office:value-type="float" office:value="1" calcext:value-type="float">
            <text:p>1</text:p>
          </table:table-cell>
          <table:table-cell table:formula="of:=IF(OR([.C226]=&quot;&quot;;[.F226]=&quot;&quot;);&quot;&quot;;ROUND(ABS([.C226]-[.F226])*86400))" office:value-type="float" office:value="1" calcext:value-type="float">
            <text:p>1</text:p>
          </table:table-cell>
          <table:table-cell table:formula="of:=IF(OR([.D226]=&quot;&quot;;[.G226]=&quot;&quot;);&quot;&quot;;ROUND(ABS([.D226]-[.G22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06H00M21S" calcext:value-type="time">
            <text:p>06:00:21</text:p>
          </table:table-cell>
          <table:table-cell office:value-type="time" office:time-value="PT11H57M38S" calcext:value-type="time">
            <text:p>11:57:38</text:p>
          </table:table-cell>
          <table:table-cell office:value-type="time" office:time-value="PT17H54M59S" calcext:value-type="time">
            <text:p>17:54:59</text:p>
          </table:table-cell>
          <table:table-cell office:value-type="time" office:time-value="PT06H00M20S" calcext:value-type="time">
            <text:p>06:00:20</text:p>
          </table:table-cell>
          <table:table-cell office:value-type="time" office:time-value="PT11H57M39S" calcext:value-type="time">
            <text:p>11:57:39</text:p>
          </table:table-cell>
          <table:table-cell office:value-type="time" office:time-value="PT17H55M01S" calcext:value-type="time">
            <text:p>17:55:01</text:p>
          </table:table-cell>
          <table:table-cell table:formula="of:=IF(OR([.B227]=&quot;&quot;;[.E227]=&quot;&quot;);&quot;&quot;;ROUND(ABS([.B227]-[.E227])*86400))" office:value-type="float" office:value="1" calcext:value-type="float">
            <text:p>1</text:p>
          </table:table-cell>
          <table:table-cell table:formula="of:=IF(OR([.C227]=&quot;&quot;;[.F227]=&quot;&quot;);&quot;&quot;;ROUND(ABS([.C227]-[.F227])*86400))" office:value-type="float" office:value="1" calcext:value-type="float">
            <text:p>1</text:p>
          </table:table-cell>
          <table:table-cell table:formula="of:=IF(OR([.D227]=&quot;&quot;;[.G227]=&quot;&quot;);&quot;&quot;;ROUND(ABS([.D227]-[.G22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06H00M02S" calcext:value-type="time">
            <text:p>06:00:02</text:p>
          </table:table-cell>
          <table:table-cell office:value-type="time" office:time-value="PT11H57M27S" calcext:value-type="time">
            <text:p>11:57:27</text:p>
          </table:table-cell>
          <table:table-cell office:value-type="time" office:time-value="PT17H54M56S" calcext:value-type="time">
            <text:p>17:54:56</text:p>
          </table:table-cell>
          <table:table-cell office:value-type="time" office:time-value="PT06H00M01S" calcext:value-type="time">
            <text:p>06:00:01</text:p>
          </table:table-cell>
          <table:table-cell office:value-type="time" office:time-value="PT11H57M28S" calcext:value-type="time">
            <text:p>11:57:28</text:p>
          </table:table-cell>
          <table:table-cell office:value-type="time" office:time-value="PT17H54M58S" calcext:value-type="time">
            <text:p>17:54:58</text:p>
          </table:table-cell>
          <table:table-cell table:formula="of:=IF(OR([.B228]=&quot;&quot;;[.E228]=&quot;&quot;);&quot;&quot;;ROUND(ABS([.B228]-[.E228])*86400))" office:value-type="float" office:value="1" calcext:value-type="float">
            <text:p>1</text:p>
          </table:table-cell>
          <table:table-cell table:formula="of:=IF(OR([.C228]=&quot;&quot;;[.F228]=&quot;&quot;);&quot;&quot;;ROUND(ABS([.C228]-[.F228])*86400))" office:value-type="float" office:value="1" calcext:value-type="float">
            <text:p>1</text:p>
          </table:table-cell>
          <table:table-cell table:formula="of:=IF(OR([.D228]=&quot;&quot;;[.G228]=&quot;&quot;);&quot;&quot;;ROUND(ABS([.D228]-[.G22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05H59M43S" calcext:value-type="time">
            <text:p>05:59:43</text:p>
          </table:table-cell>
          <table:table-cell office:value-type="time" office:time-value="PT11H57M15S" calcext:value-type="time">
            <text:p>11:57:15</text:p>
          </table:table-cell>
          <table:table-cell office:value-type="time" office:time-value="PT17H54M52S" calcext:value-type="time">
            <text:p>17:54:52</text:p>
          </table:table-cell>
          <table:table-cell office:value-type="time" office:time-value="PT05H59M42S" calcext:value-type="time">
            <text:p>05:59:42</text:p>
          </table:table-cell>
          <table:table-cell office:value-type="time" office:time-value="PT11H57M16S" calcext:value-type="time">
            <text:p>11:57:16</text:p>
          </table:table-cell>
          <table:table-cell office:value-type="time" office:time-value="PT17H54M54S" calcext:value-type="time">
            <text:p>17:54:54</text:p>
          </table:table-cell>
          <table:table-cell table:formula="of:=IF(OR([.B229]=&quot;&quot;;[.E229]=&quot;&quot;);&quot;&quot;;ROUND(ABS([.B229]-[.E229])*86400))" office:value-type="float" office:value="1" calcext:value-type="float">
            <text:p>1</text:p>
          </table:table-cell>
          <table:table-cell table:formula="of:=IF(OR([.C229]=&quot;&quot;;[.F229]=&quot;&quot;);&quot;&quot;;ROUND(ABS([.C229]-[.F229])*86400))" office:value-type="float" office:value="1" calcext:value-type="float">
            <text:p>1</text:p>
          </table:table-cell>
          <table:table-cell table:formula="of:=IF(OR([.D229]=&quot;&quot;;[.G229]=&quot;&quot;);&quot;&quot;;ROUND(ABS([.D229]-[.G22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05H59M22S" calcext:value-type="time">
            <text:p>05:59:22</text:p>
          </table:table-cell>
          <table:table-cell office:value-type="time" office:time-value="PT11H57M03S" calcext:value-type="time">
            <text:p>11:57:03</text:p>
          </table:table-cell>
          <table:table-cell office:value-type="time" office:time-value="PT17H54M48S" calcext:value-type="time">
            <text:p>17:54:48</text:p>
          </table:table-cell>
          <table:table-cell office:value-type="time" office:time-value="PT05H59M21S" calcext:value-type="time">
            <text:p>05:59:21</text:p>
          </table:table-cell>
          <table:table-cell office:value-type="time" office:time-value="PT11H57M04S" calcext:value-type="time">
            <text:p>11:57:04</text:p>
          </table:table-cell>
          <table:table-cell office:value-type="time" office:time-value="PT17H54M50S" calcext:value-type="time">
            <text:p>17:54:50</text:p>
          </table:table-cell>
          <table:table-cell table:formula="of:=IF(OR([.B230]=&quot;&quot;;[.E230]=&quot;&quot;);&quot;&quot;;ROUND(ABS([.B230]-[.E230])*86400))" office:value-type="float" office:value="1" calcext:value-type="float">
            <text:p>1</text:p>
          </table:table-cell>
          <table:table-cell table:formula="of:=IF(OR([.C230]=&quot;&quot;;[.F230]=&quot;&quot;);&quot;&quot;;ROUND(ABS([.C230]-[.F230])*86400))" office:value-type="float" office:value="1" calcext:value-type="float">
            <text:p>1</text:p>
          </table:table-cell>
          <table:table-cell table:formula="of:=IF(OR([.D230]=&quot;&quot;;[.G230]=&quot;&quot;);&quot;&quot;;ROUND(ABS([.D230]-[.G23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05H59M02S" calcext:value-type="time">
            <text:p>05:59:02</text:p>
          </table:table-cell>
          <table:table-cell office:value-type="time" office:time-value="PT11H56M51S" calcext:value-type="time">
            <text:p>11:56:51</text:p>
          </table:table-cell>
          <table:table-cell office:value-type="time" office:time-value="PT17H54M44S" calcext:value-type="time">
            <text:p>17:54:44</text:p>
          </table:table-cell>
          <table:table-cell office:value-type="time" office:time-value="PT05H59M01S" calcext:value-type="time">
            <text:p>05:59:01</text:p>
          </table:table-cell>
          <table:table-cell office:value-type="time" office:time-value="PT11H56M51S" calcext:value-type="time">
            <text:p>11:56:51</text:p>
          </table:table-cell>
          <table:table-cell office:value-type="time" office:time-value="PT17H54M46S" calcext:value-type="time">
            <text:p>17:54:46</text:p>
          </table:table-cell>
          <table:table-cell table:formula="of:=IF(OR([.B231]=&quot;&quot;;[.E231]=&quot;&quot;);&quot;&quot;;ROUND(ABS([.B231]-[.E231])*86400))" office:value-type="float" office:value="1" calcext:value-type="float">
            <text:p>1</text:p>
          </table:table-cell>
          <table:table-cell table:formula="of:=IF(OR([.C231]=&quot;&quot;;[.F231]=&quot;&quot;);&quot;&quot;;ROUND(ABS([.C231]-[.F231])*86400))" office:value-type="float" office:value="0" calcext:value-type="float">
            <text:p>0</text:p>
          </table:table-cell>
          <table:table-cell table:formula="of:=IF(OR([.D231]=&quot;&quot;;[.G231]=&quot;&quot;);&quot;&quot;;ROUND(ABS([.D231]-[.G23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time" office:time-value="PT05H58M40S" calcext:value-type="time">
            <text:p>05:58:40</text:p>
          </table:table-cell>
          <table:table-cell office:value-type="time" office:time-value="PT11H56M37S" calcext:value-type="time">
            <text:p>11:56:37</text:p>
          </table:table-cell>
          <table:table-cell office:value-type="time" office:time-value="PT17H54M39S" calcext:value-type="time">
            <text:p>17:54:39</text:p>
          </table:table-cell>
          <table:table-cell office:value-type="time" office:time-value="PT05H58M39S" calcext:value-type="time">
            <text:p>05:58:39</text:p>
          </table:table-cell>
          <table:table-cell office:value-type="time" office:time-value="PT11H56M38S" calcext:value-type="time">
            <text:p>11:56:38</text:p>
          </table:table-cell>
          <table:table-cell office:value-type="time" office:time-value="PT17H54M41S" calcext:value-type="time">
            <text:p>17:54:41</text:p>
          </table:table-cell>
          <table:table-cell table:formula="of:=IF(OR([.B232]=&quot;&quot;;[.E232]=&quot;&quot;);&quot;&quot;;ROUND(ABS([.B232]-[.E232])*86400))" office:value-type="float" office:value="1" calcext:value-type="float">
            <text:p>1</text:p>
          </table:table-cell>
          <table:table-cell table:formula="of:=IF(OR([.C232]=&quot;&quot;;[.F232]=&quot;&quot;);&quot;&quot;;ROUND(ABS([.C232]-[.F232])*86400))" office:value-type="float" office:value="1" calcext:value-type="float">
            <text:p>1</text:p>
          </table:table-cell>
          <table:table-cell table:formula="of:=IF(OR([.D232]=&quot;&quot;;[.G232]=&quot;&quot;);&quot;&quot;;ROUND(ABS([.D232]-[.G23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05H58M18S" calcext:value-type="time">
            <text:p>05:58:18</text:p>
          </table:table-cell>
          <table:table-cell office:value-type="time" office:time-value="PT11H56M24S" calcext:value-type="time">
            <text:p>11:56:24</text:p>
          </table:table-cell>
          <table:table-cell office:value-type="time" office:time-value="PT17H54M34S" calcext:value-type="time">
            <text:p>17:54:34</text:p>
          </table:table-cell>
          <table:table-cell office:value-type="time" office:time-value="PT05H58M17S" calcext:value-type="time">
            <text:p>05:58:17</text:p>
          </table:table-cell>
          <table:table-cell office:value-type="time" office:time-value="PT11H56M25S" calcext:value-type="time">
            <text:p>11:56:25</text:p>
          </table:table-cell>
          <table:table-cell office:value-type="time" office:time-value="PT17H54M36S" calcext:value-type="time">
            <text:p>17:54:36</text:p>
          </table:table-cell>
          <table:table-cell table:formula="of:=IF(OR([.B233]=&quot;&quot;;[.E233]=&quot;&quot;);&quot;&quot;;ROUND(ABS([.B233]-[.E233])*86400))" office:value-type="float" office:value="1" calcext:value-type="float">
            <text:p>1</text:p>
          </table:table-cell>
          <table:table-cell table:formula="of:=IF(OR([.C233]=&quot;&quot;;[.F233]=&quot;&quot;);&quot;&quot;;ROUND(ABS([.C233]-[.F233])*86400))" office:value-type="float" office:value="1" calcext:value-type="float">
            <text:p>1</text:p>
          </table:table-cell>
          <table:table-cell table:formula="of:=IF(OR([.D233]=&quot;&quot;;[.G233]=&quot;&quot;);&quot;&quot;;ROUND(ABS([.D233]-[.G23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05H57M55S" calcext:value-type="time">
            <text:p>05:57:55</text:p>
          </table:table-cell>
          <table:table-cell office:value-type="time" office:time-value="PT11H56M10S" calcext:value-type="time">
            <text:p>11:56:10</text:p>
          </table:table-cell>
          <table:table-cell office:value-type="time" office:time-value="PT17H54M29S" calcext:value-type="time">
            <text:p>17:54:29</text:p>
          </table:table-cell>
          <table:table-cell office:value-type="time" office:time-value="PT05H57M55S" calcext:value-type="time">
            <text:p>05:57:55</text:p>
          </table:table-cell>
          <table:table-cell office:value-type="time" office:time-value="PT11H56M11S" calcext:value-type="time">
            <text:p>11:56:11</text:p>
          </table:table-cell>
          <table:table-cell office:value-type="time" office:time-value="PT17H54M31S" calcext:value-type="time">
            <text:p>17:54:31</text:p>
          </table:table-cell>
          <table:table-cell table:formula="of:=IF(OR([.B234]=&quot;&quot;;[.E234]=&quot;&quot;);&quot;&quot;;ROUND(ABS([.B234]-[.E234])*86400))" office:value-type="float" office:value="0" calcext:value-type="float">
            <text:p>0</text:p>
          </table:table-cell>
          <table:table-cell table:formula="of:=IF(OR([.C234]=&quot;&quot;;[.F234]=&quot;&quot;);&quot;&quot;;ROUND(ABS([.C234]-[.F234])*86400))" office:value-type="float" office:value="1" calcext:value-type="float">
            <text:p>1</text:p>
          </table:table-cell>
          <table:table-cell table:formula="of:=IF(OR([.D234]=&quot;&quot;;[.G234]=&quot;&quot;);&quot;&quot;;ROUND(ABS([.D234]-[.G23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05H57M32S" calcext:value-type="time">
            <text:p>05:57:32</text:p>
          </table:table-cell>
          <table:table-cell office:value-type="time" office:time-value="PT11H55M55S" calcext:value-type="time">
            <text:p>11:55:55</text:p>
          </table:table-cell>
          <table:table-cell office:value-type="time" office:time-value="PT17H54M23S" calcext:value-type="time">
            <text:p>17:54:23</text:p>
          </table:table-cell>
          <table:table-cell office:value-type="time" office:time-value="PT05H57M31S" calcext:value-type="time">
            <text:p>05:57:31</text:p>
          </table:table-cell>
          <table:table-cell office:value-type="time" office:time-value="PT11H55M56S" calcext:value-type="time">
            <text:p>11:55:56</text:p>
          </table:table-cell>
          <table:table-cell office:value-type="time" office:time-value="PT17H54M25S" calcext:value-type="time">
            <text:p>17:54:25</text:p>
          </table:table-cell>
          <table:table-cell table:formula="of:=IF(OR([.B235]=&quot;&quot;;[.E235]=&quot;&quot;);&quot;&quot;;ROUND(ABS([.B235]-[.E235])*86400))" office:value-type="float" office:value="1" calcext:value-type="float">
            <text:p>1</text:p>
          </table:table-cell>
          <table:table-cell table:formula="of:=IF(OR([.C235]=&quot;&quot;;[.F235]=&quot;&quot;);&quot;&quot;;ROUND(ABS([.C235]-[.F235])*86400))" office:value-type="float" office:value="1" calcext:value-type="float">
            <text:p>1</text:p>
          </table:table-cell>
          <table:table-cell table:formula="of:=IF(OR([.D235]=&quot;&quot;;[.G235]=&quot;&quot;);&quot;&quot;;ROUND(ABS([.D235]-[.G23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time" office:time-value="PT05H57M09S" calcext:value-type="time">
            <text:p>05:57:09</text:p>
          </table:table-cell>
          <table:table-cell office:value-type="time" office:time-value="PT11H55M40S" calcext:value-type="time">
            <text:p>11:55:40</text:p>
          </table:table-cell>
          <table:table-cell office:value-type="time" office:time-value="PT17H54M17S" calcext:value-type="time">
            <text:p>17:54:17</text:p>
          </table:table-cell>
          <table:table-cell office:value-type="time" office:time-value="PT05H57M08S" calcext:value-type="time">
            <text:p>05:57:08</text:p>
          </table:table-cell>
          <table:table-cell office:value-type="time" office:time-value="PT11H55M41S" calcext:value-type="time">
            <text:p>11:55:41</text:p>
          </table:table-cell>
          <table:table-cell office:value-type="time" office:time-value="PT17H54M19S" calcext:value-type="time">
            <text:p>17:54:19</text:p>
          </table:table-cell>
          <table:table-cell table:formula="of:=IF(OR([.B236]=&quot;&quot;;[.E236]=&quot;&quot;);&quot;&quot;;ROUND(ABS([.B236]-[.E236])*86400))" office:value-type="float" office:value="1" calcext:value-type="float">
            <text:p>1</text:p>
          </table:table-cell>
          <table:table-cell table:formula="of:=IF(OR([.C236]=&quot;&quot;;[.F236]=&quot;&quot;);&quot;&quot;;ROUND(ABS([.C236]-[.F236])*86400))" office:value-type="float" office:value="1" calcext:value-type="float">
            <text:p>1</text:p>
          </table:table-cell>
          <table:table-cell table:formula="of:=IF(OR([.D236]=&quot;&quot;;[.G236]=&quot;&quot;);&quot;&quot;;ROUND(ABS([.D236]-[.G23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5H56M45S" calcext:value-type="time">
            <text:p>05:56:45</text:p>
          </table:table-cell>
          <table:table-cell office:value-type="time" office:time-value="PT11H55M25S" calcext:value-type="time">
            <text:p>11:55:25</text:p>
          </table:table-cell>
          <table:table-cell office:value-type="time" office:time-value="PT17H54M10S" calcext:value-type="time">
            <text:p>17:54:10</text:p>
          </table:table-cell>
          <table:table-cell office:value-type="time" office:time-value="PT05H56M44S" calcext:value-type="time">
            <text:p>05:56:44</text:p>
          </table:table-cell>
          <table:table-cell office:value-type="time" office:time-value="PT11H55M26S" calcext:value-type="time">
            <text:p>11:55:26</text:p>
          </table:table-cell>
          <table:table-cell office:value-type="time" office:time-value="PT17H54M12S" calcext:value-type="time">
            <text:p>17:54:12</text:p>
          </table:table-cell>
          <table:table-cell table:formula="of:=IF(OR([.B237]=&quot;&quot;;[.E237]=&quot;&quot;);&quot;&quot;;ROUND(ABS([.B237]-[.E237])*86400))" office:value-type="float" office:value="1" calcext:value-type="float">
            <text:p>1</text:p>
          </table:table-cell>
          <table:table-cell table:formula="of:=IF(OR([.C237]=&quot;&quot;;[.F237]=&quot;&quot;);&quot;&quot;;ROUND(ABS([.C237]-[.F237])*86400))" office:value-type="float" office:value="1" calcext:value-type="float">
            <text:p>1</text:p>
          </table:table-cell>
          <table:table-cell table:formula="of:=IF(OR([.D237]=&quot;&quot;;[.G237]=&quot;&quot;);&quot;&quot;;ROUND(ABS([.D237]-[.G23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5H56M20S" calcext:value-type="time">
            <text:p>05:56:20</text:p>
          </table:table-cell>
          <table:table-cell office:value-type="time" office:time-value="PT11H55M09S" calcext:value-type="time">
            <text:p>11:55:09</text:p>
          </table:table-cell>
          <table:table-cell office:value-type="time" office:time-value="PT17H54M03S" calcext:value-type="time">
            <text:p>17:54:03</text:p>
          </table:table-cell>
          <table:table-cell office:value-type="time" office:time-value="PT05H56M19S" calcext:value-type="time">
            <text:p>05:56:19</text:p>
          </table:table-cell>
          <table:table-cell office:value-type="time" office:time-value="PT11H55M10S" calcext:value-type="time">
            <text:p>11:55:10</text:p>
          </table:table-cell>
          <table:table-cell office:value-type="time" office:time-value="PT17H54M05S" calcext:value-type="time">
            <text:p>17:54:05</text:p>
          </table:table-cell>
          <table:table-cell table:formula="of:=IF(OR([.B238]=&quot;&quot;;[.E238]=&quot;&quot;);&quot;&quot;;ROUND(ABS([.B238]-[.E238])*86400))" office:value-type="float" office:value="1" calcext:value-type="float">
            <text:p>1</text:p>
          </table:table-cell>
          <table:table-cell table:formula="of:=IF(OR([.C238]=&quot;&quot;;[.F238]=&quot;&quot;);&quot;&quot;;ROUND(ABS([.C238]-[.F238])*86400))" office:value-type="float" office:value="1" calcext:value-type="float">
            <text:p>1</text:p>
          </table:table-cell>
          <table:table-cell table:formula="of:=IF(OR([.D238]=&quot;&quot;;[.G238]=&quot;&quot;);&quot;&quot;;ROUND(ABS([.D238]-[.G23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05H55M55S" calcext:value-type="time">
            <text:p>05:55:55</text:p>
          </table:table-cell>
          <table:table-cell office:value-type="time" office:time-value="PT11H54M53S" calcext:value-type="time">
            <text:p>11:54:53</text:p>
          </table:table-cell>
          <table:table-cell office:value-type="time" office:time-value="PT17H53M56S" calcext:value-type="time">
            <text:p>17:53:56</text:p>
          </table:table-cell>
          <table:table-cell office:value-type="time" office:time-value="PT05H55M54S" calcext:value-type="time">
            <text:p>05:55:54</text:p>
          </table:table-cell>
          <table:table-cell office:value-type="time" office:time-value="PT11H54M54S" calcext:value-type="time">
            <text:p>11:54:54</text:p>
          </table:table-cell>
          <table:table-cell office:value-type="time" office:time-value="PT17H53M58S" calcext:value-type="time">
            <text:p>17:53:58</text:p>
          </table:table-cell>
          <table:table-cell table:formula="of:=IF(OR([.B239]=&quot;&quot;;[.E239]=&quot;&quot;);&quot;&quot;;ROUND(ABS([.B239]-[.E239])*86400))" office:value-type="float" office:value="1" calcext:value-type="float">
            <text:p>1</text:p>
          </table:table-cell>
          <table:table-cell table:formula="of:=IF(OR([.C239]=&quot;&quot;;[.F239]=&quot;&quot;);&quot;&quot;;ROUND(ABS([.C239]-[.F239])*86400))" office:value-type="float" office:value="1" calcext:value-type="float">
            <text:p>1</text:p>
          </table:table-cell>
          <table:table-cell table:formula="of:=IF(OR([.D239]=&quot;&quot;;[.G239]=&quot;&quot;);&quot;&quot;;ROUND(ABS([.D239]-[.G23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05H55M29S" calcext:value-type="time">
            <text:p>05:55:29</text:p>
          </table:table-cell>
          <table:table-cell office:value-type="time" office:time-value="PT11H54M36S" calcext:value-type="time">
            <text:p>11:54:36</text:p>
          </table:table-cell>
          <table:table-cell office:value-type="time" office:time-value="PT17H53M48S" calcext:value-type="time">
            <text:p>17:53:48</text:p>
          </table:table-cell>
          <table:table-cell office:value-type="time" office:time-value="PT05H55M28S" calcext:value-type="time">
            <text:p>05:55:28</text:p>
          </table:table-cell>
          <table:table-cell office:value-type="time" office:time-value="PT11H54M37S" calcext:value-type="time">
            <text:p>11:54:37</text:p>
          </table:table-cell>
          <table:table-cell office:value-type="time" office:time-value="PT17H53M50S" calcext:value-type="time">
            <text:p>17:53:50</text:p>
          </table:table-cell>
          <table:table-cell table:formula="of:=IF(OR([.B240]=&quot;&quot;;[.E240]=&quot;&quot;);&quot;&quot;;ROUND(ABS([.B240]-[.E240])*86400))" office:value-type="float" office:value="1" calcext:value-type="float">
            <text:p>1</text:p>
          </table:table-cell>
          <table:table-cell table:formula="of:=IF(OR([.C240]=&quot;&quot;;[.F240]=&quot;&quot;);&quot;&quot;;ROUND(ABS([.C240]-[.F240])*86400))" office:value-type="float" office:value="1" calcext:value-type="float">
            <text:p>1</text:p>
          </table:table-cell>
          <table:table-cell table:formula="of:=IF(OR([.D240]=&quot;&quot;;[.G240]=&quot;&quot;);&quot;&quot;;ROUND(ABS([.D240]-[.G24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5H55M03S" calcext:value-type="time">
            <text:p>05:55:03</text:p>
          </table:table-cell>
          <table:table-cell office:value-type="time" office:time-value="PT11H54M19S" calcext:value-type="time">
            <text:p>11:54:19</text:p>
          </table:table-cell>
          <table:table-cell office:value-type="time" office:time-value="PT17H53M40S" calcext:value-type="time">
            <text:p>17:53:40</text:p>
          </table:table-cell>
          <table:table-cell office:value-type="time" office:time-value="PT05H55M02S" calcext:value-type="time">
            <text:p>05:55:02</text:p>
          </table:table-cell>
          <table:table-cell office:value-type="time" office:time-value="PT11H54M20S" calcext:value-type="time">
            <text:p>11:54:20</text:p>
          </table:table-cell>
          <table:table-cell office:value-type="time" office:time-value="PT17H53M42S" calcext:value-type="time">
            <text:p>17:53:42</text:p>
          </table:table-cell>
          <table:table-cell table:formula="of:=IF(OR([.B241]=&quot;&quot;;[.E241]=&quot;&quot;);&quot;&quot;;ROUND(ABS([.B241]-[.E241])*86400))" office:value-type="float" office:value="1" calcext:value-type="float">
            <text:p>1</text:p>
          </table:table-cell>
          <table:table-cell table:formula="of:=IF(OR([.C241]=&quot;&quot;;[.F241]=&quot;&quot;);&quot;&quot;;ROUND(ABS([.C241]-[.F241])*86400))" office:value-type="float" office:value="1" calcext:value-type="float">
            <text:p>1</text:p>
          </table:table-cell>
          <table:table-cell table:formula="of:=IF(OR([.D241]=&quot;&quot;;[.G241]=&quot;&quot;);&quot;&quot;;ROUND(ABS([.D241]-[.G24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5H54M37S" calcext:value-type="time">
            <text:p>05:54:37</text:p>
          </table:table-cell>
          <table:table-cell office:value-type="time" office:time-value="PT11H54M02S" calcext:value-type="time">
            <text:p>11:54:02</text:p>
          </table:table-cell>
          <table:table-cell office:value-type="time" office:time-value="PT17H53M32S" calcext:value-type="time">
            <text:p>17:53:32</text:p>
          </table:table-cell>
          <table:table-cell office:value-type="time" office:time-value="PT05H54M36S" calcext:value-type="time">
            <text:p>05:54:36</text:p>
          </table:table-cell>
          <table:table-cell office:value-type="time" office:time-value="PT11H54M02S" calcext:value-type="time">
            <text:p>11:54:02</text:p>
          </table:table-cell>
          <table:table-cell office:value-type="time" office:time-value="PT17H53M34S" calcext:value-type="time">
            <text:p>17:53:34</text:p>
          </table:table-cell>
          <table:table-cell table:formula="of:=IF(OR([.B242]=&quot;&quot;;[.E242]=&quot;&quot;);&quot;&quot;;ROUND(ABS([.B242]-[.E242])*86400))" office:value-type="float" office:value="1" calcext:value-type="float">
            <text:p>1</text:p>
          </table:table-cell>
          <table:table-cell table:formula="of:=IF(OR([.C242]=&quot;&quot;;[.F242]=&quot;&quot;);&quot;&quot;;ROUND(ABS([.C242]-[.F242])*86400))" office:value-type="float" office:value="0" calcext:value-type="float">
            <text:p>0</text:p>
          </table:table-cell>
          <table:table-cell table:formula="of:=IF(OR([.D242]=&quot;&quot;;[.G242]=&quot;&quot;);&quot;&quot;;ROUND(ABS([.D242]-[.G24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5H54M10S" calcext:value-type="time">
            <text:p>05:54:10</text:p>
          </table:table-cell>
          <table:table-cell office:value-type="time" office:time-value="PT11H53M44S" calcext:value-type="time">
            <text:p>11:53:44</text:p>
          </table:table-cell>
          <table:table-cell office:value-type="time" office:time-value="PT17H53M23S" calcext:value-type="time">
            <text:p>17:53:23</text:p>
          </table:table-cell>
          <table:table-cell office:value-type="time" office:time-value="PT05H54M09S" calcext:value-type="time">
            <text:p>05:54:09</text:p>
          </table:table-cell>
          <table:table-cell office:value-type="time" office:time-value="PT11H53M45S" calcext:value-type="time">
            <text:p>11:53:45</text:p>
          </table:table-cell>
          <table:table-cell office:value-type="time" office:time-value="PT17H53M25S" calcext:value-type="time">
            <text:p>17:53:25</text:p>
          </table:table-cell>
          <table:table-cell table:formula="of:=IF(OR([.B243]=&quot;&quot;;[.E243]=&quot;&quot;);&quot;&quot;;ROUND(ABS([.B243]-[.E243])*86400))" office:value-type="float" office:value="1" calcext:value-type="float">
            <text:p>1</text:p>
          </table:table-cell>
          <table:table-cell table:formula="of:=IF(OR([.C243]=&quot;&quot;;[.F243]=&quot;&quot;);&quot;&quot;;ROUND(ABS([.C243]-[.F243])*86400))" office:value-type="float" office:value="1" calcext:value-type="float">
            <text:p>1</text:p>
          </table:table-cell>
          <table:table-cell table:formula="of:=IF(OR([.D243]=&quot;&quot;;[.G243]=&quot;&quot;);&quot;&quot;;ROUND(ABS([.D243]-[.G24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5H53M43S" calcext:value-type="time">
            <text:p>05:53:43</text:p>
          </table:table-cell>
          <table:table-cell office:value-type="time" office:time-value="PT11H53M26S" calcext:value-type="time">
            <text:p>11:53:26</text:p>
          </table:table-cell>
          <table:table-cell office:value-type="time" office:time-value="PT17H53M14S" calcext:value-type="time">
            <text:p>17:53:14</text:p>
          </table:table-cell>
          <table:table-cell office:value-type="time" office:time-value="PT05H53M42S" calcext:value-type="time">
            <text:p>05:53:42</text:p>
          </table:table-cell>
          <table:table-cell office:value-type="time" office:time-value="PT11H53M27S" calcext:value-type="time">
            <text:p>11:53:27</text:p>
          </table:table-cell>
          <table:table-cell office:value-type="time" office:time-value="PT17H53M16S" calcext:value-type="time">
            <text:p>17:53:16</text:p>
          </table:table-cell>
          <table:table-cell table:formula="of:=IF(OR([.B244]=&quot;&quot;;[.E244]=&quot;&quot;);&quot;&quot;;ROUND(ABS([.B244]-[.E244])*86400))" office:value-type="float" office:value="1" calcext:value-type="float">
            <text:p>1</text:p>
          </table:table-cell>
          <table:table-cell table:formula="of:=IF(OR([.C244]=&quot;&quot;;[.F244]=&quot;&quot;);&quot;&quot;;ROUND(ABS([.C244]-[.F244])*86400))" office:value-type="float" office:value="1" calcext:value-type="float">
            <text:p>1</text:p>
          </table:table-cell>
          <table:table-cell table:formula="of:=IF(OR([.D244]=&quot;&quot;;[.G244]=&quot;&quot;);&quot;&quot;;ROUND(ABS([.D244]-[.G24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05H53M15S" calcext:value-type="time">
            <text:p>05:53:15</text:p>
          </table:table-cell>
          <table:table-cell office:value-type="time" office:time-value="PT11H53M07S" calcext:value-type="time">
            <text:p>11:53:07</text:p>
          </table:table-cell>
          <table:table-cell office:value-type="time" office:time-value="PT17H53M05S" calcext:value-type="time">
            <text:p>17:53:05</text:p>
          </table:table-cell>
          <table:table-cell office:value-type="time" office:time-value="PT05H53M14S" calcext:value-type="time">
            <text:p>05:53:14</text:p>
          </table:table-cell>
          <table:table-cell office:value-type="time" office:time-value="PT11H53M08S" calcext:value-type="time">
            <text:p>11:53:08</text:p>
          </table:table-cell>
          <table:table-cell office:value-type="time" office:time-value="PT17H53M07S" calcext:value-type="time">
            <text:p>17:53:07</text:p>
          </table:table-cell>
          <table:table-cell table:formula="of:=IF(OR([.B245]=&quot;&quot;;[.E245]=&quot;&quot;);&quot;&quot;;ROUND(ABS([.B245]-[.E245])*86400))" office:value-type="float" office:value="1" calcext:value-type="float">
            <text:p>1</text:p>
          </table:table-cell>
          <table:table-cell table:formula="of:=IF(OR([.C245]=&quot;&quot;;[.F245]=&quot;&quot;);&quot;&quot;;ROUND(ABS([.C245]-[.F245])*86400))" office:value-type="float" office:value="1" calcext:value-type="float">
            <text:p>1</text:p>
          </table:table-cell>
          <table:table-cell table:formula="of:=IF(OR([.D245]=&quot;&quot;;[.G245]=&quot;&quot;);&quot;&quot;;ROUND(ABS([.D245]-[.G24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05H52M47S" calcext:value-type="time">
            <text:p>05:52:47</text:p>
          </table:table-cell>
          <table:table-cell office:value-type="time" office:time-value="PT11H52M49S" calcext:value-type="time">
            <text:p>11:52:49</text:p>
          </table:table-cell>
          <table:table-cell office:value-type="time" office:time-value="PT17H52M55S" calcext:value-type="time">
            <text:p>17:52:55</text:p>
          </table:table-cell>
          <table:table-cell office:value-type="time" office:time-value="PT05H52M46S" calcext:value-type="time">
            <text:p>05:52:46</text:p>
          </table:table-cell>
          <table:table-cell office:value-type="time" office:time-value="PT11H52M49S" calcext:value-type="time">
            <text:p>11:52:49</text:p>
          </table:table-cell>
          <table:table-cell office:value-type="time" office:time-value="PT17H52M57S" calcext:value-type="time">
            <text:p>17:52:57</text:p>
          </table:table-cell>
          <table:table-cell table:formula="of:=IF(OR([.B246]=&quot;&quot;;[.E246]=&quot;&quot;);&quot;&quot;;ROUND(ABS([.B246]-[.E246])*86400))" office:value-type="float" office:value="1" calcext:value-type="float">
            <text:p>1</text:p>
          </table:table-cell>
          <table:table-cell table:formula="of:=IF(OR([.C246]=&quot;&quot;;[.F246]=&quot;&quot;);&quot;&quot;;ROUND(ABS([.C246]-[.F246])*86400))" office:value-type="float" office:value="0" calcext:value-type="float">
            <text:p>0</text:p>
          </table:table-cell>
          <table:table-cell table:formula="of:=IF(OR([.D246]=&quot;&quot;;[.G246]=&quot;&quot;);&quot;&quot;;ROUND(ABS([.D246]-[.G24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05H52M18S" calcext:value-type="time">
            <text:p>05:52:18</text:p>
          </table:table-cell>
          <table:table-cell office:value-type="time" office:time-value="PT11H52M29S" calcext:value-type="time">
            <text:p>11:52:29</text:p>
          </table:table-cell>
          <table:table-cell office:value-type="time" office:time-value="PT17H52M46S" calcext:value-type="time">
            <text:p>17:52:46</text:p>
          </table:table-cell>
          <table:table-cell office:value-type="time" office:time-value="PT05H52M17S" calcext:value-type="time">
            <text:p>05:52:17</text:p>
          </table:table-cell>
          <table:table-cell office:value-type="time" office:time-value="PT11H52M30S" calcext:value-type="time">
            <text:p>11:52:30</text:p>
          </table:table-cell>
          <table:table-cell office:value-type="time" office:time-value="PT17H52M48S" calcext:value-type="time">
            <text:p>17:52:48</text:p>
          </table:table-cell>
          <table:table-cell table:formula="of:=IF(OR([.B247]=&quot;&quot;;[.E247]=&quot;&quot;);&quot;&quot;;ROUND(ABS([.B247]-[.E247])*86400))" office:value-type="float" office:value="1" calcext:value-type="float">
            <text:p>1</text:p>
          </table:table-cell>
          <table:table-cell table:formula="of:=IF(OR([.C247]=&quot;&quot;;[.F247]=&quot;&quot;);&quot;&quot;;ROUND(ABS([.C247]-[.F247])*86400))" office:value-type="float" office:value="1" calcext:value-type="float">
            <text:p>1</text:p>
          </table:table-cell>
          <table:table-cell table:formula="of:=IF(OR([.D247]=&quot;&quot;;[.G247]=&quot;&quot;);&quot;&quot;;ROUND(ABS([.D247]-[.G24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time" office:time-value="PT05H51M49S" calcext:value-type="time">
            <text:p>05:51:49</text:p>
          </table:table-cell>
          <table:table-cell office:value-type="time" office:time-value="PT11H52M10S" calcext:value-type="time">
            <text:p>11:52:10</text:p>
          </table:table-cell>
          <table:table-cell office:value-type="time" office:time-value="PT17H52M36S" calcext:value-type="time">
            <text:p>17:52:36</text:p>
          </table:table-cell>
          <table:table-cell office:value-type="time" office:time-value="PT05H51M49S" calcext:value-type="time">
            <text:p>05:51:49</text:p>
          </table:table-cell>
          <table:table-cell office:value-type="time" office:time-value="PT11H52M11S" calcext:value-type="time">
            <text:p>11:52:11</text:p>
          </table:table-cell>
          <table:table-cell office:value-type="time" office:time-value="PT17H52M38S" calcext:value-type="time">
            <text:p>17:52:38</text:p>
          </table:table-cell>
          <table:table-cell table:formula="of:=IF(OR([.B248]=&quot;&quot;;[.E248]=&quot;&quot;);&quot;&quot;;ROUND(ABS([.B248]-[.E248])*86400))" office:value-type="float" office:value="0" calcext:value-type="float">
            <text:p>0</text:p>
          </table:table-cell>
          <table:table-cell table:formula="of:=IF(OR([.C248]=&quot;&quot;;[.F248]=&quot;&quot;);&quot;&quot;;ROUND(ABS([.C248]-[.F248])*86400))" office:value-type="float" office:value="1" calcext:value-type="float">
            <text:p>1</text:p>
          </table:table-cell>
          <table:table-cell table:formula="of:=IF(OR([.D248]=&quot;&quot;;[.G248]=&quot;&quot;);&quot;&quot;;ROUND(ABS([.D248]-[.G24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time" office:time-value="PT05H51M20S" calcext:value-type="time">
            <text:p>05:51:20</text:p>
          </table:table-cell>
          <table:table-cell office:value-type="time" office:time-value="PT11H51M50S" calcext:value-type="time">
            <text:p>11:51:50</text:p>
          </table:table-cell>
          <table:table-cell office:value-type="time" office:time-value="PT17H52M25S" calcext:value-type="time">
            <text:p>17:52:25</text:p>
          </table:table-cell>
          <table:table-cell office:value-type="time" office:time-value="PT05H51M19S" calcext:value-type="time">
            <text:p>05:51:19</text:p>
          </table:table-cell>
          <table:table-cell office:value-type="time" office:time-value="PT11H51M51S" calcext:value-type="time">
            <text:p>11:51:51</text:p>
          </table:table-cell>
          <table:table-cell office:value-type="time" office:time-value="PT17H52M27S" calcext:value-type="time">
            <text:p>17:52:27</text:p>
          </table:table-cell>
          <table:table-cell table:formula="of:=IF(OR([.B249]=&quot;&quot;;[.E249]=&quot;&quot;);&quot;&quot;;ROUND(ABS([.B249]-[.E249])*86400))" office:value-type="float" office:value="1" calcext:value-type="float">
            <text:p>1</text:p>
          </table:table-cell>
          <table:table-cell table:formula="of:=IF(OR([.C249]=&quot;&quot;;[.F249]=&quot;&quot;);&quot;&quot;;ROUND(ABS([.C249]-[.F249])*86400))" office:value-type="float" office:value="1" calcext:value-type="float">
            <text:p>1</text:p>
          </table:table-cell>
          <table:table-cell table:formula="of:=IF(OR([.D249]=&quot;&quot;;[.G249]=&quot;&quot;);&quot;&quot;;ROUND(ABS([.D249]-[.G24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time" office:time-value="PT05H50M51S" calcext:value-type="time">
            <text:p>05:50:51</text:p>
          </table:table-cell>
          <table:table-cell office:value-type="time" office:time-value="PT11H51M30S" calcext:value-type="time">
            <text:p>11:51:30</text:p>
          </table:table-cell>
          <table:table-cell office:value-type="time" office:time-value="PT17H52M15S" calcext:value-type="time">
            <text:p>17:52:15</text:p>
          </table:table-cell>
          <table:table-cell office:value-type="time" office:time-value="PT05H50M50S" calcext:value-type="time">
            <text:p>05:50:50</text:p>
          </table:table-cell>
          <table:table-cell office:value-type="time" office:time-value="PT11H51M31S" calcext:value-type="time">
            <text:p>11:51:31</text:p>
          </table:table-cell>
          <table:table-cell office:value-type="time" office:time-value="PT17H52M17S" calcext:value-type="time">
            <text:p>17:52:17</text:p>
          </table:table-cell>
          <table:table-cell table:formula="of:=IF(OR([.B250]=&quot;&quot;;[.E250]=&quot;&quot;);&quot;&quot;;ROUND(ABS([.B250]-[.E250])*86400))" office:value-type="float" office:value="1" calcext:value-type="float">
            <text:p>1</text:p>
          </table:table-cell>
          <table:table-cell table:formula="of:=IF(OR([.C250]=&quot;&quot;;[.F250]=&quot;&quot;);&quot;&quot;;ROUND(ABS([.C250]-[.F250])*86400))" office:value-type="float" office:value="1" calcext:value-type="float">
            <text:p>1</text:p>
          </table:table-cell>
          <table:table-cell table:formula="of:=IF(OR([.D250]=&quot;&quot;;[.G250]=&quot;&quot;);&quot;&quot;;ROUND(ABS([.D250]-[.G25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time" office:time-value="PT05H50M21S" calcext:value-type="time">
            <text:p>05:50:21</text:p>
          </table:table-cell>
          <table:table-cell office:value-type="time" office:time-value="PT11H51M10S" calcext:value-type="time">
            <text:p>11:51:10</text:p>
          </table:table-cell>
          <table:table-cell office:value-type="time" office:time-value="PT17H52M04S" calcext:value-type="time">
            <text:p>17:52:04</text:p>
          </table:table-cell>
          <table:table-cell office:value-type="time" office:time-value="PT05H50M20S" calcext:value-type="time">
            <text:p>05:50:20</text:p>
          </table:table-cell>
          <table:table-cell office:value-type="time" office:time-value="PT11H51M11S" calcext:value-type="time">
            <text:p>11:51:11</text:p>
          </table:table-cell>
          <table:table-cell office:value-type="time" office:time-value="PT17H52M06S" calcext:value-type="time">
            <text:p>17:52:06</text:p>
          </table:table-cell>
          <table:table-cell table:formula="of:=IF(OR([.B251]=&quot;&quot;;[.E251]=&quot;&quot;);&quot;&quot;;ROUND(ABS([.B251]-[.E251])*86400))" office:value-type="float" office:value="1" calcext:value-type="float">
            <text:p>1</text:p>
          </table:table-cell>
          <table:table-cell table:formula="of:=IF(OR([.C251]=&quot;&quot;;[.F251]=&quot;&quot;);&quot;&quot;;ROUND(ABS([.C251]-[.F251])*86400))" office:value-type="float" office:value="1" calcext:value-type="float">
            <text:p>1</text:p>
          </table:table-cell>
          <table:table-cell table:formula="of:=IF(OR([.D251]=&quot;&quot;;[.G251]=&quot;&quot;);&quot;&quot;;ROUND(ABS([.D251]-[.G25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time" office:time-value="PT05H49M51S" calcext:value-type="time">
            <text:p>05:49:51</text:p>
          </table:table-cell>
          <table:table-cell office:value-type="time" office:time-value="PT11H50M50S" calcext:value-type="time">
            <text:p>11:50:50</text:p>
          </table:table-cell>
          <table:table-cell office:value-type="time" office:time-value="PT17H51M54S" calcext:value-type="time">
            <text:p>17:51:54</text:p>
          </table:table-cell>
          <table:table-cell office:value-type="time" office:time-value="PT05H49M50S" calcext:value-type="time">
            <text:p>05:49:50</text:p>
          </table:table-cell>
          <table:table-cell office:value-type="time" office:time-value="PT11H50M50S" calcext:value-type="time">
            <text:p>11:50:50</text:p>
          </table:table-cell>
          <table:table-cell office:value-type="time" office:time-value="PT17H51M55S" calcext:value-type="time">
            <text:p>17:51:55</text:p>
          </table:table-cell>
          <table:table-cell table:formula="of:=IF(OR([.B252]=&quot;&quot;;[.E252]=&quot;&quot;);&quot;&quot;;ROUND(ABS([.B252]-[.E252])*86400))" office:value-type="float" office:value="1" calcext:value-type="float">
            <text:p>1</text:p>
          </table:table-cell>
          <table:table-cell table:formula="of:=IF(OR([.C252]=&quot;&quot;;[.F252]=&quot;&quot;);&quot;&quot;;ROUND(ABS([.C252]-[.F252])*86400))" office:value-type="float" office:value="0" calcext:value-type="float">
            <text:p>0</text:p>
          </table:table-cell>
          <table:table-cell table:formula="of:=IF(OR([.D252]=&quot;&quot;;[.G252]=&quot;&quot;);&quot;&quot;;ROUND(ABS([.D252]-[.G25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05H49M21S" calcext:value-type="time">
            <text:p>05:49:21</text:p>
          </table:table-cell>
          <table:table-cell office:value-type="time" office:time-value="PT11H50M29S" calcext:value-type="time">
            <text:p>11:50:29</text:p>
          </table:table-cell>
          <table:table-cell office:value-type="time" office:time-value="PT17H51M43S" calcext:value-type="time">
            <text:p>17:51:43</text:p>
          </table:table-cell>
          <table:table-cell office:value-type="time" office:time-value="PT05H49M20S" calcext:value-type="time">
            <text:p>05:49:20</text:p>
          </table:table-cell>
          <table:table-cell office:value-type="time" office:time-value="PT11H50M30S" calcext:value-type="time">
            <text:p>11:50:30</text:p>
          </table:table-cell>
          <table:table-cell office:value-type="time" office:time-value="PT17H51M44S" calcext:value-type="time">
            <text:p>17:51:44</text:p>
          </table:table-cell>
          <table:table-cell table:formula="of:=IF(OR([.B253]=&quot;&quot;;[.E253]=&quot;&quot;);&quot;&quot;;ROUND(ABS([.B253]-[.E253])*86400))" office:value-type="float" office:value="1" calcext:value-type="float">
            <text:p>1</text:p>
          </table:table-cell>
          <table:table-cell table:formula="of:=IF(OR([.C253]=&quot;&quot;;[.F253]=&quot;&quot;);&quot;&quot;;ROUND(ABS([.C253]-[.F253])*86400))" office:value-type="float" office:value="1" calcext:value-type="float">
            <text:p>1</text:p>
          </table:table-cell>
          <table:table-cell table:formula="of:=IF(OR([.D253]=&quot;&quot;;[.G253]=&quot;&quot;);&quot;&quot;;ROUND(ABS([.D253]-[.G25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05H48M50S" calcext:value-type="time">
            <text:p>05:48:50</text:p>
          </table:table-cell>
          <table:table-cell office:value-type="time" office:time-value="PT11H50M08S" calcext:value-type="time">
            <text:p>11:50:08</text:p>
          </table:table-cell>
          <table:table-cell office:value-type="time" office:time-value="PT17H51M31S" calcext:value-type="time">
            <text:p>17:51:31</text:p>
          </table:table-cell>
          <table:table-cell office:value-type="time" office:time-value="PT05H48M49S" calcext:value-type="time">
            <text:p>05:48:49</text:p>
          </table:table-cell>
          <table:table-cell office:value-type="time" office:time-value="PT11H50M09S" calcext:value-type="time">
            <text:p>11:50:09</text:p>
          </table:table-cell>
          <table:table-cell office:value-type="time" office:time-value="PT17H51M33S" calcext:value-type="time">
            <text:p>17:51:33</text:p>
          </table:table-cell>
          <table:table-cell table:formula="of:=IF(OR([.B254]=&quot;&quot;;[.E254]=&quot;&quot;);&quot;&quot;;ROUND(ABS([.B254]-[.E254])*86400))" office:value-type="float" office:value="1" calcext:value-type="float">
            <text:p>1</text:p>
          </table:table-cell>
          <table:table-cell table:formula="of:=IF(OR([.C254]=&quot;&quot;;[.F254]=&quot;&quot;);&quot;&quot;;ROUND(ABS([.C254]-[.F254])*86400))" office:value-type="float" office:value="1" calcext:value-type="float">
            <text:p>1</text:p>
          </table:table-cell>
          <table:table-cell table:formula="of:=IF(OR([.D254]=&quot;&quot;;[.G254]=&quot;&quot;);&quot;&quot;;ROUND(ABS([.D254]-[.G25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05H48M19S" calcext:value-type="time">
            <text:p>05:48:19</text:p>
          </table:table-cell>
          <table:table-cell office:value-type="time" office:time-value="PT11H49M47S" calcext:value-type="time">
            <text:p>11:49:47</text:p>
          </table:table-cell>
          <table:table-cell office:value-type="time" office:time-value="PT17H51M20S" calcext:value-type="time">
            <text:p>17:51:20</text:p>
          </table:table-cell>
          <table:table-cell office:value-type="time" office:time-value="PT05H48M19S" calcext:value-type="time">
            <text:p>05:48:19</text:p>
          </table:table-cell>
          <table:table-cell office:value-type="time" office:time-value="PT11H49M48S" calcext:value-type="time">
            <text:p>11:49:48</text:p>
          </table:table-cell>
          <table:table-cell office:value-type="time" office:time-value="PT17H51M22S" calcext:value-type="time">
            <text:p>17:51:22</text:p>
          </table:table-cell>
          <table:table-cell table:formula="of:=IF(OR([.B255]=&quot;&quot;;[.E255]=&quot;&quot;);&quot;&quot;;ROUND(ABS([.B255]-[.E255])*86400))" office:value-type="float" office:value="0" calcext:value-type="float">
            <text:p>0</text:p>
          </table:table-cell>
          <table:table-cell table:formula="of:=IF(OR([.C255]=&quot;&quot;;[.F255]=&quot;&quot;);&quot;&quot;;ROUND(ABS([.C255]-[.F255])*86400))" office:value-type="float" office:value="1" calcext:value-type="float">
            <text:p>1</text:p>
          </table:table-cell>
          <table:table-cell table:formula="of:=IF(OR([.D255]=&quot;&quot;;[.G255]=&quot;&quot;);&quot;&quot;;ROUND(ABS([.D255]-[.G25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05H47M49S" calcext:value-type="time">
            <text:p>05:47:49</text:p>
          </table:table-cell>
          <table:table-cell office:value-type="time" office:time-value="PT11H49M26S" calcext:value-type="time">
            <text:p>11:49:26</text:p>
          </table:table-cell>
          <table:table-cell office:value-type="time" office:time-value="PT17H51M09S" calcext:value-type="time">
            <text:p>17:51:09</text:p>
          </table:table-cell>
          <table:table-cell office:value-type="time" office:time-value="PT05H47M48S" calcext:value-type="time">
            <text:p>05:47:48</text:p>
          </table:table-cell>
          <table:table-cell office:value-type="time" office:time-value="PT11H49M27S" calcext:value-type="time">
            <text:p>11:49:27</text:p>
          </table:table-cell>
          <table:table-cell office:value-type="time" office:time-value="PT17H51M11S" calcext:value-type="time">
            <text:p>17:51:11</text:p>
          </table:table-cell>
          <table:table-cell table:formula="of:=IF(OR([.B256]=&quot;&quot;;[.E256]=&quot;&quot;);&quot;&quot;;ROUND(ABS([.B256]-[.E256])*86400))" office:value-type="float" office:value="1" calcext:value-type="float">
            <text:p>1</text:p>
          </table:table-cell>
          <table:table-cell table:formula="of:=IF(OR([.C256]=&quot;&quot;;[.F256]=&quot;&quot;);&quot;&quot;;ROUND(ABS([.C256]-[.F256])*86400))" office:value-type="float" office:value="1" calcext:value-type="float">
            <text:p>1</text:p>
          </table:table-cell>
          <table:table-cell table:formula="of:=IF(OR([.D256]=&quot;&quot;;[.G256]=&quot;&quot;);&quot;&quot;;ROUND(ABS([.D256]-[.G25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05H47M18S" calcext:value-type="time">
            <text:p>05:47:18</text:p>
          </table:table-cell>
          <table:table-cell office:value-type="time" office:time-value="PT11H49M05S" calcext:value-type="time">
            <text:p>11:49:05</text:p>
          </table:table-cell>
          <table:table-cell office:value-type="time" office:time-value="PT17H50M57S" calcext:value-type="time">
            <text:p>17:50:57</text:p>
          </table:table-cell>
          <table:table-cell office:value-type="time" office:time-value="PT05H47M17S" calcext:value-type="time">
            <text:p>05:47:17</text:p>
          </table:table-cell>
          <table:table-cell office:value-type="time" office:time-value="PT11H49M06S" calcext:value-type="time">
            <text:p>11:49:06</text:p>
          </table:table-cell>
          <table:table-cell office:value-type="time" office:time-value="PT17H50M59S" calcext:value-type="time">
            <text:p>17:50:59</text:p>
          </table:table-cell>
          <table:table-cell table:formula="of:=IF(OR([.B257]=&quot;&quot;;[.E257]=&quot;&quot;);&quot;&quot;;ROUND(ABS([.B257]-[.E257])*86400))" office:value-type="float" office:value="1" calcext:value-type="float">
            <text:p>1</text:p>
          </table:table-cell>
          <table:table-cell table:formula="of:=IF(OR([.C257]=&quot;&quot;;[.F257]=&quot;&quot;);&quot;&quot;;ROUND(ABS([.C257]-[.F257])*86400))" office:value-type="float" office:value="1" calcext:value-type="float">
            <text:p>1</text:p>
          </table:table-cell>
          <table:table-cell table:formula="of:=IF(OR([.D257]=&quot;&quot;;[.G257]=&quot;&quot;);&quot;&quot;;ROUND(ABS([.D257]-[.G25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05H46M46S" calcext:value-type="time">
            <text:p>05:46:46</text:p>
          </table:table-cell>
          <table:table-cell office:value-type="time" office:time-value="PT11H48M43S" calcext:value-type="time">
            <text:p>11:48:43</text:p>
          </table:table-cell>
          <table:table-cell office:value-type="time" office:time-value="PT17H50M46S" calcext:value-type="time">
            <text:p>17:50:46</text:p>
          </table:table-cell>
          <table:table-cell office:value-type="time" office:time-value="PT05H46M46S" calcext:value-type="time">
            <text:p>05:46:46</text:p>
          </table:table-cell>
          <table:table-cell office:value-type="time" office:time-value="PT11H48M44S" calcext:value-type="time">
            <text:p>11:48:44</text:p>
          </table:table-cell>
          <table:table-cell office:value-type="time" office:time-value="PT17H50M48S" calcext:value-type="time">
            <text:p>17:50:48</text:p>
          </table:table-cell>
          <table:table-cell table:formula="of:=IF(OR([.B258]=&quot;&quot;;[.E258]=&quot;&quot;);&quot;&quot;;ROUND(ABS([.B258]-[.E258])*86400))" office:value-type="float" office:value="0" calcext:value-type="float">
            <text:p>0</text:p>
          </table:table-cell>
          <table:table-cell table:formula="of:=IF(OR([.C258]=&quot;&quot;;[.F258]=&quot;&quot;);&quot;&quot;;ROUND(ABS([.C258]-[.F258])*86400))" office:value-type="float" office:value="1" calcext:value-type="float">
            <text:p>1</text:p>
          </table:table-cell>
          <table:table-cell table:formula="of:=IF(OR([.D258]=&quot;&quot;;[.G258]=&quot;&quot;);&quot;&quot;;ROUND(ABS([.D258]-[.G25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05H46M15S" calcext:value-type="time">
            <text:p>05:46:15</text:p>
          </table:table-cell>
          <table:table-cell office:value-type="time" office:time-value="PT11H48M22S" calcext:value-type="time">
            <text:p>11:48:22</text:p>
          </table:table-cell>
          <table:table-cell office:value-type="time" office:time-value="PT17H50M34S" calcext:value-type="time">
            <text:p>17:50:34</text:p>
          </table:table-cell>
          <table:table-cell office:value-type="time" office:time-value="PT05H46M14S" calcext:value-type="time">
            <text:p>05:46:14</text:p>
          </table:table-cell>
          <table:table-cell office:value-type="time" office:time-value="PT11H48M23S" calcext:value-type="time">
            <text:p>11:48:23</text:p>
          </table:table-cell>
          <table:table-cell office:value-type="time" office:time-value="PT17H50M36S" calcext:value-type="time">
            <text:p>17:50:36</text:p>
          </table:table-cell>
          <table:table-cell table:formula="of:=IF(OR([.B259]=&quot;&quot;;[.E259]=&quot;&quot;);&quot;&quot;;ROUND(ABS([.B259]-[.E259])*86400))" office:value-type="float" office:value="1" calcext:value-type="float">
            <text:p>1</text:p>
          </table:table-cell>
          <table:table-cell table:formula="of:=IF(OR([.C259]=&quot;&quot;;[.F259]=&quot;&quot;);&quot;&quot;;ROUND(ABS([.C259]-[.F259])*86400))" office:value-type="float" office:value="1" calcext:value-type="float">
            <text:p>1</text:p>
          </table:table-cell>
          <table:table-cell table:formula="of:=IF(OR([.D259]=&quot;&quot;;[.G259]=&quot;&quot;);&quot;&quot;;ROUND(ABS([.D259]-[.G25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05H45M44S" calcext:value-type="time">
            <text:p>05:45:44</text:p>
          </table:table-cell>
          <table:table-cell office:value-type="time" office:time-value="PT11H48M01S" calcext:value-type="time">
            <text:p>11:48:01</text:p>
          </table:table-cell>
          <table:table-cell office:value-type="time" office:time-value="PT17H50M23S" calcext:value-type="time">
            <text:p>17:50:23</text:p>
          </table:table-cell>
          <table:table-cell office:value-type="time" office:time-value="PT05H45M43S" calcext:value-type="time">
            <text:p>05:45:43</text:p>
          </table:table-cell>
          <table:table-cell office:value-type="time" office:time-value="PT11H48M01S" calcext:value-type="time">
            <text:p>11:48:01</text:p>
          </table:table-cell>
          <table:table-cell office:value-type="time" office:time-value="PT17H50M25S" calcext:value-type="time">
            <text:p>17:50:25</text:p>
          </table:table-cell>
          <table:table-cell table:formula="of:=IF(OR([.B260]=&quot;&quot;;[.E260]=&quot;&quot;);&quot;&quot;;ROUND(ABS([.B260]-[.E260])*86400))" office:value-type="float" office:value="1" calcext:value-type="float">
            <text:p>1</text:p>
          </table:table-cell>
          <table:table-cell table:formula="of:=IF(OR([.C260]=&quot;&quot;;[.F260]=&quot;&quot;);&quot;&quot;;ROUND(ABS([.C260]-[.F260])*86400))" office:value-type="float" office:value="0" calcext:value-type="float">
            <text:p>0</text:p>
          </table:table-cell>
          <table:table-cell table:formula="of:=IF(OR([.D260]=&quot;&quot;;[.G260]=&quot;&quot;);&quot;&quot;;ROUND(ABS([.D260]-[.G26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time" office:time-value="PT05H45M12S" calcext:value-type="time">
            <text:p>05:45:12</text:p>
          </table:table-cell>
          <table:table-cell office:value-type="time" office:time-value="PT11H47M39S" calcext:value-type="time">
            <text:p>11:47:39</text:p>
          </table:table-cell>
          <table:table-cell office:value-type="time" office:time-value="PT17H50M11S" calcext:value-type="time">
            <text:p>17:50:11</text:p>
          </table:table-cell>
          <table:table-cell office:value-type="time" office:time-value="PT05H45M12S" calcext:value-type="time">
            <text:p>05:45:12</text:p>
          </table:table-cell>
          <table:table-cell office:value-type="time" office:time-value="PT11H47M40S" calcext:value-type="time">
            <text:p>11:47:40</text:p>
          </table:table-cell>
          <table:table-cell office:value-type="time" office:time-value="PT17H50M13S" calcext:value-type="time">
            <text:p>17:50:13</text:p>
          </table:table-cell>
          <table:table-cell table:formula="of:=IF(OR([.B261]=&quot;&quot;;[.E261]=&quot;&quot;);&quot;&quot;;ROUND(ABS([.B261]-[.E261])*86400))" office:value-type="float" office:value="0" calcext:value-type="float">
            <text:p>0</text:p>
          </table:table-cell>
          <table:table-cell table:formula="of:=IF(OR([.C261]=&quot;&quot;;[.F261]=&quot;&quot;);&quot;&quot;;ROUND(ABS([.C261]-[.F261])*86400))" office:value-type="float" office:value="1" calcext:value-type="float">
            <text:p>1</text:p>
          </table:table-cell>
          <table:table-cell table:formula="of:=IF(OR([.D261]=&quot;&quot;;[.G261]=&quot;&quot;);&quot;&quot;;ROUND(ABS([.D261]-[.G26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05H44M41S" calcext:value-type="time">
            <text:p>05:44:41</text:p>
          </table:table-cell>
          <table:table-cell office:value-type="time" office:time-value="PT11H47M18S" calcext:value-type="time">
            <text:p>11:47:18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05H44M40S" calcext:value-type="time">
            <text:p>05:44:40</text:p>
          </table:table-cell>
          <table:table-cell office:value-type="time" office:time-value="PT11H47M18S" calcext:value-type="time">
            <text:p>11:47:18</text:p>
          </table:table-cell>
          <table:table-cell office:value-type="time" office:time-value="PT17H50M02S" calcext:value-type="time">
            <text:p>17:50:02</text:p>
          </table:table-cell>
          <table:table-cell table:formula="of:=IF(OR([.B262]=&quot;&quot;;[.E262]=&quot;&quot;);&quot;&quot;;ROUND(ABS([.B262]-[.E262])*86400))" office:value-type="float" office:value="1" calcext:value-type="float">
            <text:p>1</text:p>
          </table:table-cell>
          <table:table-cell table:formula="of:=IF(OR([.C262]=&quot;&quot;;[.F262]=&quot;&quot;);&quot;&quot;;ROUND(ABS([.C262]-[.F262])*86400))" office:value-type="float" office:value="0" calcext:value-type="float">
            <text:p>0</text:p>
          </table:table-cell>
          <table:table-cell table:formula="of:=IF(OR([.D262]=&quot;&quot;;[.G262]=&quot;&quot;);&quot;&quot;;ROUND(ABS([.D262]-[.G26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05H44M09S" calcext:value-type="time">
            <text:p>05:44:09</text:p>
          </table:table-cell>
          <table:table-cell office:value-type="time" office:time-value="PT11H46M56S" calcext:value-type="time">
            <text:p>11:46:56</text:p>
          </table:table-cell>
          <table:table-cell office:value-type="time" office:time-value="PT17H49M48S" calcext:value-type="time">
            <text:p>17:49:48</text:p>
          </table:table-cell>
          <table:table-cell office:value-type="time" office:time-value="PT05H44M09S" calcext:value-type="time">
            <text:p>05:44:09</text:p>
          </table:table-cell>
          <table:table-cell office:value-type="time" office:time-value="PT11H46M57S" calcext:value-type="time">
            <text:p>11:46:57</text:p>
          </table:table-cell>
          <table:table-cell office:value-type="time" office:time-value="PT17H49M50S" calcext:value-type="time">
            <text:p>17:49:50</text:p>
          </table:table-cell>
          <table:table-cell table:formula="of:=IF(OR([.B263]=&quot;&quot;;[.E263]=&quot;&quot;);&quot;&quot;;ROUND(ABS([.B263]-[.E263])*86400))" office:value-type="float" office:value="0" calcext:value-type="float">
            <text:p>0</text:p>
          </table:table-cell>
          <table:table-cell table:formula="of:=IF(OR([.C263]=&quot;&quot;;[.F263]=&quot;&quot;);&quot;&quot;;ROUND(ABS([.C263]-[.F263])*86400))" office:value-type="float" office:value="1" calcext:value-type="float">
            <text:p>1</text:p>
          </table:table-cell>
          <table:table-cell table:formula="of:=IF(OR([.D263]=&quot;&quot;;[.G263]=&quot;&quot;);&quot;&quot;;ROUND(ABS([.D263]-[.G26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05H43M38S" calcext:value-type="time">
            <text:p>05:43:38</text:p>
          </table:table-cell>
          <table:table-cell office:value-type="time" office:time-value="PT11H46M35S" calcext:value-type="time">
            <text:p>11:46:35</text:p>
          </table:table-cell>
          <table:table-cell office:value-type="time" office:time-value="PT17H49M37S" calcext:value-type="time">
            <text:p>17:49:37</text:p>
          </table:table-cell>
          <table:table-cell office:value-type="time" office:time-value="PT05H43M37S" calcext:value-type="time">
            <text:p>05:43:37</text:p>
          </table:table-cell>
          <table:table-cell office:value-type="time" office:time-value="PT11H46M36S" calcext:value-type="time">
            <text:p>11:46:36</text:p>
          </table:table-cell>
          <table:table-cell office:value-type="time" office:time-value="PT17H49M39S" calcext:value-type="time">
            <text:p>17:49:39</text:p>
          </table:table-cell>
          <table:table-cell table:formula="of:=IF(OR([.B264]=&quot;&quot;;[.E264]=&quot;&quot;);&quot;&quot;;ROUND(ABS([.B264]-[.E264])*86400))" office:value-type="float" office:value="1" calcext:value-type="float">
            <text:p>1</text:p>
          </table:table-cell>
          <table:table-cell table:formula="of:=IF(OR([.C264]=&quot;&quot;;[.F264]=&quot;&quot;);&quot;&quot;;ROUND(ABS([.C264]-[.F264])*86400))" office:value-type="float" office:value="1" calcext:value-type="float">
            <text:p>1</text:p>
          </table:table-cell>
          <table:table-cell table:formula="of:=IF(OR([.D264]=&quot;&quot;;[.G264]=&quot;&quot;);&quot;&quot;;ROUND(ABS([.D264]-[.G26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time" office:time-value="PT05H43M07S" calcext:value-type="time">
            <text:p>05:43:07</text:p>
          </table:table-cell>
          <table:table-cell office:value-type="time" office:time-value="PT11H46M13S" calcext:value-type="time">
            <text:p>11:46:13</text:p>
          </table:table-cell>
          <table:table-cell office:value-type="time" office:time-value="PT17H49M26S" calcext:value-type="time">
            <text:p>17:49:26</text:p>
          </table:table-cell>
          <table:table-cell office:value-type="time" office:time-value="PT05H43M06S" calcext:value-type="time">
            <text:p>05:43:06</text:p>
          </table:table-cell>
          <table:table-cell office:value-type="time" office:time-value="PT11H46M14S" calcext:value-type="time">
            <text:p>11:46:14</text:p>
          </table:table-cell>
          <table:table-cell office:value-type="time" office:time-value="PT17H49M27S" calcext:value-type="time">
            <text:p>17:49:27</text:p>
          </table:table-cell>
          <table:table-cell table:formula="of:=IF(OR([.B265]=&quot;&quot;;[.E265]=&quot;&quot;);&quot;&quot;;ROUND(ABS([.B265]-[.E265])*86400))" office:value-type="float" office:value="1" calcext:value-type="float">
            <text:p>1</text:p>
          </table:table-cell>
          <table:table-cell table:formula="of:=IF(OR([.C265]=&quot;&quot;;[.F265]=&quot;&quot;);&quot;&quot;;ROUND(ABS([.C265]-[.F265])*86400))" office:value-type="float" office:value="1" calcext:value-type="float">
            <text:p>1</text:p>
          </table:table-cell>
          <table:table-cell table:formula="of:=IF(OR([.D265]=&quot;&quot;;[.G265]=&quot;&quot;);&quot;&quot;;ROUND(ABS([.D265]-[.G26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5H42M35S" calcext:value-type="time">
            <text:p>05:42:35</text:p>
          </table:table-cell>
          <table:table-cell office:value-type="time" office:time-value="PT11H45M52S" calcext:value-type="time">
            <text:p>11:45:52</text:p>
          </table:table-cell>
          <table:table-cell office:value-type="time" office:time-value="PT17H49M15S" calcext:value-type="time">
            <text:p>17:49:15</text:p>
          </table:table-cell>
          <table:table-cell office:value-type="time" office:time-value="PT05H42M35S" calcext:value-type="time">
            <text:p>05:42:35</text:p>
          </table:table-cell>
          <table:table-cell office:value-type="time" office:time-value="PT11H45M53S" calcext:value-type="time">
            <text:p>11:45:53</text:p>
          </table:table-cell>
          <table:table-cell office:value-type="time" office:time-value="PT17H49M16S" calcext:value-type="time">
            <text:p>17:49:16</text:p>
          </table:table-cell>
          <table:table-cell table:formula="of:=IF(OR([.B266]=&quot;&quot;;[.E266]=&quot;&quot;);&quot;&quot;;ROUND(ABS([.B266]-[.E266])*86400))" office:value-type="float" office:value="0" calcext:value-type="float">
            <text:p>0</text:p>
          </table:table-cell>
          <table:table-cell table:formula="of:=IF(OR([.C266]=&quot;&quot;;[.F266]=&quot;&quot;);&quot;&quot;;ROUND(ABS([.C266]-[.F266])*86400))" office:value-type="float" office:value="1" calcext:value-type="float">
            <text:p>1</text:p>
          </table:table-cell>
          <table:table-cell table:formula="of:=IF(OR([.D266]=&quot;&quot;;[.G266]=&quot;&quot;);&quot;&quot;;ROUND(ABS([.D266]-[.G2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05H42M04S" calcext:value-type="time">
            <text:p>05:42:04</text:p>
          </table:table-cell>
          <table:table-cell office:value-type="time" office:time-value="PT11H45M31S" calcext:value-type="time">
            <text:p>11:45:31</text:p>
          </table:table-cell>
          <table:table-cell office:value-type="time" office:time-value="PT17H49M04S" calcext:value-type="time">
            <text:p>17:49:04</text:p>
          </table:table-cell>
          <table:table-cell office:value-type="time" office:time-value="PT05H42M03S" calcext:value-type="time">
            <text:p>05:42:03</text:p>
          </table:table-cell>
          <table:table-cell office:value-type="time" office:time-value="PT11H45M32S" calcext:value-type="time">
            <text:p>11:45:32</text:p>
          </table:table-cell>
          <table:table-cell office:value-type="time" office:time-value="PT17H49M05S" calcext:value-type="time">
            <text:p>17:49:05</text:p>
          </table:table-cell>
          <table:table-cell table:formula="of:=IF(OR([.B267]=&quot;&quot;;[.E267]=&quot;&quot;);&quot;&quot;;ROUND(ABS([.B267]-[.E267])*86400))" office:value-type="float" office:value="1" calcext:value-type="float">
            <text:p>1</text:p>
          </table:table-cell>
          <table:table-cell table:formula="of:=IF(OR([.C267]=&quot;&quot;;[.F267]=&quot;&quot;);&quot;&quot;;ROUND(ABS([.C267]-[.F267])*86400))" office:value-type="float" office:value="1" calcext:value-type="float">
            <text:p>1</text:p>
          </table:table-cell>
          <table:table-cell table:formula="of:=IF(OR([.D267]=&quot;&quot;;[.G267]=&quot;&quot;);&quot;&quot;;ROUND(ABS([.D267]-[.G26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5H41M33S" calcext:value-type="time">
            <text:p>05:41:33</text:p>
          </table:table-cell>
          <table:table-cell office:value-type="time" office:time-value="PT11H45M10S" calcext:value-type="time">
            <text:p>11:45:10</text:p>
          </table:table-cell>
          <table:table-cell office:value-type="time" office:time-value="PT17H48M53S" calcext:value-type="time">
            <text:p>17:48:53</text:p>
          </table:table-cell>
          <table:table-cell office:value-type="time" office:time-value="PT05H41M32S" calcext:value-type="time">
            <text:p>05:41:32</text:p>
          </table:table-cell>
          <table:table-cell office:value-type="time" office:time-value="PT11H45M11S" calcext:value-type="time">
            <text:p>11:45:11</text:p>
          </table:table-cell>
          <table:table-cell office:value-type="time" office:time-value="PT17H48M54S" calcext:value-type="time">
            <text:p>17:48:54</text:p>
          </table:table-cell>
          <table:table-cell table:formula="of:=IF(OR([.B268]=&quot;&quot;;[.E268]=&quot;&quot;);&quot;&quot;;ROUND(ABS([.B268]-[.E268])*86400))" office:value-type="float" office:value="1" calcext:value-type="float">
            <text:p>1</text:p>
          </table:table-cell>
          <table:table-cell table:formula="of:=IF(OR([.C268]=&quot;&quot;;[.F268]=&quot;&quot;);&quot;&quot;;ROUND(ABS([.C268]-[.F268])*86400))" office:value-type="float" office:value="1" calcext:value-type="float">
            <text:p>1</text:p>
          </table:table-cell>
          <table:table-cell table:formula="of:=IF(OR([.D268]=&quot;&quot;;[.G268]=&quot;&quot;);&quot;&quot;;ROUND(ABS([.D268]-[.G26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5H41M01S" calcext:value-type="time">
            <text:p>05:41:01</text:p>
          </table:table-cell>
          <table:table-cell office:value-type="time" office:time-value="PT11H44M49S" calcext:value-type="time">
            <text:p>11:44:49</text:p>
          </table:table-cell>
          <table:table-cell office:value-type="time" office:time-value="PT17H48M42S" calcext:value-type="time">
            <text:p>17:48:42</text:p>
          </table:table-cell>
          <table:table-cell office:value-type="time" office:time-value="PT05H41M01S" calcext:value-type="time">
            <text:p>05:41:01</text:p>
          </table:table-cell>
          <table:table-cell office:value-type="time" office:time-value="PT11H44M50S" calcext:value-type="time">
            <text:p>11:44:50</text:p>
          </table:table-cell>
          <table:table-cell office:value-type="time" office:time-value="PT17H48M43S" calcext:value-type="time">
            <text:p>17:48:43</text:p>
          </table:table-cell>
          <table:table-cell table:formula="of:=IF(OR([.B269]=&quot;&quot;;[.E269]=&quot;&quot;);&quot;&quot;;ROUND(ABS([.B269]-[.E269])*86400))" office:value-type="float" office:value="0" calcext:value-type="float">
            <text:p>0</text:p>
          </table:table-cell>
          <table:table-cell table:formula="of:=IF(OR([.C269]=&quot;&quot;;[.F269]=&quot;&quot;);&quot;&quot;;ROUND(ABS([.C269]-[.F269])*86400))" office:value-type="float" office:value="1" calcext:value-type="float">
            <text:p>1</text:p>
          </table:table-cell>
          <table:table-cell table:formula="of:=IF(OR([.D269]=&quot;&quot;;[.G269]=&quot;&quot;);&quot;&quot;;ROUND(ABS([.D269]-[.G26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5H40M31S" calcext:value-type="time">
            <text:p>05:40:31</text:p>
          </table:table-cell>
          <table:table-cell office:value-type="time" office:time-value="PT11H44M28S" calcext:value-type="time">
            <text:p>11:44:28</text:p>
          </table:table-cell>
          <table:table-cell office:value-type="time" office:time-value="PT17H48M31S" calcext:value-type="time">
            <text:p>17:48:31</text:p>
          </table:table-cell>
          <table:table-cell office:value-type="time" office:time-value="PT05H40M30S" calcext:value-type="time">
            <text:p>05:40:30</text:p>
          </table:table-cell>
          <table:table-cell office:value-type="time" office:time-value="PT11H44M29S" calcext:value-type="time">
            <text:p>11:44:29</text:p>
          </table:table-cell>
          <table:table-cell office:value-type="time" office:time-value="PT17H48M33S" calcext:value-type="time">
            <text:p>17:48:33</text:p>
          </table:table-cell>
          <table:table-cell table:formula="of:=IF(OR([.B270]=&quot;&quot;;[.E270]=&quot;&quot;);&quot;&quot;;ROUND(ABS([.B270]-[.E270])*86400))" office:value-type="float" office:value="1" calcext:value-type="float">
            <text:p>1</text:p>
          </table:table-cell>
          <table:table-cell table:formula="of:=IF(OR([.C270]=&quot;&quot;;[.F270]=&quot;&quot;);&quot;&quot;;ROUND(ABS([.C270]-[.F270])*86400))" office:value-type="float" office:value="1" calcext:value-type="float">
            <text:p>1</text:p>
          </table:table-cell>
          <table:table-cell table:formula="of:=IF(OR([.D270]=&quot;&quot;;[.G270]=&quot;&quot;);&quot;&quot;;ROUND(ABS([.D270]-[.G27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5H40M00S" calcext:value-type="time">
            <text:p>05:40:00</text:p>
          </table:table-cell>
          <table:table-cell office:value-type="time" office:time-value="PT11H44M08S" calcext:value-type="time">
            <text:p>11:44:08</text:p>
          </table:table-cell>
          <table:table-cell office:value-type="time" office:time-value="PT17H48M21S" calcext:value-type="time">
            <text:p>17:48:21</text:p>
          </table:table-cell>
          <table:table-cell office:value-type="time" office:time-value="PT05H39M59S" calcext:value-type="time">
            <text:p>05:39:59</text:p>
          </table:table-cell>
          <table:table-cell office:value-type="time" office:time-value="PT11H44M08S" calcext:value-type="time">
            <text:p>11:44:08</text:p>
          </table:table-cell>
          <table:table-cell office:value-type="time" office:time-value="PT17H48M22S" calcext:value-type="time">
            <text:p>17:48:22</text:p>
          </table:table-cell>
          <table:table-cell table:formula="of:=IF(OR([.B271]=&quot;&quot;;[.E271]=&quot;&quot;);&quot;&quot;;ROUND(ABS([.B271]-[.E271])*86400))" office:value-type="float" office:value="1" calcext:value-type="float">
            <text:p>1</text:p>
          </table:table-cell>
          <table:table-cell table:formula="of:=IF(OR([.C271]=&quot;&quot;;[.F271]=&quot;&quot;);&quot;&quot;;ROUND(ABS([.C271]-[.F271])*86400))" office:value-type="float" office:value="0" calcext:value-type="float">
            <text:p>0</text:p>
          </table:table-cell>
          <table:table-cell table:formula="of:=IF(OR([.D271]=&quot;&quot;;[.G271]=&quot;&quot;);&quot;&quot;;ROUND(ABS([.D271]-[.G27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5H39M29S" calcext:value-type="time">
            <text:p>05:39:29</text:p>
          </table:table-cell>
          <table:table-cell office:value-type="time" office:time-value="PT11H43M47S" calcext:value-type="time">
            <text:p>11:43:47</text:p>
          </table:table-cell>
          <table:table-cell office:value-type="time" office:time-value="PT17H48M11S" calcext:value-type="time">
            <text:p>17:48:11</text:p>
          </table:table-cell>
          <table:table-cell office:value-type="time" office:time-value="PT05H39M29S" calcext:value-type="time">
            <text:p>05:39:29</text:p>
          </table:table-cell>
          <table:table-cell office:value-type="time" office:time-value="PT11H43M48S" calcext:value-type="time">
            <text:p>11:43:48</text:p>
          </table:table-cell>
          <table:table-cell office:value-type="time" office:time-value="PT17H48M12S" calcext:value-type="time">
            <text:p>17:48:12</text:p>
          </table:table-cell>
          <table:table-cell table:formula="of:=IF(OR([.B272]=&quot;&quot;;[.E272]=&quot;&quot;);&quot;&quot;;ROUND(ABS([.B272]-[.E272])*86400))" office:value-type="float" office:value="0" calcext:value-type="float">
            <text:p>0</text:p>
          </table:table-cell>
          <table:table-cell table:formula="of:=IF(OR([.C272]=&quot;&quot;;[.F272]=&quot;&quot;);&quot;&quot;;ROUND(ABS([.C272]-[.F272])*86400))" office:value-type="float" office:value="1" calcext:value-type="float">
            <text:p>1</text:p>
          </table:table-cell>
          <table:table-cell table:formula="of:=IF(OR([.D272]=&quot;&quot;;[.G272]=&quot;&quot;);&quot;&quot;;ROUND(ABS([.D272]-[.G27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05H38M59S" calcext:value-type="time">
            <text:p>05:38:59</text:p>
          </table:table-cell>
          <table:table-cell office:value-type="time" office:time-value="PT11H43M27S" calcext:value-type="time">
            <text:p>11:43:27</text:p>
          </table:table-cell>
          <table:table-cell office:value-type="time" office:time-value="PT17H48M01S" calcext:value-type="time">
            <text:p>17:48:01</text:p>
          </table:table-cell>
          <table:table-cell office:value-type="time" office:time-value="PT05H38M58S" calcext:value-type="time">
            <text:p>05:38:58</text:p>
          </table:table-cell>
          <table:table-cell office:value-type="time" office:time-value="PT11H43M28S" calcext:value-type="time">
            <text:p>11:43:28</text:p>
          </table:table-cell>
          <table:table-cell office:value-type="time" office:time-value="PT17H48M02S" calcext:value-type="time">
            <text:p>17:48:02</text:p>
          </table:table-cell>
          <table:table-cell table:formula="of:=IF(OR([.B273]=&quot;&quot;;[.E273]=&quot;&quot;);&quot;&quot;;ROUND(ABS([.B273]-[.E273])*86400))" office:value-type="float" office:value="1" calcext:value-type="float">
            <text:p>1</text:p>
          </table:table-cell>
          <table:table-cell table:formula="of:=IF(OR([.C273]=&quot;&quot;;[.F273]=&quot;&quot;);&quot;&quot;;ROUND(ABS([.C273]-[.F273])*86400))" office:value-type="float" office:value="1" calcext:value-type="float">
            <text:p>1</text:p>
          </table:table-cell>
          <table:table-cell table:formula="of:=IF(OR([.D273]=&quot;&quot;;[.G273]=&quot;&quot;);&quot;&quot;;ROUND(ABS([.D273]-[.G27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05H38M28S" calcext:value-type="time">
            <text:p>05:38:28</text:p>
          </table:table-cell>
          <table:table-cell office:value-type="time" office:time-value="PT11H43M07S" calcext:value-type="time">
            <text:p>11:43:07</text:p>
          </table:table-cell>
          <table:table-cell office:value-type="time" office:time-value="PT17H47M51S" calcext:value-type="time">
            <text:p>17:47:51</text:p>
          </table:table-cell>
          <table:table-cell office:value-type="time" office:time-value="PT05H38M28S" calcext:value-type="time">
            <text:p>05:38:28</text:p>
          </table:table-cell>
          <table:table-cell office:value-type="time" office:time-value="PT11H43M08S" calcext:value-type="time">
            <text:p>11:43:08</text:p>
          </table:table-cell>
          <table:table-cell office:value-type="time" office:time-value="PT17H47M52S" calcext:value-type="time">
            <text:p>17:47:52</text:p>
          </table:table-cell>
          <table:table-cell table:formula="of:=IF(OR([.B274]=&quot;&quot;;[.E274]=&quot;&quot;);&quot;&quot;;ROUND(ABS([.B274]-[.E274])*86400))" office:value-type="float" office:value="0" calcext:value-type="float">
            <text:p>0</text:p>
          </table:table-cell>
          <table:table-cell table:formula="of:=IF(OR([.C274]=&quot;&quot;;[.F274]=&quot;&quot;);&quot;&quot;;ROUND(ABS([.C274]-[.F274])*86400))" office:value-type="float" office:value="1" calcext:value-type="float">
            <text:p>1</text:p>
          </table:table-cell>
          <table:table-cell table:formula="of:=IF(OR([.D274]=&quot;&quot;;[.G274]=&quot;&quot;);&quot;&quot;;ROUND(ABS([.D274]-[.G27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time" office:time-value="PT05H37M58S" calcext:value-type="time">
            <text:p>05:37:58</text:p>
          </table:table-cell>
          <table:table-cell office:value-type="time" office:time-value="PT11H42M47S" calcext:value-type="time">
            <text:p>11:42:47</text:p>
          </table:table-cell>
          <table:table-cell office:value-type="time" office:time-value="PT17H47M41S" calcext:value-type="time">
            <text:p>17:47:41</text:p>
          </table:table-cell>
          <table:table-cell office:value-type="time" office:time-value="PT05H37M58S" calcext:value-type="time">
            <text:p>05:37:58</text:p>
          </table:table-cell>
          <table:table-cell office:value-type="time" office:time-value="PT11H42M48S" calcext:value-type="time">
            <text:p>11:42:48</text:p>
          </table:table-cell>
          <table:table-cell office:value-type="time" office:time-value="PT17H47M43S" calcext:value-type="time">
            <text:p>17:47:43</text:p>
          </table:table-cell>
          <table:table-cell table:formula="of:=IF(OR([.B275]=&quot;&quot;;[.E275]=&quot;&quot;);&quot;&quot;;ROUND(ABS([.B275]-[.E275])*86400))" office:value-type="float" office:value="0" calcext:value-type="float">
            <text:p>0</text:p>
          </table:table-cell>
          <table:table-cell table:formula="of:=IF(OR([.C275]=&quot;&quot;;[.F275]=&quot;&quot;);&quot;&quot;;ROUND(ABS([.C275]-[.F275])*86400))" office:value-type="float" office:value="1" calcext:value-type="float">
            <text:p>1</text:p>
          </table:table-cell>
          <table:table-cell table:formula="of:=IF(OR([.D275]=&quot;&quot;;[.G275]=&quot;&quot;);&quot;&quot;;ROUND(ABS([.D275]-[.G27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time" office:time-value="PT05H37M28S" calcext:value-type="time">
            <text:p>05:37:28</text:p>
          </table:table-cell>
          <table:table-cell office:value-type="time" office:time-value="PT11H42M28S" calcext:value-type="time">
            <text:p>11:42:28</text:p>
          </table:table-cell>
          <table:table-cell office:value-type="time" office:time-value="PT17H47M32S" calcext:value-type="time">
            <text:p>17:47:32</text:p>
          </table:table-cell>
          <table:table-cell office:value-type="time" office:time-value="PT05H37M28S" calcext:value-type="time">
            <text:p>05:37:28</text:p>
          </table:table-cell>
          <table:table-cell office:value-type="time" office:time-value="PT11H42M28S" calcext:value-type="time">
            <text:p>11:42:28</text:p>
          </table:table-cell>
          <table:table-cell office:value-type="time" office:time-value="PT17H47M34S" calcext:value-type="time">
            <text:p>17:47:34</text:p>
          </table:table-cell>
          <table:table-cell table:formula="of:=IF(OR([.B276]=&quot;&quot;;[.E276]=&quot;&quot;);&quot;&quot;;ROUND(ABS([.B276]-[.E276])*86400))" office:value-type="float" office:value="0" calcext:value-type="float">
            <text:p>0</text:p>
          </table:table-cell>
          <table:table-cell table:formula="of:=IF(OR([.C276]=&quot;&quot;;[.F276]=&quot;&quot;);&quot;&quot;;ROUND(ABS([.C276]-[.F276])*86400))" office:value-type="float" office:value="0" calcext:value-type="float">
            <text:p>0</text:p>
          </table:table-cell>
          <table:table-cell table:formula="of:=IF(OR([.D276]=&quot;&quot;;[.G276]=&quot;&quot;);&quot;&quot;;ROUND(ABS([.D276]-[.G27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time" office:time-value="PT05H36M59S" calcext:value-type="time">
            <text:p>05:36:59</text:p>
          </table:table-cell>
          <table:table-cell office:value-type="time" office:time-value="PT11H42M08S" calcext:value-type="time">
            <text:p>11:42:08</text:p>
          </table:table-cell>
          <table:table-cell office:value-type="time" office:time-value="PT17H47M23S" calcext:value-type="time">
            <text:p>17:47:23</text:p>
          </table:table-cell>
          <table:table-cell office:value-type="time" office:time-value="PT05H36M59S" calcext:value-type="time">
            <text:p>05:36:59</text:p>
          </table:table-cell>
          <table:table-cell office:value-type="time" office:time-value="PT11H42M09S" calcext:value-type="time">
            <text:p>11:42:09</text:p>
          </table:table-cell>
          <table:table-cell office:value-type="time" office:time-value="PT17H47M24S" calcext:value-type="time">
            <text:p>17:47:24</text:p>
          </table:table-cell>
          <table:table-cell table:formula="of:=IF(OR([.B277]=&quot;&quot;;[.E277]=&quot;&quot;);&quot;&quot;;ROUND(ABS([.B277]-[.E277])*86400))" office:value-type="float" office:value="0" calcext:value-type="float">
            <text:p>0</text:p>
          </table:table-cell>
          <table:table-cell table:formula="of:=IF(OR([.C277]=&quot;&quot;;[.F277]=&quot;&quot;);&quot;&quot;;ROUND(ABS([.C277]-[.F277])*86400))" office:value-type="float" office:value="1" calcext:value-type="float">
            <text:p>1</text:p>
          </table:table-cell>
          <table:table-cell table:formula="of:=IF(OR([.D277]=&quot;&quot;;[.G277]=&quot;&quot;);&quot;&quot;;ROUND(ABS([.D277]-[.G27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time" office:time-value="PT05H36M30S" calcext:value-type="time">
            <text:p>05:36:30</text:p>
          </table:table-cell>
          <table:table-cell office:value-type="time" office:time-value="PT11H41M49S" calcext:value-type="time">
            <text:p>11:41:49</text:p>
          </table:table-cell>
          <table:table-cell office:value-type="time" office:time-value="PT17H47M14S" calcext:value-type="time">
            <text:p>17:47:14</text:p>
          </table:table-cell>
          <table:table-cell office:value-type="time" office:time-value="PT05H36M29S" calcext:value-type="time">
            <text:p>05:36:29</text:p>
          </table:table-cell>
          <table:table-cell office:value-type="time" office:time-value="PT11H41M50S" calcext:value-type="time">
            <text:p>11:41:50</text:p>
          </table:table-cell>
          <table:table-cell office:value-type="time" office:time-value="PT17H47M16S" calcext:value-type="time">
            <text:p>17:47:16</text:p>
          </table:table-cell>
          <table:table-cell table:formula="of:=IF(OR([.B278]=&quot;&quot;;[.E278]=&quot;&quot;);&quot;&quot;;ROUND(ABS([.B278]-[.E278])*86400))" office:value-type="float" office:value="1" calcext:value-type="float">
            <text:p>1</text:p>
          </table:table-cell>
          <table:table-cell table:formula="of:=IF(OR([.C278]=&quot;&quot;;[.F278]=&quot;&quot;);&quot;&quot;;ROUND(ABS([.C278]-[.F278])*86400))" office:value-type="float" office:value="1" calcext:value-type="float">
            <text:p>1</text:p>
          </table:table-cell>
          <table:table-cell table:formula="of:=IF(OR([.D278]=&quot;&quot;;[.G278]=&quot;&quot;);&quot;&quot;;ROUND(ABS([.D278]-[.G27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time" office:time-value="PT05H36M01S" calcext:value-type="time">
            <text:p>05:36:01</text:p>
          </table:table-cell>
          <table:table-cell office:value-type="time" office:time-value="PT11H41M31S" calcext:value-type="time">
            <text:p>11:41:31</text:p>
          </table:table-cell>
          <table:table-cell office:value-type="time" office:time-value="PT17H47M06S" calcext:value-type="time">
            <text:p>17:47:06</text:p>
          </table:table-cell>
          <table:table-cell office:value-type="time" office:time-value="PT05H36M00S" calcext:value-type="time">
            <text:p>05:36:00</text:p>
          </table:table-cell>
          <table:table-cell office:value-type="time" office:time-value="PT11H41M31S" calcext:value-type="time">
            <text:p>11:41:31</text:p>
          </table:table-cell>
          <table:table-cell office:value-type="time" office:time-value="PT17H47M07S" calcext:value-type="time">
            <text:p>17:47:07</text:p>
          </table:table-cell>
          <table:table-cell table:formula="of:=IF(OR([.B279]=&quot;&quot;;[.E279]=&quot;&quot;);&quot;&quot;;ROUND(ABS([.B279]-[.E279])*86400))" office:value-type="float" office:value="1" calcext:value-type="float">
            <text:p>1</text:p>
          </table:table-cell>
          <table:table-cell table:formula="of:=IF(OR([.C279]=&quot;&quot;;[.F279]=&quot;&quot;);&quot;&quot;;ROUND(ABS([.C279]-[.F279])*86400))" office:value-type="float" office:value="0" calcext:value-type="float">
            <text:p>0</text:p>
          </table:table-cell>
          <table:table-cell table:formula="of:=IF(OR([.D279]=&quot;&quot;;[.G279]=&quot;&quot;);&quot;&quot;;ROUND(ABS([.D279]-[.G27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05H35M32S" calcext:value-type="time">
            <text:p>05:35:32</text:p>
          </table:table-cell>
          <table:table-cell office:value-type="time" office:time-value="PT11H41M12S" calcext:value-type="time">
            <text:p>11:41:12</text:p>
          </table:table-cell>
          <table:table-cell office:value-type="time" office:time-value="PT17H46M58S" calcext:value-type="time">
            <text:p>17:46:58</text:p>
          </table:table-cell>
          <table:table-cell office:value-type="time" office:time-value="PT05H35M32S" calcext:value-type="time">
            <text:p>05:35:32</text:p>
          </table:table-cell>
          <table:table-cell office:value-type="time" office:time-value="PT11H41M13S" calcext:value-type="time">
            <text:p>11:41:13</text:p>
          </table:table-cell>
          <table:table-cell office:value-type="time" office:time-value="PT17H46M59S" calcext:value-type="time">
            <text:p>17:46:59</text:p>
          </table:table-cell>
          <table:table-cell table:formula="of:=IF(OR([.B280]=&quot;&quot;;[.E280]=&quot;&quot;);&quot;&quot;;ROUND(ABS([.B280]-[.E280])*86400))" office:value-type="float" office:value="0" calcext:value-type="float">
            <text:p>0</text:p>
          </table:table-cell>
          <table:table-cell table:formula="of:=IF(OR([.C280]=&quot;&quot;;[.F280]=&quot;&quot;);&quot;&quot;;ROUND(ABS([.C280]-[.F280])*86400))" office:value-type="float" office:value="1" calcext:value-type="float">
            <text:p>1</text:p>
          </table:table-cell>
          <table:table-cell table:formula="of:=IF(OR([.D280]=&quot;&quot;;[.G280]=&quot;&quot;);&quot;&quot;;ROUND(ABS([.D280]-[.G28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05H35M04S" calcext:value-type="time">
            <text:p>05:35:04</text:p>
          </table:table-cell>
          <table:table-cell office:value-type="time" office:time-value="PT11H40M54S" calcext:value-type="time">
            <text:p>11:40:54</text:p>
          </table:table-cell>
          <table:table-cell office:value-type="time" office:time-value="PT17H46M50S" calcext:value-type="time">
            <text:p>17:46:50</text:p>
          </table:table-cell>
          <table:table-cell office:value-type="time" office:time-value="PT05H35M04S" calcext:value-type="time">
            <text:p>05:35:04</text:p>
          </table:table-cell>
          <table:table-cell office:value-type="time" office:time-value="PT11H40M55S" calcext:value-type="time">
            <text:p>11:40:55</text:p>
          </table:table-cell>
          <table:table-cell office:value-type="time" office:time-value="PT17H46M52S" calcext:value-type="time">
            <text:p>17:46:52</text:p>
          </table:table-cell>
          <table:table-cell table:formula="of:=IF(OR([.B281]=&quot;&quot;;[.E281]=&quot;&quot;);&quot;&quot;;ROUND(ABS([.B281]-[.E281])*86400))" office:value-type="float" office:value="0" calcext:value-type="float">
            <text:p>0</text:p>
          </table:table-cell>
          <table:table-cell table:formula="of:=IF(OR([.C281]=&quot;&quot;;[.F281]=&quot;&quot;);&quot;&quot;;ROUND(ABS([.C281]-[.F281])*86400))" office:value-type="float" office:value="1" calcext:value-type="float">
            <text:p>1</text:p>
          </table:table-cell>
          <table:table-cell table:formula="of:=IF(OR([.D281]=&quot;&quot;;[.G281]=&quot;&quot;);&quot;&quot;;ROUND(ABS([.D281]-[.G28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05H34M36S" calcext:value-type="time">
            <text:p>05:34:36</text:p>
          </table:table-cell>
          <table:table-cell office:value-type="time" office:time-value="PT11H40M37S" calcext:value-type="time">
            <text:p>11:40:37</text:p>
          </table:table-cell>
          <table:table-cell office:value-type="time" office:time-value="PT17H46M43S" calcext:value-type="time">
            <text:p>17:46:43</text:p>
          </table:table-cell>
          <table:table-cell office:value-type="time" office:time-value="PT05H34M36S" calcext:value-type="time">
            <text:p>05:34:36</text:p>
          </table:table-cell>
          <table:table-cell office:value-type="time" office:time-value="PT11H40M37S" calcext:value-type="time">
            <text:p>11:40:37</text:p>
          </table:table-cell>
          <table:table-cell office:value-type="time" office:time-value="PT17H46M44S" calcext:value-type="time">
            <text:p>17:46:44</text:p>
          </table:table-cell>
          <table:table-cell table:formula="of:=IF(OR([.B282]=&quot;&quot;;[.E282]=&quot;&quot;);&quot;&quot;;ROUND(ABS([.B282]-[.E282])*86400))" office:value-type="float" office:value="0" calcext:value-type="float">
            <text:p>0</text:p>
          </table:table-cell>
          <table:table-cell table:formula="of:=IF(OR([.C282]=&quot;&quot;;[.F282]=&quot;&quot;);&quot;&quot;;ROUND(ABS([.C282]-[.F282])*86400))" office:value-type="float" office:value="0" calcext:value-type="float">
            <text:p>0</text:p>
          </table:table-cell>
          <table:table-cell table:formula="of:=IF(OR([.D282]=&quot;&quot;;[.G282]=&quot;&quot;);&quot;&quot;;ROUND(ABS([.D282]-[.G28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05H34M08S" calcext:value-type="time">
            <text:p>05:34:08</text:p>
          </table:table-cell>
          <table:table-cell office:value-type="time" office:time-value="PT11H40M19S" calcext:value-type="time">
            <text:p>11:40:19</text:p>
          </table:table-cell>
          <table:table-cell office:value-type="time" office:time-value="PT17H46M36S" calcext:value-type="time">
            <text:p>17:46:36</text:p>
          </table:table-cell>
          <table:table-cell office:value-type="time" office:time-value="PT05H34M08S" calcext:value-type="time">
            <text:p>05:34:08</text:p>
          </table:table-cell>
          <table:table-cell office:value-type="time" office:time-value="PT11H40M20S" calcext:value-type="time">
            <text:p>11:40:20</text:p>
          </table:table-cell>
          <table:table-cell office:value-type="time" office:time-value="PT17H46M37S" calcext:value-type="time">
            <text:p>17:46:37</text:p>
          </table:table-cell>
          <table:table-cell table:formula="of:=IF(OR([.B283]=&quot;&quot;;[.E283]=&quot;&quot;);&quot;&quot;;ROUND(ABS([.B283]-[.E283])*86400))" office:value-type="float" office:value="0" calcext:value-type="float">
            <text:p>0</text:p>
          </table:table-cell>
          <table:table-cell table:formula="of:=IF(OR([.C283]=&quot;&quot;;[.F283]=&quot;&quot;);&quot;&quot;;ROUND(ABS([.C283]-[.F283])*86400))" office:value-type="float" office:value="1" calcext:value-type="float">
            <text:p>1</text:p>
          </table:table-cell>
          <table:table-cell table:formula="of:=IF(OR([.D283]=&quot;&quot;;[.G283]=&quot;&quot;);&quot;&quot;;ROUND(ABS([.D283]-[.G28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05H33M41S" calcext:value-type="time">
            <text:p>05:33:41</text:p>
          </table:table-cell>
          <table:table-cell office:value-type="time" office:time-value="PT11H40M03S" calcext:value-type="time">
            <text:p>11:40:03</text:p>
          </table:table-cell>
          <table:table-cell office:value-type="time" office:time-value="PT17H46M29S" calcext:value-type="time">
            <text:p>17:46:29</text:p>
          </table:table-cell>
          <table:table-cell office:value-type="time" office:time-value="PT05H33M41S" calcext:value-type="time">
            <text:p>05:33:41</text:p>
          </table:table-cell>
          <table:table-cell office:value-type="time" office:time-value="PT11H40M03S" calcext:value-type="time">
            <text:p>11:40:03</text:p>
          </table:table-cell>
          <table:table-cell office:value-type="time" office:time-value="PT17H46M31S" calcext:value-type="time">
            <text:p>17:46:31</text:p>
          </table:table-cell>
          <table:table-cell table:formula="of:=IF(OR([.B284]=&quot;&quot;;[.E284]=&quot;&quot;);&quot;&quot;;ROUND(ABS([.B284]-[.E284])*86400))" office:value-type="float" office:value="0" calcext:value-type="float">
            <text:p>0</text:p>
          </table:table-cell>
          <table:table-cell table:formula="of:=IF(OR([.C284]=&quot;&quot;;[.F284]=&quot;&quot;);&quot;&quot;;ROUND(ABS([.C284]-[.F284])*86400))" office:value-type="float" office:value="0" calcext:value-type="float">
            <text:p>0</text:p>
          </table:table-cell>
          <table:table-cell table:formula="of:=IF(OR([.D284]=&quot;&quot;;[.G284]=&quot;&quot;);&quot;&quot;;ROUND(ABS([.D284]-[.G28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05H33M15S" calcext:value-type="time">
            <text:p>05:33:15</text:p>
          </table:table-cell>
          <table:table-cell office:value-type="time" office:time-value="PT11H39M46S" calcext:value-type="time">
            <text:p>11:39:46</text:p>
          </table:table-cell>
          <table:table-cell office:value-type="time" office:time-value="PT17H46M23S" calcext:value-type="time">
            <text:p>17:46:23</text:p>
          </table:table-cell>
          <table:table-cell office:value-type="time" office:time-value="PT05H33M14S" calcext:value-type="time">
            <text:p>05:33:14</text:p>
          </table:table-cell>
          <table:table-cell office:value-type="time" office:time-value="PT11H39M47S" calcext:value-type="time">
            <text:p>11:39:47</text:p>
          </table:table-cell>
          <table:table-cell office:value-type="time" office:time-value="PT17H46M25S" calcext:value-type="time">
            <text:p>17:46:25</text:p>
          </table:table-cell>
          <table:table-cell table:formula="of:=IF(OR([.B285]=&quot;&quot;;[.E285]=&quot;&quot;);&quot;&quot;;ROUND(ABS([.B285]-[.E285])*86400))" office:value-type="float" office:value="1" calcext:value-type="float">
            <text:p>1</text:p>
          </table:table-cell>
          <table:table-cell table:formula="of:=IF(OR([.C285]=&quot;&quot;;[.F285]=&quot;&quot;);&quot;&quot;;ROUND(ABS([.C285]-[.F285])*86400))" office:value-type="float" office:value="1" calcext:value-type="float">
            <text:p>1</text:p>
          </table:table-cell>
          <table:table-cell table:formula="of:=IF(OR([.D285]=&quot;&quot;;[.G285]=&quot;&quot;);&quot;&quot;;ROUND(ABS([.D285]-[.G28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05H32M48S" calcext:value-type="time">
            <text:p>05:32:48</text:p>
          </table:table-cell>
          <table:table-cell office:value-type="time" office:time-value="PT11H39M30S" calcext:value-type="time">
            <text:p>11:39:30</text:p>
          </table:table-cell>
          <table:table-cell office:value-type="time" office:time-value="PT17H46M18S" calcext:value-type="time">
            <text:p>17:46:18</text:p>
          </table:table-cell>
          <table:table-cell office:value-type="time" office:time-value="PT05H32M48S" calcext:value-type="time">
            <text:p>05:32:48</text:p>
          </table:table-cell>
          <table:table-cell office:value-type="time" office:time-value="PT11H39M31S" calcext:value-type="time">
            <text:p>11:39:31</text:p>
          </table:table-cell>
          <table:table-cell office:value-type="time" office:time-value="PT17H46M19S" calcext:value-type="time">
            <text:p>17:46:19</text:p>
          </table:table-cell>
          <table:table-cell table:formula="of:=IF(OR([.B286]=&quot;&quot;;[.E286]=&quot;&quot;);&quot;&quot;;ROUND(ABS([.B286]-[.E286])*86400))" office:value-type="float" office:value="0" calcext:value-type="float">
            <text:p>0</text:p>
          </table:table-cell>
          <table:table-cell table:formula="of:=IF(OR([.C286]=&quot;&quot;;[.F286]=&quot;&quot;);&quot;&quot;;ROUND(ABS([.C286]-[.F286])*86400))" office:value-type="float" office:value="1" calcext:value-type="float">
            <text:p>1</text:p>
          </table:table-cell>
          <table:table-cell table:formula="of:=IF(OR([.D286]=&quot;&quot;;[.G286]=&quot;&quot;);&quot;&quot;;ROUND(ABS([.D286]-[.G28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05H32M23S" calcext:value-type="time">
            <text:p>05:32:23</text:p>
          </table:table-cell>
          <table:table-cell office:value-type="time" office:time-value="PT11H39M15S" calcext:value-type="time">
            <text:p>11:39:15</text:p>
          </table:table-cell>
          <table:table-cell office:value-type="time" office:time-value="PT17H46M12S" calcext:value-type="time">
            <text:p>17:46:12</text:p>
          </table:table-cell>
          <table:table-cell office:value-type="time" office:time-value="PT05H32M23S" calcext:value-type="time">
            <text:p>05:32:23</text:p>
          </table:table-cell>
          <table:table-cell office:value-type="time" office:time-value="PT11H39M16S" calcext:value-type="time">
            <text:p>11:39:16</text:p>
          </table:table-cell>
          <table:table-cell office:value-type="time" office:time-value="PT17H46M14S" calcext:value-type="time">
            <text:p>17:46:14</text:p>
          </table:table-cell>
          <table:table-cell table:formula="of:=IF(OR([.B287]=&quot;&quot;;[.E287]=&quot;&quot;);&quot;&quot;;ROUND(ABS([.B287]-[.E287])*86400))" office:value-type="float" office:value="0" calcext:value-type="float">
            <text:p>0</text:p>
          </table:table-cell>
          <table:table-cell table:formula="of:=IF(OR([.C287]=&quot;&quot;;[.F287]=&quot;&quot;);&quot;&quot;;ROUND(ABS([.C287]-[.F287])*86400))" office:value-type="float" office:value="1" calcext:value-type="float">
            <text:p>1</text:p>
          </table:table-cell>
          <table:table-cell table:formula="of:=IF(OR([.D287]=&quot;&quot;;[.G287]=&quot;&quot;);&quot;&quot;;ROUND(ABS([.D287]-[.G28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05H31M58S" calcext:value-type="time">
            <text:p>05:31:58</text:p>
          </table:table-cell>
          <table:table-cell office:value-type="time" office:time-value="PT11H39M00S" calcext:value-type="time">
            <text:p>11:39:00</text:p>
          </table:table-cell>
          <table:table-cell office:value-type="time" office:time-value="PT17H46M08S" calcext:value-type="time">
            <text:p>17:46:08</text:p>
          </table:table-cell>
          <table:table-cell office:value-type="time" office:time-value="PT05H31M57S" calcext:value-type="time">
            <text:p>05:31:57</text:p>
          </table:table-cell>
          <table:table-cell office:value-type="time" office:time-value="PT11H39M01S" calcext:value-type="time">
            <text:p>11:39:01</text:p>
          </table:table-cell>
          <table:table-cell office:value-type="time" office:time-value="PT17H46M09S" calcext:value-type="time">
            <text:p>17:46:09</text:p>
          </table:table-cell>
          <table:table-cell table:formula="of:=IF(OR([.B288]=&quot;&quot;;[.E288]=&quot;&quot;);&quot;&quot;;ROUND(ABS([.B288]-[.E288])*86400))" office:value-type="float" office:value="1" calcext:value-type="float">
            <text:p>1</text:p>
          </table:table-cell>
          <table:table-cell table:formula="of:=IF(OR([.C288]=&quot;&quot;;[.F288]=&quot;&quot;);&quot;&quot;;ROUND(ABS([.C288]-[.F288])*86400))" office:value-type="float" office:value="1" calcext:value-type="float">
            <text:p>1</text:p>
          </table:table-cell>
          <table:table-cell table:formula="of:=IF(OR([.D288]=&quot;&quot;;[.G288]=&quot;&quot;);&quot;&quot;;ROUND(ABS([.D288]-[.G28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05H31M33S" calcext:value-type="time">
            <text:p>05:31:33</text:p>
          </table:table-cell>
          <table:table-cell office:value-type="time" office:time-value="PT11H38M46S" calcext:value-type="time">
            <text:p>11:38:46</text:p>
          </table:table-cell>
          <table:table-cell office:value-type="time" office:time-value="PT17H46M04S" calcext:value-type="time">
            <text:p>17:46:04</text:p>
          </table:table-cell>
          <table:table-cell office:value-type="time" office:time-value="PT05H31M33S" calcext:value-type="time">
            <text:p>05:31:33</text:p>
          </table:table-cell>
          <table:table-cell office:value-type="time" office:time-value="PT11H38M46S" calcext:value-type="time">
            <text:p>11:38:46</text:p>
          </table:table-cell>
          <table:table-cell office:value-type="time" office:time-value="PT17H46M05S" calcext:value-type="time">
            <text:p>17:46:05</text:p>
          </table:table-cell>
          <table:table-cell table:formula="of:=IF(OR([.B289]=&quot;&quot;;[.E289]=&quot;&quot;);&quot;&quot;;ROUND(ABS([.B289]-[.E289])*86400))" office:value-type="float" office:value="0" calcext:value-type="float">
            <text:p>0</text:p>
          </table:table-cell>
          <table:table-cell table:formula="of:=IF(OR([.C289]=&quot;&quot;;[.F289]=&quot;&quot;);&quot;&quot;;ROUND(ABS([.C289]-[.F289])*86400))" office:value-type="float" office:value="0" calcext:value-type="float">
            <text:p>0</text:p>
          </table:table-cell>
          <table:table-cell table:formula="of:=IF(OR([.D289]=&quot;&quot;;[.G289]=&quot;&quot;);&quot;&quot;;ROUND(ABS([.D289]-[.G28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time" office:time-value="PT05H31M09S" calcext:value-type="time">
            <text:p>05:31:09</text:p>
          </table:table-cell>
          <table:table-cell office:value-type="time" office:time-value="PT11H38M32S" calcext:value-type="time">
            <text:p>11:38:32</text:p>
          </table:table-cell>
          <table:table-cell office:value-type="time" office:time-value="PT17H46M00S" calcext:value-type="time">
            <text:p>17:46:00</text:p>
          </table:table-cell>
          <table:table-cell office:value-type="time" office:time-value="PT05H31M09S" calcext:value-type="time">
            <text:p>05:31:09</text:p>
          </table:table-cell>
          <table:table-cell office:value-type="time" office:time-value="PT11H38M32S" calcext:value-type="time">
            <text:p>11:38:32</text:p>
          </table:table-cell>
          <table:table-cell office:value-type="time" office:time-value="PT17H46M01S" calcext:value-type="time">
            <text:p>17:46:01</text:p>
          </table:table-cell>
          <table:table-cell table:formula="of:=IF(OR([.B290]=&quot;&quot;;[.E290]=&quot;&quot;);&quot;&quot;;ROUND(ABS([.B290]-[.E290])*86400))" office:value-type="float" office:value="0" calcext:value-type="float">
            <text:p>0</text:p>
          </table:table-cell>
          <table:table-cell table:formula="of:=IF(OR([.C290]=&quot;&quot;;[.F290]=&quot;&quot;);&quot;&quot;;ROUND(ABS([.C290]-[.F290])*86400))" office:value-type="float" office:value="0" calcext:value-type="float">
            <text:p>0</text:p>
          </table:table-cell>
          <table:table-cell table:formula="of:=IF(OR([.D290]=&quot;&quot;;[.G290]=&quot;&quot;);&quot;&quot;;ROUND(ABS([.D290]-[.G29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05H30M45S" calcext:value-type="time">
            <text:p>05:30:45</text:p>
          </table:table-cell>
          <table:table-cell office:value-type="time" office:time-value="PT11H38M19S" calcext:value-type="time">
            <text:p>11:38:19</text:p>
          </table:table-cell>
          <table:table-cell office:value-type="time" office:time-value="PT17H45M57S" calcext:value-type="time">
            <text:p>17:45:57</text:p>
          </table:table-cell>
          <table:table-cell office:value-type="time" office:time-value="PT05H30M45S" calcext:value-type="time">
            <text:p>05:30:45</text:p>
          </table:table-cell>
          <table:table-cell office:value-type="time" office:time-value="PT11H38M19S" calcext:value-type="time">
            <text:p>11:38:19</text:p>
          </table:table-cell>
          <table:table-cell office:value-type="time" office:time-value="PT17H45M58S" calcext:value-type="time">
            <text:p>17:45:58</text:p>
          </table:table-cell>
          <table:table-cell table:formula="of:=IF(OR([.B291]=&quot;&quot;;[.E291]=&quot;&quot;);&quot;&quot;;ROUND(ABS([.B291]-[.E291])*86400))" office:value-type="float" office:value="0" calcext:value-type="float">
            <text:p>0</text:p>
          </table:table-cell>
          <table:table-cell table:formula="of:=IF(OR([.C291]=&quot;&quot;;[.F291]=&quot;&quot;);&quot;&quot;;ROUND(ABS([.C291]-[.F291])*86400))" office:value-type="float" office:value="0" calcext:value-type="float">
            <text:p>0</text:p>
          </table:table-cell>
          <table:table-cell table:formula="of:=IF(OR([.D291]=&quot;&quot;;[.G291]=&quot;&quot;);&quot;&quot;;ROUND(ABS([.D291]-[.G29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05H30M23S" calcext:value-type="time">
            <text:p>05:30:23</text:p>
          </table:table-cell>
          <table:table-cell office:value-type="time" office:time-value="PT11H38M06S" calcext:value-type="time">
            <text:p>11:38:06</text:p>
          </table:table-cell>
          <table:table-cell office:value-type="time" office:time-value="PT17H45M55S" calcext:value-type="time">
            <text:p>17:45:55</text:p>
          </table:table-cell>
          <table:table-cell office:value-type="time" office:time-value="PT05H30M23S" calcext:value-type="time">
            <text:p>05:30:23</text:p>
          </table:table-cell>
          <table:table-cell office:value-type="time" office:time-value="PT11H38M07S" calcext:value-type="time">
            <text:p>11:38:07</text:p>
          </table:table-cell>
          <table:table-cell office:value-type="time" office:time-value="PT17H45M56S" calcext:value-type="time">
            <text:p>17:45:56</text:p>
          </table:table-cell>
          <table:table-cell table:formula="of:=IF(OR([.B292]=&quot;&quot;;[.E292]=&quot;&quot;);&quot;&quot;;ROUND(ABS([.B292]-[.E292])*86400))" office:value-type="float" office:value="0" calcext:value-type="float">
            <text:p>0</text:p>
          </table:table-cell>
          <table:table-cell table:formula="of:=IF(OR([.C292]=&quot;&quot;;[.F292]=&quot;&quot;);&quot;&quot;;ROUND(ABS([.C292]-[.F292])*86400))" office:value-type="float" office:value="1" calcext:value-type="float">
            <text:p>1</text:p>
          </table:table-cell>
          <table:table-cell table:formula="of:=IF(OR([.D292]=&quot;&quot;;[.G292]=&quot;&quot;);&quot;&quot;;ROUND(ABS([.D292]-[.G29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11H37M54S" calcext:value-type="time">
            <text:p>11:37:54</text:p>
          </table:table-cell>
          <table:table-cell office:value-type="time" office:time-value="PT17H45M53S" calcext:value-type="time">
            <text:p>17:45:53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11H37M55S" calcext:value-type="time">
            <text:p>11:37:55</text:p>
          </table:table-cell>
          <table:table-cell office:value-type="time" office:time-value="PT17H45M54S" calcext:value-type="time">
            <text:p>17:45:54</text:p>
          </table:table-cell>
          <table:table-cell table:formula="of:=IF(OR([.B293]=&quot;&quot;;[.E293]=&quot;&quot;);&quot;&quot;;ROUND(ABS([.B293]-[.E293])*86400))" office:value-type="float" office:value="0" calcext:value-type="float">
            <text:p>0</text:p>
          </table:table-cell>
          <table:table-cell table:formula="of:=IF(OR([.C293]=&quot;&quot;;[.F293]=&quot;&quot;);&quot;&quot;;ROUND(ABS([.C293]-[.F293])*86400))" office:value-type="float" office:value="1" calcext:value-type="float">
            <text:p>1</text:p>
          </table:table-cell>
          <table:table-cell table:formula="of:=IF(OR([.D293]=&quot;&quot;;[.G293]=&quot;&quot;);&quot;&quot;;ROUND(ABS([.D293]-[.G29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time" office:time-value="PT05H29M39S" calcext:value-type="time">
            <text:p>05:29:39</text:p>
          </table:table-cell>
          <table:table-cell office:value-type="time" office:time-value="PT11H37M42S" calcext:value-type="time">
            <text:p>11:37:42</text:p>
          </table:table-cell>
          <table:table-cell office:value-type="time" office:time-value="PT17H45M51S" calcext:value-type="time">
            <text:p>17:45:51</text:p>
          </table:table-cell>
          <table:table-cell office:value-type="time" office:time-value="PT05H29M39S" calcext:value-type="time">
            <text:p>05:29:39</text:p>
          </table:table-cell>
          <table:table-cell office:value-type="time" office:time-value="PT11H37M43S" calcext:value-type="time">
            <text:p>11:37:43</text:p>
          </table:table-cell>
          <table:table-cell office:value-type="time" office:time-value="PT17H45M52S" calcext:value-type="time">
            <text:p>17:45:52</text:p>
          </table:table-cell>
          <table:table-cell table:formula="of:=IF(OR([.B294]=&quot;&quot;;[.E294]=&quot;&quot;);&quot;&quot;;ROUND(ABS([.B294]-[.E294])*86400))" office:value-type="float" office:value="0" calcext:value-type="float">
            <text:p>0</text:p>
          </table:table-cell>
          <table:table-cell table:formula="of:=IF(OR([.C294]=&quot;&quot;;[.F294]=&quot;&quot;);&quot;&quot;;ROUND(ABS([.C294]-[.F294])*86400))" office:value-type="float" office:value="1" calcext:value-type="float">
            <text:p>1</text:p>
          </table:table-cell>
          <table:table-cell table:formula="of:=IF(OR([.D294]=&quot;&quot;;[.G294]=&quot;&quot;);&quot;&quot;;ROUND(ABS([.D294]-[.G29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05H29M18S" calcext:value-type="time">
            <text:p>05:29:18</text:p>
          </table:table-cell>
          <table:table-cell office:value-type="time" office:time-value="PT11H37M32S" calcext:value-type="time">
            <text:p>11:37:32</text:p>
          </table:table-cell>
          <table:table-cell office:value-type="time" office:time-value="PT17H45M51S" calcext:value-type="time">
            <text:p>17:45:51</text:p>
          </table:table-cell>
          <table:table-cell office:value-type="time" office:time-value="PT05H29M18S" calcext:value-type="time">
            <text:p>05:29:18</text:p>
          </table:table-cell>
          <table:table-cell office:value-type="time" office:time-value="PT11H37M32S" calcext:value-type="time">
            <text:p>11:37:32</text:p>
          </table:table-cell>
          <table:table-cell office:value-type="time" office:time-value="PT17H45M52S" calcext:value-type="time">
            <text:p>17:45:52</text:p>
          </table:table-cell>
          <table:table-cell table:formula="of:=IF(OR([.B295]=&quot;&quot;;[.E295]=&quot;&quot;);&quot;&quot;;ROUND(ABS([.B295]-[.E295])*86400))" office:value-type="float" office:value="0" calcext:value-type="float">
            <text:p>0</text:p>
          </table:table-cell>
          <table:table-cell table:formula="of:=IF(OR([.C295]=&quot;&quot;;[.F295]=&quot;&quot;);&quot;&quot;;ROUND(ABS([.C295]-[.F295])*86400))" office:value-type="float" office:value="0" calcext:value-type="float">
            <text:p>0</text:p>
          </table:table-cell>
          <table:table-cell table:formula="of:=IF(OR([.D295]=&quot;&quot;;[.G295]=&quot;&quot;);&quot;&quot;;ROUND(ABS([.D295]-[.G29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5H28M58S" calcext:value-type="time">
            <text:p>05:28:58</text:p>
          </table:table-cell>
          <table:table-cell office:value-type="time" office:time-value="PT11H37M21S" calcext:value-type="time">
            <text:p>11:37:21</text:p>
          </table:table-cell>
          <table:table-cell office:value-type="time" office:time-value="PT17H45M51S" calcext:value-type="time">
            <text:p>17:45:51</text:p>
          </table:table-cell>
          <table:table-cell office:value-type="time" office:time-value="PT05H28M58S" calcext:value-type="time">
            <text:p>05:28:58</text:p>
          </table:table-cell>
          <table:table-cell office:value-type="time" office:time-value="PT11H37M22S" calcext:value-type="time">
            <text:p>11:37:22</text:p>
          </table:table-cell>
          <table:table-cell office:value-type="time" office:time-value="PT17H45M52S" calcext:value-type="time">
            <text:p>17:45:52</text:p>
          </table:table-cell>
          <table:table-cell table:formula="of:=IF(OR([.B296]=&quot;&quot;;[.E296]=&quot;&quot;);&quot;&quot;;ROUND(ABS([.B296]-[.E296])*86400))" office:value-type="float" office:value="0" calcext:value-type="float">
            <text:p>0</text:p>
          </table:table-cell>
          <table:table-cell table:formula="of:=IF(OR([.C296]=&quot;&quot;;[.F296]=&quot;&quot;);&quot;&quot;;ROUND(ABS([.C296]-[.F296])*86400))" office:value-type="float" office:value="1" calcext:value-type="float">
            <text:p>1</text:p>
          </table:table-cell>
          <table:table-cell table:formula="of:=IF(OR([.D296]=&quot;&quot;;[.G296]=&quot;&quot;);&quot;&quot;;ROUND(ABS([.D296]-[.G29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5H28M38S" calcext:value-type="time">
            <text:p>05:28:38</text:p>
          </table:table-cell>
          <table:table-cell office:value-type="time" office:time-value="PT11H37M12S" calcext:value-type="time">
            <text:p>11:37:12</text:p>
          </table:table-cell>
          <table:table-cell office:value-type="time" office:time-value="PT17H45M51S" calcext:value-type="time">
            <text:p>17:45:51</text:p>
          </table:table-cell>
          <table:table-cell office:value-type="time" office:time-value="PT05H28M38S" calcext:value-type="time">
            <text:p>05:28:38</text:p>
          </table:table-cell>
          <table:table-cell office:value-type="time" office:time-value="PT11H37M13S" calcext:value-type="time">
            <text:p>11:37:13</text:p>
          </table:table-cell>
          <table:table-cell office:value-type="time" office:time-value="PT17H45M52S" calcext:value-type="time">
            <text:p>17:45:52</text:p>
          </table:table-cell>
          <table:table-cell table:formula="of:=IF(OR([.B297]=&quot;&quot;;[.E297]=&quot;&quot;);&quot;&quot;;ROUND(ABS([.B297]-[.E297])*86400))" office:value-type="float" office:value="0" calcext:value-type="float">
            <text:p>0</text:p>
          </table:table-cell>
          <table:table-cell table:formula="of:=IF(OR([.C297]=&quot;&quot;;[.F297]=&quot;&quot;);&quot;&quot;;ROUND(ABS([.C297]-[.F297])*86400))" office:value-type="float" office:value="1" calcext:value-type="float">
            <text:p>1</text:p>
          </table:table-cell>
          <table:table-cell table:formula="of:=IF(OR([.D297]=&quot;&quot;;[.G297]=&quot;&quot;);&quot;&quot;;ROUND(ABS([.D297]-[.G29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5H28M20S" calcext:value-type="time">
            <text:p>05:28:20</text:p>
          </table:table-cell>
          <table:table-cell office:value-type="time" office:time-value="PT11H37M03S" calcext:value-type="time">
            <text:p>11:37:03</text:p>
          </table:table-cell>
          <table:table-cell office:value-type="time" office:time-value="PT17H45M52S" calcext:value-type="time">
            <text:p>17:45:52</text:p>
          </table:table-cell>
          <table:table-cell office:value-type="time" office:time-value="PT05H28M20S" calcext:value-type="time">
            <text:p>05:28:20</text:p>
          </table:table-cell>
          <table:table-cell office:value-type="time" office:time-value="PT11H37M04S" calcext:value-type="time">
            <text:p>11:37:04</text:p>
          </table:table-cell>
          <table:table-cell office:value-type="time" office:time-value="PT17H45M53S" calcext:value-type="time">
            <text:p>17:45:53</text:p>
          </table:table-cell>
          <table:table-cell table:formula="of:=IF(OR([.B298]=&quot;&quot;;[.E298]=&quot;&quot;);&quot;&quot;;ROUND(ABS([.B298]-[.E298])*86400))" office:value-type="float" office:value="0" calcext:value-type="float">
            <text:p>0</text:p>
          </table:table-cell>
          <table:table-cell table:formula="of:=IF(OR([.C298]=&quot;&quot;;[.F298]=&quot;&quot;);&quot;&quot;;ROUND(ABS([.C298]-[.F298])*86400))" office:value-type="float" office:value="1" calcext:value-type="float">
            <text:p>1</text:p>
          </table:table-cell>
          <table:table-cell table:formula="of:=IF(OR([.D298]=&quot;&quot;;[.G298]=&quot;&quot;);&quot;&quot;;ROUND(ABS([.D298]-[.G29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5H28M02S" calcext:value-type="time">
            <text:p>05:28:02</text:p>
          </table:table-cell>
          <table:table-cell office:value-type="time" office:time-value="PT11H36M55S" calcext:value-type="time">
            <text:p>11:36:55</text:p>
          </table:table-cell>
          <table:table-cell office:value-type="time" office:time-value="PT17H45M54S" calcext:value-type="time">
            <text:p>17:45:54</text:p>
          </table:table-cell>
          <table:table-cell office:value-type="time" office:time-value="PT05H28M02S" calcext:value-type="time">
            <text:p>05:28:02</text:p>
          </table:table-cell>
          <table:table-cell office:value-type="time" office:time-value="PT11H36M56S" calcext:value-type="time">
            <text:p>11:36:56</text:p>
          </table:table-cell>
          <table:table-cell office:value-type="time" office:time-value="PT17H45M55S" calcext:value-type="time">
            <text:p>17:45:55</text:p>
          </table:table-cell>
          <table:table-cell table:formula="of:=IF(OR([.B299]=&quot;&quot;;[.E299]=&quot;&quot;);&quot;&quot;;ROUND(ABS([.B299]-[.E299])*86400))" office:value-type="float" office:value="0" calcext:value-type="float">
            <text:p>0</text:p>
          </table:table-cell>
          <table:table-cell table:formula="of:=IF(OR([.C299]=&quot;&quot;;[.F299]=&quot;&quot;);&quot;&quot;;ROUND(ABS([.C299]-[.F299])*86400))" office:value-type="float" office:value="1" calcext:value-type="float">
            <text:p>1</text:p>
          </table:table-cell>
          <table:table-cell table:formula="of:=IF(OR([.D299]=&quot;&quot;;[.G299]=&quot;&quot;);&quot;&quot;;ROUND(ABS([.D299]-[.G29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5H27M44S" calcext:value-type="time">
            <text:p>05:27:44</text:p>
          </table:table-cell>
          <table:table-cell office:value-type="time" office:time-value="PT11H36M48S" calcext:value-type="time">
            <text:p>11:36:48</text:p>
          </table:table-cell>
          <table:table-cell office:value-type="time" office:time-value="PT17H45M57S" calcext:value-type="time">
            <text:p>17:45:57</text:p>
          </table:table-cell>
          <table:table-cell office:value-type="time" office:time-value="PT05H27M44S" calcext:value-type="time">
            <text:p>05:27:44</text:p>
          </table:table-cell>
          <table:table-cell office:value-type="time" office:time-value="PT11H36M49S" calcext:value-type="time">
            <text:p>11:36:49</text:p>
          </table:table-cell>
          <table:table-cell office:value-type="time" office:time-value="PT17H45M58S" calcext:value-type="time">
            <text:p>17:45:58</text:p>
          </table:table-cell>
          <table:table-cell table:formula="of:=IF(OR([.B300]=&quot;&quot;;[.E300]=&quot;&quot;);&quot;&quot;;ROUND(ABS([.B300]-[.E300])*86400))" office:value-type="float" office:value="0" calcext:value-type="float">
            <text:p>0</text:p>
          </table:table-cell>
          <table:table-cell table:formula="of:=IF(OR([.C300]=&quot;&quot;;[.F300]=&quot;&quot;);&quot;&quot;;ROUND(ABS([.C300]-[.F300])*86400))" office:value-type="float" office:value="1" calcext:value-type="float">
            <text:p>1</text:p>
          </table:table-cell>
          <table:table-cell table:formula="of:=IF(OR([.D300]=&quot;&quot;;[.G300]=&quot;&quot;);&quot;&quot;;ROUND(ABS([.D300]-[.G30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5H27M28S" calcext:value-type="time">
            <text:p>05:27:28</text:p>
          </table:table-cell>
          <table:table-cell office:value-type="time" office:time-value="PT11H36M41S" calcext:value-type="time">
            <text:p>11:36:41</text:p>
          </table:table-cell>
          <table:table-cell office:value-type="time" office:time-value="PT17H46M00S" calcext:value-type="time">
            <text:p>17:46:00</text:p>
          </table:table-cell>
          <table:table-cell office:value-type="time" office:time-value="PT05H27M28S" calcext:value-type="time">
            <text:p>05:27:28</text:p>
          </table:table-cell>
          <table:table-cell office:value-type="time" office:time-value="PT11H36M42S" calcext:value-type="time">
            <text:p>11:36:42</text:p>
          </table:table-cell>
          <table:table-cell office:value-type="time" office:time-value="PT17H46M01S" calcext:value-type="time">
            <text:p>17:46:01</text:p>
          </table:table-cell>
          <table:table-cell table:formula="of:=IF(OR([.B301]=&quot;&quot;;[.E301]=&quot;&quot;);&quot;&quot;;ROUND(ABS([.B301]-[.E301])*86400))" office:value-type="float" office:value="0" calcext:value-type="float">
            <text:p>0</text:p>
          </table:table-cell>
          <table:table-cell table:formula="of:=IF(OR([.C301]=&quot;&quot;;[.F301]=&quot;&quot;);&quot;&quot;;ROUND(ABS([.C301]-[.F301])*86400))" office:value-type="float" office:value="1" calcext:value-type="float">
            <text:p>1</text:p>
          </table:table-cell>
          <table:table-cell table:formula="of:=IF(OR([.D301]=&quot;&quot;;[.G301]=&quot;&quot;);&quot;&quot;;ROUND(ABS([.D301]-[.G30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time" office:time-value="PT05H27M12S" calcext:value-type="time">
            <text:p>05:27:12</text:p>
          </table:table-cell>
          <table:table-cell office:value-type="time" office:time-value="PT11H36M35S" calcext:value-type="time">
            <text:p>11:36:35</text:p>
          </table:table-cell>
          <table:table-cell office:value-type="time" office:time-value="PT17H46M04S" calcext:value-type="time">
            <text:p>17:46:04</text:p>
          </table:table-cell>
          <table:table-cell office:value-type="time" office:time-value="PT05H27M12S" calcext:value-type="time">
            <text:p>05:27:12</text:p>
          </table:table-cell>
          <table:table-cell office:value-type="time" office:time-value="PT11H36M36S" calcext:value-type="time">
            <text:p>11:36:36</text:p>
          </table:table-cell>
          <table:table-cell office:value-type="time" office:time-value="PT17H46M05S" calcext:value-type="time">
            <text:p>17:46:05</text:p>
          </table:table-cell>
          <table:table-cell table:formula="of:=IF(OR([.B302]=&quot;&quot;;[.E302]=&quot;&quot;);&quot;&quot;;ROUND(ABS([.B302]-[.E302])*86400))" office:value-type="float" office:value="0" calcext:value-type="float">
            <text:p>0</text:p>
          </table:table-cell>
          <table:table-cell table:formula="of:=IF(OR([.C302]=&quot;&quot;;[.F302]=&quot;&quot;);&quot;&quot;;ROUND(ABS([.C302]-[.F302])*86400))" office:value-type="float" office:value="1" calcext:value-type="float">
            <text:p>1</text:p>
          </table:table-cell>
          <table:table-cell table:formula="of:=IF(OR([.D302]=&quot;&quot;;[.G302]=&quot;&quot;);&quot;&quot;;ROUND(ABS([.D302]-[.G30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time" office:time-value="PT05H26M57S" calcext:value-type="time">
            <text:p>05:26:57</text:p>
          </table:table-cell>
          <table:table-cell office:value-type="time" office:time-value="PT11H36M30S" calcext:value-type="time">
            <text:p>11:36:30</text:p>
          </table:table-cell>
          <table:table-cell office:value-type="time" office:time-value="PT17H46M08S" calcext:value-type="time">
            <text:p>17:46:08</text:p>
          </table:table-cell>
          <table:table-cell office:value-type="time" office:time-value="PT05H26M57S" calcext:value-type="time">
            <text:p>05:26:57</text:p>
          </table:table-cell>
          <table:table-cell office:value-type="time" office:time-value="PT11H36M31S" calcext:value-type="time">
            <text:p>11:36:31</text:p>
          </table:table-cell>
          <table:table-cell office:value-type="time" office:time-value="PT17H46M09S" calcext:value-type="time">
            <text:p>17:46:09</text:p>
          </table:table-cell>
          <table:table-cell table:formula="of:=IF(OR([.B303]=&quot;&quot;;[.E303]=&quot;&quot;);&quot;&quot;;ROUND(ABS([.B303]-[.E303])*86400))" office:value-type="float" office:value="0" calcext:value-type="float">
            <text:p>0</text:p>
          </table:table-cell>
          <table:table-cell table:formula="of:=IF(OR([.C303]=&quot;&quot;;[.F303]=&quot;&quot;);&quot;&quot;;ROUND(ABS([.C303]-[.F303])*86400))" office:value-type="float" office:value="1" calcext:value-type="float">
            <text:p>1</text:p>
          </table:table-cell>
          <table:table-cell table:formula="of:=IF(OR([.D303]=&quot;&quot;;[.G303]=&quot;&quot;);&quot;&quot;;ROUND(ABS([.D303]-[.G30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time" office:time-value="PT05H26M43S" calcext:value-type="time">
            <text:p>05:26:43</text:p>
          </table:table-cell>
          <table:table-cell office:value-type="time" office:time-value="PT11H36M26S" calcext:value-type="time">
            <text:p>11:36:26</text:p>
          </table:table-cell>
          <table:table-cell office:value-type="time" office:time-value="PT17H46M13S" calcext:value-type="time">
            <text:p>17:46:13</text:p>
          </table:table-cell>
          <table:table-cell office:value-type="time" office:time-value="PT05H26M43S" calcext:value-type="time">
            <text:p>05:26:43</text:p>
          </table:table-cell>
          <table:table-cell office:value-type="time" office:time-value="PT11H36M26S" calcext:value-type="time">
            <text:p>11:36:26</text:p>
          </table:table-cell>
          <table:table-cell office:value-type="time" office:time-value="PT17H46M14S" calcext:value-type="time">
            <text:p>17:46:14</text:p>
          </table:table-cell>
          <table:table-cell table:formula="of:=IF(OR([.B304]=&quot;&quot;;[.E304]=&quot;&quot;);&quot;&quot;;ROUND(ABS([.B304]-[.E304])*86400))" office:value-type="float" office:value="0" calcext:value-type="float">
            <text:p>0</text:p>
          </table:table-cell>
          <table:table-cell table:formula="of:=IF(OR([.C304]=&quot;&quot;;[.F304]=&quot;&quot;);&quot;&quot;;ROUND(ABS([.C304]-[.F304])*86400))" office:value-type="float" office:value="0" calcext:value-type="float">
            <text:p>0</text:p>
          </table:table-cell>
          <table:table-cell table:formula="of:=IF(OR([.D304]=&quot;&quot;;[.G304]=&quot;&quot;);&quot;&quot;;ROUND(ABS([.D304]-[.G30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time" office:time-value="PT05H26M30S" calcext:value-type="time">
            <text:p>05:26:30</text:p>
          </table:table-cell>
          <table:table-cell office:value-type="time" office:time-value="PT11H36M22S" calcext:value-type="time">
            <text:p>11:36:22</text:p>
          </table:table-cell>
          <table:table-cell office:value-type="time" office:time-value="PT17H46M19S" calcext:value-type="time">
            <text:p>17:46:19</text:p>
          </table:table-cell>
          <table:table-cell office:value-type="time" office:time-value="PT05H26M30S" calcext:value-type="time">
            <text:p>05:26:30</text:p>
          </table:table-cell>
          <table:table-cell office:value-type="time" office:time-value="PT11H36M23S" calcext:value-type="time">
            <text:p>11:36:23</text:p>
          </table:table-cell>
          <table:table-cell office:value-type="time" office:time-value="PT17H46M20S" calcext:value-type="time">
            <text:p>17:46:20</text:p>
          </table:table-cell>
          <table:table-cell table:formula="of:=IF(OR([.B305]=&quot;&quot;;[.E305]=&quot;&quot;);&quot;&quot;;ROUND(ABS([.B305]-[.E305])*86400))" office:value-type="float" office:value="0" calcext:value-type="float">
            <text:p>0</text:p>
          </table:table-cell>
          <table:table-cell table:formula="of:=IF(OR([.C305]=&quot;&quot;;[.F305]=&quot;&quot;);&quot;&quot;;ROUND(ABS([.C305]-[.F305])*86400))" office:value-type="float" office:value="1" calcext:value-type="float">
            <text:p>1</text:p>
          </table:table-cell>
          <table:table-cell table:formula="of:=IF(OR([.D305]=&quot;&quot;;[.G305]=&quot;&quot;);&quot;&quot;;ROUND(ABS([.D305]-[.G30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time" office:time-value="PT05H26M17S" calcext:value-type="time">
            <text:p>05:26:17</text:p>
          </table:table-cell>
          <table:table-cell office:value-type="time" office:time-value="PT11H36M19S" calcext:value-type="time">
            <text:p>11:36:19</text:p>
          </table:table-cell>
          <table:table-cell office:value-type="time" office:time-value="PT17H46M26S" calcext:value-type="time">
            <text:p>17:46:26</text:p>
          </table:table-cell>
          <table:table-cell office:value-type="time" office:time-value="PT05H26M17S" calcext:value-type="time">
            <text:p>05:26:17</text:p>
          </table:table-cell>
          <table:table-cell office:value-type="time" office:time-value="PT11H36M20S" calcext:value-type="time">
            <text:p>11:36:20</text:p>
          </table:table-cell>
          <table:table-cell office:value-type="time" office:time-value="PT17H46M27S" calcext:value-type="time">
            <text:p>17:46:27</text:p>
          </table:table-cell>
          <table:table-cell table:formula="of:=IF(OR([.B306]=&quot;&quot;;[.E306]=&quot;&quot;);&quot;&quot;;ROUND(ABS([.B306]-[.E306])*86400))" office:value-type="float" office:value="0" calcext:value-type="float">
            <text:p>0</text:p>
          </table:table-cell>
          <table:table-cell table:formula="of:=IF(OR([.C306]=&quot;&quot;;[.F306]=&quot;&quot;);&quot;&quot;;ROUND(ABS([.C306]-[.F306])*86400))" office:value-type="float" office:value="1" calcext:value-type="float">
            <text:p>1</text:p>
          </table:table-cell>
          <table:table-cell table:formula="of:=IF(OR([.D306]=&quot;&quot;;[.G306]=&quot;&quot;);&quot;&quot;;ROUND(ABS([.D306]-[.G30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time" office:time-value="PT05H26M06S" calcext:value-type="time">
            <text:p>05:26:06</text:p>
          </table:table-cell>
          <table:table-cell office:value-type="time" office:time-value="PT11H36M17S" calcext:value-type="time">
            <text:p>11:36:17</text:p>
          </table:table-cell>
          <table:table-cell office:value-type="time" office:time-value="PT17H46M33S" calcext:value-type="time">
            <text:p>17:46:33</text:p>
          </table:table-cell>
          <table:table-cell office:value-type="time" office:time-value="PT05H26M06S" calcext:value-type="time">
            <text:p>05:26:06</text:p>
          </table:table-cell>
          <table:table-cell office:value-type="time" office:time-value="PT11H36M18S" calcext:value-type="time">
            <text:p>11:36:18</text:p>
          </table:table-cell>
          <table:table-cell office:value-type="time" office:time-value="PT17H46M34S" calcext:value-type="time">
            <text:p>17:46:34</text:p>
          </table:table-cell>
          <table:table-cell table:formula="of:=IF(OR([.B307]=&quot;&quot;;[.E307]=&quot;&quot;);&quot;&quot;;ROUND(ABS([.B307]-[.E307])*86400))" office:value-type="float" office:value="0" calcext:value-type="float">
            <text:p>0</text:p>
          </table:table-cell>
          <table:table-cell table:formula="of:=IF(OR([.C307]=&quot;&quot;;[.F307]=&quot;&quot;);&quot;&quot;;ROUND(ABS([.C307]-[.F307])*86400))" office:value-type="float" office:value="1" calcext:value-type="float">
            <text:p>1</text:p>
          </table:table-cell>
          <table:table-cell table:formula="of:=IF(OR([.D307]=&quot;&quot;;[.G307]=&quot;&quot;);&quot;&quot;;ROUND(ABS([.D307]-[.G30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05H25M55S" calcext:value-type="time">
            <text:p>05:25:55</text:p>
          </table:table-cell>
          <table:table-cell office:value-type="time" office:time-value="PT11H36M15S" calcext:value-type="time">
            <text:p>11:36:15</text:p>
          </table:table-cell>
          <table:table-cell office:value-type="time" office:time-value="PT17H46M41S" calcext:value-type="time">
            <text:p>17:46:41</text:p>
          </table:table-cell>
          <table:table-cell office:value-type="time" office:time-value="PT05H25M55S" calcext:value-type="time">
            <text:p>05:25:55</text:p>
          </table:table-cell>
          <table:table-cell office:value-type="time" office:time-value="PT11H36M16S" calcext:value-type="time">
            <text:p>11:36:16</text:p>
          </table:table-cell>
          <table:table-cell office:value-type="time" office:time-value="PT17H46M42S" calcext:value-type="time">
            <text:p>17:46:42</text:p>
          </table:table-cell>
          <table:table-cell table:formula="of:=IF(OR([.B308]=&quot;&quot;;[.E308]=&quot;&quot;);&quot;&quot;;ROUND(ABS([.B308]-[.E308])*86400))" office:value-type="float" office:value="0" calcext:value-type="float">
            <text:p>0</text:p>
          </table:table-cell>
          <table:table-cell table:formula="of:=IF(OR([.C308]=&quot;&quot;;[.F308]=&quot;&quot;);&quot;&quot;;ROUND(ABS([.C308]-[.F308])*86400))" office:value-type="float" office:value="1" calcext:value-type="float">
            <text:p>1</text:p>
          </table:table-cell>
          <table:table-cell table:formula="of:=IF(OR([.D308]=&quot;&quot;;[.G308]=&quot;&quot;);&quot;&quot;;ROUND(ABS([.D308]-[.G30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05H25M45S" calcext:value-type="time">
            <text:p>05:25:45</text:p>
          </table:table-cell>
          <table:table-cell office:value-type="time" office:time-value="PT11H36M15S" calcext:value-type="time">
            <text:p>11:36:15</text:p>
          </table:table-cell>
          <table:table-cell office:value-type="time" office:time-value="PT17H46M50S" calcext:value-type="time">
            <text:p>17:46:50</text:p>
          </table:table-cell>
          <table:table-cell office:value-type="time" office:time-value="PT05H25M45S" calcext:value-type="time">
            <text:p>05:25:45</text:p>
          </table:table-cell>
          <table:table-cell office:value-type="time" office:time-value="PT11H36M16S" calcext:value-type="time">
            <text:p>11:36:16</text:p>
          </table:table-cell>
          <table:table-cell office:value-type="time" office:time-value="PT17H46M51S" calcext:value-type="time">
            <text:p>17:46:51</text:p>
          </table:table-cell>
          <table:table-cell table:formula="of:=IF(OR([.B309]=&quot;&quot;;[.E309]=&quot;&quot;);&quot;&quot;;ROUND(ABS([.B309]-[.E309])*86400))" office:value-type="float" office:value="0" calcext:value-type="float">
            <text:p>0</text:p>
          </table:table-cell>
          <table:table-cell table:formula="of:=IF(OR([.C309]=&quot;&quot;;[.F309]=&quot;&quot;);&quot;&quot;;ROUND(ABS([.C309]-[.F309])*86400))" office:value-type="float" office:value="1" calcext:value-type="float">
            <text:p>1</text:p>
          </table:table-cell>
          <table:table-cell table:formula="of:=IF(OR([.D309]=&quot;&quot;;[.G309]=&quot;&quot;);&quot;&quot;;ROUND(ABS([.D309]-[.G30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05H25M36S" calcext:value-type="time">
            <text:p>05:25:36</text:p>
          </table:table-cell>
          <table:table-cell office:value-type="time" office:time-value="PT11H36M15S" calcext:value-type="time">
            <text:p>11:36:15</text:p>
          </table:table-cell>
          <table:table-cell office:value-type="time" office:time-value="PT17H46M59S" calcext:value-type="time">
            <text:p>17:46:59</text:p>
          </table:table-cell>
          <table:table-cell office:value-type="time" office:time-value="PT05H25M36S" calcext:value-type="time">
            <text:p>05:25:36</text:p>
          </table:table-cell>
          <table:table-cell office:value-type="time" office:time-value="PT11H36M16S" calcext:value-type="time">
            <text:p>11:36:16</text:p>
          </table:table-cell>
          <table:table-cell office:value-type="time" office:time-value="PT17H47M00S" calcext:value-type="time">
            <text:p>17:47:00</text:p>
          </table:table-cell>
          <table:table-cell table:formula="of:=IF(OR([.B310]=&quot;&quot;;[.E310]=&quot;&quot;);&quot;&quot;;ROUND(ABS([.B310]-[.E310])*86400))" office:value-type="float" office:value="0" calcext:value-type="float">
            <text:p>0</text:p>
          </table:table-cell>
          <table:table-cell table:formula="of:=IF(OR([.C310]=&quot;&quot;;[.F310]=&quot;&quot;);&quot;&quot;;ROUND(ABS([.C310]-[.F310])*86400))" office:value-type="float" office:value="1" calcext:value-type="float">
            <text:p>1</text:p>
          </table:table-cell>
          <table:table-cell table:formula="of:=IF(OR([.D310]=&quot;&quot;;[.G310]=&quot;&quot;);&quot;&quot;;ROUND(ABS([.D310]-[.G31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05H25M28S" calcext:value-type="time">
            <text:p>05:25:28</text:p>
          </table:table-cell>
          <table:table-cell office:value-type="time" office:time-value="PT11H36M16S" calcext:value-type="time">
            <text:p>11:36:16</text:p>
          </table:table-cell>
          <table:table-cell office:value-type="time" office:time-value="PT17H47M09S" calcext:value-type="time">
            <text:p>17:47:09</text:p>
          </table:table-cell>
          <table:table-cell office:value-type="time" office:time-value="PT05H25M28S" calcext:value-type="time">
            <text:p>05:25:28</text:p>
          </table:table-cell>
          <table:table-cell office:value-type="time" office:time-value="PT11H36M17S" calcext:value-type="time">
            <text:p>11:36:17</text:p>
          </table:table-cell>
          <table:table-cell office:value-type="time" office:time-value="PT17H47M10S" calcext:value-type="time">
            <text:p>17:47:10</text:p>
          </table:table-cell>
          <table:table-cell table:formula="of:=IF(OR([.B311]=&quot;&quot;;[.E311]=&quot;&quot;);&quot;&quot;;ROUND(ABS([.B311]-[.E311])*86400))" office:value-type="float" office:value="0" calcext:value-type="float">
            <text:p>0</text:p>
          </table:table-cell>
          <table:table-cell table:formula="of:=IF(OR([.C311]=&quot;&quot;;[.F311]=&quot;&quot;);&quot;&quot;;ROUND(ABS([.C311]-[.F311])*86400))" office:value-type="float" office:value="1" calcext:value-type="float">
            <text:p>1</text:p>
          </table:table-cell>
          <table:table-cell table:formula="of:=IF(OR([.D311]=&quot;&quot;;[.G311]=&quot;&quot;);&quot;&quot;;ROUND(ABS([.D311]-[.G31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05H25M20S" calcext:value-type="time">
            <text:p>05:25:20</text:p>
          </table:table-cell>
          <table:table-cell office:value-type="time" office:time-value="PT11H36M18S" calcext:value-type="time">
            <text:p>11:36:18</text:p>
          </table:table-cell>
          <table:table-cell office:value-type="time" office:time-value="PT17H47M20S" calcext:value-type="time">
            <text:p>17:47:20</text:p>
          </table:table-cell>
          <table:table-cell office:value-type="time" office:time-value="PT05H25M21S" calcext:value-type="time">
            <text:p>05:25:21</text:p>
          </table:table-cell>
          <table:table-cell office:value-type="time" office:time-value="PT11H36M19S" calcext:value-type="time">
            <text:p>11:36:19</text:p>
          </table:table-cell>
          <table:table-cell office:value-type="time" office:time-value="PT17H47M21S" calcext:value-type="time">
            <text:p>17:47:21</text:p>
          </table:table-cell>
          <table:table-cell table:formula="of:=IF(OR([.B312]=&quot;&quot;;[.E312]=&quot;&quot;);&quot;&quot;;ROUND(ABS([.B312]-[.E312])*86400))" office:value-type="float" office:value="1" calcext:value-type="float">
            <text:p>1</text:p>
          </table:table-cell>
          <table:table-cell table:formula="of:=IF(OR([.C312]=&quot;&quot;;[.F312]=&quot;&quot;);&quot;&quot;;ROUND(ABS([.C312]-[.F312])*86400))" office:value-type="float" office:value="1" calcext:value-type="float">
            <text:p>1</text:p>
          </table:table-cell>
          <table:table-cell table:formula="of:=IF(OR([.D312]=&quot;&quot;;[.G312]=&quot;&quot;);&quot;&quot;;ROUND(ABS([.D312]-[.G31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05H25M14S" calcext:value-type="time">
            <text:p>05:25:14</text:p>
          </table:table-cell>
          <table:table-cell office:value-type="time" office:time-value="PT11H36M21S" calcext:value-type="time">
            <text:p>11:36:21</text:p>
          </table:table-cell>
          <table:table-cell office:value-type="time" office:time-value="PT17H47M32S" calcext:value-type="time">
            <text:p>17:47:32</text:p>
          </table:table-cell>
          <table:table-cell office:value-type="time" office:time-value="PT05H25M14S" calcext:value-type="time">
            <text:p>05:25:14</text:p>
          </table:table-cell>
          <table:table-cell office:value-type="time" office:time-value="PT11H36M21S" calcext:value-type="time">
            <text:p>11:36:21</text:p>
          </table:table-cell>
          <table:table-cell office:value-type="time" office:time-value="PT17H47M33S" calcext:value-type="time">
            <text:p>17:47:33</text:p>
          </table:table-cell>
          <table:table-cell table:formula="of:=IF(OR([.B313]=&quot;&quot;;[.E313]=&quot;&quot;);&quot;&quot;;ROUND(ABS([.B313]-[.E313])*86400))" office:value-type="float" office:value="0" calcext:value-type="float">
            <text:p>0</text:p>
          </table:table-cell>
          <table:table-cell table:formula="of:=IF(OR([.C313]=&quot;&quot;;[.F313]=&quot;&quot;);&quot;&quot;;ROUND(ABS([.C313]-[.F313])*86400))" office:value-type="float" office:value="0" calcext:value-type="float">
            <text:p>0</text:p>
          </table:table-cell>
          <table:table-cell table:formula="of:=IF(OR([.D313]=&quot;&quot;;[.G313]=&quot;&quot;);&quot;&quot;;ROUND(ABS([.D313]-[.G31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05H25M09S" calcext:value-type="time">
            <text:p>05:25:09</text:p>
          </table:table-cell>
          <table:table-cell office:value-type="time" office:time-value="PT11H36M24S" calcext:value-type="time">
            <text:p>11:36:24</text:p>
          </table:table-cell>
          <table:table-cell office:value-type="time" office:time-value="PT17H47M44S" calcext:value-type="time">
            <text:p>17:47:44</text:p>
          </table:table-cell>
          <table:table-cell office:value-type="time" office:time-value="PT05H25M09S" calcext:value-type="time">
            <text:p>05:25:09</text:p>
          </table:table-cell>
          <table:table-cell office:value-type="time" office:time-value="PT11H36M25S" calcext:value-type="time">
            <text:p>11:36:25</text:p>
          </table:table-cell>
          <table:table-cell office:value-type="time" office:time-value="PT17H47M45S" calcext:value-type="time">
            <text:p>17:47:45</text:p>
          </table:table-cell>
          <table:table-cell table:formula="of:=IF(OR([.B314]=&quot;&quot;;[.E314]=&quot;&quot;);&quot;&quot;;ROUND(ABS([.B314]-[.E314])*86400))" office:value-type="float" office:value="0" calcext:value-type="float">
            <text:p>0</text:p>
          </table:table-cell>
          <table:table-cell table:formula="of:=IF(OR([.C314]=&quot;&quot;;[.F314]=&quot;&quot;);&quot;&quot;;ROUND(ABS([.C314]-[.F314])*86400))" office:value-type="float" office:value="1" calcext:value-type="float">
            <text:p>1</text:p>
          </table:table-cell>
          <table:table-cell table:formula="of:=IF(OR([.D314]=&quot;&quot;;[.G314]=&quot;&quot;);&quot;&quot;;ROUND(ABS([.D314]-[.G31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time" office:time-value="PT05H25M04S" calcext:value-type="time">
            <text:p>05:25:04</text:p>
          </table:table-cell>
          <table:table-cell office:value-type="time" office:time-value="PT11H36M28S" calcext:value-type="time">
            <text:p>11:36:28</text:p>
          </table:table-cell>
          <table:table-cell office:value-type="time" office:time-value="PT17H47M57S" calcext:value-type="time">
            <text:p>17:47:57</text:p>
          </table:table-cell>
          <table:table-cell office:value-type="time" office:time-value="PT05H25M05S" calcext:value-type="time">
            <text:p>05:25:05</text:p>
          </table:table-cell>
          <table:table-cell office:value-type="time" office:time-value="PT11H36M29S" calcext:value-type="time">
            <text:p>11:36:29</text:p>
          </table:table-cell>
          <table:table-cell office:value-type="time" office:time-value="PT17H47M58S" calcext:value-type="time">
            <text:p>17:47:58</text:p>
          </table:table-cell>
          <table:table-cell table:formula="of:=IF(OR([.B315]=&quot;&quot;;[.E315]=&quot;&quot;);&quot;&quot;;ROUND(ABS([.B315]-[.E315])*86400))" office:value-type="float" office:value="1" calcext:value-type="float">
            <text:p>1</text:p>
          </table:table-cell>
          <table:table-cell table:formula="of:=IF(OR([.C315]=&quot;&quot;;[.F315]=&quot;&quot;);&quot;&quot;;ROUND(ABS([.C315]-[.F315])*86400))" office:value-type="float" office:value="1" calcext:value-type="float">
            <text:p>1</text:p>
          </table:table-cell>
          <table:table-cell table:formula="of:=IF(OR([.D315]=&quot;&quot;;[.G315]=&quot;&quot;);&quot;&quot;;ROUND(ABS([.D315]-[.G31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05H25M01S" calcext:value-type="time">
            <text:p>05:25:01</text:p>
          </table:table-cell>
          <table:table-cell office:value-type="time" office:time-value="PT11H36M33S" calcext:value-type="time">
            <text:p>11:36:33</text:p>
          </table:table-cell>
          <table:table-cell office:value-type="time" office:time-value="PT17H48M11S" calcext:value-type="time">
            <text:p>17:48:11</text:p>
          </table:table-cell>
          <table:table-cell office:value-type="time" office:time-value="PT05H25M01S" calcext:value-type="time">
            <text:p>05:25:01</text:p>
          </table:table-cell>
          <table:table-cell office:value-type="time" office:time-value="PT11H36M34S" calcext:value-type="time">
            <text:p>11:36:34</text:p>
          </table:table-cell>
          <table:table-cell office:value-type="time" office:time-value="PT17H48M12S" calcext:value-type="time">
            <text:p>17:48:12</text:p>
          </table:table-cell>
          <table:table-cell table:formula="of:=IF(OR([.B316]=&quot;&quot;;[.E316]=&quot;&quot;);&quot;&quot;;ROUND(ABS([.B316]-[.E316])*86400))" office:value-type="float" office:value="0" calcext:value-type="float">
            <text:p>0</text:p>
          </table:table-cell>
          <table:table-cell table:formula="of:=IF(OR([.C316]=&quot;&quot;;[.F316]=&quot;&quot;);&quot;&quot;;ROUND(ABS([.C316]-[.F316])*86400))" office:value-type="float" office:value="1" calcext:value-type="float">
            <text:p>1</text:p>
          </table:table-cell>
          <table:table-cell table:formula="of:=IF(OR([.D316]=&quot;&quot;;[.G316]=&quot;&quot;);&quot;&quot;;ROUND(ABS([.D316]-[.G31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05H24M58S" calcext:value-type="time">
            <text:p>05:24:58</text:p>
          </table:table-cell>
          <table:table-cell office:value-type="time" office:time-value="PT11H36M39S" calcext:value-type="time">
            <text:p>11:36:39</text:p>
          </table:table-cell>
          <table:table-cell office:value-type="time" office:time-value="PT17H48M26S" calcext:value-type="time">
            <text:p>17:48:26</text:p>
          </table:table-cell>
          <table:table-cell office:value-type="time" office:time-value="PT05H24M59S" calcext:value-type="time">
            <text:p>05:24:59</text:p>
          </table:table-cell>
          <table:table-cell office:value-type="time" office:time-value="PT11H36M40S" calcext:value-type="time">
            <text:p>11:36:40</text:p>
          </table:table-cell>
          <table:table-cell office:value-type="time" office:time-value="PT17H48M26S" calcext:value-type="time">
            <text:p>17:48:26</text:p>
          </table:table-cell>
          <table:table-cell table:formula="of:=IF(OR([.B317]=&quot;&quot;;[.E317]=&quot;&quot;);&quot;&quot;;ROUND(ABS([.B317]-[.E317])*86400))" office:value-type="float" office:value="1" calcext:value-type="float">
            <text:p>1</text:p>
          </table:table-cell>
          <table:table-cell table:formula="of:=IF(OR([.C317]=&quot;&quot;;[.F317]=&quot;&quot;);&quot;&quot;;ROUND(ABS([.C317]-[.F317])*86400))" office:value-type="float" office:value="1" calcext:value-type="float">
            <text:p>1</text:p>
          </table:table-cell>
          <table:table-cell table:formula="of:=IF(OR([.D317]=&quot;&quot;;[.G317]=&quot;&quot;);&quot;&quot;;ROUND(ABS([.D317]-[.G31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05H24M56S" calcext:value-type="time">
            <text:p>05:24:56</text:p>
          </table:table-cell>
          <table:table-cell office:value-type="time" office:time-value="PT11H36M46S" calcext:value-type="time">
            <text:p>11:36:46</text:p>
          </table:table-cell>
          <table:table-cell office:value-type="time" office:time-value="PT17H48M41S" calcext:value-type="time">
            <text:p>17:48:41</text:p>
          </table:table-cell>
          <table:table-cell office:value-type="time" office:time-value="PT05H24M57S" calcext:value-type="time">
            <text:p>05:24:57</text:p>
          </table:table-cell>
          <table:table-cell office:value-type="time" office:time-value="PT11H36M47S" calcext:value-type="time">
            <text:p>11:36:47</text:p>
          </table:table-cell>
          <table:table-cell office:value-type="time" office:time-value="PT17H48M41S" calcext:value-type="time">
            <text:p>17:48:41</text:p>
          </table:table-cell>
          <table:table-cell table:formula="of:=IF(OR([.B318]=&quot;&quot;;[.E318]=&quot;&quot;);&quot;&quot;;ROUND(ABS([.B318]-[.E318])*86400))" office:value-type="float" office:value="1" calcext:value-type="float">
            <text:p>1</text:p>
          </table:table-cell>
          <table:table-cell table:formula="of:=IF(OR([.C318]=&quot;&quot;;[.F318]=&quot;&quot;);&quot;&quot;;ROUND(ABS([.C318]-[.F318])*86400))" office:value-type="float" office:value="1" calcext:value-type="float">
            <text:p>1</text:p>
          </table:table-cell>
          <table:table-cell table:formula="of:=IF(OR([.D318]=&quot;&quot;;[.G318]=&quot;&quot;);&quot;&quot;;ROUND(ABS([.D318]-[.G31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05H24M56S" calcext:value-type="time">
            <text:p>05:24:56</text:p>
          </table:table-cell>
          <table:table-cell office:value-type="time" office:time-value="PT11H36M54S" calcext:value-type="time">
            <text:p>11:36:54</text:p>
          </table:table-cell>
          <table:table-cell office:value-type="time" office:time-value="PT17H48M57S" calcext:value-type="time">
            <text:p>17:48:57</text:p>
          </table:table-cell>
          <table:table-cell office:value-type="time" office:time-value="PT05H24M56S" calcext:value-type="time">
            <text:p>05:24:56</text:p>
          </table:table-cell>
          <table:table-cell office:value-type="time" office:time-value="PT11H36M55S" calcext:value-type="time">
            <text:p>11:36:55</text:p>
          </table:table-cell>
          <table:table-cell office:value-type="time" office:time-value="PT17H48M57S" calcext:value-type="time">
            <text:p>17:48:57</text:p>
          </table:table-cell>
          <table:table-cell table:formula="of:=IF(OR([.B319]=&quot;&quot;;[.E319]=&quot;&quot;);&quot;&quot;;ROUND(ABS([.B319]-[.E319])*86400))" office:value-type="float" office:value="0" calcext:value-type="float">
            <text:p>0</text:p>
          </table:table-cell>
          <table:table-cell table:formula="of:=IF(OR([.C319]=&quot;&quot;;[.F319]=&quot;&quot;);&quot;&quot;;ROUND(ABS([.C319]-[.F319])*86400))" office:value-type="float" office:value="1" calcext:value-type="float">
            <text:p>1</text:p>
          </table:table-cell>
          <table:table-cell table:formula="of:=IF(OR([.D319]=&quot;&quot;;[.G319]=&quot;&quot;);&quot;&quot;;ROUND(ABS([.D319]-[.G31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time" office:time-value="PT05H24M56S" calcext:value-type="time">
            <text:p>05:24:56</text:p>
          </table:table-cell>
          <table:table-cell office:value-type="time" office:time-value="PT11H37M03S" calcext:value-type="time">
            <text:p>11:37:03</text:p>
          </table:table-cell>
          <table:table-cell office:value-type="time" office:time-value="PT17H49M14S" calcext:value-type="time">
            <text:p>17:49:14</text:p>
          </table:table-cell>
          <table:table-cell office:value-type="time" office:time-value="PT05H24M57S" calcext:value-type="time">
            <text:p>05:24:57</text:p>
          </table:table-cell>
          <table:table-cell office:value-type="time" office:time-value="PT11H37M03S" calcext:value-type="time">
            <text:p>11:37:03</text:p>
          </table:table-cell>
          <table:table-cell office:value-type="time" office:time-value="PT17H49M14S" calcext:value-type="time">
            <text:p>17:49:14</text:p>
          </table:table-cell>
          <table:table-cell table:formula="of:=IF(OR([.B320]=&quot;&quot;;[.E320]=&quot;&quot;);&quot;&quot;;ROUND(ABS([.B320]-[.E320])*86400))" office:value-type="float" office:value="1" calcext:value-type="float">
            <text:p>1</text:p>
          </table:table-cell>
          <table:table-cell table:formula="of:=IF(OR([.C320]=&quot;&quot;;[.F320]=&quot;&quot;);&quot;&quot;;ROUND(ABS([.C320]-[.F320])*86400))" office:value-type="float" office:value="0" calcext:value-type="float">
            <text:p>0</text:p>
          </table:table-cell>
          <table:table-cell table:formula="of:=IF(OR([.D320]=&quot;&quot;;[.G320]=&quot;&quot;);&quot;&quot;;ROUND(ABS([.D320]-[.G32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05H24M58S" calcext:value-type="time">
            <text:p>05:24:58</text:p>
          </table:table-cell>
          <table:table-cell office:value-type="time" office:time-value="PT11H37M12S" calcext:value-type="time">
            <text:p>11:37:12</text:p>
          </table:table-cell>
          <table:table-cell office:value-type="time" office:time-value="PT17H49M31S" calcext:value-type="time">
            <text:p>17:49:31</text:p>
          </table:table-cell>
          <table:table-cell office:value-type="time" office:time-value="PT05H24M58S" calcext:value-type="time">
            <text:p>05:24:58</text:p>
          </table:table-cell>
          <table:table-cell office:value-type="time" office:time-value="PT11H37M13S" calcext:value-type="time">
            <text:p>11:37:13</text:p>
          </table:table-cell>
          <table:table-cell office:value-type="time" office:time-value="PT17H49M32S" calcext:value-type="time">
            <text:p>17:49:32</text:p>
          </table:table-cell>
          <table:table-cell table:formula="of:=IF(OR([.B321]=&quot;&quot;;[.E321]=&quot;&quot;);&quot;&quot;;ROUND(ABS([.B321]-[.E321])*86400))" office:value-type="float" office:value="0" calcext:value-type="float">
            <text:p>0</text:p>
          </table:table-cell>
          <table:table-cell table:formula="of:=IF(OR([.C321]=&quot;&quot;;[.F321]=&quot;&quot;);&quot;&quot;;ROUND(ABS([.C321]-[.F321])*86400))" office:value-type="float" office:value="1" calcext:value-type="float">
            <text:p>1</text:p>
          </table:table-cell>
          <table:table-cell table:formula="of:=IF(OR([.D321]=&quot;&quot;;[.G321]=&quot;&quot;);&quot;&quot;;ROUND(ABS([.D321]-[.G32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05H25M00S" calcext:value-type="time">
            <text:p>05:25:00</text:p>
          </table:table-cell>
          <table:table-cell office:value-type="time" office:time-value="PT11H37M22S" calcext:value-type="time">
            <text:p>11:37:22</text:p>
          </table:table-cell>
          <table:table-cell office:value-type="time" office:time-value="PT17H49M49S" calcext:value-type="time">
            <text:p>17:49:49</text:p>
          </table:table-cell>
          <table:table-cell office:value-type="time" office:time-value="PT05H25M01S" calcext:value-type="time">
            <text:p>05:25:01</text:p>
          </table:table-cell>
          <table:table-cell office:value-type="time" office:time-value="PT11H37M23S" calcext:value-type="time">
            <text:p>11:37:23</text:p>
          </table:table-cell>
          <table:table-cell office:value-type="time" office:time-value="PT17H49M50S" calcext:value-type="time">
            <text:p>17:49:50</text:p>
          </table:table-cell>
          <table:table-cell table:formula="of:=IF(OR([.B322]=&quot;&quot;;[.E322]=&quot;&quot;);&quot;&quot;;ROUND(ABS([.B322]-[.E322])*86400))" office:value-type="float" office:value="1" calcext:value-type="float">
            <text:p>1</text:p>
          </table:table-cell>
          <table:table-cell table:formula="of:=IF(OR([.C322]=&quot;&quot;;[.F322]=&quot;&quot;);&quot;&quot;;ROUND(ABS([.C322]-[.F322])*86400))" office:value-type="float" office:value="1" calcext:value-type="float">
            <text:p>1</text:p>
          </table:table-cell>
          <table:table-cell table:formula="of:=IF(OR([.D322]=&quot;&quot;;[.G322]=&quot;&quot;);&quot;&quot;;ROUND(ABS([.D322]-[.G32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time" office:time-value="PT05H25M03S" calcext:value-type="time">
            <text:p>05:25:03</text:p>
          </table:table-cell>
          <table:table-cell office:value-type="time" office:time-value="PT11H37M34S" calcext:value-type="time">
            <text:p>11:37:34</text:p>
          </table:table-cell>
          <table:table-cell office:value-type="time" office:time-value="PT17H50M08S" calcext:value-type="time">
            <text:p>17:50:08</text:p>
          </table:table-cell>
          <table:table-cell office:value-type="time" office:time-value="PT05H25M04S" calcext:value-type="time">
            <text:p>05:25:04</text:p>
          </table:table-cell>
          <table:table-cell office:value-type="time" office:time-value="PT11H37M34S" calcext:value-type="time">
            <text:p>11:37:34</text:p>
          </table:table-cell>
          <table:table-cell office:value-type="time" office:time-value="PT17H50M09S" calcext:value-type="time">
            <text:p>17:50:09</text:p>
          </table:table-cell>
          <table:table-cell table:formula="of:=IF(OR([.B323]=&quot;&quot;;[.E323]=&quot;&quot;);&quot;&quot;;ROUND(ABS([.B323]-[.E323])*86400))" office:value-type="float" office:value="1" calcext:value-type="float">
            <text:p>1</text:p>
          </table:table-cell>
          <table:table-cell table:formula="of:=IF(OR([.C323]=&quot;&quot;;[.F323]=&quot;&quot;);&quot;&quot;;ROUND(ABS([.C323]-[.F323])*86400))" office:value-type="float" office:value="0" calcext:value-type="float">
            <text:p>0</text:p>
          </table:table-cell>
          <table:table-cell table:formula="of:=IF(OR([.D323]=&quot;&quot;;[.G323]=&quot;&quot;);&quot;&quot;;ROUND(ABS([.D323]-[.G32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5H25M08S" calcext:value-type="time">
            <text:p>05:25:08</text:p>
          </table:table-cell>
          <table:table-cell office:value-type="time" office:time-value="PT11H37M46S" calcext:value-type="time">
            <text:p>11:37:46</text:p>
          </table:table-cell>
          <table:table-cell office:value-type="time" office:time-value="PT17H50M28S" calcext:value-type="time">
            <text:p>17:50:28</text:p>
          </table:table-cell>
          <table:table-cell office:value-type="time" office:time-value="PT05H25M08S" calcext:value-type="time">
            <text:p>05:25:08</text:p>
          </table:table-cell>
          <table:table-cell office:value-type="time" office:time-value="PT11H37M46S" calcext:value-type="time">
            <text:p>11:37:46</text:p>
          </table:table-cell>
          <table:table-cell office:value-type="time" office:time-value="PT17H50M28S" calcext:value-type="time">
            <text:p>17:50:28</text:p>
          </table:table-cell>
          <table:table-cell table:formula="of:=IF(OR([.B324]=&quot;&quot;;[.E324]=&quot;&quot;);&quot;&quot;;ROUND(ABS([.B324]-[.E324])*86400))" office:value-type="float" office:value="0" calcext:value-type="float">
            <text:p>0</text:p>
          </table:table-cell>
          <table:table-cell table:formula="of:=IF(OR([.C324]=&quot;&quot;;[.F324]=&quot;&quot;);&quot;&quot;;ROUND(ABS([.C324]-[.F324])*86400))" office:value-type="float" office:value="0" calcext:value-type="float">
            <text:p>0</text:p>
          </table:table-cell>
          <table:table-cell table:formula="of:=IF(OR([.D324]=&quot;&quot;;[.G324]=&quot;&quot;);&quot;&quot;;ROUND(ABS([.D324]-[.G32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5H25M13S" calcext:value-type="time">
            <text:p>05:25:13</text:p>
          </table:table-cell>
          <table:table-cell office:value-type="time" office:time-value="PT11H37M59S" calcext:value-type="time">
            <text:p>11:37:59</text:p>
          </table:table-cell>
          <table:table-cell office:value-type="time" office:time-value="PT17H50M48S" calcext:value-type="time">
            <text:p>17:50:48</text:p>
          </table:table-cell>
          <table:table-cell office:value-type="time" office:time-value="PT05H25M14S" calcext:value-type="time">
            <text:p>05:25:14</text:p>
          </table:table-cell>
          <table:table-cell office:value-type="time" office:time-value="PT11H37M59S" calcext:value-type="time">
            <text:p>11:37:59</text:p>
          </table:table-cell>
          <table:table-cell office:value-type="time" office:time-value="PT17H50M49S" calcext:value-type="time">
            <text:p>17:50:49</text:p>
          </table:table-cell>
          <table:table-cell table:formula="of:=IF(OR([.B325]=&quot;&quot;;[.E325]=&quot;&quot;);&quot;&quot;;ROUND(ABS([.B325]-[.E325])*86400))" office:value-type="float" office:value="1" calcext:value-type="float">
            <text:p>1</text:p>
          </table:table-cell>
          <table:table-cell table:formula="of:=IF(OR([.C325]=&quot;&quot;;[.F325]=&quot;&quot;);&quot;&quot;;ROUND(ABS([.C325]-[.F325])*86400))" office:value-type="float" office:value="0" calcext:value-type="float">
            <text:p>0</text:p>
          </table:table-cell>
          <table:table-cell table:formula="of:=IF(OR([.D325]=&quot;&quot;;[.G325]=&quot;&quot;);&quot;&quot;;ROUND(ABS([.D325]-[.G32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5H25M20S" calcext:value-type="time">
            <text:p>05:25:20</text:p>
          </table:table-cell>
          <table:table-cell office:value-type="time" office:time-value="PT11H38M12S" calcext:value-type="time">
            <text:p>11:38:12</text:p>
          </table:table-cell>
          <table:table-cell office:value-type="time" office:time-value="PT17H51M09S" calcext:value-type="time">
            <text:p>17:51:09</text:p>
          </table:table-cell>
          <table:table-cell office:value-type="time" office:time-value="PT05H25M20S" calcext:value-type="time">
            <text:p>05:25:20</text:p>
          </table:table-cell>
          <table:table-cell office:value-type="time" office:time-value="PT11H38M13S" calcext:value-type="time">
            <text:p>11:38:13</text:p>
          </table:table-cell>
          <table:table-cell office:value-type="time" office:time-value="PT17H51M10S" calcext:value-type="time">
            <text:p>17:51:10</text:p>
          </table:table-cell>
          <table:table-cell table:formula="of:=IF(OR([.B326]=&quot;&quot;;[.E326]=&quot;&quot;);&quot;&quot;;ROUND(ABS([.B326]-[.E326])*86400))" office:value-type="float" office:value="0" calcext:value-type="float">
            <text:p>0</text:p>
          </table:table-cell>
          <table:table-cell table:formula="of:=IF(OR([.C326]=&quot;&quot;;[.F326]=&quot;&quot;);&quot;&quot;;ROUND(ABS([.C326]-[.F326])*86400))" office:value-type="float" office:value="1" calcext:value-type="float">
            <text:p>1</text:p>
          </table:table-cell>
          <table:table-cell table:formula="of:=IF(OR([.D326]=&quot;&quot;;[.G326]=&quot;&quot;);&quot;&quot;;ROUND(ABS([.D326]-[.G32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05H25M27S" calcext:value-type="time">
            <text:p>05:25:27</text:p>
          </table:table-cell>
          <table:table-cell office:value-type="time" office:time-value="PT11H38M27S" calcext:value-type="time">
            <text:p>11:38:27</text:p>
          </table:table-cell>
          <table:table-cell office:value-type="time" office:time-value="PT17H51M31S" calcext:value-type="time">
            <text:p>17:51:31</text:p>
          </table:table-cell>
          <table:table-cell office:value-type="time" office:time-value="PT05H25M28S" calcext:value-type="time">
            <text:p>05:25:28</text:p>
          </table:table-cell>
          <table:table-cell office:value-type="time" office:time-value="PT11H38M28S" calcext:value-type="time">
            <text:p>11:38:28</text:p>
          </table:table-cell>
          <table:table-cell office:value-type="time" office:time-value="PT17H51M31S" calcext:value-type="time">
            <text:p>17:51:31</text:p>
          </table:table-cell>
          <table:table-cell table:formula="of:=IF(OR([.B327]=&quot;&quot;;[.E327]=&quot;&quot;);&quot;&quot;;ROUND(ABS([.B327]-[.E327])*86400))" office:value-type="float" office:value="1" calcext:value-type="float">
            <text:p>1</text:p>
          </table:table-cell>
          <table:table-cell table:formula="of:=IF(OR([.C327]=&quot;&quot;;[.F327]=&quot;&quot;);&quot;&quot;;ROUND(ABS([.C327]-[.F327])*86400))" office:value-type="float" office:value="1" calcext:value-type="float">
            <text:p>1</text:p>
          </table:table-cell>
          <table:table-cell table:formula="of:=IF(OR([.D327]=&quot;&quot;;[.G327]=&quot;&quot;);&quot;&quot;;ROUND(ABS([.D327]-[.G32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05H25M35S" calcext:value-type="time">
            <text:p>05:25:35</text:p>
          </table:table-cell>
          <table:table-cell office:value-type="time" office:time-value="PT11H38M42S" calcext:value-type="time">
            <text:p>11:38:42</text:p>
          </table:table-cell>
          <table:table-cell office:value-type="time" office:time-value="PT17H51M53S" calcext:value-type="time">
            <text:p>17:51:53</text:p>
          </table:table-cell>
          <table:table-cell office:value-type="time" office:time-value="PT05H25M36S" calcext:value-type="time">
            <text:p>05:25:36</text:p>
          </table:table-cell>
          <table:table-cell office:value-type="time" office:time-value="PT11H38M43S" calcext:value-type="time">
            <text:p>11:38:43</text:p>
          </table:table-cell>
          <table:table-cell office:value-type="time" office:time-value="PT17H51M54S" calcext:value-type="time">
            <text:p>17:51:54</text:p>
          </table:table-cell>
          <table:table-cell table:formula="of:=IF(OR([.B328]=&quot;&quot;;[.E328]=&quot;&quot;);&quot;&quot;;ROUND(ABS([.B328]-[.E328])*86400))" office:value-type="float" office:value="1" calcext:value-type="float">
            <text:p>1</text:p>
          </table:table-cell>
          <table:table-cell table:formula="of:=IF(OR([.C328]=&quot;&quot;;[.F328]=&quot;&quot;);&quot;&quot;;ROUND(ABS([.C328]-[.F328])*86400))" office:value-type="float" office:value="1" calcext:value-type="float">
            <text:p>1</text:p>
          </table:table-cell>
          <table:table-cell table:formula="of:=IF(OR([.D328]=&quot;&quot;;[.G328]=&quot;&quot;);&quot;&quot;;ROUND(ABS([.D328]-[.G32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05H25M45S" calcext:value-type="time">
            <text:p>05:25:45</text:p>
          </table:table-cell>
          <table:table-cell office:value-type="time" office:time-value="PT11H38M58S" calcext:value-type="time">
            <text:p>11:38:58</text:p>
          </table:table-cell>
          <table:table-cell office:value-type="time" office:time-value="PT17H52M16S" calcext:value-type="time">
            <text:p>17:52:16</text:p>
          </table:table-cell>
          <table:table-cell office:value-type="time" office:time-value="PT05H25M45S" calcext:value-type="time">
            <text:p>05:25:45</text:p>
          </table:table-cell>
          <table:table-cell office:value-type="time" office:time-value="PT11H38M59S" calcext:value-type="time">
            <text:p>11:38:59</text:p>
          </table:table-cell>
          <table:table-cell office:value-type="time" office:time-value="PT17H52M16S" calcext:value-type="time">
            <text:p>17:52:16</text:p>
          </table:table-cell>
          <table:table-cell table:formula="of:=IF(OR([.B329]=&quot;&quot;;[.E329]=&quot;&quot;);&quot;&quot;;ROUND(ABS([.B329]-[.E329])*86400))" office:value-type="float" office:value="0" calcext:value-type="float">
            <text:p>0</text:p>
          </table:table-cell>
          <table:table-cell table:formula="of:=IF(OR([.C329]=&quot;&quot;;[.F329]=&quot;&quot;);&quot;&quot;;ROUND(ABS([.C329]-[.F329])*86400))" office:value-type="float" office:value="1" calcext:value-type="float">
            <text:p>1</text:p>
          </table:table-cell>
          <table:table-cell table:formula="of:=IF(OR([.D329]=&quot;&quot;;[.G329]=&quot;&quot;);&quot;&quot;;ROUND(ABS([.D329]-[.G32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time" office:time-value="PT05H25M55S" calcext:value-type="time">
            <text:p>05:25:55</text:p>
          </table:table-cell>
          <table:table-cell office:value-type="time" office:time-value="PT11H39M15S" calcext:value-type="time">
            <text:p>11:39:15</text:p>
          </table:table-cell>
          <table:table-cell office:value-type="time" office:time-value="PT17H52M40S" calcext:value-type="time">
            <text:p>17:52:40</text:p>
          </table:table-cell>
          <table:table-cell office:value-type="time" office:time-value="PT05H25M56S" calcext:value-type="time">
            <text:p>05:25:56</text:p>
          </table:table-cell>
          <table:table-cell office:value-type="time" office:time-value="PT11H39M16S" calcext:value-type="time">
            <text:p>11:39:16</text:p>
          </table:table-cell>
          <table:table-cell office:value-type="time" office:time-value="PT17H52M40S" calcext:value-type="time">
            <text:p>17:52:40</text:p>
          </table:table-cell>
          <table:table-cell table:formula="of:=IF(OR([.B330]=&quot;&quot;;[.E330]=&quot;&quot;);&quot;&quot;;ROUND(ABS([.B330]-[.E330])*86400))" office:value-type="float" office:value="1" calcext:value-type="float">
            <text:p>1</text:p>
          </table:table-cell>
          <table:table-cell table:formula="of:=IF(OR([.C330]=&quot;&quot;;[.F330]=&quot;&quot;);&quot;&quot;;ROUND(ABS([.C330]-[.F330])*86400))" office:value-type="float" office:value="1" calcext:value-type="float">
            <text:p>1</text:p>
          </table:table-cell>
          <table:table-cell table:formula="of:=IF(OR([.D330]=&quot;&quot;;[.G330]=&quot;&quot;);&quot;&quot;;ROUND(ABS([.D330]-[.G33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time" office:time-value="PT05H26M06S" calcext:value-type="time">
            <text:p>05:26:06</text:p>
          </table:table-cell>
          <table:table-cell office:value-type="time" office:time-value="PT11H39M33S" calcext:value-type="time">
            <text:p>11:39:33</text:p>
          </table:table-cell>
          <table:table-cell office:value-type="time" office:time-value="PT17H53M04S" calcext:value-type="time">
            <text:p>17:53:04</text:p>
          </table:table-cell>
          <table:table-cell office:value-type="time" office:time-value="PT05H26M07S" calcext:value-type="time">
            <text:p>05:26:07</text:p>
          </table:table-cell>
          <table:table-cell office:value-type="time" office:time-value="PT11H39M34S" calcext:value-type="time">
            <text:p>11:39:34</text:p>
          </table:table-cell>
          <table:table-cell office:value-type="time" office:time-value="PT17H53M04S" calcext:value-type="time">
            <text:p>17:53:04</text:p>
          </table:table-cell>
          <table:table-cell table:formula="of:=IF(OR([.B331]=&quot;&quot;;[.E331]=&quot;&quot;);&quot;&quot;;ROUND(ABS([.B331]-[.E331])*86400))" office:value-type="float" office:value="1" calcext:value-type="float">
            <text:p>1</text:p>
          </table:table-cell>
          <table:table-cell table:formula="of:=IF(OR([.C331]=&quot;&quot;;[.F331]=&quot;&quot;);&quot;&quot;;ROUND(ABS([.C331]-[.F331])*86400))" office:value-type="float" office:value="1" calcext:value-type="float">
            <text:p>1</text:p>
          </table:table-cell>
          <table:table-cell table:formula="of:=IF(OR([.D331]=&quot;&quot;;[.G331]=&quot;&quot;);&quot;&quot;;ROUND(ABS([.D331]-[.G33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time" office:time-value="PT05H26M18S" calcext:value-type="time">
            <text:p>05:26:18</text:p>
          </table:table-cell>
          <table:table-cell office:value-type="time" office:time-value="PT11H39M52S" calcext:value-type="time">
            <text:p>11:39:52</text:p>
          </table:table-cell>
          <table:table-cell office:value-type="time" office:time-value="PT17H53M28S" calcext:value-type="time">
            <text:p>17:53:28</text:p>
          </table:table-cell>
          <table:table-cell office:value-type="time" office:time-value="PT05H26M19S" calcext:value-type="time">
            <text:p>05:26:19</text:p>
          </table:table-cell>
          <table:table-cell office:value-type="time" office:time-value="PT11H39M52S" calcext:value-type="time">
            <text:p>11:39:52</text:p>
          </table:table-cell>
          <table:table-cell office:value-type="time" office:time-value="PT17H53M29S" calcext:value-type="time">
            <text:p>17:53:29</text:p>
          </table:table-cell>
          <table:table-cell table:formula="of:=IF(OR([.B332]=&quot;&quot;;[.E332]=&quot;&quot;);&quot;&quot;;ROUND(ABS([.B332]-[.E332])*86400))" office:value-type="float" office:value="1" calcext:value-type="float">
            <text:p>1</text:p>
          </table:table-cell>
          <table:table-cell table:formula="of:=IF(OR([.C332]=&quot;&quot;;[.F332]=&quot;&quot;);&quot;&quot;;ROUND(ABS([.C332]-[.F332])*86400))" office:value-type="float" office:value="0" calcext:value-type="float">
            <text:p>0</text:p>
          </table:table-cell>
          <table:table-cell table:formula="of:=IF(OR([.D332]=&quot;&quot;;[.G332]=&quot;&quot;);&quot;&quot;;ROUND(ABS([.D332]-[.G33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time" office:time-value="PT05H26M31S" calcext:value-type="time">
            <text:p>05:26:31</text:p>
          </table:table-cell>
          <table:table-cell office:value-type="time" office:time-value="PT11H40M11S" calcext:value-type="time">
            <text:p>11:40:11</text:p>
          </table:table-cell>
          <table:table-cell office:value-type="time" office:time-value="PT17H53M54S" calcext:value-type="time">
            <text:p>17:53:54</text:p>
          </table:table-cell>
          <table:table-cell office:value-type="time" office:time-value="PT05H26M32S" calcext:value-type="time">
            <text:p>05:26:32</text:p>
          </table:table-cell>
          <table:table-cell office:value-type="time" office:time-value="PT11H40M12S" calcext:value-type="time">
            <text:p>11:40:12</text:p>
          </table:table-cell>
          <table:table-cell office:value-type="time" office:time-value="PT17H53M54S" calcext:value-type="time">
            <text:p>17:53:54</text:p>
          </table:table-cell>
          <table:table-cell table:formula="of:=IF(OR([.B333]=&quot;&quot;;[.E333]=&quot;&quot;);&quot;&quot;;ROUND(ABS([.B333]-[.E333])*86400))" office:value-type="float" office:value="1" calcext:value-type="float">
            <text:p>1</text:p>
          </table:table-cell>
          <table:table-cell table:formula="of:=IF(OR([.C333]=&quot;&quot;;[.F333]=&quot;&quot;);&quot;&quot;;ROUND(ABS([.C333]-[.F333])*86400))" office:value-type="float" office:value="1" calcext:value-type="float">
            <text:p>1</text:p>
          </table:table-cell>
          <table:table-cell table:formula="of:=IF(OR([.D333]=&quot;&quot;;[.G333]=&quot;&quot;);&quot;&quot;;ROUND(ABS([.D333]-[.G33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time" office:time-value="PT05H26M45S" calcext:value-type="time">
            <text:p>05:26:45</text:p>
          </table:table-cell>
          <table:table-cell office:value-type="time" office:time-value="PT11H40M31S" calcext:value-type="time">
            <text:p>11:40:31</text:p>
          </table:table-cell>
          <table:table-cell office:value-type="time" office:time-value="PT17H54M19S" calcext:value-type="time">
            <text:p>17:54:19</text:p>
          </table:table-cell>
          <table:table-cell office:value-type="time" office:time-value="PT05H26M46S" calcext:value-type="time">
            <text:p>05:26:46</text:p>
          </table:table-cell>
          <table:table-cell office:value-type="time" office:time-value="PT11H40M31S" calcext:value-type="time">
            <text:p>11:40:31</text:p>
          </table:table-cell>
          <table:table-cell office:value-type="time" office:time-value="PT17H54M20S" calcext:value-type="time">
            <text:p>17:54:20</text:p>
          </table:table-cell>
          <table:table-cell table:formula="of:=IF(OR([.B334]=&quot;&quot;;[.E334]=&quot;&quot;);&quot;&quot;;ROUND(ABS([.B334]-[.E334])*86400))" office:value-type="float" office:value="1" calcext:value-type="float">
            <text:p>1</text:p>
          </table:table-cell>
          <table:table-cell table:formula="of:=IF(OR([.C334]=&quot;&quot;;[.F334]=&quot;&quot;);&quot;&quot;;ROUND(ABS([.C334]-[.F334])*86400))" office:value-type="float" office:value="0" calcext:value-type="float">
            <text:p>0</text:p>
          </table:table-cell>
          <table:table-cell table:formula="of:=IF(OR([.D334]=&quot;&quot;;[.G334]=&quot;&quot;);&quot;&quot;;ROUND(ABS([.D334]-[.G33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time" office:time-value="PT05H27M00S" calcext:value-type="time">
            <text:p>05:27:00</text:p>
          </table:table-cell>
          <table:table-cell office:value-type="time" office:time-value="PT11H40M51S" calcext:value-type="time">
            <text:p>11:40:51</text:p>
          </table:table-cell>
          <table:table-cell office:value-type="time" office:time-value="PT17H54M46S" calcext:value-type="time">
            <text:p>17:54:46</text:p>
          </table:table-cell>
          <table:table-cell office:value-type="time" office:time-value="PT05H27M01S" calcext:value-type="time">
            <text:p>05:27:01</text:p>
          </table:table-cell>
          <table:table-cell office:value-type="time" office:time-value="PT11H40M52S" calcext:value-type="time">
            <text:p>11:40:52</text:p>
          </table:table-cell>
          <table:table-cell office:value-type="time" office:time-value="PT17H54M46S" calcext:value-type="time">
            <text:p>17:54:46</text:p>
          </table:table-cell>
          <table:table-cell table:formula="of:=IF(OR([.B335]=&quot;&quot;;[.E335]=&quot;&quot;);&quot;&quot;;ROUND(ABS([.B335]-[.E335])*86400))" office:value-type="float" office:value="1" calcext:value-type="float">
            <text:p>1</text:p>
          </table:table-cell>
          <table:table-cell table:formula="of:=IF(OR([.C335]=&quot;&quot;;[.F335]=&quot;&quot;);&quot;&quot;;ROUND(ABS([.C335]-[.F335])*86400))" office:value-type="float" office:value="1" calcext:value-type="float">
            <text:p>1</text:p>
          </table:table-cell>
          <table:table-cell table:formula="of:=IF(OR([.D335]=&quot;&quot;;[.G335]=&quot;&quot;);&quot;&quot;;ROUND(ABS([.D335]-[.G33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time" office:time-value="PT05H27M16S" calcext:value-type="time">
            <text:p>05:27:16</text:p>
          </table:table-cell>
          <table:table-cell office:value-type="time" office:time-value="PT11H41M13S" calcext:value-type="time">
            <text:p>11:41:13</text:p>
          </table:table-cell>
          <table:table-cell office:value-type="time" office:time-value="PT17H55M12S" calcext:value-type="time">
            <text:p>17:55:12</text:p>
          </table:table-cell>
          <table:table-cell office:value-type="time" office:time-value="PT05H27M17S" calcext:value-type="time">
            <text:p>05:27:17</text:p>
          </table:table-cell>
          <table:table-cell office:value-type="time" office:time-value="PT11H41M13S" calcext:value-type="time">
            <text:p>11:41:13</text:p>
          </table:table-cell>
          <table:table-cell office:value-type="time" office:time-value="PT17H55M13S" calcext:value-type="time">
            <text:p>17:55:13</text:p>
          </table:table-cell>
          <table:table-cell table:formula="of:=IF(OR([.B336]=&quot;&quot;;[.E336]=&quot;&quot;);&quot;&quot;;ROUND(ABS([.B336]-[.E336])*86400))" office:value-type="float" office:value="1" calcext:value-type="float">
            <text:p>1</text:p>
          </table:table-cell>
          <table:table-cell table:formula="of:=IF(OR([.C336]=&quot;&quot;;[.F336]=&quot;&quot;);&quot;&quot;;ROUND(ABS([.C336]-[.F336])*86400))" office:value-type="float" office:value="0" calcext:value-type="float">
            <text:p>0</text:p>
          </table:table-cell>
          <table:table-cell table:formula="of:=IF(OR([.D336]=&quot;&quot;;[.G336]=&quot;&quot;);&quot;&quot;;ROUND(ABS([.D336]-[.G33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time" office:time-value="PT05H27M33S" calcext:value-type="time">
            <text:p>05:27:33</text:p>
          </table:table-cell>
          <table:table-cell office:value-type="time" office:time-value="PT11H41M35S" calcext:value-type="time">
            <text:p>11:41:35</text:p>
          </table:table-cell>
          <table:table-cell office:value-type="time" office:time-value="PT17H55M39S" calcext:value-type="time">
            <text:p>17:55:39</text:p>
          </table:table-cell>
          <table:table-cell office:value-type="time" office:time-value="PT05H27M33S" calcext:value-type="time">
            <text:p>05:27:33</text:p>
          </table:table-cell>
          <table:table-cell office:value-type="time" office:time-value="PT11H41M35S" calcext:value-type="time">
            <text:p>11:41:35</text:p>
          </table:table-cell>
          <table:table-cell office:value-type="time" office:time-value="PT17H55M40S" calcext:value-type="time">
            <text:p>17:55:40</text:p>
          </table:table-cell>
          <table:table-cell table:formula="of:=IF(OR([.B337]=&quot;&quot;;[.E337]=&quot;&quot;);&quot;&quot;;ROUND(ABS([.B337]-[.E337])*86400))" office:value-type="float" office:value="0" calcext:value-type="float">
            <text:p>0</text:p>
          </table:table-cell>
          <table:table-cell table:formula="of:=IF(OR([.C337]=&quot;&quot;;[.F337]=&quot;&quot;);&quot;&quot;;ROUND(ABS([.C337]-[.F337])*86400))" office:value-type="float" office:value="0" calcext:value-type="float">
            <text:p>0</text:p>
          </table:table-cell>
          <table:table-cell table:formula="of:=IF(OR([.D337]=&quot;&quot;;[.G337]=&quot;&quot;);&quot;&quot;;ROUND(ABS([.D337]-[.G33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time" office:time-value="PT05H27M50S" calcext:value-type="time">
            <text:p>05:27:50</text:p>
          </table:table-cell>
          <table:table-cell office:value-type="time" office:time-value="PT11H41M57S" calcext:value-type="time">
            <text:p>11:41:57</text:p>
          </table:table-cell>
          <table:table-cell office:value-type="time" office:time-value="PT17H56M07S" calcext:value-type="time">
            <text:p>17:56:07</text:p>
          </table:table-cell>
          <table:table-cell office:value-type="time" office:time-value="PT05H27M51S" calcext:value-type="time">
            <text:p>05:27:51</text:p>
          </table:table-cell>
          <table:table-cell office:value-type="time" office:time-value="PT11H41M58S" calcext:value-type="time">
            <text:p>11:41:58</text:p>
          </table:table-cell>
          <table:table-cell office:value-type="time" office:time-value="PT17H56M07S" calcext:value-type="time">
            <text:p>17:56:07</text:p>
          </table:table-cell>
          <table:table-cell table:formula="of:=IF(OR([.B338]=&quot;&quot;;[.E338]=&quot;&quot;);&quot;&quot;;ROUND(ABS([.B338]-[.E338])*86400))" office:value-type="float" office:value="1" calcext:value-type="float">
            <text:p>1</text:p>
          </table:table-cell>
          <table:table-cell table:formula="of:=IF(OR([.C338]=&quot;&quot;;[.F338]=&quot;&quot;);&quot;&quot;;ROUND(ABS([.C338]-[.F338])*86400))" office:value-type="float" office:value="1" calcext:value-type="float">
            <text:p>1</text:p>
          </table:table-cell>
          <table:table-cell table:formula="of:=IF(OR([.D338]=&quot;&quot;;[.G338]=&quot;&quot;);&quot;&quot;;ROUND(ABS([.D338]-[.G33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time" office:time-value="PT05H28M08S" calcext:value-type="time">
            <text:p>05:28:08</text:p>
          </table:table-cell>
          <table:table-cell office:value-type="time" office:time-value="PT11H42M20S" calcext:value-type="time">
            <text:p>11:42:20</text:p>
          </table:table-cell>
          <table:table-cell office:value-type="time" office:time-value="PT17H56M35S" calcext:value-type="time">
            <text:p>17:56:35</text:p>
          </table:table-cell>
          <table:table-cell office:value-type="time" office:time-value="PT05H28M09S" calcext:value-type="time">
            <text:p>05:28:09</text:p>
          </table:table-cell>
          <table:table-cell office:value-type="time" office:time-value="PT11H42M21S" calcext:value-type="time">
            <text:p>11:42:21</text:p>
          </table:table-cell>
          <table:table-cell office:value-type="time" office:time-value="PT17H56M35S" calcext:value-type="time">
            <text:p>17:56:35</text:p>
          </table:table-cell>
          <table:table-cell table:formula="of:=IF(OR([.B339]=&quot;&quot;;[.E339]=&quot;&quot;);&quot;&quot;;ROUND(ABS([.B339]-[.E339])*86400))" office:value-type="float" office:value="1" calcext:value-type="float">
            <text:p>1</text:p>
          </table:table-cell>
          <table:table-cell table:formula="of:=IF(OR([.C339]=&quot;&quot;;[.F339]=&quot;&quot;);&quot;&quot;;ROUND(ABS([.C339]-[.F339])*86400))" office:value-type="float" office:value="1" calcext:value-type="float">
            <text:p>1</text:p>
          </table:table-cell>
          <table:table-cell table:formula="of:=IF(OR([.D339]=&quot;&quot;;[.G339]=&quot;&quot;);&quot;&quot;;ROUND(ABS([.D339]-[.G33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time" office:time-value="PT05H28M28S" calcext:value-type="time">
            <text:p>05:28:28</text:p>
          </table:table-cell>
          <table:table-cell office:value-type="time" office:time-value="PT11H42M44S" calcext:value-type="time">
            <text:p>11:42:44</text:p>
          </table:table-cell>
          <table:table-cell office:value-type="time" office:time-value="PT17H57M03S" calcext:value-type="time">
            <text:p>17:57:03</text:p>
          </table:table-cell>
          <table:table-cell office:value-type="time" office:time-value="PT05H28M28S" calcext:value-type="time">
            <text:p>05:28:28</text:p>
          </table:table-cell>
          <table:table-cell office:value-type="time" office:time-value="PT11H42M45S" calcext:value-type="time">
            <text:p>11:42:45</text:p>
          </table:table-cell>
          <table:table-cell office:value-type="time" office:time-value="PT17H57M03S" calcext:value-type="time">
            <text:p>17:57:03</text:p>
          </table:table-cell>
          <table:table-cell table:formula="of:=IF(OR([.B340]=&quot;&quot;;[.E340]=&quot;&quot;);&quot;&quot;;ROUND(ABS([.B340]-[.E340])*86400))" office:value-type="float" office:value="0" calcext:value-type="float">
            <text:p>0</text:p>
          </table:table-cell>
          <table:table-cell table:formula="of:=IF(OR([.C340]=&quot;&quot;;[.F340]=&quot;&quot;);&quot;&quot;;ROUND(ABS([.C340]-[.F340])*86400))" office:value-type="float" office:value="1" calcext:value-type="float">
            <text:p>1</text:p>
          </table:table-cell>
          <table:table-cell table:formula="of:=IF(OR([.D340]=&quot;&quot;;[.G340]=&quot;&quot;);&quot;&quot;;ROUND(ABS([.D340]-[.G34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time" office:time-value="PT05H28M47S" calcext:value-type="time">
            <text:p>05:28:47</text:p>
          </table:table-cell>
          <table:table-cell office:value-type="time" office:time-value="PT11H43M08S" calcext:value-type="time">
            <text:p>11:43:08</text:p>
          </table:table-cell>
          <table:table-cell office:value-type="time" office:time-value="PT17H57M32S" calcext:value-type="time">
            <text:p>17:57:32</text:p>
          </table:table-cell>
          <table:table-cell office:value-type="time" office:time-value="PT05H28M48S" calcext:value-type="time">
            <text:p>05:28:48</text:p>
          </table:table-cell>
          <table:table-cell office:value-type="time" office:time-value="PT11H43M09S" calcext:value-type="time">
            <text:p>11:43:09</text:p>
          </table:table-cell>
          <table:table-cell office:value-type="time" office:time-value="PT17H57M32S" calcext:value-type="time">
            <text:p>17:57:32</text:p>
          </table:table-cell>
          <table:table-cell table:formula="of:=IF(OR([.B341]=&quot;&quot;;[.E341]=&quot;&quot;);&quot;&quot;;ROUND(ABS([.B341]-[.E341])*86400))" office:value-type="float" office:value="1" calcext:value-type="float">
            <text:p>1</text:p>
          </table:table-cell>
          <table:table-cell table:formula="of:=IF(OR([.C341]=&quot;&quot;;[.F341]=&quot;&quot;);&quot;&quot;;ROUND(ABS([.C341]-[.F341])*86400))" office:value-type="float" office:value="1" calcext:value-type="float">
            <text:p>1</text:p>
          </table:table-cell>
          <table:table-cell table:formula="of:=IF(OR([.D341]=&quot;&quot;;[.G341]=&quot;&quot;);&quot;&quot;;ROUND(ABS([.D341]-[.G34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time" office:time-value="PT05H29M08S" calcext:value-type="time">
            <text:p>05:29:08</text:p>
          </table:table-cell>
          <table:table-cell office:value-type="time" office:time-value="PT11H43M33S" calcext:value-type="time">
            <text:p>11:43:33</text:p>
          </table:table-cell>
          <table:table-cell office:value-type="time" office:time-value="PT17H58M01S" calcext:value-type="time">
            <text:p>17:58:01</text:p>
          </table:table-cell>
          <table:table-cell office:value-type="time" office:time-value="PT05H29M09S" calcext:value-type="time">
            <text:p>05:29:09</text:p>
          </table:table-cell>
          <table:table-cell office:value-type="time" office:time-value="PT11H43M34S" calcext:value-type="time">
            <text:p>11:43:34</text:p>
          </table:table-cell>
          <table:table-cell office:value-type="time" office:time-value="PT17H58M01S" calcext:value-type="time">
            <text:p>17:58:01</text:p>
          </table:table-cell>
          <table:table-cell table:formula="of:=IF(OR([.B342]=&quot;&quot;;[.E342]=&quot;&quot;);&quot;&quot;;ROUND(ABS([.B342]-[.E342])*86400))" office:value-type="float" office:value="1" calcext:value-type="float">
            <text:p>1</text:p>
          </table:table-cell>
          <table:table-cell table:formula="of:=IF(OR([.C342]=&quot;&quot;;[.F342]=&quot;&quot;);&quot;&quot;;ROUND(ABS([.C342]-[.F342])*86400))" office:value-type="float" office:value="1" calcext:value-type="float">
            <text:p>1</text:p>
          </table:table-cell>
          <table:table-cell table:formula="of:=IF(OR([.D342]=&quot;&quot;;[.G342]=&quot;&quot;);&quot;&quot;;ROUND(ABS([.D342]-[.G34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time" office:time-value="PT05H29M30S" calcext:value-type="time">
            <text:p>05:29:30</text:p>
          </table:table-cell>
          <table:table-cell office:value-type="time" office:time-value="PT11H43M59S" calcext:value-type="time">
            <text:p>11:43:59</text:p>
          </table:table-cell>
          <table:table-cell office:value-type="time" office:time-value="PT17H58M30S" calcext:value-type="time">
            <text:p>17:58:30</text:p>
          </table:table-cell>
          <table:table-cell office:value-type="time" office:time-value="PT05H29M30S" calcext:value-type="time">
            <text:p>05:29:30</text:p>
          </table:table-cell>
          <table:table-cell office:value-type="time" office:time-value="PT11H43M59S" calcext:value-type="time">
            <text:p>11:43:59</text:p>
          </table:table-cell>
          <table:table-cell office:value-type="time" office:time-value="PT17H58M30S" calcext:value-type="time">
            <text:p>17:58:30</text:p>
          </table:table-cell>
          <table:table-cell table:formula="of:=IF(OR([.B343]=&quot;&quot;;[.E343]=&quot;&quot;);&quot;&quot;;ROUND(ABS([.B343]-[.E343])*86400))" office:value-type="float" office:value="0" calcext:value-type="float">
            <text:p>0</text:p>
          </table:table-cell>
          <table:table-cell table:formula="of:=IF(OR([.C343]=&quot;&quot;;[.F343]=&quot;&quot;);&quot;&quot;;ROUND(ABS([.C343]-[.F343])*86400))" office:value-type="float" office:value="0" calcext:value-type="float">
            <text:p>0</text:p>
          </table:table-cell>
          <table:table-cell table:formula="of:=IF(OR([.D343]=&quot;&quot;;[.G343]=&quot;&quot;);&quot;&quot;;ROUND(ABS([.D343]-[.G34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time" office:time-value="PT05H29M52S" calcext:value-type="time">
            <text:p>05:29:52</text:p>
          </table:table-cell>
          <table:table-cell office:value-type="time" office:time-value="PT11H44M24S" calcext:value-type="time">
            <text:p>11:44:24</text:p>
          </table:table-cell>
          <table:table-cell office:value-type="time" office:time-value="PT17H58M59S" calcext:value-type="time">
            <text:p>17:58:59</text:p>
          </table:table-cell>
          <table:table-cell office:value-type="time" office:time-value="PT05H29M52S" calcext:value-type="time">
            <text:p>05:29:52</text:p>
          </table:table-cell>
          <table:table-cell office:value-type="time" office:time-value="PT11H44M25S" calcext:value-type="time">
            <text:p>11:44:25</text:p>
          </table:table-cell>
          <table:table-cell office:value-type="time" office:time-value="PT17H59M00S" calcext:value-type="time">
            <text:p>17:59:00</text:p>
          </table:table-cell>
          <table:table-cell table:formula="of:=IF(OR([.B344]=&quot;&quot;;[.E344]=&quot;&quot;);&quot;&quot;;ROUND(ABS([.B344]-[.E344])*86400))" office:value-type="float" office:value="0" calcext:value-type="float">
            <text:p>0</text:p>
          </table:table-cell>
          <table:table-cell table:formula="of:=IF(OR([.C344]=&quot;&quot;;[.F344]=&quot;&quot;);&quot;&quot;;ROUND(ABS([.C344]-[.F344])*86400))" office:value-type="float" office:value="1" calcext:value-type="float">
            <text:p>1</text:p>
          </table:table-cell>
          <table:table-cell table:formula="of:=IF(OR([.D344]=&quot;&quot;;[.G344]=&quot;&quot;);&quot;&quot;;ROUND(ABS([.D344]-[.G34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time" office:time-value="PT05H30M15S" calcext:value-type="time">
            <text:p>05:30:15</text:p>
          </table:table-cell>
          <table:table-cell office:value-type="time" office:time-value="PT11H44M51S" calcext:value-type="time">
            <text:p>11:44:51</text:p>
          </table:table-cell>
          <table:table-cell office:value-type="time" office:time-value="PT17H59M29S" calcext:value-type="time">
            <text:p>17:59:29</text:p>
          </table:table-cell>
          <table:table-cell office:value-type="time" office:time-value="PT05H30M15S" calcext:value-type="time">
            <text:p>05:30:15</text:p>
          </table:table-cell>
          <table:table-cell office:value-type="time" office:time-value="PT11H44M52S" calcext:value-type="time">
            <text:p>11:44:52</text:p>
          </table:table-cell>
          <table:table-cell office:value-type="time" office:time-value="PT17H59M29S" calcext:value-type="time">
            <text:p>17:59:29</text:p>
          </table:table-cell>
          <table:table-cell table:formula="of:=IF(OR([.B345]=&quot;&quot;;[.E345]=&quot;&quot;);&quot;&quot;;ROUND(ABS([.B345]-[.E345])*86400))" office:value-type="float" office:value="0" calcext:value-type="float">
            <text:p>0</text:p>
          </table:table-cell>
          <table:table-cell table:formula="of:=IF(OR([.C345]=&quot;&quot;;[.F345]=&quot;&quot;);&quot;&quot;;ROUND(ABS([.C345]-[.F345])*86400))" office:value-type="float" office:value="1" calcext:value-type="float">
            <text:p>1</text:p>
          </table:table-cell>
          <table:table-cell table:formula="of:=IF(OR([.D345]=&quot;&quot;;[.G345]=&quot;&quot;);&quot;&quot;;ROUND(ABS([.D345]-[.G34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time" office:time-value="PT05H30M38S" calcext:value-type="time">
            <text:p>05:30:38</text:p>
          </table:table-cell>
          <table:table-cell office:value-type="time" office:time-value="PT11H45M18S" calcext:value-type="time">
            <text:p>11:45:18</text:p>
          </table:table-cell>
          <table:table-cell office:value-type="time" office:time-value="PT17H59M59S" calcext:value-type="time">
            <text:p>17:59:59</text:p>
          </table:table-cell>
          <table:table-cell office:value-type="time" office:time-value="PT05H30M39S" calcext:value-type="time">
            <text:p>05:30:39</text:p>
          </table:table-cell>
          <table:table-cell office:value-type="time" office:time-value="PT11H45M18S" calcext:value-type="time">
            <text:p>11:45:18</text:p>
          </table:table-cell>
          <table:table-cell office:value-type="time" office:time-value="PT17H59M59S" calcext:value-type="time">
            <text:p>17:59:59</text:p>
          </table:table-cell>
          <table:table-cell table:formula="of:=IF(OR([.B346]=&quot;&quot;;[.E346]=&quot;&quot;);&quot;&quot;;ROUND(ABS([.B346]-[.E346])*86400))" office:value-type="float" office:value="1" calcext:value-type="float">
            <text:p>1</text:p>
          </table:table-cell>
          <table:table-cell table:formula="of:=IF(OR([.C346]=&quot;&quot;;[.F346]=&quot;&quot;);&quot;&quot;;ROUND(ABS([.C346]-[.F346])*86400))" office:value-type="float" office:value="0" calcext:value-type="float">
            <text:p>0</text:p>
          </table:table-cell>
          <table:table-cell table:formula="of:=IF(OR([.D346]=&quot;&quot;;[.G346]=&quot;&quot;);&quot;&quot;;ROUND(ABS([.D346]-[.G34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time" office:time-value="PT05H31M02S" calcext:value-type="time">
            <text:p>05:31:02</text:p>
          </table:table-cell>
          <table:table-cell office:value-type="time" office:time-value="PT11H45M45S" calcext:value-type="time">
            <text:p>11:45:45</text:p>
          </table:table-cell>
          <table:table-cell office:value-type="time" office:time-value="PT18H00M29S" calcext:value-type="time">
            <text:p>18:00:29</text:p>
          </table:table-cell>
          <table:table-cell office:value-type="time" office:time-value="PT05H31M03S" calcext:value-type="time">
            <text:p>05:31:03</text:p>
          </table:table-cell>
          <table:table-cell office:value-type="time" office:time-value="PT11H45M46S" calcext:value-type="time">
            <text:p>11:45:46</text:p>
          </table:table-cell>
          <table:table-cell office:value-type="time" office:time-value="PT18H00M29S" calcext:value-type="time">
            <text:p>18:00:29</text:p>
          </table:table-cell>
          <table:table-cell table:formula="of:=IF(OR([.B347]=&quot;&quot;;[.E347]=&quot;&quot;);&quot;&quot;;ROUND(ABS([.B347]-[.E347])*86400))" office:value-type="float" office:value="1" calcext:value-type="float">
            <text:p>1</text:p>
          </table:table-cell>
          <table:table-cell table:formula="of:=IF(OR([.C347]=&quot;&quot;;[.F347]=&quot;&quot;);&quot;&quot;;ROUND(ABS([.C347]-[.F347])*86400))" office:value-type="float" office:value="1" calcext:value-type="float">
            <text:p>1</text:p>
          </table:table-cell>
          <table:table-cell table:formula="of:=IF(OR([.D347]=&quot;&quot;;[.G347]=&quot;&quot;);&quot;&quot;;ROUND(ABS([.D347]-[.G34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time" office:time-value="PT05H31M27S" calcext:value-type="time">
            <text:p>05:31:27</text:p>
          </table:table-cell>
          <table:table-cell office:value-type="time" office:time-value="PT11H46M12S" calcext:value-type="time">
            <text:p>11:46:12</text:p>
          </table:table-cell>
          <table:table-cell office:value-type="time" office:time-value="PT18H00M59S" calcext:value-type="time">
            <text:p>18:00:59</text:p>
          </table:table-cell>
          <table:table-cell office:value-type="time" office:time-value="PT05H31M28S" calcext:value-type="time">
            <text:p>05:31:28</text:p>
          </table:table-cell>
          <table:table-cell office:value-type="time" office:time-value="PT11H46M13S" calcext:value-type="time">
            <text:p>11:46:13</text:p>
          </table:table-cell>
          <table:table-cell office:value-type="time" office:time-value="PT18H01M00S" calcext:value-type="time">
            <text:p>18:01:00</text:p>
          </table:table-cell>
          <table:table-cell table:formula="of:=IF(OR([.B348]=&quot;&quot;;[.E348]=&quot;&quot;);&quot;&quot;;ROUND(ABS([.B348]-[.E348])*86400))" office:value-type="float" office:value="1" calcext:value-type="float">
            <text:p>1</text:p>
          </table:table-cell>
          <table:table-cell table:formula="of:=IF(OR([.C348]=&quot;&quot;;[.F348]=&quot;&quot;);&quot;&quot;;ROUND(ABS([.C348]-[.F348])*86400))" office:value-type="float" office:value="1" calcext:value-type="float">
            <text:p>1</text:p>
          </table:table-cell>
          <table:table-cell table:formula="of:=IF(OR([.D348]=&quot;&quot;;[.G348]=&quot;&quot;);&quot;&quot;;ROUND(ABS([.D348]-[.G34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time" office:time-value="PT05H31M53S" calcext:value-type="time">
            <text:p>05:31:53</text:p>
          </table:table-cell>
          <table:table-cell office:value-type="time" office:time-value="PT11H46M40S" calcext:value-type="time">
            <text:p>11:46:40</text:p>
          </table:table-cell>
          <table:table-cell office:value-type="time" office:time-value="PT18H01M30S" calcext:value-type="time">
            <text:p>18:01:30</text:p>
          </table:table-cell>
          <table:table-cell office:value-type="time" office:time-value="PT05H31M54S" calcext:value-type="time">
            <text:p>05:31:54</text:p>
          </table:table-cell>
          <table:table-cell office:value-type="time" office:time-value="PT11H46M41S" calcext:value-type="time">
            <text:p>11:46:41</text:p>
          </table:table-cell>
          <table:table-cell office:value-type="time" office:time-value="PT18H01M30S" calcext:value-type="time">
            <text:p>18:01:30</text:p>
          </table:table-cell>
          <table:table-cell table:formula="of:=IF(OR([.B349]=&quot;&quot;;[.E349]=&quot;&quot;);&quot;&quot;;ROUND(ABS([.B349]-[.E349])*86400))" office:value-type="float" office:value="1" calcext:value-type="float">
            <text:p>1</text:p>
          </table:table-cell>
          <table:table-cell table:formula="of:=IF(OR([.C349]=&quot;&quot;;[.F349]=&quot;&quot;);&quot;&quot;;ROUND(ABS([.C349]-[.F349])*86400))" office:value-type="float" office:value="1" calcext:value-type="float">
            <text:p>1</text:p>
          </table:table-cell>
          <table:table-cell table:formula="of:=IF(OR([.D349]=&quot;&quot;;[.G349]=&quot;&quot;);&quot;&quot;;ROUND(ABS([.D349]-[.G34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time" office:time-value="PT05H32M19S" calcext:value-type="time">
            <text:p>05:32:19</text:p>
          </table:table-cell>
          <table:table-cell office:value-type="time" office:time-value="PT11H47M09S" calcext:value-type="time">
            <text:p>11:47:09</text:p>
          </table:table-cell>
          <table:table-cell office:value-type="time" office:time-value="PT18H02M00S" calcext:value-type="time">
            <text:p>18:02:00</text:p>
          </table:table-cell>
          <table:table-cell office:value-type="time" office:time-value="PT05H32M20S" calcext:value-type="time">
            <text:p>05:32:20</text:p>
          </table:table-cell>
          <table:table-cell office:value-type="time" office:time-value="PT11H47M10S" calcext:value-type="time">
            <text:p>11:47:10</text:p>
          </table:table-cell>
          <table:table-cell office:value-type="time" office:time-value="PT18H02M00S" calcext:value-type="time">
            <text:p>18:02:00</text:p>
          </table:table-cell>
          <table:table-cell table:formula="of:=IF(OR([.B350]=&quot;&quot;;[.E350]=&quot;&quot;);&quot;&quot;;ROUND(ABS([.B350]-[.E350])*86400))" office:value-type="float" office:value="1" calcext:value-type="float">
            <text:p>1</text:p>
          </table:table-cell>
          <table:table-cell table:formula="of:=IF(OR([.C350]=&quot;&quot;;[.F350]=&quot;&quot;);&quot;&quot;;ROUND(ABS([.C350]-[.F350])*86400))" office:value-type="float" office:value="1" calcext:value-type="float">
            <text:p>1</text:p>
          </table:table-cell>
          <table:table-cell table:formula="of:=IF(OR([.D350]=&quot;&quot;;[.G350]=&quot;&quot;);&quot;&quot;;ROUND(ABS([.D350]-[.G35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time" office:time-value="PT05H32M45S" calcext:value-type="time">
            <text:p>05:32:45</text:p>
          </table:table-cell>
          <table:table-cell office:value-type="time" office:time-value="PT11H47M37S" calcext:value-type="time">
            <text:p>11:47:37</text:p>
          </table:table-cell>
          <table:table-cell office:value-type="time" office:time-value="PT18H02M31S" calcext:value-type="time">
            <text:p>18:02:31</text:p>
          </table:table-cell>
          <table:table-cell office:value-type="time" office:time-value="PT05H32M46S" calcext:value-type="time">
            <text:p>05:32:46</text:p>
          </table:table-cell>
          <table:table-cell office:value-type="time" office:time-value="PT11H47M38S" calcext:value-type="time">
            <text:p>11:47:38</text:p>
          </table:table-cell>
          <table:table-cell office:value-type="time" office:time-value="PT18H02M31S" calcext:value-type="time">
            <text:p>18:02:31</text:p>
          </table:table-cell>
          <table:table-cell table:formula="of:=IF(OR([.B351]=&quot;&quot;;[.E351]=&quot;&quot;);&quot;&quot;;ROUND(ABS([.B351]-[.E351])*86400))" office:value-type="float" office:value="1" calcext:value-type="float">
            <text:p>1</text:p>
          </table:table-cell>
          <table:table-cell table:formula="of:=IF(OR([.C351]=&quot;&quot;;[.F351]=&quot;&quot;);&quot;&quot;;ROUND(ABS([.C351]-[.F351])*86400))" office:value-type="float" office:value="1" calcext:value-type="float">
            <text:p>1</text:p>
          </table:table-cell>
          <table:table-cell table:formula="of:=IF(OR([.D351]=&quot;&quot;;[.G351]=&quot;&quot;);&quot;&quot;;ROUND(ABS([.D351]-[.G35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time" office:time-value="PT05H33M13S" calcext:value-type="time">
            <text:p>05:33:13</text:p>
          </table:table-cell>
          <table:table-cell office:value-type="time" office:time-value="PT11H48M06S" calcext:value-type="time">
            <text:p>11:48:06</text:p>
          </table:table-cell>
          <table:table-cell office:value-type="time" office:time-value="PT18H03M01S" calcext:value-type="time">
            <text:p>18:03:01</text:p>
          </table:table-cell>
          <table:table-cell office:value-type="time" office:time-value="PT05H33M14S" calcext:value-type="time">
            <text:p>05:33:14</text:p>
          </table:table-cell>
          <table:table-cell office:value-type="time" office:time-value="PT11H48M07S" calcext:value-type="time">
            <text:p>11:48:07</text:p>
          </table:table-cell>
          <table:table-cell office:value-type="time" office:time-value="PT18H03M01S" calcext:value-type="time">
            <text:p>18:03:01</text:p>
          </table:table-cell>
          <table:table-cell table:formula="of:=IF(OR([.B352]=&quot;&quot;;[.E352]=&quot;&quot;);&quot;&quot;;ROUND(ABS([.B352]-[.E352])*86400))" office:value-type="float" office:value="1" calcext:value-type="float">
            <text:p>1</text:p>
          </table:table-cell>
          <table:table-cell table:formula="of:=IF(OR([.C352]=&quot;&quot;;[.F352]=&quot;&quot;);&quot;&quot;;ROUND(ABS([.C352]-[.F352])*86400))" office:value-type="float" office:value="1" calcext:value-type="float">
            <text:p>1</text:p>
          </table:table-cell>
          <table:table-cell table:formula="of:=IF(OR([.D352]=&quot;&quot;;[.G352]=&quot;&quot;);&quot;&quot;;ROUND(ABS([.D352]-[.G35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time" office:time-value="PT05H33M40S" calcext:value-type="time">
            <text:p>05:33:40</text:p>
          </table:table-cell>
          <table:table-cell office:value-type="time" office:time-value="PT11H48M36S" calcext:value-type="time">
            <text:p>11:48:36</text:p>
          </table:table-cell>
          <table:table-cell office:value-type="time" office:time-value="PT18H03M32S" calcext:value-type="time">
            <text:p>18:03:32</text:p>
          </table:table-cell>
          <table:table-cell office:value-type="time" office:time-value="PT05H33M41S" calcext:value-type="time">
            <text:p>05:33:41</text:p>
          </table:table-cell>
          <table:table-cell office:value-type="time" office:time-value="PT11H48M36S" calcext:value-type="time">
            <text:p>11:48:36</text:p>
          </table:table-cell>
          <table:table-cell office:value-type="time" office:time-value="PT18H03M32S" calcext:value-type="time">
            <text:p>18:03:32</text:p>
          </table:table-cell>
          <table:table-cell table:formula="of:=IF(OR([.B353]=&quot;&quot;;[.E353]=&quot;&quot;);&quot;&quot;;ROUND(ABS([.B353]-[.E353])*86400))" office:value-type="float" office:value="1" calcext:value-type="float">
            <text:p>1</text:p>
          </table:table-cell>
          <table:table-cell table:formula="of:=IF(OR([.C353]=&quot;&quot;;[.F353]=&quot;&quot;);&quot;&quot;;ROUND(ABS([.C353]-[.F353])*86400))" office:value-type="float" office:value="0" calcext:value-type="float">
            <text:p>0</text:p>
          </table:table-cell>
          <table:table-cell table:formula="of:=IF(OR([.D353]=&quot;&quot;;[.G353]=&quot;&quot;);&quot;&quot;;ROUND(ABS([.D353]-[.G35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time" office:time-value="PT05H34M09S" calcext:value-type="time">
            <text:p>05:34:09</text:p>
          </table:table-cell>
          <table:table-cell office:value-type="time" office:time-value="PT11H49M05S" calcext:value-type="time">
            <text:p>11:49:05</text:p>
          </table:table-cell>
          <table:table-cell office:value-type="time" office:time-value="PT18H04M02S" calcext:value-type="time">
            <text:p>18:04:02</text:p>
          </table:table-cell>
          <table:table-cell office:value-type="time" office:time-value="PT05H34M09S" calcext:value-type="time">
            <text:p>05:34:09</text:p>
          </table:table-cell>
          <table:table-cell office:value-type="time" office:time-value="PT11H49M06S" calcext:value-type="time">
            <text:p>11:49:06</text:p>
          </table:table-cell>
          <table:table-cell office:value-type="time" office:time-value="PT18H04M02S" calcext:value-type="time">
            <text:p>18:04:02</text:p>
          </table:table-cell>
          <table:table-cell table:formula="of:=IF(OR([.B354]=&quot;&quot;;[.E354]=&quot;&quot;);&quot;&quot;;ROUND(ABS([.B354]-[.E354])*86400))" office:value-type="float" office:value="0" calcext:value-type="float">
            <text:p>0</text:p>
          </table:table-cell>
          <table:table-cell table:formula="of:=IF(OR([.C354]=&quot;&quot;;[.F354]=&quot;&quot;);&quot;&quot;;ROUND(ABS([.C354]-[.F354])*86400))" office:value-type="float" office:value="1" calcext:value-type="float">
            <text:p>1</text:p>
          </table:table-cell>
          <table:table-cell table:formula="of:=IF(OR([.D354]=&quot;&quot;;[.G354]=&quot;&quot;);&quot;&quot;;ROUND(ABS([.D354]-[.G35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time" office:time-value="PT05H34M37S" calcext:value-type="time">
            <text:p>05:34:37</text:p>
          </table:table-cell>
          <table:table-cell office:value-type="time" office:time-value="PT11H49M35S" calcext:value-type="time">
            <text:p>11:49:35</text:p>
          </table:table-cell>
          <table:table-cell office:value-type="time" office:time-value="PT18H04M33S" calcext:value-type="time">
            <text:p>18:04:33</text:p>
          </table:table-cell>
          <table:table-cell office:value-type="time" office:time-value="PT05H34M38S" calcext:value-type="time">
            <text:p>05:34:38</text:p>
          </table:table-cell>
          <table:table-cell office:value-type="time" office:time-value="PT11H49M35S" calcext:value-type="time">
            <text:p>11:49:35</text:p>
          </table:table-cell>
          <table:table-cell office:value-type="time" office:time-value="PT18H04M33S" calcext:value-type="time">
            <text:p>18:04:33</text:p>
          </table:table-cell>
          <table:table-cell table:formula="of:=IF(OR([.B355]=&quot;&quot;;[.E355]=&quot;&quot;);&quot;&quot;;ROUND(ABS([.B355]-[.E355])*86400))" office:value-type="float" office:value="1" calcext:value-type="float">
            <text:p>1</text:p>
          </table:table-cell>
          <table:table-cell table:formula="of:=IF(OR([.C355]=&quot;&quot;;[.F355]=&quot;&quot;);&quot;&quot;;ROUND(ABS([.C355]-[.F355])*86400))" office:value-type="float" office:value="0" calcext:value-type="float">
            <text:p>0</text:p>
          </table:table-cell>
          <table:table-cell table:formula="of:=IF(OR([.D355]=&quot;&quot;;[.G355]=&quot;&quot;);&quot;&quot;;ROUND(ABS([.D355]-[.G35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time" office:time-value="PT05H35M06S" calcext:value-type="time">
            <text:p>05:35:06</text:p>
          </table:table-cell>
          <table:table-cell office:value-type="time" office:time-value="PT11H50M04S" calcext:value-type="time">
            <text:p>11:50:04</text:p>
          </table:table-cell>
          <table:table-cell office:value-type="time" office:time-value="PT18H05M03S" calcext:value-type="time">
            <text:p>18:05:03</text:p>
          </table:table-cell>
          <table:table-cell office:value-type="time" office:time-value="PT05H35M07S" calcext:value-type="time">
            <text:p>05:35:07</text:p>
          </table:table-cell>
          <table:table-cell office:value-type="time" office:time-value="PT11H50M05S" calcext:value-type="time">
            <text:p>11:50:05</text:p>
          </table:table-cell>
          <table:table-cell office:value-type="time" office:time-value="PT18H05M03S" calcext:value-type="time">
            <text:p>18:05:03</text:p>
          </table:table-cell>
          <table:table-cell table:formula="of:=IF(OR([.B356]=&quot;&quot;;[.E356]=&quot;&quot;);&quot;&quot;;ROUND(ABS([.B356]-[.E356])*86400))" office:value-type="float" office:value="1" calcext:value-type="float">
            <text:p>1</text:p>
          </table:table-cell>
          <table:table-cell table:formula="of:=IF(OR([.C356]=&quot;&quot;;[.F356]=&quot;&quot;);&quot;&quot;;ROUND(ABS([.C356]-[.F356])*86400))" office:value-type="float" office:value="1" calcext:value-type="float">
            <text:p>1</text:p>
          </table:table-cell>
          <table:table-cell table:formula="of:=IF(OR([.D356]=&quot;&quot;;[.G356]=&quot;&quot;);&quot;&quot;;ROUND(ABS([.D356]-[.G35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time" office:time-value="PT05H35M36S" calcext:value-type="time">
            <text:p>05:35:36</text:p>
          </table:table-cell>
          <table:table-cell office:value-type="time" office:time-value="PT11H50M34S" calcext:value-type="time">
            <text:p>11:50:34</text:p>
          </table:table-cell>
          <table:table-cell office:value-type="time" office:time-value="PT18H05M33S" calcext:value-type="time">
            <text:p>18:05:33</text:p>
          </table:table-cell>
          <table:table-cell office:value-type="time" office:time-value="PT05H35M37S" calcext:value-type="time">
            <text:p>05:35:37</text:p>
          </table:table-cell>
          <table:table-cell office:value-type="time" office:time-value="PT11H50M35S" calcext:value-type="time">
            <text:p>11:50:35</text:p>
          </table:table-cell>
          <table:table-cell office:value-type="time" office:time-value="PT18H05M33S" calcext:value-type="time">
            <text:p>18:05:33</text:p>
          </table:table-cell>
          <table:table-cell table:formula="of:=IF(OR([.B357]=&quot;&quot;;[.E357]=&quot;&quot;);&quot;&quot;;ROUND(ABS([.B357]-[.E357])*86400))" office:value-type="float" office:value="1" calcext:value-type="float">
            <text:p>1</text:p>
          </table:table-cell>
          <table:table-cell table:formula="of:=IF(OR([.C357]=&quot;&quot;;[.F357]=&quot;&quot;);&quot;&quot;;ROUND(ABS([.C357]-[.F357])*86400))" office:value-type="float" office:value="1" calcext:value-type="float">
            <text:p>1</text:p>
          </table:table-cell>
          <table:table-cell table:formula="of:=IF(OR([.D357]=&quot;&quot;;[.G357]=&quot;&quot;);&quot;&quot;;ROUND(ABS([.D357]-[.G35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time" office:time-value="PT05H36M05S" calcext:value-type="time">
            <text:p>05:36:05</text:p>
          </table:table-cell>
          <table:table-cell office:value-type="time" office:time-value="PT11H51M04S" calcext:value-type="time">
            <text:p>11:51:04</text:p>
          </table:table-cell>
          <table:table-cell office:value-type="time" office:time-value="PT18H06M03S" calcext:value-type="time">
            <text:p>18:06:03</text:p>
          </table:table-cell>
          <table:table-cell office:value-type="time" office:time-value="PT05H36M06S" calcext:value-type="time">
            <text:p>05:36:06</text:p>
          </table:table-cell>
          <table:table-cell office:value-type="time" office:time-value="PT11H51M05S" calcext:value-type="time">
            <text:p>11:51:05</text:p>
          </table:table-cell>
          <table:table-cell office:value-type="time" office:time-value="PT18H06M03S" calcext:value-type="time">
            <text:p>18:06:03</text:p>
          </table:table-cell>
          <table:table-cell table:formula="of:=IF(OR([.B358]=&quot;&quot;;[.E358]=&quot;&quot;);&quot;&quot;;ROUND(ABS([.B358]-[.E358])*86400))" office:value-type="float" office:value="1" calcext:value-type="float">
            <text:p>1</text:p>
          </table:table-cell>
          <table:table-cell table:formula="of:=IF(OR([.C358]=&quot;&quot;;[.F358]=&quot;&quot;);&quot;&quot;;ROUND(ABS([.C358]-[.F358])*86400))" office:value-type="float" office:value="1" calcext:value-type="float">
            <text:p>1</text:p>
          </table:table-cell>
          <table:table-cell table:formula="of:=IF(OR([.D358]=&quot;&quot;;[.G358]=&quot;&quot;);&quot;&quot;;ROUND(ABS([.D358]-[.G35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time" office:time-value="PT05H36M36S" calcext:value-type="time">
            <text:p>05:36:36</text:p>
          </table:table-cell>
          <table:table-cell office:value-type="time" office:time-value="PT11H51M34S" calcext:value-type="time">
            <text:p>11:51:34</text:p>
          </table:table-cell>
          <table:table-cell office:value-type="time" office:time-value="PT18H06M33S" calcext:value-type="time">
            <text:p>18:06:33</text:p>
          </table:table-cell>
          <table:table-cell office:value-type="time" office:time-value="PT05H36M36S" calcext:value-type="time">
            <text:p>05:36:36</text:p>
          </table:table-cell>
          <table:table-cell office:value-type="time" office:time-value="PT11H51M35S" calcext:value-type="time">
            <text:p>11:51:35</text:p>
          </table:table-cell>
          <table:table-cell office:value-type="time" office:time-value="PT18H06M33S" calcext:value-type="time">
            <text:p>18:06:33</text:p>
          </table:table-cell>
          <table:table-cell table:formula="of:=IF(OR([.B359]=&quot;&quot;;[.E359]=&quot;&quot;);&quot;&quot;;ROUND(ABS([.B359]-[.E359])*86400))" office:value-type="float" office:value="0" calcext:value-type="float">
            <text:p>0</text:p>
          </table:table-cell>
          <table:table-cell table:formula="of:=IF(OR([.C359]=&quot;&quot;;[.F359]=&quot;&quot;);&quot;&quot;;ROUND(ABS([.C359]-[.F359])*86400))" office:value-type="float" office:value="1" calcext:value-type="float">
            <text:p>1</text:p>
          </table:table-cell>
          <table:table-cell table:formula="of:=IF(OR([.D359]=&quot;&quot;;[.G359]=&quot;&quot;);&quot;&quot;;ROUND(ABS([.D359]-[.G35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time" office:time-value="PT05H37M06S" calcext:value-type="time">
            <text:p>05:37:06</text:p>
          </table:table-cell>
          <table:table-cell office:value-type="time" office:time-value="PT11H52M04S" calcext:value-type="time">
            <text:p>11:52:04</text:p>
          </table:table-cell>
          <table:table-cell office:value-type="time" office:time-value="PT18H07M02S" calcext:value-type="time">
            <text:p>18:07:02</text:p>
          </table:table-cell>
          <table:table-cell office:value-type="time" office:time-value="PT05H37M07S" calcext:value-type="time">
            <text:p>05:37:07</text:p>
          </table:table-cell>
          <table:table-cell office:value-type="time" office:time-value="PT11H52M05S" calcext:value-type="time">
            <text:p>11:52:05</text:p>
          </table:table-cell>
          <table:table-cell office:value-type="time" office:time-value="PT18H07M02S" calcext:value-type="time">
            <text:p>18:07:02</text:p>
          </table:table-cell>
          <table:table-cell table:formula="of:=IF(OR([.B360]=&quot;&quot;;[.E360]=&quot;&quot;);&quot;&quot;;ROUND(ABS([.B360]-[.E360])*86400))" office:value-type="float" office:value="1" calcext:value-type="float">
            <text:p>1</text:p>
          </table:table-cell>
          <table:table-cell table:formula="of:=IF(OR([.C360]=&quot;&quot;;[.F360]=&quot;&quot;);&quot;&quot;;ROUND(ABS([.C360]-[.F360])*86400))" office:value-type="float" office:value="1" calcext:value-type="float">
            <text:p>1</text:p>
          </table:table-cell>
          <table:table-cell table:formula="of:=IF(OR([.D360]=&quot;&quot;;[.G360]=&quot;&quot;);&quot;&quot;;ROUND(ABS([.D360]-[.G36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time" office:time-value="PT05H37M36S" calcext:value-type="time">
            <text:p>05:37:36</text:p>
          </table:table-cell>
          <table:table-cell office:value-type="time" office:time-value="PT11H52M34S" calcext:value-type="time">
            <text:p>11:52:34</text:p>
          </table:table-cell>
          <table:table-cell office:value-type="time" office:time-value="PT18H07M31S" calcext:value-type="time">
            <text:p>18:07:31</text:p>
          </table:table-cell>
          <table:table-cell office:value-type="time" office:time-value="PT05H37M37S" calcext:value-type="time">
            <text:p>05:37:37</text:p>
          </table:table-cell>
          <table:table-cell office:value-type="time" office:time-value="PT11H52M35S" calcext:value-type="time">
            <text:p>11:52:35</text:p>
          </table:table-cell>
          <table:table-cell office:value-type="time" office:time-value="PT18H07M31S" calcext:value-type="time">
            <text:p>18:07:31</text:p>
          </table:table-cell>
          <table:table-cell table:formula="of:=IF(OR([.B361]=&quot;&quot;;[.E361]=&quot;&quot;);&quot;&quot;;ROUND(ABS([.B361]-[.E361])*86400))" office:value-type="float" office:value="1" calcext:value-type="float">
            <text:p>1</text:p>
          </table:table-cell>
          <table:table-cell table:formula="of:=IF(OR([.C361]=&quot;&quot;;[.F361]=&quot;&quot;);&quot;&quot;;ROUND(ABS([.C361]-[.F361])*86400))" office:value-type="float" office:value="1" calcext:value-type="float">
            <text:p>1</text:p>
          </table:table-cell>
          <table:table-cell table:formula="of:=IF(OR([.D361]=&quot;&quot;;[.G361]=&quot;&quot;);&quot;&quot;;ROUND(ABS([.D361]-[.G36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time" office:time-value="PT05H38M07S" calcext:value-type="time">
            <text:p>05:38:07</text:p>
          </table:table-cell>
          <table:table-cell office:value-type="time" office:time-value="PT11H53M04S" calcext:value-type="time">
            <text:p>11:53:04</text:p>
          </table:table-cell>
          <table:table-cell office:value-type="time" office:time-value="PT18H08M00S" calcext:value-type="time">
            <text:p>18:08:00</text:p>
          </table:table-cell>
          <table:table-cell office:value-type="time" office:time-value="PT05H38M08S" calcext:value-type="time">
            <text:p>05:38:08</text:p>
          </table:table-cell>
          <table:table-cell office:value-type="time" office:time-value="PT11H53M04S" calcext:value-type="time">
            <text:p>11:53:04</text:p>
          </table:table-cell>
          <table:table-cell office:value-type="time" office:time-value="PT18H08M00S" calcext:value-type="time">
            <text:p>18:08:00</text:p>
          </table:table-cell>
          <table:table-cell table:formula="of:=IF(OR([.B362]=&quot;&quot;;[.E362]=&quot;&quot;);&quot;&quot;;ROUND(ABS([.B362]-[.E362])*86400))" office:value-type="float" office:value="1" calcext:value-type="float">
            <text:p>1</text:p>
          </table:table-cell>
          <table:table-cell table:formula="of:=IF(OR([.C362]=&quot;&quot;;[.F362]=&quot;&quot;);&quot;&quot;;ROUND(ABS([.C362]-[.F362])*86400))" office:value-type="float" office:value="0" calcext:value-type="float">
            <text:p>0</text:p>
          </table:table-cell>
          <table:table-cell table:formula="of:=IF(OR([.D362]=&quot;&quot;;[.G362]=&quot;&quot;);&quot;&quot;;ROUND(ABS([.D362]-[.G36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time" office:time-value="PT05H38M38S" calcext:value-type="time">
            <text:p>05:38:38</text:p>
          </table:table-cell>
          <table:table-cell office:value-type="time" office:time-value="PT11H53M33S" calcext:value-type="time">
            <text:p>11:53:33</text:p>
          </table:table-cell>
          <table:table-cell office:value-type="time" office:time-value="PT18H08M28S" calcext:value-type="time">
            <text:p>18:08:28</text:p>
          </table:table-cell>
          <table:table-cell office:value-type="time" office:time-value="PT05H38M39S" calcext:value-type="time">
            <text:p>05:38:39</text:p>
          </table:table-cell>
          <table:table-cell office:value-type="time" office:time-value="PT11H53M34S" calcext:value-type="time">
            <text:p>11:53:34</text:p>
          </table:table-cell>
          <table:table-cell office:value-type="time" office:time-value="PT18H08M28S" calcext:value-type="time">
            <text:p>18:08:28</text:p>
          </table:table-cell>
          <table:table-cell table:formula="of:=IF(OR([.B363]=&quot;&quot;;[.E363]=&quot;&quot;);&quot;&quot;;ROUND(ABS([.B363]-[.E363])*86400))" office:value-type="float" office:value="1" calcext:value-type="float">
            <text:p>1</text:p>
          </table:table-cell>
          <table:table-cell table:formula="of:=IF(OR([.C363]=&quot;&quot;;[.F363]=&quot;&quot;);&quot;&quot;;ROUND(ABS([.C363]-[.F363])*86400))" office:value-type="float" office:value="1" calcext:value-type="float">
            <text:p>1</text:p>
          </table:table-cell>
          <table:table-cell table:formula="of:=IF(OR([.D363]=&quot;&quot;;[.G363]=&quot;&quot;);&quot;&quot;;ROUND(ABS([.D363]-[.G36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time" office:time-value="PT05H39M09S" calcext:value-type="time">
            <text:p>05:39:09</text:p>
          </table:table-cell>
          <table:table-cell office:value-type="time" office:time-value="PT11H54M03S" calcext:value-type="time">
            <text:p>11:54:03</text:p>
          </table:table-cell>
          <table:table-cell office:value-type="time" office:time-value="PT18H08M56S" calcext:value-type="time">
            <text:p>18:08:56</text:p>
          </table:table-cell>
          <table:table-cell office:value-type="time" office:time-value="PT05H39M10S" calcext:value-type="time">
            <text:p>05:39:10</text:p>
          </table:table-cell>
          <table:table-cell office:value-type="time" office:time-value="PT11H54M04S" calcext:value-type="time">
            <text:p>11:54:04</text:p>
          </table:table-cell>
          <table:table-cell office:value-type="time" office:time-value="PT18H08M56S" calcext:value-type="time">
            <text:p>18:08:56</text:p>
          </table:table-cell>
          <table:table-cell table:formula="of:=IF(OR([.B364]=&quot;&quot;;[.E364]=&quot;&quot;);&quot;&quot;;ROUND(ABS([.B364]-[.E364])*86400))" office:value-type="float" office:value="1" calcext:value-type="float">
            <text:p>1</text:p>
          </table:table-cell>
          <table:table-cell table:formula="of:=IF(OR([.C364]=&quot;&quot;;[.F364]=&quot;&quot;);&quot;&quot;;ROUND(ABS([.C364]-[.F364])*86400))" office:value-type="float" office:value="1" calcext:value-type="float">
            <text:p>1</text:p>
          </table:table-cell>
          <table:table-cell table:formula="of:=IF(OR([.D364]=&quot;&quot;;[.G364]=&quot;&quot;);&quot;&quot;;ROUND(ABS([.D364]-[.G36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time" office:time-value="PT05H39M40S" calcext:value-type="time">
            <text:p>05:39:40</text:p>
          </table:table-cell>
          <table:table-cell office:value-type="time" office:time-value="PT11H54M32S" calcext:value-type="time">
            <text:p>11:54:32</text:p>
          </table:table-cell>
          <table:table-cell office:value-type="time" office:time-value="PT18H09M24S" calcext:value-type="time">
            <text:p>18:09:24</text:p>
          </table:table-cell>
          <table:table-cell office:value-type="time" office:time-value="PT05H39M41S" calcext:value-type="time">
            <text:p>05:39:41</text:p>
          </table:table-cell>
          <table:table-cell office:value-type="time" office:time-value="PT11H54M33S" calcext:value-type="time">
            <text:p>11:54:33</text:p>
          </table:table-cell>
          <table:table-cell office:value-type="time" office:time-value="PT18H09M24S" calcext:value-type="time">
            <text:p>18:09:24</text:p>
          </table:table-cell>
          <table:table-cell table:formula="of:=IF(OR([.B365]=&quot;&quot;;[.E365]=&quot;&quot;);&quot;&quot;;ROUND(ABS([.B365]-[.E365])*86400))" office:value-type="float" office:value="1" calcext:value-type="float">
            <text:p>1</text:p>
          </table:table-cell>
          <table:table-cell table:formula="of:=IF(OR([.C365]=&quot;&quot;;[.F365]=&quot;&quot;);&quot;&quot;;ROUND(ABS([.C365]-[.F365])*86400))" office:value-type="float" office:value="1" calcext:value-type="float">
            <text:p>1</text:p>
          </table:table-cell>
          <table:table-cell table:formula="of:=IF(OR([.D365]=&quot;&quot;;[.G365]=&quot;&quot;);&quot;&quot;;ROUND(ABS([.D365]-[.G36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time" office:time-value="PT05H40M11S" calcext:value-type="time">
            <text:p>05:40:11</text:p>
          </table:table-cell>
          <table:table-cell office:value-type="time" office:time-value="PT11H55M01S" calcext:value-type="time">
            <text:p>11:55:01</text:p>
          </table:table-cell>
          <table:table-cell office:value-type="time" office:time-value="PT18H09M50S" calcext:value-type="time">
            <text:p>18:09:50</text:p>
          </table:table-cell>
          <table:table-cell office:value-type="time" office:time-value="PT05H40M12S" calcext:value-type="time">
            <text:p>05:40:12</text:p>
          </table:table-cell>
          <table:table-cell office:value-type="time" office:time-value="PT11H55M02S" calcext:value-type="time">
            <text:p>11:55:02</text:p>
          </table:table-cell>
          <table:table-cell office:value-type="time" office:time-value="PT18H09M51S" calcext:value-type="time">
            <text:p>18:09:51</text:p>
          </table:table-cell>
          <table:table-cell table:formula="of:=IF(OR([.B366]=&quot;&quot;;[.E366]=&quot;&quot;);&quot;&quot;;ROUND(ABS([.B366]-[.E366])*86400))" office:value-type="float" office:value="1" calcext:value-type="float">
            <text:p>1</text:p>
          </table:table-cell>
          <table:table-cell table:formula="of:=IF(OR([.C366]=&quot;&quot;;[.F366]=&quot;&quot;);&quot;&quot;;ROUND(ABS([.C366]-[.F366])*86400))" office:value-type="float" office:value="1" calcext:value-type="float">
            <text:p>1</text:p>
          </table:table-cell>
          <table:table-cell table:formula="of:=IF(OR([.D366]=&quot;&quot;;[.G366]=&quot;&quot;);&quot;&quot;;ROUND(ABS([.D366]-[.G3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time" office:time-value="PT05H40M42S" calcext:value-type="time">
            <text:p>05:40:42</text:p>
          </table:table-cell>
          <table:table-cell office:value-type="time" office:time-value="PT11H55M30S" calcext:value-type="time">
            <text:p>11:55:30</text:p>
          </table:table-cell>
          <table:table-cell office:value-type="time" office:time-value="PT18H10M17S" calcext:value-type="time">
            <text:p>18:10:17</text:p>
          </table:table-cell>
          <table:table-cell office:value-type="time" office:time-value="PT05H40M43S" calcext:value-type="time">
            <text:p>05:40:43</text:p>
          </table:table-cell>
          <table:table-cell office:value-type="time" office:time-value="PT11H55M31S" calcext:value-type="time">
            <text:p>11:55:31</text:p>
          </table:table-cell>
          <table:table-cell office:value-type="time" office:time-value="PT18H10M17S" calcext:value-type="time">
            <text:p>18:10:17</text:p>
          </table:table-cell>
          <table:table-cell table:formula="of:=IF(OR([.B367]=&quot;&quot;;[.E367]=&quot;&quot;);&quot;&quot;;ROUND(ABS([.B367]-[.E367])*86400))" office:value-type="float" office:value="1" calcext:value-type="float">
            <text:p>1</text:p>
          </table:table-cell>
          <table:table-cell table:formula="of:=IF(OR([.C367]=&quot;&quot;;[.F367]=&quot;&quot;);&quot;&quot;;ROUND(ABS([.C367]-[.F367])*86400))" office:value-type="float" office:value="1" calcext:value-type="float">
            <text:p>1</text:p>
          </table:table-cell>
          <table:table-cell table:formula="of:=IF(OR([.D367]=&quot;&quot;;[.G367]=&quot;&quot;);&quot;&quot;;ROUND(ABS([.D367]-[.G367])*86400))" office:value-type="float" office:value="0" calcext:value-type="float">
            <text:p>0</text:p>
          </table:table-cell>
          <table:table-cell table:number-columns-repeated="9"/>
        </table:table-row>
      </table:table>
      <table:table table:name="South Temperate - Wellington" table:style-name="ta1">
        <office:forms form:automatic-focus="false" form:apply-design-mode="false"/>
        <table:table-column table:style-name="co1" table:default-cell-style-name="ce26"/>
        <table:table-column table:style-name="co1" table:number-columns-repeated="3" table:default-cell-style-name="ce27"/>
        <table:table-column table:style-name="co1" table:number-columns-repeated="3" table:default-cell-style-name="ce28"/>
        <table:table-column table:style-name="co1" table:number-columns-repeated="3" table:default-cell-style-name="ce29"/>
        <table:table-column table:style-name="co1" table:default-cell-style-name="ce30"/>
        <table:table-column table:style-name="co1" table:number-columns-repeated="2" table:default-cell-style-name="ce33"/>
        <table:table-column table:style-name="co1" table:default-cell-style-name="Default"/>
        <table:table-column table:style-name="co1" table:default-cell-style-name="ce35"/>
        <table:table-column table:style-name="co1" table:number-columns-repeated="3" table:default-cell-style-name="ce36"/>
        <table:table-row table:style-name="ro1">
          <table:table-cell table:style-name="ce25" office:value-type="string" calcext:value-type="string" table:number-columns-spanned="1" table:number-rows-spanned="2">
            <text:p>Date</text:p>
          </table:table-cell>
          <table:table-cell table:style-name="ce25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Go SAMPA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25"/>
          <table:table-cell/>
          <table:table-cell table:style-name="ce25" office:value-type="string" calcext:value-type="string" table:number-columns-spanned="1" table:number-rows-spanned="2">
            <text:p>Parameter</text:p>
          </table:table-cell>
          <table:table-cell table:style-name="ce25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4"/>
        </table:table-row>
        <table:table-row table:style-name="ro1">
          <table:covered-table-cell table:style-name="ce25"/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 table:style-name="ce25" office:value-type="string" calcext:value-type="string">
            <text:p>Sunrise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nset</text:p>
          </table:table-cell>
          <table:table-cell/>
          <table:covered-table-cell table:number-columns-repeated="2" table:style-name="ce31"/>
          <table:table-cell/>
          <table:table-cell table:style-name="Default" table:number-columns-repeated="4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time" office:time-value="PT04H51M05S" calcext:value-type="time">
            <text:p>04:51:05</text:p>
          </table:table-cell>
          <table:table-cell office:value-type="time" office:time-value="PT12H24M12S" calcext:value-type="time">
            <text:p>12:24:12</text:p>
          </table:table-cell>
          <table:table-cell office:value-type="time" office:time-value="PT19H57M05S" calcext:value-type="time">
            <text:p>19:57:05</text:p>
          </table:table-cell>
          <table:table-cell office:value-type="time" office:time-value="PT04H51M05S" calcext:value-type="time">
            <text:p>04:51:05</text:p>
          </table:table-cell>
          <table:table-cell office:value-type="time" office:time-value="PT12H24M12S" calcext:value-type="time">
            <text:p>12:24:12</text:p>
          </table:table-cell>
          <table:table-cell office:value-type="time" office:time-value="PT19H57M05S" calcext:value-type="time">
            <text:p>19:57:05</text:p>
          </table:table-cell>
          <table:table-cell table:formula="of:=IF(OR([.B3]=&quot;&quot;;[.E3]=&quot;&quot;);&quot;&quot;;ROUND(ABS([.B3]-[.E3])*86400))" office:value-type="float" office:value="0" calcext:value-type="float">
            <text:p>0</text:p>
          </table:table-cell>
          <table:table-cell table:formula="of:=IF(OR([.C3]=&quot;&quot;;[.F3]=&quot;&quot;);&quot;&quot;;ROUND(ABS([.C3]-[.F3])*86400))" office:value-type="float" office:value="0" calcext:value-type="float">
            <text:p>0</text:p>
          </table:table-cell>
          <table:table-cell table:formula="of:=IF(OR([.D3]=&quot;&quot;;[.G3]=&quot;&quot;);&quot;&quot;;ROUND(ABS([.D3]-[.G3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Latitude</text:p>
          </table:table-cell>
          <table:table-cell table:style-name="ce34" office:value-type="float" office:value="-41.288889" calcext:value-type="float">
            <text:p>-41.288889</text:p>
          </table:table-cell>
          <table:table-cell table:number-columns-repeated="5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time" office:time-value="PT04H51M56S" calcext:value-type="time">
            <text:p>04:51:56</text:p>
          </table:table-cell>
          <table:table-cell office:value-type="time" office:time-value="PT12H24M40S" calcext:value-type="time">
            <text:p>12:24:40</text:p>
          </table:table-cell>
          <table:table-cell office:value-type="time" office:time-value="PT19H57M09S" calcext:value-type="time">
            <text:p>19:57:09</text:p>
          </table:table-cell>
          <table:table-cell office:value-type="time" office:time-value="PT04H51M56S" calcext:value-type="time">
            <text:p>04:51:56</text:p>
          </table:table-cell>
          <table:table-cell office:value-type="time" office:time-value="PT12H24M40S" calcext:value-type="time">
            <text:p>12:24:40</text:p>
          </table:table-cell>
          <table:table-cell office:value-type="time" office:time-value="PT19H57M09S" calcext:value-type="time">
            <text:p>19:57:09</text:p>
          </table:table-cell>
          <table:table-cell table:formula="of:=IF(OR([.B4]=&quot;&quot;;[.E4]=&quot;&quot;);&quot;&quot;;ROUND(ABS([.B4]-[.E4])*86400))" office:value-type="float" office:value="0" calcext:value-type="float">
            <text:p>0</text:p>
          </table:table-cell>
          <table:table-cell table:formula="of:=IF(OR([.C4]=&quot;&quot;;[.F4]=&quot;&quot;);&quot;&quot;;ROUND(ABS([.C4]-[.F4])*86400))" office:value-type="float" office:value="0" calcext:value-type="float">
            <text:p>0</text:p>
          </table:table-cell>
          <table:table-cell table:formula="of:=IF(OR([.D4]=&quot;&quot;;[.G4]=&quot;&quot;);&quot;&quot;;ROUND(ABS([.D4]-[.G4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Longitude</text:p>
          </table:table-cell>
          <table:table-cell table:style-name="ce34" office:value-type="float" office:value="174.777222" calcext:value-type="float">
            <text:p>174.777222</text:p>
          </table:table-cell>
          <table:table-cell table:number-columns-repeated="5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time" office:time-value="PT04H52M49S" calcext:value-type="time">
            <text:p>04:52:49</text:p>
          </table:table-cell>
          <table:table-cell office:value-type="time" office:time-value="PT12H25M08S" calcext:value-type="time">
            <text:p>12:25:08</text:p>
          </table:table-cell>
          <table:table-cell office:value-type="time" office:time-value="PT19H57M12S" calcext:value-type="time">
            <text:p>19:57:12</text:p>
          </table:table-cell>
          <table:table-cell office:value-type="time" office:time-value="PT04H52M49S" calcext:value-type="time">
            <text:p>04:52:49</text:p>
          </table:table-cell>
          <table:table-cell office:value-type="time" office:time-value="PT12H25M08S" calcext:value-type="time">
            <text:p>12:25:08</text:p>
          </table:table-cell>
          <table:table-cell office:value-type="time" office:time-value="PT19H57M12S" calcext:value-type="time">
            <text:p>19:57:12</text:p>
          </table:table-cell>
          <table:table-cell table:formula="of:=IF(OR([.B5]=&quot;&quot;;[.E5]=&quot;&quot;);&quot;&quot;;ROUND(ABS([.B5]-[.E5])*86400))" office:value-type="float" office:value="0" calcext:value-type="float">
            <text:p>0</text:p>
          </table:table-cell>
          <table:table-cell table:formula="of:=IF(OR([.C5]=&quot;&quot;;[.F5]=&quot;&quot;);&quot;&quot;;ROUND(ABS([.C5]-[.F5])*86400))" office:value-type="float" office:value="0" calcext:value-type="float">
            <text:p>0</text:p>
          </table:table-cell>
          <table:table-cell table:formula="of:=IF(OR([.D5]=&quot;&quot;;[.G5]=&quot;&quot;);&quot;&quot;;ROUND(ABS([.D5]-[.G5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Elevation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time" office:time-value="PT04H53M43S" calcext:value-type="time">
            <text:p>04:53:43</text:p>
          </table:table-cell>
          <table:table-cell office:value-type="time" office:time-value="PT12H25M36S" calcext:value-type="time">
            <text:p>12:25:36</text:p>
          </table:table-cell>
          <table:table-cell office:value-type="time" office:time-value="PT19H57M11S" calcext:value-type="time">
            <text:p>19:57:11</text:p>
          </table:table-cell>
          <table:table-cell office:value-type="time" office:time-value="PT04H53M43S" calcext:value-type="time">
            <text:p>04:53:43</text:p>
          </table:table-cell>
          <table:table-cell office:value-type="time" office:time-value="PT12H25M36S" calcext:value-type="time">
            <text:p>12:25:36</text:p>
          </table:table-cell>
          <table:table-cell office:value-type="time" office:time-value="PT19H57M11S" calcext:value-type="time">
            <text:p>19:57:11</text:p>
          </table:table-cell>
          <table:table-cell table:formula="of:=IF(OR([.B6]=&quot;&quot;;[.E6]=&quot;&quot;);&quot;&quot;;ROUND(ABS([.B6]-[.E6])*86400))" office:value-type="float" office:value="0" calcext:value-type="float">
            <text:p>0</text:p>
          </table:table-cell>
          <table:table-cell table:formula="of:=IF(OR([.C6]=&quot;&quot;;[.F6]=&quot;&quot;);&quot;&quot;;ROUND(ABS([.C6]-[.F6])*86400))" office:value-type="float" office:value="0" calcext:value-type="float">
            <text:p>0</text:p>
          </table:table-cell>
          <table:table-cell table:formula="of:=IF(OR([.D6]=&quot;&quot;;[.G6]=&quot;&quot;);&quot;&quot;;ROUND(ABS([.D6]-[.G6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Timezone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time" office:time-value="PT04H54M39S" calcext:value-type="time">
            <text:p>04:54:39</text:p>
          </table:table-cell>
          <table:table-cell office:value-type="time" office:time-value="PT12H26M03S" calcext:value-type="time">
            <text:p>12:26:03</text:p>
          </table:table-cell>
          <table:table-cell office:value-type="time" office:time-value="PT19H57M09S" calcext:value-type="time">
            <text:p>19:57:09</text:p>
          </table:table-cell>
          <table:table-cell office:value-type="time" office:time-value="PT04H54M39S" calcext:value-type="time">
            <text:p>04:54:39</text:p>
          </table:table-cell>
          <table:table-cell office:value-type="time" office:time-value="PT12H26M03S" calcext:value-type="time">
            <text:p>12:26:03</text:p>
          </table:table-cell>
          <table:table-cell office:value-type="time" office:time-value="PT19H57M09S" calcext:value-type="time">
            <text:p>19:57:09</text:p>
          </table:table-cell>
          <table:table-cell table:formula="of:=IF(OR([.B7]=&quot;&quot;;[.E7]=&quot;&quot;);&quot;&quot;;ROUND(ABS([.B7]-[.E7])*86400))" office:value-type="float" office:value="0" calcext:value-type="float">
            <text:p>0</text:p>
          </table:table-cell>
          <table:table-cell table:formula="of:=IF(OR([.C7]=&quot;&quot;;[.F7]=&quot;&quot;);&quot;&quot;;ROUND(ABS([.C7]-[.F7])*86400))" office:value-type="float" office:value="0" calcext:value-type="float">
            <text:p>0</text:p>
          </table:table-cell>
          <table:table-cell table:formula="of:=IF(OR([.D7]=&quot;&quot;;[.G7]=&quot;&quot;);&quot;&quot;;ROUND(ABS([.D7]-[.G7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Temperature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time" office:time-value="PT04H55M36S" calcext:value-type="time">
            <text:p>04:55:36</text:p>
          </table:table-cell>
          <table:table-cell office:value-type="time" office:time-value="PT12H26M30S" calcext:value-type="time">
            <text:p>12:26:30</text:p>
          </table:table-cell>
          <table:table-cell office:value-type="time" office:time-value="PT19H57M04S" calcext:value-type="time">
            <text:p>19:57:04</text:p>
          </table:table-cell>
          <table:table-cell office:value-type="time" office:time-value="PT04H55M36S" calcext:value-type="time">
            <text:p>04:55:36</text:p>
          </table:table-cell>
          <table:table-cell office:value-type="time" office:time-value="PT12H26M30S" calcext:value-type="time">
            <text:p>12:26:30</text:p>
          </table:table-cell>
          <table:table-cell office:value-type="time" office:time-value="PT19H57M04S" calcext:value-type="time">
            <text:p>19:57:04</text:p>
          </table:table-cell>
          <table:table-cell table:formula="of:=IF(OR([.B8]=&quot;&quot;;[.E8]=&quot;&quot;);&quot;&quot;;ROUND(ABS([.B8]-[.E8])*86400))" office:value-type="float" office:value="0" calcext:value-type="float">
            <text:p>0</text:p>
          </table:table-cell>
          <table:table-cell table:formula="of:=IF(OR([.C8]=&quot;&quot;;[.F8]=&quot;&quot;);&quot;&quot;;ROUND(ABS([.C8]-[.F8])*86400))" office:value-type="float" office:value="0" calcext:value-type="float">
            <text:p>0</text:p>
          </table:table-cell>
          <table:table-cell table:formula="of:=IF(OR([.D8]=&quot;&quot;;[.G8]=&quot;&quot;);&quot;&quot;;ROUND(ABS([.D8]-[.G8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ressure</text:p>
          </table:table-cell>
          <table:table-cell table:style-name="ce34"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time" office:time-value="PT04H56M35S" calcext:value-type="time">
            <text:p>04:56:35</text:p>
          </table:table-cell>
          <table:table-cell office:value-type="time" office:time-value="PT12H26M56S" calcext:value-type="time">
            <text:p>12:26:56</text:p>
          </table:table-cell>
          <table:table-cell office:value-type="time" office:time-value="PT19H56M56S" calcext:value-type="time">
            <text:p>19:56:56</text:p>
          </table:table-cell>
          <table:table-cell office:value-type="time" office:time-value="PT04H56M35S" calcext:value-type="time">
            <text:p>04:56:35</text:p>
          </table:table-cell>
          <table:table-cell office:value-type="time" office:time-value="PT12H26M56S" calcext:value-type="time">
            <text:p>12:26:56</text:p>
          </table:table-cell>
          <table:table-cell office:value-type="time" office:time-value="PT19H56M56S" calcext:value-type="time">
            <text:p>19:56:56</text:p>
          </table:table-cell>
          <table:table-cell table:formula="of:=IF(OR([.B9]=&quot;&quot;;[.E9]=&quot;&quot;);&quot;&quot;;ROUND(ABS([.B9]-[.E9])*86400))" office:value-type="float" office:value="0" calcext:value-type="float">
            <text:p>0</text:p>
          </table:table-cell>
          <table:table-cell table:formula="of:=IF(OR([.C9]=&quot;&quot;;[.F9]=&quot;&quot;);&quot;&quot;;ROUND(ABS([.C9]-[.F9])*86400))" office:value-type="float" office:value="0" calcext:value-type="float">
            <text:p>0</text:p>
          </table:table-cell>
          <table:table-cell table:formula="of:=IF(OR([.D9]=&quot;&quot;;[.G9]=&quot;&quot;);&quot;&quot;;ROUND(ABS([.D9]-[.G9])*86400)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Delta T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time" office:time-value="PT04H57M35S" calcext:value-type="time">
            <text:p>04:57:35</text:p>
          </table:table-cell>
          <table:table-cell office:value-type="time" office:time-value="PT12H27M22S" calcext:value-type="time">
            <text:p>12:27:22</text:p>
          </table:table-cell>
          <table:table-cell office:value-type="time" office:time-value="PT19H56M47S" calcext:value-type="time">
            <text:p>19:56:47</text:p>
          </table:table-cell>
          <table:table-cell office:value-type="time" office:time-value="PT04H57M35S" calcext:value-type="time">
            <text:p>04:57:35</text:p>
          </table:table-cell>
          <table:table-cell office:value-type="time" office:time-value="PT12H27M22S" calcext:value-type="time">
            <text:p>12:27:22</text:p>
          </table:table-cell>
          <table:table-cell office:value-type="time" office:time-value="PT19H56M47S" calcext:value-type="time">
            <text:p>19:56:47</text:p>
          </table:table-cell>
          <table:table-cell table:formula="of:=IF(OR([.B10]=&quot;&quot;;[.E10]=&quot;&quot;);&quot;&quot;;ROUND(ABS([.B10]-[.E10])*86400))" office:value-type="float" office:value="0" calcext:value-type="float">
            <text:p>0</text:p>
          </table:table-cell>
          <table:table-cell table:formula="of:=IF(OR([.C10]=&quot;&quot;;[.F10]=&quot;&quot;);&quot;&quot;;ROUND(ABS([.C10]-[.F10])*86400))" office:value-type="float" office:value="0" calcext:value-type="float">
            <text:p>0</text:p>
          </table:table-cell>
          <table:table-cell table:formula="of:=IF(OR([.D10]=&quot;&quot;;[.G10]=&quot;&quot;);&quot;&quot;;ROUND(ABS([.D10]-[.G10])*86400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time" office:time-value="PT04H58M37S" calcext:value-type="time">
            <text:p>04:58:37</text:p>
          </table:table-cell>
          <table:table-cell office:value-type="time" office:time-value="PT12H27M47S" calcext:value-type="time">
            <text:p>12:27:47</text:p>
          </table:table-cell>
          <table:table-cell office:value-type="time" office:time-value="PT19H56M35S" calcext:value-type="time">
            <text:p>19:56:35</text:p>
          </table:table-cell>
          <table:table-cell office:value-type="time" office:time-value="PT04H58M37S" calcext:value-type="time">
            <text:p>04:58:37</text:p>
          </table:table-cell>
          <table:table-cell office:value-type="time" office:time-value="PT12H27M47S" calcext:value-type="time">
            <text:p>12:27:47</text:p>
          </table:table-cell>
          <table:table-cell office:value-type="time" office:time-value="PT19H56M35S" calcext:value-type="time">
            <text:p>19:56:35</text:p>
          </table:table-cell>
          <table:table-cell table:formula="of:=IF(OR([.B11]=&quot;&quot;;[.E11]=&quot;&quot;);&quot;&quot;;ROUND(ABS([.B11]-[.E11])*86400))" office:value-type="float" office:value="0" calcext:value-type="float">
            <text:p>0</text:p>
          </table:table-cell>
          <table:table-cell table:formula="of:=IF(OR([.C11]=&quot;&quot;;[.F11]=&quot;&quot;);&quot;&quot;;ROUND(ABS([.C11]-[.F11])*86400))" office:value-type="float" office:value="0" calcext:value-type="float">
            <text:p>0</text:p>
          </table:table-cell>
          <table:table-cell table:formula="of:=IF(OR([.D11]=&quot;&quot;;[.G11]=&quot;&quot;);&quot;&quot;;ROUND(ABS([.D11]-[.G1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time" office:time-value="PT04H59M40S" calcext:value-type="time">
            <text:p>04:59:40</text:p>
          </table:table-cell>
          <table:table-cell office:value-type="time" office:time-value="PT12H28M12S" calcext:value-type="time">
            <text:p>12:28:12</text:p>
          </table:table-cell>
          <table:table-cell office:value-type="time" office:time-value="PT19H56M20S" calcext:value-type="time">
            <text:p>19:56:20</text:p>
          </table:table-cell>
          <table:table-cell office:value-type="time" office:time-value="PT04H59M39S" calcext:value-type="time">
            <text:p>04:59:39</text:p>
          </table:table-cell>
          <table:table-cell office:value-type="time" office:time-value="PT12H28M12S" calcext:value-type="time">
            <text:p>12:28:12</text:p>
          </table:table-cell>
          <table:table-cell office:value-type="time" office:time-value="PT19H56M20S" calcext:value-type="time">
            <text:p>19:56:20</text:p>
          </table:table-cell>
          <table:table-cell table:formula="of:=IF(OR([.B12]=&quot;&quot;;[.E12]=&quot;&quot;);&quot;&quot;;ROUND(ABS([.B12]-[.E12])*86400))" office:value-type="float" office:value="1" calcext:value-type="float">
            <text:p>1</text:p>
          </table:table-cell>
          <table:table-cell table:formula="of:=IF(OR([.C12]=&quot;&quot;;[.F12]=&quot;&quot;);&quot;&quot;;ROUND(ABS([.C12]-[.F12])*86400))" office:value-type="float" office:value="0" calcext:value-type="float">
            <text:p>0</text:p>
          </table:table-cell>
          <table:table-cell table:formula="of:=IF(OR([.D12]=&quot;&quot;;[.G12]=&quot;&quot;);&quot;&quot;;ROUND(ABS([.D12]-[.G1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time" office:time-value="PT05H00M44S" calcext:value-type="time">
            <text:p>05:00:44</text:p>
          </table:table-cell>
          <table:table-cell office:value-type="time" office:time-value="PT12H28M36S" calcext:value-type="time">
            <text:p>12:28:36</text:p>
          </table:table-cell>
          <table:table-cell office:value-type="time" office:time-value="PT19H56M03S" calcext:value-type="time">
            <text:p>19:56:03</text:p>
          </table:table-cell>
          <table:table-cell office:value-type="time" office:time-value="PT05H00M43S" calcext:value-type="time">
            <text:p>05:00:43</text:p>
          </table:table-cell>
          <table:table-cell office:value-type="time" office:time-value="PT12H28M36S" calcext:value-type="time">
            <text:p>12:28:36</text:p>
          </table:table-cell>
          <table:table-cell office:value-type="time" office:time-value="PT19H56M03S" calcext:value-type="time">
            <text:p>19:56:03</text:p>
          </table:table-cell>
          <table:table-cell table:formula="of:=IF(OR([.B13]=&quot;&quot;;[.E13]=&quot;&quot;);&quot;&quot;;ROUND(ABS([.B13]-[.E13])*86400))" office:value-type="float" office:value="1" calcext:value-type="float">
            <text:p>1</text:p>
          </table:table-cell>
          <table:table-cell table:formula="of:=IF(OR([.C13]=&quot;&quot;;[.F13]=&quot;&quot;);&quot;&quot;;ROUND(ABS([.C13]-[.F13])*86400))" office:value-type="float" office:value="0" calcext:value-type="float">
            <text:p>0</text:p>
          </table:table-cell>
          <table:table-cell table:formula="of:=IF(OR([.D13]=&quot;&quot;;[.G13]=&quot;&quot;);&quot;&quot;;ROUND(ABS([.D13]-[.G1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time" office:time-value="PT05H01M49S" calcext:value-type="time">
            <text:p>05:01:49</text:p>
          </table:table-cell>
          <table:table-cell office:value-type="time" office:time-value="PT12H29M00S" calcext:value-type="time">
            <text:p>12:29:00</text:p>
          </table:table-cell>
          <table:table-cell office:value-type="time" office:time-value="PT19H55M44S" calcext:value-type="time">
            <text:p>19:55:44</text:p>
          </table:table-cell>
          <table:table-cell office:value-type="time" office:time-value="PT05H01M49S" calcext:value-type="time">
            <text:p>05:01:49</text:p>
          </table:table-cell>
          <table:table-cell office:value-type="time" office:time-value="PT12H29M00S" calcext:value-type="time">
            <text:p>12:29:00</text:p>
          </table:table-cell>
          <table:table-cell office:value-type="time" office:time-value="PT19H55M44S" calcext:value-type="time">
            <text:p>19:55:44</text:p>
          </table:table-cell>
          <table:table-cell table:formula="of:=IF(OR([.B14]=&quot;&quot;;[.E14]=&quot;&quot;);&quot;&quot;;ROUND(ABS([.B14]-[.E14])*86400))" office:value-type="float" office:value="0" calcext:value-type="float">
            <text:p>0</text:p>
          </table:table-cell>
          <table:table-cell table:formula="of:=IF(OR([.C14]=&quot;&quot;;[.F14]=&quot;&quot;);&quot;&quot;;ROUND(ABS([.C14]-[.F14])*86400))" office:value-type="float" office:value="0" calcext:value-type="float">
            <text:p>0</text:p>
          </table:table-cell>
          <table:table-cell table:formula="of:=IF(OR([.D14]=&quot;&quot;;[.G14]=&quot;&quot;);&quot;&quot;;ROUND(ABS([.D14]-[.G1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time" office:time-value="PT05H02M55S" calcext:value-type="time">
            <text:p>05:02:55</text:p>
          </table:table-cell>
          <table:table-cell office:value-type="time" office:time-value="PT12H29M23S" calcext:value-type="time">
            <text:p>12:29:23</text:p>
          </table:table-cell>
          <table:table-cell office:value-type="time" office:time-value="PT19H55M23S" calcext:value-type="time">
            <text:p>19:55:23</text:p>
          </table:table-cell>
          <table:table-cell office:value-type="time" office:time-value="PT05H02M55S" calcext:value-type="time">
            <text:p>05:02:55</text:p>
          </table:table-cell>
          <table:table-cell office:value-type="time" office:time-value="PT12H29M23S" calcext:value-type="time">
            <text:p>12:29:23</text:p>
          </table:table-cell>
          <table:table-cell office:value-type="time" office:time-value="PT19H55M23S" calcext:value-type="time">
            <text:p>19:55:23</text:p>
          </table:table-cell>
          <table:table-cell table:formula="of:=IF(OR([.B15]=&quot;&quot;;[.E15]=&quot;&quot;);&quot;&quot;;ROUND(ABS([.B15]-[.E15])*86400))" office:value-type="float" office:value="0" calcext:value-type="float">
            <text:p>0</text:p>
          </table:table-cell>
          <table:table-cell table:formula="of:=IF(OR([.C15]=&quot;&quot;;[.F15]=&quot;&quot;);&quot;&quot;;ROUND(ABS([.C15]-[.F15])*86400))" office:value-type="float" office:value="0" calcext:value-type="float">
            <text:p>0</text:p>
          </table:table-cell>
          <table:table-cell table:formula="of:=IF(OR([.D15]=&quot;&quot;;[.G15]=&quot;&quot;);&quot;&quot;;ROUND(ABS([.D15]-[.G1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time" office:time-value="PT05H04M02S" calcext:value-type="time">
            <text:p>05:04:02</text:p>
          </table:table-cell>
          <table:table-cell office:value-type="time" office:time-value="PT12H29M45S" calcext:value-type="time">
            <text:p>12:29:45</text:p>
          </table:table-cell>
          <table:table-cell office:value-type="time" office:time-value="PT19H54M59S" calcext:value-type="time">
            <text:p>19:54:59</text:p>
          </table:table-cell>
          <table:table-cell office:value-type="time" office:time-value="PT05H04M02S" calcext:value-type="time">
            <text:p>05:04:02</text:p>
          </table:table-cell>
          <table:table-cell office:value-type="time" office:time-value="PT12H29M45S" calcext:value-type="time">
            <text:p>12:29:45</text:p>
          </table:table-cell>
          <table:table-cell office:value-type="time" office:time-value="PT19H54M59S" calcext:value-type="time">
            <text:p>19:54:59</text:p>
          </table:table-cell>
          <table:table-cell table:formula="of:=IF(OR([.B16]=&quot;&quot;;[.E16]=&quot;&quot;);&quot;&quot;;ROUND(ABS([.B16]-[.E16])*86400))" office:value-type="float" office:value="0" calcext:value-type="float">
            <text:p>0</text:p>
          </table:table-cell>
          <table:table-cell table:formula="of:=IF(OR([.C16]=&quot;&quot;;[.F16]=&quot;&quot;);&quot;&quot;;ROUND(ABS([.C16]-[.F16])*86400))" office:value-type="float" office:value="0" calcext:value-type="float">
            <text:p>0</text:p>
          </table:table-cell>
          <table:table-cell table:formula="of:=IF(OR([.D16]=&quot;&quot;;[.G16]=&quot;&quot;);&quot;&quot;;ROUND(ABS([.D16]-[.G1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05H05M11S" calcext:value-type="time">
            <text:p>05:05:11</text:p>
          </table:table-cell>
          <table:table-cell office:value-type="time" office:time-value="PT12H30M06S" calcext:value-type="time">
            <text:p>12:30:06</text:p>
          </table:table-cell>
          <table:table-cell office:value-type="time" office:time-value="PT19H54M33S" calcext:value-type="time">
            <text:p>19:54:33</text:p>
          </table:table-cell>
          <table:table-cell office:value-type="time" office:time-value="PT05H05M11S" calcext:value-type="time">
            <text:p>05:05:11</text:p>
          </table:table-cell>
          <table:table-cell office:value-type="time" office:time-value="PT12H30M07S" calcext:value-type="time">
            <text:p>12:30:07</text:p>
          </table:table-cell>
          <table:table-cell office:value-type="time" office:time-value="PT19H54M33S" calcext:value-type="time">
            <text:p>19:54:33</text:p>
          </table:table-cell>
          <table:table-cell table:formula="of:=IF(OR([.B17]=&quot;&quot;;[.E17]=&quot;&quot;);&quot;&quot;;ROUND(ABS([.B17]-[.E17])*86400))" office:value-type="float" office:value="0" calcext:value-type="float">
            <text:p>0</text:p>
          </table:table-cell>
          <table:table-cell table:formula="of:=IF(OR([.C17]=&quot;&quot;;[.F17]=&quot;&quot;);&quot;&quot;;ROUND(ABS([.C17]-[.F17])*86400))" office:value-type="float" office:value="1" calcext:value-type="float">
            <text:p>1</text:p>
          </table:table-cell>
          <table:table-cell table:formula="of:=IF(OR([.D17]=&quot;&quot;;[.G17]=&quot;&quot;);&quot;&quot;;ROUND(ABS([.D17]-[.G1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05H06M20S" calcext:value-type="time">
            <text:p>05:06:20</text:p>
          </table:table-cell>
          <table:table-cell office:value-type="time" office:time-value="PT12H30M27S" calcext:value-type="time">
            <text:p>12:30:27</text:p>
          </table:table-cell>
          <table:table-cell office:value-type="time" office:time-value="PT19H54M05S" calcext:value-type="time">
            <text:p>19:54:05</text:p>
          </table:table-cell>
          <table:table-cell office:value-type="time" office:time-value="PT05H06M20S" calcext:value-type="time">
            <text:p>05:06:20</text:p>
          </table:table-cell>
          <table:table-cell office:value-type="time" office:time-value="PT12H30M27S" calcext:value-type="time">
            <text:p>12:30:27</text:p>
          </table:table-cell>
          <table:table-cell office:value-type="time" office:time-value="PT19H54M05S" calcext:value-type="time">
            <text:p>19:54:05</text:p>
          </table:table-cell>
          <table:table-cell table:formula="of:=IF(OR([.B18]=&quot;&quot;;[.E18]=&quot;&quot;);&quot;&quot;;ROUND(ABS([.B18]-[.E18])*86400))" office:value-type="float" office:value="0" calcext:value-type="float">
            <text:p>0</text:p>
          </table:table-cell>
          <table:table-cell table:formula="of:=IF(OR([.C18]=&quot;&quot;;[.F18]=&quot;&quot;);&quot;&quot;;ROUND(ABS([.C18]-[.F18])*86400))" office:value-type="float" office:value="0" calcext:value-type="float">
            <text:p>0</text:p>
          </table:table-cell>
          <table:table-cell table:formula="of:=IF(OR([.D18]=&quot;&quot;;[.G18]=&quot;&quot;);&quot;&quot;;ROUND(ABS([.D18]-[.G1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05H07M30S" calcext:value-type="time">
            <text:p>05:07:30</text:p>
          </table:table-cell>
          <table:table-cell office:value-type="time" office:time-value="PT12H30M48S" calcext:value-type="time">
            <text:p>12:30:48</text:p>
          </table:table-cell>
          <table:table-cell office:value-type="time" office:time-value="PT19H53M34S" calcext:value-type="time">
            <text:p>19:53:34</text:p>
          </table:table-cell>
          <table:table-cell office:value-type="time" office:time-value="PT05H07M30S" calcext:value-type="time">
            <text:p>05:07:30</text:p>
          </table:table-cell>
          <table:table-cell office:value-type="time" office:time-value="PT12H30M48S" calcext:value-type="time">
            <text:p>12:30:48</text:p>
          </table:table-cell>
          <table:table-cell office:value-type="time" office:time-value="PT19H53M34S" calcext:value-type="time">
            <text:p>19:53:34</text:p>
          </table:table-cell>
          <table:table-cell table:formula="of:=IF(OR([.B19]=&quot;&quot;;[.E19]=&quot;&quot;);&quot;&quot;;ROUND(ABS([.B19]-[.E19])*86400))" office:value-type="float" office:value="0" calcext:value-type="float">
            <text:p>0</text:p>
          </table:table-cell>
          <table:table-cell table:formula="of:=IF(OR([.C19]=&quot;&quot;;[.F19]=&quot;&quot;);&quot;&quot;;ROUND(ABS([.C19]-[.F19])*86400))" office:value-type="float" office:value="0" calcext:value-type="float">
            <text:p>0</text:p>
          </table:table-cell>
          <table:table-cell table:formula="of:=IF(OR([.D19]=&quot;&quot;;[.G19]=&quot;&quot;);&quot;&quot;;ROUND(ABS([.D19]-[.G1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time" office:time-value="PT05H08M41S" calcext:value-type="time">
            <text:p>05:08:41</text:p>
          </table:table-cell>
          <table:table-cell office:value-type="time" office:time-value="PT12H31M07S" calcext:value-type="time">
            <text:p>12:31:07</text:p>
          </table:table-cell>
          <table:table-cell office:value-type="time" office:time-value="PT19H53M01S" calcext:value-type="time">
            <text:p>19:53:01</text:p>
          </table:table-cell>
          <table:table-cell office:value-type="time" office:time-value="PT05H08M41S" calcext:value-type="time">
            <text:p>05:08:41</text:p>
          </table:table-cell>
          <table:table-cell office:value-type="time" office:time-value="PT12H31M07S" calcext:value-type="time">
            <text:p>12:31:07</text:p>
          </table:table-cell>
          <table:table-cell office:value-type="time" office:time-value="PT19H53M01S" calcext:value-type="time">
            <text:p>19:53:01</text:p>
          </table:table-cell>
          <table:table-cell table:formula="of:=IF(OR([.B20]=&quot;&quot;;[.E20]=&quot;&quot;);&quot;&quot;;ROUND(ABS([.B20]-[.E20])*86400))" office:value-type="float" office:value="0" calcext:value-type="float">
            <text:p>0</text:p>
          </table:table-cell>
          <table:table-cell table:formula="of:=IF(OR([.C20]=&quot;&quot;;[.F20]=&quot;&quot;);&quot;&quot;;ROUND(ABS([.C20]-[.F20])*86400))" office:value-type="float" office:value="0" calcext:value-type="float">
            <text:p>0</text:p>
          </table:table-cell>
          <table:table-cell table:formula="of:=IF(OR([.D20]=&quot;&quot;;[.G20]=&quot;&quot;);&quot;&quot;;ROUND(ABS([.D20]-[.G20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05H09M53S" calcext:value-type="time">
            <text:p>05:09:53</text:p>
          </table:table-cell>
          <table:table-cell office:value-type="time" office:time-value="PT12H31M26S" calcext:value-type="time">
            <text:p>12:31:26</text:p>
          </table:table-cell>
          <table:table-cell office:value-type="time" office:time-value="PT19H52M26S" calcext:value-type="time">
            <text:p>19:52:26</text:p>
          </table:table-cell>
          <table:table-cell office:value-type="time" office:time-value="PT05H09M53S" calcext:value-type="time">
            <text:p>05:09:53</text:p>
          </table:table-cell>
          <table:table-cell office:value-type="time" office:time-value="PT12H31M26S" calcext:value-type="time">
            <text:p>12:31:26</text:p>
          </table:table-cell>
          <table:table-cell office:value-type="time" office:time-value="PT19H52M27S" calcext:value-type="time">
            <text:p>19:52:27</text:p>
          </table:table-cell>
          <table:table-cell table:formula="of:=IF(OR([.B21]=&quot;&quot;;[.E21]=&quot;&quot;);&quot;&quot;;ROUND(ABS([.B21]-[.E21])*86400))" office:value-type="float" office:value="0" calcext:value-type="float">
            <text:p>0</text:p>
          </table:table-cell>
          <table:table-cell table:formula="of:=IF(OR([.C21]=&quot;&quot;;[.F21]=&quot;&quot;);&quot;&quot;;ROUND(ABS([.C21]-[.F21])*86400))" office:value-type="float" office:value="0" calcext:value-type="float">
            <text:p>0</text:p>
          </table:table-cell>
          <table:table-cell table:formula="of:=IF(OR([.D21]=&quot;&quot;;[.G21]=&quot;&quot;);&quot;&quot;;ROUND(ABS([.D21]-[.G2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05H11M05S" calcext:value-type="time">
            <text:p>05:11:05</text:p>
          </table:table-cell>
          <table:table-cell office:value-type="time" office:time-value="PT12H31M44S" calcext:value-type="time">
            <text:p>12:31:44</text:p>
          </table:table-cell>
          <table:table-cell office:value-type="time" office:time-value="PT19H51M49S" calcext:value-type="time">
            <text:p>19:51:49</text:p>
          </table:table-cell>
          <table:table-cell office:value-type="time" office:time-value="PT05H11M05S" calcext:value-type="time">
            <text:p>05:11:05</text:p>
          </table:table-cell>
          <table:table-cell office:value-type="time" office:time-value="PT12H31M44S" calcext:value-type="time">
            <text:p>12:31:44</text:p>
          </table:table-cell>
          <table:table-cell office:value-type="time" office:time-value="PT19H51M50S" calcext:value-type="time">
            <text:p>19:51:50</text:p>
          </table:table-cell>
          <table:table-cell table:formula="of:=IF(OR([.B22]=&quot;&quot;;[.E22]=&quot;&quot;);&quot;&quot;;ROUND(ABS([.B22]-[.E22])*86400))" office:value-type="float" office:value="0" calcext:value-type="float">
            <text:p>0</text:p>
          </table:table-cell>
          <table:table-cell table:formula="of:=IF(OR([.C22]=&quot;&quot;;[.F22]=&quot;&quot;);&quot;&quot;;ROUND(ABS([.C22]-[.F22])*86400))" office:value-type="float" office:value="0" calcext:value-type="float">
            <text:p>0</text:p>
          </table:table-cell>
          <table:table-cell table:formula="of:=IF(OR([.D22]=&quot;&quot;;[.G22]=&quot;&quot;);&quot;&quot;;ROUND(ABS([.D22]-[.G2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05H12M18S" calcext:value-type="time">
            <text:p>05:12:18</text:p>
          </table:table-cell>
          <table:table-cell office:value-type="time" office:time-value="PT12H32M01S" calcext:value-type="time">
            <text:p>12:32:01</text:p>
          </table:table-cell>
          <table:table-cell office:value-type="time" office:time-value="PT19H51M10S" calcext:value-type="time">
            <text:p>19:51:10</text:p>
          </table:table-cell>
          <table:table-cell office:value-type="time" office:time-value="PT05H12M18S" calcext:value-type="time">
            <text:p>05:12:18</text:p>
          </table:table-cell>
          <table:table-cell office:value-type="time" office:time-value="PT12H32M02S" calcext:value-type="time">
            <text:p>12:32:02</text:p>
          </table:table-cell>
          <table:table-cell office:value-type="time" office:time-value="PT19H51M10S" calcext:value-type="time">
            <text:p>19:51:10</text:p>
          </table:table-cell>
          <table:table-cell table:formula="of:=IF(OR([.B23]=&quot;&quot;;[.E23]=&quot;&quot;);&quot;&quot;;ROUND(ABS([.B23]-[.E23])*86400))" office:value-type="float" office:value="0" calcext:value-type="float">
            <text:p>0</text:p>
          </table:table-cell>
          <table:table-cell table:formula="of:=IF(OR([.C23]=&quot;&quot;;[.F23]=&quot;&quot;);&quot;&quot;;ROUND(ABS([.C23]-[.F23])*86400))" office:value-type="float" office:value="1" calcext:value-type="float">
            <text:p>1</text:p>
          </table:table-cell>
          <table:table-cell table:formula="of:=IF(OR([.D23]=&quot;&quot;;[.G23]=&quot;&quot;);&quot;&quot;;ROUND(ABS([.D23]-[.G2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05H13M32S" calcext:value-type="time">
            <text:p>05:13:32</text:p>
          </table:table-cell>
          <table:table-cell office:value-type="time" office:time-value="PT12H32M18S" calcext:value-type="time">
            <text:p>12:32:18</text:p>
          </table:table-cell>
          <table:table-cell office:value-type="time" office:time-value="PT19H50M29S" calcext:value-type="time">
            <text:p>19:50:29</text:p>
          </table:table-cell>
          <table:table-cell office:value-type="time" office:time-value="PT05H13M32S" calcext:value-type="time">
            <text:p>05:13:32</text:p>
          </table:table-cell>
          <table:table-cell office:value-type="time" office:time-value="PT12H32M18S" calcext:value-type="time">
            <text:p>12:32:18</text:p>
          </table:table-cell>
          <table:table-cell office:value-type="time" office:time-value="PT19H50M29S" calcext:value-type="time">
            <text:p>19:50:29</text:p>
          </table:table-cell>
          <table:table-cell table:formula="of:=IF(OR([.B24]=&quot;&quot;;[.E24]=&quot;&quot;);&quot;&quot;;ROUND(ABS([.B24]-[.E24])*86400))" office:value-type="float" office:value="0" calcext:value-type="float">
            <text:p>0</text:p>
          </table:table-cell>
          <table:table-cell table:formula="of:=IF(OR([.C24]=&quot;&quot;;[.F24]=&quot;&quot;);&quot;&quot;;ROUND(ABS([.C24]-[.F24])*86400))" office:value-type="float" office:value="0" calcext:value-type="float">
            <text:p>0</text:p>
          </table:table-cell>
          <table:table-cell table:formula="of:=IF(OR([.D24]=&quot;&quot;;[.G24]=&quot;&quot;);&quot;&quot;;ROUND(ABS([.D24]-[.G2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05H14M46S" calcext:value-type="time">
            <text:p>05:14:46</text:p>
          </table:table-cell>
          <table:table-cell office:value-type="time" office:time-value="PT12H32M34S" calcext:value-type="time">
            <text:p>12:32:34</text:p>
          </table:table-cell>
          <table:table-cell office:value-type="time" office:time-value="PT19H49M46S" calcext:value-type="time">
            <text:p>19:49:46</text:p>
          </table:table-cell>
          <table:table-cell office:value-type="time" office:time-value="PT05H14M46S" calcext:value-type="time">
            <text:p>05:14:46</text:p>
          </table:table-cell>
          <table:table-cell office:value-type="time" office:time-value="PT12H32M34S" calcext:value-type="time">
            <text:p>12:32:34</text:p>
          </table:table-cell>
          <table:table-cell office:value-type="time" office:time-value="PT19H49M46S" calcext:value-type="time">
            <text:p>19:49:46</text:p>
          </table:table-cell>
          <table:table-cell table:formula="of:=IF(OR([.B25]=&quot;&quot;;[.E25]=&quot;&quot;);&quot;&quot;;ROUND(ABS([.B25]-[.E25])*86400))" office:value-type="float" office:value="0" calcext:value-type="float">
            <text:p>0</text:p>
          </table:table-cell>
          <table:table-cell table:formula="of:=IF(OR([.C25]=&quot;&quot;;[.F25]=&quot;&quot;);&quot;&quot;;ROUND(ABS([.C25]-[.F25])*86400))" office:value-type="float" office:value="0" calcext:value-type="float">
            <text:p>0</text:p>
          </table:table-cell>
          <table:table-cell table:formula="of:=IF(OR([.D25]=&quot;&quot;;[.G25]=&quot;&quot;);&quot;&quot;;ROUND(ABS([.D25]-[.G2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time" office:time-value="PT05H16M01S" calcext:value-type="time">
            <text:p>05:16:01</text:p>
          </table:table-cell>
          <table:table-cell office:value-type="time" office:time-value="PT12H32M49S" calcext:value-type="time">
            <text:p>12:32:49</text:p>
          </table:table-cell>
          <table:table-cell office:value-type="time" office:time-value="PT19H49M01S" calcext:value-type="time">
            <text:p>19:49:01</text:p>
          </table:table-cell>
          <table:table-cell office:value-type="time" office:time-value="PT05H16M01S" calcext:value-type="time">
            <text:p>05:16:01</text:p>
          </table:table-cell>
          <table:table-cell office:value-type="time" office:time-value="PT12H32M49S" calcext:value-type="time">
            <text:p>12:32:49</text:p>
          </table:table-cell>
          <table:table-cell office:value-type="time" office:time-value="PT19H49M01S" calcext:value-type="time">
            <text:p>19:49:01</text:p>
          </table:table-cell>
          <table:table-cell table:formula="of:=IF(OR([.B26]=&quot;&quot;;[.E26]=&quot;&quot;);&quot;&quot;;ROUND(ABS([.B26]-[.E26])*86400))" office:value-type="float" office:value="0" calcext:value-type="float">
            <text:p>0</text:p>
          </table:table-cell>
          <table:table-cell table:formula="of:=IF(OR([.C26]=&quot;&quot;;[.F26]=&quot;&quot;);&quot;&quot;;ROUND(ABS([.C26]-[.F26])*86400))" office:value-type="float" office:value="0" calcext:value-type="float">
            <text:p>0</text:p>
          </table:table-cell>
          <table:table-cell table:formula="of:=IF(OR([.D26]=&quot;&quot;;[.G26]=&quot;&quot;);&quot;&quot;;ROUND(ABS([.D26]-[.G2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05H17M16S" calcext:value-type="time">
            <text:p>05:17:16</text:p>
          </table:table-cell>
          <table:table-cell office:value-type="time" office:time-value="PT12H33M03S" calcext:value-type="time">
            <text:p>12:33:03</text:p>
          </table:table-cell>
          <table:table-cell office:value-type="time" office:time-value="PT19H48M13S" calcext:value-type="time">
            <text:p>19:48:13</text:p>
          </table:table-cell>
          <table:table-cell office:value-type="time" office:time-value="PT05H17M16S" calcext:value-type="time">
            <text:p>05:17:16</text:p>
          </table:table-cell>
          <table:table-cell office:value-type="time" office:time-value="PT12H33M04S" calcext:value-type="time">
            <text:p>12:33:04</text:p>
          </table:table-cell>
          <table:table-cell office:value-type="time" office:time-value="PT19H48M14S" calcext:value-type="time">
            <text:p>19:48:14</text:p>
          </table:table-cell>
          <table:table-cell table:formula="of:=IF(OR([.B27]=&quot;&quot;;[.E27]=&quot;&quot;);&quot;&quot;;ROUND(ABS([.B27]-[.E27])*86400))" office:value-type="float" office:value="0" calcext:value-type="float">
            <text:p>0</text:p>
          </table:table-cell>
          <table:table-cell table:formula="of:=IF(OR([.C27]=&quot;&quot;;[.F27]=&quot;&quot;);&quot;&quot;;ROUND(ABS([.C27]-[.F27])*86400))" office:value-type="float" office:value="1" calcext:value-type="float">
            <text:p>1</text:p>
          </table:table-cell>
          <table:table-cell table:formula="of:=IF(OR([.D27]=&quot;&quot;;[.G27]=&quot;&quot;);&quot;&quot;;ROUND(ABS([.D27]-[.G2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time" office:time-value="PT05H18M32S" calcext:value-type="time">
            <text:p>05:18:32</text:p>
          </table:table-cell>
          <table:table-cell office:value-type="time" office:time-value="PT12H33M17S" calcext:value-type="time">
            <text:p>12:33:17</text:p>
          </table:table-cell>
          <table:table-cell office:value-type="time" office:time-value="PT19H47M24S" calcext:value-type="time">
            <text:p>19:47:24</text:p>
          </table:table-cell>
          <table:table-cell office:value-type="time" office:time-value="PT05H18M32S" calcext:value-type="time">
            <text:p>05:18:32</text:p>
          </table:table-cell>
          <table:table-cell office:value-type="time" office:time-value="PT12H33M17S" calcext:value-type="time">
            <text:p>12:33:17</text:p>
          </table:table-cell>
          <table:table-cell office:value-type="time" office:time-value="PT19H47M24S" calcext:value-type="time">
            <text:p>19:47:24</text:p>
          </table:table-cell>
          <table:table-cell table:formula="of:=IF(OR([.B28]=&quot;&quot;;[.E28]=&quot;&quot;);&quot;&quot;;ROUND(ABS([.B28]-[.E28])*86400))" office:value-type="float" office:value="0" calcext:value-type="float">
            <text:p>0</text:p>
          </table:table-cell>
          <table:table-cell table:formula="of:=IF(OR([.C28]=&quot;&quot;;[.F28]=&quot;&quot;);&quot;&quot;;ROUND(ABS([.C28]-[.F28])*86400))" office:value-type="float" office:value="0" calcext:value-type="float">
            <text:p>0</text:p>
          </table:table-cell>
          <table:table-cell table:formula="of:=IF(OR([.D28]=&quot;&quot;;[.G28]=&quot;&quot;);&quot;&quot;;ROUND(ABS([.D28]-[.G2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5H19M48S" calcext:value-type="time">
            <text:p>05:19:48</text:p>
          </table:table-cell>
          <table:table-cell office:value-type="time" office:time-value="PT12H33M30S" calcext:value-type="time">
            <text:p>12:33:30</text:p>
          </table:table-cell>
          <table:table-cell office:value-type="time" office:time-value="PT19H46M33S" calcext:value-type="time">
            <text:p>19:46:33</text:p>
          </table:table-cell>
          <table:table-cell office:value-type="time" office:time-value="PT05H19M48S" calcext:value-type="time">
            <text:p>05:19:48</text:p>
          </table:table-cell>
          <table:table-cell office:value-type="time" office:time-value="PT12H33M30S" calcext:value-type="time">
            <text:p>12:33:30</text:p>
          </table:table-cell>
          <table:table-cell office:value-type="time" office:time-value="PT19H46M33S" calcext:value-type="time">
            <text:p>19:46:33</text:p>
          </table:table-cell>
          <table:table-cell table:formula="of:=IF(OR([.B29]=&quot;&quot;;[.E29]=&quot;&quot;);&quot;&quot;;ROUND(ABS([.B29]-[.E29])*86400))" office:value-type="float" office:value="0" calcext:value-type="float">
            <text:p>0</text:p>
          </table:table-cell>
          <table:table-cell table:formula="of:=IF(OR([.C29]=&quot;&quot;;[.F29]=&quot;&quot;);&quot;&quot;;ROUND(ABS([.C29]-[.F29])*86400))" office:value-type="float" office:value="0" calcext:value-type="float">
            <text:p>0</text:p>
          </table:table-cell>
          <table:table-cell table:formula="of:=IF(OR([.D29]=&quot;&quot;;[.G29]=&quot;&quot;);&quot;&quot;;ROUND(ABS([.D29]-[.G2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time" office:time-value="PT05H21M05S" calcext:value-type="time">
            <text:p>05:21:05</text:p>
          </table:table-cell>
          <table:table-cell office:value-type="time" office:time-value="PT12H33M42S" calcext:value-type="time">
            <text:p>12:33:42</text:p>
          </table:table-cell>
          <table:table-cell office:value-type="time" office:time-value="PT19H45M40S" calcext:value-type="time">
            <text:p>19:45:40</text:p>
          </table:table-cell>
          <table:table-cell office:value-type="time" office:time-value="PT05H21M04S" calcext:value-type="time">
            <text:p>05:21:04</text:p>
          </table:table-cell>
          <table:table-cell office:value-type="time" office:time-value="PT12H33M42S" calcext:value-type="time">
            <text:p>12:33:42</text:p>
          </table:table-cell>
          <table:table-cell office:value-type="time" office:time-value="PT19H45M41S" calcext:value-type="time">
            <text:p>19:45:41</text:p>
          </table:table-cell>
          <table:table-cell table:formula="of:=IF(OR([.B30]=&quot;&quot;;[.E30]=&quot;&quot;);&quot;&quot;;ROUND(ABS([.B30]-[.E30])*86400))" office:value-type="float" office:value="1" calcext:value-type="float">
            <text:p>1</text:p>
          </table:table-cell>
          <table:table-cell table:formula="of:=IF(OR([.C30]=&quot;&quot;;[.F30]=&quot;&quot;);&quot;&quot;;ROUND(ABS([.C30]-[.F30])*86400))" office:value-type="float" office:value="0" calcext:value-type="float">
            <text:p>0</text:p>
          </table:table-cell>
          <table:table-cell table:formula="of:=IF(OR([.D30]=&quot;&quot;;[.G30]=&quot;&quot;);&quot;&quot;;ROUND(ABS([.D30]-[.G3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time" office:time-value="PT05H22M21S" calcext:value-type="time">
            <text:p>05:22:21</text:p>
          </table:table-cell>
          <table:table-cell office:value-type="time" office:time-value="PT12H33M53S" calcext:value-type="time">
            <text:p>12:33:53</text:p>
          </table:table-cell>
          <table:table-cell office:value-type="time" office:time-value="PT19H44M46S" calcext:value-type="time">
            <text:p>19:44:46</text:p>
          </table:table-cell>
          <table:table-cell office:value-type="time" office:time-value="PT05H22M21S" calcext:value-type="time">
            <text:p>05:22:21</text:p>
          </table:table-cell>
          <table:table-cell office:value-type="time" office:time-value="PT12H33M53S" calcext:value-type="time">
            <text:p>12:33:53</text:p>
          </table:table-cell>
          <table:table-cell office:value-type="time" office:time-value="PT19H44M46S" calcext:value-type="time">
            <text:p>19:44:46</text:p>
          </table:table-cell>
          <table:table-cell table:formula="of:=IF(OR([.B31]=&quot;&quot;;[.E31]=&quot;&quot;);&quot;&quot;;ROUND(ABS([.B31]-[.E31])*86400))" office:value-type="float" office:value="0" calcext:value-type="float">
            <text:p>0</text:p>
          </table:table-cell>
          <table:table-cell table:formula="of:=IF(OR([.C31]=&quot;&quot;;[.F31]=&quot;&quot;);&quot;&quot;;ROUND(ABS([.C31]-[.F31])*86400))" office:value-type="float" office:value="0" calcext:value-type="float">
            <text:p>0</text:p>
          </table:table-cell>
          <table:table-cell table:formula="of:=IF(OR([.D31]=&quot;&quot;;[.G31]=&quot;&quot;);&quot;&quot;;ROUND(ABS([.D31]-[.G3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time" office:time-value="PT05H23M38S" calcext:value-type="time">
            <text:p>05:23:38</text:p>
          </table:table-cell>
          <table:table-cell office:value-type="time" office:time-value="PT12H34M03S" calcext:value-type="time">
            <text:p>12:34:03</text:p>
          </table:table-cell>
          <table:table-cell office:value-type="time" office:time-value="PT19H43M49S" calcext:value-type="time">
            <text:p>19:43:49</text:p>
          </table:table-cell>
          <table:table-cell office:value-type="time" office:time-value="PT05H23M38S" calcext:value-type="time">
            <text:p>05:23:38</text:p>
          </table:table-cell>
          <table:table-cell office:value-type="time" office:time-value="PT12H34M04S" calcext:value-type="time">
            <text:p>12:34:04</text:p>
          </table:table-cell>
          <table:table-cell office:value-type="time" office:time-value="PT19H43M49S" calcext:value-type="time">
            <text:p>19:43:49</text:p>
          </table:table-cell>
          <table:table-cell table:formula="of:=IF(OR([.B32]=&quot;&quot;;[.E32]=&quot;&quot;);&quot;&quot;;ROUND(ABS([.B32]-[.E32])*86400))" office:value-type="float" office:value="0" calcext:value-type="float">
            <text:p>0</text:p>
          </table:table-cell>
          <table:table-cell table:formula="of:=IF(OR([.C32]=&quot;&quot;;[.F32]=&quot;&quot;);&quot;&quot;;ROUND(ABS([.C32]-[.F32])*86400))" office:value-type="float" office:value="1" calcext:value-type="float">
            <text:p>1</text:p>
          </table:table-cell>
          <table:table-cell table:formula="of:=IF(OR([.D32]=&quot;&quot;;[.G32]=&quot;&quot;);&quot;&quot;;ROUND(ABS([.D32]-[.G3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time" office:time-value="PT05H24M55S" calcext:value-type="time">
            <text:p>05:24:55</text:p>
          </table:table-cell>
          <table:table-cell office:value-type="time" office:time-value="PT12H34M13S" calcext:value-type="time">
            <text:p>12:34:13</text:p>
          </table:table-cell>
          <table:table-cell office:value-type="time" office:time-value="PT19H42M51S" calcext:value-type="time">
            <text:p>19:42:51</text:p>
          </table:table-cell>
          <table:table-cell office:value-type="time" office:time-value="PT05H24M55S" calcext:value-type="time">
            <text:p>05:24:55</text:p>
          </table:table-cell>
          <table:table-cell office:value-type="time" office:time-value="PT12H34M13S" calcext:value-type="time">
            <text:p>12:34:13</text:p>
          </table:table-cell>
          <table:table-cell office:value-type="time" office:time-value="PT19H42M51S" calcext:value-type="time">
            <text:p>19:42:51</text:p>
          </table:table-cell>
          <table:table-cell table:formula="of:=IF(OR([.B33]=&quot;&quot;;[.E33]=&quot;&quot;);&quot;&quot;;ROUND(ABS([.B33]-[.E33])*86400))" office:value-type="float" office:value="0" calcext:value-type="float">
            <text:p>0</text:p>
          </table:table-cell>
          <table:table-cell table:formula="of:=IF(OR([.C33]=&quot;&quot;;[.F33]=&quot;&quot;);&quot;&quot;;ROUND(ABS([.C33]-[.F33])*86400))" office:value-type="float" office:value="0" calcext:value-type="float">
            <text:p>0</text:p>
          </table:table-cell>
          <table:table-cell table:formula="of:=IF(OR([.D33]=&quot;&quot;;[.G33]=&quot;&quot;);&quot;&quot;;ROUND(ABS([.D33]-[.G3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time" office:time-value="PT05H26M12S" calcext:value-type="time">
            <text:p>05:26:12</text:p>
          </table:table-cell>
          <table:table-cell office:value-type="time" office:time-value="PT12H34M22S" calcext:value-type="time">
            <text:p>12:34:22</text:p>
          </table:table-cell>
          <table:table-cell office:value-type="time" office:time-value="PT19H41M51S" calcext:value-type="time">
            <text:p>19:41:51</text:p>
          </table:table-cell>
          <table:table-cell office:value-type="time" office:time-value="PT05H26M12S" calcext:value-type="time">
            <text:p>05:26:12</text:p>
          </table:table-cell>
          <table:table-cell office:value-type="time" office:time-value="PT12H34M22S" calcext:value-type="time">
            <text:p>12:34:22</text:p>
          </table:table-cell>
          <table:table-cell office:value-type="time" office:time-value="PT19H41M51S" calcext:value-type="time">
            <text:p>19:41:51</text:p>
          </table:table-cell>
          <table:table-cell table:formula="of:=IF(OR([.B34]=&quot;&quot;;[.E34]=&quot;&quot;);&quot;&quot;;ROUND(ABS([.B34]-[.E34])*86400))" office:value-type="float" office:value="0" calcext:value-type="float">
            <text:p>0</text:p>
          </table:table-cell>
          <table:table-cell table:formula="of:=IF(OR([.C34]=&quot;&quot;;[.F34]=&quot;&quot;);&quot;&quot;;ROUND(ABS([.C34]-[.F34])*86400))" office:value-type="float" office:value="0" calcext:value-type="float">
            <text:p>0</text:p>
          </table:table-cell>
          <table:table-cell table:formula="of:=IF(OR([.D34]=&quot;&quot;;[.G34]=&quot;&quot;);&quot;&quot;;ROUND(ABS([.D34]-[.G3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05H27M30S" calcext:value-type="time">
            <text:p>05:27:30</text:p>
          </table:table-cell>
          <table:table-cell office:value-type="time" office:time-value="PT12H34M30S" calcext:value-type="time">
            <text:p>12:34:30</text:p>
          </table:table-cell>
          <table:table-cell office:value-type="time" office:time-value="PT19H40M49S" calcext:value-type="time">
            <text:p>19:40:49</text:p>
          </table:table-cell>
          <table:table-cell office:value-type="time" office:time-value="PT05H27M30S" calcext:value-type="time">
            <text:p>05:27:30</text:p>
          </table:table-cell>
          <table:table-cell office:value-type="time" office:time-value="PT12H34M30S" calcext:value-type="time">
            <text:p>12:34:30</text:p>
          </table:table-cell>
          <table:table-cell office:value-type="time" office:time-value="PT19H40M49S" calcext:value-type="time">
            <text:p>19:40:49</text:p>
          </table:table-cell>
          <table:table-cell table:formula="of:=IF(OR([.B35]=&quot;&quot;;[.E35]=&quot;&quot;);&quot;&quot;;ROUND(ABS([.B35]-[.E35])*86400))" office:value-type="float" office:value="0" calcext:value-type="float">
            <text:p>0</text:p>
          </table:table-cell>
          <table:table-cell table:formula="of:=IF(OR([.C35]=&quot;&quot;;[.F35]=&quot;&quot;);&quot;&quot;;ROUND(ABS([.C35]-[.F35])*86400))" office:value-type="float" office:value="0" calcext:value-type="float">
            <text:p>0</text:p>
          </table:table-cell>
          <table:table-cell table:formula="of:=IF(OR([.D35]=&quot;&quot;;[.G35]=&quot;&quot;);&quot;&quot;;ROUND(ABS([.D35]-[.G3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05H28M47S" calcext:value-type="time">
            <text:p>05:28:47</text:p>
          </table:table-cell>
          <table:table-cell office:value-type="time" office:time-value="PT12H34M37S" calcext:value-type="time">
            <text:p>12:34:37</text:p>
          </table:table-cell>
          <table:table-cell office:value-type="time" office:time-value="PT19H39M45S" calcext:value-type="time">
            <text:p>19:39:45</text:p>
          </table:table-cell>
          <table:table-cell office:value-type="time" office:time-value="PT05H28M47S" calcext:value-type="time">
            <text:p>05:28:47</text:p>
          </table:table-cell>
          <table:table-cell office:value-type="time" office:time-value="PT12H34M37S" calcext:value-type="time">
            <text:p>12:34:37</text:p>
          </table:table-cell>
          <table:table-cell office:value-type="time" office:time-value="PT19H39M46S" calcext:value-type="time">
            <text:p>19:39:46</text:p>
          </table:table-cell>
          <table:table-cell table:formula="of:=IF(OR([.B36]=&quot;&quot;;[.E36]=&quot;&quot;);&quot;&quot;;ROUND(ABS([.B36]-[.E36])*86400))" office:value-type="float" office:value="0" calcext:value-type="float">
            <text:p>0</text:p>
          </table:table-cell>
          <table:table-cell table:formula="of:=IF(OR([.C36]=&quot;&quot;;[.F36]=&quot;&quot;);&quot;&quot;;ROUND(ABS([.C36]-[.F36])*86400))" office:value-type="float" office:value="0" calcext:value-type="float">
            <text:p>0</text:p>
          </table:table-cell>
          <table:table-cell table:formula="of:=IF(OR([.D36]=&quot;&quot;;[.G36]=&quot;&quot;);&quot;&quot;;ROUND(ABS([.D36]-[.G3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5H30M05S" calcext:value-type="time">
            <text:p>05:30:05</text:p>
          </table:table-cell>
          <table:table-cell office:value-type="time" office:time-value="PT12H34M43S" calcext:value-type="time">
            <text:p>12:34:43</text:p>
          </table:table-cell>
          <table:table-cell office:value-type="time" office:time-value="PT19H38M40S" calcext:value-type="time">
            <text:p>19:38:40</text:p>
          </table:table-cell>
          <table:table-cell office:value-type="time" office:time-value="PT05H30M04S" calcext:value-type="time">
            <text:p>05:30:04</text:p>
          </table:table-cell>
          <table:table-cell office:value-type="time" office:time-value="PT12H34M44S" calcext:value-type="time">
            <text:p>12:34:44</text:p>
          </table:table-cell>
          <table:table-cell office:value-type="time" office:time-value="PT19H38M41S" calcext:value-type="time">
            <text:p>19:38:41</text:p>
          </table:table-cell>
          <table:table-cell table:formula="of:=IF(OR([.B37]=&quot;&quot;;[.E37]=&quot;&quot;);&quot;&quot;;ROUND(ABS([.B37]-[.E37])*86400))" office:value-type="float" office:value="1" calcext:value-type="float">
            <text:p>1</text:p>
          </table:table-cell>
          <table:table-cell table:formula="of:=IF(OR([.C37]=&quot;&quot;;[.F37]=&quot;&quot;);&quot;&quot;;ROUND(ABS([.C37]-[.F37])*86400))" office:value-type="float" office:value="1" calcext:value-type="float">
            <text:p>1</text:p>
          </table:table-cell>
          <table:table-cell table:formula="of:=IF(OR([.D37]=&quot;&quot;;[.G37]=&quot;&quot;);&quot;&quot;;ROUND(ABS([.D37]-[.G3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5H31M22S" calcext:value-type="time">
            <text:p>05:31:22</text:p>
          </table:table-cell>
          <table:table-cell office:value-type="time" office:time-value="PT12H34M49S" calcext:value-type="time">
            <text:p>12:34:49</text:p>
          </table:table-cell>
          <table:table-cell office:value-type="time" office:time-value="PT19H37M34S" calcext:value-type="time">
            <text:p>19:37:34</text:p>
          </table:table-cell>
          <table:table-cell office:value-type="time" office:time-value="PT05H31M22S" calcext:value-type="time">
            <text:p>05:31:22</text:p>
          </table:table-cell>
          <table:table-cell office:value-type="time" office:time-value="PT12H34M49S" calcext:value-type="time">
            <text:p>12:34:49</text:p>
          </table:table-cell>
          <table:table-cell office:value-type="time" office:time-value="PT19H37M34S" calcext:value-type="time">
            <text:p>19:37:34</text:p>
          </table:table-cell>
          <table:table-cell table:formula="of:=IF(OR([.B38]=&quot;&quot;;[.E38]=&quot;&quot;);&quot;&quot;;ROUND(ABS([.B38]-[.E38])*86400))" office:value-type="float" office:value="0" calcext:value-type="float">
            <text:p>0</text:p>
          </table:table-cell>
          <table:table-cell table:formula="of:=IF(OR([.C38]=&quot;&quot;;[.F38]=&quot;&quot;);&quot;&quot;;ROUND(ABS([.C38]-[.F38])*86400))" office:value-type="float" office:value="0" calcext:value-type="float">
            <text:p>0</text:p>
          </table:table-cell>
          <table:table-cell table:formula="of:=IF(OR([.D38]=&quot;&quot;;[.G38]=&quot;&quot;);&quot;&quot;;ROUND(ABS([.D38]-[.G3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05H32M39S" calcext:value-type="time">
            <text:p>05:32:39</text:p>
          </table:table-cell>
          <table:table-cell office:value-type="time" office:time-value="PT12H34M54S" calcext:value-type="time">
            <text:p>12:34:54</text:p>
          </table:table-cell>
          <table:table-cell office:value-type="time" office:time-value="PT19H36M25S" calcext:value-type="time">
            <text:p>19:36:25</text:p>
          </table:table-cell>
          <table:table-cell office:value-type="time" office:time-value="PT05H32M39S" calcext:value-type="time">
            <text:p>05:32:39</text:p>
          </table:table-cell>
          <table:table-cell office:value-type="time" office:time-value="PT12H34M54S" calcext:value-type="time">
            <text:p>12:34:54</text:p>
          </table:table-cell>
          <table:table-cell office:value-type="time" office:time-value="PT19H36M26S" calcext:value-type="time">
            <text:p>19:36:26</text:p>
          </table:table-cell>
          <table:table-cell table:formula="of:=IF(OR([.B39]=&quot;&quot;;[.E39]=&quot;&quot;);&quot;&quot;;ROUND(ABS([.B39]-[.E39])*86400))" office:value-type="float" office:value="0" calcext:value-type="float">
            <text:p>0</text:p>
          </table:table-cell>
          <table:table-cell table:formula="of:=IF(OR([.C39]=&quot;&quot;;[.F39]=&quot;&quot;);&quot;&quot;;ROUND(ABS([.C39]-[.F39])*86400))" office:value-type="float" office:value="0" calcext:value-type="float">
            <text:p>0</text:p>
          </table:table-cell>
          <table:table-cell table:formula="of:=IF(OR([.D39]=&quot;&quot;;[.G39]=&quot;&quot;);&quot;&quot;;ROUND(ABS([.D39]-[.G3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05H33M57S" calcext:value-type="time">
            <text:p>05:33:57</text:p>
          </table:table-cell>
          <table:table-cell office:value-type="time" office:time-value="PT12H34M57S" calcext:value-type="time">
            <text:p>12:34:57</text:p>
          </table:table-cell>
          <table:table-cell office:value-type="time" office:time-value="PT19H35M15S" calcext:value-type="time">
            <text:p>19:35:15</text:p>
          </table:table-cell>
          <table:table-cell office:value-type="time" office:time-value="PT05H33M56S" calcext:value-type="time">
            <text:p>05:33:56</text:p>
          </table:table-cell>
          <table:table-cell office:value-type="time" office:time-value="PT12H34M58S" calcext:value-type="time">
            <text:p>12:34:58</text:p>
          </table:table-cell>
          <table:table-cell office:value-type="time" office:time-value="PT19H35M16S" calcext:value-type="time">
            <text:p>19:35:16</text:p>
          </table:table-cell>
          <table:table-cell table:formula="of:=IF(OR([.B40]=&quot;&quot;;[.E40]=&quot;&quot;);&quot;&quot;;ROUND(ABS([.B40]-[.E40])*86400))" office:value-type="float" office:value="1" calcext:value-type="float">
            <text:p>1</text:p>
          </table:table-cell>
          <table:table-cell table:formula="of:=IF(OR([.C40]=&quot;&quot;;[.F40]=&quot;&quot;);&quot;&quot;;ROUND(ABS([.C40]-[.F40])*86400))" office:value-type="float" office:value="1" calcext:value-type="float">
            <text:p>1</text:p>
          </table:table-cell>
          <table:table-cell table:formula="of:=IF(OR([.D40]=&quot;&quot;;[.G40]=&quot;&quot;);&quot;&quot;;ROUND(ABS([.D40]-[.G4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05H35M14S" calcext:value-type="time">
            <text:p>05:35:14</text:p>
          </table:table-cell>
          <table:table-cell office:value-type="time" office:time-value="PT12H35M01S" calcext:value-type="time">
            <text:p>12:35:01</text:p>
          </table:table-cell>
          <table:table-cell office:value-type="time" office:time-value="PT19H34M04S" calcext:value-type="time">
            <text:p>19:34:04</text:p>
          </table:table-cell>
          <table:table-cell office:value-type="time" office:time-value="PT05H35M14S" calcext:value-type="time">
            <text:p>05:35:14</text:p>
          </table:table-cell>
          <table:table-cell office:value-type="time" office:time-value="PT12H35M01S" calcext:value-type="time">
            <text:p>12:35:01</text:p>
          </table:table-cell>
          <table:table-cell office:value-type="time" office:time-value="PT19H34M04S" calcext:value-type="time">
            <text:p>19:34:04</text:p>
          </table:table-cell>
          <table:table-cell table:formula="of:=IF(OR([.B41]=&quot;&quot;;[.E41]=&quot;&quot;);&quot;&quot;;ROUND(ABS([.B41]-[.E41])*86400))" office:value-type="float" office:value="0" calcext:value-type="float">
            <text:p>0</text:p>
          </table:table-cell>
          <table:table-cell table:formula="of:=IF(OR([.C41]=&quot;&quot;;[.F41]=&quot;&quot;);&quot;&quot;;ROUND(ABS([.C41]-[.F41])*86400))" office:value-type="float" office:value="0" calcext:value-type="float">
            <text:p>0</text:p>
          </table:table-cell>
          <table:table-cell table:formula="of:=IF(OR([.D41]=&quot;&quot;;[.G41]=&quot;&quot;);&quot;&quot;;ROUND(ABS([.D41]-[.G4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05H36M31S" calcext:value-type="time">
            <text:p>05:36:31</text:p>
          </table:table-cell>
          <table:table-cell office:value-type="time" office:time-value="PT12H35M03S" calcext:value-type="time">
            <text:p>12:35:03</text:p>
          </table:table-cell>
          <table:table-cell office:value-type="time" office:time-value="PT19H32M51S" calcext:value-type="time">
            <text:p>19:32:51</text:p>
          </table:table-cell>
          <table:table-cell office:value-type="time" office:time-value="PT05H36M31S" calcext:value-type="time">
            <text:p>05:36:31</text:p>
          </table:table-cell>
          <table:table-cell office:value-type="time" office:time-value="PT12H35M03S" calcext:value-type="time">
            <text:p>12:35:03</text:p>
          </table:table-cell>
          <table:table-cell office:value-type="time" office:time-value="PT19H32M52S" calcext:value-type="time">
            <text:p>19:32:52</text:p>
          </table:table-cell>
          <table:table-cell table:formula="of:=IF(OR([.B42]=&quot;&quot;;[.E42]=&quot;&quot;);&quot;&quot;;ROUND(ABS([.B42]-[.E42])*86400))" office:value-type="float" office:value="0" calcext:value-type="float">
            <text:p>0</text:p>
          </table:table-cell>
          <table:table-cell table:formula="of:=IF(OR([.C42]=&quot;&quot;;[.F42]=&quot;&quot;);&quot;&quot;;ROUND(ABS([.C42]-[.F42])*86400))" office:value-type="float" office:value="0" calcext:value-type="float">
            <text:p>0</text:p>
          </table:table-cell>
          <table:table-cell table:formula="of:=IF(OR([.D42]=&quot;&quot;;[.G42]=&quot;&quot;);&quot;&quot;;ROUND(ABS([.D42]-[.G4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05H37M48S" calcext:value-type="time">
            <text:p>05:37:48</text:p>
          </table:table-cell>
          <table:table-cell office:value-type="time" office:time-value="PT12H35M04S" calcext:value-type="time">
            <text:p>12:35:04</text:p>
          </table:table-cell>
          <table:table-cell office:value-type="time" office:time-value="PT19H31M37S" calcext:value-type="time">
            <text:p>19:31:37</text:p>
          </table:table-cell>
          <table:table-cell office:value-type="time" office:time-value="PT05H37M47S" calcext:value-type="time">
            <text:p>05:37:47</text:p>
          </table:table-cell>
          <table:table-cell office:value-type="time" office:time-value="PT12H35M04S" calcext:value-type="time">
            <text:p>12:35:04</text:p>
          </table:table-cell>
          <table:table-cell office:value-type="time" office:time-value="PT19H31M38S" calcext:value-type="time">
            <text:p>19:31:38</text:p>
          </table:table-cell>
          <table:table-cell table:formula="of:=IF(OR([.B43]=&quot;&quot;;[.E43]=&quot;&quot;);&quot;&quot;;ROUND(ABS([.B43]-[.E43])*86400))" office:value-type="float" office:value="1" calcext:value-type="float">
            <text:p>1</text:p>
          </table:table-cell>
          <table:table-cell table:formula="of:=IF(OR([.C43]=&quot;&quot;;[.F43]=&quot;&quot;);&quot;&quot;;ROUND(ABS([.C43]-[.F43])*86400))" office:value-type="float" office:value="0" calcext:value-type="float">
            <text:p>0</text:p>
          </table:table-cell>
          <table:table-cell table:formula="of:=IF(OR([.D43]=&quot;&quot;;[.G43]=&quot;&quot;);&quot;&quot;;ROUND(ABS([.D43]-[.G4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05H39M04S" calcext:value-type="time">
            <text:p>05:39:04</text:p>
          </table:table-cell>
          <table:table-cell office:value-type="time" office:time-value="PT12H35M05S" calcext:value-type="time">
            <text:p>12:35:05</text:p>
          </table:table-cell>
          <table:table-cell office:value-type="time" office:time-value="PT19H30M22S" calcext:value-type="time">
            <text:p>19:30:22</text:p>
          </table:table-cell>
          <table:table-cell office:value-type="time" office:time-value="PT05H39M04S" calcext:value-type="time">
            <text:p>05:39:04</text:p>
          </table:table-cell>
          <table:table-cell office:value-type="time" office:time-value="PT12H35M05S" calcext:value-type="time">
            <text:p>12:35:05</text:p>
          </table:table-cell>
          <table:table-cell office:value-type="time" office:time-value="PT19H30M22S" calcext:value-type="time">
            <text:p>19:30:22</text:p>
          </table:table-cell>
          <table:table-cell table:formula="of:=IF(OR([.B44]=&quot;&quot;;[.E44]=&quot;&quot;);&quot;&quot;;ROUND(ABS([.B44]-[.E44])*86400))" office:value-type="float" office:value="0" calcext:value-type="float">
            <text:p>0</text:p>
          </table:table-cell>
          <table:table-cell table:formula="of:=IF(OR([.C44]=&quot;&quot;;[.F44]=&quot;&quot;);&quot;&quot;;ROUND(ABS([.C44]-[.F44])*86400))" office:value-type="float" office:value="0" calcext:value-type="float">
            <text:p>0</text:p>
          </table:table-cell>
          <table:table-cell table:formula="of:=IF(OR([.D44]=&quot;&quot;;[.G44]=&quot;&quot;);&quot;&quot;;ROUND(ABS([.D44]-[.G4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05H40M21S" calcext:value-type="time">
            <text:p>05:40:21</text:p>
          </table:table-cell>
          <table:table-cell office:value-type="time" office:time-value="PT12H35M05S" calcext:value-type="time">
            <text:p>12:35:05</text:p>
          </table:table-cell>
          <table:table-cell office:value-type="time" office:time-value="PT19H29M05S" calcext:value-type="time">
            <text:p>19:29:05</text:p>
          </table:table-cell>
          <table:table-cell office:value-type="time" office:time-value="PT05H40M20S" calcext:value-type="time">
            <text:p>05:40:20</text:p>
          </table:table-cell>
          <table:table-cell office:value-type="time" office:time-value="PT12H35M05S" calcext:value-type="time">
            <text:p>12:35:05</text:p>
          </table:table-cell>
          <table:table-cell office:value-type="time" office:time-value="PT19H29M05S" calcext:value-type="time">
            <text:p>19:29:05</text:p>
          </table:table-cell>
          <table:table-cell table:formula="of:=IF(OR([.B45]=&quot;&quot;;[.E45]=&quot;&quot;);&quot;&quot;;ROUND(ABS([.B45]-[.E45])*86400))" office:value-type="float" office:value="1" calcext:value-type="float">
            <text:p>1</text:p>
          </table:table-cell>
          <table:table-cell table:formula="of:=IF(OR([.C45]=&quot;&quot;;[.F45]=&quot;&quot;);&quot;&quot;;ROUND(ABS([.C45]-[.F45])*86400))" office:value-type="float" office:value="0" calcext:value-type="float">
            <text:p>0</text:p>
          </table:table-cell>
          <table:table-cell table:formula="of:=IF(OR([.D45]=&quot;&quot;;[.G45]=&quot;&quot;);&quot;&quot;;ROUND(ABS([.D45]-[.G4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05H41M37S" calcext:value-type="time">
            <text:p>05:41:37</text:p>
          </table:table-cell>
          <table:table-cell office:value-type="time" office:time-value="PT12H35M04S" calcext:value-type="time">
            <text:p>12:35:04</text:p>
          </table:table-cell>
          <table:table-cell office:value-type="time" office:time-value="PT19H27M47S" calcext:value-type="time">
            <text:p>19:27:47</text:p>
          </table:table-cell>
          <table:table-cell office:value-type="time" office:time-value="PT05H41M37S" calcext:value-type="time">
            <text:p>05:41:37</text:p>
          </table:table-cell>
          <table:table-cell office:value-type="time" office:time-value="PT12H35M04S" calcext:value-type="time">
            <text:p>12:35:04</text:p>
          </table:table-cell>
          <table:table-cell office:value-type="time" office:time-value="PT19H27M47S" calcext:value-type="time">
            <text:p>19:27:47</text:p>
          </table:table-cell>
          <table:table-cell table:formula="of:=IF(OR([.B46]=&quot;&quot;;[.E46]=&quot;&quot;);&quot;&quot;;ROUND(ABS([.B46]-[.E46])*86400))" office:value-type="float" office:value="0" calcext:value-type="float">
            <text:p>0</text:p>
          </table:table-cell>
          <table:table-cell table:formula="of:=IF(OR([.C46]=&quot;&quot;;[.F46]=&quot;&quot;);&quot;&quot;;ROUND(ABS([.C46]-[.F46])*86400))" office:value-type="float" office:value="0" calcext:value-type="float">
            <text:p>0</text:p>
          </table:table-cell>
          <table:table-cell table:formula="of:=IF(OR([.D46]=&quot;&quot;;[.G46]=&quot;&quot;);&quot;&quot;;ROUND(ABS([.D46]-[.G4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05H42M53S" calcext:value-type="time">
            <text:p>05:42:53</text:p>
          </table:table-cell>
          <table:table-cell office:value-type="time" office:time-value="PT12H35M02S" calcext:value-type="time">
            <text:p>12:35:02</text:p>
          </table:table-cell>
          <table:table-cell office:value-type="time" office:time-value="PT19H26M27S" calcext:value-type="time">
            <text:p>19:26:27</text:p>
          </table:table-cell>
          <table:table-cell office:value-type="time" office:time-value="PT05H42M53S" calcext:value-type="time">
            <text:p>05:42:53</text:p>
          </table:table-cell>
          <table:table-cell office:value-type="time" office:time-value="PT12H35M02S" calcext:value-type="time">
            <text:p>12:35:02</text:p>
          </table:table-cell>
          <table:table-cell office:value-type="time" office:time-value="PT19H26M28S" calcext:value-type="time">
            <text:p>19:26:28</text:p>
          </table:table-cell>
          <table:table-cell table:formula="of:=IF(OR([.B47]=&quot;&quot;;[.E47]=&quot;&quot;);&quot;&quot;;ROUND(ABS([.B47]-[.E47])*86400))" office:value-type="float" office:value="0" calcext:value-type="float">
            <text:p>0</text:p>
          </table:table-cell>
          <table:table-cell table:formula="of:=IF(OR([.C47]=&quot;&quot;;[.F47]=&quot;&quot;);&quot;&quot;;ROUND(ABS([.C47]-[.F47])*86400))" office:value-type="float" office:value="0" calcext:value-type="float">
            <text:p>0</text:p>
          </table:table-cell>
          <table:table-cell table:formula="of:=IF(OR([.D47]=&quot;&quot;;[.G47]=&quot;&quot;);&quot;&quot;;ROUND(ABS([.D47]-[.G4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05H44M09S" calcext:value-type="time">
            <text:p>05:44:09</text:p>
          </table:table-cell>
          <table:table-cell office:value-type="time" office:time-value="PT12H35M00S" calcext:value-type="time">
            <text:p>12:35:00</text:p>
          </table:table-cell>
          <table:table-cell office:value-type="time" office:time-value="PT19H25M07S" calcext:value-type="time">
            <text:p>19:25:07</text:p>
          </table:table-cell>
          <table:table-cell office:value-type="time" office:time-value="PT05H44M08S" calcext:value-type="time">
            <text:p>05:44:08</text:p>
          </table:table-cell>
          <table:table-cell office:value-type="time" office:time-value="PT12H35M00S" calcext:value-type="time">
            <text:p>12:35:00</text:p>
          </table:table-cell>
          <table:table-cell office:value-type="time" office:time-value="PT19H25M07S" calcext:value-type="time">
            <text:p>19:25:07</text:p>
          </table:table-cell>
          <table:table-cell table:formula="of:=IF(OR([.B48]=&quot;&quot;;[.E48]=&quot;&quot;);&quot;&quot;;ROUND(ABS([.B48]-[.E48])*86400))" office:value-type="float" office:value="1" calcext:value-type="float">
            <text:p>1</text:p>
          </table:table-cell>
          <table:table-cell table:formula="of:=IF(OR([.C48]=&quot;&quot;;[.F48]=&quot;&quot;);&quot;&quot;;ROUND(ABS([.C48]-[.F48])*86400))" office:value-type="float" office:value="0" calcext:value-type="float">
            <text:p>0</text:p>
          </table:table-cell>
          <table:table-cell table:formula="of:=IF(OR([.D48]=&quot;&quot;;[.G48]=&quot;&quot;);&quot;&quot;;ROUND(ABS([.D48]-[.G4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05H45M24S" calcext:value-type="time">
            <text:p>05:45:24</text:p>
          </table:table-cell>
          <table:table-cell office:value-type="time" office:time-value="PT12H34M57S" calcext:value-type="time">
            <text:p>12:34:57</text:p>
          </table:table-cell>
          <table:table-cell office:value-type="time" office:time-value="PT19H23M45S" calcext:value-type="time">
            <text:p>19:23:45</text:p>
          </table:table-cell>
          <table:table-cell office:value-type="time" office:time-value="PT05H45M24S" calcext:value-type="time">
            <text:p>05:45:24</text:p>
          </table:table-cell>
          <table:table-cell office:value-type="time" office:time-value="PT12H34M57S" calcext:value-type="time">
            <text:p>12:34:57</text:p>
          </table:table-cell>
          <table:table-cell office:value-type="time" office:time-value="PT19H23M45S" calcext:value-type="time">
            <text:p>19:23:45</text:p>
          </table:table-cell>
          <table:table-cell table:formula="of:=IF(OR([.B49]=&quot;&quot;;[.E49]=&quot;&quot;);&quot;&quot;;ROUND(ABS([.B49]-[.E49])*86400))" office:value-type="float" office:value="0" calcext:value-type="float">
            <text:p>0</text:p>
          </table:table-cell>
          <table:table-cell table:formula="of:=IF(OR([.C49]=&quot;&quot;;[.F49]=&quot;&quot;);&quot;&quot;;ROUND(ABS([.C49]-[.F49])*86400))" office:value-type="float" office:value="0" calcext:value-type="float">
            <text:p>0</text:p>
          </table:table-cell>
          <table:table-cell table:formula="of:=IF(OR([.D49]=&quot;&quot;;[.G49]=&quot;&quot;);&quot;&quot;;ROUND(ABS([.D49]-[.G4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05H46M39S" calcext:value-type="time">
            <text:p>05:46:39</text:p>
          </table:table-cell>
          <table:table-cell office:value-type="time" office:time-value="PT12H34M53S" calcext:value-type="time">
            <text:p>12:34:53</text:p>
          </table:table-cell>
          <table:table-cell office:value-type="time" office:time-value="PT19H22M22S" calcext:value-type="time">
            <text:p>19:22:22</text:p>
          </table:table-cell>
          <table:table-cell office:value-type="time" office:time-value="PT05H46M39S" calcext:value-type="time">
            <text:p>05:46:39</text:p>
          </table:table-cell>
          <table:table-cell office:value-type="time" office:time-value="PT12H34M53S" calcext:value-type="time">
            <text:p>12:34:53</text:p>
          </table:table-cell>
          <table:table-cell office:value-type="time" office:time-value="PT19H22M22S" calcext:value-type="time">
            <text:p>19:22:22</text:p>
          </table:table-cell>
          <table:table-cell table:formula="of:=IF(OR([.B50]=&quot;&quot;;[.E50]=&quot;&quot;);&quot;&quot;;ROUND(ABS([.B50]-[.E50])*86400))" office:value-type="float" office:value="0" calcext:value-type="float">
            <text:p>0</text:p>
          </table:table-cell>
          <table:table-cell table:formula="of:=IF(OR([.C50]=&quot;&quot;;[.F50]=&quot;&quot;);&quot;&quot;;ROUND(ABS([.C50]-[.F50])*86400))" office:value-type="float" office:value="0" calcext:value-type="float">
            <text:p>0</text:p>
          </table:table-cell>
          <table:table-cell table:formula="of:=IF(OR([.D50]=&quot;&quot;;[.G50]=&quot;&quot;);&quot;&quot;;ROUND(ABS([.D50]-[.G50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05H47M54S" calcext:value-type="time">
            <text:p>05:47:54</text:p>
          </table:table-cell>
          <table:table-cell office:value-type="time" office:time-value="PT12H34M48S" calcext:value-type="time">
            <text:p>12:34:48</text:p>
          </table:table-cell>
          <table:table-cell office:value-type="time" office:time-value="PT19H20M58S" calcext:value-type="time">
            <text:p>19:20:58</text:p>
          </table:table-cell>
          <table:table-cell office:value-type="time" office:time-value="PT05H47M54S" calcext:value-type="time">
            <text:p>05:47:54</text:p>
          </table:table-cell>
          <table:table-cell office:value-type="time" office:time-value="PT12H34M48S" calcext:value-type="time">
            <text:p>12:34:48</text:p>
          </table:table-cell>
          <table:table-cell office:value-type="time" office:time-value="PT19H20M58S" calcext:value-type="time">
            <text:p>19:20:58</text:p>
          </table:table-cell>
          <table:table-cell table:formula="of:=IF(OR([.B51]=&quot;&quot;;[.E51]=&quot;&quot;);&quot;&quot;;ROUND(ABS([.B51]-[.E51])*86400))" office:value-type="float" office:value="0" calcext:value-type="float">
            <text:p>0</text:p>
          </table:table-cell>
          <table:table-cell table:formula="of:=IF(OR([.C51]=&quot;&quot;;[.F51]=&quot;&quot;);&quot;&quot;;ROUND(ABS([.C51]-[.F51])*86400))" office:value-type="float" office:value="0" calcext:value-type="float">
            <text:p>0</text:p>
          </table:table-cell>
          <table:table-cell table:formula="of:=IF(OR([.D51]=&quot;&quot;;[.G51]=&quot;&quot;);&quot;&quot;;ROUND(ABS([.D51]-[.G5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05H49M09S" calcext:value-type="time">
            <text:p>05:49:09</text:p>
          </table:table-cell>
          <table:table-cell office:value-type="time" office:time-value="PT12H34M43S" calcext:value-type="time">
            <text:p>12:34:43</text:p>
          </table:table-cell>
          <table:table-cell office:value-type="time" office:time-value="PT19H19M33S" calcext:value-type="time">
            <text:p>19:19:33</text:p>
          </table:table-cell>
          <table:table-cell office:value-type="time" office:time-value="PT05H49M08S" calcext:value-type="time">
            <text:p>05:49:08</text:p>
          </table:table-cell>
          <table:table-cell office:value-type="time" office:time-value="PT12H34M43S" calcext:value-type="time">
            <text:p>12:34:43</text:p>
          </table:table-cell>
          <table:table-cell office:value-type="time" office:time-value="PT19H19M33S" calcext:value-type="time">
            <text:p>19:19:33</text:p>
          </table:table-cell>
          <table:table-cell table:formula="of:=IF(OR([.B52]=&quot;&quot;;[.E52]=&quot;&quot;);&quot;&quot;;ROUND(ABS([.B52]-[.E52])*86400))" office:value-type="float" office:value="1" calcext:value-type="float">
            <text:p>1</text:p>
          </table:table-cell>
          <table:table-cell table:formula="of:=IF(OR([.C52]=&quot;&quot;;[.F52]=&quot;&quot;);&quot;&quot;;ROUND(ABS([.C52]-[.F52])*86400))" office:value-type="float" office:value="0" calcext:value-type="float">
            <text:p>0</text:p>
          </table:table-cell>
          <table:table-cell table:formula="of:=IF(OR([.D52]=&quot;&quot;;[.G52]=&quot;&quot;);&quot;&quot;;ROUND(ABS([.D52]-[.G5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05H50M23S" calcext:value-type="time">
            <text:p>05:50:23</text:p>
          </table:table-cell>
          <table:table-cell office:value-type="time" office:time-value="PT12H34M37S" calcext:value-type="time">
            <text:p>12:34:37</text:p>
          </table:table-cell>
          <table:table-cell office:value-type="time" office:time-value="PT19H18M07S" calcext:value-type="time">
            <text:p>19:18:07</text:p>
          </table:table-cell>
          <table:table-cell office:value-type="time" office:time-value="PT05H50M22S" calcext:value-type="time">
            <text:p>05:50:22</text:p>
          </table:table-cell>
          <table:table-cell office:value-type="time" office:time-value="PT12H34M37S" calcext:value-type="time">
            <text:p>12:34:37</text:p>
          </table:table-cell>
          <table:table-cell office:value-type="time" office:time-value="PT19H18M07S" calcext:value-type="time">
            <text:p>19:18:07</text:p>
          </table:table-cell>
          <table:table-cell table:formula="of:=IF(OR([.B53]=&quot;&quot;;[.E53]=&quot;&quot;);&quot;&quot;;ROUND(ABS([.B53]-[.E53])*86400))" office:value-type="float" office:value="1" calcext:value-type="float">
            <text:p>1</text:p>
          </table:table-cell>
          <table:table-cell table:formula="of:=IF(OR([.C53]=&quot;&quot;;[.F53]=&quot;&quot;);&quot;&quot;;ROUND(ABS([.C53]-[.F53])*86400))" office:value-type="float" office:value="0" calcext:value-type="float">
            <text:p>0</text:p>
          </table:table-cell>
          <table:table-cell table:formula="of:=IF(OR([.D53]=&quot;&quot;;[.G53]=&quot;&quot;);&quot;&quot;;ROUND(ABS([.D53]-[.G5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05H51M37S" calcext:value-type="time">
            <text:p>05:51:37</text:p>
          </table:table-cell>
          <table:table-cell office:value-type="time" office:time-value="PT12H34M31S" calcext:value-type="time">
            <text:p>12:34:31</text:p>
          </table:table-cell>
          <table:table-cell office:value-type="time" office:time-value="PT19H16M40S" calcext:value-type="time">
            <text:p>19:16:40</text:p>
          </table:table-cell>
          <table:table-cell office:value-type="time" office:time-value="PT05H51M36S" calcext:value-type="time">
            <text:p>05:51:36</text:p>
          </table:table-cell>
          <table:table-cell office:value-type="time" office:time-value="PT12H34M31S" calcext:value-type="time">
            <text:p>12:34:31</text:p>
          </table:table-cell>
          <table:table-cell office:value-type="time" office:time-value="PT19H16M40S" calcext:value-type="time">
            <text:p>19:16:40</text:p>
          </table:table-cell>
          <table:table-cell table:formula="of:=IF(OR([.B54]=&quot;&quot;;[.E54]=&quot;&quot;);&quot;&quot;;ROUND(ABS([.B54]-[.E54])*86400))" office:value-type="float" office:value="1" calcext:value-type="float">
            <text:p>1</text:p>
          </table:table-cell>
          <table:table-cell table:formula="of:=IF(OR([.C54]=&quot;&quot;;[.F54]=&quot;&quot;);&quot;&quot;;ROUND(ABS([.C54]-[.F54])*86400))" office:value-type="float" office:value="0" calcext:value-type="float">
            <text:p>0</text:p>
          </table:table-cell>
          <table:table-cell table:formula="of:=IF(OR([.D54]=&quot;&quot;;[.G54]=&quot;&quot;);&quot;&quot;;ROUND(ABS([.D54]-[.G5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time" office:time-value="PT05H52M51S" calcext:value-type="time">
            <text:p>05:52:51</text:p>
          </table:table-cell>
          <table:table-cell office:value-type="time" office:time-value="PT12H34M24S" calcext:value-type="time">
            <text:p>12:34:24</text:p>
          </table:table-cell>
          <table:table-cell office:value-type="time" office:time-value="PT19H15M12S" calcext:value-type="time">
            <text:p>19:15:12</text:p>
          </table:table-cell>
          <table:table-cell office:value-type="time" office:time-value="PT05H52M50S" calcext:value-type="time">
            <text:p>05:52:50</text:p>
          </table:table-cell>
          <table:table-cell office:value-type="time" office:time-value="PT12H34M24S" calcext:value-type="time">
            <text:p>12:34:24</text:p>
          </table:table-cell>
          <table:table-cell office:value-type="time" office:time-value="PT19H15M12S" calcext:value-type="time">
            <text:p>19:15:12</text:p>
          </table:table-cell>
          <table:table-cell table:formula="of:=IF(OR([.B55]=&quot;&quot;;[.E55]=&quot;&quot;);&quot;&quot;;ROUND(ABS([.B55]-[.E55])*86400))" office:value-type="float" office:value="1" calcext:value-type="float">
            <text:p>1</text:p>
          </table:table-cell>
          <table:table-cell table:formula="of:=IF(OR([.C55]=&quot;&quot;;[.F55]=&quot;&quot;);&quot;&quot;;ROUND(ABS([.C55]-[.F55])*86400))" office:value-type="float" office:value="0" calcext:value-type="float">
            <text:p>0</text:p>
          </table:table-cell>
          <table:table-cell table:formula="of:=IF(OR([.D55]=&quot;&quot;;[.G55]=&quot;&quot;);&quot;&quot;;ROUND(ABS([.D55]-[.G5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05H54M04S" calcext:value-type="time">
            <text:p>05:54:04</text:p>
          </table:table-cell>
          <table:table-cell office:value-type="time" office:time-value="PT12H34M16S" calcext:value-type="time">
            <text:p>12:34:16</text:p>
          </table:table-cell>
          <table:table-cell office:value-type="time" office:time-value="PT19H13M43S" calcext:value-type="time">
            <text:p>19:13:43</text:p>
          </table:table-cell>
          <table:table-cell office:value-type="time" office:time-value="PT05H54M03S" calcext:value-type="time">
            <text:p>05:54:03</text:p>
          </table:table-cell>
          <table:table-cell office:value-type="time" office:time-value="PT12H34M16S" calcext:value-type="time">
            <text:p>12:34:16</text:p>
          </table:table-cell>
          <table:table-cell office:value-type="time" office:time-value="PT19H13M43S" calcext:value-type="time">
            <text:p>19:13:43</text:p>
          </table:table-cell>
          <table:table-cell table:formula="of:=IF(OR([.B56]=&quot;&quot;;[.E56]=&quot;&quot;);&quot;&quot;;ROUND(ABS([.B56]-[.E56])*86400))" office:value-type="float" office:value="1" calcext:value-type="float">
            <text:p>1</text:p>
          </table:table-cell>
          <table:table-cell table:formula="of:=IF(OR([.C56]=&quot;&quot;;[.F56]=&quot;&quot;);&quot;&quot;;ROUND(ABS([.C56]-[.F56])*86400))" office:value-type="float" office:value="0" calcext:value-type="float">
            <text:p>0</text:p>
          </table:table-cell>
          <table:table-cell table:formula="of:=IF(OR([.D56]=&quot;&quot;;[.G56]=&quot;&quot;);&quot;&quot;;ROUND(ABS([.D56]-[.G5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time" office:time-value="PT05H55M17S" calcext:value-type="time">
            <text:p>05:55:17</text:p>
          </table:table-cell>
          <table:table-cell office:value-type="time" office:time-value="PT12H34M07S" calcext:value-type="time">
            <text:p>12:34:07</text:p>
          </table:table-cell>
          <table:table-cell office:value-type="time" office:time-value="PT19H12M13S" calcext:value-type="time">
            <text:p>19:12:13</text:p>
          </table:table-cell>
          <table:table-cell office:value-type="time" office:time-value="PT05H55M16S" calcext:value-type="time">
            <text:p>05:55:16</text:p>
          </table:table-cell>
          <table:table-cell office:value-type="time" office:time-value="PT12H34M08S" calcext:value-type="time">
            <text:p>12:34:08</text:p>
          </table:table-cell>
          <table:table-cell office:value-type="time" office:time-value="PT19H12M13S" calcext:value-type="time">
            <text:p>19:12:13</text:p>
          </table:table-cell>
          <table:table-cell table:formula="of:=IF(OR([.B57]=&quot;&quot;;[.E57]=&quot;&quot;);&quot;&quot;;ROUND(ABS([.B57]-[.E57])*86400))" office:value-type="float" office:value="1" calcext:value-type="float">
            <text:p>1</text:p>
          </table:table-cell>
          <table:table-cell table:formula="of:=IF(OR([.C57]=&quot;&quot;;[.F57]=&quot;&quot;);&quot;&quot;;ROUND(ABS([.C57]-[.F57])*86400))" office:value-type="float" office:value="1" calcext:value-type="float">
            <text:p>1</text:p>
          </table:table-cell>
          <table:table-cell table:formula="of:=IF(OR([.D57]=&quot;&quot;;[.G57]=&quot;&quot;);&quot;&quot;;ROUND(ABS([.D57]-[.G5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time" office:time-value="PT05H56M30S" calcext:value-type="time">
            <text:p>05:56:30</text:p>
          </table:table-cell>
          <table:table-cell office:value-type="time" office:time-value="PT12H33M58S" calcext:value-type="time">
            <text:p>12:33:58</text:p>
          </table:table-cell>
          <table:table-cell office:value-type="time" office:time-value="PT19H10M42S" calcext:value-type="time">
            <text:p>19:10:42</text:p>
          </table:table-cell>
          <table:table-cell office:value-type="time" office:time-value="PT05H56M29S" calcext:value-type="time">
            <text:p>05:56:29</text:p>
          </table:table-cell>
          <table:table-cell office:value-type="time" office:time-value="PT12H33M59S" calcext:value-type="time">
            <text:p>12:33:59</text:p>
          </table:table-cell>
          <table:table-cell office:value-type="time" office:time-value="PT19H10M43S" calcext:value-type="time">
            <text:p>19:10:43</text:p>
          </table:table-cell>
          <table:table-cell table:formula="of:=IF(OR([.B58]=&quot;&quot;;[.E58]=&quot;&quot;);&quot;&quot;;ROUND(ABS([.B58]-[.E58])*86400))" office:value-type="float" office:value="1" calcext:value-type="float">
            <text:p>1</text:p>
          </table:table-cell>
          <table:table-cell table:formula="of:=IF(OR([.C58]=&quot;&quot;;[.F58]=&quot;&quot;);&quot;&quot;;ROUND(ABS([.C58]-[.F58])*86400))" office:value-type="float" office:value="1" calcext:value-type="float">
            <text:p>1</text:p>
          </table:table-cell>
          <table:table-cell table:formula="of:=IF(OR([.D58]=&quot;&quot;;[.G58]=&quot;&quot;);&quot;&quot;;ROUND(ABS([.D58]-[.G5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time" office:time-value="PT05H57M42S" calcext:value-type="time">
            <text:p>05:57:42</text:p>
          </table:table-cell>
          <table:table-cell office:value-type="time" office:time-value="PT12H33M49S" calcext:value-type="time">
            <text:p>12:33:49</text:p>
          </table:table-cell>
          <table:table-cell office:value-type="time" office:time-value="PT19H09M11S" calcext:value-type="time">
            <text:p>19:09:11</text:p>
          </table:table-cell>
          <table:table-cell office:value-type="time" office:time-value="PT05H57M42S" calcext:value-type="time">
            <text:p>05:57:42</text:p>
          </table:table-cell>
          <table:table-cell office:value-type="time" office:time-value="PT12H33M49S" calcext:value-type="time">
            <text:p>12:33:49</text:p>
          </table:table-cell>
          <table:table-cell office:value-type="time" office:time-value="PT19H09M11S" calcext:value-type="time">
            <text:p>19:09:11</text:p>
          </table:table-cell>
          <table:table-cell table:formula="of:=IF(OR([.B59]=&quot;&quot;;[.E59]=&quot;&quot;);&quot;&quot;;ROUND(ABS([.B59]-[.E59])*86400))" office:value-type="float" office:value="0" calcext:value-type="float">
            <text:p>0</text:p>
          </table:table-cell>
          <table:table-cell table:formula="of:=IF(OR([.C59]=&quot;&quot;;[.F59]=&quot;&quot;);&quot;&quot;;ROUND(ABS([.C59]-[.F59])*86400))" office:value-type="float" office:value="0" calcext:value-type="float">
            <text:p>0</text:p>
          </table:table-cell>
          <table:table-cell table:formula="of:=IF(OR([.D59]=&quot;&quot;;[.G59]=&quot;&quot;);&quot;&quot;;ROUND(ABS([.D59]-[.G5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time" office:time-value="PT05H58M54S" calcext:value-type="time">
            <text:p>05:58:54</text:p>
          </table:table-cell>
          <table:table-cell office:value-type="time" office:time-value="PT12H33M39S" calcext:value-type="time">
            <text:p>12:33:39</text:p>
          </table:table-cell>
          <table:table-cell office:value-type="time" office:time-value="PT19H07M39S" calcext:value-type="time">
            <text:p>19:07:39</text:p>
          </table:table-cell>
          <table:table-cell office:value-type="time" office:time-value="PT05H58M54S" calcext:value-type="time">
            <text:p>05:58:54</text:p>
          </table:table-cell>
          <table:table-cell office:value-type="time" office:time-value="PT12H33M39S" calcext:value-type="time">
            <text:p>12:33:39</text:p>
          </table:table-cell>
          <table:table-cell office:value-type="time" office:time-value="PT19H07M39S" calcext:value-type="time">
            <text:p>19:07:39</text:p>
          </table:table-cell>
          <table:table-cell table:formula="of:=IF(OR([.B60]=&quot;&quot;;[.E60]=&quot;&quot;);&quot;&quot;;ROUND(ABS([.B60]-[.E60])*86400))" office:value-type="float" office:value="0" calcext:value-type="float">
            <text:p>0</text:p>
          </table:table-cell>
          <table:table-cell table:formula="of:=IF(OR([.C60]=&quot;&quot;;[.F60]=&quot;&quot;);&quot;&quot;;ROUND(ABS([.C60]-[.F60])*86400))" office:value-type="float" office:value="0" calcext:value-type="float">
            <text:p>0</text:p>
          </table:table-cell>
          <table:table-cell table:formula="of:=IF(OR([.D60]=&quot;&quot;;[.G60]=&quot;&quot;);&quot;&quot;;ROUND(ABS([.D60]-[.G60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time" office:time-value="PT06H00M06S" calcext:value-type="time">
            <text:p>06:00:06</text:p>
          </table:table-cell>
          <table:table-cell office:value-type="time" office:time-value="PT12H33M28S" calcext:value-type="time">
            <text:p>12:33:28</text:p>
          </table:table-cell>
          <table:table-cell office:value-type="time" office:time-value="PT19H06M06S" calcext:value-type="time">
            <text:p>19:06:06</text:p>
          </table:table-cell>
          <table:table-cell office:value-type="time" office:time-value="PT06H00M06S" calcext:value-type="time">
            <text:p>06:00:06</text:p>
          </table:table-cell>
          <table:table-cell office:value-type="time" office:time-value="PT12H33M28S" calcext:value-type="time">
            <text:p>12:33:28</text:p>
          </table:table-cell>
          <table:table-cell office:value-type="time" office:time-value="PT19H06M06S" calcext:value-type="time">
            <text:p>19:06:06</text:p>
          </table:table-cell>
          <table:table-cell table:formula="of:=IF(OR([.B61]=&quot;&quot;;[.E61]=&quot;&quot;);&quot;&quot;;ROUND(ABS([.B61]-[.E61])*86400))" office:value-type="float" office:value="0" calcext:value-type="float">
            <text:p>0</text:p>
          </table:table-cell>
          <table:table-cell table:formula="of:=IF(OR([.C61]=&quot;&quot;;[.F61]=&quot;&quot;);&quot;&quot;;ROUND(ABS([.C61]-[.F61])*86400))" office:value-type="float" office:value="0" calcext:value-type="float">
            <text:p>0</text:p>
          </table:table-cell>
          <table:table-cell table:formula="of:=IF(OR([.D61]=&quot;&quot;;[.G61]=&quot;&quot;);&quot;&quot;;ROUND(ABS([.D61]-[.G6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6H01M18S" calcext:value-type="time">
            <text:p>06:01:18</text:p>
          </table:table-cell>
          <table:table-cell office:value-type="time" office:time-value="PT12H33M17S" calcext:value-type="time">
            <text:p>12:33:17</text:p>
          </table:table-cell>
          <table:table-cell office:value-type="time" office:time-value="PT19H04M32S" calcext:value-type="time">
            <text:p>19:04:32</text:p>
          </table:table-cell>
          <table:table-cell office:value-type="time" office:time-value="PT06H01M17S" calcext:value-type="time">
            <text:p>06:01:17</text:p>
          </table:table-cell>
          <table:table-cell office:value-type="time" office:time-value="PT12H33M17S" calcext:value-type="time">
            <text:p>12:33:17</text:p>
          </table:table-cell>
          <table:table-cell office:value-type="time" office:time-value="PT19H04M33S" calcext:value-type="time">
            <text:p>19:04:33</text:p>
          </table:table-cell>
          <table:table-cell table:formula="of:=IF(OR([.B62]=&quot;&quot;;[.E62]=&quot;&quot;);&quot;&quot;;ROUND(ABS([.B62]-[.E62])*86400))" office:value-type="float" office:value="1" calcext:value-type="float">
            <text:p>1</text:p>
          </table:table-cell>
          <table:table-cell table:formula="of:=IF(OR([.C62]=&quot;&quot;;[.F62]=&quot;&quot;);&quot;&quot;;ROUND(ABS([.C62]-[.F62])*86400))" office:value-type="float" office:value="0" calcext:value-type="float">
            <text:p>0</text:p>
          </table:table-cell>
          <table:table-cell table:formula="of:=IF(OR([.D62]=&quot;&quot;;[.G62]=&quot;&quot;);&quot;&quot;;ROUND(ABS([.D62]-[.G6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6H02M29S" calcext:value-type="time">
            <text:p>06:02:29</text:p>
          </table:table-cell>
          <table:table-cell office:value-type="time" office:time-value="PT12H33M06S" calcext:value-type="time">
            <text:p>12:33:06</text:p>
          </table:table-cell>
          <table:table-cell office:value-type="time" office:time-value="PT19H02M58S" calcext:value-type="time">
            <text:p>19:02:58</text:p>
          </table:table-cell>
          <table:table-cell office:value-type="time" office:time-value="PT06H02M28S" calcext:value-type="time">
            <text:p>06:02:28</text:p>
          </table:table-cell>
          <table:table-cell office:value-type="time" office:time-value="PT12H33M06S" calcext:value-type="time">
            <text:p>12:33:06</text:p>
          </table:table-cell>
          <table:table-cell office:value-type="time" office:time-value="PT19H02M58S" calcext:value-type="time">
            <text:p>19:02:58</text:p>
          </table:table-cell>
          <table:table-cell table:formula="of:=IF(OR([.B63]=&quot;&quot;;[.E63]=&quot;&quot;);&quot;&quot;;ROUND(ABS([.B63]-[.E63])*86400))" office:value-type="float" office:value="1" calcext:value-type="float">
            <text:p>1</text:p>
          </table:table-cell>
          <table:table-cell table:formula="of:=IF(OR([.C63]=&quot;&quot;;[.F63]=&quot;&quot;);&quot;&quot;;ROUND(ABS([.C63]-[.F63])*86400))" office:value-type="float" office:value="0" calcext:value-type="float">
            <text:p>0</text:p>
          </table:table-cell>
          <table:table-cell table:formula="of:=IF(OR([.D63]=&quot;&quot;;[.G63]=&quot;&quot;);&quot;&quot;;ROUND(ABS([.D63]-[.G6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6H03M40S" calcext:value-type="time">
            <text:p>06:03:40</text:p>
          </table:table-cell>
          <table:table-cell office:value-type="time" office:time-value="PT12H32M53S" calcext:value-type="time">
            <text:p>12:32:53</text:p>
          </table:table-cell>
          <table:table-cell office:value-type="time" office:time-value="PT19H01M23S" calcext:value-type="time">
            <text:p>19:01:23</text:p>
          </table:table-cell>
          <table:table-cell office:value-type="time" office:time-value="PT06H03M39S" calcext:value-type="time">
            <text:p>06:03:39</text:p>
          </table:table-cell>
          <table:table-cell office:value-type="time" office:time-value="PT12H32M54S" calcext:value-type="time">
            <text:p>12:32:54</text:p>
          </table:table-cell>
          <table:table-cell office:value-type="time" office:time-value="PT19H01M24S" calcext:value-type="time">
            <text:p>19:01:24</text:p>
          </table:table-cell>
          <table:table-cell table:formula="of:=IF(OR([.B64]=&quot;&quot;;[.E64]=&quot;&quot;);&quot;&quot;;ROUND(ABS([.B64]-[.E64])*86400))" office:value-type="float" office:value="1" calcext:value-type="float">
            <text:p>1</text:p>
          </table:table-cell>
          <table:table-cell table:formula="of:=IF(OR([.C64]=&quot;&quot;;[.F64]=&quot;&quot;);&quot;&quot;;ROUND(ABS([.C64]-[.F64])*86400))" office:value-type="float" office:value="1" calcext:value-type="float">
            <text:p>1</text:p>
          </table:table-cell>
          <table:table-cell table:formula="of:=IF(OR([.D64]=&quot;&quot;;[.G64]=&quot;&quot;);&quot;&quot;;ROUND(ABS([.D64]-[.G6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6H04M50S" calcext:value-type="time">
            <text:p>06:04:50</text:p>
          </table:table-cell>
          <table:table-cell office:value-type="time" office:time-value="PT12H32M41S" calcext:value-type="time">
            <text:p>12:32:41</text:p>
          </table:table-cell>
          <table:table-cell office:value-type="time" office:time-value="PT18H59M47S" calcext:value-type="time">
            <text:p>18:59:47</text:p>
          </table:table-cell>
          <table:table-cell office:value-type="time" office:time-value="PT06H04M49S" calcext:value-type="time">
            <text:p>06:04:49</text:p>
          </table:table-cell>
          <table:table-cell office:value-type="time" office:time-value="PT12H32M41S" calcext:value-type="time">
            <text:p>12:32:41</text:p>
          </table:table-cell>
          <table:table-cell office:value-type="time" office:time-value="PT18H59M48S" calcext:value-type="time">
            <text:p>18:59:48</text:p>
          </table:table-cell>
          <table:table-cell table:formula="of:=IF(OR([.B65]=&quot;&quot;;[.E65]=&quot;&quot;);&quot;&quot;;ROUND(ABS([.B65]-[.E65])*86400))" office:value-type="float" office:value="1" calcext:value-type="float">
            <text:p>1</text:p>
          </table:table-cell>
          <table:table-cell table:formula="of:=IF(OR([.C65]=&quot;&quot;;[.F65]=&quot;&quot;);&quot;&quot;;ROUND(ABS([.C65]-[.F65])*86400))" office:value-type="float" office:value="0" calcext:value-type="float">
            <text:p>0</text:p>
          </table:table-cell>
          <table:table-cell table:formula="of:=IF(OR([.D65]=&quot;&quot;;[.G65]=&quot;&quot;);&quot;&quot;;ROUND(ABS([.D65]-[.G6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6H06M00S" calcext:value-type="time">
            <text:p>06:06:00</text:p>
          </table:table-cell>
          <table:table-cell office:value-type="time" office:time-value="PT12H32M28S" calcext:value-type="time">
            <text:p>12:32:28</text:p>
          </table:table-cell>
          <table:table-cell office:value-type="time" office:time-value="PT18H58M11S" calcext:value-type="time">
            <text:p>18:58:11</text:p>
          </table:table-cell>
          <table:table-cell office:value-type="time" office:time-value="PT06H06M00S" calcext:value-type="time">
            <text:p>06:06:00</text:p>
          </table:table-cell>
          <table:table-cell office:value-type="time" office:time-value="PT12H32M28S" calcext:value-type="time">
            <text:p>12:32:28</text:p>
          </table:table-cell>
          <table:table-cell office:value-type="time" office:time-value="PT18H58M12S" calcext:value-type="time">
            <text:p>18:58:12</text:p>
          </table:table-cell>
          <table:table-cell table:formula="of:=IF(OR([.B66]=&quot;&quot;;[.E66]=&quot;&quot;);&quot;&quot;;ROUND(ABS([.B66]-[.E66])*86400))" office:value-type="float" office:value="0" calcext:value-type="float">
            <text:p>0</text:p>
          </table:table-cell>
          <table:table-cell table:formula="of:=IF(OR([.C66]=&quot;&quot;;[.F66]=&quot;&quot;);&quot;&quot;;ROUND(ABS([.C66]-[.F66])*86400))" office:value-type="float" office:value="0" calcext:value-type="float">
            <text:p>0</text:p>
          </table:table-cell>
          <table:table-cell table:formula="of:=IF(OR([.D66]=&quot;&quot;;[.G66]=&quot;&quot;);&quot;&quot;;ROUND(ABS([.D66]-[.G6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6H07M10S" calcext:value-type="time">
            <text:p>06:07:10</text:p>
          </table:table-cell>
          <table:table-cell office:value-type="time" office:time-value="PT12H32M14S" calcext:value-type="time">
            <text:p>12:32:14</text:p>
          </table:table-cell>
          <table:table-cell office:value-type="time" office:time-value="PT18H56M34S" calcext:value-type="time">
            <text:p>18:56:34</text:p>
          </table:table-cell>
          <table:table-cell office:value-type="time" office:time-value="PT06H07M09S" calcext:value-type="time">
            <text:p>06:07:09</text:p>
          </table:table-cell>
          <table:table-cell office:value-type="time" office:time-value="PT12H32M15S" calcext:value-type="time">
            <text:p>12:32:15</text:p>
          </table:table-cell>
          <table:table-cell office:value-type="time" office:time-value="PT18H56M35S" calcext:value-type="time">
            <text:p>18:56:35</text:p>
          </table:table-cell>
          <table:table-cell table:formula="of:=IF(OR([.B67]=&quot;&quot;;[.E67]=&quot;&quot;);&quot;&quot;;ROUND(ABS([.B67]-[.E67])*86400))" office:value-type="float" office:value="1" calcext:value-type="float">
            <text:p>1</text:p>
          </table:table-cell>
          <table:table-cell table:formula="of:=IF(OR([.C67]=&quot;&quot;;[.F67]=&quot;&quot;);&quot;&quot;;ROUND(ABS([.C67]-[.F67])*86400))" office:value-type="float" office:value="1" calcext:value-type="float">
            <text:p>1</text:p>
          </table:table-cell>
          <table:table-cell table:formula="of:=IF(OR([.D67]=&quot;&quot;;[.G67]=&quot;&quot;);&quot;&quot;;ROUND(ABS([.D67]-[.G6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06H08M20S" calcext:value-type="time">
            <text:p>06:08:20</text:p>
          </table:table-cell>
          <table:table-cell office:value-type="time" office:time-value="PT12H32M00S" calcext:value-type="time">
            <text:p>12:32:00</text:p>
          </table:table-cell>
          <table:table-cell office:value-type="time" office:time-value="PT18H54M57S" calcext:value-type="time">
            <text:p>18:54:57</text:p>
          </table:table-cell>
          <table:table-cell office:value-type="time" office:time-value="PT06H08M19S" calcext:value-type="time">
            <text:p>06:08:19</text:p>
          </table:table-cell>
          <table:table-cell office:value-type="time" office:time-value="PT12H32M01S" calcext:value-type="time">
            <text:p>12:32:01</text:p>
          </table:table-cell>
          <table:table-cell office:value-type="time" office:time-value="PT18H54M58S" calcext:value-type="time">
            <text:p>18:54:58</text:p>
          </table:table-cell>
          <table:table-cell table:formula="of:=IF(OR([.B68]=&quot;&quot;;[.E68]=&quot;&quot;);&quot;&quot;;ROUND(ABS([.B68]-[.E68])*86400))" office:value-type="float" office:value="1" calcext:value-type="float">
            <text:p>1</text:p>
          </table:table-cell>
          <table:table-cell table:formula="of:=IF(OR([.C68]=&quot;&quot;;[.F68]=&quot;&quot;);&quot;&quot;;ROUND(ABS([.C68]-[.F68])*86400))" office:value-type="float" office:value="1" calcext:value-type="float">
            <text:p>1</text:p>
          </table:table-cell>
          <table:table-cell table:formula="of:=IF(OR([.D68]=&quot;&quot;;[.G68]=&quot;&quot;);&quot;&quot;;ROUND(ABS([.D68]-[.G6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06H09M29S" calcext:value-type="time">
            <text:p>06:09:29</text:p>
          </table:table-cell>
          <table:table-cell office:value-type="time" office:time-value="PT12H31M46S" calcext:value-type="time">
            <text:p>12:31:46</text:p>
          </table:table-cell>
          <table:table-cell office:value-type="time" office:time-value="PT18H53M19S" calcext:value-type="time">
            <text:p>18:53:19</text:p>
          </table:table-cell>
          <table:table-cell office:value-type="time" office:time-value="PT06H09M28S" calcext:value-type="time">
            <text:p>06:09:28</text:p>
          </table:table-cell>
          <table:table-cell office:value-type="time" office:time-value="PT12H31M46S" calcext:value-type="time">
            <text:p>12:31:46</text:p>
          </table:table-cell>
          <table:table-cell office:value-type="time" office:time-value="PT18H53M20S" calcext:value-type="time">
            <text:p>18:53:20</text:p>
          </table:table-cell>
          <table:table-cell table:formula="of:=IF(OR([.B69]=&quot;&quot;;[.E69]=&quot;&quot;);&quot;&quot;;ROUND(ABS([.B69]-[.E69])*86400))" office:value-type="float" office:value="1" calcext:value-type="float">
            <text:p>1</text:p>
          </table:table-cell>
          <table:table-cell table:formula="of:=IF(OR([.C69]=&quot;&quot;;[.F69]=&quot;&quot;);&quot;&quot;;ROUND(ABS([.C69]-[.F69])*86400))" office:value-type="float" office:value="0" calcext:value-type="float">
            <text:p>0</text:p>
          </table:table-cell>
          <table:table-cell table:formula="of:=IF(OR([.D69]=&quot;&quot;;[.G69]=&quot;&quot;);&quot;&quot;;ROUND(ABS([.D69]-[.G6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06H10M38S" calcext:value-type="time">
            <text:p>06:10:38</text:p>
          </table:table-cell>
          <table:table-cell office:value-type="time" office:time-value="PT12H31M31S" calcext:value-type="time">
            <text:p>12:31:31</text:p>
          </table:table-cell>
          <table:table-cell office:value-type="time" office:time-value="PT18H51M41S" calcext:value-type="time">
            <text:p>18:51:41</text:p>
          </table:table-cell>
          <table:table-cell office:value-type="time" office:time-value="PT06H10M37S" calcext:value-type="time">
            <text:p>06:10:37</text:p>
          </table:table-cell>
          <table:table-cell office:value-type="time" office:time-value="PT12H31M32S" calcext:value-type="time">
            <text:p>12:31:32</text:p>
          </table:table-cell>
          <table:table-cell office:value-type="time" office:time-value="PT18H51M42S" calcext:value-type="time">
            <text:p>18:51:42</text:p>
          </table:table-cell>
          <table:table-cell table:formula="of:=IF(OR([.B70]=&quot;&quot;;[.E70]=&quot;&quot;);&quot;&quot;;ROUND(ABS([.B70]-[.E70])*86400))" office:value-type="float" office:value="1" calcext:value-type="float">
            <text:p>1</text:p>
          </table:table-cell>
          <table:table-cell table:formula="of:=IF(OR([.C70]=&quot;&quot;;[.F70]=&quot;&quot;);&quot;&quot;;ROUND(ABS([.C70]-[.F70])*86400))" office:value-type="float" office:value="1" calcext:value-type="float">
            <text:p>1</text:p>
          </table:table-cell>
          <table:table-cell table:formula="of:=IF(OR([.D70]=&quot;&quot;;[.G70]=&quot;&quot;);&quot;&quot;;ROUND(ABS([.D70]-[.G7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06H11M46S" calcext:value-type="time">
            <text:p>06:11:46</text:p>
          </table:table-cell>
          <table:table-cell office:value-type="time" office:time-value="PT12H31M16S" calcext:value-type="time">
            <text:p>12:31:16</text:p>
          </table:table-cell>
          <table:table-cell office:value-type="time" office:time-value="PT18H50M03S" calcext:value-type="time">
            <text:p>18:50:03</text:p>
          </table:table-cell>
          <table:table-cell office:value-type="time" office:time-value="PT06H11M45S" calcext:value-type="time">
            <text:p>06:11:45</text:p>
          </table:table-cell>
          <table:table-cell office:value-type="time" office:time-value="PT12H31M16S" calcext:value-type="time">
            <text:p>12:31:16</text:p>
          </table:table-cell>
          <table:table-cell office:value-type="time" office:time-value="PT18H50M04S" calcext:value-type="time">
            <text:p>18:50:04</text:p>
          </table:table-cell>
          <table:table-cell table:formula="of:=IF(OR([.B71]=&quot;&quot;;[.E71]=&quot;&quot;);&quot;&quot;;ROUND(ABS([.B71]-[.E71])*86400))" office:value-type="float" office:value="1" calcext:value-type="float">
            <text:p>1</text:p>
          </table:table-cell>
          <table:table-cell table:formula="of:=IF(OR([.C71]=&quot;&quot;;[.F71]=&quot;&quot;);&quot;&quot;;ROUND(ABS([.C71]-[.F71])*86400))" office:value-type="float" office:value="0" calcext:value-type="float">
            <text:p>0</text:p>
          </table:table-cell>
          <table:table-cell table:formula="of:=IF(OR([.D71]=&quot;&quot;;[.G71]=&quot;&quot;);&quot;&quot;;ROUND(ABS([.D71]-[.G7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06H12M54S" calcext:value-type="time">
            <text:p>06:12:54</text:p>
          </table:table-cell>
          <table:table-cell office:value-type="time" office:time-value="PT12H31M01S" calcext:value-type="time">
            <text:p>12:31:01</text:p>
          </table:table-cell>
          <table:table-cell office:value-type="time" office:time-value="PT18H48M24S" calcext:value-type="time">
            <text:p>18:48:24</text:p>
          </table:table-cell>
          <table:table-cell office:value-type="time" office:time-value="PT06H12M53S" calcext:value-type="time">
            <text:p>06:12:53</text:p>
          </table:table-cell>
          <table:table-cell office:value-type="time" office:time-value="PT12H31M01S" calcext:value-type="time">
            <text:p>12:31:01</text:p>
          </table:table-cell>
          <table:table-cell office:value-type="time" office:time-value="PT18H48M25S" calcext:value-type="time">
            <text:p>18:48:25</text:p>
          </table:table-cell>
          <table:table-cell table:formula="of:=IF(OR([.B72]=&quot;&quot;;[.E72]=&quot;&quot;);&quot;&quot;;ROUND(ABS([.B72]-[.E72])*86400))" office:value-type="float" office:value="1" calcext:value-type="float">
            <text:p>1</text:p>
          </table:table-cell>
          <table:table-cell table:formula="of:=IF(OR([.C72]=&quot;&quot;;[.F72]=&quot;&quot;);&quot;&quot;;ROUND(ABS([.C72]-[.F72])*86400))" office:value-type="float" office:value="0" calcext:value-type="float">
            <text:p>0</text:p>
          </table:table-cell>
          <table:table-cell table:formula="of:=IF(OR([.D72]=&quot;&quot;;[.G72]=&quot;&quot;);&quot;&quot;;ROUND(ABS([.D72]-[.G7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06H14M02S" calcext:value-type="time">
            <text:p>06:14:02</text:p>
          </table:table-cell>
          <table:table-cell office:value-type="time" office:time-value="PT12H30M45S" calcext:value-type="time">
            <text:p>12:30:45</text:p>
          </table:table-cell>
          <table:table-cell office:value-type="time" office:time-value="PT18H46M45S" calcext:value-type="time">
            <text:p>18:46:45</text:p>
          </table:table-cell>
          <table:table-cell office:value-type="time" office:time-value="PT06H14M01S" calcext:value-type="time">
            <text:p>06:14:01</text:p>
          </table:table-cell>
          <table:table-cell office:value-type="time" office:time-value="PT12H30M45S" calcext:value-type="time">
            <text:p>12:30:45</text:p>
          </table:table-cell>
          <table:table-cell office:value-type="time" office:time-value="PT18H46M46S" calcext:value-type="time">
            <text:p>18:46:46</text:p>
          </table:table-cell>
          <table:table-cell table:formula="of:=IF(OR([.B73]=&quot;&quot;;[.E73]=&quot;&quot;);&quot;&quot;;ROUND(ABS([.B73]-[.E73])*86400))" office:value-type="float" office:value="1" calcext:value-type="float">
            <text:p>1</text:p>
          </table:table-cell>
          <table:table-cell table:formula="of:=IF(OR([.C73]=&quot;&quot;;[.F73]=&quot;&quot;);&quot;&quot;;ROUND(ABS([.C73]-[.F73])*86400))" office:value-type="float" office:value="0" calcext:value-type="float">
            <text:p>0</text:p>
          </table:table-cell>
          <table:table-cell table:formula="of:=IF(OR([.D73]=&quot;&quot;;[.G73]=&quot;&quot;);&quot;&quot;;ROUND(ABS([.D73]-[.G7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06H15M10S" calcext:value-type="time">
            <text:p>06:15:10</text:p>
          </table:table-cell>
          <table:table-cell office:value-type="time" office:time-value="PT12H30M29S" calcext:value-type="time">
            <text:p>12:30:29</text:p>
          </table:table-cell>
          <table:table-cell office:value-type="time" office:time-value="PT18H45M05S" calcext:value-type="time">
            <text:p>18:45:05</text:p>
          </table:table-cell>
          <table:table-cell office:value-type="time" office:time-value="PT06H15M09S" calcext:value-type="time">
            <text:p>06:15:09</text:p>
          </table:table-cell>
          <table:table-cell office:value-type="time" office:time-value="PT12H30M29S" calcext:value-type="time">
            <text:p>12:30:29</text:p>
          </table:table-cell>
          <table:table-cell office:value-type="time" office:time-value="PT18H45M06S" calcext:value-type="time">
            <text:p>18:45:06</text:p>
          </table:table-cell>
          <table:table-cell table:formula="of:=IF(OR([.B74]=&quot;&quot;;[.E74]=&quot;&quot;);&quot;&quot;;ROUND(ABS([.B74]-[.E74])*86400))" office:value-type="float" office:value="1" calcext:value-type="float">
            <text:p>1</text:p>
          </table:table-cell>
          <table:table-cell table:formula="of:=IF(OR([.C74]=&quot;&quot;;[.F74]=&quot;&quot;);&quot;&quot;;ROUND(ABS([.C74]-[.F74])*86400))" office:value-type="float" office:value="0" calcext:value-type="float">
            <text:p>0</text:p>
          </table:table-cell>
          <table:table-cell table:formula="of:=IF(OR([.D74]=&quot;&quot;;[.G74]=&quot;&quot;);&quot;&quot;;ROUND(ABS([.D74]-[.G7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06H16M17S" calcext:value-type="time">
            <text:p>06:16:17</text:p>
          </table:table-cell>
          <table:table-cell office:value-type="time" office:time-value="PT12H30M13S" calcext:value-type="time">
            <text:p>12:30:13</text:p>
          </table:table-cell>
          <table:table-cell office:value-type="time" office:time-value="PT18H43M25S" calcext:value-type="time">
            <text:p>18:43:25</text:p>
          </table:table-cell>
          <table:table-cell office:value-type="time" office:time-value="PT06H16M16S" calcext:value-type="time">
            <text:p>06:16:16</text:p>
          </table:table-cell>
          <table:table-cell office:value-type="time" office:time-value="PT12H30M13S" calcext:value-type="time">
            <text:p>12:30:13</text:p>
          </table:table-cell>
          <table:table-cell office:value-type="time" office:time-value="PT18H43M26S" calcext:value-type="time">
            <text:p>18:43:26</text:p>
          </table:table-cell>
          <table:table-cell table:formula="of:=IF(OR([.B75]=&quot;&quot;;[.E75]=&quot;&quot;);&quot;&quot;;ROUND(ABS([.B75]-[.E75])*86400))" office:value-type="float" office:value="1" calcext:value-type="float">
            <text:p>1</text:p>
          </table:table-cell>
          <table:table-cell table:formula="of:=IF(OR([.C75]=&quot;&quot;;[.F75]=&quot;&quot;);&quot;&quot;;ROUND(ABS([.C75]-[.F75])*86400))" office:value-type="float" office:value="0" calcext:value-type="float">
            <text:p>0</text:p>
          </table:table-cell>
          <table:table-cell table:formula="of:=IF(OR([.D75]=&quot;&quot;;[.G75]=&quot;&quot;);&quot;&quot;;ROUND(ABS([.D75]-[.G7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06H17M24S" calcext:value-type="time">
            <text:p>06:17:24</text:p>
          </table:table-cell>
          <table:table-cell office:value-type="time" office:time-value="PT12H29M56S" calcext:value-type="time">
            <text:p>12:29:56</text:p>
          </table:table-cell>
          <table:table-cell office:value-type="time" office:time-value="PT18H41M45S" calcext:value-type="time">
            <text:p>18:41:45</text:p>
          </table:table-cell>
          <table:table-cell office:value-type="time" office:time-value="PT06H17M23S" calcext:value-type="time">
            <text:p>06:17:23</text:p>
          </table:table-cell>
          <table:table-cell office:value-type="time" office:time-value="PT12H29M56S" calcext:value-type="time">
            <text:p>12:29:56</text:p>
          </table:table-cell>
          <table:table-cell office:value-type="time" office:time-value="PT18H41M46S" calcext:value-type="time">
            <text:p>18:41:46</text:p>
          </table:table-cell>
          <table:table-cell table:formula="of:=IF(OR([.B76]=&quot;&quot;;[.E76]=&quot;&quot;);&quot;&quot;;ROUND(ABS([.B76]-[.E76])*86400))" office:value-type="float" office:value="1" calcext:value-type="float">
            <text:p>1</text:p>
          </table:table-cell>
          <table:table-cell table:formula="of:=IF(OR([.C76]=&quot;&quot;;[.F76]=&quot;&quot;);&quot;&quot;;ROUND(ABS([.C76]-[.F76])*86400))" office:value-type="float" office:value="0" calcext:value-type="float">
            <text:p>0</text:p>
          </table:table-cell>
          <table:table-cell table:formula="of:=IF(OR([.D76]=&quot;&quot;;[.G76]=&quot;&quot;);&quot;&quot;;ROUND(ABS([.D76]-[.G7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06H18M31S" calcext:value-type="time">
            <text:p>06:18:31</text:p>
          </table:table-cell>
          <table:table-cell office:value-type="time" office:time-value="PT12H29M39S" calcext:value-type="time">
            <text:p>12:29:39</text:p>
          </table:table-cell>
          <table:table-cell office:value-type="time" office:time-value="PT18H40M04S" calcext:value-type="time">
            <text:p>18:40:04</text:p>
          </table:table-cell>
          <table:table-cell office:value-type="time" office:time-value="PT06H18M30S" calcext:value-type="time">
            <text:p>06:18:30</text:p>
          </table:table-cell>
          <table:table-cell office:value-type="time" office:time-value="PT12H29M39S" calcext:value-type="time">
            <text:p>12:29:39</text:p>
          </table:table-cell>
          <table:table-cell office:value-type="time" office:time-value="PT18H40M06S" calcext:value-type="time">
            <text:p>18:40:06</text:p>
          </table:table-cell>
          <table:table-cell table:formula="of:=IF(OR([.B77]=&quot;&quot;;[.E77]=&quot;&quot;);&quot;&quot;;ROUND(ABS([.B77]-[.E77])*86400))" office:value-type="float" office:value="1" calcext:value-type="float">
            <text:p>1</text:p>
          </table:table-cell>
          <table:table-cell table:formula="of:=IF(OR([.C77]=&quot;&quot;;[.F77]=&quot;&quot;);&quot;&quot;;ROUND(ABS([.C77]-[.F77])*86400))" office:value-type="float" office:value="0" calcext:value-type="float">
            <text:p>0</text:p>
          </table:table-cell>
          <table:table-cell table:formula="of:=IF(OR([.D77]=&quot;&quot;;[.G77]=&quot;&quot;);&quot;&quot;;ROUND(ABS([.D77]-[.G7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06H19M37S" calcext:value-type="time">
            <text:p>06:19:37</text:p>
          </table:table-cell>
          <table:table-cell office:value-type="time" office:time-value="PT12H29M22S" calcext:value-type="time">
            <text:p>12:29:22</text:p>
          </table:table-cell>
          <table:table-cell office:value-type="time" office:time-value="PT18H38M24S" calcext:value-type="time">
            <text:p>18:38:24</text:p>
          </table:table-cell>
          <table:table-cell office:value-type="time" office:time-value="PT06H19M36S" calcext:value-type="time">
            <text:p>06:19:36</text:p>
          </table:table-cell>
          <table:table-cell office:value-type="time" office:time-value="PT12H29M22S" calcext:value-type="time">
            <text:p>12:29:22</text:p>
          </table:table-cell>
          <table:table-cell office:value-type="time" office:time-value="PT18H38M25S" calcext:value-type="time">
            <text:p>18:38:25</text:p>
          </table:table-cell>
          <table:table-cell table:formula="of:=IF(OR([.B78]=&quot;&quot;;[.E78]=&quot;&quot;);&quot;&quot;;ROUND(ABS([.B78]-[.E78])*86400))" office:value-type="float" office:value="1" calcext:value-type="float">
            <text:p>1</text:p>
          </table:table-cell>
          <table:table-cell table:formula="of:=IF(OR([.C78]=&quot;&quot;;[.F78]=&quot;&quot;);&quot;&quot;;ROUND(ABS([.C78]-[.F78])*86400))" office:value-type="float" office:value="0" calcext:value-type="float">
            <text:p>0</text:p>
          </table:table-cell>
          <table:table-cell table:formula="of:=IF(OR([.D78]=&quot;&quot;;[.G78]=&quot;&quot;);&quot;&quot;;ROUND(ABS([.D78]-[.G7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06H20M44S" calcext:value-type="time">
            <text:p>06:20:44</text:p>
          </table:table-cell>
          <table:table-cell office:value-type="time" office:time-value="PT12H29M05S" calcext:value-type="time">
            <text:p>12:29:05</text:p>
          </table:table-cell>
          <table:table-cell office:value-type="time" office:time-value="PT18H36M43S" calcext:value-type="time">
            <text:p>18:36:43</text:p>
          </table:table-cell>
          <table:table-cell office:value-type="time" office:time-value="PT06H20M43S" calcext:value-type="time">
            <text:p>06:20:43</text:p>
          </table:table-cell>
          <table:table-cell office:value-type="time" office:time-value="PT12H29M05S" calcext:value-type="time">
            <text:p>12:29:05</text:p>
          </table:table-cell>
          <table:table-cell office:value-type="time" office:time-value="PT18H36M44S" calcext:value-type="time">
            <text:p>18:36:44</text:p>
          </table:table-cell>
          <table:table-cell table:formula="of:=IF(OR([.B79]=&quot;&quot;;[.E79]=&quot;&quot;);&quot;&quot;;ROUND(ABS([.B79]-[.E79])*86400))" office:value-type="float" office:value="1" calcext:value-type="float">
            <text:p>1</text:p>
          </table:table-cell>
          <table:table-cell table:formula="of:=IF(OR([.C79]=&quot;&quot;;[.F79]=&quot;&quot;);&quot;&quot;;ROUND(ABS([.C79]-[.F79])*86400))" office:value-type="float" office:value="0" calcext:value-type="float">
            <text:p>0</text:p>
          </table:table-cell>
          <table:table-cell table:formula="of:=IF(OR([.D79]=&quot;&quot;;[.G79]=&quot;&quot;);&quot;&quot;;ROUND(ABS([.D79]-[.G7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06H21M50S" calcext:value-type="time">
            <text:p>06:21:50</text:p>
          </table:table-cell>
          <table:table-cell office:value-type="time" office:time-value="PT12H28M47S" calcext:value-type="time">
            <text:p>12:28:47</text:p>
          </table:table-cell>
          <table:table-cell office:value-type="time" office:time-value="PT18H35M02S" calcext:value-type="time">
            <text:p>18:35:02</text:p>
          </table:table-cell>
          <table:table-cell office:value-type="time" office:time-value="PT06H21M49S" calcext:value-type="time">
            <text:p>06:21:49</text:p>
          </table:table-cell>
          <table:table-cell office:value-type="time" office:time-value="PT12H28M47S" calcext:value-type="time">
            <text:p>12:28:47</text:p>
          </table:table-cell>
          <table:table-cell office:value-type="time" office:time-value="PT18H35M03S" calcext:value-type="time">
            <text:p>18:35:03</text:p>
          </table:table-cell>
          <table:table-cell table:formula="of:=IF(OR([.B80]=&quot;&quot;;[.E80]=&quot;&quot;);&quot;&quot;;ROUND(ABS([.B80]-[.E80])*86400))" office:value-type="float" office:value="1" calcext:value-type="float">
            <text:p>1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06H22M56S" calcext:value-type="time">
            <text:p>06:22:56</text:p>
          </table:table-cell>
          <table:table-cell office:value-type="time" office:time-value="PT12H28M30S" calcext:value-type="time">
            <text:p>12:28:30</text:p>
          </table:table-cell>
          <table:table-cell office:value-type="time" office:time-value="PT18H33M21S" calcext:value-type="time">
            <text:p>18:33:21</text:p>
          </table:table-cell>
          <table:table-cell office:value-type="time" office:time-value="PT06H22M54S" calcext:value-type="time">
            <text:p>06:22:54</text:p>
          </table:table-cell>
          <table:table-cell office:value-type="time" office:time-value="PT12H28M30S" calcext:value-type="time">
            <text:p>12:28:30</text:p>
          </table:table-cell>
          <table:table-cell office:value-type="time" office:time-value="PT18H33M23S" calcext:value-type="time">
            <text:p>18:33:23</text:p>
          </table:table-cell>
          <table:table-cell table:formula="of:=IF(OR([.B81]=&quot;&quot;;[.E81]=&quot;&quot;);&quot;&quot;;ROUND(ABS([.B81]-[.E81])*86400))" office:value-type="float" office:value="2" calcext:value-type="float">
            <text:p>2</text:p>
          </table:table-cell>
          <table:table-cell table:formula="of:=IF(OR([.C81]=&quot;&quot;;[.F81]=&quot;&quot;);&quot;&quot;;ROUND(ABS([.C81]-[.F81])*86400))" office:value-type="float" office:value="0" calcext:value-type="float">
            <text:p>0</text:p>
          </table:table-cell>
          <table:table-cell table:formula="of:=IF(OR([.D81]=&quot;&quot;;[.G81]=&quot;&quot;);&quot;&quot;;ROUND(ABS([.D81]-[.G8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06H24M01S" calcext:value-type="time">
            <text:p>06:24:01</text:p>
          </table:table-cell>
          <table:table-cell office:value-type="time" office:time-value="PT12H28M12S" calcext:value-type="time">
            <text:p>12:28:12</text:p>
          </table:table-cell>
          <table:table-cell office:value-type="time" office:time-value="PT18H31M40S" calcext:value-type="time">
            <text:p>18:31:40</text:p>
          </table:table-cell>
          <table:table-cell office:value-type="time" office:time-value="PT06H24M00S" calcext:value-type="time">
            <text:p>06:24:00</text:p>
          </table:table-cell>
          <table:table-cell office:value-type="time" office:time-value="PT12H28M12S" calcext:value-type="time">
            <text:p>12:28:12</text:p>
          </table:table-cell>
          <table:table-cell office:value-type="time" office:time-value="PT18H31M42S" calcext:value-type="time">
            <text:p>18:31:42</text:p>
          </table:table-cell>
          <table:table-cell table:formula="of:=IF(OR([.B82]=&quot;&quot;;[.E82]=&quot;&quot;);&quot;&quot;;ROUND(ABS([.B82]-[.E82])*86400))" office:value-type="float" office:value="1" calcext:value-type="float">
            <text:p>1</text:p>
          </table:table-cell>
          <table:table-cell table:formula="of:=IF(OR([.C82]=&quot;&quot;;[.F82]=&quot;&quot;);&quot;&quot;;ROUND(ABS([.C82]-[.F82])*86400))" office:value-type="float" office:value="0" calcext:value-type="float">
            <text:p>0</text:p>
          </table:table-cell>
          <table:table-cell table:formula="of:=IF(OR([.D82]=&quot;&quot;;[.G82]=&quot;&quot;);&quot;&quot;;ROUND(ABS([.D82]-[.G8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time" office:time-value="PT06H25M07S" calcext:value-type="time">
            <text:p>06:25:07</text:p>
          </table:table-cell>
          <table:table-cell office:value-type="time" office:time-value="PT12H27M54S" calcext:value-type="time">
            <text:p>12:27:54</text:p>
          </table:table-cell>
          <table:table-cell office:value-type="time" office:time-value="PT18H29M59S" calcext:value-type="time">
            <text:p>18:29:59</text:p>
          </table:table-cell>
          <table:table-cell office:value-type="time" office:time-value="PT06H25M05S" calcext:value-type="time">
            <text:p>06:25:05</text:p>
          </table:table-cell>
          <table:table-cell office:value-type="time" office:time-value="PT12H27M54S" calcext:value-type="time">
            <text:p>12:27:54</text:p>
          </table:table-cell>
          <table:table-cell office:value-type="time" office:time-value="PT18H30M01S" calcext:value-type="time">
            <text:p>18:30:01</text:p>
          </table:table-cell>
          <table:table-cell table:formula="of:=IF(OR([.B83]=&quot;&quot;;[.E83]=&quot;&quot;);&quot;&quot;;ROUND(ABS([.B83]-[.E83])*86400))" office:value-type="float" office:value="2" calcext:value-type="float">
            <text:p>2</text:p>
          </table:table-cell>
          <table:table-cell table:formula="of:=IF(OR([.C83]=&quot;&quot;;[.F83]=&quot;&quot;);&quot;&quot;;ROUND(ABS([.C83]-[.F83])*86400))" office:value-type="float" office:value="0" calcext:value-type="float">
            <text:p>0</text:p>
          </table:table-cell>
          <table:table-cell table:formula="of:=IF(OR([.D83]=&quot;&quot;;[.G83]=&quot;&quot;);&quot;&quot;;ROUND(ABS([.D83]-[.G8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time" office:time-value="PT06H26M12S" calcext:value-type="time">
            <text:p>06:26:12</text:p>
          </table:table-cell>
          <table:table-cell office:value-type="time" office:time-value="PT12H27M36S" calcext:value-type="time">
            <text:p>12:27:36</text:p>
          </table:table-cell>
          <table:table-cell office:value-type="time" office:time-value="PT18H28M18S" calcext:value-type="time">
            <text:p>18:28:18</text:p>
          </table:table-cell>
          <table:table-cell office:value-type="time" office:time-value="PT06H26M11S" calcext:value-type="time">
            <text:p>06:26:11</text:p>
          </table:table-cell>
          <table:table-cell office:value-type="time" office:time-value="PT12H27M36S" calcext:value-type="time">
            <text:p>12:27:36</text:p>
          </table:table-cell>
          <table:table-cell office:value-type="time" office:time-value="PT18H28M20S" calcext:value-type="time">
            <text:p>18:28:20</text:p>
          </table:table-cell>
          <table:table-cell table:formula="of:=IF(OR([.B84]=&quot;&quot;;[.E84]=&quot;&quot;);&quot;&quot;;ROUND(ABS([.B84]-[.E84])*86400))" office:value-type="float" office:value="1" calcext:value-type="float">
            <text:p>1</text:p>
          </table:table-cell>
          <table:table-cell table:formula="of:=IF(OR([.C84]=&quot;&quot;;[.F84]=&quot;&quot;);&quot;&quot;;ROUND(ABS([.C84]-[.F84])*86400))" office:value-type="float" office:value="0" calcext:value-type="float">
            <text:p>0</text:p>
          </table:table-cell>
          <table:table-cell table:formula="of:=IF(OR([.D84]=&quot;&quot;;[.G84]=&quot;&quot;);&quot;&quot;;ROUND(ABS([.D84]-[.G8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time" office:time-value="PT06H27M17S" calcext:value-type="time">
            <text:p>06:27:17</text:p>
          </table:table-cell>
          <table:table-cell office:value-type="time" office:time-value="PT12H27M18S" calcext:value-type="time">
            <text:p>12:27:18</text:p>
          </table:table-cell>
          <table:table-cell office:value-type="time" office:time-value="PT18H26M37S" calcext:value-type="time">
            <text:p>18:26:37</text:p>
          </table:table-cell>
          <table:table-cell office:value-type="time" office:time-value="PT06H27M16S" calcext:value-type="time">
            <text:p>06:27:16</text:p>
          </table:table-cell>
          <table:table-cell office:value-type="time" office:time-value="PT12H27M18S" calcext:value-type="time">
            <text:p>12:27:18</text:p>
          </table:table-cell>
          <table:table-cell office:value-type="time" office:time-value="PT18H26M39S" calcext:value-type="time">
            <text:p>18:26:39</text:p>
          </table:table-cell>
          <table:table-cell table:formula="of:=IF(OR([.B85]=&quot;&quot;;[.E85]=&quot;&quot;);&quot;&quot;;ROUND(ABS([.B85]-[.E85])*86400))" office:value-type="float" office:value="1" calcext:value-type="float">
            <text:p>1</text:p>
          </table:table-cell>
          <table:table-cell table:formula="of:=IF(OR([.C85]=&quot;&quot;;[.F85]=&quot;&quot;);&quot;&quot;;ROUND(ABS([.C85]-[.F85])*86400))" office:value-type="float" office:value="0" calcext:value-type="float">
            <text:p>0</text:p>
          </table:table-cell>
          <table:table-cell table:formula="of:=IF(OR([.D85]=&quot;&quot;;[.G85]=&quot;&quot;);&quot;&quot;;ROUND(ABS([.D85]-[.G8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time" office:time-value="PT06H28M22S" calcext:value-type="time">
            <text:p>06:28:22</text:p>
          </table:table-cell>
          <table:table-cell office:value-type="time" office:time-value="PT12H27M00S" calcext:value-type="time">
            <text:p>12:27:00</text:p>
          </table:table-cell>
          <table:table-cell office:value-type="time" office:time-value="PT18H24M56S" calcext:value-type="time">
            <text:p>18:24:56</text:p>
          </table:table-cell>
          <table:table-cell office:value-type="time" office:time-value="PT06H28M21S" calcext:value-type="time">
            <text:p>06:28:21</text:p>
          </table:table-cell>
          <table:table-cell office:value-type="time" office:time-value="PT12H27M00S" calcext:value-type="time">
            <text:p>12:27:00</text:p>
          </table:table-cell>
          <table:table-cell office:value-type="time" office:time-value="PT18H24M58S" calcext:value-type="time">
            <text:p>18:24:58</text:p>
          </table:table-cell>
          <table:table-cell table:formula="of:=IF(OR([.B86]=&quot;&quot;;[.E86]=&quot;&quot;);&quot;&quot;;ROUND(ABS([.B86]-[.E86])*86400))" office:value-type="float" office:value="1" calcext:value-type="float">
            <text:p>1</text:p>
          </table:table-cell>
          <table:table-cell table:formula="of:=IF(OR([.C86]=&quot;&quot;;[.F86]=&quot;&quot;);&quot;&quot;;ROUND(ABS([.C86]-[.F86])*86400))" office:value-type="float" office:value="0" calcext:value-type="float">
            <text:p>0</text:p>
          </table:table-cell>
          <table:table-cell table:formula="of:=IF(OR([.D86]=&quot;&quot;;[.G86]=&quot;&quot;);&quot;&quot;;ROUND(ABS([.D86]-[.G8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time" office:time-value="PT06H29M27S" calcext:value-type="time">
            <text:p>06:29:27</text:p>
          </table:table-cell>
          <table:table-cell office:value-type="time" office:time-value="PT12H26M42S" calcext:value-type="time">
            <text:p>12:26:42</text:p>
          </table:table-cell>
          <table:table-cell office:value-type="time" office:time-value="PT18H23M16S" calcext:value-type="time">
            <text:p>18:23:16</text:p>
          </table:table-cell>
          <table:table-cell office:value-type="time" office:time-value="PT06H29M26S" calcext:value-type="time">
            <text:p>06:29:26</text:p>
          </table:table-cell>
          <table:table-cell office:value-type="time" office:time-value="PT12H26M42S" calcext:value-type="time">
            <text:p>12:26:42</text:p>
          </table:table-cell>
          <table:table-cell office:value-type="time" office:time-value="PT18H23M17S" calcext:value-type="time">
            <text:p>18:23:17</text:p>
          </table:table-cell>
          <table:table-cell table:formula="of:=IF(OR([.B87]=&quot;&quot;;[.E87]=&quot;&quot;);&quot;&quot;;ROUND(ABS([.B87]-[.E87])*86400))" office:value-type="float" office:value="1" calcext:value-type="float">
            <text:p>1</text:p>
          </table:table-cell>
          <table:table-cell table:formula="of:=IF(OR([.C87]=&quot;&quot;;[.F87]=&quot;&quot;);&quot;&quot;;ROUND(ABS([.C87]-[.F87])*86400))" office:value-type="float" office:value="0" calcext:value-type="float">
            <text:p>0</text:p>
          </table:table-cell>
          <table:table-cell table:formula="of:=IF(OR([.D87]=&quot;&quot;;[.G87]=&quot;&quot;);&quot;&quot;;ROUND(ABS([.D87]-[.G8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time" office:time-value="PT06H30M32S" calcext:value-type="time">
            <text:p>06:30:32</text:p>
          </table:table-cell>
          <table:table-cell office:value-type="time" office:time-value="PT12H26M24S" calcext:value-type="time">
            <text:p>12:26:24</text:p>
          </table:table-cell>
          <table:table-cell office:value-type="time" office:time-value="PT18H21M35S" calcext:value-type="time">
            <text:p>18:21:35</text:p>
          </table:table-cell>
          <table:table-cell office:value-type="time" office:time-value="PT06H30M30S" calcext:value-type="time">
            <text:p>06:30:30</text:p>
          </table:table-cell>
          <table:table-cell office:value-type="time" office:time-value="PT12H26M24S" calcext:value-type="time">
            <text:p>12:26:24</text:p>
          </table:table-cell>
          <table:table-cell office:value-type="time" office:time-value="PT18H21M36S" calcext:value-type="time">
            <text:p>18:21:36</text:p>
          </table:table-cell>
          <table:table-cell table:formula="of:=IF(OR([.B88]=&quot;&quot;;[.E88]=&quot;&quot;);&quot;&quot;;ROUND(ABS([.B88]-[.E88])*86400))" office:value-type="float" office:value="2" calcext:value-type="float">
            <text:p>2</text:p>
          </table:table-cell>
          <table:table-cell table:formula="of:=IF(OR([.C88]=&quot;&quot;;[.F88]=&quot;&quot;);&quot;&quot;;ROUND(ABS([.C88]-[.F88])*86400))" office:value-type="float" office:value="0" calcext:value-type="float">
            <text:p>0</text:p>
          </table:table-cell>
          <table:table-cell table:formula="of:=IF(OR([.D88]=&quot;&quot;;[.G88]=&quot;&quot;);&quot;&quot;;ROUND(ABS([.D88]-[.G8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time" office:time-value="PT06H31M36S" calcext:value-type="time">
            <text:p>06:31:36</text:p>
          </table:table-cell>
          <table:table-cell office:value-type="time" office:time-value="PT12H26M06S" calcext:value-type="time">
            <text:p>12:26:06</text:p>
          </table:table-cell>
          <table:table-cell office:value-type="time" office:time-value="PT18H19M54S" calcext:value-type="time">
            <text:p>18:19:54</text:p>
          </table:table-cell>
          <table:table-cell office:value-type="time" office:time-value="PT06H31M35S" calcext:value-type="time">
            <text:p>06:31:35</text:p>
          </table:table-cell>
          <table:table-cell office:value-type="time" office:time-value="PT12H26M06S" calcext:value-type="time">
            <text:p>12:26:06</text:p>
          </table:table-cell>
          <table:table-cell office:value-type="time" office:time-value="PT18H19M56S" calcext:value-type="time">
            <text:p>18:19:56</text:p>
          </table:table-cell>
          <table:table-cell table:formula="of:=IF(OR([.B89]=&quot;&quot;;[.E89]=&quot;&quot;);&quot;&quot;;ROUND(ABS([.B89]-[.E89])*86400))" office:value-type="float" office:value="1" calcext:value-type="float">
            <text:p>1</text:p>
          </table:table-cell>
          <table:table-cell table:formula="of:=IF(OR([.C89]=&quot;&quot;;[.F89]=&quot;&quot;);&quot;&quot;;ROUND(ABS([.C89]-[.F89])*86400))" office:value-type="float" office:value="0" calcext:value-type="float">
            <text:p>0</text:p>
          </table:table-cell>
          <table:table-cell table:formula="of:=IF(OR([.D89]=&quot;&quot;;[.G89]=&quot;&quot;);&quot;&quot;;ROUND(ABS([.D89]-[.G8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6H32M41S" calcext:value-type="time">
            <text:p>06:32:41</text:p>
          </table:table-cell>
          <table:table-cell office:value-type="time" office:time-value="PT12H25M48S" calcext:value-type="time">
            <text:p>12:25:48</text:p>
          </table:table-cell>
          <table:table-cell office:value-type="time" office:time-value="PT18H18M14S" calcext:value-type="time">
            <text:p>18:18:14</text:p>
          </table:table-cell>
          <table:table-cell office:value-type="time" office:time-value="PT06H32M40S" calcext:value-type="time">
            <text:p>06:32:40</text:p>
          </table:table-cell>
          <table:table-cell office:value-type="time" office:time-value="PT12H25M48S" calcext:value-type="time">
            <text:p>12:25:48</text:p>
          </table:table-cell>
          <table:table-cell office:value-type="time" office:time-value="PT18H18M15S" calcext:value-type="time">
            <text:p>18:18:15</text:p>
          </table:table-cell>
          <table:table-cell table:formula="of:=IF(OR([.B90]=&quot;&quot;;[.E90]=&quot;&quot;);&quot;&quot;;ROUND(ABS([.B90]-[.E90])*86400))" office:value-type="float" office:value="1" calcext:value-type="float">
            <text:p>1</text:p>
          </table:table-cell>
          <table:table-cell table:formula="of:=IF(OR([.C90]=&quot;&quot;;[.F90]=&quot;&quot;);&quot;&quot;;ROUND(ABS([.C90]-[.F90])*86400))" office:value-type="float" office:value="0" calcext:value-type="float">
            <text:p>0</text:p>
          </table:table-cell>
          <table:table-cell table:formula="of:=IF(OR([.D90]=&quot;&quot;;[.G90]=&quot;&quot;);&quot;&quot;;ROUND(ABS([.D90]-[.G9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6H33M45S" calcext:value-type="time">
            <text:p>06:33:45</text:p>
          </table:table-cell>
          <table:table-cell office:value-type="time" office:time-value="PT12H25M30S" calcext:value-type="time">
            <text:p>12:25:30</text:p>
          </table:table-cell>
          <table:table-cell office:value-type="time" office:time-value="PT18H16M34S" calcext:value-type="time">
            <text:p>18:16:34</text:p>
          </table:table-cell>
          <table:table-cell office:value-type="time" office:time-value="PT06H33M44S" calcext:value-type="time">
            <text:p>06:33:44</text:p>
          </table:table-cell>
          <table:table-cell office:value-type="time" office:time-value="PT12H25M30S" calcext:value-type="time">
            <text:p>12:25:30</text:p>
          </table:table-cell>
          <table:table-cell office:value-type="time" office:time-value="PT18H16M35S" calcext:value-type="time">
            <text:p>18:16:35</text:p>
          </table:table-cell>
          <table:table-cell table:formula="of:=IF(OR([.B91]=&quot;&quot;;[.E91]=&quot;&quot;);&quot;&quot;;ROUND(ABS([.B91]-[.E91])*86400))" office:value-type="float" office:value="1" calcext:value-type="float">
            <text:p>1</text:p>
          </table:table-cell>
          <table:table-cell table:formula="of:=IF(OR([.C91]=&quot;&quot;;[.F91]=&quot;&quot;);&quot;&quot;;ROUND(ABS([.C91]-[.F91])*86400))" office:value-type="float" office:value="0" calcext:value-type="float">
            <text:p>0</text:p>
          </table:table-cell>
          <table:table-cell table:formula="of:=IF(OR([.D91]=&quot;&quot;;[.G91]=&quot;&quot;);&quot;&quot;;ROUND(ABS([.D91]-[.G9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6H34M50S" calcext:value-type="time">
            <text:p>06:34:50</text:p>
          </table:table-cell>
          <table:table-cell office:value-type="time" office:time-value="PT12H25M12S" calcext:value-type="time">
            <text:p>12:25:12</text:p>
          </table:table-cell>
          <table:table-cell office:value-type="time" office:time-value="PT18H14M54S" calcext:value-type="time">
            <text:p>18:14:54</text:p>
          </table:table-cell>
          <table:table-cell office:value-type="time" office:time-value="PT06H34M48S" calcext:value-type="time">
            <text:p>06:34:48</text:p>
          </table:table-cell>
          <table:table-cell office:value-type="time" office:time-value="PT12H25M12S" calcext:value-type="time">
            <text:p>12:25:12</text:p>
          </table:table-cell>
          <table:table-cell office:value-type="time" office:time-value="PT18H14M55S" calcext:value-type="time">
            <text:p>18:14:55</text:p>
          </table:table-cell>
          <table:table-cell table:formula="of:=IF(OR([.B92]=&quot;&quot;;[.E92]=&quot;&quot;);&quot;&quot;;ROUND(ABS([.B92]-[.E92])*86400))" office:value-type="float" office:value="2" calcext:value-type="float">
            <text:p>2</text:p>
          </table:table-cell>
          <table:table-cell table:formula="of:=IF(OR([.C92]=&quot;&quot;;[.F92]=&quot;&quot;);&quot;&quot;;ROUND(ABS([.C92]-[.F92])*86400))" office:value-type="float" office:value="0" calcext:value-type="float">
            <text:p>0</text:p>
          </table:table-cell>
          <table:table-cell table:formula="of:=IF(OR([.D92]=&quot;&quot;;[.G92]=&quot;&quot;);&quot;&quot;;ROUND(ABS([.D92]-[.G9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6H35M54S" calcext:value-type="time">
            <text:p>06:35:54</text:p>
          </table:table-cell>
          <table:table-cell office:value-type="time" office:time-value="PT12H24M54S" calcext:value-type="time">
            <text:p>12:24:54</text:p>
          </table:table-cell>
          <table:table-cell office:value-type="time" office:time-value="PT18H13M14S" calcext:value-type="time">
            <text:p>18:13:14</text:p>
          </table:table-cell>
          <table:table-cell office:value-type="time" office:time-value="PT06H35M53S" calcext:value-type="time">
            <text:p>06:35:53</text:p>
          </table:table-cell>
          <table:table-cell office:value-type="time" office:time-value="PT12H24M54S" calcext:value-type="time">
            <text:p>12:24:54</text:p>
          </table:table-cell>
          <table:table-cell office:value-type="time" office:time-value="PT18H13M16S" calcext:value-type="time">
            <text:p>18:13:16</text:p>
          </table:table-cell>
          <table:table-cell table:formula="of:=IF(OR([.B93]=&quot;&quot;;[.E93]=&quot;&quot;);&quot;&quot;;ROUND(ABS([.B93]-[.E93])*86400))" office:value-type="float" office:value="1" calcext:value-type="float">
            <text:p>1</text:p>
          </table:table-cell>
          <table:table-cell table:formula="of:=IF(OR([.C93]=&quot;&quot;;[.F93]=&quot;&quot;);&quot;&quot;;ROUND(ABS([.C93]-[.F93])*86400))" office:value-type="float" office:value="0" calcext:value-type="float">
            <text:p>0</text:p>
          </table:table-cell>
          <table:table-cell table:formula="of:=IF(OR([.D93]=&quot;&quot;;[.G93]=&quot;&quot;);&quot;&quot;;ROUND(ABS([.D93]-[.G9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6H36M58S" calcext:value-type="time">
            <text:p>06:36:58</text:p>
          </table:table-cell>
          <table:table-cell office:value-type="time" office:time-value="PT12H24M36S" calcext:value-type="time">
            <text:p>12:24:36</text:p>
          </table:table-cell>
          <table:table-cell office:value-type="time" office:time-value="PT18H11M35S" calcext:value-type="time">
            <text:p>18:11:35</text:p>
          </table:table-cell>
          <table:table-cell office:value-type="time" office:time-value="PT06H36M57S" calcext:value-type="time">
            <text:p>06:36:57</text:p>
          </table:table-cell>
          <table:table-cell office:value-type="time" office:time-value="PT12H24M36S" calcext:value-type="time">
            <text:p>12:24:36</text:p>
          </table:table-cell>
          <table:table-cell office:value-type="time" office:time-value="PT18H11M36S" calcext:value-type="time">
            <text:p>18:11:36</text:p>
          </table:table-cell>
          <table:table-cell table:formula="of:=IF(OR([.B94]=&quot;&quot;;[.E94]=&quot;&quot;);&quot;&quot;;ROUND(ABS([.B94]-[.E94])*86400))" office:value-type="float" office:value="1" calcext:value-type="float">
            <text:p>1</text:p>
          </table:table-cell>
          <table:table-cell table:formula="of:=IF(OR([.C94]=&quot;&quot;;[.F94]=&quot;&quot;);&quot;&quot;;ROUND(ABS([.C94]-[.F94])*86400))" office:value-type="float" office:value="0" calcext:value-type="float">
            <text:p>0</text:p>
          </table:table-cell>
          <table:table-cell table:formula="of:=IF(OR([.D94]=&quot;&quot;;[.G94]=&quot;&quot;);&quot;&quot;;ROUND(ABS([.D94]-[.G9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6H38M03S" calcext:value-type="time">
            <text:p>06:38:03</text:p>
          </table:table-cell>
          <table:table-cell office:value-type="time" office:time-value="PT12H24M19S" calcext:value-type="time">
            <text:p>12:24:19</text:p>
          </table:table-cell>
          <table:table-cell office:value-type="time" office:time-value="PT18H09M56S" calcext:value-type="time">
            <text:p>18:09:56</text:p>
          </table:table-cell>
          <table:table-cell office:value-type="time" office:time-value="PT06H38M01S" calcext:value-type="time">
            <text:p>06:38:01</text:p>
          </table:table-cell>
          <table:table-cell office:value-type="time" office:time-value="PT12H24M19S" calcext:value-type="time">
            <text:p>12:24:19</text:p>
          </table:table-cell>
          <table:table-cell office:value-type="time" office:time-value="PT18H09M57S" calcext:value-type="time">
            <text:p>18:09:57</text:p>
          </table:table-cell>
          <table:table-cell table:formula="of:=IF(OR([.B95]=&quot;&quot;;[.E95]=&quot;&quot;);&quot;&quot;;ROUND(ABS([.B95]-[.E95])*86400))" office:value-type="float" office:value="2" calcext:value-type="float">
            <text:p>2</text:p>
          </table:table-cell>
          <table:table-cell table:formula="of:=IF(OR([.C95]=&quot;&quot;;[.F95]=&quot;&quot;);&quot;&quot;;ROUND(ABS([.C95]-[.F95])*86400))" office:value-type="float" office:value="0" calcext:value-type="float">
            <text:p>0</text:p>
          </table:table-cell>
          <table:table-cell table:formula="of:=IF(OR([.D95]=&quot;&quot;;[.G95]=&quot;&quot;);&quot;&quot;;ROUND(ABS([.D95]-[.G9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6H39M07S" calcext:value-type="time">
            <text:p>06:39:07</text:p>
          </table:table-cell>
          <table:table-cell office:value-type="time" office:time-value="PT12H24M01S" calcext:value-type="time">
            <text:p>12:24:01</text:p>
          </table:table-cell>
          <table:table-cell office:value-type="time" office:time-value="PT18H08M17S" calcext:value-type="time">
            <text:p>18:08:17</text:p>
          </table:table-cell>
          <table:table-cell office:value-type="time" office:time-value="PT06H39M05S" calcext:value-type="time">
            <text:p>06:39:05</text:p>
          </table:table-cell>
          <table:table-cell office:value-type="time" office:time-value="PT12H24M01S" calcext:value-type="time">
            <text:p>12:24:01</text:p>
          </table:table-cell>
          <table:table-cell office:value-type="time" office:time-value="PT18H08M19S" calcext:value-type="time">
            <text:p>18:08:19</text:p>
          </table:table-cell>
          <table:table-cell table:formula="of:=IF(OR([.B96]=&quot;&quot;;[.E96]=&quot;&quot;);&quot;&quot;;ROUND(ABS([.B96]-[.E96])*86400))" office:value-type="float" office:value="2" calcext:value-type="float">
            <text:p>2</text:p>
          </table:table-cell>
          <table:table-cell table:formula="of:=IF(OR([.C96]=&quot;&quot;;[.F96]=&quot;&quot;);&quot;&quot;;ROUND(ABS([.C96]-[.F96])*86400))" office:value-type="float" office:value="0" calcext:value-type="float">
            <text:p>0</text:p>
          </table:table-cell>
          <table:table-cell table:formula="of:=IF(OR([.D96]=&quot;&quot;;[.G96]=&quot;&quot;);&quot;&quot;;ROUND(ABS([.D96]-[.G9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06H40M11S" calcext:value-type="time">
            <text:p>06:40:11</text:p>
          </table:table-cell>
          <table:table-cell office:value-type="time" office:time-value="PT12H23M44S" calcext:value-type="time">
            <text:p>12:23:44</text:p>
          </table:table-cell>
          <table:table-cell office:value-type="time" office:time-value="PT18H06M39S" calcext:value-type="time">
            <text:p>18:06:39</text:p>
          </table:table-cell>
          <table:table-cell office:value-type="time" office:time-value="PT06H40M09S" calcext:value-type="time">
            <text:p>06:40:09</text:p>
          </table:table-cell>
          <table:table-cell office:value-type="time" office:time-value="PT12H23M44S" calcext:value-type="time">
            <text:p>12:23:44</text:p>
          </table:table-cell>
          <table:table-cell office:value-type="time" office:time-value="PT18H06M41S" calcext:value-type="time">
            <text:p>18:06:41</text:p>
          </table:table-cell>
          <table:table-cell table:formula="of:=IF(OR([.B97]=&quot;&quot;;[.E97]=&quot;&quot;);&quot;&quot;;ROUND(ABS([.B97]-[.E97])*86400))" office:value-type="float" office:value="2" calcext:value-type="float">
            <text:p>2</text:p>
          </table:table-cell>
          <table:table-cell table:formula="of:=IF(OR([.C97]=&quot;&quot;;[.F97]=&quot;&quot;);&quot;&quot;;ROUND(ABS([.C97]-[.F97])*86400))" office:value-type="float" office:value="0" calcext:value-type="float">
            <text:p>0</text:p>
          </table:table-cell>
          <table:table-cell table:formula="of:=IF(OR([.D97]=&quot;&quot;;[.G97]=&quot;&quot;);&quot;&quot;;ROUND(ABS([.D97]-[.G9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06H41M14S" calcext:value-type="time">
            <text:p>06:41:14</text:p>
          </table:table-cell>
          <table:table-cell office:value-type="time" office:time-value="PT12H23M27S" calcext:value-type="time">
            <text:p>12:23:27</text:p>
          </table:table-cell>
          <table:table-cell office:value-type="time" office:time-value="PT18H05M01S" calcext:value-type="time">
            <text:p>18:05:01</text:p>
          </table:table-cell>
          <table:table-cell office:value-type="time" office:time-value="PT06H41M13S" calcext:value-type="time">
            <text:p>06:41:13</text:p>
          </table:table-cell>
          <table:table-cell office:value-type="time" office:time-value="PT12H23M27S" calcext:value-type="time">
            <text:p>12:23:27</text:p>
          </table:table-cell>
          <table:table-cell office:value-type="time" office:time-value="PT18H05M03S" calcext:value-type="time">
            <text:p>18:05:03</text:p>
          </table:table-cell>
          <table:table-cell table:formula="of:=IF(OR([.B98]=&quot;&quot;;[.E98]=&quot;&quot;);&quot;&quot;;ROUND(ABS([.B98]-[.E98])*86400))" office:value-type="float" office:value="1" calcext:value-type="float">
            <text:p>1</text:p>
          </table:table-cell>
          <table:table-cell table:formula="of:=IF(OR([.C98]=&quot;&quot;;[.F98]=&quot;&quot;);&quot;&quot;;ROUND(ABS([.C98]-[.F98])*86400))" office:value-type="float" office:value="0" calcext:value-type="float">
            <text:p>0</text:p>
          </table:table-cell>
          <table:table-cell table:formula="of:=IF(OR([.D98]=&quot;&quot;;[.G98]=&quot;&quot;);&quot;&quot;;ROUND(ABS([.D98]-[.G9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06H42M18S" calcext:value-type="time">
            <text:p>06:42:18</text:p>
          </table:table-cell>
          <table:table-cell office:value-type="time" office:time-value="PT12H23M10S" calcext:value-type="time">
            <text:p>12:23:10</text:p>
          </table:table-cell>
          <table:table-cell office:value-type="time" office:time-value="PT18H03M24S" calcext:value-type="time">
            <text:p>18:03:24</text:p>
          </table:table-cell>
          <table:table-cell office:value-type="time" office:time-value="PT06H42M17S" calcext:value-type="time">
            <text:p>06:42:17</text:p>
          </table:table-cell>
          <table:table-cell office:value-type="time" office:time-value="PT12H23M10S" calcext:value-type="time">
            <text:p>12:23:10</text:p>
          </table:table-cell>
          <table:table-cell office:value-type="time" office:time-value="PT18H03M25S" calcext:value-type="time">
            <text:p>18:03:25</text:p>
          </table:table-cell>
          <table:table-cell table:formula="of:=IF(OR([.B99]=&quot;&quot;;[.E99]=&quot;&quot;);&quot;&quot;;ROUND(ABS([.B99]-[.E99])*86400))" office:value-type="float" office:value="1" calcext:value-type="float">
            <text:p>1</text:p>
          </table:table-cell>
          <table:table-cell table:formula="of:=IF(OR([.C99]=&quot;&quot;;[.F99]=&quot;&quot;);&quot;&quot;;ROUND(ABS([.C99]-[.F99])*86400))" office:value-type="float" office:value="0" calcext:value-type="float">
            <text:p>0</text:p>
          </table:table-cell>
          <table:table-cell table:formula="of:=IF(OR([.D99]=&quot;&quot;;[.G99]=&quot;&quot;);&quot;&quot;;ROUND(ABS([.D99]-[.G9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06H43M22S" calcext:value-type="time">
            <text:p>06:43:22</text:p>
          </table:table-cell>
          <table:table-cell office:value-type="time" office:time-value="PT12H22M53S" calcext:value-type="time">
            <text:p>12:22:53</text:p>
          </table:table-cell>
          <table:table-cell office:value-type="time" office:time-value="PT18H01M47S" calcext:value-type="time">
            <text:p>18:01:47</text:p>
          </table:table-cell>
          <table:table-cell office:value-type="time" office:time-value="PT06H43M20S" calcext:value-type="time">
            <text:p>06:43:20</text:p>
          </table:table-cell>
          <table:table-cell office:value-type="time" office:time-value="PT12H22M53S" calcext:value-type="time">
            <text:p>12:22:53</text:p>
          </table:table-cell>
          <table:table-cell office:value-type="time" office:time-value="PT18H01M48S" calcext:value-type="time">
            <text:p>18:01:48</text:p>
          </table:table-cell>
          <table:table-cell table:formula="of:=IF(OR([.B100]=&quot;&quot;;[.E100]=&quot;&quot;);&quot;&quot;;ROUND(ABS([.B100]-[.E100])*86400))" office:value-type="float" office:value="2" calcext:value-type="float">
            <text:p>2</text:p>
          </table:table-cell>
          <table:table-cell table:formula="of:=IF(OR([.C100]=&quot;&quot;;[.F100]=&quot;&quot;);&quot;&quot;;ROUND(ABS([.C100]-[.F100])*86400))" office:value-type="float" office:value="0" calcext:value-type="float">
            <text:p>0</text:p>
          </table:table-cell>
          <table:table-cell table:formula="of:=IF(OR([.D100]=&quot;&quot;;[.G100]=&quot;&quot;);&quot;&quot;;ROUND(ABS([.D100]-[.G10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06H44M26S" calcext:value-type="time">
            <text:p>06:44:26</text:p>
          </table:table-cell>
          <table:table-cell office:value-type="time" office:time-value="PT12H22M37S" calcext:value-type="time">
            <text:p>12:22:37</text:p>
          </table:table-cell>
          <table:table-cell office:value-type="time" office:time-value="PT18H00M10S" calcext:value-type="time">
            <text:p>18:00:10</text:p>
          </table:table-cell>
          <table:table-cell office:value-type="time" office:time-value="PT06H44M24S" calcext:value-type="time">
            <text:p>06:44:24</text:p>
          </table:table-cell>
          <table:table-cell office:value-type="time" office:time-value="PT12H22M37S" calcext:value-type="time">
            <text:p>12:22:37</text:p>
          </table:table-cell>
          <table:table-cell office:value-type="time" office:time-value="PT18H00M12S" calcext:value-type="time">
            <text:p>18:00:12</text:p>
          </table:table-cell>
          <table:table-cell table:formula="of:=IF(OR([.B101]=&quot;&quot;;[.E101]=&quot;&quot;);&quot;&quot;;ROUND(ABS([.B101]-[.E101])*86400))" office:value-type="float" office:value="2" calcext:value-type="float">
            <text:p>2</text:p>
          </table:table-cell>
          <table:table-cell table:formula="of:=IF(OR([.C101]=&quot;&quot;;[.F101]=&quot;&quot;);&quot;&quot;;ROUND(ABS([.C101]-[.F101])*86400))" office:value-type="float" office:value="0" calcext:value-type="float">
            <text:p>0</text:p>
          </table:table-cell>
          <table:table-cell table:formula="of:=IF(OR([.D101]=&quot;&quot;;[.G101]=&quot;&quot;);&quot;&quot;;ROUND(ABS([.D101]-[.G10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06H45M30S" calcext:value-type="time">
            <text:p>06:45:30</text:p>
          </table:table-cell>
          <table:table-cell office:value-type="time" office:time-value="PT12H22M20S" calcext:value-type="time">
            <text:p>12:22:20</text:p>
          </table:table-cell>
          <table:table-cell office:value-type="time" office:time-value="PT17H58M34S" calcext:value-type="time">
            <text:p>17:58:34</text:p>
          </table:table-cell>
          <table:table-cell office:value-type="time" office:time-value="PT06H45M28S" calcext:value-type="time">
            <text:p>06:45:28</text:p>
          </table:table-cell>
          <table:table-cell office:value-type="time" office:time-value="PT12H22M21S" calcext:value-type="time">
            <text:p>12:22:21</text:p>
          </table:table-cell>
          <table:table-cell office:value-type="time" office:time-value="PT17H58M36S" calcext:value-type="time">
            <text:p>17:58:36</text:p>
          </table:table-cell>
          <table:table-cell table:formula="of:=IF(OR([.B102]=&quot;&quot;;[.E102]=&quot;&quot;);&quot;&quot;;ROUND(ABS([.B102]-[.E102])*86400))" office:value-type="float" office:value="2" calcext:value-type="float">
            <text:p>2</text:p>
          </table:table-cell>
          <table:table-cell table:formula="of:=IF(OR([.C102]=&quot;&quot;;[.F102]=&quot;&quot;);&quot;&quot;;ROUND(ABS([.C102]-[.F102])*86400))" office:value-type="float" office:value="1" calcext:value-type="float">
            <text:p>1</text:p>
          </table:table-cell>
          <table:table-cell table:formula="of:=IF(OR([.D102]=&quot;&quot;;[.G102]=&quot;&quot;);&quot;&quot;;ROUND(ABS([.D102]-[.G10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06H46M33S" calcext:value-type="time">
            <text:p>06:46:33</text:p>
          </table:table-cell>
          <table:table-cell office:value-type="time" office:time-value="PT12H22M04S" calcext:value-type="time">
            <text:p>12:22:04</text:p>
          </table:table-cell>
          <table:table-cell office:value-type="time" office:time-value="PT17H56M59S" calcext:value-type="time">
            <text:p>17:56:59</text:p>
          </table:table-cell>
          <table:table-cell office:value-type="time" office:time-value="PT06H46M31S" calcext:value-type="time">
            <text:p>06:46:31</text:p>
          </table:table-cell>
          <table:table-cell office:value-type="time" office:time-value="PT12H22M05S" calcext:value-type="time">
            <text:p>12:22:05</text:p>
          </table:table-cell>
          <table:table-cell office:value-type="time" office:time-value="PT17H57M01S" calcext:value-type="time">
            <text:p>17:57:01</text:p>
          </table:table-cell>
          <table:table-cell table:formula="of:=IF(OR([.B103]=&quot;&quot;;[.E103]=&quot;&quot;);&quot;&quot;;ROUND(ABS([.B103]-[.E103])*86400))" office:value-type="float" office:value="2" calcext:value-type="float">
            <text:p>2</text:p>
          </table:table-cell>
          <table:table-cell table:formula="of:=IF(OR([.C103]=&quot;&quot;;[.F103]=&quot;&quot;);&quot;&quot;;ROUND(ABS([.C103]-[.F103])*86400))" office:value-type="float" office:value="1" calcext:value-type="float">
            <text:p>1</text:p>
          </table:table-cell>
          <table:table-cell table:formula="of:=IF(OR([.D103]=&quot;&quot;;[.G103]=&quot;&quot;);&quot;&quot;;ROUND(ABS([.D103]-[.G10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06H47M37S" calcext:value-type="time">
            <text:p>06:47:37</text:p>
          </table:table-cell>
          <table:table-cell office:value-type="time" office:time-value="PT12H21M49S" calcext:value-type="time">
            <text:p>12:21:49</text:p>
          </table:table-cell>
          <table:table-cell office:value-type="time" office:time-value="PT17H55M24S" calcext:value-type="time">
            <text:p>17:55:24</text:p>
          </table:table-cell>
          <table:table-cell office:value-type="time" office:time-value="PT06H47M35S" calcext:value-type="time">
            <text:p>06:47:35</text:p>
          </table:table-cell>
          <table:table-cell office:value-type="time" office:time-value="PT12H21M49S" calcext:value-type="time">
            <text:p>12:21:49</text:p>
          </table:table-cell>
          <table:table-cell office:value-type="time" office:time-value="PT17H55M26S" calcext:value-type="time">
            <text:p>17:55:26</text:p>
          </table:table-cell>
          <table:table-cell table:formula="of:=IF(OR([.B104]=&quot;&quot;;[.E104]=&quot;&quot;);&quot;&quot;;ROUND(ABS([.B104]-[.E104])*86400))" office:value-type="float" office:value="2" calcext:value-type="float">
            <text:p>2</text:p>
          </table:table-cell>
          <table:table-cell table:formula="of:=IF(OR([.C104]=&quot;&quot;;[.F104]=&quot;&quot;);&quot;&quot;;ROUND(ABS([.C104]-[.F104])*86400))" office:value-type="float" office:value="0" calcext:value-type="float">
            <text:p>0</text:p>
          </table:table-cell>
          <table:table-cell table:formula="of:=IF(OR([.D104]=&quot;&quot;;[.G104]=&quot;&quot;);&quot;&quot;;ROUND(ABS([.D104]-[.G10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06H48M40S" calcext:value-type="time">
            <text:p>06:48:40</text:p>
          </table:table-cell>
          <table:table-cell office:value-type="time" office:time-value="PT12H21M33S" calcext:value-type="time">
            <text:p>12:21:33</text:p>
          </table:table-cell>
          <table:table-cell office:value-type="time" office:time-value="PT17H53M50S" calcext:value-type="time">
            <text:p>17:53:50</text:p>
          </table:table-cell>
          <table:table-cell office:value-type="time" office:time-value="PT06H48M38S" calcext:value-type="time">
            <text:p>06:48:38</text:p>
          </table:table-cell>
          <table:table-cell office:value-type="time" office:time-value="PT12H21M33S" calcext:value-type="time">
            <text:p>12:21:33</text:p>
          </table:table-cell>
          <table:table-cell office:value-type="time" office:time-value="PT17H53M52S" calcext:value-type="time">
            <text:p>17:53:52</text:p>
          </table:table-cell>
          <table:table-cell table:formula="of:=IF(OR([.B105]=&quot;&quot;;[.E105]=&quot;&quot;);&quot;&quot;;ROUND(ABS([.B105]-[.E105])*86400))" office:value-type="float" office:value="2" calcext:value-type="float">
            <text:p>2</text:p>
          </table:table-cell>
          <table:table-cell table:formula="of:=IF(OR([.C105]=&quot;&quot;;[.F105]=&quot;&quot;);&quot;&quot;;ROUND(ABS([.C105]-[.F105])*86400))" office:value-type="float" office:value="0" calcext:value-type="float">
            <text:p>0</text:p>
          </table:table-cell>
          <table:table-cell table:formula="of:=IF(OR([.D105]=&quot;&quot;;[.G105]=&quot;&quot;);&quot;&quot;;ROUND(ABS([.D105]-[.G10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06H49M44S" calcext:value-type="time">
            <text:p>06:49:44</text:p>
          </table:table-cell>
          <table:table-cell office:value-type="time" office:time-value="PT12H21M18S" calcext:value-type="time">
            <text:p>12:21:18</text:p>
          </table:table-cell>
          <table:table-cell office:value-type="time" office:time-value="PT17H52M17S" calcext:value-type="time">
            <text:p>17:52:17</text:p>
          </table:table-cell>
          <table:table-cell office:value-type="time" office:time-value="PT06H49M42S" calcext:value-type="time">
            <text:p>06:49:42</text:p>
          </table:table-cell>
          <table:table-cell office:value-type="time" office:time-value="PT12H21M18S" calcext:value-type="time">
            <text:p>12:21:18</text:p>
          </table:table-cell>
          <table:table-cell office:value-type="time" office:time-value="PT17H52M18S" calcext:value-type="time">
            <text:p>17:52:18</text:p>
          </table:table-cell>
          <table:table-cell table:formula="of:=IF(OR([.B106]=&quot;&quot;;[.E106]=&quot;&quot;);&quot;&quot;;ROUND(ABS([.B106]-[.E106])*86400))" office:value-type="float" office:value="2" calcext:value-type="float">
            <text:p>2</text:p>
          </table:table-cell>
          <table:table-cell table:formula="of:=IF(OR([.C106]=&quot;&quot;;[.F106]=&quot;&quot;);&quot;&quot;;ROUND(ABS([.C106]-[.F106])*86400))" office:value-type="float" office:value="0" calcext:value-type="float">
            <text:p>0</text:p>
          </table:table-cell>
          <table:table-cell table:formula="of:=IF(OR([.D106]=&quot;&quot;;[.G106]=&quot;&quot;);&quot;&quot;;ROUND(ABS([.D106]-[.G10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06H50M47S" calcext:value-type="time">
            <text:p>06:50:47</text:p>
          </table:table-cell>
          <table:table-cell office:value-type="time" office:time-value="PT12H21M03S" calcext:value-type="time">
            <text:p>12:21:03</text:p>
          </table:table-cell>
          <table:table-cell office:value-type="time" office:time-value="PT17H50M44S" calcext:value-type="time">
            <text:p>17:50:44</text:p>
          </table:table-cell>
          <table:table-cell office:value-type="time" office:time-value="PT06H50M45S" calcext:value-type="time">
            <text:p>06:50:45</text:p>
          </table:table-cell>
          <table:table-cell office:value-type="time" office:time-value="PT12H21M03S" calcext:value-type="time">
            <text:p>12:21:03</text:p>
          </table:table-cell>
          <table:table-cell office:value-type="time" office:time-value="PT17H50M46S" calcext:value-type="time">
            <text:p>17:50:46</text:p>
          </table:table-cell>
          <table:table-cell table:formula="of:=IF(OR([.B107]=&quot;&quot;;[.E107]=&quot;&quot;);&quot;&quot;;ROUND(ABS([.B107]-[.E107])*86400))" office:value-type="float" office:value="2" calcext:value-type="float">
            <text:p>2</text:p>
          </table:table-cell>
          <table:table-cell table:formula="of:=IF(OR([.C107]=&quot;&quot;;[.F107]=&quot;&quot;);&quot;&quot;;ROUND(ABS([.C107]-[.F107])*86400))" office:value-type="float" office:value="0" calcext:value-type="float">
            <text:p>0</text:p>
          </table:table-cell>
          <table:table-cell table:formula="of:=IF(OR([.D107]=&quot;&quot;;[.G107]=&quot;&quot;);&quot;&quot;;ROUND(ABS([.D107]-[.G10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06H51M51S" calcext:value-type="time">
            <text:p>06:51:51</text:p>
          </table:table-cell>
          <table:table-cell office:value-type="time" office:time-value="PT12H20M49S" calcext:value-type="time">
            <text:p>12:20:49</text:p>
          </table:table-cell>
          <table:table-cell office:value-type="time" office:time-value="PT17H49M12S" calcext:value-type="time">
            <text:p>17:49:12</text:p>
          </table:table-cell>
          <table:table-cell office:value-type="time" office:time-value="PT06H51M49S" calcext:value-type="time">
            <text:p>06:51:49</text:p>
          </table:table-cell>
          <table:table-cell office:value-type="time" office:time-value="PT12H20M49S" calcext:value-type="time">
            <text:p>12:20:49</text:p>
          </table:table-cell>
          <table:table-cell office:value-type="time" office:time-value="PT17H49M13S" calcext:value-type="time">
            <text:p>17:49:13</text:p>
          </table:table-cell>
          <table:table-cell table:formula="of:=IF(OR([.B108]=&quot;&quot;;[.E108]=&quot;&quot;);&quot;&quot;;ROUND(ABS([.B108]-[.E108])*86400))" office:value-type="float" office:value="2" calcext:value-type="float">
            <text:p>2</text:p>
          </table:table-cell>
          <table:table-cell table:formula="of:=IF(OR([.C108]=&quot;&quot;;[.F108]=&quot;&quot;);&quot;&quot;;ROUND(ABS([.C108]-[.F108])*86400))" office:value-type="float" office:value="0" calcext:value-type="float">
            <text:p>0</text:p>
          </table:table-cell>
          <table:table-cell table:formula="of:=IF(OR([.D108]=&quot;&quot;;[.G108]=&quot;&quot;);&quot;&quot;;ROUND(ABS([.D108]-[.G10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06H52M54S" calcext:value-type="time">
            <text:p>06:52:54</text:p>
          </table:table-cell>
          <table:table-cell office:value-type="time" office:time-value="PT12H20M35S" calcext:value-type="time">
            <text:p>12:20:35</text:p>
          </table:table-cell>
          <table:table-cell office:value-type="time" office:time-value="PT17H47M40S" calcext:value-type="time">
            <text:p>17:47:40</text:p>
          </table:table-cell>
          <table:table-cell office:value-type="time" office:time-value="PT06H52M52S" calcext:value-type="time">
            <text:p>06:52:52</text:p>
          </table:table-cell>
          <table:table-cell office:value-type="time" office:time-value="PT12H20M35S" calcext:value-type="time">
            <text:p>12:20:35</text:p>
          </table:table-cell>
          <table:table-cell office:value-type="time" office:time-value="PT17H47M42S" calcext:value-type="time">
            <text:p>17:47:42</text:p>
          </table:table-cell>
          <table:table-cell table:formula="of:=IF(OR([.B109]=&quot;&quot;;[.E109]=&quot;&quot;);&quot;&quot;;ROUND(ABS([.B109]-[.E109])*86400))" office:value-type="float" office:value="2" calcext:value-type="float">
            <text:p>2</text:p>
          </table:table-cell>
          <table:table-cell table:formula="of:=IF(OR([.C109]=&quot;&quot;;[.F109]=&quot;&quot;);&quot;&quot;;ROUND(ABS([.C109]-[.F109])*86400))" office:value-type="float" office:value="0" calcext:value-type="float">
            <text:p>0</text:p>
          </table:table-cell>
          <table:table-cell table:formula="of:=IF(OR([.D109]=&quot;&quot;;[.G109]=&quot;&quot;);&quot;&quot;;ROUND(ABS([.D109]-[.G10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06H53M57S" calcext:value-type="time">
            <text:p>06:53:57</text:p>
          </table:table-cell>
          <table:table-cell office:value-type="time" office:time-value="PT12H20M21S" calcext:value-type="time">
            <text:p>12:20:21</text:p>
          </table:table-cell>
          <table:table-cell office:value-type="time" office:time-value="PT17H46M10S" calcext:value-type="time">
            <text:p>17:46:10</text:p>
          </table:table-cell>
          <table:table-cell office:value-type="time" office:time-value="PT06H53M55S" calcext:value-type="time">
            <text:p>06:53:55</text:p>
          </table:table-cell>
          <table:table-cell office:value-type="time" office:time-value="PT12H20M21S" calcext:value-type="time">
            <text:p>12:20:21</text:p>
          </table:table-cell>
          <table:table-cell office:value-type="time" office:time-value="PT17H46M12S" calcext:value-type="time">
            <text:p>17:46:12</text:p>
          </table:table-cell>
          <table:table-cell table:formula="of:=IF(OR([.B110]=&quot;&quot;;[.E110]=&quot;&quot;);&quot;&quot;;ROUND(ABS([.B110]-[.E110])*86400))" office:value-type="float" office:value="2" calcext:value-type="float">
            <text:p>2</text:p>
          </table:table-cell>
          <table:table-cell table:formula="of:=IF(OR([.C110]=&quot;&quot;;[.F110]=&quot;&quot;);&quot;&quot;;ROUND(ABS([.C110]-[.F110])*86400))" office:value-type="float" office:value="0" calcext:value-type="float">
            <text:p>0</text:p>
          </table:table-cell>
          <table:table-cell table:formula="of:=IF(OR([.D110]=&quot;&quot;;[.G110]=&quot;&quot;);&quot;&quot;;ROUND(ABS([.D110]-[.G11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time" office:time-value="PT06H55M01S" calcext:value-type="time">
            <text:p>06:55:01</text:p>
          </table:table-cell>
          <table:table-cell office:value-type="time" office:time-value="PT12H20M07S" calcext:value-type="time">
            <text:p>12:20:07</text:p>
          </table:table-cell>
          <table:table-cell office:value-type="time" office:time-value="PT17H44M40S" calcext:value-type="time">
            <text:p>17:44:40</text:p>
          </table:table-cell>
          <table:table-cell office:value-type="time" office:time-value="PT06H54M59S" calcext:value-type="time">
            <text:p>06:54:59</text:p>
          </table:table-cell>
          <table:table-cell office:value-type="time" office:time-value="PT12H20M08S" calcext:value-type="time">
            <text:p>12:20:08</text:p>
          </table:table-cell>
          <table:table-cell office:value-type="time" office:time-value="PT17H44M42S" calcext:value-type="time">
            <text:p>17:44:42</text:p>
          </table:table-cell>
          <table:table-cell table:formula="of:=IF(OR([.B111]=&quot;&quot;;[.E111]=&quot;&quot;);&quot;&quot;;ROUND(ABS([.B111]-[.E111])*86400))" office:value-type="float" office:value="2" calcext:value-type="float">
            <text:p>2</text:p>
          </table:table-cell>
          <table:table-cell table:formula="of:=IF(OR([.C111]=&quot;&quot;;[.F111]=&quot;&quot;);&quot;&quot;;ROUND(ABS([.C111]-[.F111])*86400))" office:value-type="float" office:value="1" calcext:value-type="float">
            <text:p>1</text:p>
          </table:table-cell>
          <table:table-cell table:formula="of:=IF(OR([.D111]=&quot;&quot;;[.G111]=&quot;&quot;);&quot;&quot;;ROUND(ABS([.D111]-[.G11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time" office:time-value="PT06H56M04S" calcext:value-type="time">
            <text:p>06:56:04</text:p>
          </table:table-cell>
          <table:table-cell office:value-type="time" office:time-value="PT12H19M54S" calcext:value-type="time">
            <text:p>12:19:54</text:p>
          </table:table-cell>
          <table:table-cell office:value-type="time" office:time-value="PT17H43M11S" calcext:value-type="time">
            <text:p>17:43:11</text:p>
          </table:table-cell>
          <table:table-cell office:value-type="time" office:time-value="PT06H56M02S" calcext:value-type="time">
            <text:p>06:56:02</text:p>
          </table:table-cell>
          <table:table-cell office:value-type="time" office:time-value="PT12H19M55S" calcext:value-type="time">
            <text:p>12:19:55</text:p>
          </table:table-cell>
          <table:table-cell office:value-type="time" office:time-value="PT17H43M13S" calcext:value-type="time">
            <text:p>17:43:13</text:p>
          </table:table-cell>
          <table:table-cell table:formula="of:=IF(OR([.B112]=&quot;&quot;;[.E112]=&quot;&quot;);&quot;&quot;;ROUND(ABS([.B112]-[.E112])*86400))" office:value-type="float" office:value="2" calcext:value-type="float">
            <text:p>2</text:p>
          </table:table-cell>
          <table:table-cell table:formula="of:=IF(OR([.C112]=&quot;&quot;;[.F112]=&quot;&quot;);&quot;&quot;;ROUND(ABS([.C112]-[.F112])*86400))" office:value-type="float" office:value="1" calcext:value-type="float">
            <text:p>1</text:p>
          </table:table-cell>
          <table:table-cell table:formula="of:=IF(OR([.D112]=&quot;&quot;;[.G112]=&quot;&quot;);&quot;&quot;;ROUND(ABS([.D112]-[.G11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time" office:time-value="PT06H57M07S" calcext:value-type="time">
            <text:p>06:57:07</text:p>
          </table:table-cell>
          <table:table-cell office:value-type="time" office:time-value="PT12H19M42S" calcext:value-type="time">
            <text:p>12:19:42</text:p>
          </table:table-cell>
          <table:table-cell office:value-type="time" office:time-value="PT17H41M43S" calcext:value-type="time">
            <text:p>17:41:43</text:p>
          </table:table-cell>
          <table:table-cell office:value-type="time" office:time-value="PT06H57M05S" calcext:value-type="time">
            <text:p>06:57:05</text:p>
          </table:table-cell>
          <table:table-cell office:value-type="time" office:time-value="PT12H19M42S" calcext:value-type="time">
            <text:p>12:19:42</text:p>
          </table:table-cell>
          <table:table-cell office:value-type="time" office:time-value="PT17H41M45S" calcext:value-type="time">
            <text:p>17:41:45</text:p>
          </table:table-cell>
          <table:table-cell table:formula="of:=IF(OR([.B113]=&quot;&quot;;[.E113]=&quot;&quot;);&quot;&quot;;ROUND(ABS([.B113]-[.E113])*86400))" office:value-type="float" office:value="2" calcext:value-type="float">
            <text:p>2</text:p>
          </table:table-cell>
          <table:table-cell table:formula="of:=IF(OR([.C113]=&quot;&quot;;[.F113]=&quot;&quot;);&quot;&quot;;ROUND(ABS([.C113]-[.F113])*86400))" office:value-type="float" office:value="0" calcext:value-type="float">
            <text:p>0</text:p>
          </table:table-cell>
          <table:table-cell table:formula="of:=IF(OR([.D113]=&quot;&quot;;[.G113]=&quot;&quot;);&quot;&quot;;ROUND(ABS([.D113]-[.G11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time" office:time-value="PT06H58M11S" calcext:value-type="time">
            <text:p>06:58:11</text:p>
          </table:table-cell>
          <table:table-cell office:value-type="time" office:time-value="PT12H19M30S" calcext:value-type="time">
            <text:p>12:19:30</text:p>
          </table:table-cell>
          <table:table-cell office:value-type="time" office:time-value="PT17H40M16S" calcext:value-type="time">
            <text:p>17:40:16</text:p>
          </table:table-cell>
          <table:table-cell office:value-type="time" office:time-value="PT06H58M09S" calcext:value-type="time">
            <text:p>06:58:09</text:p>
          </table:table-cell>
          <table:table-cell office:value-type="time" office:time-value="PT12H19M30S" calcext:value-type="time">
            <text:p>12:19:30</text:p>
          </table:table-cell>
          <table:table-cell office:value-type="time" office:time-value="PT17H40M18S" calcext:value-type="time">
            <text:p>17:40:18</text:p>
          </table:table-cell>
          <table:table-cell table:formula="of:=IF(OR([.B114]=&quot;&quot;;[.E114]=&quot;&quot;);&quot;&quot;;ROUND(ABS([.B114]-[.E114])*86400))" office:value-type="float" office:value="2" calcext:value-type="float">
            <text:p>2</text:p>
          </table:table-cell>
          <table:table-cell table:formula="of:=IF(OR([.C114]=&quot;&quot;;[.F114]=&quot;&quot;);&quot;&quot;;ROUND(ABS([.C114]-[.F114])*86400))" office:value-type="float" office:value="0" calcext:value-type="float">
            <text:p>0</text:p>
          </table:table-cell>
          <table:table-cell table:formula="of:=IF(OR([.D114]=&quot;&quot;;[.G114]=&quot;&quot;);&quot;&quot;;ROUND(ABS([.D114]-[.G11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time" office:time-value="PT06H59M14S" calcext:value-type="time">
            <text:p>06:59:14</text:p>
          </table:table-cell>
          <table:table-cell office:value-type="time" office:time-value="PT12H19M18S" calcext:value-type="time">
            <text:p>12:19:18</text:p>
          </table:table-cell>
          <table:table-cell office:value-type="time" office:time-value="PT17H38M50S" calcext:value-type="time">
            <text:p>17:38:50</text:p>
          </table:table-cell>
          <table:table-cell office:value-type="time" office:time-value="PT06H59M12S" calcext:value-type="time">
            <text:p>06:59:12</text:p>
          </table:table-cell>
          <table:table-cell office:value-type="time" office:time-value="PT12H19M18S" calcext:value-type="time">
            <text:p>12:19:18</text:p>
          </table:table-cell>
          <table:table-cell office:value-type="time" office:time-value="PT17H38M52S" calcext:value-type="time">
            <text:p>17:38:52</text:p>
          </table:table-cell>
          <table:table-cell table:formula="of:=IF(OR([.B115]=&quot;&quot;;[.E115]=&quot;&quot;);&quot;&quot;;ROUND(ABS([.B115]-[.E115])*86400))" office:value-type="float" office:value="2" calcext:value-type="float">
            <text:p>2</text:p>
          </table:table-cell>
          <table:table-cell table:formula="of:=IF(OR([.C115]=&quot;&quot;;[.F115]=&quot;&quot;);&quot;&quot;;ROUND(ABS([.C115]-[.F115])*86400))" office:value-type="float" office:value="0" calcext:value-type="float">
            <text:p>0</text:p>
          </table:table-cell>
          <table:table-cell table:formula="of:=IF(OR([.D115]=&quot;&quot;;[.G115]=&quot;&quot;);&quot;&quot;;ROUND(ABS([.D115]-[.G11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time" office:time-value="PT07H00M17S" calcext:value-type="time">
            <text:p>07:00:17</text:p>
          </table:table-cell>
          <table:table-cell office:value-type="time" office:time-value="PT12H19M07S" calcext:value-type="time">
            <text:p>12:19:07</text:p>
          </table:table-cell>
          <table:table-cell office:value-type="time" office:time-value="PT17H37M25S" calcext:value-type="time">
            <text:p>17:37:25</text:p>
          </table:table-cell>
          <table:table-cell office:value-type="time" office:time-value="PT07H00M15S" calcext:value-type="time">
            <text:p>07:00:15</text:p>
          </table:table-cell>
          <table:table-cell office:value-type="time" office:time-value="PT12H19M07S" calcext:value-type="time">
            <text:p>12:19:07</text:p>
          </table:table-cell>
          <table:table-cell office:value-type="time" office:time-value="PT17H37M27S" calcext:value-type="time">
            <text:p>17:37:27</text:p>
          </table:table-cell>
          <table:table-cell table:formula="of:=IF(OR([.B116]=&quot;&quot;;[.E116]=&quot;&quot;);&quot;&quot;;ROUND(ABS([.B116]-[.E116])*86400))" office:value-type="float" office:value="2" calcext:value-type="float">
            <text:p>2</text:p>
          </table:table-cell>
          <table:table-cell table:formula="of:=IF(OR([.C116]=&quot;&quot;;[.F116]=&quot;&quot;);&quot;&quot;;ROUND(ABS([.C116]-[.F116])*86400))" office:value-type="float" office:value="0" calcext:value-type="float">
            <text:p>0</text:p>
          </table:table-cell>
          <table:table-cell table:formula="of:=IF(OR([.D116]=&quot;&quot;;[.G116]=&quot;&quot;);&quot;&quot;;ROUND(ABS([.D116]-[.G11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7H01M20S" calcext:value-type="time">
            <text:p>07:01:20</text:p>
          </table:table-cell>
          <table:table-cell office:value-type="time" office:time-value="PT12H18M57S" calcext:value-type="time">
            <text:p>12:18:57</text:p>
          </table:table-cell>
          <table:table-cell office:value-type="time" office:time-value="PT17H36M01S" calcext:value-type="time">
            <text:p>17:36:01</text:p>
          </table:table-cell>
          <table:table-cell office:value-type="time" office:time-value="PT07H01M18S" calcext:value-type="time">
            <text:p>07:01:18</text:p>
          </table:table-cell>
          <table:table-cell office:value-type="time" office:time-value="PT12H18M57S" calcext:value-type="time">
            <text:p>12:18:57</text:p>
          </table:table-cell>
          <table:table-cell office:value-type="time" office:time-value="PT17H36M03S" calcext:value-type="time">
            <text:p>17:36:03</text:p>
          </table:table-cell>
          <table:table-cell table:formula="of:=IF(OR([.B117]=&quot;&quot;;[.E117]=&quot;&quot;);&quot;&quot;;ROUND(ABS([.B117]-[.E117])*86400))" office:value-type="float" office:value="2" calcext:value-type="float">
            <text:p>2</text:p>
          </table:table-cell>
          <table:table-cell table:formula="of:=IF(OR([.C117]=&quot;&quot;;[.F117]=&quot;&quot;);&quot;&quot;;ROUND(ABS([.C117]-[.F117])*86400))" office:value-type="float" office:value="0" calcext:value-type="float">
            <text:p>0</text:p>
          </table:table-cell>
          <table:table-cell table:formula="of:=IF(OR([.D117]=&quot;&quot;;[.G117]=&quot;&quot;);&quot;&quot;;ROUND(ABS([.D117]-[.G11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7H02M24S" calcext:value-type="time">
            <text:p>07:02:24</text:p>
          </table:table-cell>
          <table:table-cell office:value-type="time" office:time-value="PT12H18M46S" calcext:value-type="time">
            <text:p>12:18:46</text:p>
          </table:table-cell>
          <table:table-cell office:value-type="time" office:time-value="PT17H34M38S" calcext:value-type="time">
            <text:p>17:34:38</text:p>
          </table:table-cell>
          <table:table-cell office:value-type="time" office:time-value="PT07H02M21S" calcext:value-type="time">
            <text:p>07:02:21</text:p>
          </table:table-cell>
          <table:table-cell office:value-type="time" office:time-value="PT12H18M47S" calcext:value-type="time">
            <text:p>12:18:47</text:p>
          </table:table-cell>
          <table:table-cell office:value-type="time" office:time-value="PT17H34M40S" calcext:value-type="time">
            <text:p>17:34:40</text:p>
          </table:table-cell>
          <table:table-cell table:formula="of:=IF(OR([.B118]=&quot;&quot;;[.E118]=&quot;&quot;);&quot;&quot;;ROUND(ABS([.B118]-[.E118])*86400))" office:value-type="float" office:value="3" calcext:value-type="float">
            <text:p>3</text:p>
          </table:table-cell>
          <table:table-cell table:formula="of:=IF(OR([.C118]=&quot;&quot;;[.F118]=&quot;&quot;);&quot;&quot;;ROUND(ABS([.C118]-[.F118])*86400))" office:value-type="float" office:value="1" calcext:value-type="float">
            <text:p>1</text:p>
          </table:table-cell>
          <table:table-cell table:formula="of:=IF(OR([.D118]=&quot;&quot;;[.G118]=&quot;&quot;);&quot;&quot;;ROUND(ABS([.D118]-[.G11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7H03M27S" calcext:value-type="time">
            <text:p>07:03:27</text:p>
          </table:table-cell>
          <table:table-cell office:value-type="time" office:time-value="PT12H18M37S" calcext:value-type="time">
            <text:p>12:18:37</text:p>
          </table:table-cell>
          <table:table-cell office:value-type="time" office:time-value="PT17H33M16S" calcext:value-type="time">
            <text:p>17:33:16</text:p>
          </table:table-cell>
          <table:table-cell office:value-type="time" office:time-value="PT07H03M25S" calcext:value-type="time">
            <text:p>07:03:25</text:p>
          </table:table-cell>
          <table:table-cell office:value-type="time" office:time-value="PT12H18M37S" calcext:value-type="time">
            <text:p>12:18:37</text:p>
          </table:table-cell>
          <table:table-cell office:value-type="time" office:time-value="PT17H33M18S" calcext:value-type="time">
            <text:p>17:33:18</text:p>
          </table:table-cell>
          <table:table-cell table:formula="of:=IF(OR([.B119]=&quot;&quot;;[.E119]=&quot;&quot;);&quot;&quot;;ROUND(ABS([.B119]-[.E119])*86400))" office:value-type="float" office:value="2" calcext:value-type="float">
            <text:p>2</text:p>
          </table:table-cell>
          <table:table-cell table:formula="of:=IF(OR([.C119]=&quot;&quot;;[.F119]=&quot;&quot;);&quot;&quot;;ROUND(ABS([.C119]-[.F119])*86400))" office:value-type="float" office:value="0" calcext:value-type="float">
            <text:p>0</text:p>
          </table:table-cell>
          <table:table-cell table:formula="of:=IF(OR([.D119]=&quot;&quot;;[.G119]=&quot;&quot;);&quot;&quot;;ROUND(ABS([.D119]-[.G11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7H04M30S" calcext:value-type="time">
            <text:p>07:04:30</text:p>
          </table:table-cell>
          <table:table-cell office:value-type="time" office:time-value="PT12H18M28S" calcext:value-type="time">
            <text:p>12:18:28</text:p>
          </table:table-cell>
          <table:table-cell office:value-type="time" office:time-value="PT17H31M55S" calcext:value-type="time">
            <text:p>17:31:55</text:p>
          </table:table-cell>
          <table:table-cell office:value-type="time" office:time-value="PT07H04M28S" calcext:value-type="time">
            <text:p>07:04:28</text:p>
          </table:table-cell>
          <table:table-cell office:value-type="time" office:time-value="PT12H18M28S" calcext:value-type="time">
            <text:p>12:18:28</text:p>
          </table:table-cell>
          <table:table-cell office:value-type="time" office:time-value="PT17H31M57S" calcext:value-type="time">
            <text:p>17:31:57</text:p>
          </table:table-cell>
          <table:table-cell table:formula="of:=IF(OR([.B120]=&quot;&quot;;[.E120]=&quot;&quot;);&quot;&quot;;ROUND(ABS([.B120]-[.E120])*86400))" office:value-type="float" office:value="2" calcext:value-type="float">
            <text:p>2</text:p>
          </table:table-cell>
          <table:table-cell table:formula="of:=IF(OR([.C120]=&quot;&quot;;[.F120]=&quot;&quot;);&quot;&quot;;ROUND(ABS([.C120]-[.F120])*86400))" office:value-type="float" office:value="0" calcext:value-type="float">
            <text:p>0</text:p>
          </table:table-cell>
          <table:table-cell table:formula="of:=IF(OR([.D120]=&quot;&quot;;[.G120]=&quot;&quot;);&quot;&quot;;ROUND(ABS([.D120]-[.G12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7H05M33S" calcext:value-type="time">
            <text:p>07:05:33</text:p>
          </table:table-cell>
          <table:table-cell office:value-type="time" office:time-value="PT12H18M19S" calcext:value-type="time">
            <text:p>12:18:19</text:p>
          </table:table-cell>
          <table:table-cell office:value-type="time" office:time-value="PT17H30M35S" calcext:value-type="time">
            <text:p>17:30:35</text:p>
          </table:table-cell>
          <table:table-cell office:value-type="time" office:time-value="PT07H05M31S" calcext:value-type="time">
            <text:p>07:05:31</text:p>
          </table:table-cell>
          <table:table-cell office:value-type="time" office:time-value="PT12H18M19S" calcext:value-type="time">
            <text:p>12:18:19</text:p>
          </table:table-cell>
          <table:table-cell office:value-type="time" office:time-value="PT17H30M37S" calcext:value-type="time">
            <text:p>17:30:37</text:p>
          </table:table-cell>
          <table:table-cell table:formula="of:=IF(OR([.B121]=&quot;&quot;;[.E121]=&quot;&quot;);&quot;&quot;;ROUND(ABS([.B121]-[.E121])*86400))" office:value-type="float" office:value="2" calcext:value-type="float">
            <text:p>2</text:p>
          </table:table-cell>
          <table:table-cell table:formula="of:=IF(OR([.C121]=&quot;&quot;;[.F121]=&quot;&quot;);&quot;&quot;;ROUND(ABS([.C121]-[.F121])*86400))" office:value-type="float" office:value="0" calcext:value-type="float">
            <text:p>0</text:p>
          </table:table-cell>
          <table:table-cell table:formula="of:=IF(OR([.D121]=&quot;&quot;;[.G121]=&quot;&quot;);&quot;&quot;;ROUND(ABS([.D121]-[.G12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7H06M36S" calcext:value-type="time">
            <text:p>07:06:36</text:p>
          </table:table-cell>
          <table:table-cell office:value-type="time" office:time-value="PT12H18M11S" calcext:value-type="time">
            <text:p>12:18:11</text:p>
          </table:table-cell>
          <table:table-cell office:value-type="time" office:time-value="PT17H29M16S" calcext:value-type="time">
            <text:p>17:29:16</text:p>
          </table:table-cell>
          <table:table-cell office:value-type="time" office:time-value="PT07H06M33S" calcext:value-type="time">
            <text:p>07:06:33</text:p>
          </table:table-cell>
          <table:table-cell office:value-type="time" office:time-value="PT12H18M11S" calcext:value-type="time">
            <text:p>12:18:11</text:p>
          </table:table-cell>
          <table:table-cell office:value-type="time" office:time-value="PT17H29M19S" calcext:value-type="time">
            <text:p>17:29:19</text:p>
          </table:table-cell>
          <table:table-cell table:formula="of:=IF(OR([.B122]=&quot;&quot;;[.E122]=&quot;&quot;);&quot;&quot;;ROUND(ABS([.B122]-[.E122])*86400))" office:value-type="float" office:value="3" calcext:value-type="float">
            <text:p>3</text:p>
          </table:table-cell>
          <table:table-cell table:formula="of:=IF(OR([.C122]=&quot;&quot;;[.F122]=&quot;&quot;);&quot;&quot;;ROUND(ABS([.C122]-[.F122])*86400))" office:value-type="float" office:value="0" calcext:value-type="float">
            <text:p>0</text:p>
          </table:table-cell>
          <table:table-cell table:formula="of:=IF(OR([.D122]=&quot;&quot;;[.G122]=&quot;&quot;);&quot;&quot;;ROUND(ABS([.D122]-[.G12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7H07M38S" calcext:value-type="time">
            <text:p>07:07:38</text:p>
          </table:table-cell>
          <table:table-cell office:value-type="time" office:time-value="PT12H18M04S" calcext:value-type="time">
            <text:p>12:18:04</text:p>
          </table:table-cell>
          <table:table-cell office:value-type="time" office:time-value="PT17H27M59S" calcext:value-type="time">
            <text:p>17:27:59</text:p>
          </table:table-cell>
          <table:table-cell office:value-type="time" office:time-value="PT07H07M36S" calcext:value-type="time">
            <text:p>07:07:36</text:p>
          </table:table-cell>
          <table:table-cell office:value-type="time" office:time-value="PT12H18M04S" calcext:value-type="time">
            <text:p>12:18:04</text:p>
          </table:table-cell>
          <table:table-cell office:value-type="time" office:time-value="PT17H28M01S" calcext:value-type="time">
            <text:p>17:28:01</text:p>
          </table:table-cell>
          <table:table-cell table:formula="of:=IF(OR([.B123]=&quot;&quot;;[.E123]=&quot;&quot;);&quot;&quot;;ROUND(ABS([.B123]-[.E123])*86400))" office:value-type="float" office:value="2" calcext:value-type="float">
            <text:p>2</text:p>
          </table:table-cell>
          <table:table-cell table:formula="of:=IF(OR([.C123]=&quot;&quot;;[.F123]=&quot;&quot;);&quot;&quot;;ROUND(ABS([.C123]-[.F123])*86400))" office:value-type="float" office:value="0" calcext:value-type="float">
            <text:p>0</text:p>
          </table:table-cell>
          <table:table-cell table:formula="of:=IF(OR([.D123]=&quot;&quot;;[.G123]=&quot;&quot;);&quot;&quot;;ROUND(ABS([.D123]-[.G12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7H08M41S" calcext:value-type="time">
            <text:p>07:08:41</text:p>
          </table:table-cell>
          <table:table-cell office:value-type="time" office:time-value="PT12H17M57S" calcext:value-type="time">
            <text:p>12:17:57</text:p>
          </table:table-cell>
          <table:table-cell office:value-type="time" office:time-value="PT17H26M43S" calcext:value-type="time">
            <text:p>17:26:43</text:p>
          </table:table-cell>
          <table:table-cell office:value-type="time" office:time-value="PT07H08M39S" calcext:value-type="time">
            <text:p>07:08:39</text:p>
          </table:table-cell>
          <table:table-cell office:value-type="time" office:time-value="PT12H17M57S" calcext:value-type="time">
            <text:p>12:17:57</text:p>
          </table:table-cell>
          <table:table-cell office:value-type="time" office:time-value="PT17H26M45S" calcext:value-type="time">
            <text:p>17:26:45</text:p>
          </table:table-cell>
          <table:table-cell table:formula="of:=IF(OR([.B124]=&quot;&quot;;[.E124]=&quot;&quot;);&quot;&quot;;ROUND(ABS([.B124]-[.E124])*86400))" office:value-type="float" office:value="2" calcext:value-type="float">
            <text:p>2</text:p>
          </table:table-cell>
          <table:table-cell table:formula="of:=IF(OR([.C124]=&quot;&quot;;[.F124]=&quot;&quot;);&quot;&quot;;ROUND(ABS([.C124]-[.F124])*86400))" office:value-type="float" office:value="0" calcext:value-type="float">
            <text:p>0</text:p>
          </table:table-cell>
          <table:table-cell table:formula="of:=IF(OR([.D124]=&quot;&quot;;[.G124]=&quot;&quot;);&quot;&quot;;ROUND(ABS([.D124]-[.G12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07H09M43S" calcext:value-type="time">
            <text:p>07:09:43</text:p>
          </table:table-cell>
          <table:table-cell office:value-type="time" office:time-value="PT12H17M50S" calcext:value-type="time">
            <text:p>12:17:50</text:p>
          </table:table-cell>
          <table:table-cell office:value-type="time" office:time-value="PT17H25M28S" calcext:value-type="time">
            <text:p>17:25:28</text:p>
          </table:table-cell>
          <table:table-cell office:value-type="time" office:time-value="PT07H09M41S" calcext:value-type="time">
            <text:p>07:09:41</text:p>
          </table:table-cell>
          <table:table-cell office:value-type="time" office:time-value="PT12H17M50S" calcext:value-type="time">
            <text:p>12:17:50</text:p>
          </table:table-cell>
          <table:table-cell office:value-type="time" office:time-value="PT17H25M30S" calcext:value-type="time">
            <text:p>17:25:30</text:p>
          </table:table-cell>
          <table:table-cell table:formula="of:=IF(OR([.B125]=&quot;&quot;;[.E125]=&quot;&quot;);&quot;&quot;;ROUND(ABS([.B125]-[.E125])*86400))" office:value-type="float" office:value="2" calcext:value-type="float">
            <text:p>2</text:p>
          </table:table-cell>
          <table:table-cell table:formula="of:=IF(OR([.C125]=&quot;&quot;;[.F125]=&quot;&quot;);&quot;&quot;;ROUND(ABS([.C125]-[.F125])*86400))" office:value-type="float" office:value="0" calcext:value-type="float">
            <text:p>0</text:p>
          </table:table-cell>
          <table:table-cell table:formula="of:=IF(OR([.D125]=&quot;&quot;;[.G125]=&quot;&quot;);&quot;&quot;;ROUND(ABS([.D125]-[.G12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07H10M46S" calcext:value-type="time">
            <text:p>07:10:46</text:p>
          </table:table-cell>
          <table:table-cell office:value-type="time" office:time-value="PT12H17M44S" calcext:value-type="time">
            <text:p>12:17:44</text:p>
          </table:table-cell>
          <table:table-cell office:value-type="time" office:time-value="PT17H24M14S" calcext:value-type="time">
            <text:p>17:24:14</text:p>
          </table:table-cell>
          <table:table-cell office:value-type="time" office:time-value="PT07H10M43S" calcext:value-type="time">
            <text:p>07:10:43</text:p>
          </table:table-cell>
          <table:table-cell office:value-type="time" office:time-value="PT12H17M44S" calcext:value-type="time">
            <text:p>12:17:44</text:p>
          </table:table-cell>
          <table:table-cell office:value-type="time" office:time-value="PT17H24M16S" calcext:value-type="time">
            <text:p>17:24:16</text:p>
          </table:table-cell>
          <table:table-cell table:formula="of:=IF(OR([.B126]=&quot;&quot;;[.E126]=&quot;&quot;);&quot;&quot;;ROUND(ABS([.B126]-[.E126])*86400))" office:value-type="float" office:value="3" calcext:value-type="float">
            <text:p>3</text:p>
          </table:table-cell>
          <table:table-cell table:formula="of:=IF(OR([.C126]=&quot;&quot;;[.F126]=&quot;&quot;);&quot;&quot;;ROUND(ABS([.C126]-[.F126])*86400))" office:value-type="float" office:value="0" calcext:value-type="float">
            <text:p>0</text:p>
          </table:table-cell>
          <table:table-cell table:formula="of:=IF(OR([.D126]=&quot;&quot;;[.G126]=&quot;&quot;);&quot;&quot;;ROUND(ABS([.D126]-[.G12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07H11M48S" calcext:value-type="time">
            <text:p>07:11:48</text:p>
          </table:table-cell>
          <table:table-cell office:value-type="time" office:time-value="PT12H17M39S" calcext:value-type="time">
            <text:p>12:17:39</text:p>
          </table:table-cell>
          <table:table-cell office:value-type="time" office:time-value="PT17H23M02S" calcext:value-type="time">
            <text:p>17:23:02</text:p>
          </table:table-cell>
          <table:table-cell office:value-type="time" office:time-value="PT07H11M45S" calcext:value-type="time">
            <text:p>07:11:45</text:p>
          </table:table-cell>
          <table:table-cell office:value-type="time" office:time-value="PT12H17M39S" calcext:value-type="time">
            <text:p>12:17:39</text:p>
          </table:table-cell>
          <table:table-cell office:value-type="time" office:time-value="PT17H23M04S" calcext:value-type="time">
            <text:p>17:23:04</text:p>
          </table:table-cell>
          <table:table-cell table:formula="of:=IF(OR([.B127]=&quot;&quot;;[.E127]=&quot;&quot;);&quot;&quot;;ROUND(ABS([.B127]-[.E127])*86400))" office:value-type="float" office:value="3" calcext:value-type="float">
            <text:p>3</text:p>
          </table:table-cell>
          <table:table-cell table:formula="of:=IF(OR([.C127]=&quot;&quot;;[.F127]=&quot;&quot;);&quot;&quot;;ROUND(ABS([.C127]-[.F127])*86400))" office:value-type="float" office:value="0" calcext:value-type="float">
            <text:p>0</text:p>
          </table:table-cell>
          <table:table-cell table:formula="of:=IF(OR([.D127]=&quot;&quot;;[.G127]=&quot;&quot;);&quot;&quot;;ROUND(ABS([.D127]-[.G12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07H12M50S" calcext:value-type="time">
            <text:p>07:12:50</text:p>
          </table:table-cell>
          <table:table-cell office:value-type="time" office:time-value="PT12H17M34S" calcext:value-type="time">
            <text:p>12:17:34</text:p>
          </table:table-cell>
          <table:table-cell office:value-type="time" office:time-value="PT17H21M51S" calcext:value-type="time">
            <text:p>17:21:51</text:p>
          </table:table-cell>
          <table:table-cell office:value-type="time" office:time-value="PT07H12M47S" calcext:value-type="time">
            <text:p>07:12:47</text:p>
          </table:table-cell>
          <table:table-cell office:value-type="time" office:time-value="PT12H17M34S" calcext:value-type="time">
            <text:p>12:17:34</text:p>
          </table:table-cell>
          <table:table-cell office:value-type="time" office:time-value="PT17H21M53S" calcext:value-type="time">
            <text:p>17:21:53</text:p>
          </table:table-cell>
          <table:table-cell table:formula="of:=IF(OR([.B128]=&quot;&quot;;[.E128]=&quot;&quot;);&quot;&quot;;ROUND(ABS([.B128]-[.E128])*86400))" office:value-type="float" office:value="3" calcext:value-type="float">
            <text:p>3</text:p>
          </table:table-cell>
          <table:table-cell table:formula="of:=IF(OR([.C128]=&quot;&quot;;[.F128]=&quot;&quot;);&quot;&quot;;ROUND(ABS([.C128]-[.F128])*86400))" office:value-type="float" office:value="0" calcext:value-type="float">
            <text:p>0</text:p>
          </table:table-cell>
          <table:table-cell table:formula="of:=IF(OR([.D128]=&quot;&quot;;[.G128]=&quot;&quot;);&quot;&quot;;ROUND(ABS([.D128]-[.G12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07H13M51S" calcext:value-type="time">
            <text:p>07:13:51</text:p>
          </table:table-cell>
          <table:table-cell office:value-type="time" office:time-value="PT12H17M30S" calcext:value-type="time">
            <text:p>12:17:30</text:p>
          </table:table-cell>
          <table:table-cell office:value-type="time" office:time-value="PT17H20M41S" calcext:value-type="time">
            <text:p>17:20:41</text:p>
          </table:table-cell>
          <table:table-cell office:value-type="time" office:time-value="PT07H13M49S" calcext:value-type="time">
            <text:p>07:13:49</text:p>
          </table:table-cell>
          <table:table-cell office:value-type="time" office:time-value="PT12H17M30S" calcext:value-type="time">
            <text:p>12:17:30</text:p>
          </table:table-cell>
          <table:table-cell office:value-type="time" office:time-value="PT17H20M43S" calcext:value-type="time">
            <text:p>17:20:43</text:p>
          </table:table-cell>
          <table:table-cell table:formula="of:=IF(OR([.B129]=&quot;&quot;;[.E129]=&quot;&quot;);&quot;&quot;;ROUND(ABS([.B129]-[.E129])*86400))" office:value-type="float" office:value="2" calcext:value-type="float">
            <text:p>2</text:p>
          </table:table-cell>
          <table:table-cell table:formula="of:=IF(OR([.C129]=&quot;&quot;;[.F129]=&quot;&quot;);&quot;&quot;;ROUND(ABS([.C129]-[.F129])*86400))" office:value-type="float" office:value="0" calcext:value-type="float">
            <text:p>0</text:p>
          </table:table-cell>
          <table:table-cell table:formula="of:=IF(OR([.D129]=&quot;&quot;;[.G129]=&quot;&quot;);&quot;&quot;;ROUND(ABS([.D129]-[.G12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07H14M52S" calcext:value-type="time">
            <text:p>07:14:52</text:p>
          </table:table-cell>
          <table:table-cell office:value-type="time" office:time-value="PT12H17M26S" calcext:value-type="time">
            <text:p>12:17:26</text:p>
          </table:table-cell>
          <table:table-cell office:value-type="time" office:time-value="PT17H19M33S" calcext:value-type="time">
            <text:p>17:19:33</text:p>
          </table:table-cell>
          <table:table-cell office:value-type="time" office:time-value="PT07H14M50S" calcext:value-type="time">
            <text:p>07:14:50</text:p>
          </table:table-cell>
          <table:table-cell office:value-type="time" office:time-value="PT12H17M26S" calcext:value-type="time">
            <text:p>12:17:26</text:p>
          </table:table-cell>
          <table:table-cell office:value-type="time" office:time-value="PT17H19M35S" calcext:value-type="time">
            <text:p>17:19:35</text:p>
          </table:table-cell>
          <table:table-cell table:formula="of:=IF(OR([.B130]=&quot;&quot;;[.E130]=&quot;&quot;);&quot;&quot;;ROUND(ABS([.B130]-[.E130])*86400))" office:value-type="float" office:value="2" calcext:value-type="float">
            <text:p>2</text:p>
          </table:table-cell>
          <table:table-cell table:formula="of:=IF(OR([.C130]=&quot;&quot;;[.F130]=&quot;&quot;);&quot;&quot;;ROUND(ABS([.C130]-[.F130])*86400))" office:value-type="float" office:value="0" calcext:value-type="float">
            <text:p>0</text:p>
          </table:table-cell>
          <table:table-cell table:formula="of:=IF(OR([.D130]=&quot;&quot;;[.G130]=&quot;&quot;);&quot;&quot;;ROUND(ABS([.D130]-[.G13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07H15M53S" calcext:value-type="time">
            <text:p>07:15:53</text:p>
          </table:table-cell>
          <table:table-cell office:value-type="time" office:time-value="PT12H17M23S" calcext:value-type="time">
            <text:p>12:17:23</text:p>
          </table:table-cell>
          <table:table-cell office:value-type="time" office:time-value="PT17H18M26S" calcext:value-type="time">
            <text:p>17:18:26</text:p>
          </table:table-cell>
          <table:table-cell office:value-type="time" office:time-value="PT07H15M51S" calcext:value-type="time">
            <text:p>07:15:51</text:p>
          </table:table-cell>
          <table:table-cell office:value-type="time" office:time-value="PT12H17M23S" calcext:value-type="time">
            <text:p>12:17:23</text:p>
          </table:table-cell>
          <table:table-cell office:value-type="time" office:time-value="PT17H18M28S" calcext:value-type="time">
            <text:p>17:18:28</text:p>
          </table:table-cell>
          <table:table-cell table:formula="of:=IF(OR([.B131]=&quot;&quot;;[.E131]=&quot;&quot;);&quot;&quot;;ROUND(ABS([.B131]-[.E131])*86400))" office:value-type="float" office:value="2" calcext:value-type="float">
            <text:p>2</text:p>
          </table:table-cell>
          <table:table-cell table:formula="of:=IF(OR([.C131]=&quot;&quot;;[.F131]=&quot;&quot;);&quot;&quot;;ROUND(ABS([.C131]-[.F131])*86400))" office:value-type="float" office:value="0" calcext:value-type="float">
            <text:p>0</text:p>
          </table:table-cell>
          <table:table-cell table:formula="of:=IF(OR([.D131]=&quot;&quot;;[.G131]=&quot;&quot;);&quot;&quot;;ROUND(ABS([.D131]-[.G13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07H16M54S" calcext:value-type="time">
            <text:p>07:16:54</text:p>
          </table:table-cell>
          <table:table-cell office:value-type="time" office:time-value="PT12H17M20S" calcext:value-type="time">
            <text:p>12:17:20</text:p>
          </table:table-cell>
          <table:table-cell office:value-type="time" office:time-value="PT17H17M21S" calcext:value-type="time">
            <text:p>17:17:21</text:p>
          </table:table-cell>
          <table:table-cell office:value-type="time" office:time-value="PT07H16M51S" calcext:value-type="time">
            <text:p>07:16:51</text:p>
          </table:table-cell>
          <table:table-cell office:value-type="time" office:time-value="PT12H17M20S" calcext:value-type="time">
            <text:p>12:17:20</text:p>
          </table:table-cell>
          <table:table-cell office:value-type="time" office:time-value="PT17H17M23S" calcext:value-type="time">
            <text:p>17:17:23</text:p>
          </table:table-cell>
          <table:table-cell table:formula="of:=IF(OR([.B132]=&quot;&quot;;[.E132]=&quot;&quot;);&quot;&quot;;ROUND(ABS([.B132]-[.E132])*86400))" office:value-type="float" office:value="3" calcext:value-type="float">
            <text:p>3</text:p>
          </table:table-cell>
          <table:table-cell table:formula="of:=IF(OR([.C132]=&quot;&quot;;[.F132]=&quot;&quot;);&quot;&quot;;ROUND(ABS([.C132]-[.F132])*86400))" office:value-type="float" office:value="0" calcext:value-type="float">
            <text:p>0</text:p>
          </table:table-cell>
          <table:table-cell table:formula="of:=IF(OR([.D132]=&quot;&quot;;[.G132]=&quot;&quot;);&quot;&quot;;ROUND(ABS([.D132]-[.G13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07H17M54S" calcext:value-type="time">
            <text:p>07:17:54</text:p>
          </table:table-cell>
          <table:table-cell office:value-type="time" office:time-value="PT12H17M18S" calcext:value-type="time">
            <text:p>12:17:18</text:p>
          </table:table-cell>
          <table:table-cell office:value-type="time" office:time-value="PT17H16M17S" calcext:value-type="time">
            <text:p>17:16:17</text:p>
          </table:table-cell>
          <table:table-cell office:value-type="time" office:time-value="PT07H17M52S" calcext:value-type="time">
            <text:p>07:17:52</text:p>
          </table:table-cell>
          <table:table-cell office:value-type="time" office:time-value="PT12H17M18S" calcext:value-type="time">
            <text:p>12:17:18</text:p>
          </table:table-cell>
          <table:table-cell office:value-type="time" office:time-value="PT17H16M19S" calcext:value-type="time">
            <text:p>17:16:19</text:p>
          </table:table-cell>
          <table:table-cell table:formula="of:=IF(OR([.B133]=&quot;&quot;;[.E133]=&quot;&quot;);&quot;&quot;;ROUND(ABS([.B133]-[.E133])*86400))" office:value-type="float" office:value="2" calcext:value-type="float">
            <text:p>2</text:p>
          </table:table-cell>
          <table:table-cell table:formula="of:=IF(OR([.C133]=&quot;&quot;;[.F133]=&quot;&quot;);&quot;&quot;;ROUND(ABS([.C133]-[.F133])*86400))" office:value-type="float" office:value="0" calcext:value-type="float">
            <text:p>0</text:p>
          </table:table-cell>
          <table:table-cell table:formula="of:=IF(OR([.D133]=&quot;&quot;;[.G133]=&quot;&quot;);&quot;&quot;;ROUND(ABS([.D133]-[.G13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07H18M54S" calcext:value-type="time">
            <text:p>07:18:54</text:p>
          </table:table-cell>
          <table:table-cell office:value-type="time" office:time-value="PT12H17M17S" calcext:value-type="time">
            <text:p>12:17:17</text:p>
          </table:table-cell>
          <table:table-cell office:value-type="time" office:time-value="PT17H15M14S" calcext:value-type="time">
            <text:p>17:15:14</text:p>
          </table:table-cell>
          <table:table-cell office:value-type="time" office:time-value="PT07H18M51S" calcext:value-type="time">
            <text:p>07:18:51</text:p>
          </table:table-cell>
          <table:table-cell office:value-type="time" office:time-value="PT12H17M17S" calcext:value-type="time">
            <text:p>12:17:17</text:p>
          </table:table-cell>
          <table:table-cell office:value-type="time" office:time-value="PT17H15M17S" calcext:value-type="time">
            <text:p>17:15:17</text:p>
          </table:table-cell>
          <table:table-cell table:formula="of:=IF(OR([.B134]=&quot;&quot;;[.E134]=&quot;&quot;);&quot;&quot;;ROUND(ABS([.B134]-[.E134])*86400))" office:value-type="float" office:value="3" calcext:value-type="float">
            <text:p>3</text:p>
          </table:table-cell>
          <table:table-cell table:formula="of:=IF(OR([.C134]=&quot;&quot;;[.F134]=&quot;&quot;);&quot;&quot;;ROUND(ABS([.C134]-[.F134])*86400))" office:value-type="float" office:value="0" calcext:value-type="float">
            <text:p>0</text:p>
          </table:table-cell>
          <table:table-cell table:formula="of:=IF(OR([.D134]=&quot;&quot;;[.G134]=&quot;&quot;);&quot;&quot;;ROUND(ABS([.D134]-[.G13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07H19M53S" calcext:value-type="time">
            <text:p>07:19:53</text:p>
          </table:table-cell>
          <table:table-cell office:value-type="time" office:time-value="PT12H17M16S" calcext:value-type="time">
            <text:p>12:17:16</text:p>
          </table:table-cell>
          <table:table-cell office:value-type="time" office:time-value="PT17H14M13S" calcext:value-type="time">
            <text:p>17:14:13</text:p>
          </table:table-cell>
          <table:table-cell office:value-type="time" office:time-value="PT07H19M51S" calcext:value-type="time">
            <text:p>07:19:51</text:p>
          </table:table-cell>
          <table:table-cell office:value-type="time" office:time-value="PT12H17M16S" calcext:value-type="time">
            <text:p>12:17:16</text:p>
          </table:table-cell>
          <table:table-cell office:value-type="time" office:time-value="PT17H14M16S" calcext:value-type="time">
            <text:p>17:14:16</text:p>
          </table:table-cell>
          <table:table-cell table:formula="of:=IF(OR([.B135]=&quot;&quot;;[.E135]=&quot;&quot;);&quot;&quot;;ROUND(ABS([.B135]-[.E135])*86400))" office:value-type="float" office:value="2" calcext:value-type="float">
            <text:p>2</text:p>
          </table:table-cell>
          <table:table-cell table:formula="of:=IF(OR([.C135]=&quot;&quot;;[.F135]=&quot;&quot;);&quot;&quot;;ROUND(ABS([.C135]-[.F135])*86400))" office:value-type="float" office:value="0" calcext:value-type="float">
            <text:p>0</text:p>
          </table:table-cell>
          <table:table-cell table:formula="of:=IF(OR([.D135]=&quot;&quot;;[.G135]=&quot;&quot;);&quot;&quot;;ROUND(ABS([.D135]-[.G13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07H20M52S" calcext:value-type="time">
            <text:p>07:20:52</text:p>
          </table:table-cell>
          <table:table-cell office:value-type="time" office:time-value="PT12H17M15S" calcext:value-type="time">
            <text:p>12:17:15</text:p>
          </table:table-cell>
          <table:table-cell office:value-type="time" office:time-value="PT17H13M14S" calcext:value-type="time">
            <text:p>17:13:14</text:p>
          </table:table-cell>
          <table:table-cell office:value-type="time" office:time-value="PT07H20M50S" calcext:value-type="time">
            <text:p>07:20:50</text:p>
          </table:table-cell>
          <table:table-cell office:value-type="time" office:time-value="PT12H17M15S" calcext:value-type="time">
            <text:p>12:17:15</text:p>
          </table:table-cell>
          <table:table-cell office:value-type="time" office:time-value="PT17H13M17S" calcext:value-type="time">
            <text:p>17:13:17</text:p>
          </table:table-cell>
          <table:table-cell table:formula="of:=IF(OR([.B136]=&quot;&quot;;[.E136]=&quot;&quot;);&quot;&quot;;ROUND(ABS([.B136]-[.E136])*86400))" office:value-type="float" office:value="2" calcext:value-type="float">
            <text:p>2</text:p>
          </table:table-cell>
          <table:table-cell table:formula="of:=IF(OR([.C136]=&quot;&quot;;[.F136]=&quot;&quot;);&quot;&quot;;ROUND(ABS([.C136]-[.F136])*86400))" office:value-type="float" office:value="0" calcext:value-type="float">
            <text:p>0</text:p>
          </table:table-cell>
          <table:table-cell table:formula="of:=IF(OR([.D136]=&quot;&quot;;[.G136]=&quot;&quot;);&quot;&quot;;ROUND(ABS([.D136]-[.G13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07H21M51S" calcext:value-type="time">
            <text:p>07:21:51</text:p>
          </table:table-cell>
          <table:table-cell office:value-type="time" office:time-value="PT12H17M15S" calcext:value-type="time">
            <text:p>12:17:15</text:p>
          </table:table-cell>
          <table:table-cell office:value-type="time" office:time-value="PT17H12M16S" calcext:value-type="time">
            <text:p>17:12:16</text:p>
          </table:table-cell>
          <table:table-cell office:value-type="time" office:time-value="PT07H21M48S" calcext:value-type="time">
            <text:p>07:21:48</text:p>
          </table:table-cell>
          <table:table-cell office:value-type="time" office:time-value="PT12H17M15S" calcext:value-type="time">
            <text:p>12:17:15</text:p>
          </table:table-cell>
          <table:table-cell office:value-type="time" office:time-value="PT17H12M19S" calcext:value-type="time">
            <text:p>17:12:19</text:p>
          </table:table-cell>
          <table:table-cell table:formula="of:=IF(OR([.B137]=&quot;&quot;;[.E137]=&quot;&quot;);&quot;&quot;;ROUND(ABS([.B137]-[.E137])*86400))" office:value-type="float" office:value="3" calcext:value-type="float">
            <text:p>3</text:p>
          </table:table-cell>
          <table:table-cell table:formula="of:=IF(OR([.C137]=&quot;&quot;;[.F137]=&quot;&quot;);&quot;&quot;;ROUND(ABS([.C137]-[.F137])*86400))" office:value-type="float" office:value="0" calcext:value-type="float">
            <text:p>0</text:p>
          </table:table-cell>
          <table:table-cell table:formula="of:=IF(OR([.D137]=&quot;&quot;;[.G137]=&quot;&quot;);&quot;&quot;;ROUND(ABS([.D137]-[.G13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07H22M49S" calcext:value-type="time">
            <text:p>07:22:49</text:p>
          </table:table-cell>
          <table:table-cell office:value-type="time" office:time-value="PT12H17M16S" calcext:value-type="time">
            <text:p>12:17:16</text:p>
          </table:table-cell>
          <table:table-cell office:value-type="time" office:time-value="PT17H11M20S" calcext:value-type="time">
            <text:p>17:11:20</text:p>
          </table:table-cell>
          <table:table-cell office:value-type="time" office:time-value="PT07H22M46S" calcext:value-type="time">
            <text:p>07:22:46</text:p>
          </table:table-cell>
          <table:table-cell office:value-type="time" office:time-value="PT12H17M16S" calcext:value-type="time">
            <text:p>12:17:16</text:p>
          </table:table-cell>
          <table:table-cell office:value-type="time" office:time-value="PT17H11M23S" calcext:value-type="time">
            <text:p>17:11:23</text:p>
          </table:table-cell>
          <table:table-cell table:formula="of:=IF(OR([.B138]=&quot;&quot;;[.E138]=&quot;&quot;);&quot;&quot;;ROUND(ABS([.B138]-[.E138])*86400))" office:value-type="float" office:value="3" calcext:value-type="float">
            <text:p>3</text:p>
          </table:table-cell>
          <table:table-cell table:formula="of:=IF(OR([.C138]=&quot;&quot;;[.F138]=&quot;&quot;);&quot;&quot;;ROUND(ABS([.C138]-[.F138])*86400))" office:value-type="float" office:value="0" calcext:value-type="float">
            <text:p>0</text:p>
          </table:table-cell>
          <table:table-cell table:formula="of:=IF(OR([.D138]=&quot;&quot;;[.G138]=&quot;&quot;);&quot;&quot;;ROUND(ABS([.D138]-[.G13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time" office:time-value="PT07H23M46S" calcext:value-type="time">
            <text:p>07:23:46</text:p>
          </table:table-cell>
          <table:table-cell office:value-type="time" office:time-value="PT12H17M17S" calcext:value-type="time">
            <text:p>12:17:17</text:p>
          </table:table-cell>
          <table:table-cell office:value-type="time" office:time-value="PT17H10M26S" calcext:value-type="time">
            <text:p>17:10:26</text:p>
          </table:table-cell>
          <table:table-cell office:value-type="time" office:time-value="PT07H23M44S" calcext:value-type="time">
            <text:p>07:23:44</text:p>
          </table:table-cell>
          <table:table-cell office:value-type="time" office:time-value="PT12H17M17S" calcext:value-type="time">
            <text:p>12:17:17</text:p>
          </table:table-cell>
          <table:table-cell office:value-type="time" office:time-value="PT17H10M29S" calcext:value-type="time">
            <text:p>17:10:29</text:p>
          </table:table-cell>
          <table:table-cell table:formula="of:=IF(OR([.B139]=&quot;&quot;;[.E139]=&quot;&quot;);&quot;&quot;;ROUND(ABS([.B139]-[.E139])*86400))" office:value-type="float" office:value="2" calcext:value-type="float">
            <text:p>2</text:p>
          </table:table-cell>
          <table:table-cell table:formula="of:=IF(OR([.C139]=&quot;&quot;;[.F139]=&quot;&quot;);&quot;&quot;;ROUND(ABS([.C139]-[.F139])*86400))" office:value-type="float" office:value="0" calcext:value-type="float">
            <text:p>0</text:p>
          </table:table-cell>
          <table:table-cell table:formula="of:=IF(OR([.D139]=&quot;&quot;;[.G139]=&quot;&quot;);&quot;&quot;;ROUND(ABS([.D139]-[.G13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time" office:time-value="PT07H24M43S" calcext:value-type="time">
            <text:p>07:24:43</text:p>
          </table:table-cell>
          <table:table-cell office:value-type="time" office:time-value="PT12H17M19S" calcext:value-type="time">
            <text:p>12:17:19</text:p>
          </table:table-cell>
          <table:table-cell office:value-type="time" office:time-value="PT17H09M33S" calcext:value-type="time">
            <text:p>17:09:33</text:p>
          </table:table-cell>
          <table:table-cell office:value-type="time" office:time-value="PT07H24M41S" calcext:value-type="time">
            <text:p>07:24:41</text:p>
          </table:table-cell>
          <table:table-cell office:value-type="time" office:time-value="PT12H17M19S" calcext:value-type="time">
            <text:p>12:17:19</text:p>
          </table:table-cell>
          <table:table-cell office:value-type="time" office:time-value="PT17H09M36S" calcext:value-type="time">
            <text:p>17:09:36</text:p>
          </table:table-cell>
          <table:table-cell table:formula="of:=IF(OR([.B140]=&quot;&quot;;[.E140]=&quot;&quot;);&quot;&quot;;ROUND(ABS([.B140]-[.E140])*86400))" office:value-type="float" office:value="2" calcext:value-type="float">
            <text:p>2</text:p>
          </table:table-cell>
          <table:table-cell table:formula="of:=IF(OR([.C140]=&quot;&quot;;[.F140]=&quot;&quot;);&quot;&quot;;ROUND(ABS([.C140]-[.F140])*86400))" office:value-type="float" office:value="0" calcext:value-type="float">
            <text:p>0</text:p>
          </table:table-cell>
          <table:table-cell table:formula="of:=IF(OR([.D140]=&quot;&quot;;[.G140]=&quot;&quot;);&quot;&quot;;ROUND(ABS([.D140]-[.G14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time" office:time-value="PT07H25M40S" calcext:value-type="time">
            <text:p>07:25:40</text:p>
          </table:table-cell>
          <table:table-cell office:value-type="time" office:time-value="PT12H17M22S" calcext:value-type="time">
            <text:p>12:17:22</text:p>
          </table:table-cell>
          <table:table-cell office:value-type="time" office:time-value="PT17H08M42S" calcext:value-type="time">
            <text:p>17:08:42</text:p>
          </table:table-cell>
          <table:table-cell office:value-type="time" office:time-value="PT07H25M37S" calcext:value-type="time">
            <text:p>07:25:37</text:p>
          </table:table-cell>
          <table:table-cell office:value-type="time" office:time-value="PT12H17M22S" calcext:value-type="time">
            <text:p>12:17:22</text:p>
          </table:table-cell>
          <table:table-cell office:value-type="time" office:time-value="PT17H08M45S" calcext:value-type="time">
            <text:p>17:08:45</text:p>
          </table:table-cell>
          <table:table-cell table:formula="of:=IF(OR([.B141]=&quot;&quot;;[.E141]=&quot;&quot;);&quot;&quot;;ROUND(ABS([.B141]-[.E141])*86400))" office:value-type="float" office:value="3" calcext:value-type="float">
            <text:p>3</text:p>
          </table:table-cell>
          <table:table-cell table:formula="of:=IF(OR([.C141]=&quot;&quot;;[.F141]=&quot;&quot;);&quot;&quot;;ROUND(ABS([.C141]-[.F141])*86400))" office:value-type="float" office:value="0" calcext:value-type="float">
            <text:p>0</text:p>
          </table:table-cell>
          <table:table-cell table:formula="of:=IF(OR([.D141]=&quot;&quot;;[.G141]=&quot;&quot;);&quot;&quot;;ROUND(ABS([.D141]-[.G14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time" office:time-value="PT07H26M36S" calcext:value-type="time">
            <text:p>07:26:36</text:p>
          </table:table-cell>
          <table:table-cell office:value-type="time" office:time-value="PT12H17M25S" calcext:value-type="time">
            <text:p>12:17:25</text:p>
          </table:table-cell>
          <table:table-cell office:value-type="time" office:time-value="PT17H07M53S" calcext:value-type="time">
            <text:p>17:07:53</text:p>
          </table:table-cell>
          <table:table-cell office:value-type="time" office:time-value="PT07H26M33S" calcext:value-type="time">
            <text:p>07:26:33</text:p>
          </table:table-cell>
          <table:table-cell office:value-type="time" office:time-value="PT12H17M25S" calcext:value-type="time">
            <text:p>12:17:25</text:p>
          </table:table-cell>
          <table:table-cell office:value-type="time" office:time-value="PT17H07M56S" calcext:value-type="time">
            <text:p>17:07:56</text:p>
          </table:table-cell>
          <table:table-cell table:formula="of:=IF(OR([.B142]=&quot;&quot;;[.E142]=&quot;&quot;);&quot;&quot;;ROUND(ABS([.B142]-[.E142])*86400))" office:value-type="float" office:value="3" calcext:value-type="float">
            <text:p>3</text:p>
          </table:table-cell>
          <table:table-cell table:formula="of:=IF(OR([.C142]=&quot;&quot;;[.F142]=&quot;&quot;);&quot;&quot;;ROUND(ABS([.C142]-[.F142])*86400))" office:value-type="float" office:value="0" calcext:value-type="float">
            <text:p>0</text:p>
          </table:table-cell>
          <table:table-cell table:formula="of:=IF(OR([.D142]=&quot;&quot;;[.G142]=&quot;&quot;);&quot;&quot;;ROUND(ABS([.D142]-[.G14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time" office:time-value="PT07H27M31S" calcext:value-type="time">
            <text:p>07:27:31</text:p>
          </table:table-cell>
          <table:table-cell office:value-type="time" office:time-value="PT12H17M28S" calcext:value-type="time">
            <text:p>12:17:28</text:p>
          </table:table-cell>
          <table:table-cell office:value-type="time" office:time-value="PT17H07M05S" calcext:value-type="time">
            <text:p>17:07:05</text:p>
          </table:table-cell>
          <table:table-cell office:value-type="time" office:time-value="PT07H27M28S" calcext:value-type="time">
            <text:p>07:27:28</text:p>
          </table:table-cell>
          <table:table-cell office:value-type="time" office:time-value="PT12H17M28S" calcext:value-type="time">
            <text:p>12:17:28</text:p>
          </table:table-cell>
          <table:table-cell office:value-type="time" office:time-value="PT17H07M08S" calcext:value-type="time">
            <text:p>17:07:08</text:p>
          </table:table-cell>
          <table:table-cell table:formula="of:=IF(OR([.B143]=&quot;&quot;;[.E143]=&quot;&quot;);&quot;&quot;;ROUND(ABS([.B143]-[.E143])*86400))" office:value-type="float" office:value="3" calcext:value-type="float">
            <text:p>3</text:p>
          </table:table-cell>
          <table:table-cell table:formula="of:=IF(OR([.C143]=&quot;&quot;;[.F143]=&quot;&quot;);&quot;&quot;;ROUND(ABS([.C143]-[.F143])*86400))" office:value-type="float" office:value="0" calcext:value-type="float">
            <text:p>0</text:p>
          </table:table-cell>
          <table:table-cell table:formula="of:=IF(OR([.D143]=&quot;&quot;;[.G143]=&quot;&quot;);&quot;&quot;;ROUND(ABS([.D143]-[.G14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time" office:time-value="PT07H28M25S" calcext:value-type="time">
            <text:p>07:28:25</text:p>
          </table:table-cell>
          <table:table-cell office:value-type="time" office:time-value="PT12H17M32S" calcext:value-type="time">
            <text:p>12:17:32</text:p>
          </table:table-cell>
          <table:table-cell office:value-type="time" office:time-value="PT17H06M20S" calcext:value-type="time">
            <text:p>17:06:20</text:p>
          </table:table-cell>
          <table:table-cell office:value-type="time" office:time-value="PT07H28M22S" calcext:value-type="time">
            <text:p>07:28:22</text:p>
          </table:table-cell>
          <table:table-cell office:value-type="time" office:time-value="PT12H17M32S" calcext:value-type="time">
            <text:p>12:17:32</text:p>
          </table:table-cell>
          <table:table-cell office:value-type="time" office:time-value="PT17H06M22S" calcext:value-type="time">
            <text:p>17:06:22</text:p>
          </table:table-cell>
          <table:table-cell table:formula="of:=IF(OR([.B144]=&quot;&quot;;[.E144]=&quot;&quot;);&quot;&quot;;ROUND(ABS([.B144]-[.E144])*86400))" office:value-type="float" office:value="3" calcext:value-type="float">
            <text:p>3</text:p>
          </table:table-cell>
          <table:table-cell table:formula="of:=IF(OR([.C144]=&quot;&quot;;[.F144]=&quot;&quot;);&quot;&quot;;ROUND(ABS([.C144]-[.F144])*86400))" office:value-type="float" office:value="0" calcext:value-type="float">
            <text:p>0</text:p>
          </table:table-cell>
          <table:table-cell table:formula="of:=IF(OR([.D144]=&quot;&quot;;[.G144]=&quot;&quot;);&quot;&quot;;ROUND(ABS([.D144]-[.G14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time" office:time-value="PT07H29M19S" calcext:value-type="time">
            <text:p>07:29:19</text:p>
          </table:table-cell>
          <table:table-cell office:value-type="time" office:time-value="PT12H17M37S" calcext:value-type="time">
            <text:p>12:17:37</text:p>
          </table:table-cell>
          <table:table-cell office:value-type="time" office:time-value="PT17H05M36S" calcext:value-type="time">
            <text:p>17:05:36</text:p>
          </table:table-cell>
          <table:table-cell office:value-type="time" office:time-value="PT07H29M16S" calcext:value-type="time">
            <text:p>07:29:16</text:p>
          </table:table-cell>
          <table:table-cell office:value-type="time" office:time-value="PT12H17M37S" calcext:value-type="time">
            <text:p>12:17:37</text:p>
          </table:table-cell>
          <table:table-cell office:value-type="time" office:time-value="PT17H05M39S" calcext:value-type="time">
            <text:p>17:05:39</text:p>
          </table:table-cell>
          <table:table-cell table:formula="of:=IF(OR([.B145]=&quot;&quot;;[.E145]=&quot;&quot;);&quot;&quot;;ROUND(ABS([.B145]-[.E145])*86400))" office:value-type="float" office:value="3" calcext:value-type="float">
            <text:p>3</text:p>
          </table:table-cell>
          <table:table-cell table:formula="of:=IF(OR([.C145]=&quot;&quot;;[.F145]=&quot;&quot;);&quot;&quot;;ROUND(ABS([.C145]-[.F145])*86400))" office:value-type="float" office:value="0" calcext:value-type="float">
            <text:p>0</text:p>
          </table:table-cell>
          <table:table-cell table:formula="of:=IF(OR([.D145]=&quot;&quot;;[.G145]=&quot;&quot;);&quot;&quot;;ROUND(ABS([.D145]-[.G14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time" office:time-value="PT07H30M12S" calcext:value-type="time">
            <text:p>07:30:12</text:p>
          </table:table-cell>
          <table:table-cell office:value-type="time" office:time-value="PT12H17M42S" calcext:value-type="time">
            <text:p>12:17:42</text:p>
          </table:table-cell>
          <table:table-cell office:value-type="time" office:time-value="PT17H04M54S" calcext:value-type="time">
            <text:p>17:04:54</text:p>
          </table:table-cell>
          <table:table-cell office:value-type="time" office:time-value="PT07H30M09S" calcext:value-type="time">
            <text:p>07:30:09</text:p>
          </table:table-cell>
          <table:table-cell office:value-type="time" office:time-value="PT12H17M42S" calcext:value-type="time">
            <text:p>12:17:42</text:p>
          </table:table-cell>
          <table:table-cell office:value-type="time" office:time-value="PT17H04M56S" calcext:value-type="time">
            <text:p>17:04:56</text:p>
          </table:table-cell>
          <table:table-cell table:formula="of:=IF(OR([.B146]=&quot;&quot;;[.E146]=&quot;&quot;);&quot;&quot;;ROUND(ABS([.B146]-[.E146])*86400))" office:value-type="float" office:value="3" calcext:value-type="float">
            <text:p>3</text:p>
          </table:table-cell>
          <table:table-cell table:formula="of:=IF(OR([.C146]=&quot;&quot;;[.F146]=&quot;&quot;);&quot;&quot;;ROUND(ABS([.C146]-[.F146])*86400))" office:value-type="float" office:value="0" calcext:value-type="float">
            <text:p>0</text:p>
          </table:table-cell>
          <table:table-cell table:formula="of:=IF(OR([.D146]=&quot;&quot;;[.G146]=&quot;&quot;);&quot;&quot;;ROUND(ABS([.D146]-[.G14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time" office:time-value="PT07H31M04S" calcext:value-type="time">
            <text:p>07:31:04</text:p>
          </table:table-cell>
          <table:table-cell office:value-type="time" office:time-value="PT12H17M48S" calcext:value-type="time">
            <text:p>12:17:48</text:p>
          </table:table-cell>
          <table:table-cell office:value-type="time" office:time-value="PT17H04M13S" calcext:value-type="time">
            <text:p>17:04:13</text:p>
          </table:table-cell>
          <table:table-cell office:value-type="time" office:time-value="PT07H31M01S" calcext:value-type="time">
            <text:p>07:31:01</text:p>
          </table:table-cell>
          <table:table-cell office:value-type="time" office:time-value="PT12H17M48S" calcext:value-type="time">
            <text:p>12:17:48</text:p>
          </table:table-cell>
          <table:table-cell office:value-type="time" office:time-value="PT17H04M16S" calcext:value-type="time">
            <text:p>17:04:16</text:p>
          </table:table-cell>
          <table:table-cell table:formula="of:=IF(OR([.B147]=&quot;&quot;;[.E147]=&quot;&quot;);&quot;&quot;;ROUND(ABS([.B147]-[.E147])*86400))" office:value-type="float" office:value="3" calcext:value-type="float">
            <text:p>3</text:p>
          </table:table-cell>
          <table:table-cell table:formula="of:=IF(OR([.C147]=&quot;&quot;;[.F147]=&quot;&quot;);&quot;&quot;;ROUND(ABS([.C147]-[.F147])*86400))" office:value-type="float" office:value="0" calcext:value-type="float">
            <text:p>0</text:p>
          </table:table-cell>
          <table:table-cell table:formula="of:=IF(OR([.D147]=&quot;&quot;;[.G147]=&quot;&quot;);&quot;&quot;;ROUND(ABS([.D147]-[.G14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time" office:time-value="PT07H31M55S" calcext:value-type="time">
            <text:p>07:31:55</text:p>
          </table:table-cell>
          <table:table-cell office:value-type="time" office:time-value="PT12H17M54S" calcext:value-type="time">
            <text:p>12:17:54</text:p>
          </table:table-cell>
          <table:table-cell office:value-type="time" office:time-value="PT17H03M35S" calcext:value-type="time">
            <text:p>17:03:35</text:p>
          </table:table-cell>
          <table:table-cell office:value-type="time" office:time-value="PT07H31M52S" calcext:value-type="time">
            <text:p>07:31:52</text:p>
          </table:table-cell>
          <table:table-cell office:value-type="time" office:time-value="PT12H17M54S" calcext:value-type="time">
            <text:p>12:17:54</text:p>
          </table:table-cell>
          <table:table-cell office:value-type="time" office:time-value="PT17H03M38S" calcext:value-type="time">
            <text:p>17:03:38</text:p>
          </table:table-cell>
          <table:table-cell table:formula="of:=IF(OR([.B148]=&quot;&quot;;[.E148]=&quot;&quot;);&quot;&quot;;ROUND(ABS([.B148]-[.E148])*86400))" office:value-type="float" office:value="3" calcext:value-type="float">
            <text:p>3</text:p>
          </table:table-cell>
          <table:table-cell table:formula="of:=IF(OR([.C148]=&quot;&quot;;[.F148]=&quot;&quot;);&quot;&quot;;ROUND(ABS([.C148]-[.F148])*86400))" office:value-type="float" office:value="0" calcext:value-type="float">
            <text:p>0</text:p>
          </table:table-cell>
          <table:table-cell table:formula="of:=IF(OR([.D148]=&quot;&quot;;[.G148]=&quot;&quot;);&quot;&quot;;ROUND(ABS([.D148]-[.G14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time" office:time-value="PT07H32M46S" calcext:value-type="time">
            <text:p>07:32:46</text:p>
          </table:table-cell>
          <table:table-cell office:value-type="time" office:time-value="PT12H18M01S" calcext:value-type="time">
            <text:p>12:18:01</text:p>
          </table:table-cell>
          <table:table-cell office:value-type="time" office:time-value="PT17H02M59S" calcext:value-type="time">
            <text:p>17:02:59</text:p>
          </table:table-cell>
          <table:table-cell office:value-type="time" office:time-value="PT07H32M43S" calcext:value-type="time">
            <text:p>07:32:43</text:p>
          </table:table-cell>
          <table:table-cell office:value-type="time" office:time-value="PT12H18M01S" calcext:value-type="time">
            <text:p>12:18:01</text:p>
          </table:table-cell>
          <table:table-cell office:value-type="time" office:time-value="PT17H03M01S" calcext:value-type="time">
            <text:p>17:03:01</text:p>
          </table:table-cell>
          <table:table-cell table:formula="of:=IF(OR([.B149]=&quot;&quot;;[.E149]=&quot;&quot;);&quot;&quot;;ROUND(ABS([.B149]-[.E149])*86400))" office:value-type="float" office:value="3" calcext:value-type="float">
            <text:p>3</text:p>
          </table:table-cell>
          <table:table-cell table:formula="of:=IF(OR([.C149]=&quot;&quot;;[.F149]=&quot;&quot;);&quot;&quot;;ROUND(ABS([.C149]-[.F149])*86400))" office:value-type="float" office:value="0" calcext:value-type="float">
            <text:p>0</text:p>
          </table:table-cell>
          <table:table-cell table:formula="of:=IF(OR([.D149]=&quot;&quot;;[.G149]=&quot;&quot;);&quot;&quot;;ROUND(ABS([.D149]-[.G14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time" office:time-value="PT07H33M35S" calcext:value-type="time">
            <text:p>07:33:35</text:p>
          </table:table-cell>
          <table:table-cell office:value-type="time" office:time-value="PT12H18M08S" calcext:value-type="time">
            <text:p>12:18:08</text:p>
          </table:table-cell>
          <table:table-cell office:value-type="time" office:time-value="PT17H02M24S" calcext:value-type="time">
            <text:p>17:02:24</text:p>
          </table:table-cell>
          <table:table-cell office:value-type="time" office:time-value="PT07H33M32S" calcext:value-type="time">
            <text:p>07:33:32</text:p>
          </table:table-cell>
          <table:table-cell office:value-type="time" office:time-value="PT12H18M08S" calcext:value-type="time">
            <text:p>12:18:08</text:p>
          </table:table-cell>
          <table:table-cell office:value-type="time" office:time-value="PT17H02M27S" calcext:value-type="time">
            <text:p>17:02:27</text:p>
          </table:table-cell>
          <table:table-cell table:formula="of:=IF(OR([.B150]=&quot;&quot;;[.E150]=&quot;&quot;);&quot;&quot;;ROUND(ABS([.B150]-[.E150])*86400))" office:value-type="float" office:value="3" calcext:value-type="float">
            <text:p>3</text:p>
          </table:table-cell>
          <table:table-cell table:formula="of:=IF(OR([.C150]=&quot;&quot;;[.F150]=&quot;&quot;);&quot;&quot;;ROUND(ABS([.C150]-[.F150])*86400))" office:value-type="float" office:value="0" calcext:value-type="float">
            <text:p>0</text:p>
          </table:table-cell>
          <table:table-cell table:formula="of:=IF(OR([.D150]=&quot;&quot;;[.G150]=&quot;&quot;);&quot;&quot;;ROUND(ABS([.D150]-[.G15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time" office:time-value="PT07H34M24S" calcext:value-type="time">
            <text:p>07:34:24</text:p>
          </table:table-cell>
          <table:table-cell office:value-type="time" office:time-value="PT12H18M15S" calcext:value-type="time">
            <text:p>12:18:15</text:p>
          </table:table-cell>
          <table:table-cell office:value-type="time" office:time-value="PT17H01M51S" calcext:value-type="time">
            <text:p>17:01:51</text:p>
          </table:table-cell>
          <table:table-cell office:value-type="time" office:time-value="PT07H34M21S" calcext:value-type="time">
            <text:p>07:34:21</text:p>
          </table:table-cell>
          <table:table-cell office:value-type="time" office:time-value="PT12H18M15S" calcext:value-type="time">
            <text:p>12:18:15</text:p>
          </table:table-cell>
          <table:table-cell office:value-type="time" office:time-value="PT17H01M54S" calcext:value-type="time">
            <text:p>17:01:54</text:p>
          </table:table-cell>
          <table:table-cell table:formula="of:=IF(OR([.B151]=&quot;&quot;;[.E151]=&quot;&quot;);&quot;&quot;;ROUND(ABS([.B151]-[.E151])*86400))" office:value-type="float" office:value="3" calcext:value-type="float">
            <text:p>3</text:p>
          </table:table-cell>
          <table:table-cell table:formula="of:=IF(OR([.C151]=&quot;&quot;;[.F151]=&quot;&quot;);&quot;&quot;;ROUND(ABS([.C151]-[.F151])*86400))" office:value-type="float" office:value="0" calcext:value-type="float">
            <text:p>0</text:p>
          </table:table-cell>
          <table:table-cell table:formula="of:=IF(OR([.D151]=&quot;&quot;;[.G151]=&quot;&quot;);&quot;&quot;;ROUND(ABS([.D151]-[.G15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time" office:time-value="PT07H35M12S" calcext:value-type="time">
            <text:p>07:35:12</text:p>
          </table:table-cell>
          <table:table-cell office:value-type="time" office:time-value="PT12H18M23S" calcext:value-type="time">
            <text:p>12:18:23</text:p>
          </table:table-cell>
          <table:table-cell office:value-type="time" office:time-value="PT17H01M21S" calcext:value-type="time">
            <text:p>17:01:21</text:p>
          </table:table-cell>
          <table:table-cell office:value-type="time" office:time-value="PT07H35M08S" calcext:value-type="time">
            <text:p>07:35:08</text:p>
          </table:table-cell>
          <table:table-cell office:value-type="time" office:time-value="PT12H18M24S" calcext:value-type="time">
            <text:p>12:18:24</text:p>
          </table:table-cell>
          <table:table-cell office:value-type="time" office:time-value="PT17H01M24S" calcext:value-type="time">
            <text:p>17:01:24</text:p>
          </table:table-cell>
          <table:table-cell table:formula="of:=IF(OR([.B152]=&quot;&quot;;[.E152]=&quot;&quot;);&quot;&quot;;ROUND(ABS([.B152]-[.E152])*86400))" office:value-type="float" office:value="4" calcext:value-type="float">
            <text:p>4</text:p>
          </table:table-cell>
          <table:table-cell table:formula="of:=IF(OR([.C152]=&quot;&quot;;[.F152]=&quot;&quot;);&quot;&quot;;ROUND(ABS([.C152]-[.F152])*86400))" office:value-type="float" office:value="1" calcext:value-type="float">
            <text:p>1</text:p>
          </table:table-cell>
          <table:table-cell table:formula="of:=IF(OR([.D152]=&quot;&quot;;[.G152]=&quot;&quot;);&quot;&quot;;ROUND(ABS([.D152]-[.G15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time" office:time-value="PT07H35M58S" calcext:value-type="time">
            <text:p>07:35:58</text:p>
          </table:table-cell>
          <table:table-cell office:value-type="time" office:time-value="PT12H18M32S" calcext:value-type="time">
            <text:p>12:18:32</text:p>
          </table:table-cell>
          <table:table-cell office:value-type="time" office:time-value="PT17H00M52S" calcext:value-type="time">
            <text:p>17:00:52</text:p>
          </table:table-cell>
          <table:table-cell office:value-type="time" office:time-value="PT07H35M55S" calcext:value-type="time">
            <text:p>07:35:55</text:p>
          </table:table-cell>
          <table:table-cell office:value-type="time" office:time-value="PT12H18M32S" calcext:value-type="time">
            <text:p>12:18:32</text:p>
          </table:table-cell>
          <table:table-cell office:value-type="time" office:time-value="PT17H00M55S" calcext:value-type="time">
            <text:p>17:00:55</text:p>
          </table:table-cell>
          <table:table-cell table:formula="of:=IF(OR([.B153]=&quot;&quot;;[.E153]=&quot;&quot;);&quot;&quot;;ROUND(ABS([.B153]-[.E153])*86400))" office:value-type="float" office:value="3" calcext:value-type="float">
            <text:p>3</text:p>
          </table:table-cell>
          <table:table-cell table:formula="of:=IF(OR([.C153]=&quot;&quot;;[.F153]=&quot;&quot;);&quot;&quot;;ROUND(ABS([.C153]-[.F153])*86400))" office:value-type="float" office:value="0" calcext:value-type="float">
            <text:p>0</text:p>
          </table:table-cell>
          <table:table-cell table:formula="of:=IF(OR([.D153]=&quot;&quot;;[.G153]=&quot;&quot;);&quot;&quot;;ROUND(ABS([.D153]-[.G15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time" office:time-value="PT07H36M43S" calcext:value-type="time">
            <text:p>07:36:43</text:p>
          </table:table-cell>
          <table:table-cell office:value-type="time" office:time-value="PT12H18M41S" calcext:value-type="time">
            <text:p>12:18:41</text:p>
          </table:table-cell>
          <table:table-cell office:value-type="time" office:time-value="PT17H00M25S" calcext:value-type="time">
            <text:p>17:00:25</text:p>
          </table:table-cell>
          <table:table-cell office:value-type="time" office:time-value="PT07H36M40S" calcext:value-type="time">
            <text:p>07:36:40</text:p>
          </table:table-cell>
          <table:table-cell office:value-type="time" office:time-value="PT12H18M41S" calcext:value-type="time">
            <text:p>12:18:41</text:p>
          </table:table-cell>
          <table:table-cell office:value-type="time" office:time-value="PT17H00M28S" calcext:value-type="time">
            <text:p>17:00:28</text:p>
          </table:table-cell>
          <table:table-cell table:formula="of:=IF(OR([.B154]=&quot;&quot;;[.E154]=&quot;&quot;);&quot;&quot;;ROUND(ABS([.B154]-[.E154])*86400))" office:value-type="float" office:value="3" calcext:value-type="float">
            <text:p>3</text:p>
          </table:table-cell>
          <table:table-cell table:formula="of:=IF(OR([.C154]=&quot;&quot;;[.F154]=&quot;&quot;);&quot;&quot;;ROUND(ABS([.C154]-[.F154])*86400))" office:value-type="float" office:value="0" calcext:value-type="float">
            <text:p>0</text:p>
          </table:table-cell>
          <table:table-cell table:formula="of:=IF(OR([.D154]=&quot;&quot;;[.G154]=&quot;&quot;);&quot;&quot;;ROUND(ABS([.D154]-[.G15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time" office:time-value="PT07H37M28S" calcext:value-type="time">
            <text:p>07:37:28</text:p>
          </table:table-cell>
          <table:table-cell office:value-type="time" office:time-value="PT12H18M50S" calcext:value-type="time">
            <text:p>12:18:50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07H37M25S" calcext:value-type="time">
            <text:p>07:37:25</text:p>
          </table:table-cell>
          <table:table-cell office:value-type="time" office:time-value="PT12H18M50S" calcext:value-type="time">
            <text:p>12:18:50</text:p>
          </table:table-cell>
          <table:table-cell office:value-type="time" office:time-value="PT17H00M03S" calcext:value-type="time">
            <text:p>17:00:03</text:p>
          </table:table-cell>
          <table:table-cell table:formula="of:=IF(OR([.B155]=&quot;&quot;;[.E155]=&quot;&quot;);&quot;&quot;;ROUND(ABS([.B155]-[.E155])*86400))" office:value-type="float" office:value="3" calcext:value-type="float">
            <text:p>3</text:p>
          </table:table-cell>
          <table:table-cell table:formula="of:=IF(OR([.C155]=&quot;&quot;;[.F155]=&quot;&quot;);&quot;&quot;;ROUND(ABS([.C155]-[.F155])*86400))" office:value-type="float" office:value="0" calcext:value-type="float">
            <text:p>0</text:p>
          </table:table-cell>
          <table:table-cell table:formula="of:=IF(OR([.D155]=&quot;&quot;;[.G155]=&quot;&quot;);&quot;&quot;;ROUND(ABS([.D155]-[.G15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time" office:time-value="PT07H38M11S" calcext:value-type="time">
            <text:p>07:38:11</text:p>
          </table:table-cell>
          <table:table-cell office:value-type="time" office:time-value="PT12H19M00S" calcext:value-type="time">
            <text:p>12:19:00</text:p>
          </table:table-cell>
          <table:table-cell office:value-type="time" office:time-value="PT16H59M37S" calcext:value-type="time">
            <text:p>16:59:37</text:p>
          </table:table-cell>
          <table:table-cell office:value-type="time" office:time-value="PT07H38M08S" calcext:value-type="time">
            <text:p>07:38:08</text:p>
          </table:table-cell>
          <table:table-cell office:value-type="time" office:time-value="PT12H19M00S" calcext:value-type="time">
            <text:p>12:19:00</text:p>
          </table:table-cell>
          <table:table-cell office:value-type="time" office:time-value="PT16H59M40S" calcext:value-type="time">
            <text:p>16:59:40</text:p>
          </table:table-cell>
          <table:table-cell table:formula="of:=IF(OR([.B156]=&quot;&quot;;[.E156]=&quot;&quot;);&quot;&quot;;ROUND(ABS([.B156]-[.E156])*86400))" office:value-type="float" office:value="3" calcext:value-type="float">
            <text:p>3</text:p>
          </table:table-cell>
          <table:table-cell table:formula="of:=IF(OR([.C156]=&quot;&quot;;[.F156]=&quot;&quot;);&quot;&quot;;ROUND(ABS([.C156]-[.F156])*86400))" office:value-type="float" office:value="0" calcext:value-type="float">
            <text:p>0</text:p>
          </table:table-cell>
          <table:table-cell table:formula="of:=IF(OR([.D156]=&quot;&quot;;[.G156]=&quot;&quot;);&quot;&quot;;ROUND(ABS([.D156]-[.G15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time" office:time-value="PT07H38M53S" calcext:value-type="time">
            <text:p>07:38:53</text:p>
          </table:table-cell>
          <table:table-cell office:value-type="time" office:time-value="PT12H19M10S" calcext:value-type="time">
            <text:p>12:19:10</text:p>
          </table:table-cell>
          <table:table-cell office:value-type="time" office:time-value="PT16H59M16S" calcext:value-type="time">
            <text:p>16:59:16</text:p>
          </table:table-cell>
          <table:table-cell office:value-type="time" office:time-value="PT07H38M49S" calcext:value-type="time">
            <text:p>07:38:49</text:p>
          </table:table-cell>
          <table:table-cell office:value-type="time" office:time-value="PT12H19M10S" calcext:value-type="time">
            <text:p>12:19:10</text:p>
          </table:table-cell>
          <table:table-cell office:value-type="time" office:time-value="PT16H59M19S" calcext:value-type="time">
            <text:p>16:59:19</text:p>
          </table:table-cell>
          <table:table-cell table:formula="of:=IF(OR([.B157]=&quot;&quot;;[.E157]=&quot;&quot;);&quot;&quot;;ROUND(ABS([.B157]-[.E157])*86400))" office:value-type="float" office:value="4" calcext:value-type="float">
            <text:p>4</text:p>
          </table:table-cell>
          <table:table-cell table:formula="of:=IF(OR([.C157]=&quot;&quot;;[.F157]=&quot;&quot;);&quot;&quot;;ROUND(ABS([.C157]-[.F157])*86400))" office:value-type="float" office:value="0" calcext:value-type="float">
            <text:p>0</text:p>
          </table:table-cell>
          <table:table-cell table:formula="of:=IF(OR([.D157]=&quot;&quot;;[.G157]=&quot;&quot;);&quot;&quot;;ROUND(ABS([.D157]-[.G15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time" office:time-value="PT07H39M33S" calcext:value-type="time">
            <text:p>07:39:33</text:p>
          </table:table-cell>
          <table:table-cell office:value-type="time" office:time-value="PT12H19M21S" calcext:value-type="time">
            <text:p>12:19:21</text:p>
          </table:table-cell>
          <table:table-cell office:value-type="time" office:time-value="PT16H58M57S" calcext:value-type="time">
            <text:p>16:58:57</text:p>
          </table:table-cell>
          <table:table-cell office:value-type="time" office:time-value="PT07H39M30S" calcext:value-type="time">
            <text:p>07:39:30</text:p>
          </table:table-cell>
          <table:table-cell office:value-type="time" office:time-value="PT12H19M21S" calcext:value-type="time">
            <text:p>12:19:21</text:p>
          </table:table-cell>
          <table:table-cell office:value-type="time" office:time-value="PT16H59M00S" calcext:value-type="time">
            <text:p>16:59:00</text:p>
          </table:table-cell>
          <table:table-cell table:formula="of:=IF(OR([.B158]=&quot;&quot;;[.E158]=&quot;&quot;);&quot;&quot;;ROUND(ABS([.B158]-[.E158])*86400))" office:value-type="float" office:value="3" calcext:value-type="float">
            <text:p>3</text:p>
          </table:table-cell>
          <table:table-cell table:formula="of:=IF(OR([.C158]=&quot;&quot;;[.F158]=&quot;&quot;);&quot;&quot;;ROUND(ABS([.C158]-[.F158])*86400))" office:value-type="float" office:value="0" calcext:value-type="float">
            <text:p>0</text:p>
          </table:table-cell>
          <table:table-cell table:formula="of:=IF(OR([.D158]=&quot;&quot;;[.G158]=&quot;&quot;);&quot;&quot;;ROUND(ABS([.D158]-[.G15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time" office:time-value="PT07H40M12S" calcext:value-type="time">
            <text:p>07:40:12</text:p>
          </table:table-cell>
          <table:table-cell office:value-type="time" office:time-value="PT12H19M31S" calcext:value-type="time">
            <text:p>12:19:31</text:p>
          </table:table-cell>
          <table:table-cell office:value-type="time" office:time-value="PT16H58M40S" calcext:value-type="time">
            <text:p>16:58:40</text:p>
          </table:table-cell>
          <table:table-cell office:value-type="time" office:time-value="PT07H40M09S" calcext:value-type="time">
            <text:p>07:40:09</text:p>
          </table:table-cell>
          <table:table-cell office:value-type="time" office:time-value="PT12H19M31S" calcext:value-type="time">
            <text:p>12:19:31</text:p>
          </table:table-cell>
          <table:table-cell office:value-type="time" office:time-value="PT16H58M43S" calcext:value-type="time">
            <text:p>16:58:43</text:p>
          </table:table-cell>
          <table:table-cell table:formula="of:=IF(OR([.B159]=&quot;&quot;;[.E159]=&quot;&quot;);&quot;&quot;;ROUND(ABS([.B159]-[.E159])*86400))" office:value-type="float" office:value="3" calcext:value-type="float">
            <text:p>3</text:p>
          </table:table-cell>
          <table:table-cell table:formula="of:=IF(OR([.C159]=&quot;&quot;;[.F159]=&quot;&quot;);&quot;&quot;;ROUND(ABS([.C159]-[.F159])*86400))" office:value-type="float" office:value="0" calcext:value-type="float">
            <text:p>0</text:p>
          </table:table-cell>
          <table:table-cell table:formula="of:=IF(OR([.D159]=&quot;&quot;;[.G159]=&quot;&quot;);&quot;&quot;;ROUND(ABS([.D159]-[.G15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time" office:time-value="PT07H40M50S" calcext:value-type="time">
            <text:p>07:40:50</text:p>
          </table:table-cell>
          <table:table-cell office:value-type="time" office:time-value="PT12H19M42S" calcext:value-type="time">
            <text:p>12:19:42</text:p>
          </table:table-cell>
          <table:table-cell office:value-type="time" office:time-value="PT16H58M25S" calcext:value-type="time">
            <text:p>16:58:25</text:p>
          </table:table-cell>
          <table:table-cell office:value-type="time" office:time-value="PT07H40M47S" calcext:value-type="time">
            <text:p>07:40:47</text:p>
          </table:table-cell>
          <table:table-cell office:value-type="time" office:time-value="PT12H19M42S" calcext:value-type="time">
            <text:p>12:19:42</text:p>
          </table:table-cell>
          <table:table-cell office:value-type="time" office:time-value="PT16H58M28S" calcext:value-type="time">
            <text:p>16:58:28</text:p>
          </table:table-cell>
          <table:table-cell table:formula="of:=IF(OR([.B160]=&quot;&quot;;[.E160]=&quot;&quot;);&quot;&quot;;ROUND(ABS([.B160]-[.E160])*86400))" office:value-type="float" office:value="3" calcext:value-type="float">
            <text:p>3</text:p>
          </table:table-cell>
          <table:table-cell table:formula="of:=IF(OR([.C160]=&quot;&quot;;[.F160]=&quot;&quot;);&quot;&quot;;ROUND(ABS([.C160]-[.F160])*86400))" office:value-type="float" office:value="0" calcext:value-type="float">
            <text:p>0</text:p>
          </table:table-cell>
          <table:table-cell table:formula="of:=IF(OR([.D160]=&quot;&quot;;[.G160]=&quot;&quot;);&quot;&quot;;ROUND(ABS([.D160]-[.G16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time" office:time-value="PT07H41M26S" calcext:value-type="time">
            <text:p>07:41:26</text:p>
          </table:table-cell>
          <table:table-cell office:value-type="time" office:time-value="PT12H19M54S" calcext:value-type="time">
            <text:p>12:19:54</text:p>
          </table:table-cell>
          <table:table-cell office:value-type="time" office:time-value="PT16H58M12S" calcext:value-type="time">
            <text:p>16:58:12</text:p>
          </table:table-cell>
          <table:table-cell office:value-type="time" office:time-value="PT07H41M23S" calcext:value-type="time">
            <text:p>07:41:23</text:p>
          </table:table-cell>
          <table:table-cell office:value-type="time" office:time-value="PT12H19M54S" calcext:value-type="time">
            <text:p>12:19:54</text:p>
          </table:table-cell>
          <table:table-cell office:value-type="time" office:time-value="PT16H58M15S" calcext:value-type="time">
            <text:p>16:58:15</text:p>
          </table:table-cell>
          <table:table-cell table:formula="of:=IF(OR([.B161]=&quot;&quot;;[.E161]=&quot;&quot;);&quot;&quot;;ROUND(ABS([.B161]-[.E161])*86400))" office:value-type="float" office:value="3" calcext:value-type="float">
            <text:p>3</text:p>
          </table:table-cell>
          <table:table-cell table:formula="of:=IF(OR([.C161]=&quot;&quot;;[.F161]=&quot;&quot;);&quot;&quot;;ROUND(ABS([.C161]-[.F161])*86400))" office:value-type="float" office:value="0" calcext:value-type="float">
            <text:p>0</text:p>
          </table:table-cell>
          <table:table-cell table:formula="of:=IF(OR([.D161]=&quot;&quot;;[.G161]=&quot;&quot;);&quot;&quot;;ROUND(ABS([.D161]-[.G16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time" office:time-value="PT07H42M01S" calcext:value-type="time">
            <text:p>07:42:01</text:p>
          </table:table-cell>
          <table:table-cell office:value-type="time" office:time-value="PT12H20M05S" calcext:value-type="time">
            <text:p>12:20:05</text:p>
          </table:table-cell>
          <table:table-cell office:value-type="time" office:time-value="PT16H58M00S" calcext:value-type="time">
            <text:p>16:58:00</text:p>
          </table:table-cell>
          <table:table-cell office:value-type="time" office:time-value="PT07H41M58S" calcext:value-type="time">
            <text:p>07:41:58</text:p>
          </table:table-cell>
          <table:table-cell office:value-type="time" office:time-value="PT12H20M05S" calcext:value-type="time">
            <text:p>12:20:05</text:p>
          </table:table-cell>
          <table:table-cell office:value-type="time" office:time-value="PT16H58M04S" calcext:value-type="time">
            <text:p>16:58:04</text:p>
          </table:table-cell>
          <table:table-cell table:formula="of:=IF(OR([.B162]=&quot;&quot;;[.E162]=&quot;&quot;);&quot;&quot;;ROUND(ABS([.B162]-[.E162])*86400))" office:value-type="float" office:value="3" calcext:value-type="float">
            <text:p>3</text:p>
          </table:table-cell>
          <table:table-cell table:formula="of:=IF(OR([.C162]=&quot;&quot;;[.F162]=&quot;&quot;);&quot;&quot;;ROUND(ABS([.C162]-[.F162])*86400))" office:value-type="float" office:value="0" calcext:value-type="float">
            <text:p>0</text:p>
          </table:table-cell>
          <table:table-cell table:formula="of:=IF(OR([.D162]=&quot;&quot;;[.G162]=&quot;&quot;);&quot;&quot;;ROUND(ABS([.D162]-[.G162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time" office:time-value="PT07H42M35S" calcext:value-type="time">
            <text:p>07:42:35</text:p>
          </table:table-cell>
          <table:table-cell office:value-type="time" office:time-value="PT12H20M17S" calcext:value-type="time">
            <text:p>12:20:17</text:p>
          </table:table-cell>
          <table:table-cell office:value-type="time" office:time-value="PT16H57M51S" calcext:value-type="time">
            <text:p>16:57:51</text:p>
          </table:table-cell>
          <table:table-cell office:value-type="time" office:time-value="PT07H42M32S" calcext:value-type="time">
            <text:p>07:42:32</text:p>
          </table:table-cell>
          <table:table-cell office:value-type="time" office:time-value="PT12H20M17S" calcext:value-type="time">
            <text:p>12:20:17</text:p>
          </table:table-cell>
          <table:table-cell office:value-type="time" office:time-value="PT16H57M54S" calcext:value-type="time">
            <text:p>16:57:54</text:p>
          </table:table-cell>
          <table:table-cell table:formula="of:=IF(OR([.B163]=&quot;&quot;;[.E163]=&quot;&quot;);&quot;&quot;;ROUND(ABS([.B163]-[.E163])*86400))" office:value-type="float" office:value="3" calcext:value-type="float">
            <text:p>3</text:p>
          </table:table-cell>
          <table:table-cell table:formula="of:=IF(OR([.C163]=&quot;&quot;;[.F163]=&quot;&quot;);&quot;&quot;;ROUND(ABS([.C163]-[.F163])*86400))" office:value-type="float" office:value="0" calcext:value-type="float">
            <text:p>0</text:p>
          </table:table-cell>
          <table:table-cell table:formula="of:=IF(OR([.D163]=&quot;&quot;;[.G163]=&quot;&quot;);&quot;&quot;;ROUND(ABS([.D163]-[.G16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time" office:time-value="PT07H43M07S" calcext:value-type="time">
            <text:p>07:43:07</text:p>
          </table:table-cell>
          <table:table-cell office:value-type="time" office:time-value="PT12H20M29S" calcext:value-type="time">
            <text:p>12:20:29</text:p>
          </table:table-cell>
          <table:table-cell office:value-type="time" office:time-value="PT16H57M44S" calcext:value-type="time">
            <text:p>16:57:44</text:p>
          </table:table-cell>
          <table:table-cell office:value-type="time" office:time-value="PT07H43M03S" calcext:value-type="time">
            <text:p>07:43:03</text:p>
          </table:table-cell>
          <table:table-cell office:value-type="time" office:time-value="PT12H20M29S" calcext:value-type="time">
            <text:p>12:20:29</text:p>
          </table:table-cell>
          <table:table-cell office:value-type="time" office:time-value="PT16H57M47S" calcext:value-type="time">
            <text:p>16:57:47</text:p>
          </table:table-cell>
          <table:table-cell table:formula="of:=IF(OR([.B164]=&quot;&quot;;[.E164]=&quot;&quot;);&quot;&quot;;ROUND(ABS([.B164]-[.E164])*86400))" office:value-type="float" office:value="4" calcext:value-type="float">
            <text:p>4</text:p>
          </table:table-cell>
          <table:table-cell table:formula="of:=IF(OR([.C164]=&quot;&quot;;[.F164]=&quot;&quot;);&quot;&quot;;ROUND(ABS([.C164]-[.F164])*86400))" office:value-type="float" office:value="0" calcext:value-type="float">
            <text:p>0</text:p>
          </table:table-cell>
          <table:table-cell table:formula="of:=IF(OR([.D164]=&quot;&quot;;[.G164]=&quot;&quot;);&quot;&quot;;ROUND(ABS([.D164]-[.G16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time" office:time-value="PT07H43M37S" calcext:value-type="time">
            <text:p>07:43:37</text:p>
          </table:table-cell>
          <table:table-cell office:value-type="time" office:time-value="PT12H20M41S" calcext:value-type="time">
            <text:p>12:20:41</text:p>
          </table:table-cell>
          <table:table-cell office:value-type="time" office:time-value="PT16H57M39S" calcext:value-type="time">
            <text:p>16:57:39</text:p>
          </table:table-cell>
          <table:table-cell office:value-type="time" office:time-value="PT07H43M34S" calcext:value-type="time">
            <text:p>07:43:34</text:p>
          </table:table-cell>
          <table:table-cell office:value-type="time" office:time-value="PT12H20M41S" calcext:value-type="time">
            <text:p>12:20:41</text:p>
          </table:table-cell>
          <table:table-cell office:value-type="time" office:time-value="PT16H57M42S" calcext:value-type="time">
            <text:p>16:57:42</text:p>
          </table:table-cell>
          <table:table-cell table:formula="of:=IF(OR([.B165]=&quot;&quot;;[.E165]=&quot;&quot;);&quot;&quot;;ROUND(ABS([.B165]-[.E165])*86400))" office:value-type="float" office:value="3" calcext:value-type="float">
            <text:p>3</text:p>
          </table:table-cell>
          <table:table-cell table:formula="of:=IF(OR([.C165]=&quot;&quot;;[.F165]=&quot;&quot;);&quot;&quot;;ROUND(ABS([.C165]-[.F165])*86400))" office:value-type="float" office:value="0" calcext:value-type="float">
            <text:p>0</text:p>
          </table:table-cell>
          <table:table-cell table:formula="of:=IF(OR([.D165]=&quot;&quot;;[.G165]=&quot;&quot;);&quot;&quot;;ROUND(ABS([.D165]-[.G16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time" office:time-value="PT07H44M06S" calcext:value-type="time">
            <text:p>07:44:06</text:p>
          </table:table-cell>
          <table:table-cell office:value-type="time" office:time-value="PT12H20M53S" calcext:value-type="time">
            <text:p>12:20:53</text:p>
          </table:table-cell>
          <table:table-cell office:value-type="time" office:time-value="PT16H57M35S" calcext:value-type="time">
            <text:p>16:57:35</text:p>
          </table:table-cell>
          <table:table-cell office:value-type="time" office:time-value="PT07H44M03S" calcext:value-type="time">
            <text:p>07:44:03</text:p>
          </table:table-cell>
          <table:table-cell office:value-type="time" office:time-value="PT12H20M53S" calcext:value-type="time">
            <text:p>12:20:53</text:p>
          </table:table-cell>
          <table:table-cell office:value-type="time" office:time-value="PT16H57M39S" calcext:value-type="time">
            <text:p>16:57:39</text:p>
          </table:table-cell>
          <table:table-cell table:formula="of:=IF(OR([.B166]=&quot;&quot;;[.E166]=&quot;&quot;);&quot;&quot;;ROUND(ABS([.B166]-[.E166])*86400))" office:value-type="float" office:value="3" calcext:value-type="float">
            <text:p>3</text:p>
          </table:table-cell>
          <table:table-cell table:formula="of:=IF(OR([.C166]=&quot;&quot;;[.F166]=&quot;&quot;);&quot;&quot;;ROUND(ABS([.C166]-[.F166])*86400))" office:value-type="float" office:value="0" calcext:value-type="float">
            <text:p>0</text:p>
          </table:table-cell>
          <table:table-cell table:formula="of:=IF(OR([.D166]=&quot;&quot;;[.G166]=&quot;&quot;);&quot;&quot;;ROUND(ABS([.D166]-[.G166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time" office:time-value="PT07H44M33S" calcext:value-type="time">
            <text:p>07:44:33</text:p>
          </table:table-cell>
          <table:table-cell office:value-type="time" office:time-value="PT12H21M06S" calcext:value-type="time">
            <text:p>12:21:06</text:p>
          </table:table-cell>
          <table:table-cell office:value-type="time" office:time-value="PT16H57M34S" calcext:value-type="time">
            <text:p>16:57:34</text:p>
          </table:table-cell>
          <table:table-cell office:value-type="time" office:time-value="PT07H44M30S" calcext:value-type="time">
            <text:p>07:44:30</text:p>
          </table:table-cell>
          <table:table-cell office:value-type="time" office:time-value="PT12H21M06S" calcext:value-type="time">
            <text:p>12:21:06</text:p>
          </table:table-cell>
          <table:table-cell office:value-type="time" office:time-value="PT16H57M37S" calcext:value-type="time">
            <text:p>16:57:37</text:p>
          </table:table-cell>
          <table:table-cell table:formula="of:=IF(OR([.B167]=&quot;&quot;;[.E167]=&quot;&quot;);&quot;&quot;;ROUND(ABS([.B167]-[.E167])*86400))" office:value-type="float" office:value="3" calcext:value-type="float">
            <text:p>3</text:p>
          </table:table-cell>
          <table:table-cell table:formula="of:=IF(OR([.C167]=&quot;&quot;;[.F167]=&quot;&quot;);&quot;&quot;;ROUND(ABS([.C167]-[.F167])*86400))" office:value-type="float" office:value="0" calcext:value-type="float">
            <text:p>0</text:p>
          </table:table-cell>
          <table:table-cell table:formula="of:=IF(OR([.D167]=&quot;&quot;;[.G167]=&quot;&quot;);&quot;&quot;;ROUND(ABS([.D167]-[.G16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time" office:time-value="PT07H44M58S" calcext:value-type="time">
            <text:p>07:44:58</text:p>
          </table:table-cell>
          <table:table-cell office:value-type="time" office:time-value="PT12H21M18S" calcext:value-type="time">
            <text:p>12:21:18</text:p>
          </table:table-cell>
          <table:table-cell office:value-type="time" office:time-value="PT16H57M34S" calcext:value-type="time">
            <text:p>16:57:34</text:p>
          </table:table-cell>
          <table:table-cell office:value-type="time" office:time-value="PT07H44M55S" calcext:value-type="time">
            <text:p>07:44:55</text:p>
          </table:table-cell>
          <table:table-cell office:value-type="time" office:time-value="PT12H21M19S" calcext:value-type="time">
            <text:p>12:21:19</text:p>
          </table:table-cell>
          <table:table-cell office:value-type="time" office:time-value="PT16H57M38S" calcext:value-type="time">
            <text:p>16:57:38</text:p>
          </table:table-cell>
          <table:table-cell table:formula="of:=IF(OR([.B168]=&quot;&quot;;[.E168]=&quot;&quot;);&quot;&quot;;ROUND(ABS([.B168]-[.E168])*86400))" office:value-type="float" office:value="3" calcext:value-type="float">
            <text:p>3</text:p>
          </table:table-cell>
          <table:table-cell table:formula="of:=IF(OR([.C168]=&quot;&quot;;[.F168]=&quot;&quot;);&quot;&quot;;ROUND(ABS([.C168]-[.F168])*86400))" office:value-type="float" office:value="1" calcext:value-type="float">
            <text:p>1</text:p>
          </table:table-cell>
          <table:table-cell table:formula="of:=IF(OR([.D168]=&quot;&quot;;[.G168]=&quot;&quot;);&quot;&quot;;ROUND(ABS([.D168]-[.G168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time" office:time-value="PT07H45M22S" calcext:value-type="time">
            <text:p>07:45:22</text:p>
          </table:table-cell>
          <table:table-cell office:value-type="time" office:time-value="PT12H21M31S" calcext:value-type="time">
            <text:p>12:21:31</text:p>
          </table:table-cell>
          <table:table-cell office:value-type="time" office:time-value="PT16H57M37S" calcext:value-type="time">
            <text:p>16:57:37</text:p>
          </table:table-cell>
          <table:table-cell office:value-type="time" office:time-value="PT07H45M19S" calcext:value-type="time">
            <text:p>07:45:19</text:p>
          </table:table-cell>
          <table:table-cell office:value-type="time" office:time-value="PT12H21M31S" calcext:value-type="time">
            <text:p>12:21:31</text:p>
          </table:table-cell>
          <table:table-cell office:value-type="time" office:time-value="PT16H57M40S" calcext:value-type="time">
            <text:p>16:57:40</text:p>
          </table:table-cell>
          <table:table-cell table:formula="of:=IF(OR([.B169]=&quot;&quot;;[.E169]=&quot;&quot;);&quot;&quot;;ROUND(ABS([.B169]-[.E169])*86400))" office:value-type="float" office:value="3" calcext:value-type="float">
            <text:p>3</text:p>
          </table:table-cell>
          <table:table-cell table:formula="of:=IF(OR([.C169]=&quot;&quot;;[.F169]=&quot;&quot;);&quot;&quot;;ROUND(ABS([.C169]-[.F169])*86400))" office:value-type="float" office:value="0" calcext:value-type="float">
            <text:p>0</text:p>
          </table:table-cell>
          <table:table-cell table:formula="of:=IF(OR([.D169]=&quot;&quot;;[.G169]=&quot;&quot;);&quot;&quot;;ROUND(ABS([.D169]-[.G16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time" office:time-value="PT07H45M44S" calcext:value-type="time">
            <text:p>07:45:44</text:p>
          </table:table-cell>
          <table:table-cell office:value-type="time" office:time-value="PT12H21M44S" calcext:value-type="time">
            <text:p>12:21:44</text:p>
          </table:table-cell>
          <table:table-cell office:value-type="time" office:time-value="PT16H57M41S" calcext:value-type="time">
            <text:p>16:57:41</text:p>
          </table:table-cell>
          <table:table-cell office:value-type="time" office:time-value="PT07H45M41S" calcext:value-type="time">
            <text:p>07:45:41</text:p>
          </table:table-cell>
          <table:table-cell office:value-type="time" office:time-value="PT12H21M44S" calcext:value-type="time">
            <text:p>12:21:44</text:p>
          </table:table-cell>
          <table:table-cell office:value-type="time" office:time-value="PT16H57M44S" calcext:value-type="time">
            <text:p>16:57:44</text:p>
          </table:table-cell>
          <table:table-cell table:formula="of:=IF(OR([.B170]=&quot;&quot;;[.E170]=&quot;&quot;);&quot;&quot;;ROUND(ABS([.B170]-[.E170])*86400))" office:value-type="float" office:value="3" calcext:value-type="float">
            <text:p>3</text:p>
          </table:table-cell>
          <table:table-cell table:formula="of:=IF(OR([.C170]=&quot;&quot;;[.F170]=&quot;&quot;);&quot;&quot;;ROUND(ABS([.C170]-[.F170])*86400))" office:value-type="float" office:value="0" calcext:value-type="float">
            <text:p>0</text:p>
          </table:table-cell>
          <table:table-cell table:formula="of:=IF(OR([.D170]=&quot;&quot;;[.G170]=&quot;&quot;);&quot;&quot;;ROUND(ABS([.D170]-[.G17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time" office:time-value="PT07H46M05S" calcext:value-type="time">
            <text:p>07:46:05</text:p>
          </table:table-cell>
          <table:table-cell office:value-type="time" office:time-value="PT12H21M57S" calcext:value-type="time">
            <text:p>12:21:57</text:p>
          </table:table-cell>
          <table:table-cell office:value-type="time" office:time-value="PT16H57M47S" calcext:value-type="time">
            <text:p>16:57:47</text:p>
          </table:table-cell>
          <table:table-cell office:value-type="time" office:time-value="PT07H46M01S" calcext:value-type="time">
            <text:p>07:46:01</text:p>
          </table:table-cell>
          <table:table-cell office:value-type="time" office:time-value="PT12H21M57S" calcext:value-type="time">
            <text:p>12:21:57</text:p>
          </table:table-cell>
          <table:table-cell office:value-type="time" office:time-value="PT16H57M51S" calcext:value-type="time">
            <text:p>16:57:51</text:p>
          </table:table-cell>
          <table:table-cell table:formula="of:=IF(OR([.B171]=&quot;&quot;;[.E171]=&quot;&quot;);&quot;&quot;;ROUND(ABS([.B171]-[.E171])*86400))" office:value-type="float" office:value="4" calcext:value-type="float">
            <text:p>4</text:p>
          </table:table-cell>
          <table:table-cell table:formula="of:=IF(OR([.C171]=&quot;&quot;;[.F171]=&quot;&quot;);&quot;&quot;;ROUND(ABS([.C171]-[.F171])*86400))" office:value-type="float" office:value="0" calcext:value-type="float">
            <text:p>0</text:p>
          </table:table-cell>
          <table:table-cell table:formula="of:=IF(OR([.D171]=&quot;&quot;;[.G171]=&quot;&quot;);&quot;&quot;;ROUND(ABS([.D171]-[.G171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time" office:time-value="PT07H46M23S" calcext:value-type="time">
            <text:p>07:46:23</text:p>
          </table:table-cell>
          <table:table-cell office:value-type="time" office:time-value="PT12H22M10S" calcext:value-type="time">
            <text:p>12:22:10</text:p>
          </table:table-cell>
          <table:table-cell office:value-type="time" office:time-value="PT16H57M55S" calcext:value-type="time">
            <text:p>16:57:55</text:p>
          </table:table-cell>
          <table:table-cell office:value-type="time" office:time-value="PT07H46M20S" calcext:value-type="time">
            <text:p>07:46:20</text:p>
          </table:table-cell>
          <table:table-cell office:value-type="time" office:time-value="PT12H22M10S" calcext:value-type="time">
            <text:p>12:22:10</text:p>
          </table:table-cell>
          <table:table-cell office:value-type="time" office:time-value="PT16H57M59S" calcext:value-type="time">
            <text:p>16:57:59</text:p>
          </table:table-cell>
          <table:table-cell table:formula="of:=IF(OR([.B172]=&quot;&quot;;[.E172]=&quot;&quot;);&quot;&quot;;ROUND(ABS([.B172]-[.E172])*86400))" office:value-type="float" office:value="3" calcext:value-type="float">
            <text:p>3</text:p>
          </table:table-cell>
          <table:table-cell table:formula="of:=IF(OR([.C172]=&quot;&quot;;[.F172]=&quot;&quot;);&quot;&quot;;ROUND(ABS([.C172]-[.F172])*86400))" office:value-type="float" office:value="0" calcext:value-type="float">
            <text:p>0</text:p>
          </table:table-cell>
          <table:table-cell table:formula="of:=IF(OR([.D172]=&quot;&quot;;[.G172]=&quot;&quot;);&quot;&quot;;ROUND(ABS([.D172]-[.G172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time" office:time-value="PT07H46M40S" calcext:value-type="time">
            <text:p>07:46:40</text:p>
          </table:table-cell>
          <table:table-cell office:value-type="time" office:time-value="PT12H22M23S" calcext:value-type="time">
            <text:p>12:22:23</text:p>
          </table:table-cell>
          <table:table-cell office:value-type="time" office:time-value="PT16H58M05S" calcext:value-type="time">
            <text:p>16:58:05</text:p>
          </table:table-cell>
          <table:table-cell office:value-type="time" office:time-value="PT07H46M37S" calcext:value-type="time">
            <text:p>07:46:37</text:p>
          </table:table-cell>
          <table:table-cell office:value-type="time" office:time-value="PT12H22M23S" calcext:value-type="time">
            <text:p>12:22:23</text:p>
          </table:table-cell>
          <table:table-cell office:value-type="time" office:time-value="PT16H58M09S" calcext:value-type="time">
            <text:p>16:58:09</text:p>
          </table:table-cell>
          <table:table-cell table:formula="of:=IF(OR([.B173]=&quot;&quot;;[.E173]=&quot;&quot;);&quot;&quot;;ROUND(ABS([.B173]-[.E173])*86400))" office:value-type="float" office:value="3" calcext:value-type="float">
            <text:p>3</text:p>
          </table:table-cell>
          <table:table-cell table:formula="of:=IF(OR([.C173]=&quot;&quot;;[.F173]=&quot;&quot;);&quot;&quot;;ROUND(ABS([.C173]-[.F173])*86400))" office:value-type="float" office:value="0" calcext:value-type="float">
            <text:p>0</text:p>
          </table:table-cell>
          <table:table-cell table:formula="of:=IF(OR([.D173]=&quot;&quot;;[.G173]=&quot;&quot;);&quot;&quot;;ROUND(ABS([.D173]-[.G17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time" office:time-value="PT07H46M55S" calcext:value-type="time">
            <text:p>07:46:55</text:p>
          </table:table-cell>
          <table:table-cell office:value-type="time" office:time-value="PT12H22M36S" calcext:value-type="time">
            <text:p>12:22:36</text:p>
          </table:table-cell>
          <table:table-cell office:value-type="time" office:time-value="PT16H58M17S" calcext:value-type="time">
            <text:p>16:58:17</text:p>
          </table:table-cell>
          <table:table-cell office:value-type="time" office:time-value="PT07H46M52S" calcext:value-type="time">
            <text:p>07:46:52</text:p>
          </table:table-cell>
          <table:table-cell office:value-type="time" office:time-value="PT12H22M36S" calcext:value-type="time">
            <text:p>12:22:36</text:p>
          </table:table-cell>
          <table:table-cell office:value-type="time" office:time-value="PT16H58M20S" calcext:value-type="time">
            <text:p>16:58:20</text:p>
          </table:table-cell>
          <table:table-cell table:formula="of:=IF(OR([.B174]=&quot;&quot;;[.E174]=&quot;&quot;);&quot;&quot;;ROUND(ABS([.B174]-[.E174])*86400))" office:value-type="float" office:value="3" calcext:value-type="float">
            <text:p>3</text:p>
          </table:table-cell>
          <table:table-cell table:formula="of:=IF(OR([.C174]=&quot;&quot;;[.F174]=&quot;&quot;);&quot;&quot;;ROUND(ABS([.C174]-[.F174])*86400))" office:value-type="float" office:value="0" calcext:value-type="float">
            <text:p>0</text:p>
          </table:table-cell>
          <table:table-cell table:formula="of:=IF(OR([.D174]=&quot;&quot;;[.G174]=&quot;&quot;);&quot;&quot;;ROUND(ABS([.D174]-[.G17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time" office:time-value="PT07H47M08S" calcext:value-type="time">
            <text:p>07:47:08</text:p>
          </table:table-cell>
          <table:table-cell office:value-type="time" office:time-value="PT12H22M49S" calcext:value-type="time">
            <text:p>12:22:49</text:p>
          </table:table-cell>
          <table:table-cell office:value-type="time" office:time-value="PT16H58M31S" calcext:value-type="time">
            <text:p>16:58:31</text:p>
          </table:table-cell>
          <table:table-cell office:value-type="time" office:time-value="PT07H47M05S" calcext:value-type="time">
            <text:p>07:47:05</text:p>
          </table:table-cell>
          <table:table-cell office:value-type="time" office:time-value="PT12H22M49S" calcext:value-type="time">
            <text:p>12:22:49</text:p>
          </table:table-cell>
          <table:table-cell office:value-type="time" office:time-value="PT16H58M34S" calcext:value-type="time">
            <text:p>16:58:34</text:p>
          </table:table-cell>
          <table:table-cell table:formula="of:=IF(OR([.B175]=&quot;&quot;;[.E175]=&quot;&quot;);&quot;&quot;;ROUND(ABS([.B175]-[.E175])*86400))" office:value-type="float" office:value="3" calcext:value-type="float">
            <text:p>3</text:p>
          </table:table-cell>
          <table:table-cell table:formula="of:=IF(OR([.C175]=&quot;&quot;;[.F175]=&quot;&quot;);&quot;&quot;;ROUND(ABS([.C175]-[.F175])*86400))" office:value-type="float" office:value="0" calcext:value-type="float">
            <text:p>0</text:p>
          </table:table-cell>
          <table:table-cell table:formula="of:=IF(OR([.D175]=&quot;&quot;;[.G175]=&quot;&quot;);&quot;&quot;;ROUND(ABS([.D175]-[.G17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time" office:time-value="PT07H47M20S" calcext:value-type="time">
            <text:p>07:47:20</text:p>
          </table:table-cell>
          <table:table-cell office:value-type="time" office:time-value="PT12H23M02S" calcext:value-type="time">
            <text:p>12:23:02</text:p>
          </table:table-cell>
          <table:table-cell office:value-type="time" office:time-value="PT16H58M46S" calcext:value-type="time">
            <text:p>16:58:46</text:p>
          </table:table-cell>
          <table:table-cell office:value-type="time" office:time-value="PT07H47M16S" calcext:value-type="time">
            <text:p>07:47:16</text:p>
          </table:table-cell>
          <table:table-cell office:value-type="time" office:time-value="PT12H23M02S" calcext:value-type="time">
            <text:p>12:23:02</text:p>
          </table:table-cell>
          <table:table-cell office:value-type="time" office:time-value="PT16H58M50S" calcext:value-type="time">
            <text:p>16:58:50</text:p>
          </table:table-cell>
          <table:table-cell table:formula="of:=IF(OR([.B176]=&quot;&quot;;[.E176]=&quot;&quot;);&quot;&quot;;ROUND(ABS([.B176]-[.E176])*86400))" office:value-type="float" office:value="4" calcext:value-type="float">
            <text:p>4</text:p>
          </table:table-cell>
          <table:table-cell table:formula="of:=IF(OR([.C176]=&quot;&quot;;[.F176]=&quot;&quot;);&quot;&quot;;ROUND(ABS([.C176]-[.F176])*86400))" office:value-type="float" office:value="0" calcext:value-type="float">
            <text:p>0</text:p>
          </table:table-cell>
          <table:table-cell table:formula="of:=IF(OR([.D176]=&quot;&quot;;[.G176]=&quot;&quot;);&quot;&quot;;ROUND(ABS([.D176]-[.G176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time" office:time-value="PT07H47M29S" calcext:value-type="time">
            <text:p>07:47:29</text:p>
          </table:table-cell>
          <table:table-cell office:value-type="time" office:time-value="PT12H23M15S" calcext:value-type="time">
            <text:p>12:23:15</text:p>
          </table:table-cell>
          <table:table-cell office:value-type="time" office:time-value="PT16H59M03S" calcext:value-type="time">
            <text:p>16:59:03</text:p>
          </table:table-cell>
          <table:table-cell office:value-type="time" office:time-value="PT07H47M26S" calcext:value-type="time">
            <text:p>07:47:26</text:p>
          </table:table-cell>
          <table:table-cell office:value-type="time" office:time-value="PT12H23M15S" calcext:value-type="time">
            <text:p>12:23:15</text:p>
          </table:table-cell>
          <table:table-cell office:value-type="time" office:time-value="PT16H59M07S" calcext:value-type="time">
            <text:p>16:59:07</text:p>
          </table:table-cell>
          <table:table-cell table:formula="of:=IF(OR([.B177]=&quot;&quot;;[.E177]=&quot;&quot;);&quot;&quot;;ROUND(ABS([.B177]-[.E177])*86400))" office:value-type="float" office:value="3" calcext:value-type="float">
            <text:p>3</text:p>
          </table:table-cell>
          <table:table-cell table:formula="of:=IF(OR([.C177]=&quot;&quot;;[.F177]=&quot;&quot;);&quot;&quot;;ROUND(ABS([.C177]-[.F177])*86400))" office:value-type="float" office:value="0" calcext:value-type="float">
            <text:p>0</text:p>
          </table:table-cell>
          <table:table-cell table:formula="of:=IF(OR([.D177]=&quot;&quot;;[.G177]=&quot;&quot;);&quot;&quot;;ROUND(ABS([.D177]-[.G177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time" office:time-value="PT07H47M37S" calcext:value-type="time">
            <text:p>07:47:37</text:p>
          </table:table-cell>
          <table:table-cell office:value-type="time" office:time-value="PT12H23M28S" calcext:value-type="time">
            <text:p>12:23:28</text:p>
          </table:table-cell>
          <table:table-cell office:value-type="time" office:time-value="PT16H59M22S" calcext:value-type="time">
            <text:p>16:59:22</text:p>
          </table:table-cell>
          <table:table-cell office:value-type="time" office:time-value="PT07H47M33S" calcext:value-type="time">
            <text:p>07:47:33</text:p>
          </table:table-cell>
          <table:table-cell office:value-type="time" office:time-value="PT12H23M28S" calcext:value-type="time">
            <text:p>12:23:28</text:p>
          </table:table-cell>
          <table:table-cell office:value-type="time" office:time-value="PT16H59M26S" calcext:value-type="time">
            <text:p>16:59:26</text:p>
          </table:table-cell>
          <table:table-cell table:formula="of:=IF(OR([.B178]=&quot;&quot;;[.E178]=&quot;&quot;);&quot;&quot;;ROUND(ABS([.B178]-[.E178])*86400))" office:value-type="float" office:value="4" calcext:value-type="float">
            <text:p>4</text:p>
          </table:table-cell>
          <table:table-cell table:formula="of:=IF(OR([.C178]=&quot;&quot;;[.F178]=&quot;&quot;);&quot;&quot;;ROUND(ABS([.C178]-[.F178])*86400))" office:value-type="float" office:value="0" calcext:value-type="float">
            <text:p>0</text:p>
          </table:table-cell>
          <table:table-cell table:formula="of:=IF(OR([.D178]=&quot;&quot;;[.G178]=&quot;&quot;);&quot;&quot;;ROUND(ABS([.D178]-[.G178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time" office:time-value="PT07H47M42S" calcext:value-type="time">
            <text:p>07:47:42</text:p>
          </table:table-cell>
          <table:table-cell office:value-type="time" office:time-value="PT12H23M41S" calcext:value-type="time">
            <text:p>12:23:41</text:p>
          </table:table-cell>
          <table:table-cell office:value-type="time" office:time-value="PT16H59M43S" calcext:value-type="time">
            <text:p>16:59:43</text:p>
          </table:table-cell>
          <table:table-cell office:value-type="time" office:time-value="PT07H47M39S" calcext:value-type="time">
            <text:p>07:47:39</text:p>
          </table:table-cell>
          <table:table-cell office:value-type="time" office:time-value="PT12H23M41S" calcext:value-type="time">
            <text:p>12:23:41</text:p>
          </table:table-cell>
          <table:table-cell office:value-type="time" office:time-value="PT16H59M46S" calcext:value-type="time">
            <text:p>16:59:46</text:p>
          </table:table-cell>
          <table:table-cell table:formula="of:=IF(OR([.B179]=&quot;&quot;;[.E179]=&quot;&quot;);&quot;&quot;;ROUND(ABS([.B179]-[.E179])*86400))" office:value-type="float" office:value="3" calcext:value-type="float">
            <text:p>3</text:p>
          </table:table-cell>
          <table:table-cell table:formula="of:=IF(OR([.C179]=&quot;&quot;;[.F179]=&quot;&quot;);&quot;&quot;;ROUND(ABS([.C179]-[.F179])*86400))" office:value-type="float" office:value="0" calcext:value-type="float">
            <text:p>0</text:p>
          </table:table-cell>
          <table:table-cell table:formula="of:=IF(OR([.D179]=&quot;&quot;;[.G179]=&quot;&quot;);&quot;&quot;;ROUND(ABS([.D179]-[.G17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time" office:time-value="PT07H47M46S" calcext:value-type="time">
            <text:p>07:47:46</text:p>
          </table:table-cell>
          <table:table-cell office:value-type="time" office:time-value="PT12H23M54S" calcext:value-type="time">
            <text:p>12:23:54</text:p>
          </table:table-cell>
          <table:table-cell office:value-type="time" office:time-value="PT17H00M05S" calcext:value-type="time">
            <text:p>17:00:05</text:p>
          </table:table-cell>
          <table:table-cell office:value-type="time" office:time-value="PT07H47M43S" calcext:value-type="time">
            <text:p>07:47:43</text:p>
          </table:table-cell>
          <table:table-cell office:value-type="time" office:time-value="PT12H23M54S" calcext:value-type="time">
            <text:p>12:23:54</text:p>
          </table:table-cell>
          <table:table-cell office:value-type="time" office:time-value="PT17H00M09S" calcext:value-type="time">
            <text:p>17:00:09</text:p>
          </table:table-cell>
          <table:table-cell table:formula="of:=IF(OR([.B180]=&quot;&quot;;[.E180]=&quot;&quot;);&quot;&quot;;ROUND(ABS([.B180]-[.E180])*86400))" office:value-type="float" office:value="3" calcext:value-type="float">
            <text:p>3</text:p>
          </table:table-cell>
          <table:table-cell table:formula="of:=IF(OR([.C180]=&quot;&quot;;[.F180]=&quot;&quot;);&quot;&quot;;ROUND(ABS([.C180]-[.F180])*86400))" office:value-type="float" office:value="0" calcext:value-type="float">
            <text:p>0</text:p>
          </table:table-cell>
          <table:table-cell table:formula="of:=IF(OR([.D180]=&quot;&quot;;[.G180]=&quot;&quot;);&quot;&quot;;ROUND(ABS([.D180]-[.G180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time" office:time-value="PT07H47M48S" calcext:value-type="time">
            <text:p>07:47:48</text:p>
          </table:table-cell>
          <table:table-cell office:value-type="time" office:time-value="PT12H24M06S" calcext:value-type="time">
            <text:p>12:24:06</text:p>
          </table:table-cell>
          <table:table-cell office:value-type="time" office:time-value="PT17H00M29S" calcext:value-type="time">
            <text:p>17:00:29</text:p>
          </table:table-cell>
          <table:table-cell office:value-type="time" office:time-value="PT07H47M44S" calcext:value-type="time">
            <text:p>07:47:44</text:p>
          </table:table-cell>
          <table:table-cell office:value-type="time" office:time-value="PT12H24M06S" calcext:value-type="time">
            <text:p>12:24:06</text:p>
          </table:table-cell>
          <table:table-cell office:value-type="time" office:time-value="PT17H00M33S" calcext:value-type="time">
            <text:p>17:00:33</text:p>
          </table:table-cell>
          <table:table-cell table:formula="of:=IF(OR([.B181]=&quot;&quot;;[.E181]=&quot;&quot;);&quot;&quot;;ROUND(ABS([.B181]-[.E181])*86400))" office:value-type="float" office:value="4" calcext:value-type="float">
            <text:p>4</text:p>
          </table:table-cell>
          <table:table-cell table:formula="of:=IF(OR([.C181]=&quot;&quot;;[.F181]=&quot;&quot;);&quot;&quot;;ROUND(ABS([.C181]-[.F181])*86400))" office:value-type="float" office:value="0" calcext:value-type="float">
            <text:p>0</text:p>
          </table:table-cell>
          <table:table-cell table:formula="of:=IF(OR([.D181]=&quot;&quot;;[.G181]=&quot;&quot;);&quot;&quot;;ROUND(ABS([.D181]-[.G181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time" office:time-value="PT07H47M48S" calcext:value-type="time">
            <text:p>07:47:48</text:p>
          </table:table-cell>
          <table:table-cell office:value-type="time" office:time-value="PT12H24M18S" calcext:value-type="time">
            <text:p>12:24:18</text:p>
          </table:table-cell>
          <table:table-cell office:value-type="time" office:time-value="PT17H00M55S" calcext:value-type="time">
            <text:p>17:00:55</text:p>
          </table:table-cell>
          <table:table-cell office:value-type="time" office:time-value="PT07H47M44S" calcext:value-type="time">
            <text:p>07:47:44</text:p>
          </table:table-cell>
          <table:table-cell office:value-type="time" office:time-value="PT12H24M19S" calcext:value-type="time">
            <text:p>12:24:19</text:p>
          </table:table-cell>
          <table:table-cell office:value-type="time" office:time-value="PT17H00M58S" calcext:value-type="time">
            <text:p>17:00:58</text:p>
          </table:table-cell>
          <table:table-cell table:formula="of:=IF(OR([.B182]=&quot;&quot;;[.E182]=&quot;&quot;);&quot;&quot;;ROUND(ABS([.B182]-[.E182])*86400))" office:value-type="float" office:value="4" calcext:value-type="float">
            <text:p>4</text:p>
          </table:table-cell>
          <table:table-cell table:formula="of:=IF(OR([.C182]=&quot;&quot;;[.F182]=&quot;&quot;);&quot;&quot;;ROUND(ABS([.C182]-[.F182])*86400))" office:value-type="float" office:value="1" calcext:value-type="float">
            <text:p>1</text:p>
          </table:table-cell>
          <table:table-cell table:formula="of:=IF(OR([.D182]=&quot;&quot;;[.G182]=&quot;&quot;);&quot;&quot;;ROUND(ABS([.D182]-[.G18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time" office:time-value="PT07H47M45S" calcext:value-type="time">
            <text:p>07:47:45</text:p>
          </table:table-cell>
          <table:table-cell office:value-type="time" office:time-value="PT12H24M31S" calcext:value-type="time">
            <text:p>12:24:31</text:p>
          </table:table-cell>
          <table:table-cell office:value-type="time" office:time-value="PT17H01M22S" calcext:value-type="time">
            <text:p>17:01:22</text:p>
          </table:table-cell>
          <table:table-cell office:value-type="time" office:time-value="PT07H47M42S" calcext:value-type="time">
            <text:p>07:47:42</text:p>
          </table:table-cell>
          <table:table-cell office:value-type="time" office:time-value="PT12H24M31S" calcext:value-type="time">
            <text:p>12:24:31</text:p>
          </table:table-cell>
          <table:table-cell office:value-type="time" office:time-value="PT17H01M26S" calcext:value-type="time">
            <text:p>17:01:26</text:p>
          </table:table-cell>
          <table:table-cell table:formula="of:=IF(OR([.B183]=&quot;&quot;;[.E183]=&quot;&quot;);&quot;&quot;;ROUND(ABS([.B183]-[.E183])*86400))" office:value-type="float" office:value="3" calcext:value-type="float">
            <text:p>3</text:p>
          </table:table-cell>
          <table:table-cell table:formula="of:=IF(OR([.C183]=&quot;&quot;;[.F183]=&quot;&quot;);&quot;&quot;;ROUND(ABS([.C183]-[.F183])*86400))" office:value-type="float" office:value="0" calcext:value-type="float">
            <text:p>0</text:p>
          </table:table-cell>
          <table:table-cell table:formula="of:=IF(OR([.D183]=&quot;&quot;;[.G183]=&quot;&quot;);&quot;&quot;;ROUND(ABS([.D183]-[.G18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time" office:time-value="PT07H47M41S" calcext:value-type="time">
            <text:p>07:47:41</text:p>
          </table:table-cell>
          <table:table-cell office:value-type="time" office:time-value="PT12H24M42S" calcext:value-type="time">
            <text:p>12:24:42</text:p>
          </table:table-cell>
          <table:table-cell office:value-type="time" office:time-value="PT17H01M51S" calcext:value-type="time">
            <text:p>17:01:51</text:p>
          </table:table-cell>
          <table:table-cell office:value-type="time" office:time-value="PT07H47M38S" calcext:value-type="time">
            <text:p>07:47:38</text:p>
          </table:table-cell>
          <table:table-cell office:value-type="time" office:time-value="PT12H24M43S" calcext:value-type="time">
            <text:p>12:24:43</text:p>
          </table:table-cell>
          <table:table-cell office:value-type="time" office:time-value="PT17H01M54S" calcext:value-type="time">
            <text:p>17:01:54</text:p>
          </table:table-cell>
          <table:table-cell table:formula="of:=IF(OR([.B184]=&quot;&quot;;[.E184]=&quot;&quot;);&quot;&quot;;ROUND(ABS([.B184]-[.E184])*86400))" office:value-type="float" office:value="3" calcext:value-type="float">
            <text:p>3</text:p>
          </table:table-cell>
          <table:table-cell table:formula="of:=IF(OR([.C184]=&quot;&quot;;[.F184]=&quot;&quot;);&quot;&quot;;ROUND(ABS([.C184]-[.F184])*86400))" office:value-type="float" office:value="1" calcext:value-type="float">
            <text:p>1</text:p>
          </table:table-cell>
          <table:table-cell table:formula="of:=IF(OR([.D184]=&quot;&quot;;[.G184]=&quot;&quot;);&quot;&quot;;ROUND(ABS([.D184]-[.G18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time" office:time-value="PT07H47M35S" calcext:value-type="time">
            <text:p>07:47:35</text:p>
          </table:table-cell>
          <table:table-cell office:value-type="time" office:time-value="PT12H24M54S" calcext:value-type="time">
            <text:p>12:24:54</text:p>
          </table:table-cell>
          <table:table-cell office:value-type="time" office:time-value="PT17H02M21S" calcext:value-type="time">
            <text:p>17:02:21</text:p>
          </table:table-cell>
          <table:table-cell office:value-type="time" office:time-value="PT07H47M31S" calcext:value-type="time">
            <text:p>07:47:31</text:p>
          </table:table-cell>
          <table:table-cell office:value-type="time" office:time-value="PT12H24M54S" calcext:value-type="time">
            <text:p>12:24:54</text:p>
          </table:table-cell>
          <table:table-cell office:value-type="time" office:time-value="PT17H02M24S" calcext:value-type="time">
            <text:p>17:02:24</text:p>
          </table:table-cell>
          <table:table-cell table:formula="of:=IF(OR([.B185]=&quot;&quot;;[.E185]=&quot;&quot;);&quot;&quot;;ROUND(ABS([.B185]-[.E185])*86400))" office:value-type="float" office:value="4" calcext:value-type="float">
            <text:p>4</text:p>
          </table:table-cell>
          <table:table-cell table:formula="of:=IF(OR([.C185]=&quot;&quot;;[.F185]=&quot;&quot;);&quot;&quot;;ROUND(ABS([.C185]-[.F185])*86400))" office:value-type="float" office:value="0" calcext:value-type="float">
            <text:p>0</text:p>
          </table:table-cell>
          <table:table-cell table:formula="of:=IF(OR([.D185]=&quot;&quot;;[.G185]=&quot;&quot;);&quot;&quot;;ROUND(ABS([.D185]-[.G18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time" office:time-value="PT07H47M26S" calcext:value-type="time">
            <text:p>07:47:26</text:p>
          </table:table-cell>
          <table:table-cell office:value-type="time" office:time-value="PT12H25M05S" calcext:value-type="time">
            <text:p>12:25:05</text:p>
          </table:table-cell>
          <table:table-cell office:value-type="time" office:time-value="PT17H02M53S" calcext:value-type="time">
            <text:p>17:02:53</text:p>
          </table:table-cell>
          <table:table-cell office:value-type="time" office:time-value="PT07H47M23S" calcext:value-type="time">
            <text:p>07:47:23</text:p>
          </table:table-cell>
          <table:table-cell office:value-type="time" office:time-value="PT12H25M06S" calcext:value-type="time">
            <text:p>12:25:06</text:p>
          </table:table-cell>
          <table:table-cell office:value-type="time" office:time-value="PT17H02M56S" calcext:value-type="time">
            <text:p>17:02:56</text:p>
          </table:table-cell>
          <table:table-cell table:formula="of:=IF(OR([.B186]=&quot;&quot;;[.E186]=&quot;&quot;);&quot;&quot;;ROUND(ABS([.B186]-[.E186])*86400))" office:value-type="float" office:value="3" calcext:value-type="float">
            <text:p>3</text:p>
          </table:table-cell>
          <table:table-cell table:formula="of:=IF(OR([.C186]=&quot;&quot;;[.F186]=&quot;&quot;);&quot;&quot;;ROUND(ABS([.C186]-[.F186])*86400))" office:value-type="float" office:value="1" calcext:value-type="float">
            <text:p>1</text:p>
          </table:table-cell>
          <table:table-cell table:formula="of:=IF(OR([.D186]=&quot;&quot;;[.G186]=&quot;&quot;);&quot;&quot;;ROUND(ABS([.D186]-[.G18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time" office:time-value="PT07H47M16S" calcext:value-type="time">
            <text:p>07:47:16</text:p>
          </table:table-cell>
          <table:table-cell office:value-type="time" office:time-value="PT12H25M16S" calcext:value-type="time">
            <text:p>12:25:16</text:p>
          </table:table-cell>
          <table:table-cell office:value-type="time" office:time-value="PT17H03M26S" calcext:value-type="time">
            <text:p>17:03:26</text:p>
          </table:table-cell>
          <table:table-cell office:value-type="time" office:time-value="PT07H47M13S" calcext:value-type="time">
            <text:p>07:47:13</text:p>
          </table:table-cell>
          <table:table-cell office:value-type="time" office:time-value="PT12H25M17S" calcext:value-type="time">
            <text:p>12:25:17</text:p>
          </table:table-cell>
          <table:table-cell office:value-type="time" office:time-value="PT17H03M29S" calcext:value-type="time">
            <text:p>17:03:29</text:p>
          </table:table-cell>
          <table:table-cell table:formula="of:=IF(OR([.B187]=&quot;&quot;;[.E187]=&quot;&quot;);&quot;&quot;;ROUND(ABS([.B187]-[.E187])*86400))" office:value-type="float" office:value="3" calcext:value-type="float">
            <text:p>3</text:p>
          </table:table-cell>
          <table:table-cell table:formula="of:=IF(OR([.C187]=&quot;&quot;;[.F187]=&quot;&quot;);&quot;&quot;;ROUND(ABS([.C187]-[.F187])*86400))" office:value-type="float" office:value="1" calcext:value-type="float">
            <text:p>1</text:p>
          </table:table-cell>
          <table:table-cell table:formula="of:=IF(OR([.D187]=&quot;&quot;;[.G187]=&quot;&quot;);&quot;&quot;;ROUND(ABS([.D187]-[.G18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time" office:time-value="PT07H47M04S" calcext:value-type="time">
            <text:p>07:47:04</text:p>
          </table:table-cell>
          <table:table-cell office:value-type="time" office:time-value="PT12H25M27S" calcext:value-type="time">
            <text:p>12:25:27</text:p>
          </table:table-cell>
          <table:table-cell office:value-type="time" office:time-value="PT17H04M00S" calcext:value-type="time">
            <text:p>17:04:00</text:p>
          </table:table-cell>
          <table:table-cell office:value-type="time" office:time-value="PT07H47M00S" calcext:value-type="time">
            <text:p>07:47:00</text:p>
          </table:table-cell>
          <table:table-cell office:value-type="time" office:time-value="PT12H25M27S" calcext:value-type="time">
            <text:p>12:25:27</text:p>
          </table:table-cell>
          <table:table-cell office:value-type="time" office:time-value="PT17H04M03S" calcext:value-type="time">
            <text:p>17:04:03</text:p>
          </table:table-cell>
          <table:table-cell table:formula="of:=IF(OR([.B188]=&quot;&quot;;[.E188]=&quot;&quot;);&quot;&quot;;ROUND(ABS([.B188]-[.E188])*86400))" office:value-type="float" office:value="4" calcext:value-type="float">
            <text:p>4</text:p>
          </table:table-cell>
          <table:table-cell table:formula="of:=IF(OR([.C188]=&quot;&quot;;[.F188]=&quot;&quot;);&quot;&quot;;ROUND(ABS([.C188]-[.F188])*86400))" office:value-type="float" office:value="0" calcext:value-type="float">
            <text:p>0</text:p>
          </table:table-cell>
          <table:table-cell table:formula="of:=IF(OR([.D188]=&quot;&quot;;[.G188]=&quot;&quot;);&quot;&quot;;ROUND(ABS([.D188]-[.G18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time" office:time-value="PT07H46M49S" calcext:value-type="time">
            <text:p>07:46:49</text:p>
          </table:table-cell>
          <table:table-cell office:value-type="time" office:time-value="PT12H25M37S" calcext:value-type="time">
            <text:p>12:25:37</text:p>
          </table:table-cell>
          <table:table-cell office:value-type="time" office:time-value="PT17H04M36S" calcext:value-type="time">
            <text:p>17:04:36</text:p>
          </table:table-cell>
          <table:table-cell office:value-type="time" office:time-value="PT07H46M46S" calcext:value-type="time">
            <text:p>07:46:46</text:p>
          </table:table-cell>
          <table:table-cell office:value-type="time" office:time-value="PT12H25M38S" calcext:value-type="time">
            <text:p>12:25:38</text:p>
          </table:table-cell>
          <table:table-cell office:value-type="time" office:time-value="PT17H04M39S" calcext:value-type="time">
            <text:p>17:04:39</text:p>
          </table:table-cell>
          <table:table-cell table:formula="of:=IF(OR([.B189]=&quot;&quot;;[.E189]=&quot;&quot;);&quot;&quot;;ROUND(ABS([.B189]-[.E189])*86400))" office:value-type="float" office:value="3" calcext:value-type="float">
            <text:p>3</text:p>
          </table:table-cell>
          <table:table-cell table:formula="of:=IF(OR([.C189]=&quot;&quot;;[.F189]=&quot;&quot;);&quot;&quot;;ROUND(ABS([.C189]-[.F189])*86400))" office:value-type="float" office:value="1" calcext:value-type="float">
            <text:p>1</text:p>
          </table:table-cell>
          <table:table-cell table:formula="of:=IF(OR([.D189]=&quot;&quot;;[.G189]=&quot;&quot;);&quot;&quot;;ROUND(ABS([.D189]-[.G18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time" office:time-value="PT07H46M33S" calcext:value-type="time">
            <text:p>07:46:33</text:p>
          </table:table-cell>
          <table:table-cell office:value-type="time" office:time-value="PT12H25M47S" calcext:value-type="time">
            <text:p>12:25:47</text:p>
          </table:table-cell>
          <table:table-cell office:value-type="time" office:time-value="PT17H05M13S" calcext:value-type="time">
            <text:p>17:05:13</text:p>
          </table:table-cell>
          <table:table-cell office:value-type="time" office:time-value="PT07H46M30S" calcext:value-type="time">
            <text:p>07:46:30</text:p>
          </table:table-cell>
          <table:table-cell office:value-type="time" office:time-value="PT12H25M48S" calcext:value-type="time">
            <text:p>12:25:48</text:p>
          </table:table-cell>
          <table:table-cell office:value-type="time" office:time-value="PT17H05M16S" calcext:value-type="time">
            <text:p>17:05:16</text:p>
          </table:table-cell>
          <table:table-cell table:formula="of:=IF(OR([.B190]=&quot;&quot;;[.E190]=&quot;&quot;);&quot;&quot;;ROUND(ABS([.B190]-[.E190])*86400))" office:value-type="float" office:value="3" calcext:value-type="float">
            <text:p>3</text:p>
          </table:table-cell>
          <table:table-cell table:formula="of:=IF(OR([.C190]=&quot;&quot;;[.F190]=&quot;&quot;);&quot;&quot;;ROUND(ABS([.C190]-[.F190])*86400))" office:value-type="float" office:value="1" calcext:value-type="float">
            <text:p>1</text:p>
          </table:table-cell>
          <table:table-cell table:formula="of:=IF(OR([.D190]=&quot;&quot;;[.G190]=&quot;&quot;);&quot;&quot;;ROUND(ABS([.D190]-[.G19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time" office:time-value="PT07H46M14S" calcext:value-type="time">
            <text:p>07:46:14</text:p>
          </table:table-cell>
          <table:table-cell office:value-type="time" office:time-value="PT12H25M57S" calcext:value-type="time">
            <text:p>12:25:57</text:p>
          </table:table-cell>
          <table:table-cell office:value-type="time" office:time-value="PT17H05M51S" calcext:value-type="time">
            <text:p>17:05:51</text:p>
          </table:table-cell>
          <table:table-cell office:value-type="time" office:time-value="PT07H46M11S" calcext:value-type="time">
            <text:p>07:46:11</text:p>
          </table:table-cell>
          <table:table-cell office:value-type="time" office:time-value="PT12H25M57S" calcext:value-type="time">
            <text:p>12:25:57</text:p>
          </table:table-cell>
          <table:table-cell office:value-type="time" office:time-value="PT17H05M54S" calcext:value-type="time">
            <text:p>17:05:54</text:p>
          </table:table-cell>
          <table:table-cell table:formula="of:=IF(OR([.B191]=&quot;&quot;;[.E191]=&quot;&quot;);&quot;&quot;;ROUND(ABS([.B191]-[.E191])*86400))" office:value-type="float" office:value="3" calcext:value-type="float">
            <text:p>3</text:p>
          </table:table-cell>
          <table:table-cell table:formula="of:=IF(OR([.C191]=&quot;&quot;;[.F191]=&quot;&quot;);&quot;&quot;;ROUND(ABS([.C191]-[.F191])*86400))" office:value-type="float" office:value="0" calcext:value-type="float">
            <text:p>0</text:p>
          </table:table-cell>
          <table:table-cell table:formula="of:=IF(OR([.D191]=&quot;&quot;;[.G191]=&quot;&quot;);&quot;&quot;;ROUND(ABS([.D191]-[.G19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time" office:time-value="PT07H45M54S" calcext:value-type="time">
            <text:p>07:45:54</text:p>
          </table:table-cell>
          <table:table-cell office:value-type="time" office:time-value="PT12H26M06S" calcext:value-type="time">
            <text:p>12:26:06</text:p>
          </table:table-cell>
          <table:table-cell office:value-type="time" office:time-value="PT17H06M31S" calcext:value-type="time">
            <text:p>17:06:31</text:p>
          </table:table-cell>
          <table:table-cell office:value-type="time" office:time-value="PT07H45M51S" calcext:value-type="time">
            <text:p>07:45:51</text:p>
          </table:table-cell>
          <table:table-cell office:value-type="time" office:time-value="PT12H26M06S" calcext:value-type="time">
            <text:p>12:26:06</text:p>
          </table:table-cell>
          <table:table-cell office:value-type="time" office:time-value="PT17H06M34S" calcext:value-type="time">
            <text:p>17:06:34</text:p>
          </table:table-cell>
          <table:table-cell table:formula="of:=IF(OR([.B192]=&quot;&quot;;[.E192]=&quot;&quot;);&quot;&quot;;ROUND(ABS([.B192]-[.E192])*86400))" office:value-type="float" office:value="3" calcext:value-type="float">
            <text:p>3</text:p>
          </table:table-cell>
          <table:table-cell table:formula="of:=IF(OR([.C192]=&quot;&quot;;[.F192]=&quot;&quot;);&quot;&quot;;ROUND(ABS([.C192]-[.F192])*86400))" office:value-type="float" office:value="0" calcext:value-type="float">
            <text:p>0</text:p>
          </table:table-cell>
          <table:table-cell table:formula="of:=IF(OR([.D192]=&quot;&quot;;[.G192]=&quot;&quot;);&quot;&quot;;ROUND(ABS([.D192]-[.G19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time" office:time-value="PT07H45M31S" calcext:value-type="time">
            <text:p>07:45:31</text:p>
          </table:table-cell>
          <table:table-cell office:value-type="time" office:time-value="PT12H26M15S" calcext:value-type="time">
            <text:p>12:26:15</text:p>
          </table:table-cell>
          <table:table-cell office:value-type="time" office:time-value="PT17H07M11S" calcext:value-type="time">
            <text:p>17:07:11</text:p>
          </table:table-cell>
          <table:table-cell office:value-type="time" office:time-value="PT07H45M28S" calcext:value-type="time">
            <text:p>07:45:28</text:p>
          </table:table-cell>
          <table:table-cell office:value-type="time" office:time-value="PT12H26M15S" calcext:value-type="time">
            <text:p>12:26:15</text:p>
          </table:table-cell>
          <table:table-cell office:value-type="time" office:time-value="PT17H07M15S" calcext:value-type="time">
            <text:p>17:07:15</text:p>
          </table:table-cell>
          <table:table-cell table:formula="of:=IF(OR([.B193]=&quot;&quot;;[.E193]=&quot;&quot;);&quot;&quot;;ROUND(ABS([.B193]-[.E193])*86400))" office:value-type="float" office:value="3" calcext:value-type="float">
            <text:p>3</text:p>
          </table:table-cell>
          <table:table-cell table:formula="of:=IF(OR([.C193]=&quot;&quot;;[.F193]=&quot;&quot;);&quot;&quot;;ROUND(ABS([.C193]-[.F193])*86400))" office:value-type="float" office:value="0" calcext:value-type="float">
            <text:p>0</text:p>
          </table:table-cell>
          <table:table-cell table:formula="of:=IF(OR([.D193]=&quot;&quot;;[.G193]=&quot;&quot;);&quot;&quot;;ROUND(ABS([.D193]-[.G19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time" office:time-value="PT07H45M07S" calcext:value-type="time">
            <text:p>07:45:07</text:p>
          </table:table-cell>
          <table:table-cell office:value-type="time" office:time-value="PT12H26M23S" calcext:value-type="time">
            <text:p>12:26:23</text:p>
          </table:table-cell>
          <table:table-cell office:value-type="time" office:time-value="PT17H07M53S" calcext:value-type="time">
            <text:p>17:07:53</text:p>
          </table:table-cell>
          <table:table-cell office:value-type="time" office:time-value="PT07H45M04S" calcext:value-type="time">
            <text:p>07:45:04</text:p>
          </table:table-cell>
          <table:table-cell office:value-type="time" office:time-value="PT12H26M23S" calcext:value-type="time">
            <text:p>12:26:23</text:p>
          </table:table-cell>
          <table:table-cell office:value-type="time" office:time-value="PT17H07M56S" calcext:value-type="time">
            <text:p>17:07:56</text:p>
          </table:table-cell>
          <table:table-cell table:formula="of:=IF(OR([.B194]=&quot;&quot;;[.E194]=&quot;&quot;);&quot;&quot;;ROUND(ABS([.B194]-[.E194])*86400))" office:value-type="float" office:value="3" calcext:value-type="float">
            <text:p>3</text:p>
          </table:table-cell>
          <table:table-cell table:formula="of:=IF(OR([.C194]=&quot;&quot;;[.F194]=&quot;&quot;);&quot;&quot;;ROUND(ABS([.C194]-[.F194])*86400))" office:value-type="float" office:value="0" calcext:value-type="float">
            <text:p>0</text:p>
          </table:table-cell>
          <table:table-cell table:formula="of:=IF(OR([.D194]=&quot;&quot;;[.G194]=&quot;&quot;);&quot;&quot;;ROUND(ABS([.D194]-[.G19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time" office:time-value="PT07H44M40S" calcext:value-type="time">
            <text:p>07:44:40</text:p>
          </table:table-cell>
          <table:table-cell office:value-type="time" office:time-value="PT12H26M31S" calcext:value-type="time">
            <text:p>12:26:31</text:p>
          </table:table-cell>
          <table:table-cell office:value-type="time" office:time-value="PT17H08M36S" calcext:value-type="time">
            <text:p>17:08:36</text:p>
          </table:table-cell>
          <table:table-cell office:value-type="time" office:time-value="PT07H44M37S" calcext:value-type="time">
            <text:p>07:44:37</text:p>
          </table:table-cell>
          <table:table-cell office:value-type="time" office:time-value="PT12H26M31S" calcext:value-type="time">
            <text:p>12:26:31</text:p>
          </table:table-cell>
          <table:table-cell office:value-type="time" office:time-value="PT17H08M39S" calcext:value-type="time">
            <text:p>17:08:39</text:p>
          </table:table-cell>
          <table:table-cell table:formula="of:=IF(OR([.B195]=&quot;&quot;;[.E195]=&quot;&quot;);&quot;&quot;;ROUND(ABS([.B195]-[.E195])*86400))" office:value-type="float" office:value="3" calcext:value-type="float">
            <text:p>3</text:p>
          </table:table-cell>
          <table:table-cell table:formula="of:=IF(OR([.C195]=&quot;&quot;;[.F195]=&quot;&quot;);&quot;&quot;;ROUND(ABS([.C195]-[.F195])*86400))" office:value-type="float" office:value="0" calcext:value-type="float">
            <text:p>0</text:p>
          </table:table-cell>
          <table:table-cell table:formula="of:=IF(OR([.D195]=&quot;&quot;;[.G195]=&quot;&quot;);&quot;&quot;;ROUND(ABS([.D195]-[.G19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time" office:time-value="PT07H44M12S" calcext:value-type="time">
            <text:p>07:44:12</text:p>
          </table:table-cell>
          <table:table-cell office:value-type="time" office:time-value="PT12H26M38S" calcext:value-type="time">
            <text:p>12:26:38</text:p>
          </table:table-cell>
          <table:table-cell office:value-type="time" office:time-value="PT17H09M20S" calcext:value-type="time">
            <text:p>17:09:20</text:p>
          </table:table-cell>
          <table:table-cell office:value-type="time" office:time-value="PT07H44M08S" calcext:value-type="time">
            <text:p>07:44:08</text:p>
          </table:table-cell>
          <table:table-cell office:value-type="time" office:time-value="PT12H26M38S" calcext:value-type="time">
            <text:p>12:26:38</text:p>
          </table:table-cell>
          <table:table-cell office:value-type="time" office:time-value="PT17H09M23S" calcext:value-type="time">
            <text:p>17:09:23</text:p>
          </table:table-cell>
          <table:table-cell table:formula="of:=IF(OR([.B196]=&quot;&quot;;[.E196]=&quot;&quot;);&quot;&quot;;ROUND(ABS([.B196]-[.E196])*86400))" office:value-type="float" office:value="4" calcext:value-type="float">
            <text:p>4</text:p>
          </table:table-cell>
          <table:table-cell table:formula="of:=IF(OR([.C196]=&quot;&quot;;[.F196]=&quot;&quot;);&quot;&quot;;ROUND(ABS([.C196]-[.F196])*86400))" office:value-type="float" office:value="0" calcext:value-type="float">
            <text:p>0</text:p>
          </table:table-cell>
          <table:table-cell table:formula="of:=IF(OR([.D196]=&quot;&quot;;[.G196]=&quot;&quot;);&quot;&quot;;ROUND(ABS([.D196]-[.G19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time" office:time-value="PT07H43M41S" calcext:value-type="time">
            <text:p>07:43:41</text:p>
          </table:table-cell>
          <table:table-cell office:value-type="time" office:time-value="PT12H26M45S" calcext:value-type="time">
            <text:p>12:26:45</text:p>
          </table:table-cell>
          <table:table-cell office:value-type="time" office:time-value="PT17H10M05S" calcext:value-type="time">
            <text:p>17:10:05</text:p>
          </table:table-cell>
          <table:table-cell office:value-type="time" office:time-value="PT07H43M38S" calcext:value-type="time">
            <text:p>07:43:38</text:p>
          </table:table-cell>
          <table:table-cell office:value-type="time" office:time-value="PT12H26M45S" calcext:value-type="time">
            <text:p>12:26:45</text:p>
          </table:table-cell>
          <table:table-cell office:value-type="time" office:time-value="PT17H10M08S" calcext:value-type="time">
            <text:p>17:10:08</text:p>
          </table:table-cell>
          <table:table-cell table:formula="of:=IF(OR([.B197]=&quot;&quot;;[.E197]=&quot;&quot;);&quot;&quot;;ROUND(ABS([.B197]-[.E197])*86400))" office:value-type="float" office:value="3" calcext:value-type="float">
            <text:p>3</text:p>
          </table:table-cell>
          <table:table-cell table:formula="of:=IF(OR([.C197]=&quot;&quot;;[.F197]=&quot;&quot;);&quot;&quot;;ROUND(ABS([.C197]-[.F197])*86400))" office:value-type="float" office:value="0" calcext:value-type="float">
            <text:p>0</text:p>
          </table:table-cell>
          <table:table-cell table:formula="of:=IF(OR([.D197]=&quot;&quot;;[.G197]=&quot;&quot;);&quot;&quot;;ROUND(ABS([.D197]-[.G19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time" office:time-value="PT07H43M09S" calcext:value-type="time">
            <text:p>07:43:09</text:p>
          </table:table-cell>
          <table:table-cell office:value-type="time" office:time-value="PT12H26M52S" calcext:value-type="time">
            <text:p>12:26:52</text:p>
          </table:table-cell>
          <table:table-cell office:value-type="time" office:time-value="PT17H10M50S" calcext:value-type="time">
            <text:p>17:10:50</text:p>
          </table:table-cell>
          <table:table-cell office:value-type="time" office:time-value="PT07H43M06S" calcext:value-type="time">
            <text:p>07:43:06</text:p>
          </table:table-cell>
          <table:table-cell office:value-type="time" office:time-value="PT12H26M52S" calcext:value-type="time">
            <text:p>12:26:52</text:p>
          </table:table-cell>
          <table:table-cell office:value-type="time" office:time-value="PT17H10M54S" calcext:value-type="time">
            <text:p>17:10:54</text:p>
          </table:table-cell>
          <table:table-cell table:formula="of:=IF(OR([.B198]=&quot;&quot;;[.E198]=&quot;&quot;);&quot;&quot;;ROUND(ABS([.B198]-[.E198])*86400))" office:value-type="float" office:value="3" calcext:value-type="float">
            <text:p>3</text:p>
          </table:table-cell>
          <table:table-cell table:formula="of:=IF(OR([.C198]=&quot;&quot;;[.F198]=&quot;&quot;);&quot;&quot;;ROUND(ABS([.C198]-[.F198])*86400))" office:value-type="float" office:value="0" calcext:value-type="float">
            <text:p>0</text:p>
          </table:table-cell>
          <table:table-cell table:formula="of:=IF(OR([.D198]=&quot;&quot;;[.G198]=&quot;&quot;);&quot;&quot;;ROUND(ABS([.D198]-[.G198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time" office:time-value="PT07H42M34S" calcext:value-type="time">
            <text:p>07:42:34</text:p>
          </table:table-cell>
          <table:table-cell office:value-type="time" office:time-value="PT12H26M57S" calcext:value-type="time">
            <text:p>12:26:57</text:p>
          </table:table-cell>
          <table:table-cell office:value-type="time" office:time-value="PT17H11M37S" calcext:value-type="time">
            <text:p>17:11:37</text:p>
          </table:table-cell>
          <table:table-cell office:value-type="time" office:time-value="PT07H42M31S" calcext:value-type="time">
            <text:p>07:42:31</text:p>
          </table:table-cell>
          <table:table-cell office:value-type="time" office:time-value="PT12H26M58S" calcext:value-type="time">
            <text:p>12:26:58</text:p>
          </table:table-cell>
          <table:table-cell office:value-type="time" office:time-value="PT17H11M40S" calcext:value-type="time">
            <text:p>17:11:40</text:p>
          </table:table-cell>
          <table:table-cell table:formula="of:=IF(OR([.B199]=&quot;&quot;;[.E199]=&quot;&quot;);&quot;&quot;;ROUND(ABS([.B199]-[.E199])*86400))" office:value-type="float" office:value="3" calcext:value-type="float">
            <text:p>3</text:p>
          </table:table-cell>
          <table:table-cell table:formula="of:=IF(OR([.C199]=&quot;&quot;;[.F199]=&quot;&quot;);&quot;&quot;;ROUND(ABS([.C199]-[.F199])*86400))" office:value-type="float" office:value="1" calcext:value-type="float">
            <text:p>1</text:p>
          </table:table-cell>
          <table:table-cell table:formula="of:=IF(OR([.D199]=&quot;&quot;;[.G199]=&quot;&quot;);&quot;&quot;;ROUND(ABS([.D199]-[.G19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time" office:time-value="PT07H41M58S" calcext:value-type="time">
            <text:p>07:41:58</text:p>
          </table:table-cell>
          <table:table-cell office:value-type="time" office:time-value="PT12H27M03S" calcext:value-type="time">
            <text:p>12:27:03</text:p>
          </table:table-cell>
          <table:table-cell office:value-type="time" office:time-value="PT17H12M25S" calcext:value-type="time">
            <text:p>17:12:25</text:p>
          </table:table-cell>
          <table:table-cell office:value-type="time" office:time-value="PT07H41M55S" calcext:value-type="time">
            <text:p>07:41:55</text:p>
          </table:table-cell>
          <table:table-cell office:value-type="time" office:time-value="PT12H27M03S" calcext:value-type="time">
            <text:p>12:27:03</text:p>
          </table:table-cell>
          <table:table-cell office:value-type="time" office:time-value="PT17H12M28S" calcext:value-type="time">
            <text:p>17:12:28</text:p>
          </table:table-cell>
          <table:table-cell table:formula="of:=IF(OR([.B200]=&quot;&quot;;[.E200]=&quot;&quot;);&quot;&quot;;ROUND(ABS([.B200]-[.E200])*86400))" office:value-type="float" office:value="3" calcext:value-type="float">
            <text:p>3</text:p>
          </table:table-cell>
          <table:table-cell table:formula="of:=IF(OR([.C200]=&quot;&quot;;[.F200]=&quot;&quot;);&quot;&quot;;ROUND(ABS([.C200]-[.F200])*86400))" office:value-type="float" office:value="0" calcext:value-type="float">
            <text:p>0</text:p>
          </table:table-cell>
          <table:table-cell table:formula="of:=IF(OR([.D200]=&quot;&quot;;[.G200]=&quot;&quot;);&quot;&quot;;ROUND(ABS([.D200]-[.G20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time" office:time-value="PT07H41M20S" calcext:value-type="time">
            <text:p>07:41:20</text:p>
          </table:table-cell>
          <table:table-cell office:value-type="time" office:time-value="PT12H27M08S" calcext:value-type="time">
            <text:p>12:27:08</text:p>
          </table:table-cell>
          <table:table-cell office:value-type="time" office:time-value="PT17H13M13S" calcext:value-type="time">
            <text:p>17:13:13</text:p>
          </table:table-cell>
          <table:table-cell office:value-type="time" office:time-value="PT07H41M17S" calcext:value-type="time">
            <text:p>07:41:17</text:p>
          </table:table-cell>
          <table:table-cell office:value-type="time" office:time-value="PT12H27M08S" calcext:value-type="time">
            <text:p>12:27:08</text:p>
          </table:table-cell>
          <table:table-cell office:value-type="time" office:time-value="PT17H13M17S" calcext:value-type="time">
            <text:p>17:13:17</text:p>
          </table:table-cell>
          <table:table-cell table:formula="of:=IF(OR([.B201]=&quot;&quot;;[.E201]=&quot;&quot;);&quot;&quot;;ROUND(ABS([.B201]-[.E201])*86400))" office:value-type="float" office:value="3" calcext:value-type="float">
            <text:p>3</text:p>
          </table:table-cell>
          <table:table-cell table:formula="of:=IF(OR([.C201]=&quot;&quot;;[.F201]=&quot;&quot;);&quot;&quot;;ROUND(ABS([.C201]-[.F201])*86400))" office:value-type="float" office:value="0" calcext:value-type="float">
            <text:p>0</text:p>
          </table:table-cell>
          <table:table-cell table:formula="of:=IF(OR([.D201]=&quot;&quot;;[.G201]=&quot;&quot;);&quot;&quot;;ROUND(ABS([.D201]-[.G201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time" office:time-value="PT07H40M40S" calcext:value-type="time">
            <text:p>07:40:40</text:p>
          </table:table-cell>
          <table:table-cell office:value-type="time" office:time-value="PT12H27M12S" calcext:value-type="time">
            <text:p>12:27:12</text:p>
          </table:table-cell>
          <table:table-cell office:value-type="time" office:time-value="PT17H14M03S" calcext:value-type="time">
            <text:p>17:14:03</text:p>
          </table:table-cell>
          <table:table-cell office:value-type="time" office:time-value="PT07H40M37S" calcext:value-type="time">
            <text:p>07:40:37</text:p>
          </table:table-cell>
          <table:table-cell office:value-type="time" office:time-value="PT12H27M12S" calcext:value-type="time">
            <text:p>12:27:12</text:p>
          </table:table-cell>
          <table:table-cell office:value-type="time" office:time-value="PT17H14M06S" calcext:value-type="time">
            <text:p>17:14:06</text:p>
          </table:table-cell>
          <table:table-cell table:formula="of:=IF(OR([.B202]=&quot;&quot;;[.E202]=&quot;&quot;);&quot;&quot;;ROUND(ABS([.B202]-[.E202])*86400))" office:value-type="float" office:value="3" calcext:value-type="float">
            <text:p>3</text:p>
          </table:table-cell>
          <table:table-cell table:formula="of:=IF(OR([.C202]=&quot;&quot;;[.F202]=&quot;&quot;);&quot;&quot;;ROUND(ABS([.C202]-[.F202])*86400))" office:value-type="float" office:value="0" calcext:value-type="float">
            <text:p>0</text:p>
          </table:table-cell>
          <table:table-cell table:formula="of:=IF(OR([.D202]=&quot;&quot;;[.G202]=&quot;&quot;);&quot;&quot;;ROUND(ABS([.D202]-[.G20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time" office:time-value="PT07H39M58S" calcext:value-type="time">
            <text:p>07:39:58</text:p>
          </table:table-cell>
          <table:table-cell office:value-type="time" office:time-value="PT12H27M16S" calcext:value-type="time">
            <text:p>12:27:16</text:p>
          </table:table-cell>
          <table:table-cell office:value-type="time" office:time-value="PT17H14M53S" calcext:value-type="time">
            <text:p>17:14:53</text:p>
          </table:table-cell>
          <table:table-cell office:value-type="time" office:time-value="PT07H39M55S" calcext:value-type="time">
            <text:p>07:39:55</text:p>
          </table:table-cell>
          <table:table-cell office:value-type="time" office:time-value="PT12H27M16S" calcext:value-type="time">
            <text:p>12:27:16</text:p>
          </table:table-cell>
          <table:table-cell office:value-type="time" office:time-value="PT17H14M56S" calcext:value-type="time">
            <text:p>17:14:56</text:p>
          </table:table-cell>
          <table:table-cell table:formula="of:=IF(OR([.B203]=&quot;&quot;;[.E203]=&quot;&quot;);&quot;&quot;;ROUND(ABS([.B203]-[.E203])*86400))" office:value-type="float" office:value="3" calcext:value-type="float">
            <text:p>3</text:p>
          </table:table-cell>
          <table:table-cell table:formula="of:=IF(OR([.C203]=&quot;&quot;;[.F203]=&quot;&quot;);&quot;&quot;;ROUND(ABS([.C203]-[.F203])*86400))" office:value-type="float" office:value="0" calcext:value-type="float">
            <text:p>0</text:p>
          </table:table-cell>
          <table:table-cell table:formula="of:=IF(OR([.D203]=&quot;&quot;;[.G203]=&quot;&quot;);&quot;&quot;;ROUND(ABS([.D203]-[.G20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time" office:time-value="PT07H39M14S" calcext:value-type="time">
            <text:p>07:39:14</text:p>
          </table:table-cell>
          <table:table-cell office:value-type="time" office:time-value="PT12H27M19S" calcext:value-type="time">
            <text:p>12:27:19</text:p>
          </table:table-cell>
          <table:table-cell office:value-type="time" office:time-value="PT17H15M44S" calcext:value-type="time">
            <text:p>17:15:44</text:p>
          </table:table-cell>
          <table:table-cell office:value-type="time" office:time-value="PT07H39M11S" calcext:value-type="time">
            <text:p>07:39:11</text:p>
          </table:table-cell>
          <table:table-cell office:value-type="time" office:time-value="PT12H27M19S" calcext:value-type="time">
            <text:p>12:27:19</text:p>
          </table:table-cell>
          <table:table-cell office:value-type="time" office:time-value="PT17H15M47S" calcext:value-type="time">
            <text:p>17:15:47</text:p>
          </table:table-cell>
          <table:table-cell table:formula="of:=IF(OR([.B204]=&quot;&quot;;[.E204]=&quot;&quot;);&quot;&quot;;ROUND(ABS([.B204]-[.E204])*86400))" office:value-type="float" office:value="3" calcext:value-type="float">
            <text:p>3</text:p>
          </table:table-cell>
          <table:table-cell table:formula="of:=IF(OR([.C204]=&quot;&quot;;[.F204]=&quot;&quot;);&quot;&quot;;ROUND(ABS([.C204]-[.F204])*86400))" office:value-type="float" office:value="0" calcext:value-type="float">
            <text:p>0</text:p>
          </table:table-cell>
          <table:table-cell table:formula="of:=IF(OR([.D204]=&quot;&quot;;[.G204]=&quot;&quot;);&quot;&quot;;ROUND(ABS([.D204]-[.G20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time" office:time-value="PT07H38M29S" calcext:value-type="time">
            <text:p>07:38:29</text:p>
          </table:table-cell>
          <table:table-cell office:value-type="time" office:time-value="PT12H27M22S" calcext:value-type="time">
            <text:p>12:27:22</text:p>
          </table:table-cell>
          <table:table-cell office:value-type="time" office:time-value="PT17H16M36S" calcext:value-type="time">
            <text:p>17:16:36</text:p>
          </table:table-cell>
          <table:table-cell office:value-type="time" office:time-value="PT07H38M25S" calcext:value-type="time">
            <text:p>07:38:25</text:p>
          </table:table-cell>
          <table:table-cell office:value-type="time" office:time-value="PT12H27M22S" calcext:value-type="time">
            <text:p>12:27:22</text:p>
          </table:table-cell>
          <table:table-cell office:value-type="time" office:time-value="PT17H16M39S" calcext:value-type="time">
            <text:p>17:16:39</text:p>
          </table:table-cell>
          <table:table-cell table:formula="of:=IF(OR([.B205]=&quot;&quot;;[.E205]=&quot;&quot;);&quot;&quot;;ROUND(ABS([.B205]-[.E205])*86400))" office:value-type="float" office:value="4" calcext:value-type="float">
            <text:p>4</text:p>
          </table:table-cell>
          <table:table-cell table:formula="of:=IF(OR([.C205]=&quot;&quot;;[.F205]=&quot;&quot;);&quot;&quot;;ROUND(ABS([.C205]-[.F205])*86400))" office:value-type="float" office:value="0" calcext:value-type="float">
            <text:p>0</text:p>
          </table:table-cell>
          <table:table-cell table:formula="of:=IF(OR([.D205]=&quot;&quot;;[.G205]=&quot;&quot;);&quot;&quot;;ROUND(ABS([.D205]-[.G20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time" office:time-value="PT07H37M41S" calcext:value-type="time">
            <text:p>07:37:41</text:p>
          </table:table-cell>
          <table:table-cell office:value-type="time" office:time-value="PT12H27M24S" calcext:value-type="time">
            <text:p>12:27:24</text:p>
          </table:table-cell>
          <table:table-cell office:value-type="time" office:time-value="PT17H17M28S" calcext:value-type="time">
            <text:p>17:17:28</text:p>
          </table:table-cell>
          <table:table-cell office:value-type="time" office:time-value="PT07H37M38S" calcext:value-type="time">
            <text:p>07:37:38</text:p>
          </table:table-cell>
          <table:table-cell office:value-type="time" office:time-value="PT12H27M24S" calcext:value-type="time">
            <text:p>12:27:24</text:p>
          </table:table-cell>
          <table:table-cell office:value-type="time" office:time-value="PT17H17M31S" calcext:value-type="time">
            <text:p>17:17:31</text:p>
          </table:table-cell>
          <table:table-cell table:formula="of:=IF(OR([.B206]=&quot;&quot;;[.E206]=&quot;&quot;);&quot;&quot;;ROUND(ABS([.B206]-[.E206])*86400))" office:value-type="float" office:value="3" calcext:value-type="float">
            <text:p>3</text:p>
          </table:table-cell>
          <table:table-cell table:formula="of:=IF(OR([.C206]=&quot;&quot;;[.F206]=&quot;&quot;);&quot;&quot;;ROUND(ABS([.C206]-[.F206])*86400))" office:value-type="float" office:value="0" calcext:value-type="float">
            <text:p>0</text:p>
          </table:table-cell>
          <table:table-cell table:formula="of:=IF(OR([.D206]=&quot;&quot;;[.G206]=&quot;&quot;);&quot;&quot;;ROUND(ABS([.D206]-[.G20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time" office:time-value="PT07H36M52S" calcext:value-type="time">
            <text:p>07:36:52</text:p>
          </table:table-cell>
          <table:table-cell office:value-type="time" office:time-value="PT12H27M26S" calcext:value-type="time">
            <text:p>12:27:26</text:p>
          </table:table-cell>
          <table:table-cell office:value-type="time" office:time-value="PT17H18M21S" calcext:value-type="time">
            <text:p>17:18:21</text:p>
          </table:table-cell>
          <table:table-cell office:value-type="time" office:time-value="PT07H36M49S" calcext:value-type="time">
            <text:p>07:36:49</text:p>
          </table:table-cell>
          <table:table-cell office:value-type="time" office:time-value="PT12H27M26S" calcext:value-type="time">
            <text:p>12:27:26</text:p>
          </table:table-cell>
          <table:table-cell office:value-type="time" office:time-value="PT17H18M24S" calcext:value-type="time">
            <text:p>17:18:24</text:p>
          </table:table-cell>
          <table:table-cell table:formula="of:=IF(OR([.B207]=&quot;&quot;;[.E207]=&quot;&quot;);&quot;&quot;;ROUND(ABS([.B207]-[.E207])*86400))" office:value-type="float" office:value="3" calcext:value-type="float">
            <text:p>3</text:p>
          </table:table-cell>
          <table:table-cell table:formula="of:=IF(OR([.C207]=&quot;&quot;;[.F207]=&quot;&quot;);&quot;&quot;;ROUND(ABS([.C207]-[.F207])*86400))" office:value-type="float" office:value="0" calcext:value-type="float">
            <text:p>0</text:p>
          </table:table-cell>
          <table:table-cell table:formula="of:=IF(OR([.D207]=&quot;&quot;;[.G207]=&quot;&quot;);&quot;&quot;;ROUND(ABS([.D207]-[.G20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time" office:time-value="PT07H36M01S" calcext:value-type="time">
            <text:p>07:36:01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19M14S" calcext:value-type="time">
            <text:p>17:19:14</text:p>
          </table:table-cell>
          <table:table-cell office:value-type="time" office:time-value="PT07H35M58S" calcext:value-type="time">
            <text:p>07:35:58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19M18S" calcext:value-type="time">
            <text:p>17:19:18</text:p>
          </table:table-cell>
          <table:table-cell table:formula="of:=IF(OR([.B208]=&quot;&quot;;[.E208]=&quot;&quot;);&quot;&quot;;ROUND(ABS([.B208]-[.E208])*86400))" office:value-type="float" office:value="3" calcext:value-type="float">
            <text:p>3</text:p>
          </table:table-cell>
          <table:table-cell table:formula="of:=IF(OR([.C208]=&quot;&quot;;[.F208]=&quot;&quot;);&quot;&quot;;ROUND(ABS([.C208]-[.F208])*86400))" office:value-type="float" office:value="0" calcext:value-type="float">
            <text:p>0</text:p>
          </table:table-cell>
          <table:table-cell table:formula="of:=IF(OR([.D208]=&quot;&quot;;[.G208]=&quot;&quot;);&quot;&quot;;ROUND(ABS([.D208]-[.G208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time" office:time-value="PT07H35M08S" calcext:value-type="time">
            <text:p>07:35:08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20M09S" calcext:value-type="time">
            <text:p>17:20:09</text:p>
          </table:table-cell>
          <table:table-cell office:value-type="time" office:time-value="PT07H35M05S" calcext:value-type="time">
            <text:p>07:35:05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20M12S" calcext:value-type="time">
            <text:p>17:20:12</text:p>
          </table:table-cell>
          <table:table-cell table:formula="of:=IF(OR([.B209]=&quot;&quot;;[.E209]=&quot;&quot;);&quot;&quot;;ROUND(ABS([.B209]-[.E209])*86400))" office:value-type="float" office:value="3" calcext:value-type="float">
            <text:p>3</text:p>
          </table:table-cell>
          <table:table-cell table:formula="of:=IF(OR([.C209]=&quot;&quot;;[.F209]=&quot;&quot;);&quot;&quot;;ROUND(ABS([.C209]-[.F209])*86400))" office:value-type="float" office:value="0" calcext:value-type="float">
            <text:p>0</text:p>
          </table:table-cell>
          <table:table-cell table:formula="of:=IF(OR([.D209]=&quot;&quot;;[.G209]=&quot;&quot;);&quot;&quot;;ROUND(ABS([.D209]-[.G20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07H34M14S" calcext:value-type="time">
            <text:p>07:34:14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21M03S" calcext:value-type="time">
            <text:p>17:21:03</text:p>
          </table:table-cell>
          <table:table-cell office:value-type="time" office:time-value="PT07H34M11S" calcext:value-type="time">
            <text:p>07:34:11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21M06S" calcext:value-type="time">
            <text:p>17:21:06</text:p>
          </table:table-cell>
          <table:table-cell table:formula="of:=IF(OR([.B210]=&quot;&quot;;[.E210]=&quot;&quot;);&quot;&quot;;ROUND(ABS([.B210]-[.E210])*86400))" office:value-type="float" office:value="3" calcext:value-type="float">
            <text:p>3</text:p>
          </table:table-cell>
          <table:table-cell table:formula="of:=IF(OR([.C210]=&quot;&quot;;[.F210]=&quot;&quot;);&quot;&quot;;ROUND(ABS([.C210]-[.F210])*86400))" office:value-type="float" office:value="0" calcext:value-type="float">
            <text:p>0</text:p>
          </table:table-cell>
          <table:table-cell table:formula="of:=IF(OR([.D210]=&quot;&quot;;[.G210]=&quot;&quot;);&quot;&quot;;ROUND(ABS([.D210]-[.G21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07H33M18S" calcext:value-type="time">
            <text:p>07:33:18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21M58S" calcext:value-type="time">
            <text:p>17:21:58</text:p>
          </table:table-cell>
          <table:table-cell office:value-type="time" office:time-value="PT07H33M15S" calcext:value-type="time">
            <text:p>07:33:15</text:p>
          </table:table-cell>
          <table:table-cell office:value-type="time" office:time-value="PT12H27M27S" calcext:value-type="time">
            <text:p>12:27:27</text:p>
          </table:table-cell>
          <table:table-cell office:value-type="time" office:time-value="PT17H22M01S" calcext:value-type="time">
            <text:p>17:22:01</text:p>
          </table:table-cell>
          <table:table-cell table:formula="of:=IF(OR([.B211]=&quot;&quot;;[.E211]=&quot;&quot;);&quot;&quot;;ROUND(ABS([.B211]-[.E211])*86400))" office:value-type="float" office:value="3" calcext:value-type="float">
            <text:p>3</text:p>
          </table:table-cell>
          <table:table-cell table:formula="of:=IF(OR([.C211]=&quot;&quot;;[.F211]=&quot;&quot;);&quot;&quot;;ROUND(ABS([.C211]-[.F211])*86400))" office:value-type="float" office:value="0" calcext:value-type="float">
            <text:p>0</text:p>
          </table:table-cell>
          <table:table-cell table:formula="of:=IF(OR([.D211]=&quot;&quot;;[.G211]=&quot;&quot;);&quot;&quot;;ROUND(ABS([.D211]-[.G21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07H32M20S" calcext:value-type="time">
            <text:p>07:32:20</text:p>
          </table:table-cell>
          <table:table-cell office:value-type="time" office:time-value="PT12H27M25S" calcext:value-type="time">
            <text:p>12:27:25</text:p>
          </table:table-cell>
          <table:table-cell office:value-type="time" office:time-value="PT17H22M54S" calcext:value-type="time">
            <text:p>17:22:54</text:p>
          </table:table-cell>
          <table:table-cell office:value-type="time" office:time-value="PT07H32M17S" calcext:value-type="time">
            <text:p>07:32:17</text:p>
          </table:table-cell>
          <table:table-cell office:value-type="time" office:time-value="PT12H27M25S" calcext:value-type="time">
            <text:p>12:27:25</text:p>
          </table:table-cell>
          <table:table-cell office:value-type="time" office:time-value="PT17H22M57S" calcext:value-type="time">
            <text:p>17:22:57</text:p>
          </table:table-cell>
          <table:table-cell table:formula="of:=IF(OR([.B212]=&quot;&quot;;[.E212]=&quot;&quot;);&quot;&quot;;ROUND(ABS([.B212]-[.E212])*86400))" office:value-type="float" office:value="3" calcext:value-type="float">
            <text:p>3</text:p>
          </table:table-cell>
          <table:table-cell table:formula="of:=IF(OR([.C212]=&quot;&quot;;[.F212]=&quot;&quot;);&quot;&quot;;ROUND(ABS([.C212]-[.F212])*86400))" office:value-type="float" office:value="0" calcext:value-type="float">
            <text:p>0</text:p>
          </table:table-cell>
          <table:table-cell table:formula="of:=IF(OR([.D212]=&quot;&quot;;[.G212]=&quot;&quot;);&quot;&quot;;ROUND(ABS([.D212]-[.G21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7H31M21S" calcext:value-type="time">
            <text:p>07:31:21</text:p>
          </table:table-cell>
          <table:table-cell office:value-type="time" office:time-value="PT12H27M23S" calcext:value-type="time">
            <text:p>12:27:23</text:p>
          </table:table-cell>
          <table:table-cell office:value-type="time" office:time-value="PT17H23M50S" calcext:value-type="time">
            <text:p>17:23:50</text:p>
          </table:table-cell>
          <table:table-cell office:value-type="time" office:time-value="PT07H31M18S" calcext:value-type="time">
            <text:p>07:31:18</text:p>
          </table:table-cell>
          <table:table-cell office:value-type="time" office:time-value="PT12H27M23S" calcext:value-type="time">
            <text:p>12:27:23</text:p>
          </table:table-cell>
          <table:table-cell office:value-type="time" office:time-value="PT17H23M53S" calcext:value-type="time">
            <text:p>17:23:53</text:p>
          </table:table-cell>
          <table:table-cell table:formula="of:=IF(OR([.B213]=&quot;&quot;;[.E213]=&quot;&quot;);&quot;&quot;;ROUND(ABS([.B213]-[.E213])*86400))" office:value-type="float" office:value="3" calcext:value-type="float">
            <text:p>3</text:p>
          </table:table-cell>
          <table:table-cell table:formula="of:=IF(OR([.C213]=&quot;&quot;;[.F213]=&quot;&quot;);&quot;&quot;;ROUND(ABS([.C213]-[.F213])*86400))" office:value-type="float" office:value="0" calcext:value-type="float">
            <text:p>0</text:p>
          </table:table-cell>
          <table:table-cell table:formula="of:=IF(OR([.D213]=&quot;&quot;;[.G213]=&quot;&quot;);&quot;&quot;;ROUND(ABS([.D213]-[.G21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7H30M20S" calcext:value-type="time">
            <text:p>07:30:20</text:p>
          </table:table-cell>
          <table:table-cell office:value-type="time" office:time-value="PT12H27M21S" calcext:value-type="time">
            <text:p>12:27:21</text:p>
          </table:table-cell>
          <table:table-cell office:value-type="time" office:time-value="PT17H24M46S" calcext:value-type="time">
            <text:p>17:24:46</text:p>
          </table:table-cell>
          <table:table-cell office:value-type="time" office:time-value="PT07H30M17S" calcext:value-type="time">
            <text:p>07:30:17</text:p>
          </table:table-cell>
          <table:table-cell office:value-type="time" office:time-value="PT12H27M21S" calcext:value-type="time">
            <text:p>12:27:21</text:p>
          </table:table-cell>
          <table:table-cell office:value-type="time" office:time-value="PT17H24M49S" calcext:value-type="time">
            <text:p>17:24:49</text:p>
          </table:table-cell>
          <table:table-cell table:formula="of:=IF(OR([.B214]=&quot;&quot;;[.E214]=&quot;&quot;);&quot;&quot;;ROUND(ABS([.B214]-[.E214])*86400))" office:value-type="float" office:value="3" calcext:value-type="float">
            <text:p>3</text:p>
          </table:table-cell>
          <table:table-cell table:formula="of:=IF(OR([.C214]=&quot;&quot;;[.F214]=&quot;&quot;);&quot;&quot;;ROUND(ABS([.C214]-[.F214])*86400))" office:value-type="float" office:value="0" calcext:value-type="float">
            <text:p>0</text:p>
          </table:table-cell>
          <table:table-cell table:formula="of:=IF(OR([.D214]=&quot;&quot;;[.G214]=&quot;&quot;);&quot;&quot;;ROUND(ABS([.D214]-[.G21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7H29M17S" calcext:value-type="time">
            <text:p>07:29:17</text:p>
          </table:table-cell>
          <table:table-cell office:value-type="time" office:time-value="PT12H27M18S" calcext:value-type="time">
            <text:p>12:27:18</text:p>
          </table:table-cell>
          <table:table-cell office:value-type="time" office:time-value="PT17H25M43S" calcext:value-type="time">
            <text:p>17:25:43</text:p>
          </table:table-cell>
          <table:table-cell office:value-type="time" office:time-value="PT07H29M14S" calcext:value-type="time">
            <text:p>07:29:14</text:p>
          </table:table-cell>
          <table:table-cell office:value-type="time" office:time-value="PT12H27M18S" calcext:value-type="time">
            <text:p>12:27:18</text:p>
          </table:table-cell>
          <table:table-cell office:value-type="time" office:time-value="PT17H25M46S" calcext:value-type="time">
            <text:p>17:25:46</text:p>
          </table:table-cell>
          <table:table-cell table:formula="of:=IF(OR([.B215]=&quot;&quot;;[.E215]=&quot;&quot;);&quot;&quot;;ROUND(ABS([.B215]-[.E215])*86400))" office:value-type="float" office:value="3" calcext:value-type="float">
            <text:p>3</text:p>
          </table:table-cell>
          <table:table-cell table:formula="of:=IF(OR([.C215]=&quot;&quot;;[.F215]=&quot;&quot;);&quot;&quot;;ROUND(ABS([.C215]-[.F215])*86400))" office:value-type="float" office:value="0" calcext:value-type="float">
            <text:p>0</text:p>
          </table:table-cell>
          <table:table-cell table:formula="of:=IF(OR([.D215]=&quot;&quot;;[.G215]=&quot;&quot;);&quot;&quot;;ROUND(ABS([.D215]-[.G21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7H28M13S" calcext:value-type="time">
            <text:p>07:28:13</text:p>
          </table:table-cell>
          <table:table-cell office:value-type="time" office:time-value="PT12H27M14S" calcext:value-type="time">
            <text:p>12:27:14</text:p>
          </table:table-cell>
          <table:table-cell office:value-type="time" office:time-value="PT17H26M40S" calcext:value-type="time">
            <text:p>17:26:40</text:p>
          </table:table-cell>
          <table:table-cell office:value-type="time" office:time-value="PT07H28M10S" calcext:value-type="time">
            <text:p>07:28:10</text:p>
          </table:table-cell>
          <table:table-cell office:value-type="time" office:time-value="PT12H27M14S" calcext:value-type="time">
            <text:p>12:27:14</text:p>
          </table:table-cell>
          <table:table-cell office:value-type="time" office:time-value="PT17H26M43S" calcext:value-type="time">
            <text:p>17:26:43</text:p>
          </table:table-cell>
          <table:table-cell table:formula="of:=IF(OR([.B216]=&quot;&quot;;[.E216]=&quot;&quot;);&quot;&quot;;ROUND(ABS([.B216]-[.E216])*86400))" office:value-type="float" office:value="3" calcext:value-type="float">
            <text:p>3</text:p>
          </table:table-cell>
          <table:table-cell table:formula="of:=IF(OR([.C216]=&quot;&quot;;[.F216]=&quot;&quot;);&quot;&quot;;ROUND(ABS([.C216]-[.F216])*86400))" office:value-type="float" office:value="0" calcext:value-type="float">
            <text:p>0</text:p>
          </table:table-cell>
          <table:table-cell table:formula="of:=IF(OR([.D216]=&quot;&quot;;[.G216]=&quot;&quot;);&quot;&quot;;ROUND(ABS([.D216]-[.G21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07H27M08S" calcext:value-type="time">
            <text:p>07:27:08</text:p>
          </table:table-cell>
          <table:table-cell office:value-type="time" office:time-value="PT12H27M09S" calcext:value-type="time">
            <text:p>12:27:09</text:p>
          </table:table-cell>
          <table:table-cell office:value-type="time" office:time-value="PT17H27M37S" calcext:value-type="time">
            <text:p>17:27:37</text:p>
          </table:table-cell>
          <table:table-cell office:value-type="time" office:time-value="PT07H27M05S" calcext:value-type="time">
            <text:p>07:27:05</text:p>
          </table:table-cell>
          <table:table-cell office:value-type="time" office:time-value="PT12H27M10S" calcext:value-type="time">
            <text:p>12:27:10</text:p>
          </table:table-cell>
          <table:table-cell office:value-type="time" office:time-value="PT17H27M40S" calcext:value-type="time">
            <text:p>17:27:40</text:p>
          </table:table-cell>
          <table:table-cell table:formula="of:=IF(OR([.B217]=&quot;&quot;;[.E217]=&quot;&quot;);&quot;&quot;;ROUND(ABS([.B217]-[.E217])*86400))" office:value-type="float" office:value="3" calcext:value-type="float">
            <text:p>3</text:p>
          </table:table-cell>
          <table:table-cell table:formula="of:=IF(OR([.C217]=&quot;&quot;;[.F217]=&quot;&quot;);&quot;&quot;;ROUND(ABS([.C217]-[.F217])*86400))" office:value-type="float" office:value="1" calcext:value-type="float">
            <text:p>1</text:p>
          </table:table-cell>
          <table:table-cell table:formula="of:=IF(OR([.D217]=&quot;&quot;;[.G217]=&quot;&quot;);&quot;&quot;;ROUND(ABS([.D217]-[.G21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07H26M00S" calcext:value-type="time">
            <text:p>07:26:00</text:p>
          </table:table-cell>
          <table:table-cell office:value-type="time" office:time-value="PT12H27M04S" calcext:value-type="time">
            <text:p>12:27:04</text:p>
          </table:table-cell>
          <table:table-cell office:value-type="time" office:time-value="PT17H28M35S" calcext:value-type="time">
            <text:p>17:28:35</text:p>
          </table:table-cell>
          <table:table-cell office:value-type="time" office:time-value="PT07H25M58S" calcext:value-type="time">
            <text:p>07:25:58</text:p>
          </table:table-cell>
          <table:table-cell office:value-type="time" office:time-value="PT12H27M05S" calcext:value-type="time">
            <text:p>12:27:05</text:p>
          </table:table-cell>
          <table:table-cell office:value-type="time" office:time-value="PT17H28M38S" calcext:value-type="time">
            <text:p>17:28:38</text:p>
          </table:table-cell>
          <table:table-cell table:formula="of:=IF(OR([.B218]=&quot;&quot;;[.E218]=&quot;&quot;);&quot;&quot;;ROUND(ABS([.B218]-[.E218])*86400))" office:value-type="float" office:value="2" calcext:value-type="float">
            <text:p>2</text:p>
          </table:table-cell>
          <table:table-cell table:formula="of:=IF(OR([.C218]=&quot;&quot;;[.F218]=&quot;&quot;);&quot;&quot;;ROUND(ABS([.C218]-[.F218])*86400))" office:value-type="float" office:value="1" calcext:value-type="float">
            <text:p>1</text:p>
          </table:table-cell>
          <table:table-cell table:formula="of:=IF(OR([.D218]=&quot;&quot;;[.G218]=&quot;&quot;);&quot;&quot;;ROUND(ABS([.D218]-[.G21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07H24M52S" calcext:value-type="time">
            <text:p>07:24:52</text:p>
          </table:table-cell>
          <table:table-cell office:value-type="time" office:time-value="PT12H26M59S" calcext:value-type="time">
            <text:p>12:26:59</text:p>
          </table:table-cell>
          <table:table-cell office:value-type="time" office:time-value="PT17H29M33S" calcext:value-type="time">
            <text:p>17:29:33</text:p>
          </table:table-cell>
          <table:table-cell office:value-type="time" office:time-value="PT07H24M49S" calcext:value-type="time">
            <text:p>07:24:49</text:p>
          </table:table-cell>
          <table:table-cell office:value-type="time" office:time-value="PT12H26M59S" calcext:value-type="time">
            <text:p>12:26:59</text:p>
          </table:table-cell>
          <table:table-cell office:value-type="time" office:time-value="PT17H29M36S" calcext:value-type="time">
            <text:p>17:29:36</text:p>
          </table:table-cell>
          <table:table-cell table:formula="of:=IF(OR([.B219]=&quot;&quot;;[.E219]=&quot;&quot;);&quot;&quot;;ROUND(ABS([.B219]-[.E219])*86400))" office:value-type="float" office:value="3" calcext:value-type="float">
            <text:p>3</text:p>
          </table:table-cell>
          <table:table-cell table:formula="of:=IF(OR([.C219]=&quot;&quot;;[.F219]=&quot;&quot;);&quot;&quot;;ROUND(ABS([.C219]-[.F219])*86400))" office:value-type="float" office:value="0" calcext:value-type="float">
            <text:p>0</text:p>
          </table:table-cell>
          <table:table-cell table:formula="of:=IF(OR([.D219]=&quot;&quot;;[.G219]=&quot;&quot;);&quot;&quot;;ROUND(ABS([.D219]-[.G21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time" office:time-value="PT07H23M42S" calcext:value-type="time">
            <text:p>07:23:42</text:p>
          </table:table-cell>
          <table:table-cell office:value-type="time" office:time-value="PT12H26M53S" calcext:value-type="time">
            <text:p>12:26:53</text:p>
          </table:table-cell>
          <table:table-cell office:value-type="time" office:time-value="PT17H30M31S" calcext:value-type="time">
            <text:p>17:30:31</text:p>
          </table:table-cell>
          <table:table-cell office:value-type="time" office:time-value="PT07H23M39S" calcext:value-type="time">
            <text:p>07:23:39</text:p>
          </table:table-cell>
          <table:table-cell office:value-type="time" office:time-value="PT12H26M53S" calcext:value-type="time">
            <text:p>12:26:53</text:p>
          </table:table-cell>
          <table:table-cell office:value-type="time" office:time-value="PT17H30M34S" calcext:value-type="time">
            <text:p>17:30:34</text:p>
          </table:table-cell>
          <table:table-cell table:formula="of:=IF(OR([.B220]=&quot;&quot;;[.E220]=&quot;&quot;);&quot;&quot;;ROUND(ABS([.B220]-[.E220])*86400))" office:value-type="float" office:value="3" calcext:value-type="float">
            <text:p>3</text:p>
          </table:table-cell>
          <table:table-cell table:formula="of:=IF(OR([.C220]=&quot;&quot;;[.F220]=&quot;&quot;);&quot;&quot;;ROUND(ABS([.C220]-[.F220])*86400))" office:value-type="float" office:value="0" calcext:value-type="float">
            <text:p>0</text:p>
          </table:table-cell>
          <table:table-cell table:formula="of:=IF(OR([.D220]=&quot;&quot;;[.G220]=&quot;&quot;);&quot;&quot;;ROUND(ABS([.D220]-[.G22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time" office:time-value="PT07H22M30S" calcext:value-type="time">
            <text:p>07:22:30</text:p>
          </table:table-cell>
          <table:table-cell office:value-type="time" office:time-value="PT12H26M46S" calcext:value-type="time">
            <text:p>12:26:46</text:p>
          </table:table-cell>
          <table:table-cell office:value-type="time" office:time-value="PT17H31M29S" calcext:value-type="time">
            <text:p>17:31:29</text:p>
          </table:table-cell>
          <table:table-cell office:value-type="time" office:time-value="PT07H22M27S" calcext:value-type="time">
            <text:p>07:22:27</text:p>
          </table:table-cell>
          <table:table-cell office:value-type="time" office:time-value="PT12H26M46S" calcext:value-type="time">
            <text:p>12:26:46</text:p>
          </table:table-cell>
          <table:table-cell office:value-type="time" office:time-value="PT17H31M32S" calcext:value-type="time">
            <text:p>17:31:32</text:p>
          </table:table-cell>
          <table:table-cell table:formula="of:=IF(OR([.B221]=&quot;&quot;;[.E221]=&quot;&quot;);&quot;&quot;;ROUND(ABS([.B221]-[.E221])*86400))" office:value-type="float" office:value="3" calcext:value-type="float">
            <text:p>3</text:p>
          </table:table-cell>
          <table:table-cell table:formula="of:=IF(OR([.C221]=&quot;&quot;;[.F221]=&quot;&quot;);&quot;&quot;;ROUND(ABS([.C221]-[.F221])*86400))" office:value-type="float" office:value="0" calcext:value-type="float">
            <text:p>0</text:p>
          </table:table-cell>
          <table:table-cell table:formula="of:=IF(OR([.D221]=&quot;&quot;;[.G221]=&quot;&quot;);&quot;&quot;;ROUND(ABS([.D221]-[.G22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time" office:time-value="PT07H21M17S" calcext:value-type="time">
            <text:p>07:21:17</text:p>
          </table:table-cell>
          <table:table-cell office:value-type="time" office:time-value="PT12H26M38S" calcext:value-type="time">
            <text:p>12:26:38</text:p>
          </table:table-cell>
          <table:table-cell office:value-type="time" office:time-value="PT17H32M27S" calcext:value-type="time">
            <text:p>17:32:27</text:p>
          </table:table-cell>
          <table:table-cell office:value-type="time" office:time-value="PT07H21M14S" calcext:value-type="time">
            <text:p>07:21:14</text:p>
          </table:table-cell>
          <table:table-cell office:value-type="time" office:time-value="PT12H26M38S" calcext:value-type="time">
            <text:p>12:26:38</text:p>
          </table:table-cell>
          <table:table-cell office:value-type="time" office:time-value="PT17H32M30S" calcext:value-type="time">
            <text:p>17:32:30</text:p>
          </table:table-cell>
          <table:table-cell table:formula="of:=IF(OR([.B222]=&quot;&quot;;[.E222]=&quot;&quot;);&quot;&quot;;ROUND(ABS([.B222]-[.E222])*86400))" office:value-type="float" office:value="3" calcext:value-type="float">
            <text:p>3</text:p>
          </table:table-cell>
          <table:table-cell table:formula="of:=IF(OR([.C222]=&quot;&quot;;[.F222]=&quot;&quot;);&quot;&quot;;ROUND(ABS([.C222]-[.F222])*86400))" office:value-type="float" office:value="0" calcext:value-type="float">
            <text:p>0</text:p>
          </table:table-cell>
          <table:table-cell table:formula="of:=IF(OR([.D222]=&quot;&quot;;[.G222]=&quot;&quot;);&quot;&quot;;ROUND(ABS([.D222]-[.G22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time" office:time-value="PT07H20M03S" calcext:value-type="time">
            <text:p>07:20:03</text:p>
          </table:table-cell>
          <table:table-cell office:value-type="time" office:time-value="PT12H26M30S" calcext:value-type="time">
            <text:p>12:26:30</text:p>
          </table:table-cell>
          <table:table-cell office:value-type="time" office:time-value="PT17H33M26S" calcext:value-type="time">
            <text:p>17:33:26</text:p>
          </table:table-cell>
          <table:table-cell office:value-type="time" office:time-value="PT07H20M00S" calcext:value-type="time">
            <text:p>07:20:00</text:p>
          </table:table-cell>
          <table:table-cell office:value-type="time" office:time-value="PT12H26M30S" calcext:value-type="time">
            <text:p>12:26:30</text:p>
          </table:table-cell>
          <table:table-cell office:value-type="time" office:time-value="PT17H33M29S" calcext:value-type="time">
            <text:p>17:33:29</text:p>
          </table:table-cell>
          <table:table-cell table:formula="of:=IF(OR([.B223]=&quot;&quot;;[.E223]=&quot;&quot;);&quot;&quot;;ROUND(ABS([.B223]-[.E223])*86400))" office:value-type="float" office:value="3" calcext:value-type="float">
            <text:p>3</text:p>
          </table:table-cell>
          <table:table-cell table:formula="of:=IF(OR([.C223]=&quot;&quot;;[.F223]=&quot;&quot;);&quot;&quot;;ROUND(ABS([.C223]-[.F223])*86400))" office:value-type="float" office:value="0" calcext:value-type="float">
            <text:p>0</text:p>
          </table:table-cell>
          <table:table-cell table:formula="of:=IF(OR([.D223]=&quot;&quot;;[.G223]=&quot;&quot;);&quot;&quot;;ROUND(ABS([.D223]-[.G22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time" office:time-value="PT07H18M48S" calcext:value-type="time">
            <text:p>07:18:48</text:p>
          </table:table-cell>
          <table:table-cell office:value-type="time" office:time-value="PT12H26M21S" calcext:value-type="time">
            <text:p>12:26:21</text:p>
          </table:table-cell>
          <table:table-cell office:value-type="time" office:time-value="PT17H34M25S" calcext:value-type="time">
            <text:p>17:34:25</text:p>
          </table:table-cell>
          <table:table-cell office:value-type="time" office:time-value="PT07H18M45S" calcext:value-type="time">
            <text:p>07:18:45</text:p>
          </table:table-cell>
          <table:table-cell office:value-type="time" office:time-value="PT12H26M22S" calcext:value-type="time">
            <text:p>12:26:22</text:p>
          </table:table-cell>
          <table:table-cell office:value-type="time" office:time-value="PT17H34M27S" calcext:value-type="time">
            <text:p>17:34:27</text:p>
          </table:table-cell>
          <table:table-cell table:formula="of:=IF(OR([.B224]=&quot;&quot;;[.E224]=&quot;&quot;);&quot;&quot;;ROUND(ABS([.B224]-[.E224])*86400))" office:value-type="float" office:value="3" calcext:value-type="float">
            <text:p>3</text:p>
          </table:table-cell>
          <table:table-cell table:formula="of:=IF(OR([.C224]=&quot;&quot;;[.F224]=&quot;&quot;);&quot;&quot;;ROUND(ABS([.C224]-[.F224])*86400))" office:value-type="float" office:value="1" calcext:value-type="float">
            <text:p>1</text:p>
          </table:table-cell>
          <table:table-cell table:formula="of:=IF(OR([.D224]=&quot;&quot;;[.G224]=&quot;&quot;);&quot;&quot;;ROUND(ABS([.D224]-[.G22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time" office:time-value="PT07H17M31S" calcext:value-type="time">
            <text:p>07:17:31</text:p>
          </table:table-cell>
          <table:table-cell office:value-type="time" office:time-value="PT12H26M12S" calcext:value-type="time">
            <text:p>12:26:12</text:p>
          </table:table-cell>
          <table:table-cell office:value-type="time" office:time-value="PT17H35M23S" calcext:value-type="time">
            <text:p>17:35:23</text:p>
          </table:table-cell>
          <table:table-cell office:value-type="time" office:time-value="PT07H17M28S" calcext:value-type="time">
            <text:p>07:17:28</text:p>
          </table:table-cell>
          <table:table-cell office:value-type="time" office:time-value="PT12H26M12S" calcext:value-type="time">
            <text:p>12:26:12</text:p>
          </table:table-cell>
          <table:table-cell office:value-type="time" office:time-value="PT17H35M26S" calcext:value-type="time">
            <text:p>17:35:26</text:p>
          </table:table-cell>
          <table:table-cell table:formula="of:=IF(OR([.B225]=&quot;&quot;;[.E225]=&quot;&quot;);&quot;&quot;;ROUND(ABS([.B225]-[.E225])*86400))" office:value-type="float" office:value="3" calcext:value-type="float">
            <text:p>3</text:p>
          </table:table-cell>
          <table:table-cell table:formula="of:=IF(OR([.C225]=&quot;&quot;;[.F225]=&quot;&quot;);&quot;&quot;;ROUND(ABS([.C225]-[.F225])*86400))" office:value-type="float" office:value="0" calcext:value-type="float">
            <text:p>0</text:p>
          </table:table-cell>
          <table:table-cell table:formula="of:=IF(OR([.D225]=&quot;&quot;;[.G225]=&quot;&quot;);&quot;&quot;;ROUND(ABS([.D225]-[.G22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07H16M13S" calcext:value-type="time">
            <text:p>07:16:13</text:p>
          </table:table-cell>
          <table:table-cell office:value-type="time" office:time-value="PT12H26M02S" calcext:value-type="time">
            <text:p>12:26:02</text:p>
          </table:table-cell>
          <table:table-cell office:value-type="time" office:time-value="PT17H36M22S" calcext:value-type="time">
            <text:p>17:36:22</text:p>
          </table:table-cell>
          <table:table-cell office:value-type="time" office:time-value="PT07H16M10S" calcext:value-type="time">
            <text:p>07:16:10</text:p>
          </table:table-cell>
          <table:table-cell office:value-type="time" office:time-value="PT12H26M02S" calcext:value-type="time">
            <text:p>12:26:02</text:p>
          </table:table-cell>
          <table:table-cell office:value-type="time" office:time-value="PT17H36M25S" calcext:value-type="time">
            <text:p>17:36:25</text:p>
          </table:table-cell>
          <table:table-cell table:formula="of:=IF(OR([.B226]=&quot;&quot;;[.E226]=&quot;&quot;);&quot;&quot;;ROUND(ABS([.B226]-[.E226])*86400))" office:value-type="float" office:value="3" calcext:value-type="float">
            <text:p>3</text:p>
          </table:table-cell>
          <table:table-cell table:formula="of:=IF(OR([.C226]=&quot;&quot;;[.F226]=&quot;&quot;);&quot;&quot;;ROUND(ABS([.C226]-[.F226])*86400))" office:value-type="float" office:value="0" calcext:value-type="float">
            <text:p>0</text:p>
          </table:table-cell>
          <table:table-cell table:formula="of:=IF(OR([.D226]=&quot;&quot;;[.G226]=&quot;&quot;);&quot;&quot;;ROUND(ABS([.D226]-[.G22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07H14M53S" calcext:value-type="time">
            <text:p>07:14:53</text:p>
          </table:table-cell>
          <table:table-cell office:value-type="time" office:time-value="PT12H25M52S" calcext:value-type="time">
            <text:p>12:25:52</text:p>
          </table:table-cell>
          <table:table-cell office:value-type="time" office:time-value="PT17H37M21S" calcext:value-type="time">
            <text:p>17:37:21</text:p>
          </table:table-cell>
          <table:table-cell office:value-type="time" office:time-value="PT07H14M50S" calcext:value-type="time">
            <text:p>07:14:50</text:p>
          </table:table-cell>
          <table:table-cell office:value-type="time" office:time-value="PT12H25M52S" calcext:value-type="time">
            <text:p>12:25:52</text:p>
          </table:table-cell>
          <table:table-cell office:value-type="time" office:time-value="PT17H37M24S" calcext:value-type="time">
            <text:p>17:37:24</text:p>
          </table:table-cell>
          <table:table-cell table:formula="of:=IF(OR([.B227]=&quot;&quot;;[.E227]=&quot;&quot;);&quot;&quot;;ROUND(ABS([.B227]-[.E227])*86400))" office:value-type="float" office:value="3" calcext:value-type="float">
            <text:p>3</text:p>
          </table:table-cell>
          <table:table-cell table:formula="of:=IF(OR([.C227]=&quot;&quot;;[.F227]=&quot;&quot;);&quot;&quot;;ROUND(ABS([.C227]-[.F227])*86400))" office:value-type="float" office:value="0" calcext:value-type="float">
            <text:p>0</text:p>
          </table:table-cell>
          <table:table-cell table:formula="of:=IF(OR([.D227]=&quot;&quot;;[.G227]=&quot;&quot;);&quot;&quot;;ROUND(ABS([.D227]-[.G22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07H13M33S" calcext:value-type="time">
            <text:p>07:13:33</text:p>
          </table:table-cell>
          <table:table-cell office:value-type="time" office:time-value="PT12H25M41S" calcext:value-type="time">
            <text:p>12:25:41</text:p>
          </table:table-cell>
          <table:table-cell office:value-type="time" office:time-value="PT17H38M20S" calcext:value-type="time">
            <text:p>17:38:20</text:p>
          </table:table-cell>
          <table:table-cell office:value-type="time" office:time-value="PT07H13M30S" calcext:value-type="time">
            <text:p>07:13:30</text:p>
          </table:table-cell>
          <table:table-cell office:value-type="time" office:time-value="PT12H25M41S" calcext:value-type="time">
            <text:p>12:25:41</text:p>
          </table:table-cell>
          <table:table-cell office:value-type="time" office:time-value="PT17H38M23S" calcext:value-type="time">
            <text:p>17:38:23</text:p>
          </table:table-cell>
          <table:table-cell table:formula="of:=IF(OR([.B228]=&quot;&quot;;[.E228]=&quot;&quot;);&quot;&quot;;ROUND(ABS([.B228]-[.E228])*86400))" office:value-type="float" office:value="3" calcext:value-type="float">
            <text:p>3</text:p>
          </table:table-cell>
          <table:table-cell table:formula="of:=IF(OR([.C228]=&quot;&quot;;[.F228]=&quot;&quot;);&quot;&quot;;ROUND(ABS([.C228]-[.F228])*86400))" office:value-type="float" office:value="0" calcext:value-type="float">
            <text:p>0</text:p>
          </table:table-cell>
          <table:table-cell table:formula="of:=IF(OR([.D228]=&quot;&quot;;[.G228]=&quot;&quot;);&quot;&quot;;ROUND(ABS([.D228]-[.G22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07H12M11S" calcext:value-type="time">
            <text:p>07:12:11</text:p>
          </table:table-cell>
          <table:table-cell office:value-type="time" office:time-value="PT12H25M30S" calcext:value-type="time">
            <text:p>12:25:30</text:p>
          </table:table-cell>
          <table:table-cell office:value-type="time" office:time-value="PT17H39M19S" calcext:value-type="time">
            <text:p>17:39:19</text:p>
          </table:table-cell>
          <table:table-cell office:value-type="time" office:time-value="PT07H12M08S" calcext:value-type="time">
            <text:p>07:12:08</text:p>
          </table:table-cell>
          <table:table-cell office:value-type="time" office:time-value="PT12H25M30S" calcext:value-type="time">
            <text:p>12:25:30</text:p>
          </table:table-cell>
          <table:table-cell office:value-type="time" office:time-value="PT17H39M22S" calcext:value-type="time">
            <text:p>17:39:22</text:p>
          </table:table-cell>
          <table:table-cell table:formula="of:=IF(OR([.B229]=&quot;&quot;;[.E229]=&quot;&quot;);&quot;&quot;;ROUND(ABS([.B229]-[.E229])*86400))" office:value-type="float" office:value="3" calcext:value-type="float">
            <text:p>3</text:p>
          </table:table-cell>
          <table:table-cell table:formula="of:=IF(OR([.C229]=&quot;&quot;;[.F229]=&quot;&quot;);&quot;&quot;;ROUND(ABS([.C229]-[.F229])*86400))" office:value-type="float" office:value="0" calcext:value-type="float">
            <text:p>0</text:p>
          </table:table-cell>
          <table:table-cell table:formula="of:=IF(OR([.D229]=&quot;&quot;;[.G229]=&quot;&quot;);&quot;&quot;;ROUND(ABS([.D229]-[.G22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07H10M48S" calcext:value-type="time">
            <text:p>07:10:48</text:p>
          </table:table-cell>
          <table:table-cell office:value-type="time" office:time-value="PT12H25M18S" calcext:value-type="time">
            <text:p>12:25:18</text:p>
          </table:table-cell>
          <table:table-cell office:value-type="time" office:time-value="PT17H40M18S" calcext:value-type="time">
            <text:p>17:40:18</text:p>
          </table:table-cell>
          <table:table-cell office:value-type="time" office:time-value="PT07H10M46S" calcext:value-type="time">
            <text:p>07:10:46</text:p>
          </table:table-cell>
          <table:table-cell office:value-type="time" office:time-value="PT12H25M18S" calcext:value-type="time">
            <text:p>12:25:18</text:p>
          </table:table-cell>
          <table:table-cell office:value-type="time" office:time-value="PT17H40M21S" calcext:value-type="time">
            <text:p>17:40:21</text:p>
          </table:table-cell>
          <table:table-cell table:formula="of:=IF(OR([.B230]=&quot;&quot;;[.E230]=&quot;&quot;);&quot;&quot;;ROUND(ABS([.B230]-[.E230])*86400))" office:value-type="float" office:value="2" calcext:value-type="float">
            <text:p>2</text:p>
          </table:table-cell>
          <table:table-cell table:formula="of:=IF(OR([.C230]=&quot;&quot;;[.F230]=&quot;&quot;);&quot;&quot;;ROUND(ABS([.C230]-[.F230])*86400))" office:value-type="float" office:value="0" calcext:value-type="float">
            <text:p>0</text:p>
          </table:table-cell>
          <table:table-cell table:formula="of:=IF(OR([.D230]=&quot;&quot;;[.G230]=&quot;&quot;);&quot;&quot;;ROUND(ABS([.D230]-[.G23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07H09M24S" calcext:value-type="time">
            <text:p>07:09:24</text:p>
          </table:table-cell>
          <table:table-cell office:value-type="time" office:time-value="PT12H25M05S" calcext:value-type="time">
            <text:p>12:25:05</text:p>
          </table:table-cell>
          <table:table-cell office:value-type="time" office:time-value="PT17H41M17S" calcext:value-type="time">
            <text:p>17:41:17</text:p>
          </table:table-cell>
          <table:table-cell office:value-type="time" office:time-value="PT07H09M22S" calcext:value-type="time">
            <text:p>07:09:22</text:p>
          </table:table-cell>
          <table:table-cell office:value-type="time" office:time-value="PT12H25M05S" calcext:value-type="time">
            <text:p>12:25:05</text:p>
          </table:table-cell>
          <table:table-cell office:value-type="time" office:time-value="PT17H41M20S" calcext:value-type="time">
            <text:p>17:41:20</text:p>
          </table:table-cell>
          <table:table-cell table:formula="of:=IF(OR([.B231]=&quot;&quot;;[.E231]=&quot;&quot;);&quot;&quot;;ROUND(ABS([.B231]-[.E231])*86400))" office:value-type="float" office:value="2" calcext:value-type="float">
            <text:p>2</text:p>
          </table:table-cell>
          <table:table-cell table:formula="of:=IF(OR([.C231]=&quot;&quot;;[.F231]=&quot;&quot;);&quot;&quot;;ROUND(ABS([.C231]-[.F231])*86400))" office:value-type="float" office:value="0" calcext:value-type="float">
            <text:p>0</text:p>
          </table:table-cell>
          <table:table-cell table:formula="of:=IF(OR([.D231]=&quot;&quot;;[.G231]=&quot;&quot;);&quot;&quot;;ROUND(ABS([.D231]-[.G23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time" office:time-value="PT07H07M59S" calcext:value-type="time">
            <text:p>07:07:59</text:p>
          </table:table-cell>
          <table:table-cell office:value-type="time" office:time-value="PT12H24M52S" calcext:value-type="time">
            <text:p>12:24:52</text:p>
          </table:table-cell>
          <table:table-cell office:value-type="time" office:time-value="PT17H42M17S" calcext:value-type="time">
            <text:p>17:42:17</text:p>
          </table:table-cell>
          <table:table-cell office:value-type="time" office:time-value="PT07H07M57S" calcext:value-type="time">
            <text:p>07:07:57</text:p>
          </table:table-cell>
          <table:table-cell office:value-type="time" office:time-value="PT12H24M52S" calcext:value-type="time">
            <text:p>12:24:52</text:p>
          </table:table-cell>
          <table:table-cell office:value-type="time" office:time-value="PT17H42M19S" calcext:value-type="time">
            <text:p>17:42:19</text:p>
          </table:table-cell>
          <table:table-cell table:formula="of:=IF(OR([.B232]=&quot;&quot;;[.E232]=&quot;&quot;);&quot;&quot;;ROUND(ABS([.B232]-[.E232])*86400))" office:value-type="float" office:value="2" calcext:value-type="float">
            <text:p>2</text:p>
          </table:table-cell>
          <table:table-cell table:formula="of:=IF(OR([.C232]=&quot;&quot;;[.F232]=&quot;&quot;);&quot;&quot;;ROUND(ABS([.C232]-[.F232])*86400))" office:value-type="float" office:value="0" calcext:value-type="float">
            <text:p>0</text:p>
          </table:table-cell>
          <table:table-cell table:formula="of:=IF(OR([.D232]=&quot;&quot;;[.G232]=&quot;&quot;);&quot;&quot;;ROUND(ABS([.D232]-[.G23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07H06M34S" calcext:value-type="time">
            <text:p>07:06:34</text:p>
          </table:table-cell>
          <table:table-cell office:value-type="time" office:time-value="PT12H24M38S" calcext:value-type="time">
            <text:p>12:24:38</text:p>
          </table:table-cell>
          <table:table-cell office:value-type="time" office:time-value="PT17H43M16S" calcext:value-type="time">
            <text:p>17:43:16</text:p>
          </table:table-cell>
          <table:table-cell office:value-type="time" office:time-value="PT07H06M31S" calcext:value-type="time">
            <text:p>07:06:31</text:p>
          </table:table-cell>
          <table:table-cell office:value-type="time" office:time-value="PT12H24M39S" calcext:value-type="time">
            <text:p>12:24:39</text:p>
          </table:table-cell>
          <table:table-cell office:value-type="time" office:time-value="PT17H43M19S" calcext:value-type="time">
            <text:p>17:43:19</text:p>
          </table:table-cell>
          <table:table-cell table:formula="of:=IF(OR([.B233]=&quot;&quot;;[.E233]=&quot;&quot;);&quot;&quot;;ROUND(ABS([.B233]-[.E233])*86400))" office:value-type="float" office:value="3" calcext:value-type="float">
            <text:p>3</text:p>
          </table:table-cell>
          <table:table-cell table:formula="of:=IF(OR([.C233]=&quot;&quot;;[.F233]=&quot;&quot;);&quot;&quot;;ROUND(ABS([.C233]-[.F233])*86400))" office:value-type="float" office:value="1" calcext:value-type="float">
            <text:p>1</text:p>
          </table:table-cell>
          <table:table-cell table:formula="of:=IF(OR([.D233]=&quot;&quot;;[.G233]=&quot;&quot;);&quot;&quot;;ROUND(ABS([.D233]-[.G23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07H05M07S" calcext:value-type="time">
            <text:p>07:05:07</text:p>
          </table:table-cell>
          <table:table-cell office:value-type="time" office:time-value="PT12H24M25S" calcext:value-type="time">
            <text:p>12:24:25</text:p>
          </table:table-cell>
          <table:table-cell office:value-type="time" office:time-value="PT17H44M15S" calcext:value-type="time">
            <text:p>17:44:15</text:p>
          </table:table-cell>
          <table:table-cell office:value-type="time" office:time-value="PT07H05M04S" calcext:value-type="time">
            <text:p>07:05:04</text:p>
          </table:table-cell>
          <table:table-cell office:value-type="time" office:time-value="PT12H24M25S" calcext:value-type="time">
            <text:p>12:24:25</text:p>
          </table:table-cell>
          <table:table-cell office:value-type="time" office:time-value="PT17H44M18S" calcext:value-type="time">
            <text:p>17:44:18</text:p>
          </table:table-cell>
          <table:table-cell table:formula="of:=IF(OR([.B234]=&quot;&quot;;[.E234]=&quot;&quot;);&quot;&quot;;ROUND(ABS([.B234]-[.E234])*86400))" office:value-type="float" office:value="3" calcext:value-type="float">
            <text:p>3</text:p>
          </table:table-cell>
          <table:table-cell table:formula="of:=IF(OR([.C234]=&quot;&quot;;[.F234]=&quot;&quot;);&quot;&quot;;ROUND(ABS([.C234]-[.F234])*86400))" office:value-type="float" office:value="0" calcext:value-type="float">
            <text:p>0</text:p>
          </table:table-cell>
          <table:table-cell table:formula="of:=IF(OR([.D234]=&quot;&quot;;[.G234]=&quot;&quot;);&quot;&quot;;ROUND(ABS([.D234]-[.G23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07H03M39S" calcext:value-type="time">
            <text:p>07:03:39</text:p>
          </table:table-cell>
          <table:table-cell office:value-type="time" office:time-value="PT12H24M10S" calcext:value-type="time">
            <text:p>12:24:10</text:p>
          </table:table-cell>
          <table:table-cell office:value-type="time" office:time-value="PT17H45M15S" calcext:value-type="time">
            <text:p>17:45:15</text:p>
          </table:table-cell>
          <table:table-cell office:value-type="time" office:time-value="PT07H03M36S" calcext:value-type="time">
            <text:p>07:03:36</text:p>
          </table:table-cell>
          <table:table-cell office:value-type="time" office:time-value="PT12H24M10S" calcext:value-type="time">
            <text:p>12:24:10</text:p>
          </table:table-cell>
          <table:table-cell office:value-type="time" office:time-value="PT17H45M17S" calcext:value-type="time">
            <text:p>17:45:17</text:p>
          </table:table-cell>
          <table:table-cell table:formula="of:=IF(OR([.B235]=&quot;&quot;;[.E235]=&quot;&quot;);&quot;&quot;;ROUND(ABS([.B235]-[.E235])*86400))" office:value-type="float" office:value="3" calcext:value-type="float">
            <text:p>3</text:p>
          </table:table-cell>
          <table:table-cell table:formula="of:=IF(OR([.C235]=&quot;&quot;;[.F235]=&quot;&quot;);&quot;&quot;;ROUND(ABS([.C235]-[.F235])*86400))" office:value-type="float" office:value="0" calcext:value-type="float">
            <text:p>0</text:p>
          </table:table-cell>
          <table:table-cell table:formula="of:=IF(OR([.D235]=&quot;&quot;;[.G235]=&quot;&quot;);&quot;&quot;;ROUND(ABS([.D235]-[.G23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time" office:time-value="PT07H02M10S" calcext:value-type="time">
            <text:p>07:02:10</text:p>
          </table:table-cell>
          <table:table-cell office:value-type="time" office:time-value="PT12H23M55S" calcext:value-type="time">
            <text:p>12:23:55</text:p>
          </table:table-cell>
          <table:table-cell office:value-type="time" office:time-value="PT17H46M14S" calcext:value-type="time">
            <text:p>17:46:14</text:p>
          </table:table-cell>
          <table:table-cell office:value-type="time" office:time-value="PT07H02M07S" calcext:value-type="time">
            <text:p>07:02:07</text:p>
          </table:table-cell>
          <table:table-cell office:value-type="time" office:time-value="PT12H23M55S" calcext:value-type="time">
            <text:p>12:23:55</text:p>
          </table:table-cell>
          <table:table-cell office:value-type="time" office:time-value="PT17H46M17S" calcext:value-type="time">
            <text:p>17:46:17</text:p>
          </table:table-cell>
          <table:table-cell table:formula="of:=IF(OR([.B236]=&quot;&quot;;[.E236]=&quot;&quot;);&quot;&quot;;ROUND(ABS([.B236]-[.E236])*86400))" office:value-type="float" office:value="3" calcext:value-type="float">
            <text:p>3</text:p>
          </table:table-cell>
          <table:table-cell table:formula="of:=IF(OR([.C236]=&quot;&quot;;[.F236]=&quot;&quot;);&quot;&quot;;ROUND(ABS([.C236]-[.F236])*86400))" office:value-type="float" office:value="0" calcext:value-type="float">
            <text:p>0</text:p>
          </table:table-cell>
          <table:table-cell table:formula="of:=IF(OR([.D236]=&quot;&quot;;[.G236]=&quot;&quot;);&quot;&quot;;ROUND(ABS([.D236]-[.G23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7H00M40S" calcext:value-type="time">
            <text:p>07:00:40</text:p>
          </table:table-cell>
          <table:table-cell office:value-type="time" office:time-value="PT12H23M40S" calcext:value-type="time">
            <text:p>12:23:40</text:p>
          </table:table-cell>
          <table:table-cell office:value-type="time" office:time-value="PT17H47M14S" calcext:value-type="time">
            <text:p>17:47:14</text:p>
          </table:table-cell>
          <table:table-cell office:value-type="time" office:time-value="PT07H00M38S" calcext:value-type="time">
            <text:p>07:00:38</text:p>
          </table:table-cell>
          <table:table-cell office:value-type="time" office:time-value="PT12H23M40S" calcext:value-type="time">
            <text:p>12:23:40</text:p>
          </table:table-cell>
          <table:table-cell office:value-type="time" office:time-value="PT17H47M16S" calcext:value-type="time">
            <text:p>17:47:16</text:p>
          </table:table-cell>
          <table:table-cell table:formula="of:=IF(OR([.B237]=&quot;&quot;;[.E237]=&quot;&quot;);&quot;&quot;;ROUND(ABS([.B237]-[.E237])*86400))" office:value-type="float" office:value="2" calcext:value-type="float">
            <text:p>2</text:p>
          </table:table-cell>
          <table:table-cell table:formula="of:=IF(OR([.C237]=&quot;&quot;;[.F237]=&quot;&quot;);&quot;&quot;;ROUND(ABS([.C237]-[.F237])*86400))" office:value-type="float" office:value="0" calcext:value-type="float">
            <text:p>0</text:p>
          </table:table-cell>
          <table:table-cell table:formula="of:=IF(OR([.D237]=&quot;&quot;;[.G237]=&quot;&quot;);&quot;&quot;;ROUND(ABS([.D237]-[.G23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6H59M10S" calcext:value-type="time">
            <text:p>06:59:10</text:p>
          </table:table-cell>
          <table:table-cell office:value-type="time" office:time-value="PT12H23M24S" calcext:value-type="time">
            <text:p>12:23:24</text:p>
          </table:table-cell>
          <table:table-cell office:value-type="time" office:time-value="PT17H48M13S" calcext:value-type="time">
            <text:p>17:48:13</text:p>
          </table:table-cell>
          <table:table-cell office:value-type="time" office:time-value="PT06H59M07S" calcext:value-type="time">
            <text:p>06:59:07</text:p>
          </table:table-cell>
          <table:table-cell office:value-type="time" office:time-value="PT12H23M24S" calcext:value-type="time">
            <text:p>12:23:24</text:p>
          </table:table-cell>
          <table:table-cell office:value-type="time" office:time-value="PT17H48M16S" calcext:value-type="time">
            <text:p>17:48:16</text:p>
          </table:table-cell>
          <table:table-cell table:formula="of:=IF(OR([.B238]=&quot;&quot;;[.E238]=&quot;&quot;);&quot;&quot;;ROUND(ABS([.B238]-[.E238])*86400))" office:value-type="float" office:value="3" calcext:value-type="float">
            <text:p>3</text:p>
          </table:table-cell>
          <table:table-cell table:formula="of:=IF(OR([.C238]=&quot;&quot;;[.F238]=&quot;&quot;);&quot;&quot;;ROUND(ABS([.C238]-[.F238])*86400))" office:value-type="float" office:value="0" calcext:value-type="float">
            <text:p>0</text:p>
          </table:table-cell>
          <table:table-cell table:formula="of:=IF(OR([.D238]=&quot;&quot;;[.G238]=&quot;&quot;);&quot;&quot;;ROUND(ABS([.D238]-[.G23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06H57M38S" calcext:value-type="time">
            <text:p>06:57:38</text:p>
          </table:table-cell>
          <table:table-cell office:value-type="time" office:time-value="PT12H23M08S" calcext:value-type="time">
            <text:p>12:23:08</text:p>
          </table:table-cell>
          <table:table-cell office:value-type="time" office:time-value="PT17H49M13S" calcext:value-type="time">
            <text:p>17:49:13</text:p>
          </table:table-cell>
          <table:table-cell office:value-type="time" office:time-value="PT06H57M36S" calcext:value-type="time">
            <text:p>06:57:36</text:p>
          </table:table-cell>
          <table:table-cell office:value-type="time" office:time-value="PT12H23M08S" calcext:value-type="time">
            <text:p>12:23:08</text:p>
          </table:table-cell>
          <table:table-cell office:value-type="time" office:time-value="PT17H49M15S" calcext:value-type="time">
            <text:p>17:49:15</text:p>
          </table:table-cell>
          <table:table-cell table:formula="of:=IF(OR([.B239]=&quot;&quot;;[.E239]=&quot;&quot;);&quot;&quot;;ROUND(ABS([.B239]-[.E239])*86400))" office:value-type="float" office:value="2" calcext:value-type="float">
            <text:p>2</text:p>
          </table:table-cell>
          <table:table-cell table:formula="of:=IF(OR([.C239]=&quot;&quot;;[.F239]=&quot;&quot;);&quot;&quot;;ROUND(ABS([.C239]-[.F239])*86400))" office:value-type="float" office:value="0" calcext:value-type="float">
            <text:p>0</text:p>
          </table:table-cell>
          <table:table-cell table:formula="of:=IF(OR([.D239]=&quot;&quot;;[.G239]=&quot;&quot;);&quot;&quot;;ROUND(ABS([.D239]-[.G23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06H56M06S" calcext:value-type="time">
            <text:p>06:56:06</text:p>
          </table:table-cell>
          <table:table-cell office:value-type="time" office:time-value="PT12H22M51S" calcext:value-type="time">
            <text:p>12:22:51</text:p>
          </table:table-cell>
          <table:table-cell office:value-type="time" office:time-value="PT17H50M12S" calcext:value-type="time">
            <text:p>17:50:12</text:p>
          </table:table-cell>
          <table:table-cell office:value-type="time" office:time-value="PT06H56M03S" calcext:value-type="time">
            <text:p>06:56:03</text:p>
          </table:table-cell>
          <table:table-cell office:value-type="time" office:time-value="PT12H22M52S" calcext:value-type="time">
            <text:p>12:22:52</text:p>
          </table:table-cell>
          <table:table-cell office:value-type="time" office:time-value="PT17H50M14S" calcext:value-type="time">
            <text:p>17:50:14</text:p>
          </table:table-cell>
          <table:table-cell table:formula="of:=IF(OR([.B240]=&quot;&quot;;[.E240]=&quot;&quot;);&quot;&quot;;ROUND(ABS([.B240]-[.E240])*86400))" office:value-type="float" office:value="3" calcext:value-type="float">
            <text:p>3</text:p>
          </table:table-cell>
          <table:table-cell table:formula="of:=IF(OR([.C240]=&quot;&quot;;[.F240]=&quot;&quot;);&quot;&quot;;ROUND(ABS([.C240]-[.F240])*86400))" office:value-type="float" office:value="1" calcext:value-type="float">
            <text:p>1</text:p>
          </table:table-cell>
          <table:table-cell table:formula="of:=IF(OR([.D240]=&quot;&quot;;[.G240]=&quot;&quot;);&quot;&quot;;ROUND(ABS([.D240]-[.G24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6H54M33S" calcext:value-type="time">
            <text:p>06:54:33</text:p>
          </table:table-cell>
          <table:table-cell office:value-type="time" office:time-value="PT12H22M34S" calcext:value-type="time">
            <text:p>12:22:34</text:p>
          </table:table-cell>
          <table:table-cell office:value-type="time" office:time-value="PT17H51M11S" calcext:value-type="time">
            <text:p>17:51:11</text:p>
          </table:table-cell>
          <table:table-cell office:value-type="time" office:time-value="PT06H54M30S" calcext:value-type="time">
            <text:p>06:54:30</text:p>
          </table:table-cell>
          <table:table-cell office:value-type="time" office:time-value="PT12H22M35S" calcext:value-type="time">
            <text:p>12:22:35</text:p>
          </table:table-cell>
          <table:table-cell office:value-type="time" office:time-value="PT17H51M14S" calcext:value-type="time">
            <text:p>17:51:14</text:p>
          </table:table-cell>
          <table:table-cell table:formula="of:=IF(OR([.B241]=&quot;&quot;;[.E241]=&quot;&quot;);&quot;&quot;;ROUND(ABS([.B241]-[.E241])*86400))" office:value-type="float" office:value="3" calcext:value-type="float">
            <text:p>3</text:p>
          </table:table-cell>
          <table:table-cell table:formula="of:=IF(OR([.C241]=&quot;&quot;;[.F241]=&quot;&quot;);&quot;&quot;;ROUND(ABS([.C241]-[.F241])*86400))" office:value-type="float" office:value="1" calcext:value-type="float">
            <text:p>1</text:p>
          </table:table-cell>
          <table:table-cell table:formula="of:=IF(OR([.D241]=&quot;&quot;;[.G241]=&quot;&quot;);&quot;&quot;;ROUND(ABS([.D241]-[.G24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6H52M59S" calcext:value-type="time">
            <text:p>06:52:59</text:p>
          </table:table-cell>
          <table:table-cell office:value-type="time" office:time-value="PT12H22M17S" calcext:value-type="time">
            <text:p>12:22:17</text:p>
          </table:table-cell>
          <table:table-cell office:value-type="time" office:time-value="PT17H52M11S" calcext:value-type="time">
            <text:p>17:52:11</text:p>
          </table:table-cell>
          <table:table-cell office:value-type="time" office:time-value="PT06H52M56S" calcext:value-type="time">
            <text:p>06:52:56</text:p>
          </table:table-cell>
          <table:table-cell office:value-type="time" office:time-value="PT12H22M17S" calcext:value-type="time">
            <text:p>12:22:17</text:p>
          </table:table-cell>
          <table:table-cell office:value-type="time" office:time-value="PT17H52M13S" calcext:value-type="time">
            <text:p>17:52:13</text:p>
          </table:table-cell>
          <table:table-cell table:formula="of:=IF(OR([.B242]=&quot;&quot;;[.E242]=&quot;&quot;);&quot;&quot;;ROUND(ABS([.B242]-[.E242])*86400))" office:value-type="float" office:value="3" calcext:value-type="float">
            <text:p>3</text:p>
          </table:table-cell>
          <table:table-cell table:formula="of:=IF(OR([.C242]=&quot;&quot;;[.F242]=&quot;&quot;);&quot;&quot;;ROUND(ABS([.C242]-[.F242])*86400))" office:value-type="float" office:value="0" calcext:value-type="float">
            <text:p>0</text:p>
          </table:table-cell>
          <table:table-cell table:formula="of:=IF(OR([.D242]=&quot;&quot;;[.G242]=&quot;&quot;);&quot;&quot;;ROUND(ABS([.D242]-[.G24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6H51M24S" calcext:value-type="time">
            <text:p>06:51:24</text:p>
          </table:table-cell>
          <table:table-cell office:value-type="time" office:time-value="PT12H21M59S" calcext:value-type="time">
            <text:p>12:21:59</text:p>
          </table:table-cell>
          <table:table-cell office:value-type="time" office:time-value="PT17H53M10S" calcext:value-type="time">
            <text:p>17:53:10</text:p>
          </table:table-cell>
          <table:table-cell office:value-type="time" office:time-value="PT06H51M22S" calcext:value-type="time">
            <text:p>06:51:22</text:p>
          </table:table-cell>
          <table:table-cell office:value-type="time" office:time-value="PT12H22M00S" calcext:value-type="time">
            <text:p>12:22:00</text:p>
          </table:table-cell>
          <table:table-cell office:value-type="time" office:time-value="PT17H53M13S" calcext:value-type="time">
            <text:p>17:53:13</text:p>
          </table:table-cell>
          <table:table-cell table:formula="of:=IF(OR([.B243]=&quot;&quot;;[.E243]=&quot;&quot;);&quot;&quot;;ROUND(ABS([.B243]-[.E243])*86400))" office:value-type="float" office:value="2" calcext:value-type="float">
            <text:p>2</text:p>
          </table:table-cell>
          <table:table-cell table:formula="of:=IF(OR([.C243]=&quot;&quot;;[.F243]=&quot;&quot;);&quot;&quot;;ROUND(ABS([.C243]-[.F243])*86400))" office:value-type="float" office:value="1" calcext:value-type="float">
            <text:p>1</text:p>
          </table:table-cell>
          <table:table-cell table:formula="of:=IF(OR([.D243]=&quot;&quot;;[.G243]=&quot;&quot;);&quot;&quot;;ROUND(ABS([.D243]-[.G24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6H49M49S" calcext:value-type="time">
            <text:p>06:49:49</text:p>
          </table:table-cell>
          <table:table-cell office:value-type="time" office:time-value="PT12H21M41S" calcext:value-type="time">
            <text:p>12:21:41</text:p>
          </table:table-cell>
          <table:table-cell office:value-type="time" office:time-value="PT17H54M10S" calcext:value-type="time">
            <text:p>17:54:10</text:p>
          </table:table-cell>
          <table:table-cell office:value-type="time" office:time-value="PT06H49M47S" calcext:value-type="time">
            <text:p>06:49:47</text:p>
          </table:table-cell>
          <table:table-cell office:value-type="time" office:time-value="PT12H21M41S" calcext:value-type="time">
            <text:p>12:21:41</text:p>
          </table:table-cell>
          <table:table-cell office:value-type="time" office:time-value="PT17H54M12S" calcext:value-type="time">
            <text:p>17:54:12</text:p>
          </table:table-cell>
          <table:table-cell table:formula="of:=IF(OR([.B244]=&quot;&quot;;[.E244]=&quot;&quot;);&quot;&quot;;ROUND(ABS([.B244]-[.E244])*86400))" office:value-type="float" office:value="2" calcext:value-type="float">
            <text:p>2</text:p>
          </table:table-cell>
          <table:table-cell table:formula="of:=IF(OR([.C244]=&quot;&quot;;[.F244]=&quot;&quot;);&quot;&quot;;ROUND(ABS([.C244]-[.F244])*86400))" office:value-type="float" office:value="0" calcext:value-type="float">
            <text:p>0</text:p>
          </table:table-cell>
          <table:table-cell table:formula="of:=IF(OR([.D244]=&quot;&quot;;[.G244]=&quot;&quot;);&quot;&quot;;ROUND(ABS([.D244]-[.G24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06H48M13S" calcext:value-type="time">
            <text:p>06:48:13</text:p>
          </table:table-cell>
          <table:table-cell office:value-type="time" office:time-value="PT12H21M23S" calcext:value-type="time">
            <text:p>12:21:23</text:p>
          </table:table-cell>
          <table:table-cell office:value-type="time" office:time-value="PT17H55M09S" calcext:value-type="time">
            <text:p>17:55:09</text:p>
          </table:table-cell>
          <table:table-cell office:value-type="time" office:time-value="PT06H48M11S" calcext:value-type="time">
            <text:p>06:48:11</text:p>
          </table:table-cell>
          <table:table-cell office:value-type="time" office:time-value="PT12H21M23S" calcext:value-type="time">
            <text:p>12:21:23</text:p>
          </table:table-cell>
          <table:table-cell office:value-type="time" office:time-value="PT17H55M11S" calcext:value-type="time">
            <text:p>17:55:11</text:p>
          </table:table-cell>
          <table:table-cell table:formula="of:=IF(OR([.B245]=&quot;&quot;;[.E245]=&quot;&quot;);&quot;&quot;;ROUND(ABS([.B245]-[.E245])*86400))" office:value-type="float" office:value="2" calcext:value-type="float">
            <text:p>2</text:p>
          </table:table-cell>
          <table:table-cell table:formula="of:=IF(OR([.C245]=&quot;&quot;;[.F245]=&quot;&quot;);&quot;&quot;;ROUND(ABS([.C245]-[.F245])*86400))" office:value-type="float" office:value="0" calcext:value-type="float">
            <text:p>0</text:p>
          </table:table-cell>
          <table:table-cell table:formula="of:=IF(OR([.D245]=&quot;&quot;;[.G245]=&quot;&quot;);&quot;&quot;;ROUND(ABS([.D245]-[.G24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06H46M37S" calcext:value-type="time">
            <text:p>06:46:37</text:p>
          </table:table-cell>
          <table:table-cell office:value-type="time" office:time-value="PT12H21M04S" calcext:value-type="time">
            <text:p>12:21:04</text:p>
          </table:table-cell>
          <table:table-cell office:value-type="time" office:time-value="PT17H56M08S" calcext:value-type="time">
            <text:p>17:56:08</text:p>
          </table:table-cell>
          <table:table-cell office:value-type="time" office:time-value="PT06H46M34S" calcext:value-type="time">
            <text:p>06:46:34</text:p>
          </table:table-cell>
          <table:table-cell office:value-type="time" office:time-value="PT12H21M04S" calcext:value-type="time">
            <text:p>12:21:04</text:p>
          </table:table-cell>
          <table:table-cell office:value-type="time" office:time-value="PT17H56M11S" calcext:value-type="time">
            <text:p>17:56:11</text:p>
          </table:table-cell>
          <table:table-cell table:formula="of:=IF(OR([.B246]=&quot;&quot;;[.E246]=&quot;&quot;);&quot;&quot;;ROUND(ABS([.B246]-[.E246])*86400))" office:value-type="float" office:value="3" calcext:value-type="float">
            <text:p>3</text:p>
          </table:table-cell>
          <table:table-cell table:formula="of:=IF(OR([.C246]=&quot;&quot;;[.F246]=&quot;&quot;);&quot;&quot;;ROUND(ABS([.C246]-[.F246])*86400))" office:value-type="float" office:value="0" calcext:value-type="float">
            <text:p>0</text:p>
          </table:table-cell>
          <table:table-cell table:formula="of:=IF(OR([.D246]=&quot;&quot;;[.G246]=&quot;&quot;);&quot;&quot;;ROUND(ABS([.D246]-[.G24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06H45M00S" calcext:value-type="time">
            <text:p>06:45:00</text:p>
          </table:table-cell>
          <table:table-cell office:value-type="time" office:time-value="PT12H20M45S" calcext:value-type="time">
            <text:p>12:20:45</text:p>
          </table:table-cell>
          <table:table-cell office:value-type="time" office:time-value="PT17H57M08S" calcext:value-type="time">
            <text:p>17:57:08</text:p>
          </table:table-cell>
          <table:table-cell office:value-type="time" office:time-value="PT06H44M57S" calcext:value-type="time">
            <text:p>06:44:57</text:p>
          </table:table-cell>
          <table:table-cell office:value-type="time" office:time-value="PT12H20M45S" calcext:value-type="time">
            <text:p>12:20:45</text:p>
          </table:table-cell>
          <table:table-cell office:value-type="time" office:time-value="PT17H57M10S" calcext:value-type="time">
            <text:p>17:57:10</text:p>
          </table:table-cell>
          <table:table-cell table:formula="of:=IF(OR([.B247]=&quot;&quot;;[.E247]=&quot;&quot;);&quot;&quot;;ROUND(ABS([.B247]-[.E247])*86400))" office:value-type="float" office:value="3" calcext:value-type="float">
            <text:p>3</text:p>
          </table:table-cell>
          <table:table-cell table:formula="of:=IF(OR([.C247]=&quot;&quot;;[.F247]=&quot;&quot;);&quot;&quot;;ROUND(ABS([.C247]-[.F247])*86400))" office:value-type="float" office:value="0" calcext:value-type="float">
            <text:p>0</text:p>
          </table:table-cell>
          <table:table-cell table:formula="of:=IF(OR([.D247]=&quot;&quot;;[.G247]=&quot;&quot;);&quot;&quot;;ROUND(ABS([.D247]-[.G24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time" office:time-value="PT06H43M22S" calcext:value-type="time">
            <text:p>06:43:22</text:p>
          </table:table-cell>
          <table:table-cell office:value-type="time" office:time-value="PT12H20M26S" calcext:value-type="time">
            <text:p>12:20:26</text:p>
          </table:table-cell>
          <table:table-cell office:value-type="time" office:time-value="PT17H58M07S" calcext:value-type="time">
            <text:p>17:58:07</text:p>
          </table:table-cell>
          <table:table-cell office:value-type="time" office:time-value="PT06H43M19S" calcext:value-type="time">
            <text:p>06:43:19</text:p>
          </table:table-cell>
          <table:table-cell office:value-type="time" office:time-value="PT12H20M26S" calcext:value-type="time">
            <text:p>12:20:26</text:p>
          </table:table-cell>
          <table:table-cell office:value-type="time" office:time-value="PT17H58M09S" calcext:value-type="time">
            <text:p>17:58:09</text:p>
          </table:table-cell>
          <table:table-cell table:formula="of:=IF(OR([.B248]=&quot;&quot;;[.E248]=&quot;&quot;);&quot;&quot;;ROUND(ABS([.B248]-[.E248])*86400))" office:value-type="float" office:value="3" calcext:value-type="float">
            <text:p>3</text:p>
          </table:table-cell>
          <table:table-cell table:formula="of:=IF(OR([.C248]=&quot;&quot;;[.F248]=&quot;&quot;);&quot;&quot;;ROUND(ABS([.C248]-[.F248])*86400))" office:value-type="float" office:value="0" calcext:value-type="float">
            <text:p>0</text:p>
          </table:table-cell>
          <table:table-cell table:formula="of:=IF(OR([.D248]=&quot;&quot;;[.G248]=&quot;&quot;);&quot;&quot;;ROUND(ABS([.D248]-[.G24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time" office:time-value="PT06H41M43S" calcext:value-type="time">
            <text:p>06:41:43</text:p>
          </table:table-cell>
          <table:table-cell office:value-type="time" office:time-value="PT12H20M06S" calcext:value-type="time">
            <text:p>12:20:06</text:p>
          </table:table-cell>
          <table:table-cell office:value-type="time" office:time-value="PT17H59M06S" calcext:value-type="time">
            <text:p>17:59:06</text:p>
          </table:table-cell>
          <table:table-cell office:value-type="time" office:time-value="PT06H41M41S" calcext:value-type="time">
            <text:p>06:41:41</text:p>
          </table:table-cell>
          <table:table-cell office:value-type="time" office:time-value="PT12H20M06S" calcext:value-type="time">
            <text:p>12:20:06</text:p>
          </table:table-cell>
          <table:table-cell office:value-type="time" office:time-value="PT17H59M08S" calcext:value-type="time">
            <text:p>17:59:08</text:p>
          </table:table-cell>
          <table:table-cell table:formula="of:=IF(OR([.B249]=&quot;&quot;;[.E249]=&quot;&quot;);&quot;&quot;;ROUND(ABS([.B249]-[.E249])*86400))" office:value-type="float" office:value="2" calcext:value-type="float">
            <text:p>2</text:p>
          </table:table-cell>
          <table:table-cell table:formula="of:=IF(OR([.C249]=&quot;&quot;;[.F249]=&quot;&quot;);&quot;&quot;;ROUND(ABS([.C249]-[.F249])*86400))" office:value-type="float" office:value="0" calcext:value-type="float">
            <text:p>0</text:p>
          </table:table-cell>
          <table:table-cell table:formula="of:=IF(OR([.D249]=&quot;&quot;;[.G249]=&quot;&quot;);&quot;&quot;;ROUND(ABS([.D249]-[.G24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time" office:time-value="PT06H40M05S" calcext:value-type="time">
            <text:p>06:40:05</text:p>
          </table:table-cell>
          <table:table-cell office:value-type="time" office:time-value="PT12H19M46S" calcext:value-type="time">
            <text:p>12:19:46</text:p>
          </table:table-cell>
          <table:table-cell office:value-type="time" office:time-value="PT18H00M06S" calcext:value-type="time">
            <text:p>18:00:06</text:p>
          </table:table-cell>
          <table:table-cell office:value-type="time" office:time-value="PT06H40M02S" calcext:value-type="time">
            <text:p>06:40:02</text:p>
          </table:table-cell>
          <table:table-cell office:value-type="time" office:time-value="PT12H19M46S" calcext:value-type="time">
            <text:p>12:19:46</text:p>
          </table:table-cell>
          <table:table-cell office:value-type="time" office:time-value="PT18H00M08S" calcext:value-type="time">
            <text:p>18:00:08</text:p>
          </table:table-cell>
          <table:table-cell table:formula="of:=IF(OR([.B250]=&quot;&quot;;[.E250]=&quot;&quot;);&quot;&quot;;ROUND(ABS([.B250]-[.E250])*86400))" office:value-type="float" office:value="3" calcext:value-type="float">
            <text:p>3</text:p>
          </table:table-cell>
          <table:table-cell table:formula="of:=IF(OR([.C250]=&quot;&quot;;[.F250]=&quot;&quot;);&quot;&quot;;ROUND(ABS([.C250]-[.F250])*86400))" office:value-type="float" office:value="0" calcext:value-type="float">
            <text:p>0</text:p>
          </table:table-cell>
          <table:table-cell table:formula="of:=IF(OR([.D250]=&quot;&quot;;[.G250]=&quot;&quot;);&quot;&quot;;ROUND(ABS([.D250]-[.G25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time" office:time-value="PT06H38M25S" calcext:value-type="time">
            <text:p>06:38:25</text:p>
          </table:table-cell>
          <table:table-cell office:value-type="time" office:time-value="PT12H19M26S" calcext:value-type="time">
            <text:p>12:19:26</text:p>
          </table:table-cell>
          <table:table-cell office:value-type="time" office:time-value="PT18H01M05S" calcext:value-type="time">
            <text:p>18:01:05</text:p>
          </table:table-cell>
          <table:table-cell office:value-type="time" office:time-value="PT06H38M23S" calcext:value-type="time">
            <text:p>06:38:23</text:p>
          </table:table-cell>
          <table:table-cell office:value-type="time" office:time-value="PT12H19M26S" calcext:value-type="time">
            <text:p>12:19:26</text:p>
          </table:table-cell>
          <table:table-cell office:value-type="time" office:time-value="PT18H01M07S" calcext:value-type="time">
            <text:p>18:01:07</text:p>
          </table:table-cell>
          <table:table-cell table:formula="of:=IF(OR([.B251]=&quot;&quot;;[.E251]=&quot;&quot;);&quot;&quot;;ROUND(ABS([.B251]-[.E251])*86400))" office:value-type="float" office:value="2" calcext:value-type="float">
            <text:p>2</text:p>
          </table:table-cell>
          <table:table-cell table:formula="of:=IF(OR([.C251]=&quot;&quot;;[.F251]=&quot;&quot;);&quot;&quot;;ROUND(ABS([.C251]-[.F251])*86400))" office:value-type="float" office:value="0" calcext:value-type="float">
            <text:p>0</text:p>
          </table:table-cell>
          <table:table-cell table:formula="of:=IF(OR([.D251]=&quot;&quot;;[.G251]=&quot;&quot;);&quot;&quot;;ROUND(ABS([.D251]-[.G25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time" office:time-value="PT06H36M45S" calcext:value-type="time">
            <text:p>06:36:45</text:p>
          </table:table-cell>
          <table:table-cell office:value-type="time" office:time-value="PT12H19M06S" calcext:value-type="time">
            <text:p>12:19:06</text:p>
          </table:table-cell>
          <table:table-cell office:value-type="time" office:time-value="PT18H02M04S" calcext:value-type="time">
            <text:p>18:02:04</text:p>
          </table:table-cell>
          <table:table-cell office:value-type="time" office:time-value="PT06H36M43S" calcext:value-type="time">
            <text:p>06:36:43</text:p>
          </table:table-cell>
          <table:table-cell office:value-type="time" office:time-value="PT12H19M06S" calcext:value-type="time">
            <text:p>12:19:06</text:p>
          </table:table-cell>
          <table:table-cell office:value-type="time" office:time-value="PT18H02M06S" calcext:value-type="time">
            <text:p>18:02:06</text:p>
          </table:table-cell>
          <table:table-cell table:formula="of:=IF(OR([.B252]=&quot;&quot;;[.E252]=&quot;&quot;);&quot;&quot;;ROUND(ABS([.B252]-[.E252])*86400))" office:value-type="float" office:value="2" calcext:value-type="float">
            <text:p>2</text:p>
          </table:table-cell>
          <table:table-cell table:formula="of:=IF(OR([.C252]=&quot;&quot;;[.F252]=&quot;&quot;);&quot;&quot;;ROUND(ABS([.C252]-[.F252])*86400))" office:value-type="float" office:value="0" calcext:value-type="float">
            <text:p>0</text:p>
          </table:table-cell>
          <table:table-cell table:formula="of:=IF(OR([.D252]=&quot;&quot;;[.G252]=&quot;&quot;);&quot;&quot;;ROUND(ABS([.D252]-[.G25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06H35M05S" calcext:value-type="time">
            <text:p>06:35:05</text:p>
          </table:table-cell>
          <table:table-cell office:value-type="time" office:time-value="PT12H18M45S" calcext:value-type="time">
            <text:p>12:18:45</text:p>
          </table:table-cell>
          <table:table-cell office:value-type="time" office:time-value="PT18H03M03S" calcext:value-type="time">
            <text:p>18:03:03</text:p>
          </table:table-cell>
          <table:table-cell office:value-type="time" office:time-value="PT06H35M03S" calcext:value-type="time">
            <text:p>06:35:03</text:p>
          </table:table-cell>
          <table:table-cell office:value-type="time" office:time-value="PT12H18M45S" calcext:value-type="time">
            <text:p>12:18:45</text:p>
          </table:table-cell>
          <table:table-cell office:value-type="time" office:time-value="PT18H03M05S" calcext:value-type="time">
            <text:p>18:03:05</text:p>
          </table:table-cell>
          <table:table-cell table:formula="of:=IF(OR([.B253]=&quot;&quot;;[.E253]=&quot;&quot;);&quot;&quot;;ROUND(ABS([.B253]-[.E253])*86400))" office:value-type="float" office:value="2" calcext:value-type="float">
            <text:p>2</text:p>
          </table:table-cell>
          <table:table-cell table:formula="of:=IF(OR([.C253]=&quot;&quot;;[.F253]=&quot;&quot;);&quot;&quot;;ROUND(ABS([.C253]-[.F253])*86400))" office:value-type="float" office:value="0" calcext:value-type="float">
            <text:p>0</text:p>
          </table:table-cell>
          <table:table-cell table:formula="of:=IF(OR([.D253]=&quot;&quot;;[.G253]=&quot;&quot;);&quot;&quot;;ROUND(ABS([.D253]-[.G25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06H33M25S" calcext:value-type="time">
            <text:p>06:33:25</text:p>
          </table:table-cell>
          <table:table-cell office:value-type="time" office:time-value="PT12H18M24S" calcext:value-type="time">
            <text:p>12:18:24</text:p>
          </table:table-cell>
          <table:table-cell office:value-type="time" office:time-value="PT18H04M03S" calcext:value-type="time">
            <text:p>18:04:03</text:p>
          </table:table-cell>
          <table:table-cell office:value-type="time" office:time-value="PT06H33M22S" calcext:value-type="time">
            <text:p>06:33:22</text:p>
          </table:table-cell>
          <table:table-cell office:value-type="time" office:time-value="PT12H18M24S" calcext:value-type="time">
            <text:p>12:18:24</text:p>
          </table:table-cell>
          <table:table-cell office:value-type="time" office:time-value="PT18H04M05S" calcext:value-type="time">
            <text:p>18:04:05</text:p>
          </table:table-cell>
          <table:table-cell table:formula="of:=IF(OR([.B254]=&quot;&quot;;[.E254]=&quot;&quot;);&quot;&quot;;ROUND(ABS([.B254]-[.E254])*86400))" office:value-type="float" office:value="3" calcext:value-type="float">
            <text:p>3</text:p>
          </table:table-cell>
          <table:table-cell table:formula="of:=IF(OR([.C254]=&quot;&quot;;[.F254]=&quot;&quot;);&quot;&quot;;ROUND(ABS([.C254]-[.F254])*86400))" office:value-type="float" office:value="0" calcext:value-type="float">
            <text:p>0</text:p>
          </table:table-cell>
          <table:table-cell table:formula="of:=IF(OR([.D254]=&quot;&quot;;[.G254]=&quot;&quot;);&quot;&quot;;ROUND(ABS([.D254]-[.G25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06H31M43S" calcext:value-type="time">
            <text:p>06:31:43</text:p>
          </table:table-cell>
          <table:table-cell office:value-type="time" office:time-value="PT12H18M03S" calcext:value-type="time">
            <text:p>12:18:03</text:p>
          </table:table-cell>
          <table:table-cell office:value-type="time" office:time-value="PT18H05M02S" calcext:value-type="time">
            <text:p>18:05:02</text:p>
          </table:table-cell>
          <table:table-cell office:value-type="time" office:time-value="PT06H31M41S" calcext:value-type="time">
            <text:p>06:31:41</text:p>
          </table:table-cell>
          <table:table-cell office:value-type="time" office:time-value="PT12H18M03S" calcext:value-type="time">
            <text:p>12:18:03</text:p>
          </table:table-cell>
          <table:table-cell office:value-type="time" office:time-value="PT18H05M04S" calcext:value-type="time">
            <text:p>18:05:04</text:p>
          </table:table-cell>
          <table:table-cell table:formula="of:=IF(OR([.B255]=&quot;&quot;;[.E255]=&quot;&quot;);&quot;&quot;;ROUND(ABS([.B255]-[.E255])*86400))" office:value-type="float" office:value="2" calcext:value-type="float">
            <text:p>2</text:p>
          </table:table-cell>
          <table:table-cell table:formula="of:=IF(OR([.C255]=&quot;&quot;;[.F255]=&quot;&quot;);&quot;&quot;;ROUND(ABS([.C255]-[.F255])*86400))" office:value-type="float" office:value="0" calcext:value-type="float">
            <text:p>0</text:p>
          </table:table-cell>
          <table:table-cell table:formula="of:=IF(OR([.D255]=&quot;&quot;;[.G255]=&quot;&quot;);&quot;&quot;;ROUND(ABS([.D255]-[.G25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06H30M02S" calcext:value-type="time">
            <text:p>06:30:02</text:p>
          </table:table-cell>
          <table:table-cell office:value-type="time" office:time-value="PT12H17M42S" calcext:value-type="time">
            <text:p>12:17:42</text:p>
          </table:table-cell>
          <table:table-cell office:value-type="time" office:time-value="PT18H06M01S" calcext:value-type="time">
            <text:p>18:06:01</text:p>
          </table:table-cell>
          <table:table-cell office:value-type="time" office:time-value="PT06H30M00S" calcext:value-type="time">
            <text:p>06:30:00</text:p>
          </table:table-cell>
          <table:table-cell office:value-type="time" office:time-value="PT12H17M42S" calcext:value-type="time">
            <text:p>12:17:42</text:p>
          </table:table-cell>
          <table:table-cell office:value-type="time" office:time-value="PT18H06M03S" calcext:value-type="time">
            <text:p>18:06:03</text:p>
          </table:table-cell>
          <table:table-cell table:formula="of:=IF(OR([.B256]=&quot;&quot;;[.E256]=&quot;&quot;);&quot;&quot;;ROUND(ABS([.B256]-[.E256])*86400))" office:value-type="float" office:value="2" calcext:value-type="float">
            <text:p>2</text:p>
          </table:table-cell>
          <table:table-cell table:formula="of:=IF(OR([.C256]=&quot;&quot;;[.F256]=&quot;&quot;);&quot;&quot;;ROUND(ABS([.C256]-[.F256])*86400))" office:value-type="float" office:value="0" calcext:value-type="float">
            <text:p>0</text:p>
          </table:table-cell>
          <table:table-cell table:formula="of:=IF(OR([.D256]=&quot;&quot;;[.G256]=&quot;&quot;);&quot;&quot;;ROUND(ABS([.D256]-[.G25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06H28M20S" calcext:value-type="time">
            <text:p>06:28:20</text:p>
          </table:table-cell>
          <table:table-cell office:value-type="time" office:time-value="PT12H17M21S" calcext:value-type="time">
            <text:p>12:17:21</text:p>
          </table:table-cell>
          <table:table-cell office:value-type="time" office:time-value="PT18H07M01S" calcext:value-type="time">
            <text:p>18:07:01</text:p>
          </table:table-cell>
          <table:table-cell office:value-type="time" office:time-value="PT06H28M18S" calcext:value-type="time">
            <text:p>06:28:18</text:p>
          </table:table-cell>
          <table:table-cell office:value-type="time" office:time-value="PT12H17M21S" calcext:value-type="time">
            <text:p>12:17:21</text:p>
          </table:table-cell>
          <table:table-cell office:value-type="time" office:time-value="PT18H07M03S" calcext:value-type="time">
            <text:p>18:07:03</text:p>
          </table:table-cell>
          <table:table-cell table:formula="of:=IF(OR([.B257]=&quot;&quot;;[.E257]=&quot;&quot;);&quot;&quot;;ROUND(ABS([.B257]-[.E257])*86400))" office:value-type="float" office:value="2" calcext:value-type="float">
            <text:p>2</text:p>
          </table:table-cell>
          <table:table-cell table:formula="of:=IF(OR([.C257]=&quot;&quot;;[.F257]=&quot;&quot;);&quot;&quot;;ROUND(ABS([.C257]-[.F257])*86400))" office:value-type="float" office:value="0" calcext:value-type="float">
            <text:p>0</text:p>
          </table:table-cell>
          <table:table-cell table:formula="of:=IF(OR([.D257]=&quot;&quot;;[.G257]=&quot;&quot;);&quot;&quot;;ROUND(ABS([.D257]-[.G25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06H26M39S" calcext:value-type="time">
            <text:p>06:26:39</text:p>
          </table:table-cell>
          <table:table-cell office:value-type="time" office:time-value="PT12H17M00S" calcext:value-type="time">
            <text:p>12:17:00</text:p>
          </table:table-cell>
          <table:table-cell office:value-type="time" office:time-value="PT18H08M00S" calcext:value-type="time">
            <text:p>18:08:00</text:p>
          </table:table-cell>
          <table:table-cell office:value-type="time" office:time-value="PT06H26M36S" calcext:value-type="time">
            <text:p>06:26:36</text:p>
          </table:table-cell>
          <table:table-cell office:value-type="time" office:time-value="PT12H17M00S" calcext:value-type="time">
            <text:p>12:17:00</text:p>
          </table:table-cell>
          <table:table-cell office:value-type="time" office:time-value="PT18H08M02S" calcext:value-type="time">
            <text:p>18:08:02</text:p>
          </table:table-cell>
          <table:table-cell table:formula="of:=IF(OR([.B258]=&quot;&quot;;[.E258]=&quot;&quot;);&quot;&quot;;ROUND(ABS([.B258]-[.E258])*86400))" office:value-type="float" office:value="3" calcext:value-type="float">
            <text:p>3</text:p>
          </table:table-cell>
          <table:table-cell table:formula="of:=IF(OR([.C258]=&quot;&quot;;[.F258]=&quot;&quot;);&quot;&quot;;ROUND(ABS([.C258]-[.F258])*86400))" office:value-type="float" office:value="0" calcext:value-type="float">
            <text:p>0</text:p>
          </table:table-cell>
          <table:table-cell table:formula="of:=IF(OR([.D258]=&quot;&quot;;[.G258]=&quot;&quot;);&quot;&quot;;ROUND(ABS([.D258]-[.G25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06H24M56S" calcext:value-type="time">
            <text:p>06:24:56</text:p>
          </table:table-cell>
          <table:table-cell office:value-type="time" office:time-value="PT12H16M38S" calcext:value-type="time">
            <text:p>12:16:38</text:p>
          </table:table-cell>
          <table:table-cell office:value-type="time" office:time-value="PT18H09M00S" calcext:value-type="time">
            <text:p>18:09:00</text:p>
          </table:table-cell>
          <table:table-cell office:value-type="time" office:time-value="PT06H24M54S" calcext:value-type="time">
            <text:p>06:24:54</text:p>
          </table:table-cell>
          <table:table-cell office:value-type="time" office:time-value="PT12H16M38S" calcext:value-type="time">
            <text:p>12:16:38</text:p>
          </table:table-cell>
          <table:table-cell office:value-type="time" office:time-value="PT18H09M02S" calcext:value-type="time">
            <text:p>18:09:02</text:p>
          </table:table-cell>
          <table:table-cell table:formula="of:=IF(OR([.B259]=&quot;&quot;;[.E259]=&quot;&quot;);&quot;&quot;;ROUND(ABS([.B259]-[.E259])*86400))" office:value-type="float" office:value="2" calcext:value-type="float">
            <text:p>2</text:p>
          </table:table-cell>
          <table:table-cell table:formula="of:=IF(OR([.C259]=&quot;&quot;;[.F259]=&quot;&quot;);&quot;&quot;;ROUND(ABS([.C259]-[.F259])*86400))" office:value-type="float" office:value="0" calcext:value-type="float">
            <text:p>0</text:p>
          </table:table-cell>
          <table:table-cell table:formula="of:=IF(OR([.D259]=&quot;&quot;;[.G259]=&quot;&quot;);&quot;&quot;;ROUND(ABS([.D259]-[.G25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06H23M14S" calcext:value-type="time">
            <text:p>06:23:14</text:p>
          </table:table-cell>
          <table:table-cell office:value-type="time" office:time-value="PT12H16M17S" calcext:value-type="time">
            <text:p>12:16:17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06H23M12S" calcext:value-type="time">
            <text:p>06:23:12</text:p>
          </table:table-cell>
          <table:table-cell office:value-type="time" office:time-value="PT12H16M17S" calcext:value-type="time">
            <text:p>12:16:17</text:p>
          </table:table-cell>
          <table:table-cell office:value-type="time" office:time-value="PT18H10M02S" calcext:value-type="time">
            <text:p>18:10:02</text:p>
          </table:table-cell>
          <table:table-cell table:formula="of:=IF(OR([.B260]=&quot;&quot;;[.E260]=&quot;&quot;);&quot;&quot;;ROUND(ABS([.B260]-[.E260])*86400))" office:value-type="float" office:value="2" calcext:value-type="float">
            <text:p>2</text:p>
          </table:table-cell>
          <table:table-cell table:formula="of:=IF(OR([.C260]=&quot;&quot;;[.F260]=&quot;&quot;);&quot;&quot;;ROUND(ABS([.C260]-[.F260])*86400))" office:value-type="float" office:value="0" calcext:value-type="float">
            <text:p>0</text:p>
          </table:table-cell>
          <table:table-cell table:formula="of:=IF(OR([.D260]=&quot;&quot;;[.G260]=&quot;&quot;);&quot;&quot;;ROUND(ABS([.D260]-[.G26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time" office:time-value="PT06H21M31S" calcext:value-type="time">
            <text:p>06:21:31</text:p>
          </table:table-cell>
          <table:table-cell office:value-type="time" office:time-value="PT12H15M55S" calcext:value-type="time">
            <text:p>12:15:55</text:p>
          </table:table-cell>
          <table:table-cell office:value-type="time" office:time-value="PT18H11M00S" calcext:value-type="time">
            <text:p>18:11:00</text:p>
          </table:table-cell>
          <table:table-cell office:value-type="time" office:time-value="PT06H21M29S" calcext:value-type="time">
            <text:p>06:21:29</text:p>
          </table:table-cell>
          <table:table-cell office:value-type="time" office:time-value="PT12H15M55S" calcext:value-type="time">
            <text:p>12:15:55</text:p>
          </table:table-cell>
          <table:table-cell office:value-type="time" office:time-value="PT18H11M01S" calcext:value-type="time">
            <text:p>18:11:01</text:p>
          </table:table-cell>
          <table:table-cell table:formula="of:=IF(OR([.B261]=&quot;&quot;;[.E261]=&quot;&quot;);&quot;&quot;;ROUND(ABS([.B261]-[.E261])*86400))" office:value-type="float" office:value="2" calcext:value-type="float">
            <text:p>2</text:p>
          </table:table-cell>
          <table:table-cell table:formula="of:=IF(OR([.C261]=&quot;&quot;;[.F261]=&quot;&quot;);&quot;&quot;;ROUND(ABS([.C261]-[.F261])*86400))" office:value-type="float" office:value="0" calcext:value-type="float">
            <text:p>0</text:p>
          </table:table-cell>
          <table:table-cell table:formula="of:=IF(OR([.D261]=&quot;&quot;;[.G261]=&quot;&quot;);&quot;&quot;;ROUND(ABS([.D261]-[.G26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06H19M49S" calcext:value-type="time">
            <text:p>06:19:49</text:p>
          </table:table-cell>
          <table:table-cell office:value-type="time" office:time-value="PT12H15M34S" calcext:value-type="time">
            <text:p>12:15:34</text:p>
          </table:table-cell>
          <table:table-cell office:value-type="time" office:time-value="PT18H12M00S" calcext:value-type="time">
            <text:p>18:12:00</text:p>
          </table:table-cell>
          <table:table-cell office:value-type="time" office:time-value="PT06H19M47S" calcext:value-type="time">
            <text:p>06:19:47</text:p>
          </table:table-cell>
          <table:table-cell office:value-type="time" office:time-value="PT12H15M34S" calcext:value-type="time">
            <text:p>12:15:34</text:p>
          </table:table-cell>
          <table:table-cell office:value-type="time" office:time-value="PT18H12M01S" calcext:value-type="time">
            <text:p>18:12:01</text:p>
          </table:table-cell>
          <table:table-cell table:formula="of:=IF(OR([.B262]=&quot;&quot;;[.E262]=&quot;&quot;);&quot;&quot;;ROUND(ABS([.B262]-[.E262])*86400))" office:value-type="float" office:value="2" calcext:value-type="float">
            <text:p>2</text:p>
          </table:table-cell>
          <table:table-cell table:formula="of:=IF(OR([.C262]=&quot;&quot;;[.F262]=&quot;&quot;);&quot;&quot;;ROUND(ABS([.C262]-[.F262])*86400))" office:value-type="float" office:value="0" calcext:value-type="float">
            <text:p>0</text:p>
          </table:table-cell>
          <table:table-cell table:formula="of:=IF(OR([.D262]=&quot;&quot;;[.G262]=&quot;&quot;);&quot;&quot;;ROUND(ABS([.D262]-[.G26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06H18M06S" calcext:value-type="time">
            <text:p>06:18:06</text:p>
          </table:table-cell>
          <table:table-cell office:value-type="time" office:time-value="PT12H15M12S" calcext:value-type="time">
            <text:p>12:15:12</text:p>
          </table:table-cell>
          <table:table-cell office:value-type="time" office:time-value="PT18H13M00S" calcext:value-type="time">
            <text:p>18:13:00</text:p>
          </table:table-cell>
          <table:table-cell office:value-type="time" office:time-value="PT06H18M04S" calcext:value-type="time">
            <text:p>06:18:04</text:p>
          </table:table-cell>
          <table:table-cell office:value-type="time" office:time-value="PT12H15M13S" calcext:value-type="time">
            <text:p>12:15:13</text:p>
          </table:table-cell>
          <table:table-cell office:value-type="time" office:time-value="PT18H13M02S" calcext:value-type="time">
            <text:p>18:13:02</text:p>
          </table:table-cell>
          <table:table-cell table:formula="of:=IF(OR([.B263]=&quot;&quot;;[.E263]=&quot;&quot;);&quot;&quot;;ROUND(ABS([.B263]-[.E263])*86400))" office:value-type="float" office:value="2" calcext:value-type="float">
            <text:p>2</text:p>
          </table:table-cell>
          <table:table-cell table:formula="of:=IF(OR([.C263]=&quot;&quot;;[.F263]=&quot;&quot;);&quot;&quot;;ROUND(ABS([.C263]-[.F263])*86400))" office:value-type="float" office:value="1" calcext:value-type="float">
            <text:p>1</text:p>
          </table:table-cell>
          <table:table-cell table:formula="of:=IF(OR([.D263]=&quot;&quot;;[.G263]=&quot;&quot;);&quot;&quot;;ROUND(ABS([.D263]-[.G26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06H16M23S" calcext:value-type="time">
            <text:p>06:16:23</text:p>
          </table:table-cell>
          <table:table-cell office:value-type="time" office:time-value="PT12H14M51S" calcext:value-type="time">
            <text:p>12:14:51</text:p>
          </table:table-cell>
          <table:table-cell office:value-type="time" office:time-value="PT18H14M00S" calcext:value-type="time">
            <text:p>18:14:00</text:p>
          </table:table-cell>
          <table:table-cell office:value-type="time" office:time-value="PT06H16M21S" calcext:value-type="time">
            <text:p>06:16:21</text:p>
          </table:table-cell>
          <table:table-cell office:value-type="time" office:time-value="PT12H14M51S" calcext:value-type="time">
            <text:p>12:14:51</text:p>
          </table:table-cell>
          <table:table-cell office:value-type="time" office:time-value="PT18H14M02S" calcext:value-type="time">
            <text:p>18:14:02</text:p>
          </table:table-cell>
          <table:table-cell table:formula="of:=IF(OR([.B264]=&quot;&quot;;[.E264]=&quot;&quot;);&quot;&quot;;ROUND(ABS([.B264]-[.E264])*86400))" office:value-type="float" office:value="2" calcext:value-type="float">
            <text:p>2</text:p>
          </table:table-cell>
          <table:table-cell table:formula="of:=IF(OR([.C264]=&quot;&quot;;[.F264]=&quot;&quot;);&quot;&quot;;ROUND(ABS([.C264]-[.F264])*86400))" office:value-type="float" office:value="0" calcext:value-type="float">
            <text:p>0</text:p>
          </table:table-cell>
          <table:table-cell table:formula="of:=IF(OR([.D264]=&quot;&quot;;[.G264]=&quot;&quot;);&quot;&quot;;ROUND(ABS([.D264]-[.G26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time" office:time-value="PT06H14M40S" calcext:value-type="time">
            <text:p>06:14:40</text:p>
          </table:table-cell>
          <table:table-cell office:value-type="time" office:time-value="PT12H14M30S" calcext:value-type="time">
            <text:p>12:14:30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06H14M38S" calcext:value-type="time">
            <text:p>06:14:38</text:p>
          </table:table-cell>
          <table:table-cell office:value-type="time" office:time-value="PT12H14M30S" calcext:value-type="time">
            <text:p>12:14:30</text:p>
          </table:table-cell>
          <table:table-cell office:value-type="time" office:time-value="PT18H15M02S" calcext:value-type="time">
            <text:p>18:15:02</text:p>
          </table:table-cell>
          <table:table-cell table:formula="of:=IF(OR([.B265]=&quot;&quot;;[.E265]=&quot;&quot;);&quot;&quot;;ROUND(ABS([.B265]-[.E265])*86400))" office:value-type="float" office:value="2" calcext:value-type="float">
            <text:p>2</text:p>
          </table:table-cell>
          <table:table-cell table:formula="of:=IF(OR([.C265]=&quot;&quot;;[.F265]=&quot;&quot;);&quot;&quot;;ROUND(ABS([.C265]-[.F265])*86400))" office:value-type="float" office:value="0" calcext:value-type="float">
            <text:p>0</text:p>
          </table:table-cell>
          <table:table-cell table:formula="of:=IF(OR([.D265]=&quot;&quot;;[.G265]=&quot;&quot;);&quot;&quot;;ROUND(ABS([.D265]-[.G26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6H12M57S" calcext:value-type="time">
            <text:p>06:12:57</text:p>
          </table:table-cell>
          <table:table-cell office:value-type="time" office:time-value="PT12H14M08S" calcext:value-type="time">
            <text:p>12:14:08</text:p>
          </table:table-cell>
          <table:table-cell office:value-type="time" office:time-value="PT18H16M01S" calcext:value-type="time">
            <text:p>18:16:01</text:p>
          </table:table-cell>
          <table:table-cell office:value-type="time" office:time-value="PT06H12M55S" calcext:value-type="time">
            <text:p>06:12:55</text:p>
          </table:table-cell>
          <table:table-cell office:value-type="time" office:time-value="PT12H14M08S" calcext:value-type="time">
            <text:p>12:14:08</text:p>
          </table:table-cell>
          <table:table-cell office:value-type="time" office:time-value="PT18H16M03S" calcext:value-type="time">
            <text:p>18:16:03</text:p>
          </table:table-cell>
          <table:table-cell table:formula="of:=IF(OR([.B266]=&quot;&quot;;[.E266]=&quot;&quot;);&quot;&quot;;ROUND(ABS([.B266]-[.E266])*86400))" office:value-type="float" office:value="2" calcext:value-type="float">
            <text:p>2</text:p>
          </table:table-cell>
          <table:table-cell table:formula="of:=IF(OR([.C266]=&quot;&quot;;[.F266]=&quot;&quot;);&quot;&quot;;ROUND(ABS([.C266]-[.F266])*86400))" office:value-type="float" office:value="0" calcext:value-type="float">
            <text:p>0</text:p>
          </table:table-cell>
          <table:table-cell table:formula="of:=IF(OR([.D266]=&quot;&quot;;[.G266]=&quot;&quot;);&quot;&quot;;ROUND(ABS([.D266]-[.G26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06H11M14S" calcext:value-type="time">
            <text:p>06:11:14</text:p>
          </table:table-cell>
          <table:table-cell office:value-type="time" office:time-value="PT12H13M47S" calcext:value-type="time">
            <text:p>12:13:47</text:p>
          </table:table-cell>
          <table:table-cell office:value-type="time" office:time-value="PT18H17M02S" calcext:value-type="time">
            <text:p>18:17:02</text:p>
          </table:table-cell>
          <table:table-cell office:value-type="time" office:time-value="PT06H11M12S" calcext:value-type="time">
            <text:p>06:11:12</text:p>
          </table:table-cell>
          <table:table-cell office:value-type="time" office:time-value="PT12H13M47S" calcext:value-type="time">
            <text:p>12:13:47</text:p>
          </table:table-cell>
          <table:table-cell office:value-type="time" office:time-value="PT18H17M04S" calcext:value-type="time">
            <text:p>18:17:04</text:p>
          </table:table-cell>
          <table:table-cell table:formula="of:=IF(OR([.B267]=&quot;&quot;;[.E267]=&quot;&quot;);&quot;&quot;;ROUND(ABS([.B267]-[.E267])*86400))" office:value-type="float" office:value="2" calcext:value-type="float">
            <text:p>2</text:p>
          </table:table-cell>
          <table:table-cell table:formula="of:=IF(OR([.C267]=&quot;&quot;;[.F267]=&quot;&quot;);&quot;&quot;;ROUND(ABS([.C267]-[.F267])*86400))" office:value-type="float" office:value="0" calcext:value-type="float">
            <text:p>0</text:p>
          </table:table-cell>
          <table:table-cell table:formula="of:=IF(OR([.D267]=&quot;&quot;;[.G267]=&quot;&quot;);&quot;&quot;;ROUND(ABS([.D267]-[.G26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6H09M31S" calcext:value-type="time">
            <text:p>06:09:31</text:p>
          </table:table-cell>
          <table:table-cell office:value-type="time" office:time-value="PT12H13M26S" calcext:value-type="time">
            <text:p>12:13:26</text:p>
          </table:table-cell>
          <table:table-cell office:value-type="time" office:time-value="PT18H18M03S" calcext:value-type="time">
            <text:p>18:18:03</text:p>
          </table:table-cell>
          <table:table-cell office:value-type="time" office:time-value="PT06H09M29S" calcext:value-type="time">
            <text:p>06:09:29</text:p>
          </table:table-cell>
          <table:table-cell office:value-type="time" office:time-value="PT12H13M26S" calcext:value-type="time">
            <text:p>12:13:26</text:p>
          </table:table-cell>
          <table:table-cell office:value-type="time" office:time-value="PT18H18M05S" calcext:value-type="time">
            <text:p>18:18:05</text:p>
          </table:table-cell>
          <table:table-cell table:formula="of:=IF(OR([.B268]=&quot;&quot;;[.E268]=&quot;&quot;);&quot;&quot;;ROUND(ABS([.B268]-[.E268])*86400))" office:value-type="float" office:value="2" calcext:value-type="float">
            <text:p>2</text:p>
          </table:table-cell>
          <table:table-cell table:formula="of:=IF(OR([.C268]=&quot;&quot;;[.F268]=&quot;&quot;);&quot;&quot;;ROUND(ABS([.C268]-[.F268])*86400))" office:value-type="float" office:value="0" calcext:value-type="float">
            <text:p>0</text:p>
          </table:table-cell>
          <table:table-cell table:formula="of:=IF(OR([.D268]=&quot;&quot;;[.G268]=&quot;&quot;);&quot;&quot;;ROUND(ABS([.D268]-[.G26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6H07M48S" calcext:value-type="time">
            <text:p>06:07:48</text:p>
          </table:table-cell>
          <table:table-cell office:value-type="time" office:time-value="PT12H13M05S" calcext:value-type="time">
            <text:p>12:13:05</text:p>
          </table:table-cell>
          <table:table-cell office:value-type="time" office:time-value="PT18H19M04S" calcext:value-type="time">
            <text:p>18:19:04</text:p>
          </table:table-cell>
          <table:table-cell office:value-type="time" office:time-value="PT06H07M46S" calcext:value-type="time">
            <text:p>06:07:46</text:p>
          </table:table-cell>
          <table:table-cell office:value-type="time" office:time-value="PT12H13M05S" calcext:value-type="time">
            <text:p>12:13:05</text:p>
          </table:table-cell>
          <table:table-cell office:value-type="time" office:time-value="PT18H19M06S" calcext:value-type="time">
            <text:p>18:19:06</text:p>
          </table:table-cell>
          <table:table-cell table:formula="of:=IF(OR([.B269]=&quot;&quot;;[.E269]=&quot;&quot;);&quot;&quot;;ROUND(ABS([.B269]-[.E269])*86400))" office:value-type="float" office:value="2" calcext:value-type="float">
            <text:p>2</text:p>
          </table:table-cell>
          <table:table-cell table:formula="of:=IF(OR([.C269]=&quot;&quot;;[.F269]=&quot;&quot;);&quot;&quot;;ROUND(ABS([.C269]-[.F269])*86400))" office:value-type="float" office:value="0" calcext:value-type="float">
            <text:p>0</text:p>
          </table:table-cell>
          <table:table-cell table:formula="of:=IF(OR([.D269]=&quot;&quot;;[.G269]=&quot;&quot;);&quot;&quot;;ROUND(ABS([.D269]-[.G26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6H06M05S" calcext:value-type="time">
            <text:p>06:06:05</text:p>
          </table:table-cell>
          <table:table-cell office:value-type="time" office:time-value="PT12H12M44S" calcext:value-type="time">
            <text:p>12:12:44</text:p>
          </table:table-cell>
          <table:table-cell office:value-type="time" office:time-value="PT18H20M06S" calcext:value-type="time">
            <text:p>18:20:06</text:p>
          </table:table-cell>
          <table:table-cell office:value-type="time" office:time-value="PT06H06M03S" calcext:value-type="time">
            <text:p>06:06:03</text:p>
          </table:table-cell>
          <table:table-cell office:value-type="time" office:time-value="PT12H12M44S" calcext:value-type="time">
            <text:p>12:12:44</text:p>
          </table:table-cell>
          <table:table-cell office:value-type="time" office:time-value="PT18H20M07S" calcext:value-type="time">
            <text:p>18:20:07</text:p>
          </table:table-cell>
          <table:table-cell table:formula="of:=IF(OR([.B270]=&quot;&quot;;[.E270]=&quot;&quot;);&quot;&quot;;ROUND(ABS([.B270]-[.E270])*86400))" office:value-type="float" office:value="2" calcext:value-type="float">
            <text:p>2</text:p>
          </table:table-cell>
          <table:table-cell table:formula="of:=IF(OR([.C270]=&quot;&quot;;[.F270]=&quot;&quot;);&quot;&quot;;ROUND(ABS([.C270]-[.F270])*86400))" office:value-type="float" office:value="0" calcext:value-type="float">
            <text:p>0</text:p>
          </table:table-cell>
          <table:table-cell table:formula="of:=IF(OR([.D270]=&quot;&quot;;[.G270]=&quot;&quot;);&quot;&quot;;ROUND(ABS([.D270]-[.G27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6H04M22S" calcext:value-type="time">
            <text:p>06:04:22</text:p>
          </table:table-cell>
          <table:table-cell office:value-type="time" office:time-value="PT12H12M24S" calcext:value-type="time">
            <text:p>12:12:24</text:p>
          </table:table-cell>
          <table:table-cell office:value-type="time" office:time-value="PT18H21M07S" calcext:value-type="time">
            <text:p>18:21:07</text:p>
          </table:table-cell>
          <table:table-cell office:value-type="time" office:time-value="PT06H04M20S" calcext:value-type="time">
            <text:p>06:04:20</text:p>
          </table:table-cell>
          <table:table-cell office:value-type="time" office:time-value="PT12H12M24S" calcext:value-type="time">
            <text:p>12:12:24</text:p>
          </table:table-cell>
          <table:table-cell office:value-type="time" office:time-value="PT18H21M09S" calcext:value-type="time">
            <text:p>18:21:09</text:p>
          </table:table-cell>
          <table:table-cell table:formula="of:=IF(OR([.B271]=&quot;&quot;;[.E271]=&quot;&quot;);&quot;&quot;;ROUND(ABS([.B271]-[.E271])*86400))" office:value-type="float" office:value="2" calcext:value-type="float">
            <text:p>2</text:p>
          </table:table-cell>
          <table:table-cell table:formula="of:=IF(OR([.C271]=&quot;&quot;;[.F271]=&quot;&quot;);&quot;&quot;;ROUND(ABS([.C271]-[.F271])*86400))" office:value-type="float" office:value="0" calcext:value-type="float">
            <text:p>0</text:p>
          </table:table-cell>
          <table:table-cell table:formula="of:=IF(OR([.D271]=&quot;&quot;;[.G271]=&quot;&quot;);&quot;&quot;;ROUND(ABS([.D271]-[.G27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6H02M39S" calcext:value-type="time">
            <text:p>06:02:39</text:p>
          </table:table-cell>
          <table:table-cell office:value-type="time" office:time-value="PT12H12M03S" calcext:value-type="time">
            <text:p>12:12:03</text:p>
          </table:table-cell>
          <table:table-cell office:value-type="time" office:time-value="PT18H22M09S" calcext:value-type="time">
            <text:p>18:22:09</text:p>
          </table:table-cell>
          <table:table-cell office:value-type="time" office:time-value="PT06H02M38S" calcext:value-type="time">
            <text:p>06:02:38</text:p>
          </table:table-cell>
          <table:table-cell office:value-type="time" office:time-value="PT12H12M03S" calcext:value-type="time">
            <text:p>12:12:03</text:p>
          </table:table-cell>
          <table:table-cell office:value-type="time" office:time-value="PT18H22M11S" calcext:value-type="time">
            <text:p>18:22:11</text:p>
          </table:table-cell>
          <table:table-cell table:formula="of:=IF(OR([.B272]=&quot;&quot;;[.E272]=&quot;&quot;);&quot;&quot;;ROUND(ABS([.B272]-[.E272])*86400))" office:value-type="float" office:value="1" calcext:value-type="float">
            <text:p>1</text:p>
          </table:table-cell>
          <table:table-cell table:formula="of:=IF(OR([.C272]=&quot;&quot;;[.F272]=&quot;&quot;);&quot;&quot;;ROUND(ABS([.C272]-[.F272])*86400))" office:value-type="float" office:value="0" calcext:value-type="float">
            <text:p>0</text:p>
          </table:table-cell>
          <table:table-cell table:formula="of:=IF(OR([.D272]=&quot;&quot;;[.G272]=&quot;&quot;);&quot;&quot;;ROUND(ABS([.D272]-[.G27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06H00M57S" calcext:value-type="time">
            <text:p>06:00:57</text:p>
          </table:table-cell>
          <table:table-cell office:value-type="time" office:time-value="PT12H11M43S" calcext:value-type="time">
            <text:p>12:11:43</text:p>
          </table:table-cell>
          <table:table-cell office:value-type="time" office:time-value="PT18H23M11S" calcext:value-type="time">
            <text:p>18:23:11</text:p>
          </table:table-cell>
          <table:table-cell office:value-type="time" office:time-value="PT06H00M55S" calcext:value-type="time">
            <text:p>06:00:55</text:p>
          </table:table-cell>
          <table:table-cell office:value-type="time" office:time-value="PT12H11M43S" calcext:value-type="time">
            <text:p>12:11:43</text:p>
          </table:table-cell>
          <table:table-cell office:value-type="time" office:time-value="PT18H23M13S" calcext:value-type="time">
            <text:p>18:23:13</text:p>
          </table:table-cell>
          <table:table-cell table:formula="of:=IF(OR([.B273]=&quot;&quot;;[.E273]=&quot;&quot;);&quot;&quot;;ROUND(ABS([.B273]-[.E273])*86400))" office:value-type="float" office:value="2" calcext:value-type="float">
            <text:p>2</text:p>
          </table:table-cell>
          <table:table-cell table:formula="of:=IF(OR([.C273]=&quot;&quot;;[.F273]=&quot;&quot;);&quot;&quot;;ROUND(ABS([.C273]-[.F273])*86400))" office:value-type="float" office:value="0" calcext:value-type="float">
            <text:p>0</text:p>
          </table:table-cell>
          <table:table-cell table:formula="of:=IF(OR([.D273]=&quot;&quot;;[.G273]=&quot;&quot;);&quot;&quot;;ROUND(ABS([.D273]-[.G27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05H59M14S" calcext:value-type="time">
            <text:p>05:59:14</text:p>
          </table:table-cell>
          <table:table-cell office:value-type="time" office:time-value="PT12H11M23S" calcext:value-type="time">
            <text:p>12:11:23</text:p>
          </table:table-cell>
          <table:table-cell office:value-type="time" office:time-value="PT18H24M14S" calcext:value-type="time">
            <text:p>18:24:14</text:p>
          </table:table-cell>
          <table:table-cell office:value-type="time" office:time-value="PT05H59M13S" calcext:value-type="time">
            <text:p>05:59:13</text:p>
          </table:table-cell>
          <table:table-cell office:value-type="time" office:time-value="PT12H11M23S" calcext:value-type="time">
            <text:p>12:11:23</text:p>
          </table:table-cell>
          <table:table-cell office:value-type="time" office:time-value="PT18H24M15S" calcext:value-type="time">
            <text:p>18:24:15</text:p>
          </table:table-cell>
          <table:table-cell table:formula="of:=IF(OR([.B274]=&quot;&quot;;[.E274]=&quot;&quot;);&quot;&quot;;ROUND(ABS([.B274]-[.E274])*86400))" office:value-type="float" office:value="1" calcext:value-type="float">
            <text:p>1</text:p>
          </table:table-cell>
          <table:table-cell table:formula="of:=IF(OR([.C274]=&quot;&quot;;[.F274]=&quot;&quot;);&quot;&quot;;ROUND(ABS([.C274]-[.F274])*86400))" office:value-type="float" office:value="0" calcext:value-type="float">
            <text:p>0</text:p>
          </table:table-cell>
          <table:table-cell table:formula="of:=IF(OR([.D274]=&quot;&quot;;[.G274]=&quot;&quot;);&quot;&quot;;ROUND(ABS([.D274]-[.G27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time" office:time-value="PT05H57M32S" calcext:value-type="time">
            <text:p>05:57:32</text:p>
          </table:table-cell>
          <table:table-cell office:value-type="time" office:time-value="PT12H11M03S" calcext:value-type="time">
            <text:p>12:11:03</text:p>
          </table:table-cell>
          <table:table-cell office:value-type="time" office:time-value="PT18H25M16S" calcext:value-type="time">
            <text:p>18:25:16</text:p>
          </table:table-cell>
          <table:table-cell office:value-type="time" office:time-value="PT05H57M31S" calcext:value-type="time">
            <text:p>05:57:31</text:p>
          </table:table-cell>
          <table:table-cell office:value-type="time" office:time-value="PT12H11M03S" calcext:value-type="time">
            <text:p>12:11:03</text:p>
          </table:table-cell>
          <table:table-cell office:value-type="time" office:time-value="PT18H25M18S" calcext:value-type="time">
            <text:p>18:25:18</text:p>
          </table:table-cell>
          <table:table-cell table:formula="of:=IF(OR([.B275]=&quot;&quot;;[.E275]=&quot;&quot;);&quot;&quot;;ROUND(ABS([.B275]-[.E275])*86400))" office:value-type="float" office:value="1" calcext:value-type="float">
            <text:p>1</text:p>
          </table:table-cell>
          <table:table-cell table:formula="of:=IF(OR([.C275]=&quot;&quot;;[.F275]=&quot;&quot;);&quot;&quot;;ROUND(ABS([.C275]-[.F275])*86400))" office:value-type="float" office:value="0" calcext:value-type="float">
            <text:p>0</text:p>
          </table:table-cell>
          <table:table-cell table:formula="of:=IF(OR([.D275]=&quot;&quot;;[.G275]=&quot;&quot;);&quot;&quot;;ROUND(ABS([.D275]-[.G27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time" office:time-value="PT05H55M50S" calcext:value-type="time">
            <text:p>05:55:50</text:p>
          </table:table-cell>
          <table:table-cell office:value-type="time" office:time-value="PT12H10M43S" calcext:value-type="time">
            <text:p>12:10:43</text:p>
          </table:table-cell>
          <table:table-cell office:value-type="time" office:time-value="PT18H26M19S" calcext:value-type="time">
            <text:p>18:26:19</text:p>
          </table:table-cell>
          <table:table-cell office:value-type="time" office:time-value="PT05H55M49S" calcext:value-type="time">
            <text:p>05:55:49</text:p>
          </table:table-cell>
          <table:table-cell office:value-type="time" office:time-value="PT12H10M43S" calcext:value-type="time">
            <text:p>12:10:43</text:p>
          </table:table-cell>
          <table:table-cell office:value-type="time" office:time-value="PT18H26M21S" calcext:value-type="time">
            <text:p>18:26:21</text:p>
          </table:table-cell>
          <table:table-cell table:formula="of:=IF(OR([.B276]=&quot;&quot;;[.E276]=&quot;&quot;);&quot;&quot;;ROUND(ABS([.B276]-[.E276])*86400))" office:value-type="float" office:value="1" calcext:value-type="float">
            <text:p>1</text:p>
          </table:table-cell>
          <table:table-cell table:formula="of:=IF(OR([.C276]=&quot;&quot;;[.F276]=&quot;&quot;);&quot;&quot;;ROUND(ABS([.C276]-[.F276])*86400))" office:value-type="float" office:value="0" calcext:value-type="float">
            <text:p>0</text:p>
          </table:table-cell>
          <table:table-cell table:formula="of:=IF(OR([.D276]=&quot;&quot;;[.G276]=&quot;&quot;);&quot;&quot;;ROUND(ABS([.D276]-[.G27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time" office:time-value="PT05H54M09S" calcext:value-type="time">
            <text:p>05:54:09</text:p>
          </table:table-cell>
          <table:table-cell office:value-type="time" office:time-value="PT12H10M24S" calcext:value-type="time">
            <text:p>12:10:24</text:p>
          </table:table-cell>
          <table:table-cell office:value-type="time" office:time-value="PT18H27M22S" calcext:value-type="time">
            <text:p>18:27:22</text:p>
          </table:table-cell>
          <table:table-cell office:value-type="time" office:time-value="PT05H54M07S" calcext:value-type="time">
            <text:p>05:54:07</text:p>
          </table:table-cell>
          <table:table-cell office:value-type="time" office:time-value="PT12H10M24S" calcext:value-type="time">
            <text:p>12:10:24</text:p>
          </table:table-cell>
          <table:table-cell office:value-type="time" office:time-value="PT18H27M24S" calcext:value-type="time">
            <text:p>18:27:24</text:p>
          </table:table-cell>
          <table:table-cell table:formula="of:=IF(OR([.B277]=&quot;&quot;;[.E277]=&quot;&quot;);&quot;&quot;;ROUND(ABS([.B277]-[.E277])*86400))" office:value-type="float" office:value="2" calcext:value-type="float">
            <text:p>2</text:p>
          </table:table-cell>
          <table:table-cell table:formula="of:=IF(OR([.C277]=&quot;&quot;;[.F277]=&quot;&quot;);&quot;&quot;;ROUND(ABS([.C277]-[.F277])*86400))" office:value-type="float" office:value="0" calcext:value-type="float">
            <text:p>0</text:p>
          </table:table-cell>
          <table:table-cell table:formula="of:=IF(OR([.D277]=&quot;&quot;;[.G277]=&quot;&quot;);&quot;&quot;;ROUND(ABS([.D277]-[.G27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time" office:time-value="PT05H52M28S" calcext:value-type="time">
            <text:p>05:52:28</text:p>
          </table:table-cell>
          <table:table-cell office:value-type="time" office:time-value="PT12H10M05S" calcext:value-type="time">
            <text:p>12:10:05</text:p>
          </table:table-cell>
          <table:table-cell office:value-type="time" office:time-value="PT18H28M26S" calcext:value-type="time">
            <text:p>18:28:26</text:p>
          </table:table-cell>
          <table:table-cell office:value-type="time" office:time-value="PT05H52M26S" calcext:value-type="time">
            <text:p>05:52:26</text:p>
          </table:table-cell>
          <table:table-cell office:value-type="time" office:time-value="PT12H10M05S" calcext:value-type="time">
            <text:p>12:10:05</text:p>
          </table:table-cell>
          <table:table-cell office:value-type="time" office:time-value="PT18H28M27S" calcext:value-type="time">
            <text:p>18:28:27</text:p>
          </table:table-cell>
          <table:table-cell table:formula="of:=IF(OR([.B278]=&quot;&quot;;[.E278]=&quot;&quot;);&quot;&quot;;ROUND(ABS([.B278]-[.E278])*86400))" office:value-type="float" office:value="2" calcext:value-type="float">
            <text:p>2</text:p>
          </table:table-cell>
          <table:table-cell table:formula="of:=IF(OR([.C278]=&quot;&quot;;[.F278]=&quot;&quot;);&quot;&quot;;ROUND(ABS([.C278]-[.F278])*86400))" office:value-type="float" office:value="0" calcext:value-type="float">
            <text:p>0</text:p>
          </table:table-cell>
          <table:table-cell table:formula="of:=IF(OR([.D278]=&quot;&quot;;[.G278]=&quot;&quot;);&quot;&quot;;ROUND(ABS([.D278]-[.G27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time" office:time-value="PT05H50M47S" calcext:value-type="time">
            <text:p>05:50:47</text:p>
          </table:table-cell>
          <table:table-cell office:value-type="time" office:time-value="PT12H09M46S" calcext:value-type="time">
            <text:p>12:09:46</text:p>
          </table:table-cell>
          <table:table-cell office:value-type="time" office:time-value="PT18H29M29S" calcext:value-type="time">
            <text:p>18:29:29</text:p>
          </table:table-cell>
          <table:table-cell office:value-type="time" office:time-value="PT05H50M45S" calcext:value-type="time">
            <text:p>05:50:45</text:p>
          </table:table-cell>
          <table:table-cell office:value-type="time" office:time-value="PT12H09M46S" calcext:value-type="time">
            <text:p>12:09:46</text:p>
          </table:table-cell>
          <table:table-cell office:value-type="time" office:time-value="PT18H29M31S" calcext:value-type="time">
            <text:p>18:29:31</text:p>
          </table:table-cell>
          <table:table-cell table:formula="of:=IF(OR([.B279]=&quot;&quot;;[.E279]=&quot;&quot;);&quot;&quot;;ROUND(ABS([.B279]-[.E279])*86400))" office:value-type="float" office:value="2" calcext:value-type="float">
            <text:p>2</text:p>
          </table:table-cell>
          <table:table-cell table:formula="of:=IF(OR([.C279]=&quot;&quot;;[.F279]=&quot;&quot;);&quot;&quot;;ROUND(ABS([.C279]-[.F279])*86400))" office:value-type="float" office:value="0" calcext:value-type="float">
            <text:p>0</text:p>
          </table:table-cell>
          <table:table-cell table:formula="of:=IF(OR([.D279]=&quot;&quot;;[.G279]=&quot;&quot;);&quot;&quot;;ROUND(ABS([.D279]-[.G27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05H49M06S" calcext:value-type="time">
            <text:p>05:49:06</text:p>
          </table:table-cell>
          <table:table-cell office:value-type="time" office:time-value="PT12H09M28S" calcext:value-type="time">
            <text:p>12:09:28</text:p>
          </table:table-cell>
          <table:table-cell office:value-type="time" office:time-value="PT18H30M33S" calcext:value-type="time">
            <text:p>18:30:33</text:p>
          </table:table-cell>
          <table:table-cell office:value-type="time" office:time-value="PT05H49M05S" calcext:value-type="time">
            <text:p>05:49:05</text:p>
          </table:table-cell>
          <table:table-cell office:value-type="time" office:time-value="PT12H09M28S" calcext:value-type="time">
            <text:p>12:09:28</text:p>
          </table:table-cell>
          <table:table-cell office:value-type="time" office:time-value="PT18H30M35S" calcext:value-type="time">
            <text:p>18:30:35</text:p>
          </table:table-cell>
          <table:table-cell table:formula="of:=IF(OR([.B280]=&quot;&quot;;[.E280]=&quot;&quot;);&quot;&quot;;ROUND(ABS([.B280]-[.E280])*86400))" office:value-type="float" office:value="1" calcext:value-type="float">
            <text:p>1</text:p>
          </table:table-cell>
          <table:table-cell table:formula="of:=IF(OR([.C280]=&quot;&quot;;[.F280]=&quot;&quot;);&quot;&quot;;ROUND(ABS([.C280]-[.F280])*86400))" office:value-type="float" office:value="0" calcext:value-type="float">
            <text:p>0</text:p>
          </table:table-cell>
          <table:table-cell table:formula="of:=IF(OR([.D280]=&quot;&quot;;[.G280]=&quot;&quot;);&quot;&quot;;ROUND(ABS([.D280]-[.G28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05H47M26S" calcext:value-type="time">
            <text:p>05:47:26</text:p>
          </table:table-cell>
          <table:table-cell office:value-type="time" office:time-value="PT12H09M10S" calcext:value-type="time">
            <text:p>12:09:10</text:p>
          </table:table-cell>
          <table:table-cell office:value-type="time" office:time-value="PT18H31M37S" calcext:value-type="time">
            <text:p>18:31:37</text:p>
          </table:table-cell>
          <table:table-cell office:value-type="time" office:time-value="PT05H47M24S" calcext:value-type="time">
            <text:p>05:47:24</text:p>
          </table:table-cell>
          <table:table-cell office:value-type="time" office:time-value="PT12H09M10S" calcext:value-type="time">
            <text:p>12:09:10</text:p>
          </table:table-cell>
          <table:table-cell office:value-type="time" office:time-value="PT18H31M39S" calcext:value-type="time">
            <text:p>18:31:39</text:p>
          </table:table-cell>
          <table:table-cell table:formula="of:=IF(OR([.B281]=&quot;&quot;;[.E281]=&quot;&quot;);&quot;&quot;;ROUND(ABS([.B281]-[.E281])*86400))" office:value-type="float" office:value="2" calcext:value-type="float">
            <text:p>2</text:p>
          </table:table-cell>
          <table:table-cell table:formula="of:=IF(OR([.C281]=&quot;&quot;;[.F281]=&quot;&quot;);&quot;&quot;;ROUND(ABS([.C281]-[.F281])*86400))" office:value-type="float" office:value="0" calcext:value-type="float">
            <text:p>0</text:p>
          </table:table-cell>
          <table:table-cell table:formula="of:=IF(OR([.D281]=&quot;&quot;;[.G281]=&quot;&quot;);&quot;&quot;;ROUND(ABS([.D281]-[.G28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05H45M46S" calcext:value-type="time">
            <text:p>05:45:46</text:p>
          </table:table-cell>
          <table:table-cell office:value-type="time" office:time-value="PT12H08M52S" calcext:value-type="time">
            <text:p>12:08:52</text:p>
          </table:table-cell>
          <table:table-cell office:value-type="time" office:time-value="PT18H32M42S" calcext:value-type="time">
            <text:p>18:32:42</text:p>
          </table:table-cell>
          <table:table-cell office:value-type="time" office:time-value="PT05H45M45S" calcext:value-type="time">
            <text:p>05:45:45</text:p>
          </table:table-cell>
          <table:table-cell office:value-type="time" office:time-value="PT12H08M52S" calcext:value-type="time">
            <text:p>12:08:52</text:p>
          </table:table-cell>
          <table:table-cell office:value-type="time" office:time-value="PT18H32M43S" calcext:value-type="time">
            <text:p>18:32:43</text:p>
          </table:table-cell>
          <table:table-cell table:formula="of:=IF(OR([.B282]=&quot;&quot;;[.E282]=&quot;&quot;);&quot;&quot;;ROUND(ABS([.B282]-[.E282])*86400))" office:value-type="float" office:value="1" calcext:value-type="float">
            <text:p>1</text:p>
          </table:table-cell>
          <table:table-cell table:formula="of:=IF(OR([.C282]=&quot;&quot;;[.F282]=&quot;&quot;);&quot;&quot;;ROUND(ABS([.C282]-[.F282])*86400))" office:value-type="float" office:value="0" calcext:value-type="float">
            <text:p>0</text:p>
          </table:table-cell>
          <table:table-cell table:formula="of:=IF(OR([.D282]=&quot;&quot;;[.G282]=&quot;&quot;);&quot;&quot;;ROUND(ABS([.D282]-[.G28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05H44M07S" calcext:value-type="time">
            <text:p>05:44:07</text:p>
          </table:table-cell>
          <table:table-cell office:value-type="time" office:time-value="PT12H08M35S" calcext:value-type="time">
            <text:p>12:08:35</text:p>
          </table:table-cell>
          <table:table-cell office:value-type="time" office:time-value="PT18H33M47S" calcext:value-type="time">
            <text:p>18:33:47</text:p>
          </table:table-cell>
          <table:table-cell office:value-type="time" office:time-value="PT05H44M05S" calcext:value-type="time">
            <text:p>05:44:05</text:p>
          </table:table-cell>
          <table:table-cell office:value-type="time" office:time-value="PT12H08M35S" calcext:value-type="time">
            <text:p>12:08:35</text:p>
          </table:table-cell>
          <table:table-cell office:value-type="time" office:time-value="PT18H33M48S" calcext:value-type="time">
            <text:p>18:33:48</text:p>
          </table:table-cell>
          <table:table-cell table:formula="of:=IF(OR([.B283]=&quot;&quot;;[.E283]=&quot;&quot;);&quot;&quot;;ROUND(ABS([.B283]-[.E283])*86400))" office:value-type="float" office:value="2" calcext:value-type="float">
            <text:p>2</text:p>
          </table:table-cell>
          <table:table-cell table:formula="of:=IF(OR([.C283]=&quot;&quot;;[.F283]=&quot;&quot;);&quot;&quot;;ROUND(ABS([.C283]-[.F283])*86400))" office:value-type="float" office:value="0" calcext:value-type="float">
            <text:p>0</text:p>
          </table:table-cell>
          <table:table-cell table:formula="of:=IF(OR([.D283]=&quot;&quot;;[.G283]=&quot;&quot;);&quot;&quot;;ROUND(ABS([.D283]-[.G28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05H42M28S" calcext:value-type="time">
            <text:p>05:42:28</text:p>
          </table:table-cell>
          <table:table-cell office:value-type="time" office:time-value="PT12H08M18S" calcext:value-type="time">
            <text:p>12:08:18</text:p>
          </table:table-cell>
          <table:table-cell office:value-type="time" office:time-value="PT18H34M52S" calcext:value-type="time">
            <text:p>18:34:52</text:p>
          </table:table-cell>
          <table:table-cell office:value-type="time" office:time-value="PT05H42M27S" calcext:value-type="time">
            <text:p>05:42:27</text:p>
          </table:table-cell>
          <table:table-cell office:value-type="time" office:time-value="PT12H08M18S" calcext:value-type="time">
            <text:p>12:08:18</text:p>
          </table:table-cell>
          <table:table-cell office:value-type="time" office:time-value="PT18H34M53S" calcext:value-type="time">
            <text:p>18:34:53</text:p>
          </table:table-cell>
          <table:table-cell table:formula="of:=IF(OR([.B284]=&quot;&quot;;[.E284]=&quot;&quot;);&quot;&quot;;ROUND(ABS([.B284]-[.E284])*86400))" office:value-type="float" office:value="1" calcext:value-type="float">
            <text:p>1</text:p>
          </table:table-cell>
          <table:table-cell table:formula="of:=IF(OR([.C284]=&quot;&quot;;[.F284]=&quot;&quot;);&quot;&quot;;ROUND(ABS([.C284]-[.F284])*86400))" office:value-type="float" office:value="0" calcext:value-type="float">
            <text:p>0</text:p>
          </table:table-cell>
          <table:table-cell table:formula="of:=IF(OR([.D284]=&quot;&quot;;[.G284]=&quot;&quot;);&quot;&quot;;ROUND(ABS([.D284]-[.G28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05H40M50S" calcext:value-type="time">
            <text:p>05:40:50</text:p>
          </table:table-cell>
          <table:table-cell office:value-type="time" office:time-value="PT12H08M01S" calcext:value-type="time">
            <text:p>12:08:01</text:p>
          </table:table-cell>
          <table:table-cell office:value-type="time" office:time-value="PT18H35M57S" calcext:value-type="time">
            <text:p>18:35:57</text:p>
          </table:table-cell>
          <table:table-cell office:value-type="time" office:time-value="PT05H40M48S" calcext:value-type="time">
            <text:p>05:40:48</text:p>
          </table:table-cell>
          <table:table-cell office:value-type="time" office:time-value="PT12H08M01S" calcext:value-type="time">
            <text:p>12:08:01</text:p>
          </table:table-cell>
          <table:table-cell office:value-type="time" office:time-value="PT18H35M58S" calcext:value-type="time">
            <text:p>18:35:58</text:p>
          </table:table-cell>
          <table:table-cell table:formula="of:=IF(OR([.B285]=&quot;&quot;;[.E285]=&quot;&quot;);&quot;&quot;;ROUND(ABS([.B285]-[.E285])*86400))" office:value-type="float" office:value="2" calcext:value-type="float">
            <text:p>2</text:p>
          </table:table-cell>
          <table:table-cell table:formula="of:=IF(OR([.C285]=&quot;&quot;;[.F285]=&quot;&quot;);&quot;&quot;;ROUND(ABS([.C285]-[.F285])*86400))" office:value-type="float" office:value="0" calcext:value-type="float">
            <text:p>0</text:p>
          </table:table-cell>
          <table:table-cell table:formula="of:=IF(OR([.D285]=&quot;&quot;;[.G285]=&quot;&quot;);&quot;&quot;;ROUND(ABS([.D285]-[.G28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05H39M12S" calcext:value-type="time">
            <text:p>05:39:12</text:p>
          </table:table-cell>
          <table:table-cell office:value-type="time" office:time-value="PT12H07M45S" calcext:value-type="time">
            <text:p>12:07:45</text:p>
          </table:table-cell>
          <table:table-cell office:value-type="time" office:time-value="PT18H37M03S" calcext:value-type="time">
            <text:p>18:37:03</text:p>
          </table:table-cell>
          <table:table-cell office:value-type="time" office:time-value="PT05H39M11S" calcext:value-type="time">
            <text:p>05:39:11</text:p>
          </table:table-cell>
          <table:table-cell office:value-type="time" office:time-value="PT12H07M45S" calcext:value-type="time">
            <text:p>12:07:45</text:p>
          </table:table-cell>
          <table:table-cell office:value-type="time" office:time-value="PT18H37M04S" calcext:value-type="time">
            <text:p>18:37:04</text:p>
          </table:table-cell>
          <table:table-cell table:formula="of:=IF(OR([.B286]=&quot;&quot;;[.E286]=&quot;&quot;);&quot;&quot;;ROUND(ABS([.B286]-[.E286])*86400))" office:value-type="float" office:value="1" calcext:value-type="float">
            <text:p>1</text:p>
          </table:table-cell>
          <table:table-cell table:formula="of:=IF(OR([.C286]=&quot;&quot;;[.F286]=&quot;&quot;);&quot;&quot;;ROUND(ABS([.C286]-[.F286])*86400))" office:value-type="float" office:value="0" calcext:value-type="float">
            <text:p>0</text:p>
          </table:table-cell>
          <table:table-cell table:formula="of:=IF(OR([.D286]=&quot;&quot;;[.G286]=&quot;&quot;);&quot;&quot;;ROUND(ABS([.D286]-[.G28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05H37M35S" calcext:value-type="time">
            <text:p>05:37:35</text:p>
          </table:table-cell>
          <table:table-cell office:value-type="time" office:time-value="PT12H07M30S" calcext:value-type="time">
            <text:p>12:07:30</text:p>
          </table:table-cell>
          <table:table-cell office:value-type="time" office:time-value="PT18H38M09S" calcext:value-type="time">
            <text:p>18:38:09</text:p>
          </table:table-cell>
          <table:table-cell office:value-type="time" office:time-value="PT05H37M34S" calcext:value-type="time">
            <text:p>05:37:34</text:p>
          </table:table-cell>
          <table:table-cell office:value-type="time" office:time-value="PT12H07M30S" calcext:value-type="time">
            <text:p>12:07:30</text:p>
          </table:table-cell>
          <table:table-cell office:value-type="time" office:time-value="PT18H38M10S" calcext:value-type="time">
            <text:p>18:38:10</text:p>
          </table:table-cell>
          <table:table-cell table:formula="of:=IF(OR([.B287]=&quot;&quot;;[.E287]=&quot;&quot;);&quot;&quot;;ROUND(ABS([.B287]-[.E287])*86400))" office:value-type="float" office:value="1" calcext:value-type="float">
            <text:p>1</text:p>
          </table:table-cell>
          <table:table-cell table:formula="of:=IF(OR([.C287]=&quot;&quot;;[.F287]=&quot;&quot;);&quot;&quot;;ROUND(ABS([.C287]-[.F287])*86400))" office:value-type="float" office:value="0" calcext:value-type="float">
            <text:p>0</text:p>
          </table:table-cell>
          <table:table-cell table:formula="of:=IF(OR([.D287]=&quot;&quot;;[.G287]=&quot;&quot;);&quot;&quot;;ROUND(ABS([.D287]-[.G28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05H35M59S" calcext:value-type="time">
            <text:p>05:35:59</text:p>
          </table:table-cell>
          <table:table-cell office:value-type="time" office:time-value="PT12H07M15S" calcext:value-type="time">
            <text:p>12:07:15</text:p>
          </table:table-cell>
          <table:table-cell office:value-type="time" office:time-value="PT18H39M15S" calcext:value-type="time">
            <text:p>18:39:15</text:p>
          </table:table-cell>
          <table:table-cell office:value-type="time" office:time-value="PT05H35M57S" calcext:value-type="time">
            <text:p>05:35:57</text:p>
          </table:table-cell>
          <table:table-cell office:value-type="time" office:time-value="PT12H07M15S" calcext:value-type="time">
            <text:p>12:07:15</text:p>
          </table:table-cell>
          <table:table-cell office:value-type="time" office:time-value="PT18H39M17S" calcext:value-type="time">
            <text:p>18:39:17</text:p>
          </table:table-cell>
          <table:table-cell table:formula="of:=IF(OR([.B288]=&quot;&quot;;[.E288]=&quot;&quot;);&quot;&quot;;ROUND(ABS([.B288]-[.E288])*86400))" office:value-type="float" office:value="2" calcext:value-type="float">
            <text:p>2</text:p>
          </table:table-cell>
          <table:table-cell table:formula="of:=IF(OR([.C288]=&quot;&quot;;[.F288]=&quot;&quot;);&quot;&quot;;ROUND(ABS([.C288]-[.F288])*86400))" office:value-type="float" office:value="0" calcext:value-type="float">
            <text:p>0</text:p>
          </table:table-cell>
          <table:table-cell table:formula="of:=IF(OR([.D288]=&quot;&quot;;[.G288]=&quot;&quot;);&quot;&quot;;ROUND(ABS([.D288]-[.G28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05H34M23S" calcext:value-type="time">
            <text:p>05:34:23</text:p>
          </table:table-cell>
          <table:table-cell office:value-type="time" office:time-value="PT12H07M00S" calcext:value-type="time">
            <text:p>12:07:00</text:p>
          </table:table-cell>
          <table:table-cell office:value-type="time" office:time-value="PT18H40M22S" calcext:value-type="time">
            <text:p>18:40:22</text:p>
          </table:table-cell>
          <table:table-cell office:value-type="time" office:time-value="PT05H34M22S" calcext:value-type="time">
            <text:p>05:34:22</text:p>
          </table:table-cell>
          <table:table-cell office:value-type="time" office:time-value="PT12H07M00S" calcext:value-type="time">
            <text:p>12:07:00</text:p>
          </table:table-cell>
          <table:table-cell office:value-type="time" office:time-value="PT18H40M24S" calcext:value-type="time">
            <text:p>18:40:24</text:p>
          </table:table-cell>
          <table:table-cell table:formula="of:=IF(OR([.B289]=&quot;&quot;;[.E289]=&quot;&quot;);&quot;&quot;;ROUND(ABS([.B289]-[.E289])*86400))" office:value-type="float" office:value="1" calcext:value-type="float">
            <text:p>1</text:p>
          </table:table-cell>
          <table:table-cell table:formula="of:=IF(OR([.C289]=&quot;&quot;;[.F289]=&quot;&quot;);&quot;&quot;;ROUND(ABS([.C289]-[.F289])*86400))" office:value-type="float" office:value="0" calcext:value-type="float">
            <text:p>0</text:p>
          </table:table-cell>
          <table:table-cell table:formula="of:=IF(OR([.D289]=&quot;&quot;;[.G289]=&quot;&quot;);&quot;&quot;;ROUND(ABS([.D289]-[.G28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time" office:time-value="PT05H32M48S" calcext:value-type="time">
            <text:p>05:32:48</text:p>
          </table:table-cell>
          <table:table-cell office:value-type="time" office:time-value="PT12H06M46S" calcext:value-type="time">
            <text:p>12:06:46</text:p>
          </table:table-cell>
          <table:table-cell office:value-type="time" office:time-value="PT18H41M30S" calcext:value-type="time">
            <text:p>18:41:30</text:p>
          </table:table-cell>
          <table:table-cell office:value-type="time" office:time-value="PT05H32M46S" calcext:value-type="time">
            <text:p>05:32:46</text:p>
          </table:table-cell>
          <table:table-cell office:value-type="time" office:time-value="PT12H06M47S" calcext:value-type="time">
            <text:p>12:06:47</text:p>
          </table:table-cell>
          <table:table-cell office:value-type="time" office:time-value="PT18H41M31S" calcext:value-type="time">
            <text:p>18:41:31</text:p>
          </table:table-cell>
          <table:table-cell table:formula="of:=IF(OR([.B290]=&quot;&quot;;[.E290]=&quot;&quot;);&quot;&quot;;ROUND(ABS([.B290]-[.E290])*86400))" office:value-type="float" office:value="2" calcext:value-type="float">
            <text:p>2</text:p>
          </table:table-cell>
          <table:table-cell table:formula="of:=IF(OR([.C290]=&quot;&quot;;[.F290]=&quot;&quot;);&quot;&quot;;ROUND(ABS([.C290]-[.F290])*86400))" office:value-type="float" office:value="1" calcext:value-type="float">
            <text:p>1</text:p>
          </table:table-cell>
          <table:table-cell table:formula="of:=IF(OR([.D290]=&quot;&quot;;[.G290]=&quot;&quot;);&quot;&quot;;ROUND(ABS([.D290]-[.G29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05H31M14S" calcext:value-type="time">
            <text:p>05:31:14</text:p>
          </table:table-cell>
          <table:table-cell office:value-type="time" office:time-value="PT12H06M33S" calcext:value-type="time">
            <text:p>12:06:33</text:p>
          </table:table-cell>
          <table:table-cell office:value-type="time" office:time-value="PT18H42M37S" calcext:value-type="time">
            <text:p>18:42:37</text:p>
          </table:table-cell>
          <table:table-cell office:value-type="time" office:time-value="PT05H31M12S" calcext:value-type="time">
            <text:p>05:31:12</text:p>
          </table:table-cell>
          <table:table-cell office:value-type="time" office:time-value="PT12H06M33S" calcext:value-type="time">
            <text:p>12:06:33</text:p>
          </table:table-cell>
          <table:table-cell office:value-type="time" office:time-value="PT18H42M39S" calcext:value-type="time">
            <text:p>18:42:39</text:p>
          </table:table-cell>
          <table:table-cell table:formula="of:=IF(OR([.B291]=&quot;&quot;;[.E291]=&quot;&quot;);&quot;&quot;;ROUND(ABS([.B291]-[.E291])*86400))" office:value-type="float" office:value="2" calcext:value-type="float">
            <text:p>2</text:p>
          </table:table-cell>
          <table:table-cell table:formula="of:=IF(OR([.C291]=&quot;&quot;;[.F291]=&quot;&quot;);&quot;&quot;;ROUND(ABS([.C291]-[.F291])*86400))" office:value-type="float" office:value="0" calcext:value-type="float">
            <text:p>0</text:p>
          </table:table-cell>
          <table:table-cell table:formula="of:=IF(OR([.D291]=&quot;&quot;;[.G291]=&quot;&quot;);&quot;&quot;;ROUND(ABS([.D291]-[.G29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05H29M40S" calcext:value-type="time">
            <text:p>05:29:40</text:p>
          </table:table-cell>
          <table:table-cell office:value-type="time" office:time-value="PT12H06M20S" calcext:value-type="time">
            <text:p>12:06:20</text:p>
          </table:table-cell>
          <table:table-cell office:value-type="time" office:time-value="PT18H43M45S" calcext:value-type="time">
            <text:p>18:43:45</text:p>
          </table:table-cell>
          <table:table-cell office:value-type="time" office:time-value="PT05H29M39S" calcext:value-type="time">
            <text:p>05:29:39</text:p>
          </table:table-cell>
          <table:table-cell office:value-type="time" office:time-value="PT12H06M20S" calcext:value-type="time">
            <text:p>12:06:20</text:p>
          </table:table-cell>
          <table:table-cell office:value-type="time" office:time-value="PT18H43M47S" calcext:value-type="time">
            <text:p>18:43:47</text:p>
          </table:table-cell>
          <table:table-cell table:formula="of:=IF(OR([.B292]=&quot;&quot;;[.E292]=&quot;&quot;);&quot;&quot;;ROUND(ABS([.B292]-[.E292])*86400))" office:value-type="float" office:value="1" calcext:value-type="float">
            <text:p>1</text:p>
          </table:table-cell>
          <table:table-cell table:formula="of:=IF(OR([.C292]=&quot;&quot;;[.F292]=&quot;&quot;);&quot;&quot;;ROUND(ABS([.C292]-[.F292])*86400))" office:value-type="float" office:value="0" calcext:value-type="float">
            <text:p>0</text:p>
          </table:table-cell>
          <table:table-cell table:formula="of:=IF(OR([.D292]=&quot;&quot;;[.G292]=&quot;&quot;);&quot;&quot;;ROUND(ABS([.D292]-[.G29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05H28M07S" calcext:value-type="time">
            <text:p>05:28:07</text:p>
          </table:table-cell>
          <table:table-cell office:value-type="time" office:time-value="PT12H06M08S" calcext:value-type="time">
            <text:p>12:06:08</text:p>
          </table:table-cell>
          <table:table-cell office:value-type="time" office:time-value="PT18H44M54S" calcext:value-type="time">
            <text:p>18:44:54</text:p>
          </table:table-cell>
          <table:table-cell office:value-type="time" office:time-value="PT05H28M06S" calcext:value-type="time">
            <text:p>05:28:06</text:p>
          </table:table-cell>
          <table:table-cell office:value-type="time" office:time-value="PT12H06M08S" calcext:value-type="time">
            <text:p>12:06:08</text:p>
          </table:table-cell>
          <table:table-cell office:value-type="time" office:time-value="PT18H44M55S" calcext:value-type="time">
            <text:p>18:44:55</text:p>
          </table:table-cell>
          <table:table-cell table:formula="of:=IF(OR([.B293]=&quot;&quot;;[.E293]=&quot;&quot;);&quot;&quot;;ROUND(ABS([.B293]-[.E293])*86400))" office:value-type="float" office:value="1" calcext:value-type="float">
            <text:p>1</text:p>
          </table:table-cell>
          <table:table-cell table:formula="of:=IF(OR([.C293]=&quot;&quot;;[.F293]=&quot;&quot;);&quot;&quot;;ROUND(ABS([.C293]-[.F293])*86400))" office:value-type="float" office:value="0" calcext:value-type="float">
            <text:p>0</text:p>
          </table:table-cell>
          <table:table-cell table:formula="of:=IF(OR([.D293]=&quot;&quot;;[.G293]=&quot;&quot;);&quot;&quot;;ROUND(ABS([.D293]-[.G29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time" office:time-value="PT05H26M35S" calcext:value-type="time">
            <text:p>05:26:35</text:p>
          </table:table-cell>
          <table:table-cell office:value-type="time" office:time-value="PT12H05M57S" calcext:value-type="time">
            <text:p>12:05:57</text:p>
          </table:table-cell>
          <table:table-cell office:value-type="time" office:time-value="PT18H46M03S" calcext:value-type="time">
            <text:p>18:46:03</text:p>
          </table:table-cell>
          <table:table-cell office:value-type="time" office:time-value="PT05H26M34S" calcext:value-type="time">
            <text:p>05:26:34</text:p>
          </table:table-cell>
          <table:table-cell office:value-type="time" office:time-value="PT12H05M57S" calcext:value-type="time">
            <text:p>12:05:57</text:p>
          </table:table-cell>
          <table:table-cell office:value-type="time" office:time-value="PT18H46M04S" calcext:value-type="time">
            <text:p>18:46:04</text:p>
          </table:table-cell>
          <table:table-cell table:formula="of:=IF(OR([.B294]=&quot;&quot;;[.E294]=&quot;&quot;);&quot;&quot;;ROUND(ABS([.B294]-[.E294])*86400))" office:value-type="float" office:value="1" calcext:value-type="float">
            <text:p>1</text:p>
          </table:table-cell>
          <table:table-cell table:formula="of:=IF(OR([.C294]=&quot;&quot;;[.F294]=&quot;&quot;);&quot;&quot;;ROUND(ABS([.C294]-[.F294])*86400))" office:value-type="float" office:value="0" calcext:value-type="float">
            <text:p>0</text:p>
          </table:table-cell>
          <table:table-cell table:formula="of:=IF(OR([.D294]=&quot;&quot;;[.G294]=&quot;&quot;);&quot;&quot;;ROUND(ABS([.D294]-[.G29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05H25M04S" calcext:value-type="time">
            <text:p>05:25:04</text:p>
          </table:table-cell>
          <table:table-cell office:value-type="time" office:time-value="PT12H05M46S" calcext:value-type="time">
            <text:p>12:05:46</text:p>
          </table:table-cell>
          <table:table-cell office:value-type="time" office:time-value="PT18H47M12S" calcext:value-type="time">
            <text:p>18:47:12</text:p>
          </table:table-cell>
          <table:table-cell office:value-type="time" office:time-value="PT05H25M03S" calcext:value-type="time">
            <text:p>05:25:03</text:p>
          </table:table-cell>
          <table:table-cell office:value-type="time" office:time-value="PT12H05M46S" calcext:value-type="time">
            <text:p>12:05:46</text:p>
          </table:table-cell>
          <table:table-cell office:value-type="time" office:time-value="PT18H47M13S" calcext:value-type="time">
            <text:p>18:47:13</text:p>
          </table:table-cell>
          <table:table-cell table:formula="of:=IF(OR([.B295]=&quot;&quot;;[.E295]=&quot;&quot;);&quot;&quot;;ROUND(ABS([.B295]-[.E295])*86400))" office:value-type="float" office:value="1" calcext:value-type="float">
            <text:p>1</text:p>
          </table:table-cell>
          <table:table-cell table:formula="of:=IF(OR([.C295]=&quot;&quot;;[.F295]=&quot;&quot;);&quot;&quot;;ROUND(ABS([.C295]-[.F295])*86400))" office:value-type="float" office:value="0" calcext:value-type="float">
            <text:p>0</text:p>
          </table:table-cell>
          <table:table-cell table:formula="of:=IF(OR([.D295]=&quot;&quot;;[.G295]=&quot;&quot;);&quot;&quot;;ROUND(ABS([.D295]-[.G29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5H23M34S" calcext:value-type="time">
            <text:p>05:23:34</text:p>
          </table:table-cell>
          <table:table-cell office:value-type="time" office:time-value="PT12H05M35S" calcext:value-type="time">
            <text:p>12:05:35</text:p>
          </table:table-cell>
          <table:table-cell office:value-type="time" office:time-value="PT18H48M21S" calcext:value-type="time">
            <text:p>18:48:21</text:p>
          </table:table-cell>
          <table:table-cell office:value-type="time" office:time-value="PT05H23M33S" calcext:value-type="time">
            <text:p>05:23:33</text:p>
          </table:table-cell>
          <table:table-cell office:value-type="time" office:time-value="PT12H05M36S" calcext:value-type="time">
            <text:p>12:05:36</text:p>
          </table:table-cell>
          <table:table-cell office:value-type="time" office:time-value="PT18H48M22S" calcext:value-type="time">
            <text:p>18:48:22</text:p>
          </table:table-cell>
          <table:table-cell table:formula="of:=IF(OR([.B296]=&quot;&quot;;[.E296]=&quot;&quot;);&quot;&quot;;ROUND(ABS([.B296]-[.E296])*86400))" office:value-type="float" office:value="1" calcext:value-type="float">
            <text:p>1</text:p>
          </table:table-cell>
          <table:table-cell table:formula="of:=IF(OR([.C296]=&quot;&quot;;[.F296]=&quot;&quot;);&quot;&quot;;ROUND(ABS([.C296]-[.F296])*86400))" office:value-type="float" office:value="1" calcext:value-type="float">
            <text:p>1</text:p>
          </table:table-cell>
          <table:table-cell table:formula="of:=IF(OR([.D296]=&quot;&quot;;[.G296]=&quot;&quot;);&quot;&quot;;ROUND(ABS([.D296]-[.G29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5H22M05S" calcext:value-type="time">
            <text:p>05:22:05</text:p>
          </table:table-cell>
          <table:table-cell office:value-type="time" office:time-value="PT12H05M26S" calcext:value-type="time">
            <text:p>12:05:26</text:p>
          </table:table-cell>
          <table:table-cell office:value-type="time" office:time-value="PT18H49M31S" calcext:value-type="time">
            <text:p>18:49:31</text:p>
          </table:table-cell>
          <table:table-cell office:value-type="time" office:time-value="PT05H22M04S" calcext:value-type="time">
            <text:p>05:22:04</text:p>
          </table:table-cell>
          <table:table-cell office:value-type="time" office:time-value="PT12H05M26S" calcext:value-type="time">
            <text:p>12:05:26</text:p>
          </table:table-cell>
          <table:table-cell office:value-type="time" office:time-value="PT18H49M32S" calcext:value-type="time">
            <text:p>18:49:32</text:p>
          </table:table-cell>
          <table:table-cell table:formula="of:=IF(OR([.B297]=&quot;&quot;;[.E297]=&quot;&quot;);&quot;&quot;;ROUND(ABS([.B297]-[.E297])*86400))" office:value-type="float" office:value="1" calcext:value-type="float">
            <text:p>1</text:p>
          </table:table-cell>
          <table:table-cell table:formula="of:=IF(OR([.C297]=&quot;&quot;;[.F297]=&quot;&quot;);&quot;&quot;;ROUND(ABS([.C297]-[.F297])*86400))" office:value-type="float" office:value="0" calcext:value-type="float">
            <text:p>0</text:p>
          </table:table-cell>
          <table:table-cell table:formula="of:=IF(OR([.D297]=&quot;&quot;;[.G297]=&quot;&quot;);&quot;&quot;;ROUND(ABS([.D297]-[.G29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5H20M37S" calcext:value-type="time">
            <text:p>05:20:37</text:p>
          </table:table-cell>
          <table:table-cell office:value-type="time" office:time-value="PT12H05M17S" calcext:value-type="time">
            <text:p>12:05:17</text:p>
          </table:table-cell>
          <table:table-cell office:value-type="time" office:time-value="PT18H50M42S" calcext:value-type="time">
            <text:p>18:50:42</text:p>
          </table:table-cell>
          <table:table-cell office:value-type="time" office:time-value="PT05H20M36S" calcext:value-type="time">
            <text:p>05:20:36</text:p>
          </table:table-cell>
          <table:table-cell office:value-type="time" office:time-value="PT12H05M17S" calcext:value-type="time">
            <text:p>12:05:17</text:p>
          </table:table-cell>
          <table:table-cell office:value-type="time" office:time-value="PT18H50M43S" calcext:value-type="time">
            <text:p>18:50:43</text:p>
          </table:table-cell>
          <table:table-cell table:formula="of:=IF(OR([.B298]=&quot;&quot;;[.E298]=&quot;&quot;);&quot;&quot;;ROUND(ABS([.B298]-[.E298])*86400))" office:value-type="float" office:value="1" calcext:value-type="float">
            <text:p>1</text:p>
          </table:table-cell>
          <table:table-cell table:formula="of:=IF(OR([.C298]=&quot;&quot;;[.F298]=&quot;&quot;);&quot;&quot;;ROUND(ABS([.C298]-[.F298])*86400))" office:value-type="float" office:value="0" calcext:value-type="float">
            <text:p>0</text:p>
          </table:table-cell>
          <table:table-cell table:formula="of:=IF(OR([.D298]=&quot;&quot;;[.G298]=&quot;&quot;);&quot;&quot;;ROUND(ABS([.D298]-[.G29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5H19M10S" calcext:value-type="time">
            <text:p>05:19:10</text:p>
          </table:table-cell>
          <table:table-cell office:value-type="time" office:time-value="PT12H05M09S" calcext:value-type="time">
            <text:p>12:05:09</text:p>
          </table:table-cell>
          <table:table-cell office:value-type="time" office:time-value="PT18H51M52S" calcext:value-type="time">
            <text:p>18:51:52</text:p>
          </table:table-cell>
          <table:table-cell office:value-type="time" office:time-value="PT05H19M09S" calcext:value-type="time">
            <text:p>05:19:09</text:p>
          </table:table-cell>
          <table:table-cell office:value-type="time" office:time-value="PT12H05M09S" calcext:value-type="time">
            <text:p>12:05:09</text:p>
          </table:table-cell>
          <table:table-cell office:value-type="time" office:time-value="PT18H51M53S" calcext:value-type="time">
            <text:p>18:51:53</text:p>
          </table:table-cell>
          <table:table-cell table:formula="of:=IF(OR([.B299]=&quot;&quot;;[.E299]=&quot;&quot;);&quot;&quot;;ROUND(ABS([.B299]-[.E299])*86400))" office:value-type="float" office:value="1" calcext:value-type="float">
            <text:p>1</text:p>
          </table:table-cell>
          <table:table-cell table:formula="of:=IF(OR([.C299]=&quot;&quot;;[.F299]=&quot;&quot;);&quot;&quot;;ROUND(ABS([.C299]-[.F299])*86400))" office:value-type="float" office:value="0" calcext:value-type="float">
            <text:p>0</text:p>
          </table:table-cell>
          <table:table-cell table:formula="of:=IF(OR([.D299]=&quot;&quot;;[.G299]=&quot;&quot;);&quot;&quot;;ROUND(ABS([.D299]-[.G29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5H17M44S" calcext:value-type="time">
            <text:p>05:17:44</text:p>
          </table:table-cell>
          <table:table-cell office:value-type="time" office:time-value="PT12H05M01S" calcext:value-type="time">
            <text:p>12:05:01</text:p>
          </table:table-cell>
          <table:table-cell office:value-type="time" office:time-value="PT18H53M03S" calcext:value-type="time">
            <text:p>18:53:03</text:p>
          </table:table-cell>
          <table:table-cell office:value-type="time" office:time-value="PT05H17M43S" calcext:value-type="time">
            <text:p>05:17:43</text:p>
          </table:table-cell>
          <table:table-cell office:value-type="time" office:time-value="PT12H05M01S" calcext:value-type="time">
            <text:p>12:05:01</text:p>
          </table:table-cell>
          <table:table-cell office:value-type="time" office:time-value="PT18H53M04S" calcext:value-type="time">
            <text:p>18:53:04</text:p>
          </table:table-cell>
          <table:table-cell table:formula="of:=IF(OR([.B300]=&quot;&quot;;[.E300]=&quot;&quot;);&quot;&quot;;ROUND(ABS([.B300]-[.E300])*86400))" office:value-type="float" office:value="1" calcext:value-type="float">
            <text:p>1</text:p>
          </table:table-cell>
          <table:table-cell table:formula="of:=IF(OR([.C300]=&quot;&quot;;[.F300]=&quot;&quot;);&quot;&quot;;ROUND(ABS([.C300]-[.F300])*86400))" office:value-type="float" office:value="0" calcext:value-type="float">
            <text:p>0</text:p>
          </table:table-cell>
          <table:table-cell table:formula="of:=IF(OR([.D300]=&quot;&quot;;[.G300]=&quot;&quot;);&quot;&quot;;ROUND(ABS([.D300]-[.G30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5H16M19S" calcext:value-type="time">
            <text:p>05:16:19</text:p>
          </table:table-cell>
          <table:table-cell office:value-type="time" office:time-value="PT12H04M54S" calcext:value-type="time">
            <text:p>12:04:54</text:p>
          </table:table-cell>
          <table:table-cell office:value-type="time" office:time-value="PT18H54M14S" calcext:value-type="time">
            <text:p>18:54:14</text:p>
          </table:table-cell>
          <table:table-cell office:value-type="time" office:time-value="PT05H16M18S" calcext:value-type="time">
            <text:p>05:16:18</text:p>
          </table:table-cell>
          <table:table-cell office:value-type="time" office:time-value="PT12H04M55S" calcext:value-type="time">
            <text:p>12:04:55</text:p>
          </table:table-cell>
          <table:table-cell office:value-type="time" office:time-value="PT18H54M16S" calcext:value-type="time">
            <text:p>18:54:16</text:p>
          </table:table-cell>
          <table:table-cell table:formula="of:=IF(OR([.B301]=&quot;&quot;;[.E301]=&quot;&quot;);&quot;&quot;;ROUND(ABS([.B301]-[.E301])*86400))" office:value-type="float" office:value="1" calcext:value-type="float">
            <text:p>1</text:p>
          </table:table-cell>
          <table:table-cell table:formula="of:=IF(OR([.C301]=&quot;&quot;;[.F301]=&quot;&quot;);&quot;&quot;;ROUND(ABS([.C301]-[.F301])*86400))" office:value-type="float" office:value="1" calcext:value-type="float">
            <text:p>1</text:p>
          </table:table-cell>
          <table:table-cell table:formula="of:=IF(OR([.D301]=&quot;&quot;;[.G301]=&quot;&quot;);&quot;&quot;;ROUND(ABS([.D301]-[.G30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time" office:time-value="PT05H14M55S" calcext:value-type="time">
            <text:p>05:14:55</text:p>
          </table:table-cell>
          <table:table-cell office:value-type="time" office:time-value="PT12H04M48S" calcext:value-type="time">
            <text:p>12:04:48</text:p>
          </table:table-cell>
          <table:table-cell office:value-type="time" office:time-value="PT18H55M26S" calcext:value-type="time">
            <text:p>18:55:26</text:p>
          </table:table-cell>
          <table:table-cell office:value-type="time" office:time-value="PT05H14M54S" calcext:value-type="time">
            <text:p>05:14:54</text:p>
          </table:table-cell>
          <table:table-cell office:value-type="time" office:time-value="PT12H04M48S" calcext:value-type="time">
            <text:p>12:04:48</text:p>
          </table:table-cell>
          <table:table-cell office:value-type="time" office:time-value="PT18H55M27S" calcext:value-type="time">
            <text:p>18:55:27</text:p>
          </table:table-cell>
          <table:table-cell table:formula="of:=IF(OR([.B302]=&quot;&quot;;[.E302]=&quot;&quot;);&quot;&quot;;ROUND(ABS([.B302]-[.E302])*86400))" office:value-type="float" office:value="1" calcext:value-type="float">
            <text:p>1</text:p>
          </table:table-cell>
          <table:table-cell table:formula="of:=IF(OR([.C302]=&quot;&quot;;[.F302]=&quot;&quot;);&quot;&quot;;ROUND(ABS([.C302]-[.F302])*86400))" office:value-type="float" office:value="0" calcext:value-type="float">
            <text:p>0</text:p>
          </table:table-cell>
          <table:table-cell table:formula="of:=IF(OR([.D302]=&quot;&quot;;[.G302]=&quot;&quot;);&quot;&quot;;ROUND(ABS([.D302]-[.G30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time" office:time-value="PT05H13M32S" calcext:value-type="time">
            <text:p>05:13:32</text:p>
          </table:table-cell>
          <table:table-cell office:value-type="time" office:time-value="PT12H04M43S" calcext:value-type="time">
            <text:p>12:04:43</text:p>
          </table:table-cell>
          <table:table-cell office:value-type="time" office:time-value="PT18H56M38S" calcext:value-type="time">
            <text:p>18:56:38</text:p>
          </table:table-cell>
          <table:table-cell office:value-type="time" office:time-value="PT05H13M31S" calcext:value-type="time">
            <text:p>05:13:31</text:p>
          </table:table-cell>
          <table:table-cell office:value-type="time" office:time-value="PT12H04M43S" calcext:value-type="time">
            <text:p>12:04:43</text:p>
          </table:table-cell>
          <table:table-cell office:value-type="time" office:time-value="PT18H56M39S" calcext:value-type="time">
            <text:p>18:56:39</text:p>
          </table:table-cell>
          <table:table-cell table:formula="of:=IF(OR([.B303]=&quot;&quot;;[.E303]=&quot;&quot;);&quot;&quot;;ROUND(ABS([.B303]-[.E303])*86400))" office:value-type="float" office:value="1" calcext:value-type="float">
            <text:p>1</text:p>
          </table:table-cell>
          <table:table-cell table:formula="of:=IF(OR([.C303]=&quot;&quot;;[.F303]=&quot;&quot;);&quot;&quot;;ROUND(ABS([.C303]-[.F303])*86400))" office:value-type="float" office:value="0" calcext:value-type="float">
            <text:p>0</text:p>
          </table:table-cell>
          <table:table-cell table:formula="of:=IF(OR([.D303]=&quot;&quot;;[.G303]=&quot;&quot;);&quot;&quot;;ROUND(ABS([.D303]-[.G30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time" office:time-value="PT05H12M11S" calcext:value-type="time">
            <text:p>05:12:11</text:p>
          </table:table-cell>
          <table:table-cell office:value-type="time" office:time-value="PT12H04M38S" calcext:value-type="time">
            <text:p>12:04:38</text:p>
          </table:table-cell>
          <table:table-cell office:value-type="time" office:time-value="PT18H57M50S" calcext:value-type="time">
            <text:p>18:57:50</text:p>
          </table:table-cell>
          <table:table-cell office:value-type="time" office:time-value="PT05H12M10S" calcext:value-type="time">
            <text:p>05:12:10</text:p>
          </table:table-cell>
          <table:table-cell office:value-type="time" office:time-value="PT12H04M39S" calcext:value-type="time">
            <text:p>12:04:39</text:p>
          </table:table-cell>
          <table:table-cell office:value-type="time" office:time-value="PT18H57M51S" calcext:value-type="time">
            <text:p>18:57:51</text:p>
          </table:table-cell>
          <table:table-cell table:formula="of:=IF(OR([.B304]=&quot;&quot;;[.E304]=&quot;&quot;);&quot;&quot;;ROUND(ABS([.B304]-[.E304])*86400))" office:value-type="float" office:value="1" calcext:value-type="float">
            <text:p>1</text:p>
          </table:table-cell>
          <table:table-cell table:formula="of:=IF(OR([.C304]=&quot;&quot;;[.F304]=&quot;&quot;);&quot;&quot;;ROUND(ABS([.C304]-[.F304])*86400))" office:value-type="float" office:value="1" calcext:value-type="float">
            <text:p>1</text:p>
          </table:table-cell>
          <table:table-cell table:formula="of:=IF(OR([.D304]=&quot;&quot;;[.G304]=&quot;&quot;);&quot;&quot;;ROUND(ABS([.D304]-[.G30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time" office:time-value="PT05H10M51S" calcext:value-type="time">
            <text:p>05:10:51</text:p>
          </table:table-cell>
          <table:table-cell office:value-type="time" office:time-value="PT12H04M35S" calcext:value-type="time">
            <text:p>12:04:35</text:p>
          </table:table-cell>
          <table:table-cell office:value-type="time" office:time-value="PT18H59M03S" calcext:value-type="time">
            <text:p>18:59:03</text:p>
          </table:table-cell>
          <table:table-cell office:value-type="time" office:time-value="PT05H10M50S" calcext:value-type="time">
            <text:p>05:10:50</text:p>
          </table:table-cell>
          <table:table-cell office:value-type="time" office:time-value="PT12H04M35S" calcext:value-type="time">
            <text:p>12:04:35</text:p>
          </table:table-cell>
          <table:table-cell office:value-type="time" office:time-value="PT18H59M04S" calcext:value-type="time">
            <text:p>18:59:04</text:p>
          </table:table-cell>
          <table:table-cell table:formula="of:=IF(OR([.B305]=&quot;&quot;;[.E305]=&quot;&quot;);&quot;&quot;;ROUND(ABS([.B305]-[.E305])*86400))" office:value-type="float" office:value="1" calcext:value-type="float">
            <text:p>1</text:p>
          </table:table-cell>
          <table:table-cell table:formula="of:=IF(OR([.C305]=&quot;&quot;;[.F305]=&quot;&quot;);&quot;&quot;;ROUND(ABS([.C305]-[.F305])*86400))" office:value-type="float" office:value="0" calcext:value-type="float">
            <text:p>0</text:p>
          </table:table-cell>
          <table:table-cell table:formula="of:=IF(OR([.D305]=&quot;&quot;;[.G305]=&quot;&quot;);&quot;&quot;;ROUND(ABS([.D305]-[.G30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time" office:time-value="PT05H09M32S" calcext:value-type="time">
            <text:p>05:09:32</text:p>
          </table:table-cell>
          <table:table-cell office:value-type="time" office:time-value="PT12H04M32S" calcext:value-type="time">
            <text:p>12:04:32</text:p>
          </table:table-cell>
          <table:table-cell office:value-type="time" office:time-value="PT19H00M15S" calcext:value-type="time">
            <text:p>19:00:15</text:p>
          </table:table-cell>
          <table:table-cell office:value-type="time" office:time-value="PT05H09M31S" calcext:value-type="time">
            <text:p>05:09:31</text:p>
          </table:table-cell>
          <table:table-cell office:value-type="time" office:time-value="PT12H04M32S" calcext:value-type="time">
            <text:p>12:04:32</text:p>
          </table:table-cell>
          <table:table-cell office:value-type="time" office:time-value="PT19H00M16S" calcext:value-type="time">
            <text:p>19:00:16</text:p>
          </table:table-cell>
          <table:table-cell table:formula="of:=IF(OR([.B306]=&quot;&quot;;[.E306]=&quot;&quot;);&quot;&quot;;ROUND(ABS([.B306]-[.E306])*86400))" office:value-type="float" office:value="1" calcext:value-type="float">
            <text:p>1</text:p>
          </table:table-cell>
          <table:table-cell table:formula="of:=IF(OR([.C306]=&quot;&quot;;[.F306]=&quot;&quot;);&quot;&quot;;ROUND(ABS([.C306]-[.F306])*86400))" office:value-type="float" office:value="0" calcext:value-type="float">
            <text:p>0</text:p>
          </table:table-cell>
          <table:table-cell table:formula="of:=IF(OR([.D306]=&quot;&quot;;[.G306]=&quot;&quot;);&quot;&quot;;ROUND(ABS([.D306]-[.G30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time" office:time-value="PT05H08M14S" calcext:value-type="time">
            <text:p>05:08:14</text:p>
          </table:table-cell>
          <table:table-cell office:value-type="time" office:time-value="PT12H04M29S" calcext:value-type="time">
            <text:p>12:04:29</text:p>
          </table:table-cell>
          <table:table-cell office:value-type="time" office:time-value="PT19H01M28S" calcext:value-type="time">
            <text:p>19:01:28</text:p>
          </table:table-cell>
          <table:table-cell office:value-type="time" office:time-value="PT05H08M13S" calcext:value-type="time">
            <text:p>05:08:13</text:p>
          </table:table-cell>
          <table:table-cell office:value-type="time" office:time-value="PT12H04M29S" calcext:value-type="time">
            <text:p>12:04:29</text:p>
          </table:table-cell>
          <table:table-cell office:value-type="time" office:time-value="PT19H01M29S" calcext:value-type="time">
            <text:p>19:01:29</text:p>
          </table:table-cell>
          <table:table-cell table:formula="of:=IF(OR([.B307]=&quot;&quot;;[.E307]=&quot;&quot;);&quot;&quot;;ROUND(ABS([.B307]-[.E307])*86400))" office:value-type="float" office:value="1" calcext:value-type="float">
            <text:p>1</text:p>
          </table:table-cell>
          <table:table-cell table:formula="of:=IF(OR([.C307]=&quot;&quot;;[.F307]=&quot;&quot;);&quot;&quot;;ROUND(ABS([.C307]-[.F307])*86400))" office:value-type="float" office:value="0" calcext:value-type="float">
            <text:p>0</text:p>
          </table:table-cell>
          <table:table-cell table:formula="of:=IF(OR([.D307]=&quot;&quot;;[.G307]=&quot;&quot;);&quot;&quot;;ROUND(ABS([.D307]-[.G30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05H06M57S" calcext:value-type="time">
            <text:p>05:06:57</text:p>
          </table:table-cell>
          <table:table-cell office:value-type="time" office:time-value="PT12H04M28S" calcext:value-type="time">
            <text:p>12:04:28</text:p>
          </table:table-cell>
          <table:table-cell office:value-type="time" office:time-value="PT19H02M41S" calcext:value-type="time">
            <text:p>19:02:41</text:p>
          </table:table-cell>
          <table:table-cell office:value-type="time" office:time-value="PT05H06M56S" calcext:value-type="time">
            <text:p>05:06:56</text:p>
          </table:table-cell>
          <table:table-cell office:value-type="time" office:time-value="PT12H04M28S" calcext:value-type="time">
            <text:p>12:04:28</text:p>
          </table:table-cell>
          <table:table-cell office:value-type="time" office:time-value="PT19H02M42S" calcext:value-type="time">
            <text:p>19:02:42</text:p>
          </table:table-cell>
          <table:table-cell table:formula="of:=IF(OR([.B308]=&quot;&quot;;[.E308]=&quot;&quot;);&quot;&quot;;ROUND(ABS([.B308]-[.E308])*86400))" office:value-type="float" office:value="1" calcext:value-type="float">
            <text:p>1</text:p>
          </table:table-cell>
          <table:table-cell table:formula="of:=IF(OR([.C308]=&quot;&quot;;[.F308]=&quot;&quot;);&quot;&quot;;ROUND(ABS([.C308]-[.F308])*86400))" office:value-type="float" office:value="0" calcext:value-type="float">
            <text:p>0</text:p>
          </table:table-cell>
          <table:table-cell table:formula="of:=IF(OR([.D308]=&quot;&quot;;[.G308]=&quot;&quot;);&quot;&quot;;ROUND(ABS([.D308]-[.G30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05H05M42S" calcext:value-type="time">
            <text:p>05:05:42</text:p>
          </table:table-cell>
          <table:table-cell office:value-type="time" office:time-value="PT12H04M27S" calcext:value-type="time">
            <text:p>12:04:27</text:p>
          </table:table-cell>
          <table:table-cell office:value-type="time" office:time-value="PT19H03M55S" calcext:value-type="time">
            <text:p>19:03:55</text:p>
          </table:table-cell>
          <table:table-cell office:value-type="time" office:time-value="PT05H05M42S" calcext:value-type="time">
            <text:p>05:05:42</text:p>
          </table:table-cell>
          <table:table-cell office:value-type="time" office:time-value="PT12H04M27S" calcext:value-type="time">
            <text:p>12:04:27</text:p>
          </table:table-cell>
          <table:table-cell office:value-type="time" office:time-value="PT19H03M56S" calcext:value-type="time">
            <text:p>19:03:56</text:p>
          </table:table-cell>
          <table:table-cell table:formula="of:=IF(OR([.B309]=&quot;&quot;;[.E309]=&quot;&quot;);&quot;&quot;;ROUND(ABS([.B309]-[.E309])*86400))" office:value-type="float" office:value="0" calcext:value-type="float">
            <text:p>0</text:p>
          </table:table-cell>
          <table:table-cell table:formula="of:=IF(OR([.C309]=&quot;&quot;;[.F309]=&quot;&quot;);&quot;&quot;;ROUND(ABS([.C309]-[.F309])*86400))" office:value-type="float" office:value="0" calcext:value-type="float">
            <text:p>0</text:p>
          </table:table-cell>
          <table:table-cell table:formula="of:=IF(OR([.D309]=&quot;&quot;;[.G309]=&quot;&quot;);&quot;&quot;;ROUND(ABS([.D309]-[.G30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05H04M29S" calcext:value-type="time">
            <text:p>05:04:29</text:p>
          </table:table-cell>
          <table:table-cell office:value-type="time" office:time-value="PT12H04M27S" calcext:value-type="time">
            <text:p>12:04:27</text:p>
          </table:table-cell>
          <table:table-cell office:value-type="time" office:time-value="PT19H05M08S" calcext:value-type="time">
            <text:p>19:05:08</text:p>
          </table:table-cell>
          <table:table-cell office:value-type="time" office:time-value="PT05H04M28S" calcext:value-type="time">
            <text:p>05:04:28</text:p>
          </table:table-cell>
          <table:table-cell office:value-type="time" office:time-value="PT12H04M27S" calcext:value-type="time">
            <text:p>12:04:27</text:p>
          </table:table-cell>
          <table:table-cell office:value-type="time" office:time-value="PT19H05M09S" calcext:value-type="time">
            <text:p>19:05:09</text:p>
          </table:table-cell>
          <table:table-cell table:formula="of:=IF(OR([.B310]=&quot;&quot;;[.E310]=&quot;&quot;);&quot;&quot;;ROUND(ABS([.B310]-[.E310])*86400))" office:value-type="float" office:value="1" calcext:value-type="float">
            <text:p>1</text:p>
          </table:table-cell>
          <table:table-cell table:formula="of:=IF(OR([.C310]=&quot;&quot;;[.F310]=&quot;&quot;);&quot;&quot;;ROUND(ABS([.C310]-[.F310])*86400))" office:value-type="float" office:value="0" calcext:value-type="float">
            <text:p>0</text:p>
          </table:table-cell>
          <table:table-cell table:formula="of:=IF(OR([.D310]=&quot;&quot;;[.G310]=&quot;&quot;);&quot;&quot;;ROUND(ABS([.D310]-[.G31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05H03M17S" calcext:value-type="time">
            <text:p>05:03:17</text:p>
          </table:table-cell>
          <table:table-cell office:value-type="time" office:time-value="PT12H04M28S" calcext:value-type="time">
            <text:p>12:04:28</text:p>
          </table:table-cell>
          <table:table-cell office:value-type="time" office:time-value="PT19H06M22S" calcext:value-type="time">
            <text:p>19:06:22</text:p>
          </table:table-cell>
          <table:table-cell office:value-type="time" office:time-value="PT05H03M16S" calcext:value-type="time">
            <text:p>05:03:16</text:p>
          </table:table-cell>
          <table:table-cell office:value-type="time" office:time-value="PT12H04M28S" calcext:value-type="time">
            <text:p>12:04:28</text:p>
          </table:table-cell>
          <table:table-cell office:value-type="time" office:time-value="PT19H06M22S" calcext:value-type="time">
            <text:p>19:06:22</text:p>
          </table:table-cell>
          <table:table-cell table:formula="of:=IF(OR([.B311]=&quot;&quot;;[.E311]=&quot;&quot;);&quot;&quot;;ROUND(ABS([.B311]-[.E311])*86400))" office:value-type="float" office:value="1" calcext:value-type="float">
            <text:p>1</text:p>
          </table:table-cell>
          <table:table-cell table:formula="of:=IF(OR([.C311]=&quot;&quot;;[.F311]=&quot;&quot;);&quot;&quot;;ROUND(ABS([.C311]-[.F311])*86400))" office:value-type="float" office:value="0" calcext:value-type="float">
            <text:p>0</text:p>
          </table:table-cell>
          <table:table-cell table:formula="of:=IF(OR([.D311]=&quot;&quot;;[.G311]=&quot;&quot;);&quot;&quot;;ROUND(ABS([.D311]-[.G31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05H02M06S" calcext:value-type="time">
            <text:p>05:02:06</text:p>
          </table:table-cell>
          <table:table-cell office:value-type="time" office:time-value="PT12H04M30S" calcext:value-type="time">
            <text:p>12:04:30</text:p>
          </table:table-cell>
          <table:table-cell office:value-type="time" office:time-value="PT19H07M35S" calcext:value-type="time">
            <text:p>19:07:35</text:p>
          </table:table-cell>
          <table:table-cell office:value-type="time" office:time-value="PT05H02M05S" calcext:value-type="time">
            <text:p>05:02:05</text:p>
          </table:table-cell>
          <table:table-cell office:value-type="time" office:time-value="PT12H04M30S" calcext:value-type="time">
            <text:p>12:04:30</text:p>
          </table:table-cell>
          <table:table-cell office:value-type="time" office:time-value="PT19H07M36S" calcext:value-type="time">
            <text:p>19:07:36</text:p>
          </table:table-cell>
          <table:table-cell table:formula="of:=IF(OR([.B312]=&quot;&quot;;[.E312]=&quot;&quot;);&quot;&quot;;ROUND(ABS([.B312]-[.E312])*86400))" office:value-type="float" office:value="1" calcext:value-type="float">
            <text:p>1</text:p>
          </table:table-cell>
          <table:table-cell table:formula="of:=IF(OR([.C312]=&quot;&quot;;[.F312]=&quot;&quot;);&quot;&quot;;ROUND(ABS([.C312]-[.F312])*86400))" office:value-type="float" office:value="0" calcext:value-type="float">
            <text:p>0</text:p>
          </table:table-cell>
          <table:table-cell table:formula="of:=IF(OR([.D312]=&quot;&quot;;[.G312]=&quot;&quot;);&quot;&quot;;ROUND(ABS([.D312]-[.G31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05H00M57S" calcext:value-type="time">
            <text:p>05:00:57</text:p>
          </table:table-cell>
          <table:table-cell office:value-type="time" office:time-value="PT12H04M32S" calcext:value-type="time">
            <text:p>12:04:32</text:p>
          </table:table-cell>
          <table:table-cell office:value-type="time" office:time-value="PT19H08M49S" calcext:value-type="time">
            <text:p>19:08:49</text:p>
          </table:table-cell>
          <table:table-cell office:value-type="time" office:time-value="PT05H00M56S" calcext:value-type="time">
            <text:p>05:00:56</text:p>
          </table:table-cell>
          <table:table-cell office:value-type="time" office:time-value="PT12H04M32S" calcext:value-type="time">
            <text:p>12:04:32</text:p>
          </table:table-cell>
          <table:table-cell office:value-type="time" office:time-value="PT19H08M50S" calcext:value-type="time">
            <text:p>19:08:50</text:p>
          </table:table-cell>
          <table:table-cell table:formula="of:=IF(OR([.B313]=&quot;&quot;;[.E313]=&quot;&quot;);&quot;&quot;;ROUND(ABS([.B313]-[.E313])*86400))" office:value-type="float" office:value="1" calcext:value-type="float">
            <text:p>1</text:p>
          </table:table-cell>
          <table:table-cell table:formula="of:=IF(OR([.C313]=&quot;&quot;;[.F313]=&quot;&quot;);&quot;&quot;;ROUND(ABS([.C313]-[.F313])*86400))" office:value-type="float" office:value="0" calcext:value-type="float">
            <text:p>0</text:p>
          </table:table-cell>
          <table:table-cell table:formula="of:=IF(OR([.D313]=&quot;&quot;;[.G313]=&quot;&quot;);&quot;&quot;;ROUND(ABS([.D313]-[.G31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04H59M49S" calcext:value-type="time">
            <text:p>04:59:49</text:p>
          </table:table-cell>
          <table:table-cell office:value-type="time" office:time-value="PT12H04M35S" calcext:value-type="time">
            <text:p>12:04:35</text:p>
          </table:table-cell>
          <table:table-cell office:value-type="time" office:time-value="PT19H10M03S" calcext:value-type="time">
            <text:p>19:10:03</text:p>
          </table:table-cell>
          <table:table-cell office:value-type="time" office:time-value="PT04H59M49S" calcext:value-type="time">
            <text:p>04:59:49</text:p>
          </table:table-cell>
          <table:table-cell office:value-type="time" office:time-value="PT12H04M35S" calcext:value-type="time">
            <text:p>12:04:35</text:p>
          </table:table-cell>
          <table:table-cell office:value-type="time" office:time-value="PT19H10M04S" calcext:value-type="time">
            <text:p>19:10:04</text:p>
          </table:table-cell>
          <table:table-cell table:formula="of:=IF(OR([.B314]=&quot;&quot;;[.E314]=&quot;&quot;);&quot;&quot;;ROUND(ABS([.B314]-[.E314])*86400))" office:value-type="float" office:value="0" calcext:value-type="float">
            <text:p>0</text:p>
          </table:table-cell>
          <table:table-cell table:formula="of:=IF(OR([.C314]=&quot;&quot;;[.F314]=&quot;&quot;);&quot;&quot;;ROUND(ABS([.C314]-[.F314])*86400))" office:value-type="float" office:value="0" calcext:value-type="float">
            <text:p>0</text:p>
          </table:table-cell>
          <table:table-cell table:formula="of:=IF(OR([.D314]=&quot;&quot;;[.G314]=&quot;&quot;);&quot;&quot;;ROUND(ABS([.D314]-[.G31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time" office:time-value="PT04H58M44S" calcext:value-type="time">
            <text:p>04:58:44</text:p>
          </table:table-cell>
          <table:table-cell office:value-type="time" office:time-value="PT12H04M39S" calcext:value-type="time">
            <text:p>12:04:39</text:p>
          </table:table-cell>
          <table:table-cell office:value-type="time" office:time-value="PT19H11M17S" calcext:value-type="time">
            <text:p>19:11:17</text:p>
          </table:table-cell>
          <table:table-cell office:value-type="time" office:time-value="PT04H58M43S" calcext:value-type="time">
            <text:p>04:58:43</text:p>
          </table:table-cell>
          <table:table-cell office:value-type="time" office:time-value="PT12H04M40S" calcext:value-type="time">
            <text:p>12:04:40</text:p>
          </table:table-cell>
          <table:table-cell office:value-type="time" office:time-value="PT19H11M18S" calcext:value-type="time">
            <text:p>19:11:18</text:p>
          </table:table-cell>
          <table:table-cell table:formula="of:=IF(OR([.B315]=&quot;&quot;;[.E315]=&quot;&quot;);&quot;&quot;;ROUND(ABS([.B315]-[.E315])*86400))" office:value-type="float" office:value="1" calcext:value-type="float">
            <text:p>1</text:p>
          </table:table-cell>
          <table:table-cell table:formula="of:=IF(OR([.C315]=&quot;&quot;;[.F315]=&quot;&quot;);&quot;&quot;;ROUND(ABS([.C315]-[.F315])*86400))" office:value-type="float" office:value="1" calcext:value-type="float">
            <text:p>1</text:p>
          </table:table-cell>
          <table:table-cell table:formula="of:=IF(OR([.D315]=&quot;&quot;;[.G315]=&quot;&quot;);&quot;&quot;;ROUND(ABS([.D315]-[.G31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04H57M39S" calcext:value-type="time">
            <text:p>04:57:39</text:p>
          </table:table-cell>
          <table:table-cell office:value-type="time" office:time-value="PT12H04M44S" calcext:value-type="time">
            <text:p>12:04:44</text:p>
          </table:table-cell>
          <table:table-cell office:value-type="time" office:time-value="PT19H12M31S" calcext:value-type="time">
            <text:p>19:12:31</text:p>
          </table:table-cell>
          <table:table-cell office:value-type="time" office:time-value="PT04H57M38S" calcext:value-type="time">
            <text:p>04:57:38</text:p>
          </table:table-cell>
          <table:table-cell office:value-type="time" office:time-value="PT12H04M45S" calcext:value-type="time">
            <text:p>12:04:45</text:p>
          </table:table-cell>
          <table:table-cell office:value-type="time" office:time-value="PT19H12M31S" calcext:value-type="time">
            <text:p>19:12:31</text:p>
          </table:table-cell>
          <table:table-cell table:formula="of:=IF(OR([.B316]=&quot;&quot;;[.E316]=&quot;&quot;);&quot;&quot;;ROUND(ABS([.B316]-[.E316])*86400))" office:value-type="float" office:value="1" calcext:value-type="float">
            <text:p>1</text:p>
          </table:table-cell>
          <table:table-cell table:formula="of:=IF(OR([.C316]=&quot;&quot;;[.F316]=&quot;&quot;);&quot;&quot;;ROUND(ABS([.C316]-[.F316])*86400))" office:value-type="float" office:value="1" calcext:value-type="float">
            <text:p>1</text:p>
          </table:table-cell>
          <table:table-cell table:formula="of:=IF(OR([.D316]=&quot;&quot;;[.G316]=&quot;&quot;);&quot;&quot;;ROUND(ABS([.D316]-[.G31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04H56M37S" calcext:value-type="time">
            <text:p>04:56:37</text:p>
          </table:table-cell>
          <table:table-cell office:value-type="time" office:time-value="PT12H04M50S" calcext:value-type="time">
            <text:p>12:04:50</text:p>
          </table:table-cell>
          <table:table-cell office:value-type="time" office:time-value="PT19H13M45S" calcext:value-type="time">
            <text:p>19:13:45</text:p>
          </table:table-cell>
          <table:table-cell office:value-type="time" office:time-value="PT04H56M36S" calcext:value-type="time">
            <text:p>04:56:36</text:p>
          </table:table-cell>
          <table:table-cell office:value-type="time" office:time-value="PT12H04M50S" calcext:value-type="time">
            <text:p>12:04:50</text:p>
          </table:table-cell>
          <table:table-cell office:value-type="time" office:time-value="PT19H13M45S" calcext:value-type="time">
            <text:p>19:13:45</text:p>
          </table:table-cell>
          <table:table-cell table:formula="of:=IF(OR([.B317]=&quot;&quot;;[.E317]=&quot;&quot;);&quot;&quot;;ROUND(ABS([.B317]-[.E317])*86400))" office:value-type="float" office:value="1" calcext:value-type="float">
            <text:p>1</text:p>
          </table:table-cell>
          <table:table-cell table:formula="of:=IF(OR([.C317]=&quot;&quot;;[.F317]=&quot;&quot;);&quot;&quot;;ROUND(ABS([.C317]-[.F317])*86400))" office:value-type="float" office:value="0" calcext:value-type="float">
            <text:p>0</text:p>
          </table:table-cell>
          <table:table-cell table:formula="of:=IF(OR([.D317]=&quot;&quot;;[.G317]=&quot;&quot;);&quot;&quot;;ROUND(ABS([.D317]-[.G31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04H55M36S" calcext:value-type="time">
            <text:p>04:55:36</text:p>
          </table:table-cell>
          <table:table-cell office:value-type="time" office:time-value="PT12H04M57S" calcext:value-type="time">
            <text:p>12:04:57</text:p>
          </table:table-cell>
          <table:table-cell office:value-type="time" office:time-value="PT19H14M58S" calcext:value-type="time">
            <text:p>19:14:58</text:p>
          </table:table-cell>
          <table:table-cell office:value-type="time" office:time-value="PT04H55M35S" calcext:value-type="time">
            <text:p>04:55:35</text:p>
          </table:table-cell>
          <table:table-cell office:value-type="time" office:time-value="PT12H04M57S" calcext:value-type="time">
            <text:p>12:04:57</text:p>
          </table:table-cell>
          <table:table-cell office:value-type="time" office:time-value="PT19H14M59S" calcext:value-type="time">
            <text:p>19:14:59</text:p>
          </table:table-cell>
          <table:table-cell table:formula="of:=IF(OR([.B318]=&quot;&quot;;[.E318]=&quot;&quot;);&quot;&quot;;ROUND(ABS([.B318]-[.E318])*86400))" office:value-type="float" office:value="1" calcext:value-type="float">
            <text:p>1</text:p>
          </table:table-cell>
          <table:table-cell table:formula="of:=IF(OR([.C318]=&quot;&quot;;[.F318]=&quot;&quot;);&quot;&quot;;ROUND(ABS([.C318]-[.F318])*86400))" office:value-type="float" office:value="0" calcext:value-type="float">
            <text:p>0</text:p>
          </table:table-cell>
          <table:table-cell table:formula="of:=IF(OR([.D318]=&quot;&quot;;[.G318]=&quot;&quot;);&quot;&quot;;ROUND(ABS([.D318]-[.G31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04H54M37S" calcext:value-type="time">
            <text:p>04:54:37</text:p>
          </table:table-cell>
          <table:table-cell office:value-type="time" office:time-value="PT12H05M05S" calcext:value-type="time">
            <text:p>12:05:05</text:p>
          </table:table-cell>
          <table:table-cell office:value-type="time" office:time-value="PT19H16M12S" calcext:value-type="time">
            <text:p>19:16:12</text:p>
          </table:table-cell>
          <table:table-cell office:value-type="time" office:time-value="PT04H54M36S" calcext:value-type="time">
            <text:p>04:54:36</text:p>
          </table:table-cell>
          <table:table-cell office:value-type="time" office:time-value="PT12H05M05S" calcext:value-type="time">
            <text:p>12:05:05</text:p>
          </table:table-cell>
          <table:table-cell office:value-type="time" office:time-value="PT19H16M13S" calcext:value-type="time">
            <text:p>19:16:13</text:p>
          </table:table-cell>
          <table:table-cell table:formula="of:=IF(OR([.B319]=&quot;&quot;;[.E319]=&quot;&quot;);&quot;&quot;;ROUND(ABS([.B319]-[.E319])*86400))" office:value-type="float" office:value="1" calcext:value-type="float">
            <text:p>1</text:p>
          </table:table-cell>
          <table:table-cell table:formula="of:=IF(OR([.C319]=&quot;&quot;;[.F319]=&quot;&quot;);&quot;&quot;;ROUND(ABS([.C319]-[.F319])*86400))" office:value-type="float" office:value="0" calcext:value-type="float">
            <text:p>0</text:p>
          </table:table-cell>
          <table:table-cell table:formula="of:=IF(OR([.D319]=&quot;&quot;;[.G319]=&quot;&quot;);&quot;&quot;;ROUND(ABS([.D319]-[.G31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time" office:time-value="PT04H53M40S" calcext:value-type="time">
            <text:p>04:53:40</text:p>
          </table:table-cell>
          <table:table-cell office:value-type="time" office:time-value="PT12H05M13S" calcext:value-type="time">
            <text:p>12:05:13</text:p>
          </table:table-cell>
          <table:table-cell office:value-type="time" office:time-value="PT19H17M26S" calcext:value-type="time">
            <text:p>19:17:26</text:p>
          </table:table-cell>
          <table:table-cell office:value-type="time" office:time-value="PT04H53M39S" calcext:value-type="time">
            <text:p>04:53:39</text:p>
          </table:table-cell>
          <table:table-cell office:value-type="time" office:time-value="PT12H05M13S" calcext:value-type="time">
            <text:p>12:05:13</text:p>
          </table:table-cell>
          <table:table-cell office:value-type="time" office:time-value="PT19H17M26S" calcext:value-type="time">
            <text:p>19:17:26</text:p>
          </table:table-cell>
          <table:table-cell table:formula="of:=IF(OR([.B320]=&quot;&quot;;[.E320]=&quot;&quot;);&quot;&quot;;ROUND(ABS([.B320]-[.E320])*86400))" office:value-type="float" office:value="1" calcext:value-type="float">
            <text:p>1</text:p>
          </table:table-cell>
          <table:table-cell table:formula="of:=IF(OR([.C320]=&quot;&quot;;[.F320]=&quot;&quot;);&quot;&quot;;ROUND(ABS([.C320]-[.F320])*86400))" office:value-type="float" office:value="0" calcext:value-type="float">
            <text:p>0</text:p>
          </table:table-cell>
          <table:table-cell table:formula="of:=IF(OR([.D320]=&quot;&quot;;[.G320]=&quot;&quot;);&quot;&quot;;ROUND(ABS([.D320]-[.G320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04H52M44S" calcext:value-type="time">
            <text:p>04:52:44</text:p>
          </table:table-cell>
          <table:table-cell office:value-type="time" office:time-value="PT12H05M22S" calcext:value-type="time">
            <text:p>12:05:22</text:p>
          </table:table-cell>
          <table:table-cell office:value-type="time" office:time-value="PT19H18M39S" calcext:value-type="time">
            <text:p>19:18:39</text:p>
          </table:table-cell>
          <table:table-cell office:value-type="time" office:time-value="PT04H52M43S" calcext:value-type="time">
            <text:p>04:52:43</text:p>
          </table:table-cell>
          <table:table-cell office:value-type="time" office:time-value="PT12H05M23S" calcext:value-type="time">
            <text:p>12:05:23</text:p>
          </table:table-cell>
          <table:table-cell office:value-type="time" office:time-value="PT19H18M40S" calcext:value-type="time">
            <text:p>19:18:40</text:p>
          </table:table-cell>
          <table:table-cell table:formula="of:=IF(OR([.B321]=&quot;&quot;;[.E321]=&quot;&quot;);&quot;&quot;;ROUND(ABS([.B321]-[.E321])*86400))" office:value-type="float" office:value="1" calcext:value-type="float">
            <text:p>1</text:p>
          </table:table-cell>
          <table:table-cell table:formula="of:=IF(OR([.C321]=&quot;&quot;;[.F321]=&quot;&quot;);&quot;&quot;;ROUND(ABS([.C321]-[.F321])*86400))" office:value-type="float" office:value="1" calcext:value-type="float">
            <text:p>1</text:p>
          </table:table-cell>
          <table:table-cell table:formula="of:=IF(OR([.D321]=&quot;&quot;;[.G321]=&quot;&quot;);&quot;&quot;;ROUND(ABS([.D321]-[.G32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04H51M51S" calcext:value-type="time">
            <text:p>04:51:51</text:p>
          </table:table-cell>
          <table:table-cell office:value-type="time" office:time-value="PT12H05M33S" calcext:value-type="time">
            <text:p>12:05:33</text:p>
          </table:table-cell>
          <table:table-cell office:value-type="time" office:time-value="PT19H19M53S" calcext:value-type="time">
            <text:p>19:19:53</text:p>
          </table:table-cell>
          <table:table-cell office:value-type="time" office:time-value="PT04H51M50S" calcext:value-type="time">
            <text:p>04:51:50</text:p>
          </table:table-cell>
          <table:table-cell office:value-type="time" office:time-value="PT12H05M33S" calcext:value-type="time">
            <text:p>12:05:33</text:p>
          </table:table-cell>
          <table:table-cell office:value-type="time" office:time-value="PT19H19M53S" calcext:value-type="time">
            <text:p>19:19:53</text:p>
          </table:table-cell>
          <table:table-cell table:formula="of:=IF(OR([.B322]=&quot;&quot;;[.E322]=&quot;&quot;);&quot;&quot;;ROUND(ABS([.B322]-[.E322])*86400))" office:value-type="float" office:value="1" calcext:value-type="float">
            <text:p>1</text:p>
          </table:table-cell>
          <table:table-cell table:formula="of:=IF(OR([.C322]=&quot;&quot;;[.F322]=&quot;&quot;);&quot;&quot;;ROUND(ABS([.C322]-[.F322])*86400))" office:value-type="float" office:value="0" calcext:value-type="float">
            <text:p>0</text:p>
          </table:table-cell>
          <table:table-cell table:formula="of:=IF(OR([.D322]=&quot;&quot;;[.G322]=&quot;&quot;);&quot;&quot;;ROUND(ABS([.D322]-[.G32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time" office:time-value="PT04H50M59S" calcext:value-type="time">
            <text:p>04:50:59</text:p>
          </table:table-cell>
          <table:table-cell office:value-type="time" office:time-value="PT12H05M44S" calcext:value-type="time">
            <text:p>12:05:44</text:p>
          </table:table-cell>
          <table:table-cell office:value-type="time" office:time-value="PT19H21M06S" calcext:value-type="time">
            <text:p>19:21:06</text:p>
          </table:table-cell>
          <table:table-cell office:value-type="time" office:time-value="PT04H50M58S" calcext:value-type="time">
            <text:p>04:50:58</text:p>
          </table:table-cell>
          <table:table-cell office:value-type="time" office:time-value="PT12H05M44S" calcext:value-type="time">
            <text:p>12:05:44</text:p>
          </table:table-cell>
          <table:table-cell office:value-type="time" office:time-value="PT19H21M06S" calcext:value-type="time">
            <text:p>19:21:06</text:p>
          </table:table-cell>
          <table:table-cell table:formula="of:=IF(OR([.B323]=&quot;&quot;;[.E323]=&quot;&quot;);&quot;&quot;;ROUND(ABS([.B323]-[.E323])*86400))" office:value-type="float" office:value="1" calcext:value-type="float">
            <text:p>1</text:p>
          </table:table-cell>
          <table:table-cell table:formula="of:=IF(OR([.C323]=&quot;&quot;;[.F323]=&quot;&quot;);&quot;&quot;;ROUND(ABS([.C323]-[.F323])*86400))" office:value-type="float" office:value="0" calcext:value-type="float">
            <text:p>0</text:p>
          </table:table-cell>
          <table:table-cell table:formula="of:=IF(OR([.D323]=&quot;&quot;;[.G323]=&quot;&quot;);&quot;&quot;;ROUND(ABS([.D323]-[.G32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4H50M09S" calcext:value-type="time">
            <text:p>04:50:09</text:p>
          </table:table-cell>
          <table:table-cell office:value-type="time" office:time-value="PT12H05M55S" calcext:value-type="time">
            <text:p>12:05:55</text:p>
          </table:table-cell>
          <table:table-cell office:value-type="time" office:time-value="PT19H22M18S" calcext:value-type="time">
            <text:p>19:22:18</text:p>
          </table:table-cell>
          <table:table-cell office:value-type="time" office:time-value="PT04H50M09S" calcext:value-type="time">
            <text:p>04:50:09</text:p>
          </table:table-cell>
          <table:table-cell office:value-type="time" office:time-value="PT12H05M56S" calcext:value-type="time">
            <text:p>12:05:56</text:p>
          </table:table-cell>
          <table:table-cell office:value-type="time" office:time-value="PT19H22M19S" calcext:value-type="time">
            <text:p>19:22:19</text:p>
          </table:table-cell>
          <table:table-cell table:formula="of:=IF(OR([.B324]=&quot;&quot;;[.E324]=&quot;&quot;);&quot;&quot;;ROUND(ABS([.B324]-[.E324])*86400))" office:value-type="float" office:value="0" calcext:value-type="float">
            <text:p>0</text:p>
          </table:table-cell>
          <table:table-cell table:formula="of:=IF(OR([.C324]=&quot;&quot;;[.F324]=&quot;&quot;);&quot;&quot;;ROUND(ABS([.C324]-[.F324])*86400))" office:value-type="float" office:value="1" calcext:value-type="float">
            <text:p>1</text:p>
          </table:table-cell>
          <table:table-cell table:formula="of:=IF(OR([.D324]=&quot;&quot;;[.G324]=&quot;&quot;);&quot;&quot;;ROUND(ABS([.D324]-[.G32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4H49M22S" calcext:value-type="time">
            <text:p>04:49:22</text:p>
          </table:table-cell>
          <table:table-cell office:value-type="time" office:time-value="PT12H06M08S" calcext:value-type="time">
            <text:p>12:06:08</text:p>
          </table:table-cell>
          <table:table-cell office:value-type="time" office:time-value="PT19H23M31S" calcext:value-type="time">
            <text:p>19:23:31</text:p>
          </table:table-cell>
          <table:table-cell office:value-type="time" office:time-value="PT04H49M21S" calcext:value-type="time">
            <text:p>04:49:21</text:p>
          </table:table-cell>
          <table:table-cell office:value-type="time" office:time-value="PT12H06M08S" calcext:value-type="time">
            <text:p>12:06:08</text:p>
          </table:table-cell>
          <table:table-cell office:value-type="time" office:time-value="PT19H23M31S" calcext:value-type="time">
            <text:p>19:23:31</text:p>
          </table:table-cell>
          <table:table-cell table:formula="of:=IF(OR([.B325]=&quot;&quot;;[.E325]=&quot;&quot;);&quot;&quot;;ROUND(ABS([.B325]-[.E325])*86400))" office:value-type="float" office:value="1" calcext:value-type="float">
            <text:p>1</text:p>
          </table:table-cell>
          <table:table-cell table:formula="of:=IF(OR([.C325]=&quot;&quot;;[.F325]=&quot;&quot;);&quot;&quot;;ROUND(ABS([.C325]-[.F325])*86400))" office:value-type="float" office:value="0" calcext:value-type="float">
            <text:p>0</text:p>
          </table:table-cell>
          <table:table-cell table:formula="of:=IF(OR([.D325]=&quot;&quot;;[.G325]=&quot;&quot;);&quot;&quot;;ROUND(ABS([.D325]-[.G32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4H48M36S" calcext:value-type="time">
            <text:p>04:48:36</text:p>
          </table:table-cell>
          <table:table-cell office:value-type="time" office:time-value="PT12H06M22S" calcext:value-type="time">
            <text:p>12:06:22</text:p>
          </table:table-cell>
          <table:table-cell office:value-type="time" office:time-value="PT19H24M43S" calcext:value-type="time">
            <text:p>19:24:43</text:p>
          </table:table-cell>
          <table:table-cell office:value-type="time" office:time-value="PT04H48M36S" calcext:value-type="time">
            <text:p>04:48:36</text:p>
          </table:table-cell>
          <table:table-cell office:value-type="time" office:time-value="PT12H06M22S" calcext:value-type="time">
            <text:p>12:06:22</text:p>
          </table:table-cell>
          <table:table-cell office:value-type="time" office:time-value="PT19H24M44S" calcext:value-type="time">
            <text:p>19:24:44</text:p>
          </table:table-cell>
          <table:table-cell table:formula="of:=IF(OR([.B326]=&quot;&quot;;[.E326]=&quot;&quot;);&quot;&quot;;ROUND(ABS([.B326]-[.E326])*86400))" office:value-type="float" office:value="0" calcext:value-type="float">
            <text:p>0</text:p>
          </table:table-cell>
          <table:table-cell table:formula="of:=IF(OR([.C326]=&quot;&quot;;[.F326]=&quot;&quot;);&quot;&quot;;ROUND(ABS([.C326]-[.F326])*86400))" office:value-type="float" office:value="0" calcext:value-type="float">
            <text:p>0</text:p>
          </table:table-cell>
          <table:table-cell table:formula="of:=IF(OR([.D326]=&quot;&quot;;[.G326]=&quot;&quot;);&quot;&quot;;ROUND(ABS([.D326]-[.G32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04H47M53S" calcext:value-type="time">
            <text:p>04:47:53</text:p>
          </table:table-cell>
          <table:table-cell office:value-type="time" office:time-value="PT12H06M36S" calcext:value-type="time">
            <text:p>12:06:36</text:p>
          </table:table-cell>
          <table:table-cell office:value-type="time" office:time-value="PT19H25M55S" calcext:value-type="time">
            <text:p>19:25:55</text:p>
          </table:table-cell>
          <table:table-cell office:value-type="time" office:time-value="PT04H47M52S" calcext:value-type="time">
            <text:p>04:47:52</text:p>
          </table:table-cell>
          <table:table-cell office:value-type="time" office:time-value="PT12H06M36S" calcext:value-type="time">
            <text:p>12:06:36</text:p>
          </table:table-cell>
          <table:table-cell office:value-type="time" office:time-value="PT19H25M55S" calcext:value-type="time">
            <text:p>19:25:55</text:p>
          </table:table-cell>
          <table:table-cell table:formula="of:=IF(OR([.B327]=&quot;&quot;;[.E327]=&quot;&quot;);&quot;&quot;;ROUND(ABS([.B327]-[.E327])*86400))" office:value-type="float" office:value="1" calcext:value-type="float">
            <text:p>1</text:p>
          </table:table-cell>
          <table:table-cell table:formula="of:=IF(OR([.C327]=&quot;&quot;;[.F327]=&quot;&quot;);&quot;&quot;;ROUND(ABS([.C327]-[.F327])*86400))" office:value-type="float" office:value="0" calcext:value-type="float">
            <text:p>0</text:p>
          </table:table-cell>
          <table:table-cell table:formula="of:=IF(OR([.D327]=&quot;&quot;;[.G327]=&quot;&quot;);&quot;&quot;;ROUND(ABS([.D327]-[.G32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04H47M11S" calcext:value-type="time">
            <text:p>04:47:11</text:p>
          </table:table-cell>
          <table:table-cell office:value-type="time" office:time-value="PT12H06M51S" calcext:value-type="time">
            <text:p>12:06:51</text:p>
          </table:table-cell>
          <table:table-cell office:value-type="time" office:time-value="PT19H27M06S" calcext:value-type="time">
            <text:p>19:27:06</text:p>
          </table:table-cell>
          <table:table-cell office:value-type="time" office:time-value="PT04H47M11S" calcext:value-type="time">
            <text:p>04:47:11</text:p>
          </table:table-cell>
          <table:table-cell office:value-type="time" office:time-value="PT12H06M51S" calcext:value-type="time">
            <text:p>12:06:51</text:p>
          </table:table-cell>
          <table:table-cell office:value-type="time" office:time-value="PT19H27M06S" calcext:value-type="time">
            <text:p>19:27:06</text:p>
          </table:table-cell>
          <table:table-cell table:formula="of:=IF(OR([.B328]=&quot;&quot;;[.E328]=&quot;&quot;);&quot;&quot;;ROUND(ABS([.B328]-[.E328])*86400))" office:value-type="float" office:value="0" calcext:value-type="float">
            <text:p>0</text:p>
          </table:table-cell>
          <table:table-cell table:formula="of:=IF(OR([.C328]=&quot;&quot;;[.F328]=&quot;&quot;);&quot;&quot;;ROUND(ABS([.C328]-[.F328])*86400))" office:value-type="float" office:value="0" calcext:value-type="float">
            <text:p>0</text:p>
          </table:table-cell>
          <table:table-cell table:formula="of:=IF(OR([.D328]=&quot;&quot;;[.G328]=&quot;&quot;);&quot;&quot;;ROUND(ABS([.D328]-[.G32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04H46M32S" calcext:value-type="time">
            <text:p>04:46:32</text:p>
          </table:table-cell>
          <table:table-cell office:value-type="time" office:time-value="PT12H07M07S" calcext:value-type="time">
            <text:p>12:07:07</text:p>
          </table:table-cell>
          <table:table-cell office:value-type="time" office:time-value="PT19H28M16S" calcext:value-type="time">
            <text:p>19:28:16</text:p>
          </table:table-cell>
          <table:table-cell office:value-type="time" office:time-value="PT04H46M31S" calcext:value-type="time">
            <text:p>04:46:31</text:p>
          </table:table-cell>
          <table:table-cell office:value-type="time" office:time-value="PT12H07M08S" calcext:value-type="time">
            <text:p>12:07:08</text:p>
          </table:table-cell>
          <table:table-cell office:value-type="time" office:time-value="PT19H28M17S" calcext:value-type="time">
            <text:p>19:28:17</text:p>
          </table:table-cell>
          <table:table-cell table:formula="of:=IF(OR([.B329]=&quot;&quot;;[.E329]=&quot;&quot;);&quot;&quot;;ROUND(ABS([.B329]-[.E329])*86400))" office:value-type="float" office:value="1" calcext:value-type="float">
            <text:p>1</text:p>
          </table:table-cell>
          <table:table-cell table:formula="of:=IF(OR([.C329]=&quot;&quot;;[.F329]=&quot;&quot;);&quot;&quot;;ROUND(ABS([.C329]-[.F329])*86400))" office:value-type="float" office:value="1" calcext:value-type="float">
            <text:p>1</text:p>
          </table:table-cell>
          <table:table-cell table:formula="of:=IF(OR([.D329]=&quot;&quot;;[.G329]=&quot;&quot;);&quot;&quot;;ROUND(ABS([.D329]-[.G32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time" office:time-value="PT04H45M55S" calcext:value-type="time">
            <text:p>04:45:55</text:p>
          </table:table-cell>
          <table:table-cell office:value-type="time" office:time-value="PT12H07M24S" calcext:value-type="time">
            <text:p>12:07:24</text:p>
          </table:table-cell>
          <table:table-cell office:value-type="time" office:time-value="PT19H29M26S" calcext:value-type="time">
            <text:p>19:29:26</text:p>
          </table:table-cell>
          <table:table-cell office:value-type="time" office:time-value="PT04H45M54S" calcext:value-type="time">
            <text:p>04:45:54</text:p>
          </table:table-cell>
          <table:table-cell office:value-type="time" office:time-value="PT12H07M24S" calcext:value-type="time">
            <text:p>12:07:24</text:p>
          </table:table-cell>
          <table:table-cell office:value-type="time" office:time-value="PT19H29M27S" calcext:value-type="time">
            <text:p>19:29:27</text:p>
          </table:table-cell>
          <table:table-cell table:formula="of:=IF(OR([.B330]=&quot;&quot;;[.E330]=&quot;&quot;);&quot;&quot;;ROUND(ABS([.B330]-[.E330])*86400))" office:value-type="float" office:value="1" calcext:value-type="float">
            <text:p>1</text:p>
          </table:table-cell>
          <table:table-cell table:formula="of:=IF(OR([.C330]=&quot;&quot;;[.F330]=&quot;&quot;);&quot;&quot;;ROUND(ABS([.C330]-[.F330])*86400))" office:value-type="float" office:value="0" calcext:value-type="float">
            <text:p>0</text:p>
          </table:table-cell>
          <table:table-cell table:formula="of:=IF(OR([.D330]=&quot;&quot;;[.G330]=&quot;&quot;);&quot;&quot;;ROUND(ABS([.D330]-[.G33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time" office:time-value="PT04H45M20S" calcext:value-type="time">
            <text:p>04:45:20</text:p>
          </table:table-cell>
          <table:table-cell office:value-type="time" office:time-value="PT12H07M42S" calcext:value-type="time">
            <text:p>12:07:42</text:p>
          </table:table-cell>
          <table:table-cell office:value-type="time" office:time-value="PT19H30M36S" calcext:value-type="time">
            <text:p>19:30:36</text:p>
          </table:table-cell>
          <table:table-cell office:value-type="time" office:time-value="PT04H45M19S" calcext:value-type="time">
            <text:p>04:45:19</text:p>
          </table:table-cell>
          <table:table-cell office:value-type="time" office:time-value="PT12H07M42S" calcext:value-type="time">
            <text:p>12:07:42</text:p>
          </table:table-cell>
          <table:table-cell office:value-type="time" office:time-value="PT19H30M36S" calcext:value-type="time">
            <text:p>19:30:36</text:p>
          </table:table-cell>
          <table:table-cell table:formula="of:=IF(OR([.B331]=&quot;&quot;;[.E331]=&quot;&quot;);&quot;&quot;;ROUND(ABS([.B331]-[.E331])*86400))" office:value-type="float" office:value="1" calcext:value-type="float">
            <text:p>1</text:p>
          </table:table-cell>
          <table:table-cell table:formula="of:=IF(OR([.C331]=&quot;&quot;;[.F331]=&quot;&quot;);&quot;&quot;;ROUND(ABS([.C331]-[.F331])*86400))" office:value-type="float" office:value="0" calcext:value-type="float">
            <text:p>0</text:p>
          </table:table-cell>
          <table:table-cell table:formula="of:=IF(OR([.D331]=&quot;&quot;;[.G331]=&quot;&quot;);&quot;&quot;;ROUND(ABS([.D331]-[.G33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time" office:time-value="PT04H44M47S" calcext:value-type="time">
            <text:p>04:44:47</text:p>
          </table:table-cell>
          <table:table-cell office:value-type="time" office:time-value="PT12H08M00S" calcext:value-type="time">
            <text:p>12:08:00</text:p>
          </table:table-cell>
          <table:table-cell office:value-type="time" office:time-value="PT19H31M44S" calcext:value-type="time">
            <text:p>19:31:44</text:p>
          </table:table-cell>
          <table:table-cell office:value-type="time" office:time-value="PT04H44M46S" calcext:value-type="time">
            <text:p>04:44:46</text:p>
          </table:table-cell>
          <table:table-cell office:value-type="time" office:time-value="PT12H08M00S" calcext:value-type="time">
            <text:p>12:08:00</text:p>
          </table:table-cell>
          <table:table-cell office:value-type="time" office:time-value="PT19H31M45S" calcext:value-type="time">
            <text:p>19:31:45</text:p>
          </table:table-cell>
          <table:table-cell table:formula="of:=IF(OR([.B332]=&quot;&quot;;[.E332]=&quot;&quot;);&quot;&quot;;ROUND(ABS([.B332]-[.E332])*86400))" office:value-type="float" office:value="1" calcext:value-type="float">
            <text:p>1</text:p>
          </table:table-cell>
          <table:table-cell table:formula="of:=IF(OR([.C332]=&quot;&quot;;[.F332]=&quot;&quot;);&quot;&quot;;ROUND(ABS([.C332]-[.F332])*86400))" office:value-type="float" office:value="0" calcext:value-type="float">
            <text:p>0</text:p>
          </table:table-cell>
          <table:table-cell table:formula="of:=IF(OR([.D332]=&quot;&quot;;[.G332]=&quot;&quot;);&quot;&quot;;ROUND(ABS([.D332]-[.G33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time" office:time-value="PT04H44M16S" calcext:value-type="time">
            <text:p>04:44:16</text:p>
          </table:table-cell>
          <table:table-cell office:value-type="time" office:time-value="PT12H08M19S" calcext:value-type="time">
            <text:p>12:08:19</text:p>
          </table:table-cell>
          <table:table-cell office:value-type="time" office:time-value="PT19H32M52S" calcext:value-type="time">
            <text:p>19:32:52</text:p>
          </table:table-cell>
          <table:table-cell office:value-type="time" office:time-value="PT04H44M16S" calcext:value-type="time">
            <text:p>04:44:16</text:p>
          </table:table-cell>
          <table:table-cell office:value-type="time" office:time-value="PT12H08M19S" calcext:value-type="time">
            <text:p>12:08:19</text:p>
          </table:table-cell>
          <table:table-cell office:value-type="time" office:time-value="PT19H32M53S" calcext:value-type="time">
            <text:p>19:32:53</text:p>
          </table:table-cell>
          <table:table-cell table:formula="of:=IF(OR([.B333]=&quot;&quot;;[.E333]=&quot;&quot;);&quot;&quot;;ROUND(ABS([.B333]-[.E333])*86400))" office:value-type="float" office:value="0" calcext:value-type="float">
            <text:p>0</text:p>
          </table:table-cell>
          <table:table-cell table:formula="of:=IF(OR([.C333]=&quot;&quot;;[.F333]=&quot;&quot;);&quot;&quot;;ROUND(ABS([.C333]-[.F333])*86400))" office:value-type="float" office:value="0" calcext:value-type="float">
            <text:p>0</text:p>
          </table:table-cell>
          <table:table-cell table:formula="of:=IF(OR([.D333]=&quot;&quot;;[.G333]=&quot;&quot;);&quot;&quot;;ROUND(ABS([.D333]-[.G33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time" office:time-value="PT04H43M48S" calcext:value-type="time">
            <text:p>04:43:48</text:p>
          </table:table-cell>
          <table:table-cell office:value-type="time" office:time-value="PT12H08M39S" calcext:value-type="time">
            <text:p>12:08:39</text:p>
          </table:table-cell>
          <table:table-cell office:value-type="time" office:time-value="PT19H33M59S" calcext:value-type="time">
            <text:p>19:33:59</text:p>
          </table:table-cell>
          <table:table-cell office:value-type="time" office:time-value="PT04H43M47S" calcext:value-type="time">
            <text:p>04:43:47</text:p>
          </table:table-cell>
          <table:table-cell office:value-type="time" office:time-value="PT12H08M39S" calcext:value-type="time">
            <text:p>12:08:39</text:p>
          </table:table-cell>
          <table:table-cell office:value-type="time" office:time-value="PT19H34M00S" calcext:value-type="time">
            <text:p>19:34:00</text:p>
          </table:table-cell>
          <table:table-cell table:formula="of:=IF(OR([.B334]=&quot;&quot;;[.E334]=&quot;&quot;);&quot;&quot;;ROUND(ABS([.B334]-[.E334])*86400))" office:value-type="float" office:value="1" calcext:value-type="float">
            <text:p>1</text:p>
          </table:table-cell>
          <table:table-cell table:formula="of:=IF(OR([.C334]=&quot;&quot;;[.F334]=&quot;&quot;);&quot;&quot;;ROUND(ABS([.C334]-[.F334])*86400))" office:value-type="float" office:value="0" calcext:value-type="float">
            <text:p>0</text:p>
          </table:table-cell>
          <table:table-cell table:formula="of:=IF(OR([.D334]=&quot;&quot;;[.G334]=&quot;&quot;);&quot;&quot;;ROUND(ABS([.D334]-[.G33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time" office:time-value="PT04H43M22S" calcext:value-type="time">
            <text:p>04:43:22</text:p>
          </table:table-cell>
          <table:table-cell office:value-type="time" office:time-value="PT12H08M59S" calcext:value-type="time">
            <text:p>12:08:59</text:p>
          </table:table-cell>
          <table:table-cell office:value-type="time" office:time-value="PT19H35M05S" calcext:value-type="time">
            <text:p>19:35:05</text:p>
          </table:table-cell>
          <table:table-cell office:value-type="time" office:time-value="PT04H43M21S" calcext:value-type="time">
            <text:p>04:43:21</text:p>
          </table:table-cell>
          <table:table-cell office:value-type="time" office:time-value="PT12H09M00S" calcext:value-type="time">
            <text:p>12:09:00</text:p>
          </table:table-cell>
          <table:table-cell office:value-type="time" office:time-value="PT19H35M06S" calcext:value-type="time">
            <text:p>19:35:06</text:p>
          </table:table-cell>
          <table:table-cell table:formula="of:=IF(OR([.B335]=&quot;&quot;;[.E335]=&quot;&quot;);&quot;&quot;;ROUND(ABS([.B335]-[.E335])*86400))" office:value-type="float" office:value="1" calcext:value-type="float">
            <text:p>1</text:p>
          </table:table-cell>
          <table:table-cell table:formula="of:=IF(OR([.C335]=&quot;&quot;;[.F335]=&quot;&quot;);&quot;&quot;;ROUND(ABS([.C335]-[.F335])*86400))" office:value-type="float" office:value="1" calcext:value-type="float">
            <text:p>1</text:p>
          </table:table-cell>
          <table:table-cell table:formula="of:=IF(OR([.D335]=&quot;&quot;;[.G335]=&quot;&quot;);&quot;&quot;;ROUND(ABS([.D335]-[.G33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time" office:time-value="PT04H42M58S" calcext:value-type="time">
            <text:p>04:42:58</text:p>
          </table:table-cell>
          <table:table-cell office:value-type="time" office:time-value="PT12H09M21S" calcext:value-type="time">
            <text:p>12:09:21</text:p>
          </table:table-cell>
          <table:table-cell office:value-type="time" office:time-value="PT19H36M11S" calcext:value-type="time">
            <text:p>19:36:11</text:p>
          </table:table-cell>
          <table:table-cell office:value-type="time" office:time-value="PT04H42M58S" calcext:value-type="time">
            <text:p>04:42:58</text:p>
          </table:table-cell>
          <table:table-cell office:value-type="time" office:time-value="PT12H09M21S" calcext:value-type="time">
            <text:p>12:09:21</text:p>
          </table:table-cell>
          <table:table-cell office:value-type="time" office:time-value="PT19H36M11S" calcext:value-type="time">
            <text:p>19:36:11</text:p>
          </table:table-cell>
          <table:table-cell table:formula="of:=IF(OR([.B336]=&quot;&quot;;[.E336]=&quot;&quot;);&quot;&quot;;ROUND(ABS([.B336]-[.E336])*86400))" office:value-type="float" office:value="0" calcext:value-type="float">
            <text:p>0</text:p>
          </table:table-cell>
          <table:table-cell table:formula="of:=IF(OR([.C336]=&quot;&quot;;[.F336]=&quot;&quot;);&quot;&quot;;ROUND(ABS([.C336]-[.F336])*86400))" office:value-type="float" office:value="0" calcext:value-type="float">
            <text:p>0</text:p>
          </table:table-cell>
          <table:table-cell table:formula="of:=IF(OR([.D336]=&quot;&quot;;[.G336]=&quot;&quot;);&quot;&quot;;ROUND(ABS([.D336]-[.G33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time" office:time-value="PT04H42M37S" calcext:value-type="time">
            <text:p>04:42:37</text:p>
          </table:table-cell>
          <table:table-cell office:value-type="time" office:time-value="PT12H09M42S" calcext:value-type="time">
            <text:p>12:09:42</text:p>
          </table:table-cell>
          <table:table-cell office:value-type="time" office:time-value="PT19H37M15S" calcext:value-type="time">
            <text:p>19:37:15</text:p>
          </table:table-cell>
          <table:table-cell office:value-type="time" office:time-value="PT04H42M36S" calcext:value-type="time">
            <text:p>04:42:36</text:p>
          </table:table-cell>
          <table:table-cell office:value-type="time" office:time-value="PT12H09M43S" calcext:value-type="time">
            <text:p>12:09:43</text:p>
          </table:table-cell>
          <table:table-cell office:value-type="time" office:time-value="PT19H37M15S" calcext:value-type="time">
            <text:p>19:37:15</text:p>
          </table:table-cell>
          <table:table-cell table:formula="of:=IF(OR([.B337]=&quot;&quot;;[.E337]=&quot;&quot;);&quot;&quot;;ROUND(ABS([.B337]-[.E337])*86400))" office:value-type="float" office:value="1" calcext:value-type="float">
            <text:p>1</text:p>
          </table:table-cell>
          <table:table-cell table:formula="of:=IF(OR([.C337]=&quot;&quot;;[.F337]=&quot;&quot;);&quot;&quot;;ROUND(ABS([.C337]-[.F337])*86400))" office:value-type="float" office:value="1" calcext:value-type="float">
            <text:p>1</text:p>
          </table:table-cell>
          <table:table-cell table:formula="of:=IF(OR([.D337]=&quot;&quot;;[.G337]=&quot;&quot;);&quot;&quot;;ROUND(ABS([.D337]-[.G33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time" office:time-value="PT04H42M17S" calcext:value-type="time">
            <text:p>04:42:17</text:p>
          </table:table-cell>
          <table:table-cell office:value-type="time" office:time-value="PT12H10M05S" calcext:value-type="time">
            <text:p>12:10:05</text:p>
          </table:table-cell>
          <table:table-cell office:value-type="time" office:time-value="PT19H38M18S" calcext:value-type="time">
            <text:p>19:38:18</text:p>
          </table:table-cell>
          <table:table-cell office:value-type="time" office:time-value="PT04H42M17S" calcext:value-type="time">
            <text:p>04:42:17</text:p>
          </table:table-cell>
          <table:table-cell office:value-type="time" office:time-value="PT12H10M05S" calcext:value-type="time">
            <text:p>12:10:05</text:p>
          </table:table-cell>
          <table:table-cell office:value-type="time" office:time-value="PT19H38M18S" calcext:value-type="time">
            <text:p>19:38:18</text:p>
          </table:table-cell>
          <table:table-cell table:formula="of:=IF(OR([.B338]=&quot;&quot;;[.E338]=&quot;&quot;);&quot;&quot;;ROUND(ABS([.B338]-[.E338])*86400))" office:value-type="float" office:value="0" calcext:value-type="float">
            <text:p>0</text:p>
          </table:table-cell>
          <table:table-cell table:formula="of:=IF(OR([.C338]=&quot;&quot;;[.F338]=&quot;&quot;);&quot;&quot;;ROUND(ABS([.C338]-[.F338])*86400))" office:value-type="float" office:value="0" calcext:value-type="float">
            <text:p>0</text:p>
          </table:table-cell>
          <table:table-cell table:formula="of:=IF(OR([.D338]=&quot;&quot;;[.G338]=&quot;&quot;);&quot;&quot;;ROUND(ABS([.D338]-[.G33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time" office:time-value="PT04H42M01S" calcext:value-type="time">
            <text:p>04:42:01</text:p>
          </table:table-cell>
          <table:table-cell office:value-type="time" office:time-value="PT12H10M28S" calcext:value-type="time">
            <text:p>12:10:28</text:p>
          </table:table-cell>
          <table:table-cell office:value-type="time" office:time-value="PT19H39M19S" calcext:value-type="time">
            <text:p>19:39:19</text:p>
          </table:table-cell>
          <table:table-cell office:value-type="time" office:time-value="PT04H42M00S" calcext:value-type="time">
            <text:p>04:42:00</text:p>
          </table:table-cell>
          <table:table-cell office:value-type="time" office:time-value="PT12H10M28S" calcext:value-type="time">
            <text:p>12:10:28</text:p>
          </table:table-cell>
          <table:table-cell office:value-type="time" office:time-value="PT19H39M20S" calcext:value-type="time">
            <text:p>19:39:20</text:p>
          </table:table-cell>
          <table:table-cell table:formula="of:=IF(OR([.B339]=&quot;&quot;;[.E339]=&quot;&quot;);&quot;&quot;;ROUND(ABS([.B339]-[.E339])*86400))" office:value-type="float" office:value="1" calcext:value-type="float">
            <text:p>1</text:p>
          </table:table-cell>
          <table:table-cell table:formula="of:=IF(OR([.C339]=&quot;&quot;;[.F339]=&quot;&quot;);&quot;&quot;;ROUND(ABS([.C339]-[.F339])*86400))" office:value-type="float" office:value="0" calcext:value-type="float">
            <text:p>0</text:p>
          </table:table-cell>
          <table:table-cell table:formula="of:=IF(OR([.D339]=&quot;&quot;;[.G339]=&quot;&quot;);&quot;&quot;;ROUND(ABS([.D339]-[.G33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time" office:time-value="PT04H41M46S" calcext:value-type="time">
            <text:p>04:41:46</text:p>
          </table:table-cell>
          <table:table-cell office:value-type="time" office:time-value="PT12H10M52S" calcext:value-type="time">
            <text:p>12:10:52</text:p>
          </table:table-cell>
          <table:table-cell office:value-type="time" office:time-value="PT19H40M20S" calcext:value-type="time">
            <text:p>19:40:20</text:p>
          </table:table-cell>
          <table:table-cell office:value-type="time" office:time-value="PT04H41M46S" calcext:value-type="time">
            <text:p>04:41:46</text:p>
          </table:table-cell>
          <table:table-cell office:value-type="time" office:time-value="PT12H10M52S" calcext:value-type="time">
            <text:p>12:10:52</text:p>
          </table:table-cell>
          <table:table-cell office:value-type="time" office:time-value="PT19H40M20S" calcext:value-type="time">
            <text:p>19:40:20</text:p>
          </table:table-cell>
          <table:table-cell table:formula="of:=IF(OR([.B340]=&quot;&quot;;[.E340]=&quot;&quot;);&quot;&quot;;ROUND(ABS([.B340]-[.E340])*86400))" office:value-type="float" office:value="0" calcext:value-type="float">
            <text:p>0</text:p>
          </table:table-cell>
          <table:table-cell table:formula="of:=IF(OR([.C340]=&quot;&quot;;[.F340]=&quot;&quot;);&quot;&quot;;ROUND(ABS([.C340]-[.F340])*86400))" office:value-type="float" office:value="0" calcext:value-type="float">
            <text:p>0</text:p>
          </table:table-cell>
          <table:table-cell table:formula="of:=IF(OR([.D340]=&quot;&quot;;[.G340]=&quot;&quot;);&quot;&quot;;ROUND(ABS([.D340]-[.G340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time" office:time-value="PT04H41M34S" calcext:value-type="time">
            <text:p>04:41:34</text:p>
          </table:table-cell>
          <table:table-cell office:value-type="time" office:time-value="PT12H11M16S" calcext:value-type="time">
            <text:p>12:11:16</text:p>
          </table:table-cell>
          <table:table-cell office:value-type="time" office:time-value="PT19H41M20S" calcext:value-type="time">
            <text:p>19:41:20</text:p>
          </table:table-cell>
          <table:table-cell office:value-type="time" office:time-value="PT04H41M34S" calcext:value-type="time">
            <text:p>04:41:34</text:p>
          </table:table-cell>
          <table:table-cell office:value-type="time" office:time-value="PT12H11M16S" calcext:value-type="time">
            <text:p>12:11:16</text:p>
          </table:table-cell>
          <table:table-cell office:value-type="time" office:time-value="PT19H41M20S" calcext:value-type="time">
            <text:p>19:41:20</text:p>
          </table:table-cell>
          <table:table-cell table:formula="of:=IF(OR([.B341]=&quot;&quot;;[.E341]=&quot;&quot;);&quot;&quot;;ROUND(ABS([.B341]-[.E341])*86400))" office:value-type="float" office:value="0" calcext:value-type="float">
            <text:p>0</text:p>
          </table:table-cell>
          <table:table-cell table:formula="of:=IF(OR([.C341]=&quot;&quot;;[.F341]=&quot;&quot;);&quot;&quot;;ROUND(ABS([.C341]-[.F341])*86400))" office:value-type="float" office:value="0" calcext:value-type="float">
            <text:p>0</text:p>
          </table:table-cell>
          <table:table-cell table:formula="of:=IF(OR([.D341]=&quot;&quot;;[.G341]=&quot;&quot;);&quot;&quot;;ROUND(ABS([.D341]-[.G34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time" office:time-value="PT04H41M24S" calcext:value-type="time">
            <text:p>04:41:24</text:p>
          </table:table-cell>
          <table:table-cell office:value-type="time" office:time-value="PT12H11M41S" calcext:value-type="time">
            <text:p>12:11:41</text:p>
          </table:table-cell>
          <table:table-cell office:value-type="time" office:time-value="PT19H42M18S" calcext:value-type="time">
            <text:p>19:42:18</text:p>
          </table:table-cell>
          <table:table-cell office:value-type="time" office:time-value="PT04H41M24S" calcext:value-type="time">
            <text:p>04:41:24</text:p>
          </table:table-cell>
          <table:table-cell office:value-type="time" office:time-value="PT12H11M41S" calcext:value-type="time">
            <text:p>12:11:41</text:p>
          </table:table-cell>
          <table:table-cell office:value-type="time" office:time-value="PT19H42M18S" calcext:value-type="time">
            <text:p>19:42:18</text:p>
          </table:table-cell>
          <table:table-cell table:formula="of:=IF(OR([.B342]=&quot;&quot;;[.E342]=&quot;&quot;);&quot;&quot;;ROUND(ABS([.B342]-[.E342])*86400))" office:value-type="float" office:value="0" calcext:value-type="float">
            <text:p>0</text:p>
          </table:table-cell>
          <table:table-cell table:formula="of:=IF(OR([.C342]=&quot;&quot;;[.F342]=&quot;&quot;);&quot;&quot;;ROUND(ABS([.C342]-[.F342])*86400))" office:value-type="float" office:value="0" calcext:value-type="float">
            <text:p>0</text:p>
          </table:table-cell>
          <table:table-cell table:formula="of:=IF(OR([.D342]=&quot;&quot;;[.G342]=&quot;&quot;);&quot;&quot;;ROUND(ABS([.D342]-[.G34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time" office:time-value="PT04H41M17S" calcext:value-type="time">
            <text:p>04:41:17</text:p>
          </table:table-cell>
          <table:table-cell office:value-type="time" office:time-value="PT12H12M06S" calcext:value-type="time">
            <text:p>12:12:06</text:p>
          </table:table-cell>
          <table:table-cell office:value-type="time" office:time-value="PT19H43M14S" calcext:value-type="time">
            <text:p>19:43:14</text:p>
          </table:table-cell>
          <table:table-cell office:value-type="time" office:time-value="PT04H41M17S" calcext:value-type="time">
            <text:p>04:41:17</text:p>
          </table:table-cell>
          <table:table-cell office:value-type="time" office:time-value="PT12H12M06S" calcext:value-type="time">
            <text:p>12:12:06</text:p>
          </table:table-cell>
          <table:table-cell office:value-type="time" office:time-value="PT19H43M15S" calcext:value-type="time">
            <text:p>19:43:15</text:p>
          </table:table-cell>
          <table:table-cell table:formula="of:=IF(OR([.B343]=&quot;&quot;;[.E343]=&quot;&quot;);&quot;&quot;;ROUND(ABS([.B343]-[.E343])*86400))" office:value-type="float" office:value="0" calcext:value-type="float">
            <text:p>0</text:p>
          </table:table-cell>
          <table:table-cell table:formula="of:=IF(OR([.C343]=&quot;&quot;;[.F343]=&quot;&quot;);&quot;&quot;;ROUND(ABS([.C343]-[.F343])*86400))" office:value-type="float" office:value="0" calcext:value-type="float">
            <text:p>0</text:p>
          </table:table-cell>
          <table:table-cell table:formula="of:=IF(OR([.D343]=&quot;&quot;;[.G343]=&quot;&quot;);&quot;&quot;;ROUND(ABS([.D343]-[.G34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time" office:time-value="PT04H41M12S" calcext:value-type="time">
            <text:p>04:41:12</text:p>
          </table:table-cell>
          <table:table-cell office:value-type="time" office:time-value="PT12H12M32S" calcext:value-type="time">
            <text:p>12:12:32</text:p>
          </table:table-cell>
          <table:table-cell office:value-type="time" office:time-value="PT19H44M10S" calcext:value-type="time">
            <text:p>19:44:10</text:p>
          </table:table-cell>
          <table:table-cell office:value-type="time" office:time-value="PT04H41M12S" calcext:value-type="time">
            <text:p>04:41:12</text:p>
          </table:table-cell>
          <table:table-cell office:value-type="time" office:time-value="PT12H12M32S" calcext:value-type="time">
            <text:p>12:12:32</text:p>
          </table:table-cell>
          <table:table-cell office:value-type="time" office:time-value="PT19H44M10S" calcext:value-type="time">
            <text:p>19:44:10</text:p>
          </table:table-cell>
          <table:table-cell table:formula="of:=IF(OR([.B344]=&quot;&quot;;[.E344]=&quot;&quot;);&quot;&quot;;ROUND(ABS([.B344]-[.E344])*86400))" office:value-type="float" office:value="0" calcext:value-type="float">
            <text:p>0</text:p>
          </table:table-cell>
          <table:table-cell table:formula="of:=IF(OR([.C344]=&quot;&quot;;[.F344]=&quot;&quot;);&quot;&quot;;ROUND(ABS([.C344]-[.F344])*86400))" office:value-type="float" office:value="0" calcext:value-type="float">
            <text:p>0</text:p>
          </table:table-cell>
          <table:table-cell table:formula="of:=IF(OR([.D344]=&quot;&quot;;[.G344]=&quot;&quot;);&quot;&quot;;ROUND(ABS([.D344]-[.G34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time" office:time-value="PT04H41M10S" calcext:value-type="time">
            <text:p>04:41:10</text:p>
          </table:table-cell>
          <table:table-cell office:value-type="time" office:time-value="PT12H12M58S" calcext:value-type="time">
            <text:p>12:12:58</text:p>
          </table:table-cell>
          <table:table-cell office:value-type="time" office:time-value="PT19H45M03S" calcext:value-type="time">
            <text:p>19:45:03</text:p>
          </table:table-cell>
          <table:table-cell office:value-type="time" office:time-value="PT04H41M09S" calcext:value-type="time">
            <text:p>04:41:09</text:p>
          </table:table-cell>
          <table:table-cell office:value-type="time" office:time-value="PT12H12M58S" calcext:value-type="time">
            <text:p>12:12:58</text:p>
          </table:table-cell>
          <table:table-cell office:value-type="time" office:time-value="PT19H45M04S" calcext:value-type="time">
            <text:p>19:45:04</text:p>
          </table:table-cell>
          <table:table-cell table:formula="of:=IF(OR([.B345]=&quot;&quot;;[.E345]=&quot;&quot;);&quot;&quot;;ROUND(ABS([.B345]-[.E345])*86400))" office:value-type="float" office:value="1" calcext:value-type="float">
            <text:p>1</text:p>
          </table:table-cell>
          <table:table-cell table:formula="of:=IF(OR([.C345]=&quot;&quot;;[.F345]=&quot;&quot;);&quot;&quot;;ROUND(ABS([.C345]-[.F345])*86400))" office:value-type="float" office:value="0" calcext:value-type="float">
            <text:p>0</text:p>
          </table:table-cell>
          <table:table-cell table:formula="of:=IF(OR([.D345]=&quot;&quot;;[.G345]=&quot;&quot;);&quot;&quot;;ROUND(ABS([.D345]-[.G34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time" office:time-value="PT04H41M10S" calcext:value-type="time">
            <text:p>04:41:10</text:p>
          </table:table-cell>
          <table:table-cell office:value-type="time" office:time-value="PT12H13M25S" calcext:value-type="time">
            <text:p>12:13:25</text:p>
          </table:table-cell>
          <table:table-cell office:value-type="time" office:time-value="PT19H45M56S" calcext:value-type="time">
            <text:p>19:45:56</text:p>
          </table:table-cell>
          <table:table-cell office:value-type="time" office:time-value="PT04H41M09S" calcext:value-type="time">
            <text:p>04:41:09</text:p>
          </table:table-cell>
          <table:table-cell office:value-type="time" office:time-value="PT12H13M25S" calcext:value-type="time">
            <text:p>12:13:25</text:p>
          </table:table-cell>
          <table:table-cell office:value-type="time" office:time-value="PT19H45M56S" calcext:value-type="time">
            <text:p>19:45:56</text:p>
          </table:table-cell>
          <table:table-cell table:formula="of:=IF(OR([.B346]=&quot;&quot;;[.E346]=&quot;&quot;);&quot;&quot;;ROUND(ABS([.B346]-[.E346])*86400))" office:value-type="float" office:value="1" calcext:value-type="float">
            <text:p>1</text:p>
          </table:table-cell>
          <table:table-cell table:formula="of:=IF(OR([.C346]=&quot;&quot;;[.F346]=&quot;&quot;);&quot;&quot;;ROUND(ABS([.C346]-[.F346])*86400))" office:value-type="float" office:value="0" calcext:value-type="float">
            <text:p>0</text:p>
          </table:table-cell>
          <table:table-cell table:formula="of:=IF(OR([.D346]=&quot;&quot;;[.G346]=&quot;&quot;);&quot;&quot;;ROUND(ABS([.D346]-[.G34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time" office:time-value="PT04H41M12S" calcext:value-type="time">
            <text:p>04:41:12</text:p>
          </table:table-cell>
          <table:table-cell office:value-type="time" office:time-value="PT12H13M52S" calcext:value-type="time">
            <text:p>12:13:52</text:p>
          </table:table-cell>
          <table:table-cell office:value-type="time" office:time-value="PT19H46M46S" calcext:value-type="time">
            <text:p>19:46:46</text:p>
          </table:table-cell>
          <table:table-cell office:value-type="time" office:time-value="PT04H41M12S" calcext:value-type="time">
            <text:p>04:41:12</text:p>
          </table:table-cell>
          <table:table-cell office:value-type="time" office:time-value="PT12H13M52S" calcext:value-type="time">
            <text:p>12:13:52</text:p>
          </table:table-cell>
          <table:table-cell office:value-type="time" office:time-value="PT19H46M47S" calcext:value-type="time">
            <text:p>19:46:47</text:p>
          </table:table-cell>
          <table:table-cell table:formula="of:=IF(OR([.B347]=&quot;&quot;;[.E347]=&quot;&quot;);&quot;&quot;;ROUND(ABS([.B347]-[.E347])*86400))" office:value-type="float" office:value="0" calcext:value-type="float">
            <text:p>0</text:p>
          </table:table-cell>
          <table:table-cell table:formula="of:=IF(OR([.C347]=&quot;&quot;;[.F347]=&quot;&quot;);&quot;&quot;;ROUND(ABS([.C347]-[.F347])*86400))" office:value-type="float" office:value="0" calcext:value-type="float">
            <text:p>0</text:p>
          </table:table-cell>
          <table:table-cell table:formula="of:=IF(OR([.D347]=&quot;&quot;;[.G347]=&quot;&quot;);&quot;&quot;;ROUND(ABS([.D347]-[.G34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time" office:time-value="PT04H41M17S" calcext:value-type="time">
            <text:p>04:41:17</text:p>
          </table:table-cell>
          <table:table-cell office:value-type="time" office:time-value="PT12H14M19S" calcext:value-type="time">
            <text:p>12:14:19</text:p>
          </table:table-cell>
          <table:table-cell office:value-type="time" office:time-value="PT19H47M35S" calcext:value-type="time">
            <text:p>19:47:35</text:p>
          </table:table-cell>
          <table:table-cell office:value-type="time" office:time-value="PT04H41M16S" calcext:value-type="time">
            <text:p>04:41:16</text:p>
          </table:table-cell>
          <table:table-cell office:value-type="time" office:time-value="PT12H14M19S" calcext:value-type="time">
            <text:p>12:14:19</text:p>
          </table:table-cell>
          <table:table-cell office:value-type="time" office:time-value="PT19H47M36S" calcext:value-type="time">
            <text:p>19:47:36</text:p>
          </table:table-cell>
          <table:table-cell table:formula="of:=IF(OR([.B348]=&quot;&quot;;[.E348]=&quot;&quot;);&quot;&quot;;ROUND(ABS([.B348]-[.E348])*86400))" office:value-type="float" office:value="1" calcext:value-type="float">
            <text:p>1</text:p>
          </table:table-cell>
          <table:table-cell table:formula="of:=IF(OR([.C348]=&quot;&quot;;[.F348]=&quot;&quot;);&quot;&quot;;ROUND(ABS([.C348]-[.F348])*86400))" office:value-type="float" office:value="0" calcext:value-type="float">
            <text:p>0</text:p>
          </table:table-cell>
          <table:table-cell table:formula="of:=IF(OR([.D348]=&quot;&quot;;[.G348]=&quot;&quot;);&quot;&quot;;ROUND(ABS([.D348]-[.G34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time" office:time-value="PT04H41M24S" calcext:value-type="time">
            <text:p>04:41:24</text:p>
          </table:table-cell>
          <table:table-cell office:value-type="time" office:time-value="PT12H14M47S" calcext:value-type="time">
            <text:p>12:14:47</text:p>
          </table:table-cell>
          <table:table-cell office:value-type="time" office:time-value="PT19H48M23S" calcext:value-type="time">
            <text:p>19:48:23</text:p>
          </table:table-cell>
          <table:table-cell office:value-type="time" office:time-value="PT04H41M24S" calcext:value-type="time">
            <text:p>04:41:24</text:p>
          </table:table-cell>
          <table:table-cell office:value-type="time" office:time-value="PT12H14M47S" calcext:value-type="time">
            <text:p>12:14:47</text:p>
          </table:table-cell>
          <table:table-cell office:value-type="time" office:time-value="PT19H48M23S" calcext:value-type="time">
            <text:p>19:48:23</text:p>
          </table:table-cell>
          <table:table-cell table:formula="of:=IF(OR([.B349]=&quot;&quot;;[.E349]=&quot;&quot;);&quot;&quot;;ROUND(ABS([.B349]-[.E349])*86400))" office:value-type="float" office:value="0" calcext:value-type="float">
            <text:p>0</text:p>
          </table:table-cell>
          <table:table-cell table:formula="of:=IF(OR([.C349]=&quot;&quot;;[.F349]=&quot;&quot;);&quot;&quot;;ROUND(ABS([.C349]-[.F349])*86400))" office:value-type="float" office:value="0" calcext:value-type="float">
            <text:p>0</text:p>
          </table:table-cell>
          <table:table-cell table:formula="of:=IF(OR([.D349]=&quot;&quot;;[.G349]=&quot;&quot;);&quot;&quot;;ROUND(ABS([.D349]-[.G34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time" office:time-value="PT04H41M33S" calcext:value-type="time">
            <text:p>04:41:33</text:p>
          </table:table-cell>
          <table:table-cell office:value-type="time" office:time-value="PT12H15M15S" calcext:value-type="time">
            <text:p>12:15:15</text:p>
          </table:table-cell>
          <table:table-cell office:value-type="time" office:time-value="PT19H49M09S" calcext:value-type="time">
            <text:p>19:49:09</text:p>
          </table:table-cell>
          <table:table-cell office:value-type="time" office:time-value="PT04H41M33S" calcext:value-type="time">
            <text:p>04:41:33</text:p>
          </table:table-cell>
          <table:table-cell office:value-type="time" office:time-value="PT12H15M16S" calcext:value-type="time">
            <text:p>12:15:16</text:p>
          </table:table-cell>
          <table:table-cell office:value-type="time" office:time-value="PT19H49M09S" calcext:value-type="time">
            <text:p>19:49:09</text:p>
          </table:table-cell>
          <table:table-cell table:formula="of:=IF(OR([.B350]=&quot;&quot;;[.E350]=&quot;&quot;);&quot;&quot;;ROUND(ABS([.B350]-[.E350])*86400))" office:value-type="float" office:value="0" calcext:value-type="float">
            <text:p>0</text:p>
          </table:table-cell>
          <table:table-cell table:formula="of:=IF(OR([.C350]=&quot;&quot;;[.F350]=&quot;&quot;);&quot;&quot;;ROUND(ABS([.C350]-[.F350])*86400))" office:value-type="float" office:value="1" calcext:value-type="float">
            <text:p>1</text:p>
          </table:table-cell>
          <table:table-cell table:formula="of:=IF(OR([.D350]=&quot;&quot;;[.G350]=&quot;&quot;);&quot;&quot;;ROUND(ABS([.D350]-[.G350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time" office:time-value="PT04H41M45S" calcext:value-type="time">
            <text:p>04:41:45</text:p>
          </table:table-cell>
          <table:table-cell office:value-type="time" office:time-value="PT12H15M44S" calcext:value-type="time">
            <text:p>12:15:44</text:p>
          </table:table-cell>
          <table:table-cell office:value-type="time" office:time-value="PT19H49M52S" calcext:value-type="time">
            <text:p>19:49:52</text:p>
          </table:table-cell>
          <table:table-cell office:value-type="time" office:time-value="PT04H41M45S" calcext:value-type="time">
            <text:p>04:41:45</text:p>
          </table:table-cell>
          <table:table-cell office:value-type="time" office:time-value="PT12H15M44S" calcext:value-type="time">
            <text:p>12:15:44</text:p>
          </table:table-cell>
          <table:table-cell office:value-type="time" office:time-value="PT19H49M53S" calcext:value-type="time">
            <text:p>19:49:53</text:p>
          </table:table-cell>
          <table:table-cell table:formula="of:=IF(OR([.B351]=&quot;&quot;;[.E351]=&quot;&quot;);&quot;&quot;;ROUND(ABS([.B351]-[.E351])*86400))" office:value-type="float" office:value="0" calcext:value-type="float">
            <text:p>0</text:p>
          </table:table-cell>
          <table:table-cell table:formula="of:=IF(OR([.C351]=&quot;&quot;;[.F351]=&quot;&quot;);&quot;&quot;;ROUND(ABS([.C351]-[.F351])*86400))" office:value-type="float" office:value="0" calcext:value-type="float">
            <text:p>0</text:p>
          </table:table-cell>
          <table:table-cell table:formula="of:=IF(OR([.D351]=&quot;&quot;;[.G351]=&quot;&quot;);&quot;&quot;;ROUND(ABS([.D351]-[.G35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time" office:time-value="PT04H42M00S" calcext:value-type="time">
            <text:p>04:42:00</text:p>
          </table:table-cell>
          <table:table-cell office:value-type="time" office:time-value="PT12H16M13S" calcext:value-type="time">
            <text:p>12:16:13</text:p>
          </table:table-cell>
          <table:table-cell office:value-type="time" office:time-value="PT19H50M34S" calcext:value-type="time">
            <text:p>19:50:34</text:p>
          </table:table-cell>
          <table:table-cell office:value-type="time" office:time-value="PT04H42M00S" calcext:value-type="time">
            <text:p>04:42:00</text:p>
          </table:table-cell>
          <table:table-cell office:value-type="time" office:time-value="PT12H16M13S" calcext:value-type="time">
            <text:p>12:16:13</text:p>
          </table:table-cell>
          <table:table-cell office:value-type="time" office:time-value="PT19H50M35S" calcext:value-type="time">
            <text:p>19:50:35</text:p>
          </table:table-cell>
          <table:table-cell table:formula="of:=IF(OR([.B352]=&quot;&quot;;[.E352]=&quot;&quot;);&quot;&quot;;ROUND(ABS([.B352]-[.E352])*86400))" office:value-type="float" office:value="0" calcext:value-type="float">
            <text:p>0</text:p>
          </table:table-cell>
          <table:table-cell table:formula="of:=IF(OR([.C352]=&quot;&quot;;[.F352]=&quot;&quot;);&quot;&quot;;ROUND(ABS([.C352]-[.F352])*86400))" office:value-type="float" office:value="0" calcext:value-type="float">
            <text:p>0</text:p>
          </table:table-cell>
          <table:table-cell table:formula="of:=IF(OR([.D352]=&quot;&quot;;[.G352]=&quot;&quot;);&quot;&quot;;ROUND(ABS([.D352]-[.G35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time" office:time-value="PT04H42M17S" calcext:value-type="time">
            <text:p>04:42:17</text:p>
          </table:table-cell>
          <table:table-cell office:value-type="time" office:time-value="PT12H16M42S" calcext:value-type="time">
            <text:p>12:16:42</text:p>
          </table:table-cell>
          <table:table-cell office:value-type="time" office:time-value="PT19H51M15S" calcext:value-type="time">
            <text:p>19:51:15</text:p>
          </table:table-cell>
          <table:table-cell office:value-type="time" office:time-value="PT04H42M16S" calcext:value-type="time">
            <text:p>04:42:16</text:p>
          </table:table-cell>
          <table:table-cell office:value-type="time" office:time-value="PT12H16M42S" calcext:value-type="time">
            <text:p>12:16:42</text:p>
          </table:table-cell>
          <table:table-cell office:value-type="time" office:time-value="PT19H51M15S" calcext:value-type="time">
            <text:p>19:51:15</text:p>
          </table:table-cell>
          <table:table-cell table:formula="of:=IF(OR([.B353]=&quot;&quot;;[.E353]=&quot;&quot;);&quot;&quot;;ROUND(ABS([.B353]-[.E353])*86400))" office:value-type="float" office:value="1" calcext:value-type="float">
            <text:p>1</text:p>
          </table:table-cell>
          <table:table-cell table:formula="of:=IF(OR([.C353]=&quot;&quot;;[.F353]=&quot;&quot;);&quot;&quot;;ROUND(ABS([.C353]-[.F353])*86400))" office:value-type="float" office:value="0" calcext:value-type="float">
            <text:p>0</text:p>
          </table:table-cell>
          <table:table-cell table:formula="of:=IF(OR([.D353]=&quot;&quot;;[.G353]=&quot;&quot;);&quot;&quot;;ROUND(ABS([.D353]-[.G35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time" office:time-value="PT04H42M36S" calcext:value-type="time">
            <text:p>04:42:36</text:p>
          </table:table-cell>
          <table:table-cell office:value-type="time" office:time-value="PT12H17M11S" calcext:value-type="time">
            <text:p>12:17:11</text:p>
          </table:table-cell>
          <table:table-cell office:value-type="time" office:time-value="PT19H51M53S" calcext:value-type="time">
            <text:p>19:51:53</text:p>
          </table:table-cell>
          <table:table-cell office:value-type="time" office:time-value="PT04H42M36S" calcext:value-type="time">
            <text:p>04:42:36</text:p>
          </table:table-cell>
          <table:table-cell office:value-type="time" office:time-value="PT12H17M12S" calcext:value-type="time">
            <text:p>12:17:12</text:p>
          </table:table-cell>
          <table:table-cell office:value-type="time" office:time-value="PT19H51M53S" calcext:value-type="time">
            <text:p>19:51:53</text:p>
          </table:table-cell>
          <table:table-cell table:formula="of:=IF(OR([.B354]=&quot;&quot;;[.E354]=&quot;&quot;);&quot;&quot;;ROUND(ABS([.B354]-[.E354])*86400))" office:value-type="float" office:value="0" calcext:value-type="float">
            <text:p>0</text:p>
          </table:table-cell>
          <table:table-cell table:formula="of:=IF(OR([.C354]=&quot;&quot;;[.F354]=&quot;&quot;);&quot;&quot;;ROUND(ABS([.C354]-[.F354])*86400))" office:value-type="float" office:value="1" calcext:value-type="float">
            <text:p>1</text:p>
          </table:table-cell>
          <table:table-cell table:formula="of:=IF(OR([.D354]=&quot;&quot;;[.G354]=&quot;&quot;);&quot;&quot;;ROUND(ABS([.D354]-[.G35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time" office:time-value="PT04H42M57S" calcext:value-type="time">
            <text:p>04:42:57</text:p>
          </table:table-cell>
          <table:table-cell office:value-type="time" office:time-value="PT12H17M41S" calcext:value-type="time">
            <text:p>12:17:41</text:p>
          </table:table-cell>
          <table:table-cell office:value-type="time" office:time-value="PT19H52M29S" calcext:value-type="time">
            <text:p>19:52:29</text:p>
          </table:table-cell>
          <table:table-cell office:value-type="time" office:time-value="PT04H42M57S" calcext:value-type="time">
            <text:p>04:42:57</text:p>
          </table:table-cell>
          <table:table-cell office:value-type="time" office:time-value="PT12H17M41S" calcext:value-type="time">
            <text:p>12:17:41</text:p>
          </table:table-cell>
          <table:table-cell office:value-type="time" office:time-value="PT19H52M29S" calcext:value-type="time">
            <text:p>19:52:29</text:p>
          </table:table-cell>
          <table:table-cell table:formula="of:=IF(OR([.B355]=&quot;&quot;;[.E355]=&quot;&quot;);&quot;&quot;;ROUND(ABS([.B355]-[.E355])*86400))" office:value-type="float" office:value="0" calcext:value-type="float">
            <text:p>0</text:p>
          </table:table-cell>
          <table:table-cell table:formula="of:=IF(OR([.C355]=&quot;&quot;;[.F355]=&quot;&quot;);&quot;&quot;;ROUND(ABS([.C355]-[.F355])*86400))" office:value-type="float" office:value="0" calcext:value-type="float">
            <text:p>0</text:p>
          </table:table-cell>
          <table:table-cell table:formula="of:=IF(OR([.D355]=&quot;&quot;;[.G355]=&quot;&quot;);&quot;&quot;;ROUND(ABS([.D355]-[.G35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time" office:time-value="PT04H43M21S" calcext:value-type="time">
            <text:p>04:43:21</text:p>
          </table:table-cell>
          <table:table-cell office:value-type="time" office:time-value="PT12H18M11S" calcext:value-type="time">
            <text:p>12:18:11</text:p>
          </table:table-cell>
          <table:table-cell office:value-type="time" office:time-value="PT19H53M03S" calcext:value-type="time">
            <text:p>19:53:03</text:p>
          </table:table-cell>
          <table:table-cell office:value-type="time" office:time-value="PT04H43M21S" calcext:value-type="time">
            <text:p>04:43:21</text:p>
          </table:table-cell>
          <table:table-cell office:value-type="time" office:time-value="PT12H18M11S" calcext:value-type="time">
            <text:p>12:18:11</text:p>
          </table:table-cell>
          <table:table-cell office:value-type="time" office:time-value="PT19H53M04S" calcext:value-type="time">
            <text:p>19:53:04</text:p>
          </table:table-cell>
          <table:table-cell table:formula="of:=IF(OR([.B356]=&quot;&quot;;[.E356]=&quot;&quot;);&quot;&quot;;ROUND(ABS([.B356]-[.E356])*86400))" office:value-type="float" office:value="0" calcext:value-type="float">
            <text:p>0</text:p>
          </table:table-cell>
          <table:table-cell table:formula="of:=IF(OR([.C356]=&quot;&quot;;[.F356]=&quot;&quot;);&quot;&quot;;ROUND(ABS([.C356]-[.F356])*86400))" office:value-type="float" office:value="0" calcext:value-type="float">
            <text:p>0</text:p>
          </table:table-cell>
          <table:table-cell table:formula="of:=IF(OR([.D356]=&quot;&quot;;[.G356]=&quot;&quot;);&quot;&quot;;ROUND(ABS([.D356]-[.G35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time" office:time-value="PT04H43M47S" calcext:value-type="time">
            <text:p>04:43:47</text:p>
          </table:table-cell>
          <table:table-cell office:value-type="time" office:time-value="PT12H18M41S" calcext:value-type="time">
            <text:p>12:18:41</text:p>
          </table:table-cell>
          <table:table-cell office:value-type="time" office:time-value="PT19H53M36S" calcext:value-type="time">
            <text:p>19:53:36</text:p>
          </table:table-cell>
          <table:table-cell office:value-type="time" office:time-value="PT04H43M47S" calcext:value-type="time">
            <text:p>04:43:47</text:p>
          </table:table-cell>
          <table:table-cell office:value-type="time" office:time-value="PT12H18M41S" calcext:value-type="time">
            <text:p>12:18:41</text:p>
          </table:table-cell>
          <table:table-cell office:value-type="time" office:time-value="PT19H53M36S" calcext:value-type="time">
            <text:p>19:53:36</text:p>
          </table:table-cell>
          <table:table-cell table:formula="of:=IF(OR([.B357]=&quot;&quot;;[.E357]=&quot;&quot;);&quot;&quot;;ROUND(ABS([.B357]-[.E357])*86400))" office:value-type="float" office:value="0" calcext:value-type="float">
            <text:p>0</text:p>
          </table:table-cell>
          <table:table-cell table:formula="of:=IF(OR([.C357]=&quot;&quot;;[.F357]=&quot;&quot;);&quot;&quot;;ROUND(ABS([.C357]-[.F357])*86400))" office:value-type="float" office:value="0" calcext:value-type="float">
            <text:p>0</text:p>
          </table:table-cell>
          <table:table-cell table:formula="of:=IF(OR([.D357]=&quot;&quot;;[.G357]=&quot;&quot;);&quot;&quot;;ROUND(ABS([.D357]-[.G35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time" office:time-value="PT04H44M15S" calcext:value-type="time">
            <text:p>04:44:15</text:p>
          </table:table-cell>
          <table:table-cell office:value-type="time" office:time-value="PT12H19M10S" calcext:value-type="time">
            <text:p>12:19:10</text:p>
          </table:table-cell>
          <table:table-cell office:value-type="time" office:time-value="PT19H54M06S" calcext:value-type="time">
            <text:p>19:54:06</text:p>
          </table:table-cell>
          <table:table-cell office:value-type="time" office:time-value="PT04H44M15S" calcext:value-type="time">
            <text:p>04:44:15</text:p>
          </table:table-cell>
          <table:table-cell office:value-type="time" office:time-value="PT12H19M11S" calcext:value-type="time">
            <text:p>12:19:11</text:p>
          </table:table-cell>
          <table:table-cell office:value-type="time" office:time-value="PT19H54M06S" calcext:value-type="time">
            <text:p>19:54:06</text:p>
          </table:table-cell>
          <table:table-cell table:formula="of:=IF(OR([.B358]=&quot;&quot;;[.E358]=&quot;&quot;);&quot;&quot;;ROUND(ABS([.B358]-[.E358])*86400))" office:value-type="float" office:value="0" calcext:value-type="float">
            <text:p>0</text:p>
          </table:table-cell>
          <table:table-cell table:formula="of:=IF(OR([.C358]=&quot;&quot;;[.F358]=&quot;&quot;);&quot;&quot;;ROUND(ABS([.C358]-[.F358])*86400))" office:value-type="float" office:value="1" calcext:value-type="float">
            <text:p>1</text:p>
          </table:table-cell>
          <table:table-cell table:formula="of:=IF(OR([.D358]=&quot;&quot;;[.G358]=&quot;&quot;);&quot;&quot;;ROUND(ABS([.D358]-[.G35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time" office:time-value="PT04H44M46S" calcext:value-type="time">
            <text:p>04:44:46</text:p>
          </table:table-cell>
          <table:table-cell office:value-type="time" office:time-value="PT12H19M40S" calcext:value-type="time">
            <text:p>12:19:40</text:p>
          </table:table-cell>
          <table:table-cell office:value-type="time" office:time-value="PT19H54M34S" calcext:value-type="time">
            <text:p>19:54:34</text:p>
          </table:table-cell>
          <table:table-cell office:value-type="time" office:time-value="PT04H44M46S" calcext:value-type="time">
            <text:p>04:44:46</text:p>
          </table:table-cell>
          <table:table-cell office:value-type="time" office:time-value="PT12H19M41S" calcext:value-type="time">
            <text:p>12:19:41</text:p>
          </table:table-cell>
          <table:table-cell office:value-type="time" office:time-value="PT19H54M34S" calcext:value-type="time">
            <text:p>19:54:34</text:p>
          </table:table-cell>
          <table:table-cell table:formula="of:=IF(OR([.B359]=&quot;&quot;;[.E359]=&quot;&quot;);&quot;&quot;;ROUND(ABS([.B359]-[.E359])*86400))" office:value-type="float" office:value="0" calcext:value-type="float">
            <text:p>0</text:p>
          </table:table-cell>
          <table:table-cell table:formula="of:=IF(OR([.C359]=&quot;&quot;;[.F359]=&quot;&quot;);&quot;&quot;;ROUND(ABS([.C359]-[.F359])*86400))" office:value-type="float" office:value="1" calcext:value-type="float">
            <text:p>1</text:p>
          </table:table-cell>
          <table:table-cell table:formula="of:=IF(OR([.D359]=&quot;&quot;;[.G359]=&quot;&quot;);&quot;&quot;;ROUND(ABS([.D359]-[.G35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time" office:time-value="PT04H45M19S" calcext:value-type="time">
            <text:p>04:45:19</text:p>
          </table:table-cell>
          <table:table-cell office:value-type="time" office:time-value="PT12H20M10S" calcext:value-type="time">
            <text:p>12:20:10</text:p>
          </table:table-cell>
          <table:table-cell office:value-type="time" office:time-value="PT19H54M59S" calcext:value-type="time">
            <text:p>19:54:59</text:p>
          </table:table-cell>
          <table:table-cell office:value-type="time" office:time-value="PT04H45M18S" calcext:value-type="time">
            <text:p>04:45:18</text:p>
          </table:table-cell>
          <table:table-cell office:value-type="time" office:time-value="PT12H20M10S" calcext:value-type="time">
            <text:p>12:20:10</text:p>
          </table:table-cell>
          <table:table-cell office:value-type="time" office:time-value="PT19H55M00S" calcext:value-type="time">
            <text:p>19:55:00</text:p>
          </table:table-cell>
          <table:table-cell table:formula="of:=IF(OR([.B360]=&quot;&quot;;[.E360]=&quot;&quot;);&quot;&quot;;ROUND(ABS([.B360]-[.E360])*86400))" office:value-type="float" office:value="1" calcext:value-type="float">
            <text:p>1</text:p>
          </table:table-cell>
          <table:table-cell table:formula="of:=IF(OR([.C360]=&quot;&quot;;[.F360]=&quot;&quot;);&quot;&quot;;ROUND(ABS([.C360]-[.F360])*86400))" office:value-type="float" office:value="0" calcext:value-type="float">
            <text:p>0</text:p>
          </table:table-cell>
          <table:table-cell table:formula="of:=IF(OR([.D360]=&quot;&quot;;[.G360]=&quot;&quot;);&quot;&quot;;ROUND(ABS([.D360]-[.G36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time" office:time-value="PT04H45M54S" calcext:value-type="time">
            <text:p>04:45:54</text:p>
          </table:table-cell>
          <table:table-cell office:value-type="time" office:time-value="PT12H20M40S" calcext:value-type="time">
            <text:p>12:20:40</text:p>
          </table:table-cell>
          <table:table-cell office:value-type="time" office:time-value="PT19H55M23S" calcext:value-type="time">
            <text:p>19:55:23</text:p>
          </table:table-cell>
          <table:table-cell office:value-type="time" office:time-value="PT04H45M53S" calcext:value-type="time">
            <text:p>04:45:53</text:p>
          </table:table-cell>
          <table:table-cell office:value-type="time" office:time-value="PT12H20M40S" calcext:value-type="time">
            <text:p>12:20:40</text:p>
          </table:table-cell>
          <table:table-cell office:value-type="time" office:time-value="PT19H55M23S" calcext:value-type="time">
            <text:p>19:55:23</text:p>
          </table:table-cell>
          <table:table-cell table:formula="of:=IF(OR([.B361]=&quot;&quot;;[.E361]=&quot;&quot;);&quot;&quot;;ROUND(ABS([.B361]-[.E361])*86400))" office:value-type="float" office:value="1" calcext:value-type="float">
            <text:p>1</text:p>
          </table:table-cell>
          <table:table-cell table:formula="of:=IF(OR([.C361]=&quot;&quot;;[.F361]=&quot;&quot;);&quot;&quot;;ROUND(ABS([.C361]-[.F361])*86400))" office:value-type="float" office:value="0" calcext:value-type="float">
            <text:p>0</text:p>
          </table:table-cell>
          <table:table-cell table:formula="of:=IF(OR([.D361]=&quot;&quot;;[.G361]=&quot;&quot;);&quot;&quot;;ROUND(ABS([.D361]-[.G36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time" office:time-value="PT04H46M30S" calcext:value-type="time">
            <text:p>04:46:30</text:p>
          </table:table-cell>
          <table:table-cell office:value-type="time" office:time-value="PT12H21M10S" calcext:value-type="time">
            <text:p>12:21:10</text:p>
          </table:table-cell>
          <table:table-cell office:value-type="time" office:time-value="PT19H55M44S" calcext:value-type="time">
            <text:p>19:55:44</text:p>
          </table:table-cell>
          <table:table-cell office:value-type="time" office:time-value="PT04H46M30S" calcext:value-type="time">
            <text:p>04:46:30</text:p>
          </table:table-cell>
          <table:table-cell office:value-type="time" office:time-value="PT12H21M10S" calcext:value-type="time">
            <text:p>12:21:10</text:p>
          </table:table-cell>
          <table:table-cell office:value-type="time" office:time-value="PT19H55M44S" calcext:value-type="time">
            <text:p>19:55:44</text:p>
          </table:table-cell>
          <table:table-cell table:formula="of:=IF(OR([.B362]=&quot;&quot;;[.E362]=&quot;&quot;);&quot;&quot;;ROUND(ABS([.B362]-[.E362])*86400))" office:value-type="float" office:value="0" calcext:value-type="float">
            <text:p>0</text:p>
          </table:table-cell>
          <table:table-cell table:formula="of:=IF(OR([.C362]=&quot;&quot;;[.F362]=&quot;&quot;);&quot;&quot;;ROUND(ABS([.C362]-[.F362])*86400))" office:value-type="float" office:value="0" calcext:value-type="float">
            <text:p>0</text:p>
          </table:table-cell>
          <table:table-cell table:formula="of:=IF(OR([.D362]=&quot;&quot;;[.G362]=&quot;&quot;);&quot;&quot;;ROUND(ABS([.D362]-[.G36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time" office:time-value="PT04H47M09S" calcext:value-type="time">
            <text:p>04:47:09</text:p>
          </table:table-cell>
          <table:table-cell office:value-type="time" office:time-value="PT12H21M40S" calcext:value-type="time">
            <text:p>12:21:40</text:p>
          </table:table-cell>
          <table:table-cell office:value-type="time" office:time-value="PT19H56M03S" calcext:value-type="time">
            <text:p>19:56:03</text:p>
          </table:table-cell>
          <table:table-cell office:value-type="time" office:time-value="PT04H47M09S" calcext:value-type="time">
            <text:p>04:47:09</text:p>
          </table:table-cell>
          <table:table-cell office:value-type="time" office:time-value="PT12H21M40S" calcext:value-type="time">
            <text:p>12:21:40</text:p>
          </table:table-cell>
          <table:table-cell office:value-type="time" office:time-value="PT19H56M03S" calcext:value-type="time">
            <text:p>19:56:03</text:p>
          </table:table-cell>
          <table:table-cell table:formula="of:=IF(OR([.B363]=&quot;&quot;;[.E363]=&quot;&quot;);&quot;&quot;;ROUND(ABS([.B363]-[.E363])*86400))" office:value-type="float" office:value="0" calcext:value-type="float">
            <text:p>0</text:p>
          </table:table-cell>
          <table:table-cell table:formula="of:=IF(OR([.C363]=&quot;&quot;;[.F363]=&quot;&quot;);&quot;&quot;;ROUND(ABS([.C363]-[.F363])*86400))" office:value-type="float" office:value="0" calcext:value-type="float">
            <text:p>0</text:p>
          </table:table-cell>
          <table:table-cell table:formula="of:=IF(OR([.D363]=&quot;&quot;;[.G363]=&quot;&quot;);&quot;&quot;;ROUND(ABS([.D363]-[.G36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time" office:time-value="PT04H47M50S" calcext:value-type="time">
            <text:p>04:47:50</text:p>
          </table:table-cell>
          <table:table-cell office:value-type="time" office:time-value="PT12H22M09S" calcext:value-type="time">
            <text:p>12:22:09</text:p>
          </table:table-cell>
          <table:table-cell office:value-type="time" office:time-value="PT19H56M20S" calcext:value-type="time">
            <text:p>19:56:20</text:p>
          </table:table-cell>
          <table:table-cell office:value-type="time" office:time-value="PT04H47M50S" calcext:value-type="time">
            <text:p>04:47:50</text:p>
          </table:table-cell>
          <table:table-cell office:value-type="time" office:time-value="PT12H22M09S" calcext:value-type="time">
            <text:p>12:22:09</text:p>
          </table:table-cell>
          <table:table-cell office:value-type="time" office:time-value="PT19H56M20S" calcext:value-type="time">
            <text:p>19:56:20</text:p>
          </table:table-cell>
          <table:table-cell table:formula="of:=IF(OR([.B364]=&quot;&quot;;[.E364]=&quot;&quot;);&quot;&quot;;ROUND(ABS([.B364]-[.E364])*86400))" office:value-type="float" office:value="0" calcext:value-type="float">
            <text:p>0</text:p>
          </table:table-cell>
          <table:table-cell table:formula="of:=IF(OR([.C364]=&quot;&quot;;[.F364]=&quot;&quot;);&quot;&quot;;ROUND(ABS([.C364]-[.F364])*86400))" office:value-type="float" office:value="0" calcext:value-type="float">
            <text:p>0</text:p>
          </table:table-cell>
          <table:table-cell table:formula="of:=IF(OR([.D364]=&quot;&quot;;[.G364]=&quot;&quot;);&quot;&quot;;ROUND(ABS([.D364]-[.G36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time" office:time-value="PT04H48M33S" calcext:value-type="time">
            <text:p>04:48:33</text:p>
          </table:table-cell>
          <table:table-cell office:value-type="time" office:time-value="PT12H22M39S" calcext:value-type="time">
            <text:p>12:22:39</text:p>
          </table:table-cell>
          <table:table-cell office:value-type="time" office:time-value="PT19H56M35S" calcext:value-type="time">
            <text:p>19:56:35</text:p>
          </table:table-cell>
          <table:table-cell office:value-type="time" office:time-value="PT04H48M33S" calcext:value-type="time">
            <text:p>04:48:33</text:p>
          </table:table-cell>
          <table:table-cell office:value-type="time" office:time-value="PT12H22M39S" calcext:value-type="time">
            <text:p>12:22:39</text:p>
          </table:table-cell>
          <table:table-cell office:value-type="time" office:time-value="PT19H56M35S" calcext:value-type="time">
            <text:p>19:56:35</text:p>
          </table:table-cell>
          <table:table-cell table:formula="of:=IF(OR([.B365]=&quot;&quot;;[.E365]=&quot;&quot;);&quot;&quot;;ROUND(ABS([.B365]-[.E365])*86400))" office:value-type="float" office:value="0" calcext:value-type="float">
            <text:p>0</text:p>
          </table:table-cell>
          <table:table-cell table:formula="of:=IF(OR([.C365]=&quot;&quot;;[.F365]=&quot;&quot;);&quot;&quot;;ROUND(ABS([.C365]-[.F365])*86400))" office:value-type="float" office:value="0" calcext:value-type="float">
            <text:p>0</text:p>
          </table:table-cell>
          <table:table-cell table:formula="of:=IF(OR([.D365]=&quot;&quot;;[.G365]=&quot;&quot;);&quot;&quot;;ROUND(ABS([.D365]-[.G36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time" office:time-value="PT04H49M18S" calcext:value-type="time">
            <text:p>04:49:18</text:p>
          </table:table-cell>
          <table:table-cell office:value-type="time" office:time-value="PT12H23M08S" calcext:value-type="time">
            <text:p>12:23:08</text:p>
          </table:table-cell>
          <table:table-cell office:value-type="time" office:time-value="PT19H56M47S" calcext:value-type="time">
            <text:p>19:56:47</text:p>
          </table:table-cell>
          <table:table-cell office:value-type="time" office:time-value="PT04H49M18S" calcext:value-type="time">
            <text:p>04:49:18</text:p>
          </table:table-cell>
          <table:table-cell office:value-type="time" office:time-value="PT12H23M08S" calcext:value-type="time">
            <text:p>12:23:08</text:p>
          </table:table-cell>
          <table:table-cell office:value-type="time" office:time-value="PT19H56M47S" calcext:value-type="time">
            <text:p>19:56:47</text:p>
          </table:table-cell>
          <table:table-cell table:formula="of:=IF(OR([.B366]=&quot;&quot;;[.E366]=&quot;&quot;);&quot;&quot;;ROUND(ABS([.B366]-[.E366])*86400))" office:value-type="float" office:value="0" calcext:value-type="float">
            <text:p>0</text:p>
          </table:table-cell>
          <table:table-cell table:formula="of:=IF(OR([.C366]=&quot;&quot;;[.F366]=&quot;&quot;);&quot;&quot;;ROUND(ABS([.C366]-[.F366])*86400))" office:value-type="float" office:value="0" calcext:value-type="float">
            <text:p>0</text:p>
          </table:table-cell>
          <table:table-cell table:formula="of:=IF(OR([.D366]=&quot;&quot;;[.G366]=&quot;&quot;);&quot;&quot;;ROUND(ABS([.D366]-[.G36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time" office:time-value="PT04H50M05S" calcext:value-type="time">
            <text:p>04:50:05</text:p>
          </table:table-cell>
          <table:table-cell office:value-type="time" office:time-value="PT12H23M37S" calcext:value-type="time">
            <text:p>12:23:37</text:p>
          </table:table-cell>
          <table:table-cell office:value-type="time" office:time-value="PT19H56M56S" calcext:value-type="time">
            <text:p>19:56:56</text:p>
          </table:table-cell>
          <table:table-cell office:value-type="time" office:time-value="PT04H50M05S" calcext:value-type="time">
            <text:p>04:50:05</text:p>
          </table:table-cell>
          <table:table-cell office:value-type="time" office:time-value="PT12H23M37S" calcext:value-type="time">
            <text:p>12:23:37</text:p>
          </table:table-cell>
          <table:table-cell office:value-type="time" office:time-value="PT19H56M56S" calcext:value-type="time">
            <text:p>19:56:56</text:p>
          </table:table-cell>
          <table:table-cell table:formula="of:=IF(OR([.B367]=&quot;&quot;;[.E367]=&quot;&quot;);&quot;&quot;;ROUND(ABS([.B367]-[.E367])*86400))" office:value-type="float" office:value="0" calcext:value-type="float">
            <text:p>0</text:p>
          </table:table-cell>
          <table:table-cell table:formula="of:=IF(OR([.C367]=&quot;&quot;;[.F367]=&quot;&quot;);&quot;&quot;;ROUND(ABS([.C367]-[.F367])*86400))" office:value-type="float" office:value="0" calcext:value-type="float">
            <text:p>0</text:p>
          </table:table-cell>
          <table:table-cell table:formula="of:=IF(OR([.D367]=&quot;&quot;;[.G367]=&quot;&quot;);&quot;&quot;;ROUND(ABS([.D367]-[.G367])*86400)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04:59.415291509</meta:creation-date>
    <dc:date>2022-11-04T19:24:25.889475458</dc:date>
    <meta:editing-duration>PT6H24M6S</meta:editing-duration>
    <meta:editing-cycles>11</meta:editing-cycles>
    <meta:generator>LibreOffice/7.4.1.2$Linux_X86_64 LibreOffice_project/40$Build-2</meta:generator>
    <meta:document-statistic meta:table-count="4" meta:cell-count="14192" meta:object-count="0"/>
  </office:meta>
</office:document-meta>
</file>